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name="Tabela" table:style-name="ta1">
        <table:table-row table:style-name="ro1">
          <table:table-cell table:style-name="ce1" office:value-type="string">
            <text:p>Tabela 6579 - População residente estimada</text:p>
          </table:table-cell>
        </table:table-row>
        <table:table-row table:style-name="ro1">
          <table:table-cell table:style-name="ce1" office:value-type="string">
            <text:p>Variável - População residente estimada (Pessoas)</text:p>
          </table:table-cell>
        </table:table-row>
        <table:table-row table:style-name="ro1">
          <table:table-cell table:style-name="ce1" office:value-type="string">
            <text:p>Cód.</text:p>
          </table:table-cell>
          <table:table-cell table:style-name="ce1" office:value-type="string">
            <text:p>Brasil e Município</text:p>
          </table:table-cell>
          <table:table-cell table:style-name="ce1" office:value-type="string">
            <text:p>Ano</text:p>
          </table:table-cell>
        </table:table-row>
        <table:table-row table:style-name="ro1">
          <table:table-cell table:style-name="ce1" office:value-type="string">
            <text:p/>
          </table:table-cell>
          <table:table-cell table:style-name="ce1" office:value-type="string">
            <text:p/>
          </table:table-cell>
          <table:table-cell table:style-name="ce1" office:value-type="float" office:value="2020"/>
        </table:table-row>
        <table:table-row table:style-name="ro1">
          <table:table-cell table:style-name="ce1" office:value-type="float" office:value="1"/>
          <table:table-cell table:style-name="ce1" office:value-type="string">
            <text:p>Brasil</text:p>
          </table:table-cell>
          <table:table-cell table:style-name="ce1" office:value-type="float" office:value="211755692"/>
        </table:table-row>
        <table:table-row table:style-name="ro1">
          <table:table-cell table:style-name="ce1" office:value-type="float" office:value="1100015"/>
          <table:table-cell table:style-name="ce1" office:value-type="string">
            <text:p>Alta Floresta D'Oeste (RO)</text:p>
          </table:table-cell>
          <table:table-cell table:style-name="ce1" office:value-type="float" office:value="22728"/>
        </table:table-row>
        <table:table-row table:style-name="ro1">
          <table:table-cell table:style-name="ce1" office:value-type="float" office:value="1100023"/>
          <table:table-cell table:style-name="ce1" office:value-type="string">
            <text:p>Ariquemes (RO)</text:p>
          </table:table-cell>
          <table:table-cell table:style-name="ce1" office:value-type="float" office:value="109523"/>
        </table:table-row>
        <table:table-row table:style-name="ro1">
          <table:table-cell table:style-name="ce1" office:value-type="float" office:value="1100031"/>
          <table:table-cell table:style-name="ce1" office:value-type="string">
            <text:p>Cabixi (RO)</text:p>
          </table:table-cell>
          <table:table-cell table:style-name="ce1" office:value-type="float" office:value="5188"/>
        </table:table-row>
        <table:table-row table:style-name="ro1">
          <table:table-cell table:style-name="ce1" office:value-type="float" office:value="1100049"/>
          <table:table-cell table:style-name="ce1" office:value-type="string">
            <text:p>Cacoal (RO)</text:p>
          </table:table-cell>
          <table:table-cell table:style-name="ce1" office:value-type="float" office:value="85893"/>
        </table:table-row>
        <table:table-row table:style-name="ro1">
          <table:table-cell table:style-name="ce1" office:value-type="float" office:value="1100056"/>
          <table:table-cell table:style-name="ce1" office:value-type="string">
            <text:p>Cerejeiras (RO)</text:p>
          </table:table-cell>
          <table:table-cell table:style-name="ce1" office:value-type="float" office:value="16204"/>
        </table:table-row>
        <table:table-row table:style-name="ro1">
          <table:table-cell table:style-name="ce1" office:value-type="float" office:value="1100064"/>
          <table:table-cell table:style-name="ce1" office:value-type="string">
            <text:p>Colorado do Oeste (RO)</text:p>
          </table:table-cell>
          <table:table-cell table:style-name="ce1" office:value-type="float" office:value="15544"/>
        </table:table-row>
        <table:table-row table:style-name="ro1">
          <table:table-cell table:style-name="ce1" office:value-type="float" office:value="1100072"/>
          <table:table-cell table:style-name="ce1" office:value-type="string">
            <text:p>Corumbiara (RO)</text:p>
          </table:table-cell>
          <table:table-cell table:style-name="ce1" office:value-type="float" office:value="7220"/>
        </table:table-row>
        <table:table-row table:style-name="ro1">
          <table:table-cell table:style-name="ce1" office:value-type="float" office:value="1100080"/>
          <table:table-cell table:style-name="ce1" office:value-type="string">
            <text:p>Costa Marques (RO)</text:p>
          </table:table-cell>
          <table:table-cell table:style-name="ce1" office:value-type="float" office:value="18798"/>
        </table:table-row>
        <table:table-row table:style-name="ro1">
          <table:table-cell table:style-name="ce1" office:value-type="float" office:value="1100098"/>
          <table:table-cell table:style-name="ce1" office:value-type="string">
            <text:p>Espigão D'Oeste (RO)</text:p>
          </table:table-cell>
          <table:table-cell table:style-name="ce1" office:value-type="float" office:value="32695"/>
        </table:table-row>
        <table:table-row table:style-name="ro1">
          <table:table-cell table:style-name="ce1" office:value-type="float" office:value="1100106"/>
          <table:table-cell table:style-name="ce1" office:value-type="string">
            <text:p>Guajará-Mirim (RO)</text:p>
          </table:table-cell>
          <table:table-cell table:style-name="ce1" office:value-type="float" office:value="46556"/>
        </table:table-row>
        <table:table-row table:style-name="ro1">
          <table:table-cell table:style-name="ce1" office:value-type="float" office:value="1100114"/>
          <table:table-cell table:style-name="ce1" office:value-type="string">
            <text:p>Jaru (RO)</text:p>
          </table:table-cell>
          <table:table-cell table:style-name="ce1" office:value-type="float" office:value="51620"/>
        </table:table-row>
        <table:table-row table:style-name="ro1">
          <table:table-cell table:style-name="ce1" office:value-type="float" office:value="1100122"/>
          <table:table-cell table:style-name="ce1" office:value-type="string">
            <text:p>Ji-Paraná (RO)</text:p>
          </table:table-cell>
          <table:table-cell table:style-name="ce1" office:value-type="float" office:value="130009"/>
        </table:table-row>
        <table:table-row table:style-name="ro1">
          <table:table-cell table:style-name="ce1" office:value-type="float" office:value="1100130"/>
          <table:table-cell table:style-name="ce1" office:value-type="string">
            <text:p>Machadinho D'Oeste (RO)</text:p>
          </table:table-cell>
          <table:table-cell table:style-name="ce1" office:value-type="float" office:value="40867"/>
        </table:table-row>
        <table:table-row table:style-name="ro1">
          <table:table-cell table:style-name="ce1" office:value-type="float" office:value="1100148"/>
          <table:table-cell table:style-name="ce1" office:value-type="string">
            <text:p>Nova Brasilândia D'Oeste (RO)</text:p>
          </table:table-cell>
          <table:table-cell table:style-name="ce1" office:value-type="float" office:value="20489"/>
        </table:table-row>
        <table:table-row table:style-name="ro1">
          <table:table-cell table:style-name="ce1" office:value-type="float" office:value="1100155"/>
          <table:table-cell table:style-name="ce1" office:value-type="string">
            <text:p>Ouro Preto do Oeste (RO)</text:p>
          </table:table-cell>
          <table:table-cell table:style-name="ce1" office:value-type="float" office:value="35737"/>
        </table:table-row>
        <table:table-row table:style-name="ro1">
          <table:table-cell table:style-name="ce1" office:value-type="float" office:value="1100189"/>
          <table:table-cell table:style-name="ce1" office:value-type="string">
            <text:p>Pimenta Bueno (RO)</text:p>
          </table:table-cell>
          <table:table-cell table:style-name="ce1" office:value-type="float" office:value="36881"/>
        </table:table-row>
        <table:table-row table:style-name="ro1">
          <table:table-cell table:style-name="ce1" office:value-type="float" office:value="1100205"/>
          <table:table-cell table:style-name="ce1" office:value-type="string">
            <text:p>Porto Velho (RO)</text:p>
          </table:table-cell>
          <table:table-cell table:style-name="ce1" office:value-type="float" office:value="539354"/>
        </table:table-row>
        <table:table-row table:style-name="ro1">
          <table:table-cell table:style-name="ce1" office:value-type="float" office:value="1100254"/>
          <table:table-cell table:style-name="ce1" office:value-type="string">
            <text:p>Presidente Médici (RO)</text:p>
          </table:table-cell>
          <table:table-cell table:style-name="ce1" office:value-type="float" office:value="18571"/>
        </table:table-row>
        <table:table-row table:style-name="ro1">
          <table:table-cell table:style-name="ce1" office:value-type="float" office:value="1100262"/>
          <table:table-cell table:style-name="ce1" office:value-type="string">
            <text:p>Rio Crespo (RO)</text:p>
          </table:table-cell>
          <table:table-cell table:style-name="ce1" office:value-type="float" office:value="3804"/>
        </table:table-row>
        <table:table-row table:style-name="ro1">
          <table:table-cell table:style-name="ce1" office:value-type="float" office:value="1100288"/>
          <table:table-cell table:style-name="ce1" office:value-type="string">
            <text:p>Rolim de Moura (RO)</text:p>
          </table:table-cell>
          <table:table-cell table:style-name="ce1" office:value-type="float" office:value="55407"/>
        </table:table-row>
        <table:table-row table:style-name="ro1">
          <table:table-cell table:style-name="ce1" office:value-type="float" office:value="1100296"/>
          <table:table-cell table:style-name="ce1" office:value-type="string">
            <text:p>Santa Luzia D'Oeste (RO)</text:p>
          </table:table-cell>
          <table:table-cell table:style-name="ce1" office:value-type="float" office:value="6216"/>
        </table:table-row>
        <table:table-row table:style-name="ro1">
          <table:table-cell table:style-name="ce1" office:value-type="float" office:value="1100304"/>
          <table:table-cell table:style-name="ce1" office:value-type="string">
            <text:p>Vilhena (RO)</text:p>
          </table:table-cell>
          <table:table-cell table:style-name="ce1" office:value-type="float" office:value="102211"/>
        </table:table-row>
        <table:table-row table:style-name="ro1">
          <table:table-cell table:style-name="ce1" office:value-type="float" office:value="1100320"/>
          <table:table-cell table:style-name="ce1" office:value-type="string">
            <text:p>São Miguel do Guaporé (RO)</text:p>
          </table:table-cell>
          <table:table-cell table:style-name="ce1" office:value-type="float" office:value="23077"/>
        </table:table-row>
        <table:table-row table:style-name="ro1">
          <table:table-cell table:style-name="ce1" office:value-type="float" office:value="1100338"/>
          <table:table-cell table:style-name="ce1" office:value-type="string">
            <text:p>Nova Mamoré (RO)</text:p>
          </table:table-cell>
          <table:table-cell table:style-name="ce1" office:value-type="float" office:value="31392"/>
        </table:table-row>
        <table:table-row table:style-name="ro1">
          <table:table-cell table:style-name="ce1" office:value-type="float" office:value="1100346"/>
          <table:table-cell table:style-name="ce1" office:value-type="string">
            <text:p>Alvorada D'Oeste (RO)</text:p>
          </table:table-cell>
          <table:table-cell table:style-name="ce1" office:value-type="float" office:value="14106"/>
        </table:table-row>
        <table:table-row table:style-name="ro1">
          <table:table-cell table:style-name="ce1" office:value-type="float" office:value="1100379"/>
          <table:table-cell table:style-name="ce1" office:value-type="string">
            <text:p>Alto Alegre dos Parecis (RO)</text:p>
          </table:table-cell>
          <table:table-cell table:style-name="ce1" office:value-type="float" office:value="13255"/>
        </table:table-row>
        <table:table-row table:style-name="ro1">
          <table:table-cell table:style-name="ce1" office:value-type="float" office:value="1100403"/>
          <table:table-cell table:style-name="ce1" office:value-type="string">
            <text:p>Alto Paraíso (RO)</text:p>
          </table:table-cell>
          <table:table-cell table:style-name="ce1" office:value-type="float" office:value="21847"/>
        </table:table-row>
        <table:table-row table:style-name="ro1">
          <table:table-cell table:style-name="ce1" office:value-type="float" office:value="1100452"/>
          <table:table-cell table:style-name="ce1" office:value-type="string">
            <text:p>Buritis (RO)</text:p>
          </table:table-cell>
          <table:table-cell table:style-name="ce1" office:value-type="float" office:value="40356"/>
        </table:table-row>
        <table:table-row table:style-name="ro1">
          <table:table-cell table:style-name="ce1" office:value-type="float" office:value="1100502"/>
          <table:table-cell table:style-name="ce1" office:value-type="string">
            <text:p>Novo Horizonte do Oeste (RO)</text:p>
          </table:table-cell>
          <table:table-cell table:style-name="ce1" office:value-type="float" office:value="8329"/>
        </table:table-row>
        <table:table-row table:style-name="ro1">
          <table:table-cell table:style-name="ce1" office:value-type="float" office:value="1100601"/>
          <table:table-cell table:style-name="ce1" office:value-type="string">
            <text:p>Cacaulândia (RO)</text:p>
          </table:table-cell>
          <table:table-cell table:style-name="ce1" office:value-type="float" office:value="6269"/>
        </table:table-row>
        <table:table-row table:style-name="ro1">
          <table:table-cell table:style-name="ce1" office:value-type="float" office:value="1100700"/>
          <table:table-cell table:style-name="ce1" office:value-type="string">
            <text:p>Campo Novo de Rondônia (RO)</text:p>
          </table:table-cell>
          <table:table-cell table:style-name="ce1" office:value-type="float" office:value="14266"/>
        </table:table-row>
        <table:table-row table:style-name="ro1">
          <table:table-cell table:style-name="ce1" office:value-type="float" office:value="1100809"/>
          <table:table-cell table:style-name="ce1" office:value-type="string">
            <text:p>Candeias do Jamari (RO)</text:p>
          </table:table-cell>
          <table:table-cell table:style-name="ce1" office:value-type="float" office:value="27388"/>
        </table:table-row>
        <table:table-row table:style-name="ro1">
          <table:table-cell table:style-name="ce1" office:value-type="float" office:value="1100908"/>
          <table:table-cell table:style-name="ce1" office:value-type="string">
            <text:p>Castanheiras (RO)</text:p>
          </table:table-cell>
          <table:table-cell table:style-name="ce1" office:value-type="float" office:value="2987"/>
        </table:table-row>
        <table:table-row table:style-name="ro1">
          <table:table-cell table:style-name="ce1" office:value-type="float" office:value="1100924"/>
          <table:table-cell table:style-name="ce1" office:value-type="string">
            <text:p>Chupinguaia (RO)</text:p>
          </table:table-cell>
          <table:table-cell table:style-name="ce1" office:value-type="float" office:value="11472"/>
        </table:table-row>
        <table:table-row table:style-name="ro1">
          <table:table-cell table:style-name="ce1" office:value-type="float" office:value="1100940"/>
          <table:table-cell table:style-name="ce1" office:value-type="string">
            <text:p>Cujubim (RO)</text:p>
          </table:table-cell>
          <table:table-cell table:style-name="ce1" office:value-type="float" office:value="26183"/>
        </table:table-row>
        <table:table-row table:style-name="ro1">
          <table:table-cell table:style-name="ce1" office:value-type="float" office:value="1101005"/>
          <table:table-cell table:style-name="ce1" office:value-type="string">
            <text:p>Governador Jorge Teixeira (RO)</text:p>
          </table:table-cell>
          <table:table-cell table:style-name="ce1" office:value-type="float" office:value="7445"/>
        </table:table-row>
        <table:table-row table:style-name="ro1">
          <table:table-cell table:style-name="ce1" office:value-type="float" office:value="1101104"/>
          <table:table-cell table:style-name="ce1" office:value-type="string">
            <text:p>Itapuã do Oeste (RO)</text:p>
          </table:table-cell>
          <table:table-cell table:style-name="ce1" office:value-type="float" office:value="10641"/>
        </table:table-row>
        <table:table-row table:style-name="ro1">
          <table:table-cell table:style-name="ce1" office:value-type="float" office:value="1101203"/>
          <table:table-cell table:style-name="ce1" office:value-type="string">
            <text:p>Ministro Andreazza (RO)</text:p>
          </table:table-cell>
          <table:table-cell table:style-name="ce1" office:value-type="float" office:value="9559"/>
        </table:table-row>
        <table:table-row table:style-name="ro1">
          <table:table-cell table:style-name="ce1" office:value-type="float" office:value="1101302"/>
          <table:table-cell table:style-name="ce1" office:value-type="string">
            <text:p>Mirante da Serra (RO)</text:p>
          </table:table-cell>
          <table:table-cell table:style-name="ce1" office:value-type="float" office:value="10818"/>
        </table:table-row>
        <table:table-row table:style-name="ro1">
          <table:table-cell table:style-name="ce1" office:value-type="float" office:value="1101401"/>
          <table:table-cell table:style-name="ce1" office:value-type="string">
            <text:p>Monte Negro (RO)</text:p>
          </table:table-cell>
          <table:table-cell table:style-name="ce1" office:value-type="float" office:value="16007"/>
        </table:table-row>
        <table:table-row table:style-name="ro1">
          <table:table-cell table:style-name="ce1" office:value-type="float" office:value="1101435"/>
          <table:table-cell table:style-name="ce1" office:value-type="string">
            <text:p>Nova União (RO)</text:p>
          </table:table-cell>
          <table:table-cell table:style-name="ce1" office:value-type="float" office:value="6895"/>
        </table:table-row>
        <table:table-row table:style-name="ro1">
          <table:table-cell table:style-name="ce1" office:value-type="float" office:value="1101450"/>
          <table:table-cell table:style-name="ce1" office:value-type="string">
            <text:p>Parecis (RO)</text:p>
          </table:table-cell>
          <table:table-cell table:style-name="ce1" office:value-type="float" office:value="6198"/>
        </table:table-row>
        <table:table-row table:style-name="ro1">
          <table:table-cell table:style-name="ce1" office:value-type="float" office:value="1101468"/>
          <table:table-cell table:style-name="ce1" office:value-type="string">
            <text:p>Pimenteiras do Oeste (RO)</text:p>
          </table:table-cell>
          <table:table-cell table:style-name="ce1" office:value-type="float" office:value="2148"/>
        </table:table-row>
        <table:table-row table:style-name="ro1">
          <table:table-cell table:style-name="ce1" office:value-type="float" office:value="1101476"/>
          <table:table-cell table:style-name="ce1" office:value-type="string">
            <text:p>Primavera de Rondônia (RO)</text:p>
          </table:table-cell>
          <table:table-cell table:style-name="ce1" office:value-type="float" office:value="2776"/>
        </table:table-row>
        <table:table-row table:style-name="ro1">
          <table:table-cell table:style-name="ce1" office:value-type="float" office:value="1101484"/>
          <table:table-cell table:style-name="ce1" office:value-type="string">
            <text:p>São Felipe D'Oeste (RO)</text:p>
          </table:table-cell>
          <table:table-cell table:style-name="ce1" office:value-type="float" office:value="5066"/>
        </table:table-row>
        <table:table-row table:style-name="ro1">
          <table:table-cell table:style-name="ce1" office:value-type="float" office:value="1101492"/>
          <table:table-cell table:style-name="ce1" office:value-type="string">
            <text:p>São Francisco do Guaporé (RO)</text:p>
          </table:table-cell>
          <table:table-cell table:style-name="ce1" office:value-type="float" office:value="20681"/>
        </table:table-row>
        <table:table-row table:style-name="ro1">
          <table:table-cell table:style-name="ce1" office:value-type="float" office:value="1101500"/>
          <table:table-cell table:style-name="ce1" office:value-type="string">
            <text:p>Seringueiras (RO)</text:p>
          </table:table-cell>
          <table:table-cell table:style-name="ce1" office:value-type="float" office:value="11851"/>
        </table:table-row>
        <table:table-row table:style-name="ro1">
          <table:table-cell table:style-name="ce1" office:value-type="float" office:value="1101559"/>
          <table:table-cell table:style-name="ce1" office:value-type="string">
            <text:p>Teixeirópolis (RO)</text:p>
          </table:table-cell>
          <table:table-cell table:style-name="ce1" office:value-type="float" office:value="4233"/>
        </table:table-row>
        <table:table-row table:style-name="ro1">
          <table:table-cell table:style-name="ce1" office:value-type="float" office:value="1101609"/>
          <table:table-cell table:style-name="ce1" office:value-type="string">
            <text:p>Theobroma (RO)</text:p>
          </table:table-cell>
          <table:table-cell table:style-name="ce1" office:value-type="float" office:value="10395"/>
        </table:table-row>
        <table:table-row table:style-name="ro1">
          <table:table-cell table:style-name="ce1" office:value-type="float" office:value="1101708"/>
          <table:table-cell table:style-name="ce1" office:value-type="string">
            <text:p>Urupá (RO)</text:p>
          </table:table-cell>
          <table:table-cell table:style-name="ce1" office:value-type="float" office:value="11272"/>
        </table:table-row>
        <table:table-row table:style-name="ro1">
          <table:table-cell table:style-name="ce1" office:value-type="float" office:value="1101757"/>
          <table:table-cell table:style-name="ce1" office:value-type="string">
            <text:p>Vale do Anari (RO)</text:p>
          </table:table-cell>
          <table:table-cell table:style-name="ce1" office:value-type="float" office:value="11377"/>
        </table:table-row>
        <table:table-row table:style-name="ro1">
          <table:table-cell table:style-name="ce1" office:value-type="float" office:value="1101807"/>
          <table:table-cell table:style-name="ce1" office:value-type="string">
            <text:p>Vale do Paraíso (RO)</text:p>
          </table:table-cell>
          <table:table-cell table:style-name="ce1" office:value-type="float" office:value="6656"/>
        </table:table-row>
        <table:table-row table:style-name="ro1">
          <table:table-cell table:style-name="ce1" office:value-type="float" office:value="1200013"/>
          <table:table-cell table:style-name="ce1" office:value-type="string">
            <text:p>Acrelândia (AC)</text:p>
          </table:table-cell>
          <table:table-cell table:style-name="ce1" office:value-type="float" office:value="15490"/>
        </table:table-row>
        <table:table-row table:style-name="ro1">
          <table:table-cell table:style-name="ce1" office:value-type="float" office:value="1200054"/>
          <table:table-cell table:style-name="ce1" office:value-type="string">
            <text:p>Assis Brasil (AC)</text:p>
          </table:table-cell>
          <table:table-cell table:style-name="ce1" office:value-type="float" office:value="7534"/>
        </table:table-row>
        <table:table-row table:style-name="ro1">
          <table:table-cell table:style-name="ce1" office:value-type="float" office:value="1200104"/>
          <table:table-cell table:style-name="ce1" office:value-type="string">
            <text:p>Brasiléia (AC)</text:p>
          </table:table-cell>
          <table:table-cell table:style-name="ce1" office:value-type="float" office:value="26702"/>
        </table:table-row>
        <table:table-row table:style-name="ro1">
          <table:table-cell table:style-name="ce1" office:value-type="float" office:value="1200138"/>
          <table:table-cell table:style-name="ce1" office:value-type="string">
            <text:p>Bujari (AC)</text:p>
          </table:table-cell>
          <table:table-cell table:style-name="ce1" office:value-type="float" office:value="10420"/>
        </table:table-row>
        <table:table-row table:style-name="ro1">
          <table:table-cell table:style-name="ce1" office:value-type="float" office:value="1200179"/>
          <table:table-cell table:style-name="ce1" office:value-type="string">
            <text:p>Capixaba (AC)</text:p>
          </table:table-cell>
          <table:table-cell table:style-name="ce1" office:value-type="float" office:value="12008"/>
        </table:table-row>
        <table:table-row table:style-name="ro1">
          <table:table-cell table:style-name="ce1" office:value-type="float" office:value="1200203"/>
          <table:table-cell table:style-name="ce1" office:value-type="string">
            <text:p>Cruzeiro do Sul (AC)</text:p>
          </table:table-cell>
          <table:table-cell table:style-name="ce1" office:value-type="float" office:value="89072"/>
        </table:table-row>
        <table:table-row table:style-name="ro1">
          <table:table-cell table:style-name="ce1" office:value-type="float" office:value="1200252"/>
          <table:table-cell table:style-name="ce1" office:value-type="string">
            <text:p>Epitaciolândia (AC)</text:p>
          </table:table-cell>
          <table:table-cell table:style-name="ce1" office:value-type="float" office:value="18696"/>
        </table:table-row>
        <table:table-row table:style-name="ro1">
          <table:table-cell table:style-name="ce1" office:value-type="float" office:value="1200302"/>
          <table:table-cell table:style-name="ce1" office:value-type="string">
            <text:p>Feijó (AC)</text:p>
          </table:table-cell>
          <table:table-cell table:style-name="ce1" office:value-type="float" office:value="34884"/>
        </table:table-row>
        <table:table-row table:style-name="ro1">
          <table:table-cell table:style-name="ce1" office:value-type="float" office:value="1200328"/>
          <table:table-cell table:style-name="ce1" office:value-type="string">
            <text:p>Jordão (AC)</text:p>
          </table:table-cell>
          <table:table-cell table:style-name="ce1" office:value-type="float" office:value="8473"/>
        </table:table-row>
        <table:table-row table:style-name="ro1">
          <table:table-cell table:style-name="ce1" office:value-type="float" office:value="1200336"/>
          <table:table-cell table:style-name="ce1" office:value-type="string">
            <text:p>Mâncio Lima (AC)</text:p>
          </table:table-cell>
          <table:table-cell table:style-name="ce1" office:value-type="float" office:value="19311"/>
        </table:table-row>
        <table:table-row table:style-name="ro1">
          <table:table-cell table:style-name="ce1" office:value-type="float" office:value="1200344"/>
          <table:table-cell table:style-name="ce1" office:value-type="string">
            <text:p>Manoel Urbano (AC)</text:p>
          </table:table-cell>
          <table:table-cell table:style-name="ce1" office:value-type="float" office:value="9581"/>
        </table:table-row>
        <table:table-row table:style-name="ro1">
          <table:table-cell table:style-name="ce1" office:value-type="float" office:value="1200351"/>
          <table:table-cell table:style-name="ce1" office:value-type="string">
            <text:p>Marechal Thaumaturgo (AC)</text:p>
          </table:table-cell>
          <table:table-cell table:style-name="ce1" office:value-type="float" office:value="19299"/>
        </table:table-row>
        <table:table-row table:style-name="ro1">
          <table:table-cell table:style-name="ce1" office:value-type="float" office:value="1200385"/>
          <table:table-cell table:style-name="ce1" office:value-type="string">
            <text:p>Plácido de Castro (AC)</text:p>
          </table:table-cell>
          <table:table-cell table:style-name="ce1" office:value-type="float" office:value="19955"/>
        </table:table-row>
        <table:table-row table:style-name="ro1">
          <table:table-cell table:style-name="ce1" office:value-type="float" office:value="1200393"/>
          <table:table-cell table:style-name="ce1" office:value-type="string">
            <text:p>Porto Walter (AC)</text:p>
          </table:table-cell>
          <table:table-cell table:style-name="ce1" office:value-type="float" office:value="12241"/>
        </table:table-row>
        <table:table-row table:style-name="ro1">
          <table:table-cell table:style-name="ce1" office:value-type="float" office:value="1200401"/>
          <table:table-cell table:style-name="ce1" office:value-type="string">
            <text:p>Rio Branco (AC)</text:p>
          </table:table-cell>
          <table:table-cell table:style-name="ce1" office:value-type="float" office:value="413418"/>
        </table:table-row>
        <table:table-row table:style-name="ro1">
          <table:table-cell table:style-name="ce1" office:value-type="float" office:value="1200427"/>
          <table:table-cell table:style-name="ce1" office:value-type="string">
            <text:p>Rodrigues Alves (AC)</text:p>
          </table:table-cell>
          <table:table-cell table:style-name="ce1" office:value-type="float" office:value="19351"/>
        </table:table-row>
        <table:table-row table:style-name="ro1">
          <table:table-cell table:style-name="ce1" office:value-type="float" office:value="1200435"/>
          <table:table-cell table:style-name="ce1" office:value-type="string">
            <text:p>Santa Rosa do Purus (AC)</text:p>
          </table:table-cell>
          <table:table-cell table:style-name="ce1" office:value-type="float" office:value="6717"/>
        </table:table-row>
        <table:table-row table:style-name="ro1">
          <table:table-cell table:style-name="ce1" office:value-type="float" office:value="1200450"/>
          <table:table-cell table:style-name="ce1" office:value-type="string">
            <text:p>Senador Guiomard (AC)</text:p>
          </table:table-cell>
          <table:table-cell table:style-name="ce1" office:value-type="float" office:value="23236"/>
        </table:table-row>
        <table:table-row table:style-name="ro1">
          <table:table-cell table:style-name="ce1" office:value-type="float" office:value="1200500"/>
          <table:table-cell table:style-name="ce1" office:value-type="string">
            <text:p>Sena Madureira (AC)</text:p>
          </table:table-cell>
          <table:table-cell table:style-name="ce1" office:value-type="float" office:value="46511"/>
        </table:table-row>
        <table:table-row table:style-name="ro1">
          <table:table-cell table:style-name="ce1" office:value-type="float" office:value="1200609"/>
          <table:table-cell table:style-name="ce1" office:value-type="string">
            <text:p>Tarauacá (AC)</text:p>
          </table:table-cell>
          <table:table-cell table:style-name="ce1" office:value-type="float" office:value="43151"/>
        </table:table-row>
        <table:table-row table:style-name="ro1">
          <table:table-cell table:style-name="ce1" office:value-type="float" office:value="1200708"/>
          <table:table-cell table:style-name="ce1" office:value-type="string">
            <text:p>Xapuri (AC)</text:p>
          </table:table-cell>
          <table:table-cell table:style-name="ce1" office:value-type="float" office:value="19596"/>
        </table:table-row>
        <table:table-row table:style-name="ro1">
          <table:table-cell table:style-name="ce1" office:value-type="float" office:value="1200807"/>
          <table:table-cell table:style-name="ce1" office:value-type="string">
            <text:p>Porto Acre (AC)</text:p>
          </table:table-cell>
          <table:table-cell table:style-name="ce1" office:value-type="float" office:value="18824"/>
        </table:table-row>
        <table:table-row table:style-name="ro1">
          <table:table-cell table:style-name="ce1" office:value-type="float" office:value="1300029"/>
          <table:table-cell table:style-name="ce1" office:value-type="string">
            <text:p>Alvarães (AM)</text:p>
          </table:table-cell>
          <table:table-cell table:style-name="ce1" office:value-type="float" office:value="16220"/>
        </table:table-row>
        <table:table-row table:style-name="ro1">
          <table:table-cell table:style-name="ce1" office:value-type="float" office:value="1300060"/>
          <table:table-cell table:style-name="ce1" office:value-type="string">
            <text:p>Amaturá (AM)</text:p>
          </table:table-cell>
          <table:table-cell table:style-name="ce1" office:value-type="float" office:value="11736"/>
        </table:table-row>
        <table:table-row table:style-name="ro1">
          <table:table-cell table:style-name="ce1" office:value-type="float" office:value="1300086"/>
          <table:table-cell table:style-name="ce1" office:value-type="string">
            <text:p>Anamã (AM)</text:p>
          </table:table-cell>
          <table:table-cell table:style-name="ce1" office:value-type="float" office:value="13956"/>
        </table:table-row>
        <table:table-row table:style-name="ro1">
          <table:table-cell table:style-name="ce1" office:value-type="float" office:value="1300102"/>
          <table:table-cell table:style-name="ce1" office:value-type="string">
            <text:p>Anori (AM)</text:p>
          </table:table-cell>
          <table:table-cell table:style-name="ce1" office:value-type="float" office:value="21477"/>
        </table:table-row>
        <table:table-row table:style-name="ro1">
          <table:table-cell table:style-name="ce1" office:value-type="float" office:value="1300144"/>
          <table:table-cell table:style-name="ce1" office:value-type="string">
            <text:p>Apuí (AM)</text:p>
          </table:table-cell>
          <table:table-cell table:style-name="ce1" office:value-type="float" office:value="22359"/>
        </table:table-row>
        <table:table-row table:style-name="ro1">
          <table:table-cell table:style-name="ce1" office:value-type="float" office:value="1300201"/>
          <table:table-cell table:style-name="ce1" office:value-type="string">
            <text:p>Atalaia do Norte (AM)</text:p>
          </table:table-cell>
          <table:table-cell table:style-name="ce1" office:value-type="float" office:value="20398"/>
        </table:table-row>
        <table:table-row table:style-name="ro1">
          <table:table-cell table:style-name="ce1" office:value-type="float" office:value="1300300"/>
          <table:table-cell table:style-name="ce1" office:value-type="string">
            <text:p>Autazes (AM)</text:p>
          </table:table-cell>
          <table:table-cell table:style-name="ce1" office:value-type="float" office:value="40290"/>
        </table:table-row>
        <table:table-row table:style-name="ro1">
          <table:table-cell table:style-name="ce1" office:value-type="float" office:value="1300409"/>
          <table:table-cell table:style-name="ce1" office:value-type="string">
            <text:p>Barcelos (AM)</text:p>
          </table:table-cell>
          <table:table-cell table:style-name="ce1" office:value-type="float" office:value="27638"/>
        </table:table-row>
        <table:table-row table:style-name="ro1">
          <table:table-cell table:style-name="ce1" office:value-type="float" office:value="1300508"/>
          <table:table-cell table:style-name="ce1" office:value-type="string">
            <text:p>Barreirinha (AM)</text:p>
          </table:table-cell>
          <table:table-cell table:style-name="ce1" office:value-type="float" office:value="32483"/>
        </table:table-row>
        <table:table-row table:style-name="ro1">
          <table:table-cell table:style-name="ce1" office:value-type="float" office:value="1300607"/>
          <table:table-cell table:style-name="ce1" office:value-type="string">
            <text:p>Benjamin Constant (AM)</text:p>
          </table:table-cell>
          <table:table-cell table:style-name="ce1" office:value-type="float" office:value="43935"/>
        </table:table-row>
        <table:table-row table:style-name="ro1">
          <table:table-cell table:style-name="ce1" office:value-type="float" office:value="1300631"/>
          <table:table-cell table:style-name="ce1" office:value-type="string">
            <text:p>Beruri (AM)</text:p>
          </table:table-cell>
          <table:table-cell table:style-name="ce1" office:value-type="float" office:value="20093"/>
        </table:table-row>
        <table:table-row table:style-name="ro1">
          <table:table-cell table:style-name="ce1" office:value-type="float" office:value="1300680"/>
          <table:table-cell table:style-name="ce1" office:value-type="string">
            <text:p>Boa Vista do Ramos (AM)</text:p>
          </table:table-cell>
          <table:table-cell table:style-name="ce1" office:value-type="float" office:value="19626"/>
        </table:table-row>
        <table:table-row table:style-name="ro1">
          <table:table-cell table:style-name="ce1" office:value-type="float" office:value="1300706"/>
          <table:table-cell table:style-name="ce1" office:value-type="string">
            <text:p>Boca do Acre (AM)</text:p>
          </table:table-cell>
          <table:table-cell table:style-name="ce1" office:value-type="float" office:value="34635"/>
        </table:table-row>
        <table:table-row table:style-name="ro1">
          <table:table-cell table:style-name="ce1" office:value-type="float" office:value="1300805"/>
          <table:table-cell table:style-name="ce1" office:value-type="string">
            <text:p>Borba (AM)</text:p>
          </table:table-cell>
          <table:table-cell table:style-name="ce1" office:value-type="float" office:value="41748"/>
        </table:table-row>
        <table:table-row table:style-name="ro1">
          <table:table-cell table:style-name="ce1" office:value-type="float" office:value="1300839"/>
          <table:table-cell table:style-name="ce1" office:value-type="string">
            <text:p>Caapiranga (AM)</text:p>
          </table:table-cell>
          <table:table-cell table:style-name="ce1" office:value-type="float" office:value="13283"/>
        </table:table-row>
        <table:table-row table:style-name="ro1">
          <table:table-cell table:style-name="ce1" office:value-type="float" office:value="1300904"/>
          <table:table-cell table:style-name="ce1" office:value-type="string">
            <text:p>Canutama (AM)</text:p>
          </table:table-cell>
          <table:table-cell table:style-name="ce1" office:value-type="float" office:value="15807"/>
        </table:table-row>
        <table:table-row table:style-name="ro1">
          <table:table-cell table:style-name="ce1" office:value-type="float" office:value="1301001"/>
          <table:table-cell table:style-name="ce1" office:value-type="string">
            <text:p>Carauari (AM)</text:p>
          </table:table-cell>
          <table:table-cell table:style-name="ce1" office:value-type="float" office:value="28508"/>
        </table:table-row>
        <table:table-row table:style-name="ro1">
          <table:table-cell table:style-name="ce1" office:value-type="float" office:value="1301100"/>
          <table:table-cell table:style-name="ce1" office:value-type="string">
            <text:p>Careiro (AM)</text:p>
          </table:table-cell>
          <table:table-cell table:style-name="ce1" office:value-type="float" office:value="38348"/>
        </table:table-row>
        <table:table-row table:style-name="ro1">
          <table:table-cell table:style-name="ce1" office:value-type="float" office:value="1301159"/>
          <table:table-cell table:style-name="ce1" office:value-type="string">
            <text:p>Careiro da Várzea (AM)</text:p>
          </table:table-cell>
          <table:table-cell table:style-name="ce1" office:value-type="float" office:value="30846"/>
        </table:table-row>
        <table:table-row table:style-name="ro1">
          <table:table-cell table:style-name="ce1" office:value-type="float" office:value="1301209"/>
          <table:table-cell table:style-name="ce1" office:value-type="string">
            <text:p>Coari (AM)</text:p>
          </table:table-cell>
          <table:table-cell table:style-name="ce1" office:value-type="float" office:value="85910"/>
        </table:table-row>
        <table:table-row table:style-name="ro1">
          <table:table-cell table:style-name="ce1" office:value-type="float" office:value="1301308"/>
          <table:table-cell table:style-name="ce1" office:value-type="string">
            <text:p>Codajás (AM)</text:p>
          </table:table-cell>
          <table:table-cell table:style-name="ce1" office:value-type="float" office:value="29168"/>
        </table:table-row>
        <table:table-row table:style-name="ro1">
          <table:table-cell table:style-name="ce1" office:value-type="float" office:value="1301407"/>
          <table:table-cell table:style-name="ce1" office:value-type="string">
            <text:p>Eirunepé (AM)</text:p>
          </table:table-cell>
          <table:table-cell table:style-name="ce1" office:value-type="float" office:value="35700"/>
        </table:table-row>
        <table:table-row table:style-name="ro1">
          <table:table-cell table:style-name="ce1" office:value-type="float" office:value="1301506"/>
          <table:table-cell table:style-name="ce1" office:value-type="string">
            <text:p>Envira (AM)</text:p>
          </table:table-cell>
          <table:table-cell table:style-name="ce1" office:value-type="float" office:value="20393"/>
        </table:table-row>
        <table:table-row table:style-name="ro1">
          <table:table-cell table:style-name="ce1" office:value-type="float" office:value="1301605"/>
          <table:table-cell table:style-name="ce1" office:value-type="string">
            <text:p>Fonte Boa (AM)</text:p>
          </table:table-cell>
          <table:table-cell table:style-name="ce1" office:value-type="float" office:value="17005"/>
        </table:table-row>
        <table:table-row table:style-name="ro1">
          <table:table-cell table:style-name="ce1" office:value-type="float" office:value="1301654"/>
          <table:table-cell table:style-name="ce1" office:value-type="string">
            <text:p>Guajará (AM)</text:p>
          </table:table-cell>
          <table:table-cell table:style-name="ce1" office:value-type="float" office:value="16937"/>
        </table:table-row>
        <table:table-row table:style-name="ro1">
          <table:table-cell table:style-name="ce1" office:value-type="float" office:value="1301704"/>
          <table:table-cell table:style-name="ce1" office:value-type="string">
            <text:p>Humaitá (AM)</text:p>
          </table:table-cell>
          <table:table-cell table:style-name="ce1" office:value-type="float" office:value="56144"/>
        </table:table-row>
        <table:table-row table:style-name="ro1">
          <table:table-cell table:style-name="ce1" office:value-type="float" office:value="1301803"/>
          <table:table-cell table:style-name="ce1" office:value-type="string">
            <text:p>Ipixuna (AM)</text:p>
          </table:table-cell>
          <table:table-cell table:style-name="ce1" office:value-type="float" office:value="30436"/>
        </table:table-row>
        <table:table-row table:style-name="ro1">
          <table:table-cell table:style-name="ce1" office:value-type="float" office:value="1301852"/>
          <table:table-cell table:style-name="ce1" office:value-type="string">
            <text:p>Iranduba (AM)</text:p>
          </table:table-cell>
          <table:table-cell table:style-name="ce1" office:value-type="float" office:value="49011"/>
        </table:table-row>
        <table:table-row table:style-name="ro1">
          <table:table-cell table:style-name="ce1" office:value-type="float" office:value="1301902"/>
          <table:table-cell table:style-name="ce1" office:value-type="string">
            <text:p>Itacoatiara (AM)</text:p>
          </table:table-cell>
          <table:table-cell table:style-name="ce1" office:value-type="float" office:value="102701"/>
        </table:table-row>
        <table:table-row table:style-name="ro1">
          <table:table-cell table:style-name="ce1" office:value-type="float" office:value="1301951"/>
          <table:table-cell table:style-name="ce1" office:value-type="string">
            <text:p>Itamarati (AM)</text:p>
          </table:table-cell>
          <table:table-cell table:style-name="ce1" office:value-type="float" office:value="7814"/>
        </table:table-row>
        <table:table-row table:style-name="ro1">
          <table:table-cell table:style-name="ce1" office:value-type="float" office:value="1302009"/>
          <table:table-cell table:style-name="ce1" office:value-type="string">
            <text:p>Itapiranga (AM)</text:p>
          </table:table-cell>
          <table:table-cell table:style-name="ce1" office:value-type="float" office:value="9230"/>
        </table:table-row>
        <table:table-row table:style-name="ro1">
          <table:table-cell table:style-name="ce1" office:value-type="float" office:value="1302108"/>
          <table:table-cell table:style-name="ce1" office:value-type="string">
            <text:p>Japurá (AM)</text:p>
          </table:table-cell>
          <table:table-cell table:style-name="ce1" office:value-type="float" office:value="2251"/>
        </table:table-row>
        <table:table-row table:style-name="ro1">
          <table:table-cell table:style-name="ce1" office:value-type="float" office:value="1302207"/>
          <table:table-cell table:style-name="ce1" office:value-type="string">
            <text:p>Juruá (AM)</text:p>
          </table:table-cell>
          <table:table-cell table:style-name="ce1" office:value-type="float" office:value="15106"/>
        </table:table-row>
        <table:table-row table:style-name="ro1">
          <table:table-cell table:style-name="ce1" office:value-type="float" office:value="1302306"/>
          <table:table-cell table:style-name="ce1" office:value-type="string">
            <text:p>Jutaí (AM)</text:p>
          </table:table-cell>
          <table:table-cell table:style-name="ce1" office:value-type="float" office:value="13886"/>
        </table:table-row>
        <table:table-row table:style-name="ro1">
          <table:table-cell table:style-name="ce1" office:value-type="float" office:value="1302405"/>
          <table:table-cell table:style-name="ce1" office:value-type="string">
            <text:p>Lábrea (AM)</text:p>
          </table:table-cell>
          <table:table-cell table:style-name="ce1" office:value-type="float" office:value="46882"/>
        </table:table-row>
        <table:table-row table:style-name="ro1">
          <table:table-cell table:style-name="ce1" office:value-type="float" office:value="1302504"/>
          <table:table-cell table:style-name="ce1" office:value-type="string">
            <text:p>Manacapuru (AM)</text:p>
          </table:table-cell>
          <table:table-cell table:style-name="ce1" office:value-type="float" office:value="98502"/>
        </table:table-row>
        <table:table-row table:style-name="ro1">
          <table:table-cell table:style-name="ce1" office:value-type="float" office:value="1302553"/>
          <table:table-cell table:style-name="ce1" office:value-type="string">
            <text:p>Manaquiri (AM)</text:p>
          </table:table-cell>
          <table:table-cell table:style-name="ce1" office:value-type="float" office:value="33049"/>
        </table:table-row>
        <table:table-row table:style-name="ro1">
          <table:table-cell table:style-name="ce1" office:value-type="float" office:value="1302603"/>
          <table:table-cell table:style-name="ce1" office:value-type="string">
            <text:p>Manaus (AM)</text:p>
          </table:table-cell>
          <table:table-cell table:style-name="ce1" office:value-type="float" office:value="2219580"/>
        </table:table-row>
        <table:table-row table:style-name="ro1">
          <table:table-cell table:style-name="ce1" office:value-type="float" office:value="1302702"/>
          <table:table-cell table:style-name="ce1" office:value-type="string">
            <text:p>Manicoré (AM)</text:p>
          </table:table-cell>
          <table:table-cell table:style-name="ce1" office:value-type="float" office:value="56583"/>
        </table:table-row>
        <table:table-row table:style-name="ro1">
          <table:table-cell table:style-name="ce1" office:value-type="float" office:value="1302801"/>
          <table:table-cell table:style-name="ce1" office:value-type="string">
            <text:p>Maraã (AM)</text:p>
          </table:table-cell>
          <table:table-cell table:style-name="ce1" office:value-type="float" office:value="18261"/>
        </table:table-row>
        <table:table-row table:style-name="ro1">
          <table:table-cell table:style-name="ce1" office:value-type="float" office:value="1302900"/>
          <table:table-cell table:style-name="ce1" office:value-type="string">
            <text:p>Maués (AM)</text:p>
          </table:table-cell>
          <table:table-cell table:style-name="ce1" office:value-type="float" office:value="65040"/>
        </table:table-row>
        <table:table-row table:style-name="ro1">
          <table:table-cell table:style-name="ce1" office:value-type="float" office:value="1303007"/>
          <table:table-cell table:style-name="ce1" office:value-type="string">
            <text:p>Nhamundá (AM)</text:p>
          </table:table-cell>
          <table:table-cell table:style-name="ce1" office:value-type="float" office:value="21443"/>
        </table:table-row>
        <table:table-row table:style-name="ro1">
          <table:table-cell table:style-name="ce1" office:value-type="float" office:value="1303106"/>
          <table:table-cell table:style-name="ce1" office:value-type="string">
            <text:p>Nova Olinda do Norte (AM)</text:p>
          </table:table-cell>
          <table:table-cell table:style-name="ce1" office:value-type="float" office:value="38026"/>
        </table:table-row>
        <table:table-row table:style-name="ro1">
          <table:table-cell table:style-name="ce1" office:value-type="float" office:value="1303205"/>
          <table:table-cell table:style-name="ce1" office:value-type="string">
            <text:p>Novo Airão (AM)</text:p>
          </table:table-cell>
          <table:table-cell table:style-name="ce1" office:value-type="float" office:value="19928"/>
        </table:table-row>
        <table:table-row table:style-name="ro1">
          <table:table-cell table:style-name="ce1" office:value-type="float" office:value="1303304"/>
          <table:table-cell table:style-name="ce1" office:value-type="string">
            <text:p>Novo Aripuanã (AM)</text:p>
          </table:table-cell>
          <table:table-cell table:style-name="ce1" office:value-type="float" office:value="26046"/>
        </table:table-row>
        <table:table-row table:style-name="ro1">
          <table:table-cell table:style-name="ce1" office:value-type="float" office:value="1303403"/>
          <table:table-cell table:style-name="ce1" office:value-type="string">
            <text:p>Parintins (AM)</text:p>
          </table:table-cell>
          <table:table-cell table:style-name="ce1" office:value-type="float" office:value="115363"/>
        </table:table-row>
        <table:table-row table:style-name="ro1">
          <table:table-cell table:style-name="ce1" office:value-type="float" office:value="1303502"/>
          <table:table-cell table:style-name="ce1" office:value-type="string">
            <text:p>Pauini (AM)</text:p>
          </table:table-cell>
          <table:table-cell table:style-name="ce1" office:value-type="float" office:value="19522"/>
        </table:table-row>
        <table:table-row table:style-name="ro1">
          <table:table-cell table:style-name="ce1" office:value-type="float" office:value="1303536"/>
          <table:table-cell table:style-name="ce1" office:value-type="string">
            <text:p>Presidente Figueiredo (AM)</text:p>
          </table:table-cell>
          <table:table-cell table:style-name="ce1" office:value-type="float" office:value="37193"/>
        </table:table-row>
        <table:table-row table:style-name="ro1">
          <table:table-cell table:style-name="ce1" office:value-type="float" office:value="1303569"/>
          <table:table-cell table:style-name="ce1" office:value-type="string">
            <text:p>Rio Preto da Eva (AM)</text:p>
          </table:table-cell>
          <table:table-cell table:style-name="ce1" office:value-type="float" office:value="34106"/>
        </table:table-row>
        <table:table-row table:style-name="ro1">
          <table:table-cell table:style-name="ce1" office:value-type="float" office:value="1303601"/>
          <table:table-cell table:style-name="ce1" office:value-type="string">
            <text:p>Santa Isabel do Rio Negro (AM)</text:p>
          </table:table-cell>
          <table:table-cell table:style-name="ce1" office:value-type="float" office:value="25865"/>
        </table:table-row>
        <table:table-row table:style-name="ro1">
          <table:table-cell table:style-name="ce1" office:value-type="float" office:value="1303700"/>
          <table:table-cell table:style-name="ce1" office:value-type="string">
            <text:p>Santo Antônio do Içá (AM)</text:p>
          </table:table-cell>
          <table:table-cell table:style-name="ce1" office:value-type="float" office:value="21243"/>
        </table:table-row>
        <table:table-row table:style-name="ro1">
          <table:table-cell table:style-name="ce1" office:value-type="float" office:value="1303809"/>
          <table:table-cell table:style-name="ce1" office:value-type="string">
            <text:p>São Gabriel da Cachoeira (AM)</text:p>
          </table:table-cell>
          <table:table-cell table:style-name="ce1" office:value-type="float" office:value="46303"/>
        </table:table-row>
        <table:table-row table:style-name="ro1">
          <table:table-cell table:style-name="ce1" office:value-type="float" office:value="1303908"/>
          <table:table-cell table:style-name="ce1" office:value-type="string">
            <text:p>São Paulo de Olivença (AM)</text:p>
          </table:table-cell>
          <table:table-cell table:style-name="ce1" office:value-type="float" office:value="40073"/>
        </table:table-row>
        <table:table-row table:style-name="ro1">
          <table:table-cell table:style-name="ce1" office:value-type="float" office:value="1303957"/>
          <table:table-cell table:style-name="ce1" office:value-type="string">
            <text:p>São Sebastião do Uatumã (AM)</text:p>
          </table:table-cell>
          <table:table-cell table:style-name="ce1" office:value-type="float" office:value="14352"/>
        </table:table-row>
        <table:table-row table:style-name="ro1">
          <table:table-cell table:style-name="ce1" office:value-type="float" office:value="1304005"/>
          <table:table-cell table:style-name="ce1" office:value-type="string">
            <text:p>Silves (AM)</text:p>
          </table:table-cell>
          <table:table-cell table:style-name="ce1" office:value-type="float" office:value="9230"/>
        </table:table-row>
        <table:table-row table:style-name="ro1">
          <table:table-cell table:style-name="ce1" office:value-type="float" office:value="1304062"/>
          <table:table-cell table:style-name="ce1" office:value-type="string">
            <text:p>Tabatinga (AM)</text:p>
          </table:table-cell>
          <table:table-cell table:style-name="ce1" office:value-type="float" office:value="67182"/>
        </table:table-row>
        <table:table-row table:style-name="ro1">
          <table:table-cell table:style-name="ce1" office:value-type="float" office:value="1304104"/>
          <table:table-cell table:style-name="ce1" office:value-type="string">
            <text:p>Tapauá (AM)</text:p>
          </table:table-cell>
          <table:table-cell table:style-name="ce1" office:value-type="float" office:value="17015"/>
        </table:table-row>
        <table:table-row table:style-name="ro1">
          <table:table-cell table:style-name="ce1" office:value-type="float" office:value="1304203"/>
          <table:table-cell table:style-name="ce1" office:value-type="string">
            <text:p>Tefé (AM)</text:p>
          </table:table-cell>
          <table:table-cell table:style-name="ce1" office:value-type="float" office:value="59547"/>
        </table:table-row>
        <table:table-row table:style-name="ro1">
          <table:table-cell table:style-name="ce1" office:value-type="float" office:value="1304237"/>
          <table:table-cell table:style-name="ce1" office:value-type="string">
            <text:p>Tonantins (AM)</text:p>
          </table:table-cell>
          <table:table-cell table:style-name="ce1" office:value-type="float" office:value="18897"/>
        </table:table-row>
        <table:table-row table:style-name="ro1">
          <table:table-cell table:style-name="ce1" office:value-type="float" office:value="1304260"/>
          <table:table-cell table:style-name="ce1" office:value-type="string">
            <text:p>Uarini (AM)</text:p>
          </table:table-cell>
          <table:table-cell table:style-name="ce1" office:value-type="float" office:value="13690"/>
        </table:table-row>
        <table:table-row table:style-name="ro1">
          <table:table-cell table:style-name="ce1" office:value-type="float" office:value="1304302"/>
          <table:table-cell table:style-name="ce1" office:value-type="string">
            <text:p>Urucará (AM)</text:p>
          </table:table-cell>
          <table:table-cell table:style-name="ce1" office:value-type="float" office:value="16130"/>
        </table:table-row>
        <table:table-row table:style-name="ro1">
          <table:table-cell table:style-name="ce1" office:value-type="float" office:value="1304401"/>
          <table:table-cell table:style-name="ce1" office:value-type="string">
            <text:p>Urucurituba (AM)</text:p>
          </table:table-cell>
          <table:table-cell table:style-name="ce1" office:value-type="float" office:value="23585"/>
        </table:table-row>
        <table:table-row table:style-name="ro1">
          <table:table-cell table:style-name="ce1" office:value-type="float" office:value="1400027"/>
          <table:table-cell table:style-name="ce1" office:value-type="string">
            <text:p>Amajari (RR)</text:p>
          </table:table-cell>
          <table:table-cell table:style-name="ce1" office:value-type="float" office:value="13185"/>
        </table:table-row>
        <table:table-row table:style-name="ro1">
          <table:table-cell table:style-name="ce1" office:value-type="float" office:value="1400050"/>
          <table:table-cell table:style-name="ce1" office:value-type="string">
            <text:p>Alto Alegre (RR)</text:p>
          </table:table-cell>
          <table:table-cell table:style-name="ce1" office:value-type="float" office:value="15380"/>
        </table:table-row>
        <table:table-row table:style-name="ro1">
          <table:table-cell table:style-name="ce1" office:value-type="float" office:value="1400100"/>
          <table:table-cell table:style-name="ce1" office:value-type="string">
            <text:p>Boa Vista (RR)</text:p>
          </table:table-cell>
          <table:table-cell table:style-name="ce1" office:value-type="float" office:value="419652"/>
        </table:table-row>
        <table:table-row table:style-name="ro1">
          <table:table-cell table:style-name="ce1" office:value-type="float" office:value="1400159"/>
          <table:table-cell table:style-name="ce1" office:value-type="string">
            <text:p>Bonfim (RR)</text:p>
          </table:table-cell>
          <table:table-cell table:style-name="ce1" office:value-type="float" office:value="12557"/>
        </table:table-row>
        <table:table-row table:style-name="ro1">
          <table:table-cell table:style-name="ce1" office:value-type="float" office:value="1400175"/>
          <table:table-cell table:style-name="ce1" office:value-type="string">
            <text:p>Cantá (RR)</text:p>
          </table:table-cell>
          <table:table-cell table:style-name="ce1" office:value-type="float" office:value="18799"/>
        </table:table-row>
        <table:table-row table:style-name="ro1">
          <table:table-cell table:style-name="ce1" office:value-type="float" office:value="1400209"/>
          <table:table-cell table:style-name="ce1" office:value-type="string">
            <text:p>Caracaraí (RR)</text:p>
          </table:table-cell>
          <table:table-cell table:style-name="ce1" office:value-type="float" office:value="22283"/>
        </table:table-row>
        <table:table-row table:style-name="ro1">
          <table:table-cell table:style-name="ce1" office:value-type="float" office:value="1400233"/>
          <table:table-cell table:style-name="ce1" office:value-type="string">
            <text:p>Caroebe (RR)</text:p>
          </table:table-cell>
          <table:table-cell table:style-name="ce1" office:value-type="float" office:value="10383"/>
        </table:table-row>
        <table:table-row table:style-name="ro1">
          <table:table-cell table:style-name="ce1" office:value-type="float" office:value="1400282"/>
          <table:table-cell table:style-name="ce1" office:value-type="string">
            <text:p>Iracema (RR)</text:p>
          </table:table-cell>
          <table:table-cell table:style-name="ce1" office:value-type="float" office:value="12296"/>
        </table:table-row>
        <table:table-row table:style-name="ro1">
          <table:table-cell table:style-name="ce1" office:value-type="float" office:value="1400308"/>
          <table:table-cell table:style-name="ce1" office:value-type="string">
            <text:p>Mucajaí (RR)</text:p>
          </table:table-cell>
          <table:table-cell table:style-name="ce1" office:value-type="float" office:value="18172"/>
        </table:table-row>
        <table:table-row table:style-name="ro1">
          <table:table-cell table:style-name="ce1" office:value-type="float" office:value="1400407"/>
          <table:table-cell table:style-name="ce1" office:value-type="string">
            <text:p>Normandia (RR)</text:p>
          </table:table-cell>
          <table:table-cell table:style-name="ce1" office:value-type="float" office:value="11532"/>
        </table:table-row>
        <table:table-row table:style-name="ro1">
          <table:table-cell table:style-name="ce1" office:value-type="float" office:value="1400456"/>
          <table:table-cell table:style-name="ce1" office:value-type="string">
            <text:p>Pacaraima (RR)</text:p>
          </table:table-cell>
          <table:table-cell table:style-name="ce1" office:value-type="float" office:value="18913"/>
        </table:table-row>
        <table:table-row table:style-name="ro1">
          <table:table-cell table:style-name="ce1" office:value-type="float" office:value="1400472"/>
          <table:table-cell table:style-name="ce1" office:value-type="string">
            <text:p>Rorainópolis (RR)</text:p>
          </table:table-cell>
          <table:table-cell table:style-name="ce1" office:value-type="float" office:value="30782"/>
        </table:table-row>
        <table:table-row table:style-name="ro1">
          <table:table-cell table:style-name="ce1" office:value-type="float" office:value="1400506"/>
          <table:table-cell table:style-name="ce1" office:value-type="string">
            <text:p>São João da Baliza (RR)</text:p>
          </table:table-cell>
          <table:table-cell table:style-name="ce1" office:value-type="float" office:value="8348"/>
        </table:table-row>
        <table:table-row table:style-name="ro1">
          <table:table-cell table:style-name="ce1" office:value-type="float" office:value="1400605"/>
          <table:table-cell table:style-name="ce1" office:value-type="string">
            <text:p>São Luiz (RR)</text:p>
          </table:table-cell>
          <table:table-cell table:style-name="ce1" office:value-type="float" office:value="8110"/>
        </table:table-row>
        <table:table-row table:style-name="ro1">
          <table:table-cell table:style-name="ce1" office:value-type="float" office:value="1400704"/>
          <table:table-cell table:style-name="ce1" office:value-type="string">
            <text:p>Uiramutã (RR)</text:p>
          </table:table-cell>
          <table:table-cell table:style-name="ce1" office:value-type="float" office:value="10789"/>
        </table:table-row>
        <table:table-row table:style-name="ro1">
          <table:table-cell table:style-name="ce1" office:value-type="float" office:value="1500107"/>
          <table:table-cell table:style-name="ce1" office:value-type="string">
            <text:p>Abaetetuba (PA)</text:p>
          </table:table-cell>
          <table:table-cell table:style-name="ce1" office:value-type="float" office:value="159080"/>
        </table:table-row>
        <table:table-row table:style-name="ro1">
          <table:table-cell table:style-name="ce1" office:value-type="float" office:value="1500131"/>
          <table:table-cell table:style-name="ce1" office:value-type="string">
            <text:p>Abel Figueiredo (PA)</text:p>
          </table:table-cell>
          <table:table-cell table:style-name="ce1" office:value-type="float" office:value="7486"/>
        </table:table-row>
        <table:table-row table:style-name="ro1">
          <table:table-cell table:style-name="ce1" office:value-type="float" office:value="1500206"/>
          <table:table-cell table:style-name="ce1" office:value-type="string">
            <text:p>Acará (PA)</text:p>
          </table:table-cell>
          <table:table-cell table:style-name="ce1" office:value-type="float" office:value="55669"/>
        </table:table-row>
        <table:table-row table:style-name="ro1">
          <table:table-cell table:style-name="ce1" office:value-type="float" office:value="1500305"/>
          <table:table-cell table:style-name="ce1" office:value-type="string">
            <text:p>Afuá (PA)</text:p>
          </table:table-cell>
          <table:table-cell table:style-name="ce1" office:value-type="float" office:value="39567"/>
        </table:table-row>
        <table:table-row table:style-name="ro1">
          <table:table-cell table:style-name="ce1" office:value-type="float" office:value="1500347"/>
          <table:table-cell table:style-name="ce1" office:value-type="string">
            <text:p>Água Azul do Norte (PA)</text:p>
          </table:table-cell>
          <table:table-cell table:style-name="ce1" office:value-type="float" office:value="27615"/>
        </table:table-row>
        <table:table-row table:style-name="ro1">
          <table:table-cell table:style-name="ce1" office:value-type="float" office:value="1500404"/>
          <table:table-cell table:style-name="ce1" office:value-type="string">
            <text:p>Alenquer (PA)</text:p>
          </table:table-cell>
          <table:table-cell table:style-name="ce1" office:value-type="float" office:value="57092"/>
        </table:table-row>
        <table:table-row table:style-name="ro1">
          <table:table-cell table:style-name="ce1" office:value-type="float" office:value="1500503"/>
          <table:table-cell table:style-name="ce1" office:value-type="string">
            <text:p>Almeirim (PA)</text:p>
          </table:table-cell>
          <table:table-cell table:style-name="ce1" office:value-type="float" office:value="34076"/>
        </table:table-row>
        <table:table-row table:style-name="ro1">
          <table:table-cell table:style-name="ce1" office:value-type="float" office:value="1500602"/>
          <table:table-cell table:style-name="ce1" office:value-type="string">
            <text:p>Altamira (PA)</text:p>
          </table:table-cell>
          <table:table-cell table:style-name="ce1" office:value-type="float" office:value="115969"/>
        </table:table-row>
        <table:table-row table:style-name="ro1">
          <table:table-cell table:style-name="ce1" office:value-type="float" office:value="1500701"/>
          <table:table-cell table:style-name="ce1" office:value-type="string">
            <text:p>Anajás (PA)</text:p>
          </table:table-cell>
          <table:table-cell table:style-name="ce1" office:value-type="float" office:value="29688"/>
        </table:table-row>
        <table:table-row table:style-name="ro1">
          <table:table-cell table:style-name="ce1" office:value-type="float" office:value="1500800"/>
          <table:table-cell table:style-name="ce1" office:value-type="string">
            <text:p>Ananindeua (PA)</text:p>
          </table:table-cell>
          <table:table-cell table:style-name="ce1" office:value-type="float" office:value="535547"/>
        </table:table-row>
        <table:table-row table:style-name="ro1">
          <table:table-cell table:style-name="ce1" office:value-type="float" office:value="1500859"/>
          <table:table-cell table:style-name="ce1" office:value-type="string">
            <text:p>Anapu (PA)</text:p>
          </table:table-cell>
          <table:table-cell table:style-name="ce1" office:value-type="float" office:value="28607"/>
        </table:table-row>
        <table:table-row table:style-name="ro1">
          <table:table-cell table:style-name="ce1" office:value-type="float" office:value="1500909"/>
          <table:table-cell table:style-name="ce1" office:value-type="string">
            <text:p>Augusto Corrêa (PA)</text:p>
          </table:table-cell>
          <table:table-cell table:style-name="ce1" office:value-type="float" office:value="46471"/>
        </table:table-row>
        <table:table-row table:style-name="ro1">
          <table:table-cell table:style-name="ce1" office:value-type="float" office:value="1500958"/>
          <table:table-cell table:style-name="ce1" office:value-type="string">
            <text:p>Aurora do Pará (PA)</text:p>
          </table:table-cell>
          <table:table-cell table:style-name="ce1" office:value-type="float" office:value="31773"/>
        </table:table-row>
        <table:table-row table:style-name="ro1">
          <table:table-cell table:style-name="ce1" office:value-type="float" office:value="1501006"/>
          <table:table-cell table:style-name="ce1" office:value-type="string">
            <text:p>Aveiro (PA)</text:p>
          </table:table-cell>
          <table:table-cell table:style-name="ce1" office:value-type="float" office:value="16404"/>
        </table:table-row>
        <table:table-row table:style-name="ro1">
          <table:table-cell table:style-name="ce1" office:value-type="float" office:value="1501105"/>
          <table:table-cell table:style-name="ce1" office:value-type="string">
            <text:p>Bagre (PA)</text:p>
          </table:table-cell>
          <table:table-cell table:style-name="ce1" office:value-type="float" office:value="31325"/>
        </table:table-row>
        <table:table-row table:style-name="ro1">
          <table:table-cell table:style-name="ce1" office:value-type="float" office:value="1501204"/>
          <table:table-cell table:style-name="ce1" office:value-type="string">
            <text:p>Baião (PA)</text:p>
          </table:table-cell>
          <table:table-cell table:style-name="ce1" office:value-type="float" office:value="48459"/>
        </table:table-row>
        <table:table-row table:style-name="ro1">
          <table:table-cell table:style-name="ce1" office:value-type="float" office:value="1501253"/>
          <table:table-cell table:style-name="ce1" office:value-type="string">
            <text:p>Bannach (PA)</text:p>
          </table:table-cell>
          <table:table-cell table:style-name="ce1" office:value-type="float" office:value="3262"/>
        </table:table-row>
        <table:table-row table:style-name="ro1">
          <table:table-cell table:style-name="ce1" office:value-type="float" office:value="1501303"/>
          <table:table-cell table:style-name="ce1" office:value-type="string">
            <text:p>Barcarena (PA)</text:p>
          </table:table-cell>
          <table:table-cell table:style-name="ce1" office:value-type="float" office:value="127027"/>
        </table:table-row>
        <table:table-row table:style-name="ro1">
          <table:table-cell table:style-name="ce1" office:value-type="float" office:value="1501402"/>
          <table:table-cell table:style-name="ce1" office:value-type="string">
            <text:p>Belém (PA)</text:p>
          </table:table-cell>
          <table:table-cell table:style-name="ce1" office:value-type="float" office:value="1499641"/>
        </table:table-row>
        <table:table-row table:style-name="ro1">
          <table:table-cell table:style-name="ce1" office:value-type="float" office:value="1501451"/>
          <table:table-cell table:style-name="ce1" office:value-type="string">
            <text:p>Belterra (PA)</text:p>
          </table:table-cell>
          <table:table-cell table:style-name="ce1" office:value-type="float" office:value="17839"/>
        </table:table-row>
        <table:table-row table:style-name="ro1">
          <table:table-cell table:style-name="ce1" office:value-type="float" office:value="1501501"/>
          <table:table-cell table:style-name="ce1" office:value-type="string">
            <text:p>Benevides (PA)</text:p>
          </table:table-cell>
          <table:table-cell table:style-name="ce1" office:value-type="float" office:value="63768"/>
        </table:table-row>
        <table:table-row table:style-name="ro1">
          <table:table-cell table:style-name="ce1" office:value-type="float" office:value="1501576"/>
          <table:table-cell table:style-name="ce1" office:value-type="string">
            <text:p>Bom Jesus do Tocantins (PA)</text:p>
          </table:table-cell>
          <table:table-cell table:style-name="ce1" office:value-type="float" office:value="17118"/>
        </table:table-row>
        <table:table-row table:style-name="ro1">
          <table:table-cell table:style-name="ce1" office:value-type="float" office:value="1501600"/>
          <table:table-cell table:style-name="ce1" office:value-type="string">
            <text:p>Bonito (PA)</text:p>
          </table:table-cell>
          <table:table-cell table:style-name="ce1" office:value-type="float" office:value="16530"/>
        </table:table-row>
        <table:table-row table:style-name="ro1">
          <table:table-cell table:style-name="ce1" office:value-type="float" office:value="1501709"/>
          <table:table-cell table:style-name="ce1" office:value-type="string">
            <text:p>Bragança (PA)</text:p>
          </table:table-cell>
          <table:table-cell table:style-name="ce1" office:value-type="float" office:value="128914"/>
        </table:table-row>
        <table:table-row table:style-name="ro1">
          <table:table-cell table:style-name="ce1" office:value-type="float" office:value="1501725"/>
          <table:table-cell table:style-name="ce1" office:value-type="string">
            <text:p>Brasil Novo (PA)</text:p>
          </table:table-cell>
          <table:table-cell table:style-name="ce1" office:value-type="float" office:value="14983"/>
        </table:table-row>
        <table:table-row table:style-name="ro1">
          <table:table-cell table:style-name="ce1" office:value-type="float" office:value="1501758"/>
          <table:table-cell table:style-name="ce1" office:value-type="string">
            <text:p>Brejo Grande do Araguaia (PA)</text:p>
          </table:table-cell>
          <table:table-cell table:style-name="ce1" office:value-type="float" office:value="7368"/>
        </table:table-row>
        <table:table-row table:style-name="ro1">
          <table:table-cell table:style-name="ce1" office:value-type="float" office:value="1501782"/>
          <table:table-cell table:style-name="ce1" office:value-type="string">
            <text:p>Breu Branco (PA)</text:p>
          </table:table-cell>
          <table:table-cell table:style-name="ce1" office:value-type="float" office:value="67332"/>
        </table:table-row>
        <table:table-row table:style-name="ro1">
          <table:table-cell table:style-name="ce1" office:value-type="float" office:value="1501808"/>
          <table:table-cell table:style-name="ce1" office:value-type="string">
            <text:p>Breves (PA)</text:p>
          </table:table-cell>
          <table:table-cell table:style-name="ce1" office:value-type="float" office:value="103497"/>
        </table:table-row>
        <table:table-row table:style-name="ro1">
          <table:table-cell table:style-name="ce1" office:value-type="float" office:value="1501907"/>
          <table:table-cell table:style-name="ce1" office:value-type="string">
            <text:p>Bujaru (PA)</text:p>
          </table:table-cell>
          <table:table-cell table:style-name="ce1" office:value-type="float" office:value="29427"/>
        </table:table-row>
        <table:table-row table:style-name="ro1">
          <table:table-cell table:style-name="ce1" office:value-type="float" office:value="1501956"/>
          <table:table-cell table:style-name="ce1" office:value-type="string">
            <text:p>Cachoeira do Piriá (PA)</text:p>
          </table:table-cell>
          <table:table-cell table:style-name="ce1" office:value-type="float" office:value="34609"/>
        </table:table-row>
        <table:table-row table:style-name="ro1">
          <table:table-cell table:style-name="ce1" office:value-type="float" office:value="1502004"/>
          <table:table-cell table:style-name="ce1" office:value-type="string">
            <text:p>Cachoeira do Arari (PA)</text:p>
          </table:table-cell>
          <table:table-cell table:style-name="ce1" office:value-type="float" office:value="24064"/>
        </table:table-row>
        <table:table-row table:style-name="ro1">
          <table:table-cell table:style-name="ce1" office:value-type="float" office:value="1502103"/>
          <table:table-cell table:style-name="ce1" office:value-type="string">
            <text:p>Cametá (PA)</text:p>
          </table:table-cell>
          <table:table-cell table:style-name="ce1" office:value-type="float" office:value="139364"/>
        </table:table-row>
        <table:table-row table:style-name="ro1">
          <table:table-cell table:style-name="ce1" office:value-type="float" office:value="1502152"/>
          <table:table-cell table:style-name="ce1" office:value-type="string">
            <text:p>Canaã dos Carajás (PA)</text:p>
          </table:table-cell>
          <table:table-cell table:style-name="ce1" office:value-type="float" office:value="38103"/>
        </table:table-row>
        <table:table-row table:style-name="ro1">
          <table:table-cell table:style-name="ce1" office:value-type="float" office:value="1502202"/>
          <table:table-cell table:style-name="ce1" office:value-type="string">
            <text:p>Capanema (PA)</text:p>
          </table:table-cell>
          <table:table-cell table:style-name="ce1" office:value-type="float" office:value="69431"/>
        </table:table-row>
        <table:table-row table:style-name="ro1">
          <table:table-cell table:style-name="ce1" office:value-type="float" office:value="1502301"/>
          <table:table-cell table:style-name="ce1" office:value-type="string">
            <text:p>Capitão Poço (PA)</text:p>
          </table:table-cell>
          <table:table-cell table:style-name="ce1" office:value-type="float" office:value="54425"/>
        </table:table-row>
        <table:table-row table:style-name="ro1">
          <table:table-cell table:style-name="ce1" office:value-type="float" office:value="1502400"/>
          <table:table-cell table:style-name="ce1" office:value-type="string">
            <text:p>Castanhal (PA)</text:p>
          </table:table-cell>
          <table:table-cell table:style-name="ce1" office:value-type="float" office:value="203251"/>
        </table:table-row>
        <table:table-row table:style-name="ro1">
          <table:table-cell table:style-name="ce1" office:value-type="float" office:value="1502509"/>
          <table:table-cell table:style-name="ce1" office:value-type="string">
            <text:p>Chaves (PA)</text:p>
          </table:table-cell>
          <table:table-cell table:style-name="ce1" office:value-type="float" office:value="23948"/>
        </table:table-row>
        <table:table-row table:style-name="ro1">
          <table:table-cell table:style-name="ce1" office:value-type="float" office:value="1502608"/>
          <table:table-cell table:style-name="ce1" office:value-type="string">
            <text:p>Colares (PA)</text:p>
          </table:table-cell>
          <table:table-cell table:style-name="ce1" office:value-type="float" office:value="12131"/>
        </table:table-row>
        <table:table-row table:style-name="ro1">
          <table:table-cell table:style-name="ce1" office:value-type="float" office:value="1502707"/>
          <table:table-cell table:style-name="ce1" office:value-type="string">
            <text:p>Conceição do Araguaia (PA)</text:p>
          </table:table-cell>
          <table:table-cell table:style-name="ce1" office:value-type="float" office:value="47991"/>
        </table:table-row>
        <table:table-row table:style-name="ro1">
          <table:table-cell table:style-name="ce1" office:value-type="float" office:value="1502756"/>
          <table:table-cell table:style-name="ce1" office:value-type="string">
            <text:p>Concórdia do Pará (PA)</text:p>
          </table:table-cell>
          <table:table-cell table:style-name="ce1" office:value-type="float" office:value="33781"/>
        </table:table-row>
        <table:table-row table:style-name="ro1">
          <table:table-cell table:style-name="ce1" office:value-type="float" office:value="1502764"/>
          <table:table-cell table:style-name="ce1" office:value-type="string">
            <text:p>Cumaru do Norte (PA)</text:p>
          </table:table-cell>
          <table:table-cell table:style-name="ce1" office:value-type="float" office:value="13761"/>
        </table:table-row>
        <table:table-row table:style-name="ro1">
          <table:table-cell table:style-name="ce1" office:value-type="float" office:value="1502772"/>
          <table:table-cell table:style-name="ce1" office:value-type="string">
            <text:p>Curionópolis (PA)</text:p>
          </table:table-cell>
          <table:table-cell table:style-name="ce1" office:value-type="float" office:value="17846"/>
        </table:table-row>
        <table:table-row table:style-name="ro1">
          <table:table-cell table:style-name="ce1" office:value-type="float" office:value="1502806"/>
          <table:table-cell table:style-name="ce1" office:value-type="string">
            <text:p>Curralinho (PA)</text:p>
          </table:table-cell>
          <table:table-cell table:style-name="ce1" office:value-type="float" office:value="34994"/>
        </table:table-row>
        <table:table-row table:style-name="ro1">
          <table:table-cell table:style-name="ce1" office:value-type="float" office:value="1502855"/>
          <table:table-cell table:style-name="ce1" office:value-type="string">
            <text:p>Curuá (PA)</text:p>
          </table:table-cell>
          <table:table-cell table:style-name="ce1" office:value-type="float" office:value="14587"/>
        </table:table-row>
        <table:table-row table:style-name="ro1">
          <table:table-cell table:style-name="ce1" office:value-type="float" office:value="1502905"/>
          <table:table-cell table:style-name="ce1" office:value-type="string">
            <text:p>Curuçá (PA)</text:p>
          </table:table-cell>
          <table:table-cell table:style-name="ce1" office:value-type="float" office:value="40584"/>
        </table:table-row>
        <table:table-row table:style-name="ro1">
          <table:table-cell table:style-name="ce1" office:value-type="float" office:value="1502939"/>
          <table:table-cell table:style-name="ce1" office:value-type="string">
            <text:p>Dom Eliseu (PA)</text:p>
          </table:table-cell>
          <table:table-cell table:style-name="ce1" office:value-type="float" office:value="60469"/>
        </table:table-row>
        <table:table-row table:style-name="ro1">
          <table:table-cell table:style-name="ce1" office:value-type="float" office:value="1502954"/>
          <table:table-cell table:style-name="ce1" office:value-type="string">
            <text:p>Eldorado do Carajás (PA)</text:p>
          </table:table-cell>
          <table:table-cell table:style-name="ce1" office:value-type="float" office:value="33940"/>
        </table:table-row>
        <table:table-row table:style-name="ro1">
          <table:table-cell table:style-name="ce1" office:value-type="float" office:value="1503002"/>
          <table:table-cell table:style-name="ce1" office:value-type="string">
            <text:p>Faro (PA)</text:p>
          </table:table-cell>
          <table:table-cell table:style-name="ce1" office:value-type="float" office:value="7070"/>
        </table:table-row>
        <table:table-row table:style-name="ro1">
          <table:table-cell table:style-name="ce1" office:value-type="float" office:value="1503044"/>
          <table:table-cell table:style-name="ce1" office:value-type="string">
            <text:p>Floresta do Araguaia (PA)</text:p>
          </table:table-cell>
          <table:table-cell table:style-name="ce1" office:value-type="float" office:value="20525"/>
        </table:table-row>
        <table:table-row table:style-name="ro1">
          <table:table-cell table:style-name="ce1" office:value-type="float" office:value="1503077"/>
          <table:table-cell table:style-name="ce1" office:value-type="string">
            <text:p>Garrafão do Norte (PA)</text:p>
          </table:table-cell>
          <table:table-cell table:style-name="ce1" office:value-type="float" office:value="26111"/>
        </table:table-row>
        <table:table-row table:style-name="ro1">
          <table:table-cell table:style-name="ce1" office:value-type="float" office:value="1503093"/>
          <table:table-cell table:style-name="ce1" office:value-type="string">
            <text:p>Goianésia do Pará (PA)</text:p>
          </table:table-cell>
          <table:table-cell table:style-name="ce1" office:value-type="float" office:value="41081"/>
        </table:table-row>
        <table:table-row table:style-name="ro1">
          <table:table-cell table:style-name="ce1" office:value-type="float" office:value="1503101"/>
          <table:table-cell table:style-name="ce1" office:value-type="string">
            <text:p>Gurupá (PA)</text:p>
          </table:table-cell>
          <table:table-cell table:style-name="ce1" office:value-type="float" office:value="33755"/>
        </table:table-row>
        <table:table-row table:style-name="ro1">
          <table:table-cell table:style-name="ce1" office:value-type="float" office:value="1503200"/>
          <table:table-cell table:style-name="ce1" office:value-type="string">
            <text:p>Igarapé-Açu (PA)</text:p>
          </table:table-cell>
          <table:table-cell table:style-name="ce1" office:value-type="float" office:value="39023"/>
        </table:table-row>
        <table:table-row table:style-name="ro1">
          <table:table-cell table:style-name="ce1" office:value-type="float" office:value="1503309"/>
          <table:table-cell table:style-name="ce1" office:value-type="string">
            <text:p>Igarapé-Miri (PA)</text:p>
          </table:table-cell>
          <table:table-cell table:style-name="ce1" office:value-type="float" office:value="63036"/>
        </table:table-row>
        <table:table-row table:style-name="ro1">
          <table:table-cell table:style-name="ce1" office:value-type="float" office:value="1503408"/>
          <table:table-cell table:style-name="ce1" office:value-type="string">
            <text:p>Inhangapi (PA)</text:p>
          </table:table-cell>
          <table:table-cell table:style-name="ce1" office:value-type="float" office:value="11861"/>
        </table:table-row>
        <table:table-row table:style-name="ro1">
          <table:table-cell table:style-name="ce1" office:value-type="float" office:value="1503457"/>
          <table:table-cell table:style-name="ce1" office:value-type="string">
            <text:p>Ipixuna do Pará (PA)</text:p>
          </table:table-cell>
          <table:table-cell table:style-name="ce1" office:value-type="float" office:value="65625"/>
        </table:table-row>
        <table:table-row table:style-name="ro1">
          <table:table-cell table:style-name="ce1" office:value-type="float" office:value="1503507"/>
          <table:table-cell table:style-name="ce1" office:value-type="string">
            <text:p>Irituia (PA)</text:p>
          </table:table-cell>
          <table:table-cell table:style-name="ce1" office:value-type="float" office:value="32595"/>
        </table:table-row>
        <table:table-row table:style-name="ro1">
          <table:table-cell table:style-name="ce1" office:value-type="float" office:value="1503606"/>
          <table:table-cell table:style-name="ce1" office:value-type="string">
            <text:p>Itaituba (PA)</text:p>
          </table:table-cell>
          <table:table-cell table:style-name="ce1" office:value-type="float" office:value="101395"/>
        </table:table-row>
        <table:table-row table:style-name="ro1">
          <table:table-cell table:style-name="ce1" office:value-type="float" office:value="1503705"/>
          <table:table-cell table:style-name="ce1" office:value-type="string">
            <text:p>Itupiranga (PA)</text:p>
          </table:table-cell>
          <table:table-cell table:style-name="ce1" office:value-type="float" office:value="53355"/>
        </table:table-row>
        <table:table-row table:style-name="ro1">
          <table:table-cell table:style-name="ce1" office:value-type="float" office:value="1503754"/>
          <table:table-cell table:style-name="ce1" office:value-type="string">
            <text:p>Jacareacanga (PA)</text:p>
          </table:table-cell>
          <table:table-cell table:style-name="ce1" office:value-type="float" office:value="7590"/>
        </table:table-row>
        <table:table-row table:style-name="ro1">
          <table:table-cell table:style-name="ce1" office:value-type="float" office:value="1503804"/>
          <table:table-cell table:style-name="ce1" office:value-type="string">
            <text:p>Jacundá (PA)</text:p>
          </table:table-cell>
          <table:table-cell table:style-name="ce1" office:value-type="float" office:value="59842"/>
        </table:table-row>
        <table:table-row table:style-name="ro1">
          <table:table-cell table:style-name="ce1" office:value-type="float" office:value="1503903"/>
          <table:table-cell table:style-name="ce1" office:value-type="string">
            <text:p>Juruti (PA)</text:p>
          </table:table-cell>
          <table:table-cell table:style-name="ce1" office:value-type="float" office:value="58960"/>
        </table:table-row>
        <table:table-row table:style-name="ro1">
          <table:table-cell table:style-name="ce1" office:value-type="float" office:value="1504000"/>
          <table:table-cell table:style-name="ce1" office:value-type="string">
            <text:p>Limoeiro do Ajuru (PA)</text:p>
          </table:table-cell>
          <table:table-cell table:style-name="ce1" office:value-type="float" office:value="29282"/>
        </table:table-row>
        <table:table-row table:style-name="ro1">
          <table:table-cell table:style-name="ce1" office:value-type="float" office:value="1504059"/>
          <table:table-cell table:style-name="ce1" office:value-type="string">
            <text:p>Mãe do Rio (PA)</text:p>
          </table:table-cell>
          <table:table-cell table:style-name="ce1" office:value-type="float" office:value="30235"/>
        </table:table-row>
        <table:table-row table:style-name="ro1">
          <table:table-cell table:style-name="ce1" office:value-type="float" office:value="1504109"/>
          <table:table-cell table:style-name="ce1" office:value-type="string">
            <text:p>Magalhães Barata (PA)</text:p>
          </table:table-cell>
          <table:table-cell table:style-name="ce1" office:value-type="float" office:value="8573"/>
        </table:table-row>
        <table:table-row table:style-name="ro1">
          <table:table-cell table:style-name="ce1" office:value-type="float" office:value="1504208"/>
          <table:table-cell table:style-name="ce1" office:value-type="string">
            <text:p>Marabá (PA)</text:p>
          </table:table-cell>
          <table:table-cell table:style-name="ce1" office:value-type="float" office:value="283542"/>
        </table:table-row>
        <table:table-row table:style-name="ro1">
          <table:table-cell table:style-name="ce1" office:value-type="float" office:value="1504307"/>
          <table:table-cell table:style-name="ce1" office:value-type="string">
            <text:p>Maracanã (PA)</text:p>
          </table:table-cell>
          <table:table-cell table:style-name="ce1" office:value-type="float" office:value="29516"/>
        </table:table-row>
        <table:table-row table:style-name="ro1">
          <table:table-cell table:style-name="ce1" office:value-type="float" office:value="1504406"/>
          <table:table-cell table:style-name="ce1" office:value-type="string">
            <text:p>Marapanim (PA)</text:p>
          </table:table-cell>
          <table:table-cell table:style-name="ce1" office:value-type="float" office:value="28450"/>
        </table:table-row>
        <table:table-row table:style-name="ro1">
          <table:table-cell table:style-name="ce1" office:value-type="float" office:value="1504422"/>
          <table:table-cell table:style-name="ce1" office:value-type="string">
            <text:p>Marituba (PA)</text:p>
          </table:table-cell>
          <table:table-cell table:style-name="ce1" office:value-type="float" office:value="133685"/>
        </table:table-row>
        <table:table-row table:style-name="ro1">
          <table:table-cell table:style-name="ce1" office:value-type="float" office:value="1504455"/>
          <table:table-cell table:style-name="ce1" office:value-type="string">
            <text:p>Medicilândia (PA)</text:p>
          </table:table-cell>
          <table:table-cell table:style-name="ce1" office:value-type="float" office:value="31975"/>
        </table:table-row>
        <table:table-row table:style-name="ro1">
          <table:table-cell table:style-name="ce1" office:value-type="float" office:value="1504505"/>
          <table:table-cell table:style-name="ce1" office:value-type="string">
            <text:p>Melgaço (PA)</text:p>
          </table:table-cell>
          <table:table-cell table:style-name="ce1" office:value-type="float" office:value="27890"/>
        </table:table-row>
        <table:table-row table:style-name="ro1">
          <table:table-cell table:style-name="ce1" office:value-type="float" office:value="1504604"/>
          <table:table-cell table:style-name="ce1" office:value-type="string">
            <text:p>Mocajuba (PA)</text:p>
          </table:table-cell>
          <table:table-cell table:style-name="ce1" office:value-type="float" office:value="31530"/>
        </table:table-row>
        <table:table-row table:style-name="ro1">
          <table:table-cell table:style-name="ce1" office:value-type="float" office:value="1504703"/>
          <table:table-cell table:style-name="ce1" office:value-type="string">
            <text:p>Moju (PA)</text:p>
          </table:table-cell>
          <table:table-cell table:style-name="ce1" office:value-type="float" office:value="83182"/>
        </table:table-row>
        <table:table-row table:style-name="ro1">
          <table:table-cell table:style-name="ce1" office:value-type="float" office:value="1504752"/>
          <table:table-cell table:style-name="ce1" office:value-type="string">
            <text:p>Mojuí dos Campos (PA)</text:p>
          </table:table-cell>
          <table:table-cell table:style-name="ce1" office:value-type="float" office:value="16184"/>
        </table:table-row>
        <table:table-row table:style-name="ro1">
          <table:table-cell table:style-name="ce1" office:value-type="float" office:value="1504802"/>
          <table:table-cell table:style-name="ce1" office:value-type="string">
            <text:p>Monte Alegre (PA)</text:p>
          </table:table-cell>
          <table:table-cell table:style-name="ce1" office:value-type="float" office:value="58162"/>
        </table:table-row>
        <table:table-row table:style-name="ro1">
          <table:table-cell table:style-name="ce1" office:value-type="float" office:value="1504901"/>
          <table:table-cell table:style-name="ce1" office:value-type="string">
            <text:p>Muaná (PA)</text:p>
          </table:table-cell>
          <table:table-cell table:style-name="ce1" office:value-type="float" office:value="40906"/>
        </table:table-row>
        <table:table-row table:style-name="ro1">
          <table:table-cell table:style-name="ce1" office:value-type="float" office:value="1504950"/>
          <table:table-cell table:style-name="ce1" office:value-type="string">
            <text:p>Nova Esperança do Piriá (PA)</text:p>
          </table:table-cell>
          <table:table-cell table:style-name="ce1" office:value-type="float" office:value="21444"/>
        </table:table-row>
        <table:table-row table:style-name="ro1">
          <table:table-cell table:style-name="ce1" office:value-type="float" office:value="1504976"/>
          <table:table-cell table:style-name="ce1" office:value-type="string">
            <text:p>Nova Ipixuna (PA)</text:p>
          </table:table-cell>
          <table:table-cell table:style-name="ce1" office:value-type="float" office:value="16854"/>
        </table:table-row>
        <table:table-row table:style-name="ro1">
          <table:table-cell table:style-name="ce1" office:value-type="float" office:value="1505007"/>
          <table:table-cell table:style-name="ce1" office:value-type="string">
            <text:p>Nova Timboteua (PA)</text:p>
          </table:table-cell>
          <table:table-cell table:style-name="ce1" office:value-type="float" office:value="15506"/>
        </table:table-row>
        <table:table-row table:style-name="ro1">
          <table:table-cell table:style-name="ce1" office:value-type="float" office:value="1505031"/>
          <table:table-cell table:style-name="ce1" office:value-type="string">
            <text:p>Novo Progresso (PA)</text:p>
          </table:table-cell>
          <table:table-cell table:style-name="ce1" office:value-type="float" office:value="25766"/>
        </table:table-row>
        <table:table-row table:style-name="ro1">
          <table:table-cell table:style-name="ce1" office:value-type="float" office:value="1505064"/>
          <table:table-cell table:style-name="ce1" office:value-type="string">
            <text:p>Novo Repartimento (PA)</text:p>
          </table:table-cell>
          <table:table-cell table:style-name="ce1" office:value-type="float" office:value="77214"/>
        </table:table-row>
        <table:table-row table:style-name="ro1">
          <table:table-cell table:style-name="ce1" office:value-type="float" office:value="1505106"/>
          <table:table-cell table:style-name="ce1" office:value-type="string">
            <text:p>Óbidos (PA)</text:p>
          </table:table-cell>
          <table:table-cell table:style-name="ce1" office:value-type="float" office:value="52306"/>
        </table:table-row>
        <table:table-row table:style-name="ro1">
          <table:table-cell table:style-name="ce1" office:value-type="float" office:value="1505205"/>
          <table:table-cell table:style-name="ce1" office:value-type="string">
            <text:p>Oeiras do Pará (PA)</text:p>
          </table:table-cell>
          <table:table-cell table:style-name="ce1" office:value-type="float" office:value="32850"/>
        </table:table-row>
        <table:table-row table:style-name="ro1">
          <table:table-cell table:style-name="ce1" office:value-type="float" office:value="1505304"/>
          <table:table-cell table:style-name="ce1" office:value-type="string">
            <text:p>Oriximiná (PA)</text:p>
          </table:table-cell>
          <table:table-cell table:style-name="ce1" office:value-type="float" office:value="74016"/>
        </table:table-row>
        <table:table-row table:style-name="ro1">
          <table:table-cell table:style-name="ce1" office:value-type="float" office:value="1505403"/>
          <table:table-cell table:style-name="ce1" office:value-type="string">
            <text:p>Ourém (PA)</text:p>
          </table:table-cell>
          <table:table-cell table:style-name="ce1" office:value-type="float" office:value="17961"/>
        </table:table-row>
        <table:table-row table:style-name="ro1">
          <table:table-cell table:style-name="ce1" office:value-type="float" office:value="1505437"/>
          <table:table-cell table:style-name="ce1" office:value-type="string">
            <text:p>Ourilândia do Norte (PA)</text:p>
          </table:table-cell>
          <table:table-cell table:style-name="ce1" office:value-type="float" office:value="33335"/>
        </table:table-row>
        <table:table-row table:style-name="ro1">
          <table:table-cell table:style-name="ce1" office:value-type="float" office:value="1505486"/>
          <table:table-cell table:style-name="ce1" office:value-type="string">
            <text:p>Pacajá (PA)</text:p>
          </table:table-cell>
          <table:table-cell table:style-name="ce1" office:value-type="float" office:value="48414"/>
        </table:table-row>
        <table:table-row table:style-name="ro1">
          <table:table-cell table:style-name="ce1" office:value-type="float" office:value="1505494"/>
          <table:table-cell table:style-name="ce1" office:value-type="string">
            <text:p>Palestina do Pará (PA)</text:p>
          </table:table-cell>
          <table:table-cell table:style-name="ce1" office:value-type="float" office:value="7582"/>
        </table:table-row>
        <table:table-row table:style-name="ro1">
          <table:table-cell table:style-name="ce1" office:value-type="float" office:value="1505502"/>
          <table:table-cell table:style-name="ce1" office:value-type="string">
            <text:p>Paragominas (PA)</text:p>
          </table:table-cell>
          <table:table-cell table:style-name="ce1" office:value-type="float" office:value="114503"/>
        </table:table-row>
        <table:table-row table:style-name="ro1">
          <table:table-cell table:style-name="ce1" office:value-type="float" office:value="1505536"/>
          <table:table-cell table:style-name="ce1" office:value-type="string">
            <text:p>Parauapebas (PA)</text:p>
          </table:table-cell>
          <table:table-cell table:style-name="ce1" office:value-type="float" office:value="213576"/>
        </table:table-row>
        <table:table-row table:style-name="ro1">
          <table:table-cell table:style-name="ce1" office:value-type="float" office:value="1505551"/>
          <table:table-cell table:style-name="ce1" office:value-type="string">
            <text:p>Pau D'Arco (PA)</text:p>
          </table:table-cell>
          <table:table-cell table:style-name="ce1" office:value-type="float" office:value="5410"/>
        </table:table-row>
        <table:table-row table:style-name="ro1">
          <table:table-cell table:style-name="ce1" office:value-type="float" office:value="1505601"/>
          <table:table-cell table:style-name="ce1" office:value-type="string">
            <text:p>Peixe-Boi (PA)</text:p>
          </table:table-cell>
          <table:table-cell table:style-name="ce1" office:value-type="float" office:value="8081"/>
        </table:table-row>
        <table:table-row table:style-name="ro1">
          <table:table-cell table:style-name="ce1" office:value-type="float" office:value="1505635"/>
          <table:table-cell table:style-name="ce1" office:value-type="string">
            <text:p>Piçarra (PA)</text:p>
          </table:table-cell>
          <table:table-cell table:style-name="ce1" office:value-type="float" office:value="12979"/>
        </table:table-row>
        <table:table-row table:style-name="ro1">
          <table:table-cell table:style-name="ce1" office:value-type="float" office:value="1505650"/>
          <table:table-cell table:style-name="ce1" office:value-type="string">
            <text:p>Placas (PA)</text:p>
          </table:table-cell>
          <table:table-cell table:style-name="ce1" office:value-type="float" office:value="31659"/>
        </table:table-row>
        <table:table-row table:style-name="ro1">
          <table:table-cell table:style-name="ce1" office:value-type="float" office:value="1505700"/>
          <table:table-cell table:style-name="ce1" office:value-type="string">
            <text:p>Ponta de Pedras (PA)</text:p>
          </table:table-cell>
          <table:table-cell table:style-name="ce1" office:value-type="float" office:value="31549"/>
        </table:table-row>
        <table:table-row table:style-name="ro1">
          <table:table-cell table:style-name="ce1" office:value-type="float" office:value="1505809"/>
          <table:table-cell table:style-name="ce1" office:value-type="string">
            <text:p>Portel (PA)</text:p>
          </table:table-cell>
          <table:table-cell table:style-name="ce1" office:value-type="float" office:value="62945"/>
        </table:table-row>
        <table:table-row table:style-name="ro1">
          <table:table-cell table:style-name="ce1" office:value-type="float" office:value="1505908"/>
          <table:table-cell table:style-name="ce1" office:value-type="string">
            <text:p>Porto de Moz (PA)</text:p>
          </table:table-cell>
          <table:table-cell table:style-name="ce1" office:value-type="float" office:value="41801"/>
        </table:table-row>
        <table:table-row table:style-name="ro1">
          <table:table-cell table:style-name="ce1" office:value-type="float" office:value="1506005"/>
          <table:table-cell table:style-name="ce1" office:value-type="string">
            <text:p>Prainha (PA)</text:p>
          </table:table-cell>
          <table:table-cell table:style-name="ce1" office:value-type="float" office:value="29846"/>
        </table:table-row>
        <table:table-row table:style-name="ro1">
          <table:table-cell table:style-name="ce1" office:value-type="float" office:value="1506104"/>
          <table:table-cell table:style-name="ce1" office:value-type="string">
            <text:p>Primavera (PA)</text:p>
          </table:table-cell>
          <table:table-cell table:style-name="ce1" office:value-type="float" office:value="10857"/>
        </table:table-row>
        <table:table-row table:style-name="ro1">
          <table:table-cell table:style-name="ce1" office:value-type="float" office:value="1506112"/>
          <table:table-cell table:style-name="ce1" office:value-type="string">
            <text:p>Quatipuru (PA)</text:p>
          </table:table-cell>
          <table:table-cell table:style-name="ce1" office:value-type="float" office:value="13702"/>
        </table:table-row>
        <table:table-row table:style-name="ro1">
          <table:table-cell table:style-name="ce1" office:value-type="float" office:value="1506138"/>
          <table:table-cell table:style-name="ce1" office:value-type="string">
            <text:p>Redenção (PA)</text:p>
          </table:table-cell>
          <table:table-cell table:style-name="ce1" office:value-type="float" office:value="85563"/>
        </table:table-row>
        <table:table-row table:style-name="ro1">
          <table:table-cell table:style-name="ce1" office:value-type="float" office:value="1506161"/>
          <table:table-cell table:style-name="ce1" office:value-type="string">
            <text:p>Rio Maria (PA)</text:p>
          </table:table-cell>
          <table:table-cell table:style-name="ce1" office:value-type="float" office:value="18201"/>
        </table:table-row>
        <table:table-row table:style-name="ro1">
          <table:table-cell table:style-name="ce1" office:value-type="float" office:value="1506187"/>
          <table:table-cell table:style-name="ce1" office:value-type="string">
            <text:p>Rondon do Pará (PA)</text:p>
          </table:table-cell>
          <table:table-cell table:style-name="ce1" office:value-type="float" office:value="52803"/>
        </table:table-row>
        <table:table-row table:style-name="ro1">
          <table:table-cell table:style-name="ce1" office:value-type="float" office:value="1506195"/>
          <table:table-cell table:style-name="ce1" office:value-type="string">
            <text:p>Rurópolis (PA)</text:p>
          </table:table-cell>
          <table:table-cell table:style-name="ce1" office:value-type="float" office:value="51500"/>
        </table:table-row>
        <table:table-row table:style-name="ro1">
          <table:table-cell table:style-name="ce1" office:value-type="float" office:value="1506203"/>
          <table:table-cell table:style-name="ce1" office:value-type="string">
            <text:p>Salinópolis (PA)</text:p>
          </table:table-cell>
          <table:table-cell table:style-name="ce1" office:value-type="float" office:value="40922"/>
        </table:table-row>
        <table:table-row table:style-name="ro1">
          <table:table-cell table:style-name="ce1" office:value-type="float" office:value="1506302"/>
          <table:table-cell table:style-name="ce1" office:value-type="string">
            <text:p>Salvaterra (PA)</text:p>
          </table:table-cell>
          <table:table-cell table:style-name="ce1" office:value-type="float" office:value="24075"/>
        </table:table-row>
        <table:table-row table:style-name="ro1">
          <table:table-cell table:style-name="ce1" office:value-type="float" office:value="1506351"/>
          <table:table-cell table:style-name="ce1" office:value-type="string">
            <text:p>Santa Bárbara do Pará (PA)</text:p>
          </table:table-cell>
          <table:table-cell table:style-name="ce1" office:value-type="float" office:value="21449"/>
        </table:table-row>
        <table:table-row table:style-name="ro1">
          <table:table-cell table:style-name="ce1" office:value-type="float" office:value="1506401"/>
          <table:table-cell table:style-name="ce1" office:value-type="string">
            <text:p>Santa Cruz do Arari (PA)</text:p>
          </table:table-cell>
          <table:table-cell table:style-name="ce1" office:value-type="float" office:value="10314"/>
        </table:table-row>
        <table:table-row table:style-name="ro1">
          <table:table-cell table:style-name="ce1" office:value-type="float" office:value="1506500"/>
          <table:table-cell table:style-name="ce1" office:value-type="string">
            <text:p>Santa Izabel do Pará (PA)</text:p>
          </table:table-cell>
          <table:table-cell table:style-name="ce1" office:value-type="float" office:value="71837"/>
        </table:table-row>
        <table:table-row table:style-name="ro1">
          <table:table-cell table:style-name="ce1" office:value-type="float" office:value="1506559"/>
          <table:table-cell table:style-name="ce1" office:value-type="string">
            <text:p>Santa Luzia do Pará (PA)</text:p>
          </table:table-cell>
          <table:table-cell table:style-name="ce1" office:value-type="float" office:value="19843"/>
        </table:table-row>
        <table:table-row table:style-name="ro1">
          <table:table-cell table:style-name="ce1" office:value-type="float" office:value="1506583"/>
          <table:table-cell table:style-name="ce1" office:value-type="string">
            <text:p>Santa Maria das Barreiras (PA)</text:p>
          </table:table-cell>
          <table:table-cell table:style-name="ce1" office:value-type="float" office:value="21850"/>
        </table:table-row>
        <table:table-row table:style-name="ro1">
          <table:table-cell table:style-name="ce1" office:value-type="float" office:value="1506609"/>
          <table:table-cell table:style-name="ce1" office:value-type="string">
            <text:p>Santa Maria do Pará (PA)</text:p>
          </table:table-cell>
          <table:table-cell table:style-name="ce1" office:value-type="float" office:value="24995"/>
        </table:table-row>
        <table:table-row table:style-name="ro1">
          <table:table-cell table:style-name="ce1" office:value-type="float" office:value="1506708"/>
          <table:table-cell table:style-name="ce1" office:value-type="string">
            <text:p>Santana do Araguaia (PA)</text:p>
          </table:table-cell>
          <table:table-cell table:style-name="ce1" office:value-type="float" office:value="74419"/>
        </table:table-row>
        <table:table-row table:style-name="ro1">
          <table:table-cell table:style-name="ce1" office:value-type="float" office:value="1506807"/>
          <table:table-cell table:style-name="ce1" office:value-type="string">
            <text:p>Santarém (PA)</text:p>
          </table:table-cell>
          <table:table-cell table:style-name="ce1" office:value-type="float" office:value="306480"/>
        </table:table-row>
        <table:table-row table:style-name="ro1">
          <table:table-cell table:style-name="ce1" office:value-type="float" office:value="1506906"/>
          <table:table-cell table:style-name="ce1" office:value-type="string">
            <text:p>Santarém Novo (PA)</text:p>
          </table:table-cell>
          <table:table-cell table:style-name="ce1" office:value-type="float" office:value="6753"/>
        </table:table-row>
        <table:table-row table:style-name="ro1">
          <table:table-cell table:style-name="ce1" office:value-type="float" office:value="1507003"/>
          <table:table-cell table:style-name="ce1" office:value-type="string">
            <text:p>Santo Antônio do Tauá (PA)</text:p>
          </table:table-cell>
          <table:table-cell table:style-name="ce1" office:value-type="float" office:value="31918"/>
        </table:table-row>
        <table:table-row table:style-name="ro1">
          <table:table-cell table:style-name="ce1" office:value-type="float" office:value="1507102"/>
          <table:table-cell table:style-name="ce1" office:value-type="string">
            <text:p>São Caetano de Odivelas (PA)</text:p>
          </table:table-cell>
          <table:table-cell table:style-name="ce1" office:value-type="float" office:value="18129"/>
        </table:table-row>
        <table:table-row table:style-name="ro1">
          <table:table-cell table:style-name="ce1" office:value-type="float" office:value="1507151"/>
          <table:table-cell table:style-name="ce1" office:value-type="string">
            <text:p>São Domingos do Araguaia (PA)</text:p>
          </table:table-cell>
          <table:table-cell table:style-name="ce1" office:value-type="float" office:value="25753"/>
        </table:table-row>
        <table:table-row table:style-name="ro1">
          <table:table-cell table:style-name="ce1" office:value-type="float" office:value="1507201"/>
          <table:table-cell table:style-name="ce1" office:value-type="string">
            <text:p>São Domingos do Capim (PA)</text:p>
          </table:table-cell>
          <table:table-cell table:style-name="ce1" office:value-type="float" office:value="32139"/>
        </table:table-row>
        <table:table-row table:style-name="ro1">
          <table:table-cell table:style-name="ce1" office:value-type="float" office:value="1507300"/>
          <table:table-cell table:style-name="ce1" office:value-type="string">
            <text:p>São Félix do Xingu (PA)</text:p>
          </table:table-cell>
          <table:table-cell table:style-name="ce1" office:value-type="float" office:value="132138"/>
        </table:table-row>
        <table:table-row table:style-name="ro1">
          <table:table-cell table:style-name="ce1" office:value-type="float" office:value="1507409"/>
          <table:table-cell table:style-name="ce1" office:value-type="string">
            <text:p>São Francisco do Pará (PA)</text:p>
          </table:table-cell>
          <table:table-cell table:style-name="ce1" office:value-type="float" office:value="15930"/>
        </table:table-row>
        <table:table-row table:style-name="ro1">
          <table:table-cell table:style-name="ce1" office:value-type="float" office:value="1507458"/>
          <table:table-cell table:style-name="ce1" office:value-type="string">
            <text:p>São Geraldo do Araguaia (PA)</text:p>
          </table:table-cell>
          <table:table-cell table:style-name="ce1" office:value-type="float" office:value="24705"/>
        </table:table-row>
        <table:table-row table:style-name="ro1">
          <table:table-cell table:style-name="ce1" office:value-type="float" office:value="1507466"/>
          <table:table-cell table:style-name="ce1" office:value-type="string">
            <text:p>São João da Ponta (PA)</text:p>
          </table:table-cell>
          <table:table-cell table:style-name="ce1" office:value-type="float" office:value="6217"/>
        </table:table-row>
        <table:table-row table:style-name="ro1">
          <table:table-cell table:style-name="ce1" office:value-type="float" office:value="1507474"/>
          <table:table-cell table:style-name="ce1" office:value-type="string">
            <text:p>São João de Pirabas (PA)</text:p>
          </table:table-cell>
          <table:table-cell table:style-name="ce1" office:value-type="float" office:value="23244"/>
        </table:table-row>
        <table:table-row table:style-name="ro1">
          <table:table-cell table:style-name="ce1" office:value-type="float" office:value="1507508"/>
          <table:table-cell table:style-name="ce1" office:value-type="string">
            <text:p>São João do Araguaia (PA)</text:p>
          </table:table-cell>
          <table:table-cell table:style-name="ce1" office:value-type="float" office:value="14051"/>
        </table:table-row>
        <table:table-row table:style-name="ro1">
          <table:table-cell table:style-name="ce1" office:value-type="float" office:value="1507607"/>
          <table:table-cell table:style-name="ce1" office:value-type="string">
            <text:p>São Miguel do Guamá (PA)</text:p>
          </table:table-cell>
          <table:table-cell table:style-name="ce1" office:value-type="float" office:value="59632"/>
        </table:table-row>
        <table:table-row table:style-name="ro1">
          <table:table-cell table:style-name="ce1" office:value-type="float" office:value="1507706"/>
          <table:table-cell table:style-name="ce1" office:value-type="string">
            <text:p>São Sebastião da Boa Vista (PA)</text:p>
          </table:table-cell>
          <table:table-cell table:style-name="ce1" office:value-type="float" office:value="26974"/>
        </table:table-row>
        <table:table-row table:style-name="ro1">
          <table:table-cell table:style-name="ce1" office:value-type="float" office:value="1507755"/>
          <table:table-cell table:style-name="ce1" office:value-type="string">
            <text:p>Sapucaia (PA)</text:p>
          </table:table-cell>
          <table:table-cell table:style-name="ce1" office:value-type="float" office:value="6009"/>
        </table:table-row>
        <table:table-row table:style-name="ro1">
          <table:table-cell table:style-name="ce1" office:value-type="float" office:value="1507805"/>
          <table:table-cell table:style-name="ce1" office:value-type="string">
            <text:p>Senador José Porfírio (PA)</text:p>
          </table:table-cell>
          <table:table-cell table:style-name="ce1" office:value-type="float" office:value="11480"/>
        </table:table-row>
        <table:table-row table:style-name="ro1">
          <table:table-cell table:style-name="ce1" office:value-type="float" office:value="1507904"/>
          <table:table-cell table:style-name="ce1" office:value-type="string">
            <text:p>Soure (PA)</text:p>
          </table:table-cell>
          <table:table-cell table:style-name="ce1" office:value-type="float" office:value="25565"/>
        </table:table-row>
        <table:table-row table:style-name="ro1">
          <table:table-cell table:style-name="ce1" office:value-type="float" office:value="1507953"/>
          <table:table-cell table:style-name="ce1" office:value-type="string">
            <text:p>Tailândia (PA)</text:p>
          </table:table-cell>
          <table:table-cell table:style-name="ce1" office:value-type="float" office:value="108969"/>
        </table:table-row>
        <table:table-row table:style-name="ro1">
          <table:table-cell table:style-name="ce1" office:value-type="float" office:value="1507961"/>
          <table:table-cell table:style-name="ce1" office:value-type="string">
            <text:p>Terra Alta (PA)</text:p>
          </table:table-cell>
          <table:table-cell table:style-name="ce1" office:value-type="float" office:value="11847"/>
        </table:table-row>
        <table:table-row table:style-name="ro1">
          <table:table-cell table:style-name="ce1" office:value-type="float" office:value="1507979"/>
          <table:table-cell table:style-name="ce1" office:value-type="string">
            <text:p>Terra Santa (PA)</text:p>
          </table:table-cell>
          <table:table-cell table:style-name="ce1" office:value-type="float" office:value="18917"/>
        </table:table-row>
        <table:table-row table:style-name="ro1">
          <table:table-cell table:style-name="ce1" office:value-type="float" office:value="1508001"/>
          <table:table-cell table:style-name="ce1" office:value-type="string">
            <text:p>Tomé-Açu (PA)</text:p>
          </table:table-cell>
          <table:table-cell table:style-name="ce1" office:value-type="float" office:value="64030"/>
        </table:table-row>
        <table:table-row table:style-name="ro1">
          <table:table-cell table:style-name="ce1" office:value-type="float" office:value="1508035"/>
          <table:table-cell table:style-name="ce1" office:value-type="string">
            <text:p>Tracuateua (PA)</text:p>
          </table:table-cell>
          <table:table-cell table:style-name="ce1" office:value-type="float" office:value="31257"/>
        </table:table-row>
        <table:table-row table:style-name="ro1">
          <table:table-cell table:style-name="ce1" office:value-type="float" office:value="1508050"/>
          <table:table-cell table:style-name="ce1" office:value-type="string">
            <text:p>Trairão (PA)</text:p>
          </table:table-cell>
          <table:table-cell table:style-name="ce1" office:value-type="float" office:value="19168"/>
        </table:table-row>
        <table:table-row table:style-name="ro1">
          <table:table-cell table:style-name="ce1" office:value-type="float" office:value="1508084"/>
          <table:table-cell table:style-name="ce1" office:value-type="string">
            <text:p>Tucumã (PA)</text:p>
          </table:table-cell>
          <table:table-cell table:style-name="ce1" office:value-type="float" office:value="40136"/>
        </table:table-row>
        <table:table-row table:style-name="ro1">
          <table:table-cell table:style-name="ce1" office:value-type="float" office:value="1508100"/>
          <table:table-cell table:style-name="ce1" office:value-type="string">
            <text:p>Tucuruí (PA)</text:p>
          </table:table-cell>
          <table:table-cell table:style-name="ce1" office:value-type="float" office:value="115144"/>
        </table:table-row>
        <table:table-row table:style-name="ro1">
          <table:table-cell table:style-name="ce1" office:value-type="float" office:value="1508126"/>
          <table:table-cell table:style-name="ce1" office:value-type="string">
            <text:p>Ulianópolis (PA)</text:p>
          </table:table-cell>
          <table:table-cell table:style-name="ce1" office:value-type="float" office:value="60761"/>
        </table:table-row>
        <table:table-row table:style-name="ro1">
          <table:table-cell table:style-name="ce1" office:value-type="float" office:value="1508159"/>
          <table:table-cell table:style-name="ce1" office:value-type="string">
            <text:p>Uruará (PA)</text:p>
          </table:table-cell>
          <table:table-cell table:style-name="ce1" office:value-type="float" office:value="45435"/>
        </table:table-row>
        <table:table-row table:style-name="ro1">
          <table:table-cell table:style-name="ce1" office:value-type="float" office:value="1508209"/>
          <table:table-cell table:style-name="ce1" office:value-type="string">
            <text:p>Vigia (PA)</text:p>
          </table:table-cell>
          <table:table-cell table:style-name="ce1" office:value-type="float" office:value="54172"/>
        </table:table-row>
        <table:table-row table:style-name="ro1">
          <table:table-cell table:style-name="ce1" office:value-type="float" office:value="1508308"/>
          <table:table-cell table:style-name="ce1" office:value-type="string">
            <text:p>Viseu (PA)</text:p>
          </table:table-cell>
          <table:table-cell table:style-name="ce1" office:value-type="float" office:value="61751"/>
        </table:table-row>
        <table:table-row table:style-name="ro1">
          <table:table-cell table:style-name="ce1" office:value-type="float" office:value="1508357"/>
          <table:table-cell table:style-name="ce1" office:value-type="string">
            <text:p>Vitória do Xingu (PA)</text:p>
          </table:table-cell>
          <table:table-cell table:style-name="ce1" office:value-type="float" office:value="15279"/>
        </table:table-row>
        <table:table-row table:style-name="ro1">
          <table:table-cell table:style-name="ce1" office:value-type="float" office:value="1508407"/>
          <table:table-cell table:style-name="ce1" office:value-type="string">
            <text:p>Xinguara (PA)</text:p>
          </table:table-cell>
          <table:table-cell table:style-name="ce1" office:value-type="float" office:value="45086"/>
        </table:table-row>
        <table:table-row table:style-name="ro1">
          <table:table-cell table:style-name="ce1" office:value-type="float" office:value="1600055"/>
          <table:table-cell table:style-name="ce1" office:value-type="string">
            <text:p>Serra do Navio (AP)</text:p>
          </table:table-cell>
          <table:table-cell table:style-name="ce1" office:value-type="float" office:value="5488"/>
        </table:table-row>
        <table:table-row table:style-name="ro1">
          <table:table-cell table:style-name="ce1" office:value-type="float" office:value="1600105"/>
          <table:table-cell table:style-name="ce1" office:value-type="string">
            <text:p>Amapá (AP)</text:p>
          </table:table-cell>
          <table:table-cell table:style-name="ce1" office:value-type="float" office:value="9187"/>
        </table:table-row>
        <table:table-row table:style-name="ro1">
          <table:table-cell table:style-name="ce1" office:value-type="float" office:value="1600154"/>
          <table:table-cell table:style-name="ce1" office:value-type="string">
            <text:p>Pedra Branca do Amapari (AP)</text:p>
          </table:table-cell>
          <table:table-cell table:style-name="ce1" office:value-type="float" office:value="17067"/>
        </table:table-row>
        <table:table-row table:style-name="ro1">
          <table:table-cell table:style-name="ce1" office:value-type="float" office:value="1600204"/>
          <table:table-cell table:style-name="ce1" office:value-type="string">
            <text:p>Calçoene (AP)</text:p>
          </table:table-cell>
          <table:table-cell table:style-name="ce1" office:value-type="float" office:value="11306"/>
        </table:table-row>
        <table:table-row table:style-name="ro1">
          <table:table-cell table:style-name="ce1" office:value-type="float" office:value="1600212"/>
          <table:table-cell table:style-name="ce1" office:value-type="string">
            <text:p>Cutias (AP)</text:p>
          </table:table-cell>
          <table:table-cell table:style-name="ce1" office:value-type="float" office:value="6101"/>
        </table:table-row>
        <table:table-row table:style-name="ro1">
          <table:table-cell table:style-name="ce1" office:value-type="float" office:value="1600238"/>
          <table:table-cell table:style-name="ce1" office:value-type="string">
            <text:p>Ferreira Gomes (AP)</text:p>
          </table:table-cell>
          <table:table-cell table:style-name="ce1" office:value-type="float" office:value="7967"/>
        </table:table-row>
        <table:table-row table:style-name="ro1">
          <table:table-cell table:style-name="ce1" office:value-type="float" office:value="1600253"/>
          <table:table-cell table:style-name="ce1" office:value-type="string">
            <text:p>Itaubal (AP)</text:p>
          </table:table-cell>
          <table:table-cell table:style-name="ce1" office:value-type="float" office:value="5617"/>
        </table:table-row>
        <table:table-row table:style-name="ro1">
          <table:table-cell table:style-name="ce1" office:value-type="float" office:value="1600279"/>
          <table:table-cell table:style-name="ce1" office:value-type="string">
            <text:p>Laranjal do Jari (AP)</text:p>
          </table:table-cell>
          <table:table-cell table:style-name="ce1" office:value-type="float" office:value="51362"/>
        </table:table-row>
        <table:table-row table:style-name="ro1">
          <table:table-cell table:style-name="ce1" office:value-type="float" office:value="1600303"/>
          <table:table-cell table:style-name="ce1" office:value-type="string">
            <text:p>Macapá (AP)</text:p>
          </table:table-cell>
          <table:table-cell table:style-name="ce1" office:value-type="float" office:value="512902"/>
        </table:table-row>
        <table:table-row table:style-name="ro1">
          <table:table-cell table:style-name="ce1" office:value-type="float" office:value="1600402"/>
          <table:table-cell table:style-name="ce1" office:value-type="string">
            <text:p>Mazagão (AP)</text:p>
          </table:table-cell>
          <table:table-cell table:style-name="ce1" office:value-type="float" office:value="22053"/>
        </table:table-row>
        <table:table-row table:style-name="ro1">
          <table:table-cell table:style-name="ce1" office:value-type="float" office:value="1600501"/>
          <table:table-cell table:style-name="ce1" office:value-type="string">
            <text:p>Oiapoque (AP)</text:p>
          </table:table-cell>
          <table:table-cell table:style-name="ce1" office:value-type="float" office:value="27906"/>
        </table:table-row>
        <table:table-row table:style-name="ro1">
          <table:table-cell table:style-name="ce1" office:value-type="float" office:value="1600535"/>
          <table:table-cell table:style-name="ce1" office:value-type="string">
            <text:p>Porto Grande (AP)</text:p>
          </table:table-cell>
          <table:table-cell table:style-name="ce1" office:value-type="float" office:value="22452"/>
        </table:table-row>
        <table:table-row table:style-name="ro1">
          <table:table-cell table:style-name="ce1" office:value-type="float" office:value="1600550"/>
          <table:table-cell table:style-name="ce1" office:value-type="string">
            <text:p>Pracuúba (AP)</text:p>
          </table:table-cell>
          <table:table-cell table:style-name="ce1" office:value-type="float" office:value="5246"/>
        </table:table-row>
        <table:table-row table:style-name="ro1">
          <table:table-cell table:style-name="ce1" office:value-type="float" office:value="1600600"/>
          <table:table-cell table:style-name="ce1" office:value-type="string">
            <text:p>Santana (AP)</text:p>
          </table:table-cell>
          <table:table-cell table:style-name="ce1" office:value-type="float" office:value="123096"/>
        </table:table-row>
        <table:table-row table:style-name="ro1">
          <table:table-cell table:style-name="ce1" office:value-type="float" office:value="1600709"/>
          <table:table-cell table:style-name="ce1" office:value-type="string">
            <text:p>Tartarugalzinho (AP)</text:p>
          </table:table-cell>
          <table:table-cell table:style-name="ce1" office:value-type="float" office:value="17769"/>
        </table:table-row>
        <table:table-row table:style-name="ro1">
          <table:table-cell table:style-name="ce1" office:value-type="float" office:value="1600808"/>
          <table:table-cell table:style-name="ce1" office:value-type="string">
            <text:p>Vitória do Jari (AP)</text:p>
          </table:table-cell>
          <table:table-cell table:style-name="ce1" office:value-type="float" office:value="16254"/>
        </table:table-row>
        <table:table-row table:style-name="ro1">
          <table:table-cell table:style-name="ce1" office:value-type="float" office:value="1700251"/>
          <table:table-cell table:style-name="ce1" office:value-type="string">
            <text:p>Abreulândia (TO)</text:p>
          </table:table-cell>
          <table:table-cell table:style-name="ce1" office:value-type="float" office:value="2594"/>
        </table:table-row>
        <table:table-row table:style-name="ro1">
          <table:table-cell table:style-name="ce1" office:value-type="float" office:value="1700301"/>
          <table:table-cell table:style-name="ce1" office:value-type="string">
            <text:p>Aguiarnópolis (TO)</text:p>
          </table:table-cell>
          <table:table-cell table:style-name="ce1" office:value-type="float" office:value="6892"/>
        </table:table-row>
        <table:table-row table:style-name="ro1">
          <table:table-cell table:style-name="ce1" office:value-type="float" office:value="1700350"/>
          <table:table-cell table:style-name="ce1" office:value-type="string">
            <text:p>Aliança do Tocantins (TO)</text:p>
          </table:table-cell>
          <table:table-cell table:style-name="ce1" office:value-type="float" office:value="5346"/>
        </table:table-row>
        <table:table-row table:style-name="ro1">
          <table:table-cell table:style-name="ce1" office:value-type="float" office:value="1700400"/>
          <table:table-cell table:style-name="ce1" office:value-type="string">
            <text:p>Almas (TO)</text:p>
          </table:table-cell>
          <table:table-cell table:style-name="ce1" office:value-type="float" office:value="6979"/>
        </table:table-row>
        <table:table-row table:style-name="ro1">
          <table:table-cell table:style-name="ce1" office:value-type="float" office:value="1700707"/>
          <table:table-cell table:style-name="ce1" office:value-type="string">
            <text:p>Alvorada (TO)</text:p>
          </table:table-cell>
          <table:table-cell table:style-name="ce1" office:value-type="float" office:value="8396"/>
        </table:table-row>
        <table:table-row table:style-name="ro1">
          <table:table-cell table:style-name="ce1" office:value-type="float" office:value="1701002"/>
          <table:table-cell table:style-name="ce1" office:value-type="string">
            <text:p>Ananás (TO)</text:p>
          </table:table-cell>
          <table:table-cell table:style-name="ce1" office:value-type="float" office:value="9492"/>
        </table:table-row>
        <table:table-row table:style-name="ro1">
          <table:table-cell table:style-name="ce1" office:value-type="float" office:value="1701051"/>
          <table:table-cell table:style-name="ce1" office:value-type="string">
            <text:p>Angico (TO)</text:p>
          </table:table-cell>
          <table:table-cell table:style-name="ce1" office:value-type="float" office:value="3454"/>
        </table:table-row>
        <table:table-row table:style-name="ro1">
          <table:table-cell table:style-name="ce1" office:value-type="float" office:value="1701101"/>
          <table:table-cell table:style-name="ce1" office:value-type="string">
            <text:p>Aparecida do Rio Negro (TO)</text:p>
          </table:table-cell>
          <table:table-cell table:style-name="ce1" office:value-type="float" office:value="4848"/>
        </table:table-row>
        <table:table-row table:style-name="ro1">
          <table:table-cell table:style-name="ce1" office:value-type="float" office:value="1701309"/>
          <table:table-cell table:style-name="ce1" office:value-type="string">
            <text:p>Aragominas (TO)</text:p>
          </table:table-cell>
          <table:table-cell table:style-name="ce1" office:value-type="float" office:value="5731"/>
        </table:table-row>
        <table:table-row table:style-name="ro1">
          <table:table-cell table:style-name="ce1" office:value-type="float" office:value="1701903"/>
          <table:table-cell table:style-name="ce1" office:value-type="string">
            <text:p>Araguacema (TO)</text:p>
          </table:table-cell>
          <table:table-cell table:style-name="ce1" office:value-type="float" office:value="7155"/>
        </table:table-row>
        <table:table-row table:style-name="ro1">
          <table:table-cell table:style-name="ce1" office:value-type="float" office:value="1702000"/>
          <table:table-cell table:style-name="ce1" office:value-type="string">
            <text:p>Araguaçu (TO)</text:p>
          </table:table-cell>
          <table:table-cell table:style-name="ce1" office:value-type="float" office:value="8467"/>
        </table:table-row>
        <table:table-row table:style-name="ro1">
          <table:table-cell table:style-name="ce1" office:value-type="float" office:value="1702109"/>
          <table:table-cell table:style-name="ce1" office:value-type="string">
            <text:p>Araguaína (TO)</text:p>
          </table:table-cell>
          <table:table-cell table:style-name="ce1" office:value-type="float" office:value="183381"/>
        </table:table-row>
        <table:table-row table:style-name="ro1">
          <table:table-cell table:style-name="ce1" office:value-type="float" office:value="1702158"/>
          <table:table-cell table:style-name="ce1" office:value-type="string">
            <text:p>Araguanã (TO)</text:p>
          </table:table-cell>
          <table:table-cell table:style-name="ce1" office:value-type="float" office:value="5793"/>
        </table:table-row>
        <table:table-row table:style-name="ro1">
          <table:table-cell table:style-name="ce1" office:value-type="float" office:value="1702208"/>
          <table:table-cell table:style-name="ce1" office:value-type="string">
            <text:p>Araguatins (TO)</text:p>
          </table:table-cell>
          <table:table-cell table:style-name="ce1" office:value-type="float" office:value="36170"/>
        </table:table-row>
        <table:table-row table:style-name="ro1">
          <table:table-cell table:style-name="ce1" office:value-type="float" office:value="1702307"/>
          <table:table-cell table:style-name="ce1" office:value-type="string">
            <text:p>Arapoema (TO)</text:p>
          </table:table-cell>
          <table:table-cell table:style-name="ce1" office:value-type="float" office:value="6616"/>
        </table:table-row>
        <table:table-row table:style-name="ro1">
          <table:table-cell table:style-name="ce1" office:value-type="float" office:value="1702406"/>
          <table:table-cell table:style-name="ce1" office:value-type="string">
            <text:p>Arraias (TO)</text:p>
          </table:table-cell>
          <table:table-cell table:style-name="ce1" office:value-type="float" office:value="10534"/>
        </table:table-row>
        <table:table-row table:style-name="ro1">
          <table:table-cell table:style-name="ce1" office:value-type="float" office:value="1702554"/>
          <table:table-cell table:style-name="ce1" office:value-type="string">
            <text:p>Augustinópolis (TO)</text:p>
          </table:table-cell>
          <table:table-cell table:style-name="ce1" office:value-type="float" office:value="18643"/>
        </table:table-row>
        <table:table-row table:style-name="ro1">
          <table:table-cell table:style-name="ce1" office:value-type="float" office:value="1702703"/>
          <table:table-cell table:style-name="ce1" office:value-type="string">
            <text:p>Aurora do Tocantins (TO)</text:p>
          </table:table-cell>
          <table:table-cell table:style-name="ce1" office:value-type="float" office:value="3783"/>
        </table:table-row>
        <table:table-row table:style-name="ro1">
          <table:table-cell table:style-name="ce1" office:value-type="float" office:value="1702901"/>
          <table:table-cell table:style-name="ce1" office:value-type="string">
            <text:p>Axixá do Tocantins (TO)</text:p>
          </table:table-cell>
          <table:table-cell table:style-name="ce1" office:value-type="float" office:value="9787"/>
        </table:table-row>
        <table:table-row table:style-name="ro1">
          <table:table-cell table:style-name="ce1" office:value-type="float" office:value="1703008"/>
          <table:table-cell table:style-name="ce1" office:value-type="string">
            <text:p>Babaçulândia (TO)</text:p>
          </table:table-cell>
          <table:table-cell table:style-name="ce1" office:value-type="float" office:value="10666"/>
        </table:table-row>
        <table:table-row table:style-name="ro1">
          <table:table-cell table:style-name="ce1" office:value-type="float" office:value="1703057"/>
          <table:table-cell table:style-name="ce1" office:value-type="string">
            <text:p>Bandeirantes do Tocantins (TO)</text:p>
          </table:table-cell>
          <table:table-cell table:style-name="ce1" office:value-type="float" office:value="3592"/>
        </table:table-row>
        <table:table-row table:style-name="ro1">
          <table:table-cell table:style-name="ce1" office:value-type="float" office:value="1703073"/>
          <table:table-cell table:style-name="ce1" office:value-type="string">
            <text:p>Barra do Ouro (TO)</text:p>
          </table:table-cell>
          <table:table-cell table:style-name="ce1" office:value-type="float" office:value="4632"/>
        </table:table-row>
        <table:table-row table:style-name="ro1">
          <table:table-cell table:style-name="ce1" office:value-type="float" office:value="1703107"/>
          <table:table-cell table:style-name="ce1" office:value-type="string">
            <text:p>Barrolândia (TO)</text:p>
          </table:table-cell>
          <table:table-cell table:style-name="ce1" office:value-type="float" office:value="5651"/>
        </table:table-row>
        <table:table-row table:style-name="ro1">
          <table:table-cell table:style-name="ce1" office:value-type="float" office:value="1703206"/>
          <table:table-cell table:style-name="ce1" office:value-type="string">
            <text:p>Bernardo Sayão (TO)</text:p>
          </table:table-cell>
          <table:table-cell table:style-name="ce1" office:value-type="float" office:value="4448"/>
        </table:table-row>
        <table:table-row table:style-name="ro1">
          <table:table-cell table:style-name="ce1" office:value-type="float" office:value="1703305"/>
          <table:table-cell table:style-name="ce1" office:value-type="string">
            <text:p>Bom Jesus do Tocantins (TO)</text:p>
          </table:table-cell>
          <table:table-cell table:style-name="ce1" office:value-type="float" office:value="5008"/>
        </table:table-row>
        <table:table-row table:style-name="ro1">
          <table:table-cell table:style-name="ce1" office:value-type="float" office:value="1703602"/>
          <table:table-cell table:style-name="ce1" office:value-type="string">
            <text:p>Brasilândia do Tocantins (TO)</text:p>
          </table:table-cell>
          <table:table-cell table:style-name="ce1" office:value-type="float" office:value="2211"/>
        </table:table-row>
        <table:table-row table:style-name="ro1">
          <table:table-cell table:style-name="ce1" office:value-type="float" office:value="1703701"/>
          <table:table-cell table:style-name="ce1" office:value-type="string">
            <text:p>Brejinho de Nazaré (TO)</text:p>
          </table:table-cell>
          <table:table-cell table:style-name="ce1" office:value-type="float" office:value="5519"/>
        </table:table-row>
        <table:table-row table:style-name="ro1">
          <table:table-cell table:style-name="ce1" office:value-type="float" office:value="1703800"/>
          <table:table-cell table:style-name="ce1" office:value-type="string">
            <text:p>Buriti do Tocantins (TO)</text:p>
          </table:table-cell>
          <table:table-cell table:style-name="ce1" office:value-type="float" office:value="11497"/>
        </table:table-row>
        <table:table-row table:style-name="ro1">
          <table:table-cell table:style-name="ce1" office:value-type="float" office:value="1703826"/>
          <table:table-cell table:style-name="ce1" office:value-type="string">
            <text:p>Cachoeirinha (TO)</text:p>
          </table:table-cell>
          <table:table-cell table:style-name="ce1" office:value-type="float" office:value="2284"/>
        </table:table-row>
        <table:table-row table:style-name="ro1">
          <table:table-cell table:style-name="ce1" office:value-type="float" office:value="1703842"/>
          <table:table-cell table:style-name="ce1" office:value-type="string">
            <text:p>Campos Lindos (TO)</text:p>
          </table:table-cell>
          <table:table-cell table:style-name="ce1" office:value-type="float" office:value="10312"/>
        </table:table-row>
        <table:table-row table:style-name="ro1">
          <table:table-cell table:style-name="ce1" office:value-type="float" office:value="1703867"/>
          <table:table-cell table:style-name="ce1" office:value-type="string">
            <text:p>Cariri do Tocantins (TO)</text:p>
          </table:table-cell>
          <table:table-cell table:style-name="ce1" office:value-type="float" office:value="4441"/>
        </table:table-row>
        <table:table-row table:style-name="ro1">
          <table:table-cell table:style-name="ce1" office:value-type="float" office:value="1703883"/>
          <table:table-cell table:style-name="ce1" office:value-type="string">
            <text:p>Carmolândia (TO)</text:p>
          </table:table-cell>
          <table:table-cell table:style-name="ce1" office:value-type="float" office:value="2603"/>
        </table:table-row>
        <table:table-row table:style-name="ro1">
          <table:table-cell table:style-name="ce1" office:value-type="float" office:value="1703891"/>
          <table:table-cell table:style-name="ce1" office:value-type="string">
            <text:p>Carrasco Bonito (TO)</text:p>
          </table:table-cell>
          <table:table-cell table:style-name="ce1" office:value-type="float" office:value="4130"/>
        </table:table-row>
        <table:table-row table:style-name="ro1">
          <table:table-cell table:style-name="ce1" office:value-type="float" office:value="1703909"/>
          <table:table-cell table:style-name="ce1" office:value-type="string">
            <text:p>Caseara (TO)</text:p>
          </table:table-cell>
          <table:table-cell table:style-name="ce1" office:value-type="float" office:value="5442"/>
        </table:table-row>
        <table:table-row table:style-name="ro1">
          <table:table-cell table:style-name="ce1" office:value-type="float" office:value="1704105"/>
          <table:table-cell table:style-name="ce1" office:value-type="string">
            <text:p>Centenário (TO)</text:p>
          </table:table-cell>
          <table:table-cell table:style-name="ce1" office:value-type="float" office:value="2936"/>
        </table:table-row>
        <table:table-row table:style-name="ro1">
          <table:table-cell table:style-name="ce1" office:value-type="float" office:value="1704600"/>
          <table:table-cell table:style-name="ce1" office:value-type="string">
            <text:p>Chapada de Areia (TO)</text:p>
          </table:table-cell>
          <table:table-cell table:style-name="ce1" office:value-type="float" office:value="1410"/>
        </table:table-row>
        <table:table-row table:style-name="ro1">
          <table:table-cell table:style-name="ce1" office:value-type="float" office:value="1705102"/>
          <table:table-cell table:style-name="ce1" office:value-type="string">
            <text:p>Chapada da Natividade (TO)</text:p>
          </table:table-cell>
          <table:table-cell table:style-name="ce1" office:value-type="float" office:value="3331"/>
        </table:table-row>
        <table:table-row table:style-name="ro1">
          <table:table-cell table:style-name="ce1" office:value-type="float" office:value="1705508"/>
          <table:table-cell table:style-name="ce1" office:value-type="string">
            <text:p>Colinas do Tocantins (TO)</text:p>
          </table:table-cell>
          <table:table-cell table:style-name="ce1" office:value-type="float" office:value="35851"/>
        </table:table-row>
        <table:table-row table:style-name="ro1">
          <table:table-cell table:style-name="ce1" office:value-type="float" office:value="1705557"/>
          <table:table-cell table:style-name="ce1" office:value-type="string">
            <text:p>Combinado (TO)</text:p>
          </table:table-cell>
          <table:table-cell table:style-name="ce1" office:value-type="float" office:value="4861"/>
        </table:table-row>
        <table:table-row table:style-name="ro1">
          <table:table-cell table:style-name="ce1" office:value-type="float" office:value="1705607"/>
          <table:table-cell table:style-name="ce1" office:value-type="string">
            <text:p>Conceição do Tocantins (TO)</text:p>
          </table:table-cell>
          <table:table-cell table:style-name="ce1" office:value-type="float" office:value="4087"/>
        </table:table-row>
        <table:table-row table:style-name="ro1">
          <table:table-cell table:style-name="ce1" office:value-type="float" office:value="1706001"/>
          <table:table-cell table:style-name="ce1" office:value-type="string">
            <text:p>Couto Magalhães (TO)</text:p>
          </table:table-cell>
          <table:table-cell table:style-name="ce1" office:value-type="float" office:value="5639"/>
        </table:table-row>
        <table:table-row table:style-name="ro1">
          <table:table-cell table:style-name="ce1" office:value-type="float" office:value="1706100"/>
          <table:table-cell table:style-name="ce1" office:value-type="string">
            <text:p>Cristalândia (TO)</text:p>
          </table:table-cell>
          <table:table-cell table:style-name="ce1" office:value-type="float" office:value="7278"/>
        </table:table-row>
        <table:table-row table:style-name="ro1">
          <table:table-cell table:style-name="ce1" office:value-type="float" office:value="1706258"/>
          <table:table-cell table:style-name="ce1" office:value-type="string">
            <text:p>Crixás do Tocantins (TO)</text:p>
          </table:table-cell>
          <table:table-cell table:style-name="ce1" office:value-type="float" office:value="1735"/>
        </table:table-row>
        <table:table-row table:style-name="ro1">
          <table:table-cell table:style-name="ce1" office:value-type="float" office:value="1706506"/>
          <table:table-cell table:style-name="ce1" office:value-type="string">
            <text:p>Darcinópolis (TO)</text:p>
          </table:table-cell>
          <table:table-cell table:style-name="ce1" office:value-type="float" office:value="6174"/>
        </table:table-row>
        <table:table-row table:style-name="ro1">
          <table:table-cell table:style-name="ce1" office:value-type="float" office:value="1707009"/>
          <table:table-cell table:style-name="ce1" office:value-type="string">
            <text:p>Dianópolis (TO)</text:p>
          </table:table-cell>
          <table:table-cell table:style-name="ce1" office:value-type="float" office:value="22424"/>
        </table:table-row>
        <table:table-row table:style-name="ro1">
          <table:table-cell table:style-name="ce1" office:value-type="float" office:value="1707108"/>
          <table:table-cell table:style-name="ce1" office:value-type="string">
            <text:p>Divinópolis do Tocantins (TO)</text:p>
          </table:table-cell>
          <table:table-cell table:style-name="ce1" office:value-type="float" office:value="6943"/>
        </table:table-row>
        <table:table-row table:style-name="ro1">
          <table:table-cell table:style-name="ce1" office:value-type="float" office:value="1707207"/>
          <table:table-cell table:style-name="ce1" office:value-type="string">
            <text:p>Dois Irmãos do Tocantins (TO)</text:p>
          </table:table-cell>
          <table:table-cell table:style-name="ce1" office:value-type="float" office:value="7185"/>
        </table:table-row>
        <table:table-row table:style-name="ro1">
          <table:table-cell table:style-name="ce1" office:value-type="float" office:value="1707306"/>
          <table:table-cell table:style-name="ce1" office:value-type="string">
            <text:p>Dueré (TO)</text:p>
          </table:table-cell>
          <table:table-cell table:style-name="ce1" office:value-type="float" office:value="4686"/>
        </table:table-row>
        <table:table-row table:style-name="ro1">
          <table:table-cell table:style-name="ce1" office:value-type="float" office:value="1707405"/>
          <table:table-cell table:style-name="ce1" office:value-type="string">
            <text:p>Esperantina (TO)</text:p>
          </table:table-cell>
          <table:table-cell table:style-name="ce1" office:value-type="float" office:value="11139"/>
        </table:table-row>
        <table:table-row table:style-name="ro1">
          <table:table-cell table:style-name="ce1" office:value-type="float" office:value="1707553"/>
          <table:table-cell table:style-name="ce1" office:value-type="string">
            <text:p>Fátima (TO)</text:p>
          </table:table-cell>
          <table:table-cell table:style-name="ce1" office:value-type="float" office:value="3830"/>
        </table:table-row>
        <table:table-row table:style-name="ro1">
          <table:table-cell table:style-name="ce1" office:value-type="float" office:value="1707652"/>
          <table:table-cell table:style-name="ce1" office:value-type="string">
            <text:p>Figueirópolis (TO)</text:p>
          </table:table-cell>
          <table:table-cell table:style-name="ce1" office:value-type="float" office:value="5243"/>
        </table:table-row>
        <table:table-row table:style-name="ro1">
          <table:table-cell table:style-name="ce1" office:value-type="float" office:value="1707702"/>
          <table:table-cell table:style-name="ce1" office:value-type="string">
            <text:p>Filadélfia (TO)</text:p>
          </table:table-cell>
          <table:table-cell table:style-name="ce1" office:value-type="float" office:value="8874"/>
        </table:table-row>
        <table:table-row table:style-name="ro1">
          <table:table-cell table:style-name="ce1" office:value-type="float" office:value="1708205"/>
          <table:table-cell table:style-name="ce1" office:value-type="string">
            <text:p>Formoso do Araguaia (TO)</text:p>
          </table:table-cell>
          <table:table-cell table:style-name="ce1" office:value-type="float" office:value="18399"/>
        </table:table-row>
        <table:table-row table:style-name="ro1">
          <table:table-cell table:style-name="ce1" office:value-type="float" office:value="1708254"/>
          <table:table-cell table:style-name="ce1" office:value-type="string">
            <text:p>Fortaleza do Tabocão (TO)</text:p>
          </table:table-cell>
          <table:table-cell table:style-name="ce1" office:value-type="float" office:value="2602"/>
        </table:table-row>
        <table:table-row table:style-name="ro1">
          <table:table-cell table:style-name="ce1" office:value-type="float" office:value="1708304"/>
          <table:table-cell table:style-name="ce1" office:value-type="string">
            <text:p>Goianorte (TO)</text:p>
          </table:table-cell>
          <table:table-cell table:style-name="ce1" office:value-type="float" office:value="5130"/>
        </table:table-row>
        <table:table-row table:style-name="ro1">
          <table:table-cell table:style-name="ce1" office:value-type="float" office:value="1709005"/>
          <table:table-cell table:style-name="ce1" office:value-type="string">
            <text:p>Goiatins (TO)</text:p>
          </table:table-cell>
          <table:table-cell table:style-name="ce1" office:value-type="float" office:value="13095"/>
        </table:table-row>
        <table:table-row table:style-name="ro1">
          <table:table-cell table:style-name="ce1" office:value-type="float" office:value="1709302"/>
          <table:table-cell table:style-name="ce1" office:value-type="string">
            <text:p>Guaraí (TO)</text:p>
          </table:table-cell>
          <table:table-cell table:style-name="ce1" office:value-type="float" office:value="26165"/>
        </table:table-row>
        <table:table-row table:style-name="ro1">
          <table:table-cell table:style-name="ce1" office:value-type="float" office:value="1709500"/>
          <table:table-cell table:style-name="ce1" office:value-type="string">
            <text:p>Gurupi (TO)</text:p>
          </table:table-cell>
          <table:table-cell table:style-name="ce1" office:value-type="float" office:value="87545"/>
        </table:table-row>
        <table:table-row table:style-name="ro1">
          <table:table-cell table:style-name="ce1" office:value-type="float" office:value="1709807"/>
          <table:table-cell table:style-name="ce1" office:value-type="string">
            <text:p>Ipueiras (TO)</text:p>
          </table:table-cell>
          <table:table-cell table:style-name="ce1" office:value-type="float" office:value="2052"/>
        </table:table-row>
        <table:table-row table:style-name="ro1">
          <table:table-cell table:style-name="ce1" office:value-type="float" office:value="1710508"/>
          <table:table-cell table:style-name="ce1" office:value-type="string">
            <text:p>Itacajá (TO)</text:p>
          </table:table-cell>
          <table:table-cell table:style-name="ce1" office:value-type="float" office:value="7452"/>
        </table:table-row>
        <table:table-row table:style-name="ro1">
          <table:table-cell table:style-name="ce1" office:value-type="float" office:value="1710706"/>
          <table:table-cell table:style-name="ce1" office:value-type="string">
            <text:p>Itaguatins (TO)</text:p>
          </table:table-cell>
          <table:table-cell table:style-name="ce1" office:value-type="float" office:value="5832"/>
        </table:table-row>
        <table:table-row table:style-name="ro1">
          <table:table-cell table:style-name="ce1" office:value-type="float" office:value="1710904"/>
          <table:table-cell table:style-name="ce1" office:value-type="string">
            <text:p>Itapiratins (TO)</text:p>
          </table:table-cell>
          <table:table-cell table:style-name="ce1" office:value-type="float" office:value="3795"/>
        </table:table-row>
        <table:table-row table:style-name="ro1">
          <table:table-cell table:style-name="ce1" office:value-type="float" office:value="1711100"/>
          <table:table-cell table:style-name="ce1" office:value-type="string">
            <text:p>Itaporã do Tocantins (TO)</text:p>
          </table:table-cell>
          <table:table-cell table:style-name="ce1" office:value-type="float" office:value="2420"/>
        </table:table-row>
        <table:table-row table:style-name="ro1">
          <table:table-cell table:style-name="ce1" office:value-type="float" office:value="1711506"/>
          <table:table-cell table:style-name="ce1" office:value-type="string">
            <text:p>Jaú do Tocantins (TO)</text:p>
          </table:table-cell>
          <table:table-cell table:style-name="ce1" office:value-type="float" office:value="3878"/>
        </table:table-row>
        <table:table-row table:style-name="ro1">
          <table:table-cell table:style-name="ce1" office:value-type="float" office:value="1711803"/>
          <table:table-cell table:style-name="ce1" office:value-type="string">
            <text:p>Juarina (TO)</text:p>
          </table:table-cell>
          <table:table-cell table:style-name="ce1" office:value-type="float" office:value="2184"/>
        </table:table-row>
        <table:table-row table:style-name="ro1">
          <table:table-cell table:style-name="ce1" office:value-type="float" office:value="1711902"/>
          <table:table-cell table:style-name="ce1" office:value-type="string">
            <text:p>Lagoa da Confusão (TO)</text:p>
          </table:table-cell>
          <table:table-cell table:style-name="ce1" office:value-type="float" office:value="13676"/>
        </table:table-row>
        <table:table-row table:style-name="ro1">
          <table:table-cell table:style-name="ce1" office:value-type="float" office:value="1711951"/>
          <table:table-cell table:style-name="ce1" office:value-type="string">
            <text:p>Lagoa do Tocantins (TO)</text:p>
          </table:table-cell>
          <table:table-cell table:style-name="ce1" office:value-type="float" office:value="4393"/>
        </table:table-row>
        <table:table-row table:style-name="ro1">
          <table:table-cell table:style-name="ce1" office:value-type="float" office:value="1712009"/>
          <table:table-cell table:style-name="ce1" office:value-type="string">
            <text:p>Lajeado (TO)</text:p>
          </table:table-cell>
          <table:table-cell table:style-name="ce1" office:value-type="float" office:value="3167"/>
        </table:table-row>
        <table:table-row table:style-name="ro1">
          <table:table-cell table:style-name="ce1" office:value-type="float" office:value="1712157"/>
          <table:table-cell table:style-name="ce1" office:value-type="string">
            <text:p>Lavandeira (TO)</text:p>
          </table:table-cell>
          <table:table-cell table:style-name="ce1" office:value-type="float" office:value="1954"/>
        </table:table-row>
        <table:table-row table:style-name="ro1">
          <table:table-cell table:style-name="ce1" office:value-type="float" office:value="1712405"/>
          <table:table-cell table:style-name="ce1" office:value-type="string">
            <text:p>Lizarda (TO)</text:p>
          </table:table-cell>
          <table:table-cell table:style-name="ce1" office:value-type="float" office:value="3733"/>
        </table:table-row>
        <table:table-row table:style-name="ro1">
          <table:table-cell table:style-name="ce1" office:value-type="float" office:value="1712454"/>
          <table:table-cell table:style-name="ce1" office:value-type="string">
            <text:p>Luzinópolis (TO)</text:p>
          </table:table-cell>
          <table:table-cell table:style-name="ce1" office:value-type="float" office:value="3154"/>
        </table:table-row>
        <table:table-row table:style-name="ro1">
          <table:table-cell table:style-name="ce1" office:value-type="float" office:value="1712504"/>
          <table:table-cell table:style-name="ce1" office:value-type="string">
            <text:p>Marianópolis do Tocantins (TO)</text:p>
          </table:table-cell>
          <table:table-cell table:style-name="ce1" office:value-type="float" office:value="5254"/>
        </table:table-row>
        <table:table-row table:style-name="ro1">
          <table:table-cell table:style-name="ce1" office:value-type="float" office:value="1712702"/>
          <table:table-cell table:style-name="ce1" office:value-type="string">
            <text:p>Mateiros (TO)</text:p>
          </table:table-cell>
          <table:table-cell table:style-name="ce1" office:value-type="float" office:value="2729"/>
        </table:table-row>
        <table:table-row table:style-name="ro1">
          <table:table-cell table:style-name="ce1" office:value-type="float" office:value="1712801"/>
          <table:table-cell table:style-name="ce1" office:value-type="string">
            <text:p>Maurilândia do Tocantins (TO)</text:p>
          </table:table-cell>
          <table:table-cell table:style-name="ce1" office:value-type="float" office:value="3448"/>
        </table:table-row>
        <table:table-row table:style-name="ro1">
          <table:table-cell table:style-name="ce1" office:value-type="float" office:value="1713205"/>
          <table:table-cell table:style-name="ce1" office:value-type="string">
            <text:p>Miracema do Tocantins (TO)</text:p>
          </table:table-cell>
          <table:table-cell table:style-name="ce1" office:value-type="float" office:value="17936"/>
        </table:table-row>
        <table:table-row table:style-name="ro1">
          <table:table-cell table:style-name="ce1" office:value-type="float" office:value="1713304"/>
          <table:table-cell table:style-name="ce1" office:value-type="string">
            <text:p>Miranorte (TO)</text:p>
          </table:table-cell>
          <table:table-cell table:style-name="ce1" office:value-type="float" office:value="13493"/>
        </table:table-row>
        <table:table-row table:style-name="ro1">
          <table:table-cell table:style-name="ce1" office:value-type="float" office:value="1713601"/>
          <table:table-cell table:style-name="ce1" office:value-type="string">
            <text:p>Monte do Carmo (TO)</text:p>
          </table:table-cell>
          <table:table-cell table:style-name="ce1" office:value-type="float" office:value="8066"/>
        </table:table-row>
        <table:table-row table:style-name="ro1">
          <table:table-cell table:style-name="ce1" office:value-type="float" office:value="1713700"/>
          <table:table-cell table:style-name="ce1" office:value-type="string">
            <text:p>Monte Santo do Tocantins (TO)</text:p>
          </table:table-cell>
          <table:table-cell table:style-name="ce1" office:value-type="float" office:value="2295"/>
        </table:table-row>
        <table:table-row table:style-name="ro1">
          <table:table-cell table:style-name="ce1" office:value-type="float" office:value="1713809"/>
          <table:table-cell table:style-name="ce1" office:value-type="string">
            <text:p>Palmeiras do Tocantins (TO)</text:p>
          </table:table-cell>
          <table:table-cell table:style-name="ce1" office:value-type="float" office:value="6745"/>
        </table:table-row>
        <table:table-row table:style-name="ro1">
          <table:table-cell table:style-name="ce1" office:value-type="float" office:value="1713957"/>
          <table:table-cell table:style-name="ce1" office:value-type="string">
            <text:p>Muricilândia (TO)</text:p>
          </table:table-cell>
          <table:table-cell table:style-name="ce1" office:value-type="float" office:value="3587"/>
        </table:table-row>
        <table:table-row table:style-name="ro1">
          <table:table-cell table:style-name="ce1" office:value-type="float" office:value="1714203"/>
          <table:table-cell table:style-name="ce1" office:value-type="string">
            <text:p>Natividade (TO)</text:p>
          </table:table-cell>
          <table:table-cell table:style-name="ce1" office:value-type="float" office:value="9250"/>
        </table:table-row>
        <table:table-row table:style-name="ro1">
          <table:table-cell table:style-name="ce1" office:value-type="float" office:value="1714302"/>
          <table:table-cell table:style-name="ce1" office:value-type="string">
            <text:p>Nazaré (TO)</text:p>
          </table:table-cell>
          <table:table-cell table:style-name="ce1" office:value-type="float" office:value="3834"/>
        </table:table-row>
        <table:table-row table:style-name="ro1">
          <table:table-cell table:style-name="ce1" office:value-type="float" office:value="1714880"/>
          <table:table-cell table:style-name="ce1" office:value-type="string">
            <text:p>Nova Olinda (TO)</text:p>
          </table:table-cell>
          <table:table-cell table:style-name="ce1" office:value-type="float" office:value="11917"/>
        </table:table-row>
        <table:table-row table:style-name="ro1">
          <table:table-cell table:style-name="ce1" office:value-type="float" office:value="1715002"/>
          <table:table-cell table:style-name="ce1" office:value-type="string">
            <text:p>Nova Rosalândia (TO)</text:p>
          </table:table-cell>
          <table:table-cell table:style-name="ce1" office:value-type="float" office:value="4304"/>
        </table:table-row>
        <table:table-row table:style-name="ro1">
          <table:table-cell table:style-name="ce1" office:value-type="float" office:value="1715101"/>
          <table:table-cell table:style-name="ce1" office:value-type="string">
            <text:p>Novo Acordo (TO)</text:p>
          </table:table-cell>
          <table:table-cell table:style-name="ce1" office:value-type="float" office:value="4397"/>
        </table:table-row>
        <table:table-row table:style-name="ro1">
          <table:table-cell table:style-name="ce1" office:value-type="float" office:value="1715150"/>
          <table:table-cell table:style-name="ce1" office:value-type="string">
            <text:p>Novo Alegre (TO)</text:p>
          </table:table-cell>
          <table:table-cell table:style-name="ce1" office:value-type="float" office:value="2332"/>
        </table:table-row>
        <table:table-row table:style-name="ro1">
          <table:table-cell table:style-name="ce1" office:value-type="float" office:value="1715259"/>
          <table:table-cell table:style-name="ce1" office:value-type="string">
            <text:p>Novo Jardim (TO)</text:p>
          </table:table-cell>
          <table:table-cell table:style-name="ce1" office:value-type="float" office:value="2745"/>
        </table:table-row>
        <table:table-row table:style-name="ro1">
          <table:table-cell table:style-name="ce1" office:value-type="float" office:value="1715507"/>
          <table:table-cell table:style-name="ce1" office:value-type="string">
            <text:p>Oliveira de Fátima (TO)</text:p>
          </table:table-cell>
          <table:table-cell table:style-name="ce1" office:value-type="float" office:value="1118"/>
        </table:table-row>
        <table:table-row table:style-name="ro1">
          <table:table-cell table:style-name="ce1" office:value-type="float" office:value="1715705"/>
          <table:table-cell table:style-name="ce1" office:value-type="string">
            <text:p>Palmeirante (TO)</text:p>
          </table:table-cell>
          <table:table-cell table:style-name="ce1" office:value-type="float" office:value="6131"/>
        </table:table-row>
        <table:table-row table:style-name="ro1">
          <table:table-cell table:style-name="ce1" office:value-type="float" office:value="1715754"/>
          <table:table-cell table:style-name="ce1" office:value-type="string">
            <text:p>Palmeirópolis (TO)</text:p>
          </table:table-cell>
          <table:table-cell table:style-name="ce1" office:value-type="float" office:value="7676"/>
        </table:table-row>
        <table:table-row table:style-name="ro1">
          <table:table-cell table:style-name="ce1" office:value-type="float" office:value="1716109"/>
          <table:table-cell table:style-name="ce1" office:value-type="string">
            <text:p>Paraíso do Tocantins (TO)</text:p>
          </table:table-cell>
          <table:table-cell table:style-name="ce1" office:value-type="float" office:value="51891"/>
        </table:table-row>
        <table:table-row table:style-name="ro1">
          <table:table-cell table:style-name="ce1" office:value-type="float" office:value="1716208"/>
          <table:table-cell table:style-name="ce1" office:value-type="string">
            <text:p>Paranã (TO)</text:p>
          </table:table-cell>
          <table:table-cell table:style-name="ce1" office:value-type="float" office:value="10437"/>
        </table:table-row>
        <table:table-row table:style-name="ro1">
          <table:table-cell table:style-name="ce1" office:value-type="float" office:value="1716307"/>
          <table:table-cell table:style-name="ce1" office:value-type="string">
            <text:p>Pau D'Arco (TO)</text:p>
          </table:table-cell>
          <table:table-cell table:style-name="ce1" office:value-type="float" office:value="4867"/>
        </table:table-row>
        <table:table-row table:style-name="ro1">
          <table:table-cell table:style-name="ce1" office:value-type="float" office:value="1716505"/>
          <table:table-cell table:style-name="ce1" office:value-type="string">
            <text:p>Pedro Afonso (TO)</text:p>
          </table:table-cell>
          <table:table-cell table:style-name="ce1" office:value-type="float" office:value="13773"/>
        </table:table-row>
        <table:table-row table:style-name="ro1">
          <table:table-cell table:style-name="ce1" office:value-type="float" office:value="1716604"/>
          <table:table-cell table:style-name="ce1" office:value-type="string">
            <text:p>Peixe (TO)</text:p>
          </table:table-cell>
          <table:table-cell table:style-name="ce1" office:value-type="float" office:value="11873"/>
        </table:table-row>
        <table:table-row table:style-name="ro1">
          <table:table-cell table:style-name="ce1" office:value-type="float" office:value="1716653"/>
          <table:table-cell table:style-name="ce1" office:value-type="string">
            <text:p>Pequizeiro (TO)</text:p>
          </table:table-cell>
          <table:table-cell table:style-name="ce1" office:value-type="float" office:value="5512"/>
        </table:table-row>
        <table:table-row table:style-name="ro1">
          <table:table-cell table:style-name="ce1" office:value-type="float" office:value="1716703"/>
          <table:table-cell table:style-name="ce1" office:value-type="string">
            <text:p>Colméia (TO)</text:p>
          </table:table-cell>
          <table:table-cell table:style-name="ce1" office:value-type="float" office:value="8141"/>
        </table:table-row>
        <table:table-row table:style-name="ro1">
          <table:table-cell table:style-name="ce1" office:value-type="float" office:value="1717008"/>
          <table:table-cell table:style-name="ce1" office:value-type="string">
            <text:p>Pindorama do Tocantins (TO)</text:p>
          </table:table-cell>
          <table:table-cell table:style-name="ce1" office:value-type="float" office:value="4430"/>
        </table:table-row>
        <table:table-row table:style-name="ro1">
          <table:table-cell table:style-name="ce1" office:value-type="float" office:value="1717206"/>
          <table:table-cell table:style-name="ce1" office:value-type="string">
            <text:p>Piraquê (TO)</text:p>
          </table:table-cell>
          <table:table-cell table:style-name="ce1" office:value-type="float" office:value="3033"/>
        </table:table-row>
        <table:table-row table:style-name="ro1">
          <table:table-cell table:style-name="ce1" office:value-type="float" office:value="1717503"/>
          <table:table-cell table:style-name="ce1" office:value-type="string">
            <text:p>Pium (TO)</text:p>
          </table:table-cell>
          <table:table-cell table:style-name="ce1" office:value-type="float" office:value="7743"/>
        </table:table-row>
        <table:table-row table:style-name="ro1">
          <table:table-cell table:style-name="ce1" office:value-type="float" office:value="1717800"/>
          <table:table-cell table:style-name="ce1" office:value-type="string">
            <text:p>Ponte Alta do Bom Jesus (TO)</text:p>
          </table:table-cell>
          <table:table-cell table:style-name="ce1" office:value-type="float" office:value="4591"/>
        </table:table-row>
        <table:table-row table:style-name="ro1">
          <table:table-cell table:style-name="ce1" office:value-type="float" office:value="1717909"/>
          <table:table-cell table:style-name="ce1" office:value-type="string">
            <text:p>Ponte Alta do Tocantins (TO)</text:p>
          </table:table-cell>
          <table:table-cell table:style-name="ce1" office:value-type="float" office:value="8116"/>
        </table:table-row>
        <table:table-row table:style-name="ro1">
          <table:table-cell table:style-name="ce1" office:value-type="float" office:value="1718006"/>
          <table:table-cell table:style-name="ce1" office:value-type="string">
            <text:p>Porto Alegre do Tocantins (TO)</text:p>
          </table:table-cell>
          <table:table-cell table:style-name="ce1" office:value-type="float" office:value="3170"/>
        </table:table-row>
        <table:table-row table:style-name="ro1">
          <table:table-cell table:style-name="ce1" office:value-type="float" office:value="1718204"/>
          <table:table-cell table:style-name="ce1" office:value-type="string">
            <text:p>Porto Nacional (TO)</text:p>
          </table:table-cell>
          <table:table-cell table:style-name="ce1" office:value-type="float" office:value="53316"/>
        </table:table-row>
        <table:table-row table:style-name="ro1">
          <table:table-cell table:style-name="ce1" office:value-type="float" office:value="1718303"/>
          <table:table-cell table:style-name="ce1" office:value-type="string">
            <text:p>Praia Norte (TO)</text:p>
          </table:table-cell>
          <table:table-cell table:style-name="ce1" office:value-type="float" office:value="8498"/>
        </table:table-row>
        <table:table-row table:style-name="ro1">
          <table:table-cell table:style-name="ce1" office:value-type="float" office:value="1718402"/>
          <table:table-cell table:style-name="ce1" office:value-type="string">
            <text:p>Presidente Kennedy (TO)</text:p>
          </table:table-cell>
          <table:table-cell table:style-name="ce1" office:value-type="float" office:value="3676"/>
        </table:table-row>
        <table:table-row table:style-name="ro1">
          <table:table-cell table:style-name="ce1" office:value-type="float" office:value="1718451"/>
          <table:table-cell table:style-name="ce1" office:value-type="string">
            <text:p>Pugmil (TO)</text:p>
          </table:table-cell>
          <table:table-cell table:style-name="ce1" office:value-type="float" office:value="2717"/>
        </table:table-row>
        <table:table-row table:style-name="ro1">
          <table:table-cell table:style-name="ce1" office:value-type="float" office:value="1718501"/>
          <table:table-cell table:style-name="ce1" office:value-type="string">
            <text:p>Recursolândia (TO)</text:p>
          </table:table-cell>
          <table:table-cell table:style-name="ce1" office:value-type="float" office:value="4342"/>
        </table:table-row>
        <table:table-row table:style-name="ro1">
          <table:table-cell table:style-name="ce1" office:value-type="float" office:value="1718550"/>
          <table:table-cell table:style-name="ce1" office:value-type="string">
            <text:p>Riachinho (TO)</text:p>
          </table:table-cell>
          <table:table-cell table:style-name="ce1" office:value-type="float" office:value="4684"/>
        </table:table-row>
        <table:table-row table:style-name="ro1">
          <table:table-cell table:style-name="ce1" office:value-type="float" office:value="1718659"/>
          <table:table-cell table:style-name="ce1" office:value-type="string">
            <text:p>Rio da Conceição (TO)</text:p>
          </table:table-cell>
          <table:table-cell table:style-name="ce1" office:value-type="float" office:value="2171"/>
        </table:table-row>
        <table:table-row table:style-name="ro1">
          <table:table-cell table:style-name="ce1" office:value-type="float" office:value="1718709"/>
          <table:table-cell table:style-name="ce1" office:value-type="string">
            <text:p>Rio dos Bois (TO)</text:p>
          </table:table-cell>
          <table:table-cell table:style-name="ce1" office:value-type="float" office:value="2856"/>
        </table:table-row>
        <table:table-row table:style-name="ro1">
          <table:table-cell table:style-name="ce1" office:value-type="float" office:value="1718758"/>
          <table:table-cell table:style-name="ce1" office:value-type="string">
            <text:p>Rio Sono (TO)</text:p>
          </table:table-cell>
          <table:table-cell table:style-name="ce1" office:value-type="float" office:value="6488"/>
        </table:table-row>
        <table:table-row table:style-name="ro1">
          <table:table-cell table:style-name="ce1" office:value-type="float" office:value="1718808"/>
          <table:table-cell table:style-name="ce1" office:value-type="string">
            <text:p>Sampaio (TO)</text:p>
          </table:table-cell>
          <table:table-cell table:style-name="ce1" office:value-type="float" office:value="4794"/>
        </table:table-row>
        <table:table-row table:style-name="ro1">
          <table:table-cell table:style-name="ce1" office:value-type="float" office:value="1718840"/>
          <table:table-cell table:style-name="ce1" office:value-type="string">
            <text:p>Sandolândia (TO)</text:p>
          </table:table-cell>
          <table:table-cell table:style-name="ce1" office:value-type="float" office:value="3373"/>
        </table:table-row>
        <table:table-row table:style-name="ro1">
          <table:table-cell table:style-name="ce1" office:value-type="float" office:value="1718865"/>
          <table:table-cell table:style-name="ce1" office:value-type="string">
            <text:p>Santa Fé do Araguaia (TO)</text:p>
          </table:table-cell>
          <table:table-cell table:style-name="ce1" office:value-type="float" office:value="7595"/>
        </table:table-row>
        <table:table-row table:style-name="ro1">
          <table:table-cell table:style-name="ce1" office:value-type="float" office:value="1718881"/>
          <table:table-cell table:style-name="ce1" office:value-type="string">
            <text:p>Santa Maria do Tocantins (TO)</text:p>
          </table:table-cell>
          <table:table-cell table:style-name="ce1" office:value-type="float" office:value="3486"/>
        </table:table-row>
        <table:table-row table:style-name="ro1">
          <table:table-cell table:style-name="ce1" office:value-type="float" office:value="1718899"/>
          <table:table-cell table:style-name="ce1" office:value-type="string">
            <text:p>Santa Rita do Tocantins (TO)</text:p>
          </table:table-cell>
          <table:table-cell table:style-name="ce1" office:value-type="float" office:value="2386"/>
        </table:table-row>
        <table:table-row table:style-name="ro1">
          <table:table-cell table:style-name="ce1" office:value-type="float" office:value="1718907"/>
          <table:table-cell table:style-name="ce1" office:value-type="string">
            <text:p>Santa Rosa do Tocantins (TO)</text:p>
          </table:table-cell>
          <table:table-cell table:style-name="ce1" office:value-type="float" office:value="4846"/>
        </table:table-row>
        <table:table-row table:style-name="ro1">
          <table:table-cell table:style-name="ce1" office:value-type="float" office:value="1719004"/>
          <table:table-cell table:style-name="ce1" office:value-type="string">
            <text:p>Santa Tereza do Tocantins (TO)</text:p>
          </table:table-cell>
          <table:table-cell table:style-name="ce1" office:value-type="float" office:value="2897"/>
        </table:table-row>
        <table:table-row table:style-name="ro1">
          <table:table-cell table:style-name="ce1" office:value-type="float" office:value="1720002"/>
          <table:table-cell table:style-name="ce1" office:value-type="string">
            <text:p>Santa Terezinha do Tocantins (TO)</text:p>
          </table:table-cell>
          <table:table-cell table:style-name="ce1" office:value-type="float" office:value="2530"/>
        </table:table-row>
        <table:table-row table:style-name="ro1">
          <table:table-cell table:style-name="ce1" office:value-type="float" office:value="1720101"/>
          <table:table-cell table:style-name="ce1" office:value-type="string">
            <text:p>São Bento do Tocantins (TO)</text:p>
          </table:table-cell>
          <table:table-cell table:style-name="ce1" office:value-type="float" office:value="5391"/>
        </table:table-row>
        <table:table-row table:style-name="ro1">
          <table:table-cell table:style-name="ce1" office:value-type="float" office:value="1720150"/>
          <table:table-cell table:style-name="ce1" office:value-type="string">
            <text:p>São Félix do Tocantins (TO)</text:p>
          </table:table-cell>
          <table:table-cell table:style-name="ce1" office:value-type="float" office:value="1598"/>
        </table:table-row>
        <table:table-row table:style-name="ro1">
          <table:table-cell table:style-name="ce1" office:value-type="float" office:value="1720200"/>
          <table:table-cell table:style-name="ce1" office:value-type="string">
            <text:p>São Miguel do Tocantins (TO)</text:p>
          </table:table-cell>
          <table:table-cell table:style-name="ce1" office:value-type="float" office:value="12294"/>
        </table:table-row>
        <table:table-row table:style-name="ro1">
          <table:table-cell table:style-name="ce1" office:value-type="float" office:value="1720259"/>
          <table:table-cell table:style-name="ce1" office:value-type="string">
            <text:p>São Salvador do Tocantins (TO)</text:p>
          </table:table-cell>
          <table:table-cell table:style-name="ce1" office:value-type="float" office:value="3094"/>
        </table:table-row>
        <table:table-row table:style-name="ro1">
          <table:table-cell table:style-name="ce1" office:value-type="float" office:value="1720309"/>
          <table:table-cell table:style-name="ce1" office:value-type="string">
            <text:p>São Sebastião do Tocantins (TO)</text:p>
          </table:table-cell>
          <table:table-cell table:style-name="ce1" office:value-type="float" office:value="4852"/>
        </table:table-row>
        <table:table-row table:style-name="ro1">
          <table:table-cell table:style-name="ce1" office:value-type="float" office:value="1720499"/>
          <table:table-cell table:style-name="ce1" office:value-type="string">
            <text:p>São Valério (TO)</text:p>
          </table:table-cell>
          <table:table-cell table:style-name="ce1" office:value-type="float" office:value="3904"/>
        </table:table-row>
        <table:table-row table:style-name="ro1">
          <table:table-cell table:style-name="ce1" office:value-type="float" office:value="1720655"/>
          <table:table-cell table:style-name="ce1" office:value-type="string">
            <text:p>Silvanópolis (TO)</text:p>
          </table:table-cell>
          <table:table-cell table:style-name="ce1" office:value-type="float" office:value="5428"/>
        </table:table-row>
        <table:table-row table:style-name="ro1">
          <table:table-cell table:style-name="ce1" office:value-type="float" office:value="1720804"/>
          <table:table-cell table:style-name="ce1" office:value-type="string">
            <text:p>Sítio Novo do Tocantins (TO)</text:p>
          </table:table-cell>
          <table:table-cell table:style-name="ce1" office:value-type="float" office:value="8997"/>
        </table:table-row>
        <table:table-row table:style-name="ro1">
          <table:table-cell table:style-name="ce1" office:value-type="float" office:value="1720853"/>
          <table:table-cell table:style-name="ce1" office:value-type="string">
            <text:p>Sucupira (TO)</text:p>
          </table:table-cell>
          <table:table-cell table:style-name="ce1" office:value-type="float" office:value="1986"/>
        </table:table-row>
        <table:table-row table:style-name="ro1">
          <table:table-cell table:style-name="ce1" office:value-type="float" office:value="1720903"/>
          <table:table-cell table:style-name="ce1" office:value-type="string">
            <text:p>Taguatinga (TO)</text:p>
          </table:table-cell>
          <table:table-cell table:style-name="ce1" office:value-type="float" office:value="16825"/>
        </table:table-row>
        <table:table-row table:style-name="ro1">
          <table:table-cell table:style-name="ce1" office:value-type="float" office:value="1720937"/>
          <table:table-cell table:style-name="ce1" office:value-type="string">
            <text:p>Taipas do Tocantins (TO)</text:p>
          </table:table-cell>
          <table:table-cell table:style-name="ce1" office:value-type="float" office:value="2166"/>
        </table:table-row>
        <table:table-row table:style-name="ro1">
          <table:table-cell table:style-name="ce1" office:value-type="float" office:value="1720978"/>
          <table:table-cell table:style-name="ce1" office:value-type="string">
            <text:p>Talismã (TO)</text:p>
          </table:table-cell>
          <table:table-cell table:style-name="ce1" office:value-type="float" office:value="2812"/>
        </table:table-row>
        <table:table-row table:style-name="ro1">
          <table:table-cell table:style-name="ce1" office:value-type="float" office:value="1721000"/>
          <table:table-cell table:style-name="ce1" office:value-type="string">
            <text:p>Palmas (TO)</text:p>
          </table:table-cell>
          <table:table-cell table:style-name="ce1" office:value-type="float" office:value="306296"/>
        </table:table-row>
        <table:table-row table:style-name="ro1">
          <table:table-cell table:style-name="ce1" office:value-type="float" office:value="1721109"/>
          <table:table-cell table:style-name="ce1" office:value-type="string">
            <text:p>Tocantínia (TO)</text:p>
          </table:table-cell>
          <table:table-cell table:style-name="ce1" office:value-type="float" office:value="7617"/>
        </table:table-row>
        <table:table-row table:style-name="ro1">
          <table:table-cell table:style-name="ce1" office:value-type="float" office:value="1721208"/>
          <table:table-cell table:style-name="ce1" office:value-type="string">
            <text:p>Tocantinópolis (TO)</text:p>
          </table:table-cell>
          <table:table-cell table:style-name="ce1" office:value-type="float" office:value="22845"/>
        </table:table-row>
        <table:table-row table:style-name="ro1">
          <table:table-cell table:style-name="ce1" office:value-type="float" office:value="1721257"/>
          <table:table-cell table:style-name="ce1" office:value-type="string">
            <text:p>Tupirama (TO)</text:p>
          </table:table-cell>
          <table:table-cell table:style-name="ce1" office:value-type="float" office:value="1922"/>
        </table:table-row>
        <table:table-row table:style-name="ro1">
          <table:table-cell table:style-name="ce1" office:value-type="float" office:value="1721307"/>
          <table:table-cell table:style-name="ce1" office:value-type="string">
            <text:p>Tupiratins (TO)</text:p>
          </table:table-cell>
          <table:table-cell table:style-name="ce1" office:value-type="float" office:value="2729"/>
        </table:table-row>
        <table:table-row table:style-name="ro1">
          <table:table-cell table:style-name="ce1" office:value-type="float" office:value="1722081"/>
          <table:table-cell table:style-name="ce1" office:value-type="string">
            <text:p>Wanderlândia (TO)</text:p>
          </table:table-cell>
          <table:table-cell table:style-name="ce1" office:value-type="float" office:value="11734"/>
        </table:table-row>
        <table:table-row table:style-name="ro1">
          <table:table-cell table:style-name="ce1" office:value-type="float" office:value="1722107"/>
          <table:table-cell table:style-name="ce1" office:value-type="string">
            <text:p>Xambioá (TO)</text:p>
          </table:table-cell>
          <table:table-cell table:style-name="ce1" office:value-type="float" office:value="11520"/>
        </table:table-row>
        <table:table-row table:style-name="ro1">
          <table:table-cell table:style-name="ce1" office:value-type="float" office:value="2100055"/>
          <table:table-cell table:style-name="ce1" office:value-type="string">
            <text:p>Açailândia (MA)</text:p>
          </table:table-cell>
          <table:table-cell table:style-name="ce1" office:value-type="float" office:value="113121"/>
        </table:table-row>
        <table:table-row table:style-name="ro1">
          <table:table-cell table:style-name="ce1" office:value-type="float" office:value="2100105"/>
          <table:table-cell table:style-name="ce1" office:value-type="string">
            <text:p>Afonso Cunha (MA)</text:p>
          </table:table-cell>
          <table:table-cell table:style-name="ce1" office:value-type="float" office:value="6578"/>
        </table:table-row>
        <table:table-row table:style-name="ro1">
          <table:table-cell table:style-name="ce1" office:value-type="float" office:value="2100154"/>
          <table:table-cell table:style-name="ce1" office:value-type="string">
            <text:p>Água Doce do Maranhão (MA)</text:p>
          </table:table-cell>
          <table:table-cell table:style-name="ce1" office:value-type="float" office:value="12652"/>
        </table:table-row>
        <table:table-row table:style-name="ro1">
          <table:table-cell table:style-name="ce1" office:value-type="float" office:value="2100204"/>
          <table:table-cell table:style-name="ce1" office:value-type="string">
            <text:p>Alcântara (MA)</text:p>
          </table:table-cell>
          <table:table-cell table:style-name="ce1" office:value-type="float" office:value="22112"/>
        </table:table-row>
        <table:table-row table:style-name="ro1">
          <table:table-cell table:style-name="ce1" office:value-type="float" office:value="2100303"/>
          <table:table-cell table:style-name="ce1" office:value-type="string">
            <text:p>Aldeias Altas (MA)</text:p>
          </table:table-cell>
          <table:table-cell table:style-name="ce1" office:value-type="float" office:value="26757"/>
        </table:table-row>
        <table:table-row table:style-name="ro1">
          <table:table-cell table:style-name="ce1" office:value-type="float" office:value="2100402"/>
          <table:table-cell table:style-name="ce1" office:value-type="string">
            <text:p>Altamira do Maranhão (MA)</text:p>
          </table:table-cell>
          <table:table-cell table:style-name="ce1" office:value-type="float" office:value="8189"/>
        </table:table-row>
        <table:table-row table:style-name="ro1">
          <table:table-cell table:style-name="ce1" office:value-type="float" office:value="2100436"/>
          <table:table-cell table:style-name="ce1" office:value-type="string">
            <text:p>Alto Alegre do Maranhão (MA)</text:p>
          </table:table-cell>
          <table:table-cell table:style-name="ce1" office:value-type="float" office:value="27858"/>
        </table:table-row>
        <table:table-row table:style-name="ro1">
          <table:table-cell table:style-name="ce1" office:value-type="float" office:value="2100477"/>
          <table:table-cell table:style-name="ce1" office:value-type="string">
            <text:p>Alto Alegre do Pindaré (MA)</text:p>
          </table:table-cell>
          <table:table-cell table:style-name="ce1" office:value-type="float" office:value="31943"/>
        </table:table-row>
        <table:table-row table:style-name="ro1">
          <table:table-cell table:style-name="ce1" office:value-type="float" office:value="2100501"/>
          <table:table-cell table:style-name="ce1" office:value-type="string">
            <text:p>Alto Parnaíba (MA)</text:p>
          </table:table-cell>
          <table:table-cell table:style-name="ce1" office:value-type="float" office:value="11212"/>
        </table:table-row>
        <table:table-row table:style-name="ro1">
          <table:table-cell table:style-name="ce1" office:value-type="float" office:value="2100550"/>
          <table:table-cell table:style-name="ce1" office:value-type="string">
            <text:p>Amapá do Maranhão (MA)</text:p>
          </table:table-cell>
          <table:table-cell table:style-name="ce1" office:value-type="float" office:value="7005"/>
        </table:table-row>
        <table:table-row table:style-name="ro1">
          <table:table-cell table:style-name="ce1" office:value-type="float" office:value="2100600"/>
          <table:table-cell table:style-name="ce1" office:value-type="string">
            <text:p>Amarante do Maranhão (MA)</text:p>
          </table:table-cell>
          <table:table-cell table:style-name="ce1" office:value-type="float" office:value="41729"/>
        </table:table-row>
        <table:table-row table:style-name="ro1">
          <table:table-cell table:style-name="ce1" office:value-type="float" office:value="2100709"/>
          <table:table-cell table:style-name="ce1" office:value-type="string">
            <text:p>Anajatuba (MA)</text:p>
          </table:table-cell>
          <table:table-cell table:style-name="ce1" office:value-type="float" office:value="26988"/>
        </table:table-row>
        <table:table-row table:style-name="ro1">
          <table:table-cell table:style-name="ce1" office:value-type="float" office:value="2100808"/>
          <table:table-cell table:style-name="ce1" office:value-type="string">
            <text:p>Anapurus (MA)</text:p>
          </table:table-cell>
          <table:table-cell table:style-name="ce1" office:value-type="float" office:value="15894"/>
        </table:table-row>
        <table:table-row table:style-name="ro1">
          <table:table-cell table:style-name="ce1" office:value-type="float" office:value="2100832"/>
          <table:table-cell table:style-name="ce1" office:value-type="string">
            <text:p>Apicum-Açu (MA)</text:p>
          </table:table-cell>
          <table:table-cell table:style-name="ce1" office:value-type="float" office:value="17413"/>
        </table:table-row>
        <table:table-row table:style-name="ro1">
          <table:table-cell table:style-name="ce1" office:value-type="float" office:value="2100873"/>
          <table:table-cell table:style-name="ce1" office:value-type="string">
            <text:p>Araguanã (MA)</text:p>
          </table:table-cell>
          <table:table-cell table:style-name="ce1" office:value-type="float" office:value="15551"/>
        </table:table-row>
        <table:table-row table:style-name="ro1">
          <table:table-cell table:style-name="ce1" office:value-type="float" office:value="2100907"/>
          <table:table-cell table:style-name="ce1" office:value-type="string">
            <text:p>Araioses (MA)</text:p>
          </table:table-cell>
          <table:table-cell table:style-name="ce1" office:value-type="float" office:value="46771"/>
        </table:table-row>
        <table:table-row table:style-name="ro1">
          <table:table-cell table:style-name="ce1" office:value-type="float" office:value="2100956"/>
          <table:table-cell table:style-name="ce1" office:value-type="string">
            <text:p>Arame (MA)</text:p>
          </table:table-cell>
          <table:table-cell table:style-name="ce1" office:value-type="float" office:value="32764"/>
        </table:table-row>
        <table:table-row table:style-name="ro1">
          <table:table-cell table:style-name="ce1" office:value-type="float" office:value="2101004"/>
          <table:table-cell table:style-name="ce1" office:value-type="string">
            <text:p>Arari (MA)</text:p>
          </table:table-cell>
          <table:table-cell table:style-name="ce1" office:value-type="float" office:value="29932"/>
        </table:table-row>
        <table:table-row table:style-name="ro1">
          <table:table-cell table:style-name="ce1" office:value-type="float" office:value="2101103"/>
          <table:table-cell table:style-name="ce1" office:value-type="string">
            <text:p>Axixá (MA)</text:p>
          </table:table-cell>
          <table:table-cell table:style-name="ce1" office:value-type="float" office:value="12183"/>
        </table:table-row>
        <table:table-row table:style-name="ro1">
          <table:table-cell table:style-name="ce1" office:value-type="float" office:value="2101202"/>
          <table:table-cell table:style-name="ce1" office:value-type="string">
            <text:p>Bacabal (MA)</text:p>
          </table:table-cell>
          <table:table-cell table:style-name="ce1" office:value-type="float" office:value="104790"/>
        </table:table-row>
        <table:table-row table:style-name="ro1">
          <table:table-cell table:style-name="ce1" office:value-type="float" office:value="2101251"/>
          <table:table-cell table:style-name="ce1" office:value-type="string">
            <text:p>Bacabeira (MA)</text:p>
          </table:table-cell>
          <table:table-cell table:style-name="ce1" office:value-type="float" office:value="17252"/>
        </table:table-row>
        <table:table-row table:style-name="ro1">
          <table:table-cell table:style-name="ce1" office:value-type="float" office:value="2101301"/>
          <table:table-cell table:style-name="ce1" office:value-type="string">
            <text:p>Bacuri (MA)</text:p>
          </table:table-cell>
          <table:table-cell table:style-name="ce1" office:value-type="float" office:value="18654"/>
        </table:table-row>
        <table:table-row table:style-name="ro1">
          <table:table-cell table:style-name="ce1" office:value-type="float" office:value="2101350"/>
          <table:table-cell table:style-name="ce1" office:value-type="string">
            <text:p>Bacurituba (MA)</text:p>
          </table:table-cell>
          <table:table-cell table:style-name="ce1" office:value-type="float" office:value="5670"/>
        </table:table-row>
        <table:table-row table:style-name="ro1">
          <table:table-cell table:style-name="ce1" office:value-type="float" office:value="2101400"/>
          <table:table-cell table:style-name="ce1" office:value-type="string">
            <text:p>Balsas (MA)</text:p>
          </table:table-cell>
          <table:table-cell table:style-name="ce1" office:value-type="float" office:value="95929"/>
        </table:table-row>
        <table:table-row table:style-name="ro1">
          <table:table-cell table:style-name="ce1" office:value-type="float" office:value="2101509"/>
          <table:table-cell table:style-name="ce1" office:value-type="string">
            <text:p>Barão de Grajaú (MA)</text:p>
          </table:table-cell>
          <table:table-cell table:style-name="ce1" office:value-type="float" office:value="18924"/>
        </table:table-row>
        <table:table-row table:style-name="ro1">
          <table:table-cell table:style-name="ce1" office:value-type="float" office:value="2101608"/>
          <table:table-cell table:style-name="ce1" office:value-type="string">
            <text:p>Barra do Corda (MA)</text:p>
          </table:table-cell>
          <table:table-cell table:style-name="ce1" office:value-type="float" office:value="88492"/>
        </table:table-row>
        <table:table-row table:style-name="ro1">
          <table:table-cell table:style-name="ce1" office:value-type="float" office:value="2101707"/>
          <table:table-cell table:style-name="ce1" office:value-type="string">
            <text:p>Barreirinhas (MA)</text:p>
          </table:table-cell>
          <table:table-cell table:style-name="ce1" office:value-type="float" office:value="63217"/>
        </table:table-row>
        <table:table-row table:style-name="ro1">
          <table:table-cell table:style-name="ce1" office:value-type="float" office:value="2101731"/>
          <table:table-cell table:style-name="ce1" office:value-type="string">
            <text:p>Belágua (MA)</text:p>
          </table:table-cell>
          <table:table-cell table:style-name="ce1" office:value-type="float" office:value="7528"/>
        </table:table-row>
        <table:table-row table:style-name="ro1">
          <table:table-cell table:style-name="ce1" office:value-type="float" office:value="2101772"/>
          <table:table-cell table:style-name="ce1" office:value-type="string">
            <text:p>Bela Vista do Maranhão (MA)</text:p>
          </table:table-cell>
          <table:table-cell table:style-name="ce1" office:value-type="float" office:value="11279"/>
        </table:table-row>
        <table:table-row table:style-name="ro1">
          <table:table-cell table:style-name="ce1" office:value-type="float" office:value="2101806"/>
          <table:table-cell table:style-name="ce1" office:value-type="string">
            <text:p>Benedito Leite (MA)</text:p>
          </table:table-cell>
          <table:table-cell table:style-name="ce1" office:value-type="float" office:value="5638"/>
        </table:table-row>
        <table:table-row table:style-name="ro1">
          <table:table-cell table:style-name="ce1" office:value-type="float" office:value="2101905"/>
          <table:table-cell table:style-name="ce1" office:value-type="string">
            <text:p>Bequimão (MA)</text:p>
          </table:table-cell>
          <table:table-cell table:style-name="ce1" office:value-type="float" office:value="21299"/>
        </table:table-row>
        <table:table-row table:style-name="ro1">
          <table:table-cell table:style-name="ce1" office:value-type="float" office:value="2101939"/>
          <table:table-cell table:style-name="ce1" office:value-type="string">
            <text:p>Bernardo do Mearim (MA)</text:p>
          </table:table-cell>
          <table:table-cell table:style-name="ce1" office:value-type="float" office:value="6073"/>
        </table:table-row>
        <table:table-row table:style-name="ro1">
          <table:table-cell table:style-name="ce1" office:value-type="float" office:value="2101970"/>
          <table:table-cell table:style-name="ce1" office:value-type="string">
            <text:p>Boa Vista do Gurupi (MA)</text:p>
          </table:table-cell>
          <table:table-cell table:style-name="ce1" office:value-type="float" office:value="8382"/>
        </table:table-row>
        <table:table-row table:style-name="ro1">
          <table:table-cell table:style-name="ce1" office:value-type="float" office:value="2102002"/>
          <table:table-cell table:style-name="ce1" office:value-type="string">
            <text:p>Bom Jardim (MA)</text:p>
          </table:table-cell>
          <table:table-cell table:style-name="ce1" office:value-type="float" office:value="41822"/>
        </table:table-row>
        <table:table-row table:style-name="ro1">
          <table:table-cell table:style-name="ce1" office:value-type="float" office:value="2102036"/>
          <table:table-cell table:style-name="ce1" office:value-type="string">
            <text:p>Bom Jesus das Selvas (MA)</text:p>
          </table:table-cell>
          <table:table-cell table:style-name="ce1" office:value-type="float" office:value="34567"/>
        </table:table-row>
        <table:table-row table:style-name="ro1">
          <table:table-cell table:style-name="ce1" office:value-type="float" office:value="2102077"/>
          <table:table-cell table:style-name="ce1" office:value-type="string">
            <text:p>Bom Lugar (MA)</text:p>
          </table:table-cell>
          <table:table-cell table:style-name="ce1" office:value-type="float" office:value="16438"/>
        </table:table-row>
        <table:table-row table:style-name="ro1">
          <table:table-cell table:style-name="ce1" office:value-type="float" office:value="2102101"/>
          <table:table-cell table:style-name="ce1" office:value-type="string">
            <text:p>Brejo (MA)</text:p>
          </table:table-cell>
          <table:table-cell table:style-name="ce1" office:value-type="float" office:value="36651"/>
        </table:table-row>
        <table:table-row table:style-name="ro1">
          <table:table-cell table:style-name="ce1" office:value-type="float" office:value="2102150"/>
          <table:table-cell table:style-name="ce1" office:value-type="string">
            <text:p>Brejo de Areia (MA)</text:p>
          </table:table-cell>
          <table:table-cell table:style-name="ce1" office:value-type="float" office:value="9014"/>
        </table:table-row>
        <table:table-row table:style-name="ro1">
          <table:table-cell table:style-name="ce1" office:value-type="float" office:value="2102200"/>
          <table:table-cell table:style-name="ce1" office:value-type="string">
            <text:p>Buriti (MA)</text:p>
          </table:table-cell>
          <table:table-cell table:style-name="ce1" office:value-type="float" office:value="28798"/>
        </table:table-row>
        <table:table-row table:style-name="ro1">
          <table:table-cell table:style-name="ce1" office:value-type="float" office:value="2102309"/>
          <table:table-cell table:style-name="ce1" office:value-type="string">
            <text:p>Buriti Bravo (MA)</text:p>
          </table:table-cell>
          <table:table-cell table:style-name="ce1" office:value-type="float" office:value="23939"/>
        </table:table-row>
        <table:table-row table:style-name="ro1">
          <table:table-cell table:style-name="ce1" office:value-type="float" office:value="2102325"/>
          <table:table-cell table:style-name="ce1" office:value-type="string">
            <text:p>Buriticupu (MA)</text:p>
          </table:table-cell>
          <table:table-cell table:style-name="ce1" office:value-type="float" office:value="72983"/>
        </table:table-row>
        <table:table-row table:style-name="ro1">
          <table:table-cell table:style-name="ce1" office:value-type="float" office:value="2102358"/>
          <table:table-cell table:style-name="ce1" office:value-type="string">
            <text:p>Buritirana (MA)</text:p>
          </table:table-cell>
          <table:table-cell table:style-name="ce1" office:value-type="float" office:value="15467"/>
        </table:table-row>
        <table:table-row table:style-name="ro1">
          <table:table-cell table:style-name="ce1" office:value-type="float" office:value="2102374"/>
          <table:table-cell table:style-name="ce1" office:value-type="string">
            <text:p>Cachoeira Grande (MA)</text:p>
          </table:table-cell>
          <table:table-cell table:style-name="ce1" office:value-type="float" office:value="9478"/>
        </table:table-row>
        <table:table-row table:style-name="ro1">
          <table:table-cell table:style-name="ce1" office:value-type="float" office:value="2102408"/>
          <table:table-cell table:style-name="ce1" office:value-type="string">
            <text:p>Cajapió (MA)</text:p>
          </table:table-cell>
          <table:table-cell table:style-name="ce1" office:value-type="float" office:value="11216"/>
        </table:table-row>
        <table:table-row table:style-name="ro1">
          <table:table-cell table:style-name="ce1" office:value-type="float" office:value="2102507"/>
          <table:table-cell table:style-name="ce1" office:value-type="string">
            <text:p>Cajari (MA)</text:p>
          </table:table-cell>
          <table:table-cell table:style-name="ce1" office:value-type="float" office:value="19451"/>
        </table:table-row>
        <table:table-row table:style-name="ro1">
          <table:table-cell table:style-name="ce1" office:value-type="float" office:value="2102556"/>
          <table:table-cell table:style-name="ce1" office:value-type="string">
            <text:p>Campestre do Maranhão (MA)</text:p>
          </table:table-cell>
          <table:table-cell table:style-name="ce1" office:value-type="float" office:value="14453"/>
        </table:table-row>
        <table:table-row table:style-name="ro1">
          <table:table-cell table:style-name="ce1" office:value-type="float" office:value="2102606"/>
          <table:table-cell table:style-name="ce1" office:value-type="string">
            <text:p>Cândido Mendes (MA)</text:p>
          </table:table-cell>
          <table:table-cell table:style-name="ce1" office:value-type="float" office:value="20278"/>
        </table:table-row>
        <table:table-row table:style-name="ro1">
          <table:table-cell table:style-name="ce1" office:value-type="float" office:value="2102705"/>
          <table:table-cell table:style-name="ce1" office:value-type="string">
            <text:p>Cantanhede (MA)</text:p>
          </table:table-cell>
          <table:table-cell table:style-name="ce1" office:value-type="float" office:value="22117"/>
        </table:table-row>
        <table:table-row table:style-name="ro1">
          <table:table-cell table:style-name="ce1" office:value-type="float" office:value="2102754"/>
          <table:table-cell table:style-name="ce1" office:value-type="string">
            <text:p>Capinzal do Norte (MA)</text:p>
          </table:table-cell>
          <table:table-cell table:style-name="ce1" office:value-type="float" office:value="10935"/>
        </table:table-row>
        <table:table-row table:style-name="ro1">
          <table:table-cell table:style-name="ce1" office:value-type="float" office:value="2102804"/>
          <table:table-cell table:style-name="ce1" office:value-type="string">
            <text:p>Carolina (MA)</text:p>
          </table:table-cell>
          <table:table-cell table:style-name="ce1" office:value-type="float" office:value="24165"/>
        </table:table-row>
        <table:table-row table:style-name="ro1">
          <table:table-cell table:style-name="ce1" office:value-type="float" office:value="2102903"/>
          <table:table-cell table:style-name="ce1" office:value-type="string">
            <text:p>Carutapera (MA)</text:p>
          </table:table-cell>
          <table:table-cell table:style-name="ce1" office:value-type="float" office:value="23952"/>
        </table:table-row>
        <table:table-row table:style-name="ro1">
          <table:table-cell table:style-name="ce1" office:value-type="float" office:value="2103000"/>
          <table:table-cell table:style-name="ce1" office:value-type="string">
            <text:p>Caxias (MA)</text:p>
          </table:table-cell>
          <table:table-cell table:style-name="ce1" office:value-type="float" office:value="165525"/>
        </table:table-row>
        <table:table-row table:style-name="ro1">
          <table:table-cell table:style-name="ce1" office:value-type="float" office:value="2103109"/>
          <table:table-cell table:style-name="ce1" office:value-type="string">
            <text:p>Cedral (MA)</text:p>
          </table:table-cell>
          <table:table-cell table:style-name="ce1" office:value-type="float" office:value="10693"/>
        </table:table-row>
        <table:table-row table:style-name="ro1">
          <table:table-cell table:style-name="ce1" office:value-type="float" office:value="2103125"/>
          <table:table-cell table:style-name="ce1" office:value-type="string">
            <text:p>Central do Maranhão (MA)</text:p>
          </table:table-cell>
          <table:table-cell table:style-name="ce1" office:value-type="float" office:value="8740"/>
        </table:table-row>
        <table:table-row table:style-name="ro1">
          <table:table-cell table:style-name="ce1" office:value-type="float" office:value="2103158"/>
          <table:table-cell table:style-name="ce1" office:value-type="string">
            <text:p>Centro do Guilherme (MA)</text:p>
          </table:table-cell>
          <table:table-cell table:style-name="ce1" office:value-type="float" office:value="13670"/>
        </table:table-row>
        <table:table-row table:style-name="ro1">
          <table:table-cell table:style-name="ce1" office:value-type="float" office:value="2103174"/>
          <table:table-cell table:style-name="ce1" office:value-type="string">
            <text:p>Centro Novo do Maranhão (MA)</text:p>
          </table:table-cell>
          <table:table-cell table:style-name="ce1" office:value-type="float" office:value="21840"/>
        </table:table-row>
        <table:table-row table:style-name="ro1">
          <table:table-cell table:style-name="ce1" office:value-type="float" office:value="2103208"/>
          <table:table-cell table:style-name="ce1" office:value-type="string">
            <text:p>Chapadinha (MA)</text:p>
          </table:table-cell>
          <table:table-cell table:style-name="ce1" office:value-type="float" office:value="80195"/>
        </table:table-row>
        <table:table-row table:style-name="ro1">
          <table:table-cell table:style-name="ce1" office:value-type="float" office:value="2103257"/>
          <table:table-cell table:style-name="ce1" office:value-type="string">
            <text:p>Cidelândia (MA)</text:p>
          </table:table-cell>
          <table:table-cell table:style-name="ce1" office:value-type="float" office:value="14777"/>
        </table:table-row>
        <table:table-row table:style-name="ro1">
          <table:table-cell table:style-name="ce1" office:value-type="float" office:value="2103307"/>
          <table:table-cell table:style-name="ce1" office:value-type="string">
            <text:p>Codó (MA)</text:p>
          </table:table-cell>
          <table:table-cell table:style-name="ce1" office:value-type="float" office:value="123116"/>
        </table:table-row>
        <table:table-row table:style-name="ro1">
          <table:table-cell table:style-name="ce1" office:value-type="float" office:value="2103406"/>
          <table:table-cell table:style-name="ce1" office:value-type="string">
            <text:p>Coelho Neto (MA)</text:p>
          </table:table-cell>
          <table:table-cell table:style-name="ce1" office:value-type="float" office:value="49621"/>
        </table:table-row>
        <table:table-row table:style-name="ro1">
          <table:table-cell table:style-name="ce1" office:value-type="float" office:value="2103505"/>
          <table:table-cell table:style-name="ce1" office:value-type="string">
            <text:p>Colinas (MA)</text:p>
          </table:table-cell>
          <table:table-cell table:style-name="ce1" office:value-type="float" office:value="41312"/>
        </table:table-row>
        <table:table-row table:style-name="ro1">
          <table:table-cell table:style-name="ce1" office:value-type="float" office:value="2103554"/>
          <table:table-cell table:style-name="ce1" office:value-type="string">
            <text:p>Conceição do Lago-Açu (MA)</text:p>
          </table:table-cell>
          <table:table-cell table:style-name="ce1" office:value-type="float" office:value="16400"/>
        </table:table-row>
        <table:table-row table:style-name="ro1">
          <table:table-cell table:style-name="ce1" office:value-type="float" office:value="2103604"/>
          <table:table-cell table:style-name="ce1" office:value-type="string">
            <text:p>Coroatá (MA)</text:p>
          </table:table-cell>
          <table:table-cell table:style-name="ce1" office:value-type="float" office:value="65544"/>
        </table:table-row>
        <table:table-row table:style-name="ro1">
          <table:table-cell table:style-name="ce1" office:value-type="float" office:value="2103703"/>
          <table:table-cell table:style-name="ce1" office:value-type="string">
            <text:p>Cururupu (MA)</text:p>
          </table:table-cell>
          <table:table-cell table:style-name="ce1" office:value-type="float" office:value="32626"/>
        </table:table-row>
        <table:table-row table:style-name="ro1">
          <table:table-cell table:style-name="ce1" office:value-type="float" office:value="2103752"/>
          <table:table-cell table:style-name="ce1" office:value-type="string">
            <text:p>Davinópolis (MA)</text:p>
          </table:table-cell>
          <table:table-cell table:style-name="ce1" office:value-type="float" office:value="12916"/>
        </table:table-row>
        <table:table-row table:style-name="ro1">
          <table:table-cell table:style-name="ce1" office:value-type="float" office:value="2103802"/>
          <table:table-cell table:style-name="ce1" office:value-type="string">
            <text:p>Dom Pedro (MA)</text:p>
          </table:table-cell>
          <table:table-cell table:style-name="ce1" office:value-type="float" office:value="23372"/>
        </table:table-row>
        <table:table-row table:style-name="ro1">
          <table:table-cell table:style-name="ce1" office:value-type="float" office:value="2103901"/>
          <table:table-cell table:style-name="ce1" office:value-type="string">
            <text:p>Duque Bacelar (MA)</text:p>
          </table:table-cell>
          <table:table-cell table:style-name="ce1" office:value-type="float" office:value="11401"/>
        </table:table-row>
        <table:table-row table:style-name="ro1">
          <table:table-cell table:style-name="ce1" office:value-type="float" office:value="2104008"/>
          <table:table-cell table:style-name="ce1" office:value-type="string">
            <text:p>Esperantinópolis (MA)</text:p>
          </table:table-cell>
          <table:table-cell table:style-name="ce1" office:value-type="float" office:value="17104"/>
        </table:table-row>
        <table:table-row table:style-name="ro1">
          <table:table-cell table:style-name="ce1" office:value-type="float" office:value="2104057"/>
          <table:table-cell table:style-name="ce1" office:value-type="string">
            <text:p>Estreito (MA)</text:p>
          </table:table-cell>
          <table:table-cell table:style-name="ce1" office:value-type="float" office:value="42527"/>
        </table:table-row>
        <table:table-row table:style-name="ro1">
          <table:table-cell table:style-name="ce1" office:value-type="float" office:value="2104073"/>
          <table:table-cell table:style-name="ce1" office:value-type="string">
            <text:p>Feira Nova do Maranhão (MA)</text:p>
          </table:table-cell>
          <table:table-cell table:style-name="ce1" office:value-type="float" office:value="8484"/>
        </table:table-row>
        <table:table-row table:style-name="ro1">
          <table:table-cell table:style-name="ce1" office:value-type="float" office:value="2104081"/>
          <table:table-cell table:style-name="ce1" office:value-type="string">
            <text:p>Fernando Falcão (MA)</text:p>
          </table:table-cell>
          <table:table-cell table:style-name="ce1" office:value-type="float" office:value="10460"/>
        </table:table-row>
        <table:table-row table:style-name="ro1">
          <table:table-cell table:style-name="ce1" office:value-type="float" office:value="2104099"/>
          <table:table-cell table:style-name="ce1" office:value-type="string">
            <text:p>Formosa da Serra Negra (MA)</text:p>
          </table:table-cell>
          <table:table-cell table:style-name="ce1" office:value-type="float" office:value="19258"/>
        </table:table-row>
        <table:table-row table:style-name="ro1">
          <table:table-cell table:style-name="ce1" office:value-type="float" office:value="2104107"/>
          <table:table-cell table:style-name="ce1" office:value-type="string">
            <text:p>Fortaleza dos Nogueiras (MA)</text:p>
          </table:table-cell>
          <table:table-cell table:style-name="ce1" office:value-type="float" office:value="12647"/>
        </table:table-row>
        <table:table-row table:style-name="ro1">
          <table:table-cell table:style-name="ce1" office:value-type="float" office:value="2104206"/>
          <table:table-cell table:style-name="ce1" office:value-type="string">
            <text:p>Fortuna (MA)</text:p>
          </table:table-cell>
          <table:table-cell table:style-name="ce1" office:value-type="float" office:value="15567"/>
        </table:table-row>
        <table:table-row table:style-name="ro1">
          <table:table-cell table:style-name="ce1" office:value-type="float" office:value="2104305"/>
          <table:table-cell table:style-name="ce1" office:value-type="string">
            <text:p>Godofredo Viana (MA)</text:p>
          </table:table-cell>
          <table:table-cell table:style-name="ce1" office:value-type="float" office:value="11963"/>
        </table:table-row>
        <table:table-row table:style-name="ro1">
          <table:table-cell table:style-name="ce1" office:value-type="float" office:value="2104404"/>
          <table:table-cell table:style-name="ce1" office:value-type="string">
            <text:p>Gonçalves Dias (MA)</text:p>
          </table:table-cell>
          <table:table-cell table:style-name="ce1" office:value-type="float" office:value="17944"/>
        </table:table-row>
        <table:table-row table:style-name="ro1">
          <table:table-cell table:style-name="ce1" office:value-type="float" office:value="2104503"/>
          <table:table-cell table:style-name="ce1" office:value-type="string">
            <text:p>Governador Archer (MA)</text:p>
          </table:table-cell>
          <table:table-cell table:style-name="ce1" office:value-type="float" office:value="10886"/>
        </table:table-row>
        <table:table-row table:style-name="ro1">
          <table:table-cell table:style-name="ce1" office:value-type="float" office:value="2104552"/>
          <table:table-cell table:style-name="ce1" office:value-type="string">
            <text:p>Governador Edison Lobão (MA)</text:p>
          </table:table-cell>
          <table:table-cell table:style-name="ce1" office:value-type="float" office:value="18520"/>
        </table:table-row>
        <table:table-row table:style-name="ro1">
          <table:table-cell table:style-name="ce1" office:value-type="float" office:value="2104602"/>
          <table:table-cell table:style-name="ce1" office:value-type="string">
            <text:p>Governador Eugênio Barros (MA)</text:p>
          </table:table-cell>
          <table:table-cell table:style-name="ce1" office:value-type="float" office:value="16882"/>
        </table:table-row>
        <table:table-row table:style-name="ro1">
          <table:table-cell table:style-name="ce1" office:value-type="float" office:value="2104628"/>
          <table:table-cell table:style-name="ce1" office:value-type="string">
            <text:p>Governador Luiz Rocha (MA)</text:p>
          </table:table-cell>
          <table:table-cell table:style-name="ce1" office:value-type="float" office:value="7841"/>
        </table:table-row>
        <table:table-row table:style-name="ro1">
          <table:table-cell table:style-name="ce1" office:value-type="float" office:value="2104651"/>
          <table:table-cell table:style-name="ce1" office:value-type="string">
            <text:p>Governador Newton Bello (MA)</text:p>
          </table:table-cell>
          <table:table-cell table:style-name="ce1" office:value-type="float" office:value="10151"/>
        </table:table-row>
        <table:table-row table:style-name="ro1">
          <table:table-cell table:style-name="ce1" office:value-type="float" office:value="2104677"/>
          <table:table-cell table:style-name="ce1" office:value-type="string">
            <text:p>Governador Nunes Freire (MA)</text:p>
          </table:table-cell>
          <table:table-cell table:style-name="ce1" office:value-type="float" office:value="25539"/>
        </table:table-row>
        <table:table-row table:style-name="ro1">
          <table:table-cell table:style-name="ce1" office:value-type="float" office:value="2104701"/>
          <table:table-cell table:style-name="ce1" office:value-type="string">
            <text:p>Graça Aranha (MA)</text:p>
          </table:table-cell>
          <table:table-cell table:style-name="ce1" office:value-type="float" office:value="6261"/>
        </table:table-row>
        <table:table-row table:style-name="ro1">
          <table:table-cell table:style-name="ce1" office:value-type="float" office:value="2104800"/>
          <table:table-cell table:style-name="ce1" office:value-type="string">
            <text:p>Grajaú (MA)</text:p>
          </table:table-cell>
          <table:table-cell table:style-name="ce1" office:value-type="float" office:value="70065"/>
        </table:table-row>
        <table:table-row table:style-name="ro1">
          <table:table-cell table:style-name="ce1" office:value-type="float" office:value="2104909"/>
          <table:table-cell table:style-name="ce1" office:value-type="string">
            <text:p>Guimarães (MA)</text:p>
          </table:table-cell>
          <table:table-cell table:style-name="ce1" office:value-type="float" office:value="11997"/>
        </table:table-row>
        <table:table-row table:style-name="ro1">
          <table:table-cell table:style-name="ce1" office:value-type="float" office:value="2105005"/>
          <table:table-cell table:style-name="ce1" office:value-type="string">
            <text:p>Humberto de Campos (MA)</text:p>
          </table:table-cell>
          <table:table-cell table:style-name="ce1" office:value-type="float" office:value="28932"/>
        </table:table-row>
        <table:table-row table:style-name="ro1">
          <table:table-cell table:style-name="ce1" office:value-type="float" office:value="2105104"/>
          <table:table-cell table:style-name="ce1" office:value-type="string">
            <text:p>Icatu (MA)</text:p>
          </table:table-cell>
          <table:table-cell table:style-name="ce1" office:value-type="float" office:value="27269"/>
        </table:table-row>
        <table:table-row table:style-name="ro1">
          <table:table-cell table:style-name="ce1" office:value-type="float" office:value="2105153"/>
          <table:table-cell table:style-name="ce1" office:value-type="string">
            <text:p>Igarapé do Meio (MA)</text:p>
          </table:table-cell>
          <table:table-cell table:style-name="ce1" office:value-type="float" office:value="14324"/>
        </table:table-row>
        <table:table-row table:style-name="ro1">
          <table:table-cell table:style-name="ce1" office:value-type="float" office:value="2105203"/>
          <table:table-cell table:style-name="ce1" office:value-type="string">
            <text:p>Igarapé Grande (MA)</text:p>
          </table:table-cell>
          <table:table-cell table:style-name="ce1" office:value-type="float" office:value="11387"/>
        </table:table-row>
        <table:table-row table:style-name="ro1">
          <table:table-cell table:style-name="ce1" office:value-type="float" office:value="2105302"/>
          <table:table-cell table:style-name="ce1" office:value-type="string">
            <text:p>Imperatriz (MA)</text:p>
          </table:table-cell>
          <table:table-cell table:style-name="ce1" office:value-type="float" office:value="259337"/>
        </table:table-row>
        <table:table-row table:style-name="ro1">
          <table:table-cell table:style-name="ce1" office:value-type="float" office:value="2105351"/>
          <table:table-cell table:style-name="ce1" office:value-type="string">
            <text:p>Itaipava do Grajaú (MA)</text:p>
          </table:table-cell>
          <table:table-cell table:style-name="ce1" office:value-type="float" office:value="16005"/>
        </table:table-row>
        <table:table-row table:style-name="ro1">
          <table:table-cell table:style-name="ce1" office:value-type="float" office:value="2105401"/>
          <table:table-cell table:style-name="ce1" office:value-type="string">
            <text:p>Itapecuru Mirim (MA)</text:p>
          </table:table-cell>
          <table:table-cell table:style-name="ce1" office:value-type="float" office:value="68723"/>
        </table:table-row>
        <table:table-row table:style-name="ro1">
          <table:table-cell table:style-name="ce1" office:value-type="float" office:value="2105427"/>
          <table:table-cell table:style-name="ce1" office:value-type="string">
            <text:p>Itinga do Maranhão (MA)</text:p>
          </table:table-cell>
          <table:table-cell table:style-name="ce1" office:value-type="float" office:value="26068"/>
        </table:table-row>
        <table:table-row table:style-name="ro1">
          <table:table-cell table:style-name="ce1" office:value-type="float" office:value="2105450"/>
          <table:table-cell table:style-name="ce1" office:value-type="string">
            <text:p>Jatobá (MA)</text:p>
          </table:table-cell>
          <table:table-cell table:style-name="ce1" office:value-type="float" office:value="10310"/>
        </table:table-row>
        <table:table-row table:style-name="ro1">
          <table:table-cell table:style-name="ce1" office:value-type="float" office:value="2105476"/>
          <table:table-cell table:style-name="ce1" office:value-type="string">
            <text:p>Jenipapo dos Vieiras (MA)</text:p>
          </table:table-cell>
          <table:table-cell table:style-name="ce1" office:value-type="float" office:value="17040"/>
        </table:table-row>
        <table:table-row table:style-name="ro1">
          <table:table-cell table:style-name="ce1" office:value-type="float" office:value="2105500"/>
          <table:table-cell table:style-name="ce1" office:value-type="string">
            <text:p>João Lisboa (MA)</text:p>
          </table:table-cell>
          <table:table-cell table:style-name="ce1" office:value-type="float" office:value="23740"/>
        </table:table-row>
        <table:table-row table:style-name="ro1">
          <table:table-cell table:style-name="ce1" office:value-type="float" office:value="2105609"/>
          <table:table-cell table:style-name="ce1" office:value-type="string">
            <text:p>Joselândia (MA)</text:p>
          </table:table-cell>
          <table:table-cell table:style-name="ce1" office:value-type="float" office:value="16198"/>
        </table:table-row>
        <table:table-row table:style-name="ro1">
          <table:table-cell table:style-name="ce1" office:value-type="float" office:value="2105658"/>
          <table:table-cell table:style-name="ce1" office:value-type="string">
            <text:p>Junco do Maranhão (MA)</text:p>
          </table:table-cell>
          <table:table-cell table:style-name="ce1" office:value-type="float" office:value="4392"/>
        </table:table-row>
        <table:table-row table:style-name="ro1">
          <table:table-cell table:style-name="ce1" office:value-type="float" office:value="2105708"/>
          <table:table-cell table:style-name="ce1" office:value-type="string">
            <text:p>Lago da Pedra (MA)</text:p>
          </table:table-cell>
          <table:table-cell table:style-name="ce1" office:value-type="float" office:value="50616"/>
        </table:table-row>
        <table:table-row table:style-name="ro1">
          <table:table-cell table:style-name="ce1" office:value-type="float" office:value="2105807"/>
          <table:table-cell table:style-name="ce1" office:value-type="string">
            <text:p>Lago do Junco (MA)</text:p>
          </table:table-cell>
          <table:table-cell table:style-name="ce1" office:value-type="float" office:value="10869"/>
        </table:table-row>
        <table:table-row table:style-name="ro1">
          <table:table-cell table:style-name="ce1" office:value-type="float" office:value="2105906"/>
          <table:table-cell table:style-name="ce1" office:value-type="string">
            <text:p>Lago Verde (MA)</text:p>
          </table:table-cell>
          <table:table-cell table:style-name="ce1" office:value-type="float" office:value="16314"/>
        </table:table-row>
        <table:table-row table:style-name="ro1">
          <table:table-cell table:style-name="ce1" office:value-type="float" office:value="2105922"/>
          <table:table-cell table:style-name="ce1" office:value-type="string">
            <text:p>Lagoa do Mato (MA)</text:p>
          </table:table-cell>
          <table:table-cell table:style-name="ce1" office:value-type="float" office:value="11265"/>
        </table:table-row>
        <table:table-row table:style-name="ro1">
          <table:table-cell table:style-name="ce1" office:value-type="float" office:value="2105948"/>
          <table:table-cell table:style-name="ce1" office:value-type="string">
            <text:p>Lago dos Rodrigues (MA)</text:p>
          </table:table-cell>
          <table:table-cell table:style-name="ce1" office:value-type="float" office:value="8857"/>
        </table:table-row>
        <table:table-row table:style-name="ro1">
          <table:table-cell table:style-name="ce1" office:value-type="float" office:value="2105963"/>
          <table:table-cell table:style-name="ce1" office:value-type="string">
            <text:p>Lagoa Grande do Maranhão (MA)</text:p>
          </table:table-cell>
          <table:table-cell table:style-name="ce1" office:value-type="float" office:value="11464"/>
        </table:table-row>
        <table:table-row table:style-name="ro1">
          <table:table-cell table:style-name="ce1" office:value-type="float" office:value="2105989"/>
          <table:table-cell table:style-name="ce1" office:value-type="string">
            <text:p>Lajeado Novo (MA)</text:p>
          </table:table-cell>
          <table:table-cell table:style-name="ce1" office:value-type="float" office:value="7602"/>
        </table:table-row>
        <table:table-row table:style-name="ro1">
          <table:table-cell table:style-name="ce1" office:value-type="float" office:value="2106003"/>
          <table:table-cell table:style-name="ce1" office:value-type="string">
            <text:p>Lima Campos (MA)</text:p>
          </table:table-cell>
          <table:table-cell table:style-name="ce1" office:value-type="float" office:value="11918"/>
        </table:table-row>
        <table:table-row table:style-name="ro1">
          <table:table-cell table:style-name="ce1" office:value-type="float" office:value="2106102"/>
          <table:table-cell table:style-name="ce1" office:value-type="string">
            <text:p>Loreto (MA)</text:p>
          </table:table-cell>
          <table:table-cell table:style-name="ce1" office:value-type="float" office:value="12214"/>
        </table:table-row>
        <table:table-row table:style-name="ro1">
          <table:table-cell table:style-name="ce1" office:value-type="float" office:value="2106201"/>
          <table:table-cell table:style-name="ce1" office:value-type="string">
            <text:p>Luís Domingues (MA)</text:p>
          </table:table-cell>
          <table:table-cell table:style-name="ce1" office:value-type="float" office:value="6984"/>
        </table:table-row>
        <table:table-row table:style-name="ro1">
          <table:table-cell table:style-name="ce1" office:value-type="float" office:value="2106300"/>
          <table:table-cell table:style-name="ce1" office:value-type="string">
            <text:p>Magalhães de Almeida (MA)</text:p>
          </table:table-cell>
          <table:table-cell table:style-name="ce1" office:value-type="float" office:value="20029"/>
        </table:table-row>
        <table:table-row table:style-name="ro1">
          <table:table-cell table:style-name="ce1" office:value-type="float" office:value="2106326"/>
          <table:table-cell table:style-name="ce1" office:value-type="string">
            <text:p>Maracaçumé (MA)</text:p>
          </table:table-cell>
          <table:table-cell table:style-name="ce1" office:value-type="float" office:value="21586"/>
        </table:table-row>
        <table:table-row table:style-name="ro1">
          <table:table-cell table:style-name="ce1" office:value-type="float" office:value="2106359"/>
          <table:table-cell table:style-name="ce1" office:value-type="string">
            <text:p>Marajá do Sena (MA)</text:p>
          </table:table-cell>
          <table:table-cell table:style-name="ce1" office:value-type="float" office:value="7775"/>
        </table:table-row>
        <table:table-row table:style-name="ro1">
          <table:table-cell table:style-name="ce1" office:value-type="float" office:value="2106375"/>
          <table:table-cell table:style-name="ce1" office:value-type="string">
            <text:p>Maranhãozinho (MA)</text:p>
          </table:table-cell>
          <table:table-cell table:style-name="ce1" office:value-type="float" office:value="16511"/>
        </table:table-row>
        <table:table-row table:style-name="ro1">
          <table:table-cell table:style-name="ce1" office:value-type="float" office:value="2106409"/>
          <table:table-cell table:style-name="ce1" office:value-type="string">
            <text:p>Mata Roma (MA)</text:p>
          </table:table-cell>
          <table:table-cell table:style-name="ce1" office:value-type="float" office:value="16977"/>
        </table:table-row>
        <table:table-row table:style-name="ro1">
          <table:table-cell table:style-name="ce1" office:value-type="float" office:value="2106508"/>
          <table:table-cell table:style-name="ce1" office:value-type="string">
            <text:p>Matinha (MA)</text:p>
          </table:table-cell>
          <table:table-cell table:style-name="ce1" office:value-type="float" office:value="23482"/>
        </table:table-row>
        <table:table-row table:style-name="ro1">
          <table:table-cell table:style-name="ce1" office:value-type="float" office:value="2106607"/>
          <table:table-cell table:style-name="ce1" office:value-type="string">
            <text:p>Matões (MA)</text:p>
          </table:table-cell>
          <table:table-cell table:style-name="ce1" office:value-type="float" office:value="33943"/>
        </table:table-row>
        <table:table-row table:style-name="ro1">
          <table:table-cell table:style-name="ce1" office:value-type="float" office:value="2106631"/>
          <table:table-cell table:style-name="ce1" office:value-type="string">
            <text:p>Matões do Norte (MA)</text:p>
          </table:table-cell>
          <table:table-cell table:style-name="ce1" office:value-type="float" office:value="17033"/>
        </table:table-row>
        <table:table-row table:style-name="ro1">
          <table:table-cell table:style-name="ce1" office:value-type="float" office:value="2106672"/>
          <table:table-cell table:style-name="ce1" office:value-type="string">
            <text:p>Milagres do Maranhão (MA)</text:p>
          </table:table-cell>
          <table:table-cell table:style-name="ce1" office:value-type="float" office:value="8483"/>
        </table:table-row>
        <table:table-row table:style-name="ro1">
          <table:table-cell table:style-name="ce1" office:value-type="float" office:value="2106706"/>
          <table:table-cell table:style-name="ce1" office:value-type="string">
            <text:p>Mirador (MA)</text:p>
          </table:table-cell>
          <table:table-cell table:style-name="ce1" office:value-type="float" office:value="21031"/>
        </table:table-row>
        <table:table-row table:style-name="ro1">
          <table:table-cell table:style-name="ce1" office:value-type="float" office:value="2106755"/>
          <table:table-cell table:style-name="ce1" office:value-type="string">
            <text:p>Miranda do Norte (MA)</text:p>
          </table:table-cell>
          <table:table-cell table:style-name="ce1" office:value-type="float" office:value="28754"/>
        </table:table-row>
        <table:table-row table:style-name="ro1">
          <table:table-cell table:style-name="ce1" office:value-type="float" office:value="2106805"/>
          <table:table-cell table:style-name="ce1" office:value-type="string">
            <text:p>Mirinzal (MA)</text:p>
          </table:table-cell>
          <table:table-cell table:style-name="ce1" office:value-type="float" office:value="15011"/>
        </table:table-row>
        <table:table-row table:style-name="ro1">
          <table:table-cell table:style-name="ce1" office:value-type="float" office:value="2106904"/>
          <table:table-cell table:style-name="ce1" office:value-type="string">
            <text:p>Monção (MA)</text:p>
          </table:table-cell>
          <table:table-cell table:style-name="ce1" office:value-type="float" office:value="33664"/>
        </table:table-row>
        <table:table-row table:style-name="ro1">
          <table:table-cell table:style-name="ce1" office:value-type="float" office:value="2107001"/>
          <table:table-cell table:style-name="ce1" office:value-type="string">
            <text:p>Montes Altos (MA)</text:p>
          </table:table-cell>
          <table:table-cell table:style-name="ce1" office:value-type="float" office:value="9111"/>
        </table:table-row>
        <table:table-row table:style-name="ro1">
          <table:table-cell table:style-name="ce1" office:value-type="float" office:value="2107100"/>
          <table:table-cell table:style-name="ce1" office:value-type="string">
            <text:p>Morros (MA)</text:p>
          </table:table-cell>
          <table:table-cell table:style-name="ce1" office:value-type="float" office:value="19572"/>
        </table:table-row>
        <table:table-row table:style-name="ro1">
          <table:table-cell table:style-name="ce1" office:value-type="float" office:value="2107209"/>
          <table:table-cell table:style-name="ce1" office:value-type="string">
            <text:p>Nina Rodrigues (MA)</text:p>
          </table:table-cell>
          <table:table-cell table:style-name="ce1" office:value-type="float" office:value="14642"/>
        </table:table-row>
        <table:table-row table:style-name="ro1">
          <table:table-cell table:style-name="ce1" office:value-type="float" office:value="2107258"/>
          <table:table-cell table:style-name="ce1" office:value-type="string">
            <text:p>Nova Colinas (MA)</text:p>
          </table:table-cell>
          <table:table-cell table:style-name="ce1" office:value-type="float" office:value="5427"/>
        </table:table-row>
        <table:table-row table:style-name="ro1">
          <table:table-cell table:style-name="ce1" office:value-type="float" office:value="2107308"/>
          <table:table-cell table:style-name="ce1" office:value-type="string">
            <text:p>Nova Iorque (MA)</text:p>
          </table:table-cell>
          <table:table-cell table:style-name="ce1" office:value-type="float" office:value="4682"/>
        </table:table-row>
        <table:table-row table:style-name="ro1">
          <table:table-cell table:style-name="ce1" office:value-type="float" office:value="2107357"/>
          <table:table-cell table:style-name="ce1" office:value-type="string">
            <text:p>Nova Olinda do Maranhão (MA)</text:p>
          </table:table-cell>
          <table:table-cell table:style-name="ce1" office:value-type="float" office:value="21080"/>
        </table:table-row>
        <table:table-row table:style-name="ro1">
          <table:table-cell table:style-name="ce1" office:value-type="float" office:value="2107407"/>
          <table:table-cell table:style-name="ce1" office:value-type="string">
            <text:p>Olho d'Água das Cunhãs (MA)</text:p>
          </table:table-cell>
          <table:table-cell table:style-name="ce1" office:value-type="float" office:value="19561"/>
        </table:table-row>
        <table:table-row table:style-name="ro1">
          <table:table-cell table:style-name="ce1" office:value-type="float" office:value="2107456"/>
          <table:table-cell table:style-name="ce1" office:value-type="string">
            <text:p>Olinda Nova do Maranhão (MA)</text:p>
          </table:table-cell>
          <table:table-cell table:style-name="ce1" office:value-type="float" office:value="14836"/>
        </table:table-row>
        <table:table-row table:style-name="ro1">
          <table:table-cell table:style-name="ce1" office:value-type="float" office:value="2107506"/>
          <table:table-cell table:style-name="ce1" office:value-type="string">
            <text:p>Paço do Lumiar (MA)</text:p>
          </table:table-cell>
          <table:table-cell table:style-name="ce1" office:value-type="float" office:value="123747"/>
        </table:table-row>
        <table:table-row table:style-name="ro1">
          <table:table-cell table:style-name="ce1" office:value-type="float" office:value="2107605"/>
          <table:table-cell table:style-name="ce1" office:value-type="string">
            <text:p>Palmeirândia (MA)</text:p>
          </table:table-cell>
          <table:table-cell table:style-name="ce1" office:value-type="float" office:value="19781"/>
        </table:table-row>
        <table:table-row table:style-name="ro1">
          <table:table-cell table:style-name="ce1" office:value-type="float" office:value="2107704"/>
          <table:table-cell table:style-name="ce1" office:value-type="string">
            <text:p>Paraibano (MA)</text:p>
          </table:table-cell>
          <table:table-cell table:style-name="ce1" office:value-type="float" office:value="21479"/>
        </table:table-row>
        <table:table-row table:style-name="ro1">
          <table:table-cell table:style-name="ce1" office:value-type="float" office:value="2107803"/>
          <table:table-cell table:style-name="ce1" office:value-type="string">
            <text:p>Parnarama (MA)</text:p>
          </table:table-cell>
          <table:table-cell table:style-name="ce1" office:value-type="float" office:value="35008"/>
        </table:table-row>
        <table:table-row table:style-name="ro1">
          <table:table-cell table:style-name="ce1" office:value-type="float" office:value="2107902"/>
          <table:table-cell table:style-name="ce1" office:value-type="string">
            <text:p>Passagem Franca (MA)</text:p>
          </table:table-cell>
          <table:table-cell table:style-name="ce1" office:value-type="float" office:value="19137"/>
        </table:table-row>
        <table:table-row table:style-name="ro1">
          <table:table-cell table:style-name="ce1" office:value-type="float" office:value="2108009"/>
          <table:table-cell table:style-name="ce1" office:value-type="string">
            <text:p>Pastos Bons (MA)</text:p>
          </table:table-cell>
          <table:table-cell table:style-name="ce1" office:value-type="float" office:value="19583"/>
        </table:table-row>
        <table:table-row table:style-name="ro1">
          <table:table-cell table:style-name="ce1" office:value-type="float" office:value="2108058"/>
          <table:table-cell table:style-name="ce1" office:value-type="string">
            <text:p>Paulino Neves (MA)</text:p>
          </table:table-cell>
          <table:table-cell table:style-name="ce1" office:value-type="float" office:value="16166"/>
        </table:table-row>
        <table:table-row table:style-name="ro1">
          <table:table-cell table:style-name="ce1" office:value-type="float" office:value="2108108"/>
          <table:table-cell table:style-name="ce1" office:value-type="string">
            <text:p>Paulo Ramos (MA)</text:p>
          </table:table-cell>
          <table:table-cell table:style-name="ce1" office:value-type="float" office:value="21066"/>
        </table:table-row>
        <table:table-row table:style-name="ro1">
          <table:table-cell table:style-name="ce1" office:value-type="float" office:value="2108207"/>
          <table:table-cell table:style-name="ce1" office:value-type="string">
            <text:p>Pedreiras (MA)</text:p>
          </table:table-cell>
          <table:table-cell table:style-name="ce1" office:value-type="float" office:value="39191"/>
        </table:table-row>
        <table:table-row table:style-name="ro1">
          <table:table-cell table:style-name="ce1" office:value-type="float" office:value="2108256"/>
          <table:table-cell table:style-name="ce1" office:value-type="string">
            <text:p>Pedro do Rosário (MA)</text:p>
          </table:table-cell>
          <table:table-cell table:style-name="ce1" office:value-type="float" office:value="25354"/>
        </table:table-row>
        <table:table-row table:style-name="ro1">
          <table:table-cell table:style-name="ce1" office:value-type="float" office:value="2108306"/>
          <table:table-cell table:style-name="ce1" office:value-type="string">
            <text:p>Penalva (MA)</text:p>
          </table:table-cell>
          <table:table-cell table:style-name="ce1" office:value-type="float" office:value="38731"/>
        </table:table-row>
        <table:table-row table:style-name="ro1">
          <table:table-cell table:style-name="ce1" office:value-type="float" office:value="2108405"/>
          <table:table-cell table:style-name="ce1" office:value-type="string">
            <text:p>Peri Mirim (MA)</text:p>
          </table:table-cell>
          <table:table-cell table:style-name="ce1" office:value-type="float" office:value="14345"/>
        </table:table-row>
        <table:table-row table:style-name="ro1">
          <table:table-cell table:style-name="ce1" office:value-type="float" office:value="2108454"/>
          <table:table-cell table:style-name="ce1" office:value-type="string">
            <text:p>Peritoró (MA)</text:p>
          </table:table-cell>
          <table:table-cell table:style-name="ce1" office:value-type="float" office:value="23364"/>
        </table:table-row>
        <table:table-row table:style-name="ro1">
          <table:table-cell table:style-name="ce1" office:value-type="float" office:value="2108504"/>
          <table:table-cell table:style-name="ce1" office:value-type="string">
            <text:p>Pindaré-Mirim (MA)</text:p>
          </table:table-cell>
          <table:table-cell table:style-name="ce1" office:value-type="float" office:value="33065"/>
        </table:table-row>
        <table:table-row table:style-name="ro1">
          <table:table-cell table:style-name="ce1" office:value-type="float" office:value="2108603"/>
          <table:table-cell table:style-name="ce1" office:value-type="string">
            <text:p>Pinheiro (MA)</text:p>
          </table:table-cell>
          <table:table-cell table:style-name="ce1" office:value-type="float" office:value="83777"/>
        </table:table-row>
        <table:table-row table:style-name="ro1">
          <table:table-cell table:style-name="ce1" office:value-type="float" office:value="2108702"/>
          <table:table-cell table:style-name="ce1" office:value-type="string">
            <text:p>Pio XII (MA)</text:p>
          </table:table-cell>
          <table:table-cell table:style-name="ce1" office:value-type="float" office:value="21379"/>
        </table:table-row>
        <table:table-row table:style-name="ro1">
          <table:table-cell table:style-name="ce1" office:value-type="float" office:value="2108801"/>
          <table:table-cell table:style-name="ce1" office:value-type="string">
            <text:p>Pirapemas (MA)</text:p>
          </table:table-cell>
          <table:table-cell table:style-name="ce1" office:value-type="float" office:value="18720"/>
        </table:table-row>
        <table:table-row table:style-name="ro1">
          <table:table-cell table:style-name="ce1" office:value-type="float" office:value="2108900"/>
          <table:table-cell table:style-name="ce1" office:value-type="string">
            <text:p>Poção de Pedras (MA)</text:p>
          </table:table-cell>
          <table:table-cell table:style-name="ce1" office:value-type="float" office:value="17595"/>
        </table:table-row>
        <table:table-row table:style-name="ro1">
          <table:table-cell table:style-name="ce1" office:value-type="float" office:value="2109007"/>
          <table:table-cell table:style-name="ce1" office:value-type="string">
            <text:p>Porto Franco (MA)</text:p>
          </table:table-cell>
          <table:table-cell table:style-name="ce1" office:value-type="float" office:value="24092"/>
        </table:table-row>
        <table:table-row table:style-name="ro1">
          <table:table-cell table:style-name="ce1" office:value-type="float" office:value="2109056"/>
          <table:table-cell table:style-name="ce1" office:value-type="string">
            <text:p>Porto Rico do Maranhão (MA)</text:p>
          </table:table-cell>
          <table:table-cell table:style-name="ce1" office:value-type="float" office:value="5955"/>
        </table:table-row>
        <table:table-row table:style-name="ro1">
          <table:table-cell table:style-name="ce1" office:value-type="float" office:value="2109106"/>
          <table:table-cell table:style-name="ce1" office:value-type="string">
            <text:p>Presidente Dutra (MA)</text:p>
          </table:table-cell>
          <table:table-cell table:style-name="ce1" office:value-type="float" office:value="48036"/>
        </table:table-row>
        <table:table-row table:style-name="ro1">
          <table:table-cell table:style-name="ce1" office:value-type="float" office:value="2109205"/>
          <table:table-cell table:style-name="ce1" office:value-type="string">
            <text:p>Presidente Juscelino (MA)</text:p>
          </table:table-cell>
          <table:table-cell table:style-name="ce1" office:value-type="float" office:value="12838"/>
        </table:table-row>
        <table:table-row table:style-name="ro1">
          <table:table-cell table:style-name="ce1" office:value-type="float" office:value="2109239"/>
          <table:table-cell table:style-name="ce1" office:value-type="string">
            <text:p>Presidente Médici (MA)</text:p>
          </table:table-cell>
          <table:table-cell table:style-name="ce1" office:value-type="float" office:value="7070"/>
        </table:table-row>
        <table:table-row table:style-name="ro1">
          <table:table-cell table:style-name="ce1" office:value-type="float" office:value="2109270"/>
          <table:table-cell table:style-name="ce1" office:value-type="string">
            <text:p>Presidente Sarney (MA)</text:p>
          </table:table-cell>
          <table:table-cell table:style-name="ce1" office:value-type="float" office:value="19069"/>
        </table:table-row>
        <table:table-row table:style-name="ro1">
          <table:table-cell table:style-name="ce1" office:value-type="float" office:value="2109304"/>
          <table:table-cell table:style-name="ce1" office:value-type="string">
            <text:p>Presidente Vargas (MA)</text:p>
          </table:table-cell>
          <table:table-cell table:style-name="ce1" office:value-type="float" office:value="11261"/>
        </table:table-row>
        <table:table-row table:style-name="ro1">
          <table:table-cell table:style-name="ce1" office:value-type="float" office:value="2109403"/>
          <table:table-cell table:style-name="ce1" office:value-type="string">
            <text:p>Primeira Cruz (MA)</text:p>
          </table:table-cell>
          <table:table-cell table:style-name="ce1" office:value-type="float" office:value="15431"/>
        </table:table-row>
        <table:table-row table:style-name="ro1">
          <table:table-cell table:style-name="ce1" office:value-type="float" office:value="2109452"/>
          <table:table-cell table:style-name="ce1" office:value-type="string">
            <text:p>Raposa (MA)</text:p>
          </table:table-cell>
          <table:table-cell table:style-name="ce1" office:value-type="float" office:value="31177"/>
        </table:table-row>
        <table:table-row table:style-name="ro1">
          <table:table-cell table:style-name="ce1" office:value-type="float" office:value="2109502"/>
          <table:table-cell table:style-name="ce1" office:value-type="string">
            <text:p>Riachão (MA)</text:p>
          </table:table-cell>
          <table:table-cell table:style-name="ce1" office:value-type="float" office:value="20334"/>
        </table:table-row>
        <table:table-row table:style-name="ro1">
          <table:table-cell table:style-name="ce1" office:value-type="float" office:value="2109551"/>
          <table:table-cell table:style-name="ce1" office:value-type="string">
            <text:p>Ribamar Fiquene (MA)</text:p>
          </table:table-cell>
          <table:table-cell table:style-name="ce1" office:value-type="float" office:value="7825"/>
        </table:table-row>
        <table:table-row table:style-name="ro1">
          <table:table-cell table:style-name="ce1" office:value-type="float" office:value="2109601"/>
          <table:table-cell table:style-name="ce1" office:value-type="string">
            <text:p>Rosário (MA)</text:p>
          </table:table-cell>
          <table:table-cell table:style-name="ce1" office:value-type="float" office:value="42994"/>
        </table:table-row>
        <table:table-row table:style-name="ro1">
          <table:table-cell table:style-name="ce1" office:value-type="float" office:value="2109700"/>
          <table:table-cell table:style-name="ce1" office:value-type="string">
            <text:p>Sambaíba (MA)</text:p>
          </table:table-cell>
          <table:table-cell table:style-name="ce1" office:value-type="float" office:value="5679"/>
        </table:table-row>
        <table:table-row table:style-name="ro1">
          <table:table-cell table:style-name="ce1" office:value-type="float" office:value="2109759"/>
          <table:table-cell table:style-name="ce1" office:value-type="string">
            <text:p>Santa Filomena do Maranhão (MA)</text:p>
          </table:table-cell>
          <table:table-cell table:style-name="ce1" office:value-type="float" office:value="7826"/>
        </table:table-row>
        <table:table-row table:style-name="ro1">
          <table:table-cell table:style-name="ce1" office:value-type="float" office:value="2109809"/>
          <table:table-cell table:style-name="ce1" office:value-type="string">
            <text:p>Santa Helena (MA)</text:p>
          </table:table-cell>
          <table:table-cell table:style-name="ce1" office:value-type="float" office:value="42483"/>
        </table:table-row>
        <table:table-row table:style-name="ro1">
          <table:table-cell table:style-name="ce1" office:value-type="float" office:value="2109908"/>
          <table:table-cell table:style-name="ce1" office:value-type="string">
            <text:p>Santa Inês (MA)</text:p>
          </table:table-cell>
          <table:table-cell table:style-name="ce1" office:value-type="float" office:value="89489"/>
        </table:table-row>
        <table:table-row table:style-name="ro1">
          <table:table-cell table:style-name="ce1" office:value-type="float" office:value="2110005"/>
          <table:table-cell table:style-name="ce1" office:value-type="string">
            <text:p>Santa Luzia (MA)</text:p>
          </table:table-cell>
          <table:table-cell table:style-name="ce1" office:value-type="float" office:value="72887"/>
        </table:table-row>
        <table:table-row table:style-name="ro1">
          <table:table-cell table:style-name="ce1" office:value-type="float" office:value="2110039"/>
          <table:table-cell table:style-name="ce1" office:value-type="string">
            <text:p>Santa Luzia do Paruá (MA)</text:p>
          </table:table-cell>
          <table:table-cell table:style-name="ce1" office:value-type="float" office:value="25371"/>
        </table:table-row>
        <table:table-row table:style-name="ro1">
          <table:table-cell table:style-name="ce1" office:value-type="float" office:value="2110104"/>
          <table:table-cell table:style-name="ce1" office:value-type="string">
            <text:p>Santa Quitéria do Maranhão (MA)</text:p>
          </table:table-cell>
          <table:table-cell table:style-name="ce1" office:value-type="float" office:value="25764"/>
        </table:table-row>
        <table:table-row table:style-name="ro1">
          <table:table-cell table:style-name="ce1" office:value-type="float" office:value="2110203"/>
          <table:table-cell table:style-name="ce1" office:value-type="string">
            <text:p>Santa Rita (MA)</text:p>
          </table:table-cell>
          <table:table-cell table:style-name="ce1" office:value-type="float" office:value="38298"/>
        </table:table-row>
        <table:table-row table:style-name="ro1">
          <table:table-cell table:style-name="ce1" office:value-type="float" office:value="2110237"/>
          <table:table-cell table:style-name="ce1" office:value-type="string">
            <text:p>Santana do Maranhão (MA)</text:p>
          </table:table-cell>
          <table:table-cell table:style-name="ce1" office:value-type="float" office:value="13547"/>
        </table:table-row>
        <table:table-row table:style-name="ro1">
          <table:table-cell table:style-name="ce1" office:value-type="float" office:value="2110278"/>
          <table:table-cell table:style-name="ce1" office:value-type="string">
            <text:p>Santo Amaro do Maranhão (MA)</text:p>
          </table:table-cell>
          <table:table-cell table:style-name="ce1" office:value-type="float" office:value="16034"/>
        </table:table-row>
        <table:table-row table:style-name="ro1">
          <table:table-cell table:style-name="ce1" office:value-type="float" office:value="2110302"/>
          <table:table-cell table:style-name="ce1" office:value-type="string">
            <text:p>Santo Antônio dos Lopes (MA)</text:p>
          </table:table-cell>
          <table:table-cell table:style-name="ce1" office:value-type="float" office:value="14522"/>
        </table:table-row>
        <table:table-row table:style-name="ro1">
          <table:table-cell table:style-name="ce1" office:value-type="float" office:value="2110401"/>
          <table:table-cell table:style-name="ce1" office:value-type="string">
            <text:p>São Benedito do Rio Preto (MA)</text:p>
          </table:table-cell>
          <table:table-cell table:style-name="ce1" office:value-type="float" office:value="18717"/>
        </table:table-row>
        <table:table-row table:style-name="ro1">
          <table:table-cell table:style-name="ce1" office:value-type="float" office:value="2110500"/>
          <table:table-cell table:style-name="ce1" office:value-type="string">
            <text:p>São Bento (MA)</text:p>
          </table:table-cell>
          <table:table-cell table:style-name="ce1" office:value-type="float" office:value="45604"/>
        </table:table-row>
        <table:table-row table:style-name="ro1">
          <table:table-cell table:style-name="ce1" office:value-type="float" office:value="2110609"/>
          <table:table-cell table:style-name="ce1" office:value-type="string">
            <text:p>São Bernardo (MA)</text:p>
          </table:table-cell>
          <table:table-cell table:style-name="ce1" office:value-type="float" office:value="28667"/>
        </table:table-row>
        <table:table-row table:style-name="ro1">
          <table:table-cell table:style-name="ce1" office:value-type="float" office:value="2110658"/>
          <table:table-cell table:style-name="ce1" office:value-type="string">
            <text:p>São Domingos do Azeitão (MA)</text:p>
          </table:table-cell>
          <table:table-cell table:style-name="ce1" office:value-type="float" office:value="7420"/>
        </table:table-row>
        <table:table-row table:style-name="ro1">
          <table:table-cell table:style-name="ce1" office:value-type="float" office:value="2110708"/>
          <table:table-cell table:style-name="ce1" office:value-type="string">
            <text:p>São Domingos do Maranhão (MA)</text:p>
          </table:table-cell>
          <table:table-cell table:style-name="ce1" office:value-type="float" office:value="34384"/>
        </table:table-row>
        <table:table-row table:style-name="ro1">
          <table:table-cell table:style-name="ce1" office:value-type="float" office:value="2110807"/>
          <table:table-cell table:style-name="ce1" office:value-type="string">
            <text:p>São Félix de Balsas (MA)</text:p>
          </table:table-cell>
          <table:table-cell table:style-name="ce1" office:value-type="float" office:value="4562"/>
        </table:table-row>
        <table:table-row table:style-name="ro1">
          <table:table-cell table:style-name="ce1" office:value-type="float" office:value="2110856"/>
          <table:table-cell table:style-name="ce1" office:value-type="string">
            <text:p>São Francisco do Brejão (MA)</text:p>
          </table:table-cell>
          <table:table-cell table:style-name="ce1" office:value-type="float" office:value="11941"/>
        </table:table-row>
        <table:table-row table:style-name="ro1">
          <table:table-cell table:style-name="ce1" office:value-type="float" office:value="2110906"/>
          <table:table-cell table:style-name="ce1" office:value-type="string">
            <text:p>São Francisco do Maranhão (MA)</text:p>
          </table:table-cell>
          <table:table-cell table:style-name="ce1" office:value-type="float" office:value="12218"/>
        </table:table-row>
        <table:table-row table:style-name="ro1">
          <table:table-cell table:style-name="ce1" office:value-type="float" office:value="2111003"/>
          <table:table-cell table:style-name="ce1" office:value-type="string">
            <text:p>São João Batista (MA)</text:p>
          </table:table-cell>
          <table:table-cell table:style-name="ce1" office:value-type="float" office:value="20701"/>
        </table:table-row>
        <table:table-row table:style-name="ro1">
          <table:table-cell table:style-name="ce1" office:value-type="float" office:value="2111029"/>
          <table:table-cell table:style-name="ce1" office:value-type="string">
            <text:p>São João do Carú (MA)</text:p>
          </table:table-cell>
          <table:table-cell table:style-name="ce1" office:value-type="float" office:value="15787"/>
        </table:table-row>
        <table:table-row table:style-name="ro1">
          <table:table-cell table:style-name="ce1" office:value-type="float" office:value="2111052"/>
          <table:table-cell table:style-name="ce1" office:value-type="string">
            <text:p>São João do Paraíso (MA)</text:p>
          </table:table-cell>
          <table:table-cell table:style-name="ce1" office:value-type="float" office:value="11193"/>
        </table:table-row>
        <table:table-row table:style-name="ro1">
          <table:table-cell table:style-name="ce1" office:value-type="float" office:value="2111078"/>
          <table:table-cell table:style-name="ce1" office:value-type="string">
            <text:p>São João do Soter (MA)</text:p>
          </table:table-cell>
          <table:table-cell table:style-name="ce1" office:value-type="float" office:value="18645"/>
        </table:table-row>
        <table:table-row table:style-name="ro1">
          <table:table-cell table:style-name="ce1" office:value-type="float" office:value="2111102"/>
          <table:table-cell table:style-name="ce1" office:value-type="string">
            <text:p>São João dos Patos (MA)</text:p>
          </table:table-cell>
          <table:table-cell table:style-name="ce1" office:value-type="float" office:value="25996"/>
        </table:table-row>
        <table:table-row table:style-name="ro1">
          <table:table-cell table:style-name="ce1" office:value-type="float" office:value="2111201"/>
          <table:table-cell table:style-name="ce1" office:value-type="string">
            <text:p>São José de Ribamar (MA)</text:p>
          </table:table-cell>
          <table:table-cell table:style-name="ce1" office:value-type="float" office:value="179028"/>
        </table:table-row>
        <table:table-row table:style-name="ro1">
          <table:table-cell table:style-name="ce1" office:value-type="float" office:value="2111250"/>
          <table:table-cell table:style-name="ce1" office:value-type="string">
            <text:p>São José dos Basílios (MA)</text:p>
          </table:table-cell>
          <table:table-cell table:style-name="ce1" office:value-type="float" office:value="7640"/>
        </table:table-row>
        <table:table-row table:style-name="ro1">
          <table:table-cell table:style-name="ce1" office:value-type="float" office:value="2111300"/>
          <table:table-cell table:style-name="ce1" office:value-type="string">
            <text:p>São Luís (MA)</text:p>
          </table:table-cell>
          <table:table-cell table:style-name="ce1" office:value-type="float" office:value="1108975"/>
        </table:table-row>
        <table:table-row table:style-name="ro1">
          <table:table-cell table:style-name="ce1" office:value-type="float" office:value="2111409"/>
          <table:table-cell table:style-name="ce1" office:value-type="string">
            <text:p>São Luís Gonzaga do Maranhão (MA)</text:p>
          </table:table-cell>
          <table:table-cell table:style-name="ce1" office:value-type="float" office:value="18727"/>
        </table:table-row>
        <table:table-row table:style-name="ro1">
          <table:table-cell table:style-name="ce1" office:value-type="float" office:value="2111508"/>
          <table:table-cell table:style-name="ce1" office:value-type="string">
            <text:p>São Mateus do Maranhão (MA)</text:p>
          </table:table-cell>
          <table:table-cell table:style-name="ce1" office:value-type="float" office:value="41579"/>
        </table:table-row>
        <table:table-row table:style-name="ro1">
          <table:table-cell table:style-name="ce1" office:value-type="float" office:value="2111532"/>
          <table:table-cell table:style-name="ce1" office:value-type="string">
            <text:p>São Pedro da Água Branca (MA)</text:p>
          </table:table-cell>
          <table:table-cell table:style-name="ce1" office:value-type="float" office:value="12735"/>
        </table:table-row>
        <table:table-row table:style-name="ro1">
          <table:table-cell table:style-name="ce1" office:value-type="float" office:value="2111573"/>
          <table:table-cell table:style-name="ce1" office:value-type="string">
            <text:p>São Pedro dos Crentes (MA)</text:p>
          </table:table-cell>
          <table:table-cell table:style-name="ce1" office:value-type="float" office:value="4684"/>
        </table:table-row>
        <table:table-row table:style-name="ro1">
          <table:table-cell table:style-name="ce1" office:value-type="float" office:value="2111607"/>
          <table:table-cell table:style-name="ce1" office:value-type="string">
            <text:p>São Raimundo das Mangabeiras (MA)</text:p>
          </table:table-cell>
          <table:table-cell table:style-name="ce1" office:value-type="float" office:value="18980"/>
        </table:table-row>
        <table:table-row table:style-name="ro1">
          <table:table-cell table:style-name="ce1" office:value-type="float" office:value="2111631"/>
          <table:table-cell table:style-name="ce1" office:value-type="string">
            <text:p>São Raimundo do Doca Bezerra (MA)</text:p>
          </table:table-cell>
          <table:table-cell table:style-name="ce1" office:value-type="float" office:value="5131"/>
        </table:table-row>
        <table:table-row table:style-name="ro1">
          <table:table-cell table:style-name="ce1" office:value-type="float" office:value="2111672"/>
          <table:table-cell table:style-name="ce1" office:value-type="string">
            <text:p>São Roberto (MA)</text:p>
          </table:table-cell>
          <table:table-cell table:style-name="ce1" office:value-type="float" office:value="6789"/>
        </table:table-row>
        <table:table-row table:style-name="ro1">
          <table:table-cell table:style-name="ce1" office:value-type="float" office:value="2111706"/>
          <table:table-cell table:style-name="ce1" office:value-type="string">
            <text:p>São Vicente Ferrer (MA)</text:p>
          </table:table-cell>
          <table:table-cell table:style-name="ce1" office:value-type="float" office:value="22350"/>
        </table:table-row>
        <table:table-row table:style-name="ro1">
          <table:table-cell table:style-name="ce1" office:value-type="float" office:value="2111722"/>
          <table:table-cell table:style-name="ce1" office:value-type="string">
            <text:p>Satubinha (MA)</text:p>
          </table:table-cell>
          <table:table-cell table:style-name="ce1" office:value-type="float" office:value="14096"/>
        </table:table-row>
        <table:table-row table:style-name="ro1">
          <table:table-cell table:style-name="ce1" office:value-type="float" office:value="2111748"/>
          <table:table-cell table:style-name="ce1" office:value-type="string">
            <text:p>Senador Alexandre Costa (MA)</text:p>
          </table:table-cell>
          <table:table-cell table:style-name="ce1" office:value-type="float" office:value="11214"/>
        </table:table-row>
        <table:table-row table:style-name="ro1">
          <table:table-cell table:style-name="ce1" office:value-type="float" office:value="2111763"/>
          <table:table-cell table:style-name="ce1" office:value-type="string">
            <text:p>Senador La Rocque (MA)</text:p>
          </table:table-cell>
          <table:table-cell table:style-name="ce1" office:value-type="float" office:value="14050"/>
        </table:table-row>
        <table:table-row table:style-name="ro1">
          <table:table-cell table:style-name="ce1" office:value-type="float" office:value="2111789"/>
          <table:table-cell table:style-name="ce1" office:value-type="string">
            <text:p>Serrano do Maranhão (MA)</text:p>
          </table:table-cell>
          <table:table-cell table:style-name="ce1" office:value-type="float" office:value="10299"/>
        </table:table-row>
        <table:table-row table:style-name="ro1">
          <table:table-cell table:style-name="ce1" office:value-type="float" office:value="2111805"/>
          <table:table-cell table:style-name="ce1" office:value-type="string">
            <text:p>Sítio Novo (MA)</text:p>
          </table:table-cell>
          <table:table-cell table:style-name="ce1" office:value-type="float" office:value="18160"/>
        </table:table-row>
        <table:table-row table:style-name="ro1">
          <table:table-cell table:style-name="ce1" office:value-type="float" office:value="2111904"/>
          <table:table-cell table:style-name="ce1" office:value-type="string">
            <text:p>Sucupira do Norte (MA)</text:p>
          </table:table-cell>
          <table:table-cell table:style-name="ce1" office:value-type="float" office:value="10634"/>
        </table:table-row>
        <table:table-row table:style-name="ro1">
          <table:table-cell table:style-name="ce1" office:value-type="float" office:value="2111953"/>
          <table:table-cell table:style-name="ce1" office:value-type="string">
            <text:p>Sucupira do Riachão (MA)</text:p>
          </table:table-cell>
          <table:table-cell table:style-name="ce1" office:value-type="float" office:value="5676"/>
        </table:table-row>
        <table:table-row table:style-name="ro1">
          <table:table-cell table:style-name="ce1" office:value-type="float" office:value="2112001"/>
          <table:table-cell table:style-name="ce1" office:value-type="string">
            <text:p>Tasso Fragoso (MA)</text:p>
          </table:table-cell>
          <table:table-cell table:style-name="ce1" office:value-type="float" office:value="8582"/>
        </table:table-row>
        <table:table-row table:style-name="ro1">
          <table:table-cell table:style-name="ce1" office:value-type="float" office:value="2112100"/>
          <table:table-cell table:style-name="ce1" office:value-type="string">
            <text:p>Timbiras (MA)</text:p>
          </table:table-cell>
          <table:table-cell table:style-name="ce1" office:value-type="float" office:value="29183"/>
        </table:table-row>
        <table:table-row table:style-name="ro1">
          <table:table-cell table:style-name="ce1" office:value-type="float" office:value="2112209"/>
          <table:table-cell table:style-name="ce1" office:value-type="string">
            <text:p>Timon (MA)</text:p>
          </table:table-cell>
          <table:table-cell table:style-name="ce1" office:value-type="float" office:value="170222"/>
        </table:table-row>
        <table:table-row table:style-name="ro1">
          <table:table-cell table:style-name="ce1" office:value-type="float" office:value="2112233"/>
          <table:table-cell table:style-name="ce1" office:value-type="string">
            <text:p>Trizidela do Vale (MA)</text:p>
          </table:table-cell>
          <table:table-cell table:style-name="ce1" office:value-type="float" office:value="22112"/>
        </table:table-row>
        <table:table-row table:style-name="ro1">
          <table:table-cell table:style-name="ce1" office:value-type="float" office:value="2112274"/>
          <table:table-cell table:style-name="ce1" office:value-type="string">
            <text:p>Tufilândia (MA)</text:p>
          </table:table-cell>
          <table:table-cell table:style-name="ce1" office:value-type="float" office:value="5854"/>
        </table:table-row>
        <table:table-row table:style-name="ro1">
          <table:table-cell table:style-name="ce1" office:value-type="float" office:value="2112308"/>
          <table:table-cell table:style-name="ce1" office:value-type="string">
            <text:p>Tuntum (MA)</text:p>
          </table:table-cell>
          <table:table-cell table:style-name="ce1" office:value-type="float" office:value="42040"/>
        </table:table-row>
        <table:table-row table:style-name="ro1">
          <table:table-cell table:style-name="ce1" office:value-type="float" office:value="2112407"/>
          <table:table-cell table:style-name="ce1" office:value-type="string">
            <text:p>Turiaçu (MA)</text:p>
          </table:table-cell>
          <table:table-cell table:style-name="ce1" office:value-type="float" office:value="35709"/>
        </table:table-row>
        <table:table-row table:style-name="ro1">
          <table:table-cell table:style-name="ce1" office:value-type="float" office:value="2112456"/>
          <table:table-cell table:style-name="ce1" office:value-type="string">
            <text:p>Turilândia (MA)</text:p>
          </table:table-cell>
          <table:table-cell table:style-name="ce1" office:value-type="float" office:value="25868"/>
        </table:table-row>
        <table:table-row table:style-name="ro1">
          <table:table-cell table:style-name="ce1" office:value-type="float" office:value="2112506"/>
          <table:table-cell table:style-name="ce1" office:value-type="string">
            <text:p>Tutóia (MA)</text:p>
          </table:table-cell>
          <table:table-cell table:style-name="ce1" office:value-type="float" office:value="59398"/>
        </table:table-row>
        <table:table-row table:style-name="ro1">
          <table:table-cell table:style-name="ce1" office:value-type="float" office:value="2112605"/>
          <table:table-cell table:style-name="ce1" office:value-type="string">
            <text:p>Urbano Santos (MA)</text:p>
          </table:table-cell>
          <table:table-cell table:style-name="ce1" office:value-type="float" office:value="33459"/>
        </table:table-row>
        <table:table-row table:style-name="ro1">
          <table:table-cell table:style-name="ce1" office:value-type="float" office:value="2112704"/>
          <table:table-cell table:style-name="ce1" office:value-type="string">
            <text:p>Vargem Grande (MA)</text:p>
          </table:table-cell>
          <table:table-cell table:style-name="ce1" office:value-type="float" office:value="57168"/>
        </table:table-row>
        <table:table-row table:style-name="ro1">
          <table:table-cell table:style-name="ce1" office:value-type="float" office:value="2112803"/>
          <table:table-cell table:style-name="ce1" office:value-type="string">
            <text:p>Viana (MA)</text:p>
          </table:table-cell>
          <table:table-cell table:style-name="ce1" office:value-type="float" office:value="52649"/>
        </table:table-row>
        <table:table-row table:style-name="ro1">
          <table:table-cell table:style-name="ce1" office:value-type="float" office:value="2112852"/>
          <table:table-cell table:style-name="ce1" office:value-type="string">
            <text:p>Vila Nova dos Martírios (MA)</text:p>
          </table:table-cell>
          <table:table-cell table:style-name="ce1" office:value-type="float" office:value="13598"/>
        </table:table-row>
        <table:table-row table:style-name="ro1">
          <table:table-cell table:style-name="ce1" office:value-type="float" office:value="2112902"/>
          <table:table-cell table:style-name="ce1" office:value-type="string">
            <text:p>Vitória do Mearim (MA)</text:p>
          </table:table-cell>
          <table:table-cell table:style-name="ce1" office:value-type="float" office:value="32861"/>
        </table:table-row>
        <table:table-row table:style-name="ro1">
          <table:table-cell table:style-name="ce1" office:value-type="float" office:value="2113009"/>
          <table:table-cell table:style-name="ce1" office:value-type="string">
            <text:p>Vitorino Freire (MA)</text:p>
          </table:table-cell>
          <table:table-cell table:style-name="ce1" office:value-type="float" office:value="31522"/>
        </table:table-row>
        <table:table-row table:style-name="ro1">
          <table:table-cell table:style-name="ce1" office:value-type="float" office:value="2114007"/>
          <table:table-cell table:style-name="ce1" office:value-type="string">
            <text:p>Zé Doca (MA)</text:p>
          </table:table-cell>
          <table:table-cell table:style-name="ce1" office:value-type="float" office:value="51956"/>
        </table:table-row>
        <table:table-row table:style-name="ro1">
          <table:table-cell table:style-name="ce1" office:value-type="float" office:value="2200053"/>
          <table:table-cell table:style-name="ce1" office:value-type="string">
            <text:p>Acauã (PI)</text:p>
          </table:table-cell>
          <table:table-cell table:style-name="ce1" office:value-type="float" office:value="7102"/>
        </table:table-row>
        <table:table-row table:style-name="ro1">
          <table:table-cell table:style-name="ce1" office:value-type="float" office:value="2200103"/>
          <table:table-cell table:style-name="ce1" office:value-type="string">
            <text:p>Agricolândia (PI)</text:p>
          </table:table-cell>
          <table:table-cell table:style-name="ce1" office:value-type="float" office:value="5131"/>
        </table:table-row>
        <table:table-row table:style-name="ro1">
          <table:table-cell table:style-name="ce1" office:value-type="float" office:value="2200202"/>
          <table:table-cell table:style-name="ce1" office:value-type="string">
            <text:p>Água Branca (PI)</text:p>
          </table:table-cell>
          <table:table-cell table:style-name="ce1" office:value-type="float" office:value="17470"/>
        </table:table-row>
        <table:table-row table:style-name="ro1">
          <table:table-cell table:style-name="ce1" office:value-type="float" office:value="2200251"/>
          <table:table-cell table:style-name="ce1" office:value-type="string">
            <text:p>Alagoinha do Piauí (PI)</text:p>
          </table:table-cell>
          <table:table-cell table:style-name="ce1" office:value-type="float" office:value="7665"/>
        </table:table-row>
        <table:table-row table:style-name="ro1">
          <table:table-cell table:style-name="ce1" office:value-type="float" office:value="2200277"/>
          <table:table-cell table:style-name="ce1" office:value-type="string">
            <text:p>Alegrete do Piauí (PI)</text:p>
          </table:table-cell>
          <table:table-cell table:style-name="ce1" office:value-type="float" office:value="4918"/>
        </table:table-row>
        <table:table-row table:style-name="ro1">
          <table:table-cell table:style-name="ce1" office:value-type="float" office:value="2200301"/>
          <table:table-cell table:style-name="ce1" office:value-type="string">
            <text:p>Alto Longá (PI)</text:p>
          </table:table-cell>
          <table:table-cell table:style-name="ce1" office:value-type="float" office:value="14339"/>
        </table:table-row>
        <table:table-row table:style-name="ro1">
          <table:table-cell table:style-name="ce1" office:value-type="float" office:value="2200400"/>
          <table:table-cell table:style-name="ce1" office:value-type="string">
            <text:p>Altos (PI)</text:p>
          </table:table-cell>
          <table:table-cell table:style-name="ce1" office:value-type="float" office:value="40605"/>
        </table:table-row>
        <table:table-row table:style-name="ro1">
          <table:table-cell table:style-name="ce1" office:value-type="float" office:value="2200459"/>
          <table:table-cell table:style-name="ce1" office:value-type="string">
            <text:p>Alvorada do Gurguéia (PI)</text:p>
          </table:table-cell>
          <table:table-cell table:style-name="ce1" office:value-type="float" office:value="5445"/>
        </table:table-row>
        <table:table-row table:style-name="ro1">
          <table:table-cell table:style-name="ce1" office:value-type="float" office:value="2200509"/>
          <table:table-cell table:style-name="ce1" office:value-type="string">
            <text:p>Amarante (PI)</text:p>
          </table:table-cell>
          <table:table-cell table:style-name="ce1" office:value-type="float" office:value="17604"/>
        </table:table-row>
        <table:table-row table:style-name="ro1">
          <table:table-cell table:style-name="ce1" office:value-type="float" office:value="2200608"/>
          <table:table-cell table:style-name="ce1" office:value-type="string">
            <text:p>Angical do Piauí (PI)</text:p>
          </table:table-cell>
          <table:table-cell table:style-name="ce1" office:value-type="float" office:value="6783"/>
        </table:table-row>
        <table:table-row table:style-name="ro1">
          <table:table-cell table:style-name="ce1" office:value-type="float" office:value="2200707"/>
          <table:table-cell table:style-name="ce1" office:value-type="string">
            <text:p>Anísio de Abreu (PI)</text:p>
          </table:table-cell>
          <table:table-cell table:style-name="ce1" office:value-type="float" office:value="9938"/>
        </table:table-row>
        <table:table-row table:style-name="ro1">
          <table:table-cell table:style-name="ce1" office:value-type="float" office:value="2200806"/>
          <table:table-cell table:style-name="ce1" office:value-type="string">
            <text:p>Antônio Almeida (PI)</text:p>
          </table:table-cell>
          <table:table-cell table:style-name="ce1" office:value-type="float" office:value="3170"/>
        </table:table-row>
        <table:table-row table:style-name="ro1">
          <table:table-cell table:style-name="ce1" office:value-type="float" office:value="2200905"/>
          <table:table-cell table:style-name="ce1" office:value-type="string">
            <text:p>Aroazes (PI)</text:p>
          </table:table-cell>
          <table:table-cell table:style-name="ce1" office:value-type="float" office:value="5827"/>
        </table:table-row>
        <table:table-row table:style-name="ro1">
          <table:table-cell table:style-name="ce1" office:value-type="float" office:value="2200954"/>
          <table:table-cell table:style-name="ce1" office:value-type="string">
            <text:p>Aroeiras do Itaim (PI)</text:p>
          </table:table-cell>
          <table:table-cell table:style-name="ce1" office:value-type="float" office:value="2551"/>
        </table:table-row>
        <table:table-row table:style-name="ro1">
          <table:table-cell table:style-name="ce1" office:value-type="float" office:value="2201002"/>
          <table:table-cell table:style-name="ce1" office:value-type="string">
            <text:p>Arraial (PI)</text:p>
          </table:table-cell>
          <table:table-cell table:style-name="ce1" office:value-type="float" office:value="4720"/>
        </table:table-row>
        <table:table-row table:style-name="ro1">
          <table:table-cell table:style-name="ce1" office:value-type="float" office:value="2201051"/>
          <table:table-cell table:style-name="ce1" office:value-type="string">
            <text:p>Assunção do Piauí (PI)</text:p>
          </table:table-cell>
          <table:table-cell table:style-name="ce1" office:value-type="float" office:value="7863"/>
        </table:table-row>
        <table:table-row table:style-name="ro1">
          <table:table-cell table:style-name="ce1" office:value-type="float" office:value="2201101"/>
          <table:table-cell table:style-name="ce1" office:value-type="string">
            <text:p>Avelino Lopes (PI)</text:p>
          </table:table-cell>
          <table:table-cell table:style-name="ce1" office:value-type="float" office:value="11326"/>
        </table:table-row>
        <table:table-row table:style-name="ro1">
          <table:table-cell table:style-name="ce1" office:value-type="float" office:value="2201150"/>
          <table:table-cell table:style-name="ce1" office:value-type="string">
            <text:p>Baixa Grande do Ribeiro (PI)</text:p>
          </table:table-cell>
          <table:table-cell table:style-name="ce1" office:value-type="float" office:value="11671"/>
        </table:table-row>
        <table:table-row table:style-name="ro1">
          <table:table-cell table:style-name="ce1" office:value-type="float" office:value="2201176"/>
          <table:table-cell table:style-name="ce1" office:value-type="string">
            <text:p>Barra D'Alcântara (PI)</text:p>
          </table:table-cell>
          <table:table-cell table:style-name="ce1" office:value-type="float" office:value="3952"/>
        </table:table-row>
        <table:table-row table:style-name="ro1">
          <table:table-cell table:style-name="ce1" office:value-type="float" office:value="2201200"/>
          <table:table-cell table:style-name="ce1" office:value-type="string">
            <text:p>Barras (PI)</text:p>
          </table:table-cell>
          <table:table-cell table:style-name="ce1" office:value-type="float" office:value="47185"/>
        </table:table-row>
        <table:table-row table:style-name="ro1">
          <table:table-cell table:style-name="ce1" office:value-type="float" office:value="2201309"/>
          <table:table-cell table:style-name="ce1" office:value-type="string">
            <text:p>Barreiras do Piauí (PI)</text:p>
          </table:table-cell>
          <table:table-cell table:style-name="ce1" office:value-type="float" office:value="3352"/>
        </table:table-row>
        <table:table-row table:style-name="ro1">
          <table:table-cell table:style-name="ce1" office:value-type="float" office:value="2201408"/>
          <table:table-cell table:style-name="ce1" office:value-type="string">
            <text:p>Barro Duro (PI)</text:p>
          </table:table-cell>
          <table:table-cell table:style-name="ce1" office:value-type="float" office:value="7027"/>
        </table:table-row>
        <table:table-row table:style-name="ro1">
          <table:table-cell table:style-name="ce1" office:value-type="float" office:value="2201507"/>
          <table:table-cell table:style-name="ce1" office:value-type="string">
            <text:p>Batalha (PI)</text:p>
          </table:table-cell>
          <table:table-cell table:style-name="ce1" office:value-type="float" office:value="26905"/>
        </table:table-row>
        <table:table-row table:style-name="ro1">
          <table:table-cell table:style-name="ce1" office:value-type="float" office:value="2201556"/>
          <table:table-cell table:style-name="ce1" office:value-type="string">
            <text:p>Bela Vista do Piauí (PI)</text:p>
          </table:table-cell>
          <table:table-cell table:style-name="ce1" office:value-type="float" office:value="4030"/>
        </table:table-row>
        <table:table-row table:style-name="ro1">
          <table:table-cell table:style-name="ce1" office:value-type="float" office:value="2201572"/>
          <table:table-cell table:style-name="ce1" office:value-type="string">
            <text:p>Belém do Piauí (PI)</text:p>
          </table:table-cell>
          <table:table-cell table:style-name="ce1" office:value-type="float" office:value="3587"/>
        </table:table-row>
        <table:table-row table:style-name="ro1">
          <table:table-cell table:style-name="ce1" office:value-type="float" office:value="2201606"/>
          <table:table-cell table:style-name="ce1" office:value-type="string">
            <text:p>Beneditinos (PI)</text:p>
          </table:table-cell>
          <table:table-cell table:style-name="ce1" office:value-type="float" office:value="10473"/>
        </table:table-row>
        <table:table-row table:style-name="ro1">
          <table:table-cell table:style-name="ce1" office:value-type="float" office:value="2201705"/>
          <table:table-cell table:style-name="ce1" office:value-type="string">
            <text:p>Bertolínia (PI)</text:p>
          </table:table-cell>
          <table:table-cell table:style-name="ce1" office:value-type="float" office:value="5507"/>
        </table:table-row>
        <table:table-row table:style-name="ro1">
          <table:table-cell table:style-name="ce1" office:value-type="float" office:value="2201739"/>
          <table:table-cell table:style-name="ce1" office:value-type="string">
            <text:p>Betânia do Piauí (PI)</text:p>
          </table:table-cell>
          <table:table-cell table:style-name="ce1" office:value-type="float" office:value="6210"/>
        </table:table-row>
        <table:table-row table:style-name="ro1">
          <table:table-cell table:style-name="ce1" office:value-type="float" office:value="2201770"/>
          <table:table-cell table:style-name="ce1" office:value-type="string">
            <text:p>Boa Hora (PI)</text:p>
          </table:table-cell>
          <table:table-cell table:style-name="ce1" office:value-type="float" office:value="6815"/>
        </table:table-row>
        <table:table-row table:style-name="ro1">
          <table:table-cell table:style-name="ce1" office:value-type="float" office:value="2201804"/>
          <table:table-cell table:style-name="ce1" office:value-type="string">
            <text:p>Bocaina (PI)</text:p>
          </table:table-cell>
          <table:table-cell table:style-name="ce1" office:value-type="float" office:value="4505"/>
        </table:table-row>
        <table:table-row table:style-name="ro1">
          <table:table-cell table:style-name="ce1" office:value-type="float" office:value="2201903"/>
          <table:table-cell table:style-name="ce1" office:value-type="string">
            <text:p>Bom Jesus (PI)</text:p>
          </table:table-cell>
          <table:table-cell table:style-name="ce1" office:value-type="float" office:value="25387"/>
        </table:table-row>
        <table:table-row table:style-name="ro1">
          <table:table-cell table:style-name="ce1" office:value-type="float" office:value="2201919"/>
          <table:table-cell table:style-name="ce1" office:value-type="string">
            <text:p>Bom Princípio do Piauí (PI)</text:p>
          </table:table-cell>
          <table:table-cell table:style-name="ce1" office:value-type="float" office:value="5651"/>
        </table:table-row>
        <table:table-row table:style-name="ro1">
          <table:table-cell table:style-name="ce1" office:value-type="float" office:value="2201929"/>
          <table:table-cell table:style-name="ce1" office:value-type="string">
            <text:p>Bonfim do Piauí (PI)</text:p>
          </table:table-cell>
          <table:table-cell table:style-name="ce1" office:value-type="float" office:value="5685"/>
        </table:table-row>
        <table:table-row table:style-name="ro1">
          <table:table-cell table:style-name="ce1" office:value-type="float" office:value="2201945"/>
          <table:table-cell table:style-name="ce1" office:value-type="string">
            <text:p>Boqueirão do Piauí (PI)</text:p>
          </table:table-cell>
          <table:table-cell table:style-name="ce1" office:value-type="float" office:value="6426"/>
        </table:table-row>
        <table:table-row table:style-name="ro1">
          <table:table-cell table:style-name="ce1" office:value-type="float" office:value="2201960"/>
          <table:table-cell table:style-name="ce1" office:value-type="string">
            <text:p>Brasileira (PI)</text:p>
          </table:table-cell>
          <table:table-cell table:style-name="ce1" office:value-type="float" office:value="8347"/>
        </table:table-row>
        <table:table-row table:style-name="ro1">
          <table:table-cell table:style-name="ce1" office:value-type="float" office:value="2201988"/>
          <table:table-cell table:style-name="ce1" office:value-type="string">
            <text:p>Brejo do Piauí (PI)</text:p>
          </table:table-cell>
          <table:table-cell table:style-name="ce1" office:value-type="float" office:value="3848"/>
        </table:table-row>
        <table:table-row table:style-name="ro1">
          <table:table-cell table:style-name="ce1" office:value-type="float" office:value="2202000"/>
          <table:table-cell table:style-name="ce1" office:value-type="string">
            <text:p>Buriti dos Lopes (PI)</text:p>
          </table:table-cell>
          <table:table-cell table:style-name="ce1" office:value-type="float" office:value="19807"/>
        </table:table-row>
        <table:table-row table:style-name="ro1">
          <table:table-cell table:style-name="ce1" office:value-type="float" office:value="2202026"/>
          <table:table-cell table:style-name="ce1" office:value-type="string">
            <text:p>Buriti dos Montes (PI)</text:p>
          </table:table-cell>
          <table:table-cell table:style-name="ce1" office:value-type="float" office:value="8264"/>
        </table:table-row>
        <table:table-row table:style-name="ro1">
          <table:table-cell table:style-name="ce1" office:value-type="float" office:value="2202059"/>
          <table:table-cell table:style-name="ce1" office:value-type="string">
            <text:p>Cabeceiras do Piauí (PI)</text:p>
          </table:table-cell>
          <table:table-cell table:style-name="ce1" office:value-type="float" office:value="10630"/>
        </table:table-row>
        <table:table-row table:style-name="ro1">
          <table:table-cell table:style-name="ce1" office:value-type="float" office:value="2202075"/>
          <table:table-cell table:style-name="ce1" office:value-type="string">
            <text:p>Cajazeiras do Piauí (PI)</text:p>
          </table:table-cell>
          <table:table-cell table:style-name="ce1" office:value-type="float" office:value="3573"/>
        </table:table-row>
        <table:table-row table:style-name="ro1">
          <table:table-cell table:style-name="ce1" office:value-type="float" office:value="2202083"/>
          <table:table-cell table:style-name="ce1" office:value-type="string">
            <text:p>Cajueiro da Praia (PI)</text:p>
          </table:table-cell>
          <table:table-cell table:style-name="ce1" office:value-type="float" office:value="7674"/>
        </table:table-row>
        <table:table-row table:style-name="ro1">
          <table:table-cell table:style-name="ce1" office:value-type="float" office:value="2202091"/>
          <table:table-cell table:style-name="ce1" office:value-type="string">
            <text:p>Caldeirão Grande do Piauí (PI)</text:p>
          </table:table-cell>
          <table:table-cell table:style-name="ce1" office:value-type="float" office:value="5781"/>
        </table:table-row>
        <table:table-row table:style-name="ro1">
          <table:table-cell table:style-name="ce1" office:value-type="float" office:value="2202109"/>
          <table:table-cell table:style-name="ce1" office:value-type="string">
            <text:p>Campinas do Piauí (PI)</text:p>
          </table:table-cell>
          <table:table-cell table:style-name="ce1" office:value-type="float" office:value="5620"/>
        </table:table-row>
        <table:table-row table:style-name="ro1">
          <table:table-cell table:style-name="ce1" office:value-type="float" office:value="2202117"/>
          <table:table-cell table:style-name="ce1" office:value-type="string">
            <text:p>Campo Alegre do Fidalgo (PI)</text:p>
          </table:table-cell>
          <table:table-cell table:style-name="ce1" office:value-type="float" office:value="5069"/>
        </table:table-row>
        <table:table-row table:style-name="ro1">
          <table:table-cell table:style-name="ce1" office:value-type="float" office:value="2202133"/>
          <table:table-cell table:style-name="ce1" office:value-type="string">
            <text:p>Campo Grande do Piauí (PI)</text:p>
          </table:table-cell>
          <table:table-cell table:style-name="ce1" office:value-type="float" office:value="5965"/>
        </table:table-row>
        <table:table-row table:style-name="ro1">
          <table:table-cell table:style-name="ce1" office:value-type="float" office:value="2202174"/>
          <table:table-cell table:style-name="ce1" office:value-type="string">
            <text:p>Campo Largo do Piauí (PI)</text:p>
          </table:table-cell>
          <table:table-cell table:style-name="ce1" office:value-type="float" office:value="7311"/>
        </table:table-row>
        <table:table-row table:style-name="ro1">
          <table:table-cell table:style-name="ce1" office:value-type="float" office:value="2202208"/>
          <table:table-cell table:style-name="ce1" office:value-type="string">
            <text:p>Campo Maior (PI)</text:p>
          </table:table-cell>
          <table:table-cell table:style-name="ce1" office:value-type="float" office:value="46893"/>
        </table:table-row>
        <table:table-row table:style-name="ro1">
          <table:table-cell table:style-name="ce1" office:value-type="float" office:value="2202251"/>
          <table:table-cell table:style-name="ce1" office:value-type="string">
            <text:p>Canavieira (PI)</text:p>
          </table:table-cell>
          <table:table-cell table:style-name="ce1" office:value-type="float" office:value="3944"/>
        </table:table-row>
        <table:table-row table:style-name="ro1">
          <table:table-cell table:style-name="ce1" office:value-type="float" office:value="2202307"/>
          <table:table-cell table:style-name="ce1" office:value-type="string">
            <text:p>Canto do Buriti (PI)</text:p>
          </table:table-cell>
          <table:table-cell table:style-name="ce1" office:value-type="float" office:value="21258"/>
        </table:table-row>
        <table:table-row table:style-name="ro1">
          <table:table-cell table:style-name="ce1" office:value-type="float" office:value="2202406"/>
          <table:table-cell table:style-name="ce1" office:value-type="string">
            <text:p>Capitão de Campos (PI)</text:p>
          </table:table-cell>
          <table:table-cell table:style-name="ce1" office:value-type="float" office:value="11445"/>
        </table:table-row>
        <table:table-row table:style-name="ro1">
          <table:table-cell table:style-name="ce1" office:value-type="float" office:value="2202455"/>
          <table:table-cell table:style-name="ce1" office:value-type="string">
            <text:p>Capitão Gervásio Oliveira (PI)</text:p>
          </table:table-cell>
          <table:table-cell table:style-name="ce1" office:value-type="float" office:value="4114"/>
        </table:table-row>
        <table:table-row table:style-name="ro1">
          <table:table-cell table:style-name="ce1" office:value-type="float" office:value="2202505"/>
          <table:table-cell table:style-name="ce1" office:value-type="string">
            <text:p>Caracol (PI)</text:p>
          </table:table-cell>
          <table:table-cell table:style-name="ce1" office:value-type="float" office:value="10964"/>
        </table:table-row>
        <table:table-row table:style-name="ro1">
          <table:table-cell table:style-name="ce1" office:value-type="float" office:value="2202539"/>
          <table:table-cell table:style-name="ce1" office:value-type="string">
            <text:p>Caraúbas do Piauí (PI)</text:p>
          </table:table-cell>
          <table:table-cell table:style-name="ce1" office:value-type="float" office:value="5890"/>
        </table:table-row>
        <table:table-row table:style-name="ro1">
          <table:table-cell table:style-name="ce1" office:value-type="float" office:value="2202554"/>
          <table:table-cell table:style-name="ce1" office:value-type="string">
            <text:p>Caridade do Piauí (PI)</text:p>
          </table:table-cell>
          <table:table-cell table:style-name="ce1" office:value-type="float" office:value="5085"/>
        </table:table-row>
        <table:table-row table:style-name="ro1">
          <table:table-cell table:style-name="ce1" office:value-type="float" office:value="2202604"/>
          <table:table-cell table:style-name="ce1" office:value-type="string">
            <text:p>Castelo do Piauí (PI)</text:p>
          </table:table-cell>
          <table:table-cell table:style-name="ce1" office:value-type="float" office:value="19715"/>
        </table:table-row>
        <table:table-row table:style-name="ro1">
          <table:table-cell table:style-name="ce1" office:value-type="float" office:value="2202653"/>
          <table:table-cell table:style-name="ce1" office:value-type="string">
            <text:p>Caxingó (PI)</text:p>
          </table:table-cell>
          <table:table-cell table:style-name="ce1" office:value-type="float" office:value="5451"/>
        </table:table-row>
        <table:table-row table:style-name="ro1">
          <table:table-cell table:style-name="ce1" office:value-type="float" office:value="2202703"/>
          <table:table-cell table:style-name="ce1" office:value-type="string">
            <text:p>Cocal (PI)</text:p>
          </table:table-cell>
          <table:table-cell table:style-name="ce1" office:value-type="float" office:value="27845"/>
        </table:table-row>
        <table:table-row table:style-name="ro1">
          <table:table-cell table:style-name="ce1" office:value-type="float" office:value="2202711"/>
          <table:table-cell table:style-name="ce1" office:value-type="string">
            <text:p>Cocal de Telha (PI)</text:p>
          </table:table-cell>
          <table:table-cell table:style-name="ce1" office:value-type="float" office:value="4899"/>
        </table:table-row>
        <table:table-row table:style-name="ro1">
          <table:table-cell table:style-name="ce1" office:value-type="float" office:value="2202729"/>
          <table:table-cell table:style-name="ce1" office:value-type="string">
            <text:p>Cocal dos Alves (PI)</text:p>
          </table:table-cell>
          <table:table-cell table:style-name="ce1" office:value-type="float" office:value="6168"/>
        </table:table-row>
        <table:table-row table:style-name="ro1">
          <table:table-cell table:style-name="ce1" office:value-type="float" office:value="2202737"/>
          <table:table-cell table:style-name="ce1" office:value-type="string">
            <text:p>Coivaras (PI)</text:p>
          </table:table-cell>
          <table:table-cell table:style-name="ce1" office:value-type="float" office:value="4032"/>
        </table:table-row>
        <table:table-row table:style-name="ro1">
          <table:table-cell table:style-name="ce1" office:value-type="float" office:value="2202752"/>
          <table:table-cell table:style-name="ce1" office:value-type="string">
            <text:p>Colônia do Gurguéia (PI)</text:p>
          </table:table-cell>
          <table:table-cell table:style-name="ce1" office:value-type="float" office:value="6516"/>
        </table:table-row>
        <table:table-row table:style-name="ro1">
          <table:table-cell table:style-name="ce1" office:value-type="float" office:value="2202778"/>
          <table:table-cell table:style-name="ce1" office:value-type="string">
            <text:p>Colônia do Piauí (PI)</text:p>
          </table:table-cell>
          <table:table-cell table:style-name="ce1" office:value-type="float" office:value="7661"/>
        </table:table-row>
        <table:table-row table:style-name="ro1">
          <table:table-cell table:style-name="ce1" office:value-type="float" office:value="2202802"/>
          <table:table-cell table:style-name="ce1" office:value-type="string">
            <text:p>Conceição do Canindé (PI)</text:p>
          </table:table-cell>
          <table:table-cell table:style-name="ce1" office:value-type="float" office:value="4807"/>
        </table:table-row>
        <table:table-row table:style-name="ro1">
          <table:table-cell table:style-name="ce1" office:value-type="float" office:value="2202851"/>
          <table:table-cell table:style-name="ce1" office:value-type="string">
            <text:p>Coronel José Dias (PI)</text:p>
          </table:table-cell>
          <table:table-cell table:style-name="ce1" office:value-type="float" office:value="4685"/>
        </table:table-row>
        <table:table-row table:style-name="ro1">
          <table:table-cell table:style-name="ce1" office:value-type="float" office:value="2202901"/>
          <table:table-cell table:style-name="ce1" office:value-type="string">
            <text:p>Corrente (PI)</text:p>
          </table:table-cell>
          <table:table-cell table:style-name="ce1" office:value-type="float" office:value="26709"/>
        </table:table-row>
        <table:table-row table:style-name="ro1">
          <table:table-cell table:style-name="ce1" office:value-type="float" office:value="2203008"/>
          <table:table-cell table:style-name="ce1" office:value-type="string">
            <text:p>Cristalândia do Piauí (PI)</text:p>
          </table:table-cell>
          <table:table-cell table:style-name="ce1" office:value-type="float" office:value="8323"/>
        </table:table-row>
        <table:table-row table:style-name="ro1">
          <table:table-cell table:style-name="ce1" office:value-type="float" office:value="2203107"/>
          <table:table-cell table:style-name="ce1" office:value-type="string">
            <text:p>Cristino Castro (PI)</text:p>
          </table:table-cell>
          <table:table-cell table:style-name="ce1" office:value-type="float" office:value="10444"/>
        </table:table-row>
        <table:table-row table:style-name="ro1">
          <table:table-cell table:style-name="ce1" office:value-type="float" office:value="2203206"/>
          <table:table-cell table:style-name="ce1" office:value-type="string">
            <text:p>Curimatá (PI)</text:p>
          </table:table-cell>
          <table:table-cell table:style-name="ce1" office:value-type="float" office:value="11426"/>
        </table:table-row>
        <table:table-row table:style-name="ro1">
          <table:table-cell table:style-name="ce1" office:value-type="float" office:value="2203230"/>
          <table:table-cell table:style-name="ce1" office:value-type="string">
            <text:p>Currais (PI)</text:p>
          </table:table-cell>
          <table:table-cell table:style-name="ce1" office:value-type="float" office:value="4968"/>
        </table:table-row>
        <table:table-row table:style-name="ro1">
          <table:table-cell table:style-name="ce1" office:value-type="float" office:value="2203255"/>
          <table:table-cell table:style-name="ce1" office:value-type="string">
            <text:p>Curralinhos (PI)</text:p>
          </table:table-cell>
          <table:table-cell table:style-name="ce1" office:value-type="float" office:value="4459"/>
        </table:table-row>
        <table:table-row table:style-name="ro1">
          <table:table-cell table:style-name="ce1" office:value-type="float" office:value="2203271"/>
          <table:table-cell table:style-name="ce1" office:value-type="string">
            <text:p>Curral Novo do Piauí (PI)</text:p>
          </table:table-cell>
          <table:table-cell table:style-name="ce1" office:value-type="float" office:value="5367"/>
        </table:table-row>
        <table:table-row table:style-name="ro1">
          <table:table-cell table:style-name="ce1" office:value-type="float" office:value="2203305"/>
          <table:table-cell table:style-name="ce1" office:value-type="string">
            <text:p>Demerval Lobão (PI)</text:p>
          </table:table-cell>
          <table:table-cell table:style-name="ce1" office:value-type="float" office:value="13840"/>
        </table:table-row>
        <table:table-row table:style-name="ro1">
          <table:table-cell table:style-name="ce1" office:value-type="float" office:value="2203354"/>
          <table:table-cell table:style-name="ce1" office:value-type="string">
            <text:p>Dirceu Arcoverde (PI)</text:p>
          </table:table-cell>
          <table:table-cell table:style-name="ce1" office:value-type="float" office:value="7029"/>
        </table:table-row>
        <table:table-row table:style-name="ro1">
          <table:table-cell table:style-name="ce1" office:value-type="float" office:value="2203404"/>
          <table:table-cell table:style-name="ce1" office:value-type="string">
            <text:p>Dom Expedito Lopes (PI)</text:p>
          </table:table-cell>
          <table:table-cell table:style-name="ce1" office:value-type="float" office:value="6922"/>
        </table:table-row>
        <table:table-row table:style-name="ro1">
          <table:table-cell table:style-name="ce1" office:value-type="float" office:value="2203420"/>
          <table:table-cell table:style-name="ce1" office:value-type="string">
            <text:p>Domingos Mourão (PI)</text:p>
          </table:table-cell>
          <table:table-cell table:style-name="ce1" office:value-type="float" office:value="4354"/>
        </table:table-row>
        <table:table-row table:style-name="ro1">
          <table:table-cell table:style-name="ce1" office:value-type="float" office:value="2203453"/>
          <table:table-cell table:style-name="ce1" office:value-type="string">
            <text:p>Dom Inocêncio (PI)</text:p>
          </table:table-cell>
          <table:table-cell table:style-name="ce1" office:value-type="float" office:value="9565"/>
        </table:table-row>
        <table:table-row table:style-name="ro1">
          <table:table-cell table:style-name="ce1" office:value-type="float" office:value="2203503"/>
          <table:table-cell table:style-name="ce1" office:value-type="string">
            <text:p>Elesbão Veloso (PI)</text:p>
          </table:table-cell>
          <table:table-cell table:style-name="ce1" office:value-type="float" office:value="14575"/>
        </table:table-row>
        <table:table-row table:style-name="ro1">
          <table:table-cell table:style-name="ce1" office:value-type="float" office:value="2203602"/>
          <table:table-cell table:style-name="ce1" office:value-type="string">
            <text:p>Eliseu Martins (PI)</text:p>
          </table:table-cell>
          <table:table-cell table:style-name="ce1" office:value-type="float" office:value="4930"/>
        </table:table-row>
        <table:table-row table:style-name="ro1">
          <table:table-cell table:style-name="ce1" office:value-type="float" office:value="2203701"/>
          <table:table-cell table:style-name="ce1" office:value-type="string">
            <text:p>Esperantina (PI)</text:p>
          </table:table-cell>
          <table:table-cell table:style-name="ce1" office:value-type="float" office:value="39848"/>
        </table:table-row>
        <table:table-row table:style-name="ro1">
          <table:table-cell table:style-name="ce1" office:value-type="float" office:value="2203750"/>
          <table:table-cell table:style-name="ce1" office:value-type="string">
            <text:p>Fartura do Piauí (PI)</text:p>
          </table:table-cell>
          <table:table-cell table:style-name="ce1" office:value-type="float" office:value="5319"/>
        </table:table-row>
        <table:table-row table:style-name="ro1">
          <table:table-cell table:style-name="ce1" office:value-type="float" office:value="2203800"/>
          <table:table-cell table:style-name="ce1" office:value-type="string">
            <text:p>Flores do Piauí (PI)</text:p>
          </table:table-cell>
          <table:table-cell table:style-name="ce1" office:value-type="float" office:value="4462"/>
        </table:table-row>
        <table:table-row table:style-name="ro1">
          <table:table-cell table:style-name="ce1" office:value-type="float" office:value="2203859"/>
          <table:table-cell table:style-name="ce1" office:value-type="string">
            <text:p>Floresta do Piauí (PI)</text:p>
          </table:table-cell>
          <table:table-cell table:style-name="ce1" office:value-type="float" office:value="2560"/>
        </table:table-row>
        <table:table-row table:style-name="ro1">
          <table:table-cell table:style-name="ce1" office:value-type="float" office:value="2203909"/>
          <table:table-cell table:style-name="ce1" office:value-type="string">
            <text:p>Floriano (PI)</text:p>
          </table:table-cell>
          <table:table-cell table:style-name="ce1" office:value-type="float" office:value="60025"/>
        </table:table-row>
        <table:table-row table:style-name="ro1">
          <table:table-cell table:style-name="ce1" office:value-type="float" office:value="2204006"/>
          <table:table-cell table:style-name="ce1" office:value-type="string">
            <text:p>Francinópolis (PI)</text:p>
          </table:table-cell>
          <table:table-cell table:style-name="ce1" office:value-type="float" office:value="5347"/>
        </table:table-row>
        <table:table-row table:style-name="ro1">
          <table:table-cell table:style-name="ce1" office:value-type="float" office:value="2204105"/>
          <table:table-cell table:style-name="ce1" office:value-type="string">
            <text:p>Francisco Ayres (PI)</text:p>
          </table:table-cell>
          <table:table-cell table:style-name="ce1" office:value-type="float" office:value="4323"/>
        </table:table-row>
        <table:table-row table:style-name="ro1">
          <table:table-cell table:style-name="ce1" office:value-type="float" office:value="2204154"/>
          <table:table-cell table:style-name="ce1" office:value-type="string">
            <text:p>Francisco Macedo (PI)</text:p>
          </table:table-cell>
          <table:table-cell table:style-name="ce1" office:value-type="float" office:value="3200"/>
        </table:table-row>
        <table:table-row table:style-name="ro1">
          <table:table-cell table:style-name="ce1" office:value-type="float" office:value="2204204"/>
          <table:table-cell table:style-name="ce1" office:value-type="string">
            <text:p>Francisco Santos (PI)</text:p>
          </table:table-cell>
          <table:table-cell table:style-name="ce1" office:value-type="float" office:value="9372"/>
        </table:table-row>
        <table:table-row table:style-name="ro1">
          <table:table-cell table:style-name="ce1" office:value-type="float" office:value="2204303"/>
          <table:table-cell table:style-name="ce1" office:value-type="string">
            <text:p>Fronteiras (PI)</text:p>
          </table:table-cell>
          <table:table-cell table:style-name="ce1" office:value-type="float" office:value="11659"/>
        </table:table-row>
        <table:table-row table:style-name="ro1">
          <table:table-cell table:style-name="ce1" office:value-type="float" office:value="2204352"/>
          <table:table-cell table:style-name="ce1" office:value-type="string">
            <text:p>Geminiano (PI)</text:p>
          </table:table-cell>
          <table:table-cell table:style-name="ce1" office:value-type="float" office:value="5460"/>
        </table:table-row>
        <table:table-row table:style-name="ro1">
          <table:table-cell table:style-name="ce1" office:value-type="float" office:value="2204402"/>
          <table:table-cell table:style-name="ce1" office:value-type="string">
            <text:p>Gilbués (PI)</text:p>
          </table:table-cell>
          <table:table-cell table:style-name="ce1" office:value-type="float" office:value="10694"/>
        </table:table-row>
        <table:table-row table:style-name="ro1">
          <table:table-cell table:style-name="ce1" office:value-type="float" office:value="2204501"/>
          <table:table-cell table:style-name="ce1" office:value-type="string">
            <text:p>Guadalupe (PI)</text:p>
          </table:table-cell>
          <table:table-cell table:style-name="ce1" office:value-type="float" office:value="10497"/>
        </table:table-row>
        <table:table-row table:style-name="ro1">
          <table:table-cell table:style-name="ce1" office:value-type="float" office:value="2204550"/>
          <table:table-cell table:style-name="ce1" office:value-type="string">
            <text:p>Guaribas (PI)</text:p>
          </table:table-cell>
          <table:table-cell table:style-name="ce1" office:value-type="float" office:value="4568"/>
        </table:table-row>
        <table:table-row table:style-name="ro1">
          <table:table-cell table:style-name="ce1" office:value-type="float" office:value="2204600"/>
          <table:table-cell table:style-name="ce1" office:value-type="string">
            <text:p>Hugo Napoleão (PI)</text:p>
          </table:table-cell>
          <table:table-cell table:style-name="ce1" office:value-type="float" office:value="3879"/>
        </table:table-row>
        <table:table-row table:style-name="ro1">
          <table:table-cell table:style-name="ce1" office:value-type="float" office:value="2204659"/>
          <table:table-cell table:style-name="ce1" office:value-type="string">
            <text:p>Ilha Grande (PI)</text:p>
          </table:table-cell>
          <table:table-cell table:style-name="ce1" office:value-type="float" office:value="9457"/>
        </table:table-row>
        <table:table-row table:style-name="ro1">
          <table:table-cell table:style-name="ce1" office:value-type="float" office:value="2204709"/>
          <table:table-cell table:style-name="ce1" office:value-type="string">
            <text:p>Inhuma (PI)</text:p>
          </table:table-cell>
          <table:table-cell table:style-name="ce1" office:value-type="float" office:value="15319"/>
        </table:table-row>
        <table:table-row table:style-name="ro1">
          <table:table-cell table:style-name="ce1" office:value-type="float" office:value="2204808"/>
          <table:table-cell table:style-name="ce1" office:value-type="string">
            <text:p>Ipiranga do Piauí (PI)</text:p>
          </table:table-cell>
          <table:table-cell table:style-name="ce1" office:value-type="float" office:value="9838"/>
        </table:table-row>
        <table:table-row table:style-name="ro1">
          <table:table-cell table:style-name="ce1" office:value-type="float" office:value="2204907"/>
          <table:table-cell table:style-name="ce1" office:value-type="string">
            <text:p>Isaías Coelho (PI)</text:p>
          </table:table-cell>
          <table:table-cell table:style-name="ce1" office:value-type="float" office:value="8566"/>
        </table:table-row>
        <table:table-row table:style-name="ro1">
          <table:table-cell table:style-name="ce1" office:value-type="float" office:value="2205003"/>
          <table:table-cell table:style-name="ce1" office:value-type="string">
            <text:p>Itainópolis (PI)</text:p>
          </table:table-cell>
          <table:table-cell table:style-name="ce1" office:value-type="float" office:value="11551"/>
        </table:table-row>
        <table:table-row table:style-name="ro1">
          <table:table-cell table:style-name="ce1" office:value-type="float" office:value="2205102"/>
          <table:table-cell table:style-name="ce1" office:value-type="string">
            <text:p>Itaueira (PI)</text:p>
          </table:table-cell>
          <table:table-cell table:style-name="ce1" office:value-type="float" office:value="11028"/>
        </table:table-row>
        <table:table-row table:style-name="ro1">
          <table:table-cell table:style-name="ce1" office:value-type="float" office:value="2205151"/>
          <table:table-cell table:style-name="ce1" office:value-type="string">
            <text:p>Jacobina do Piauí (PI)</text:p>
          </table:table-cell>
          <table:table-cell table:style-name="ce1" office:value-type="float" office:value="5729"/>
        </table:table-row>
        <table:table-row table:style-name="ro1">
          <table:table-cell table:style-name="ce1" office:value-type="float" office:value="2205201"/>
          <table:table-cell table:style-name="ce1" office:value-type="string">
            <text:p>Jaicós (PI)</text:p>
          </table:table-cell>
          <table:table-cell table:style-name="ce1" office:value-type="float" office:value="19170"/>
        </table:table-row>
        <table:table-row table:style-name="ro1">
          <table:table-cell table:style-name="ce1" office:value-type="float" office:value="2205250"/>
          <table:table-cell table:style-name="ce1" office:value-type="string">
            <text:p>Jardim do Mulato (PI)</text:p>
          </table:table-cell>
          <table:table-cell table:style-name="ce1" office:value-type="float" office:value="4513"/>
        </table:table-row>
        <table:table-row table:style-name="ro1">
          <table:table-cell table:style-name="ce1" office:value-type="float" office:value="2205276"/>
          <table:table-cell table:style-name="ce1" office:value-type="string">
            <text:p>Jatobá do Piauí (PI)</text:p>
          </table:table-cell>
          <table:table-cell table:style-name="ce1" office:value-type="float" office:value="4875"/>
        </table:table-row>
        <table:table-row table:style-name="ro1">
          <table:table-cell table:style-name="ce1" office:value-type="float" office:value="2205300"/>
          <table:table-cell table:style-name="ce1" office:value-type="string">
            <text:p>Jerumenha (PI)</text:p>
          </table:table-cell>
          <table:table-cell table:style-name="ce1" office:value-type="float" office:value="4447"/>
        </table:table-row>
        <table:table-row table:style-name="ro1">
          <table:table-cell table:style-name="ce1" office:value-type="float" office:value="2205359"/>
          <table:table-cell table:style-name="ce1" office:value-type="string">
            <text:p>João Costa (PI)</text:p>
          </table:table-cell>
          <table:table-cell table:style-name="ce1" office:value-type="float" office:value="3005"/>
        </table:table-row>
        <table:table-row table:style-name="ro1">
          <table:table-cell table:style-name="ce1" office:value-type="float" office:value="2205409"/>
          <table:table-cell table:style-name="ce1" office:value-type="string">
            <text:p>Joaquim Pires (PI)</text:p>
          </table:table-cell>
          <table:table-cell table:style-name="ce1" office:value-type="float" office:value="14376"/>
        </table:table-row>
        <table:table-row table:style-name="ro1">
          <table:table-cell table:style-name="ce1" office:value-type="float" office:value="2205458"/>
          <table:table-cell table:style-name="ce1" office:value-type="string">
            <text:p>Joca Marques (PI)</text:p>
          </table:table-cell>
          <table:table-cell table:style-name="ce1" office:value-type="float" office:value="5466"/>
        </table:table-row>
        <table:table-row table:style-name="ro1">
          <table:table-cell table:style-name="ce1" office:value-type="float" office:value="2205508"/>
          <table:table-cell table:style-name="ce1" office:value-type="string">
            <text:p>José de Freitas (PI)</text:p>
          </table:table-cell>
          <table:table-cell table:style-name="ce1" office:value-type="float" office:value="39336"/>
        </table:table-row>
        <table:table-row table:style-name="ro1">
          <table:table-cell table:style-name="ce1" office:value-type="float" office:value="2205516"/>
          <table:table-cell table:style-name="ce1" office:value-type="string">
            <text:p>Juazeiro do Piauí (PI)</text:p>
          </table:table-cell>
          <table:table-cell table:style-name="ce1" office:value-type="float" office:value="5485"/>
        </table:table-row>
        <table:table-row table:style-name="ro1">
          <table:table-cell table:style-name="ce1" office:value-type="float" office:value="2205524"/>
          <table:table-cell table:style-name="ce1" office:value-type="string">
            <text:p>Júlio Borges (PI)</text:p>
          </table:table-cell>
          <table:table-cell table:style-name="ce1" office:value-type="float" office:value="5640"/>
        </table:table-row>
        <table:table-row table:style-name="ro1">
          <table:table-cell table:style-name="ce1" office:value-type="float" office:value="2205532"/>
          <table:table-cell table:style-name="ce1" office:value-type="string">
            <text:p>Jurema (PI)</text:p>
          </table:table-cell>
          <table:table-cell table:style-name="ce1" office:value-type="float" office:value="4777"/>
        </table:table-row>
        <table:table-row table:style-name="ro1">
          <table:table-cell table:style-name="ce1" office:value-type="float" office:value="2205540"/>
          <table:table-cell table:style-name="ce1" office:value-type="string">
            <text:p>Lagoinha do Piauí (PI)</text:p>
          </table:table-cell>
          <table:table-cell table:style-name="ce1" office:value-type="float" office:value="2858"/>
        </table:table-row>
        <table:table-row table:style-name="ro1">
          <table:table-cell table:style-name="ce1" office:value-type="float" office:value="2205557"/>
          <table:table-cell table:style-name="ce1" office:value-type="string">
            <text:p>Lagoa Alegre (PI)</text:p>
          </table:table-cell>
          <table:table-cell table:style-name="ce1" office:value-type="float" office:value="8577"/>
        </table:table-row>
        <table:table-row table:style-name="ro1">
          <table:table-cell table:style-name="ce1" office:value-type="float" office:value="2205565"/>
          <table:table-cell table:style-name="ce1" office:value-type="string">
            <text:p>Lagoa do Barro do Piauí (PI)</text:p>
          </table:table-cell>
          <table:table-cell table:style-name="ce1" office:value-type="float" office:value="4656"/>
        </table:table-row>
        <table:table-row table:style-name="ro1">
          <table:table-cell table:style-name="ce1" office:value-type="float" office:value="2205573"/>
          <table:table-cell table:style-name="ce1" office:value-type="string">
            <text:p>Lagoa de São Francisco (PI)</text:p>
          </table:table-cell>
          <table:table-cell table:style-name="ce1" office:value-type="float" office:value="6777"/>
        </table:table-row>
        <table:table-row table:style-name="ro1">
          <table:table-cell table:style-name="ce1" office:value-type="float" office:value="2205581"/>
          <table:table-cell table:style-name="ce1" office:value-type="string">
            <text:p>Lagoa do Piauí (PI)</text:p>
          </table:table-cell>
          <table:table-cell table:style-name="ce1" office:value-type="float" office:value="4075"/>
        </table:table-row>
        <table:table-row table:style-name="ro1">
          <table:table-cell table:style-name="ce1" office:value-type="float" office:value="2205599"/>
          <table:table-cell table:style-name="ce1" office:value-type="string">
            <text:p>Lagoa do Sítio (PI)</text:p>
          </table:table-cell>
          <table:table-cell table:style-name="ce1" office:value-type="float" office:value="5198"/>
        </table:table-row>
        <table:table-row table:style-name="ro1">
          <table:table-cell table:style-name="ce1" office:value-type="float" office:value="2205607"/>
          <table:table-cell table:style-name="ce1" office:value-type="string">
            <text:p>Landri Sales (PI)</text:p>
          </table:table-cell>
          <table:table-cell table:style-name="ce1" office:value-type="float" office:value="5283"/>
        </table:table-row>
        <table:table-row table:style-name="ro1">
          <table:table-cell table:style-name="ce1" office:value-type="float" office:value="2205706"/>
          <table:table-cell table:style-name="ce1" office:value-type="string">
            <text:p>Luís Correia (PI)</text:p>
          </table:table-cell>
          <table:table-cell table:style-name="ce1" office:value-type="float" office:value="30438"/>
        </table:table-row>
        <table:table-row table:style-name="ro1">
          <table:table-cell table:style-name="ce1" office:value-type="float" office:value="2205805"/>
          <table:table-cell table:style-name="ce1" office:value-type="string">
            <text:p>Luzilândia (PI)</text:p>
          </table:table-cell>
          <table:table-cell table:style-name="ce1" office:value-type="float" office:value="25504"/>
        </table:table-row>
        <table:table-row table:style-name="ro1">
          <table:table-cell table:style-name="ce1" office:value-type="float" office:value="2205854"/>
          <table:table-cell table:style-name="ce1" office:value-type="string">
            <text:p>Madeiro (PI)</text:p>
          </table:table-cell>
          <table:table-cell table:style-name="ce1" office:value-type="float" office:value="8342"/>
        </table:table-row>
        <table:table-row table:style-name="ro1">
          <table:table-cell table:style-name="ce1" office:value-type="float" office:value="2205904"/>
          <table:table-cell table:style-name="ce1" office:value-type="string">
            <text:p>Manoel Emídio (PI)</text:p>
          </table:table-cell>
          <table:table-cell table:style-name="ce1" office:value-type="float" office:value="5351"/>
        </table:table-row>
        <table:table-row table:style-name="ro1">
          <table:table-cell table:style-name="ce1" office:value-type="float" office:value="2205953"/>
          <table:table-cell table:style-name="ce1" office:value-type="string">
            <text:p>Marcolândia (PI)</text:p>
          </table:table-cell>
          <table:table-cell table:style-name="ce1" office:value-type="float" office:value="8543"/>
        </table:table-row>
        <table:table-row table:style-name="ro1">
          <table:table-cell table:style-name="ce1" office:value-type="float" office:value="2206001"/>
          <table:table-cell table:style-name="ce1" office:value-type="string">
            <text:p>Marcos Parente (PI)</text:p>
          </table:table-cell>
          <table:table-cell table:style-name="ce1" office:value-type="float" office:value="4547"/>
        </table:table-row>
        <table:table-row table:style-name="ro1">
          <table:table-cell table:style-name="ce1" office:value-type="float" office:value="2206050"/>
          <table:table-cell table:style-name="ce1" office:value-type="string">
            <text:p>Massapê do Piauí (PI)</text:p>
          </table:table-cell>
          <table:table-cell table:style-name="ce1" office:value-type="float" office:value="6449"/>
        </table:table-row>
        <table:table-row table:style-name="ro1">
          <table:table-cell table:style-name="ce1" office:value-type="float" office:value="2206100"/>
          <table:table-cell table:style-name="ce1" office:value-type="string">
            <text:p>Matias Olímpio (PI)</text:p>
          </table:table-cell>
          <table:table-cell table:style-name="ce1" office:value-type="float" office:value="10958"/>
        </table:table-row>
        <table:table-row table:style-name="ro1">
          <table:table-cell table:style-name="ce1" office:value-type="float" office:value="2206209"/>
          <table:table-cell table:style-name="ce1" office:value-type="string">
            <text:p>Miguel Alves (PI)</text:p>
          </table:table-cell>
          <table:table-cell table:style-name="ce1" office:value-type="float" office:value="33833"/>
        </table:table-row>
        <table:table-row table:style-name="ro1">
          <table:table-cell table:style-name="ce1" office:value-type="float" office:value="2206308"/>
          <table:table-cell table:style-name="ce1" office:value-type="string">
            <text:p>Miguel Leão (PI)</text:p>
          </table:table-cell>
          <table:table-cell table:style-name="ce1" office:value-type="float" office:value="1242"/>
        </table:table-row>
        <table:table-row table:style-name="ro1">
          <table:table-cell table:style-name="ce1" office:value-type="float" office:value="2206357"/>
          <table:table-cell table:style-name="ce1" office:value-type="string">
            <text:p>Milton Brandão (PI)</text:p>
          </table:table-cell>
          <table:table-cell table:style-name="ce1" office:value-type="float" office:value="6608"/>
        </table:table-row>
        <table:table-row table:style-name="ro1">
          <table:table-cell table:style-name="ce1" office:value-type="float" office:value="2206407"/>
          <table:table-cell table:style-name="ce1" office:value-type="string">
            <text:p>Monsenhor Gil (PI)</text:p>
          </table:table-cell>
          <table:table-cell table:style-name="ce1" office:value-type="float" office:value="10564"/>
        </table:table-row>
        <table:table-row table:style-name="ro1">
          <table:table-cell table:style-name="ce1" office:value-type="float" office:value="2206506"/>
          <table:table-cell table:style-name="ce1" office:value-type="string">
            <text:p>Monsenhor Hipólito (PI)</text:p>
          </table:table-cell>
          <table:table-cell table:style-name="ce1" office:value-type="float" office:value="7767"/>
        </table:table-row>
        <table:table-row table:style-name="ro1">
          <table:table-cell table:style-name="ce1" office:value-type="float" office:value="2206605"/>
          <table:table-cell table:style-name="ce1" office:value-type="string">
            <text:p>Monte Alegre do Piauí (PI)</text:p>
          </table:table-cell>
          <table:table-cell table:style-name="ce1" office:value-type="float" office:value="10615"/>
        </table:table-row>
        <table:table-row table:style-name="ro1">
          <table:table-cell table:style-name="ce1" office:value-type="float" office:value="2206654"/>
          <table:table-cell table:style-name="ce1" office:value-type="string">
            <text:p>Morro Cabeça no Tempo (PI)</text:p>
          </table:table-cell>
          <table:table-cell table:style-name="ce1" office:value-type="float" office:value="4530"/>
        </table:table-row>
        <table:table-row table:style-name="ro1">
          <table:table-cell table:style-name="ce1" office:value-type="float" office:value="2206670"/>
          <table:table-cell table:style-name="ce1" office:value-type="string">
            <text:p>Morro do Chapéu do Piauí (PI)</text:p>
          </table:table-cell>
          <table:table-cell table:style-name="ce1" office:value-type="float" office:value="6811"/>
        </table:table-row>
        <table:table-row table:style-name="ro1">
          <table:table-cell table:style-name="ce1" office:value-type="float" office:value="2206696"/>
          <table:table-cell table:style-name="ce1" office:value-type="string">
            <text:p>Murici dos Portelas (PI)</text:p>
          </table:table-cell>
          <table:table-cell table:style-name="ce1" office:value-type="float" office:value="9209"/>
        </table:table-row>
        <table:table-row table:style-name="ro1">
          <table:table-cell table:style-name="ce1" office:value-type="float" office:value="2206704"/>
          <table:table-cell table:style-name="ce1" office:value-type="string">
            <text:p>Nazaré do Piauí (PI)</text:p>
          </table:table-cell>
          <table:table-cell table:style-name="ce1" office:value-type="float" office:value="7322"/>
        </table:table-row>
        <table:table-row table:style-name="ro1">
          <table:table-cell table:style-name="ce1" office:value-type="float" office:value="2206720"/>
          <table:table-cell table:style-name="ce1" office:value-type="string">
            <text:p>Nazária (PI)</text:p>
          </table:table-cell>
          <table:table-cell table:style-name="ce1" office:value-type="float" office:value="8602"/>
        </table:table-row>
        <table:table-row table:style-name="ro1">
          <table:table-cell table:style-name="ce1" office:value-type="float" office:value="2206753"/>
          <table:table-cell table:style-name="ce1" office:value-type="string">
            <text:p>Nossa Senhora de Nazaré (PI)</text:p>
          </table:table-cell>
          <table:table-cell table:style-name="ce1" office:value-type="float" office:value="4891"/>
        </table:table-row>
        <table:table-row table:style-name="ro1">
          <table:table-cell table:style-name="ce1" office:value-type="float" office:value="2206803"/>
          <table:table-cell table:style-name="ce1" office:value-type="string">
            <text:p>Nossa Senhora dos Remédios (PI)</text:p>
          </table:table-cell>
          <table:table-cell table:style-name="ce1" office:value-type="float" office:value="8723"/>
        </table:table-row>
        <table:table-row table:style-name="ro1">
          <table:table-cell table:style-name="ce1" office:value-type="float" office:value="2206902"/>
          <table:table-cell table:style-name="ce1" office:value-type="string">
            <text:p>Novo Oriente do Piauí (PI)</text:p>
          </table:table-cell>
          <table:table-cell table:style-name="ce1" office:value-type="float" office:value="6556"/>
        </table:table-row>
        <table:table-row table:style-name="ro1">
          <table:table-cell table:style-name="ce1" office:value-type="float" office:value="2206951"/>
          <table:table-cell table:style-name="ce1" office:value-type="string">
            <text:p>Novo Santo Antônio (PI)</text:p>
          </table:table-cell>
          <table:table-cell table:style-name="ce1" office:value-type="float" office:value="3003"/>
        </table:table-row>
        <table:table-row table:style-name="ro1">
          <table:table-cell table:style-name="ce1" office:value-type="float" office:value="2207009"/>
          <table:table-cell table:style-name="ce1" office:value-type="string">
            <text:p>Oeiras (PI)</text:p>
          </table:table-cell>
          <table:table-cell table:style-name="ce1" office:value-type="float" office:value="37085"/>
        </table:table-row>
        <table:table-row table:style-name="ro1">
          <table:table-cell table:style-name="ce1" office:value-type="float" office:value="2207108"/>
          <table:table-cell table:style-name="ce1" office:value-type="string">
            <text:p>Olho D'Água do Piauí (PI)</text:p>
          </table:table-cell>
          <table:table-cell table:style-name="ce1" office:value-type="float" office:value="2468"/>
        </table:table-row>
        <table:table-row table:style-name="ro1">
          <table:table-cell table:style-name="ce1" office:value-type="float" office:value="2207207"/>
          <table:table-cell table:style-name="ce1" office:value-type="string">
            <text:p>Padre Marcos (PI)</text:p>
          </table:table-cell>
          <table:table-cell table:style-name="ce1" office:value-type="float" office:value="6873"/>
        </table:table-row>
        <table:table-row table:style-name="ro1">
          <table:table-cell table:style-name="ce1" office:value-type="float" office:value="2207306"/>
          <table:table-cell table:style-name="ce1" office:value-type="string">
            <text:p>Paes Landim (PI)</text:p>
          </table:table-cell>
          <table:table-cell table:style-name="ce1" office:value-type="float" office:value="4126"/>
        </table:table-row>
        <table:table-row table:style-name="ro1">
          <table:table-cell table:style-name="ce1" office:value-type="float" office:value="2207355"/>
          <table:table-cell table:style-name="ce1" office:value-type="string">
            <text:p>Pajeú do Piauí (PI)</text:p>
          </table:table-cell>
          <table:table-cell table:style-name="ce1" office:value-type="float" office:value="3404"/>
        </table:table-row>
        <table:table-row table:style-name="ro1">
          <table:table-cell table:style-name="ce1" office:value-type="float" office:value="2207405"/>
          <table:table-cell table:style-name="ce1" office:value-type="string">
            <text:p>Palmeira do Piauí (PI)</text:p>
          </table:table-cell>
          <table:table-cell table:style-name="ce1" office:value-type="float" office:value="5036"/>
        </table:table-row>
        <table:table-row table:style-name="ro1">
          <table:table-cell table:style-name="ce1" office:value-type="float" office:value="2207504"/>
          <table:table-cell table:style-name="ce1" office:value-type="string">
            <text:p>Palmeirais (PI)</text:p>
          </table:table-cell>
          <table:table-cell table:style-name="ce1" office:value-type="float" office:value="14587"/>
        </table:table-row>
        <table:table-row table:style-name="ro1">
          <table:table-cell table:style-name="ce1" office:value-type="float" office:value="2207553"/>
          <table:table-cell table:style-name="ce1" office:value-type="string">
            <text:p>Paquetá (PI)</text:p>
          </table:table-cell>
          <table:table-cell table:style-name="ce1" office:value-type="float" office:value="3937"/>
        </table:table-row>
        <table:table-row table:style-name="ro1">
          <table:table-cell table:style-name="ce1" office:value-type="float" office:value="2207603"/>
          <table:table-cell table:style-name="ce1" office:value-type="string">
            <text:p>Parnaguá (PI)</text:p>
          </table:table-cell>
          <table:table-cell table:style-name="ce1" office:value-type="float" office:value="10819"/>
        </table:table-row>
        <table:table-row table:style-name="ro1">
          <table:table-cell table:style-name="ce1" office:value-type="float" office:value="2207702"/>
          <table:table-cell table:style-name="ce1" office:value-type="string">
            <text:p>Parnaíba (PI)</text:p>
          </table:table-cell>
          <table:table-cell table:style-name="ce1" office:value-type="float" office:value="153482"/>
        </table:table-row>
        <table:table-row table:style-name="ro1">
          <table:table-cell table:style-name="ce1" office:value-type="float" office:value="2207751"/>
          <table:table-cell table:style-name="ce1" office:value-type="string">
            <text:p>Passagem Franca do Piauí (PI)</text:p>
          </table:table-cell>
          <table:table-cell table:style-name="ce1" office:value-type="float" office:value="4323"/>
        </table:table-row>
        <table:table-row table:style-name="ro1">
          <table:table-cell table:style-name="ce1" office:value-type="float" office:value="2207777"/>
          <table:table-cell table:style-name="ce1" office:value-type="string">
            <text:p>Patos do Piauí (PI)</text:p>
          </table:table-cell>
          <table:table-cell table:style-name="ce1" office:value-type="float" office:value="6406"/>
        </table:table-row>
        <table:table-row table:style-name="ro1">
          <table:table-cell table:style-name="ce1" office:value-type="float" office:value="2207793"/>
          <table:table-cell table:style-name="ce1" office:value-type="string">
            <text:p>Pau D'Arco do Piauí (PI)</text:p>
          </table:table-cell>
          <table:table-cell table:style-name="ce1" office:value-type="float" office:value="4065"/>
        </table:table-row>
        <table:table-row table:style-name="ro1">
          <table:table-cell table:style-name="ce1" office:value-type="float" office:value="2207801"/>
          <table:table-cell table:style-name="ce1" office:value-type="string">
            <text:p>Paulistana (PI)</text:p>
          </table:table-cell>
          <table:table-cell table:style-name="ce1" office:value-type="float" office:value="20554"/>
        </table:table-row>
        <table:table-row table:style-name="ro1">
          <table:table-cell table:style-name="ce1" office:value-type="float" office:value="2207850"/>
          <table:table-cell table:style-name="ce1" office:value-type="string">
            <text:p>Pavussu (PI)</text:p>
          </table:table-cell>
          <table:table-cell table:style-name="ce1" office:value-type="float" office:value="3669"/>
        </table:table-row>
        <table:table-row table:style-name="ro1">
          <table:table-cell table:style-name="ce1" office:value-type="float" office:value="2207900"/>
          <table:table-cell table:style-name="ce1" office:value-type="string">
            <text:p>Pedro II (PI)</text:p>
          </table:table-cell>
          <table:table-cell table:style-name="ce1" office:value-type="float" office:value="38778"/>
        </table:table-row>
        <table:table-row table:style-name="ro1">
          <table:table-cell table:style-name="ce1" office:value-type="float" office:value="2207934"/>
          <table:table-cell table:style-name="ce1" office:value-type="string">
            <text:p>Pedro Laurentino (PI)</text:p>
          </table:table-cell>
          <table:table-cell table:style-name="ce1" office:value-type="float" office:value="2544"/>
        </table:table-row>
        <table:table-row table:style-name="ro1">
          <table:table-cell table:style-name="ce1" office:value-type="float" office:value="2207959"/>
          <table:table-cell table:style-name="ce1" office:value-type="string">
            <text:p>Nova Santa Rita (PI)</text:p>
          </table:table-cell>
          <table:table-cell table:style-name="ce1" office:value-type="float" office:value="4383"/>
        </table:table-row>
        <table:table-row table:style-name="ro1">
          <table:table-cell table:style-name="ce1" office:value-type="float" office:value="2208007"/>
          <table:table-cell table:style-name="ce1" office:value-type="string">
            <text:p>Picos (PI)</text:p>
          </table:table-cell>
          <table:table-cell table:style-name="ce1" office:value-type="float" office:value="78431"/>
        </table:table-row>
        <table:table-row table:style-name="ro1">
          <table:table-cell table:style-name="ce1" office:value-type="float" office:value="2208106"/>
          <table:table-cell table:style-name="ce1" office:value-type="string">
            <text:p>Pimenteiras (PI)</text:p>
          </table:table-cell>
          <table:table-cell table:style-name="ce1" office:value-type="float" office:value="12139"/>
        </table:table-row>
        <table:table-row table:style-name="ro1">
          <table:table-cell table:style-name="ce1" office:value-type="float" office:value="2208205"/>
          <table:table-cell table:style-name="ce1" office:value-type="string">
            <text:p>Pio IX (PI)</text:p>
          </table:table-cell>
          <table:table-cell table:style-name="ce1" office:value-type="float" office:value="18459"/>
        </table:table-row>
        <table:table-row table:style-name="ro1">
          <table:table-cell table:style-name="ce1" office:value-type="float" office:value="2208304"/>
          <table:table-cell table:style-name="ce1" office:value-type="string">
            <text:p>Piracuruca (PI)</text:p>
          </table:table-cell>
          <table:table-cell table:style-name="ce1" office:value-type="float" office:value="28874"/>
        </table:table-row>
        <table:table-row table:style-name="ro1">
          <table:table-cell table:style-name="ce1" office:value-type="float" office:value="2208403"/>
          <table:table-cell table:style-name="ce1" office:value-type="string">
            <text:p>Piripiri (PI)</text:p>
          </table:table-cell>
          <table:table-cell table:style-name="ce1" office:value-type="float" office:value="63787"/>
        </table:table-row>
        <table:table-row table:style-name="ro1">
          <table:table-cell table:style-name="ce1" office:value-type="float" office:value="2208502"/>
          <table:table-cell table:style-name="ce1" office:value-type="string">
            <text:p>Porto (PI)</text:p>
          </table:table-cell>
          <table:table-cell table:style-name="ce1" office:value-type="float" office:value="12608"/>
        </table:table-row>
        <table:table-row table:style-name="ro1">
          <table:table-cell table:style-name="ce1" office:value-type="float" office:value="2208551"/>
          <table:table-cell table:style-name="ce1" office:value-type="string">
            <text:p>Porto Alegre do Piauí (PI)</text:p>
          </table:table-cell>
          <table:table-cell table:style-name="ce1" office:value-type="float" office:value="2720"/>
        </table:table-row>
        <table:table-row table:style-name="ro1">
          <table:table-cell table:style-name="ce1" office:value-type="float" office:value="2208601"/>
          <table:table-cell table:style-name="ce1" office:value-type="string">
            <text:p>Prata do Piauí (PI)</text:p>
          </table:table-cell>
          <table:table-cell table:style-name="ce1" office:value-type="float" office:value="3150"/>
        </table:table-row>
        <table:table-row table:style-name="ro1">
          <table:table-cell table:style-name="ce1" office:value-type="float" office:value="2208650"/>
          <table:table-cell table:style-name="ce1" office:value-type="string">
            <text:p>Queimada Nova (PI)</text:p>
          </table:table-cell>
          <table:table-cell table:style-name="ce1" office:value-type="float" office:value="9017"/>
        </table:table-row>
        <table:table-row table:style-name="ro1">
          <table:table-cell table:style-name="ce1" office:value-type="float" office:value="2208700"/>
          <table:table-cell table:style-name="ce1" office:value-type="string">
            <text:p>Redenção do Gurguéia (PI)</text:p>
          </table:table-cell>
          <table:table-cell table:style-name="ce1" office:value-type="float" office:value="8796"/>
        </table:table-row>
        <table:table-row table:style-name="ro1">
          <table:table-cell table:style-name="ce1" office:value-type="float" office:value="2208809"/>
          <table:table-cell table:style-name="ce1" office:value-type="string">
            <text:p>Regeneração (PI)</text:p>
          </table:table-cell>
          <table:table-cell table:style-name="ce1" office:value-type="float" office:value="17979"/>
        </table:table-row>
        <table:table-row table:style-name="ro1">
          <table:table-cell table:style-name="ce1" office:value-type="float" office:value="2208858"/>
          <table:table-cell table:style-name="ce1" office:value-type="string">
            <text:p>Riacho Frio (PI)</text:p>
          </table:table-cell>
          <table:table-cell table:style-name="ce1" office:value-type="float" office:value="4309"/>
        </table:table-row>
        <table:table-row table:style-name="ro1">
          <table:table-cell table:style-name="ce1" office:value-type="float" office:value="2208874"/>
          <table:table-cell table:style-name="ce1" office:value-type="string">
            <text:p>Ribeira do Piauí (PI)</text:p>
          </table:table-cell>
          <table:table-cell table:style-name="ce1" office:value-type="float" office:value="4488"/>
        </table:table-row>
        <table:table-row table:style-name="ro1">
          <table:table-cell table:style-name="ce1" office:value-type="float" office:value="2208908"/>
          <table:table-cell table:style-name="ce1" office:value-type="string">
            <text:p>Ribeiro Gonçalves (PI)</text:p>
          </table:table-cell>
          <table:table-cell table:style-name="ce1" office:value-type="float" office:value="7376"/>
        </table:table-row>
        <table:table-row table:style-name="ro1">
          <table:table-cell table:style-name="ce1" office:value-type="float" office:value="2209005"/>
          <table:table-cell table:style-name="ce1" office:value-type="string">
            <text:p>Rio Grande do Piauí (PI)</text:p>
          </table:table-cell>
          <table:table-cell table:style-name="ce1" office:value-type="float" office:value="6433"/>
        </table:table-row>
        <table:table-row table:style-name="ro1">
          <table:table-cell table:style-name="ce1" office:value-type="float" office:value="2209104"/>
          <table:table-cell table:style-name="ce1" office:value-type="string">
            <text:p>Santa Cruz do Piauí (PI)</text:p>
          </table:table-cell>
          <table:table-cell table:style-name="ce1" office:value-type="float" office:value="6247"/>
        </table:table-row>
        <table:table-row table:style-name="ro1">
          <table:table-cell table:style-name="ce1" office:value-type="float" office:value="2209153"/>
          <table:table-cell table:style-name="ce1" office:value-type="string">
            <text:p>Santa Cruz dos Milagres (PI)</text:p>
          </table:table-cell>
          <table:table-cell table:style-name="ce1" office:value-type="float" office:value="4033"/>
        </table:table-row>
        <table:table-row table:style-name="ro1">
          <table:table-cell table:style-name="ce1" office:value-type="float" office:value="2209203"/>
          <table:table-cell table:style-name="ce1" office:value-type="string">
            <text:p>Santa Filomena (PI)</text:p>
          </table:table-cell>
          <table:table-cell table:style-name="ce1" office:value-type="float" office:value="6254"/>
        </table:table-row>
        <table:table-row table:style-name="ro1">
          <table:table-cell table:style-name="ce1" office:value-type="float" office:value="2209302"/>
          <table:table-cell table:style-name="ce1" office:value-type="string">
            <text:p>Santa Luz (PI)</text:p>
          </table:table-cell>
          <table:table-cell table:style-name="ce1" office:value-type="float" office:value="5882"/>
        </table:table-row>
        <table:table-row table:style-name="ro1">
          <table:table-cell table:style-name="ce1" office:value-type="float" office:value="2209351"/>
          <table:table-cell table:style-name="ce1" office:value-type="string">
            <text:p>Santana do Piauí (PI)</text:p>
          </table:table-cell>
          <table:table-cell table:style-name="ce1" office:value-type="float" office:value="4642"/>
        </table:table-row>
        <table:table-row table:style-name="ro1">
          <table:table-cell table:style-name="ce1" office:value-type="float" office:value="2209377"/>
          <table:table-cell table:style-name="ce1" office:value-type="string">
            <text:p>Santa Rosa do Piauí (PI)</text:p>
          </table:table-cell>
          <table:table-cell table:style-name="ce1" office:value-type="float" office:value="5255"/>
        </table:table-row>
        <table:table-row table:style-name="ro1">
          <table:table-cell table:style-name="ce1" office:value-type="float" office:value="2209401"/>
          <table:table-cell table:style-name="ce1" office:value-type="string">
            <text:p>Santo Antônio de Lisboa (PI)</text:p>
          </table:table-cell>
          <table:table-cell table:style-name="ce1" office:value-type="float" office:value="6441"/>
        </table:table-row>
        <table:table-row table:style-name="ro1">
          <table:table-cell table:style-name="ce1" office:value-type="float" office:value="2209450"/>
          <table:table-cell table:style-name="ce1" office:value-type="string">
            <text:p>Santo Antônio dos Milagres (PI)</text:p>
          </table:table-cell>
          <table:table-cell table:style-name="ce1" office:value-type="float" office:value="2166"/>
        </table:table-row>
        <table:table-row table:style-name="ro1">
          <table:table-cell table:style-name="ce1" office:value-type="float" office:value="2209500"/>
          <table:table-cell table:style-name="ce1" office:value-type="string">
            <text:p>Santo Inácio do Piauí (PI)</text:p>
          </table:table-cell>
          <table:table-cell table:style-name="ce1" office:value-type="float" office:value="3803"/>
        </table:table-row>
        <table:table-row table:style-name="ro1">
          <table:table-cell table:style-name="ce1" office:value-type="float" office:value="2209559"/>
          <table:table-cell table:style-name="ce1" office:value-type="string">
            <text:p>São Braz do Piauí (PI)</text:p>
          </table:table-cell>
          <table:table-cell table:style-name="ce1" office:value-type="float" office:value="4451"/>
        </table:table-row>
        <table:table-row table:style-name="ro1">
          <table:table-cell table:style-name="ce1" office:value-type="float" office:value="2209609"/>
          <table:table-cell table:style-name="ce1" office:value-type="string">
            <text:p>São Félix do Piauí (PI)</text:p>
          </table:table-cell>
          <table:table-cell table:style-name="ce1" office:value-type="float" office:value="2932"/>
        </table:table-row>
        <table:table-row table:style-name="ro1">
          <table:table-cell table:style-name="ce1" office:value-type="float" office:value="2209658"/>
          <table:table-cell table:style-name="ce1" office:value-type="string">
            <text:p>São Francisco de Assis do Piauí (PI)</text:p>
          </table:table-cell>
          <table:table-cell table:style-name="ce1" office:value-type="float" office:value="5779"/>
        </table:table-row>
        <table:table-row table:style-name="ro1">
          <table:table-cell table:style-name="ce1" office:value-type="float" office:value="2209708"/>
          <table:table-cell table:style-name="ce1" office:value-type="string">
            <text:p>São Francisco do Piauí (PI)</text:p>
          </table:table-cell>
          <table:table-cell table:style-name="ce1" office:value-type="float" office:value="6420"/>
        </table:table-row>
        <table:table-row table:style-name="ro1">
          <table:table-cell table:style-name="ce1" office:value-type="float" office:value="2209757"/>
          <table:table-cell table:style-name="ce1" office:value-type="string">
            <text:p>São Gonçalo do Gurguéia (PI)</text:p>
          </table:table-cell>
          <table:table-cell table:style-name="ce1" office:value-type="float" office:value="3057"/>
        </table:table-row>
        <table:table-row table:style-name="ro1">
          <table:table-cell table:style-name="ce1" office:value-type="float" office:value="2209807"/>
          <table:table-cell table:style-name="ce1" office:value-type="string">
            <text:p>São Gonçalo do Piauí (PI)</text:p>
          </table:table-cell>
          <table:table-cell table:style-name="ce1" office:value-type="float" office:value="5030"/>
        </table:table-row>
        <table:table-row table:style-name="ro1">
          <table:table-cell table:style-name="ce1" office:value-type="float" office:value="2209856"/>
          <table:table-cell table:style-name="ce1" office:value-type="string">
            <text:p>São João da Canabrava (PI)</text:p>
          </table:table-cell>
          <table:table-cell table:style-name="ce1" office:value-type="float" office:value="4614"/>
        </table:table-row>
        <table:table-row table:style-name="ro1">
          <table:table-cell table:style-name="ce1" office:value-type="float" office:value="2209872"/>
          <table:table-cell table:style-name="ce1" office:value-type="string">
            <text:p>São João da Fronteira (PI)</text:p>
          </table:table-cell>
          <table:table-cell table:style-name="ce1" office:value-type="float" office:value="6064"/>
        </table:table-row>
        <table:table-row table:style-name="ro1">
          <table:table-cell table:style-name="ce1" office:value-type="float" office:value="2209906"/>
          <table:table-cell table:style-name="ce1" office:value-type="string">
            <text:p>São João da Serra (PI)</text:p>
          </table:table-cell>
          <table:table-cell table:style-name="ce1" office:value-type="float" office:value="6122"/>
        </table:table-row>
        <table:table-row table:style-name="ro1">
          <table:table-cell table:style-name="ce1" office:value-type="float" office:value="2209955"/>
          <table:table-cell table:style-name="ce1" office:value-type="string">
            <text:p>São João da Varjota (PI)</text:p>
          </table:table-cell>
          <table:table-cell table:style-name="ce1" office:value-type="float" office:value="4848"/>
        </table:table-row>
        <table:table-row table:style-name="ro1">
          <table:table-cell table:style-name="ce1" office:value-type="float" office:value="2209971"/>
          <table:table-cell table:style-name="ce1" office:value-type="string">
            <text:p>São João do Arraial (PI)</text:p>
          </table:table-cell>
          <table:table-cell table:style-name="ce1" office:value-type="float" office:value="8038"/>
        </table:table-row>
        <table:table-row table:style-name="ro1">
          <table:table-cell table:style-name="ce1" office:value-type="float" office:value="2210003"/>
          <table:table-cell table:style-name="ce1" office:value-type="string">
            <text:p>São João do Piauí (PI)</text:p>
          </table:table-cell>
          <table:table-cell table:style-name="ce1" office:value-type="float" office:value="20662"/>
        </table:table-row>
        <table:table-row table:style-name="ro1">
          <table:table-cell table:style-name="ce1" office:value-type="float" office:value="2210052"/>
          <table:table-cell table:style-name="ce1" office:value-type="string">
            <text:p>São José do Divino (PI)</text:p>
          </table:table-cell>
          <table:table-cell table:style-name="ce1" office:value-type="float" office:value="5354"/>
        </table:table-row>
        <table:table-row table:style-name="ro1">
          <table:table-cell table:style-name="ce1" office:value-type="float" office:value="2210102"/>
          <table:table-cell table:style-name="ce1" office:value-type="string">
            <text:p>São José do Peixe (PI)</text:p>
          </table:table-cell>
          <table:table-cell table:style-name="ce1" office:value-type="float" office:value="3741"/>
        </table:table-row>
        <table:table-row table:style-name="ro1">
          <table:table-cell table:style-name="ce1" office:value-type="float" office:value="2210201"/>
          <table:table-cell table:style-name="ce1" office:value-type="string">
            <text:p>São José do Piauí (PI)</text:p>
          </table:table-cell>
          <table:table-cell table:style-name="ce1" office:value-type="float" office:value="6700"/>
        </table:table-row>
        <table:table-row table:style-name="ro1">
          <table:table-cell table:style-name="ce1" office:value-type="float" office:value="2210300"/>
          <table:table-cell table:style-name="ce1" office:value-type="string">
            <text:p>São Julião (PI)</text:p>
          </table:table-cell>
          <table:table-cell table:style-name="ce1" office:value-type="float" office:value="6371"/>
        </table:table-row>
        <table:table-row table:style-name="ro1">
          <table:table-cell table:style-name="ce1" office:value-type="float" office:value="2210359"/>
          <table:table-cell table:style-name="ce1" office:value-type="string">
            <text:p>São Lourenço do Piauí (PI)</text:p>
          </table:table-cell>
          <table:table-cell table:style-name="ce1" office:value-type="float" office:value="4577"/>
        </table:table-row>
        <table:table-row table:style-name="ro1">
          <table:table-cell table:style-name="ce1" office:value-type="float" office:value="2210375"/>
          <table:table-cell table:style-name="ce1" office:value-type="string">
            <text:p>São Luis do Piauí (PI)</text:p>
          </table:table-cell>
          <table:table-cell table:style-name="ce1" office:value-type="float" office:value="2646"/>
        </table:table-row>
        <table:table-row table:style-name="ro1">
          <table:table-cell table:style-name="ce1" office:value-type="float" office:value="2210383"/>
          <table:table-cell table:style-name="ce1" office:value-type="string">
            <text:p>São Miguel da Baixa Grande (PI)</text:p>
          </table:table-cell>
          <table:table-cell table:style-name="ce1" office:value-type="float" office:value="2454"/>
        </table:table-row>
        <table:table-row table:style-name="ro1">
          <table:table-cell table:style-name="ce1" office:value-type="float" office:value="2210391"/>
          <table:table-cell table:style-name="ce1" office:value-type="string">
            <text:p>São Miguel do Fidalgo (PI)</text:p>
          </table:table-cell>
          <table:table-cell table:style-name="ce1" office:value-type="float" office:value="3038"/>
        </table:table-row>
        <table:table-row table:style-name="ro1">
          <table:table-cell table:style-name="ce1" office:value-type="float" office:value="2210409"/>
          <table:table-cell table:style-name="ce1" office:value-type="string">
            <text:p>São Miguel do Tapuio (PI)</text:p>
          </table:table-cell>
          <table:table-cell table:style-name="ce1" office:value-type="float" office:value="17639"/>
        </table:table-row>
        <table:table-row table:style-name="ro1">
          <table:table-cell table:style-name="ce1" office:value-type="float" office:value="2210508"/>
          <table:table-cell table:style-name="ce1" office:value-type="string">
            <text:p>São Pedro do Piauí (PI)</text:p>
          </table:table-cell>
          <table:table-cell table:style-name="ce1" office:value-type="float" office:value="14324"/>
        </table:table-row>
        <table:table-row table:style-name="ro1">
          <table:table-cell table:style-name="ce1" office:value-type="float" office:value="2210607"/>
          <table:table-cell table:style-name="ce1" office:value-type="string">
            <text:p>São Raimundo Nonato (PI)</text:p>
          </table:table-cell>
          <table:table-cell table:style-name="ce1" office:value-type="float" office:value="34877"/>
        </table:table-row>
        <table:table-row table:style-name="ro1">
          <table:table-cell table:style-name="ce1" office:value-type="float" office:value="2210623"/>
          <table:table-cell table:style-name="ce1" office:value-type="string">
            <text:p>Sebastião Barros (PI)</text:p>
          </table:table-cell>
          <table:table-cell table:style-name="ce1" office:value-type="float" office:value="3451"/>
        </table:table-row>
        <table:table-row table:style-name="ro1">
          <table:table-cell table:style-name="ce1" office:value-type="float" office:value="2210631"/>
          <table:table-cell table:style-name="ce1" office:value-type="string">
            <text:p>Sebastião Leal (PI)</text:p>
          </table:table-cell>
          <table:table-cell table:style-name="ce1" office:value-type="float" office:value="4303"/>
        </table:table-row>
        <table:table-row table:style-name="ro1">
          <table:table-cell table:style-name="ce1" office:value-type="float" office:value="2210656"/>
          <table:table-cell table:style-name="ce1" office:value-type="string">
            <text:p>Sigefredo Pacheco (PI)</text:p>
          </table:table-cell>
          <table:table-cell table:style-name="ce1" office:value-type="float" office:value="10058"/>
        </table:table-row>
        <table:table-row table:style-name="ro1">
          <table:table-cell table:style-name="ce1" office:value-type="float" office:value="2210706"/>
          <table:table-cell table:style-name="ce1" office:value-type="string">
            <text:p>Simões (PI)</text:p>
          </table:table-cell>
          <table:table-cell table:style-name="ce1" office:value-type="float" office:value="14649"/>
        </table:table-row>
        <table:table-row table:style-name="ro1">
          <table:table-cell table:style-name="ce1" office:value-type="float" office:value="2210805"/>
          <table:table-cell table:style-name="ce1" office:value-type="string">
            <text:p>Simplício Mendes (PI)</text:p>
          </table:table-cell>
          <table:table-cell table:style-name="ce1" office:value-type="float" office:value="12746"/>
        </table:table-row>
        <table:table-row table:style-name="ro1">
          <table:table-cell table:style-name="ce1" office:value-type="float" office:value="2210904"/>
          <table:table-cell table:style-name="ce1" office:value-type="string">
            <text:p>Socorro do Piauí (PI)</text:p>
          </table:table-cell>
          <table:table-cell table:style-name="ce1" office:value-type="float" office:value="4563"/>
        </table:table-row>
        <table:table-row table:style-name="ro1">
          <table:table-cell table:style-name="ce1" office:value-type="float" office:value="2210938"/>
          <table:table-cell table:style-name="ce1" office:value-type="string">
            <text:p>Sussuapara (PI)</text:p>
          </table:table-cell>
          <table:table-cell table:style-name="ce1" office:value-type="float" office:value="6767"/>
        </table:table-row>
        <table:table-row table:style-name="ro1">
          <table:table-cell table:style-name="ce1" office:value-type="float" office:value="2210953"/>
          <table:table-cell table:style-name="ce1" office:value-type="string">
            <text:p>Tamboril do Piauí (PI)</text:p>
          </table:table-cell>
          <table:table-cell table:style-name="ce1" office:value-type="float" office:value="2929"/>
        </table:table-row>
        <table:table-row table:style-name="ro1">
          <table:table-cell table:style-name="ce1" office:value-type="float" office:value="2210979"/>
          <table:table-cell table:style-name="ce1" office:value-type="string">
            <text:p>Tanque do Piauí (PI)</text:p>
          </table:table-cell>
          <table:table-cell table:style-name="ce1" office:value-type="float" office:value="2773"/>
        </table:table-row>
        <table:table-row table:style-name="ro1">
          <table:table-cell table:style-name="ce1" office:value-type="float" office:value="2211001"/>
          <table:table-cell table:style-name="ce1" office:value-type="string">
            <text:p>Teresina (PI)</text:p>
          </table:table-cell>
          <table:table-cell table:style-name="ce1" office:value-type="float" office:value="868075"/>
        </table:table-row>
        <table:table-row table:style-name="ro1">
          <table:table-cell table:style-name="ce1" office:value-type="float" office:value="2211100"/>
          <table:table-cell table:style-name="ce1" office:value-type="string">
            <text:p>União (PI)</text:p>
          </table:table-cell>
          <table:table-cell table:style-name="ce1" office:value-type="float" office:value="44569"/>
        </table:table-row>
        <table:table-row table:style-name="ro1">
          <table:table-cell table:style-name="ce1" office:value-type="float" office:value="2211209"/>
          <table:table-cell table:style-name="ce1" office:value-type="string">
            <text:p>Uruçuí (PI)</text:p>
          </table:table-cell>
          <table:table-cell table:style-name="ce1" office:value-type="float" office:value="21655"/>
        </table:table-row>
        <table:table-row table:style-name="ro1">
          <table:table-cell table:style-name="ce1" office:value-type="float" office:value="2211308"/>
          <table:table-cell table:style-name="ce1" office:value-type="string">
            <text:p>Valença do Piauí (PI)</text:p>
          </table:table-cell>
          <table:table-cell table:style-name="ce1" office:value-type="float" office:value="20929"/>
        </table:table-row>
        <table:table-row table:style-name="ro1">
          <table:table-cell table:style-name="ce1" office:value-type="float" office:value="2211357"/>
          <table:table-cell table:style-name="ce1" office:value-type="string">
            <text:p>Várzea Branca (PI)</text:p>
          </table:table-cell>
          <table:table-cell table:style-name="ce1" office:value-type="float" office:value="4938"/>
        </table:table-row>
        <table:table-row table:style-name="ro1">
          <table:table-cell table:style-name="ce1" office:value-type="float" office:value="2211407"/>
          <table:table-cell table:style-name="ce1" office:value-type="string">
            <text:p>Várzea Grande (PI)</text:p>
          </table:table-cell>
          <table:table-cell table:style-name="ce1" office:value-type="float" office:value="4386"/>
        </table:table-row>
        <table:table-row table:style-name="ro1">
          <table:table-cell table:style-name="ce1" office:value-type="float" office:value="2211506"/>
          <table:table-cell table:style-name="ce1" office:value-type="string">
            <text:p>Vera Mendes (PI)</text:p>
          </table:table-cell>
          <table:table-cell table:style-name="ce1" office:value-type="float" office:value="3080"/>
        </table:table-row>
        <table:table-row table:style-name="ro1">
          <table:table-cell table:style-name="ce1" office:value-type="float" office:value="2211605"/>
          <table:table-cell table:style-name="ce1" office:value-type="string">
            <text:p>Vila Nova do Piauí (PI)</text:p>
          </table:table-cell>
          <table:table-cell table:style-name="ce1" office:value-type="float" office:value="2952"/>
        </table:table-row>
        <table:table-row table:style-name="ro1">
          <table:table-cell table:style-name="ce1" office:value-type="float" office:value="2211704"/>
          <table:table-cell table:style-name="ce1" office:value-type="string">
            <text:p>Wall Ferraz (PI)</text:p>
          </table:table-cell>
          <table:table-cell table:style-name="ce1" office:value-type="float" office:value="4471"/>
        </table:table-row>
        <table:table-row table:style-name="ro1">
          <table:table-cell table:style-name="ce1" office:value-type="float" office:value="2300101"/>
          <table:table-cell table:style-name="ce1" office:value-type="string">
            <text:p>Abaiara (CE)</text:p>
          </table:table-cell>
          <table:table-cell table:style-name="ce1" office:value-type="float" office:value="11853"/>
        </table:table-row>
        <table:table-row table:style-name="ro1">
          <table:table-cell table:style-name="ce1" office:value-type="float" office:value="2300150"/>
          <table:table-cell table:style-name="ce1" office:value-type="string">
            <text:p>Acarape (CE)</text:p>
          </table:table-cell>
          <table:table-cell table:style-name="ce1" office:value-type="float" office:value="15036"/>
        </table:table-row>
        <table:table-row table:style-name="ro1">
          <table:table-cell table:style-name="ce1" office:value-type="float" office:value="2300200"/>
          <table:table-cell table:style-name="ce1" office:value-type="string">
            <text:p>Acaraú (CE)</text:p>
          </table:table-cell>
          <table:table-cell table:style-name="ce1" office:value-type="float" office:value="63104"/>
        </table:table-row>
        <table:table-row table:style-name="ro1">
          <table:table-cell table:style-name="ce1" office:value-type="float" office:value="2300309"/>
          <table:table-cell table:style-name="ce1" office:value-type="string">
            <text:p>Acopiara (CE)</text:p>
          </table:table-cell>
          <table:table-cell table:style-name="ce1" office:value-type="float" office:value="54481"/>
        </table:table-row>
        <table:table-row table:style-name="ro1">
          <table:table-cell table:style-name="ce1" office:value-type="float" office:value="2300408"/>
          <table:table-cell table:style-name="ce1" office:value-type="string">
            <text:p>Aiuaba (CE)</text:p>
          </table:table-cell>
          <table:table-cell table:style-name="ce1" office:value-type="float" office:value="17493"/>
        </table:table-row>
        <table:table-row table:style-name="ro1">
          <table:table-cell table:style-name="ce1" office:value-type="float" office:value="2300507"/>
          <table:table-cell table:style-name="ce1" office:value-type="string">
            <text:p>Alcântaras (CE)</text:p>
          </table:table-cell>
          <table:table-cell table:style-name="ce1" office:value-type="float" office:value="11781"/>
        </table:table-row>
        <table:table-row table:style-name="ro1">
          <table:table-cell table:style-name="ce1" office:value-type="float" office:value="2300606"/>
          <table:table-cell table:style-name="ce1" office:value-type="string">
            <text:p>Altaneira (CE)</text:p>
          </table:table-cell>
          <table:table-cell table:style-name="ce1" office:value-type="float" office:value="7650"/>
        </table:table-row>
        <table:table-row table:style-name="ro1">
          <table:table-cell table:style-name="ce1" office:value-type="float" office:value="2300705"/>
          <table:table-cell table:style-name="ce1" office:value-type="string">
            <text:p>Alto Santo (CE)</text:p>
          </table:table-cell>
          <table:table-cell table:style-name="ce1" office:value-type="float" office:value="17196"/>
        </table:table-row>
        <table:table-row table:style-name="ro1">
          <table:table-cell table:style-name="ce1" office:value-type="float" office:value="2300754"/>
          <table:table-cell table:style-name="ce1" office:value-type="string">
            <text:p>Amontada (CE)</text:p>
          </table:table-cell>
          <table:table-cell table:style-name="ce1" office:value-type="float" office:value="43829"/>
        </table:table-row>
        <table:table-row table:style-name="ro1">
          <table:table-cell table:style-name="ce1" office:value-type="float" office:value="2300804"/>
          <table:table-cell table:style-name="ce1" office:value-type="string">
            <text:p>Antonina do Norte (CE)</text:p>
          </table:table-cell>
          <table:table-cell table:style-name="ce1" office:value-type="float" office:value="7378"/>
        </table:table-row>
        <table:table-row table:style-name="ro1">
          <table:table-cell table:style-name="ce1" office:value-type="float" office:value="2300903"/>
          <table:table-cell table:style-name="ce1" office:value-type="string">
            <text:p>Apuiarés (CE)</text:p>
          </table:table-cell>
          <table:table-cell table:style-name="ce1" office:value-type="float" office:value="14672"/>
        </table:table-row>
        <table:table-row table:style-name="ro1">
          <table:table-cell table:style-name="ce1" office:value-type="float" office:value="2301000"/>
          <table:table-cell table:style-name="ce1" office:value-type="string">
            <text:p>Aquiraz (CE)</text:p>
          </table:table-cell>
          <table:table-cell table:style-name="ce1" office:value-type="float" office:value="80935"/>
        </table:table-row>
        <table:table-row table:style-name="ro1">
          <table:table-cell table:style-name="ce1" office:value-type="float" office:value="2301109"/>
          <table:table-cell table:style-name="ce1" office:value-type="string">
            <text:p>Aracati (CE)</text:p>
          </table:table-cell>
          <table:table-cell table:style-name="ce1" office:value-type="float" office:value="74975"/>
        </table:table-row>
        <table:table-row table:style-name="ro1">
          <table:table-cell table:style-name="ce1" office:value-type="float" office:value="2301208"/>
          <table:table-cell table:style-name="ce1" office:value-type="string">
            <text:p>Aracoiaba (CE)</text:p>
          </table:table-cell>
          <table:table-cell table:style-name="ce1" office:value-type="float" office:value="26535"/>
        </table:table-row>
        <table:table-row table:style-name="ro1">
          <table:table-cell table:style-name="ce1" office:value-type="float" office:value="2301257"/>
          <table:table-cell table:style-name="ce1" office:value-type="string">
            <text:p>Ararendá (CE)</text:p>
          </table:table-cell>
          <table:table-cell table:style-name="ce1" office:value-type="float" office:value="10959"/>
        </table:table-row>
        <table:table-row table:style-name="ro1">
          <table:table-cell table:style-name="ce1" office:value-type="float" office:value="2301307"/>
          <table:table-cell table:style-name="ce1" office:value-type="string">
            <text:p>Araripe (CE)</text:p>
          </table:table-cell>
          <table:table-cell table:style-name="ce1" office:value-type="float" office:value="21654"/>
        </table:table-row>
        <table:table-row table:style-name="ro1">
          <table:table-cell table:style-name="ce1" office:value-type="float" office:value="2301406"/>
          <table:table-cell table:style-name="ce1" office:value-type="string">
            <text:p>Aratuba (CE)</text:p>
          </table:table-cell>
          <table:table-cell table:style-name="ce1" office:value-type="float" office:value="11802"/>
        </table:table-row>
        <table:table-row table:style-name="ro1">
          <table:table-cell table:style-name="ce1" office:value-type="float" office:value="2301505"/>
          <table:table-cell table:style-name="ce1" office:value-type="string">
            <text:p>Arneiroz (CE)</text:p>
          </table:table-cell>
          <table:table-cell table:style-name="ce1" office:value-type="float" office:value="7844"/>
        </table:table-row>
        <table:table-row table:style-name="ro1">
          <table:table-cell table:style-name="ce1" office:value-type="float" office:value="2301604"/>
          <table:table-cell table:style-name="ce1" office:value-type="string">
            <text:p>Assaré (CE)</text:p>
          </table:table-cell>
          <table:table-cell table:style-name="ce1" office:value-type="float" office:value="23478"/>
        </table:table-row>
        <table:table-row table:style-name="ro1">
          <table:table-cell table:style-name="ce1" office:value-type="float" office:value="2301703"/>
          <table:table-cell table:style-name="ce1" office:value-type="string">
            <text:p>Aurora (CE)</text:p>
          </table:table-cell>
          <table:table-cell table:style-name="ce1" office:value-type="float" office:value="24610"/>
        </table:table-row>
        <table:table-row table:style-name="ro1">
          <table:table-cell table:style-name="ce1" office:value-type="float" office:value="2301802"/>
          <table:table-cell table:style-name="ce1" office:value-type="string">
            <text:p>Baixio (CE)</text:p>
          </table:table-cell>
          <table:table-cell table:style-name="ce1" office:value-type="float" office:value="6303"/>
        </table:table-row>
        <table:table-row table:style-name="ro1">
          <table:table-cell table:style-name="ce1" office:value-type="float" office:value="2301851"/>
          <table:table-cell table:style-name="ce1" office:value-type="string">
            <text:p>Banabuiú (CE)</text:p>
          </table:table-cell>
          <table:table-cell table:style-name="ce1" office:value-type="float" office:value="18256"/>
        </table:table-row>
        <table:table-row table:style-name="ro1">
          <table:table-cell table:style-name="ce1" office:value-type="float" office:value="2301901"/>
          <table:table-cell table:style-name="ce1" office:value-type="string">
            <text:p>Barbalha (CE)</text:p>
          </table:table-cell>
          <table:table-cell table:style-name="ce1" office:value-type="float" office:value="61228"/>
        </table:table-row>
        <table:table-row table:style-name="ro1">
          <table:table-cell table:style-name="ce1" office:value-type="float" office:value="2301950"/>
          <table:table-cell table:style-name="ce1" office:value-type="string">
            <text:p>Barreira (CE)</text:p>
          </table:table-cell>
          <table:table-cell table:style-name="ce1" office:value-type="float" office:value="22573"/>
        </table:table-row>
        <table:table-row table:style-name="ro1">
          <table:table-cell table:style-name="ce1" office:value-type="float" office:value="2302008"/>
          <table:table-cell table:style-name="ce1" office:value-type="string">
            <text:p>Barro (CE)</text:p>
          </table:table-cell>
          <table:table-cell table:style-name="ce1" office:value-type="float" office:value="22758"/>
        </table:table-row>
        <table:table-row table:style-name="ro1">
          <table:table-cell table:style-name="ce1" office:value-type="float" office:value="2302057"/>
          <table:table-cell table:style-name="ce1" office:value-type="string">
            <text:p>Barroquinha (CE)</text:p>
          </table:table-cell>
          <table:table-cell table:style-name="ce1" office:value-type="float" office:value="15044"/>
        </table:table-row>
        <table:table-row table:style-name="ro1">
          <table:table-cell table:style-name="ce1" office:value-type="float" office:value="2302107"/>
          <table:table-cell table:style-name="ce1" office:value-type="string">
            <text:p>Baturité (CE)</text:p>
          </table:table-cell>
          <table:table-cell table:style-name="ce1" office:value-type="float" office:value="35941"/>
        </table:table-row>
        <table:table-row table:style-name="ro1">
          <table:table-cell table:style-name="ce1" office:value-type="float" office:value="2302206"/>
          <table:table-cell table:style-name="ce1" office:value-type="string">
            <text:p>Beberibe (CE)</text:p>
          </table:table-cell>
          <table:table-cell table:style-name="ce1" office:value-type="float" office:value="53949"/>
        </table:table-row>
        <table:table-row table:style-name="ro1">
          <table:table-cell table:style-name="ce1" office:value-type="float" office:value="2302305"/>
          <table:table-cell table:style-name="ce1" office:value-type="string">
            <text:p>Bela Cruz (CE)</text:p>
          </table:table-cell>
          <table:table-cell table:style-name="ce1" office:value-type="float" office:value="32722"/>
        </table:table-row>
        <table:table-row table:style-name="ro1">
          <table:table-cell table:style-name="ce1" office:value-type="float" office:value="2302404"/>
          <table:table-cell table:style-name="ce1" office:value-type="string">
            <text:p>Boa Viagem (CE)</text:p>
          </table:table-cell>
          <table:table-cell table:style-name="ce1" office:value-type="float" office:value="54577"/>
        </table:table-row>
        <table:table-row table:style-name="ro1">
          <table:table-cell table:style-name="ce1" office:value-type="float" office:value="2302503"/>
          <table:table-cell table:style-name="ce1" office:value-type="string">
            <text:p>Brejo Santo (CE)</text:p>
          </table:table-cell>
          <table:table-cell table:style-name="ce1" office:value-type="float" office:value="49842"/>
        </table:table-row>
        <table:table-row table:style-name="ro1">
          <table:table-cell table:style-name="ce1" office:value-type="float" office:value="2302602"/>
          <table:table-cell table:style-name="ce1" office:value-type="string">
            <text:p>Camocim (CE)</text:p>
          </table:table-cell>
          <table:table-cell table:style-name="ce1" office:value-type="float" office:value="63907"/>
        </table:table-row>
        <table:table-row table:style-name="ro1">
          <table:table-cell table:style-name="ce1" office:value-type="float" office:value="2302701"/>
          <table:table-cell table:style-name="ce1" office:value-type="string">
            <text:p>Campos Sales (CE)</text:p>
          </table:table-cell>
          <table:table-cell table:style-name="ce1" office:value-type="float" office:value="27470"/>
        </table:table-row>
        <table:table-row table:style-name="ro1">
          <table:table-cell table:style-name="ce1" office:value-type="float" office:value="2302800"/>
          <table:table-cell table:style-name="ce1" office:value-type="string">
            <text:p>Canindé (CE)</text:p>
          </table:table-cell>
          <table:table-cell table:style-name="ce1" office:value-type="float" office:value="77244"/>
        </table:table-row>
        <table:table-row table:style-name="ro1">
          <table:table-cell table:style-name="ce1" office:value-type="float" office:value="2302909"/>
          <table:table-cell table:style-name="ce1" office:value-type="string">
            <text:p>Capistrano (CE)</text:p>
          </table:table-cell>
          <table:table-cell table:style-name="ce1" office:value-type="float" office:value="17786"/>
        </table:table-row>
        <table:table-row table:style-name="ro1">
          <table:table-cell table:style-name="ce1" office:value-type="float" office:value="2303006"/>
          <table:table-cell table:style-name="ce1" office:value-type="string">
            <text:p>Caridade (CE)</text:p>
          </table:table-cell>
          <table:table-cell table:style-name="ce1" office:value-type="float" office:value="22782"/>
        </table:table-row>
        <table:table-row table:style-name="ro1">
          <table:table-cell table:style-name="ce1" office:value-type="float" office:value="2303105"/>
          <table:table-cell table:style-name="ce1" office:value-type="string">
            <text:p>Cariré (CE)</text:p>
          </table:table-cell>
          <table:table-cell table:style-name="ce1" office:value-type="float" office:value="18459"/>
        </table:table-row>
        <table:table-row table:style-name="ro1">
          <table:table-cell table:style-name="ce1" office:value-type="float" office:value="2303204"/>
          <table:table-cell table:style-name="ce1" office:value-type="string">
            <text:p>Caririaçu (CE)</text:p>
          </table:table-cell>
          <table:table-cell table:style-name="ce1" office:value-type="float" office:value="26987"/>
        </table:table-row>
        <table:table-row table:style-name="ro1">
          <table:table-cell table:style-name="ce1" office:value-type="float" office:value="2303303"/>
          <table:table-cell table:style-name="ce1" office:value-type="string">
            <text:p>Cariús (CE)</text:p>
          </table:table-cell>
          <table:table-cell table:style-name="ce1" office:value-type="float" office:value="18699"/>
        </table:table-row>
        <table:table-row table:style-name="ro1">
          <table:table-cell table:style-name="ce1" office:value-type="float" office:value="2303402"/>
          <table:table-cell table:style-name="ce1" office:value-type="string">
            <text:p>Carnaubal (CE)</text:p>
          </table:table-cell>
          <table:table-cell table:style-name="ce1" office:value-type="float" office:value="17685"/>
        </table:table-row>
        <table:table-row table:style-name="ro1">
          <table:table-cell table:style-name="ce1" office:value-type="float" office:value="2303501"/>
          <table:table-cell table:style-name="ce1" office:value-type="string">
            <text:p>Cascavel (CE)</text:p>
          </table:table-cell>
          <table:table-cell table:style-name="ce1" office:value-type="float" office:value="72232"/>
        </table:table-row>
        <table:table-row table:style-name="ro1">
          <table:table-cell table:style-name="ce1" office:value-type="float" office:value="2303600"/>
          <table:table-cell table:style-name="ce1" office:value-type="string">
            <text:p>Catarina (CE)</text:p>
          </table:table-cell>
          <table:table-cell table:style-name="ce1" office:value-type="float" office:value="20871"/>
        </table:table-row>
        <table:table-row table:style-name="ro1">
          <table:table-cell table:style-name="ce1" office:value-type="float" office:value="2303659"/>
          <table:table-cell table:style-name="ce1" office:value-type="string">
            <text:p>Catunda (CE)</text:p>
          </table:table-cell>
          <table:table-cell table:style-name="ce1" office:value-type="float" office:value="10376"/>
        </table:table-row>
        <table:table-row table:style-name="ro1">
          <table:table-cell table:style-name="ce1" office:value-type="float" office:value="2303709"/>
          <table:table-cell table:style-name="ce1" office:value-type="string">
            <text:p>Caucaia (CE)</text:p>
          </table:table-cell>
          <table:table-cell table:style-name="ce1" office:value-type="float" office:value="365212"/>
        </table:table-row>
        <table:table-row table:style-name="ro1">
          <table:table-cell table:style-name="ce1" office:value-type="float" office:value="2303808"/>
          <table:table-cell table:style-name="ce1" office:value-type="string">
            <text:p>Cedro (CE)</text:p>
          </table:table-cell>
          <table:table-cell table:style-name="ce1" office:value-type="float" office:value="25585"/>
        </table:table-row>
        <table:table-row table:style-name="ro1">
          <table:table-cell table:style-name="ce1" office:value-type="float" office:value="2303907"/>
          <table:table-cell table:style-name="ce1" office:value-type="string">
            <text:p>Chaval (CE)</text:p>
          </table:table-cell>
          <table:table-cell table:style-name="ce1" office:value-type="float" office:value="13091"/>
        </table:table-row>
        <table:table-row table:style-name="ro1">
          <table:table-cell table:style-name="ce1" office:value-type="float" office:value="2303931"/>
          <table:table-cell table:style-name="ce1" office:value-type="string">
            <text:p>Choró (CE)</text:p>
          </table:table-cell>
          <table:table-cell table:style-name="ce1" office:value-type="float" office:value="13565"/>
        </table:table-row>
        <table:table-row table:style-name="ro1">
          <table:table-cell table:style-name="ce1" office:value-type="float" office:value="2303956"/>
          <table:table-cell table:style-name="ce1" office:value-type="string">
            <text:p>Chorozinho (CE)</text:p>
          </table:table-cell>
          <table:table-cell table:style-name="ce1" office:value-type="float" office:value="20274"/>
        </table:table-row>
        <table:table-row table:style-name="ro1">
          <table:table-cell table:style-name="ce1" office:value-type="float" office:value="2304004"/>
          <table:table-cell table:style-name="ce1" office:value-type="string">
            <text:p>Coreaú (CE)</text:p>
          </table:table-cell>
          <table:table-cell table:style-name="ce1" office:value-type="float" office:value="23239"/>
        </table:table-row>
        <table:table-row table:style-name="ro1">
          <table:table-cell table:style-name="ce1" office:value-type="float" office:value="2304103"/>
          <table:table-cell table:style-name="ce1" office:value-type="string">
            <text:p>Crateús (CE)</text:p>
          </table:table-cell>
          <table:table-cell table:style-name="ce1" office:value-type="float" office:value="75159"/>
        </table:table-row>
        <table:table-row table:style-name="ro1">
          <table:table-cell table:style-name="ce1" office:value-type="float" office:value="2304202"/>
          <table:table-cell table:style-name="ce1" office:value-type="string">
            <text:p>Crato (CE)</text:p>
          </table:table-cell>
          <table:table-cell table:style-name="ce1" office:value-type="float" office:value="133031"/>
        </table:table-row>
        <table:table-row table:style-name="ro1">
          <table:table-cell table:style-name="ce1" office:value-type="float" office:value="2304236"/>
          <table:table-cell table:style-name="ce1" office:value-type="string">
            <text:p>Croatá (CE)</text:p>
          </table:table-cell>
          <table:table-cell table:style-name="ce1" office:value-type="float" office:value="18133"/>
        </table:table-row>
        <table:table-row table:style-name="ro1">
          <table:table-cell table:style-name="ce1" office:value-type="float" office:value="2304251"/>
          <table:table-cell table:style-name="ce1" office:value-type="string">
            <text:p>Cruz (CE)</text:p>
          </table:table-cell>
          <table:table-cell table:style-name="ce1" office:value-type="float" office:value="24977"/>
        </table:table-row>
        <table:table-row table:style-name="ro1">
          <table:table-cell table:style-name="ce1" office:value-type="float" office:value="2304269"/>
          <table:table-cell table:style-name="ce1" office:value-type="string">
            <text:p>Deputado Irapuan Pinheiro (CE)</text:p>
          </table:table-cell>
          <table:table-cell table:style-name="ce1" office:value-type="float" office:value="9662"/>
        </table:table-row>
        <table:table-row table:style-name="ro1">
          <table:table-cell table:style-name="ce1" office:value-type="float" office:value="2304277"/>
          <table:table-cell table:style-name="ce1" office:value-type="string">
            <text:p>Ererê (CE)</text:p>
          </table:table-cell>
          <table:table-cell table:style-name="ce1" office:value-type="float" office:value="7225"/>
        </table:table-row>
        <table:table-row table:style-name="ro1">
          <table:table-cell table:style-name="ce1" office:value-type="float" office:value="2304285"/>
          <table:table-cell table:style-name="ce1" office:value-type="string">
            <text:p>Eusébio (CE)</text:p>
          </table:table-cell>
          <table:table-cell table:style-name="ce1" office:value-type="float" office:value="54337"/>
        </table:table-row>
        <table:table-row table:style-name="ro1">
          <table:table-cell table:style-name="ce1" office:value-type="float" office:value="2304301"/>
          <table:table-cell table:style-name="ce1" office:value-type="string">
            <text:p>Farias Brito (CE)</text:p>
          </table:table-cell>
          <table:table-cell table:style-name="ce1" office:value-type="float" office:value="19389"/>
        </table:table-row>
        <table:table-row table:style-name="ro1">
          <table:table-cell table:style-name="ce1" office:value-type="float" office:value="2304350"/>
          <table:table-cell table:style-name="ce1" office:value-type="string">
            <text:p>Forquilha (CE)</text:p>
          </table:table-cell>
          <table:table-cell table:style-name="ce1" office:value-type="float" office:value="24452"/>
        </table:table-row>
        <table:table-row table:style-name="ro1">
          <table:table-cell table:style-name="ce1" office:value-type="float" office:value="2304400"/>
          <table:table-cell table:style-name="ce1" office:value-type="string">
            <text:p>Fortaleza (CE)</text:p>
          </table:table-cell>
          <table:table-cell table:style-name="ce1" office:value-type="float" office:value="2686612"/>
        </table:table-row>
        <table:table-row table:style-name="ro1">
          <table:table-cell table:style-name="ce1" office:value-type="float" office:value="2304459"/>
          <table:table-cell table:style-name="ce1" office:value-type="string">
            <text:p>Fortim (CE)</text:p>
          </table:table-cell>
          <table:table-cell table:style-name="ce1" office:value-type="float" office:value="16631"/>
        </table:table-row>
        <table:table-row table:style-name="ro1">
          <table:table-cell table:style-name="ce1" office:value-type="float" office:value="2304509"/>
          <table:table-cell table:style-name="ce1" office:value-type="string">
            <text:p>Frecheirinha (CE)</text:p>
          </table:table-cell>
          <table:table-cell table:style-name="ce1" office:value-type="float" office:value="14134"/>
        </table:table-row>
        <table:table-row table:style-name="ro1">
          <table:table-cell table:style-name="ce1" office:value-type="float" office:value="2304608"/>
          <table:table-cell table:style-name="ce1" office:value-type="string">
            <text:p>General Sampaio (CE)</text:p>
          </table:table-cell>
          <table:table-cell table:style-name="ce1" office:value-type="float" office:value="7694"/>
        </table:table-row>
        <table:table-row table:style-name="ro1">
          <table:table-cell table:style-name="ce1" office:value-type="float" office:value="2304657"/>
          <table:table-cell table:style-name="ce1" office:value-type="string">
            <text:p>Graça (CE)</text:p>
          </table:table-cell>
          <table:table-cell table:style-name="ce1" office:value-type="float" office:value="14407"/>
        </table:table-row>
        <table:table-row table:style-name="ro1">
          <table:table-cell table:style-name="ce1" office:value-type="float" office:value="2304707"/>
          <table:table-cell table:style-name="ce1" office:value-type="string">
            <text:p>Granja (CE)</text:p>
          </table:table-cell>
          <table:table-cell table:style-name="ce1" office:value-type="float" office:value="54962"/>
        </table:table-row>
        <table:table-row table:style-name="ro1">
          <table:table-cell table:style-name="ce1" office:value-type="float" office:value="2304806"/>
          <table:table-cell table:style-name="ce1" office:value-type="string">
            <text:p>Granjeiro (CE)</text:p>
          </table:table-cell>
          <table:table-cell table:style-name="ce1" office:value-type="float" office:value="4814"/>
        </table:table-row>
        <table:table-row table:style-name="ro1">
          <table:table-cell table:style-name="ce1" office:value-type="float" office:value="2304905"/>
          <table:table-cell table:style-name="ce1" office:value-type="string">
            <text:p>Groaíras (CE)</text:p>
          </table:table-cell>
          <table:table-cell table:style-name="ce1" office:value-type="float" office:value="11144"/>
        </table:table-row>
        <table:table-row table:style-name="ro1">
          <table:table-cell table:style-name="ce1" office:value-type="float" office:value="2304954"/>
          <table:table-cell table:style-name="ce1" office:value-type="string">
            <text:p>Guaiúba (CE)</text:p>
          </table:table-cell>
          <table:table-cell table:style-name="ce1" office:value-type="float" office:value="26290"/>
        </table:table-row>
        <table:table-row table:style-name="ro1">
          <table:table-cell table:style-name="ce1" office:value-type="float" office:value="2305001"/>
          <table:table-cell table:style-name="ce1" office:value-type="string">
            <text:p>Guaraciaba do Norte (CE)</text:p>
          </table:table-cell>
          <table:table-cell table:style-name="ce1" office:value-type="float" office:value="40784"/>
        </table:table-row>
        <table:table-row table:style-name="ro1">
          <table:table-cell table:style-name="ce1" office:value-type="float" office:value="2305100"/>
          <table:table-cell table:style-name="ce1" office:value-type="string">
            <text:p>Guaramiranga (CE)</text:p>
          </table:table-cell>
          <table:table-cell table:style-name="ce1" office:value-type="float" office:value="5132"/>
        </table:table-row>
        <table:table-row table:style-name="ro1">
          <table:table-cell table:style-name="ce1" office:value-type="float" office:value="2305209"/>
          <table:table-cell table:style-name="ce1" office:value-type="string">
            <text:p>Hidrolândia (CE)</text:p>
          </table:table-cell>
          <table:table-cell table:style-name="ce1" office:value-type="float" office:value="20053"/>
        </table:table-row>
        <table:table-row table:style-name="ro1">
          <table:table-cell table:style-name="ce1" office:value-type="float" office:value="2305233"/>
          <table:table-cell table:style-name="ce1" office:value-type="string">
            <text:p>Horizonte (CE)</text:p>
          </table:table-cell>
          <table:table-cell table:style-name="ce1" office:value-type="float" office:value="68529"/>
        </table:table-row>
        <table:table-row table:style-name="ro1">
          <table:table-cell table:style-name="ce1" office:value-type="float" office:value="2305266"/>
          <table:table-cell table:style-name="ce1" office:value-type="string">
            <text:p>Ibaretama (CE)</text:p>
          </table:table-cell>
          <table:table-cell table:style-name="ce1" office:value-type="float" office:value="13369"/>
        </table:table-row>
        <table:table-row table:style-name="ro1">
          <table:table-cell table:style-name="ce1" office:value-type="float" office:value="2305308"/>
          <table:table-cell table:style-name="ce1" office:value-type="string">
            <text:p>Ibiapina (CE)</text:p>
          </table:table-cell>
          <table:table-cell table:style-name="ce1" office:value-type="float" office:value="25082"/>
        </table:table-row>
        <table:table-row table:style-name="ro1">
          <table:table-cell table:style-name="ce1" office:value-type="float" office:value="2305332"/>
          <table:table-cell table:style-name="ce1" office:value-type="string">
            <text:p>Ibicuitinga (CE)</text:p>
          </table:table-cell>
          <table:table-cell table:style-name="ce1" office:value-type="float" office:value="12629"/>
        </table:table-row>
        <table:table-row table:style-name="ro1">
          <table:table-cell table:style-name="ce1" office:value-type="float" office:value="2305357"/>
          <table:table-cell table:style-name="ce1" office:value-type="string">
            <text:p>Icapuí (CE)</text:p>
          </table:table-cell>
          <table:table-cell table:style-name="ce1" office:value-type="float" office:value="20060"/>
        </table:table-row>
        <table:table-row table:style-name="ro1">
          <table:table-cell table:style-name="ce1" office:value-type="float" office:value="2305407"/>
          <table:table-cell table:style-name="ce1" office:value-type="string">
            <text:p>Icó (CE)</text:p>
          </table:table-cell>
          <table:table-cell table:style-name="ce1" office:value-type="float" office:value="68162"/>
        </table:table-row>
        <table:table-row table:style-name="ro1">
          <table:table-cell table:style-name="ce1" office:value-type="float" office:value="2305506"/>
          <table:table-cell table:style-name="ce1" office:value-type="string">
            <text:p>Iguatu (CE)</text:p>
          </table:table-cell>
          <table:table-cell table:style-name="ce1" office:value-type="float" office:value="103074"/>
        </table:table-row>
        <table:table-row table:style-name="ro1">
          <table:table-cell table:style-name="ce1" office:value-type="float" office:value="2305605"/>
          <table:table-cell table:style-name="ce1" office:value-type="string">
            <text:p>Independência (CE)</text:p>
          </table:table-cell>
          <table:table-cell table:style-name="ce1" office:value-type="float" office:value="26187"/>
        </table:table-row>
        <table:table-row table:style-name="ro1">
          <table:table-cell table:style-name="ce1" office:value-type="float" office:value="2305654"/>
          <table:table-cell table:style-name="ce1" office:value-type="string">
            <text:p>Ipaporanga (CE)</text:p>
          </table:table-cell>
          <table:table-cell table:style-name="ce1" office:value-type="float" office:value="11596"/>
        </table:table-row>
        <table:table-row table:style-name="ro1">
          <table:table-cell table:style-name="ce1" office:value-type="float" office:value="2305704"/>
          <table:table-cell table:style-name="ce1" office:value-type="string">
            <text:p>Ipaumirim (CE)</text:p>
          </table:table-cell>
          <table:table-cell table:style-name="ce1" office:value-type="float" office:value="12485"/>
        </table:table-row>
        <table:table-row table:style-name="ro1">
          <table:table-cell table:style-name="ce1" office:value-type="float" office:value="2305803"/>
          <table:table-cell table:style-name="ce1" office:value-type="string">
            <text:p>Ipu (CE)</text:p>
          </table:table-cell>
          <table:table-cell table:style-name="ce1" office:value-type="float" office:value="42058"/>
        </table:table-row>
        <table:table-row table:style-name="ro1">
          <table:table-cell table:style-name="ce1" office:value-type="float" office:value="2305902"/>
          <table:table-cell table:style-name="ce1" office:value-type="string">
            <text:p>Ipueiras (CE)</text:p>
          </table:table-cell>
          <table:table-cell table:style-name="ce1" office:value-type="float" office:value="38114"/>
        </table:table-row>
        <table:table-row table:style-name="ro1">
          <table:table-cell table:style-name="ce1" office:value-type="float" office:value="2306009"/>
          <table:table-cell table:style-name="ce1" office:value-type="string">
            <text:p>Iracema (CE)</text:p>
          </table:table-cell>
          <table:table-cell table:style-name="ce1" office:value-type="float" office:value="14326"/>
        </table:table-row>
        <table:table-row table:style-name="ro1">
          <table:table-cell table:style-name="ce1" office:value-type="float" office:value="2306108"/>
          <table:table-cell table:style-name="ce1" office:value-type="string">
            <text:p>Irauçuba (CE)</text:p>
          </table:table-cell>
          <table:table-cell table:style-name="ce1" office:value-type="float" office:value="24305"/>
        </table:table-row>
        <table:table-row table:style-name="ro1">
          <table:table-cell table:style-name="ce1" office:value-type="float" office:value="2306207"/>
          <table:table-cell table:style-name="ce1" office:value-type="string">
            <text:p>Itaiçaba (CE)</text:p>
          </table:table-cell>
          <table:table-cell table:style-name="ce1" office:value-type="float" office:value="7866"/>
        </table:table-row>
        <table:table-row table:style-name="ro1">
          <table:table-cell table:style-name="ce1" office:value-type="float" office:value="2306256"/>
          <table:table-cell table:style-name="ce1" office:value-type="string">
            <text:p>Itaitinga (CE)</text:p>
          </table:table-cell>
          <table:table-cell table:style-name="ce1" office:value-type="float" office:value="38325"/>
        </table:table-row>
        <table:table-row table:style-name="ro1">
          <table:table-cell table:style-name="ce1" office:value-type="float" office:value="2306306"/>
          <table:table-cell table:style-name="ce1" office:value-type="string">
            <text:p>Itapajé (CE)</text:p>
          </table:table-cell>
          <table:table-cell table:style-name="ce1" office:value-type="float" office:value="53067"/>
        </table:table-row>
        <table:table-row table:style-name="ro1">
          <table:table-cell table:style-name="ce1" office:value-type="float" office:value="2306405"/>
          <table:table-cell table:style-name="ce1" office:value-type="string">
            <text:p>Itapipoca (CE)</text:p>
          </table:table-cell>
          <table:table-cell table:style-name="ce1" office:value-type="float" office:value="130539"/>
        </table:table-row>
        <table:table-row table:style-name="ro1">
          <table:table-cell table:style-name="ce1" office:value-type="float" office:value="2306504"/>
          <table:table-cell table:style-name="ce1" office:value-type="string">
            <text:p>Itapiúna (CE)</text:p>
          </table:table-cell>
          <table:table-cell table:style-name="ce1" office:value-type="float" office:value="20520"/>
        </table:table-row>
        <table:table-row table:style-name="ro1">
          <table:table-cell table:style-name="ce1" office:value-type="float" office:value="2306553"/>
          <table:table-cell table:style-name="ce1" office:value-type="string">
            <text:p>Itarema (CE)</text:p>
          </table:table-cell>
          <table:table-cell table:style-name="ce1" office:value-type="float" office:value="42215"/>
        </table:table-row>
        <table:table-row table:style-name="ro1">
          <table:table-cell table:style-name="ce1" office:value-type="float" office:value="2306603"/>
          <table:table-cell table:style-name="ce1" office:value-type="string">
            <text:p>Itatira (CE)</text:p>
          </table:table-cell>
          <table:table-cell table:style-name="ce1" office:value-type="float" office:value="21836"/>
        </table:table-row>
        <table:table-row table:style-name="ro1">
          <table:table-cell table:style-name="ce1" office:value-type="float" office:value="2306702"/>
          <table:table-cell table:style-name="ce1" office:value-type="string">
            <text:p>Jaguaretama (CE)</text:p>
          </table:table-cell>
          <table:table-cell table:style-name="ce1" office:value-type="float" office:value="18147"/>
        </table:table-row>
        <table:table-row table:style-name="ro1">
          <table:table-cell table:style-name="ce1" office:value-type="float" office:value="2306801"/>
          <table:table-cell table:style-name="ce1" office:value-type="string">
            <text:p>Jaguaribara (CE)</text:p>
          </table:table-cell>
          <table:table-cell table:style-name="ce1" office:value-type="float" office:value="11492"/>
        </table:table-row>
        <table:table-row table:style-name="ro1">
          <table:table-cell table:style-name="ce1" office:value-type="float" office:value="2306900"/>
          <table:table-cell table:style-name="ce1" office:value-type="string">
            <text:p>Jaguaribe (CE)</text:p>
          </table:table-cell>
          <table:table-cell table:style-name="ce1" office:value-type="float" office:value="34636"/>
        </table:table-row>
        <table:table-row table:style-name="ro1">
          <table:table-cell table:style-name="ce1" office:value-type="float" office:value="2307007"/>
          <table:table-cell table:style-name="ce1" office:value-type="string">
            <text:p>Jaguaruana (CE)</text:p>
          </table:table-cell>
          <table:table-cell table:style-name="ce1" office:value-type="float" office:value="33834"/>
        </table:table-row>
        <table:table-row table:style-name="ro1">
          <table:table-cell table:style-name="ce1" office:value-type="float" office:value="2307106"/>
          <table:table-cell table:style-name="ce1" office:value-type="string">
            <text:p>Jardim (CE)</text:p>
          </table:table-cell>
          <table:table-cell table:style-name="ce1" office:value-type="float" office:value="27181"/>
        </table:table-row>
        <table:table-row table:style-name="ro1">
          <table:table-cell table:style-name="ce1" office:value-type="float" office:value="2307205"/>
          <table:table-cell table:style-name="ce1" office:value-type="string">
            <text:p>Jati (CE)</text:p>
          </table:table-cell>
          <table:table-cell table:style-name="ce1" office:value-type="float" office:value="8130"/>
        </table:table-row>
        <table:table-row table:style-name="ro1">
          <table:table-cell table:style-name="ce1" office:value-type="float" office:value="2307254"/>
          <table:table-cell table:style-name="ce1" office:value-type="string">
            <text:p>Jijoca de Jericoacoara (CE)</text:p>
          </table:table-cell>
          <table:table-cell table:style-name="ce1" office:value-type="float" office:value="20087"/>
        </table:table-row>
        <table:table-row table:style-name="ro1">
          <table:table-cell table:style-name="ce1" office:value-type="float" office:value="2307304"/>
          <table:table-cell table:style-name="ce1" office:value-type="string">
            <text:p>Juazeiro do Norte (CE)</text:p>
          </table:table-cell>
          <table:table-cell table:style-name="ce1" office:value-type="float" office:value="276264"/>
        </table:table-row>
        <table:table-row table:style-name="ro1">
          <table:table-cell table:style-name="ce1" office:value-type="float" office:value="2307403"/>
          <table:table-cell table:style-name="ce1" office:value-type="string">
            <text:p>Jucás (CE)</text:p>
          </table:table-cell>
          <table:table-cell table:style-name="ce1" office:value-type="float" office:value="24892"/>
        </table:table-row>
        <table:table-row table:style-name="ro1">
          <table:table-cell table:style-name="ce1" office:value-type="float" office:value="2307502"/>
          <table:table-cell table:style-name="ce1" office:value-type="string">
            <text:p>Lavras da Mangabeira (CE)</text:p>
          </table:table-cell>
          <table:table-cell table:style-name="ce1" office:value-type="float" office:value="31492"/>
        </table:table-row>
        <table:table-row table:style-name="ro1">
          <table:table-cell table:style-name="ce1" office:value-type="float" office:value="2307601"/>
          <table:table-cell table:style-name="ce1" office:value-type="string">
            <text:p>Limoeiro do Norte (CE)</text:p>
          </table:table-cell>
          <table:table-cell table:style-name="ce1" office:value-type="float" office:value="59890"/>
        </table:table-row>
        <table:table-row table:style-name="ro1">
          <table:table-cell table:style-name="ce1" office:value-type="float" office:value="2307635"/>
          <table:table-cell table:style-name="ce1" office:value-type="string">
            <text:p>Madalena (CE)</text:p>
          </table:table-cell>
          <table:table-cell table:style-name="ce1" office:value-type="float" office:value="19864"/>
        </table:table-row>
        <table:table-row table:style-name="ro1">
          <table:table-cell table:style-name="ce1" office:value-type="float" office:value="2307650"/>
          <table:table-cell table:style-name="ce1" office:value-type="string">
            <text:p>Maracanaú (CE)</text:p>
          </table:table-cell>
          <table:table-cell table:style-name="ce1" office:value-type="float" office:value="229458"/>
        </table:table-row>
        <table:table-row table:style-name="ro1">
          <table:table-cell table:style-name="ce1" office:value-type="float" office:value="2307700"/>
          <table:table-cell table:style-name="ce1" office:value-type="string">
            <text:p>Maranguape (CE)</text:p>
          </table:table-cell>
          <table:table-cell table:style-name="ce1" office:value-type="float" office:value="130346"/>
        </table:table-row>
        <table:table-row table:style-name="ro1">
          <table:table-cell table:style-name="ce1" office:value-type="float" office:value="2307809"/>
          <table:table-cell table:style-name="ce1" office:value-type="string">
            <text:p>Marco (CE)</text:p>
          </table:table-cell>
          <table:table-cell table:style-name="ce1" office:value-type="float" office:value="27595"/>
        </table:table-row>
        <table:table-row table:style-name="ro1">
          <table:table-cell table:style-name="ce1" office:value-type="float" office:value="2307908"/>
          <table:table-cell table:style-name="ce1" office:value-type="string">
            <text:p>Martinópole (CE)</text:p>
          </table:table-cell>
          <table:table-cell table:style-name="ce1" office:value-type="float" office:value="11321"/>
        </table:table-row>
        <table:table-row table:style-name="ro1">
          <table:table-cell table:style-name="ce1" office:value-type="float" office:value="2308005"/>
          <table:table-cell table:style-name="ce1" office:value-type="string">
            <text:p>Massapê (CE)</text:p>
          </table:table-cell>
          <table:table-cell table:style-name="ce1" office:value-type="float" office:value="39044"/>
        </table:table-row>
        <table:table-row table:style-name="ro1">
          <table:table-cell table:style-name="ce1" office:value-type="float" office:value="2308104"/>
          <table:table-cell table:style-name="ce1" office:value-type="string">
            <text:p>Mauriti (CE)</text:p>
          </table:table-cell>
          <table:table-cell table:style-name="ce1" office:value-type="float" office:value="48168"/>
        </table:table-row>
        <table:table-row table:style-name="ro1">
          <table:table-cell table:style-name="ce1" office:value-type="float" office:value="2308203"/>
          <table:table-cell table:style-name="ce1" office:value-type="string">
            <text:p>Meruoca (CE)</text:p>
          </table:table-cell>
          <table:table-cell table:style-name="ce1" office:value-type="float" office:value="15185"/>
        </table:table-row>
        <table:table-row table:style-name="ro1">
          <table:table-cell table:style-name="ce1" office:value-type="float" office:value="2308302"/>
          <table:table-cell table:style-name="ce1" office:value-type="string">
            <text:p>Milagres (CE)</text:p>
          </table:table-cell>
          <table:table-cell table:style-name="ce1" office:value-type="float" office:value="27462"/>
        </table:table-row>
        <table:table-row table:style-name="ro1">
          <table:table-cell table:style-name="ce1" office:value-type="float" office:value="2308351"/>
          <table:table-cell table:style-name="ce1" office:value-type="string">
            <text:p>Milhã (CE)</text:p>
          </table:table-cell>
          <table:table-cell table:style-name="ce1" office:value-type="float" office:value="13142"/>
        </table:table-row>
        <table:table-row table:style-name="ro1">
          <table:table-cell table:style-name="ce1" office:value-type="float" office:value="2308377"/>
          <table:table-cell table:style-name="ce1" office:value-type="string">
            <text:p>Miraíma (CE)</text:p>
          </table:table-cell>
          <table:table-cell table:style-name="ce1" office:value-type="float" office:value="13894"/>
        </table:table-row>
        <table:table-row table:style-name="ro1">
          <table:table-cell table:style-name="ce1" office:value-type="float" office:value="2308401"/>
          <table:table-cell table:style-name="ce1" office:value-type="string">
            <text:p>Missão Velha (CE)</text:p>
          </table:table-cell>
          <table:table-cell table:style-name="ce1" office:value-type="float" office:value="35480"/>
        </table:table-row>
        <table:table-row table:style-name="ro1">
          <table:table-cell table:style-name="ce1" office:value-type="float" office:value="2308500"/>
          <table:table-cell table:style-name="ce1" office:value-type="string">
            <text:p>Mombaça (CE)</text:p>
          </table:table-cell>
          <table:table-cell table:style-name="ce1" office:value-type="float" office:value="43858"/>
        </table:table-row>
        <table:table-row table:style-name="ro1">
          <table:table-cell table:style-name="ce1" office:value-type="float" office:value="2308609"/>
          <table:table-cell table:style-name="ce1" office:value-type="string">
            <text:p>Monsenhor Tabosa (CE)</text:p>
          </table:table-cell>
          <table:table-cell table:style-name="ce1" office:value-type="float" office:value="17249"/>
        </table:table-row>
        <table:table-row table:style-name="ro1">
          <table:table-cell table:style-name="ce1" office:value-type="float" office:value="2308708"/>
          <table:table-cell table:style-name="ce1" office:value-type="string">
            <text:p>Morada Nova (CE)</text:p>
          </table:table-cell>
          <table:table-cell table:style-name="ce1" office:value-type="float" office:value="61738"/>
        </table:table-row>
        <table:table-row table:style-name="ro1">
          <table:table-cell table:style-name="ce1" office:value-type="float" office:value="2308807"/>
          <table:table-cell table:style-name="ce1" office:value-type="string">
            <text:p>Moraújo (CE)</text:p>
          </table:table-cell>
          <table:table-cell table:style-name="ce1" office:value-type="float" office:value="8779"/>
        </table:table-row>
        <table:table-row table:style-name="ro1">
          <table:table-cell table:style-name="ce1" office:value-type="float" office:value="2308906"/>
          <table:table-cell table:style-name="ce1" office:value-type="string">
            <text:p>Morrinhos (CE)</text:p>
          </table:table-cell>
          <table:table-cell table:style-name="ce1" office:value-type="float" office:value="22685"/>
        </table:table-row>
        <table:table-row table:style-name="ro1">
          <table:table-cell table:style-name="ce1" office:value-type="float" office:value="2309003"/>
          <table:table-cell table:style-name="ce1" office:value-type="string">
            <text:p>Mucambo (CE)</text:p>
          </table:table-cell>
          <table:table-cell table:style-name="ce1" office:value-type="float" office:value="14549"/>
        </table:table-row>
        <table:table-row table:style-name="ro1">
          <table:table-cell table:style-name="ce1" office:value-type="float" office:value="2309102"/>
          <table:table-cell table:style-name="ce1" office:value-type="string">
            <text:p>Mulungu (CE)</text:p>
          </table:table-cell>
          <table:table-cell table:style-name="ce1" office:value-type="float" office:value="10941"/>
        </table:table-row>
        <table:table-row table:style-name="ro1">
          <table:table-cell table:style-name="ce1" office:value-type="float" office:value="2309201"/>
          <table:table-cell table:style-name="ce1" office:value-type="string">
            <text:p>Nova Olinda (CE)</text:p>
          </table:table-cell>
          <table:table-cell table:style-name="ce1" office:value-type="float" office:value="15684"/>
        </table:table-row>
        <table:table-row table:style-name="ro1">
          <table:table-cell table:style-name="ce1" office:value-type="float" office:value="2309300"/>
          <table:table-cell table:style-name="ce1" office:value-type="string">
            <text:p>Nova Russas (CE)</text:p>
          </table:table-cell>
          <table:table-cell table:style-name="ce1" office:value-type="float" office:value="32408"/>
        </table:table-row>
        <table:table-row table:style-name="ro1">
          <table:table-cell table:style-name="ce1" office:value-type="float" office:value="2309409"/>
          <table:table-cell table:style-name="ce1" office:value-type="string">
            <text:p>Novo Oriente (CE)</text:p>
          </table:table-cell>
          <table:table-cell table:style-name="ce1" office:value-type="float" office:value="28673"/>
        </table:table-row>
        <table:table-row table:style-name="ro1">
          <table:table-cell table:style-name="ce1" office:value-type="float" office:value="2309458"/>
          <table:table-cell table:style-name="ce1" office:value-type="string">
            <text:p>Ocara (CE)</text:p>
          </table:table-cell>
          <table:table-cell table:style-name="ce1" office:value-type="float" office:value="25833"/>
        </table:table-row>
        <table:table-row table:style-name="ro1">
          <table:table-cell table:style-name="ce1" office:value-type="float" office:value="2309508"/>
          <table:table-cell table:style-name="ce1" office:value-type="string">
            <text:p>Orós (CE)</text:p>
          </table:table-cell>
          <table:table-cell table:style-name="ce1" office:value-type="float" office:value="21384"/>
        </table:table-row>
        <table:table-row table:style-name="ro1">
          <table:table-cell table:style-name="ce1" office:value-type="float" office:value="2309607"/>
          <table:table-cell table:style-name="ce1" office:value-type="string">
            <text:p>Pacajus (CE)</text:p>
          </table:table-cell>
          <table:table-cell table:style-name="ce1" office:value-type="float" office:value="73188"/>
        </table:table-row>
        <table:table-row table:style-name="ro1">
          <table:table-cell table:style-name="ce1" office:value-type="float" office:value="2309706"/>
          <table:table-cell table:style-name="ce1" office:value-type="string">
            <text:p>Pacatuba (CE)</text:p>
          </table:table-cell>
          <table:table-cell table:style-name="ce1" office:value-type="float" office:value="84554"/>
        </table:table-row>
        <table:table-row table:style-name="ro1">
          <table:table-cell table:style-name="ce1" office:value-type="float" office:value="2309805"/>
          <table:table-cell table:style-name="ce1" office:value-type="string">
            <text:p>Pacoti (CE)</text:p>
          </table:table-cell>
          <table:table-cell table:style-name="ce1" office:value-type="float" office:value="12288"/>
        </table:table-row>
        <table:table-row table:style-name="ro1">
          <table:table-cell table:style-name="ce1" office:value-type="float" office:value="2309904"/>
          <table:table-cell table:style-name="ce1" office:value-type="string">
            <text:p>Pacujá (CE)</text:p>
          </table:table-cell>
          <table:table-cell table:style-name="ce1" office:value-type="float" office:value="6549"/>
        </table:table-row>
        <table:table-row table:style-name="ro1">
          <table:table-cell table:style-name="ce1" office:value-type="float" office:value="2310001"/>
          <table:table-cell table:style-name="ce1" office:value-type="string">
            <text:p>Palhano (CE)</text:p>
          </table:table-cell>
          <table:table-cell table:style-name="ce1" office:value-type="float" office:value="9422"/>
        </table:table-row>
        <table:table-row table:style-name="ro1">
          <table:table-cell table:style-name="ce1" office:value-type="float" office:value="2310100"/>
          <table:table-cell table:style-name="ce1" office:value-type="string">
            <text:p>Palmácia (CE)</text:p>
          </table:table-cell>
          <table:table-cell table:style-name="ce1" office:value-type="float" office:value="13439"/>
        </table:table-row>
        <table:table-row table:style-name="ro1">
          <table:table-cell table:style-name="ce1" office:value-type="float" office:value="2310209"/>
          <table:table-cell table:style-name="ce1" office:value-type="string">
            <text:p>Paracuru (CE)</text:p>
          </table:table-cell>
          <table:table-cell table:style-name="ce1" office:value-type="float" office:value="35304"/>
        </table:table-row>
        <table:table-row table:style-name="ro1">
          <table:table-cell table:style-name="ce1" office:value-type="float" office:value="2310258"/>
          <table:table-cell table:style-name="ce1" office:value-type="string">
            <text:p>Paraipaba (CE)</text:p>
          </table:table-cell>
          <table:table-cell table:style-name="ce1" office:value-type="float" office:value="32992"/>
        </table:table-row>
        <table:table-row table:style-name="ro1">
          <table:table-cell table:style-name="ce1" office:value-type="float" office:value="2310308"/>
          <table:table-cell table:style-name="ce1" office:value-type="string">
            <text:p>Parambu (CE)</text:p>
          </table:table-cell>
          <table:table-cell table:style-name="ce1" office:value-type="float" office:value="31455"/>
        </table:table-row>
        <table:table-row table:style-name="ro1">
          <table:table-cell table:style-name="ce1" office:value-type="float" office:value="2310407"/>
          <table:table-cell table:style-name="ce1" office:value-type="string">
            <text:p>Paramoti (CE)</text:p>
          </table:table-cell>
          <table:table-cell table:style-name="ce1" office:value-type="float" office:value="12252"/>
        </table:table-row>
        <table:table-row table:style-name="ro1">
          <table:table-cell table:style-name="ce1" office:value-type="float" office:value="2310506"/>
          <table:table-cell table:style-name="ce1" office:value-type="string">
            <text:p>Pedra Branca (CE)</text:p>
          </table:table-cell>
          <table:table-cell table:style-name="ce1" office:value-type="float" office:value="43309"/>
        </table:table-row>
        <table:table-row table:style-name="ro1">
          <table:table-cell table:style-name="ce1" office:value-type="float" office:value="2310605"/>
          <table:table-cell table:style-name="ce1" office:value-type="string">
            <text:p>Penaforte (CE)</text:p>
          </table:table-cell>
          <table:table-cell table:style-name="ce1" office:value-type="float" office:value="9143"/>
        </table:table-row>
        <table:table-row table:style-name="ro1">
          <table:table-cell table:style-name="ce1" office:value-type="float" office:value="2310704"/>
          <table:table-cell table:style-name="ce1" office:value-type="string">
            <text:p>Pentecoste (CE)</text:p>
          </table:table-cell>
          <table:table-cell table:style-name="ce1" office:value-type="float" office:value="37900"/>
        </table:table-row>
        <table:table-row table:style-name="ro1">
          <table:table-cell table:style-name="ce1" office:value-type="float" office:value="2310803"/>
          <table:table-cell table:style-name="ce1" office:value-type="string">
            <text:p>Pereiro (CE)</text:p>
          </table:table-cell>
          <table:table-cell table:style-name="ce1" office:value-type="float" office:value="16331"/>
        </table:table-row>
        <table:table-row table:style-name="ro1">
          <table:table-cell table:style-name="ce1" office:value-type="float" office:value="2310852"/>
          <table:table-cell table:style-name="ce1" office:value-type="string">
            <text:p>Pindoretama (CE)</text:p>
          </table:table-cell>
          <table:table-cell table:style-name="ce1" office:value-type="float" office:value="20769"/>
        </table:table-row>
        <table:table-row table:style-name="ro1">
          <table:table-cell table:style-name="ce1" office:value-type="float" office:value="2310902"/>
          <table:table-cell table:style-name="ce1" office:value-type="string">
            <text:p>Piquet Carneiro (CE)</text:p>
          </table:table-cell>
          <table:table-cell table:style-name="ce1" office:value-type="float" office:value="17086"/>
        </table:table-row>
        <table:table-row table:style-name="ro1">
          <table:table-cell table:style-name="ce1" office:value-type="float" office:value="2310951"/>
          <table:table-cell table:style-name="ce1" office:value-type="string">
            <text:p>Pires Ferreira (CE)</text:p>
          </table:table-cell>
          <table:table-cell table:style-name="ce1" office:value-type="float" office:value="11001"/>
        </table:table-row>
        <table:table-row table:style-name="ro1">
          <table:table-cell table:style-name="ce1" office:value-type="float" office:value="2311009"/>
          <table:table-cell table:style-name="ce1" office:value-type="string">
            <text:p>Poranga (CE)</text:p>
          </table:table-cell>
          <table:table-cell table:style-name="ce1" office:value-type="float" office:value="12347"/>
        </table:table-row>
        <table:table-row table:style-name="ro1">
          <table:table-cell table:style-name="ce1" office:value-type="float" office:value="2311108"/>
          <table:table-cell table:style-name="ce1" office:value-type="string">
            <text:p>Porteiras (CE)</text:p>
          </table:table-cell>
          <table:table-cell table:style-name="ce1" office:value-type="float" office:value="14958"/>
        </table:table-row>
        <table:table-row table:style-name="ro1">
          <table:table-cell table:style-name="ce1" office:value-type="float" office:value="2311207"/>
          <table:table-cell table:style-name="ce1" office:value-type="string">
            <text:p>Potengi (CE)</text:p>
          </table:table-cell>
          <table:table-cell table:style-name="ce1" office:value-type="float" office:value="11106"/>
        </table:table-row>
        <table:table-row table:style-name="ro1">
          <table:table-cell table:style-name="ce1" office:value-type="float" office:value="2311231"/>
          <table:table-cell table:style-name="ce1" office:value-type="string">
            <text:p>Potiretama (CE)</text:p>
          </table:table-cell>
          <table:table-cell table:style-name="ce1" office:value-type="float" office:value="6437"/>
        </table:table-row>
        <table:table-row table:style-name="ro1">
          <table:table-cell table:style-name="ce1" office:value-type="float" office:value="2311264"/>
          <table:table-cell table:style-name="ce1" office:value-type="string">
            <text:p>Quiterianópolis (CE)</text:p>
          </table:table-cell>
          <table:table-cell table:style-name="ce1" office:value-type="float" office:value="21166"/>
        </table:table-row>
        <table:table-row table:style-name="ro1">
          <table:table-cell table:style-name="ce1" office:value-type="float" office:value="2311306"/>
          <table:table-cell table:style-name="ce1" office:value-type="string">
            <text:p>Quixadá (CE)</text:p>
          </table:table-cell>
          <table:table-cell table:style-name="ce1" office:value-type="float" office:value="88321"/>
        </table:table-row>
        <table:table-row table:style-name="ro1">
          <table:table-cell table:style-name="ce1" office:value-type="float" office:value="2311355"/>
          <table:table-cell table:style-name="ce1" office:value-type="string">
            <text:p>Quixelô (CE)</text:p>
          </table:table-cell>
          <table:table-cell table:style-name="ce1" office:value-type="float" office:value="16147"/>
        </table:table-row>
        <table:table-row table:style-name="ro1">
          <table:table-cell table:style-name="ce1" office:value-type="float" office:value="2311405"/>
          <table:table-cell table:style-name="ce1" office:value-type="string">
            <text:p>Quixeramobim (CE)</text:p>
          </table:table-cell>
          <table:table-cell table:style-name="ce1" office:value-type="float" office:value="81778"/>
        </table:table-row>
        <table:table-row table:style-name="ro1">
          <table:table-cell table:style-name="ce1" office:value-type="float" office:value="2311504"/>
          <table:table-cell table:style-name="ce1" office:value-type="string">
            <text:p>Quixeré (CE)</text:p>
          </table:table-cell>
          <table:table-cell table:style-name="ce1" office:value-type="float" office:value="22293"/>
        </table:table-row>
        <table:table-row table:style-name="ro1">
          <table:table-cell table:style-name="ce1" office:value-type="float" office:value="2311603"/>
          <table:table-cell table:style-name="ce1" office:value-type="string">
            <text:p>Redenção (CE)</text:p>
          </table:table-cell>
          <table:table-cell table:style-name="ce1" office:value-type="float" office:value="29146"/>
        </table:table-row>
        <table:table-row table:style-name="ro1">
          <table:table-cell table:style-name="ce1" office:value-type="float" office:value="2311702"/>
          <table:table-cell table:style-name="ce1" office:value-type="string">
            <text:p>Reriutaba (CE)</text:p>
          </table:table-cell>
          <table:table-cell table:style-name="ce1" office:value-type="float" office:value="18385"/>
        </table:table-row>
        <table:table-row table:style-name="ro1">
          <table:table-cell table:style-name="ce1" office:value-type="float" office:value="2311801"/>
          <table:table-cell table:style-name="ce1" office:value-type="string">
            <text:p>Russas (CE)</text:p>
          </table:table-cell>
          <table:table-cell table:style-name="ce1" office:value-type="float" office:value="78882"/>
        </table:table-row>
        <table:table-row table:style-name="ro1">
          <table:table-cell table:style-name="ce1" office:value-type="float" office:value="2311900"/>
          <table:table-cell table:style-name="ce1" office:value-type="string">
            <text:p>Saboeiro (CE)</text:p>
          </table:table-cell>
          <table:table-cell table:style-name="ce1" office:value-type="float" office:value="15788"/>
        </table:table-row>
        <table:table-row table:style-name="ro1">
          <table:table-cell table:style-name="ce1" office:value-type="float" office:value="2311959"/>
          <table:table-cell table:style-name="ce1" office:value-type="string">
            <text:p>Salitre (CE)</text:p>
          </table:table-cell>
          <table:table-cell table:style-name="ce1" office:value-type="float" office:value="16635"/>
        </table:table-row>
        <table:table-row table:style-name="ro1">
          <table:table-cell table:style-name="ce1" office:value-type="float" office:value="2312007"/>
          <table:table-cell table:style-name="ce1" office:value-type="string">
            <text:p>Santana do Acaraú (CE)</text:p>
          </table:table-cell>
          <table:table-cell table:style-name="ce1" office:value-type="float" office:value="32654"/>
        </table:table-row>
        <table:table-row table:style-name="ro1">
          <table:table-cell table:style-name="ce1" office:value-type="float" office:value="2312106"/>
          <table:table-cell table:style-name="ce1" office:value-type="string">
            <text:p>Santana do Cariri (CE)</text:p>
          </table:table-cell>
          <table:table-cell table:style-name="ce1" office:value-type="float" office:value="17712"/>
        </table:table-row>
        <table:table-row table:style-name="ro1">
          <table:table-cell table:style-name="ce1" office:value-type="float" office:value="2312205"/>
          <table:table-cell table:style-name="ce1" office:value-type="string">
            <text:p>Santa Quitéria (CE)</text:p>
          </table:table-cell>
          <table:table-cell table:style-name="ce1" office:value-type="float" office:value="43711"/>
        </table:table-row>
        <table:table-row table:style-name="ro1">
          <table:table-cell table:style-name="ce1" office:value-type="float" office:value="2312304"/>
          <table:table-cell table:style-name="ce1" office:value-type="string">
            <text:p>São Benedito (CE)</text:p>
          </table:table-cell>
          <table:table-cell table:style-name="ce1" office:value-type="float" office:value="48131"/>
        </table:table-row>
        <table:table-row table:style-name="ro1">
          <table:table-cell table:style-name="ce1" office:value-type="float" office:value="2312403"/>
          <table:table-cell table:style-name="ce1" office:value-type="string">
            <text:p>São Gonçalo do Amarante (CE)</text:p>
          </table:table-cell>
          <table:table-cell table:style-name="ce1" office:value-type="float" office:value="48869"/>
        </table:table-row>
        <table:table-row table:style-name="ro1">
          <table:table-cell table:style-name="ce1" office:value-type="float" office:value="2312502"/>
          <table:table-cell table:style-name="ce1" office:value-type="string">
            <text:p>São João do Jaguaribe (CE)</text:p>
          </table:table-cell>
          <table:table-cell table:style-name="ce1" office:value-type="float" office:value="7601"/>
        </table:table-row>
        <table:table-row table:style-name="ro1">
          <table:table-cell table:style-name="ce1" office:value-type="float" office:value="2312601"/>
          <table:table-cell table:style-name="ce1" office:value-type="string">
            <text:p>São Luís do Curu (CE)</text:p>
          </table:table-cell>
          <table:table-cell table:style-name="ce1" office:value-type="float" office:value="13044"/>
        </table:table-row>
        <table:table-row table:style-name="ro1">
          <table:table-cell table:style-name="ce1" office:value-type="float" office:value="2312700"/>
          <table:table-cell table:style-name="ce1" office:value-type="string">
            <text:p>Senador Pompeu (CE)</text:p>
          </table:table-cell>
          <table:table-cell table:style-name="ce1" office:value-type="float" office:value="25456"/>
        </table:table-row>
        <table:table-row table:style-name="ro1">
          <table:table-cell table:style-name="ce1" office:value-type="float" office:value="2312809"/>
          <table:table-cell table:style-name="ce1" office:value-type="string">
            <text:p>Senador Sá (CE)</text:p>
          </table:table-cell>
          <table:table-cell table:style-name="ce1" office:value-type="float" office:value="7691"/>
        </table:table-row>
        <table:table-row table:style-name="ro1">
          <table:table-cell table:style-name="ce1" office:value-type="float" office:value="2312908"/>
          <table:table-cell table:style-name="ce1" office:value-type="string">
            <text:p>Sobral (CE)</text:p>
          </table:table-cell>
          <table:table-cell table:style-name="ce1" office:value-type="float" office:value="210711"/>
        </table:table-row>
        <table:table-row table:style-name="ro1">
          <table:table-cell table:style-name="ce1" office:value-type="float" office:value="2313005"/>
          <table:table-cell table:style-name="ce1" office:value-type="string">
            <text:p>Solonópole (CE)</text:p>
          </table:table-cell>
          <table:table-cell table:style-name="ce1" office:value-type="float" office:value="18357"/>
        </table:table-row>
        <table:table-row table:style-name="ro1">
          <table:table-cell table:style-name="ce1" office:value-type="float" office:value="2313104"/>
          <table:table-cell table:style-name="ce1" office:value-type="string">
            <text:p>Tabuleiro do Norte (CE)</text:p>
          </table:table-cell>
          <table:table-cell table:style-name="ce1" office:value-type="float" office:value="30807"/>
        </table:table-row>
        <table:table-row table:style-name="ro1">
          <table:table-cell table:style-name="ce1" office:value-type="float" office:value="2313203"/>
          <table:table-cell table:style-name="ce1" office:value-type="string">
            <text:p>Tamboril (CE)</text:p>
          </table:table-cell>
          <table:table-cell table:style-name="ce1" office:value-type="float" office:value="26225"/>
        </table:table-row>
        <table:table-row table:style-name="ro1">
          <table:table-cell table:style-name="ce1" office:value-type="float" office:value="2313252"/>
          <table:table-cell table:style-name="ce1" office:value-type="string">
            <text:p>Tarrafas (CE)</text:p>
          </table:table-cell>
          <table:table-cell table:style-name="ce1" office:value-type="float" office:value="8573"/>
        </table:table-row>
        <table:table-row table:style-name="ro1">
          <table:table-cell table:style-name="ce1" office:value-type="float" office:value="2313302"/>
          <table:table-cell table:style-name="ce1" office:value-type="string">
            <text:p>Tauá (CE)</text:p>
          </table:table-cell>
          <table:table-cell table:style-name="ce1" office:value-type="float" office:value="59062"/>
        </table:table-row>
        <table:table-row table:style-name="ro1">
          <table:table-cell table:style-name="ce1" office:value-type="float" office:value="2313351"/>
          <table:table-cell table:style-name="ce1" office:value-type="string">
            <text:p>Tejuçuoca (CE)</text:p>
          </table:table-cell>
          <table:table-cell table:style-name="ce1" office:value-type="float" office:value="19371"/>
        </table:table-row>
        <table:table-row table:style-name="ro1">
          <table:table-cell table:style-name="ce1" office:value-type="float" office:value="2313401"/>
          <table:table-cell table:style-name="ce1" office:value-type="string">
            <text:p>Tianguá (CE)</text:p>
          </table:table-cell>
          <table:table-cell table:style-name="ce1" office:value-type="float" office:value="76537"/>
        </table:table-row>
        <table:table-row table:style-name="ro1">
          <table:table-cell table:style-name="ce1" office:value-type="float" office:value="2313500"/>
          <table:table-cell table:style-name="ce1" office:value-type="string">
            <text:p>Trairi (CE)</text:p>
          </table:table-cell>
          <table:table-cell table:style-name="ce1" office:value-type="float" office:value="56291"/>
        </table:table-row>
        <table:table-row table:style-name="ro1">
          <table:table-cell table:style-name="ce1" office:value-type="float" office:value="2313559"/>
          <table:table-cell table:style-name="ce1" office:value-type="string">
            <text:p>Tururu (CE)</text:p>
          </table:table-cell>
          <table:table-cell table:style-name="ce1" office:value-type="float" office:value="16431"/>
        </table:table-row>
        <table:table-row table:style-name="ro1">
          <table:table-cell table:style-name="ce1" office:value-type="float" office:value="2313609"/>
          <table:table-cell table:style-name="ce1" office:value-type="string">
            <text:p>Ubajara (CE)</text:p>
          </table:table-cell>
          <table:table-cell table:style-name="ce1" office:value-type="float" office:value="35047"/>
        </table:table-row>
        <table:table-row table:style-name="ro1">
          <table:table-cell table:style-name="ce1" office:value-type="float" office:value="2313708"/>
          <table:table-cell table:style-name="ce1" office:value-type="string">
            <text:p>Umari (CE)</text:p>
          </table:table-cell>
          <table:table-cell table:style-name="ce1" office:value-type="float" office:value="7736"/>
        </table:table-row>
        <table:table-row table:style-name="ro1">
          <table:table-cell table:style-name="ce1" office:value-type="float" office:value="2313757"/>
          <table:table-cell table:style-name="ce1" office:value-type="string">
            <text:p>Umirim (CE)</text:p>
          </table:table-cell>
          <table:table-cell table:style-name="ce1" office:value-type="float" office:value="19903"/>
        </table:table-row>
        <table:table-row table:style-name="ro1">
          <table:table-cell table:style-name="ce1" office:value-type="float" office:value="2313807"/>
          <table:table-cell table:style-name="ce1" office:value-type="string">
            <text:p>Uruburetama (CE)</text:p>
          </table:table-cell>
          <table:table-cell table:style-name="ce1" office:value-type="float" office:value="22040"/>
        </table:table-row>
        <table:table-row table:style-name="ro1">
          <table:table-cell table:style-name="ce1" office:value-type="float" office:value="2313906"/>
          <table:table-cell table:style-name="ce1" office:value-type="string">
            <text:p>Uruoca (CE)</text:p>
          </table:table-cell>
          <table:table-cell table:style-name="ce1" office:value-type="float" office:value="13915"/>
        </table:table-row>
        <table:table-row table:style-name="ro1">
          <table:table-cell table:style-name="ce1" office:value-type="float" office:value="2313955"/>
          <table:table-cell table:style-name="ce1" office:value-type="string">
            <text:p>Varjota (CE)</text:p>
          </table:table-cell>
          <table:table-cell table:style-name="ce1" office:value-type="float" office:value="18471"/>
        </table:table-row>
        <table:table-row table:style-name="ro1">
          <table:table-cell table:style-name="ce1" office:value-type="float" office:value="2314003"/>
          <table:table-cell table:style-name="ce1" office:value-type="string">
            <text:p>Várzea Alegre (CE)</text:p>
          </table:table-cell>
          <table:table-cell table:style-name="ce1" office:value-type="float" office:value="40903"/>
        </table:table-row>
        <table:table-row table:style-name="ro1">
          <table:table-cell table:style-name="ce1" office:value-type="float" office:value="2314102"/>
          <table:table-cell table:style-name="ce1" office:value-type="string">
            <text:p>Viçosa do Ceará (CE)</text:p>
          </table:table-cell>
          <table:table-cell table:style-name="ce1" office:value-type="float" office:value="61410"/>
        </table:table-row>
        <table:table-row table:style-name="ro1">
          <table:table-cell table:style-name="ce1" office:value-type="float" office:value="2400109"/>
          <table:table-cell table:style-name="ce1" office:value-type="string">
            <text:p>Acari (RN)</text:p>
          </table:table-cell>
          <table:table-cell table:style-name="ce1" office:value-type="float" office:value="11121"/>
        </table:table-row>
        <table:table-row table:style-name="ro1">
          <table:table-cell table:style-name="ce1" office:value-type="float" office:value="2400208"/>
          <table:table-cell table:style-name="ce1" office:value-type="string">
            <text:p>Açu (RN)</text:p>
          </table:table-cell>
          <table:table-cell table:style-name="ce1" office:value-type="float" office:value="58384"/>
        </table:table-row>
        <table:table-row table:style-name="ro1">
          <table:table-cell table:style-name="ce1" office:value-type="float" office:value="2400307"/>
          <table:table-cell table:style-name="ce1" office:value-type="string">
            <text:p>Afonso Bezerra (RN)</text:p>
          </table:table-cell>
          <table:table-cell table:style-name="ce1" office:value-type="float" office:value="11029"/>
        </table:table-row>
        <table:table-row table:style-name="ro1">
          <table:table-cell table:style-name="ce1" office:value-type="float" office:value="2400406"/>
          <table:table-cell table:style-name="ce1" office:value-type="string">
            <text:p>Água Nova (RN)</text:p>
          </table:table-cell>
          <table:table-cell table:style-name="ce1" office:value-type="float" office:value="3272"/>
        </table:table-row>
        <table:table-row table:style-name="ro1">
          <table:table-cell table:style-name="ce1" office:value-type="float" office:value="2400505"/>
          <table:table-cell table:style-name="ce1" office:value-type="string">
            <text:p>Alexandria (RN)</text:p>
          </table:table-cell>
          <table:table-cell table:style-name="ce1" office:value-type="float" office:value="13553"/>
        </table:table-row>
        <table:table-row table:style-name="ro1">
          <table:table-cell table:style-name="ce1" office:value-type="float" office:value="2400604"/>
          <table:table-cell table:style-name="ce1" office:value-type="string">
            <text:p>Almino Afonso (RN)</text:p>
          </table:table-cell>
          <table:table-cell table:style-name="ce1" office:value-type="float" office:value="4710"/>
        </table:table-row>
        <table:table-row table:style-name="ro1">
          <table:table-cell table:style-name="ce1" office:value-type="float" office:value="2400703"/>
          <table:table-cell table:style-name="ce1" office:value-type="string">
            <text:p>Alto do Rodrigues (RN)</text:p>
          </table:table-cell>
          <table:table-cell table:style-name="ce1" office:value-type="float" office:value="14728"/>
        </table:table-row>
        <table:table-row table:style-name="ro1">
          <table:table-cell table:style-name="ce1" office:value-type="float" office:value="2400802"/>
          <table:table-cell table:style-name="ce1" office:value-type="string">
            <text:p>Angicos (RN)</text:p>
          </table:table-cell>
          <table:table-cell table:style-name="ce1" office:value-type="float" office:value="11705"/>
        </table:table-row>
        <table:table-row table:style-name="ro1">
          <table:table-cell table:style-name="ce1" office:value-type="float" office:value="2400901"/>
          <table:table-cell table:style-name="ce1" office:value-type="string">
            <text:p>Antônio Martins (RN)</text:p>
          </table:table-cell>
          <table:table-cell table:style-name="ce1" office:value-type="float" office:value="7154"/>
        </table:table-row>
        <table:table-row table:style-name="ro1">
          <table:table-cell table:style-name="ce1" office:value-type="float" office:value="2401008"/>
          <table:table-cell table:style-name="ce1" office:value-type="string">
            <text:p>Apodi (RN)</text:p>
          </table:table-cell>
          <table:table-cell table:style-name="ce1" office:value-type="float" office:value="35874"/>
        </table:table-row>
        <table:table-row table:style-name="ro1">
          <table:table-cell table:style-name="ce1" office:value-type="float" office:value="2401107"/>
          <table:table-cell table:style-name="ce1" office:value-type="string">
            <text:p>Areia Branca (RN)</text:p>
          </table:table-cell>
          <table:table-cell table:style-name="ce1" office:value-type="float" office:value="27967"/>
        </table:table-row>
        <table:table-row table:style-name="ro1">
          <table:table-cell table:style-name="ce1" office:value-type="float" office:value="2401206"/>
          <table:table-cell table:style-name="ce1" office:value-type="string">
            <text:p>Arês (RN)</text:p>
          </table:table-cell>
          <table:table-cell table:style-name="ce1" office:value-type="float" office:value="14417"/>
        </table:table-row>
        <table:table-row table:style-name="ro1">
          <table:table-cell table:style-name="ce1" office:value-type="float" office:value="2401305"/>
          <table:table-cell table:style-name="ce1" office:value-type="string">
            <text:p>Augusto Severo (RN)</text:p>
          </table:table-cell>
          <table:table-cell table:style-name="ce1" office:value-type="float" office:value="9670"/>
        </table:table-row>
        <table:table-row table:style-name="ro1">
          <table:table-cell table:style-name="ce1" office:value-type="float" office:value="2401404"/>
          <table:table-cell table:style-name="ce1" office:value-type="string">
            <text:p>Baía Formosa (RN)</text:p>
          </table:table-cell>
          <table:table-cell table:style-name="ce1" office:value-type="float" office:value="9322"/>
        </table:table-row>
        <table:table-row table:style-name="ro1">
          <table:table-cell table:style-name="ce1" office:value-type="float" office:value="2401453"/>
          <table:table-cell table:style-name="ce1" office:value-type="string">
            <text:p>Baraúna (RN)</text:p>
          </table:table-cell>
          <table:table-cell table:style-name="ce1" office:value-type="float" office:value="28747"/>
        </table:table-row>
        <table:table-row table:style-name="ro1">
          <table:table-cell table:style-name="ce1" office:value-type="float" office:value="2401503"/>
          <table:table-cell table:style-name="ce1" office:value-type="string">
            <text:p>Barcelona (RN)</text:p>
          </table:table-cell>
          <table:table-cell table:style-name="ce1" office:value-type="float" office:value="3994"/>
        </table:table-row>
        <table:table-row table:style-name="ro1">
          <table:table-cell table:style-name="ce1" office:value-type="float" office:value="2401602"/>
          <table:table-cell table:style-name="ce1" office:value-type="string">
            <text:p>Bento Fernandes (RN)</text:p>
          </table:table-cell>
          <table:table-cell table:style-name="ce1" office:value-type="float" office:value="5525"/>
        </table:table-row>
        <table:table-row table:style-name="ro1">
          <table:table-cell table:style-name="ce1" office:value-type="float" office:value="2401651"/>
          <table:table-cell table:style-name="ce1" office:value-type="string">
            <text:p>Bodó (RN)</text:p>
          </table:table-cell>
          <table:table-cell table:style-name="ce1" office:value-type="float" office:value="2197"/>
        </table:table-row>
        <table:table-row table:style-name="ro1">
          <table:table-cell table:style-name="ce1" office:value-type="float" office:value="2401701"/>
          <table:table-cell table:style-name="ce1" office:value-type="string">
            <text:p>Bom Jesus (RN)</text:p>
          </table:table-cell>
          <table:table-cell table:style-name="ce1" office:value-type="float" office:value="10267"/>
        </table:table-row>
        <table:table-row table:style-name="ro1">
          <table:table-cell table:style-name="ce1" office:value-type="float" office:value="2401800"/>
          <table:table-cell table:style-name="ce1" office:value-type="string">
            <text:p>Brejinho (RN)</text:p>
          </table:table-cell>
          <table:table-cell table:style-name="ce1" office:value-type="float" office:value="12787"/>
        </table:table-row>
        <table:table-row table:style-name="ro1">
          <table:table-cell table:style-name="ce1" office:value-type="float" office:value="2401859"/>
          <table:table-cell table:style-name="ce1" office:value-type="string">
            <text:p>Caiçara do Norte (RN)</text:p>
          </table:table-cell>
          <table:table-cell table:style-name="ce1" office:value-type="float" office:value="6561"/>
        </table:table-row>
        <table:table-row table:style-name="ro1">
          <table:table-cell table:style-name="ce1" office:value-type="float" office:value="2401909"/>
          <table:table-cell table:style-name="ce1" office:value-type="string">
            <text:p>Caiçara do Rio do Vento (RN)</text:p>
          </table:table-cell>
          <table:table-cell table:style-name="ce1" office:value-type="float" office:value="3715"/>
        </table:table-row>
        <table:table-row table:style-name="ro1">
          <table:table-cell table:style-name="ce1" office:value-type="float" office:value="2402006"/>
          <table:table-cell table:style-name="ce1" office:value-type="string">
            <text:p>Caicó (RN)</text:p>
          </table:table-cell>
          <table:table-cell table:style-name="ce1" office:value-type="float" office:value="68343"/>
        </table:table-row>
        <table:table-row table:style-name="ro1">
          <table:table-cell table:style-name="ce1" office:value-type="float" office:value="2402105"/>
          <table:table-cell table:style-name="ce1" office:value-type="string">
            <text:p>Campo Redondo (RN)</text:p>
          </table:table-cell>
          <table:table-cell table:style-name="ce1" office:value-type="float" office:value="11291"/>
        </table:table-row>
        <table:table-row table:style-name="ro1">
          <table:table-cell table:style-name="ce1" office:value-type="float" office:value="2402204"/>
          <table:table-cell table:style-name="ce1" office:value-type="string">
            <text:p>Canguaretama (RN)</text:p>
          </table:table-cell>
          <table:table-cell table:style-name="ce1" office:value-type="float" office:value="34548"/>
        </table:table-row>
        <table:table-row table:style-name="ro1">
          <table:table-cell table:style-name="ce1" office:value-type="float" office:value="2402303"/>
          <table:table-cell table:style-name="ce1" office:value-type="string">
            <text:p>Caraúbas (RN)</text:p>
          </table:table-cell>
          <table:table-cell table:style-name="ce1" office:value-type="float" office:value="20541"/>
        </table:table-row>
        <table:table-row table:style-name="ro1">
          <table:table-cell table:style-name="ce1" office:value-type="float" office:value="2402402"/>
          <table:table-cell table:style-name="ce1" office:value-type="string">
            <text:p>Carnaúba dos Dantas (RN)</text:p>
          </table:table-cell>
          <table:table-cell table:style-name="ce1" office:value-type="float" office:value="8239"/>
        </table:table-row>
        <table:table-row table:style-name="ro1">
          <table:table-cell table:style-name="ce1" office:value-type="float" office:value="2402501"/>
          <table:table-cell table:style-name="ce1" office:value-type="string">
            <text:p>Carnaubais (RN)</text:p>
          </table:table-cell>
          <table:table-cell table:style-name="ce1" office:value-type="float" office:value="10867"/>
        </table:table-row>
        <table:table-row table:style-name="ro1">
          <table:table-cell table:style-name="ce1" office:value-type="float" office:value="2402600"/>
          <table:table-cell table:style-name="ce1" office:value-type="string">
            <text:p>Ceará-Mirim (RN)</text:p>
          </table:table-cell>
          <table:table-cell table:style-name="ce1" office:value-type="float" office:value="73886"/>
        </table:table-row>
        <table:table-row table:style-name="ro1">
          <table:table-cell table:style-name="ce1" office:value-type="float" office:value="2402709"/>
          <table:table-cell table:style-name="ce1" office:value-type="string">
            <text:p>Cerro Corá (RN)</text:p>
          </table:table-cell>
          <table:table-cell table:style-name="ce1" office:value-type="float" office:value="11181"/>
        </table:table-row>
        <table:table-row table:style-name="ro1">
          <table:table-cell table:style-name="ce1" office:value-type="float" office:value="2402808"/>
          <table:table-cell table:style-name="ce1" office:value-type="string">
            <text:p>Coronel Ezequiel (RN)</text:p>
          </table:table-cell>
          <table:table-cell table:style-name="ce1" office:value-type="float" office:value="5504"/>
        </table:table-row>
        <table:table-row table:style-name="ro1">
          <table:table-cell table:style-name="ce1" office:value-type="float" office:value="2402907"/>
          <table:table-cell table:style-name="ce1" office:value-type="string">
            <text:p>Coronel João Pessoa (RN)</text:p>
          </table:table-cell>
          <table:table-cell table:style-name="ce1" office:value-type="float" office:value="4915"/>
        </table:table-row>
        <table:table-row table:style-name="ro1">
          <table:table-cell table:style-name="ce1" office:value-type="float" office:value="2403004"/>
          <table:table-cell table:style-name="ce1" office:value-type="string">
            <text:p>Cruzeta (RN)</text:p>
          </table:table-cell>
          <table:table-cell table:style-name="ce1" office:value-type="float" office:value="7983"/>
        </table:table-row>
        <table:table-row table:style-name="ro1">
          <table:table-cell table:style-name="ce1" office:value-type="float" office:value="2403103"/>
          <table:table-cell table:style-name="ce1" office:value-type="string">
            <text:p>Currais Novos (RN)</text:p>
          </table:table-cell>
          <table:table-cell table:style-name="ce1" office:value-type="float" office:value="44905"/>
        </table:table-row>
        <table:table-row table:style-name="ro1">
          <table:table-cell table:style-name="ce1" office:value-type="float" office:value="2403202"/>
          <table:table-cell table:style-name="ce1" office:value-type="string">
            <text:p>Doutor Severiano (RN)</text:p>
          </table:table-cell>
          <table:table-cell table:style-name="ce1" office:value-type="float" office:value="7072"/>
        </table:table-row>
        <table:table-row table:style-name="ro1">
          <table:table-cell table:style-name="ce1" office:value-type="float" office:value="2403251"/>
          <table:table-cell table:style-name="ce1" office:value-type="string">
            <text:p>Parnamirim (RN)</text:p>
          </table:table-cell>
          <table:table-cell table:style-name="ce1" office:value-type="float" office:value="267036"/>
        </table:table-row>
        <table:table-row table:style-name="ro1">
          <table:table-cell table:style-name="ce1" office:value-type="float" office:value="2403301"/>
          <table:table-cell table:style-name="ce1" office:value-type="string">
            <text:p>Encanto (RN)</text:p>
          </table:table-cell>
          <table:table-cell table:style-name="ce1" office:value-type="float" office:value="5668"/>
        </table:table-row>
        <table:table-row table:style-name="ro1">
          <table:table-cell table:style-name="ce1" office:value-type="float" office:value="2403400"/>
          <table:table-cell table:style-name="ce1" office:value-type="string">
            <text:p>Equador (RN)</text:p>
          </table:table-cell>
          <table:table-cell table:style-name="ce1" office:value-type="float" office:value="6054"/>
        </table:table-row>
        <table:table-row table:style-name="ro1">
          <table:table-cell table:style-name="ce1" office:value-type="float" office:value="2403509"/>
          <table:table-cell table:style-name="ce1" office:value-type="string">
            <text:p>Espírito Santo (RN)</text:p>
          </table:table-cell>
          <table:table-cell table:style-name="ce1" office:value-type="float" office:value="10484"/>
        </table:table-row>
        <table:table-row table:style-name="ro1">
          <table:table-cell table:style-name="ce1" office:value-type="float" office:value="2403608"/>
          <table:table-cell table:style-name="ce1" office:value-type="string">
            <text:p>Extremoz (RN)</text:p>
          </table:table-cell>
          <table:table-cell table:style-name="ce1" office:value-type="float" office:value="28936"/>
        </table:table-row>
        <table:table-row table:style-name="ro1">
          <table:table-cell table:style-name="ce1" office:value-type="float" office:value="2403707"/>
          <table:table-cell table:style-name="ce1" office:value-type="string">
            <text:p>Felipe Guerra (RN)</text:p>
          </table:table-cell>
          <table:table-cell table:style-name="ce1" office:value-type="float" office:value="5997"/>
        </table:table-row>
        <table:table-row table:style-name="ro1">
          <table:table-cell table:style-name="ce1" office:value-type="float" office:value="2403756"/>
          <table:table-cell table:style-name="ce1" office:value-type="string">
            <text:p>Fernando Pedroza (RN)</text:p>
          </table:table-cell>
          <table:table-cell table:style-name="ce1" office:value-type="float" office:value="3067"/>
        </table:table-row>
        <table:table-row table:style-name="ro1">
          <table:table-cell table:style-name="ce1" office:value-type="float" office:value="2403806"/>
          <table:table-cell table:style-name="ce1" office:value-type="string">
            <text:p>Florânia (RN)</text:p>
          </table:table-cell>
          <table:table-cell table:style-name="ce1" office:value-type="float" office:value="9786"/>
        </table:table-row>
        <table:table-row table:style-name="ro1">
          <table:table-cell table:style-name="ce1" office:value-type="float" office:value="2403905"/>
          <table:table-cell table:style-name="ce1" office:value-type="string">
            <text:p>Francisco Dantas (RN)</text:p>
          </table:table-cell>
          <table:table-cell table:style-name="ce1" office:value-type="float" office:value="2813"/>
        </table:table-row>
        <table:table-row table:style-name="ro1">
          <table:table-cell table:style-name="ce1" office:value-type="float" office:value="2404002"/>
          <table:table-cell table:style-name="ce1" office:value-type="string">
            <text:p>Frutuoso Gomes (RN)</text:p>
          </table:table-cell>
          <table:table-cell table:style-name="ce1" office:value-type="float" office:value="4041"/>
        </table:table-row>
        <table:table-row table:style-name="ro1">
          <table:table-cell table:style-name="ce1" office:value-type="float" office:value="2404101"/>
          <table:table-cell table:style-name="ce1" office:value-type="string">
            <text:p>Galinhos (RN)</text:p>
          </table:table-cell>
          <table:table-cell table:style-name="ce1" office:value-type="float" office:value="2845"/>
        </table:table-row>
        <table:table-row table:style-name="ro1">
          <table:table-cell table:style-name="ce1" office:value-type="float" office:value="2404200"/>
          <table:table-cell table:style-name="ce1" office:value-type="string">
            <text:p>Goianinha (RN)</text:p>
          </table:table-cell>
          <table:table-cell table:style-name="ce1" office:value-type="float" office:value="26669"/>
        </table:table-row>
        <table:table-row table:style-name="ro1">
          <table:table-cell table:style-name="ce1" office:value-type="float" office:value="2404309"/>
          <table:table-cell table:style-name="ce1" office:value-type="string">
            <text:p>Governador Dix-Sept Rosado (RN)</text:p>
          </table:table-cell>
          <table:table-cell table:style-name="ce1" office:value-type="float" office:value="13076"/>
        </table:table-row>
        <table:table-row table:style-name="ro1">
          <table:table-cell table:style-name="ce1" office:value-type="float" office:value="2404408"/>
          <table:table-cell table:style-name="ce1" office:value-type="string">
            <text:p>Grossos (RN)</text:p>
          </table:table-cell>
          <table:table-cell table:style-name="ce1" office:value-type="float" office:value="10463"/>
        </table:table-row>
        <table:table-row table:style-name="ro1">
          <table:table-cell table:style-name="ce1" office:value-type="float" office:value="2404507"/>
          <table:table-cell table:style-name="ce1" office:value-type="string">
            <text:p>Guamaré (RN)</text:p>
          </table:table-cell>
          <table:table-cell table:style-name="ce1" office:value-type="float" office:value="15963"/>
        </table:table-row>
        <table:table-row table:style-name="ro1">
          <table:table-cell table:style-name="ce1" office:value-type="float" office:value="2404606"/>
          <table:table-cell table:style-name="ce1" office:value-type="string">
            <text:p>Ielmo Marinho (RN)</text:p>
          </table:table-cell>
          <table:table-cell table:style-name="ce1" office:value-type="float" office:value="13901"/>
        </table:table-row>
        <table:table-row table:style-name="ro1">
          <table:table-cell table:style-name="ce1" office:value-type="float" office:value="2404705"/>
          <table:table-cell table:style-name="ce1" office:value-type="string">
            <text:p>Ipanguaçu (RN)</text:p>
          </table:table-cell>
          <table:table-cell table:style-name="ce1" office:value-type="float" office:value="15626"/>
        </table:table-row>
        <table:table-row table:style-name="ro1">
          <table:table-cell table:style-name="ce1" office:value-type="float" office:value="2404804"/>
          <table:table-cell table:style-name="ce1" office:value-type="string">
            <text:p>Ipueira (RN)</text:p>
          </table:table-cell>
          <table:table-cell table:style-name="ce1" office:value-type="float" office:value="2253"/>
        </table:table-row>
        <table:table-row table:style-name="ro1">
          <table:table-cell table:style-name="ce1" office:value-type="float" office:value="2404853"/>
          <table:table-cell table:style-name="ce1" office:value-type="string">
            <text:p>Itajá (RN)</text:p>
          </table:table-cell>
          <table:table-cell table:style-name="ce1" office:value-type="float" office:value="7595"/>
        </table:table-row>
        <table:table-row table:style-name="ro1">
          <table:table-cell table:style-name="ce1" office:value-type="float" office:value="2404903"/>
          <table:table-cell table:style-name="ce1" office:value-type="string">
            <text:p>Itaú (RN)</text:p>
          </table:table-cell>
          <table:table-cell table:style-name="ce1" office:value-type="float" office:value="5897"/>
        </table:table-row>
        <table:table-row table:style-name="ro1">
          <table:table-cell table:style-name="ce1" office:value-type="float" office:value="2405009"/>
          <table:table-cell table:style-name="ce1" office:value-type="string">
            <text:p>Jaçanã (RN)</text:p>
          </table:table-cell>
          <table:table-cell table:style-name="ce1" office:value-type="float" office:value="9238"/>
        </table:table-row>
        <table:table-row table:style-name="ro1">
          <table:table-cell table:style-name="ce1" office:value-type="float" office:value="2405108"/>
          <table:table-cell table:style-name="ce1" office:value-type="string">
            <text:p>Jandaíra (RN)</text:p>
          </table:table-cell>
          <table:table-cell table:style-name="ce1" office:value-type="float" office:value="6893"/>
        </table:table-row>
        <table:table-row table:style-name="ro1">
          <table:table-cell table:style-name="ce1" office:value-type="float" office:value="2405207"/>
          <table:table-cell table:style-name="ce1" office:value-type="string">
            <text:p>Janduís (RN)</text:p>
          </table:table-cell>
          <table:table-cell table:style-name="ce1" office:value-type="float" office:value="5248"/>
        </table:table-row>
        <table:table-row table:style-name="ro1">
          <table:table-cell table:style-name="ce1" office:value-type="float" office:value="2405306"/>
          <table:table-cell table:style-name="ce1" office:value-type="string">
            <text:p>Januário Cicco (RN)</text:p>
          </table:table-cell>
          <table:table-cell table:style-name="ce1" office:value-type="float" office:value="10275"/>
        </table:table-row>
        <table:table-row table:style-name="ro1">
          <table:table-cell table:style-name="ce1" office:value-type="float" office:value="2405405"/>
          <table:table-cell table:style-name="ce1" office:value-type="string">
            <text:p>Japi (RN)</text:p>
          </table:table-cell>
          <table:table-cell table:style-name="ce1" office:value-type="float" office:value="4995"/>
        </table:table-row>
        <table:table-row table:style-name="ro1">
          <table:table-cell table:style-name="ce1" office:value-type="float" office:value="2405504"/>
          <table:table-cell table:style-name="ce1" office:value-type="string">
            <text:p>Jardim de Angicos (RN)</text:p>
          </table:table-cell>
          <table:table-cell table:style-name="ce1" office:value-type="float" office:value="2606"/>
        </table:table-row>
        <table:table-row table:style-name="ro1">
          <table:table-cell table:style-name="ce1" office:value-type="float" office:value="2405603"/>
          <table:table-cell table:style-name="ce1" office:value-type="string">
            <text:p>Jardim de Piranhas (RN)</text:p>
          </table:table-cell>
          <table:table-cell table:style-name="ce1" office:value-type="float" office:value="14942"/>
        </table:table-row>
        <table:table-row table:style-name="ro1">
          <table:table-cell table:style-name="ce1" office:value-type="float" office:value="2405702"/>
          <table:table-cell table:style-name="ce1" office:value-type="string">
            <text:p>Jardim do Seridó (RN)</text:p>
          </table:table-cell>
          <table:table-cell table:style-name="ce1" office:value-type="float" office:value="12396"/>
        </table:table-row>
        <table:table-row table:style-name="ro1">
          <table:table-cell table:style-name="ce1" office:value-type="float" office:value="2405801"/>
          <table:table-cell table:style-name="ce1" office:value-type="string">
            <text:p>João Câmara (RN)</text:p>
          </table:table-cell>
          <table:table-cell table:style-name="ce1" office:value-type="float" office:value="35160"/>
        </table:table-row>
        <table:table-row table:style-name="ro1">
          <table:table-cell table:style-name="ce1" office:value-type="float" office:value="2405900"/>
          <table:table-cell table:style-name="ce1" office:value-type="string">
            <text:p>João Dias (RN)</text:p>
          </table:table-cell>
          <table:table-cell table:style-name="ce1" office:value-type="float" office:value="2654"/>
        </table:table-row>
        <table:table-row table:style-name="ro1">
          <table:table-cell table:style-name="ce1" office:value-type="float" office:value="2406007"/>
          <table:table-cell table:style-name="ce1" office:value-type="string">
            <text:p>José da Penha (RN)</text:p>
          </table:table-cell>
          <table:table-cell table:style-name="ce1" office:value-type="float" office:value="5946"/>
        </table:table-row>
        <table:table-row table:style-name="ro1">
          <table:table-cell table:style-name="ce1" office:value-type="float" office:value="2406106"/>
          <table:table-cell table:style-name="ce1" office:value-type="string">
            <text:p>Jucurutu (RN)</text:p>
          </table:table-cell>
          <table:table-cell table:style-name="ce1" office:value-type="float" office:value="18315"/>
        </table:table-row>
        <table:table-row table:style-name="ro1">
          <table:table-cell table:style-name="ce1" office:value-type="float" office:value="2406155"/>
          <table:table-cell table:style-name="ce1" office:value-type="string">
            <text:p>Jundiá (RN)</text:p>
          </table:table-cell>
          <table:table-cell table:style-name="ce1" office:value-type="float" office:value="3922"/>
        </table:table-row>
        <table:table-row table:style-name="ro1">
          <table:table-cell table:style-name="ce1" office:value-type="float" office:value="2406205"/>
          <table:table-cell table:style-name="ce1" office:value-type="string">
            <text:p>Lagoa d'Anta (RN)</text:p>
          </table:table-cell>
          <table:table-cell table:style-name="ce1" office:value-type="float" office:value="6811"/>
        </table:table-row>
        <table:table-row table:style-name="ro1">
          <table:table-cell table:style-name="ce1" office:value-type="float" office:value="2406304"/>
          <table:table-cell table:style-name="ce1" office:value-type="string">
            <text:p>Lagoa de Pedras (RN)</text:p>
          </table:table-cell>
          <table:table-cell table:style-name="ce1" office:value-type="float" office:value="7584"/>
        </table:table-row>
        <table:table-row table:style-name="ro1">
          <table:table-cell table:style-name="ce1" office:value-type="float" office:value="2406403"/>
          <table:table-cell table:style-name="ce1" office:value-type="string">
            <text:p>Lagoa de Velhos (RN)</text:p>
          </table:table-cell>
          <table:table-cell table:style-name="ce1" office:value-type="float" office:value="2732"/>
        </table:table-row>
        <table:table-row table:style-name="ro1">
          <table:table-cell table:style-name="ce1" office:value-type="float" office:value="2406502"/>
          <table:table-cell table:style-name="ce1" office:value-type="string">
            <text:p>Lagoa Nova (RN)</text:p>
          </table:table-cell>
          <table:table-cell table:style-name="ce1" office:value-type="float" office:value="15749"/>
        </table:table-row>
        <table:table-row table:style-name="ro1">
          <table:table-cell table:style-name="ce1" office:value-type="float" office:value="2406601"/>
          <table:table-cell table:style-name="ce1" office:value-type="string">
            <text:p>Lagoa Salgada (RN)</text:p>
          </table:table-cell>
          <table:table-cell table:style-name="ce1" office:value-type="float" office:value="8297"/>
        </table:table-row>
        <table:table-row table:style-name="ro1">
          <table:table-cell table:style-name="ce1" office:value-type="float" office:value="2406700"/>
          <table:table-cell table:style-name="ce1" office:value-type="string">
            <text:p>Lajes (RN)</text:p>
          </table:table-cell>
          <table:table-cell table:style-name="ce1" office:value-type="float" office:value="11344"/>
        </table:table-row>
        <table:table-row table:style-name="ro1">
          <table:table-cell table:style-name="ce1" office:value-type="float" office:value="2406809"/>
          <table:table-cell table:style-name="ce1" office:value-type="string">
            <text:p>Lajes Pintadas (RN)</text:p>
          </table:table-cell>
          <table:table-cell table:style-name="ce1" office:value-type="float" office:value="4763"/>
        </table:table-row>
        <table:table-row table:style-name="ro1">
          <table:table-cell table:style-name="ce1" office:value-type="float" office:value="2406908"/>
          <table:table-cell table:style-name="ce1" office:value-type="string">
            <text:p>Lucrécia (RN)</text:p>
          </table:table-cell>
          <table:table-cell table:style-name="ce1" office:value-type="float" office:value="4025"/>
        </table:table-row>
        <table:table-row table:style-name="ro1">
          <table:table-cell table:style-name="ce1" office:value-type="float" office:value="2407005"/>
          <table:table-cell table:style-name="ce1" office:value-type="string">
            <text:p>Luís Gomes (RN)</text:p>
          </table:table-cell>
          <table:table-cell table:style-name="ce1" office:value-type="float" office:value="10146"/>
        </table:table-row>
        <table:table-row table:style-name="ro1">
          <table:table-cell table:style-name="ce1" office:value-type="float" office:value="2407104"/>
          <table:table-cell table:style-name="ce1" office:value-type="string">
            <text:p>Macaíba (RN)</text:p>
          </table:table-cell>
          <table:table-cell table:style-name="ce1" office:value-type="float" office:value="81821"/>
        </table:table-row>
        <table:table-row table:style-name="ro1">
          <table:table-cell table:style-name="ce1" office:value-type="float" office:value="2407203"/>
          <table:table-cell table:style-name="ce1" office:value-type="string">
            <text:p>Macau (RN)</text:p>
          </table:table-cell>
          <table:table-cell table:style-name="ce1" office:value-type="float" office:value="32039"/>
        </table:table-row>
        <table:table-row table:style-name="ro1">
          <table:table-cell table:style-name="ce1" office:value-type="float" office:value="2407252"/>
          <table:table-cell table:style-name="ce1" office:value-type="string">
            <text:p>Major Sales (RN)</text:p>
          </table:table-cell>
          <table:table-cell table:style-name="ce1" office:value-type="float" office:value="4062"/>
        </table:table-row>
        <table:table-row table:style-name="ro1">
          <table:table-cell table:style-name="ce1" office:value-type="float" office:value="2407302"/>
          <table:table-cell table:style-name="ce1" office:value-type="string">
            <text:p>Marcelino Vieira (RN)</text:p>
          </table:table-cell>
          <table:table-cell table:style-name="ce1" office:value-type="float" office:value="8336"/>
        </table:table-row>
        <table:table-row table:style-name="ro1">
          <table:table-cell table:style-name="ce1" office:value-type="float" office:value="2407401"/>
          <table:table-cell table:style-name="ce1" office:value-type="string">
            <text:p>Martins (RN)</text:p>
          </table:table-cell>
          <table:table-cell table:style-name="ce1" office:value-type="float" office:value="8758"/>
        </table:table-row>
        <table:table-row table:style-name="ro1">
          <table:table-cell table:style-name="ce1" office:value-type="float" office:value="2407500"/>
          <table:table-cell table:style-name="ce1" office:value-type="string">
            <text:p>Maxaranguape (RN)</text:p>
          </table:table-cell>
          <table:table-cell table:style-name="ce1" office:value-type="float" office:value="12544"/>
        </table:table-row>
        <table:table-row table:style-name="ro1">
          <table:table-cell table:style-name="ce1" office:value-type="float" office:value="2407609"/>
          <table:table-cell table:style-name="ce1" office:value-type="string">
            <text:p>Messias Targino (RN)</text:p>
          </table:table-cell>
          <table:table-cell table:style-name="ce1" office:value-type="float" office:value="4634"/>
        </table:table-row>
        <table:table-row table:style-name="ro1">
          <table:table-cell table:style-name="ce1" office:value-type="float" office:value="2407708"/>
          <table:table-cell table:style-name="ce1" office:value-type="string">
            <text:p>Montanhas (RN)</text:p>
          </table:table-cell>
          <table:table-cell table:style-name="ce1" office:value-type="float" office:value="11208"/>
        </table:table-row>
        <table:table-row table:style-name="ro1">
          <table:table-cell table:style-name="ce1" office:value-type="float" office:value="2407807"/>
          <table:table-cell table:style-name="ce1" office:value-type="string">
            <text:p>Monte Alegre (RN)</text:p>
          </table:table-cell>
          <table:table-cell table:style-name="ce1" office:value-type="float" office:value="22576"/>
        </table:table-row>
        <table:table-row table:style-name="ro1">
          <table:table-cell table:style-name="ce1" office:value-type="float" office:value="2407906"/>
          <table:table-cell table:style-name="ce1" office:value-type="string">
            <text:p>Monte das Gameleiras (RN)</text:p>
          </table:table-cell>
          <table:table-cell table:style-name="ce1" office:value-type="float" office:value="2084"/>
        </table:table-row>
        <table:table-row table:style-name="ro1">
          <table:table-cell table:style-name="ce1" office:value-type="float" office:value="2408003"/>
          <table:table-cell table:style-name="ce1" office:value-type="string">
            <text:p>Mossoró (RN)</text:p>
          </table:table-cell>
          <table:table-cell table:style-name="ce1" office:value-type="float" office:value="300618"/>
        </table:table-row>
        <table:table-row table:style-name="ro1">
          <table:table-cell table:style-name="ce1" office:value-type="float" office:value="2408102"/>
          <table:table-cell table:style-name="ce1" office:value-type="string">
            <text:p>Natal (RN)</text:p>
          </table:table-cell>
          <table:table-cell table:style-name="ce1" office:value-type="float" office:value="890480"/>
        </table:table-row>
        <table:table-row table:style-name="ro1">
          <table:table-cell table:style-name="ce1" office:value-type="float" office:value="2408201"/>
          <table:table-cell table:style-name="ce1" office:value-type="string">
            <text:p>Nísia Floresta (RN)</text:p>
          </table:table-cell>
          <table:table-cell table:style-name="ce1" office:value-type="float" office:value="27938"/>
        </table:table-row>
        <table:table-row table:style-name="ro1">
          <table:table-cell table:style-name="ce1" office:value-type="float" office:value="2408300"/>
          <table:table-cell table:style-name="ce1" office:value-type="string">
            <text:p>Nova Cruz (RN)</text:p>
          </table:table-cell>
          <table:table-cell table:style-name="ce1" office:value-type="float" office:value="37450"/>
        </table:table-row>
        <table:table-row table:style-name="ro1">
          <table:table-cell table:style-name="ce1" office:value-type="float" office:value="2408409"/>
          <table:table-cell table:style-name="ce1" office:value-type="string">
            <text:p>Olho d'Água do Borges (RN)</text:p>
          </table:table-cell>
          <table:table-cell table:style-name="ce1" office:value-type="float" office:value="4244"/>
        </table:table-row>
        <table:table-row table:style-name="ro1">
          <table:table-cell table:style-name="ce1" office:value-type="float" office:value="2408508"/>
          <table:table-cell table:style-name="ce1" office:value-type="string">
            <text:p>Ouro Branco (RN)</text:p>
          </table:table-cell>
          <table:table-cell table:style-name="ce1" office:value-type="float" office:value="4813"/>
        </table:table-row>
        <table:table-row table:style-name="ro1">
          <table:table-cell table:style-name="ce1" office:value-type="float" office:value="2408607"/>
          <table:table-cell table:style-name="ce1" office:value-type="string">
            <text:p>Paraná (RN)</text:p>
          </table:table-cell>
          <table:table-cell table:style-name="ce1" office:value-type="float" office:value="4276"/>
        </table:table-row>
        <table:table-row table:style-name="ro1">
          <table:table-cell table:style-name="ce1" office:value-type="float" office:value="2408706"/>
          <table:table-cell table:style-name="ce1" office:value-type="string">
            <text:p>Paraú (RN)</text:p>
          </table:table-cell>
          <table:table-cell table:style-name="ce1" office:value-type="float" office:value="3750"/>
        </table:table-row>
        <table:table-row table:style-name="ro1">
          <table:table-cell table:style-name="ce1" office:value-type="float" office:value="2408805"/>
          <table:table-cell table:style-name="ce1" office:value-type="string">
            <text:p>Parazinho (RN)</text:p>
          </table:table-cell>
          <table:table-cell table:style-name="ce1" office:value-type="float" office:value="5272"/>
        </table:table-row>
        <table:table-row table:style-name="ro1">
          <table:table-cell table:style-name="ce1" office:value-type="float" office:value="2408904"/>
          <table:table-cell table:style-name="ce1" office:value-type="string">
            <text:p>Parelhas (RN)</text:p>
          </table:table-cell>
          <table:table-cell table:style-name="ce1" office:value-type="float" office:value="21545"/>
        </table:table-row>
        <table:table-row table:style-name="ro1">
          <table:table-cell table:style-name="ce1" office:value-type="float" office:value="2408953"/>
          <table:table-cell table:style-name="ce1" office:value-type="string">
            <text:p>Rio do Fogo (RN)</text:p>
          </table:table-cell>
          <table:table-cell table:style-name="ce1" office:value-type="float" office:value="10905"/>
        </table:table-row>
        <table:table-row table:style-name="ro1">
          <table:table-cell table:style-name="ce1" office:value-type="float" office:value="2409100"/>
          <table:table-cell table:style-name="ce1" office:value-type="string">
            <text:p>Passa e Fica (RN)</text:p>
          </table:table-cell>
          <table:table-cell table:style-name="ce1" office:value-type="float" office:value="13474"/>
        </table:table-row>
        <table:table-row table:style-name="ro1">
          <table:table-cell table:style-name="ce1" office:value-type="float" office:value="2409209"/>
          <table:table-cell table:style-name="ce1" office:value-type="string">
            <text:p>Passagem (RN)</text:p>
          </table:table-cell>
          <table:table-cell table:style-name="ce1" office:value-type="float" office:value="3102"/>
        </table:table-row>
        <table:table-row table:style-name="ro1">
          <table:table-cell table:style-name="ce1" office:value-type="float" office:value="2409308"/>
          <table:table-cell table:style-name="ce1" office:value-type="string">
            <text:p>Patu (RN)</text:p>
          </table:table-cell>
          <table:table-cell table:style-name="ce1" office:value-type="float" office:value="12809"/>
        </table:table-row>
        <table:table-row table:style-name="ro1">
          <table:table-cell table:style-name="ce1" office:value-type="float" office:value="2409332"/>
          <table:table-cell table:style-name="ce1" office:value-type="string">
            <text:p>Santa Maria (RN)</text:p>
          </table:table-cell>
          <table:table-cell table:style-name="ce1" office:value-type="float" office:value="5621"/>
        </table:table-row>
        <table:table-row table:style-name="ro1">
          <table:table-cell table:style-name="ce1" office:value-type="float" office:value="2409407"/>
          <table:table-cell table:style-name="ce1" office:value-type="string">
            <text:p>Pau dos Ferros (RN)</text:p>
          </table:table-cell>
          <table:table-cell table:style-name="ce1" office:value-type="float" office:value="30600"/>
        </table:table-row>
        <table:table-row table:style-name="ro1">
          <table:table-cell table:style-name="ce1" office:value-type="float" office:value="2409506"/>
          <table:table-cell table:style-name="ce1" office:value-type="string">
            <text:p>Pedra Grande (RN)</text:p>
          </table:table-cell>
          <table:table-cell table:style-name="ce1" office:value-type="float" office:value="3199"/>
        </table:table-row>
        <table:table-row table:style-name="ro1">
          <table:table-cell table:style-name="ce1" office:value-type="float" office:value="2409605"/>
          <table:table-cell table:style-name="ce1" office:value-type="string">
            <text:p>Pedra Preta (RN)</text:p>
          </table:table-cell>
          <table:table-cell table:style-name="ce1" office:value-type="float" office:value="2438"/>
        </table:table-row>
        <table:table-row table:style-name="ro1">
          <table:table-cell table:style-name="ce1" office:value-type="float" office:value="2409704"/>
          <table:table-cell table:style-name="ce1" office:value-type="string">
            <text:p>Pedro Avelino (RN)</text:p>
          </table:table-cell>
          <table:table-cell table:style-name="ce1" office:value-type="float" office:value="6653"/>
        </table:table-row>
        <table:table-row table:style-name="ro1">
          <table:table-cell table:style-name="ce1" office:value-type="float" office:value="2409803"/>
          <table:table-cell table:style-name="ce1" office:value-type="string">
            <text:p>Pedro Velho (RN)</text:p>
          </table:table-cell>
          <table:table-cell table:style-name="ce1" office:value-type="float" office:value="14844"/>
        </table:table-row>
        <table:table-row table:style-name="ro1">
          <table:table-cell table:style-name="ce1" office:value-type="float" office:value="2409902"/>
          <table:table-cell table:style-name="ce1" office:value-type="string">
            <text:p>Pendências (RN)</text:p>
          </table:table-cell>
          <table:table-cell table:style-name="ce1" office:value-type="float" office:value="15272"/>
        </table:table-row>
        <table:table-row table:style-name="ro1">
          <table:table-cell table:style-name="ce1" office:value-type="float" office:value="2410009"/>
          <table:table-cell table:style-name="ce1" office:value-type="string">
            <text:p>Pilões (RN)</text:p>
          </table:table-cell>
          <table:table-cell table:style-name="ce1" office:value-type="float" office:value="3869"/>
        </table:table-row>
        <table:table-row table:style-name="ro1">
          <table:table-cell table:style-name="ce1" office:value-type="float" office:value="2410108"/>
          <table:table-cell table:style-name="ce1" office:value-type="string">
            <text:p>Poço Branco (RN)</text:p>
          </table:table-cell>
          <table:table-cell table:style-name="ce1" office:value-type="float" office:value="15531"/>
        </table:table-row>
        <table:table-row table:style-name="ro1">
          <table:table-cell table:style-name="ce1" office:value-type="float" office:value="2410207"/>
          <table:table-cell table:style-name="ce1" office:value-type="string">
            <text:p>Portalegre (RN)</text:p>
          </table:table-cell>
          <table:table-cell table:style-name="ce1" office:value-type="float" office:value="7906"/>
        </table:table-row>
        <table:table-row table:style-name="ro1">
          <table:table-cell table:style-name="ce1" office:value-type="float" office:value="2410256"/>
          <table:table-cell table:style-name="ce1" office:value-type="string">
            <text:p>Porto do Mangue (RN)</text:p>
          </table:table-cell>
          <table:table-cell table:style-name="ce1" office:value-type="float" office:value="6522"/>
        </table:table-row>
        <table:table-row table:style-name="ro1">
          <table:table-cell table:style-name="ce1" office:value-type="float" office:value="2410306"/>
          <table:table-cell table:style-name="ce1" office:value-type="string">
            <text:p>Serra Caiada (RN)</text:p>
          </table:table-cell>
          <table:table-cell table:style-name="ce1" office:value-type="float" office:value="10522"/>
        </table:table-row>
        <table:table-row table:style-name="ro1">
          <table:table-cell table:style-name="ce1" office:value-type="float" office:value="2410405"/>
          <table:table-cell table:style-name="ce1" office:value-type="string">
            <text:p>Pureza (RN)</text:p>
          </table:table-cell>
          <table:table-cell table:style-name="ce1" office:value-type="float" office:value="9724"/>
        </table:table-row>
        <table:table-row table:style-name="ro1">
          <table:table-cell table:style-name="ce1" office:value-type="float" office:value="2410504"/>
          <table:table-cell table:style-name="ce1" office:value-type="string">
            <text:p>Rafael Fernandes (RN)</text:p>
          </table:table-cell>
          <table:table-cell table:style-name="ce1" office:value-type="float" office:value="5128"/>
        </table:table-row>
        <table:table-row table:style-name="ro1">
          <table:table-cell table:style-name="ce1" office:value-type="float" office:value="2410603"/>
          <table:table-cell table:style-name="ce1" office:value-type="string">
            <text:p>Rafael Godeiro (RN)</text:p>
          </table:table-cell>
          <table:table-cell table:style-name="ce1" office:value-type="float" office:value="3208"/>
        </table:table-row>
        <table:table-row table:style-name="ro1">
          <table:table-cell table:style-name="ce1" office:value-type="float" office:value="2410702"/>
          <table:table-cell table:style-name="ce1" office:value-type="string">
            <text:p>Riacho da Cruz (RN)</text:p>
          </table:table-cell>
          <table:table-cell table:style-name="ce1" office:value-type="float" office:value="3614"/>
        </table:table-row>
        <table:table-row table:style-name="ro1">
          <table:table-cell table:style-name="ce1" office:value-type="float" office:value="2410801"/>
          <table:table-cell table:style-name="ce1" office:value-type="string">
            <text:p>Riacho de Santana (RN)</text:p>
          </table:table-cell>
          <table:table-cell table:style-name="ce1" office:value-type="float" office:value="4199"/>
        </table:table-row>
        <table:table-row table:style-name="ro1">
          <table:table-cell table:style-name="ce1" office:value-type="float" office:value="2410900"/>
          <table:table-cell table:style-name="ce1" office:value-type="string">
            <text:p>Riachuelo (RN)</text:p>
          </table:table-cell>
          <table:table-cell table:style-name="ce1" office:value-type="float" office:value="8220"/>
        </table:table-row>
        <table:table-row table:style-name="ro1">
          <table:table-cell table:style-name="ce1" office:value-type="float" office:value="2411007"/>
          <table:table-cell table:style-name="ce1" office:value-type="string">
            <text:p>Rodolfo Fernandes (RN)</text:p>
          </table:table-cell>
          <table:table-cell table:style-name="ce1" office:value-type="float" office:value="4462"/>
        </table:table-row>
        <table:table-row table:style-name="ro1">
          <table:table-cell table:style-name="ce1" office:value-type="float" office:value="2411056"/>
          <table:table-cell table:style-name="ce1" office:value-type="string">
            <text:p>Tibau (RN)</text:p>
          </table:table-cell>
          <table:table-cell table:style-name="ce1" office:value-type="float" office:value="4140"/>
        </table:table-row>
        <table:table-row table:style-name="ro1">
          <table:table-cell table:style-name="ce1" office:value-type="float" office:value="2411106"/>
          <table:table-cell table:style-name="ce1" office:value-type="string">
            <text:p>Ruy Barbosa (RN)</text:p>
          </table:table-cell>
          <table:table-cell table:style-name="ce1" office:value-type="float" office:value="3592"/>
        </table:table-row>
        <table:table-row table:style-name="ro1">
          <table:table-cell table:style-name="ce1" office:value-type="float" office:value="2411205"/>
          <table:table-cell table:style-name="ce1" office:value-type="string">
            <text:p>Santa Cruz (RN)</text:p>
          </table:table-cell>
          <table:table-cell table:style-name="ce1" office:value-type="float" office:value="39988"/>
        </table:table-row>
        <table:table-row table:style-name="ro1">
          <table:table-cell table:style-name="ce1" office:value-type="float" office:value="2411403"/>
          <table:table-cell table:style-name="ce1" office:value-type="string">
            <text:p>Santana do Matos (RN)</text:p>
          </table:table-cell>
          <table:table-cell table:style-name="ce1" office:value-type="float" office:value="11956"/>
        </table:table-row>
        <table:table-row table:style-name="ro1">
          <table:table-cell table:style-name="ce1" office:value-type="float" office:value="2411429"/>
          <table:table-cell table:style-name="ce1" office:value-type="string">
            <text:p>Santana do Seridó (RN)</text:p>
          </table:table-cell>
          <table:table-cell table:style-name="ce1" office:value-type="float" office:value="2689"/>
        </table:table-row>
        <table:table-row table:style-name="ro1">
          <table:table-cell table:style-name="ce1" office:value-type="float" office:value="2411502"/>
          <table:table-cell table:style-name="ce1" office:value-type="string">
            <text:p>Santo Antônio (RN)</text:p>
          </table:table-cell>
          <table:table-cell table:style-name="ce1" office:value-type="float" office:value="24280"/>
        </table:table-row>
        <table:table-row table:style-name="ro1">
          <table:table-cell table:style-name="ce1" office:value-type="float" office:value="2411601"/>
          <table:table-cell table:style-name="ce1" office:value-type="string">
            <text:p>São Bento do Norte (RN)</text:p>
          </table:table-cell>
          <table:table-cell table:style-name="ce1" office:value-type="float" office:value="2717"/>
        </table:table-row>
        <table:table-row table:style-name="ro1">
          <table:table-cell table:style-name="ce1" office:value-type="float" office:value="2411700"/>
          <table:table-cell table:style-name="ce1" office:value-type="string">
            <text:p>São Bento do Trairí (RN)</text:p>
          </table:table-cell>
          <table:table-cell table:style-name="ce1" office:value-type="float" office:value="4495"/>
        </table:table-row>
        <table:table-row table:style-name="ro1">
          <table:table-cell table:style-name="ce1" office:value-type="float" office:value="2411809"/>
          <table:table-cell table:style-name="ce1" office:value-type="string">
            <text:p>São Fernando (RN)</text:p>
          </table:table-cell>
          <table:table-cell table:style-name="ce1" office:value-type="float" office:value="3595"/>
        </table:table-row>
        <table:table-row table:style-name="ro1">
          <table:table-cell table:style-name="ce1" office:value-type="float" office:value="2411908"/>
          <table:table-cell table:style-name="ce1" office:value-type="string">
            <text:p>São Francisco do Oeste (RN)</text:p>
          </table:table-cell>
          <table:table-cell table:style-name="ce1" office:value-type="float" office:value="4255"/>
        </table:table-row>
        <table:table-row table:style-name="ro1">
          <table:table-cell table:style-name="ce1" office:value-type="float" office:value="2412005"/>
          <table:table-cell table:style-name="ce1" office:value-type="string">
            <text:p>São Gonçalo do Amarante (RN)</text:p>
          </table:table-cell>
          <table:table-cell table:style-name="ce1" office:value-type="float" office:value="103672"/>
        </table:table-row>
        <table:table-row table:style-name="ro1">
          <table:table-cell table:style-name="ce1" office:value-type="float" office:value="2412104"/>
          <table:table-cell table:style-name="ce1" office:value-type="string">
            <text:p>São João do Sabugi (RN)</text:p>
          </table:table-cell>
          <table:table-cell table:style-name="ce1" office:value-type="float" office:value="6207"/>
        </table:table-row>
        <table:table-row table:style-name="ro1">
          <table:table-cell table:style-name="ce1" office:value-type="float" office:value="2412203"/>
          <table:table-cell table:style-name="ce1" office:value-type="string">
            <text:p>São José de Mipibu (RN)</text:p>
          </table:table-cell>
          <table:table-cell table:style-name="ce1" office:value-type="float" office:value="44236"/>
        </table:table-row>
        <table:table-row table:style-name="ro1">
          <table:table-cell table:style-name="ce1" office:value-type="float" office:value="2412302"/>
          <table:table-cell table:style-name="ce1" office:value-type="string">
            <text:p>São José do Campestre (RN)</text:p>
          </table:table-cell>
          <table:table-cell table:style-name="ce1" office:value-type="float" office:value="12879"/>
        </table:table-row>
        <table:table-row table:style-name="ro1">
          <table:table-cell table:style-name="ce1" office:value-type="float" office:value="2412401"/>
          <table:table-cell table:style-name="ce1" office:value-type="string">
            <text:p>São José do Seridó (RN)</text:p>
          </table:table-cell>
          <table:table-cell table:style-name="ce1" office:value-type="float" office:value="4665"/>
        </table:table-row>
        <table:table-row table:style-name="ro1">
          <table:table-cell table:style-name="ce1" office:value-type="float" office:value="2412500"/>
          <table:table-cell table:style-name="ce1" office:value-type="string">
            <text:p>São Miguel (RN)</text:p>
          </table:table-cell>
          <table:table-cell table:style-name="ce1" office:value-type="float" office:value="23655"/>
        </table:table-row>
        <table:table-row table:style-name="ro1">
          <table:table-cell table:style-name="ce1" office:value-type="float" office:value="2412559"/>
          <table:table-cell table:style-name="ce1" office:value-type="string">
            <text:p>São Miguel do Gostoso (RN)</text:p>
          </table:table-cell>
          <table:table-cell table:style-name="ce1" office:value-type="float" office:value="10362"/>
        </table:table-row>
        <table:table-row table:style-name="ro1">
          <table:table-cell table:style-name="ce1" office:value-type="float" office:value="2412609"/>
          <table:table-cell table:style-name="ce1" office:value-type="string">
            <text:p>São Paulo do Potengi (RN)</text:p>
          </table:table-cell>
          <table:table-cell table:style-name="ce1" office:value-type="float" office:value="17720"/>
        </table:table-row>
        <table:table-row table:style-name="ro1">
          <table:table-cell table:style-name="ce1" office:value-type="float" office:value="2412708"/>
          <table:table-cell table:style-name="ce1" office:value-type="string">
            <text:p>São Pedro (RN)</text:p>
          </table:table-cell>
          <table:table-cell table:style-name="ce1" office:value-type="float" office:value="5930"/>
        </table:table-row>
        <table:table-row table:style-name="ro1">
          <table:table-cell table:style-name="ce1" office:value-type="float" office:value="2412807"/>
          <table:table-cell table:style-name="ce1" office:value-type="string">
            <text:p>São Rafael (RN)</text:p>
          </table:table-cell>
          <table:table-cell table:style-name="ce1" office:value-type="float" office:value="8192"/>
        </table:table-row>
        <table:table-row table:style-name="ro1">
          <table:table-cell table:style-name="ce1" office:value-type="float" office:value="2412906"/>
          <table:table-cell table:style-name="ce1" office:value-type="string">
            <text:p>São Tomé (RN)</text:p>
          </table:table-cell>
          <table:table-cell table:style-name="ce1" office:value-type="float" office:value="11053"/>
        </table:table-row>
        <table:table-row table:style-name="ro1">
          <table:table-cell table:style-name="ce1" office:value-type="float" office:value="2413003"/>
          <table:table-cell table:style-name="ce1" office:value-type="string">
            <text:p>São Vicente (RN)</text:p>
          </table:table-cell>
          <table:table-cell table:style-name="ce1" office:value-type="float" office:value="6450"/>
        </table:table-row>
        <table:table-row table:style-name="ro1">
          <table:table-cell table:style-name="ce1" office:value-type="float" office:value="2413102"/>
          <table:table-cell table:style-name="ce1" office:value-type="string">
            <text:p>Senador Elói de Souza (RN)</text:p>
          </table:table-cell>
          <table:table-cell table:style-name="ce1" office:value-type="float" office:value="6127"/>
        </table:table-row>
        <table:table-row table:style-name="ro1">
          <table:table-cell table:style-name="ce1" office:value-type="float" office:value="2413201"/>
          <table:table-cell table:style-name="ce1" office:value-type="string">
            <text:p>Senador Georgino Avelino (RN)</text:p>
          </table:table-cell>
          <table:table-cell table:style-name="ce1" office:value-type="float" office:value="4484"/>
        </table:table-row>
        <table:table-row table:style-name="ro1">
          <table:table-cell table:style-name="ce1" office:value-type="float" office:value="2413300"/>
          <table:table-cell table:style-name="ce1" office:value-type="string">
            <text:p>Serra de São Bento (RN)</text:p>
          </table:table-cell>
          <table:table-cell table:style-name="ce1" office:value-type="float" office:value="5751"/>
        </table:table-row>
        <table:table-row table:style-name="ro1">
          <table:table-cell table:style-name="ce1" office:value-type="float" office:value="2413359"/>
          <table:table-cell table:style-name="ce1" office:value-type="string">
            <text:p>Serra do Mel (RN)</text:p>
          </table:table-cell>
          <table:table-cell table:style-name="ce1" office:value-type="float" office:value="12083"/>
        </table:table-row>
        <table:table-row table:style-name="ro1">
          <table:table-cell table:style-name="ce1" office:value-type="float" office:value="2413409"/>
          <table:table-cell table:style-name="ce1" office:value-type="string">
            <text:p>Serra Negra do Norte (RN)</text:p>
          </table:table-cell>
          <table:table-cell table:style-name="ce1" office:value-type="float" office:value="8092"/>
        </table:table-row>
        <table:table-row table:style-name="ro1">
          <table:table-cell table:style-name="ce1" office:value-type="float" office:value="2413508"/>
          <table:table-cell table:style-name="ce1" office:value-type="string">
            <text:p>Serrinha (RN)</text:p>
          </table:table-cell>
          <table:table-cell table:style-name="ce1" office:value-type="float" office:value="6178"/>
        </table:table-row>
        <table:table-row table:style-name="ro1">
          <table:table-cell table:style-name="ce1" office:value-type="float" office:value="2413557"/>
          <table:table-cell table:style-name="ce1" office:value-type="string">
            <text:p>Serrinha dos Pintos (RN)</text:p>
          </table:table-cell>
          <table:table-cell table:style-name="ce1" office:value-type="float" office:value="4816"/>
        </table:table-row>
        <table:table-row table:style-name="ro1">
          <table:table-cell table:style-name="ce1" office:value-type="float" office:value="2413607"/>
          <table:table-cell table:style-name="ce1" office:value-type="string">
            <text:p>Severiano Melo (RN)</text:p>
          </table:table-cell>
          <table:table-cell table:style-name="ce1" office:value-type="float" office:value="2088"/>
        </table:table-row>
        <table:table-row table:style-name="ro1">
          <table:table-cell table:style-name="ce1" office:value-type="float" office:value="2413706"/>
          <table:table-cell table:style-name="ce1" office:value-type="string">
            <text:p>Sítio Novo (RN)</text:p>
          </table:table-cell>
          <table:table-cell table:style-name="ce1" office:value-type="float" office:value="5561"/>
        </table:table-row>
        <table:table-row table:style-name="ro1">
          <table:table-cell table:style-name="ce1" office:value-type="float" office:value="2413805"/>
          <table:table-cell table:style-name="ce1" office:value-type="string">
            <text:p>Taboleiro Grande (RN)</text:p>
          </table:table-cell>
          <table:table-cell table:style-name="ce1" office:value-type="float" office:value="2586"/>
        </table:table-row>
        <table:table-row table:style-name="ro1">
          <table:table-cell table:style-name="ce1" office:value-type="float" office:value="2413904"/>
          <table:table-cell table:style-name="ce1" office:value-type="string">
            <text:p>Taipu (RN)</text:p>
          </table:table-cell>
          <table:table-cell table:style-name="ce1" office:value-type="float" office:value="12297"/>
        </table:table-row>
        <table:table-row table:style-name="ro1">
          <table:table-cell table:style-name="ce1" office:value-type="float" office:value="2414001"/>
          <table:table-cell table:style-name="ce1" office:value-type="string">
            <text:p>Tangará (RN)</text:p>
          </table:table-cell>
          <table:table-cell table:style-name="ce1" office:value-type="float" office:value="15869"/>
        </table:table-row>
        <table:table-row table:style-name="ro1">
          <table:table-cell table:style-name="ce1" office:value-type="float" office:value="2414100"/>
          <table:table-cell table:style-name="ce1" office:value-type="string">
            <text:p>Tenente Ananias (RN)</text:p>
          </table:table-cell>
          <table:table-cell table:style-name="ce1" office:value-type="float" office:value="10855"/>
        </table:table-row>
        <table:table-row table:style-name="ro1">
          <table:table-cell table:style-name="ce1" office:value-type="float" office:value="2414159"/>
          <table:table-cell table:style-name="ce1" office:value-type="string">
            <text:p>Tenente Laurentino Cruz (RN)</text:p>
          </table:table-cell>
          <table:table-cell table:style-name="ce1" office:value-type="float" office:value="6019"/>
        </table:table-row>
        <table:table-row table:style-name="ro1">
          <table:table-cell table:style-name="ce1" office:value-type="float" office:value="2414209"/>
          <table:table-cell table:style-name="ce1" office:value-type="string">
            <text:p>Tibau do Sul (RN)</text:p>
          </table:table-cell>
          <table:table-cell table:style-name="ce1" office:value-type="float" office:value="14440"/>
        </table:table-row>
        <table:table-row table:style-name="ro1">
          <table:table-cell table:style-name="ce1" office:value-type="float" office:value="2414308"/>
          <table:table-cell table:style-name="ce1" office:value-type="string">
            <text:p>Timbaúba dos Batistas (RN)</text:p>
          </table:table-cell>
          <table:table-cell table:style-name="ce1" office:value-type="float" office:value="2421"/>
        </table:table-row>
        <table:table-row table:style-name="ro1">
          <table:table-cell table:style-name="ce1" office:value-type="float" office:value="2414407"/>
          <table:table-cell table:style-name="ce1" office:value-type="string">
            <text:p>Touros (RN)</text:p>
          </table:table-cell>
          <table:table-cell table:style-name="ce1" office:value-type="float" office:value="33503"/>
        </table:table-row>
        <table:table-row table:style-name="ro1">
          <table:table-cell table:style-name="ce1" office:value-type="float" office:value="2414456"/>
          <table:table-cell table:style-name="ce1" office:value-type="string">
            <text:p>Triunfo Potiguar (RN)</text:p>
          </table:table-cell>
          <table:table-cell table:style-name="ce1" office:value-type="float" office:value="3216"/>
        </table:table-row>
        <table:table-row table:style-name="ro1">
          <table:table-cell table:style-name="ce1" office:value-type="float" office:value="2414506"/>
          <table:table-cell table:style-name="ce1" office:value-type="string">
            <text:p>Umarizal (RN)</text:p>
          </table:table-cell>
          <table:table-cell table:style-name="ce1" office:value-type="float" office:value="10520"/>
        </table:table-row>
        <table:table-row table:style-name="ro1">
          <table:table-cell table:style-name="ce1" office:value-type="float" office:value="2414605"/>
          <table:table-cell table:style-name="ce1" office:value-type="string">
            <text:p>Upanema (RN)</text:p>
          </table:table-cell>
          <table:table-cell table:style-name="ce1" office:value-type="float" office:value="14800"/>
        </table:table-row>
        <table:table-row table:style-name="ro1">
          <table:table-cell table:style-name="ce1" office:value-type="float" office:value="2414704"/>
          <table:table-cell table:style-name="ce1" office:value-type="string">
            <text:p>Várzea (RN)</text:p>
          </table:table-cell>
          <table:table-cell table:style-name="ce1" office:value-type="float" office:value="5515"/>
        </table:table-row>
        <table:table-row table:style-name="ro1">
          <table:table-cell table:style-name="ce1" office:value-type="float" office:value="2414753"/>
          <table:table-cell table:style-name="ce1" office:value-type="string">
            <text:p>Venha-Ver (RN)</text:p>
          </table:table-cell>
          <table:table-cell table:style-name="ce1" office:value-type="float" office:value="4205"/>
        </table:table-row>
        <table:table-row table:style-name="ro1">
          <table:table-cell table:style-name="ce1" office:value-type="float" office:value="2414803"/>
          <table:table-cell table:style-name="ce1" office:value-type="string">
            <text:p>Vera Cruz (RN)</text:p>
          </table:table-cell>
          <table:table-cell table:style-name="ce1" office:value-type="float" office:value="12637"/>
        </table:table-row>
        <table:table-row table:style-name="ro1">
          <table:table-cell table:style-name="ce1" office:value-type="float" office:value="2414902"/>
          <table:table-cell table:style-name="ce1" office:value-type="string">
            <text:p>Viçosa (RN)</text:p>
          </table:table-cell>
          <table:table-cell table:style-name="ce1" office:value-type="float" office:value="1725"/>
        </table:table-row>
        <table:table-row table:style-name="ro1">
          <table:table-cell table:style-name="ce1" office:value-type="float" office:value="2415008"/>
          <table:table-cell table:style-name="ce1" office:value-type="string">
            <text:p>Vila Flor (RN)</text:p>
          </table:table-cell>
          <table:table-cell table:style-name="ce1" office:value-type="float" office:value="3194"/>
        </table:table-row>
        <table:table-row table:style-name="ro1">
          <table:table-cell table:style-name="ce1" office:value-type="float" office:value="2500106"/>
          <table:table-cell table:style-name="ce1" office:value-type="string">
            <text:p>Água Branca (PB)</text:p>
          </table:table-cell>
          <table:table-cell table:style-name="ce1" office:value-type="float" office:value="10306"/>
        </table:table-row>
        <table:table-row table:style-name="ro1">
          <table:table-cell table:style-name="ce1" office:value-type="float" office:value="2500205"/>
          <table:table-cell table:style-name="ce1" office:value-type="string">
            <text:p>Aguiar (PB)</text:p>
          </table:table-cell>
          <table:table-cell table:style-name="ce1" office:value-type="float" office:value="5630"/>
        </table:table-row>
        <table:table-row table:style-name="ro1">
          <table:table-cell table:style-name="ce1" office:value-type="float" office:value="2500304"/>
          <table:table-cell table:style-name="ce1" office:value-type="string">
            <text:p>Alagoa Grande (PB)</text:p>
          </table:table-cell>
          <table:table-cell table:style-name="ce1" office:value-type="float" office:value="28439"/>
        </table:table-row>
        <table:table-row table:style-name="ro1">
          <table:table-cell table:style-name="ce1" office:value-type="float" office:value="2500403"/>
          <table:table-cell table:style-name="ce1" office:value-type="string">
            <text:p>Alagoa Nova (PB)</text:p>
          </table:table-cell>
          <table:table-cell table:style-name="ce1" office:value-type="float" office:value="20921"/>
        </table:table-row>
        <table:table-row table:style-name="ro1">
          <table:table-cell table:style-name="ce1" office:value-type="float" office:value="2500502"/>
          <table:table-cell table:style-name="ce1" office:value-type="string">
            <text:p>Alagoinha (PB)</text:p>
          </table:table-cell>
          <table:table-cell table:style-name="ce1" office:value-type="float" office:value="14560"/>
        </table:table-row>
        <table:table-row table:style-name="ro1">
          <table:table-cell table:style-name="ce1" office:value-type="float" office:value="2500536"/>
          <table:table-cell table:style-name="ce1" office:value-type="string">
            <text:p>Alcantil (PB)</text:p>
          </table:table-cell>
          <table:table-cell table:style-name="ce1" office:value-type="float" office:value="5509"/>
        </table:table-row>
        <table:table-row table:style-name="ro1">
          <table:table-cell table:style-name="ce1" office:value-type="float" office:value="2500577"/>
          <table:table-cell table:style-name="ce1" office:value-type="string">
            <text:p>Algodão de Jandaíra (PB)</text:p>
          </table:table-cell>
          <table:table-cell table:style-name="ce1" office:value-type="float" office:value="2577"/>
        </table:table-row>
        <table:table-row table:style-name="ro1">
          <table:table-cell table:style-name="ce1" office:value-type="float" office:value="2500601"/>
          <table:table-cell table:style-name="ce1" office:value-type="string">
            <text:p>Alhandra (PB)</text:p>
          </table:table-cell>
          <table:table-cell table:style-name="ce1" office:value-type="float" office:value="19727"/>
        </table:table-row>
        <table:table-row table:style-name="ro1">
          <table:table-cell table:style-name="ce1" office:value-type="float" office:value="2500700"/>
          <table:table-cell table:style-name="ce1" office:value-type="string">
            <text:p>São João do Rio do Peixe (PB)</text:p>
          </table:table-cell>
          <table:table-cell table:style-name="ce1" office:value-type="float" office:value="18026"/>
        </table:table-row>
        <table:table-row table:style-name="ro1">
          <table:table-cell table:style-name="ce1" office:value-type="float" office:value="2500734"/>
          <table:table-cell table:style-name="ce1" office:value-type="string">
            <text:p>Amparo (PB)</text:p>
          </table:table-cell>
          <table:table-cell table:style-name="ce1" office:value-type="float" office:value="2251"/>
        </table:table-row>
        <table:table-row table:style-name="ro1">
          <table:table-cell table:style-name="ce1" office:value-type="float" office:value="2500775"/>
          <table:table-cell table:style-name="ce1" office:value-type="string">
            <text:p>Aparecida (PB)</text:p>
          </table:table-cell>
          <table:table-cell table:style-name="ce1" office:value-type="float" office:value="8416"/>
        </table:table-row>
        <table:table-row table:style-name="ro1">
          <table:table-cell table:style-name="ce1" office:value-type="float" office:value="2500809"/>
          <table:table-cell table:style-name="ce1" office:value-type="string">
            <text:p>Araçagi (PB)</text:p>
          </table:table-cell>
          <table:table-cell table:style-name="ce1" office:value-type="float" office:value="16921"/>
        </table:table-row>
        <table:table-row table:style-name="ro1">
          <table:table-cell table:style-name="ce1" office:value-type="float" office:value="2500908"/>
          <table:table-cell table:style-name="ce1" office:value-type="string">
            <text:p>Arara (PB)</text:p>
          </table:table-cell>
          <table:table-cell table:style-name="ce1" office:value-type="float" office:value="13542"/>
        </table:table-row>
        <table:table-row table:style-name="ro1">
          <table:table-cell table:style-name="ce1" office:value-type="float" office:value="2501005"/>
          <table:table-cell table:style-name="ce1" office:value-type="string">
            <text:p>Araruna (PB)</text:p>
          </table:table-cell>
          <table:table-cell table:style-name="ce1" office:value-type="float" office:value="20463"/>
        </table:table-row>
        <table:table-row table:style-name="ro1">
          <table:table-cell table:style-name="ce1" office:value-type="float" office:value="2501104"/>
          <table:table-cell table:style-name="ce1" office:value-type="string">
            <text:p>Areia (PB)</text:p>
          </table:table-cell>
          <table:table-cell table:style-name="ce1" office:value-type="float" office:value="22656"/>
        </table:table-row>
        <table:table-row table:style-name="ro1">
          <table:table-cell table:style-name="ce1" office:value-type="float" office:value="2501153"/>
          <table:table-cell table:style-name="ce1" office:value-type="string">
            <text:p>Areia de Baraúnas (PB)</text:p>
          </table:table-cell>
          <table:table-cell table:style-name="ce1" office:value-type="float" office:value="2116"/>
        </table:table-row>
        <table:table-row table:style-name="ro1">
          <table:table-cell table:style-name="ce1" office:value-type="float" office:value="2501203"/>
          <table:table-cell table:style-name="ce1" office:value-type="string">
            <text:p>Areial (PB)</text:p>
          </table:table-cell>
          <table:table-cell table:style-name="ce1" office:value-type="float" office:value="7027"/>
        </table:table-row>
        <table:table-row table:style-name="ro1">
          <table:table-cell table:style-name="ce1" office:value-type="float" office:value="2501302"/>
          <table:table-cell table:style-name="ce1" office:value-type="string">
            <text:p>Aroeiras (PB)</text:p>
          </table:table-cell>
          <table:table-cell table:style-name="ce1" office:value-type="float" office:value="19116"/>
        </table:table-row>
        <table:table-row table:style-name="ro1">
          <table:table-cell table:style-name="ce1" office:value-type="float" office:value="2501351"/>
          <table:table-cell table:style-name="ce1" office:value-type="string">
            <text:p>Assunção (PB)</text:p>
          </table:table-cell>
          <table:table-cell table:style-name="ce1" office:value-type="float" office:value="4029"/>
        </table:table-row>
        <table:table-row table:style-name="ro1">
          <table:table-cell table:style-name="ce1" office:value-type="float" office:value="2501401"/>
          <table:table-cell table:style-name="ce1" office:value-type="string">
            <text:p>Baía da Traição (PB)</text:p>
          </table:table-cell>
          <table:table-cell table:style-name="ce1" office:value-type="float" office:value="9096"/>
        </table:table-row>
        <table:table-row table:style-name="ro1">
          <table:table-cell table:style-name="ce1" office:value-type="float" office:value="2501500"/>
          <table:table-cell table:style-name="ce1" office:value-type="string">
            <text:p>Bananeiras (PB)</text:p>
          </table:table-cell>
          <table:table-cell table:style-name="ce1" office:value-type="float" office:value="21269"/>
        </table:table-row>
        <table:table-row table:style-name="ro1">
          <table:table-cell table:style-name="ce1" office:value-type="float" office:value="2501534"/>
          <table:table-cell table:style-name="ce1" office:value-type="string">
            <text:p>Baraúna (PB)</text:p>
          </table:table-cell>
          <table:table-cell table:style-name="ce1" office:value-type="float" office:value="4964"/>
        </table:table-row>
        <table:table-row table:style-name="ro1">
          <table:table-cell table:style-name="ce1" office:value-type="float" office:value="2501575"/>
          <table:table-cell table:style-name="ce1" office:value-type="string">
            <text:p>Barra de Santana (PB)</text:p>
          </table:table-cell>
          <table:table-cell table:style-name="ce1" office:value-type="float" office:value="8349"/>
        </table:table-row>
        <table:table-row table:style-name="ro1">
          <table:table-cell table:style-name="ce1" office:value-type="float" office:value="2501609"/>
          <table:table-cell table:style-name="ce1" office:value-type="string">
            <text:p>Barra de Santa Rosa (PB)</text:p>
          </table:table-cell>
          <table:table-cell table:style-name="ce1" office:value-type="float" office:value="15497"/>
        </table:table-row>
        <table:table-row table:style-name="ro1">
          <table:table-cell table:style-name="ce1" office:value-type="float" office:value="2501708"/>
          <table:table-cell table:style-name="ce1" office:value-type="string">
            <text:p>Barra de São Miguel (PB)</text:p>
          </table:table-cell>
          <table:table-cell table:style-name="ce1" office:value-type="float" office:value="6065"/>
        </table:table-row>
        <table:table-row table:style-name="ro1">
          <table:table-cell table:style-name="ce1" office:value-type="float" office:value="2501807"/>
          <table:table-cell table:style-name="ce1" office:value-type="string">
            <text:p>Bayeux (PB)</text:p>
          </table:table-cell>
          <table:table-cell table:style-name="ce1" office:value-type="float" office:value="97203"/>
        </table:table-row>
        <table:table-row table:style-name="ro1">
          <table:table-cell table:style-name="ce1" office:value-type="float" office:value="2501906"/>
          <table:table-cell table:style-name="ce1" office:value-type="string">
            <text:p>Belém (PB)</text:p>
          </table:table-cell>
          <table:table-cell table:style-name="ce1" office:value-type="float" office:value="17705"/>
        </table:table-row>
        <table:table-row table:style-name="ro1">
          <table:table-cell table:style-name="ce1" office:value-type="float" office:value="2502003"/>
          <table:table-cell table:style-name="ce1" office:value-type="string">
            <text:p>Belém do Brejo do Cruz (PB)</text:p>
          </table:table-cell>
          <table:table-cell table:style-name="ce1" office:value-type="float" office:value="7349"/>
        </table:table-row>
        <table:table-row table:style-name="ro1">
          <table:table-cell table:style-name="ce1" office:value-type="float" office:value="2502052"/>
          <table:table-cell table:style-name="ce1" office:value-type="string">
            <text:p>Bernardino Batista (PB)</text:p>
          </table:table-cell>
          <table:table-cell table:style-name="ce1" office:value-type="float" office:value="3536"/>
        </table:table-row>
        <table:table-row table:style-name="ro1">
          <table:table-cell table:style-name="ce1" office:value-type="float" office:value="2502102"/>
          <table:table-cell table:style-name="ce1" office:value-type="string">
            <text:p>Boa Ventura (PB)</text:p>
          </table:table-cell>
          <table:table-cell table:style-name="ce1" office:value-type="float" office:value="5307"/>
        </table:table-row>
        <table:table-row table:style-name="ro1">
          <table:table-cell table:style-name="ce1" office:value-type="float" office:value="2502151"/>
          <table:table-cell table:style-name="ce1" office:value-type="string">
            <text:p>Boa Vista (PB)</text:p>
          </table:table-cell>
          <table:table-cell table:style-name="ce1" office:value-type="float" office:value="7136"/>
        </table:table-row>
        <table:table-row table:style-name="ro1">
          <table:table-cell table:style-name="ce1" office:value-type="float" office:value="2502201"/>
          <table:table-cell table:style-name="ce1" office:value-type="string">
            <text:p>Bom Jesus (PB)</text:p>
          </table:table-cell>
          <table:table-cell table:style-name="ce1" office:value-type="float" office:value="2575"/>
        </table:table-row>
        <table:table-row table:style-name="ro1">
          <table:table-cell table:style-name="ce1" office:value-type="float" office:value="2502300"/>
          <table:table-cell table:style-name="ce1" office:value-type="string">
            <text:p>Bom Sucesso (PB)</text:p>
          </table:table-cell>
          <table:table-cell table:style-name="ce1" office:value-type="float" office:value="4956"/>
        </table:table-row>
        <table:table-row table:style-name="ro1">
          <table:table-cell table:style-name="ce1" office:value-type="float" office:value="2502409"/>
          <table:table-cell table:style-name="ce1" office:value-type="string">
            <text:p>Bonito de Santa Fé (PB)</text:p>
          </table:table-cell>
          <table:table-cell table:style-name="ce1" office:value-type="float" office:value="12022"/>
        </table:table-row>
        <table:table-row table:style-name="ro1">
          <table:table-cell table:style-name="ce1" office:value-type="float" office:value="2502508"/>
          <table:table-cell table:style-name="ce1" office:value-type="string">
            <text:p>Boqueirão (PB)</text:p>
          </table:table-cell>
          <table:table-cell table:style-name="ce1" office:value-type="float" office:value="17870"/>
        </table:table-row>
        <table:table-row table:style-name="ro1">
          <table:table-cell table:style-name="ce1" office:value-type="float" office:value="2502607"/>
          <table:table-cell table:style-name="ce1" office:value-type="string">
            <text:p>Igaracy (PB)</text:p>
          </table:table-cell>
          <table:table-cell table:style-name="ce1" office:value-type="float" office:value="6105"/>
        </table:table-row>
        <table:table-row table:style-name="ro1">
          <table:table-cell table:style-name="ce1" office:value-type="float" office:value="2502706"/>
          <table:table-cell table:style-name="ce1" office:value-type="string">
            <text:p>Borborema (PB)</text:p>
          </table:table-cell>
          <table:table-cell table:style-name="ce1" office:value-type="float" office:value="5287"/>
        </table:table-row>
        <table:table-row table:style-name="ro1">
          <table:table-cell table:style-name="ce1" office:value-type="float" office:value="2502805"/>
          <table:table-cell table:style-name="ce1" office:value-type="string">
            <text:p>Brejo do Cruz (PB)</text:p>
          </table:table-cell>
          <table:table-cell table:style-name="ce1" office:value-type="float" office:value="14206"/>
        </table:table-row>
        <table:table-row table:style-name="ro1">
          <table:table-cell table:style-name="ce1" office:value-type="float" office:value="2502904"/>
          <table:table-cell table:style-name="ce1" office:value-type="string">
            <text:p>Brejo dos Santos (PB)</text:p>
          </table:table-cell>
          <table:table-cell table:style-name="ce1" office:value-type="float" office:value="6464"/>
        </table:table-row>
        <table:table-row table:style-name="ro1">
          <table:table-cell table:style-name="ce1" office:value-type="float" office:value="2503001"/>
          <table:table-cell table:style-name="ce1" office:value-type="string">
            <text:p>Caaporã (PB)</text:p>
          </table:table-cell>
          <table:table-cell table:style-name="ce1" office:value-type="float" office:value="21955"/>
        </table:table-row>
        <table:table-row table:style-name="ro1">
          <table:table-cell table:style-name="ce1" office:value-type="float" office:value="2503100"/>
          <table:table-cell table:style-name="ce1" office:value-type="string">
            <text:p>Cabaceiras (PB)</text:p>
          </table:table-cell>
          <table:table-cell table:style-name="ce1" office:value-type="float" office:value="5661"/>
        </table:table-row>
        <table:table-row table:style-name="ro1">
          <table:table-cell table:style-name="ce1" office:value-type="float" office:value="2503209"/>
          <table:table-cell table:style-name="ce1" office:value-type="string">
            <text:p>Cabedelo (PB)</text:p>
          </table:table-cell>
          <table:table-cell table:style-name="ce1" office:value-type="float" office:value="68767"/>
        </table:table-row>
        <table:table-row table:style-name="ro1">
          <table:table-cell table:style-name="ce1" office:value-type="float" office:value="2503308"/>
          <table:table-cell table:style-name="ce1" office:value-type="string">
            <text:p>Cachoeira dos Índios (PB)</text:p>
          </table:table-cell>
          <table:table-cell table:style-name="ce1" office:value-type="float" office:value="10305"/>
        </table:table-row>
        <table:table-row table:style-name="ro1">
          <table:table-cell table:style-name="ce1" office:value-type="float" office:value="2503407"/>
          <table:table-cell table:style-name="ce1" office:value-type="string">
            <text:p>Cacimba de Areia (PB)</text:p>
          </table:table-cell>
          <table:table-cell table:style-name="ce1" office:value-type="float" office:value="3695"/>
        </table:table-row>
        <table:table-row table:style-name="ro1">
          <table:table-cell table:style-name="ce1" office:value-type="float" office:value="2503506"/>
          <table:table-cell table:style-name="ce1" office:value-type="string">
            <text:p>Cacimba de Dentro (PB)</text:p>
          </table:table-cell>
          <table:table-cell table:style-name="ce1" office:value-type="float" office:value="17178"/>
        </table:table-row>
        <table:table-row table:style-name="ro1">
          <table:table-cell table:style-name="ce1" office:value-type="float" office:value="2503555"/>
          <table:table-cell table:style-name="ce1" office:value-type="string">
            <text:p>Cacimbas (PB)</text:p>
          </table:table-cell>
          <table:table-cell table:style-name="ce1" office:value-type="float" office:value="7199"/>
        </table:table-row>
        <table:table-row table:style-name="ro1">
          <table:table-cell table:style-name="ce1" office:value-type="float" office:value="2503605"/>
          <table:table-cell table:style-name="ce1" office:value-type="string">
            <text:p>Caiçara (PB)</text:p>
          </table:table-cell>
          <table:table-cell table:style-name="ce1" office:value-type="float" office:value="7191"/>
        </table:table-row>
        <table:table-row table:style-name="ro1">
          <table:table-cell table:style-name="ce1" office:value-type="float" office:value="2503704"/>
          <table:table-cell table:style-name="ce1" office:value-type="string">
            <text:p>Cajazeiras (PB)</text:p>
          </table:table-cell>
          <table:table-cell table:style-name="ce1" office:value-type="float" office:value="62289"/>
        </table:table-row>
        <table:table-row table:style-name="ro1">
          <table:table-cell table:style-name="ce1" office:value-type="float" office:value="2503753"/>
          <table:table-cell table:style-name="ce1" office:value-type="string">
            <text:p>Cajazeirinhas (PB)</text:p>
          </table:table-cell>
          <table:table-cell table:style-name="ce1" office:value-type="float" office:value="3205"/>
        </table:table-row>
        <table:table-row table:style-name="ro1">
          <table:table-cell table:style-name="ce1" office:value-type="float" office:value="2503803"/>
          <table:table-cell table:style-name="ce1" office:value-type="string">
            <text:p>Caldas Brandão (PB)</text:p>
          </table:table-cell>
          <table:table-cell table:style-name="ce1" office:value-type="float" office:value="6046"/>
        </table:table-row>
        <table:table-row table:style-name="ro1">
          <table:table-cell table:style-name="ce1" office:value-type="float" office:value="2503902"/>
          <table:table-cell table:style-name="ce1" office:value-type="string">
            <text:p>Camalaú (PB)</text:p>
          </table:table-cell>
          <table:table-cell table:style-name="ce1" office:value-type="float" office:value="6031"/>
        </table:table-row>
        <table:table-row table:style-name="ro1">
          <table:table-cell table:style-name="ce1" office:value-type="float" office:value="2504009"/>
          <table:table-cell table:style-name="ce1" office:value-type="string">
            <text:p>Campina Grande (PB)</text:p>
          </table:table-cell>
          <table:table-cell table:style-name="ce1" office:value-type="float" office:value="411807"/>
        </table:table-row>
        <table:table-row table:style-name="ro1">
          <table:table-cell table:style-name="ce1" office:value-type="float" office:value="2504033"/>
          <table:table-cell table:style-name="ce1" office:value-type="string">
            <text:p>Capim (PB)</text:p>
          </table:table-cell>
          <table:table-cell table:style-name="ce1" office:value-type="float" office:value="6620"/>
        </table:table-row>
        <table:table-row table:style-name="ro1">
          <table:table-cell table:style-name="ce1" office:value-type="float" office:value="2504074"/>
          <table:table-cell table:style-name="ce1" office:value-type="string">
            <text:p>Caraúbas (PB)</text:p>
          </table:table-cell>
          <table:table-cell table:style-name="ce1" office:value-type="float" office:value="4185"/>
        </table:table-row>
        <table:table-row table:style-name="ro1">
          <table:table-cell table:style-name="ce1" office:value-type="float" office:value="2504108"/>
          <table:table-cell table:style-name="ce1" office:value-type="string">
            <text:p>Carrapateira (PB)</text:p>
          </table:table-cell>
          <table:table-cell table:style-name="ce1" office:value-type="float" office:value="2687"/>
        </table:table-row>
        <table:table-row table:style-name="ro1">
          <table:table-cell table:style-name="ce1" office:value-type="float" office:value="2504157"/>
          <table:table-cell table:style-name="ce1" office:value-type="string">
            <text:p>Casserengue (PB)</text:p>
          </table:table-cell>
          <table:table-cell table:style-name="ce1" office:value-type="float" office:value="7499"/>
        </table:table-row>
        <table:table-row table:style-name="ro1">
          <table:table-cell table:style-name="ce1" office:value-type="float" office:value="2504207"/>
          <table:table-cell table:style-name="ce1" office:value-type="string">
            <text:p>Catingueira (PB)</text:p>
          </table:table-cell>
          <table:table-cell table:style-name="ce1" office:value-type="float" office:value="4935"/>
        </table:table-row>
        <table:table-row table:style-name="ro1">
          <table:table-cell table:style-name="ce1" office:value-type="float" office:value="2504306"/>
          <table:table-cell table:style-name="ce1" office:value-type="string">
            <text:p>Catolé do Rocha (PB)</text:p>
          </table:table-cell>
          <table:table-cell table:style-name="ce1" office:value-type="float" office:value="30684"/>
        </table:table-row>
        <table:table-row table:style-name="ro1">
          <table:table-cell table:style-name="ce1" office:value-type="float" office:value="2504355"/>
          <table:table-cell table:style-name="ce1" office:value-type="string">
            <text:p>Caturité (PB)</text:p>
          </table:table-cell>
          <table:table-cell table:style-name="ce1" office:value-type="float" office:value="4875"/>
        </table:table-row>
        <table:table-row table:style-name="ro1">
          <table:table-cell table:style-name="ce1" office:value-type="float" office:value="2504405"/>
          <table:table-cell table:style-name="ce1" office:value-type="string">
            <text:p>Conceição (PB)</text:p>
          </table:table-cell>
          <table:table-cell table:style-name="ce1" office:value-type="float" office:value="19007"/>
        </table:table-row>
        <table:table-row table:style-name="ro1">
          <table:table-cell table:style-name="ce1" office:value-type="float" office:value="2504504"/>
          <table:table-cell table:style-name="ce1" office:value-type="string">
            <text:p>Condado (PB)</text:p>
          </table:table-cell>
          <table:table-cell table:style-name="ce1" office:value-type="float" office:value="6658"/>
        </table:table-row>
        <table:table-row table:style-name="ro1">
          <table:table-cell table:style-name="ce1" office:value-type="float" office:value="2504603"/>
          <table:table-cell table:style-name="ce1" office:value-type="string">
            <text:p>Conde (PB)</text:p>
          </table:table-cell>
          <table:table-cell table:style-name="ce1" office:value-type="float" office:value="25010"/>
        </table:table-row>
        <table:table-row table:style-name="ro1">
          <table:table-cell table:style-name="ce1" office:value-type="float" office:value="2504702"/>
          <table:table-cell table:style-name="ce1" office:value-type="string">
            <text:p>Congo (PB)</text:p>
          </table:table-cell>
          <table:table-cell table:style-name="ce1" office:value-type="float" office:value="4787"/>
        </table:table-row>
        <table:table-row table:style-name="ro1">
          <table:table-cell table:style-name="ce1" office:value-type="float" office:value="2504801"/>
          <table:table-cell table:style-name="ce1" office:value-type="string">
            <text:p>Coremas (PB)</text:p>
          </table:table-cell>
          <table:table-cell table:style-name="ce1" office:value-type="float" office:value="15441"/>
        </table:table-row>
        <table:table-row table:style-name="ro1">
          <table:table-cell table:style-name="ce1" office:value-type="float" office:value="2504850"/>
          <table:table-cell table:style-name="ce1" office:value-type="string">
            <text:p>Coxixola (PB)</text:p>
          </table:table-cell>
          <table:table-cell table:style-name="ce1" office:value-type="float" office:value="1935"/>
        </table:table-row>
        <table:table-row table:style-name="ro1">
          <table:table-cell table:style-name="ce1" office:value-type="float" office:value="2504900"/>
          <table:table-cell table:style-name="ce1" office:value-type="string">
            <text:p>Cruz do Espírito Santo (PB)</text:p>
          </table:table-cell>
          <table:table-cell table:style-name="ce1" office:value-type="float" office:value="17461"/>
        </table:table-row>
        <table:table-row table:style-name="ro1">
          <table:table-cell table:style-name="ce1" office:value-type="float" office:value="2505006"/>
          <table:table-cell table:style-name="ce1" office:value-type="string">
            <text:p>Cubati (PB)</text:p>
          </table:table-cell>
          <table:table-cell table:style-name="ce1" office:value-type="float" office:value="7832"/>
        </table:table-row>
        <table:table-row table:style-name="ro1">
          <table:table-cell table:style-name="ce1" office:value-type="float" office:value="2505105"/>
          <table:table-cell table:style-name="ce1" office:value-type="string">
            <text:p>Cuité (PB)</text:p>
          </table:table-cell>
          <table:table-cell table:style-name="ce1" office:value-type="float" office:value="20334"/>
        </table:table-row>
        <table:table-row table:style-name="ro1">
          <table:table-cell table:style-name="ce1" office:value-type="float" office:value="2505204"/>
          <table:table-cell table:style-name="ce1" office:value-type="string">
            <text:p>Cuitegi (PB)</text:p>
          </table:table-cell>
          <table:table-cell table:style-name="ce1" office:value-type="float" office:value="6775"/>
        </table:table-row>
        <table:table-row table:style-name="ro1">
          <table:table-cell table:style-name="ce1" office:value-type="float" office:value="2505238"/>
          <table:table-cell table:style-name="ce1" office:value-type="string">
            <text:p>Cuité de Mamanguape (PB)</text:p>
          </table:table-cell>
          <table:table-cell table:style-name="ce1" office:value-type="float" office:value="6356"/>
        </table:table-row>
        <table:table-row table:style-name="ro1">
          <table:table-cell table:style-name="ce1" office:value-type="float" office:value="2505279"/>
          <table:table-cell table:style-name="ce1" office:value-type="string">
            <text:p>Curral de Cima (PB)</text:p>
          </table:table-cell>
          <table:table-cell table:style-name="ce1" office:value-type="float" office:value="5218"/>
        </table:table-row>
        <table:table-row table:style-name="ro1">
          <table:table-cell table:style-name="ce1" office:value-type="float" office:value="2505303"/>
          <table:table-cell table:style-name="ce1" office:value-type="string">
            <text:p>Curral Velho (PB)</text:p>
          </table:table-cell>
          <table:table-cell table:style-name="ce1" office:value-type="float" office:value="2512"/>
        </table:table-row>
        <table:table-row table:style-name="ro1">
          <table:table-cell table:style-name="ce1" office:value-type="float" office:value="2505352"/>
          <table:table-cell table:style-name="ce1" office:value-type="string">
            <text:p>Damião (PB)</text:p>
          </table:table-cell>
          <table:table-cell table:style-name="ce1" office:value-type="float" office:value="5370"/>
        </table:table-row>
        <table:table-row table:style-name="ro1">
          <table:table-cell table:style-name="ce1" office:value-type="float" office:value="2505402"/>
          <table:table-cell table:style-name="ce1" office:value-type="string">
            <text:p>Desterro (PB)</text:p>
          </table:table-cell>
          <table:table-cell table:style-name="ce1" office:value-type="float" office:value="8315"/>
        </table:table-row>
        <table:table-row table:style-name="ro1">
          <table:table-cell table:style-name="ce1" office:value-type="float" office:value="2505501"/>
          <table:table-cell table:style-name="ce1" office:value-type="string">
            <text:p>Vista Serrana (PB)</text:p>
          </table:table-cell>
          <table:table-cell table:style-name="ce1" office:value-type="float" office:value="3824"/>
        </table:table-row>
        <table:table-row table:style-name="ro1">
          <table:table-cell table:style-name="ce1" office:value-type="float" office:value="2505600"/>
          <table:table-cell table:style-name="ce1" office:value-type="string">
            <text:p>Diamante (PB)</text:p>
          </table:table-cell>
          <table:table-cell table:style-name="ce1" office:value-type="float" office:value="6528"/>
        </table:table-row>
        <table:table-row table:style-name="ro1">
          <table:table-cell table:style-name="ce1" office:value-type="float" office:value="2505709"/>
          <table:table-cell table:style-name="ce1" office:value-type="string">
            <text:p>Dona Inês (PB)</text:p>
          </table:table-cell>
          <table:table-cell table:style-name="ce1" office:value-type="float" office:value="10413"/>
        </table:table-row>
        <table:table-row table:style-name="ro1">
          <table:table-cell table:style-name="ce1" office:value-type="float" office:value="2505808"/>
          <table:table-cell table:style-name="ce1" office:value-type="string">
            <text:p>Duas Estradas (PB)</text:p>
          </table:table-cell>
          <table:table-cell table:style-name="ce1" office:value-type="float" office:value="3582"/>
        </table:table-row>
        <table:table-row table:style-name="ro1">
          <table:table-cell table:style-name="ce1" office:value-type="float" office:value="2505907"/>
          <table:table-cell table:style-name="ce1" office:value-type="string">
            <text:p>Emas (PB)</text:p>
          </table:table-cell>
          <table:table-cell table:style-name="ce1" office:value-type="float" office:value="3539"/>
        </table:table-row>
        <table:table-row table:style-name="ro1">
          <table:table-cell table:style-name="ce1" office:value-type="float" office:value="2506004"/>
          <table:table-cell table:style-name="ce1" office:value-type="string">
            <text:p>Esperança (PB)</text:p>
          </table:table-cell>
          <table:table-cell table:style-name="ce1" office:value-type="float" office:value="33199"/>
        </table:table-row>
        <table:table-row table:style-name="ro1">
          <table:table-cell table:style-name="ce1" office:value-type="float" office:value="2506103"/>
          <table:table-cell table:style-name="ce1" office:value-type="string">
            <text:p>Fagundes (PB)</text:p>
          </table:table-cell>
          <table:table-cell table:style-name="ce1" office:value-type="float" office:value="11215"/>
        </table:table-row>
        <table:table-row table:style-name="ro1">
          <table:table-cell table:style-name="ce1" office:value-type="float" office:value="2506202"/>
          <table:table-cell table:style-name="ce1" office:value-type="string">
            <text:p>Frei Martinho (PB)</text:p>
          </table:table-cell>
          <table:table-cell table:style-name="ce1" office:value-type="float" office:value="2989"/>
        </table:table-row>
        <table:table-row table:style-name="ro1">
          <table:table-cell table:style-name="ce1" office:value-type="float" office:value="2506251"/>
          <table:table-cell table:style-name="ce1" office:value-type="string">
            <text:p>Gado Bravo (PB)</text:p>
          </table:table-cell>
          <table:table-cell table:style-name="ce1" office:value-type="float" office:value="8303"/>
        </table:table-row>
        <table:table-row table:style-name="ro1">
          <table:table-cell table:style-name="ce1" office:value-type="float" office:value="2506301"/>
          <table:table-cell table:style-name="ce1" office:value-type="string">
            <text:p>Guarabira (PB)</text:p>
          </table:table-cell>
          <table:table-cell table:style-name="ce1" office:value-type="float" office:value="59115"/>
        </table:table-row>
        <table:table-row table:style-name="ro1">
          <table:table-cell table:style-name="ce1" office:value-type="float" office:value="2506400"/>
          <table:table-cell table:style-name="ce1" office:value-type="string">
            <text:p>Gurinhém (PB)</text:p>
          </table:table-cell>
          <table:table-cell table:style-name="ce1" office:value-type="float" office:value="14127"/>
        </table:table-row>
        <table:table-row table:style-name="ro1">
          <table:table-cell table:style-name="ce1" office:value-type="float" office:value="2506509"/>
          <table:table-cell table:style-name="ce1" office:value-type="string">
            <text:p>Gurjão (PB)</text:p>
          </table:table-cell>
          <table:table-cell table:style-name="ce1" office:value-type="float" office:value="3453"/>
        </table:table-row>
        <table:table-row table:style-name="ro1">
          <table:table-cell table:style-name="ce1" office:value-type="float" office:value="2506608"/>
          <table:table-cell table:style-name="ce1" office:value-type="string">
            <text:p>Ibiara (PB)</text:p>
          </table:table-cell>
          <table:table-cell table:style-name="ce1" office:value-type="float" office:value="5903"/>
        </table:table-row>
        <table:table-row table:style-name="ro1">
          <table:table-cell table:style-name="ce1" office:value-type="float" office:value="2506707"/>
          <table:table-cell table:style-name="ce1" office:value-type="string">
            <text:p>Imaculada (PB)</text:p>
          </table:table-cell>
          <table:table-cell table:style-name="ce1" office:value-type="float" office:value="11848"/>
        </table:table-row>
        <table:table-row table:style-name="ro1">
          <table:table-cell table:style-name="ce1" office:value-type="float" office:value="2506806"/>
          <table:table-cell table:style-name="ce1" office:value-type="string">
            <text:p>Ingá (PB)</text:p>
          </table:table-cell>
          <table:table-cell table:style-name="ce1" office:value-type="float" office:value="18144"/>
        </table:table-row>
        <table:table-row table:style-name="ro1">
          <table:table-cell table:style-name="ce1" office:value-type="float" office:value="2506905"/>
          <table:table-cell table:style-name="ce1" office:value-type="string">
            <text:p>Itabaiana (PB)</text:p>
          </table:table-cell>
          <table:table-cell table:style-name="ce1" office:value-type="float" office:value="24419"/>
        </table:table-row>
        <table:table-row table:style-name="ro1">
          <table:table-cell table:style-name="ce1" office:value-type="float" office:value="2507002"/>
          <table:table-cell table:style-name="ce1" office:value-type="string">
            <text:p>Itaporanga (PB)</text:p>
          </table:table-cell>
          <table:table-cell table:style-name="ce1" office:value-type="float" office:value="24828"/>
        </table:table-row>
        <table:table-row table:style-name="ro1">
          <table:table-cell table:style-name="ce1" office:value-type="float" office:value="2507101"/>
          <table:table-cell table:style-name="ce1" office:value-type="string">
            <text:p>Itapororoca (PB)</text:p>
          </table:table-cell>
          <table:table-cell table:style-name="ce1" office:value-type="float" office:value="18823"/>
        </table:table-row>
        <table:table-row table:style-name="ro1">
          <table:table-cell table:style-name="ce1" office:value-type="float" office:value="2507200"/>
          <table:table-cell table:style-name="ce1" office:value-type="string">
            <text:p>Itatuba (PB)</text:p>
          </table:table-cell>
          <table:table-cell table:style-name="ce1" office:value-type="float" office:value="11016"/>
        </table:table-row>
        <table:table-row table:style-name="ro1">
          <table:table-cell table:style-name="ce1" office:value-type="float" office:value="2507309"/>
          <table:table-cell table:style-name="ce1" office:value-type="string">
            <text:p>Jacaraú (PB)</text:p>
          </table:table-cell>
          <table:table-cell table:style-name="ce1" office:value-type="float" office:value="14450"/>
        </table:table-row>
        <table:table-row table:style-name="ro1">
          <table:table-cell table:style-name="ce1" office:value-type="float" office:value="2507408"/>
          <table:table-cell table:style-name="ce1" office:value-type="string">
            <text:p>Jericó (PB)</text:p>
          </table:table-cell>
          <table:table-cell table:style-name="ce1" office:value-type="float" office:value="7745"/>
        </table:table-row>
        <table:table-row table:style-name="ro1">
          <table:table-cell table:style-name="ce1" office:value-type="float" office:value="2507507"/>
          <table:table-cell table:style-name="ce1" office:value-type="string">
            <text:p>João Pessoa (PB)</text:p>
          </table:table-cell>
          <table:table-cell table:style-name="ce1" office:value-type="float" office:value="817511"/>
        </table:table-row>
        <table:table-row table:style-name="ro1">
          <table:table-cell table:style-name="ce1" office:value-type="float" office:value="2507606"/>
          <table:table-cell table:style-name="ce1" office:value-type="string">
            <text:p>Juarez Távora (PB)</text:p>
          </table:table-cell>
          <table:table-cell table:style-name="ce1" office:value-type="float" office:value="7976"/>
        </table:table-row>
        <table:table-row table:style-name="ro1">
          <table:table-cell table:style-name="ce1" office:value-type="float" office:value="2507705"/>
          <table:table-cell table:style-name="ce1" office:value-type="string">
            <text:p>Juazeirinho (PB)</text:p>
          </table:table-cell>
          <table:table-cell table:style-name="ce1" office:value-type="float" office:value="18298"/>
        </table:table-row>
        <table:table-row table:style-name="ro1">
          <table:table-cell table:style-name="ce1" office:value-type="float" office:value="2507804"/>
          <table:table-cell table:style-name="ce1" office:value-type="string">
            <text:p>Junco do Seridó (PB)</text:p>
          </table:table-cell>
          <table:table-cell table:style-name="ce1" office:value-type="float" office:value="7195"/>
        </table:table-row>
        <table:table-row table:style-name="ro1">
          <table:table-cell table:style-name="ce1" office:value-type="float" office:value="2507903"/>
          <table:table-cell table:style-name="ce1" office:value-type="string">
            <text:p>Juripiranga (PB)</text:p>
          </table:table-cell>
          <table:table-cell table:style-name="ce1" office:value-type="float" office:value="10793"/>
        </table:table-row>
        <table:table-row table:style-name="ro1">
          <table:table-cell table:style-name="ce1" office:value-type="float" office:value="2508000"/>
          <table:table-cell table:style-name="ce1" office:value-type="string">
            <text:p>Juru (PB)</text:p>
          </table:table-cell>
          <table:table-cell table:style-name="ce1" office:value-type="float" office:value="9849"/>
        </table:table-row>
        <table:table-row table:style-name="ro1">
          <table:table-cell table:style-name="ce1" office:value-type="float" office:value="2508109"/>
          <table:table-cell table:style-name="ce1" office:value-type="string">
            <text:p>Lagoa (PB)</text:p>
          </table:table-cell>
          <table:table-cell table:style-name="ce1" office:value-type="float" office:value="4653"/>
        </table:table-row>
        <table:table-row table:style-name="ro1">
          <table:table-cell table:style-name="ce1" office:value-type="float" office:value="2508208"/>
          <table:table-cell table:style-name="ce1" office:value-type="string">
            <text:p>Lagoa de Dentro (PB)</text:p>
          </table:table-cell>
          <table:table-cell table:style-name="ce1" office:value-type="float" office:value="7737"/>
        </table:table-row>
        <table:table-row table:style-name="ro1">
          <table:table-cell table:style-name="ce1" office:value-type="float" office:value="2508307"/>
          <table:table-cell table:style-name="ce1" office:value-type="string">
            <text:p>Lagoa Seca (PB)</text:p>
          </table:table-cell>
          <table:table-cell table:style-name="ce1" office:value-type="float" office:value="27617"/>
        </table:table-row>
        <table:table-row table:style-name="ro1">
          <table:table-cell table:style-name="ce1" office:value-type="float" office:value="2508406"/>
          <table:table-cell table:style-name="ce1" office:value-type="string">
            <text:p>Lastro (PB)</text:p>
          </table:table-cell>
          <table:table-cell table:style-name="ce1" office:value-type="float" office:value="2718"/>
        </table:table-row>
        <table:table-row table:style-name="ro1">
          <table:table-cell table:style-name="ce1" office:value-type="float" office:value="2508505"/>
          <table:table-cell table:style-name="ce1" office:value-type="string">
            <text:p>Livramento (PB)</text:p>
          </table:table-cell>
          <table:table-cell table:style-name="ce1" office:value-type="float" office:value="7265"/>
        </table:table-row>
        <table:table-row table:style-name="ro1">
          <table:table-cell table:style-name="ce1" office:value-type="float" office:value="2508554"/>
          <table:table-cell table:style-name="ce1" office:value-type="string">
            <text:p>Logradouro (PB)</text:p>
          </table:table-cell>
          <table:table-cell table:style-name="ce1" office:value-type="float" office:value="4369"/>
        </table:table-row>
        <table:table-row table:style-name="ro1">
          <table:table-cell table:style-name="ce1" office:value-type="float" office:value="2508604"/>
          <table:table-cell table:style-name="ce1" office:value-type="string">
            <text:p>Lucena (PB)</text:p>
          </table:table-cell>
          <table:table-cell table:style-name="ce1" office:value-type="float" office:value="13214"/>
        </table:table-row>
        <table:table-row table:style-name="ro1">
          <table:table-cell table:style-name="ce1" office:value-type="float" office:value="2508703"/>
          <table:table-cell table:style-name="ce1" office:value-type="string">
            <text:p>Mãe d'Água (PB)</text:p>
          </table:table-cell>
          <table:table-cell table:style-name="ce1" office:value-type="float" office:value="3999"/>
        </table:table-row>
        <table:table-row table:style-name="ro1">
          <table:table-cell table:style-name="ce1" office:value-type="float" office:value="2508802"/>
          <table:table-cell table:style-name="ce1" office:value-type="string">
            <text:p>Malta (PB)</text:p>
          </table:table-cell>
          <table:table-cell table:style-name="ce1" office:value-type="float" office:value="5752"/>
        </table:table-row>
        <table:table-row table:style-name="ro1">
          <table:table-cell table:style-name="ce1" office:value-type="float" office:value="2508901"/>
          <table:table-cell table:style-name="ce1" office:value-type="string">
            <text:p>Mamanguape (PB)</text:p>
          </table:table-cell>
          <table:table-cell table:style-name="ce1" office:value-type="float" office:value="45136"/>
        </table:table-row>
        <table:table-row table:style-name="ro1">
          <table:table-cell table:style-name="ce1" office:value-type="float" office:value="2509008"/>
          <table:table-cell table:style-name="ce1" office:value-type="string">
            <text:p>Manaíra (PB)</text:p>
          </table:table-cell>
          <table:table-cell table:style-name="ce1" office:value-type="float" office:value="10972"/>
        </table:table-row>
        <table:table-row table:style-name="ro1">
          <table:table-cell table:style-name="ce1" office:value-type="float" office:value="2509057"/>
          <table:table-cell table:style-name="ce1" office:value-type="string">
            <text:p>Marcação (PB)</text:p>
          </table:table-cell>
          <table:table-cell table:style-name="ce1" office:value-type="float" office:value="8653"/>
        </table:table-row>
        <table:table-row table:style-name="ro1">
          <table:table-cell table:style-name="ce1" office:value-type="float" office:value="2509107"/>
          <table:table-cell table:style-name="ce1" office:value-type="string">
            <text:p>Mari (PB)</text:p>
          </table:table-cell>
          <table:table-cell table:style-name="ce1" office:value-type="float" office:value="21866"/>
        </table:table-row>
        <table:table-row table:style-name="ro1">
          <table:table-cell table:style-name="ce1" office:value-type="float" office:value="2509156"/>
          <table:table-cell table:style-name="ce1" office:value-type="string">
            <text:p>Marizópolis (PB)</text:p>
          </table:table-cell>
          <table:table-cell table:style-name="ce1" office:value-type="float" office:value="6654"/>
        </table:table-row>
        <table:table-row table:style-name="ro1">
          <table:table-cell table:style-name="ce1" office:value-type="float" office:value="2509206"/>
          <table:table-cell table:style-name="ce1" office:value-type="string">
            <text:p>Massaranduba (PB)</text:p>
          </table:table-cell>
          <table:table-cell table:style-name="ce1" office:value-type="float" office:value="13998"/>
        </table:table-row>
        <table:table-row table:style-name="ro1">
          <table:table-cell table:style-name="ce1" office:value-type="float" office:value="2509305"/>
          <table:table-cell table:style-name="ce1" office:value-type="string">
            <text:p>Mataraca (PB)</text:p>
          </table:table-cell>
          <table:table-cell table:style-name="ce1" office:value-type="float" office:value="8539"/>
        </table:table-row>
        <table:table-row table:style-name="ro1">
          <table:table-cell table:style-name="ce1" office:value-type="float" office:value="2509339"/>
          <table:table-cell table:style-name="ce1" office:value-type="string">
            <text:p>Matinhas (PB)</text:p>
          </table:table-cell>
          <table:table-cell table:style-name="ce1" office:value-type="float" office:value="4515"/>
        </table:table-row>
        <table:table-row table:style-name="ro1">
          <table:table-cell table:style-name="ce1" office:value-type="float" office:value="2509370"/>
          <table:table-cell table:style-name="ce1" office:value-type="string">
            <text:p>Mato Grosso (PB)</text:p>
          </table:table-cell>
          <table:table-cell table:style-name="ce1" office:value-type="float" office:value="2926"/>
        </table:table-row>
        <table:table-row table:style-name="ro1">
          <table:table-cell table:style-name="ce1" office:value-type="float" office:value="2509396"/>
          <table:table-cell table:style-name="ce1" office:value-type="string">
            <text:p>Maturéia (PB)</text:p>
          </table:table-cell>
          <table:table-cell table:style-name="ce1" office:value-type="float" office:value="6630"/>
        </table:table-row>
        <table:table-row table:style-name="ro1">
          <table:table-cell table:style-name="ce1" office:value-type="float" office:value="2509404"/>
          <table:table-cell table:style-name="ce1" office:value-type="string">
            <text:p>Mogeiro (PB)</text:p>
          </table:table-cell>
          <table:table-cell table:style-name="ce1" office:value-type="float" office:value="13261"/>
        </table:table-row>
        <table:table-row table:style-name="ro1">
          <table:table-cell table:style-name="ce1" office:value-type="float" office:value="2509503"/>
          <table:table-cell table:style-name="ce1" office:value-type="string">
            <text:p>Montadas (PB)</text:p>
          </table:table-cell>
          <table:table-cell table:style-name="ce1" office:value-type="float" office:value="5738"/>
        </table:table-row>
        <table:table-row table:style-name="ro1">
          <table:table-cell table:style-name="ce1" office:value-type="float" office:value="2509602"/>
          <table:table-cell table:style-name="ce1" office:value-type="string">
            <text:p>Monte Horebe (PB)</text:p>
          </table:table-cell>
          <table:table-cell table:style-name="ce1" office:value-type="float" office:value="4842"/>
        </table:table-row>
        <table:table-row table:style-name="ro1">
          <table:table-cell table:style-name="ce1" office:value-type="float" office:value="2509701"/>
          <table:table-cell table:style-name="ce1" office:value-type="string">
            <text:p>Monteiro (PB)</text:p>
          </table:table-cell>
          <table:table-cell table:style-name="ce1" office:value-type="float" office:value="33433"/>
        </table:table-row>
        <table:table-row table:style-name="ro1">
          <table:table-cell table:style-name="ce1" office:value-type="float" office:value="2509800"/>
          <table:table-cell table:style-name="ce1" office:value-type="string">
            <text:p>Mulungu (PB)</text:p>
          </table:table-cell>
          <table:table-cell table:style-name="ce1" office:value-type="float" office:value="9932"/>
        </table:table-row>
        <table:table-row table:style-name="ro1">
          <table:table-cell table:style-name="ce1" office:value-type="float" office:value="2509909"/>
          <table:table-cell table:style-name="ce1" office:value-type="string">
            <text:p>Natuba (PB)</text:p>
          </table:table-cell>
          <table:table-cell table:style-name="ce1" office:value-type="float" office:value="10451"/>
        </table:table-row>
        <table:table-row table:style-name="ro1">
          <table:table-cell table:style-name="ce1" office:value-type="float" office:value="2510006"/>
          <table:table-cell table:style-name="ce1" office:value-type="string">
            <text:p>Nazarezinho (PB)</text:p>
          </table:table-cell>
          <table:table-cell table:style-name="ce1" office:value-type="float" office:value="7286"/>
        </table:table-row>
        <table:table-row table:style-name="ro1">
          <table:table-cell table:style-name="ce1" office:value-type="float" office:value="2510105"/>
          <table:table-cell table:style-name="ce1" office:value-type="string">
            <text:p>Nova Floresta (PB)</text:p>
          </table:table-cell>
          <table:table-cell table:style-name="ce1" office:value-type="float" office:value="10626"/>
        </table:table-row>
        <table:table-row table:style-name="ro1">
          <table:table-cell table:style-name="ce1" office:value-type="float" office:value="2510204"/>
          <table:table-cell table:style-name="ce1" office:value-type="string">
            <text:p>Nova Olinda (PB)</text:p>
          </table:table-cell>
          <table:table-cell table:style-name="ce1" office:value-type="float" office:value="5920"/>
        </table:table-row>
        <table:table-row table:style-name="ro1">
          <table:table-cell table:style-name="ce1" office:value-type="float" office:value="2510303"/>
          <table:table-cell table:style-name="ce1" office:value-type="string">
            <text:p>Nova Palmeira (PB)</text:p>
          </table:table-cell>
          <table:table-cell table:style-name="ce1" office:value-type="float" office:value="4959"/>
        </table:table-row>
        <table:table-row table:style-name="ro1">
          <table:table-cell table:style-name="ce1" office:value-type="float" office:value="2510402"/>
          <table:table-cell table:style-name="ce1" office:value-type="string">
            <text:p>Olho d'Água (PB)</text:p>
          </table:table-cell>
          <table:table-cell table:style-name="ce1" office:value-type="float" office:value="6462"/>
        </table:table-row>
        <table:table-row table:style-name="ro1">
          <table:table-cell table:style-name="ce1" office:value-type="float" office:value="2510501"/>
          <table:table-cell table:style-name="ce1" office:value-type="string">
            <text:p>Olivedos (PB)</text:p>
          </table:table-cell>
          <table:table-cell table:style-name="ce1" office:value-type="float" office:value="3961"/>
        </table:table-row>
        <table:table-row table:style-name="ro1">
          <table:table-cell table:style-name="ce1" office:value-type="float" office:value="2510600"/>
          <table:table-cell table:style-name="ce1" office:value-type="string">
            <text:p>Ouro Velho (PB)</text:p>
          </table:table-cell>
          <table:table-cell table:style-name="ce1" office:value-type="float" office:value="3046"/>
        </table:table-row>
        <table:table-row table:style-name="ro1">
          <table:table-cell table:style-name="ce1" office:value-type="float" office:value="2510659"/>
          <table:table-cell table:style-name="ce1" office:value-type="string">
            <text:p>Parari (PB)</text:p>
          </table:table-cell>
          <table:table-cell table:style-name="ce1" office:value-type="float" office:value="1758"/>
        </table:table-row>
        <table:table-row table:style-name="ro1">
          <table:table-cell table:style-name="ce1" office:value-type="float" office:value="2510709"/>
          <table:table-cell table:style-name="ce1" office:value-type="string">
            <text:p>Passagem (PB)</text:p>
          </table:table-cell>
          <table:table-cell table:style-name="ce1" office:value-type="float" office:value="2436"/>
        </table:table-row>
        <table:table-row table:style-name="ro1">
          <table:table-cell table:style-name="ce1" office:value-type="float" office:value="2510808"/>
          <table:table-cell table:style-name="ce1" office:value-type="string">
            <text:p>Patos (PB)</text:p>
          </table:table-cell>
          <table:table-cell table:style-name="ce1" office:value-type="float" office:value="108192"/>
        </table:table-row>
        <table:table-row table:style-name="ro1">
          <table:table-cell table:style-name="ce1" office:value-type="float" office:value="2510907"/>
          <table:table-cell table:style-name="ce1" office:value-type="string">
            <text:p>Paulista (PB)</text:p>
          </table:table-cell>
          <table:table-cell table:style-name="ce1" office:value-type="float" office:value="12379"/>
        </table:table-row>
        <table:table-row table:style-name="ro1">
          <table:table-cell table:style-name="ce1" office:value-type="float" office:value="2511004"/>
          <table:table-cell table:style-name="ce1" office:value-type="string">
            <text:p>Pedra Branca (PB)</text:p>
          </table:table-cell>
          <table:table-cell table:style-name="ce1" office:value-type="float" office:value="3802"/>
        </table:table-row>
        <table:table-row table:style-name="ro1">
          <table:table-cell table:style-name="ce1" office:value-type="float" office:value="2511103"/>
          <table:table-cell table:style-name="ce1" office:value-type="string">
            <text:p>Pedra Lavrada (PB)</text:p>
          </table:table-cell>
          <table:table-cell table:style-name="ce1" office:value-type="float" office:value="7899"/>
        </table:table-row>
        <table:table-row table:style-name="ro1">
          <table:table-cell table:style-name="ce1" office:value-type="float" office:value="2511202"/>
          <table:table-cell table:style-name="ce1" office:value-type="string">
            <text:p>Pedras de Fogo (PB)</text:p>
          </table:table-cell>
          <table:table-cell table:style-name="ce1" office:value-type="float" office:value="28533"/>
        </table:table-row>
        <table:table-row table:style-name="ro1">
          <table:table-cell table:style-name="ce1" office:value-type="float" office:value="2511301"/>
          <table:table-cell table:style-name="ce1" office:value-type="string">
            <text:p>Piancó (PB)</text:p>
          </table:table-cell>
          <table:table-cell table:style-name="ce1" office:value-type="float" office:value="16111"/>
        </table:table-row>
        <table:table-row table:style-name="ro1">
          <table:table-cell table:style-name="ce1" office:value-type="float" office:value="2511400"/>
          <table:table-cell table:style-name="ce1" office:value-type="string">
            <text:p>Picuí (PB)</text:p>
          </table:table-cell>
          <table:table-cell table:style-name="ce1" office:value-type="float" office:value="18720"/>
        </table:table-row>
        <table:table-row table:style-name="ro1">
          <table:table-cell table:style-name="ce1" office:value-type="float" office:value="2511509"/>
          <table:table-cell table:style-name="ce1" office:value-type="string">
            <text:p>Pilar (PB)</text:p>
          </table:table-cell>
          <table:table-cell table:style-name="ce1" office:value-type="float" office:value="11977"/>
        </table:table-row>
        <table:table-row table:style-name="ro1">
          <table:table-cell table:style-name="ce1" office:value-type="float" office:value="2511608"/>
          <table:table-cell table:style-name="ce1" office:value-type="string">
            <text:p>Pilões (PB)</text:p>
          </table:table-cell>
          <table:table-cell table:style-name="ce1" office:value-type="float" office:value="6576"/>
        </table:table-row>
        <table:table-row table:style-name="ro1">
          <table:table-cell table:style-name="ce1" office:value-type="float" office:value="2511707"/>
          <table:table-cell table:style-name="ce1" office:value-type="string">
            <text:p>Pilõezinhos (PB)</text:p>
          </table:table-cell>
          <table:table-cell table:style-name="ce1" office:value-type="float" office:value="4955"/>
        </table:table-row>
        <table:table-row table:style-name="ro1">
          <table:table-cell table:style-name="ce1" office:value-type="float" office:value="2511806"/>
          <table:table-cell table:style-name="ce1" office:value-type="string">
            <text:p>Pirpirituba (PB)</text:p>
          </table:table-cell>
          <table:table-cell table:style-name="ce1" office:value-type="float" office:value="10584"/>
        </table:table-row>
        <table:table-row table:style-name="ro1">
          <table:table-cell table:style-name="ce1" office:value-type="float" office:value="2511905"/>
          <table:table-cell table:style-name="ce1" office:value-type="string">
            <text:p>Pitimbu (PB)</text:p>
          </table:table-cell>
          <table:table-cell table:style-name="ce1" office:value-type="float" office:value="19275"/>
        </table:table-row>
        <table:table-row table:style-name="ro1">
          <table:table-cell table:style-name="ce1" office:value-type="float" office:value="2512002"/>
          <table:table-cell table:style-name="ce1" office:value-type="string">
            <text:p>Pocinhos (PB)</text:p>
          </table:table-cell>
          <table:table-cell table:style-name="ce1" office:value-type="float" office:value="18708"/>
        </table:table-row>
        <table:table-row table:style-name="ro1">
          <table:table-cell table:style-name="ce1" office:value-type="float" office:value="2512036"/>
          <table:table-cell table:style-name="ce1" office:value-type="string">
            <text:p>Poço Dantas (PB)</text:p>
          </table:table-cell>
          <table:table-cell table:style-name="ce1" office:value-type="float" office:value="3882"/>
        </table:table-row>
        <table:table-row table:style-name="ro1">
          <table:table-cell table:style-name="ce1" office:value-type="float" office:value="2512077"/>
          <table:table-cell table:style-name="ce1" office:value-type="string">
            <text:p>Poço de José de Moura (PB)</text:p>
          </table:table-cell>
          <table:table-cell table:style-name="ce1" office:value-type="float" office:value="4337"/>
        </table:table-row>
        <table:table-row table:style-name="ro1">
          <table:table-cell table:style-name="ce1" office:value-type="float" office:value="2512101"/>
          <table:table-cell table:style-name="ce1" office:value-type="string">
            <text:p>Pombal (PB)</text:p>
          </table:table-cell>
          <table:table-cell table:style-name="ce1" office:value-type="float" office:value="32802"/>
        </table:table-row>
        <table:table-row table:style-name="ro1">
          <table:table-cell table:style-name="ce1" office:value-type="float" office:value="2512200"/>
          <table:table-cell table:style-name="ce1" office:value-type="string">
            <text:p>Prata (PB)</text:p>
          </table:table-cell>
          <table:table-cell table:style-name="ce1" office:value-type="float" office:value="4238"/>
        </table:table-row>
        <table:table-row table:style-name="ro1">
          <table:table-cell table:style-name="ce1" office:value-type="float" office:value="2512309"/>
          <table:table-cell table:style-name="ce1" office:value-type="string">
            <text:p>Princesa Isabel (PB)</text:p>
          </table:table-cell>
          <table:table-cell table:style-name="ce1" office:value-type="float" office:value="23549"/>
        </table:table-row>
        <table:table-row table:style-name="ro1">
          <table:table-cell table:style-name="ce1" office:value-type="float" office:value="2512408"/>
          <table:table-cell table:style-name="ce1" office:value-type="string">
            <text:p>Puxinanã (PB)</text:p>
          </table:table-cell>
          <table:table-cell table:style-name="ce1" office:value-type="float" office:value="13741"/>
        </table:table-row>
        <table:table-row table:style-name="ro1">
          <table:table-cell table:style-name="ce1" office:value-type="float" office:value="2512507"/>
          <table:table-cell table:style-name="ce1" office:value-type="string">
            <text:p>Queimadas (PB)</text:p>
          </table:table-cell>
          <table:table-cell table:style-name="ce1" office:value-type="float" office:value="44179"/>
        </table:table-row>
        <table:table-row table:style-name="ro1">
          <table:table-cell table:style-name="ce1" office:value-type="float" office:value="2512606"/>
          <table:table-cell table:style-name="ce1" office:value-type="string">
            <text:p>Quixaba (PB)</text:p>
          </table:table-cell>
          <table:table-cell table:style-name="ce1" office:value-type="float" office:value="1983"/>
        </table:table-row>
        <table:table-row table:style-name="ro1">
          <table:table-cell table:style-name="ce1" office:value-type="float" office:value="2512705"/>
          <table:table-cell table:style-name="ce1" office:value-type="string">
            <text:p>Remígio (PB)</text:p>
          </table:table-cell>
          <table:table-cell table:style-name="ce1" office:value-type="float" office:value="19798"/>
        </table:table-row>
        <table:table-row table:style-name="ro1">
          <table:table-cell table:style-name="ce1" office:value-type="float" office:value="2512721"/>
          <table:table-cell table:style-name="ce1" office:value-type="string">
            <text:p>Pedro Régis (PB)</text:p>
          </table:table-cell>
          <table:table-cell table:style-name="ce1" office:value-type="float" office:value="6114"/>
        </table:table-row>
        <table:table-row table:style-name="ro1">
          <table:table-cell table:style-name="ce1" office:value-type="float" office:value="2512747"/>
          <table:table-cell table:style-name="ce1" office:value-type="string">
            <text:p>Riachão (PB)</text:p>
          </table:table-cell>
          <table:table-cell table:style-name="ce1" office:value-type="float" office:value="3619"/>
        </table:table-row>
        <table:table-row table:style-name="ro1">
          <table:table-cell table:style-name="ce1" office:value-type="float" office:value="2512754"/>
          <table:table-cell table:style-name="ce1" office:value-type="string">
            <text:p>Riachão do Bacamarte (PB)</text:p>
          </table:table-cell>
          <table:table-cell table:style-name="ce1" office:value-type="float" office:value="4541"/>
        </table:table-row>
        <table:table-row table:style-name="ro1">
          <table:table-cell table:style-name="ce1" office:value-type="float" office:value="2512762"/>
          <table:table-cell table:style-name="ce1" office:value-type="string">
            <text:p>Riachão do Poço (PB)</text:p>
          </table:table-cell>
          <table:table-cell table:style-name="ce1" office:value-type="float" office:value="4540"/>
        </table:table-row>
        <table:table-row table:style-name="ro1">
          <table:table-cell table:style-name="ce1" office:value-type="float" office:value="2512788"/>
          <table:table-cell table:style-name="ce1" office:value-type="string">
            <text:p>Riacho de Santo Antônio (PB)</text:p>
          </table:table-cell>
          <table:table-cell table:style-name="ce1" office:value-type="float" office:value="1974"/>
        </table:table-row>
        <table:table-row table:style-name="ro1">
          <table:table-cell table:style-name="ce1" office:value-type="float" office:value="2512804"/>
          <table:table-cell table:style-name="ce1" office:value-type="string">
            <text:p>Riacho dos Cavalos (PB)</text:p>
          </table:table-cell>
          <table:table-cell table:style-name="ce1" office:value-type="float" office:value="8541"/>
        </table:table-row>
        <table:table-row table:style-name="ro1">
          <table:table-cell table:style-name="ce1" office:value-type="float" office:value="2512903"/>
          <table:table-cell table:style-name="ce1" office:value-type="string">
            <text:p>Rio Tinto (PB)</text:p>
          </table:table-cell>
          <table:table-cell table:style-name="ce1" office:value-type="float" office:value="24218"/>
        </table:table-row>
        <table:table-row table:style-name="ro1">
          <table:table-cell table:style-name="ce1" office:value-type="float" office:value="2513000"/>
          <table:table-cell table:style-name="ce1" office:value-type="string">
            <text:p>Salgadinho (PB)</text:p>
          </table:table-cell>
          <table:table-cell table:style-name="ce1" office:value-type="float" office:value="3931"/>
        </table:table-row>
        <table:table-row table:style-name="ro1">
          <table:table-cell table:style-name="ce1" office:value-type="float" office:value="2513109"/>
          <table:table-cell table:style-name="ce1" office:value-type="string">
            <text:p>Salgado de São Félix (PB)</text:p>
          </table:table-cell>
          <table:table-cell table:style-name="ce1" office:value-type="float" office:value="12131"/>
        </table:table-row>
        <table:table-row table:style-name="ro1">
          <table:table-cell table:style-name="ce1" office:value-type="float" office:value="2513158"/>
          <table:table-cell table:style-name="ce1" office:value-type="string">
            <text:p>Santa Cecília (PB)</text:p>
          </table:table-cell>
          <table:table-cell table:style-name="ce1" office:value-type="float" office:value="6541"/>
        </table:table-row>
        <table:table-row table:style-name="ro1">
          <table:table-cell table:style-name="ce1" office:value-type="float" office:value="2513208"/>
          <table:table-cell table:style-name="ce1" office:value-type="string">
            <text:p>Santa Cruz (PB)</text:p>
          </table:table-cell>
          <table:table-cell table:style-name="ce1" office:value-type="float" office:value="6581"/>
        </table:table-row>
        <table:table-row table:style-name="ro1">
          <table:table-cell table:style-name="ce1" office:value-type="float" office:value="2513307"/>
          <table:table-cell table:style-name="ce1" office:value-type="string">
            <text:p>Santa Helena (PB)</text:p>
          </table:table-cell>
          <table:table-cell table:style-name="ce1" office:value-type="float" office:value="5871"/>
        </table:table-row>
        <table:table-row table:style-name="ro1">
          <table:table-cell table:style-name="ce1" office:value-type="float" office:value="2513356"/>
          <table:table-cell table:style-name="ce1" office:value-type="string">
            <text:p>Santa Inês (PB)</text:p>
          </table:table-cell>
          <table:table-cell table:style-name="ce1" office:value-type="float" office:value="3593"/>
        </table:table-row>
        <table:table-row table:style-name="ro1">
          <table:table-cell table:style-name="ce1" office:value-type="float" office:value="2513406"/>
          <table:table-cell table:style-name="ce1" office:value-type="string">
            <text:p>Santa Luzia (PB)</text:p>
          </table:table-cell>
          <table:table-cell table:style-name="ce1" office:value-type="float" office:value="15426"/>
        </table:table-row>
        <table:table-row table:style-name="ro1">
          <table:table-cell table:style-name="ce1" office:value-type="float" office:value="2513505"/>
          <table:table-cell table:style-name="ce1" office:value-type="string">
            <text:p>Santana de Mangueira (PB)</text:p>
          </table:table-cell>
          <table:table-cell table:style-name="ce1" office:value-type="float" office:value="5129"/>
        </table:table-row>
        <table:table-row table:style-name="ro1">
          <table:table-cell table:style-name="ce1" office:value-type="float" office:value="2513604"/>
          <table:table-cell table:style-name="ce1" office:value-type="string">
            <text:p>Santana dos Garrotes (PB)</text:p>
          </table:table-cell>
          <table:table-cell table:style-name="ce1" office:value-type="float" office:value="6986"/>
        </table:table-row>
        <table:table-row table:style-name="ro1">
          <table:table-cell table:style-name="ce1" office:value-type="float" office:value="2513653"/>
          <table:table-cell table:style-name="ce1" office:value-type="string">
            <text:p>Joca Claudino (PB)</text:p>
          </table:table-cell>
          <table:table-cell table:style-name="ce1" office:value-type="float" office:value="2639"/>
        </table:table-row>
        <table:table-row table:style-name="ro1">
          <table:table-cell table:style-name="ce1" office:value-type="float" office:value="2513703"/>
          <table:table-cell table:style-name="ce1" office:value-type="string">
            <text:p>Santa Rita (PB)</text:p>
          </table:table-cell>
          <table:table-cell table:style-name="ce1" office:value-type="float" office:value="137349"/>
        </table:table-row>
        <table:table-row table:style-name="ro1">
          <table:table-cell table:style-name="ce1" office:value-type="float" office:value="2513802"/>
          <table:table-cell table:style-name="ce1" office:value-type="string">
            <text:p>Santa Teresinha (PB)</text:p>
          </table:table-cell>
          <table:table-cell table:style-name="ce1" office:value-type="float" office:value="4562"/>
        </table:table-row>
        <table:table-row table:style-name="ro1">
          <table:table-cell table:style-name="ce1" office:value-type="float" office:value="2513851"/>
          <table:table-cell table:style-name="ce1" office:value-type="string">
            <text:p>Santo André (PB)</text:p>
          </table:table-cell>
          <table:table-cell table:style-name="ce1" office:value-type="float" office:value="2509"/>
        </table:table-row>
        <table:table-row table:style-name="ro1">
          <table:table-cell table:style-name="ce1" office:value-type="float" office:value="2513901"/>
          <table:table-cell table:style-name="ce1" office:value-type="string">
            <text:p>São Bento (PB)</text:p>
          </table:table-cell>
          <table:table-cell table:style-name="ce1" office:value-type="float" office:value="34344"/>
        </table:table-row>
        <table:table-row table:style-name="ro1">
          <table:table-cell table:style-name="ce1" office:value-type="float" office:value="2513927"/>
          <table:table-cell table:style-name="ce1" office:value-type="string">
            <text:p>São Bentinho (PB)</text:p>
          </table:table-cell>
          <table:table-cell table:style-name="ce1" office:value-type="float" office:value="4566"/>
        </table:table-row>
        <table:table-row table:style-name="ro1">
          <table:table-cell table:style-name="ce1" office:value-type="float" office:value="2513943"/>
          <table:table-cell table:style-name="ce1" office:value-type="string">
            <text:p>São Domingos do Cariri (PB)</text:p>
          </table:table-cell>
          <table:table-cell table:style-name="ce1" office:value-type="float" office:value="2630"/>
        </table:table-row>
        <table:table-row table:style-name="ro1">
          <table:table-cell table:style-name="ce1" office:value-type="float" office:value="2513968"/>
          <table:table-cell table:style-name="ce1" office:value-type="string">
            <text:p>São Domingos (PB)</text:p>
          </table:table-cell>
          <table:table-cell table:style-name="ce1" office:value-type="float" office:value="3097"/>
        </table:table-row>
        <table:table-row table:style-name="ro1">
          <table:table-cell table:style-name="ce1" office:value-type="float" office:value="2513984"/>
          <table:table-cell table:style-name="ce1" office:value-type="string">
            <text:p>São Francisco (PB)</text:p>
          </table:table-cell>
          <table:table-cell table:style-name="ce1" office:value-type="float" office:value="3384"/>
        </table:table-row>
        <table:table-row table:style-name="ro1">
          <table:table-cell table:style-name="ce1" office:value-type="float" office:value="2514008"/>
          <table:table-cell table:style-name="ce1" office:value-type="string">
            <text:p>São João do Cariri (PB)</text:p>
          </table:table-cell>
          <table:table-cell table:style-name="ce1" office:value-type="float" office:value="4184"/>
        </table:table-row>
        <table:table-row table:style-name="ro1">
          <table:table-cell table:style-name="ce1" office:value-type="float" office:value="2514107"/>
          <table:table-cell table:style-name="ce1" office:value-type="string">
            <text:p>São João do Tigre (PB)</text:p>
          </table:table-cell>
          <table:table-cell table:style-name="ce1" office:value-type="float" office:value="4415"/>
        </table:table-row>
        <table:table-row table:style-name="ro1">
          <table:table-cell table:style-name="ce1" office:value-type="float" office:value="2514206"/>
          <table:table-cell table:style-name="ce1" office:value-type="string">
            <text:p>São José da Lagoa Tapada (PB)</text:p>
          </table:table-cell>
          <table:table-cell table:style-name="ce1" office:value-type="float" office:value="7626"/>
        </table:table-row>
        <table:table-row table:style-name="ro1">
          <table:table-cell table:style-name="ce1" office:value-type="float" office:value="2514305"/>
          <table:table-cell table:style-name="ce1" office:value-type="string">
            <text:p>São José de Caiana (PB)</text:p>
          </table:table-cell>
          <table:table-cell table:style-name="ce1" office:value-type="float" office:value="6376"/>
        </table:table-row>
        <table:table-row table:style-name="ro1">
          <table:table-cell table:style-name="ce1" office:value-type="float" office:value="2514404"/>
          <table:table-cell table:style-name="ce1" office:value-type="string">
            <text:p>São José de Espinharas (PB)</text:p>
          </table:table-cell>
          <table:table-cell table:style-name="ce1" office:value-type="float" office:value="4656"/>
        </table:table-row>
        <table:table-row table:style-name="ro1">
          <table:table-cell table:style-name="ce1" office:value-type="float" office:value="2514453"/>
          <table:table-cell table:style-name="ce1" office:value-type="string">
            <text:p>São José dos Ramos (PB)</text:p>
          </table:table-cell>
          <table:table-cell table:style-name="ce1" office:value-type="float" office:value="5998"/>
        </table:table-row>
        <table:table-row table:style-name="ro1">
          <table:table-cell table:style-name="ce1" office:value-type="float" office:value="2514503"/>
          <table:table-cell table:style-name="ce1" office:value-type="string">
            <text:p>São José de Piranhas (PB)</text:p>
          </table:table-cell>
          <table:table-cell table:style-name="ce1" office:value-type="float" office:value="20329"/>
        </table:table-row>
        <table:table-row table:style-name="ro1">
          <table:table-cell table:style-name="ce1" office:value-type="float" office:value="2514552"/>
          <table:table-cell table:style-name="ce1" office:value-type="string">
            <text:p>São José de Princesa (PB)</text:p>
          </table:table-cell>
          <table:table-cell table:style-name="ce1" office:value-type="float" office:value="3950"/>
        </table:table-row>
        <table:table-row table:style-name="ro1">
          <table:table-cell table:style-name="ce1" office:value-type="float" office:value="2514602"/>
          <table:table-cell table:style-name="ce1" office:value-type="string">
            <text:p>São José do Bonfim (PB)</text:p>
          </table:table-cell>
          <table:table-cell table:style-name="ce1" office:value-type="float" office:value="3588"/>
        </table:table-row>
        <table:table-row table:style-name="ro1">
          <table:table-cell table:style-name="ce1" office:value-type="float" office:value="2514651"/>
          <table:table-cell table:style-name="ce1" office:value-type="string">
            <text:p>São José do Brejo do Cruz (PB)</text:p>
          </table:table-cell>
          <table:table-cell table:style-name="ce1" office:value-type="float" office:value="1811"/>
        </table:table-row>
        <table:table-row table:style-name="ro1">
          <table:table-cell table:style-name="ce1" office:value-type="float" office:value="2514701"/>
          <table:table-cell table:style-name="ce1" office:value-type="string">
            <text:p>São José do Sabugi (PB)</text:p>
          </table:table-cell>
          <table:table-cell table:style-name="ce1" office:value-type="float" office:value="4147"/>
        </table:table-row>
        <table:table-row table:style-name="ro1">
          <table:table-cell table:style-name="ce1" office:value-type="float" office:value="2514800"/>
          <table:table-cell table:style-name="ce1" office:value-type="string">
            <text:p>São José dos Cordeiros (PB)</text:p>
          </table:table-cell>
          <table:table-cell table:style-name="ce1" office:value-type="float" office:value="3618"/>
        </table:table-row>
        <table:table-row table:style-name="ro1">
          <table:table-cell table:style-name="ce1" office:value-type="float" office:value="2514909"/>
          <table:table-cell table:style-name="ce1" office:value-type="string">
            <text:p>São Mamede (PB)</text:p>
          </table:table-cell>
          <table:table-cell table:style-name="ce1" office:value-type="float" office:value="7702"/>
        </table:table-row>
        <table:table-row table:style-name="ro1">
          <table:table-cell table:style-name="ce1" office:value-type="float" office:value="2515005"/>
          <table:table-cell table:style-name="ce1" office:value-type="string">
            <text:p>São Miguel de Taipu (PB)</text:p>
          </table:table-cell>
          <table:table-cell table:style-name="ce1" office:value-type="float" office:value="7410"/>
        </table:table-row>
        <table:table-row table:style-name="ro1">
          <table:table-cell table:style-name="ce1" office:value-type="float" office:value="2515104"/>
          <table:table-cell table:style-name="ce1" office:value-type="string">
            <text:p>São Sebastião de Lagoa de Roça (PB)</text:p>
          </table:table-cell>
          <table:table-cell table:style-name="ce1" office:value-type="float" office:value="11728"/>
        </table:table-row>
        <table:table-row table:style-name="ro1">
          <table:table-cell table:style-name="ce1" office:value-type="float" office:value="2515203"/>
          <table:table-cell table:style-name="ce1" office:value-type="string">
            <text:p>São Sebastião do Umbuzeiro (PB)</text:p>
          </table:table-cell>
          <table:table-cell table:style-name="ce1" office:value-type="float" office:value="3512"/>
        </table:table-row>
        <table:table-row table:style-name="ro1">
          <table:table-cell table:style-name="ce1" office:value-type="float" office:value="2515302"/>
          <table:table-cell table:style-name="ce1" office:value-type="string">
            <text:p>Sapé (PB)</text:p>
          </table:table-cell>
          <table:table-cell table:style-name="ce1" office:value-type="float" office:value="52804"/>
        </table:table-row>
        <table:table-row table:style-name="ro1">
          <table:table-cell table:style-name="ce1" office:value-type="float" office:value="2515401"/>
          <table:table-cell table:style-name="ce1" office:value-type="string">
            <text:p>São Vicente do Seridó (PB)</text:p>
          </table:table-cell>
          <table:table-cell table:style-name="ce1" office:value-type="float" office:value="10848"/>
        </table:table-row>
        <table:table-row table:style-name="ro1">
          <table:table-cell table:style-name="ce1" office:value-type="float" office:value="2515500"/>
          <table:table-cell table:style-name="ce1" office:value-type="string">
            <text:p>Serra Branca (PB)</text:p>
          </table:table-cell>
          <table:table-cell table:style-name="ce1" office:value-type="float" office:value="13754"/>
        </table:table-row>
        <table:table-row table:style-name="ro1">
          <table:table-cell table:style-name="ce1" office:value-type="float" office:value="2515609"/>
          <table:table-cell table:style-name="ce1" office:value-type="string">
            <text:p>Serra da Raiz (PB)</text:p>
          </table:table-cell>
          <table:table-cell table:style-name="ce1" office:value-type="float" office:value="3131"/>
        </table:table-row>
        <table:table-row table:style-name="ro1">
          <table:table-cell table:style-name="ce1" office:value-type="float" office:value="2515708"/>
          <table:table-cell table:style-name="ce1" office:value-type="string">
            <text:p>Serra Grande (PB)</text:p>
          </table:table-cell>
          <table:table-cell table:style-name="ce1" office:value-type="float" office:value="2916"/>
        </table:table-row>
        <table:table-row table:style-name="ro1">
          <table:table-cell table:style-name="ce1" office:value-type="float" office:value="2515807"/>
          <table:table-cell table:style-name="ce1" office:value-type="string">
            <text:p>Serra Redonda (PB)</text:p>
          </table:table-cell>
          <table:table-cell table:style-name="ce1" office:value-type="float" office:value="7021"/>
        </table:table-row>
        <table:table-row table:style-name="ro1">
          <table:table-cell table:style-name="ce1" office:value-type="float" office:value="2515906"/>
          <table:table-cell table:style-name="ce1" office:value-type="string">
            <text:p>Serraria (PB)</text:p>
          </table:table-cell>
          <table:table-cell table:style-name="ce1" office:value-type="float" office:value="6068"/>
        </table:table-row>
        <table:table-row table:style-name="ro1">
          <table:table-cell table:style-name="ce1" office:value-type="float" office:value="2515930"/>
          <table:table-cell table:style-name="ce1" office:value-type="string">
            <text:p>Sertãozinho (PB)</text:p>
          </table:table-cell>
          <table:table-cell table:style-name="ce1" office:value-type="float" office:value="5089"/>
        </table:table-row>
        <table:table-row table:style-name="ro1">
          <table:table-cell table:style-name="ce1" office:value-type="float" office:value="2515971"/>
          <table:table-cell table:style-name="ce1" office:value-type="string">
            <text:p>Sobrado (PB)</text:p>
          </table:table-cell>
          <table:table-cell table:style-name="ce1" office:value-type="float" office:value="7815"/>
        </table:table-row>
        <table:table-row table:style-name="ro1">
          <table:table-cell table:style-name="ce1" office:value-type="float" office:value="2516003"/>
          <table:table-cell table:style-name="ce1" office:value-type="string">
            <text:p>Solânea (PB)</text:p>
          </table:table-cell>
          <table:table-cell table:style-name="ce1" office:value-type="float" office:value="26227"/>
        </table:table-row>
        <table:table-row table:style-name="ro1">
          <table:table-cell table:style-name="ce1" office:value-type="float" office:value="2516102"/>
          <table:table-cell table:style-name="ce1" office:value-type="string">
            <text:p>Soledade (PB)</text:p>
          </table:table-cell>
          <table:table-cell table:style-name="ce1" office:value-type="float" office:value="15102"/>
        </table:table-row>
        <table:table-row table:style-name="ro1">
          <table:table-cell table:style-name="ce1" office:value-type="float" office:value="2516151"/>
          <table:table-cell table:style-name="ce1" office:value-type="string">
            <text:p>Sossêgo (PB)</text:p>
          </table:table-cell>
          <table:table-cell table:style-name="ce1" office:value-type="float" office:value="3594"/>
        </table:table-row>
        <table:table-row table:style-name="ro1">
          <table:table-cell table:style-name="ce1" office:value-type="float" office:value="2516201"/>
          <table:table-cell table:style-name="ce1" office:value-type="string">
            <text:p>Sousa (PB)</text:p>
          </table:table-cell>
          <table:table-cell table:style-name="ce1" office:value-type="float" office:value="69723"/>
        </table:table-row>
        <table:table-row table:style-name="ro1">
          <table:table-cell table:style-name="ce1" office:value-type="float" office:value="2516300"/>
          <table:table-cell table:style-name="ce1" office:value-type="string">
            <text:p>Sumé (PB)</text:p>
          </table:table-cell>
          <table:table-cell table:style-name="ce1" office:value-type="float" office:value="17031"/>
        </table:table-row>
        <table:table-row table:style-name="ro1">
          <table:table-cell table:style-name="ce1" office:value-type="float" office:value="2516409"/>
          <table:table-cell table:style-name="ce1" office:value-type="string">
            <text:p>Tacima (PB)</text:p>
          </table:table-cell>
          <table:table-cell table:style-name="ce1" office:value-type="float" office:value="10969"/>
        </table:table-row>
        <table:table-row table:style-name="ro1">
          <table:table-cell table:style-name="ce1" office:value-type="float" office:value="2516508"/>
          <table:table-cell table:style-name="ce1" office:value-type="string">
            <text:p>Taperoá (PB)</text:p>
          </table:table-cell>
          <table:table-cell table:style-name="ce1" office:value-type="float" office:value="15441"/>
        </table:table-row>
        <table:table-row table:style-name="ro1">
          <table:table-cell table:style-name="ce1" office:value-type="float" office:value="2516607"/>
          <table:table-cell table:style-name="ce1" office:value-type="string">
            <text:p>Tavares (PB)</text:p>
          </table:table-cell>
          <table:table-cell table:style-name="ce1" office:value-type="float" office:value="14759"/>
        </table:table-row>
        <table:table-row table:style-name="ro1">
          <table:table-cell table:style-name="ce1" office:value-type="float" office:value="2516706"/>
          <table:table-cell table:style-name="ce1" office:value-type="string">
            <text:p>Teixeira (PB)</text:p>
          </table:table-cell>
          <table:table-cell table:style-name="ce1" office:value-type="float" office:value="15248"/>
        </table:table-row>
        <table:table-row table:style-name="ro1">
          <table:table-cell table:style-name="ce1" office:value-type="float" office:value="2516755"/>
          <table:table-cell table:style-name="ce1" office:value-type="string">
            <text:p>Tenório (PB)</text:p>
          </table:table-cell>
          <table:table-cell table:style-name="ce1" office:value-type="float" office:value="3081"/>
        </table:table-row>
        <table:table-row table:style-name="ro1">
          <table:table-cell table:style-name="ce1" office:value-type="float" office:value="2516805"/>
          <table:table-cell table:style-name="ce1" office:value-type="string">
            <text:p>Triunfo (PB)</text:p>
          </table:table-cell>
          <table:table-cell table:style-name="ce1" office:value-type="float" office:value="9464"/>
        </table:table-row>
        <table:table-row table:style-name="ro1">
          <table:table-cell table:style-name="ce1" office:value-type="float" office:value="2516904"/>
          <table:table-cell table:style-name="ce1" office:value-type="string">
            <text:p>Uiraúna (PB)</text:p>
          </table:table-cell>
          <table:table-cell table:style-name="ce1" office:value-type="float" office:value="15300"/>
        </table:table-row>
        <table:table-row table:style-name="ro1">
          <table:table-cell table:style-name="ce1" office:value-type="float" office:value="2517001"/>
          <table:table-cell table:style-name="ce1" office:value-type="string">
            <text:p>Umbuzeiro (PB)</text:p>
          </table:table-cell>
          <table:table-cell table:style-name="ce1" office:value-type="float" office:value="9911"/>
        </table:table-row>
        <table:table-row table:style-name="ro1">
          <table:table-cell table:style-name="ce1" office:value-type="float" office:value="2517100"/>
          <table:table-cell table:style-name="ce1" office:value-type="string">
            <text:p>Várzea (PB)</text:p>
          </table:table-cell>
          <table:table-cell table:style-name="ce1" office:value-type="float" office:value="2841"/>
        </table:table-row>
        <table:table-row table:style-name="ro1">
          <table:table-cell table:style-name="ce1" office:value-type="float" office:value="2517209"/>
          <table:table-cell table:style-name="ce1" office:value-type="string">
            <text:p>Vieirópolis (PB)</text:p>
          </table:table-cell>
          <table:table-cell table:style-name="ce1" office:value-type="float" office:value="5372"/>
        </table:table-row>
        <table:table-row table:style-name="ro1">
          <table:table-cell table:style-name="ce1" office:value-type="float" office:value="2517407"/>
          <table:table-cell table:style-name="ce1" office:value-type="string">
            <text:p>Zabelê (PB)</text:p>
          </table:table-cell>
          <table:table-cell table:style-name="ce1" office:value-type="float" office:value="2255"/>
        </table:table-row>
        <table:table-row table:style-name="ro1">
          <table:table-cell table:style-name="ce1" office:value-type="float" office:value="2600054"/>
          <table:table-cell table:style-name="ce1" office:value-type="string">
            <text:p>Abreu e Lima (PE)</text:p>
          </table:table-cell>
          <table:table-cell table:style-name="ce1" office:value-type="float" office:value="100346"/>
        </table:table-row>
        <table:table-row table:style-name="ro1">
          <table:table-cell table:style-name="ce1" office:value-type="float" office:value="2600104"/>
          <table:table-cell table:style-name="ce1" office:value-type="string">
            <text:p>Afogados da Ingazeira (PE)</text:p>
          </table:table-cell>
          <table:table-cell table:style-name="ce1" office:value-type="float" office:value="37404"/>
        </table:table-row>
        <table:table-row table:style-name="ro1">
          <table:table-cell table:style-name="ce1" office:value-type="float" office:value="2600203"/>
          <table:table-cell table:style-name="ce1" office:value-type="string">
            <text:p>Afrânio (PE)</text:p>
          </table:table-cell>
          <table:table-cell table:style-name="ce1" office:value-type="float" office:value="19810"/>
        </table:table-row>
        <table:table-row table:style-name="ro1">
          <table:table-cell table:style-name="ce1" office:value-type="float" office:value="2600302"/>
          <table:table-cell table:style-name="ce1" office:value-type="string">
            <text:p>Agrestina (PE)</text:p>
          </table:table-cell>
          <table:table-cell table:style-name="ce1" office:value-type="float" office:value="25065"/>
        </table:table-row>
        <table:table-row table:style-name="ro1">
          <table:table-cell table:style-name="ce1" office:value-type="float" office:value="2600401"/>
          <table:table-cell table:style-name="ce1" office:value-type="string">
            <text:p>Água Preta (PE)</text:p>
          </table:table-cell>
          <table:table-cell table:style-name="ce1" office:value-type="float" office:value="37082"/>
        </table:table-row>
        <table:table-row table:style-name="ro1">
          <table:table-cell table:style-name="ce1" office:value-type="float" office:value="2600500"/>
          <table:table-cell table:style-name="ce1" office:value-type="string">
            <text:p>Águas Belas (PE)</text:p>
          </table:table-cell>
          <table:table-cell table:style-name="ce1" office:value-type="float" office:value="43686"/>
        </table:table-row>
        <table:table-row table:style-name="ro1">
          <table:table-cell table:style-name="ce1" office:value-type="float" office:value="2600609"/>
          <table:table-cell table:style-name="ce1" office:value-type="string">
            <text:p>Alagoinha (PE)</text:p>
          </table:table-cell>
          <table:table-cell table:style-name="ce1" office:value-type="float" office:value="14718"/>
        </table:table-row>
        <table:table-row table:style-name="ro1">
          <table:table-cell table:style-name="ce1" office:value-type="float" office:value="2600708"/>
          <table:table-cell table:style-name="ce1" office:value-type="string">
            <text:p>Aliança (PE)</text:p>
          </table:table-cell>
          <table:table-cell table:style-name="ce1" office:value-type="float" office:value="38397"/>
        </table:table-row>
        <table:table-row table:style-name="ro1">
          <table:table-cell table:style-name="ce1" office:value-type="float" office:value="2600807"/>
          <table:table-cell table:style-name="ce1" office:value-type="string">
            <text:p>Altinho (PE)</text:p>
          </table:table-cell>
          <table:table-cell table:style-name="ce1" office:value-type="float" office:value="22984"/>
        </table:table-row>
        <table:table-row table:style-name="ro1">
          <table:table-cell table:style-name="ce1" office:value-type="float" office:value="2600906"/>
          <table:table-cell table:style-name="ce1" office:value-type="string">
            <text:p>Amaraji (PE)</text:p>
          </table:table-cell>
          <table:table-cell table:style-name="ce1" office:value-type="float" office:value="22870"/>
        </table:table-row>
        <table:table-row table:style-name="ro1">
          <table:table-cell table:style-name="ce1" office:value-type="float" office:value="2601003"/>
          <table:table-cell table:style-name="ce1" office:value-type="string">
            <text:p>Angelim (PE)</text:p>
          </table:table-cell>
          <table:table-cell table:style-name="ce1" office:value-type="float" office:value="11226"/>
        </table:table-row>
        <table:table-row table:style-name="ro1">
          <table:table-cell table:style-name="ce1" office:value-type="float" office:value="2601052"/>
          <table:table-cell table:style-name="ce1" office:value-type="string">
            <text:p>Araçoiaba (PE)</text:p>
          </table:table-cell>
          <table:table-cell table:style-name="ce1" office:value-type="float" office:value="20733"/>
        </table:table-row>
        <table:table-row table:style-name="ro1">
          <table:table-cell table:style-name="ce1" office:value-type="float" office:value="2601102"/>
          <table:table-cell table:style-name="ce1" office:value-type="string">
            <text:p>Araripina (PE)</text:p>
          </table:table-cell>
          <table:table-cell table:style-name="ce1" office:value-type="float" office:value="84864"/>
        </table:table-row>
        <table:table-row table:style-name="ro1">
          <table:table-cell table:style-name="ce1" office:value-type="float" office:value="2601201"/>
          <table:table-cell table:style-name="ce1" office:value-type="string">
            <text:p>Arcoverde (PE)</text:p>
          </table:table-cell>
          <table:table-cell table:style-name="ce1" office:value-type="float" office:value="74822"/>
        </table:table-row>
        <table:table-row table:style-name="ro1">
          <table:table-cell table:style-name="ce1" office:value-type="float" office:value="2601300"/>
          <table:table-cell table:style-name="ce1" office:value-type="string">
            <text:p>Barra de Guabiraba (PE)</text:p>
          </table:table-cell>
          <table:table-cell table:style-name="ce1" office:value-type="float" office:value="14510"/>
        </table:table-row>
        <table:table-row table:style-name="ro1">
          <table:table-cell table:style-name="ce1" office:value-type="float" office:value="2601409"/>
          <table:table-cell table:style-name="ce1" office:value-type="string">
            <text:p>Barreiros (PE)</text:p>
          </table:table-cell>
          <table:table-cell table:style-name="ce1" office:value-type="float" office:value="42764"/>
        </table:table-row>
        <table:table-row table:style-name="ro1">
          <table:table-cell table:style-name="ce1" office:value-type="float" office:value="2601508"/>
          <table:table-cell table:style-name="ce1" office:value-type="string">
            <text:p>Belém de Maria (PE)</text:p>
          </table:table-cell>
          <table:table-cell table:style-name="ce1" office:value-type="float" office:value="12122"/>
        </table:table-row>
        <table:table-row table:style-name="ro1">
          <table:table-cell table:style-name="ce1" office:value-type="float" office:value="2601607"/>
          <table:table-cell table:style-name="ce1" office:value-type="string">
            <text:p>Belém do São Francisco (PE)</text:p>
          </table:table-cell>
          <table:table-cell table:style-name="ce1" office:value-type="float" office:value="20730"/>
        </table:table-row>
        <table:table-row table:style-name="ro1">
          <table:table-cell table:style-name="ce1" office:value-type="float" office:value="2601706"/>
          <table:table-cell table:style-name="ce1" office:value-type="string">
            <text:p>Belo Jardim (PE)</text:p>
          </table:table-cell>
          <table:table-cell table:style-name="ce1" office:value-type="float" office:value="76687"/>
        </table:table-row>
        <table:table-row table:style-name="ro1">
          <table:table-cell table:style-name="ce1" office:value-type="float" office:value="2601805"/>
          <table:table-cell table:style-name="ce1" office:value-type="string">
            <text:p>Betânia (PE)</text:p>
          </table:table-cell>
          <table:table-cell table:style-name="ce1" office:value-type="float" office:value="12765"/>
        </table:table-row>
        <table:table-row table:style-name="ro1">
          <table:table-cell table:style-name="ce1" office:value-type="float" office:value="2601904"/>
          <table:table-cell table:style-name="ce1" office:value-type="string">
            <text:p>Bezerros (PE)</text:p>
          </table:table-cell>
          <table:table-cell table:style-name="ce1" office:value-type="float" office:value="60880"/>
        </table:table-row>
        <table:table-row table:style-name="ro1">
          <table:table-cell table:style-name="ce1" office:value-type="float" office:value="2602001"/>
          <table:table-cell table:style-name="ce1" office:value-type="string">
            <text:p>Bodocó (PE)</text:p>
          </table:table-cell>
          <table:table-cell table:style-name="ce1" office:value-type="float" office:value="38378"/>
        </table:table-row>
        <table:table-row table:style-name="ro1">
          <table:table-cell table:style-name="ce1" office:value-type="float" office:value="2602100"/>
          <table:table-cell table:style-name="ce1" office:value-type="string">
            <text:p>Bom Conselho (PE)</text:p>
          </table:table-cell>
          <table:table-cell table:style-name="ce1" office:value-type="float" office:value="48767"/>
        </table:table-row>
        <table:table-row table:style-name="ro1">
          <table:table-cell table:style-name="ce1" office:value-type="float" office:value="2602209"/>
          <table:table-cell table:style-name="ce1" office:value-type="string">
            <text:p>Bom Jardim (PE)</text:p>
          </table:table-cell>
          <table:table-cell table:style-name="ce1" office:value-type="float" office:value="39983"/>
        </table:table-row>
        <table:table-row table:style-name="ro1">
          <table:table-cell table:style-name="ce1" office:value-type="float" office:value="2602308"/>
          <table:table-cell table:style-name="ce1" office:value-type="string">
            <text:p>Bonito (PE)</text:p>
          </table:table-cell>
          <table:table-cell table:style-name="ce1" office:value-type="float" office:value="38117"/>
        </table:table-row>
        <table:table-row table:style-name="ro1">
          <table:table-cell table:style-name="ce1" office:value-type="float" office:value="2602407"/>
          <table:table-cell table:style-name="ce1" office:value-type="string">
            <text:p>Brejão (PE)</text:p>
          </table:table-cell>
          <table:table-cell table:style-name="ce1" office:value-type="float" office:value="8987"/>
        </table:table-row>
        <table:table-row table:style-name="ro1">
          <table:table-cell table:style-name="ce1" office:value-type="float" office:value="2602506"/>
          <table:table-cell table:style-name="ce1" office:value-type="string">
            <text:p>Brejinho (PE)</text:p>
          </table:table-cell>
          <table:table-cell table:style-name="ce1" office:value-type="float" office:value="7488"/>
        </table:table-row>
        <table:table-row table:style-name="ro1">
          <table:table-cell table:style-name="ce1" office:value-type="float" office:value="2602605"/>
          <table:table-cell table:style-name="ce1" office:value-type="string">
            <text:p>Brejo da Madre de Deus (PE)</text:p>
          </table:table-cell>
          <table:table-cell table:style-name="ce1" office:value-type="float" office:value="51225"/>
        </table:table-row>
        <table:table-row table:style-name="ro1">
          <table:table-cell table:style-name="ce1" office:value-type="float" office:value="2602704"/>
          <table:table-cell table:style-name="ce1" office:value-type="string">
            <text:p>Buenos Aires (PE)</text:p>
          </table:table-cell>
          <table:table-cell table:style-name="ce1" office:value-type="float" office:value="13190"/>
        </table:table-row>
        <table:table-row table:style-name="ro1">
          <table:table-cell table:style-name="ce1" office:value-type="float" office:value="2602803"/>
          <table:table-cell table:style-name="ce1" office:value-type="string">
            <text:p>Buíque (PE)</text:p>
          </table:table-cell>
          <table:table-cell table:style-name="ce1" office:value-type="float" office:value="58919"/>
        </table:table-row>
        <table:table-row table:style-name="ro1">
          <table:table-cell table:style-name="ce1" office:value-type="float" office:value="2602902"/>
          <table:table-cell table:style-name="ce1" office:value-type="string">
            <text:p>Cabo de Santo Agostinho (PE)</text:p>
          </table:table-cell>
          <table:table-cell table:style-name="ce1" office:value-type="float" office:value="208944"/>
        </table:table-row>
        <table:table-row table:style-name="ro1">
          <table:table-cell table:style-name="ce1" office:value-type="float" office:value="2603009"/>
          <table:table-cell table:style-name="ce1" office:value-type="string">
            <text:p>Cabrobó (PE)</text:p>
          </table:table-cell>
          <table:table-cell table:style-name="ce1" office:value-type="float" office:value="34503"/>
        </table:table-row>
        <table:table-row table:style-name="ro1">
          <table:table-cell table:style-name="ce1" office:value-type="float" office:value="2603108"/>
          <table:table-cell table:style-name="ce1" office:value-type="string">
            <text:p>Cachoeirinha (PE)</text:p>
          </table:table-cell>
          <table:table-cell table:style-name="ce1" office:value-type="float" office:value="20501"/>
        </table:table-row>
        <table:table-row table:style-name="ro1">
          <table:table-cell table:style-name="ce1" office:value-type="float" office:value="2603207"/>
          <table:table-cell table:style-name="ce1" office:value-type="string">
            <text:p>Caetés (PE)</text:p>
          </table:table-cell>
          <table:table-cell table:style-name="ce1" office:value-type="float" office:value="28904"/>
        </table:table-row>
        <table:table-row table:style-name="ro1">
          <table:table-cell table:style-name="ce1" office:value-type="float" office:value="2603306"/>
          <table:table-cell table:style-name="ce1" office:value-type="string">
            <text:p>Calçado (PE)</text:p>
          </table:table-cell>
          <table:table-cell table:style-name="ce1" office:value-type="float" office:value="11018"/>
        </table:table-row>
        <table:table-row table:style-name="ro1">
          <table:table-cell table:style-name="ce1" office:value-type="float" office:value="2603405"/>
          <table:table-cell table:style-name="ce1" office:value-type="string">
            <text:p>Calumbi (PE)</text:p>
          </table:table-cell>
          <table:table-cell table:style-name="ce1" office:value-type="float" office:value="5747"/>
        </table:table-row>
        <table:table-row table:style-name="ro1">
          <table:table-cell table:style-name="ce1" office:value-type="float" office:value="2603454"/>
          <table:table-cell table:style-name="ce1" office:value-type="string">
            <text:p>Camaragibe (PE)</text:p>
          </table:table-cell>
          <table:table-cell table:style-name="ce1" office:value-type="float" office:value="158899"/>
        </table:table-row>
        <table:table-row table:style-name="ro1">
          <table:table-cell table:style-name="ce1" office:value-type="float" office:value="2603504"/>
          <table:table-cell table:style-name="ce1" office:value-type="string">
            <text:p>Camocim de São Félix (PE)</text:p>
          </table:table-cell>
          <table:table-cell table:style-name="ce1" office:value-type="float" office:value="18900"/>
        </table:table-row>
        <table:table-row table:style-name="ro1">
          <table:table-cell table:style-name="ce1" office:value-type="float" office:value="2603603"/>
          <table:table-cell table:style-name="ce1" office:value-type="string">
            <text:p>Camutanga (PE)</text:p>
          </table:table-cell>
          <table:table-cell table:style-name="ce1" office:value-type="float" office:value="8572"/>
        </table:table-row>
        <table:table-row table:style-name="ro1">
          <table:table-cell table:style-name="ce1" office:value-type="float" office:value="2603702"/>
          <table:table-cell table:style-name="ce1" office:value-type="string">
            <text:p>Canhotinho (PE)</text:p>
          </table:table-cell>
          <table:table-cell table:style-name="ce1" office:value-type="float" office:value="24773"/>
        </table:table-row>
        <table:table-row table:style-name="ro1">
          <table:table-cell table:style-name="ce1" office:value-type="float" office:value="2603801"/>
          <table:table-cell table:style-name="ce1" office:value-type="string">
            <text:p>Capoeiras (PE)</text:p>
          </table:table-cell>
          <table:table-cell table:style-name="ce1" office:value-type="float" office:value="20048"/>
        </table:table-row>
        <table:table-row table:style-name="ro1">
          <table:table-cell table:style-name="ce1" office:value-type="float" office:value="2603900"/>
          <table:table-cell table:style-name="ce1" office:value-type="string">
            <text:p>Carnaíba (PE)</text:p>
          </table:table-cell>
          <table:table-cell table:style-name="ce1" office:value-type="float" office:value="19609"/>
        </table:table-row>
        <table:table-row table:style-name="ro1">
          <table:table-cell table:style-name="ce1" office:value-type="float" office:value="2603926"/>
          <table:table-cell table:style-name="ce1" office:value-type="string">
            <text:p>Carnaubeira da Penha (PE)</text:p>
          </table:table-cell>
          <table:table-cell table:style-name="ce1" office:value-type="float" office:value="13025"/>
        </table:table-row>
        <table:table-row table:style-name="ro1">
          <table:table-cell table:style-name="ce1" office:value-type="float" office:value="2604007"/>
          <table:table-cell table:style-name="ce1" office:value-type="string">
            <text:p>Carpina (PE)</text:p>
          </table:table-cell>
          <table:table-cell table:style-name="ce1" office:value-type="float" office:value="84395"/>
        </table:table-row>
        <table:table-row table:style-name="ro1">
          <table:table-cell table:style-name="ce1" office:value-type="float" office:value="2604106"/>
          <table:table-cell table:style-name="ce1" office:value-type="string">
            <text:p>Caruaru (PE)</text:p>
          </table:table-cell>
          <table:table-cell table:style-name="ce1" office:value-type="float" office:value="365278"/>
        </table:table-row>
        <table:table-row table:style-name="ro1">
          <table:table-cell table:style-name="ce1" office:value-type="float" office:value="2604155"/>
          <table:table-cell table:style-name="ce1" office:value-type="string">
            <text:p>Casinhas (PE)</text:p>
          </table:table-cell>
          <table:table-cell table:style-name="ce1" office:value-type="float" office:value="14368"/>
        </table:table-row>
        <table:table-row table:style-name="ro1">
          <table:table-cell table:style-name="ce1" office:value-type="float" office:value="2604205"/>
          <table:table-cell table:style-name="ce1" office:value-type="string">
            <text:p>Catende (PE)</text:p>
          </table:table-cell>
          <table:table-cell table:style-name="ce1" office:value-type="float" office:value="43340"/>
        </table:table-row>
        <table:table-row table:style-name="ro1">
          <table:table-cell table:style-name="ce1" office:value-type="float" office:value="2604304"/>
          <table:table-cell table:style-name="ce1" office:value-type="string">
            <text:p>Cedro (PE)</text:p>
          </table:table-cell>
          <table:table-cell table:style-name="ce1" office:value-type="float" office:value="11891"/>
        </table:table-row>
        <table:table-row table:style-name="ro1">
          <table:table-cell table:style-name="ce1" office:value-type="float" office:value="2604403"/>
          <table:table-cell table:style-name="ce1" office:value-type="string">
            <text:p>Chã de Alegria (PE)</text:p>
          </table:table-cell>
          <table:table-cell table:style-name="ce1" office:value-type="float" office:value="13556"/>
        </table:table-row>
        <table:table-row table:style-name="ro1">
          <table:table-cell table:style-name="ce1" office:value-type="float" office:value="2604502"/>
          <table:table-cell table:style-name="ce1" office:value-type="string">
            <text:p>Chã Grande (PE)</text:p>
          </table:table-cell>
          <table:table-cell table:style-name="ce1" office:value-type="float" office:value="21815"/>
        </table:table-row>
        <table:table-row table:style-name="ro1">
          <table:table-cell table:style-name="ce1" office:value-type="float" office:value="2604601"/>
          <table:table-cell table:style-name="ce1" office:value-type="string">
            <text:p>Condado (PE)</text:p>
          </table:table-cell>
          <table:table-cell table:style-name="ce1" office:value-type="float" office:value="26590"/>
        </table:table-row>
        <table:table-row table:style-name="ro1">
          <table:table-cell table:style-name="ce1" office:value-type="float" office:value="2604700"/>
          <table:table-cell table:style-name="ce1" office:value-type="string">
            <text:p>Correntes (PE)</text:p>
          </table:table-cell>
          <table:table-cell table:style-name="ce1" office:value-type="float" office:value="18268"/>
        </table:table-row>
        <table:table-row table:style-name="ro1">
          <table:table-cell table:style-name="ce1" office:value-type="float" office:value="2604809"/>
          <table:table-cell table:style-name="ce1" office:value-type="string">
            <text:p>Cortês (PE)</text:p>
          </table:table-cell>
          <table:table-cell table:style-name="ce1" office:value-type="float" office:value="12560"/>
        </table:table-row>
        <table:table-row table:style-name="ro1">
          <table:table-cell table:style-name="ce1" office:value-type="float" office:value="2604908"/>
          <table:table-cell table:style-name="ce1" office:value-type="string">
            <text:p>Cumaru (PE)</text:p>
          </table:table-cell>
          <table:table-cell table:style-name="ce1" office:value-type="float" office:value="10192"/>
        </table:table-row>
        <table:table-row table:style-name="ro1">
          <table:table-cell table:style-name="ce1" office:value-type="float" office:value="2605004"/>
          <table:table-cell table:style-name="ce1" office:value-type="string">
            <text:p>Cupira (PE)</text:p>
          </table:table-cell>
          <table:table-cell table:style-name="ce1" office:value-type="float" office:value="24173"/>
        </table:table-row>
        <table:table-row table:style-name="ro1">
          <table:table-cell table:style-name="ce1" office:value-type="float" office:value="2605103"/>
          <table:table-cell table:style-name="ce1" office:value-type="string">
            <text:p>Custódia (PE)</text:p>
          </table:table-cell>
          <table:table-cell table:style-name="ce1" office:value-type="float" office:value="37375"/>
        </table:table-row>
        <table:table-row table:style-name="ro1">
          <table:table-cell table:style-name="ce1" office:value-type="float" office:value="2605152"/>
          <table:table-cell table:style-name="ce1" office:value-type="string">
            <text:p>Dormentes (PE)</text:p>
          </table:table-cell>
          <table:table-cell table:style-name="ce1" office:value-type="float" office:value="19079"/>
        </table:table-row>
        <table:table-row table:style-name="ro1">
          <table:table-cell table:style-name="ce1" office:value-type="float" office:value="2605202"/>
          <table:table-cell table:style-name="ce1" office:value-type="string">
            <text:p>Escada (PE)</text:p>
          </table:table-cell>
          <table:table-cell table:style-name="ce1" office:value-type="float" office:value="69292"/>
        </table:table-row>
        <table:table-row table:style-name="ro1">
          <table:table-cell table:style-name="ce1" office:value-type="float" office:value="2605301"/>
          <table:table-cell table:style-name="ce1" office:value-type="string">
            <text:p>Exu (PE)</text:p>
          </table:table-cell>
          <table:table-cell table:style-name="ce1" office:value-type="float" office:value="31766"/>
        </table:table-row>
        <table:table-row table:style-name="ro1">
          <table:table-cell table:style-name="ce1" office:value-type="float" office:value="2605400"/>
          <table:table-cell table:style-name="ce1" office:value-type="string">
            <text:p>Feira Nova (PE)</text:p>
          </table:table-cell>
          <table:table-cell table:style-name="ce1" office:value-type="float" office:value="22247"/>
        </table:table-row>
        <table:table-row table:style-name="ro1">
          <table:table-cell table:style-name="ce1" office:value-type="float" office:value="2605459"/>
          <table:table-cell table:style-name="ce1" office:value-type="string">
            <text:p>Fernando de Noronha (PE)</text:p>
          </table:table-cell>
          <table:table-cell table:style-name="ce1" office:value-type="float" office:value="3101"/>
        </table:table-row>
        <table:table-row table:style-name="ro1">
          <table:table-cell table:style-name="ce1" office:value-type="float" office:value="2605509"/>
          <table:table-cell table:style-name="ce1" office:value-type="string">
            <text:p>Ferreiros (PE)</text:p>
          </table:table-cell>
          <table:table-cell table:style-name="ce1" office:value-type="float" office:value="12170"/>
        </table:table-row>
        <table:table-row table:style-name="ro1">
          <table:table-cell table:style-name="ce1" office:value-type="float" office:value="2605608"/>
          <table:table-cell table:style-name="ce1" office:value-type="string">
            <text:p>Flores (PE)</text:p>
          </table:table-cell>
          <table:table-cell table:style-name="ce1" office:value-type="float" office:value="22618"/>
        </table:table-row>
        <table:table-row table:style-name="ro1">
          <table:table-cell table:style-name="ce1" office:value-type="float" office:value="2605707"/>
          <table:table-cell table:style-name="ce1" office:value-type="string">
            <text:p>Floresta (PE)</text:p>
          </table:table-cell>
          <table:table-cell table:style-name="ce1" office:value-type="float" office:value="33184"/>
        </table:table-row>
        <table:table-row table:style-name="ro1">
          <table:table-cell table:style-name="ce1" office:value-type="float" office:value="2605806"/>
          <table:table-cell table:style-name="ce1" office:value-type="string">
            <text:p>Frei Miguelinho (PE)</text:p>
          </table:table-cell>
          <table:table-cell table:style-name="ce1" office:value-type="float" office:value="15546"/>
        </table:table-row>
        <table:table-row table:style-name="ro1">
          <table:table-cell table:style-name="ce1" office:value-type="float" office:value="2605905"/>
          <table:table-cell table:style-name="ce1" office:value-type="string">
            <text:p>Gameleira (PE)</text:p>
          </table:table-cell>
          <table:table-cell table:style-name="ce1" office:value-type="float" office:value="31318"/>
        </table:table-row>
        <table:table-row table:style-name="ro1">
          <table:table-cell table:style-name="ce1" office:value-type="float" office:value="2606002"/>
          <table:table-cell table:style-name="ce1" office:value-type="string">
            <text:p>Garanhuns (PE)</text:p>
          </table:table-cell>
          <table:table-cell table:style-name="ce1" office:value-type="float" office:value="140577"/>
        </table:table-row>
        <table:table-row table:style-name="ro1">
          <table:table-cell table:style-name="ce1" office:value-type="float" office:value="2606101"/>
          <table:table-cell table:style-name="ce1" office:value-type="string">
            <text:p>Glória do Goitá (PE)</text:p>
          </table:table-cell>
          <table:table-cell table:style-name="ce1" office:value-type="float" office:value="30751"/>
        </table:table-row>
        <table:table-row table:style-name="ro1">
          <table:table-cell table:style-name="ce1" office:value-type="float" office:value="2606200"/>
          <table:table-cell table:style-name="ce1" office:value-type="string">
            <text:p>Goiana (PE)</text:p>
          </table:table-cell>
          <table:table-cell table:style-name="ce1" office:value-type="float" office:value="80055"/>
        </table:table-row>
        <table:table-row table:style-name="ro1">
          <table:table-cell table:style-name="ce1" office:value-type="float" office:value="2606309"/>
          <table:table-cell table:style-name="ce1" office:value-type="string">
            <text:p>Granito (PE)</text:p>
          </table:table-cell>
          <table:table-cell table:style-name="ce1" office:value-type="float" office:value="7537"/>
        </table:table-row>
        <table:table-row table:style-name="ro1">
          <table:table-cell table:style-name="ce1" office:value-type="float" office:value="2606408"/>
          <table:table-cell table:style-name="ce1" office:value-type="string">
            <text:p>Gravatá (PE)</text:p>
          </table:table-cell>
          <table:table-cell table:style-name="ce1" office:value-type="float" office:value="84699"/>
        </table:table-row>
        <table:table-row table:style-name="ro1">
          <table:table-cell table:style-name="ce1" office:value-type="float" office:value="2606507"/>
          <table:table-cell table:style-name="ce1" office:value-type="string">
            <text:p>Iati (PE)</text:p>
          </table:table-cell>
          <table:table-cell table:style-name="ce1" office:value-type="float" office:value="19241"/>
        </table:table-row>
        <table:table-row table:style-name="ro1">
          <table:table-cell table:style-name="ce1" office:value-type="float" office:value="2606606"/>
          <table:table-cell table:style-name="ce1" office:value-type="string">
            <text:p>Ibimirim (PE)</text:p>
          </table:table-cell>
          <table:table-cell table:style-name="ce1" office:value-type="float" office:value="29412"/>
        </table:table-row>
        <table:table-row table:style-name="ro1">
          <table:table-cell table:style-name="ce1" office:value-type="float" office:value="2606705"/>
          <table:table-cell table:style-name="ce1" office:value-type="string">
            <text:p>Ibirajuba (PE)</text:p>
          </table:table-cell>
          <table:table-cell table:style-name="ce1" office:value-type="float" office:value="7768"/>
        </table:table-row>
        <table:table-row table:style-name="ro1">
          <table:table-cell table:style-name="ce1" office:value-type="float" office:value="2606804"/>
          <table:table-cell table:style-name="ce1" office:value-type="string">
            <text:p>Igarassu (PE)</text:p>
          </table:table-cell>
          <table:table-cell table:style-name="ce1" office:value-type="float" office:value="118370"/>
        </table:table-row>
        <table:table-row table:style-name="ro1">
          <table:table-cell table:style-name="ce1" office:value-type="float" office:value="2606903"/>
          <table:table-cell table:style-name="ce1" office:value-type="string">
            <text:p>Iguaracy (PE)</text:p>
          </table:table-cell>
          <table:table-cell table:style-name="ce1" office:value-type="float" office:value="12247"/>
        </table:table-row>
        <table:table-row table:style-name="ro1">
          <table:table-cell table:style-name="ce1" office:value-type="float" office:value="2607000"/>
          <table:table-cell table:style-name="ce1" office:value-type="string">
            <text:p>Inajá (PE)</text:p>
          </table:table-cell>
          <table:table-cell table:style-name="ce1" office:value-type="float" office:value="23645"/>
        </table:table-row>
        <table:table-row table:style-name="ro1">
          <table:table-cell table:style-name="ce1" office:value-type="float" office:value="2607109"/>
          <table:table-cell table:style-name="ce1" office:value-type="string">
            <text:p>Ingazeira (PE)</text:p>
          </table:table-cell>
          <table:table-cell table:style-name="ce1" office:value-type="float" office:value="4543"/>
        </table:table-row>
        <table:table-row table:style-name="ro1">
          <table:table-cell table:style-name="ce1" office:value-type="float" office:value="2607208"/>
          <table:table-cell table:style-name="ce1" office:value-type="string">
            <text:p>Ipojuca (PE)</text:p>
          </table:table-cell>
          <table:table-cell table:style-name="ce1" office:value-type="float" office:value="97669"/>
        </table:table-row>
        <table:table-row table:style-name="ro1">
          <table:table-cell table:style-name="ce1" office:value-type="float" office:value="2607307"/>
          <table:table-cell table:style-name="ce1" office:value-type="string">
            <text:p>Ipubi (PE)</text:p>
          </table:table-cell>
          <table:table-cell table:style-name="ce1" office:value-type="float" office:value="31187"/>
        </table:table-row>
        <table:table-row table:style-name="ro1">
          <table:table-cell table:style-name="ce1" office:value-type="float" office:value="2607406"/>
          <table:table-cell table:style-name="ce1" office:value-type="string">
            <text:p>Itacuruba (PE)</text:p>
          </table:table-cell>
          <table:table-cell table:style-name="ce1" office:value-type="float" office:value="4966"/>
        </table:table-row>
        <table:table-row table:style-name="ro1">
          <table:table-cell table:style-name="ce1" office:value-type="float" office:value="2607505"/>
          <table:table-cell table:style-name="ce1" office:value-type="string">
            <text:p>Itaíba (PE)</text:p>
          </table:table-cell>
          <table:table-cell table:style-name="ce1" office:value-type="float" office:value="26308"/>
        </table:table-row>
        <table:table-row table:style-name="ro1">
          <table:table-cell table:style-name="ce1" office:value-type="float" office:value="2607604"/>
          <table:table-cell table:style-name="ce1" office:value-type="string">
            <text:p>Ilha de Itamaracá (PE)</text:p>
          </table:table-cell>
          <table:table-cell table:style-name="ce1" office:value-type="float" office:value="26672"/>
        </table:table-row>
        <table:table-row table:style-name="ro1">
          <table:table-cell table:style-name="ce1" office:value-type="float" office:value="2607653"/>
          <table:table-cell table:style-name="ce1" office:value-type="string">
            <text:p>Itambé (PE)</text:p>
          </table:table-cell>
          <table:table-cell table:style-name="ce1" office:value-type="float" office:value="36471"/>
        </table:table-row>
        <table:table-row table:style-name="ro1">
          <table:table-cell table:style-name="ce1" office:value-type="float" office:value="2607703"/>
          <table:table-cell table:style-name="ce1" office:value-type="string">
            <text:p>Itapetim (PE)</text:p>
          </table:table-cell>
          <table:table-cell table:style-name="ce1" office:value-type="float" office:value="13553"/>
        </table:table-row>
        <table:table-row table:style-name="ro1">
          <table:table-cell table:style-name="ce1" office:value-type="float" office:value="2607752"/>
          <table:table-cell table:style-name="ce1" office:value-type="string">
            <text:p>Itapissuma (PE)</text:p>
          </table:table-cell>
          <table:table-cell table:style-name="ce1" office:value-type="float" office:value="26900"/>
        </table:table-row>
        <table:table-row table:style-name="ro1">
          <table:table-cell table:style-name="ce1" office:value-type="float" office:value="2607802"/>
          <table:table-cell table:style-name="ce1" office:value-type="string">
            <text:p>Itaquitinga (PE)</text:p>
          </table:table-cell>
          <table:table-cell table:style-name="ce1" office:value-type="float" office:value="17006"/>
        </table:table-row>
        <table:table-row table:style-name="ro1">
          <table:table-cell table:style-name="ce1" office:value-type="float" office:value="2607901"/>
          <table:table-cell table:style-name="ce1" office:value-type="string">
            <text:p>Jaboatão dos Guararapes (PE)</text:p>
          </table:table-cell>
          <table:table-cell table:style-name="ce1" office:value-type="float" office:value="706867"/>
        </table:table-row>
        <table:table-row table:style-name="ro1">
          <table:table-cell table:style-name="ce1" office:value-type="float" office:value="2607950"/>
          <table:table-cell table:style-name="ce1" office:value-type="string">
            <text:p>Jaqueira (PE)</text:p>
          </table:table-cell>
          <table:table-cell table:style-name="ce1" office:value-type="float" office:value="11644"/>
        </table:table-row>
        <table:table-row table:style-name="ro1">
          <table:table-cell table:style-name="ce1" office:value-type="float" office:value="2608008"/>
          <table:table-cell table:style-name="ce1" office:value-type="string">
            <text:p>Jataúba (PE)</text:p>
          </table:table-cell>
          <table:table-cell table:style-name="ce1" office:value-type="float" office:value="17228"/>
        </table:table-row>
        <table:table-row table:style-name="ro1">
          <table:table-cell table:style-name="ce1" office:value-type="float" office:value="2608057"/>
          <table:table-cell table:style-name="ce1" office:value-type="string">
            <text:p>Jatobá (PE)</text:p>
          </table:table-cell>
          <table:table-cell table:style-name="ce1" office:value-type="float" office:value="14850"/>
        </table:table-row>
        <table:table-row table:style-name="ro1">
          <table:table-cell table:style-name="ce1" office:value-type="float" office:value="2608107"/>
          <table:table-cell table:style-name="ce1" office:value-type="string">
            <text:p>João Alfredo (PE)</text:p>
          </table:table-cell>
          <table:table-cell table:style-name="ce1" office:value-type="float" office:value="33328"/>
        </table:table-row>
        <table:table-row table:style-name="ro1">
          <table:table-cell table:style-name="ce1" office:value-type="float" office:value="2608206"/>
          <table:table-cell table:style-name="ce1" office:value-type="string">
            <text:p>Joaquim Nabuco (PE)</text:p>
          </table:table-cell>
          <table:table-cell table:style-name="ce1" office:value-type="float" office:value="16011"/>
        </table:table-row>
        <table:table-row table:style-name="ro1">
          <table:table-cell table:style-name="ce1" office:value-type="float" office:value="2608255"/>
          <table:table-cell table:style-name="ce1" office:value-type="string">
            <text:p>Jucati (PE)</text:p>
          </table:table-cell>
          <table:table-cell table:style-name="ce1" office:value-type="float" office:value="11485"/>
        </table:table-row>
        <table:table-row table:style-name="ro1">
          <table:table-cell table:style-name="ce1" office:value-type="float" office:value="2608305"/>
          <table:table-cell table:style-name="ce1" office:value-type="string">
            <text:p>Jupi (PE)</text:p>
          </table:table-cell>
          <table:table-cell table:style-name="ce1" office:value-type="float" office:value="14922"/>
        </table:table-row>
        <table:table-row table:style-name="ro1">
          <table:table-cell table:style-name="ce1" office:value-type="float" office:value="2608404"/>
          <table:table-cell table:style-name="ce1" office:value-type="string">
            <text:p>Jurema (PE)</text:p>
          </table:table-cell>
          <table:table-cell table:style-name="ce1" office:value-type="float" office:value="15431"/>
        </table:table-row>
        <table:table-row table:style-name="ro1">
          <table:table-cell table:style-name="ce1" office:value-type="float" office:value="2608453"/>
          <table:table-cell table:style-name="ce1" office:value-type="string">
            <text:p>Lagoa do Carro (PE)</text:p>
          </table:table-cell>
          <table:table-cell table:style-name="ce1" office:value-type="float" office:value="18252"/>
        </table:table-row>
        <table:table-row table:style-name="ro1">
          <table:table-cell table:style-name="ce1" office:value-type="float" office:value="2608503"/>
          <table:table-cell table:style-name="ce1" office:value-type="string">
            <text:p>Lagoa de Itaenga (PE)</text:p>
          </table:table-cell>
          <table:table-cell table:style-name="ce1" office:value-type="float" office:value="21460"/>
        </table:table-row>
        <table:table-row table:style-name="ro1">
          <table:table-cell table:style-name="ce1" office:value-type="float" office:value="2608602"/>
          <table:table-cell table:style-name="ce1" office:value-type="string">
            <text:p>Lagoa do Ouro (PE)</text:p>
          </table:table-cell>
          <table:table-cell table:style-name="ce1" office:value-type="float" office:value="13224"/>
        </table:table-row>
        <table:table-row table:style-name="ro1">
          <table:table-cell table:style-name="ce1" office:value-type="float" office:value="2608701"/>
          <table:table-cell table:style-name="ce1" office:value-type="string">
            <text:p>Lagoa dos Gatos (PE)</text:p>
          </table:table-cell>
          <table:table-cell table:style-name="ce1" office:value-type="float" office:value="16318"/>
        </table:table-row>
        <table:table-row table:style-name="ro1">
          <table:table-cell table:style-name="ce1" office:value-type="float" office:value="2608750"/>
          <table:table-cell table:style-name="ce1" office:value-type="string">
            <text:p>Lagoa Grande (PE)</text:p>
          </table:table-cell>
          <table:table-cell table:style-name="ce1" office:value-type="float" office:value="25849"/>
        </table:table-row>
        <table:table-row table:style-name="ro1">
          <table:table-cell table:style-name="ce1" office:value-type="float" office:value="2608800"/>
          <table:table-cell table:style-name="ce1" office:value-type="string">
            <text:p>Lajedo (PE)</text:p>
          </table:table-cell>
          <table:table-cell table:style-name="ce1" office:value-type="float" office:value="40589"/>
        </table:table-row>
        <table:table-row table:style-name="ro1">
          <table:table-cell table:style-name="ce1" office:value-type="float" office:value="2608909"/>
          <table:table-cell table:style-name="ce1" office:value-type="string">
            <text:p>Limoeiro (PE)</text:p>
          </table:table-cell>
          <table:table-cell table:style-name="ce1" office:value-type="float" office:value="56198"/>
        </table:table-row>
        <table:table-row table:style-name="ro1">
          <table:table-cell table:style-name="ce1" office:value-type="float" office:value="2609006"/>
          <table:table-cell table:style-name="ce1" office:value-type="string">
            <text:p>Macaparana (PE)</text:p>
          </table:table-cell>
          <table:table-cell table:style-name="ce1" office:value-type="float" office:value="25472"/>
        </table:table-row>
        <table:table-row table:style-name="ro1">
          <table:table-cell table:style-name="ce1" office:value-type="float" office:value="2609105"/>
          <table:table-cell table:style-name="ce1" office:value-type="string">
            <text:p>Machados (PE)</text:p>
          </table:table-cell>
          <table:table-cell table:style-name="ce1" office:value-type="float" office:value="16321"/>
        </table:table-row>
        <table:table-row table:style-name="ro1">
          <table:table-cell table:style-name="ce1" office:value-type="float" office:value="2609154"/>
          <table:table-cell table:style-name="ce1" office:value-type="string">
            <text:p>Manari (PE)</text:p>
          </table:table-cell>
          <table:table-cell table:style-name="ce1" office:value-type="float" office:value="21776"/>
        </table:table-row>
        <table:table-row table:style-name="ro1">
          <table:table-cell table:style-name="ce1" office:value-type="float" office:value="2609204"/>
          <table:table-cell table:style-name="ce1" office:value-type="string">
            <text:p>Maraial (PE)</text:p>
          </table:table-cell>
          <table:table-cell table:style-name="ce1" office:value-type="float" office:value="11220"/>
        </table:table-row>
        <table:table-row table:style-name="ro1">
          <table:table-cell table:style-name="ce1" office:value-type="float" office:value="2609303"/>
          <table:table-cell table:style-name="ce1" office:value-type="string">
            <text:p>Mirandiba (PE)</text:p>
          </table:table-cell>
          <table:table-cell table:style-name="ce1" office:value-type="float" office:value="15470"/>
        </table:table-row>
        <table:table-row table:style-name="ro1">
          <table:table-cell table:style-name="ce1" office:value-type="float" office:value="2609402"/>
          <table:table-cell table:style-name="ce1" office:value-type="string">
            <text:p>Moreno (PE)</text:p>
          </table:table-cell>
          <table:table-cell table:style-name="ce1" office:value-type="float" office:value="63294"/>
        </table:table-row>
        <table:table-row table:style-name="ro1">
          <table:table-cell table:style-name="ce1" office:value-type="float" office:value="2609501"/>
          <table:table-cell table:style-name="ce1" office:value-type="string">
            <text:p>Nazaré da Mata (PE)</text:p>
          </table:table-cell>
          <table:table-cell table:style-name="ce1" office:value-type="float" office:value="32573"/>
        </table:table-row>
        <table:table-row table:style-name="ro1">
          <table:table-cell table:style-name="ce1" office:value-type="float" office:value="2609600"/>
          <table:table-cell table:style-name="ce1" office:value-type="string">
            <text:p>Olinda (PE)</text:p>
          </table:table-cell>
          <table:table-cell table:style-name="ce1" office:value-type="float" office:value="393115"/>
        </table:table-row>
        <table:table-row table:style-name="ro1">
          <table:table-cell table:style-name="ce1" office:value-type="float" office:value="2609709"/>
          <table:table-cell table:style-name="ce1" office:value-type="string">
            <text:p>Orobó (PE)</text:p>
          </table:table-cell>
          <table:table-cell table:style-name="ce1" office:value-type="float" office:value="23935"/>
        </table:table-row>
        <table:table-row table:style-name="ro1">
          <table:table-cell table:style-name="ce1" office:value-type="float" office:value="2609808"/>
          <table:table-cell table:style-name="ce1" office:value-type="string">
            <text:p>Orocó (PE)</text:p>
          </table:table-cell>
          <table:table-cell table:style-name="ce1" office:value-type="float" office:value="15152"/>
        </table:table-row>
        <table:table-row table:style-name="ro1">
          <table:table-cell table:style-name="ce1" office:value-type="float" office:value="2609907"/>
          <table:table-cell table:style-name="ce1" office:value-type="string">
            <text:p>Ouricuri (PE)</text:p>
          </table:table-cell>
          <table:table-cell table:style-name="ce1" office:value-type="float" office:value="69969"/>
        </table:table-row>
        <table:table-row table:style-name="ro1">
          <table:table-cell table:style-name="ce1" office:value-type="float" office:value="2610004"/>
          <table:table-cell table:style-name="ce1" office:value-type="string">
            <text:p>Palmares (PE)</text:p>
          </table:table-cell>
          <table:table-cell table:style-name="ce1" office:value-type="float" office:value="63500"/>
        </table:table-row>
        <table:table-row table:style-name="ro1">
          <table:table-cell table:style-name="ce1" office:value-type="float" office:value="2610103"/>
          <table:table-cell table:style-name="ce1" office:value-type="string">
            <text:p>Palmeirina (PE)</text:p>
          </table:table-cell>
          <table:table-cell table:style-name="ce1" office:value-type="float" office:value="7600"/>
        </table:table-row>
        <table:table-row table:style-name="ro1">
          <table:table-cell table:style-name="ce1" office:value-type="float" office:value="2610202"/>
          <table:table-cell table:style-name="ce1" office:value-type="string">
            <text:p>Panelas (PE)</text:p>
          </table:table-cell>
          <table:table-cell table:style-name="ce1" office:value-type="float" office:value="26456"/>
        </table:table-row>
        <table:table-row table:style-name="ro1">
          <table:table-cell table:style-name="ce1" office:value-type="float" office:value="2610301"/>
          <table:table-cell table:style-name="ce1" office:value-type="string">
            <text:p>Paranatama (PE)</text:p>
          </table:table-cell>
          <table:table-cell table:style-name="ce1" office:value-type="float" office:value="11566"/>
        </table:table-row>
        <table:table-row table:style-name="ro1">
          <table:table-cell table:style-name="ce1" office:value-type="float" office:value="2610400"/>
          <table:table-cell table:style-name="ce1" office:value-type="string">
            <text:p>Parnamirim (PE)</text:p>
          </table:table-cell>
          <table:table-cell table:style-name="ce1" office:value-type="float" office:value="22106"/>
        </table:table-row>
        <table:table-row table:style-name="ro1">
          <table:table-cell table:style-name="ce1" office:value-type="float" office:value="2610509"/>
          <table:table-cell table:style-name="ce1" office:value-type="string">
            <text:p>Passira (PE)</text:p>
          </table:table-cell>
          <table:table-cell table:style-name="ce1" office:value-type="float" office:value="28894"/>
        </table:table-row>
        <table:table-row table:style-name="ro1">
          <table:table-cell table:style-name="ce1" office:value-type="float" office:value="2610608"/>
          <table:table-cell table:style-name="ce1" office:value-type="string">
            <text:p>Paudalho (PE)</text:p>
          </table:table-cell>
          <table:table-cell table:style-name="ce1" office:value-type="float" office:value="56933"/>
        </table:table-row>
        <table:table-row table:style-name="ro1">
          <table:table-cell table:style-name="ce1" office:value-type="float" office:value="2610707"/>
          <table:table-cell table:style-name="ce1" office:value-type="string">
            <text:p>Paulista (PE)</text:p>
          </table:table-cell>
          <table:table-cell table:style-name="ce1" office:value-type="float" office:value="334376"/>
        </table:table-row>
        <table:table-row table:style-name="ro1">
          <table:table-cell table:style-name="ce1" office:value-type="float" office:value="2610806"/>
          <table:table-cell table:style-name="ce1" office:value-type="string">
            <text:p>Pedra (PE)</text:p>
          </table:table-cell>
          <table:table-cell table:style-name="ce1" office:value-type="float" office:value="22668"/>
        </table:table-row>
        <table:table-row table:style-name="ro1">
          <table:table-cell table:style-name="ce1" office:value-type="float" office:value="2610905"/>
          <table:table-cell table:style-name="ce1" office:value-type="string">
            <text:p>Pesqueira (PE)</text:p>
          </table:table-cell>
          <table:table-cell table:style-name="ce1" office:value-type="float" office:value="67735"/>
        </table:table-row>
        <table:table-row table:style-name="ro1">
          <table:table-cell table:style-name="ce1" office:value-type="float" office:value="2611002"/>
          <table:table-cell table:style-name="ce1" office:value-type="string">
            <text:p>Petrolândia (PE)</text:p>
          </table:table-cell>
          <table:table-cell table:style-name="ce1" office:value-type="float" office:value="36901"/>
        </table:table-row>
        <table:table-row table:style-name="ro1">
          <table:table-cell table:style-name="ce1" office:value-type="float" office:value="2611101"/>
          <table:table-cell table:style-name="ce1" office:value-type="string">
            <text:p>Petrolina (PE)</text:p>
          </table:table-cell>
          <table:table-cell table:style-name="ce1" office:value-type="float" office:value="354317"/>
        </table:table-row>
        <table:table-row table:style-name="ro1">
          <table:table-cell table:style-name="ce1" office:value-type="float" office:value="2611200"/>
          <table:table-cell table:style-name="ce1" office:value-type="string">
            <text:p>Poção (PE)</text:p>
          </table:table-cell>
          <table:table-cell table:style-name="ce1" office:value-type="float" office:value="11305"/>
        </table:table-row>
        <table:table-row table:style-name="ro1">
          <table:table-cell table:style-name="ce1" office:value-type="float" office:value="2611309"/>
          <table:table-cell table:style-name="ce1" office:value-type="string">
            <text:p>Pombos (PE)</text:p>
          </table:table-cell>
          <table:table-cell table:style-name="ce1" office:value-type="float" office:value="27148"/>
        </table:table-row>
        <table:table-row table:style-name="ro1">
          <table:table-cell table:style-name="ce1" office:value-type="float" office:value="2611408"/>
          <table:table-cell table:style-name="ce1" office:value-type="string">
            <text:p>Primavera (PE)</text:p>
          </table:table-cell>
          <table:table-cell table:style-name="ce1" office:value-type="float" office:value="15101"/>
        </table:table-row>
        <table:table-row table:style-name="ro1">
          <table:table-cell table:style-name="ce1" office:value-type="float" office:value="2611507"/>
          <table:table-cell table:style-name="ce1" office:value-type="string">
            <text:p>Quipapá (PE)</text:p>
          </table:table-cell>
          <table:table-cell table:style-name="ce1" office:value-type="float" office:value="26175"/>
        </table:table-row>
        <table:table-row table:style-name="ro1">
          <table:table-cell table:style-name="ce1" office:value-type="float" office:value="2611533"/>
          <table:table-cell table:style-name="ce1" office:value-type="string">
            <text:p>Quixaba (PE)</text:p>
          </table:table-cell>
          <table:table-cell table:style-name="ce1" office:value-type="float" office:value="6805"/>
        </table:table-row>
        <table:table-row table:style-name="ro1">
          <table:table-cell table:style-name="ce1" office:value-type="float" office:value="2611606"/>
          <table:table-cell table:style-name="ce1" office:value-type="string">
            <text:p>Recife (PE)</text:p>
          </table:table-cell>
          <table:table-cell table:style-name="ce1" office:value-type="float" office:value="1653461"/>
        </table:table-row>
        <table:table-row table:style-name="ro1">
          <table:table-cell table:style-name="ce1" office:value-type="float" office:value="2611705"/>
          <table:table-cell table:style-name="ce1" office:value-type="string">
            <text:p>Riacho das Almas (PE)</text:p>
          </table:table-cell>
          <table:table-cell table:style-name="ce1" office:value-type="float" office:value="20646"/>
        </table:table-row>
        <table:table-row table:style-name="ro1">
          <table:table-cell table:style-name="ce1" office:value-type="float" office:value="2611804"/>
          <table:table-cell table:style-name="ce1" office:value-type="string">
            <text:p>Ribeirão (PE)</text:p>
          </table:table-cell>
          <table:table-cell table:style-name="ce1" office:value-type="float" office:value="47616"/>
        </table:table-row>
        <table:table-row table:style-name="ro1">
          <table:table-cell table:style-name="ce1" office:value-type="float" office:value="2611903"/>
          <table:table-cell table:style-name="ce1" office:value-type="string">
            <text:p>Rio Formoso (PE)</text:p>
          </table:table-cell>
          <table:table-cell table:style-name="ce1" office:value-type="float" office:value="23628"/>
        </table:table-row>
        <table:table-row table:style-name="ro1">
          <table:table-cell table:style-name="ce1" office:value-type="float" office:value="2612000"/>
          <table:table-cell table:style-name="ce1" office:value-type="string">
            <text:p>Sairé (PE)</text:p>
          </table:table-cell>
          <table:table-cell table:style-name="ce1" office:value-type="float" office:value="9764"/>
        </table:table-row>
        <table:table-row table:style-name="ro1">
          <table:table-cell table:style-name="ce1" office:value-type="float" office:value="2612109"/>
          <table:table-cell table:style-name="ce1" office:value-type="string">
            <text:p>Salgadinho (PE)</text:p>
          </table:table-cell>
          <table:table-cell table:style-name="ce1" office:value-type="float" office:value="11068"/>
        </table:table-row>
        <table:table-row table:style-name="ro1">
          <table:table-cell table:style-name="ce1" office:value-type="float" office:value="2612208"/>
          <table:table-cell table:style-name="ce1" office:value-type="string">
            <text:p>Salgueiro (PE)</text:p>
          </table:table-cell>
          <table:table-cell table:style-name="ce1" office:value-type="float" office:value="61249"/>
        </table:table-row>
        <table:table-row table:style-name="ro1">
          <table:table-cell table:style-name="ce1" office:value-type="float" office:value="2612307"/>
          <table:table-cell table:style-name="ce1" office:value-type="string">
            <text:p>Saloá (PE)</text:p>
          </table:table-cell>
          <table:table-cell table:style-name="ce1" office:value-type="float" office:value="15862"/>
        </table:table-row>
        <table:table-row table:style-name="ro1">
          <table:table-cell table:style-name="ce1" office:value-type="float" office:value="2612406"/>
          <table:table-cell table:style-name="ce1" office:value-type="string">
            <text:p>Sanharó (PE)</text:p>
          </table:table-cell>
          <table:table-cell table:style-name="ce1" office:value-type="float" office:value="26890"/>
        </table:table-row>
        <table:table-row table:style-name="ro1">
          <table:table-cell table:style-name="ce1" office:value-type="float" office:value="2612455"/>
          <table:table-cell table:style-name="ce1" office:value-type="string">
            <text:p>Santa Cruz (PE)</text:p>
          </table:table-cell>
          <table:table-cell table:style-name="ce1" office:value-type="float" office:value="15558"/>
        </table:table-row>
        <table:table-row table:style-name="ro1">
          <table:table-cell table:style-name="ce1" office:value-type="float" office:value="2612471"/>
          <table:table-cell table:style-name="ce1" office:value-type="string">
            <text:p>Santa Cruz da Baixa Verde (PE)</text:p>
          </table:table-cell>
          <table:table-cell table:style-name="ce1" office:value-type="float" office:value="12650"/>
        </table:table-row>
        <table:table-row table:style-name="ro1">
          <table:table-cell table:style-name="ce1" office:value-type="float" office:value="2612505"/>
          <table:table-cell table:style-name="ce1" office:value-type="string">
            <text:p>Santa Cruz do Capibaribe (PE)</text:p>
          </table:table-cell>
          <table:table-cell table:style-name="ce1" office:value-type="float" office:value="109897"/>
        </table:table-row>
        <table:table-row table:style-name="ro1">
          <table:table-cell table:style-name="ce1" office:value-type="float" office:value="2612554"/>
          <table:table-cell table:style-name="ce1" office:value-type="string">
            <text:p>Santa Filomena (PE)</text:p>
          </table:table-cell>
          <table:table-cell table:style-name="ce1" office:value-type="float" office:value="14562"/>
        </table:table-row>
        <table:table-row table:style-name="ro1">
          <table:table-cell table:style-name="ce1" office:value-type="float" office:value="2612604"/>
          <table:table-cell table:style-name="ce1" office:value-type="string">
            <text:p>Santa Maria da Boa Vista (PE)</text:p>
          </table:table-cell>
          <table:table-cell table:style-name="ce1" office:value-type="float" office:value="42100"/>
        </table:table-row>
        <table:table-row table:style-name="ro1">
          <table:table-cell table:style-name="ce1" office:value-type="float" office:value="2612703"/>
          <table:table-cell table:style-name="ce1" office:value-type="string">
            <text:p>Santa Maria do Cambucá (PE)</text:p>
          </table:table-cell>
          <table:table-cell table:style-name="ce1" office:value-type="float" office:value="14223"/>
        </table:table-row>
        <table:table-row table:style-name="ro1">
          <table:table-cell table:style-name="ce1" office:value-type="float" office:value="2612802"/>
          <table:table-cell table:style-name="ce1" office:value-type="string">
            <text:p>Santa Terezinha (PE)</text:p>
          </table:table-cell>
          <table:table-cell table:style-name="ce1" office:value-type="float" office:value="11865"/>
        </table:table-row>
        <table:table-row table:style-name="ro1">
          <table:table-cell table:style-name="ce1" office:value-type="float" office:value="2612901"/>
          <table:table-cell table:style-name="ce1" office:value-type="string">
            <text:p>São Benedito do Sul (PE)</text:p>
          </table:table-cell>
          <table:table-cell table:style-name="ce1" office:value-type="float" office:value="16069"/>
        </table:table-row>
        <table:table-row table:style-name="ro1">
          <table:table-cell table:style-name="ce1" office:value-type="float" office:value="2613008"/>
          <table:table-cell table:style-name="ce1" office:value-type="string">
            <text:p>São Bento do Una (PE)</text:p>
          </table:table-cell>
          <table:table-cell table:style-name="ce1" office:value-type="float" office:value="60042"/>
        </table:table-row>
        <table:table-row table:style-name="ro1">
          <table:table-cell table:style-name="ce1" office:value-type="float" office:value="2613107"/>
          <table:table-cell table:style-name="ce1" office:value-type="string">
            <text:p>São Caitano (PE)</text:p>
          </table:table-cell>
          <table:table-cell table:style-name="ce1" office:value-type="float" office:value="37368"/>
        </table:table-row>
        <table:table-row table:style-name="ro1">
          <table:table-cell table:style-name="ce1" office:value-type="float" office:value="2613206"/>
          <table:table-cell table:style-name="ce1" office:value-type="string">
            <text:p>São João (PE)</text:p>
          </table:table-cell>
          <table:table-cell table:style-name="ce1" office:value-type="float" office:value="22899"/>
        </table:table-row>
        <table:table-row table:style-name="ro1">
          <table:table-cell table:style-name="ce1" office:value-type="float" office:value="2613305"/>
          <table:table-cell table:style-name="ce1" office:value-type="string">
            <text:p>São Joaquim do Monte (PE)</text:p>
          </table:table-cell>
          <table:table-cell table:style-name="ce1" office:value-type="float" office:value="21398"/>
        </table:table-row>
        <table:table-row table:style-name="ro1">
          <table:table-cell table:style-name="ce1" office:value-type="float" office:value="2613404"/>
          <table:table-cell table:style-name="ce1" office:value-type="string">
            <text:p>São José da Coroa Grande (PE)</text:p>
          </table:table-cell>
          <table:table-cell table:style-name="ce1" office:value-type="float" office:value="21586"/>
        </table:table-row>
        <table:table-row table:style-name="ro1">
          <table:table-cell table:style-name="ce1" office:value-type="float" office:value="2613503"/>
          <table:table-cell table:style-name="ce1" office:value-type="string">
            <text:p>São José do Belmonte (PE)</text:p>
          </table:table-cell>
          <table:table-cell table:style-name="ce1" office:value-type="float" office:value="34021"/>
        </table:table-row>
        <table:table-row table:style-name="ro1">
          <table:table-cell table:style-name="ce1" office:value-type="float" office:value="2613602"/>
          <table:table-cell table:style-name="ce1" office:value-type="string">
            <text:p>São José do Egito (PE)</text:p>
          </table:table-cell>
          <table:table-cell table:style-name="ce1" office:value-type="float" office:value="34056"/>
        </table:table-row>
        <table:table-row table:style-name="ro1">
          <table:table-cell table:style-name="ce1" office:value-type="float" office:value="2613701"/>
          <table:table-cell table:style-name="ce1" office:value-type="string">
            <text:p>São Lourenço da Mata (PE)</text:p>
          </table:table-cell>
          <table:table-cell table:style-name="ce1" office:value-type="float" office:value="114079"/>
        </table:table-row>
        <table:table-row table:style-name="ro1">
          <table:table-cell table:style-name="ce1" office:value-type="float" office:value="2613800"/>
          <table:table-cell table:style-name="ce1" office:value-type="string">
            <text:p>São Vicente Férrer (PE)</text:p>
          </table:table-cell>
          <table:table-cell table:style-name="ce1" office:value-type="float" office:value="18085"/>
        </table:table-row>
        <table:table-row table:style-name="ro1">
          <table:table-cell table:style-name="ce1" office:value-type="float" office:value="2613909"/>
          <table:table-cell table:style-name="ce1" office:value-type="string">
            <text:p>Serra Talhada (PE)</text:p>
          </table:table-cell>
          <table:table-cell table:style-name="ce1" office:value-type="float" office:value="86915"/>
        </table:table-row>
        <table:table-row table:style-name="ro1">
          <table:table-cell table:style-name="ce1" office:value-type="float" office:value="2614006"/>
          <table:table-cell table:style-name="ce1" office:value-type="string">
            <text:p>Serrita (PE)</text:p>
          </table:table-cell>
          <table:table-cell table:style-name="ce1" office:value-type="float" office:value="19196"/>
        </table:table-row>
        <table:table-row table:style-name="ro1">
          <table:table-cell table:style-name="ce1" office:value-type="float" office:value="2614105"/>
          <table:table-cell table:style-name="ce1" office:value-type="string">
            <text:p>Sertânia (PE)</text:p>
          </table:table-cell>
          <table:table-cell table:style-name="ce1" office:value-type="float" office:value="36050"/>
        </table:table-row>
        <table:table-row table:style-name="ro1">
          <table:table-cell table:style-name="ce1" office:value-type="float" office:value="2614204"/>
          <table:table-cell table:style-name="ce1" office:value-type="string">
            <text:p>Sirinhaém (PE)</text:p>
          </table:table-cell>
          <table:table-cell table:style-name="ce1" office:value-type="float" office:value="46361"/>
        </table:table-row>
        <table:table-row table:style-name="ro1">
          <table:table-cell table:style-name="ce1" office:value-type="float" office:value="2614303"/>
          <table:table-cell table:style-name="ce1" office:value-type="string">
            <text:p>Moreilândia (PE)</text:p>
          </table:table-cell>
          <table:table-cell table:style-name="ce1" office:value-type="float" office:value="11270"/>
        </table:table-row>
        <table:table-row table:style-name="ro1">
          <table:table-cell table:style-name="ce1" office:value-type="float" office:value="2614402"/>
          <table:table-cell table:style-name="ce1" office:value-type="string">
            <text:p>Solidão (PE)</text:p>
          </table:table-cell>
          <table:table-cell table:style-name="ce1" office:value-type="float" office:value="6021"/>
        </table:table-row>
        <table:table-row table:style-name="ro1">
          <table:table-cell table:style-name="ce1" office:value-type="float" office:value="2614501"/>
          <table:table-cell table:style-name="ce1" office:value-type="string">
            <text:p>Surubim (PE)</text:p>
          </table:table-cell>
          <table:table-cell table:style-name="ce1" office:value-type="float" office:value="65647"/>
        </table:table-row>
        <table:table-row table:style-name="ro1">
          <table:table-cell table:style-name="ce1" office:value-type="float" office:value="2614600"/>
          <table:table-cell table:style-name="ce1" office:value-type="string">
            <text:p>Tabira (PE)</text:p>
          </table:table-cell>
          <table:table-cell table:style-name="ce1" office:value-type="float" office:value="28704"/>
        </table:table-row>
        <table:table-row table:style-name="ro1">
          <table:table-cell table:style-name="ce1" office:value-type="float" office:value="2614709"/>
          <table:table-cell table:style-name="ce1" office:value-type="string">
            <text:p>Tacaimbó (PE)</text:p>
          </table:table-cell>
          <table:table-cell table:style-name="ce1" office:value-type="float" office:value="12859"/>
        </table:table-row>
        <table:table-row table:style-name="ro1">
          <table:table-cell table:style-name="ce1" office:value-type="float" office:value="2614808"/>
          <table:table-cell table:style-name="ce1" office:value-type="string">
            <text:p>Tacaratu (PE)</text:p>
          </table:table-cell>
          <table:table-cell table:style-name="ce1" office:value-type="float" office:value="26106"/>
        </table:table-row>
        <table:table-row table:style-name="ro1">
          <table:table-cell table:style-name="ce1" office:value-type="float" office:value="2614857"/>
          <table:table-cell table:style-name="ce1" office:value-type="string">
            <text:p>Tamandaré (PE)</text:p>
          </table:table-cell>
          <table:table-cell table:style-name="ce1" office:value-type="float" office:value="23623"/>
        </table:table-row>
        <table:table-row table:style-name="ro1">
          <table:table-cell table:style-name="ce1" office:value-type="float" office:value="2615003"/>
          <table:table-cell table:style-name="ce1" office:value-type="string">
            <text:p>Taquaritinga do Norte (PE)</text:p>
          </table:table-cell>
          <table:table-cell table:style-name="ce1" office:value-type="float" office:value="29127"/>
        </table:table-row>
        <table:table-row table:style-name="ro1">
          <table:table-cell table:style-name="ce1" office:value-type="float" office:value="2615102"/>
          <table:table-cell table:style-name="ce1" office:value-type="string">
            <text:p>Terezinha (PE)</text:p>
          </table:table-cell>
          <table:table-cell table:style-name="ce1" office:value-type="float" office:value="7198"/>
        </table:table-row>
        <table:table-row table:style-name="ro1">
          <table:table-cell table:style-name="ce1" office:value-type="float" office:value="2615201"/>
          <table:table-cell table:style-name="ce1" office:value-type="string">
            <text:p>Terra Nova (PE)</text:p>
          </table:table-cell>
          <table:table-cell table:style-name="ce1" office:value-type="float" office:value="10206"/>
        </table:table-row>
        <table:table-row table:style-name="ro1">
          <table:table-cell table:style-name="ce1" office:value-type="float" office:value="2615300"/>
          <table:table-cell table:style-name="ce1" office:value-type="string">
            <text:p>Timbaúba (PE)</text:p>
          </table:table-cell>
          <table:table-cell table:style-name="ce1" office:value-type="float" office:value="52802"/>
        </table:table-row>
        <table:table-row table:style-name="ro1">
          <table:table-cell table:style-name="ce1" office:value-type="float" office:value="2615409"/>
          <table:table-cell table:style-name="ce1" office:value-type="string">
            <text:p>Toritama (PE)</text:p>
          </table:table-cell>
          <table:table-cell table:style-name="ce1" office:value-type="float" office:value="46164"/>
        </table:table-row>
        <table:table-row table:style-name="ro1">
          <table:table-cell table:style-name="ce1" office:value-type="float" office:value="2615508"/>
          <table:table-cell table:style-name="ce1" office:value-type="string">
            <text:p>Tracunhaém (PE)</text:p>
          </table:table-cell>
          <table:table-cell table:style-name="ce1" office:value-type="float" office:value="13813"/>
        </table:table-row>
        <table:table-row table:style-name="ro1">
          <table:table-cell table:style-name="ce1" office:value-type="float" office:value="2615607"/>
          <table:table-cell table:style-name="ce1" office:value-type="string">
            <text:p>Trindade (PE)</text:p>
          </table:table-cell>
          <table:table-cell table:style-name="ce1" office:value-type="float" office:value="30816"/>
        </table:table-row>
        <table:table-row table:style-name="ro1">
          <table:table-cell table:style-name="ce1" office:value-type="float" office:value="2615706"/>
          <table:table-cell table:style-name="ce1" office:value-type="string">
            <text:p>Triunfo (PE)</text:p>
          </table:table-cell>
          <table:table-cell table:style-name="ce1" office:value-type="float" office:value="15243"/>
        </table:table-row>
        <table:table-row table:style-name="ro1">
          <table:table-cell table:style-name="ce1" office:value-type="float" office:value="2615805"/>
          <table:table-cell table:style-name="ce1" office:value-type="string">
            <text:p>Tupanatinga (PE)</text:p>
          </table:table-cell>
          <table:table-cell table:style-name="ce1" office:value-type="float" office:value="27551"/>
        </table:table-row>
        <table:table-row table:style-name="ro1">
          <table:table-cell table:style-name="ce1" office:value-type="float" office:value="2615904"/>
          <table:table-cell table:style-name="ce1" office:value-type="string">
            <text:p>Tuparetama (PE)</text:p>
          </table:table-cell>
          <table:table-cell table:style-name="ce1" office:value-type="float" office:value="8256"/>
        </table:table-row>
        <table:table-row table:style-name="ro1">
          <table:table-cell table:style-name="ce1" office:value-type="float" office:value="2616001"/>
          <table:table-cell table:style-name="ce1" office:value-type="string">
            <text:p>Venturosa (PE)</text:p>
          </table:table-cell>
          <table:table-cell table:style-name="ce1" office:value-type="float" office:value="18661"/>
        </table:table-row>
        <table:table-row table:style-name="ro1">
          <table:table-cell table:style-name="ce1" office:value-type="float" office:value="2616100"/>
          <table:table-cell table:style-name="ce1" office:value-type="string">
            <text:p>Verdejante (PE)</text:p>
          </table:table-cell>
          <table:table-cell table:style-name="ce1" office:value-type="float" office:value="9553"/>
        </table:table-row>
        <table:table-row table:style-name="ro1">
          <table:table-cell table:style-name="ce1" office:value-type="float" office:value="2616183"/>
          <table:table-cell table:style-name="ce1" office:value-type="string">
            <text:p>Vertente do Lério (PE)</text:p>
          </table:table-cell>
          <table:table-cell table:style-name="ce1" office:value-type="float" office:value="7571"/>
        </table:table-row>
        <table:table-row table:style-name="ro1">
          <table:table-cell table:style-name="ce1" office:value-type="float" office:value="2616209"/>
          <table:table-cell table:style-name="ce1" office:value-type="string">
            <text:p>Vertentes (PE)</text:p>
          </table:table-cell>
          <table:table-cell table:style-name="ce1" office:value-type="float" office:value="20954"/>
        </table:table-row>
        <table:table-row table:style-name="ro1">
          <table:table-cell table:style-name="ce1" office:value-type="float" office:value="2616308"/>
          <table:table-cell table:style-name="ce1" office:value-type="string">
            <text:p>Vicência (PE)</text:p>
          </table:table-cell>
          <table:table-cell table:style-name="ce1" office:value-type="float" office:value="32772"/>
        </table:table-row>
        <table:table-row table:style-name="ro1">
          <table:table-cell table:style-name="ce1" office:value-type="float" office:value="2616407"/>
          <table:table-cell table:style-name="ce1" office:value-type="string">
            <text:p>Vitória de Santo Antão (PE)</text:p>
          </table:table-cell>
          <table:table-cell table:style-name="ce1" office:value-type="float" office:value="139583"/>
        </table:table-row>
        <table:table-row table:style-name="ro1">
          <table:table-cell table:style-name="ce1" office:value-type="float" office:value="2616506"/>
          <table:table-cell table:style-name="ce1" office:value-type="string">
            <text:p>Xexéu (PE)</text:p>
          </table:table-cell>
          <table:table-cell table:style-name="ce1" office:value-type="float" office:value="14757"/>
        </table:table-row>
        <table:table-row table:style-name="ro1">
          <table:table-cell table:style-name="ce1" office:value-type="float" office:value="2700102"/>
          <table:table-cell table:style-name="ce1" office:value-type="string">
            <text:p>Água Branca (AL)</text:p>
          </table:table-cell>
          <table:table-cell table:style-name="ce1" office:value-type="float" office:value="20230"/>
        </table:table-row>
        <table:table-row table:style-name="ro1">
          <table:table-cell table:style-name="ce1" office:value-type="float" office:value="2700201"/>
          <table:table-cell table:style-name="ce1" office:value-type="string">
            <text:p>Anadia (AL)</text:p>
          </table:table-cell>
          <table:table-cell table:style-name="ce1" office:value-type="float" office:value="17526"/>
        </table:table-row>
        <table:table-row table:style-name="ro1">
          <table:table-cell table:style-name="ce1" office:value-type="float" office:value="2700300"/>
          <table:table-cell table:style-name="ce1" office:value-type="string">
            <text:p>Arapiraca (AL)</text:p>
          </table:table-cell>
          <table:table-cell table:style-name="ce1" office:value-type="float" office:value="233047"/>
        </table:table-row>
        <table:table-row table:style-name="ro1">
          <table:table-cell table:style-name="ce1" office:value-type="float" office:value="2700409"/>
          <table:table-cell table:style-name="ce1" office:value-type="string">
            <text:p>Atalaia (AL)</text:p>
          </table:table-cell>
          <table:table-cell table:style-name="ce1" office:value-type="float" office:value="47365"/>
        </table:table-row>
        <table:table-row table:style-name="ro1">
          <table:table-cell table:style-name="ce1" office:value-type="float" office:value="2700508"/>
          <table:table-cell table:style-name="ce1" office:value-type="string">
            <text:p>Barra de Santo Antônio (AL)</text:p>
          </table:table-cell>
          <table:table-cell table:style-name="ce1" office:value-type="float" office:value="16068"/>
        </table:table-row>
        <table:table-row table:style-name="ro1">
          <table:table-cell table:style-name="ce1" office:value-type="float" office:value="2700607"/>
          <table:table-cell table:style-name="ce1" office:value-type="string">
            <text:p>Barra de São Miguel (AL)</text:p>
          </table:table-cell>
          <table:table-cell table:style-name="ce1" office:value-type="float" office:value="8378"/>
        </table:table-row>
        <table:table-row table:style-name="ro1">
          <table:table-cell table:style-name="ce1" office:value-type="float" office:value="2700706"/>
          <table:table-cell table:style-name="ce1" office:value-type="string">
            <text:p>Batalha (AL)</text:p>
          </table:table-cell>
          <table:table-cell table:style-name="ce1" office:value-type="float" office:value="18338"/>
        </table:table-row>
        <table:table-row table:style-name="ro1">
          <table:table-cell table:style-name="ce1" office:value-type="float" office:value="2700805"/>
          <table:table-cell table:style-name="ce1" office:value-type="string">
            <text:p>Belém (AL)</text:p>
          </table:table-cell>
          <table:table-cell table:style-name="ce1" office:value-type="float" office:value="4284"/>
        </table:table-row>
        <table:table-row table:style-name="ro1">
          <table:table-cell table:style-name="ce1" office:value-type="float" office:value="2700904"/>
          <table:table-cell table:style-name="ce1" office:value-type="string">
            <text:p>Belo Monte (AL)</text:p>
          </table:table-cell>
          <table:table-cell table:style-name="ce1" office:value-type="float" office:value="6710"/>
        </table:table-row>
        <table:table-row table:style-name="ro1">
          <table:table-cell table:style-name="ce1" office:value-type="float" office:value="2701001"/>
          <table:table-cell table:style-name="ce1" office:value-type="string">
            <text:p>Boca da Mata (AL)</text:p>
          </table:table-cell>
          <table:table-cell table:style-name="ce1" office:value-type="float" office:value="27356"/>
        </table:table-row>
        <table:table-row table:style-name="ro1">
          <table:table-cell table:style-name="ce1" office:value-type="float" office:value="2701100"/>
          <table:table-cell table:style-name="ce1" office:value-type="string">
            <text:p>Branquinha (AL)</text:p>
          </table:table-cell>
          <table:table-cell table:style-name="ce1" office:value-type="float" office:value="10460"/>
        </table:table-row>
        <table:table-row table:style-name="ro1">
          <table:table-cell table:style-name="ce1" office:value-type="float" office:value="2701209"/>
          <table:table-cell table:style-name="ce1" office:value-type="string">
            <text:p>Cacimbinhas (AL)</text:p>
          </table:table-cell>
          <table:table-cell table:style-name="ce1" office:value-type="float" office:value="10889"/>
        </table:table-row>
        <table:table-row table:style-name="ro1">
          <table:table-cell table:style-name="ce1" office:value-type="float" office:value="2701308"/>
          <table:table-cell table:style-name="ce1" office:value-type="string">
            <text:p>Cajueiro (AL)</text:p>
          </table:table-cell>
          <table:table-cell table:style-name="ce1" office:value-type="float" office:value="21331"/>
        </table:table-row>
        <table:table-row table:style-name="ro1">
          <table:table-cell table:style-name="ce1" office:value-type="float" office:value="2701357"/>
          <table:table-cell table:style-name="ce1" office:value-type="string">
            <text:p>Campestre (AL)</text:p>
          </table:table-cell>
          <table:table-cell table:style-name="ce1" office:value-type="float" office:value="6954"/>
        </table:table-row>
        <table:table-row table:style-name="ro1">
          <table:table-cell table:style-name="ce1" office:value-type="float" office:value="2701407"/>
          <table:table-cell table:style-name="ce1" office:value-type="string">
            <text:p>Campo Alegre (AL)</text:p>
          </table:table-cell>
          <table:table-cell table:style-name="ce1" office:value-type="float" office:value="57537"/>
        </table:table-row>
        <table:table-row table:style-name="ro1">
          <table:table-cell table:style-name="ce1" office:value-type="float" office:value="2701506"/>
          <table:table-cell table:style-name="ce1" office:value-type="string">
            <text:p>Campo Grande (AL)</text:p>
          </table:table-cell>
          <table:table-cell table:style-name="ce1" office:value-type="float" office:value="9567"/>
        </table:table-row>
        <table:table-row table:style-name="ro1">
          <table:table-cell table:style-name="ce1" office:value-type="float" office:value="2701605"/>
          <table:table-cell table:style-name="ce1" office:value-type="string">
            <text:p>Canapi (AL)</text:p>
          </table:table-cell>
          <table:table-cell table:style-name="ce1" office:value-type="float" office:value="17719"/>
        </table:table-row>
        <table:table-row table:style-name="ro1">
          <table:table-cell table:style-name="ce1" office:value-type="float" office:value="2701704"/>
          <table:table-cell table:style-name="ce1" office:value-type="string">
            <text:p>Capela (AL)</text:p>
          </table:table-cell>
          <table:table-cell table:style-name="ce1" office:value-type="float" office:value="16979"/>
        </table:table-row>
        <table:table-row table:style-name="ro1">
          <table:table-cell table:style-name="ce1" office:value-type="float" office:value="2701803"/>
          <table:table-cell table:style-name="ce1" office:value-type="string">
            <text:p>Carneiros (AL)</text:p>
          </table:table-cell>
          <table:table-cell table:style-name="ce1" office:value-type="float" office:value="9159"/>
        </table:table-row>
        <table:table-row table:style-name="ro1">
          <table:table-cell table:style-name="ce1" office:value-type="float" office:value="2701902"/>
          <table:table-cell table:style-name="ce1" office:value-type="string">
            <text:p>Chã Preta (AL)</text:p>
          </table:table-cell>
          <table:table-cell table:style-name="ce1" office:value-type="float" office:value="7311"/>
        </table:table-row>
        <table:table-row table:style-name="ro1">
          <table:table-cell table:style-name="ce1" office:value-type="float" office:value="2702009"/>
          <table:table-cell table:style-name="ce1" office:value-type="string">
            <text:p>Coité do Nóia (AL)</text:p>
          </table:table-cell>
          <table:table-cell table:style-name="ce1" office:value-type="float" office:value="10643"/>
        </table:table-row>
        <table:table-row table:style-name="ro1">
          <table:table-cell table:style-name="ce1" office:value-type="float" office:value="2702108"/>
          <table:table-cell table:style-name="ce1" office:value-type="string">
            <text:p>Colônia Leopoldina (AL)</text:p>
          </table:table-cell>
          <table:table-cell table:style-name="ce1" office:value-type="float" office:value="21818"/>
        </table:table-row>
        <table:table-row table:style-name="ro1">
          <table:table-cell table:style-name="ce1" office:value-type="float" office:value="2702207"/>
          <table:table-cell table:style-name="ce1" office:value-type="string">
            <text:p>Coqueiro Seco (AL)</text:p>
          </table:table-cell>
          <table:table-cell table:style-name="ce1" office:value-type="float" office:value="5864"/>
        </table:table-row>
        <table:table-row table:style-name="ro1">
          <table:table-cell table:style-name="ce1" office:value-type="float" office:value="2702306"/>
          <table:table-cell table:style-name="ce1" office:value-type="string">
            <text:p>Coruripe (AL)</text:p>
          </table:table-cell>
          <table:table-cell table:style-name="ce1" office:value-type="float" office:value="57294"/>
        </table:table-row>
        <table:table-row table:style-name="ro1">
          <table:table-cell table:style-name="ce1" office:value-type="float" office:value="2702355"/>
          <table:table-cell table:style-name="ce1" office:value-type="string">
            <text:p>Craíbas (AL)</text:p>
          </table:table-cell>
          <table:table-cell table:style-name="ce1" office:value-type="float" office:value="24309"/>
        </table:table-row>
        <table:table-row table:style-name="ro1">
          <table:table-cell table:style-name="ce1" office:value-type="float" office:value="2702405"/>
          <table:table-cell table:style-name="ce1" office:value-type="string">
            <text:p>Delmiro Gouveia (AL)</text:p>
          </table:table-cell>
          <table:table-cell table:style-name="ce1" office:value-type="float" office:value="52262"/>
        </table:table-row>
        <table:table-row table:style-name="ro1">
          <table:table-cell table:style-name="ce1" office:value-type="float" office:value="2702504"/>
          <table:table-cell table:style-name="ce1" office:value-type="string">
            <text:p>Dois Riachos (AL)</text:p>
          </table:table-cell>
          <table:table-cell table:style-name="ce1" office:value-type="float" office:value="11067"/>
        </table:table-row>
        <table:table-row table:style-name="ro1">
          <table:table-cell table:style-name="ce1" office:value-type="float" office:value="2702553"/>
          <table:table-cell table:style-name="ce1" office:value-type="string">
            <text:p>Estrela de Alagoas (AL)</text:p>
          </table:table-cell>
          <table:table-cell table:style-name="ce1" office:value-type="float" office:value="18255"/>
        </table:table-row>
        <table:table-row table:style-name="ro1">
          <table:table-cell table:style-name="ce1" office:value-type="float" office:value="2702603"/>
          <table:table-cell table:style-name="ce1" office:value-type="string">
            <text:p>Feira Grande (AL)</text:p>
          </table:table-cell>
          <table:table-cell table:style-name="ce1" office:value-type="float" office:value="22178"/>
        </table:table-row>
        <table:table-row table:style-name="ro1">
          <table:table-cell table:style-name="ce1" office:value-type="float" office:value="2702702"/>
          <table:table-cell table:style-name="ce1" office:value-type="string">
            <text:p>Feliz Deserto (AL)</text:p>
          </table:table-cell>
          <table:table-cell table:style-name="ce1" office:value-type="float" office:value="4779"/>
        </table:table-row>
        <table:table-row table:style-name="ro1">
          <table:table-cell table:style-name="ce1" office:value-type="float" office:value="2702801"/>
          <table:table-cell table:style-name="ce1" office:value-type="string">
            <text:p>Flexeiras (AL)</text:p>
          </table:table-cell>
          <table:table-cell table:style-name="ce1" office:value-type="float" office:value="12807"/>
        </table:table-row>
        <table:table-row table:style-name="ro1">
          <table:table-cell table:style-name="ce1" office:value-type="float" office:value="2702900"/>
          <table:table-cell table:style-name="ce1" office:value-type="string">
            <text:p>Girau do Ponciano (AL)</text:p>
          </table:table-cell>
          <table:table-cell table:style-name="ce1" office:value-type="float" office:value="41237"/>
        </table:table-row>
        <table:table-row table:style-name="ro1">
          <table:table-cell table:style-name="ce1" office:value-type="float" office:value="2703007"/>
          <table:table-cell table:style-name="ce1" office:value-type="string">
            <text:p>Ibateguara (AL)</text:p>
          </table:table-cell>
          <table:table-cell table:style-name="ce1" office:value-type="float" office:value="15627"/>
        </table:table-row>
        <table:table-row table:style-name="ro1">
          <table:table-cell table:style-name="ce1" office:value-type="float" office:value="2703106"/>
          <table:table-cell table:style-name="ce1" office:value-type="string">
            <text:p>Igaci (AL)</text:p>
          </table:table-cell>
          <table:table-cell table:style-name="ce1" office:value-type="float" office:value="25613"/>
        </table:table-row>
        <table:table-row table:style-name="ro1">
          <table:table-cell table:style-name="ce1" office:value-type="float" office:value="2703205"/>
          <table:table-cell table:style-name="ce1" office:value-type="string">
            <text:p>Igreja Nova (AL)</text:p>
          </table:table-cell>
          <table:table-cell table:style-name="ce1" office:value-type="float" office:value="24586"/>
        </table:table-row>
        <table:table-row table:style-name="ro1">
          <table:table-cell table:style-name="ce1" office:value-type="float" office:value="2703304"/>
          <table:table-cell table:style-name="ce1" office:value-type="string">
            <text:p>Inhapi (AL)</text:p>
          </table:table-cell>
          <table:table-cell table:style-name="ce1" office:value-type="float" office:value="18392"/>
        </table:table-row>
        <table:table-row table:style-name="ro1">
          <table:table-cell table:style-name="ce1" office:value-type="float" office:value="2703403"/>
          <table:table-cell table:style-name="ce1" office:value-type="string">
            <text:p>Jacaré dos Homens (AL)</text:p>
          </table:table-cell>
          <table:table-cell table:style-name="ce1" office:value-type="float" office:value="5219"/>
        </table:table-row>
        <table:table-row table:style-name="ro1">
          <table:table-cell table:style-name="ce1" office:value-type="float" office:value="2703502"/>
          <table:table-cell table:style-name="ce1" office:value-type="string">
            <text:p>Jacuípe (AL)</text:p>
          </table:table-cell>
          <table:table-cell table:style-name="ce1" office:value-type="float" office:value="7006"/>
        </table:table-row>
        <table:table-row table:style-name="ro1">
          <table:table-cell table:style-name="ce1" office:value-type="float" office:value="2703601"/>
          <table:table-cell table:style-name="ce1" office:value-type="string">
            <text:p>Japaratinga (AL)</text:p>
          </table:table-cell>
          <table:table-cell table:style-name="ce1" office:value-type="float" office:value="8403"/>
        </table:table-row>
        <table:table-row table:style-name="ro1">
          <table:table-cell table:style-name="ce1" office:value-type="float" office:value="2703700"/>
          <table:table-cell table:style-name="ce1" office:value-type="string">
            <text:p>Jaramataia (AL)</text:p>
          </table:table-cell>
          <table:table-cell table:style-name="ce1" office:value-type="float" office:value="5761"/>
        </table:table-row>
        <table:table-row table:style-name="ro1">
          <table:table-cell table:style-name="ce1" office:value-type="float" office:value="2703759"/>
          <table:table-cell table:style-name="ce1" office:value-type="string">
            <text:p>Jequiá da Praia (AL)</text:p>
          </table:table-cell>
          <table:table-cell table:style-name="ce1" office:value-type="float" office:value="11536"/>
        </table:table-row>
        <table:table-row table:style-name="ro1">
          <table:table-cell table:style-name="ce1" office:value-type="float" office:value="2703809"/>
          <table:table-cell table:style-name="ce1" office:value-type="string">
            <text:p>Joaquim Gomes (AL)</text:p>
          </table:table-cell>
          <table:table-cell table:style-name="ce1" office:value-type="float" office:value="24081"/>
        </table:table-row>
        <table:table-row table:style-name="ro1">
          <table:table-cell table:style-name="ce1" office:value-type="float" office:value="2703908"/>
          <table:table-cell table:style-name="ce1" office:value-type="string">
            <text:p>Jundiá (AL)</text:p>
          </table:table-cell>
          <table:table-cell table:style-name="ce1" office:value-type="float" office:value="4137"/>
        </table:table-row>
        <table:table-row table:style-name="ro1">
          <table:table-cell table:style-name="ce1" office:value-type="float" office:value="2704005"/>
          <table:table-cell table:style-name="ce1" office:value-type="string">
            <text:p>Junqueiro (AL)</text:p>
          </table:table-cell>
          <table:table-cell table:style-name="ce1" office:value-type="float" office:value="24722"/>
        </table:table-row>
        <table:table-row table:style-name="ro1">
          <table:table-cell table:style-name="ce1" office:value-type="float" office:value="2704104"/>
          <table:table-cell table:style-name="ce1" office:value-type="string">
            <text:p>Lagoa da Canoa (AL)</text:p>
          </table:table-cell>
          <table:table-cell table:style-name="ce1" office:value-type="float" office:value="17771"/>
        </table:table-row>
        <table:table-row table:style-name="ro1">
          <table:table-cell table:style-name="ce1" office:value-type="float" office:value="2704203"/>
          <table:table-cell table:style-name="ce1" office:value-type="string">
            <text:p>Limoeiro de Anadia (AL)</text:p>
          </table:table-cell>
          <table:table-cell table:style-name="ce1" office:value-type="float" office:value="28771"/>
        </table:table-row>
        <table:table-row table:style-name="ro1">
          <table:table-cell table:style-name="ce1" office:value-type="float" office:value="2704302"/>
          <table:table-cell table:style-name="ce1" office:value-type="string">
            <text:p>Maceió (AL)</text:p>
          </table:table-cell>
          <table:table-cell table:style-name="ce1" office:value-type="float" office:value="1025360"/>
        </table:table-row>
        <table:table-row table:style-name="ro1">
          <table:table-cell table:style-name="ce1" office:value-type="float" office:value="2704401"/>
          <table:table-cell table:style-name="ce1" office:value-type="string">
            <text:p>Major Isidoro (AL)</text:p>
          </table:table-cell>
          <table:table-cell table:style-name="ce1" office:value-type="float" office:value="19864"/>
        </table:table-row>
        <table:table-row table:style-name="ro1">
          <table:table-cell table:style-name="ce1" office:value-type="float" office:value="2704500"/>
          <table:table-cell table:style-name="ce1" office:value-type="string">
            <text:p>Maragogi (AL)</text:p>
          </table:table-cell>
          <table:table-cell table:style-name="ce1" office:value-type="float" office:value="33032"/>
        </table:table-row>
        <table:table-row table:style-name="ro1">
          <table:table-cell table:style-name="ce1" office:value-type="float" office:value="2704609"/>
          <table:table-cell table:style-name="ce1" office:value-type="string">
            <text:p>Maravilha (AL)</text:p>
          </table:table-cell>
          <table:table-cell table:style-name="ce1" office:value-type="float" office:value="9004"/>
        </table:table-row>
        <table:table-row table:style-name="ro1">
          <table:table-cell table:style-name="ce1" office:value-type="float" office:value="2704708"/>
          <table:table-cell table:style-name="ce1" office:value-type="string">
            <text:p>Marechal Deodoro (AL)</text:p>
          </table:table-cell>
          <table:table-cell table:style-name="ce1" office:value-type="float" office:value="52380"/>
        </table:table-row>
        <table:table-row table:style-name="ro1">
          <table:table-cell table:style-name="ce1" office:value-type="float" office:value="2704807"/>
          <table:table-cell table:style-name="ce1" office:value-type="string">
            <text:p>Maribondo (AL)</text:p>
          </table:table-cell>
          <table:table-cell table:style-name="ce1" office:value-type="float" office:value="13193"/>
        </table:table-row>
        <table:table-row table:style-name="ro1">
          <table:table-cell table:style-name="ce1" office:value-type="float" office:value="2704906"/>
          <table:table-cell table:style-name="ce1" office:value-type="string">
            <text:p>Mar Vermelho (AL)</text:p>
          </table:table-cell>
          <table:table-cell table:style-name="ce1" office:value-type="float" office:value="3494"/>
        </table:table-row>
        <table:table-row table:style-name="ro1">
          <table:table-cell table:style-name="ce1" office:value-type="float" office:value="2705002"/>
          <table:table-cell table:style-name="ce1" office:value-type="string">
            <text:p>Mata Grande (AL)</text:p>
          </table:table-cell>
          <table:table-cell table:style-name="ce1" office:value-type="float" office:value="25207"/>
        </table:table-row>
        <table:table-row table:style-name="ro1">
          <table:table-cell table:style-name="ce1" office:value-type="float" office:value="2705101"/>
          <table:table-cell table:style-name="ce1" office:value-type="string">
            <text:p>Matriz de Camaragibe (AL)</text:p>
          </table:table-cell>
          <table:table-cell table:style-name="ce1" office:value-type="float" office:value="24634"/>
        </table:table-row>
        <table:table-row table:style-name="ro1">
          <table:table-cell table:style-name="ce1" office:value-type="float" office:value="2705200"/>
          <table:table-cell table:style-name="ce1" office:value-type="string">
            <text:p>Messias (AL)</text:p>
          </table:table-cell>
          <table:table-cell table:style-name="ce1" office:value-type="float" office:value="18031"/>
        </table:table-row>
        <table:table-row table:style-name="ro1">
          <table:table-cell table:style-name="ce1" office:value-type="float" office:value="2705309"/>
          <table:table-cell table:style-name="ce1" office:value-type="string">
            <text:p>Minador do Negrão (AL)</text:p>
          </table:table-cell>
          <table:table-cell table:style-name="ce1" office:value-type="float" office:value="5322"/>
        </table:table-row>
        <table:table-row table:style-name="ro1">
          <table:table-cell table:style-name="ce1" office:value-type="float" office:value="2705408"/>
          <table:table-cell table:style-name="ce1" office:value-type="string">
            <text:p>Monteirópolis (AL)</text:p>
          </table:table-cell>
          <table:table-cell table:style-name="ce1" office:value-type="float" office:value="7165"/>
        </table:table-row>
        <table:table-row table:style-name="ro1">
          <table:table-cell table:style-name="ce1" office:value-type="float" office:value="2705507"/>
          <table:table-cell table:style-name="ce1" office:value-type="string">
            <text:p>Murici (AL)</text:p>
          </table:table-cell>
          <table:table-cell table:style-name="ce1" office:value-type="float" office:value="28333"/>
        </table:table-row>
        <table:table-row table:style-name="ro1">
          <table:table-cell table:style-name="ce1" office:value-type="float" office:value="2705606"/>
          <table:table-cell table:style-name="ce1" office:value-type="string">
            <text:p>Novo Lino (AL)</text:p>
          </table:table-cell>
          <table:table-cell table:style-name="ce1" office:value-type="float" office:value="12764"/>
        </table:table-row>
        <table:table-row table:style-name="ro1">
          <table:table-cell table:style-name="ce1" office:value-type="float" office:value="2705705"/>
          <table:table-cell table:style-name="ce1" office:value-type="string">
            <text:p>Olho d'Água das Flores (AL)</text:p>
          </table:table-cell>
          <table:table-cell table:style-name="ce1" office:value-type="float" office:value="21738"/>
        </table:table-row>
        <table:table-row table:style-name="ro1">
          <table:table-cell table:style-name="ce1" office:value-type="float" office:value="2705804"/>
          <table:table-cell table:style-name="ce1" office:value-type="string">
            <text:p>Olho d'Água do Casado (AL)</text:p>
          </table:table-cell>
          <table:table-cell table:style-name="ce1" office:value-type="float" office:value="9441"/>
        </table:table-row>
        <table:table-row table:style-name="ro1">
          <table:table-cell table:style-name="ce1" office:value-type="float" office:value="2705903"/>
          <table:table-cell table:style-name="ce1" office:value-type="string">
            <text:p>Olho d'Água Grande (AL)</text:p>
          </table:table-cell>
          <table:table-cell table:style-name="ce1" office:value-type="float" office:value="5128"/>
        </table:table-row>
        <table:table-row table:style-name="ro1">
          <table:table-cell table:style-name="ce1" office:value-type="float" office:value="2706000"/>
          <table:table-cell table:style-name="ce1" office:value-type="string">
            <text:p>Olivença (AL)</text:p>
          </table:table-cell>
          <table:table-cell table:style-name="ce1" office:value-type="float" office:value="11657"/>
        </table:table-row>
        <table:table-row table:style-name="ro1">
          <table:table-cell table:style-name="ce1" office:value-type="float" office:value="2706109"/>
          <table:table-cell table:style-name="ce1" office:value-type="string">
            <text:p>Ouro Branco (AL)</text:p>
          </table:table-cell>
          <table:table-cell table:style-name="ce1" office:value-type="float" office:value="11535"/>
        </table:table-row>
        <table:table-row table:style-name="ro1">
          <table:table-cell table:style-name="ce1" office:value-type="float" office:value="2706208"/>
          <table:table-cell table:style-name="ce1" office:value-type="string">
            <text:p>Palestina (AL)</text:p>
          </table:table-cell>
          <table:table-cell table:style-name="ce1" office:value-type="float" office:value="5037"/>
        </table:table-row>
        <table:table-row table:style-name="ro1">
          <table:table-cell table:style-name="ce1" office:value-type="float" office:value="2706307"/>
          <table:table-cell table:style-name="ce1" office:value-type="string">
            <text:p>Palmeira dos Índios (AL)</text:p>
          </table:table-cell>
          <table:table-cell table:style-name="ce1" office:value-type="float" office:value="73337"/>
        </table:table-row>
        <table:table-row table:style-name="ro1">
          <table:table-cell table:style-name="ce1" office:value-type="float" office:value="2706406"/>
          <table:table-cell table:style-name="ce1" office:value-type="string">
            <text:p>Pão de Açúcar (AL)</text:p>
          </table:table-cell>
          <table:table-cell table:style-name="ce1" office:value-type="float" office:value="24351"/>
        </table:table-row>
        <table:table-row table:style-name="ro1">
          <table:table-cell table:style-name="ce1" office:value-type="float" office:value="2706422"/>
          <table:table-cell table:style-name="ce1" office:value-type="string">
            <text:p>Pariconha (AL)</text:p>
          </table:table-cell>
          <table:table-cell table:style-name="ce1" office:value-type="float" office:value="10539"/>
        </table:table-row>
        <table:table-row table:style-name="ro1">
          <table:table-cell table:style-name="ce1" office:value-type="float" office:value="2706448"/>
          <table:table-cell table:style-name="ce1" office:value-type="string">
            <text:p>Paripueira (AL)</text:p>
          </table:table-cell>
          <table:table-cell table:style-name="ce1" office:value-type="float" office:value="13332"/>
        </table:table-row>
        <table:table-row table:style-name="ro1">
          <table:table-cell table:style-name="ce1" office:value-type="float" office:value="2706505"/>
          <table:table-cell table:style-name="ce1" office:value-type="string">
            <text:p>Passo de Camaragibe (AL)</text:p>
          </table:table-cell>
          <table:table-cell table:style-name="ce1" office:value-type="float" office:value="15258"/>
        </table:table-row>
        <table:table-row table:style-name="ro1">
          <table:table-cell table:style-name="ce1" office:value-type="float" office:value="2706604"/>
          <table:table-cell table:style-name="ce1" office:value-type="string">
            <text:p>Paulo Jacinto (AL)</text:p>
          </table:table-cell>
          <table:table-cell table:style-name="ce1" office:value-type="float" office:value="7560"/>
        </table:table-row>
        <table:table-row table:style-name="ro1">
          <table:table-cell table:style-name="ce1" office:value-type="float" office:value="2706703"/>
          <table:table-cell table:style-name="ce1" office:value-type="string">
            <text:p>Penedo (AL)</text:p>
          </table:table-cell>
          <table:table-cell table:style-name="ce1" office:value-type="float" office:value="63846"/>
        </table:table-row>
        <table:table-row table:style-name="ro1">
          <table:table-cell table:style-name="ce1" office:value-type="float" office:value="2706802"/>
          <table:table-cell table:style-name="ce1" office:value-type="string">
            <text:p>Piaçabuçu (AL)</text:p>
          </table:table-cell>
          <table:table-cell table:style-name="ce1" office:value-type="float" office:value="17848"/>
        </table:table-row>
        <table:table-row table:style-name="ro1">
          <table:table-cell table:style-name="ce1" office:value-type="float" office:value="2706901"/>
          <table:table-cell table:style-name="ce1" office:value-type="string">
            <text:p>Pilar (AL)</text:p>
          </table:table-cell>
          <table:table-cell table:style-name="ce1" office:value-type="float" office:value="35212"/>
        </table:table-row>
        <table:table-row table:style-name="ro1">
          <table:table-cell table:style-name="ce1" office:value-type="float" office:value="2707008"/>
          <table:table-cell table:style-name="ce1" office:value-type="string">
            <text:p>Pindoba (AL)</text:p>
          </table:table-cell>
          <table:table-cell table:style-name="ce1" office:value-type="float" office:value="2905"/>
        </table:table-row>
        <table:table-row table:style-name="ro1">
          <table:table-cell table:style-name="ce1" office:value-type="float" office:value="2707107"/>
          <table:table-cell table:style-name="ce1" office:value-type="string">
            <text:p>Piranhas (AL)</text:p>
          </table:table-cell>
          <table:table-cell table:style-name="ce1" office:value-type="float" office:value="25183"/>
        </table:table-row>
        <table:table-row table:style-name="ro1">
          <table:table-cell table:style-name="ce1" office:value-type="float" office:value="2707206"/>
          <table:table-cell table:style-name="ce1" office:value-type="string">
            <text:p>Poço das Trincheiras (AL)</text:p>
          </table:table-cell>
          <table:table-cell table:style-name="ce1" office:value-type="float" office:value="14418"/>
        </table:table-row>
        <table:table-row table:style-name="ro1">
          <table:table-cell table:style-name="ce1" office:value-type="float" office:value="2707305"/>
          <table:table-cell table:style-name="ce1" office:value-type="string">
            <text:p>Porto Calvo (AL)</text:p>
          </table:table-cell>
          <table:table-cell table:style-name="ce1" office:value-type="float" office:value="27249"/>
        </table:table-row>
        <table:table-row table:style-name="ro1">
          <table:table-cell table:style-name="ce1" office:value-type="float" office:value="2707404"/>
          <table:table-cell table:style-name="ce1" office:value-type="string">
            <text:p>Porto de Pedras (AL)</text:p>
          </table:table-cell>
          <table:table-cell table:style-name="ce1" office:value-type="float" office:value="7701"/>
        </table:table-row>
        <table:table-row table:style-name="ro1">
          <table:table-cell table:style-name="ce1" office:value-type="float" office:value="2707503"/>
          <table:table-cell table:style-name="ce1" office:value-type="string">
            <text:p>Porto Real do Colégio (AL)</text:p>
          </table:table-cell>
          <table:table-cell table:style-name="ce1" office:value-type="float" office:value="20112"/>
        </table:table-row>
        <table:table-row table:style-name="ro1">
          <table:table-cell table:style-name="ce1" office:value-type="float" office:value="2707602"/>
          <table:table-cell table:style-name="ce1" office:value-type="string">
            <text:p>Quebrangulo (AL)</text:p>
          </table:table-cell>
          <table:table-cell table:style-name="ce1" office:value-type="float" office:value="11248"/>
        </table:table-row>
        <table:table-row table:style-name="ro1">
          <table:table-cell table:style-name="ce1" office:value-type="float" office:value="2707701"/>
          <table:table-cell table:style-name="ce1" office:value-type="string">
            <text:p>Rio Largo (AL)</text:p>
          </table:table-cell>
          <table:table-cell table:style-name="ce1" office:value-type="float" office:value="75394"/>
        </table:table-row>
        <table:table-row table:style-name="ro1">
          <table:table-cell table:style-name="ce1" office:value-type="float" office:value="2707800"/>
          <table:table-cell table:style-name="ce1" office:value-type="string">
            <text:p>Roteiro (AL)</text:p>
          </table:table-cell>
          <table:table-cell table:style-name="ce1" office:value-type="float" office:value="6649"/>
        </table:table-row>
        <table:table-row table:style-name="ro1">
          <table:table-cell table:style-name="ce1" office:value-type="float" office:value="2707909"/>
          <table:table-cell table:style-name="ce1" office:value-type="string">
            <text:p>Santa Luzia do Norte (AL)</text:p>
          </table:table-cell>
          <table:table-cell table:style-name="ce1" office:value-type="float" office:value="7320"/>
        </table:table-row>
        <table:table-row table:style-name="ro1">
          <table:table-cell table:style-name="ce1" office:value-type="float" office:value="2708006"/>
          <table:table-cell table:style-name="ce1" office:value-type="string">
            <text:p>Santana do Ipanema (AL)</text:p>
          </table:table-cell>
          <table:table-cell table:style-name="ce1" office:value-type="float" office:value="47819"/>
        </table:table-row>
        <table:table-row table:style-name="ro1">
          <table:table-cell table:style-name="ce1" office:value-type="float" office:value="2708105"/>
          <table:table-cell table:style-name="ce1" office:value-type="string">
            <text:p>Santana do Mundaú (AL)</text:p>
          </table:table-cell>
          <table:table-cell table:style-name="ce1" office:value-type="float" office:value="10687"/>
        </table:table-row>
        <table:table-row table:style-name="ro1">
          <table:table-cell table:style-name="ce1" office:value-type="float" office:value="2708204"/>
          <table:table-cell table:style-name="ce1" office:value-type="string">
            <text:p>São Brás (AL)</text:p>
          </table:table-cell>
          <table:table-cell table:style-name="ce1" office:value-type="float" office:value="6969"/>
        </table:table-row>
        <table:table-row table:style-name="ro1">
          <table:table-cell table:style-name="ce1" office:value-type="float" office:value="2708303"/>
          <table:table-cell table:style-name="ce1" office:value-type="string">
            <text:p>São José da Laje (AL)</text:p>
          </table:table-cell>
          <table:table-cell table:style-name="ce1" office:value-type="float" office:value="23996"/>
        </table:table-row>
        <table:table-row table:style-name="ro1">
          <table:table-cell table:style-name="ce1" office:value-type="float" office:value="2708402"/>
          <table:table-cell table:style-name="ce1" office:value-type="string">
            <text:p>São José da Tapera (AL)</text:p>
          </table:table-cell>
          <table:table-cell table:style-name="ce1" office:value-type="float" office:value="32405"/>
        </table:table-row>
        <table:table-row table:style-name="ro1">
          <table:table-cell table:style-name="ce1" office:value-type="float" office:value="2708501"/>
          <table:table-cell table:style-name="ce1" office:value-type="string">
            <text:p>São Luís do Quitunde (AL)</text:p>
          </table:table-cell>
          <table:table-cell table:style-name="ce1" office:value-type="float" office:value="34692"/>
        </table:table-row>
        <table:table-row table:style-name="ro1">
          <table:table-cell table:style-name="ce1" office:value-type="float" office:value="2708600"/>
          <table:table-cell table:style-name="ce1" office:value-type="string">
            <text:p>São Miguel dos Campos (AL)</text:p>
          </table:table-cell>
          <table:table-cell table:style-name="ce1" office:value-type="float" office:value="61797"/>
        </table:table-row>
        <table:table-row table:style-name="ro1">
          <table:table-cell table:style-name="ce1" office:value-type="float" office:value="2708709"/>
          <table:table-cell table:style-name="ce1" office:value-type="string">
            <text:p>São Miguel dos Milagres (AL)</text:p>
          </table:table-cell>
          <table:table-cell table:style-name="ce1" office:value-type="float" office:value="8013"/>
        </table:table-row>
        <table:table-row table:style-name="ro1">
          <table:table-cell table:style-name="ce1" office:value-type="float" office:value="2708808"/>
          <table:table-cell table:style-name="ce1" office:value-type="string">
            <text:p>São Sebastião (AL)</text:p>
          </table:table-cell>
          <table:table-cell table:style-name="ce1" office:value-type="float" office:value="34290"/>
        </table:table-row>
        <table:table-row table:style-name="ro1">
          <table:table-cell table:style-name="ce1" office:value-type="float" office:value="2708907"/>
          <table:table-cell table:style-name="ce1" office:value-type="string">
            <text:p>Satuba (AL)</text:p>
          </table:table-cell>
          <table:table-cell table:style-name="ce1" office:value-type="float" office:value="13936"/>
        </table:table-row>
        <table:table-row table:style-name="ro1">
          <table:table-cell table:style-name="ce1" office:value-type="float" office:value="2708956"/>
          <table:table-cell table:style-name="ce1" office:value-type="string">
            <text:p>Senador Rui Palmeira (AL)</text:p>
          </table:table-cell>
          <table:table-cell table:style-name="ce1" office:value-type="float" office:value="13921"/>
        </table:table-row>
        <table:table-row table:style-name="ro1">
          <table:table-cell table:style-name="ce1" office:value-type="float" office:value="2709004"/>
          <table:table-cell table:style-name="ce1" office:value-type="string">
            <text:p>Tanque d'Arca (AL)</text:p>
          </table:table-cell>
          <table:table-cell table:style-name="ce1" office:value-type="float" office:value="6138"/>
        </table:table-row>
        <table:table-row table:style-name="ro1">
          <table:table-cell table:style-name="ce1" office:value-type="float" office:value="2709103"/>
          <table:table-cell table:style-name="ce1" office:value-type="string">
            <text:p>Taquarana (AL)</text:p>
          </table:table-cell>
          <table:table-cell table:style-name="ce1" office:value-type="float" office:value="20072"/>
        </table:table-row>
        <table:table-row table:style-name="ro1">
          <table:table-cell table:style-name="ce1" office:value-type="float" office:value="2709152"/>
          <table:table-cell table:style-name="ce1" office:value-type="string">
            <text:p>Teotônio Vilela (AL)</text:p>
          </table:table-cell>
          <table:table-cell table:style-name="ce1" office:value-type="float" office:value="44372"/>
        </table:table-row>
        <table:table-row table:style-name="ro1">
          <table:table-cell table:style-name="ce1" office:value-type="float" office:value="2709202"/>
          <table:table-cell table:style-name="ce1" office:value-type="string">
            <text:p>Traipu (AL)</text:p>
          </table:table-cell>
          <table:table-cell table:style-name="ce1" office:value-type="float" office:value="27826"/>
        </table:table-row>
        <table:table-row table:style-name="ro1">
          <table:table-cell table:style-name="ce1" office:value-type="float" office:value="2709301"/>
          <table:table-cell table:style-name="ce1" office:value-type="string">
            <text:p>União dos Palmares (AL)</text:p>
          </table:table-cell>
          <table:table-cell table:style-name="ce1" office:value-type="float" office:value="65790"/>
        </table:table-row>
        <table:table-row table:style-name="ro1">
          <table:table-cell table:style-name="ce1" office:value-type="float" office:value="2709400"/>
          <table:table-cell table:style-name="ce1" office:value-type="string">
            <text:p>Viçosa (AL)</text:p>
          </table:table-cell>
          <table:table-cell table:style-name="ce1" office:value-type="float" office:value="25693"/>
        </table:table-row>
        <table:table-row table:style-name="ro1">
          <table:table-cell table:style-name="ce1" office:value-type="float" office:value="2800100"/>
          <table:table-cell table:style-name="ce1" office:value-type="string">
            <text:p>Amparo do São Francisco (SE)</text:p>
          </table:table-cell>
          <table:table-cell table:style-name="ce1" office:value-type="float" office:value="2380"/>
        </table:table-row>
        <table:table-row table:style-name="ro1">
          <table:table-cell table:style-name="ce1" office:value-type="float" office:value="2800209"/>
          <table:table-cell table:style-name="ce1" office:value-type="string">
            <text:p>Aquidabã (SE)</text:p>
          </table:table-cell>
          <table:table-cell table:style-name="ce1" office:value-type="float" office:value="21681"/>
        </table:table-row>
        <table:table-row table:style-name="ro1">
          <table:table-cell table:style-name="ce1" office:value-type="float" office:value="2800308"/>
          <table:table-cell table:style-name="ce1" office:value-type="string">
            <text:p>Aracaju (SE)</text:p>
          </table:table-cell>
          <table:table-cell table:style-name="ce1" office:value-type="float" office:value="664908"/>
        </table:table-row>
        <table:table-row table:style-name="ro1">
          <table:table-cell table:style-name="ce1" office:value-type="float" office:value="2800407"/>
          <table:table-cell table:style-name="ce1" office:value-type="string">
            <text:p>Arauá (SE)</text:p>
          </table:table-cell>
          <table:table-cell table:style-name="ce1" office:value-type="float" office:value="9947"/>
        </table:table-row>
        <table:table-row table:style-name="ro1">
          <table:table-cell table:style-name="ce1" office:value-type="float" office:value="2800506"/>
          <table:table-cell table:style-name="ce1" office:value-type="string">
            <text:p>Areia Branca (SE)</text:p>
          </table:table-cell>
          <table:table-cell table:style-name="ce1" office:value-type="float" office:value="18686"/>
        </table:table-row>
        <table:table-row table:style-name="ro1">
          <table:table-cell table:style-name="ce1" office:value-type="float" office:value="2800605"/>
          <table:table-cell table:style-name="ce1" office:value-type="string">
            <text:p>Barra dos Coqueiros (SE)</text:p>
          </table:table-cell>
          <table:table-cell table:style-name="ce1" office:value-type="float" office:value="30930"/>
        </table:table-row>
        <table:table-row table:style-name="ro1">
          <table:table-cell table:style-name="ce1" office:value-type="float" office:value="2800670"/>
          <table:table-cell table:style-name="ce1" office:value-type="string">
            <text:p>Boquim (SE)</text:p>
          </table:table-cell>
          <table:table-cell table:style-name="ce1" office:value-type="float" office:value="26899"/>
        </table:table-row>
        <table:table-row table:style-name="ro1">
          <table:table-cell table:style-name="ce1" office:value-type="float" office:value="2800704"/>
          <table:table-cell table:style-name="ce1" office:value-type="string">
            <text:p>Brejo Grande (SE)</text:p>
          </table:table-cell>
          <table:table-cell table:style-name="ce1" office:value-type="float" office:value="8353"/>
        </table:table-row>
        <table:table-row table:style-name="ro1">
          <table:table-cell table:style-name="ce1" office:value-type="float" office:value="2801009"/>
          <table:table-cell table:style-name="ce1" office:value-type="string">
            <text:p>Campo do Brito (SE)</text:p>
          </table:table-cell>
          <table:table-cell table:style-name="ce1" office:value-type="float" office:value="18218"/>
        </table:table-row>
        <table:table-row table:style-name="ro1">
          <table:table-cell table:style-name="ce1" office:value-type="float" office:value="2801108"/>
          <table:table-cell table:style-name="ce1" office:value-type="string">
            <text:p>Canhoba (SE)</text:p>
          </table:table-cell>
          <table:table-cell table:style-name="ce1" office:value-type="float" office:value="4006"/>
        </table:table-row>
        <table:table-row table:style-name="ro1">
          <table:table-cell table:style-name="ce1" office:value-type="float" office:value="2801207"/>
          <table:table-cell table:style-name="ce1" office:value-type="string">
            <text:p>Canindé de São Francisco (SE)</text:p>
          </table:table-cell>
          <table:table-cell table:style-name="ce1" office:value-type="float" office:value="30402"/>
        </table:table-row>
        <table:table-row table:style-name="ro1">
          <table:table-cell table:style-name="ce1" office:value-type="float" office:value="2801306"/>
          <table:table-cell table:style-name="ce1" office:value-type="string">
            <text:p>Capela (SE)</text:p>
          </table:table-cell>
          <table:table-cell table:style-name="ce1" office:value-type="float" office:value="34514"/>
        </table:table-row>
        <table:table-row table:style-name="ro1">
          <table:table-cell table:style-name="ce1" office:value-type="float" office:value="2801405"/>
          <table:table-cell table:style-name="ce1" office:value-type="string">
            <text:p>Carira (SE)</text:p>
          </table:table-cell>
          <table:table-cell table:style-name="ce1" office:value-type="float" office:value="22239"/>
        </table:table-row>
        <table:table-row table:style-name="ro1">
          <table:table-cell table:style-name="ce1" office:value-type="float" office:value="2801504"/>
          <table:table-cell table:style-name="ce1" office:value-type="string">
            <text:p>Carmópolis (SE)</text:p>
          </table:table-cell>
          <table:table-cell table:style-name="ce1" office:value-type="float" office:value="16937"/>
        </table:table-row>
        <table:table-row table:style-name="ro1">
          <table:table-cell table:style-name="ce1" office:value-type="float" office:value="2801603"/>
          <table:table-cell table:style-name="ce1" office:value-type="string">
            <text:p>Cedro de São João (SE)</text:p>
          </table:table-cell>
          <table:table-cell table:style-name="ce1" office:value-type="float" office:value="5913"/>
        </table:table-row>
        <table:table-row table:style-name="ro1">
          <table:table-cell table:style-name="ce1" office:value-type="float" office:value="2801702"/>
          <table:table-cell table:style-name="ce1" office:value-type="string">
            <text:p>Cristinápolis (SE)</text:p>
          </table:table-cell>
          <table:table-cell table:style-name="ce1" office:value-type="float" office:value="18029"/>
        </table:table-row>
        <table:table-row table:style-name="ro1">
          <table:table-cell table:style-name="ce1" office:value-type="float" office:value="2801900"/>
          <table:table-cell table:style-name="ce1" office:value-type="string">
            <text:p>Cumbe (SE)</text:p>
          </table:table-cell>
          <table:table-cell table:style-name="ce1" office:value-type="float" office:value="3998"/>
        </table:table-row>
        <table:table-row table:style-name="ro1">
          <table:table-cell table:style-name="ce1" office:value-type="float" office:value="2802007"/>
          <table:table-cell table:style-name="ce1" office:value-type="string">
            <text:p>Divina Pastora (SE)</text:p>
          </table:table-cell>
          <table:table-cell table:style-name="ce1" office:value-type="float" office:value="5215"/>
        </table:table-row>
        <table:table-row table:style-name="ro1">
          <table:table-cell table:style-name="ce1" office:value-type="float" office:value="2802106"/>
          <table:table-cell table:style-name="ce1" office:value-type="string">
            <text:p>Estância (SE)</text:p>
          </table:table-cell>
          <table:table-cell table:style-name="ce1" office:value-type="float" office:value="69556"/>
        </table:table-row>
        <table:table-row table:style-name="ro1">
          <table:table-cell table:style-name="ce1" office:value-type="float" office:value="2802205"/>
          <table:table-cell table:style-name="ce1" office:value-type="string">
            <text:p>Feira Nova (SE)</text:p>
          </table:table-cell>
          <table:table-cell table:style-name="ce1" office:value-type="float" office:value="5601"/>
        </table:table-row>
        <table:table-row table:style-name="ro1">
          <table:table-cell table:style-name="ce1" office:value-type="float" office:value="2802304"/>
          <table:table-cell table:style-name="ce1" office:value-type="string">
            <text:p>Frei Paulo (SE)</text:p>
          </table:table-cell>
          <table:table-cell table:style-name="ce1" office:value-type="float" office:value="15556"/>
        </table:table-row>
        <table:table-row table:style-name="ro1">
          <table:table-cell table:style-name="ce1" office:value-type="float" office:value="2802403"/>
          <table:table-cell table:style-name="ce1" office:value-type="string">
            <text:p>Gararu (SE)</text:p>
          </table:table-cell>
          <table:table-cell table:style-name="ce1" office:value-type="float" office:value="11601"/>
        </table:table-row>
        <table:table-row table:style-name="ro1">
          <table:table-cell table:style-name="ce1" office:value-type="float" office:value="2802502"/>
          <table:table-cell table:style-name="ce1" office:value-type="string">
            <text:p>General Maynard (SE)</text:p>
          </table:table-cell>
          <table:table-cell table:style-name="ce1" office:value-type="float" office:value="3384"/>
        </table:table-row>
        <table:table-row table:style-name="ro1">
          <table:table-cell table:style-name="ce1" office:value-type="float" office:value="2802601"/>
          <table:table-cell table:style-name="ce1" office:value-type="string">
            <text:p>Gracho Cardoso (SE)</text:p>
          </table:table-cell>
          <table:table-cell table:style-name="ce1" office:value-type="float" office:value="5824"/>
        </table:table-row>
        <table:table-row table:style-name="ro1">
          <table:table-cell table:style-name="ce1" office:value-type="float" office:value="2802700"/>
          <table:table-cell table:style-name="ce1" office:value-type="string">
            <text:p>Ilha das Flores (SE)</text:p>
          </table:table-cell>
          <table:table-cell table:style-name="ce1" office:value-type="float" office:value="8521"/>
        </table:table-row>
        <table:table-row table:style-name="ro1">
          <table:table-cell table:style-name="ce1" office:value-type="float" office:value="2802809"/>
          <table:table-cell table:style-name="ce1" office:value-type="string">
            <text:p>Indiaroba (SE)</text:p>
          </table:table-cell>
          <table:table-cell table:style-name="ce1" office:value-type="float" office:value="18149"/>
        </table:table-row>
        <table:table-row table:style-name="ro1">
          <table:table-cell table:style-name="ce1" office:value-type="float" office:value="2802908"/>
          <table:table-cell table:style-name="ce1" office:value-type="string">
            <text:p>Itabaiana (SE)</text:p>
          </table:table-cell>
          <table:table-cell table:style-name="ce1" office:value-type="float" office:value="96142"/>
        </table:table-row>
        <table:table-row table:style-name="ro1">
          <table:table-cell table:style-name="ce1" office:value-type="float" office:value="2803005"/>
          <table:table-cell table:style-name="ce1" office:value-type="string">
            <text:p>Itabaianinha (SE)</text:p>
          </table:table-cell>
          <table:table-cell table:style-name="ce1" office:value-type="float" office:value="42166"/>
        </table:table-row>
        <table:table-row table:style-name="ro1">
          <table:table-cell table:style-name="ce1" office:value-type="float" office:value="2803104"/>
          <table:table-cell table:style-name="ce1" office:value-type="string">
            <text:p>Itabi (SE)</text:p>
          </table:table-cell>
          <table:table-cell table:style-name="ce1" office:value-type="float" office:value="4886"/>
        </table:table-row>
        <table:table-row table:style-name="ro1">
          <table:table-cell table:style-name="ce1" office:value-type="float" office:value="2803203"/>
          <table:table-cell table:style-name="ce1" office:value-type="string">
            <text:p>Itaporanga d'Ajuda (SE)</text:p>
          </table:table-cell>
          <table:table-cell table:style-name="ce1" office:value-type="float" office:value="34709"/>
        </table:table-row>
        <table:table-row table:style-name="ro1">
          <table:table-cell table:style-name="ce1" office:value-type="float" office:value="2803302"/>
          <table:table-cell table:style-name="ce1" office:value-type="string">
            <text:p>Japaratuba (SE)</text:p>
          </table:table-cell>
          <table:table-cell table:style-name="ce1" office:value-type="float" office:value="18907"/>
        </table:table-row>
        <table:table-row table:style-name="ro1">
          <table:table-cell table:style-name="ce1" office:value-type="float" office:value="2803401"/>
          <table:table-cell table:style-name="ce1" office:value-type="string">
            <text:p>Japoatã (SE)</text:p>
          </table:table-cell>
          <table:table-cell table:style-name="ce1" office:value-type="float" office:value="13429"/>
        </table:table-row>
        <table:table-row table:style-name="ro1">
          <table:table-cell table:style-name="ce1" office:value-type="float" office:value="2803500"/>
          <table:table-cell table:style-name="ce1" office:value-type="string">
            <text:p>Lagarto (SE)</text:p>
          </table:table-cell>
          <table:table-cell table:style-name="ce1" office:value-type="float" office:value="105221"/>
        </table:table-row>
        <table:table-row table:style-name="ro1">
          <table:table-cell table:style-name="ce1" office:value-type="float" office:value="2803609"/>
          <table:table-cell table:style-name="ce1" office:value-type="string">
            <text:p>Laranjeiras (SE)</text:p>
          </table:table-cell>
          <table:table-cell table:style-name="ce1" office:value-type="float" office:value="30080"/>
        </table:table-row>
        <table:table-row table:style-name="ro1">
          <table:table-cell table:style-name="ce1" office:value-type="float" office:value="2803708"/>
          <table:table-cell table:style-name="ce1" office:value-type="string">
            <text:p>Macambira (SE)</text:p>
          </table:table-cell>
          <table:table-cell table:style-name="ce1" office:value-type="float" office:value="6961"/>
        </table:table-row>
        <table:table-row table:style-name="ro1">
          <table:table-cell table:style-name="ce1" office:value-type="float" office:value="2803807"/>
          <table:table-cell table:style-name="ce1" office:value-type="string">
            <text:p>Malhada dos Bois (SE)</text:p>
          </table:table-cell>
          <table:table-cell table:style-name="ce1" office:value-type="float" office:value="3699"/>
        </table:table-row>
        <table:table-row table:style-name="ro1">
          <table:table-cell table:style-name="ce1" office:value-type="float" office:value="2803906"/>
          <table:table-cell table:style-name="ce1" office:value-type="string">
            <text:p>Malhador (SE)</text:p>
          </table:table-cell>
          <table:table-cell table:style-name="ce1" office:value-type="float" office:value="12653"/>
        </table:table-row>
        <table:table-row table:style-name="ro1">
          <table:table-cell table:style-name="ce1" office:value-type="float" office:value="2804003"/>
          <table:table-cell table:style-name="ce1" office:value-type="string">
            <text:p>Maruim (SE)</text:p>
          </table:table-cell>
          <table:table-cell table:style-name="ce1" office:value-type="float" office:value="17271"/>
        </table:table-row>
        <table:table-row table:style-name="ro1">
          <table:table-cell table:style-name="ce1" office:value-type="float" office:value="2804102"/>
          <table:table-cell table:style-name="ce1" office:value-type="string">
            <text:p>Moita Bonita (SE)</text:p>
          </table:table-cell>
          <table:table-cell table:style-name="ce1" office:value-type="float" office:value="11348"/>
        </table:table-row>
        <table:table-row table:style-name="ro1">
          <table:table-cell table:style-name="ce1" office:value-type="float" office:value="2804201"/>
          <table:table-cell table:style-name="ce1" office:value-type="string">
            <text:p>Monte Alegre de Sergipe (SE)</text:p>
          </table:table-cell>
          <table:table-cell table:style-name="ce1" office:value-type="float" office:value="15175"/>
        </table:table-row>
        <table:table-row table:style-name="ro1">
          <table:table-cell table:style-name="ce1" office:value-type="float" office:value="2804300"/>
          <table:table-cell table:style-name="ce1" office:value-type="string">
            <text:p>Muribeca (SE)</text:p>
          </table:table-cell>
          <table:table-cell table:style-name="ce1" office:value-type="float" office:value="7639"/>
        </table:table-row>
        <table:table-row table:style-name="ro1">
          <table:table-cell table:style-name="ce1" office:value-type="float" office:value="2804409"/>
          <table:table-cell table:style-name="ce1" office:value-type="string">
            <text:p>Neópolis (SE)</text:p>
          </table:table-cell>
          <table:table-cell table:style-name="ce1" office:value-type="float" office:value="18703"/>
        </table:table-row>
        <table:table-row table:style-name="ro1">
          <table:table-cell table:style-name="ce1" office:value-type="float" office:value="2804458"/>
          <table:table-cell table:style-name="ce1" office:value-type="string">
            <text:p>Nossa Senhora Aparecida (SE)</text:p>
          </table:table-cell>
          <table:table-cell table:style-name="ce1" office:value-type="float" office:value="8809"/>
        </table:table-row>
        <table:table-row table:style-name="ro1">
          <table:table-cell table:style-name="ce1" office:value-type="float" office:value="2804508"/>
          <table:table-cell table:style-name="ce1" office:value-type="string">
            <text:p>Nossa Senhora da Glória (SE)</text:p>
          </table:table-cell>
          <table:table-cell table:style-name="ce1" office:value-type="float" office:value="37324"/>
        </table:table-row>
        <table:table-row table:style-name="ro1">
          <table:table-cell table:style-name="ce1" office:value-type="float" office:value="2804607"/>
          <table:table-cell table:style-name="ce1" office:value-type="string">
            <text:p>Nossa Senhora das Dores (SE)</text:p>
          </table:table-cell>
          <table:table-cell table:style-name="ce1" office:value-type="float" office:value="26795"/>
        </table:table-row>
        <table:table-row table:style-name="ro1">
          <table:table-cell table:style-name="ce1" office:value-type="float" office:value="2804706"/>
          <table:table-cell table:style-name="ce1" office:value-type="string">
            <text:p>Nossa Senhora de Lourdes (SE)</text:p>
          </table:table-cell>
          <table:table-cell table:style-name="ce1" office:value-type="float" office:value="6496"/>
        </table:table-row>
        <table:table-row table:style-name="ro1">
          <table:table-cell table:style-name="ce1" office:value-type="float" office:value="2804805"/>
          <table:table-cell table:style-name="ce1" office:value-type="string">
            <text:p>Nossa Senhora do Socorro (SE)</text:p>
          </table:table-cell>
          <table:table-cell table:style-name="ce1" office:value-type="float" office:value="185706"/>
        </table:table-row>
        <table:table-row table:style-name="ro1">
          <table:table-cell table:style-name="ce1" office:value-type="float" office:value="2804904"/>
          <table:table-cell table:style-name="ce1" office:value-type="string">
            <text:p>Pacatuba (SE)</text:p>
          </table:table-cell>
          <table:table-cell table:style-name="ce1" office:value-type="float" office:value="14540"/>
        </table:table-row>
        <table:table-row table:style-name="ro1">
          <table:table-cell table:style-name="ce1" office:value-type="float" office:value="2805000"/>
          <table:table-cell table:style-name="ce1" office:value-type="string">
            <text:p>Pedra Mole (SE)</text:p>
          </table:table-cell>
          <table:table-cell table:style-name="ce1" office:value-type="float" office:value="3285"/>
        </table:table-row>
        <table:table-row table:style-name="ro1">
          <table:table-cell table:style-name="ce1" office:value-type="float" office:value="2805109"/>
          <table:table-cell table:style-name="ce1" office:value-type="string">
            <text:p>Pedrinhas (SE)</text:p>
          </table:table-cell>
          <table:table-cell table:style-name="ce1" office:value-type="float" office:value="9665"/>
        </table:table-row>
        <table:table-row table:style-name="ro1">
          <table:table-cell table:style-name="ce1" office:value-type="float" office:value="2805208"/>
          <table:table-cell table:style-name="ce1" office:value-type="string">
            <text:p>Pinhão (SE)</text:p>
          </table:table-cell>
          <table:table-cell table:style-name="ce1" office:value-type="float" office:value="6627"/>
        </table:table-row>
        <table:table-row table:style-name="ro1">
          <table:table-cell table:style-name="ce1" office:value-type="float" office:value="2805307"/>
          <table:table-cell table:style-name="ce1" office:value-type="string">
            <text:p>Pirambu (SE)</text:p>
          </table:table-cell>
          <table:table-cell table:style-name="ce1" office:value-type="float" office:value="9359"/>
        </table:table-row>
        <table:table-row table:style-name="ro1">
          <table:table-cell table:style-name="ce1" office:value-type="float" office:value="2805406"/>
          <table:table-cell table:style-name="ce1" office:value-type="string">
            <text:p>Poço Redondo (SE)</text:p>
          </table:table-cell>
          <table:table-cell table:style-name="ce1" office:value-type="float" office:value="35122"/>
        </table:table-row>
        <table:table-row table:style-name="ro1">
          <table:table-cell table:style-name="ce1" office:value-type="float" office:value="2805505"/>
          <table:table-cell table:style-name="ce1" office:value-type="string">
            <text:p>Poço Verde (SE)</text:p>
          </table:table-cell>
          <table:table-cell table:style-name="ce1" office:value-type="float" office:value="23867"/>
        </table:table-row>
        <table:table-row table:style-name="ro1">
          <table:table-cell table:style-name="ce1" office:value-type="float" office:value="2805604"/>
          <table:table-cell table:style-name="ce1" office:value-type="string">
            <text:p>Porto da Folha (SE)</text:p>
          </table:table-cell>
          <table:table-cell table:style-name="ce1" office:value-type="float" office:value="28693"/>
        </table:table-row>
        <table:table-row table:style-name="ro1">
          <table:table-cell table:style-name="ce1" office:value-type="float" office:value="2805703"/>
          <table:table-cell table:style-name="ce1" office:value-type="string">
            <text:p>Propriá (SE)</text:p>
          </table:table-cell>
          <table:table-cell table:style-name="ce1" office:value-type="float" office:value="29692"/>
        </table:table-row>
        <table:table-row table:style-name="ro1">
          <table:table-cell table:style-name="ce1" office:value-type="float" office:value="2805802"/>
          <table:table-cell table:style-name="ce1" office:value-type="string">
            <text:p>Riachão do Dantas (SE)</text:p>
          </table:table-cell>
          <table:table-cell table:style-name="ce1" office:value-type="float" office:value="19809"/>
        </table:table-row>
        <table:table-row table:style-name="ro1">
          <table:table-cell table:style-name="ce1" office:value-type="float" office:value="2805901"/>
          <table:table-cell table:style-name="ce1" office:value-type="string">
            <text:p>Riachuelo (SE)</text:p>
          </table:table-cell>
          <table:table-cell table:style-name="ce1" office:value-type="float" office:value="10284"/>
        </table:table-row>
        <table:table-row table:style-name="ro1">
          <table:table-cell table:style-name="ce1" office:value-type="float" office:value="2806008"/>
          <table:table-cell table:style-name="ce1" office:value-type="string">
            <text:p>Ribeirópolis (SE)</text:p>
          </table:table-cell>
          <table:table-cell table:style-name="ce1" office:value-type="float" office:value="18773"/>
        </table:table-row>
        <table:table-row table:style-name="ro1">
          <table:table-cell table:style-name="ce1" office:value-type="float" office:value="2806107"/>
          <table:table-cell table:style-name="ce1" office:value-type="string">
            <text:p>Rosário do Catete (SE)</text:p>
          </table:table-cell>
          <table:table-cell table:style-name="ce1" office:value-type="float" office:value="11008"/>
        </table:table-row>
        <table:table-row table:style-name="ro1">
          <table:table-cell table:style-name="ce1" office:value-type="float" office:value="2806206"/>
          <table:table-cell table:style-name="ce1" office:value-type="string">
            <text:p>Salgado (SE)</text:p>
          </table:table-cell>
          <table:table-cell table:style-name="ce1" office:value-type="float" office:value="20025"/>
        </table:table-row>
        <table:table-row table:style-name="ro1">
          <table:table-cell table:style-name="ce1" office:value-type="float" office:value="2806305"/>
          <table:table-cell table:style-name="ce1" office:value-type="string">
            <text:p>Santa Luzia do Itanhy (SE)</text:p>
          </table:table-cell>
          <table:table-cell table:style-name="ce1" office:value-type="float" office:value="14121"/>
        </table:table-row>
        <table:table-row table:style-name="ro1">
          <table:table-cell table:style-name="ce1" office:value-type="float" office:value="2806404"/>
          <table:table-cell table:style-name="ce1" office:value-type="string">
            <text:p>Santana do São Francisco (SE)</text:p>
          </table:table-cell>
          <table:table-cell table:style-name="ce1" office:value-type="float" office:value="7844"/>
        </table:table-row>
        <table:table-row table:style-name="ro1">
          <table:table-cell table:style-name="ce1" office:value-type="float" office:value="2806503"/>
          <table:table-cell table:style-name="ce1" office:value-type="string">
            <text:p>Santa Rosa de Lima (SE)</text:p>
          </table:table-cell>
          <table:table-cell table:style-name="ce1" office:value-type="float" office:value="3923"/>
        </table:table-row>
        <table:table-row table:style-name="ro1">
          <table:table-cell table:style-name="ce1" office:value-type="float" office:value="2806602"/>
          <table:table-cell table:style-name="ce1" office:value-type="string">
            <text:p>Santo Amaro das Brotas (SE)</text:p>
          </table:table-cell>
          <table:table-cell table:style-name="ce1" office:value-type="float" office:value="12151"/>
        </table:table-row>
        <table:table-row table:style-name="ro1">
          <table:table-cell table:style-name="ce1" office:value-type="float" office:value="2806701"/>
          <table:table-cell table:style-name="ce1" office:value-type="string">
            <text:p>São Cristóvão (SE)</text:p>
          </table:table-cell>
          <table:table-cell table:style-name="ce1" office:value-type="float" office:value="91093"/>
        </table:table-row>
        <table:table-row table:style-name="ro1">
          <table:table-cell table:style-name="ce1" office:value-type="float" office:value="2806800"/>
          <table:table-cell table:style-name="ce1" office:value-type="string">
            <text:p>São Domingos (SE)</text:p>
          </table:table-cell>
          <table:table-cell table:style-name="ce1" office:value-type="float" office:value="11207"/>
        </table:table-row>
        <table:table-row table:style-name="ro1">
          <table:table-cell table:style-name="ce1" office:value-type="float" office:value="2806909"/>
          <table:table-cell table:style-name="ce1" office:value-type="string">
            <text:p>São Francisco (SE)</text:p>
          </table:table-cell>
          <table:table-cell table:style-name="ce1" office:value-type="float" office:value="3781"/>
        </table:table-row>
        <table:table-row table:style-name="ro1">
          <table:table-cell table:style-name="ce1" office:value-type="float" office:value="2807006"/>
          <table:table-cell table:style-name="ce1" office:value-type="string">
            <text:p>São Miguel do Aleixo (SE)</text:p>
          </table:table-cell>
          <table:table-cell table:style-name="ce1" office:value-type="float" office:value="3947"/>
        </table:table-row>
        <table:table-row table:style-name="ro1">
          <table:table-cell table:style-name="ce1" office:value-type="float" office:value="2807105"/>
          <table:table-cell table:style-name="ce1" office:value-type="string">
            <text:p>Simão Dias (SE)</text:p>
          </table:table-cell>
          <table:table-cell table:style-name="ce1" office:value-type="float" office:value="40606"/>
        </table:table-row>
        <table:table-row table:style-name="ro1">
          <table:table-cell table:style-name="ce1" office:value-type="float" office:value="2807204"/>
          <table:table-cell table:style-name="ce1" office:value-type="string">
            <text:p>Siriri (SE)</text:p>
          </table:table-cell>
          <table:table-cell table:style-name="ce1" office:value-type="float" office:value="8970"/>
        </table:table-row>
        <table:table-row table:style-name="ro1">
          <table:table-cell table:style-name="ce1" office:value-type="float" office:value="2807303"/>
          <table:table-cell table:style-name="ce1" office:value-type="string">
            <text:p>Telha (SE)</text:p>
          </table:table-cell>
          <table:table-cell table:style-name="ce1" office:value-type="float" office:value="3249"/>
        </table:table-row>
        <table:table-row table:style-name="ro1">
          <table:table-cell table:style-name="ce1" office:value-type="float" office:value="2807402"/>
          <table:table-cell table:style-name="ce1" office:value-type="string">
            <text:p>Tobias Barreto (SE)</text:p>
          </table:table-cell>
          <table:table-cell table:style-name="ce1" office:value-type="float" office:value="52530"/>
        </table:table-row>
        <table:table-row table:style-name="ro1">
          <table:table-cell table:style-name="ce1" office:value-type="float" office:value="2807501"/>
          <table:table-cell table:style-name="ce1" office:value-type="string">
            <text:p>Tomar do Geru (SE)</text:p>
          </table:table-cell>
          <table:table-cell table:style-name="ce1" office:value-type="float" office:value="13535"/>
        </table:table-row>
        <table:table-row table:style-name="ro1">
          <table:table-cell table:style-name="ce1" office:value-type="float" office:value="2807600"/>
          <table:table-cell table:style-name="ce1" office:value-type="string">
            <text:p>Umbaúba (SE)</text:p>
          </table:table-cell>
          <table:table-cell table:style-name="ce1" office:value-type="float" office:value="25550"/>
        </table:table-row>
        <table:table-row table:style-name="ro1">
          <table:table-cell table:style-name="ce1" office:value-type="float" office:value="2900108"/>
          <table:table-cell table:style-name="ce1" office:value-type="string">
            <text:p>Abaíra (BA)</text:p>
          </table:table-cell>
          <table:table-cell table:style-name="ce1" office:value-type="float" office:value="8710"/>
        </table:table-row>
        <table:table-row table:style-name="ro1">
          <table:table-cell table:style-name="ce1" office:value-type="float" office:value="2900207"/>
          <table:table-cell table:style-name="ce1" office:value-type="string">
            <text:p>Abaré (BA)</text:p>
          </table:table-cell>
          <table:table-cell table:style-name="ce1" office:value-type="float" office:value="20347"/>
        </table:table-row>
        <table:table-row table:style-name="ro1">
          <table:table-cell table:style-name="ce1" office:value-type="float" office:value="2900306"/>
          <table:table-cell table:style-name="ce1" office:value-type="string">
            <text:p>Acajutiba (BA)</text:p>
          </table:table-cell>
          <table:table-cell table:style-name="ce1" office:value-type="float" office:value="15187"/>
        </table:table-row>
        <table:table-row table:style-name="ro1">
          <table:table-cell table:style-name="ce1" office:value-type="float" office:value="2900355"/>
          <table:table-cell table:style-name="ce1" office:value-type="string">
            <text:p>Adustina (BA)</text:p>
          </table:table-cell>
          <table:table-cell table:style-name="ce1" office:value-type="float" office:value="17126"/>
        </table:table-row>
        <table:table-row table:style-name="ro1">
          <table:table-cell table:style-name="ce1" office:value-type="float" office:value="2900405"/>
          <table:table-cell table:style-name="ce1" office:value-type="string">
            <text:p>Água Fria (BA)</text:p>
          </table:table-cell>
          <table:table-cell table:style-name="ce1" office:value-type="float" office:value="17033"/>
        </table:table-row>
        <table:table-row table:style-name="ro1">
          <table:table-cell table:style-name="ce1" office:value-type="float" office:value="2900504"/>
          <table:table-cell table:style-name="ce1" office:value-type="string">
            <text:p>Érico Cardoso (BA)</text:p>
          </table:table-cell>
          <table:table-cell table:style-name="ce1" office:value-type="float" office:value="10560"/>
        </table:table-row>
        <table:table-row table:style-name="ro1">
          <table:table-cell table:style-name="ce1" office:value-type="float" office:value="2900603"/>
          <table:table-cell table:style-name="ce1" office:value-type="string">
            <text:p>Aiquara (BA)</text:p>
          </table:table-cell>
          <table:table-cell table:style-name="ce1" office:value-type="float" office:value="4416"/>
        </table:table-row>
        <table:table-row table:style-name="ro1">
          <table:table-cell table:style-name="ce1" office:value-type="float" office:value="2900702"/>
          <table:table-cell table:style-name="ce1" office:value-type="string">
            <text:p>Alagoinhas (BA)</text:p>
          </table:table-cell>
          <table:table-cell table:style-name="ce1" office:value-type="float" office:value="152327"/>
        </table:table-row>
        <table:table-row table:style-name="ro1">
          <table:table-cell table:style-name="ce1" office:value-type="float" office:value="2900801"/>
          <table:table-cell table:style-name="ce1" office:value-type="string">
            <text:p>Alcobaça (BA)</text:p>
          </table:table-cell>
          <table:table-cell table:style-name="ce1" office:value-type="float" office:value="22490"/>
        </table:table-row>
        <table:table-row table:style-name="ro1">
          <table:table-cell table:style-name="ce1" office:value-type="float" office:value="2900900"/>
          <table:table-cell table:style-name="ce1" office:value-type="string">
            <text:p>Almadina (BA)</text:p>
          </table:table-cell>
          <table:table-cell table:style-name="ce1" office:value-type="float" office:value="5366"/>
        </table:table-row>
        <table:table-row table:style-name="ro1">
          <table:table-cell table:style-name="ce1" office:value-type="float" office:value="2901007"/>
          <table:table-cell table:style-name="ce1" office:value-type="string">
            <text:p>Amargosa (BA)</text:p>
          </table:table-cell>
          <table:table-cell table:style-name="ce1" office:value-type="float" office:value="37441"/>
        </table:table-row>
        <table:table-row table:style-name="ro1">
          <table:table-cell table:style-name="ce1" office:value-type="float" office:value="2901106"/>
          <table:table-cell table:style-name="ce1" office:value-type="string">
            <text:p>Amélia Rodrigues (BA)</text:p>
          </table:table-cell>
          <table:table-cell table:style-name="ce1" office:value-type="float" office:value="25048"/>
        </table:table-row>
        <table:table-row table:style-name="ro1">
          <table:table-cell table:style-name="ce1" office:value-type="float" office:value="2901155"/>
          <table:table-cell table:style-name="ce1" office:value-type="string">
            <text:p>América Dourada (BA)</text:p>
          </table:table-cell>
          <table:table-cell table:style-name="ce1" office:value-type="float" office:value="16090"/>
        </table:table-row>
        <table:table-row table:style-name="ro1">
          <table:table-cell table:style-name="ce1" office:value-type="float" office:value="2901205"/>
          <table:table-cell table:style-name="ce1" office:value-type="string">
            <text:p>Anagé (BA)</text:p>
          </table:table-cell>
          <table:table-cell table:style-name="ce1" office:value-type="float" office:value="21607"/>
        </table:table-row>
        <table:table-row table:style-name="ro1">
          <table:table-cell table:style-name="ce1" office:value-type="float" office:value="2901304"/>
          <table:table-cell table:style-name="ce1" office:value-type="string">
            <text:p>Andaraí (BA)</text:p>
          </table:table-cell>
          <table:table-cell table:style-name="ce1" office:value-type="float" office:value="13132"/>
        </table:table-row>
        <table:table-row table:style-name="ro1">
          <table:table-cell table:style-name="ce1" office:value-type="float" office:value="2901353"/>
          <table:table-cell table:style-name="ce1" office:value-type="string">
            <text:p>Andorinha (BA)</text:p>
          </table:table-cell>
          <table:table-cell table:style-name="ce1" office:value-type="float" office:value="14503"/>
        </table:table-row>
        <table:table-row table:style-name="ro1">
          <table:table-cell table:style-name="ce1" office:value-type="float" office:value="2901403"/>
          <table:table-cell table:style-name="ce1" office:value-type="string">
            <text:p>Angical (BA)</text:p>
          </table:table-cell>
          <table:table-cell table:style-name="ce1" office:value-type="float" office:value="13938"/>
        </table:table-row>
        <table:table-row table:style-name="ro1">
          <table:table-cell table:style-name="ce1" office:value-type="float" office:value="2901502"/>
          <table:table-cell table:style-name="ce1" office:value-type="string">
            <text:p>Anguera (BA)</text:p>
          </table:table-cell>
          <table:table-cell table:style-name="ce1" office:value-type="float" office:value="11297"/>
        </table:table-row>
        <table:table-row table:style-name="ro1">
          <table:table-cell table:style-name="ce1" office:value-type="float" office:value="2901601"/>
          <table:table-cell table:style-name="ce1" office:value-type="string">
            <text:p>Antas (BA)</text:p>
          </table:table-cell>
          <table:table-cell table:style-name="ce1" office:value-type="float" office:value="19479"/>
        </table:table-row>
        <table:table-row table:style-name="ro1">
          <table:table-cell table:style-name="ce1" office:value-type="float" office:value="2901700"/>
          <table:table-cell table:style-name="ce1" office:value-type="string">
            <text:p>Antônio Cardoso (BA)</text:p>
          </table:table-cell>
          <table:table-cell table:style-name="ce1" office:value-type="float" office:value="11677"/>
        </table:table-row>
        <table:table-row table:style-name="ro1">
          <table:table-cell table:style-name="ce1" office:value-type="float" office:value="2901809"/>
          <table:table-cell table:style-name="ce1" office:value-type="string">
            <text:p>Antônio Gonçalves (BA)</text:p>
          </table:table-cell>
          <table:table-cell table:style-name="ce1" office:value-type="float" office:value="11878"/>
        </table:table-row>
        <table:table-row table:style-name="ro1">
          <table:table-cell table:style-name="ce1" office:value-type="float" office:value="2901908"/>
          <table:table-cell table:style-name="ce1" office:value-type="string">
            <text:p>Aporá (BA)</text:p>
          </table:table-cell>
          <table:table-cell table:style-name="ce1" office:value-type="float" office:value="17788"/>
        </table:table-row>
        <table:table-row table:style-name="ro1">
          <table:table-cell table:style-name="ce1" office:value-type="float" office:value="2901957"/>
          <table:table-cell table:style-name="ce1" office:value-type="string">
            <text:p>Apuarema (BA)</text:p>
          </table:table-cell>
          <table:table-cell table:style-name="ce1" office:value-type="float" office:value="7302"/>
        </table:table-row>
        <table:table-row table:style-name="ro1">
          <table:table-cell table:style-name="ce1" office:value-type="float" office:value="2902005"/>
          <table:table-cell table:style-name="ce1" office:value-type="string">
            <text:p>Aracatu (BA)</text:p>
          </table:table-cell>
          <table:table-cell table:style-name="ce1" office:value-type="float" office:value="13045"/>
        </table:table-row>
        <table:table-row table:style-name="ro1">
          <table:table-cell table:style-name="ce1" office:value-type="float" office:value="2902054"/>
          <table:table-cell table:style-name="ce1" office:value-type="string">
            <text:p>Araçás (BA)</text:p>
          </table:table-cell>
          <table:table-cell table:style-name="ce1" office:value-type="float" office:value="12208"/>
        </table:table-row>
        <table:table-row table:style-name="ro1">
          <table:table-cell table:style-name="ce1" office:value-type="float" office:value="2902104"/>
          <table:table-cell table:style-name="ce1" office:value-type="string">
            <text:p>Araci (BA)</text:p>
          </table:table-cell>
          <table:table-cell table:style-name="ce1" office:value-type="float" office:value="54648"/>
        </table:table-row>
        <table:table-row table:style-name="ro1">
          <table:table-cell table:style-name="ce1" office:value-type="float" office:value="2902203"/>
          <table:table-cell table:style-name="ce1" office:value-type="string">
            <text:p>Aramari (BA)</text:p>
          </table:table-cell>
          <table:table-cell table:style-name="ce1" office:value-type="float" office:value="11461"/>
        </table:table-row>
        <table:table-row table:style-name="ro1">
          <table:table-cell table:style-name="ce1" office:value-type="float" office:value="2902252"/>
          <table:table-cell table:style-name="ce1" office:value-type="string">
            <text:p>Arataca (BA)</text:p>
          </table:table-cell>
          <table:table-cell table:style-name="ce1" office:value-type="float" office:value="10961"/>
        </table:table-row>
        <table:table-row table:style-name="ro1">
          <table:table-cell table:style-name="ce1" office:value-type="float" office:value="2902302"/>
          <table:table-cell table:style-name="ce1" office:value-type="string">
            <text:p>Aratuípe (BA)</text:p>
          </table:table-cell>
          <table:table-cell table:style-name="ce1" office:value-type="float" office:value="8837"/>
        </table:table-row>
        <table:table-row table:style-name="ro1">
          <table:table-cell table:style-name="ce1" office:value-type="float" office:value="2902401"/>
          <table:table-cell table:style-name="ce1" office:value-type="string">
            <text:p>Aurelino Leal (BA)</text:p>
          </table:table-cell>
          <table:table-cell table:style-name="ce1" office:value-type="float" office:value="11299"/>
        </table:table-row>
        <table:table-row table:style-name="ro1">
          <table:table-cell table:style-name="ce1" office:value-type="float" office:value="2902500"/>
          <table:table-cell table:style-name="ce1" office:value-type="string">
            <text:p>Baianópolis (BA)</text:p>
          </table:table-cell>
          <table:table-cell table:style-name="ce1" office:value-type="float" office:value="13929"/>
        </table:table-row>
        <table:table-row table:style-name="ro1">
          <table:table-cell table:style-name="ce1" office:value-type="float" office:value="2902609"/>
          <table:table-cell table:style-name="ce1" office:value-type="string">
            <text:p>Baixa Grande (BA)</text:p>
          </table:table-cell>
          <table:table-cell table:style-name="ce1" office:value-type="float" office:value="20449"/>
        </table:table-row>
        <table:table-row table:style-name="ro1">
          <table:table-cell table:style-name="ce1" office:value-type="float" office:value="2902658"/>
          <table:table-cell table:style-name="ce1" office:value-type="string">
            <text:p>Banzaê (BA)</text:p>
          </table:table-cell>
          <table:table-cell table:style-name="ce1" office:value-type="float" office:value="13240"/>
        </table:table-row>
        <table:table-row table:style-name="ro1">
          <table:table-cell table:style-name="ce1" office:value-type="float" office:value="2902708"/>
          <table:table-cell table:style-name="ce1" office:value-type="string">
            <text:p>Barra (BA)</text:p>
          </table:table-cell>
          <table:table-cell table:style-name="ce1" office:value-type="float" office:value="53910"/>
        </table:table-row>
        <table:table-row table:style-name="ro1">
          <table:table-cell table:style-name="ce1" office:value-type="float" office:value="2902807"/>
          <table:table-cell table:style-name="ce1" office:value-type="string">
            <text:p>Barra da Estiva (BA)</text:p>
          </table:table-cell>
          <table:table-cell table:style-name="ce1" office:value-type="float" office:value="20392"/>
        </table:table-row>
        <table:table-row table:style-name="ro1">
          <table:table-cell table:style-name="ce1" office:value-type="float" office:value="2902906"/>
          <table:table-cell table:style-name="ce1" office:value-type="string">
            <text:p>Barra do Choça (BA)</text:p>
          </table:table-cell>
          <table:table-cell table:style-name="ce1" office:value-type="float" office:value="31209"/>
        </table:table-row>
        <table:table-row table:style-name="ro1">
          <table:table-cell table:style-name="ce1" office:value-type="float" office:value="2903003"/>
          <table:table-cell table:style-name="ce1" office:value-type="string">
            <text:p>Barra do Mendes (BA)</text:p>
          </table:table-cell>
          <table:table-cell table:style-name="ce1" office:value-type="float" office:value="13833"/>
        </table:table-row>
        <table:table-row table:style-name="ro1">
          <table:table-cell table:style-name="ce1" office:value-type="float" office:value="2903102"/>
          <table:table-cell table:style-name="ce1" office:value-type="string">
            <text:p>Barra do Rocha (BA)</text:p>
          </table:table-cell>
          <table:table-cell table:style-name="ce1" office:value-type="float" office:value="5612"/>
        </table:table-row>
        <table:table-row table:style-name="ro1">
          <table:table-cell table:style-name="ce1" office:value-type="float" office:value="2903201"/>
          <table:table-cell table:style-name="ce1" office:value-type="string">
            <text:p>Barreiras (BA)</text:p>
          </table:table-cell>
          <table:table-cell table:style-name="ce1" office:value-type="float" office:value="156975"/>
        </table:table-row>
        <table:table-row table:style-name="ro1">
          <table:table-cell table:style-name="ce1" office:value-type="float" office:value="2903235"/>
          <table:table-cell table:style-name="ce1" office:value-type="string">
            <text:p>Barro Alto (BA)</text:p>
          </table:table-cell>
          <table:table-cell table:style-name="ce1" office:value-type="float" office:value="15054"/>
        </table:table-row>
        <table:table-row table:style-name="ro1">
          <table:table-cell table:style-name="ce1" office:value-type="float" office:value="2903276"/>
          <table:table-cell table:style-name="ce1" office:value-type="string">
            <text:p>Barrocas (BA)</text:p>
          </table:table-cell>
          <table:table-cell table:style-name="ce1" office:value-type="float" office:value="16105"/>
        </table:table-row>
        <table:table-row table:style-name="ro1">
          <table:table-cell table:style-name="ce1" office:value-type="float" office:value="2903300"/>
          <table:table-cell table:style-name="ce1" office:value-type="string">
            <text:p>Barro Preto (BA)</text:p>
          </table:table-cell>
          <table:table-cell table:style-name="ce1" office:value-type="float" office:value="5448"/>
        </table:table-row>
        <table:table-row table:style-name="ro1">
          <table:table-cell table:style-name="ce1" office:value-type="float" office:value="2903409"/>
          <table:table-cell table:style-name="ce1" office:value-type="string">
            <text:p>Belmonte (BA)</text:p>
          </table:table-cell>
          <table:table-cell table:style-name="ce1" office:value-type="float" office:value="23437"/>
        </table:table-row>
        <table:table-row table:style-name="ro1">
          <table:table-cell table:style-name="ce1" office:value-type="float" office:value="2903508"/>
          <table:table-cell table:style-name="ce1" office:value-type="string">
            <text:p>Belo Campo (BA)</text:p>
          </table:table-cell>
          <table:table-cell table:style-name="ce1" office:value-type="float" office:value="17109"/>
        </table:table-row>
        <table:table-row table:style-name="ro1">
          <table:table-cell table:style-name="ce1" office:value-type="float" office:value="2903607"/>
          <table:table-cell table:style-name="ce1" office:value-type="string">
            <text:p>Biritinga (BA)</text:p>
          </table:table-cell>
          <table:table-cell table:style-name="ce1" office:value-type="float" office:value="15984"/>
        </table:table-row>
        <table:table-row table:style-name="ro1">
          <table:table-cell table:style-name="ce1" office:value-type="float" office:value="2903706"/>
          <table:table-cell table:style-name="ce1" office:value-type="string">
            <text:p>Boa Nova (BA)</text:p>
          </table:table-cell>
          <table:table-cell table:style-name="ce1" office:value-type="float" office:value="12329"/>
        </table:table-row>
        <table:table-row table:style-name="ro1">
          <table:table-cell table:style-name="ce1" office:value-type="float" office:value="2903805"/>
          <table:table-cell table:style-name="ce1" office:value-type="string">
            <text:p>Boa Vista do Tupim (BA)</text:p>
          </table:table-cell>
          <table:table-cell table:style-name="ce1" office:value-type="float" office:value="18531"/>
        </table:table-row>
        <table:table-row table:style-name="ro1">
          <table:table-cell table:style-name="ce1" office:value-type="float" office:value="2903904"/>
          <table:table-cell table:style-name="ce1" office:value-type="string">
            <text:p>Bom Jesus da Lapa (BA)</text:p>
          </table:table-cell>
          <table:table-cell table:style-name="ce1" office:value-type="float" office:value="69662"/>
        </table:table-row>
        <table:table-row table:style-name="ro1">
          <table:table-cell table:style-name="ce1" office:value-type="float" office:value="2903953"/>
          <table:table-cell table:style-name="ce1" office:value-type="string">
            <text:p>Bom Jesus da Serra (BA)</text:p>
          </table:table-cell>
          <table:table-cell table:style-name="ce1" office:value-type="float" office:value="9823"/>
        </table:table-row>
        <table:table-row table:style-name="ro1">
          <table:table-cell table:style-name="ce1" office:value-type="float" office:value="2904001"/>
          <table:table-cell table:style-name="ce1" office:value-type="string">
            <text:p>Boninal (BA)</text:p>
          </table:table-cell>
          <table:table-cell table:style-name="ce1" office:value-type="float" office:value="14446"/>
        </table:table-row>
        <table:table-row table:style-name="ro1">
          <table:table-cell table:style-name="ce1" office:value-type="float" office:value="2904050"/>
          <table:table-cell table:style-name="ce1" office:value-type="string">
            <text:p>Bonito (BA)</text:p>
          </table:table-cell>
          <table:table-cell table:style-name="ce1" office:value-type="float" office:value="16884"/>
        </table:table-row>
        <table:table-row table:style-name="ro1">
          <table:table-cell table:style-name="ce1" office:value-type="float" office:value="2904100"/>
          <table:table-cell table:style-name="ce1" office:value-type="string">
            <text:p>Boquira (BA)</text:p>
          </table:table-cell>
          <table:table-cell table:style-name="ce1" office:value-type="float" office:value="21497"/>
        </table:table-row>
        <table:table-row table:style-name="ro1">
          <table:table-cell table:style-name="ce1" office:value-type="float" office:value="2904209"/>
          <table:table-cell table:style-name="ce1" office:value-type="string">
            <text:p>Botuporã (BA)</text:p>
          </table:table-cell>
          <table:table-cell table:style-name="ce1" office:value-type="float" office:value="10129"/>
        </table:table-row>
        <table:table-row table:style-name="ro1">
          <table:table-cell table:style-name="ce1" office:value-type="float" office:value="2904308"/>
          <table:table-cell table:style-name="ce1" office:value-type="string">
            <text:p>Brejões (BA)</text:p>
          </table:table-cell>
          <table:table-cell table:style-name="ce1" office:value-type="float" office:value="14222"/>
        </table:table-row>
        <table:table-row table:style-name="ro1">
          <table:table-cell table:style-name="ce1" office:value-type="float" office:value="2904407"/>
          <table:table-cell table:style-name="ce1" office:value-type="string">
            <text:p>Brejolândia (BA)</text:p>
          </table:table-cell>
          <table:table-cell table:style-name="ce1" office:value-type="float" office:value="10618"/>
        </table:table-row>
        <table:table-row table:style-name="ro1">
          <table:table-cell table:style-name="ce1" office:value-type="float" office:value="2904506"/>
          <table:table-cell table:style-name="ce1" office:value-type="string">
            <text:p>Brotas de Macaúbas (BA)</text:p>
          </table:table-cell>
          <table:table-cell table:style-name="ce1" office:value-type="float" office:value="10130"/>
        </table:table-row>
        <table:table-row table:style-name="ro1">
          <table:table-cell table:style-name="ce1" office:value-type="float" office:value="2904605"/>
          <table:table-cell table:style-name="ce1" office:value-type="string">
            <text:p>Brumado (BA)</text:p>
          </table:table-cell>
          <table:table-cell table:style-name="ce1" office:value-type="float" office:value="67335"/>
        </table:table-row>
        <table:table-row table:style-name="ro1">
          <table:table-cell table:style-name="ce1" office:value-type="float" office:value="2904704"/>
          <table:table-cell table:style-name="ce1" office:value-type="string">
            <text:p>Buerarema (BA)</text:p>
          </table:table-cell>
          <table:table-cell table:style-name="ce1" office:value-type="float" office:value="18306"/>
        </table:table-row>
        <table:table-row table:style-name="ro1">
          <table:table-cell table:style-name="ce1" office:value-type="float" office:value="2904753"/>
          <table:table-cell table:style-name="ce1" office:value-type="string">
            <text:p>Buritirama (BA)</text:p>
          </table:table-cell>
          <table:table-cell table:style-name="ce1" office:value-type="float" office:value="21276"/>
        </table:table-row>
        <table:table-row table:style-name="ro1">
          <table:table-cell table:style-name="ce1" office:value-type="float" office:value="2904803"/>
          <table:table-cell table:style-name="ce1" office:value-type="string">
            <text:p>Caatiba (BA)</text:p>
          </table:table-cell>
          <table:table-cell table:style-name="ce1" office:value-type="float" office:value="6488"/>
        </table:table-row>
        <table:table-row table:style-name="ro1">
          <table:table-cell table:style-name="ce1" office:value-type="float" office:value="2904852"/>
          <table:table-cell table:style-name="ce1" office:value-type="string">
            <text:p>Cabaceiras do Paraguaçu (BA)</text:p>
          </table:table-cell>
          <table:table-cell table:style-name="ce1" office:value-type="float" office:value="18911"/>
        </table:table-row>
        <table:table-row table:style-name="ro1">
          <table:table-cell table:style-name="ce1" office:value-type="float" office:value="2904902"/>
          <table:table-cell table:style-name="ce1" office:value-type="string">
            <text:p>Cachoeira (BA)</text:p>
          </table:table-cell>
          <table:table-cell table:style-name="ce1" office:value-type="float" office:value="33567"/>
        </table:table-row>
        <table:table-row table:style-name="ro1">
          <table:table-cell table:style-name="ce1" office:value-type="float" office:value="2905008"/>
          <table:table-cell table:style-name="ce1" office:value-type="string">
            <text:p>Caculé (BA)</text:p>
          </table:table-cell>
          <table:table-cell table:style-name="ce1" office:value-type="float" office:value="23291"/>
        </table:table-row>
        <table:table-row table:style-name="ro1">
          <table:table-cell table:style-name="ce1" office:value-type="float" office:value="2905107"/>
          <table:table-cell table:style-name="ce1" office:value-type="string">
            <text:p>Caém (BA)</text:p>
          </table:table-cell>
          <table:table-cell table:style-name="ce1" office:value-type="float" office:value="9058"/>
        </table:table-row>
        <table:table-row table:style-name="ro1">
          <table:table-cell table:style-name="ce1" office:value-type="float" office:value="2905156"/>
          <table:table-cell table:style-name="ce1" office:value-type="string">
            <text:p>Caetanos (BA)</text:p>
          </table:table-cell>
          <table:table-cell table:style-name="ce1" office:value-type="float" office:value="14608"/>
        </table:table-row>
        <table:table-row table:style-name="ro1">
          <table:table-cell table:style-name="ce1" office:value-type="float" office:value="2905206"/>
          <table:table-cell table:style-name="ce1" office:value-type="string">
            <text:p>Caetité (BA)</text:p>
          </table:table-cell>
          <table:table-cell table:style-name="ce1" office:value-type="float" office:value="51081"/>
        </table:table-row>
        <table:table-row table:style-name="ro1">
          <table:table-cell table:style-name="ce1" office:value-type="float" office:value="2905305"/>
          <table:table-cell table:style-name="ce1" office:value-type="string">
            <text:p>Cafarnaum (BA)</text:p>
          </table:table-cell>
          <table:table-cell table:style-name="ce1" office:value-type="float" office:value="18513"/>
        </table:table-row>
        <table:table-row table:style-name="ro1">
          <table:table-cell table:style-name="ce1" office:value-type="float" office:value="2905404"/>
          <table:table-cell table:style-name="ce1" office:value-type="string">
            <text:p>Cairu (BA)</text:p>
          </table:table-cell>
          <table:table-cell table:style-name="ce1" office:value-type="float" office:value="18427"/>
        </table:table-row>
        <table:table-row table:style-name="ro1">
          <table:table-cell table:style-name="ce1" office:value-type="float" office:value="2905503"/>
          <table:table-cell table:style-name="ce1" office:value-type="string">
            <text:p>Caldeirão Grande (BA)</text:p>
          </table:table-cell>
          <table:table-cell table:style-name="ce1" office:value-type="float" office:value="13391"/>
        </table:table-row>
        <table:table-row table:style-name="ro1">
          <table:table-cell table:style-name="ce1" office:value-type="float" office:value="2905602"/>
          <table:table-cell table:style-name="ce1" office:value-type="string">
            <text:p>Camacan (BA)</text:p>
          </table:table-cell>
          <table:table-cell table:style-name="ce1" office:value-type="float" office:value="32006"/>
        </table:table-row>
        <table:table-row table:style-name="ro1">
          <table:table-cell table:style-name="ce1" office:value-type="float" office:value="2905701"/>
          <table:table-cell table:style-name="ce1" office:value-type="string">
            <text:p>Camaçari (BA)</text:p>
          </table:table-cell>
          <table:table-cell table:style-name="ce1" office:value-type="float" office:value="304302"/>
        </table:table-row>
        <table:table-row table:style-name="ro1">
          <table:table-cell table:style-name="ce1" office:value-type="float" office:value="2905800"/>
          <table:table-cell table:style-name="ce1" office:value-type="string">
            <text:p>Camamu (BA)</text:p>
          </table:table-cell>
          <table:table-cell table:style-name="ce1" office:value-type="float" office:value="35382"/>
        </table:table-row>
        <table:table-row table:style-name="ro1">
          <table:table-cell table:style-name="ce1" office:value-type="float" office:value="2905909"/>
          <table:table-cell table:style-name="ce1" office:value-type="string">
            <text:p>Campo Alegre de Lourdes (BA)</text:p>
          </table:table-cell>
          <table:table-cell table:style-name="ce1" office:value-type="float" office:value="28820"/>
        </table:table-row>
        <table:table-row table:style-name="ro1">
          <table:table-cell table:style-name="ce1" office:value-type="float" office:value="2906006"/>
          <table:table-cell table:style-name="ce1" office:value-type="string">
            <text:p>Campo Formoso (BA)</text:p>
          </table:table-cell>
          <table:table-cell table:style-name="ce1" office:value-type="float" office:value="71487"/>
        </table:table-row>
        <table:table-row table:style-name="ro1">
          <table:table-cell table:style-name="ce1" office:value-type="float" office:value="2906105"/>
          <table:table-cell table:style-name="ce1" office:value-type="string">
            <text:p>Canápolis (BA)</text:p>
          </table:table-cell>
          <table:table-cell table:style-name="ce1" office:value-type="float" office:value="9703"/>
        </table:table-row>
        <table:table-row table:style-name="ro1">
          <table:table-cell table:style-name="ce1" office:value-type="float" office:value="2906204"/>
          <table:table-cell table:style-name="ce1" office:value-type="string">
            <text:p>Canarana (BA)</text:p>
          </table:table-cell>
          <table:table-cell table:style-name="ce1" office:value-type="float" office:value="26325"/>
        </table:table-row>
        <table:table-row table:style-name="ro1">
          <table:table-cell table:style-name="ce1" office:value-type="float" office:value="2906303"/>
          <table:table-cell table:style-name="ce1" office:value-type="string">
            <text:p>Canavieiras (BA)</text:p>
          </table:table-cell>
          <table:table-cell table:style-name="ce1" office:value-type="float" office:value="30906"/>
        </table:table-row>
        <table:table-row table:style-name="ro1">
          <table:table-cell table:style-name="ce1" office:value-type="float" office:value="2906402"/>
          <table:table-cell table:style-name="ce1" office:value-type="string">
            <text:p>Candeal (BA)</text:p>
          </table:table-cell>
          <table:table-cell table:style-name="ce1" office:value-type="float" office:value="8181"/>
        </table:table-row>
        <table:table-row table:style-name="ro1">
          <table:table-cell table:style-name="ce1" office:value-type="float" office:value="2906501"/>
          <table:table-cell table:style-name="ce1" office:value-type="string">
            <text:p>Candeias (BA)</text:p>
          </table:table-cell>
          <table:table-cell table:style-name="ce1" office:value-type="float" office:value="87458"/>
        </table:table-row>
        <table:table-row table:style-name="ro1">
          <table:table-cell table:style-name="ce1" office:value-type="float" office:value="2906600"/>
          <table:table-cell table:style-name="ce1" office:value-type="string">
            <text:p>Candiba (BA)</text:p>
          </table:table-cell>
          <table:table-cell table:style-name="ce1" office:value-type="float" office:value="14368"/>
        </table:table-row>
        <table:table-row table:style-name="ro1">
          <table:table-cell table:style-name="ce1" office:value-type="float" office:value="2906709"/>
          <table:table-cell table:style-name="ce1" office:value-type="string">
            <text:p>Cândido Sales (BA)</text:p>
          </table:table-cell>
          <table:table-cell table:style-name="ce1" office:value-type="float" office:value="25053"/>
        </table:table-row>
        <table:table-row table:style-name="ro1">
          <table:table-cell table:style-name="ce1" office:value-type="float" office:value="2906808"/>
          <table:table-cell table:style-name="ce1" office:value-type="string">
            <text:p>Cansanção (BA)</text:p>
          </table:table-cell>
          <table:table-cell table:style-name="ce1" office:value-type="float" office:value="34882"/>
        </table:table-row>
        <table:table-row table:style-name="ro1">
          <table:table-cell table:style-name="ce1" office:value-type="float" office:value="2906824"/>
          <table:table-cell table:style-name="ce1" office:value-type="string">
            <text:p>Canudos (BA)</text:p>
          </table:table-cell>
          <table:table-cell table:style-name="ce1" office:value-type="float" office:value="16753"/>
        </table:table-row>
        <table:table-row table:style-name="ro1">
          <table:table-cell table:style-name="ce1" office:value-type="float" office:value="2906857"/>
          <table:table-cell table:style-name="ce1" office:value-type="string">
            <text:p>Capela do Alto Alegre (BA)</text:p>
          </table:table-cell>
          <table:table-cell table:style-name="ce1" office:value-type="float" office:value="11616"/>
        </table:table-row>
        <table:table-row table:style-name="ro1">
          <table:table-cell table:style-name="ce1" office:value-type="float" office:value="2906873"/>
          <table:table-cell table:style-name="ce1" office:value-type="string">
            <text:p>Capim Grosso (BA)</text:p>
          </table:table-cell>
          <table:table-cell table:style-name="ce1" office:value-type="float" office:value="30862"/>
        </table:table-row>
        <table:table-row table:style-name="ro1">
          <table:table-cell table:style-name="ce1" office:value-type="float" office:value="2906899"/>
          <table:table-cell table:style-name="ce1" office:value-type="string">
            <text:p>Caraíbas (BA)</text:p>
          </table:table-cell>
          <table:table-cell table:style-name="ce1" office:value-type="float" office:value="8801"/>
        </table:table-row>
        <table:table-row table:style-name="ro1">
          <table:table-cell table:style-name="ce1" office:value-type="float" office:value="2906907"/>
          <table:table-cell table:style-name="ce1" office:value-type="string">
            <text:p>Caravelas (BA)</text:p>
          </table:table-cell>
          <table:table-cell table:style-name="ce1" office:value-type="float" office:value="22093"/>
        </table:table-row>
        <table:table-row table:style-name="ro1">
          <table:table-cell table:style-name="ce1" office:value-type="float" office:value="2907004"/>
          <table:table-cell table:style-name="ce1" office:value-type="string">
            <text:p>Cardeal da Silva (BA)</text:p>
          </table:table-cell>
          <table:table-cell table:style-name="ce1" office:value-type="float" office:value="9346"/>
        </table:table-row>
        <table:table-row table:style-name="ro1">
          <table:table-cell table:style-name="ce1" office:value-type="float" office:value="2907103"/>
          <table:table-cell table:style-name="ce1" office:value-type="string">
            <text:p>Carinhanha (BA)</text:p>
          </table:table-cell>
          <table:table-cell table:style-name="ce1" office:value-type="float" office:value="29070"/>
        </table:table-row>
        <table:table-row table:style-name="ro1">
          <table:table-cell table:style-name="ce1" office:value-type="float" office:value="2907202"/>
          <table:table-cell table:style-name="ce1" office:value-type="string">
            <text:p>Casa Nova (BA)</text:p>
          </table:table-cell>
          <table:table-cell table:style-name="ce1" office:value-type="float" office:value="72545"/>
        </table:table-row>
        <table:table-row table:style-name="ro1">
          <table:table-cell table:style-name="ce1" office:value-type="float" office:value="2907301"/>
          <table:table-cell table:style-name="ce1" office:value-type="string">
            <text:p>Castro Alves (BA)</text:p>
          </table:table-cell>
          <table:table-cell table:style-name="ce1" office:value-type="float" office:value="26318"/>
        </table:table-row>
        <table:table-row table:style-name="ro1">
          <table:table-cell table:style-name="ce1" office:value-type="float" office:value="2907400"/>
          <table:table-cell table:style-name="ce1" office:value-type="string">
            <text:p>Catolândia (BA)</text:p>
          </table:table-cell>
          <table:table-cell table:style-name="ce1" office:value-type="float" office:value="3599"/>
        </table:table-row>
        <table:table-row table:style-name="ro1">
          <table:table-cell table:style-name="ce1" office:value-type="float" office:value="2907509"/>
          <table:table-cell table:style-name="ce1" office:value-type="string">
            <text:p>Catu (BA)</text:p>
          </table:table-cell>
          <table:table-cell table:style-name="ce1" office:value-type="float" office:value="54970"/>
        </table:table-row>
        <table:table-row table:style-name="ro1">
          <table:table-cell table:style-name="ce1" office:value-type="float" office:value="2907558"/>
          <table:table-cell table:style-name="ce1" office:value-type="string">
            <text:p>Caturama (BA)</text:p>
          </table:table-cell>
          <table:table-cell table:style-name="ce1" office:value-type="float" office:value="9316"/>
        </table:table-row>
        <table:table-row table:style-name="ro1">
          <table:table-cell table:style-name="ce1" office:value-type="float" office:value="2907608"/>
          <table:table-cell table:style-name="ce1" office:value-type="string">
            <text:p>Central (BA)</text:p>
          </table:table-cell>
          <table:table-cell table:style-name="ce1" office:value-type="float" office:value="17280"/>
        </table:table-row>
        <table:table-row table:style-name="ro1">
          <table:table-cell table:style-name="ce1" office:value-type="float" office:value="2907707"/>
          <table:table-cell table:style-name="ce1" office:value-type="string">
            <text:p>Chorrochó (BA)</text:p>
          </table:table-cell>
          <table:table-cell table:style-name="ce1" office:value-type="float" office:value="11200"/>
        </table:table-row>
        <table:table-row table:style-name="ro1">
          <table:table-cell table:style-name="ce1" office:value-type="float" office:value="2907806"/>
          <table:table-cell table:style-name="ce1" office:value-type="string">
            <text:p>Cícero Dantas (BA)</text:p>
          </table:table-cell>
          <table:table-cell table:style-name="ce1" office:value-type="float" office:value="32576"/>
        </table:table-row>
        <table:table-row table:style-name="ro1">
          <table:table-cell table:style-name="ce1" office:value-type="float" office:value="2907905"/>
          <table:table-cell table:style-name="ce1" office:value-type="string">
            <text:p>Cipó (BA)</text:p>
          </table:table-cell>
          <table:table-cell table:style-name="ce1" office:value-type="float" office:value="17352"/>
        </table:table-row>
        <table:table-row table:style-name="ro1">
          <table:table-cell table:style-name="ce1" office:value-type="float" office:value="2908002"/>
          <table:table-cell table:style-name="ce1" office:value-type="string">
            <text:p>Coaraci (BA)</text:p>
          </table:table-cell>
          <table:table-cell table:style-name="ce1" office:value-type="float" office:value="16549"/>
        </table:table-row>
        <table:table-row table:style-name="ro1">
          <table:table-cell table:style-name="ce1" office:value-type="float" office:value="2908101"/>
          <table:table-cell table:style-name="ce1" office:value-type="string">
            <text:p>Cocos (BA)</text:p>
          </table:table-cell>
          <table:table-cell table:style-name="ce1" office:value-type="float" office:value="18807"/>
        </table:table-row>
        <table:table-row table:style-name="ro1">
          <table:table-cell table:style-name="ce1" office:value-type="float" office:value="2908200"/>
          <table:table-cell table:style-name="ce1" office:value-type="string">
            <text:p>Conceição da Feira (BA)</text:p>
          </table:table-cell>
          <table:table-cell table:style-name="ce1" office:value-type="float" office:value="22762"/>
        </table:table-row>
        <table:table-row table:style-name="ro1">
          <table:table-cell table:style-name="ce1" office:value-type="float" office:value="2908309"/>
          <table:table-cell table:style-name="ce1" office:value-type="string">
            <text:p>Conceição do Almeida (BA)</text:p>
          </table:table-cell>
          <table:table-cell table:style-name="ce1" office:value-type="float" office:value="17165"/>
        </table:table-row>
        <table:table-row table:style-name="ro1">
          <table:table-cell table:style-name="ce1" office:value-type="float" office:value="2908408"/>
          <table:table-cell table:style-name="ce1" office:value-type="string">
            <text:p>Conceição do Coité (BA)</text:p>
          </table:table-cell>
          <table:table-cell table:style-name="ce1" office:value-type="float" office:value="67013"/>
        </table:table-row>
        <table:table-row table:style-name="ro1">
          <table:table-cell table:style-name="ce1" office:value-type="float" office:value="2908507"/>
          <table:table-cell table:style-name="ce1" office:value-type="string">
            <text:p>Conceição do Jacuípe (BA)</text:p>
          </table:table-cell>
          <table:table-cell table:style-name="ce1" office:value-type="float" office:value="33398"/>
        </table:table-row>
        <table:table-row table:style-name="ro1">
          <table:table-cell table:style-name="ce1" office:value-type="float" office:value="2908606"/>
          <table:table-cell table:style-name="ce1" office:value-type="string">
            <text:p>Conde (BA)</text:p>
          </table:table-cell>
          <table:table-cell table:style-name="ce1" office:value-type="float" office:value="26035"/>
        </table:table-row>
        <table:table-row table:style-name="ro1">
          <table:table-cell table:style-name="ce1" office:value-type="float" office:value="2908705"/>
          <table:table-cell table:style-name="ce1" office:value-type="string">
            <text:p>Condeúba (BA)</text:p>
          </table:table-cell>
          <table:table-cell table:style-name="ce1" office:value-type="float" office:value="17178"/>
        </table:table-row>
        <table:table-row table:style-name="ro1">
          <table:table-cell table:style-name="ce1" office:value-type="float" office:value="2908804"/>
          <table:table-cell table:style-name="ce1" office:value-type="string">
            <text:p>Contendas do Sincorá (BA)</text:p>
          </table:table-cell>
          <table:table-cell table:style-name="ce1" office:value-type="float" office:value="4045"/>
        </table:table-row>
        <table:table-row table:style-name="ro1">
          <table:table-cell table:style-name="ce1" office:value-type="float" office:value="2908903"/>
          <table:table-cell table:style-name="ce1" office:value-type="string">
            <text:p>Coração de Maria (BA)</text:p>
          </table:table-cell>
          <table:table-cell table:style-name="ce1" office:value-type="float" office:value="22495"/>
        </table:table-row>
        <table:table-row table:style-name="ro1">
          <table:table-cell table:style-name="ce1" office:value-type="float" office:value="2909000"/>
          <table:table-cell table:style-name="ce1" office:value-type="string">
            <text:p>Cordeiros (BA)</text:p>
          </table:table-cell>
          <table:table-cell table:style-name="ce1" office:value-type="float" office:value="8642"/>
        </table:table-row>
        <table:table-row table:style-name="ro1">
          <table:table-cell table:style-name="ce1" office:value-type="float" office:value="2909109"/>
          <table:table-cell table:style-name="ce1" office:value-type="string">
            <text:p>Coribe (BA)</text:p>
          </table:table-cell>
          <table:table-cell table:style-name="ce1" office:value-type="float" office:value="14149"/>
        </table:table-row>
        <table:table-row table:style-name="ro1">
          <table:table-cell table:style-name="ce1" office:value-type="float" office:value="2909208"/>
          <table:table-cell table:style-name="ce1" office:value-type="string">
            <text:p>Coronel João Sá (BA)</text:p>
          </table:table-cell>
          <table:table-cell table:style-name="ce1" office:value-type="float" office:value="15717"/>
        </table:table-row>
        <table:table-row table:style-name="ro1">
          <table:table-cell table:style-name="ce1" office:value-type="float" office:value="2909307"/>
          <table:table-cell table:style-name="ce1" office:value-type="string">
            <text:p>Correntina (BA)</text:p>
          </table:table-cell>
          <table:table-cell table:style-name="ce1" office:value-type="float" office:value="32191"/>
        </table:table-row>
        <table:table-row table:style-name="ro1">
          <table:table-cell table:style-name="ce1" office:value-type="float" office:value="2909406"/>
          <table:table-cell table:style-name="ce1" office:value-type="string">
            <text:p>Cotegipe (BA)</text:p>
          </table:table-cell>
          <table:table-cell table:style-name="ce1" office:value-type="float" office:value="13769"/>
        </table:table-row>
        <table:table-row table:style-name="ro1">
          <table:table-cell table:style-name="ce1" office:value-type="float" office:value="2909505"/>
          <table:table-cell table:style-name="ce1" office:value-type="string">
            <text:p>Cravolândia (BA)</text:p>
          </table:table-cell>
          <table:table-cell table:style-name="ce1" office:value-type="float" office:value="5351"/>
        </table:table-row>
        <table:table-row table:style-name="ro1">
          <table:table-cell table:style-name="ce1" office:value-type="float" office:value="2909604"/>
          <table:table-cell table:style-name="ce1" office:value-type="string">
            <text:p>Crisópolis (BA)</text:p>
          </table:table-cell>
          <table:table-cell table:style-name="ce1" office:value-type="float" office:value="21163"/>
        </table:table-row>
        <table:table-row table:style-name="ro1">
          <table:table-cell table:style-name="ce1" office:value-type="float" office:value="2909703"/>
          <table:table-cell table:style-name="ce1" office:value-type="string">
            <text:p>Cristópolis (BA)</text:p>
          </table:table-cell>
          <table:table-cell table:style-name="ce1" office:value-type="float" office:value="13947"/>
        </table:table-row>
        <table:table-row table:style-name="ro1">
          <table:table-cell table:style-name="ce1" office:value-type="float" office:value="2909802"/>
          <table:table-cell table:style-name="ce1" office:value-type="string">
            <text:p>Cruz das Almas (BA)</text:p>
          </table:table-cell>
          <table:table-cell table:style-name="ce1" office:value-type="float" office:value="63591"/>
        </table:table-row>
        <table:table-row table:style-name="ro1">
          <table:table-cell table:style-name="ce1" office:value-type="float" office:value="2909901"/>
          <table:table-cell table:style-name="ce1" office:value-type="string">
            <text:p>Curaçá (BA)</text:p>
          </table:table-cell>
          <table:table-cell table:style-name="ce1" office:value-type="float" office:value="34886"/>
        </table:table-row>
        <table:table-row table:style-name="ro1">
          <table:table-cell table:style-name="ce1" office:value-type="float" office:value="2910008"/>
          <table:table-cell table:style-name="ce1" office:value-type="string">
            <text:p>Dário Meira (BA)</text:p>
          </table:table-cell>
          <table:table-cell table:style-name="ce1" office:value-type="float" office:value="10525"/>
        </table:table-row>
        <table:table-row table:style-name="ro1">
          <table:table-cell table:style-name="ce1" office:value-type="float" office:value="2910057"/>
          <table:table-cell table:style-name="ce1" office:value-type="string">
            <text:p>Dias d'Ávila (BA)</text:p>
          </table:table-cell>
          <table:table-cell table:style-name="ce1" office:value-type="float" office:value="82432"/>
        </table:table-row>
        <table:table-row table:style-name="ro1">
          <table:table-cell table:style-name="ce1" office:value-type="float" office:value="2910107"/>
          <table:table-cell table:style-name="ce1" office:value-type="string">
            <text:p>Dom Basílio (BA)</text:p>
          </table:table-cell>
          <table:table-cell table:style-name="ce1" office:value-type="float" office:value="12240"/>
        </table:table-row>
        <table:table-row table:style-name="ro1">
          <table:table-cell table:style-name="ce1" office:value-type="float" office:value="2910206"/>
          <table:table-cell table:style-name="ce1" office:value-type="string">
            <text:p>Dom Macedo Costa (BA)</text:p>
          </table:table-cell>
          <table:table-cell table:style-name="ce1" office:value-type="float" office:value="4065"/>
        </table:table-row>
        <table:table-row table:style-name="ro1">
          <table:table-cell table:style-name="ce1" office:value-type="float" office:value="2910305"/>
          <table:table-cell table:style-name="ce1" office:value-type="string">
            <text:p>Elísio Medrado (BA)</text:p>
          </table:table-cell>
          <table:table-cell table:style-name="ce1" office:value-type="float" office:value="8126"/>
        </table:table-row>
        <table:table-row table:style-name="ro1">
          <table:table-cell table:style-name="ce1" office:value-type="float" office:value="2910404"/>
          <table:table-cell table:style-name="ce1" office:value-type="string">
            <text:p>Encruzilhada (BA)</text:p>
          </table:table-cell>
          <table:table-cell table:style-name="ce1" office:value-type="float" office:value="16446"/>
        </table:table-row>
        <table:table-row table:style-name="ro1">
          <table:table-cell table:style-name="ce1" office:value-type="float" office:value="2910503"/>
          <table:table-cell table:style-name="ce1" office:value-type="string">
            <text:p>Entre Rios (BA)</text:p>
          </table:table-cell>
          <table:table-cell table:style-name="ce1" office:value-type="float" office:value="41901"/>
        </table:table-row>
        <table:table-row table:style-name="ro1">
          <table:table-cell table:style-name="ce1" office:value-type="float" office:value="2910602"/>
          <table:table-cell table:style-name="ce1" office:value-type="string">
            <text:p>Esplanada (BA)</text:p>
          </table:table-cell>
          <table:table-cell table:style-name="ce1" office:value-type="float" office:value="37578"/>
        </table:table-row>
        <table:table-row table:style-name="ro1">
          <table:table-cell table:style-name="ce1" office:value-type="float" office:value="2910701"/>
          <table:table-cell table:style-name="ce1" office:value-type="string">
            <text:p>Euclides da Cunha (BA)</text:p>
          </table:table-cell>
          <table:table-cell table:style-name="ce1" office:value-type="float" office:value="60858"/>
        </table:table-row>
        <table:table-row table:style-name="ro1">
          <table:table-cell table:style-name="ce1" office:value-type="float" office:value="2910727"/>
          <table:table-cell table:style-name="ce1" office:value-type="string">
            <text:p>Eunápolis (BA)</text:p>
          </table:table-cell>
          <table:table-cell table:style-name="ce1" office:value-type="float" office:value="114396"/>
        </table:table-row>
        <table:table-row table:style-name="ro1">
          <table:table-cell table:style-name="ce1" office:value-type="float" office:value="2910750"/>
          <table:table-cell table:style-name="ce1" office:value-type="string">
            <text:p>Fátima (BA)</text:p>
          </table:table-cell>
          <table:table-cell table:style-name="ce1" office:value-type="float" office:value="17845"/>
        </table:table-row>
        <table:table-row table:style-name="ro1">
          <table:table-cell table:style-name="ce1" office:value-type="float" office:value="2910776"/>
          <table:table-cell table:style-name="ce1" office:value-type="string">
            <text:p>Feira da Mata (BA)</text:p>
          </table:table-cell>
          <table:table-cell table:style-name="ce1" office:value-type="float" office:value="5661"/>
        </table:table-row>
        <table:table-row table:style-name="ro1">
          <table:table-cell table:style-name="ce1" office:value-type="float" office:value="2910800"/>
          <table:table-cell table:style-name="ce1" office:value-type="string">
            <text:p>Feira de Santana (BA)</text:p>
          </table:table-cell>
          <table:table-cell table:style-name="ce1" office:value-type="float" office:value="619609"/>
        </table:table-row>
        <table:table-row table:style-name="ro1">
          <table:table-cell table:style-name="ce1" office:value-type="float" office:value="2910859"/>
          <table:table-cell table:style-name="ce1" office:value-type="string">
            <text:p>Filadélfia (BA)</text:p>
          </table:table-cell>
          <table:table-cell table:style-name="ce1" office:value-type="float" office:value="16345"/>
        </table:table-row>
        <table:table-row table:style-name="ro1">
          <table:table-cell table:style-name="ce1" office:value-type="float" office:value="2910909"/>
          <table:table-cell table:style-name="ce1" office:value-type="string">
            <text:p>Firmino Alves (BA)</text:p>
          </table:table-cell>
          <table:table-cell table:style-name="ce1" office:value-type="float" office:value="5629"/>
        </table:table-row>
        <table:table-row table:style-name="ro1">
          <table:table-cell table:style-name="ce1" office:value-type="float" office:value="2911006"/>
          <table:table-cell table:style-name="ce1" office:value-type="string">
            <text:p>Floresta Azul (BA)</text:p>
          </table:table-cell>
          <table:table-cell table:style-name="ce1" office:value-type="float" office:value="10575"/>
        </table:table-row>
        <table:table-row table:style-name="ro1">
          <table:table-cell table:style-name="ce1" office:value-type="float" office:value="2911105"/>
          <table:table-cell table:style-name="ce1" office:value-type="string">
            <text:p>Formosa do Rio Preto (BA)</text:p>
          </table:table-cell>
          <table:table-cell table:style-name="ce1" office:value-type="float" office:value="25857"/>
        </table:table-row>
        <table:table-row table:style-name="ro1">
          <table:table-cell table:style-name="ce1" office:value-type="float" office:value="2911204"/>
          <table:table-cell table:style-name="ce1" office:value-type="string">
            <text:p>Gandu (BA)</text:p>
          </table:table-cell>
          <table:table-cell table:style-name="ce1" office:value-type="float" office:value="32596"/>
        </table:table-row>
        <table:table-row table:style-name="ro1">
          <table:table-cell table:style-name="ce1" office:value-type="float" office:value="2911253"/>
          <table:table-cell table:style-name="ce1" office:value-type="string">
            <text:p>Gavião (BA)</text:p>
          </table:table-cell>
          <table:table-cell table:style-name="ce1" office:value-type="float" office:value="4440"/>
        </table:table-row>
        <table:table-row table:style-name="ro1">
          <table:table-cell table:style-name="ce1" office:value-type="float" office:value="2911303"/>
          <table:table-cell table:style-name="ce1" office:value-type="string">
            <text:p>Gentio do Ouro (BA)</text:p>
          </table:table-cell>
          <table:table-cell table:style-name="ce1" office:value-type="float" office:value="11259"/>
        </table:table-row>
        <table:table-row table:style-name="ro1">
          <table:table-cell table:style-name="ce1" office:value-type="float" office:value="2911402"/>
          <table:table-cell table:style-name="ce1" office:value-type="string">
            <text:p>Glória (BA)</text:p>
          </table:table-cell>
          <table:table-cell table:style-name="ce1" office:value-type="float" office:value="15234"/>
        </table:table-row>
        <table:table-row table:style-name="ro1">
          <table:table-cell table:style-name="ce1" office:value-type="float" office:value="2911501"/>
          <table:table-cell table:style-name="ce1" office:value-type="string">
            <text:p>Gongogi (BA)</text:p>
          </table:table-cell>
          <table:table-cell table:style-name="ce1" office:value-type="float" office:value="6985"/>
        </table:table-row>
        <table:table-row table:style-name="ro1">
          <table:table-cell table:style-name="ce1" office:value-type="float" office:value="2911600"/>
          <table:table-cell table:style-name="ce1" office:value-type="string">
            <text:p>Governador Mangabeira (BA)</text:p>
          </table:table-cell>
          <table:table-cell table:style-name="ce1" office:value-type="float" office:value="20762"/>
        </table:table-row>
        <table:table-row table:style-name="ro1">
          <table:table-cell table:style-name="ce1" office:value-type="float" office:value="2911659"/>
          <table:table-cell table:style-name="ce1" office:value-type="string">
            <text:p>Guajeru (BA)</text:p>
          </table:table-cell>
          <table:table-cell table:style-name="ce1" office:value-type="float" office:value="6646"/>
        </table:table-row>
        <table:table-row table:style-name="ro1">
          <table:table-cell table:style-name="ce1" office:value-type="float" office:value="2911709"/>
          <table:table-cell table:style-name="ce1" office:value-type="string">
            <text:p>Guanambi (BA)</text:p>
          </table:table-cell>
          <table:table-cell table:style-name="ce1" office:value-type="float" office:value="84928"/>
        </table:table-row>
        <table:table-row table:style-name="ro1">
          <table:table-cell table:style-name="ce1" office:value-type="float" office:value="2911808"/>
          <table:table-cell table:style-name="ce1" office:value-type="string">
            <text:p>Guaratinga (BA)</text:p>
          </table:table-cell>
          <table:table-cell table:style-name="ce1" office:value-type="float" office:value="20700"/>
        </table:table-row>
        <table:table-row table:style-name="ro1">
          <table:table-cell table:style-name="ce1" office:value-type="float" office:value="2911857"/>
          <table:table-cell table:style-name="ce1" office:value-type="string">
            <text:p>Heliópolis (BA)</text:p>
          </table:table-cell>
          <table:table-cell table:style-name="ce1" office:value-type="float" office:value="12987"/>
        </table:table-row>
        <table:table-row table:style-name="ro1">
          <table:table-cell table:style-name="ce1" office:value-type="float" office:value="2911907"/>
          <table:table-cell table:style-name="ce1" office:value-type="string">
            <text:p>Iaçu (BA)</text:p>
          </table:table-cell>
          <table:table-cell table:style-name="ce1" office:value-type="float" office:value="24121"/>
        </table:table-row>
        <table:table-row table:style-name="ro1">
          <table:table-cell table:style-name="ce1" office:value-type="float" office:value="2912004"/>
          <table:table-cell table:style-name="ce1" office:value-type="string">
            <text:p>Ibiassucê (BA)</text:p>
          </table:table-cell>
          <table:table-cell table:style-name="ce1" office:value-type="float" office:value="9031"/>
        </table:table-row>
        <table:table-row table:style-name="ro1">
          <table:table-cell table:style-name="ce1" office:value-type="float" office:value="2912103"/>
          <table:table-cell table:style-name="ce1" office:value-type="string">
            <text:p>Ibicaraí (BA)</text:p>
          </table:table-cell>
          <table:table-cell table:style-name="ce1" office:value-type="float" office:value="21378"/>
        </table:table-row>
        <table:table-row table:style-name="ro1">
          <table:table-cell table:style-name="ce1" office:value-type="float" office:value="2912202"/>
          <table:table-cell table:style-name="ce1" office:value-type="string">
            <text:p>Ibicoara (BA)</text:p>
          </table:table-cell>
          <table:table-cell table:style-name="ce1" office:value-type="float" office:value="19786"/>
        </table:table-row>
        <table:table-row table:style-name="ro1">
          <table:table-cell table:style-name="ce1" office:value-type="float" office:value="2912301"/>
          <table:table-cell table:style-name="ce1" office:value-type="string">
            <text:p>Ibicuí (BA)</text:p>
          </table:table-cell>
          <table:table-cell table:style-name="ce1" office:value-type="float" office:value="16230"/>
        </table:table-row>
        <table:table-row table:style-name="ro1">
          <table:table-cell table:style-name="ce1" office:value-type="float" office:value="2912400"/>
          <table:table-cell table:style-name="ce1" office:value-type="string">
            <text:p>Ibipeba (BA)</text:p>
          </table:table-cell>
          <table:table-cell table:style-name="ce1" office:value-type="float" office:value="18319"/>
        </table:table-row>
        <table:table-row table:style-name="ro1">
          <table:table-cell table:style-name="ce1" office:value-type="float" office:value="2912509"/>
          <table:table-cell table:style-name="ce1" office:value-type="string">
            <text:p>Ibipitanga (BA)</text:p>
          </table:table-cell>
          <table:table-cell table:style-name="ce1" office:value-type="float" office:value="14947"/>
        </table:table-row>
        <table:table-row table:style-name="ro1">
          <table:table-cell table:style-name="ce1" office:value-type="float" office:value="2912608"/>
          <table:table-cell table:style-name="ce1" office:value-type="string">
            <text:p>Ibiquera (BA)</text:p>
          </table:table-cell>
          <table:table-cell table:style-name="ce1" office:value-type="float" office:value="4046"/>
        </table:table-row>
        <table:table-row table:style-name="ro1">
          <table:table-cell table:style-name="ce1" office:value-type="float" office:value="2912707"/>
          <table:table-cell table:style-name="ce1" office:value-type="string">
            <text:p>Ibirapitanga (BA)</text:p>
          </table:table-cell>
          <table:table-cell table:style-name="ce1" office:value-type="float" office:value="23404"/>
        </table:table-row>
        <table:table-row table:style-name="ro1">
          <table:table-cell table:style-name="ce1" office:value-type="float" office:value="2912806"/>
          <table:table-cell table:style-name="ce1" office:value-type="string">
            <text:p>Ibirapuã (BA)</text:p>
          </table:table-cell>
          <table:table-cell table:style-name="ce1" office:value-type="float" office:value="8690"/>
        </table:table-row>
        <table:table-row table:style-name="ro1">
          <table:table-cell table:style-name="ce1" office:value-type="float" office:value="2912905"/>
          <table:table-cell table:style-name="ce1" office:value-type="string">
            <text:p>Ibirataia (BA)</text:p>
          </table:table-cell>
          <table:table-cell table:style-name="ce1" office:value-type="float" office:value="14882"/>
        </table:table-row>
        <table:table-row table:style-name="ro1">
          <table:table-cell table:style-name="ce1" office:value-type="float" office:value="2913002"/>
          <table:table-cell table:style-name="ce1" office:value-type="string">
            <text:p>Ibitiara (BA)</text:p>
          </table:table-cell>
          <table:table-cell table:style-name="ce1" office:value-type="float" office:value="16403"/>
        </table:table-row>
        <table:table-row table:style-name="ro1">
          <table:table-cell table:style-name="ce1" office:value-type="float" office:value="2913101"/>
          <table:table-cell table:style-name="ce1" office:value-type="string">
            <text:p>Ibititá (BA)</text:p>
          </table:table-cell>
          <table:table-cell table:style-name="ce1" office:value-type="float" office:value="17080"/>
        </table:table-row>
        <table:table-row table:style-name="ro1">
          <table:table-cell table:style-name="ce1" office:value-type="float" office:value="2913200"/>
          <table:table-cell table:style-name="ce1" office:value-type="string">
            <text:p>Ibotirama (BA)</text:p>
          </table:table-cell>
          <table:table-cell table:style-name="ce1" office:value-type="float" office:value="27003"/>
        </table:table-row>
        <table:table-row table:style-name="ro1">
          <table:table-cell table:style-name="ce1" office:value-type="float" office:value="2913309"/>
          <table:table-cell table:style-name="ce1" office:value-type="string">
            <text:p>Ichu (BA)</text:p>
          </table:table-cell>
          <table:table-cell table:style-name="ce1" office:value-type="float" office:value="6220"/>
        </table:table-row>
        <table:table-row table:style-name="ro1">
          <table:table-cell table:style-name="ce1" office:value-type="float" office:value="2913408"/>
          <table:table-cell table:style-name="ce1" office:value-type="string">
            <text:p>Igaporã (BA)</text:p>
          </table:table-cell>
          <table:table-cell table:style-name="ce1" office:value-type="float" office:value="15650"/>
        </table:table-row>
        <table:table-row table:style-name="ro1">
          <table:table-cell table:style-name="ce1" office:value-type="float" office:value="2913457"/>
          <table:table-cell table:style-name="ce1" office:value-type="string">
            <text:p>Igrapiúna (BA)</text:p>
          </table:table-cell>
          <table:table-cell table:style-name="ce1" office:value-type="float" office:value="13091"/>
        </table:table-row>
        <table:table-row table:style-name="ro1">
          <table:table-cell table:style-name="ce1" office:value-type="float" office:value="2913507"/>
          <table:table-cell table:style-name="ce1" office:value-type="string">
            <text:p>Iguaí (BA)</text:p>
          </table:table-cell>
          <table:table-cell table:style-name="ce1" office:value-type="float" office:value="26963"/>
        </table:table-row>
        <table:table-row table:style-name="ro1">
          <table:table-cell table:style-name="ce1" office:value-type="float" office:value="2913606"/>
          <table:table-cell table:style-name="ce1" office:value-type="string">
            <text:p>Ilhéus (BA)</text:p>
          </table:table-cell>
          <table:table-cell table:style-name="ce1" office:value-type="float" office:value="159923"/>
        </table:table-row>
        <table:table-row table:style-name="ro1">
          <table:table-cell table:style-name="ce1" office:value-type="float" office:value="2913705"/>
          <table:table-cell table:style-name="ce1" office:value-type="string">
            <text:p>Inhambupe (BA)</text:p>
          </table:table-cell>
          <table:table-cell table:style-name="ce1" office:value-type="float" office:value="40333"/>
        </table:table-row>
        <table:table-row table:style-name="ro1">
          <table:table-cell table:style-name="ce1" office:value-type="float" office:value="2913804"/>
          <table:table-cell table:style-name="ce1" office:value-type="string">
            <text:p>Ipecaetá (BA)</text:p>
          </table:table-cell>
          <table:table-cell table:style-name="ce1" office:value-type="float" office:value="14354"/>
        </table:table-row>
        <table:table-row table:style-name="ro1">
          <table:table-cell table:style-name="ce1" office:value-type="float" office:value="2913903"/>
          <table:table-cell table:style-name="ce1" office:value-type="string">
            <text:p>Ipiaú (BA)</text:p>
          </table:table-cell>
          <table:table-cell table:style-name="ce1" office:value-type="float" office:value="45922"/>
        </table:table-row>
        <table:table-row table:style-name="ro1">
          <table:table-cell table:style-name="ce1" office:value-type="float" office:value="2914000"/>
          <table:table-cell table:style-name="ce1" office:value-type="string">
            <text:p>Ipirá (BA)</text:p>
          </table:table-cell>
          <table:table-cell table:style-name="ce1" office:value-type="float" office:value="59435"/>
        </table:table-row>
        <table:table-row table:style-name="ro1">
          <table:table-cell table:style-name="ce1" office:value-type="float" office:value="2914109"/>
          <table:table-cell table:style-name="ce1" office:value-type="string">
            <text:p>Ipupiara (BA)</text:p>
          </table:table-cell>
          <table:table-cell table:style-name="ce1" office:value-type="float" office:value="9911"/>
        </table:table-row>
        <table:table-row table:style-name="ro1">
          <table:table-cell table:style-name="ce1" office:value-type="float" office:value="2914208"/>
          <table:table-cell table:style-name="ce1" office:value-type="string">
            <text:p>Irajuba (BA)</text:p>
          </table:table-cell>
          <table:table-cell table:style-name="ce1" office:value-type="float" office:value="7279"/>
        </table:table-row>
        <table:table-row table:style-name="ro1">
          <table:table-cell table:style-name="ce1" office:value-type="float" office:value="2914307"/>
          <table:table-cell table:style-name="ce1" office:value-type="string">
            <text:p>Iramaia (BA)</text:p>
          </table:table-cell>
          <table:table-cell table:style-name="ce1" office:value-type="float" office:value="8197"/>
        </table:table-row>
        <table:table-row table:style-name="ro1">
          <table:table-cell table:style-name="ce1" office:value-type="float" office:value="2914406"/>
          <table:table-cell table:style-name="ce1" office:value-type="string">
            <text:p>Iraquara (BA)</text:p>
          </table:table-cell>
          <table:table-cell table:style-name="ce1" office:value-type="float" office:value="25478"/>
        </table:table-row>
        <table:table-row table:style-name="ro1">
          <table:table-cell table:style-name="ce1" office:value-type="float" office:value="2914505"/>
          <table:table-cell table:style-name="ce1" office:value-type="string">
            <text:p>Irará (BA)</text:p>
          </table:table-cell>
          <table:table-cell table:style-name="ce1" office:value-type="float" office:value="29173"/>
        </table:table-row>
        <table:table-row table:style-name="ro1">
          <table:table-cell table:style-name="ce1" office:value-type="float" office:value="2914604"/>
          <table:table-cell table:style-name="ce1" office:value-type="string">
            <text:p>Irecê (BA)</text:p>
          </table:table-cell>
          <table:table-cell table:style-name="ce1" office:value-type="float" office:value="73524"/>
        </table:table-row>
        <table:table-row table:style-name="ro1">
          <table:table-cell table:style-name="ce1" office:value-type="float" office:value="2914653"/>
          <table:table-cell table:style-name="ce1" office:value-type="string">
            <text:p>Itabela (BA)</text:p>
          </table:table-cell>
          <table:table-cell table:style-name="ce1" office:value-type="float" office:value="30747"/>
        </table:table-row>
        <table:table-row table:style-name="ro1">
          <table:table-cell table:style-name="ce1" office:value-type="float" office:value="2914703"/>
          <table:table-cell table:style-name="ce1" office:value-type="string">
            <text:p>Itaberaba (BA)</text:p>
          </table:table-cell>
          <table:table-cell table:style-name="ce1" office:value-type="float" office:value="64646"/>
        </table:table-row>
        <table:table-row table:style-name="ro1">
          <table:table-cell table:style-name="ce1" office:value-type="float" office:value="2914802"/>
          <table:table-cell table:style-name="ce1" office:value-type="string">
            <text:p>Itabuna (BA)</text:p>
          </table:table-cell>
          <table:table-cell table:style-name="ce1" office:value-type="float" office:value="213685"/>
        </table:table-row>
        <table:table-row table:style-name="ro1">
          <table:table-cell table:style-name="ce1" office:value-type="float" office:value="2914901"/>
          <table:table-cell table:style-name="ce1" office:value-type="string">
            <text:p>Itacaré (BA)</text:p>
          </table:table-cell>
          <table:table-cell table:style-name="ce1" office:value-type="float" office:value="28684"/>
        </table:table-row>
        <table:table-row table:style-name="ro1">
          <table:table-cell table:style-name="ce1" office:value-type="float" office:value="2915007"/>
          <table:table-cell table:style-name="ce1" office:value-type="string">
            <text:p>Itaeté (BA)</text:p>
          </table:table-cell>
          <table:table-cell table:style-name="ce1" office:value-type="float" office:value="16110"/>
        </table:table-row>
        <table:table-row table:style-name="ro1">
          <table:table-cell table:style-name="ce1" office:value-type="float" office:value="2915106"/>
          <table:table-cell table:style-name="ce1" office:value-type="string">
            <text:p>Itagi (BA)</text:p>
          </table:table-cell>
          <table:table-cell table:style-name="ce1" office:value-type="float" office:value="12242"/>
        </table:table-row>
        <table:table-row table:style-name="ro1">
          <table:table-cell table:style-name="ce1" office:value-type="float" office:value="2915205"/>
          <table:table-cell table:style-name="ce1" office:value-type="string">
            <text:p>Itagibá (BA)</text:p>
          </table:table-cell>
          <table:table-cell table:style-name="ce1" office:value-type="float" office:value="14452"/>
        </table:table-row>
        <table:table-row table:style-name="ro1">
          <table:table-cell table:style-name="ce1" office:value-type="float" office:value="2915304"/>
          <table:table-cell table:style-name="ce1" office:value-type="string">
            <text:p>Itagimirim (BA)</text:p>
          </table:table-cell>
          <table:table-cell table:style-name="ce1" office:value-type="float" office:value="6825"/>
        </table:table-row>
        <table:table-row table:style-name="ro1">
          <table:table-cell table:style-name="ce1" office:value-type="float" office:value="2915353"/>
          <table:table-cell table:style-name="ce1" office:value-type="string">
            <text:p>Itaguaçu da Bahia (BA)</text:p>
          </table:table-cell>
          <table:table-cell table:style-name="ce1" office:value-type="float" office:value="14542"/>
        </table:table-row>
        <table:table-row table:style-name="ro1">
          <table:table-cell table:style-name="ce1" office:value-type="float" office:value="2915403"/>
          <table:table-cell table:style-name="ce1" office:value-type="string">
            <text:p>Itaju do Colônia (BA)</text:p>
          </table:table-cell>
          <table:table-cell table:style-name="ce1" office:value-type="float" office:value="6596"/>
        </table:table-row>
        <table:table-row table:style-name="ro1">
          <table:table-cell table:style-name="ce1" office:value-type="float" office:value="2915502"/>
          <table:table-cell table:style-name="ce1" office:value-type="string">
            <text:p>Itajuípe (BA)</text:p>
          </table:table-cell>
          <table:table-cell table:style-name="ce1" office:value-type="float" office:value="20398"/>
        </table:table-row>
        <table:table-row table:style-name="ro1">
          <table:table-cell table:style-name="ce1" office:value-type="float" office:value="2915601"/>
          <table:table-cell table:style-name="ce1" office:value-type="string">
            <text:p>Itamaraju (BA)</text:p>
          </table:table-cell>
          <table:table-cell table:style-name="ce1" office:value-type="float" office:value="64455"/>
        </table:table-row>
        <table:table-row table:style-name="ro1">
          <table:table-cell table:style-name="ce1" office:value-type="float" office:value="2915700"/>
          <table:table-cell table:style-name="ce1" office:value-type="string">
            <text:p>Itamari (BA)</text:p>
          </table:table-cell>
          <table:table-cell table:style-name="ce1" office:value-type="float" office:value="8003"/>
        </table:table-row>
        <table:table-row table:style-name="ro1">
          <table:table-cell table:style-name="ce1" office:value-type="float" office:value="2915809"/>
          <table:table-cell table:style-name="ce1" office:value-type="string">
            <text:p>Itambé (BA)</text:p>
          </table:table-cell>
          <table:table-cell table:style-name="ce1" office:value-type="float" office:value="22754"/>
        </table:table-row>
        <table:table-row table:style-name="ro1">
          <table:table-cell table:style-name="ce1" office:value-type="float" office:value="2915908"/>
          <table:table-cell table:style-name="ce1" office:value-type="string">
            <text:p>Itanagra (BA)</text:p>
          </table:table-cell>
          <table:table-cell table:style-name="ce1" office:value-type="float" office:value="6436"/>
        </table:table-row>
        <table:table-row table:style-name="ro1">
          <table:table-cell table:style-name="ce1" office:value-type="float" office:value="2916005"/>
          <table:table-cell table:style-name="ce1" office:value-type="string">
            <text:p>Itanhém (BA)</text:p>
          </table:table-cell>
          <table:table-cell table:style-name="ce1" office:value-type="float" office:value="19316"/>
        </table:table-row>
        <table:table-row table:style-name="ro1">
          <table:table-cell table:style-name="ce1" office:value-type="float" office:value="2916104"/>
          <table:table-cell table:style-name="ce1" office:value-type="string">
            <text:p>Itaparica (BA)</text:p>
          </table:table-cell>
          <table:table-cell table:style-name="ce1" office:value-type="float" office:value="22337"/>
        </table:table-row>
        <table:table-row table:style-name="ro1">
          <table:table-cell table:style-name="ce1" office:value-type="float" office:value="2916203"/>
          <table:table-cell table:style-name="ce1" office:value-type="string">
            <text:p>Itapé (BA)</text:p>
          </table:table-cell>
          <table:table-cell table:style-name="ce1" office:value-type="float" office:value="8526"/>
        </table:table-row>
        <table:table-row table:style-name="ro1">
          <table:table-cell table:style-name="ce1" office:value-type="float" office:value="2916302"/>
          <table:table-cell table:style-name="ce1" office:value-type="string">
            <text:p>Itapebi (BA)</text:p>
          </table:table-cell>
          <table:table-cell table:style-name="ce1" office:value-type="float" office:value="10215"/>
        </table:table-row>
        <table:table-row table:style-name="ro1">
          <table:table-cell table:style-name="ce1" office:value-type="float" office:value="2916401"/>
          <table:table-cell table:style-name="ce1" office:value-type="string">
            <text:p>Itapetinga (BA)</text:p>
          </table:table-cell>
          <table:table-cell table:style-name="ce1" office:value-type="float" office:value="76795"/>
        </table:table-row>
        <table:table-row table:style-name="ro1">
          <table:table-cell table:style-name="ce1" office:value-type="float" office:value="2916500"/>
          <table:table-cell table:style-name="ce1" office:value-type="string">
            <text:p>Itapicuru (BA)</text:p>
          </table:table-cell>
          <table:table-cell table:style-name="ce1" office:value-type="float" office:value="35883"/>
        </table:table-row>
        <table:table-row table:style-name="ro1">
          <table:table-cell table:style-name="ce1" office:value-type="float" office:value="2916609"/>
          <table:table-cell table:style-name="ce1" office:value-type="string">
            <text:p>Itapitanga (BA)</text:p>
          </table:table-cell>
          <table:table-cell table:style-name="ce1" office:value-type="float" office:value="10298"/>
        </table:table-row>
        <table:table-row table:style-name="ro1">
          <table:table-cell table:style-name="ce1" office:value-type="float" office:value="2916708"/>
          <table:table-cell table:style-name="ce1" office:value-type="string">
            <text:p>Itaquara (BA)</text:p>
          </table:table-cell>
          <table:table-cell table:style-name="ce1" office:value-type="float" office:value="8347"/>
        </table:table-row>
        <table:table-row table:style-name="ro1">
          <table:table-cell table:style-name="ce1" office:value-type="float" office:value="2916807"/>
          <table:table-cell table:style-name="ce1" office:value-type="string">
            <text:p>Itarantim (BA)</text:p>
          </table:table-cell>
          <table:table-cell table:style-name="ce1" office:value-type="float" office:value="19843"/>
        </table:table-row>
        <table:table-row table:style-name="ro1">
          <table:table-cell table:style-name="ce1" office:value-type="float" office:value="2916856"/>
          <table:table-cell table:style-name="ce1" office:value-type="string">
            <text:p>Itatim (BA)</text:p>
          </table:table-cell>
          <table:table-cell table:style-name="ce1" office:value-type="float" office:value="14539"/>
        </table:table-row>
        <table:table-row table:style-name="ro1">
          <table:table-cell table:style-name="ce1" office:value-type="float" office:value="2916906"/>
          <table:table-cell table:style-name="ce1" office:value-type="string">
            <text:p>Itiruçu (BA)</text:p>
          </table:table-cell>
          <table:table-cell table:style-name="ce1" office:value-type="float" office:value="12528"/>
        </table:table-row>
        <table:table-row table:style-name="ro1">
          <table:table-cell table:style-name="ce1" office:value-type="float" office:value="2917003"/>
          <table:table-cell table:style-name="ce1" office:value-type="string">
            <text:p>Itiúba (BA)</text:p>
          </table:table-cell>
          <table:table-cell table:style-name="ce1" office:value-type="float" office:value="36116"/>
        </table:table-row>
        <table:table-row table:style-name="ro1">
          <table:table-cell table:style-name="ce1" office:value-type="float" office:value="2917102"/>
          <table:table-cell table:style-name="ce1" office:value-type="string">
            <text:p>Itororó (BA)</text:p>
          </table:table-cell>
          <table:table-cell table:style-name="ce1" office:value-type="float" office:value="20388"/>
        </table:table-row>
        <table:table-row table:style-name="ro1">
          <table:table-cell table:style-name="ce1" office:value-type="float" office:value="2917201"/>
          <table:table-cell table:style-name="ce1" office:value-type="string">
            <text:p>Ituaçu (BA)</text:p>
          </table:table-cell>
          <table:table-cell table:style-name="ce1" office:value-type="float" office:value="19030"/>
        </table:table-row>
        <table:table-row table:style-name="ro1">
          <table:table-cell table:style-name="ce1" office:value-type="float" office:value="2917300"/>
          <table:table-cell table:style-name="ce1" office:value-type="string">
            <text:p>Ituberá (BA)</text:p>
          </table:table-cell>
          <table:table-cell table:style-name="ce1" office:value-type="float" office:value="28740"/>
        </table:table-row>
        <table:table-row table:style-name="ro1">
          <table:table-cell table:style-name="ce1" office:value-type="float" office:value="2917334"/>
          <table:table-cell table:style-name="ce1" office:value-type="string">
            <text:p>Iuiu (BA)</text:p>
          </table:table-cell>
          <table:table-cell table:style-name="ce1" office:value-type="float" office:value="11016"/>
        </table:table-row>
        <table:table-row table:style-name="ro1">
          <table:table-cell table:style-name="ce1" office:value-type="float" office:value="2917359"/>
          <table:table-cell table:style-name="ce1" office:value-type="string">
            <text:p>Jaborandi (BA)</text:p>
          </table:table-cell>
          <table:table-cell table:style-name="ce1" office:value-type="float" office:value="8277"/>
        </table:table-row>
        <table:table-row table:style-name="ro1">
          <table:table-cell table:style-name="ce1" office:value-type="float" office:value="2917409"/>
          <table:table-cell table:style-name="ce1" office:value-type="string">
            <text:p>Jacaraci (BA)</text:p>
          </table:table-cell>
          <table:table-cell table:style-name="ce1" office:value-type="float" office:value="14850"/>
        </table:table-row>
        <table:table-row table:style-name="ro1">
          <table:table-cell table:style-name="ce1" office:value-type="float" office:value="2917508"/>
          <table:table-cell table:style-name="ce1" office:value-type="string">
            <text:p>Jacobina (BA)</text:p>
          </table:table-cell>
          <table:table-cell table:style-name="ce1" office:value-type="float" office:value="80635"/>
        </table:table-row>
        <table:table-row table:style-name="ro1">
          <table:table-cell table:style-name="ce1" office:value-type="float" office:value="2917607"/>
          <table:table-cell table:style-name="ce1" office:value-type="string">
            <text:p>Jaguaquara (BA)</text:p>
          </table:table-cell>
          <table:table-cell table:style-name="ce1" office:value-type="float" office:value="54673"/>
        </table:table-row>
        <table:table-row table:style-name="ro1">
          <table:table-cell table:style-name="ce1" office:value-type="float" office:value="2917706"/>
          <table:table-cell table:style-name="ce1" office:value-type="string">
            <text:p>Jaguarari (BA)</text:p>
          </table:table-cell>
          <table:table-cell table:style-name="ce1" office:value-type="float" office:value="33746"/>
        </table:table-row>
        <table:table-row table:style-name="ro1">
          <table:table-cell table:style-name="ce1" office:value-type="float" office:value="2917805"/>
          <table:table-cell table:style-name="ce1" office:value-type="string">
            <text:p>Jaguaripe (BA)</text:p>
          </table:table-cell>
          <table:table-cell table:style-name="ce1" office:value-type="float" office:value="18981"/>
        </table:table-row>
        <table:table-row table:style-name="ro1">
          <table:table-cell table:style-name="ce1" office:value-type="float" office:value="2917904"/>
          <table:table-cell table:style-name="ce1" office:value-type="string">
            <text:p>Jandaíra (BA)</text:p>
          </table:table-cell>
          <table:table-cell table:style-name="ce1" office:value-type="float" office:value="10726"/>
        </table:table-row>
        <table:table-row table:style-name="ro1">
          <table:table-cell table:style-name="ce1" office:value-type="float" office:value="2918001"/>
          <table:table-cell table:style-name="ce1" office:value-type="string">
            <text:p>Jequié (BA)</text:p>
          </table:table-cell>
          <table:table-cell table:style-name="ce1" office:value-type="float" office:value="156126"/>
        </table:table-row>
        <table:table-row table:style-name="ro1">
          <table:table-cell table:style-name="ce1" office:value-type="float" office:value="2918100"/>
          <table:table-cell table:style-name="ce1" office:value-type="string">
            <text:p>Jeremoabo (BA)</text:p>
          </table:table-cell>
          <table:table-cell table:style-name="ce1" office:value-type="float" office:value="40651"/>
        </table:table-row>
        <table:table-row table:style-name="ro1">
          <table:table-cell table:style-name="ce1" office:value-type="float" office:value="2918209"/>
          <table:table-cell table:style-name="ce1" office:value-type="string">
            <text:p>Jiquiriçá (BA)</text:p>
          </table:table-cell>
          <table:table-cell table:style-name="ce1" office:value-type="float" office:value="14557"/>
        </table:table-row>
        <table:table-row table:style-name="ro1">
          <table:table-cell table:style-name="ce1" office:value-type="float" office:value="2918308"/>
          <table:table-cell table:style-name="ce1" office:value-type="string">
            <text:p>Jitaúna (BA)</text:p>
          </table:table-cell>
          <table:table-cell table:style-name="ce1" office:value-type="float" office:value="10808"/>
        </table:table-row>
        <table:table-row table:style-name="ro1">
          <table:table-cell table:style-name="ce1" office:value-type="float" office:value="2918357"/>
          <table:table-cell table:style-name="ce1" office:value-type="string">
            <text:p>João Dourado (BA)</text:p>
          </table:table-cell>
          <table:table-cell table:style-name="ce1" office:value-type="float" office:value="25402"/>
        </table:table-row>
        <table:table-row table:style-name="ro1">
          <table:table-cell table:style-name="ce1" office:value-type="float" office:value="2918407"/>
          <table:table-cell table:style-name="ce1" office:value-type="string">
            <text:p>Juazeiro (BA)</text:p>
          </table:table-cell>
          <table:table-cell table:style-name="ce1" office:value-type="float" office:value="218162"/>
        </table:table-row>
        <table:table-row table:style-name="ro1">
          <table:table-cell table:style-name="ce1" office:value-type="float" office:value="2918456"/>
          <table:table-cell table:style-name="ce1" office:value-type="string">
            <text:p>Jucuruçu (BA)</text:p>
          </table:table-cell>
          <table:table-cell table:style-name="ce1" office:value-type="float" office:value="8988"/>
        </table:table-row>
        <table:table-row table:style-name="ro1">
          <table:table-cell table:style-name="ce1" office:value-type="float" office:value="2918506"/>
          <table:table-cell table:style-name="ce1" office:value-type="string">
            <text:p>Jussara (BA)</text:p>
          </table:table-cell>
          <table:table-cell table:style-name="ce1" office:value-type="float" office:value="15262"/>
        </table:table-row>
        <table:table-row table:style-name="ro1">
          <table:table-cell table:style-name="ce1" office:value-type="float" office:value="2918555"/>
          <table:table-cell table:style-name="ce1" office:value-type="string">
            <text:p>Jussari (BA)</text:p>
          </table:table-cell>
          <table:table-cell table:style-name="ce1" office:value-type="float" office:value="5768"/>
        </table:table-row>
        <table:table-row table:style-name="ro1">
          <table:table-cell table:style-name="ce1" office:value-type="float" office:value="2918605"/>
          <table:table-cell table:style-name="ce1" office:value-type="string">
            <text:p>Jussiape (BA)</text:p>
          </table:table-cell>
          <table:table-cell table:style-name="ce1" office:value-type="float" office:value="5976"/>
        </table:table-row>
        <table:table-row table:style-name="ro1">
          <table:table-cell table:style-name="ce1" office:value-type="float" office:value="2918704"/>
          <table:table-cell table:style-name="ce1" office:value-type="string">
            <text:p>Lafaiete Coutinho (BA)</text:p>
          </table:table-cell>
          <table:table-cell table:style-name="ce1" office:value-type="float" office:value="3693"/>
        </table:table-row>
        <table:table-row table:style-name="ro1">
          <table:table-cell table:style-name="ce1" office:value-type="float" office:value="2918753"/>
          <table:table-cell table:style-name="ce1" office:value-type="string">
            <text:p>Lagoa Real (BA)</text:p>
          </table:table-cell>
          <table:table-cell table:style-name="ce1" office:value-type="float" office:value="15770"/>
        </table:table-row>
        <table:table-row table:style-name="ro1">
          <table:table-cell table:style-name="ce1" office:value-type="float" office:value="2918803"/>
          <table:table-cell table:style-name="ce1" office:value-type="string">
            <text:p>Laje (BA)</text:p>
          </table:table-cell>
          <table:table-cell table:style-name="ce1" office:value-type="float" office:value="24032"/>
        </table:table-row>
        <table:table-row table:style-name="ro1">
          <table:table-cell table:style-name="ce1" office:value-type="float" office:value="2918902"/>
          <table:table-cell table:style-name="ce1" office:value-type="string">
            <text:p>Lajedão (BA)</text:p>
          </table:table-cell>
          <table:table-cell table:style-name="ce1" office:value-type="float" office:value="3975"/>
        </table:table-row>
        <table:table-row table:style-name="ro1">
          <table:table-cell table:style-name="ce1" office:value-type="float" office:value="2919009"/>
          <table:table-cell table:style-name="ce1" office:value-type="string">
            <text:p>Lajedinho (BA)</text:p>
          </table:table-cell>
          <table:table-cell table:style-name="ce1" office:value-type="float" office:value="3758"/>
        </table:table-row>
        <table:table-row table:style-name="ro1">
          <table:table-cell table:style-name="ce1" office:value-type="float" office:value="2919058"/>
          <table:table-cell table:style-name="ce1" office:value-type="string">
            <text:p>Lajedo do Tabocal (BA)</text:p>
          </table:table-cell>
          <table:table-cell table:style-name="ce1" office:value-type="float" office:value="8577"/>
        </table:table-row>
        <table:table-row table:style-name="ro1">
          <table:table-cell table:style-name="ce1" office:value-type="float" office:value="2919108"/>
          <table:table-cell table:style-name="ce1" office:value-type="string">
            <text:p>Lamarão (BA)</text:p>
          </table:table-cell>
          <table:table-cell table:style-name="ce1" office:value-type="float" office:value="8191"/>
        </table:table-row>
        <table:table-row table:style-name="ro1">
          <table:table-cell table:style-name="ce1" office:value-type="float" office:value="2919157"/>
          <table:table-cell table:style-name="ce1" office:value-type="string">
            <text:p>Lapão (BA)</text:p>
          </table:table-cell>
          <table:table-cell table:style-name="ce1" office:value-type="float" office:value="27274"/>
        </table:table-row>
        <table:table-row table:style-name="ro1">
          <table:table-cell table:style-name="ce1" office:value-type="float" office:value="2919207"/>
          <table:table-cell table:style-name="ce1" office:value-type="string">
            <text:p>Lauro de Freitas (BA)</text:p>
          </table:table-cell>
          <table:table-cell table:style-name="ce1" office:value-type="float" office:value="201635"/>
        </table:table-row>
        <table:table-row table:style-name="ro1">
          <table:table-cell table:style-name="ce1" office:value-type="float" office:value="2919306"/>
          <table:table-cell table:style-name="ce1" office:value-type="string">
            <text:p>Lençóis (BA)</text:p>
          </table:table-cell>
          <table:table-cell table:style-name="ce1" office:value-type="float" office:value="11499"/>
        </table:table-row>
        <table:table-row table:style-name="ro1">
          <table:table-cell table:style-name="ce1" office:value-type="float" office:value="2919405"/>
          <table:table-cell table:style-name="ce1" office:value-type="string">
            <text:p>Licínio de Almeida (BA)</text:p>
          </table:table-cell>
          <table:table-cell table:style-name="ce1" office:value-type="float" office:value="12373"/>
        </table:table-row>
        <table:table-row table:style-name="ro1">
          <table:table-cell table:style-name="ce1" office:value-type="float" office:value="2919504"/>
          <table:table-cell table:style-name="ce1" office:value-type="string">
            <text:p>Livramento de Nossa Senhora (BA)</text:p>
          </table:table-cell>
          <table:table-cell table:style-name="ce1" office:value-type="float" office:value="46062"/>
        </table:table-row>
        <table:table-row table:style-name="ro1">
          <table:table-cell table:style-name="ce1" office:value-type="float" office:value="2919553"/>
          <table:table-cell table:style-name="ce1" office:value-type="string">
            <text:p>Luís Eduardo Magalhães (BA)</text:p>
          </table:table-cell>
          <table:table-cell table:style-name="ce1" office:value-type="float" office:value="90162"/>
        </table:table-row>
        <table:table-row table:style-name="ro1">
          <table:table-cell table:style-name="ce1" office:value-type="float" office:value="2919603"/>
          <table:table-cell table:style-name="ce1" office:value-type="string">
            <text:p>Macajuba (BA)</text:p>
          </table:table-cell>
          <table:table-cell table:style-name="ce1" office:value-type="float" office:value="11332"/>
        </table:table-row>
        <table:table-row table:style-name="ro1">
          <table:table-cell table:style-name="ce1" office:value-type="float" office:value="2919702"/>
          <table:table-cell table:style-name="ce1" office:value-type="string">
            <text:p>Macarani (BA)</text:p>
          </table:table-cell>
          <table:table-cell table:style-name="ce1" office:value-type="float" office:value="18909"/>
        </table:table-row>
        <table:table-row table:style-name="ro1">
          <table:table-cell table:style-name="ce1" office:value-type="float" office:value="2919801"/>
          <table:table-cell table:style-name="ce1" office:value-type="string">
            <text:p>Macaúbas (BA)</text:p>
          </table:table-cell>
          <table:table-cell table:style-name="ce1" office:value-type="float" office:value="50161"/>
        </table:table-row>
        <table:table-row table:style-name="ro1">
          <table:table-cell table:style-name="ce1" office:value-type="float" office:value="2919900"/>
          <table:table-cell table:style-name="ce1" office:value-type="string">
            <text:p>Macururé (BA)</text:p>
          </table:table-cell>
          <table:table-cell table:style-name="ce1" office:value-type="float" office:value="7787"/>
        </table:table-row>
        <table:table-row table:style-name="ro1">
          <table:table-cell table:style-name="ce1" office:value-type="float" office:value="2919926"/>
          <table:table-cell table:style-name="ce1" office:value-type="string">
            <text:p>Madre de Deus (BA)</text:p>
          </table:table-cell>
          <table:table-cell table:style-name="ce1" office:value-type="float" office:value="21432"/>
        </table:table-row>
        <table:table-row table:style-name="ro1">
          <table:table-cell table:style-name="ce1" office:value-type="float" office:value="2919959"/>
          <table:table-cell table:style-name="ce1" office:value-type="string">
            <text:p>Maetinga (BA)</text:p>
          </table:table-cell>
          <table:table-cell table:style-name="ce1" office:value-type="float" office:value="2764"/>
        </table:table-row>
        <table:table-row table:style-name="ro1">
          <table:table-cell table:style-name="ce1" office:value-type="float" office:value="2920007"/>
          <table:table-cell table:style-name="ce1" office:value-type="string">
            <text:p>Maiquinique (BA)</text:p>
          </table:table-cell>
          <table:table-cell table:style-name="ce1" office:value-type="float" office:value="10206"/>
        </table:table-row>
        <table:table-row table:style-name="ro1">
          <table:table-cell table:style-name="ce1" office:value-type="float" office:value="2920106"/>
          <table:table-cell table:style-name="ce1" office:value-type="string">
            <text:p>Mairi (BA)</text:p>
          </table:table-cell>
          <table:table-cell table:style-name="ce1" office:value-type="float" office:value="18602"/>
        </table:table-row>
        <table:table-row table:style-name="ro1">
          <table:table-cell table:style-name="ce1" office:value-type="float" office:value="2920205"/>
          <table:table-cell table:style-name="ce1" office:value-type="string">
            <text:p>Malhada (BA)</text:p>
          </table:table-cell>
          <table:table-cell table:style-name="ce1" office:value-type="float" office:value="16861"/>
        </table:table-row>
        <table:table-row table:style-name="ro1">
          <table:table-cell table:style-name="ce1" office:value-type="float" office:value="2920304"/>
          <table:table-cell table:style-name="ce1" office:value-type="string">
            <text:p>Malhada de Pedras (BA)</text:p>
          </table:table-cell>
          <table:table-cell table:style-name="ce1" office:value-type="float" office:value="8359"/>
        </table:table-row>
        <table:table-row table:style-name="ro1">
          <table:table-cell table:style-name="ce1" office:value-type="float" office:value="2920403"/>
          <table:table-cell table:style-name="ce1" office:value-type="string">
            <text:p>Manoel Vitorino (BA)</text:p>
          </table:table-cell>
          <table:table-cell table:style-name="ce1" office:value-type="float" office:value="13087"/>
        </table:table-row>
        <table:table-row table:style-name="ro1">
          <table:table-cell table:style-name="ce1" office:value-type="float" office:value="2920452"/>
          <table:table-cell table:style-name="ce1" office:value-type="string">
            <text:p>Mansidão (BA)</text:p>
          </table:table-cell>
          <table:table-cell table:style-name="ce1" office:value-type="float" office:value="13734"/>
        </table:table-row>
        <table:table-row table:style-name="ro1">
          <table:table-cell table:style-name="ce1" office:value-type="float" office:value="2920502"/>
          <table:table-cell table:style-name="ce1" office:value-type="string">
            <text:p>Maracás (BA)</text:p>
          </table:table-cell>
          <table:table-cell table:style-name="ce1" office:value-type="float" office:value="20393"/>
        </table:table-row>
        <table:table-row table:style-name="ro1">
          <table:table-cell table:style-name="ce1" office:value-type="float" office:value="2920601"/>
          <table:table-cell table:style-name="ce1" office:value-type="string">
            <text:p>Maragogipe (BA)</text:p>
          </table:table-cell>
          <table:table-cell table:style-name="ce1" office:value-type="float" office:value="44793"/>
        </table:table-row>
        <table:table-row table:style-name="ro1">
          <table:table-cell table:style-name="ce1" office:value-type="float" office:value="2920700"/>
          <table:table-cell table:style-name="ce1" office:value-type="string">
            <text:p>Maraú (BA)</text:p>
          </table:table-cell>
          <table:table-cell table:style-name="ce1" office:value-type="float" office:value="20617"/>
        </table:table-row>
        <table:table-row table:style-name="ro1">
          <table:table-cell table:style-name="ce1" office:value-type="float" office:value="2920809"/>
          <table:table-cell table:style-name="ce1" office:value-type="string">
            <text:p>Marcionílio Souza (BA)</text:p>
          </table:table-cell>
          <table:table-cell table:style-name="ce1" office:value-type="float" office:value="10380"/>
        </table:table-row>
        <table:table-row table:style-name="ro1">
          <table:table-cell table:style-name="ce1" office:value-type="float" office:value="2920908"/>
          <table:table-cell table:style-name="ce1" office:value-type="string">
            <text:p>Mascote (BA)</text:p>
          </table:table-cell>
          <table:table-cell table:style-name="ce1" office:value-type="float" office:value="13717"/>
        </table:table-row>
        <table:table-row table:style-name="ro1">
          <table:table-cell table:style-name="ce1" office:value-type="float" office:value="2921005"/>
          <table:table-cell table:style-name="ce1" office:value-type="string">
            <text:p>Mata de São João (BA)</text:p>
          </table:table-cell>
          <table:table-cell table:style-name="ce1" office:value-type="float" office:value="47126"/>
        </table:table-row>
        <table:table-row table:style-name="ro1">
          <table:table-cell table:style-name="ce1" office:value-type="float" office:value="2921054"/>
          <table:table-cell table:style-name="ce1" office:value-type="string">
            <text:p>Matina (BA)</text:p>
          </table:table-cell>
          <table:table-cell table:style-name="ce1" office:value-type="float" office:value="12283"/>
        </table:table-row>
        <table:table-row table:style-name="ro1">
          <table:table-cell table:style-name="ce1" office:value-type="float" office:value="2921104"/>
          <table:table-cell table:style-name="ce1" office:value-type="string">
            <text:p>Medeiros Neto (BA)</text:p>
          </table:table-cell>
          <table:table-cell table:style-name="ce1" office:value-type="float" office:value="22716"/>
        </table:table-row>
        <table:table-row table:style-name="ro1">
          <table:table-cell table:style-name="ce1" office:value-type="float" office:value="2921203"/>
          <table:table-cell table:style-name="ce1" office:value-type="string">
            <text:p>Miguel Calmon (BA)</text:p>
          </table:table-cell>
          <table:table-cell table:style-name="ce1" office:value-type="float" office:value="25894"/>
        </table:table-row>
        <table:table-row table:style-name="ro1">
          <table:table-cell table:style-name="ce1" office:value-type="float" office:value="2921302"/>
          <table:table-cell table:style-name="ce1" office:value-type="string">
            <text:p>Milagres (BA)</text:p>
          </table:table-cell>
          <table:table-cell table:style-name="ce1" office:value-type="float" office:value="10893"/>
        </table:table-row>
        <table:table-row table:style-name="ro1">
          <table:table-cell table:style-name="ce1" office:value-type="float" office:value="2921401"/>
          <table:table-cell table:style-name="ce1" office:value-type="string">
            <text:p>Mirangaba (BA)</text:p>
          </table:table-cell>
          <table:table-cell table:style-name="ce1" office:value-type="float" office:value="18474"/>
        </table:table-row>
        <table:table-row table:style-name="ro1">
          <table:table-cell table:style-name="ce1" office:value-type="float" office:value="2921450"/>
          <table:table-cell table:style-name="ce1" office:value-type="string">
            <text:p>Mirante (BA)</text:p>
          </table:table-cell>
          <table:table-cell table:style-name="ce1" office:value-type="float" office:value="8447"/>
        </table:table-row>
        <table:table-row table:style-name="ro1">
          <table:table-cell table:style-name="ce1" office:value-type="float" office:value="2921500"/>
          <table:table-cell table:style-name="ce1" office:value-type="string">
            <text:p>Monte Santo (BA)</text:p>
          </table:table-cell>
          <table:table-cell table:style-name="ce1" office:value-type="float" office:value="49278"/>
        </table:table-row>
        <table:table-row table:style-name="ro1">
          <table:table-cell table:style-name="ce1" office:value-type="float" office:value="2921609"/>
          <table:table-cell table:style-name="ce1" office:value-type="string">
            <text:p>Morpará (BA)</text:p>
          </table:table-cell>
          <table:table-cell table:style-name="ce1" office:value-type="float" office:value="8497"/>
        </table:table-row>
        <table:table-row table:style-name="ro1">
          <table:table-cell table:style-name="ce1" office:value-type="float" office:value="2921708"/>
          <table:table-cell table:style-name="ce1" office:value-type="string">
            <text:p>Morro do Chapéu (BA)</text:p>
          </table:table-cell>
          <table:table-cell table:style-name="ce1" office:value-type="float" office:value="35440"/>
        </table:table-row>
        <table:table-row table:style-name="ro1">
          <table:table-cell table:style-name="ce1" office:value-type="float" office:value="2921807"/>
          <table:table-cell table:style-name="ce1" office:value-type="string">
            <text:p>Mortugaba (BA)</text:p>
          </table:table-cell>
          <table:table-cell table:style-name="ce1" office:value-type="float" office:value="12052"/>
        </table:table-row>
        <table:table-row table:style-name="ro1">
          <table:table-cell table:style-name="ce1" office:value-type="float" office:value="2921906"/>
          <table:table-cell table:style-name="ce1" office:value-type="string">
            <text:p>Mucugê (BA)</text:p>
          </table:table-cell>
          <table:table-cell table:style-name="ce1" office:value-type="float" office:value="8889"/>
        </table:table-row>
        <table:table-row table:style-name="ro1">
          <table:table-cell table:style-name="ce1" office:value-type="float" office:value="2922003"/>
          <table:table-cell table:style-name="ce1" office:value-type="string">
            <text:p>Mucuri (BA)</text:p>
          </table:table-cell>
          <table:table-cell table:style-name="ce1" office:value-type="float" office:value="42251"/>
        </table:table-row>
        <table:table-row table:style-name="ro1">
          <table:table-cell table:style-name="ce1" office:value-type="float" office:value="2922052"/>
          <table:table-cell table:style-name="ce1" office:value-type="string">
            <text:p>Mulungu do Morro (BA)</text:p>
          </table:table-cell>
          <table:table-cell table:style-name="ce1" office:value-type="float" office:value="10673"/>
        </table:table-row>
        <table:table-row table:style-name="ro1">
          <table:table-cell table:style-name="ce1" office:value-type="float" office:value="2922102"/>
          <table:table-cell table:style-name="ce1" office:value-type="string">
            <text:p>Mundo Novo (BA)</text:p>
          </table:table-cell>
          <table:table-cell table:style-name="ce1" office:value-type="float" office:value="26970"/>
        </table:table-row>
        <table:table-row table:style-name="ro1">
          <table:table-cell table:style-name="ce1" office:value-type="float" office:value="2922201"/>
          <table:table-cell table:style-name="ce1" office:value-type="string">
            <text:p>Muniz Ferreira (BA)</text:p>
          </table:table-cell>
          <table:table-cell table:style-name="ce1" office:value-type="float" office:value="7443"/>
        </table:table-row>
        <table:table-row table:style-name="ro1">
          <table:table-cell table:style-name="ce1" office:value-type="float" office:value="2922250"/>
          <table:table-cell table:style-name="ce1" office:value-type="string">
            <text:p>Muquém do São Francisco (BA)</text:p>
          </table:table-cell>
          <table:table-cell table:style-name="ce1" office:value-type="float" office:value="11417"/>
        </table:table-row>
        <table:table-row table:style-name="ro1">
          <table:table-cell table:style-name="ce1" office:value-type="float" office:value="2922300"/>
          <table:table-cell table:style-name="ce1" office:value-type="string">
            <text:p>Muritiba (BA)</text:p>
          </table:table-cell>
          <table:table-cell table:style-name="ce1" office:value-type="float" office:value="29410"/>
        </table:table-row>
        <table:table-row table:style-name="ro1">
          <table:table-cell table:style-name="ce1" office:value-type="float" office:value="2922409"/>
          <table:table-cell table:style-name="ce1" office:value-type="string">
            <text:p>Mutuípe (BA)</text:p>
          </table:table-cell>
          <table:table-cell table:style-name="ce1" office:value-type="float" office:value="22282"/>
        </table:table-row>
        <table:table-row table:style-name="ro1">
          <table:table-cell table:style-name="ce1" office:value-type="float" office:value="2922508"/>
          <table:table-cell table:style-name="ce1" office:value-type="string">
            <text:p>Nazaré (BA)</text:p>
          </table:table-cell>
          <table:table-cell table:style-name="ce1" office:value-type="float" office:value="28594"/>
        </table:table-row>
        <table:table-row table:style-name="ro1">
          <table:table-cell table:style-name="ce1" office:value-type="float" office:value="2922607"/>
          <table:table-cell table:style-name="ce1" office:value-type="string">
            <text:p>Nilo Peçanha (BA)</text:p>
          </table:table-cell>
          <table:table-cell table:style-name="ce1" office:value-type="float" office:value="14079"/>
        </table:table-row>
        <table:table-row table:style-name="ro1">
          <table:table-cell table:style-name="ce1" office:value-type="float" office:value="2922656"/>
          <table:table-cell table:style-name="ce1" office:value-type="string">
            <text:p>Nordestina (BA)</text:p>
          </table:table-cell>
          <table:table-cell table:style-name="ce1" office:value-type="float" office:value="13164"/>
        </table:table-row>
        <table:table-row table:style-name="ro1">
          <table:table-cell table:style-name="ce1" office:value-type="float" office:value="2922706"/>
          <table:table-cell table:style-name="ce1" office:value-type="string">
            <text:p>Nova Canaã (BA)</text:p>
          </table:table-cell>
          <table:table-cell table:style-name="ce1" office:value-type="float" office:value="16472"/>
        </table:table-row>
        <table:table-row table:style-name="ro1">
          <table:table-cell table:style-name="ce1" office:value-type="float" office:value="2922730"/>
          <table:table-cell table:style-name="ce1" office:value-type="string">
            <text:p>Nova Fátima (BA)</text:p>
          </table:table-cell>
          <table:table-cell table:style-name="ce1" office:value-type="float" office:value="7821"/>
        </table:table-row>
        <table:table-row table:style-name="ro1">
          <table:table-cell table:style-name="ce1" office:value-type="float" office:value="2922755"/>
          <table:table-cell table:style-name="ce1" office:value-type="string">
            <text:p>Nova Ibiá (BA)</text:p>
          </table:table-cell>
          <table:table-cell table:style-name="ce1" office:value-type="float" office:value="6554"/>
        </table:table-row>
        <table:table-row table:style-name="ro1">
          <table:table-cell table:style-name="ce1" office:value-type="float" office:value="2922805"/>
          <table:table-cell table:style-name="ce1" office:value-type="string">
            <text:p>Nova Itarana (BA)</text:p>
          </table:table-cell>
          <table:table-cell table:style-name="ce1" office:value-type="float" office:value="8279"/>
        </table:table-row>
        <table:table-row table:style-name="ro1">
          <table:table-cell table:style-name="ce1" office:value-type="float" office:value="2922854"/>
          <table:table-cell table:style-name="ce1" office:value-type="string">
            <text:p>Nova Redenção (BA)</text:p>
          </table:table-cell>
          <table:table-cell table:style-name="ce1" office:value-type="float" office:value="9123"/>
        </table:table-row>
        <table:table-row table:style-name="ro1">
          <table:table-cell table:style-name="ce1" office:value-type="float" office:value="2922904"/>
          <table:table-cell table:style-name="ce1" office:value-type="string">
            <text:p>Nova Soure (BA)</text:p>
          </table:table-cell>
          <table:table-cell table:style-name="ce1" office:value-type="float" office:value="26998"/>
        </table:table-row>
        <table:table-row table:style-name="ro1">
          <table:table-cell table:style-name="ce1" office:value-type="float" office:value="2923001"/>
          <table:table-cell table:style-name="ce1" office:value-type="string">
            <text:p>Nova Viçosa (BA)</text:p>
          </table:table-cell>
          <table:table-cell table:style-name="ce1" office:value-type="float" office:value="43783"/>
        </table:table-row>
        <table:table-row table:style-name="ro1">
          <table:table-cell table:style-name="ce1" office:value-type="float" office:value="2923035"/>
          <table:table-cell table:style-name="ce1" office:value-type="string">
            <text:p>Novo Horizonte (BA)</text:p>
          </table:table-cell>
          <table:table-cell table:style-name="ce1" office:value-type="float" office:value="12522"/>
        </table:table-row>
        <table:table-row table:style-name="ro1">
          <table:table-cell table:style-name="ce1" office:value-type="float" office:value="2923050"/>
          <table:table-cell table:style-name="ce1" office:value-type="string">
            <text:p>Novo Triunfo (BA)</text:p>
          </table:table-cell>
          <table:table-cell table:style-name="ce1" office:value-type="float" office:value="15443"/>
        </table:table-row>
        <table:table-row table:style-name="ro1">
          <table:table-cell table:style-name="ce1" office:value-type="float" office:value="2923100"/>
          <table:table-cell table:style-name="ce1" office:value-type="string">
            <text:p>Olindina (BA)</text:p>
          </table:table-cell>
          <table:table-cell table:style-name="ce1" office:value-type="float" office:value="28304"/>
        </table:table-row>
        <table:table-row table:style-name="ro1">
          <table:table-cell table:style-name="ce1" office:value-type="float" office:value="2923209"/>
          <table:table-cell table:style-name="ce1" office:value-type="string">
            <text:p>Oliveira dos Brejinhos (BA)</text:p>
          </table:table-cell>
          <table:table-cell table:style-name="ce1" office:value-type="float" office:value="21810"/>
        </table:table-row>
        <table:table-row table:style-name="ro1">
          <table:table-cell table:style-name="ce1" office:value-type="float" office:value="2923308"/>
          <table:table-cell table:style-name="ce1" office:value-type="string">
            <text:p>Ouriçangas (BA)</text:p>
          </table:table-cell>
          <table:table-cell table:style-name="ce1" office:value-type="float" office:value="8570"/>
        </table:table-row>
        <table:table-row table:style-name="ro1">
          <table:table-cell table:style-name="ce1" office:value-type="float" office:value="2923357"/>
          <table:table-cell table:style-name="ce1" office:value-type="string">
            <text:p>Ourolândia (BA)</text:p>
          </table:table-cell>
          <table:table-cell table:style-name="ce1" office:value-type="float" office:value="17511"/>
        </table:table-row>
        <table:table-row table:style-name="ro1">
          <table:table-cell table:style-name="ce1" office:value-type="float" office:value="2923407"/>
          <table:table-cell table:style-name="ce1" office:value-type="string">
            <text:p>Palmas de Monte Alto (BA)</text:p>
          </table:table-cell>
          <table:table-cell table:style-name="ce1" office:value-type="float" office:value="21796"/>
        </table:table-row>
        <table:table-row table:style-name="ro1">
          <table:table-cell table:style-name="ce1" office:value-type="float" office:value="2923506"/>
          <table:table-cell table:style-name="ce1" office:value-type="string">
            <text:p>Palmeiras (BA)</text:p>
          </table:table-cell>
          <table:table-cell table:style-name="ce1" office:value-type="float" office:value="9071"/>
        </table:table-row>
        <table:table-row table:style-name="ro1">
          <table:table-cell table:style-name="ce1" office:value-type="float" office:value="2923605"/>
          <table:table-cell table:style-name="ce1" office:value-type="string">
            <text:p>Paramirim (BA)</text:p>
          </table:table-cell>
          <table:table-cell table:style-name="ce1" office:value-type="float" office:value="21695"/>
        </table:table-row>
        <table:table-row table:style-name="ro1">
          <table:table-cell table:style-name="ce1" office:value-type="float" office:value="2923704"/>
          <table:table-cell table:style-name="ce1" office:value-type="string">
            <text:p>Paratinga (BA)</text:p>
          </table:table-cell>
          <table:table-cell table:style-name="ce1" office:value-type="float" office:value="32141"/>
        </table:table-row>
        <table:table-row table:style-name="ro1">
          <table:table-cell table:style-name="ce1" office:value-type="float" office:value="2923803"/>
          <table:table-cell table:style-name="ce1" office:value-type="string">
            <text:p>Paripiranga (BA)</text:p>
          </table:table-cell>
          <table:table-cell table:style-name="ce1" office:value-type="float" office:value="29058"/>
        </table:table-row>
        <table:table-row table:style-name="ro1">
          <table:table-cell table:style-name="ce1" office:value-type="float" office:value="2923902"/>
          <table:table-cell table:style-name="ce1" office:value-type="string">
            <text:p>Pau Brasil (BA)</text:p>
          </table:table-cell>
          <table:table-cell table:style-name="ce1" office:value-type="float" office:value="9686"/>
        </table:table-row>
        <table:table-row table:style-name="ro1">
          <table:table-cell table:style-name="ce1" office:value-type="float" office:value="2924009"/>
          <table:table-cell table:style-name="ce1" office:value-type="string">
            <text:p>Paulo Afonso (BA)</text:p>
          </table:table-cell>
          <table:table-cell table:style-name="ce1" office:value-type="float" office:value="118516"/>
        </table:table-row>
        <table:table-row table:style-name="ro1">
          <table:table-cell table:style-name="ce1" office:value-type="float" office:value="2924058"/>
          <table:table-cell table:style-name="ce1" office:value-type="string">
            <text:p>Pé de Serra (BA)</text:p>
          </table:table-cell>
          <table:table-cell table:style-name="ce1" office:value-type="float" office:value="13556"/>
        </table:table-row>
        <table:table-row table:style-name="ro1">
          <table:table-cell table:style-name="ce1" office:value-type="float" office:value="2924108"/>
          <table:table-cell table:style-name="ce1" office:value-type="string">
            <text:p>Pedrão (BA)</text:p>
          </table:table-cell>
          <table:table-cell table:style-name="ce1" office:value-type="float" office:value="7394"/>
        </table:table-row>
        <table:table-row table:style-name="ro1">
          <table:table-cell table:style-name="ce1" office:value-type="float" office:value="2924207"/>
          <table:table-cell table:style-name="ce1" office:value-type="string">
            <text:p>Pedro Alexandre (BA)</text:p>
          </table:table-cell>
          <table:table-cell table:style-name="ce1" office:value-type="float" office:value="16682"/>
        </table:table-row>
        <table:table-row table:style-name="ro1">
          <table:table-cell table:style-name="ce1" office:value-type="float" office:value="2924306"/>
          <table:table-cell table:style-name="ce1" office:value-type="string">
            <text:p>Piatã (BA)</text:p>
          </table:table-cell>
          <table:table-cell table:style-name="ce1" office:value-type="float" office:value="16984"/>
        </table:table-row>
        <table:table-row table:style-name="ro1">
          <table:table-cell table:style-name="ce1" office:value-type="float" office:value="2924405"/>
          <table:table-cell table:style-name="ce1" office:value-type="string">
            <text:p>Pilão Arcado (BA)</text:p>
          </table:table-cell>
          <table:table-cell table:style-name="ce1" office:value-type="float" office:value="35175"/>
        </table:table-row>
        <table:table-row table:style-name="ro1">
          <table:table-cell table:style-name="ce1" office:value-type="float" office:value="2924504"/>
          <table:table-cell table:style-name="ce1" office:value-type="string">
            <text:p>Pindaí (BA)</text:p>
          </table:table-cell>
          <table:table-cell table:style-name="ce1" office:value-type="float" office:value="16285"/>
        </table:table-row>
        <table:table-row table:style-name="ro1">
          <table:table-cell table:style-name="ce1" office:value-type="float" office:value="2924603"/>
          <table:table-cell table:style-name="ce1" office:value-type="string">
            <text:p>Pindobaçu (BA)</text:p>
          </table:table-cell>
          <table:table-cell table:style-name="ce1" office:value-type="float" office:value="20098"/>
        </table:table-row>
        <table:table-row table:style-name="ro1">
          <table:table-cell table:style-name="ce1" office:value-type="float" office:value="2924652"/>
          <table:table-cell table:style-name="ce1" office:value-type="string">
            <text:p>Pintadas (BA)</text:p>
          </table:table-cell>
          <table:table-cell table:style-name="ce1" office:value-type="float" office:value="10394"/>
        </table:table-row>
        <table:table-row table:style-name="ro1">
          <table:table-cell table:style-name="ce1" office:value-type="float" office:value="2924678"/>
          <table:table-cell table:style-name="ce1" office:value-type="string">
            <text:p>Piraí do Norte (BA)</text:p>
          </table:table-cell>
          <table:table-cell table:style-name="ce1" office:value-type="float" office:value="10036"/>
        </table:table-row>
        <table:table-row table:style-name="ro1">
          <table:table-cell table:style-name="ce1" office:value-type="float" office:value="2924702"/>
          <table:table-cell table:style-name="ce1" office:value-type="string">
            <text:p>Piripá (BA)</text:p>
          </table:table-cell>
          <table:table-cell table:style-name="ce1" office:value-type="float" office:value="10475"/>
        </table:table-row>
        <table:table-row table:style-name="ro1">
          <table:table-cell table:style-name="ce1" office:value-type="float" office:value="2924801"/>
          <table:table-cell table:style-name="ce1" office:value-type="string">
            <text:p>Piritiba (BA)</text:p>
          </table:table-cell>
          <table:table-cell table:style-name="ce1" office:value-type="float" office:value="24964"/>
        </table:table-row>
        <table:table-row table:style-name="ro1">
          <table:table-cell table:style-name="ce1" office:value-type="float" office:value="2924900"/>
          <table:table-cell table:style-name="ce1" office:value-type="string">
            <text:p>Planaltino (BA)</text:p>
          </table:table-cell>
          <table:table-cell table:style-name="ce1" office:value-type="float" office:value="9370"/>
        </table:table-row>
        <table:table-row table:style-name="ro1">
          <table:table-cell table:style-name="ce1" office:value-type="float" office:value="2925006"/>
          <table:table-cell table:style-name="ce1" office:value-type="string">
            <text:p>Planalto (BA)</text:p>
          </table:table-cell>
          <table:table-cell table:style-name="ce1" office:value-type="float" office:value="26426"/>
        </table:table-row>
        <table:table-row table:style-name="ro1">
          <table:table-cell table:style-name="ce1" office:value-type="float" office:value="2925105"/>
          <table:table-cell table:style-name="ce1" office:value-type="string">
            <text:p>Poções (BA)</text:p>
          </table:table-cell>
          <table:table-cell table:style-name="ce1" office:value-type="float" office:value="46879"/>
        </table:table-row>
        <table:table-row table:style-name="ro1">
          <table:table-cell table:style-name="ce1" office:value-type="float" office:value="2925204"/>
          <table:table-cell table:style-name="ce1" office:value-type="string">
            <text:p>Pojuca (BA)</text:p>
          </table:table-cell>
          <table:table-cell table:style-name="ce1" office:value-type="float" office:value="39972"/>
        </table:table-row>
        <table:table-row table:style-name="ro1">
          <table:table-cell table:style-name="ce1" office:value-type="float" office:value="2925253"/>
          <table:table-cell table:style-name="ce1" office:value-type="string">
            <text:p>Ponto Novo (BA)</text:p>
          </table:table-cell>
          <table:table-cell table:style-name="ce1" office:value-type="float" office:value="14819"/>
        </table:table-row>
        <table:table-row table:style-name="ro1">
          <table:table-cell table:style-name="ce1" office:value-type="float" office:value="2925303"/>
          <table:table-cell table:style-name="ce1" office:value-type="string">
            <text:p>Porto Seguro (BA)</text:p>
          </table:table-cell>
          <table:table-cell table:style-name="ce1" office:value-type="float" office:value="150658"/>
        </table:table-row>
        <table:table-row table:style-name="ro1">
          <table:table-cell table:style-name="ce1" office:value-type="float" office:value="2925402"/>
          <table:table-cell table:style-name="ce1" office:value-type="string">
            <text:p>Potiraguá (BA)</text:p>
          </table:table-cell>
          <table:table-cell table:style-name="ce1" office:value-type="float" office:value="6916"/>
        </table:table-row>
        <table:table-row table:style-name="ro1">
          <table:table-cell table:style-name="ce1" office:value-type="float" office:value="2925501"/>
          <table:table-cell table:style-name="ce1" office:value-type="string">
            <text:p>Prado (BA)</text:p>
          </table:table-cell>
          <table:table-cell table:style-name="ce1" office:value-type="float" office:value="28194"/>
        </table:table-row>
        <table:table-row table:style-name="ro1">
          <table:table-cell table:style-name="ce1" office:value-type="float" office:value="2925600"/>
          <table:table-cell table:style-name="ce1" office:value-type="string">
            <text:p>Presidente Dutra (BA)</text:p>
          </table:table-cell>
          <table:table-cell table:style-name="ce1" office:value-type="float" office:value="15160"/>
        </table:table-row>
        <table:table-row table:style-name="ro1">
          <table:table-cell table:style-name="ce1" office:value-type="float" office:value="2925709"/>
          <table:table-cell table:style-name="ce1" office:value-type="string">
            <text:p>Presidente Jânio Quadros (BA)</text:p>
          </table:table-cell>
          <table:table-cell table:style-name="ce1" office:value-type="float" office:value="12179"/>
        </table:table-row>
        <table:table-row table:style-name="ro1">
          <table:table-cell table:style-name="ce1" office:value-type="float" office:value="2925758"/>
          <table:table-cell table:style-name="ce1" office:value-type="string">
            <text:p>Presidente Tancredo Neves (BA)</text:p>
          </table:table-cell>
          <table:table-cell table:style-name="ce1" office:value-type="float" office:value="28004"/>
        </table:table-row>
        <table:table-row table:style-name="ro1">
          <table:table-cell table:style-name="ce1" office:value-type="float" office:value="2925808"/>
          <table:table-cell table:style-name="ce1" office:value-type="string">
            <text:p>Queimadas (BA)</text:p>
          </table:table-cell>
          <table:table-cell table:style-name="ce1" office:value-type="float" office:value="25433"/>
        </table:table-row>
        <table:table-row table:style-name="ro1">
          <table:table-cell table:style-name="ce1" office:value-type="float" office:value="2925907"/>
          <table:table-cell table:style-name="ce1" office:value-type="string">
            <text:p>Quijingue (BA)</text:p>
          </table:table-cell>
          <table:table-cell table:style-name="ce1" office:value-type="float" office:value="27626"/>
        </table:table-row>
        <table:table-row table:style-name="ro1">
          <table:table-cell table:style-name="ce1" office:value-type="float" office:value="2925931"/>
          <table:table-cell table:style-name="ce1" office:value-type="string">
            <text:p>Quixabeira (BA)</text:p>
          </table:table-cell>
          <table:table-cell table:style-name="ce1" office:value-type="float" office:value="8956"/>
        </table:table-row>
        <table:table-row table:style-name="ro1">
          <table:table-cell table:style-name="ce1" office:value-type="float" office:value="2925956"/>
          <table:table-cell table:style-name="ce1" office:value-type="string">
            <text:p>Rafael Jambeiro (BA)</text:p>
          </table:table-cell>
          <table:table-cell table:style-name="ce1" office:value-type="float" office:value="22633"/>
        </table:table-row>
        <table:table-row table:style-name="ro1">
          <table:table-cell table:style-name="ce1" office:value-type="float" office:value="2926004"/>
          <table:table-cell table:style-name="ce1" office:value-type="string">
            <text:p>Remanso (BA)</text:p>
          </table:table-cell>
          <table:table-cell table:style-name="ce1" office:value-type="float" office:value="41170"/>
        </table:table-row>
        <table:table-row table:style-name="ro1">
          <table:table-cell table:style-name="ce1" office:value-type="float" office:value="2926103"/>
          <table:table-cell table:style-name="ce1" office:value-type="string">
            <text:p>Retirolândia (BA)</text:p>
          </table:table-cell>
          <table:table-cell table:style-name="ce1" office:value-type="float" office:value="14495"/>
        </table:table-row>
        <table:table-row table:style-name="ro1">
          <table:table-cell table:style-name="ce1" office:value-type="float" office:value="2926202"/>
          <table:table-cell table:style-name="ce1" office:value-type="string">
            <text:p>Riachão das Neves (BA)</text:p>
          </table:table-cell>
          <table:table-cell table:style-name="ce1" office:value-type="float" office:value="22334"/>
        </table:table-row>
        <table:table-row table:style-name="ro1">
          <table:table-cell table:style-name="ce1" office:value-type="float" office:value="2926301"/>
          <table:table-cell table:style-name="ce1" office:value-type="string">
            <text:p>Riachão do Jacuípe (BA)</text:p>
          </table:table-cell>
          <table:table-cell table:style-name="ce1" office:value-type="float" office:value="33468"/>
        </table:table-row>
        <table:table-row table:style-name="ro1">
          <table:table-cell table:style-name="ce1" office:value-type="float" office:value="2926400"/>
          <table:table-cell table:style-name="ce1" office:value-type="string">
            <text:p>Riacho de Santana (BA)</text:p>
          </table:table-cell>
          <table:table-cell table:style-name="ce1" office:value-type="float" office:value="35593"/>
        </table:table-row>
        <table:table-row table:style-name="ro1">
          <table:table-cell table:style-name="ce1" office:value-type="float" office:value="2926509"/>
          <table:table-cell table:style-name="ce1" office:value-type="string">
            <text:p>Ribeira do Amparo (BA)</text:p>
          </table:table-cell>
          <table:table-cell table:style-name="ce1" office:value-type="float" office:value="14612"/>
        </table:table-row>
        <table:table-row table:style-name="ro1">
          <table:table-cell table:style-name="ce1" office:value-type="float" office:value="2926608"/>
          <table:table-cell table:style-name="ce1" office:value-type="string">
            <text:p>Ribeira do Pombal (BA)</text:p>
          </table:table-cell>
          <table:table-cell table:style-name="ce1" office:value-type="float" office:value="53956"/>
        </table:table-row>
        <table:table-row table:style-name="ro1">
          <table:table-cell table:style-name="ce1" office:value-type="float" office:value="2926657"/>
          <table:table-cell table:style-name="ce1" office:value-type="string">
            <text:p>Ribeirão do Largo (BA)</text:p>
          </table:table-cell>
          <table:table-cell table:style-name="ce1" office:value-type="float" office:value="5343"/>
        </table:table-row>
        <table:table-row table:style-name="ro1">
          <table:table-cell table:style-name="ce1" office:value-type="float" office:value="2926707"/>
          <table:table-cell table:style-name="ce1" office:value-type="string">
            <text:p>Rio de Contas (BA)</text:p>
          </table:table-cell>
          <table:table-cell table:style-name="ce1" office:value-type="float" office:value="12932"/>
        </table:table-row>
        <table:table-row table:style-name="ro1">
          <table:table-cell table:style-name="ce1" office:value-type="float" office:value="2926806"/>
          <table:table-cell table:style-name="ce1" office:value-type="string">
            <text:p>Rio do Antônio (BA)</text:p>
          </table:table-cell>
          <table:table-cell table:style-name="ce1" office:value-type="float" office:value="15448"/>
        </table:table-row>
        <table:table-row table:style-name="ro1">
          <table:table-cell table:style-name="ce1" office:value-type="float" office:value="2926905"/>
          <table:table-cell table:style-name="ce1" office:value-type="string">
            <text:p>Rio do Pires (BA)</text:p>
          </table:table-cell>
          <table:table-cell table:style-name="ce1" office:value-type="float" office:value="11663"/>
        </table:table-row>
        <table:table-row table:style-name="ro1">
          <table:table-cell table:style-name="ce1" office:value-type="float" office:value="2927002"/>
          <table:table-cell table:style-name="ce1" office:value-type="string">
            <text:p>Rio Real (BA)</text:p>
          </table:table-cell>
          <table:table-cell table:style-name="ce1" office:value-type="float" office:value="40976"/>
        </table:table-row>
        <table:table-row table:style-name="ro1">
          <table:table-cell table:style-name="ce1" office:value-type="float" office:value="2927101"/>
          <table:table-cell table:style-name="ce1" office:value-type="string">
            <text:p>Rodelas (BA)</text:p>
          </table:table-cell>
          <table:table-cell table:style-name="ce1" office:value-type="float" office:value="9442"/>
        </table:table-row>
        <table:table-row table:style-name="ro1">
          <table:table-cell table:style-name="ce1" office:value-type="float" office:value="2927200"/>
          <table:table-cell table:style-name="ce1" office:value-type="string">
            <text:p>Ruy Barbosa (BA)</text:p>
          </table:table-cell>
          <table:table-cell table:style-name="ce1" office:value-type="float" office:value="30857"/>
        </table:table-row>
        <table:table-row table:style-name="ro1">
          <table:table-cell table:style-name="ce1" office:value-type="float" office:value="2927309"/>
          <table:table-cell table:style-name="ce1" office:value-type="string">
            <text:p>Salinas da Margarida (BA)</text:p>
          </table:table-cell>
          <table:table-cell table:style-name="ce1" office:value-type="float" office:value="15862"/>
        </table:table-row>
        <table:table-row table:style-name="ro1">
          <table:table-cell table:style-name="ce1" office:value-type="float" office:value="2927408"/>
          <table:table-cell table:style-name="ce1" office:value-type="string">
            <text:p>Salvador (BA)</text:p>
          </table:table-cell>
          <table:table-cell table:style-name="ce1" office:value-type="float" office:value="2886698"/>
        </table:table-row>
        <table:table-row table:style-name="ro1">
          <table:table-cell table:style-name="ce1" office:value-type="float" office:value="2927507"/>
          <table:table-cell table:style-name="ce1" office:value-type="string">
            <text:p>Santa Bárbara (BA)</text:p>
          </table:table-cell>
          <table:table-cell table:style-name="ce1" office:value-type="float" office:value="20883"/>
        </table:table-row>
        <table:table-row table:style-name="ro1">
          <table:table-cell table:style-name="ce1" office:value-type="float" office:value="2927606"/>
          <table:table-cell table:style-name="ce1" office:value-type="string">
            <text:p>Santa Brígida (BA)</text:p>
          </table:table-cell>
          <table:table-cell table:style-name="ce1" office:value-type="float" office:value="14063"/>
        </table:table-row>
        <table:table-row table:style-name="ro1">
          <table:table-cell table:style-name="ce1" office:value-type="float" office:value="2927705"/>
          <table:table-cell table:style-name="ce1" office:value-type="string">
            <text:p>Santa Cruz Cabrália (BA)</text:p>
          </table:table-cell>
          <table:table-cell table:style-name="ce1" office:value-type="float" office:value="27922"/>
        </table:table-row>
        <table:table-row table:style-name="ro1">
          <table:table-cell table:style-name="ce1" office:value-type="float" office:value="2927804"/>
          <table:table-cell table:style-name="ce1" office:value-type="string">
            <text:p>Santa Cruz da Vitória (BA)</text:p>
          </table:table-cell>
          <table:table-cell table:style-name="ce1" office:value-type="float" office:value="6278"/>
        </table:table-row>
        <table:table-row table:style-name="ro1">
          <table:table-cell table:style-name="ce1" office:value-type="float" office:value="2927903"/>
          <table:table-cell table:style-name="ce1" office:value-type="string">
            <text:p>Santa Inês (BA)</text:p>
          </table:table-cell>
          <table:table-cell table:style-name="ce1" office:value-type="float" office:value="10606"/>
        </table:table-row>
        <table:table-row table:style-name="ro1">
          <table:table-cell table:style-name="ce1" office:value-type="float" office:value="2928000"/>
          <table:table-cell table:style-name="ce1" office:value-type="string">
            <text:p>Santaluz (BA)</text:p>
          </table:table-cell>
          <table:table-cell table:style-name="ce1" office:value-type="float" office:value="37531"/>
        </table:table-row>
        <table:table-row table:style-name="ro1">
          <table:table-cell table:style-name="ce1" office:value-type="float" office:value="2928059"/>
          <table:table-cell table:style-name="ce1" office:value-type="string">
            <text:p>Santa Luzia (BA)</text:p>
          </table:table-cell>
          <table:table-cell table:style-name="ce1" office:value-type="float" office:value="12449"/>
        </table:table-row>
        <table:table-row table:style-name="ro1">
          <table:table-cell table:style-name="ce1" office:value-type="float" office:value="2928109"/>
          <table:table-cell table:style-name="ce1" office:value-type="string">
            <text:p>Santa Maria da Vitória (BA)</text:p>
          </table:table-cell>
          <table:table-cell table:style-name="ce1" office:value-type="float" office:value="39775"/>
        </table:table-row>
        <table:table-row table:style-name="ro1">
          <table:table-cell table:style-name="ce1" office:value-type="float" office:value="2928208"/>
          <table:table-cell table:style-name="ce1" office:value-type="string">
            <text:p>Santana (BA)</text:p>
          </table:table-cell>
          <table:table-cell table:style-name="ce1" office:value-type="float" office:value="26705"/>
        </table:table-row>
        <table:table-row table:style-name="ro1">
          <table:table-cell table:style-name="ce1" office:value-type="float" office:value="2928307"/>
          <table:table-cell table:style-name="ce1" office:value-type="string">
            <text:p>Santanópolis (BA)</text:p>
          </table:table-cell>
          <table:table-cell table:style-name="ce1" office:value-type="float" office:value="8966"/>
        </table:table-row>
        <table:table-row table:style-name="ro1">
          <table:table-cell table:style-name="ce1" office:value-type="float" office:value="2928406"/>
          <table:table-cell table:style-name="ce1" office:value-type="string">
            <text:p>Santa Rita de Cássia (BA)</text:p>
          </table:table-cell>
          <table:table-cell table:style-name="ce1" office:value-type="float" office:value="28481"/>
        </table:table-row>
        <table:table-row table:style-name="ro1">
          <table:table-cell table:style-name="ce1" office:value-type="float" office:value="2928505"/>
          <table:table-cell table:style-name="ce1" office:value-type="string">
            <text:p>Santa Terezinha (BA)</text:p>
          </table:table-cell>
          <table:table-cell table:style-name="ce1" office:value-type="float" office:value="10464"/>
        </table:table-row>
        <table:table-row table:style-name="ro1">
          <table:table-cell table:style-name="ce1" office:value-type="float" office:value="2928604"/>
          <table:table-cell table:style-name="ce1" office:value-type="string">
            <text:p>Santo Amaro (BA)</text:p>
          </table:table-cell>
          <table:table-cell table:style-name="ce1" office:value-type="float" office:value="60131"/>
        </table:table-row>
        <table:table-row table:style-name="ro1">
          <table:table-cell table:style-name="ce1" office:value-type="float" office:value="2928703"/>
          <table:table-cell table:style-name="ce1" office:value-type="string">
            <text:p>Santo Antônio de Jesus (BA)</text:p>
          </table:table-cell>
          <table:table-cell table:style-name="ce1" office:value-type="float" office:value="102380"/>
        </table:table-row>
        <table:table-row table:style-name="ro1">
          <table:table-cell table:style-name="ce1" office:value-type="float" office:value="2928802"/>
          <table:table-cell table:style-name="ce1" office:value-type="string">
            <text:p>Santo Estêvão (BA)</text:p>
          </table:table-cell>
          <table:table-cell table:style-name="ce1" office:value-type="float" office:value="53269"/>
        </table:table-row>
        <table:table-row table:style-name="ro1">
          <table:table-cell table:style-name="ce1" office:value-type="float" office:value="2928901"/>
          <table:table-cell table:style-name="ce1" office:value-type="string">
            <text:p>São Desidério (BA)</text:p>
          </table:table-cell>
          <table:table-cell table:style-name="ce1" office:value-type="float" office:value="34266"/>
        </table:table-row>
        <table:table-row table:style-name="ro1">
          <table:table-cell table:style-name="ce1" office:value-type="float" office:value="2928950"/>
          <table:table-cell table:style-name="ce1" office:value-type="string">
            <text:p>São Domingos (BA)</text:p>
          </table:table-cell>
          <table:table-cell table:style-name="ce1" office:value-type="float" office:value="9072"/>
        </table:table-row>
        <table:table-row table:style-name="ro1">
          <table:table-cell table:style-name="ce1" office:value-type="float" office:value="2929008"/>
          <table:table-cell table:style-name="ce1" office:value-type="string">
            <text:p>São Félix (BA)</text:p>
          </table:table-cell>
          <table:table-cell table:style-name="ce1" office:value-type="float" office:value="14762"/>
        </table:table-row>
        <table:table-row table:style-name="ro1">
          <table:table-cell table:style-name="ce1" office:value-type="float" office:value="2929057"/>
          <table:table-cell table:style-name="ce1" office:value-type="string">
            <text:p>São Félix do Coribe (BA)</text:p>
          </table:table-cell>
          <table:table-cell table:style-name="ce1" office:value-type="float" office:value="15468"/>
        </table:table-row>
        <table:table-row table:style-name="ro1">
          <table:table-cell table:style-name="ce1" office:value-type="float" office:value="2929107"/>
          <table:table-cell table:style-name="ce1" office:value-type="string">
            <text:p>São Felipe (BA)</text:p>
          </table:table-cell>
          <table:table-cell table:style-name="ce1" office:value-type="float" office:value="21080"/>
        </table:table-row>
        <table:table-row table:style-name="ro1">
          <table:table-cell table:style-name="ce1" office:value-type="float" office:value="2929206"/>
          <table:table-cell table:style-name="ce1" office:value-type="string">
            <text:p>São Francisco do Conde (BA)</text:p>
          </table:table-cell>
          <table:table-cell table:style-name="ce1" office:value-type="float" office:value="40245"/>
        </table:table-row>
        <table:table-row table:style-name="ro1">
          <table:table-cell table:style-name="ce1" office:value-type="float" office:value="2929255"/>
          <table:table-cell table:style-name="ce1" office:value-type="string">
            <text:p>São Gabriel (BA)</text:p>
          </table:table-cell>
          <table:table-cell table:style-name="ce1" office:value-type="float" office:value="18789"/>
        </table:table-row>
        <table:table-row table:style-name="ro1">
          <table:table-cell table:style-name="ce1" office:value-type="float" office:value="2929305"/>
          <table:table-cell table:style-name="ce1" office:value-type="string">
            <text:p>São Gonçalo dos Campos (BA)</text:p>
          </table:table-cell>
          <table:table-cell table:style-name="ce1" office:value-type="float" office:value="37942"/>
        </table:table-row>
        <table:table-row table:style-name="ro1">
          <table:table-cell table:style-name="ce1" office:value-type="float" office:value="2929354"/>
          <table:table-cell table:style-name="ce1" office:value-type="string">
            <text:p>São José da Vitória (BA)</text:p>
          </table:table-cell>
          <table:table-cell table:style-name="ce1" office:value-type="float" office:value="5608"/>
        </table:table-row>
        <table:table-row table:style-name="ro1">
          <table:table-cell table:style-name="ce1" office:value-type="float" office:value="2929370"/>
          <table:table-cell table:style-name="ce1" office:value-type="string">
            <text:p>São José do Jacuípe (BA)</text:p>
          </table:table-cell>
          <table:table-cell table:style-name="ce1" office:value-type="float" office:value="10505"/>
        </table:table-row>
        <table:table-row table:style-name="ro1">
          <table:table-cell table:style-name="ce1" office:value-type="float" office:value="2929404"/>
          <table:table-cell table:style-name="ce1" office:value-type="string">
            <text:p>São Miguel das Matas (BA)</text:p>
          </table:table-cell>
          <table:table-cell table:style-name="ce1" office:value-type="float" office:value="11704"/>
        </table:table-row>
        <table:table-row table:style-name="ro1">
          <table:table-cell table:style-name="ce1" office:value-type="float" office:value="2929503"/>
          <table:table-cell table:style-name="ce1" office:value-type="string">
            <text:p>São Sebastião do Passé (BA)</text:p>
          </table:table-cell>
          <table:table-cell table:style-name="ce1" office:value-type="float" office:value="44430"/>
        </table:table-row>
        <table:table-row table:style-name="ro1">
          <table:table-cell table:style-name="ce1" office:value-type="float" office:value="2929602"/>
          <table:table-cell table:style-name="ce1" office:value-type="string">
            <text:p>Sapeaçu (BA)</text:p>
          </table:table-cell>
          <table:table-cell table:style-name="ce1" office:value-type="float" office:value="17409"/>
        </table:table-row>
        <table:table-row table:style-name="ro1">
          <table:table-cell table:style-name="ce1" office:value-type="float" office:value="2929701"/>
          <table:table-cell table:style-name="ce1" office:value-type="string">
            <text:p>Sátiro Dias (BA)</text:p>
          </table:table-cell>
          <table:table-cell table:style-name="ce1" office:value-type="float" office:value="17302"/>
        </table:table-row>
        <table:table-row table:style-name="ro1">
          <table:table-cell table:style-name="ce1" office:value-type="float" office:value="2929750"/>
          <table:table-cell table:style-name="ce1" office:value-type="string">
            <text:p>Saubara (BA)</text:p>
          </table:table-cell>
          <table:table-cell table:style-name="ce1" office:value-type="float" office:value="12105"/>
        </table:table-row>
        <table:table-row table:style-name="ro1">
          <table:table-cell table:style-name="ce1" office:value-type="float" office:value="2929800"/>
          <table:table-cell table:style-name="ce1" office:value-type="string">
            <text:p>Saúde (BA)</text:p>
          </table:table-cell>
          <table:table-cell table:style-name="ce1" office:value-type="float" office:value="12943"/>
        </table:table-row>
        <table:table-row table:style-name="ro1">
          <table:table-cell table:style-name="ce1" office:value-type="float" office:value="2929909"/>
          <table:table-cell table:style-name="ce1" office:value-type="string">
            <text:p>Seabra (BA)</text:p>
          </table:table-cell>
          <table:table-cell table:style-name="ce1" office:value-type="float" office:value="44234"/>
        </table:table-row>
        <table:table-row table:style-name="ro1">
          <table:table-cell table:style-name="ce1" office:value-type="float" office:value="2930006"/>
          <table:table-cell table:style-name="ce1" office:value-type="string">
            <text:p>Sebastião Laranjeiras (BA)</text:p>
          </table:table-cell>
          <table:table-cell table:style-name="ce1" office:value-type="float" office:value="11512"/>
        </table:table-row>
        <table:table-row table:style-name="ro1">
          <table:table-cell table:style-name="ce1" office:value-type="float" office:value="2930105"/>
          <table:table-cell table:style-name="ce1" office:value-type="string">
            <text:p>Senhor do Bonfim (BA)</text:p>
          </table:table-cell>
          <table:table-cell table:style-name="ce1" office:value-type="float" office:value="79424"/>
        </table:table-row>
        <table:table-row table:style-name="ro1">
          <table:table-cell table:style-name="ce1" office:value-type="float" office:value="2930154"/>
          <table:table-cell table:style-name="ce1" office:value-type="string">
            <text:p>Serra do Ramalho (BA)</text:p>
          </table:table-cell>
          <table:table-cell table:style-name="ce1" office:value-type="float" office:value="31416"/>
        </table:table-row>
        <table:table-row table:style-name="ro1">
          <table:table-cell table:style-name="ce1" office:value-type="float" office:value="2930204"/>
          <table:table-cell table:style-name="ce1" office:value-type="string">
            <text:p>Sento Sé (BA)</text:p>
          </table:table-cell>
          <table:table-cell table:style-name="ce1" office:value-type="float" office:value="40989"/>
        </table:table-row>
        <table:table-row table:style-name="ro1">
          <table:table-cell table:style-name="ce1" office:value-type="float" office:value="2930303"/>
          <table:table-cell table:style-name="ce1" office:value-type="string">
            <text:p>Serra Dourada (BA)</text:p>
          </table:table-cell>
          <table:table-cell table:style-name="ce1" office:value-type="float" office:value="17321"/>
        </table:table-row>
        <table:table-row table:style-name="ro1">
          <table:table-cell table:style-name="ce1" office:value-type="float" office:value="2930402"/>
          <table:table-cell table:style-name="ce1" office:value-type="string">
            <text:p>Serra Preta (BA)</text:p>
          </table:table-cell>
          <table:table-cell table:style-name="ce1" office:value-type="float" office:value="14699"/>
        </table:table-row>
        <table:table-row table:style-name="ro1">
          <table:table-cell table:style-name="ce1" office:value-type="float" office:value="2930501"/>
          <table:table-cell table:style-name="ce1" office:value-type="string">
            <text:p>Serrinha (BA)</text:p>
          </table:table-cell>
          <table:table-cell table:style-name="ce1" office:value-type="float" office:value="81286"/>
        </table:table-row>
        <table:table-row table:style-name="ro1">
          <table:table-cell table:style-name="ce1" office:value-type="float" office:value="2930600"/>
          <table:table-cell table:style-name="ce1" office:value-type="string">
            <text:p>Serrolândia (BA)</text:p>
          </table:table-cell>
          <table:table-cell table:style-name="ce1" office:value-type="float" office:value="13446"/>
        </table:table-row>
        <table:table-row table:style-name="ro1">
          <table:table-cell table:style-name="ce1" office:value-type="float" office:value="2930709"/>
          <table:table-cell table:style-name="ce1" office:value-type="string">
            <text:p>Simões Filho (BA)</text:p>
          </table:table-cell>
          <table:table-cell table:style-name="ce1" office:value-type="float" office:value="135783"/>
        </table:table-row>
        <table:table-row table:style-name="ro1">
          <table:table-cell table:style-name="ce1" office:value-type="float" office:value="2930758"/>
          <table:table-cell table:style-name="ce1" office:value-type="string">
            <text:p>Sítio do Mato (BA)</text:p>
          </table:table-cell>
          <table:table-cell table:style-name="ce1" office:value-type="float" office:value="13059"/>
        </table:table-row>
        <table:table-row table:style-name="ro1">
          <table:table-cell table:style-name="ce1" office:value-type="float" office:value="2930766"/>
          <table:table-cell table:style-name="ce1" office:value-type="string">
            <text:p>Sítio do Quinto (BA)</text:p>
          </table:table-cell>
          <table:table-cell table:style-name="ce1" office:value-type="float" office:value="9701"/>
        </table:table-row>
        <table:table-row table:style-name="ro1">
          <table:table-cell table:style-name="ce1" office:value-type="float" office:value="2930774"/>
          <table:table-cell table:style-name="ce1" office:value-type="string">
            <text:p>Sobradinho (BA)</text:p>
          </table:table-cell>
          <table:table-cell table:style-name="ce1" office:value-type="float" office:value="23233"/>
        </table:table-row>
        <table:table-row table:style-name="ro1">
          <table:table-cell table:style-name="ce1" office:value-type="float" office:value="2930808"/>
          <table:table-cell table:style-name="ce1" office:value-type="string">
            <text:p>Souto Soares (BA)</text:p>
          </table:table-cell>
          <table:table-cell table:style-name="ce1" office:value-type="float" office:value="17050"/>
        </table:table-row>
        <table:table-row table:style-name="ro1">
          <table:table-cell table:style-name="ce1" office:value-type="float" office:value="2930907"/>
          <table:table-cell table:style-name="ce1" office:value-type="string">
            <text:p>Tabocas do Brejo Velho (BA)</text:p>
          </table:table-cell>
          <table:table-cell table:style-name="ce1" office:value-type="float" office:value="12516"/>
        </table:table-row>
        <table:table-row table:style-name="ro1">
          <table:table-cell table:style-name="ce1" office:value-type="float" office:value="2931004"/>
          <table:table-cell table:style-name="ce1" office:value-type="string">
            <text:p>Tanhaçu (BA)</text:p>
          </table:table-cell>
          <table:table-cell table:style-name="ce1" office:value-type="float" office:value="20393"/>
        </table:table-row>
        <table:table-row table:style-name="ro1">
          <table:table-cell table:style-name="ce1" office:value-type="float" office:value="2931053"/>
          <table:table-cell table:style-name="ce1" office:value-type="string">
            <text:p>Tanque Novo (BA)</text:p>
          </table:table-cell>
          <table:table-cell table:style-name="ce1" office:value-type="float" office:value="17443"/>
        </table:table-row>
        <table:table-row table:style-name="ro1">
          <table:table-cell table:style-name="ce1" office:value-type="float" office:value="2931103"/>
          <table:table-cell table:style-name="ce1" office:value-type="string">
            <text:p>Tanquinho (BA)</text:p>
          </table:table-cell>
          <table:table-cell table:style-name="ce1" office:value-type="float" office:value="7928"/>
        </table:table-row>
        <table:table-row table:style-name="ro1">
          <table:table-cell table:style-name="ce1" office:value-type="float" office:value="2931202"/>
          <table:table-cell table:style-name="ce1" office:value-type="string">
            <text:p>Taperoá (BA)</text:p>
          </table:table-cell>
          <table:table-cell table:style-name="ce1" office:value-type="float" office:value="21253"/>
        </table:table-row>
        <table:table-row table:style-name="ro1">
          <table:table-cell table:style-name="ce1" office:value-type="float" office:value="2931301"/>
          <table:table-cell table:style-name="ce1" office:value-type="string">
            <text:p>Tapiramutá (BA)</text:p>
          </table:table-cell>
          <table:table-cell table:style-name="ce1" office:value-type="float" office:value="16974"/>
        </table:table-row>
        <table:table-row table:style-name="ro1">
          <table:table-cell table:style-name="ce1" office:value-type="float" office:value="2931350"/>
          <table:table-cell table:style-name="ce1" office:value-type="string">
            <text:p>Teixeira de Freitas (BA)</text:p>
          </table:table-cell>
          <table:table-cell table:style-name="ce1" office:value-type="float" office:value="162438"/>
        </table:table-row>
        <table:table-row table:style-name="ro1">
          <table:table-cell table:style-name="ce1" office:value-type="float" office:value="2931400"/>
          <table:table-cell table:style-name="ce1" office:value-type="string">
            <text:p>Teodoro Sampaio (BA)</text:p>
          </table:table-cell>
          <table:table-cell table:style-name="ce1" office:value-type="float" office:value="7359"/>
        </table:table-row>
        <table:table-row table:style-name="ro1">
          <table:table-cell table:style-name="ce1" office:value-type="float" office:value="2931509"/>
          <table:table-cell table:style-name="ce1" office:value-type="string">
            <text:p>Teofilândia (BA)</text:p>
          </table:table-cell>
          <table:table-cell table:style-name="ce1" office:value-type="float" office:value="22555"/>
        </table:table-row>
        <table:table-row table:style-name="ro1">
          <table:table-cell table:style-name="ce1" office:value-type="float" office:value="2931608"/>
          <table:table-cell table:style-name="ce1" office:value-type="string">
            <text:p>Teolândia (BA)</text:p>
          </table:table-cell>
          <table:table-cell table:style-name="ce1" office:value-type="float" office:value="15022"/>
        </table:table-row>
        <table:table-row table:style-name="ro1">
          <table:table-cell table:style-name="ce1" office:value-type="float" office:value="2931707"/>
          <table:table-cell table:style-name="ce1" office:value-type="string">
            <text:p>Terra Nova (BA)</text:p>
          </table:table-cell>
          <table:table-cell table:style-name="ce1" office:value-type="float" office:value="13025"/>
        </table:table-row>
        <table:table-row table:style-name="ro1">
          <table:table-cell table:style-name="ce1" office:value-type="float" office:value="2931806"/>
          <table:table-cell table:style-name="ce1" office:value-type="string">
            <text:p>Tremedal (BA)</text:p>
          </table:table-cell>
          <table:table-cell table:style-name="ce1" office:value-type="float" office:value="16189"/>
        </table:table-row>
        <table:table-row table:style-name="ro1">
          <table:table-cell table:style-name="ce1" office:value-type="float" office:value="2931905"/>
          <table:table-cell table:style-name="ce1" office:value-type="string">
            <text:p>Tucano (BA)</text:p>
          </table:table-cell>
          <table:table-cell table:style-name="ce1" office:value-type="float" office:value="50798"/>
        </table:table-row>
        <table:table-row table:style-name="ro1">
          <table:table-cell table:style-name="ce1" office:value-type="float" office:value="2932002"/>
          <table:table-cell table:style-name="ce1" office:value-type="string">
            <text:p>Uauá (BA)</text:p>
          </table:table-cell>
          <table:table-cell table:style-name="ce1" office:value-type="float" office:value="24113"/>
        </table:table-row>
        <table:table-row table:style-name="ro1">
          <table:table-cell table:style-name="ce1" office:value-type="float" office:value="2932101"/>
          <table:table-cell table:style-name="ce1" office:value-type="string">
            <text:p>Ubaíra (BA)</text:p>
          </table:table-cell>
          <table:table-cell table:style-name="ce1" office:value-type="float" office:value="19877"/>
        </table:table-row>
        <table:table-row table:style-name="ro1">
          <table:table-cell table:style-name="ce1" office:value-type="float" office:value="2932200"/>
          <table:table-cell table:style-name="ce1" office:value-type="string">
            <text:p>Ubaitaba (BA)</text:p>
          </table:table-cell>
          <table:table-cell table:style-name="ce1" office:value-type="float" office:value="18847"/>
        </table:table-row>
        <table:table-row table:style-name="ro1">
          <table:table-cell table:style-name="ce1" office:value-type="float" office:value="2932309"/>
          <table:table-cell table:style-name="ce1" office:value-type="string">
            <text:p>Ubatã (BA)</text:p>
          </table:table-cell>
          <table:table-cell table:style-name="ce1" office:value-type="float" office:value="27263"/>
        </table:table-row>
        <table:table-row table:style-name="ro1">
          <table:table-cell table:style-name="ce1" office:value-type="float" office:value="2932408"/>
          <table:table-cell table:style-name="ce1" office:value-type="string">
            <text:p>Uibaí (BA)</text:p>
          </table:table-cell>
          <table:table-cell table:style-name="ce1" office:value-type="float" office:value="13891"/>
        </table:table-row>
        <table:table-row table:style-name="ro1">
          <table:table-cell table:style-name="ce1" office:value-type="float" office:value="2932457"/>
          <table:table-cell table:style-name="ce1" office:value-type="string">
            <text:p>Umburanas (BA)</text:p>
          </table:table-cell>
          <table:table-cell table:style-name="ce1" office:value-type="float" office:value="19402"/>
        </table:table-row>
        <table:table-row table:style-name="ro1">
          <table:table-cell table:style-name="ce1" office:value-type="float" office:value="2932507"/>
          <table:table-cell table:style-name="ce1" office:value-type="string">
            <text:p>Una (BA)</text:p>
          </table:table-cell>
          <table:table-cell table:style-name="ce1" office:value-type="float" office:value="18544"/>
        </table:table-row>
        <table:table-row table:style-name="ro1">
          <table:table-cell table:style-name="ce1" office:value-type="float" office:value="2932606"/>
          <table:table-cell table:style-name="ce1" office:value-type="string">
            <text:p>Urandi (BA)</text:p>
          </table:table-cell>
          <table:table-cell table:style-name="ce1" office:value-type="float" office:value="16665"/>
        </table:table-row>
        <table:table-row table:style-name="ro1">
          <table:table-cell table:style-name="ce1" office:value-type="float" office:value="2932705"/>
          <table:table-cell table:style-name="ce1" office:value-type="string">
            <text:p>Uruçuca (BA)</text:p>
          </table:table-cell>
          <table:table-cell table:style-name="ce1" office:value-type="float" office:value="20413"/>
        </table:table-row>
        <table:table-row table:style-name="ro1">
          <table:table-cell table:style-name="ce1" office:value-type="float" office:value="2932804"/>
          <table:table-cell table:style-name="ce1" office:value-type="string">
            <text:p>Utinga (BA)</text:p>
          </table:table-cell>
          <table:table-cell table:style-name="ce1" office:value-type="float" office:value="19256"/>
        </table:table-row>
        <table:table-row table:style-name="ro1">
          <table:table-cell table:style-name="ce1" office:value-type="float" office:value="2932903"/>
          <table:table-cell table:style-name="ce1" office:value-type="string">
            <text:p>Valença (BA)</text:p>
          </table:table-cell>
          <table:table-cell table:style-name="ce1" office:value-type="float" office:value="97233"/>
        </table:table-row>
        <table:table-row table:style-name="ro1">
          <table:table-cell table:style-name="ce1" office:value-type="float" office:value="2933000"/>
          <table:table-cell table:style-name="ce1" office:value-type="string">
            <text:p>Valente (BA)</text:p>
          </table:table-cell>
          <table:table-cell table:style-name="ce1" office:value-type="float" office:value="28800"/>
        </table:table-row>
        <table:table-row table:style-name="ro1">
          <table:table-cell table:style-name="ce1" office:value-type="float" office:value="2933059"/>
          <table:table-cell table:style-name="ce1" office:value-type="string">
            <text:p>Várzea da Roça (BA)</text:p>
          </table:table-cell>
          <table:table-cell table:style-name="ce1" office:value-type="float" office:value="14121"/>
        </table:table-row>
        <table:table-row table:style-name="ro1">
          <table:table-cell table:style-name="ce1" office:value-type="float" office:value="2933109"/>
          <table:table-cell table:style-name="ce1" office:value-type="string">
            <text:p>Várzea do Poço (BA)</text:p>
          </table:table-cell>
          <table:table-cell table:style-name="ce1" office:value-type="float" office:value="9210"/>
        </table:table-row>
        <table:table-row table:style-name="ro1">
          <table:table-cell table:style-name="ce1" office:value-type="float" office:value="2933158"/>
          <table:table-cell table:style-name="ce1" office:value-type="string">
            <text:p>Várzea Nova (BA)</text:p>
          </table:table-cell>
          <table:table-cell table:style-name="ce1" office:value-type="float" office:value="12625"/>
        </table:table-row>
        <table:table-row table:style-name="ro1">
          <table:table-cell table:style-name="ce1" office:value-type="float" office:value="2933174"/>
          <table:table-cell table:style-name="ce1" office:value-type="string">
            <text:p>Varzedo (BA)</text:p>
          </table:table-cell>
          <table:table-cell table:style-name="ce1" office:value-type="float" office:value="8785"/>
        </table:table-row>
        <table:table-row table:style-name="ro1">
          <table:table-cell table:style-name="ce1" office:value-type="float" office:value="2933208"/>
          <table:table-cell table:style-name="ce1" office:value-type="string">
            <text:p>Vera Cruz (BA)</text:p>
          </table:table-cell>
          <table:table-cell table:style-name="ce1" office:value-type="float" office:value="43716"/>
        </table:table-row>
        <table:table-row table:style-name="ro1">
          <table:table-cell table:style-name="ce1" office:value-type="float" office:value="2933257"/>
          <table:table-cell table:style-name="ce1" office:value-type="string">
            <text:p>Vereda (BA)</text:p>
          </table:table-cell>
          <table:table-cell table:style-name="ce1" office:value-type="float" office:value="6153"/>
        </table:table-row>
        <table:table-row table:style-name="ro1">
          <table:table-cell table:style-name="ce1" office:value-type="float" office:value="2933307"/>
          <table:table-cell table:style-name="ce1" office:value-type="string">
            <text:p>Vitória da Conquista (BA)</text:p>
          </table:table-cell>
          <table:table-cell table:style-name="ce1" office:value-type="float" office:value="341128"/>
        </table:table-row>
        <table:table-row table:style-name="ro1">
          <table:table-cell table:style-name="ce1" office:value-type="float" office:value="2933406"/>
          <table:table-cell table:style-name="ce1" office:value-type="string">
            <text:p>Wagner (BA)</text:p>
          </table:table-cell>
          <table:table-cell table:style-name="ce1" office:value-type="float" office:value="9344"/>
        </table:table-row>
        <table:table-row table:style-name="ro1">
          <table:table-cell table:style-name="ce1" office:value-type="float" office:value="2933455"/>
          <table:table-cell table:style-name="ce1" office:value-type="string">
            <text:p>Wanderley (BA)</text:p>
          </table:table-cell>
          <table:table-cell table:style-name="ce1" office:value-type="float" office:value="12180"/>
        </table:table-row>
        <table:table-row table:style-name="ro1">
          <table:table-cell table:style-name="ce1" office:value-type="float" office:value="2933505"/>
          <table:table-cell table:style-name="ce1" office:value-type="string">
            <text:p>Wenceslau Guimarães (BA)</text:p>
          </table:table-cell>
          <table:table-cell table:style-name="ce1" office:value-type="float" office:value="20978"/>
        </table:table-row>
        <table:table-row table:style-name="ro1">
          <table:table-cell table:style-name="ce1" office:value-type="float" office:value="2933604"/>
          <table:table-cell table:style-name="ce1" office:value-type="string">
            <text:p>Xique-Xique (BA)</text:p>
          </table:table-cell>
          <table:table-cell table:style-name="ce1" office:value-type="float" office:value="46523"/>
        </table:table-row>
        <table:table-row table:style-name="ro1">
          <table:table-cell table:style-name="ce1" office:value-type="float" office:value="3100104"/>
          <table:table-cell table:style-name="ce1" office:value-type="string">
            <text:p>Abadia dos Dourados (MG)</text:p>
          </table:table-cell>
          <table:table-cell table:style-name="ce1" office:value-type="float" office:value="7006"/>
        </table:table-row>
        <table:table-row table:style-name="ro1">
          <table:table-cell table:style-name="ce1" office:value-type="float" office:value="3100203"/>
          <table:table-cell table:style-name="ce1" office:value-type="string">
            <text:p>Abaeté (MG)</text:p>
          </table:table-cell>
          <table:table-cell table:style-name="ce1" office:value-type="float" office:value="23250"/>
        </table:table-row>
        <table:table-row table:style-name="ro1">
          <table:table-cell table:style-name="ce1" office:value-type="float" office:value="3100302"/>
          <table:table-cell table:style-name="ce1" office:value-type="string">
            <text:p>Abre Campo (MG)</text:p>
          </table:table-cell>
          <table:table-cell table:style-name="ce1" office:value-type="float" office:value="13444"/>
        </table:table-row>
        <table:table-row table:style-name="ro1">
          <table:table-cell table:style-name="ce1" office:value-type="float" office:value="3100401"/>
          <table:table-cell table:style-name="ce1" office:value-type="string">
            <text:p>Acaiaca (MG)</text:p>
          </table:table-cell>
          <table:table-cell table:style-name="ce1" office:value-type="float" office:value="3994"/>
        </table:table-row>
        <table:table-row table:style-name="ro1">
          <table:table-cell table:style-name="ce1" office:value-type="float" office:value="3100500"/>
          <table:table-cell table:style-name="ce1" office:value-type="string">
            <text:p>Açucena (MG)</text:p>
          </table:table-cell>
          <table:table-cell table:style-name="ce1" office:value-type="float" office:value="9368"/>
        </table:table-row>
        <table:table-row table:style-name="ro1">
          <table:table-cell table:style-name="ce1" office:value-type="float" office:value="3100609"/>
          <table:table-cell table:style-name="ce1" office:value-type="string">
            <text:p>Água Boa (MG)</text:p>
          </table:table-cell>
          <table:table-cell table:style-name="ce1" office:value-type="float" office:value="13523"/>
        </table:table-row>
        <table:table-row table:style-name="ro1">
          <table:table-cell table:style-name="ce1" office:value-type="float" office:value="3100708"/>
          <table:table-cell table:style-name="ce1" office:value-type="string">
            <text:p>Água Comprida (MG)</text:p>
          </table:table-cell>
          <table:table-cell table:style-name="ce1" office:value-type="float" office:value="1992"/>
        </table:table-row>
        <table:table-row table:style-name="ro1">
          <table:table-cell table:style-name="ce1" office:value-type="float" office:value="3100807"/>
          <table:table-cell table:style-name="ce1" office:value-type="string">
            <text:p>Aguanil (MG)</text:p>
          </table:table-cell>
          <table:table-cell table:style-name="ce1" office:value-type="float" office:value="4522"/>
        </table:table-row>
        <table:table-row table:style-name="ro1">
          <table:table-cell table:style-name="ce1" office:value-type="float" office:value="3100906"/>
          <table:table-cell table:style-name="ce1" office:value-type="string">
            <text:p>Águas Formosas (MG)</text:p>
          </table:table-cell>
          <table:table-cell table:style-name="ce1" office:value-type="float" office:value="19247"/>
        </table:table-row>
        <table:table-row table:style-name="ro1">
          <table:table-cell table:style-name="ce1" office:value-type="float" office:value="3101003"/>
          <table:table-cell table:style-name="ce1" office:value-type="string">
            <text:p>Águas Vermelhas (MG)</text:p>
          </table:table-cell>
          <table:table-cell table:style-name="ce1" office:value-type="float" office:value="13599"/>
        </table:table-row>
        <table:table-row table:style-name="ro1">
          <table:table-cell table:style-name="ce1" office:value-type="float" office:value="3101102"/>
          <table:table-cell table:style-name="ce1" office:value-type="string">
            <text:p>Aimorés (MG)</text:p>
          </table:table-cell>
          <table:table-cell table:style-name="ce1" office:value-type="float" office:value="25141"/>
        </table:table-row>
        <table:table-row table:style-name="ro1">
          <table:table-cell table:style-name="ce1" office:value-type="float" office:value="3101201"/>
          <table:table-cell table:style-name="ce1" office:value-type="string">
            <text:p>Aiuruoca (MG)</text:p>
          </table:table-cell>
          <table:table-cell table:style-name="ce1" office:value-type="float" office:value="5976"/>
        </table:table-row>
        <table:table-row table:style-name="ro1">
          <table:table-cell table:style-name="ce1" office:value-type="float" office:value="3101300"/>
          <table:table-cell table:style-name="ce1" office:value-type="string">
            <text:p>Alagoa (MG)</text:p>
          </table:table-cell>
          <table:table-cell table:style-name="ce1" office:value-type="float" office:value="2665"/>
        </table:table-row>
        <table:table-row table:style-name="ro1">
          <table:table-cell table:style-name="ce1" office:value-type="float" office:value="3101409"/>
          <table:table-cell table:style-name="ce1" office:value-type="string">
            <text:p>Albertina (MG)</text:p>
          </table:table-cell>
          <table:table-cell table:style-name="ce1" office:value-type="float" office:value="3011"/>
        </table:table-row>
        <table:table-row table:style-name="ro1">
          <table:table-cell table:style-name="ce1" office:value-type="float" office:value="3101508"/>
          <table:table-cell table:style-name="ce1" office:value-type="string">
            <text:p>Além Paraíba (MG)</text:p>
          </table:table-cell>
          <table:table-cell table:style-name="ce1" office:value-type="float" office:value="35401"/>
        </table:table-row>
        <table:table-row table:style-name="ro1">
          <table:table-cell table:style-name="ce1" office:value-type="float" office:value="3101607"/>
          <table:table-cell table:style-name="ce1" office:value-type="string">
            <text:p>Alfenas (MG)</text:p>
          </table:table-cell>
          <table:table-cell table:style-name="ce1" office:value-type="float" office:value="80494"/>
        </table:table-row>
        <table:table-row table:style-name="ro1">
          <table:table-cell table:style-name="ce1" office:value-type="float" office:value="3101631"/>
          <table:table-cell table:style-name="ce1" office:value-type="string">
            <text:p>Alfredo Vasconcelos (MG)</text:p>
          </table:table-cell>
          <table:table-cell table:style-name="ce1" office:value-type="float" office:value="6981"/>
        </table:table-row>
        <table:table-row table:style-name="ro1">
          <table:table-cell table:style-name="ce1" office:value-type="float" office:value="3101706"/>
          <table:table-cell table:style-name="ce1" office:value-type="string">
            <text:p>Almenara (MG)</text:p>
          </table:table-cell>
          <table:table-cell table:style-name="ce1" office:value-type="float" office:value="42143"/>
        </table:table-row>
        <table:table-row table:style-name="ro1">
          <table:table-cell table:style-name="ce1" office:value-type="float" office:value="3101805"/>
          <table:table-cell table:style-name="ce1" office:value-type="string">
            <text:p>Alpercata (MG)</text:p>
          </table:table-cell>
          <table:table-cell table:style-name="ce1" office:value-type="float" office:value="7436"/>
        </table:table-row>
        <table:table-row table:style-name="ro1">
          <table:table-cell table:style-name="ce1" office:value-type="float" office:value="3101904"/>
          <table:table-cell table:style-name="ce1" office:value-type="string">
            <text:p>Alpinópolis (MG)</text:p>
          </table:table-cell>
          <table:table-cell table:style-name="ce1" office:value-type="float" office:value="19958"/>
        </table:table-row>
        <table:table-row table:style-name="ro1">
          <table:table-cell table:style-name="ce1" office:value-type="float" office:value="3102001"/>
          <table:table-cell table:style-name="ce1" office:value-type="string">
            <text:p>Alterosa (MG)</text:p>
          </table:table-cell>
          <table:table-cell table:style-name="ce1" office:value-type="float" office:value="14517"/>
        </table:table-row>
        <table:table-row table:style-name="ro1">
          <table:table-cell table:style-name="ce1" office:value-type="float" office:value="3102050"/>
          <table:table-cell table:style-name="ce1" office:value-type="string">
            <text:p>Alto Caparaó (MG)</text:p>
          </table:table-cell>
          <table:table-cell table:style-name="ce1" office:value-type="float" office:value="5894"/>
        </table:table-row>
        <table:table-row table:style-name="ro1">
          <table:table-cell table:style-name="ce1" office:value-type="float" office:value="3102100"/>
          <table:table-cell table:style-name="ce1" office:value-type="string">
            <text:p>Alto Rio Doce (MG)</text:p>
          </table:table-cell>
          <table:table-cell table:style-name="ce1" office:value-type="float" office:value="10859"/>
        </table:table-row>
        <table:table-row table:style-name="ro1">
          <table:table-cell table:style-name="ce1" office:value-type="float" office:value="3102209"/>
          <table:table-cell table:style-name="ce1" office:value-type="string">
            <text:p>Alvarenga (MG)</text:p>
          </table:table-cell>
          <table:table-cell table:style-name="ce1" office:value-type="float" office:value="3844"/>
        </table:table-row>
        <table:table-row table:style-name="ro1">
          <table:table-cell table:style-name="ce1" office:value-type="float" office:value="3102308"/>
          <table:table-cell table:style-name="ce1" office:value-type="string">
            <text:p>Alvinópolis (MG)</text:p>
          </table:table-cell>
          <table:table-cell table:style-name="ce1" office:value-type="float" office:value="15169"/>
        </table:table-row>
        <table:table-row table:style-name="ro1">
          <table:table-cell table:style-name="ce1" office:value-type="float" office:value="3102407"/>
          <table:table-cell table:style-name="ce1" office:value-type="string">
            <text:p>Alvorada de Minas (MG)</text:p>
          </table:table-cell>
          <table:table-cell table:style-name="ce1" office:value-type="float" office:value="3605"/>
        </table:table-row>
        <table:table-row table:style-name="ro1">
          <table:table-cell table:style-name="ce1" office:value-type="float" office:value="3102506"/>
          <table:table-cell table:style-name="ce1" office:value-type="string">
            <text:p>Amparo do Serra (MG)</text:p>
          </table:table-cell>
          <table:table-cell table:style-name="ce1" office:value-type="float" office:value="4678"/>
        </table:table-row>
        <table:table-row table:style-name="ro1">
          <table:table-cell table:style-name="ce1" office:value-type="float" office:value="3102605"/>
          <table:table-cell table:style-name="ce1" office:value-type="string">
            <text:p>Andradas (MG)</text:p>
          </table:table-cell>
          <table:table-cell table:style-name="ce1" office:value-type="float" office:value="41396"/>
        </table:table-row>
        <table:table-row table:style-name="ro1">
          <table:table-cell table:style-name="ce1" office:value-type="float" office:value="3102704"/>
          <table:table-cell table:style-name="ce1" office:value-type="string">
            <text:p>Cachoeira de Pajeú (MG)</text:p>
          </table:table-cell>
          <table:table-cell table:style-name="ce1" office:value-type="float" office:value="9442"/>
        </table:table-row>
        <table:table-row table:style-name="ro1">
          <table:table-cell table:style-name="ce1" office:value-type="float" office:value="3102803"/>
          <table:table-cell table:style-name="ce1" office:value-type="string">
            <text:p>Andrelândia (MG)</text:p>
          </table:table-cell>
          <table:table-cell table:style-name="ce1" office:value-type="float" office:value="12206"/>
        </table:table-row>
        <table:table-row table:style-name="ro1">
          <table:table-cell table:style-name="ce1" office:value-type="float" office:value="3102852"/>
          <table:table-cell table:style-name="ce1" office:value-type="string">
            <text:p>Angelândia (MG)</text:p>
          </table:table-cell>
          <table:table-cell table:style-name="ce1" office:value-type="float" office:value="8557"/>
        </table:table-row>
        <table:table-row table:style-name="ro1">
          <table:table-cell table:style-name="ce1" office:value-type="float" office:value="3102902"/>
          <table:table-cell table:style-name="ce1" office:value-type="string">
            <text:p>Antônio Carlos (MG)</text:p>
          </table:table-cell>
          <table:table-cell table:style-name="ce1" office:value-type="float" office:value="11459"/>
        </table:table-row>
        <table:table-row table:style-name="ro1">
          <table:table-cell table:style-name="ce1" office:value-type="float" office:value="3103009"/>
          <table:table-cell table:style-name="ce1" office:value-type="string">
            <text:p>Antônio Dias (MG)</text:p>
          </table:table-cell>
          <table:table-cell table:style-name="ce1" office:value-type="float" office:value="9275"/>
        </table:table-row>
        <table:table-row table:style-name="ro1">
          <table:table-cell table:style-name="ce1" office:value-type="float" office:value="3103108"/>
          <table:table-cell table:style-name="ce1" office:value-type="string">
            <text:p>Antônio Prado de Minas (MG)</text:p>
          </table:table-cell>
          <table:table-cell table:style-name="ce1" office:value-type="float" office:value="1587"/>
        </table:table-row>
        <table:table-row table:style-name="ro1">
          <table:table-cell table:style-name="ce1" office:value-type="float" office:value="3103207"/>
          <table:table-cell table:style-name="ce1" office:value-type="string">
            <text:p>Araçaí (MG)</text:p>
          </table:table-cell>
          <table:table-cell table:style-name="ce1" office:value-type="float" office:value="2354"/>
        </table:table-row>
        <table:table-row table:style-name="ro1">
          <table:table-cell table:style-name="ce1" office:value-type="float" office:value="3103306"/>
          <table:table-cell table:style-name="ce1" office:value-type="string">
            <text:p>Aracitaba (MG)</text:p>
          </table:table-cell>
          <table:table-cell table:style-name="ce1" office:value-type="float" office:value="2059"/>
        </table:table-row>
        <table:table-row table:style-name="ro1">
          <table:table-cell table:style-name="ce1" office:value-type="float" office:value="3103405"/>
          <table:table-cell table:style-name="ce1" office:value-type="string">
            <text:p>Araçuaí (MG)</text:p>
          </table:table-cell>
          <table:table-cell table:style-name="ce1" office:value-type="float" office:value="36712"/>
        </table:table-row>
        <table:table-row table:style-name="ro1">
          <table:table-cell table:style-name="ce1" office:value-type="float" office:value="3103504"/>
          <table:table-cell table:style-name="ce1" office:value-type="string">
            <text:p>Araguari (MG)</text:p>
          </table:table-cell>
          <table:table-cell table:style-name="ce1" office:value-type="float" office:value="117825"/>
        </table:table-row>
        <table:table-row table:style-name="ro1">
          <table:table-cell table:style-name="ce1" office:value-type="float" office:value="3103603"/>
          <table:table-cell table:style-name="ce1" office:value-type="string">
            <text:p>Arantina (MG)</text:p>
          </table:table-cell>
          <table:table-cell table:style-name="ce1" office:value-type="float" office:value="2787"/>
        </table:table-row>
        <table:table-row table:style-name="ro1">
          <table:table-cell table:style-name="ce1" office:value-type="float" office:value="3103702"/>
          <table:table-cell table:style-name="ce1" office:value-type="string">
            <text:p>Araponga (MG)</text:p>
          </table:table-cell>
          <table:table-cell table:style-name="ce1" office:value-type="float" office:value="8453"/>
        </table:table-row>
        <table:table-row table:style-name="ro1">
          <table:table-cell table:style-name="ce1" office:value-type="float" office:value="3103751"/>
          <table:table-cell table:style-name="ce1" office:value-type="string">
            <text:p>Araporã (MG)</text:p>
          </table:table-cell>
          <table:table-cell table:style-name="ce1" office:value-type="float" office:value="6931"/>
        </table:table-row>
        <table:table-row table:style-name="ro1">
          <table:table-cell table:style-name="ce1" office:value-type="float" office:value="3103801"/>
          <table:table-cell table:style-name="ce1" office:value-type="string">
            <text:p>Arapuá (MG)</text:p>
          </table:table-cell>
          <table:table-cell table:style-name="ce1" office:value-type="float" office:value="2835"/>
        </table:table-row>
        <table:table-row table:style-name="ro1">
          <table:table-cell table:style-name="ce1" office:value-type="float" office:value="3103900"/>
          <table:table-cell table:style-name="ce1" office:value-type="string">
            <text:p>Araújos (MG)</text:p>
          </table:table-cell>
          <table:table-cell table:style-name="ce1" office:value-type="float" office:value="9401"/>
        </table:table-row>
        <table:table-row table:style-name="ro1">
          <table:table-cell table:style-name="ce1" office:value-type="float" office:value="3104007"/>
          <table:table-cell table:style-name="ce1" office:value-type="string">
            <text:p>Araxá (MG)</text:p>
          </table:table-cell>
          <table:table-cell table:style-name="ce1" office:value-type="float" office:value="107337"/>
        </table:table-row>
        <table:table-row table:style-name="ro1">
          <table:table-cell table:style-name="ce1" office:value-type="float" office:value="3104106"/>
          <table:table-cell table:style-name="ce1" office:value-type="string">
            <text:p>Arceburgo (MG)</text:p>
          </table:table-cell>
          <table:table-cell table:style-name="ce1" office:value-type="float" office:value="10883"/>
        </table:table-row>
        <table:table-row table:style-name="ro1">
          <table:table-cell table:style-name="ce1" office:value-type="float" office:value="3104205"/>
          <table:table-cell table:style-name="ce1" office:value-type="string">
            <text:p>Arcos (MG)</text:p>
          </table:table-cell>
          <table:table-cell table:style-name="ce1" office:value-type="float" office:value="40380"/>
        </table:table-row>
        <table:table-row table:style-name="ro1">
          <table:table-cell table:style-name="ce1" office:value-type="float" office:value="3104304"/>
          <table:table-cell table:style-name="ce1" office:value-type="string">
            <text:p>Areado (MG)</text:p>
          </table:table-cell>
          <table:table-cell table:style-name="ce1" office:value-type="float" office:value="15181"/>
        </table:table-row>
        <table:table-row table:style-name="ro1">
          <table:table-cell table:style-name="ce1" office:value-type="float" office:value="3104403"/>
          <table:table-cell table:style-name="ce1" office:value-type="string">
            <text:p>Argirita (MG)</text:p>
          </table:table-cell>
          <table:table-cell table:style-name="ce1" office:value-type="float" office:value="2704"/>
        </table:table-row>
        <table:table-row table:style-name="ro1">
          <table:table-cell table:style-name="ce1" office:value-type="float" office:value="3104452"/>
          <table:table-cell table:style-name="ce1" office:value-type="string">
            <text:p>Aricanduva (MG)</text:p>
          </table:table-cell>
          <table:table-cell table:style-name="ce1" office:value-type="float" office:value="5269"/>
        </table:table-row>
        <table:table-row table:style-name="ro1">
          <table:table-cell table:style-name="ce1" office:value-type="float" office:value="3104502"/>
          <table:table-cell table:style-name="ce1" office:value-type="string">
            <text:p>Arinos (MG)</text:p>
          </table:table-cell>
          <table:table-cell table:style-name="ce1" office:value-type="float" office:value="17862"/>
        </table:table-row>
        <table:table-row table:style-name="ro1">
          <table:table-cell table:style-name="ce1" office:value-type="float" office:value="3104601"/>
          <table:table-cell table:style-name="ce1" office:value-type="string">
            <text:p>Astolfo Dutra (MG)</text:p>
          </table:table-cell>
          <table:table-cell table:style-name="ce1" office:value-type="float" office:value="14270"/>
        </table:table-row>
        <table:table-row table:style-name="ro1">
          <table:table-cell table:style-name="ce1" office:value-type="float" office:value="3104700"/>
          <table:table-cell table:style-name="ce1" office:value-type="string">
            <text:p>Ataléia (MG)</text:p>
          </table:table-cell>
          <table:table-cell table:style-name="ce1" office:value-type="float" office:value="12678"/>
        </table:table-row>
        <table:table-row table:style-name="ro1">
          <table:table-cell table:style-name="ce1" office:value-type="float" office:value="3104809"/>
          <table:table-cell table:style-name="ce1" office:value-type="string">
            <text:p>Augusto de Lima (MG)</text:p>
          </table:table-cell>
          <table:table-cell table:style-name="ce1" office:value-type="float" office:value="4851"/>
        </table:table-row>
        <table:table-row table:style-name="ro1">
          <table:table-cell table:style-name="ce1" office:value-type="float" office:value="3104908"/>
          <table:table-cell table:style-name="ce1" office:value-type="string">
            <text:p>Baependi (MG)</text:p>
          </table:table-cell>
          <table:table-cell table:style-name="ce1" office:value-type="float" office:value="19199"/>
        </table:table-row>
        <table:table-row table:style-name="ro1">
          <table:table-cell table:style-name="ce1" office:value-type="float" office:value="3105004"/>
          <table:table-cell table:style-name="ce1" office:value-type="string">
            <text:p>Baldim (MG)</text:p>
          </table:table-cell>
          <table:table-cell table:style-name="ce1" office:value-type="float" office:value="7803"/>
        </table:table-row>
        <table:table-row table:style-name="ro1">
          <table:table-cell table:style-name="ce1" office:value-type="float" office:value="3105103"/>
          <table:table-cell table:style-name="ce1" office:value-type="string">
            <text:p>Bambuí (MG)</text:p>
          </table:table-cell>
          <table:table-cell table:style-name="ce1" office:value-type="float" office:value="23898"/>
        </table:table-row>
        <table:table-row table:style-name="ro1">
          <table:table-cell table:style-name="ce1" office:value-type="float" office:value="3105202"/>
          <table:table-cell table:style-name="ce1" office:value-type="string">
            <text:p>Bandeira (MG)</text:p>
          </table:table-cell>
          <table:table-cell table:style-name="ce1" office:value-type="float" office:value="4766"/>
        </table:table-row>
        <table:table-row table:style-name="ro1">
          <table:table-cell table:style-name="ce1" office:value-type="float" office:value="3105301"/>
          <table:table-cell table:style-name="ce1" office:value-type="string">
            <text:p>Bandeira do Sul (MG)</text:p>
          </table:table-cell>
          <table:table-cell table:style-name="ce1" office:value-type="float" office:value="5778"/>
        </table:table-row>
        <table:table-row table:style-name="ro1">
          <table:table-cell table:style-name="ce1" office:value-type="float" office:value="3105400"/>
          <table:table-cell table:style-name="ce1" office:value-type="string">
            <text:p>Barão de Cocais (MG)</text:p>
          </table:table-cell>
          <table:table-cell table:style-name="ce1" office:value-type="float" office:value="32866"/>
        </table:table-row>
        <table:table-row table:style-name="ro1">
          <table:table-cell table:style-name="ce1" office:value-type="float" office:value="3105509"/>
          <table:table-cell table:style-name="ce1" office:value-type="string">
            <text:p>Barão de Monte Alto (MG)</text:p>
          </table:table-cell>
          <table:table-cell table:style-name="ce1" office:value-type="float" office:value="5354"/>
        </table:table-row>
        <table:table-row table:style-name="ro1">
          <table:table-cell table:style-name="ce1" office:value-type="float" office:value="3105608"/>
          <table:table-cell table:style-name="ce1" office:value-type="string">
            <text:p>Barbacena (MG)</text:p>
          </table:table-cell>
          <table:table-cell table:style-name="ce1" office:value-type="float" office:value="138204"/>
        </table:table-row>
        <table:table-row table:style-name="ro1">
          <table:table-cell table:style-name="ce1" office:value-type="float" office:value="3105707"/>
          <table:table-cell table:style-name="ce1" office:value-type="string">
            <text:p>Barra Longa (MG)</text:p>
          </table:table-cell>
          <table:table-cell table:style-name="ce1" office:value-type="float" office:value="5015"/>
        </table:table-row>
        <table:table-row table:style-name="ro1">
          <table:table-cell table:style-name="ce1" office:value-type="float" office:value="3105905"/>
          <table:table-cell table:style-name="ce1" office:value-type="string">
            <text:p>Barroso (MG)</text:p>
          </table:table-cell>
          <table:table-cell table:style-name="ce1" office:value-type="float" office:value="20897"/>
        </table:table-row>
        <table:table-row table:style-name="ro1">
          <table:table-cell table:style-name="ce1" office:value-type="float" office:value="3106002"/>
          <table:table-cell table:style-name="ce1" office:value-type="string">
            <text:p>Bela Vista de Minas (MG)</text:p>
          </table:table-cell>
          <table:table-cell table:style-name="ce1" office:value-type="float" office:value="10262"/>
        </table:table-row>
        <table:table-row table:style-name="ro1">
          <table:table-cell table:style-name="ce1" office:value-type="float" office:value="3106101"/>
          <table:table-cell table:style-name="ce1" office:value-type="string">
            <text:p>Belmiro Braga (MG)</text:p>
          </table:table-cell>
          <table:table-cell table:style-name="ce1" office:value-type="float" office:value="3425"/>
        </table:table-row>
        <table:table-row table:style-name="ro1">
          <table:table-cell table:style-name="ce1" office:value-type="float" office:value="3106200"/>
          <table:table-cell table:style-name="ce1" office:value-type="string">
            <text:p>Belo Horizonte (MG)</text:p>
          </table:table-cell>
          <table:table-cell table:style-name="ce1" office:value-type="float" office:value="2521564"/>
        </table:table-row>
        <table:table-row table:style-name="ro1">
          <table:table-cell table:style-name="ce1" office:value-type="float" office:value="3106309"/>
          <table:table-cell table:style-name="ce1" office:value-type="string">
            <text:p>Belo Oriente (MG)</text:p>
          </table:table-cell>
          <table:table-cell table:style-name="ce1" office:value-type="float" office:value="26994"/>
        </table:table-row>
        <table:table-row table:style-name="ro1">
          <table:table-cell table:style-name="ce1" office:value-type="float" office:value="3106408"/>
          <table:table-cell table:style-name="ce1" office:value-type="string">
            <text:p>Belo Vale (MG)</text:p>
          </table:table-cell>
          <table:table-cell table:style-name="ce1" office:value-type="float" office:value="7719"/>
        </table:table-row>
        <table:table-row table:style-name="ro1">
          <table:table-cell table:style-name="ce1" office:value-type="float" office:value="3106507"/>
          <table:table-cell table:style-name="ce1" office:value-type="string">
            <text:p>Berilo (MG)</text:p>
          </table:table-cell>
          <table:table-cell table:style-name="ce1" office:value-type="float" office:value="11872"/>
        </table:table-row>
        <table:table-row table:style-name="ro1">
          <table:table-cell table:style-name="ce1" office:value-type="float" office:value="3106606"/>
          <table:table-cell table:style-name="ce1" office:value-type="string">
            <text:p>Bertópolis (MG)</text:p>
          </table:table-cell>
          <table:table-cell table:style-name="ce1" office:value-type="float" office:value="4607"/>
        </table:table-row>
        <table:table-row table:style-name="ro1">
          <table:table-cell table:style-name="ce1" office:value-type="float" office:value="3106655"/>
          <table:table-cell table:style-name="ce1" office:value-type="string">
            <text:p>Berizal (MG)</text:p>
          </table:table-cell>
          <table:table-cell table:style-name="ce1" office:value-type="float" office:value="4764"/>
        </table:table-row>
        <table:table-row table:style-name="ro1">
          <table:table-cell table:style-name="ce1" office:value-type="float" office:value="3106705"/>
          <table:table-cell table:style-name="ce1" office:value-type="string">
            <text:p>Betim (MG)</text:p>
          </table:table-cell>
          <table:table-cell table:style-name="ce1" office:value-type="float" office:value="444784"/>
        </table:table-row>
        <table:table-row table:style-name="ro1">
          <table:table-cell table:style-name="ce1" office:value-type="float" office:value="3106804"/>
          <table:table-cell table:style-name="ce1" office:value-type="string">
            <text:p>Bias Fortes (MG)</text:p>
          </table:table-cell>
          <table:table-cell table:style-name="ce1" office:value-type="float" office:value="3329"/>
        </table:table-row>
        <table:table-row table:style-name="ro1">
          <table:table-cell table:style-name="ce1" office:value-type="float" office:value="3106903"/>
          <table:table-cell table:style-name="ce1" office:value-type="string">
            <text:p>Bicas (MG)</text:p>
          </table:table-cell>
          <table:table-cell table:style-name="ce1" office:value-type="float" office:value="14554"/>
        </table:table-row>
        <table:table-row table:style-name="ro1">
          <table:table-cell table:style-name="ce1" office:value-type="float" office:value="3107000"/>
          <table:table-cell table:style-name="ce1" office:value-type="string">
            <text:p>Biquinhas (MG)</text:p>
          </table:table-cell>
          <table:table-cell table:style-name="ce1" office:value-type="float" office:value="2498"/>
        </table:table-row>
        <table:table-row table:style-name="ro1">
          <table:table-cell table:style-name="ce1" office:value-type="float" office:value="3107109"/>
          <table:table-cell table:style-name="ce1" office:value-type="string">
            <text:p>Boa Esperança (MG)</text:p>
          </table:table-cell>
          <table:table-cell table:style-name="ce1" office:value-type="float" office:value="40219"/>
        </table:table-row>
        <table:table-row table:style-name="ro1">
          <table:table-cell table:style-name="ce1" office:value-type="float" office:value="3107208"/>
          <table:table-cell table:style-name="ce1" office:value-type="string">
            <text:p>Bocaina de Minas (MG)</text:p>
          </table:table-cell>
          <table:table-cell table:style-name="ce1" office:value-type="float" office:value="5089"/>
        </table:table-row>
        <table:table-row table:style-name="ro1">
          <table:table-cell table:style-name="ce1" office:value-type="float" office:value="3107307"/>
          <table:table-cell table:style-name="ce1" office:value-type="string">
            <text:p>Bocaiúva (MG)</text:p>
          </table:table-cell>
          <table:table-cell table:style-name="ce1" office:value-type="float" office:value="50256"/>
        </table:table-row>
        <table:table-row table:style-name="ro1">
          <table:table-cell table:style-name="ce1" office:value-type="float" office:value="3107406"/>
          <table:table-cell table:style-name="ce1" office:value-type="string">
            <text:p>Bom Despacho (MG)</text:p>
          </table:table-cell>
          <table:table-cell table:style-name="ce1" office:value-type="float" office:value="51028"/>
        </table:table-row>
        <table:table-row table:style-name="ro1">
          <table:table-cell table:style-name="ce1" office:value-type="float" office:value="3107505"/>
          <table:table-cell table:style-name="ce1" office:value-type="string">
            <text:p>Bom Jardim de Minas (MG)</text:p>
          </table:table-cell>
          <table:table-cell table:style-name="ce1" office:value-type="float" office:value="6459"/>
        </table:table-row>
        <table:table-row table:style-name="ro1">
          <table:table-cell table:style-name="ce1" office:value-type="float" office:value="3107604"/>
          <table:table-cell table:style-name="ce1" office:value-type="string">
            <text:p>Bom Jesus da Penha (MG)</text:p>
          </table:table-cell>
          <table:table-cell table:style-name="ce1" office:value-type="float" office:value="4244"/>
        </table:table-row>
        <table:table-row table:style-name="ro1">
          <table:table-cell table:style-name="ce1" office:value-type="float" office:value="3107703"/>
          <table:table-cell table:style-name="ce1" office:value-type="string">
            <text:p>Bom Jesus do Amparo (MG)</text:p>
          </table:table-cell>
          <table:table-cell table:style-name="ce1" office:value-type="float" office:value="6133"/>
        </table:table-row>
        <table:table-row table:style-name="ro1">
          <table:table-cell table:style-name="ce1" office:value-type="float" office:value="3107802"/>
          <table:table-cell table:style-name="ce1" office:value-type="string">
            <text:p>Bom Jesus do Galho (MG)</text:p>
          </table:table-cell>
          <table:table-cell table:style-name="ce1" office:value-type="float" office:value="14862"/>
        </table:table-row>
        <table:table-row table:style-name="ro1">
          <table:table-cell table:style-name="ce1" office:value-type="float" office:value="3107901"/>
          <table:table-cell table:style-name="ce1" office:value-type="string">
            <text:p>Bom Repouso (MG)</text:p>
          </table:table-cell>
          <table:table-cell table:style-name="ce1" office:value-type="float" office:value="10537"/>
        </table:table-row>
        <table:table-row table:style-name="ro1">
          <table:table-cell table:style-name="ce1" office:value-type="float" office:value="3108008"/>
          <table:table-cell table:style-name="ce1" office:value-type="string">
            <text:p>Bom Sucesso (MG)</text:p>
          </table:table-cell>
          <table:table-cell table:style-name="ce1" office:value-type="float" office:value="17607"/>
        </table:table-row>
        <table:table-row table:style-name="ro1">
          <table:table-cell table:style-name="ce1" office:value-type="float" office:value="3108107"/>
          <table:table-cell table:style-name="ce1" office:value-type="string">
            <text:p>Bonfim (MG)</text:p>
          </table:table-cell>
          <table:table-cell table:style-name="ce1" office:value-type="float" office:value="6860"/>
        </table:table-row>
        <table:table-row table:style-name="ro1">
          <table:table-cell table:style-name="ce1" office:value-type="float" office:value="3108206"/>
          <table:table-cell table:style-name="ce1" office:value-type="string">
            <text:p>Bonfinópolis de Minas (MG)</text:p>
          </table:table-cell>
          <table:table-cell table:style-name="ce1" office:value-type="float" office:value="5444"/>
        </table:table-row>
        <table:table-row table:style-name="ro1">
          <table:table-cell table:style-name="ce1" office:value-type="float" office:value="3108255"/>
          <table:table-cell table:style-name="ce1" office:value-type="string">
            <text:p>Bonito de Minas (MG)</text:p>
          </table:table-cell>
          <table:table-cell table:style-name="ce1" office:value-type="float" office:value="11369"/>
        </table:table-row>
        <table:table-row table:style-name="ro1">
          <table:table-cell table:style-name="ce1" office:value-type="float" office:value="3108305"/>
          <table:table-cell table:style-name="ce1" office:value-type="string">
            <text:p>Borda da Mata (MG)</text:p>
          </table:table-cell>
          <table:table-cell table:style-name="ce1" office:value-type="float" office:value="19614"/>
        </table:table-row>
        <table:table-row table:style-name="ro1">
          <table:table-cell table:style-name="ce1" office:value-type="float" office:value="3108404"/>
          <table:table-cell table:style-name="ce1" office:value-type="string">
            <text:p>Botelhos (MG)</text:p>
          </table:table-cell>
          <table:table-cell table:style-name="ce1" office:value-type="float" office:value="14949"/>
        </table:table-row>
        <table:table-row table:style-name="ro1">
          <table:table-cell table:style-name="ce1" office:value-type="float" office:value="3108503"/>
          <table:table-cell table:style-name="ce1" office:value-type="string">
            <text:p>Botumirim (MG)</text:p>
          </table:table-cell>
          <table:table-cell table:style-name="ce1" office:value-type="float" office:value="6288"/>
        </table:table-row>
        <table:table-row table:style-name="ro1">
          <table:table-cell table:style-name="ce1" office:value-type="float" office:value="3108552"/>
          <table:table-cell table:style-name="ce1" office:value-type="string">
            <text:p>Brasilândia de Minas (MG)</text:p>
          </table:table-cell>
          <table:table-cell table:style-name="ce1" office:value-type="float" office:value="16748"/>
        </table:table-row>
        <table:table-row table:style-name="ro1">
          <table:table-cell table:style-name="ce1" office:value-type="float" office:value="3108602"/>
          <table:table-cell table:style-name="ce1" office:value-type="string">
            <text:p>Brasília de Minas (MG)</text:p>
          </table:table-cell>
          <table:table-cell table:style-name="ce1" office:value-type="float" office:value="32405"/>
        </table:table-row>
        <table:table-row table:style-name="ro1">
          <table:table-cell table:style-name="ce1" office:value-type="float" office:value="3108701"/>
          <table:table-cell table:style-name="ce1" office:value-type="string">
            <text:p>Brás Pires (MG)</text:p>
          </table:table-cell>
          <table:table-cell table:style-name="ce1" office:value-type="float" office:value="4293"/>
        </table:table-row>
        <table:table-row table:style-name="ro1">
          <table:table-cell table:style-name="ce1" office:value-type="float" office:value="3108800"/>
          <table:table-cell table:style-name="ce1" office:value-type="string">
            <text:p>Braúnas (MG)</text:p>
          </table:table-cell>
          <table:table-cell table:style-name="ce1" office:value-type="float" office:value="4769"/>
        </table:table-row>
        <table:table-row table:style-name="ro1">
          <table:table-cell table:style-name="ce1" office:value-type="float" office:value="3108909"/>
          <table:table-cell table:style-name="ce1" office:value-type="string">
            <text:p>Brazópolis (MG)</text:p>
          </table:table-cell>
          <table:table-cell table:style-name="ce1" office:value-type="float" office:value="14410"/>
        </table:table-row>
        <table:table-row table:style-name="ro1">
          <table:table-cell table:style-name="ce1" office:value-type="float" office:value="3109006"/>
          <table:table-cell table:style-name="ce1" office:value-type="string">
            <text:p>Brumadinho (MG)</text:p>
          </table:table-cell>
          <table:table-cell table:style-name="ce1" office:value-type="float" office:value="40666"/>
        </table:table-row>
        <table:table-row table:style-name="ro1">
          <table:table-cell table:style-name="ce1" office:value-type="float" office:value="3109105"/>
          <table:table-cell table:style-name="ce1" office:value-type="string">
            <text:p>Bueno Brandão (MG)</text:p>
          </table:table-cell>
          <table:table-cell table:style-name="ce1" office:value-type="float" office:value="10991"/>
        </table:table-row>
        <table:table-row table:style-name="ro1">
          <table:table-cell table:style-name="ce1" office:value-type="float" office:value="3109204"/>
          <table:table-cell table:style-name="ce1" office:value-type="string">
            <text:p>Buenópolis (MG)</text:p>
          </table:table-cell>
          <table:table-cell table:style-name="ce1" office:value-type="float" office:value="10353"/>
        </table:table-row>
        <table:table-row table:style-name="ro1">
          <table:table-cell table:style-name="ce1" office:value-type="float" office:value="3109253"/>
          <table:table-cell table:style-name="ce1" office:value-type="string">
            <text:p>Bugre (MG)</text:p>
          </table:table-cell>
          <table:table-cell table:style-name="ce1" office:value-type="float" office:value="3983"/>
        </table:table-row>
        <table:table-row table:style-name="ro1">
          <table:table-cell table:style-name="ce1" office:value-type="float" office:value="3109303"/>
          <table:table-cell table:style-name="ce1" office:value-type="string">
            <text:p>Buritis (MG)</text:p>
          </table:table-cell>
          <table:table-cell table:style-name="ce1" office:value-type="float" office:value="25013"/>
        </table:table-row>
        <table:table-row table:style-name="ro1">
          <table:table-cell table:style-name="ce1" office:value-type="float" office:value="3109402"/>
          <table:table-cell table:style-name="ce1" office:value-type="string">
            <text:p>Buritizeiro (MG)</text:p>
          </table:table-cell>
          <table:table-cell table:style-name="ce1" office:value-type="float" office:value="28121"/>
        </table:table-row>
        <table:table-row table:style-name="ro1">
          <table:table-cell table:style-name="ce1" office:value-type="float" office:value="3109451"/>
          <table:table-cell table:style-name="ce1" office:value-type="string">
            <text:p>Cabeceira Grande (MG)</text:p>
          </table:table-cell>
          <table:table-cell table:style-name="ce1" office:value-type="float" office:value="6988"/>
        </table:table-row>
        <table:table-row table:style-name="ro1">
          <table:table-cell table:style-name="ce1" office:value-type="float" office:value="3109501"/>
          <table:table-cell table:style-name="ce1" office:value-type="string">
            <text:p>Cabo Verde (MG)</text:p>
          </table:table-cell>
          <table:table-cell table:style-name="ce1" office:value-type="float" office:value="14075"/>
        </table:table-row>
        <table:table-row table:style-name="ro1">
          <table:table-cell table:style-name="ce1" office:value-type="float" office:value="3109600"/>
          <table:table-cell table:style-name="ce1" office:value-type="string">
            <text:p>Cachoeira da Prata (MG)</text:p>
          </table:table-cell>
          <table:table-cell table:style-name="ce1" office:value-type="float" office:value="3591"/>
        </table:table-row>
        <table:table-row table:style-name="ro1">
          <table:table-cell table:style-name="ce1" office:value-type="float" office:value="3109709"/>
          <table:table-cell table:style-name="ce1" office:value-type="string">
            <text:p>Cachoeira de Minas (MG)</text:p>
          </table:table-cell>
          <table:table-cell table:style-name="ce1" office:value-type="float" office:value="11579"/>
        </table:table-row>
        <table:table-row table:style-name="ro1">
          <table:table-cell table:style-name="ce1" office:value-type="float" office:value="3109808"/>
          <table:table-cell table:style-name="ce1" office:value-type="string">
            <text:p>Cachoeira Dourada (MG)</text:p>
          </table:table-cell>
          <table:table-cell table:style-name="ce1" office:value-type="float" office:value="2706"/>
        </table:table-row>
        <table:table-row table:style-name="ro1">
          <table:table-cell table:style-name="ce1" office:value-type="float" office:value="3109907"/>
          <table:table-cell table:style-name="ce1" office:value-type="string">
            <text:p>Caetanópolis (MG)</text:p>
          </table:table-cell>
          <table:table-cell table:style-name="ce1" office:value-type="float" office:value="11749"/>
        </table:table-row>
        <table:table-row table:style-name="ro1">
          <table:table-cell table:style-name="ce1" office:value-type="float" office:value="3110004"/>
          <table:table-cell table:style-name="ce1" office:value-type="string">
            <text:p>Caeté (MG)</text:p>
          </table:table-cell>
          <table:table-cell table:style-name="ce1" office:value-type="float" office:value="45047"/>
        </table:table-row>
        <table:table-row table:style-name="ro1">
          <table:table-cell table:style-name="ce1" office:value-type="float" office:value="3110103"/>
          <table:table-cell table:style-name="ce1" office:value-type="string">
            <text:p>Caiana (MG)</text:p>
          </table:table-cell>
          <table:table-cell table:style-name="ce1" office:value-type="float" office:value="5541"/>
        </table:table-row>
        <table:table-row table:style-name="ro1">
          <table:table-cell table:style-name="ce1" office:value-type="float" office:value="3110202"/>
          <table:table-cell table:style-name="ce1" office:value-type="string">
            <text:p>Cajuri (MG)</text:p>
          </table:table-cell>
          <table:table-cell table:style-name="ce1" office:value-type="float" office:value="3974"/>
        </table:table-row>
        <table:table-row table:style-name="ro1">
          <table:table-cell table:style-name="ce1" office:value-type="float" office:value="3110301"/>
          <table:table-cell table:style-name="ce1" office:value-type="string">
            <text:p>Caldas (MG)</text:p>
          </table:table-cell>
          <table:table-cell table:style-name="ce1" office:value-type="float" office:value="14541"/>
        </table:table-row>
        <table:table-row table:style-name="ro1">
          <table:table-cell table:style-name="ce1" office:value-type="float" office:value="3110400"/>
          <table:table-cell table:style-name="ce1" office:value-type="string">
            <text:p>Camacho (MG)</text:p>
          </table:table-cell>
          <table:table-cell table:style-name="ce1" office:value-type="float" office:value="2869"/>
        </table:table-row>
        <table:table-row table:style-name="ro1">
          <table:table-cell table:style-name="ce1" office:value-type="float" office:value="3110509"/>
          <table:table-cell table:style-name="ce1" office:value-type="string">
            <text:p>Camanducaia (MG)</text:p>
          </table:table-cell>
          <table:table-cell table:style-name="ce1" office:value-type="float" office:value="21801"/>
        </table:table-row>
        <table:table-row table:style-name="ro1">
          <table:table-cell table:style-name="ce1" office:value-type="float" office:value="3110608"/>
          <table:table-cell table:style-name="ce1" office:value-type="string">
            <text:p>Cambuí (MG)</text:p>
          </table:table-cell>
          <table:table-cell table:style-name="ce1" office:value-type="float" office:value="29814"/>
        </table:table-row>
        <table:table-row table:style-name="ro1">
          <table:table-cell table:style-name="ce1" office:value-type="float" office:value="3110707"/>
          <table:table-cell table:style-name="ce1" office:value-type="string">
            <text:p>Cambuquira (MG)</text:p>
          </table:table-cell>
          <table:table-cell table:style-name="ce1" office:value-type="float" office:value="12812"/>
        </table:table-row>
        <table:table-row table:style-name="ro1">
          <table:table-cell table:style-name="ce1" office:value-type="float" office:value="3110806"/>
          <table:table-cell table:style-name="ce1" office:value-type="string">
            <text:p>Campanário (MG)</text:p>
          </table:table-cell>
          <table:table-cell table:style-name="ce1" office:value-type="float" office:value="3730"/>
        </table:table-row>
        <table:table-row table:style-name="ro1">
          <table:table-cell table:style-name="ce1" office:value-type="float" office:value="3110905"/>
          <table:table-cell table:style-name="ce1" office:value-type="string">
            <text:p>Campanha (MG)</text:p>
          </table:table-cell>
          <table:table-cell table:style-name="ce1" office:value-type="float" office:value="16762"/>
        </table:table-row>
        <table:table-row table:style-name="ro1">
          <table:table-cell table:style-name="ce1" office:value-type="float" office:value="3111002"/>
          <table:table-cell table:style-name="ce1" office:value-type="string">
            <text:p>Campestre (MG)</text:p>
          </table:table-cell>
          <table:table-cell table:style-name="ce1" office:value-type="float" office:value="21054"/>
        </table:table-row>
        <table:table-row table:style-name="ro1">
          <table:table-cell table:style-name="ce1" office:value-type="float" office:value="3111101"/>
          <table:table-cell table:style-name="ce1" office:value-type="string">
            <text:p>Campina Verde (MG)</text:p>
          </table:table-cell>
          <table:table-cell table:style-name="ce1" office:value-type="float" office:value="19752"/>
        </table:table-row>
        <table:table-row table:style-name="ro1">
          <table:table-cell table:style-name="ce1" office:value-type="float" office:value="3111150"/>
          <table:table-cell table:style-name="ce1" office:value-type="string">
            <text:p>Campo Azul (MG)</text:p>
          </table:table-cell>
          <table:table-cell table:style-name="ce1" office:value-type="float" office:value="3824"/>
        </table:table-row>
        <table:table-row table:style-name="ro1">
          <table:table-cell table:style-name="ce1" office:value-type="float" office:value="3111200"/>
          <table:table-cell table:style-name="ce1" office:value-type="string">
            <text:p>Campo Belo (MG)</text:p>
          </table:table-cell>
          <table:table-cell table:style-name="ce1" office:value-type="float" office:value="54186"/>
        </table:table-row>
        <table:table-row table:style-name="ro1">
          <table:table-cell table:style-name="ce1" office:value-type="float" office:value="3111309"/>
          <table:table-cell table:style-name="ce1" office:value-type="string">
            <text:p>Campo do Meio (MG)</text:p>
          </table:table-cell>
          <table:table-cell table:style-name="ce1" office:value-type="float" office:value="11651"/>
        </table:table-row>
        <table:table-row table:style-name="ro1">
          <table:table-cell table:style-name="ce1" office:value-type="float" office:value="3111408"/>
          <table:table-cell table:style-name="ce1" office:value-type="string">
            <text:p>Campo Florido (MG)</text:p>
          </table:table-cell>
          <table:table-cell table:style-name="ce1" office:value-type="float" office:value="8269"/>
        </table:table-row>
        <table:table-row table:style-name="ro1">
          <table:table-cell table:style-name="ce1" office:value-type="float" office:value="3111507"/>
          <table:table-cell table:style-name="ce1" office:value-type="string">
            <text:p>Campos Altos (MG)</text:p>
          </table:table-cell>
          <table:table-cell table:style-name="ce1" office:value-type="float" office:value="15563"/>
        </table:table-row>
        <table:table-row table:style-name="ro1">
          <table:table-cell table:style-name="ce1" office:value-type="float" office:value="3111606"/>
          <table:table-cell table:style-name="ce1" office:value-type="string">
            <text:p>Campos Gerais (MG)</text:p>
          </table:table-cell>
          <table:table-cell table:style-name="ce1" office:value-type="float" office:value="28842"/>
        </table:table-row>
        <table:table-row table:style-name="ro1">
          <table:table-cell table:style-name="ce1" office:value-type="float" office:value="3111705"/>
          <table:table-cell table:style-name="ce1" office:value-type="string">
            <text:p>Canaã (MG)</text:p>
          </table:table-cell>
          <table:table-cell table:style-name="ce1" office:value-type="float" office:value="4548"/>
        </table:table-row>
        <table:table-row table:style-name="ro1">
          <table:table-cell table:style-name="ce1" office:value-type="float" office:value="3111804"/>
          <table:table-cell table:style-name="ce1" office:value-type="string">
            <text:p>Canápolis (MG)</text:p>
          </table:table-cell>
          <table:table-cell table:style-name="ce1" office:value-type="float" office:value="12201"/>
        </table:table-row>
        <table:table-row table:style-name="ro1">
          <table:table-cell table:style-name="ce1" office:value-type="float" office:value="3111903"/>
          <table:table-cell table:style-name="ce1" office:value-type="string">
            <text:p>Cana Verde (MG)</text:p>
          </table:table-cell>
          <table:table-cell table:style-name="ce1" office:value-type="float" office:value="5594"/>
        </table:table-row>
        <table:table-row table:style-name="ro1">
          <table:table-cell table:style-name="ce1" office:value-type="float" office:value="3112000"/>
          <table:table-cell table:style-name="ce1" office:value-type="string">
            <text:p>Candeias (MG)</text:p>
          </table:table-cell>
          <table:table-cell table:style-name="ce1" office:value-type="float" office:value="14888"/>
        </table:table-row>
        <table:table-row table:style-name="ro1">
          <table:table-cell table:style-name="ce1" office:value-type="float" office:value="3112059"/>
          <table:table-cell table:style-name="ce1" office:value-type="string">
            <text:p>Cantagalo (MG)</text:p>
          </table:table-cell>
          <table:table-cell table:style-name="ce1" office:value-type="float" office:value="4551"/>
        </table:table-row>
        <table:table-row table:style-name="ro1">
          <table:table-cell table:style-name="ce1" office:value-type="float" office:value="3112109"/>
          <table:table-cell table:style-name="ce1" office:value-type="string">
            <text:p>Caparaó (MG)</text:p>
          </table:table-cell>
          <table:table-cell table:style-name="ce1" office:value-type="float" office:value="5451"/>
        </table:table-row>
        <table:table-row table:style-name="ro1">
          <table:table-cell table:style-name="ce1" office:value-type="float" office:value="3112208"/>
          <table:table-cell table:style-name="ce1" office:value-type="string">
            <text:p>Capela Nova (MG)</text:p>
          </table:table-cell>
          <table:table-cell table:style-name="ce1" office:value-type="float" office:value="4634"/>
        </table:table-row>
        <table:table-row table:style-name="ro1">
          <table:table-cell table:style-name="ce1" office:value-type="float" office:value="3112307"/>
          <table:table-cell table:style-name="ce1" office:value-type="string">
            <text:p>Capelinha (MG)</text:p>
          </table:table-cell>
          <table:table-cell table:style-name="ce1" office:value-type="float" office:value="38057"/>
        </table:table-row>
        <table:table-row table:style-name="ro1">
          <table:table-cell table:style-name="ce1" office:value-type="float" office:value="3112406"/>
          <table:table-cell table:style-name="ce1" office:value-type="string">
            <text:p>Capetinga (MG)</text:p>
          </table:table-cell>
          <table:table-cell table:style-name="ce1" office:value-type="float" office:value="6890"/>
        </table:table-row>
        <table:table-row table:style-name="ro1">
          <table:table-cell table:style-name="ce1" office:value-type="float" office:value="3112505"/>
          <table:table-cell table:style-name="ce1" office:value-type="string">
            <text:p>Capim Branco (MG)</text:p>
          </table:table-cell>
          <table:table-cell table:style-name="ce1" office:value-type="float" office:value="9826"/>
        </table:table-row>
        <table:table-row table:style-name="ro1">
          <table:table-cell table:style-name="ce1" office:value-type="float" office:value="3112604"/>
          <table:table-cell table:style-name="ce1" office:value-type="string">
            <text:p>Capinópolis (MG)</text:p>
          </table:table-cell>
          <table:table-cell table:style-name="ce1" office:value-type="float" office:value="16234"/>
        </table:table-row>
        <table:table-row table:style-name="ro1">
          <table:table-cell table:style-name="ce1" office:value-type="float" office:value="3112653"/>
          <table:table-cell table:style-name="ce1" office:value-type="string">
            <text:p>Capitão Andrade (MG)</text:p>
          </table:table-cell>
          <table:table-cell table:style-name="ce1" office:value-type="float" office:value="5514"/>
        </table:table-row>
        <table:table-row table:style-name="ro1">
          <table:table-cell table:style-name="ce1" office:value-type="float" office:value="3112703"/>
          <table:table-cell table:style-name="ce1" office:value-type="string">
            <text:p>Capitão Enéas (MG)</text:p>
          </table:table-cell>
          <table:table-cell table:style-name="ce1" office:value-type="float" office:value="15313"/>
        </table:table-row>
        <table:table-row table:style-name="ro1">
          <table:table-cell table:style-name="ce1" office:value-type="float" office:value="3112802"/>
          <table:table-cell table:style-name="ce1" office:value-type="string">
            <text:p>Capitólio (MG)</text:p>
          </table:table-cell>
          <table:table-cell table:style-name="ce1" office:value-type="float" office:value="8663"/>
        </table:table-row>
        <table:table-row table:style-name="ro1">
          <table:table-cell table:style-name="ce1" office:value-type="float" office:value="3112901"/>
          <table:table-cell table:style-name="ce1" office:value-type="string">
            <text:p>Caputira (MG)</text:p>
          </table:table-cell>
          <table:table-cell table:style-name="ce1" office:value-type="float" office:value="9308"/>
        </table:table-row>
        <table:table-row table:style-name="ro1">
          <table:table-cell table:style-name="ce1" office:value-type="float" office:value="3113008"/>
          <table:table-cell table:style-name="ce1" office:value-type="string">
            <text:p>Caraí (MG)</text:p>
          </table:table-cell>
          <table:table-cell table:style-name="ce1" office:value-type="float" office:value="23780"/>
        </table:table-row>
        <table:table-row table:style-name="ro1">
          <table:table-cell table:style-name="ce1" office:value-type="float" office:value="3113107"/>
          <table:table-cell table:style-name="ce1" office:value-type="string">
            <text:p>Caranaíba (MG)</text:p>
          </table:table-cell>
          <table:table-cell table:style-name="ce1" office:value-type="float" office:value="3166"/>
        </table:table-row>
        <table:table-row table:style-name="ro1">
          <table:table-cell table:style-name="ce1" office:value-type="float" office:value="3113206"/>
          <table:table-cell table:style-name="ce1" office:value-type="string">
            <text:p>Carandaí (MG)</text:p>
          </table:table-cell>
          <table:table-cell table:style-name="ce1" office:value-type="float" office:value="25669"/>
        </table:table-row>
        <table:table-row table:style-name="ro1">
          <table:table-cell table:style-name="ce1" office:value-type="float" office:value="3113305"/>
          <table:table-cell table:style-name="ce1" office:value-type="string">
            <text:p>Carangola (MG)</text:p>
          </table:table-cell>
          <table:table-cell table:style-name="ce1" office:value-type="float" office:value="33011"/>
        </table:table-row>
        <table:table-row table:style-name="ro1">
          <table:table-cell table:style-name="ce1" office:value-type="float" office:value="3113404"/>
          <table:table-cell table:style-name="ce1" office:value-type="string">
            <text:p>Caratinga (MG)</text:p>
          </table:table-cell>
          <table:table-cell table:style-name="ce1" office:value-type="float" office:value="92603"/>
        </table:table-row>
        <table:table-row table:style-name="ro1">
          <table:table-cell table:style-name="ce1" office:value-type="float" office:value="3113503"/>
          <table:table-cell table:style-name="ce1" office:value-type="string">
            <text:p>Carbonita (MG)</text:p>
          </table:table-cell>
          <table:table-cell table:style-name="ce1" office:value-type="float" office:value="9414"/>
        </table:table-row>
        <table:table-row table:style-name="ro1">
          <table:table-cell table:style-name="ce1" office:value-type="float" office:value="3113602"/>
          <table:table-cell table:style-name="ce1" office:value-type="string">
            <text:p>Careaçu (MG)</text:p>
          </table:table-cell>
          <table:table-cell table:style-name="ce1" office:value-type="float" office:value="6792"/>
        </table:table-row>
        <table:table-row table:style-name="ro1">
          <table:table-cell table:style-name="ce1" office:value-type="float" office:value="3113701"/>
          <table:table-cell table:style-name="ce1" office:value-type="string">
            <text:p>Carlos Chagas (MG)</text:p>
          </table:table-cell>
          <table:table-cell table:style-name="ce1" office:value-type="float" office:value="18674"/>
        </table:table-row>
        <table:table-row table:style-name="ro1">
          <table:table-cell table:style-name="ce1" office:value-type="float" office:value="3113800"/>
          <table:table-cell table:style-name="ce1" office:value-type="string">
            <text:p>Carmésia (MG)</text:p>
          </table:table-cell>
          <table:table-cell table:style-name="ce1" office:value-type="float" office:value="2646"/>
        </table:table-row>
        <table:table-row table:style-name="ro1">
          <table:table-cell table:style-name="ce1" office:value-type="float" office:value="3113909"/>
          <table:table-cell table:style-name="ce1" office:value-type="string">
            <text:p>Carmo da Cachoeira (MG)</text:p>
          </table:table-cell>
          <table:table-cell table:style-name="ce1" office:value-type="float" office:value="12182"/>
        </table:table-row>
        <table:table-row table:style-name="ro1">
          <table:table-cell table:style-name="ce1" office:value-type="float" office:value="3114006"/>
          <table:table-cell table:style-name="ce1" office:value-type="string">
            <text:p>Carmo da Mata (MG)</text:p>
          </table:table-cell>
          <table:table-cell table:style-name="ce1" office:value-type="float" office:value="11511"/>
        </table:table-row>
        <table:table-row table:style-name="ro1">
          <table:table-cell table:style-name="ce1" office:value-type="float" office:value="3114105"/>
          <table:table-cell table:style-name="ce1" office:value-type="string">
            <text:p>Carmo de Minas (MG)</text:p>
          </table:table-cell>
          <table:table-cell table:style-name="ce1" office:value-type="float" office:value="14947"/>
        </table:table-row>
        <table:table-row table:style-name="ro1">
          <table:table-cell table:style-name="ce1" office:value-type="float" office:value="3114204"/>
          <table:table-cell table:style-name="ce1" office:value-type="string">
            <text:p>Carmo do Cajuru (MG)</text:p>
          </table:table-cell>
          <table:table-cell table:style-name="ce1" office:value-type="float" office:value="22693"/>
        </table:table-row>
        <table:table-row table:style-name="ro1">
          <table:table-cell table:style-name="ce1" office:value-type="float" office:value="3114303"/>
          <table:table-cell table:style-name="ce1" office:value-type="string">
            <text:p>Carmo do Paranaíba (MG)</text:p>
          </table:table-cell>
          <table:table-cell table:style-name="ce1" office:value-type="float" office:value="30334"/>
        </table:table-row>
        <table:table-row table:style-name="ro1">
          <table:table-cell table:style-name="ce1" office:value-type="float" office:value="3114402"/>
          <table:table-cell table:style-name="ce1" office:value-type="string">
            <text:p>Carmo do Rio Claro (MG)</text:p>
          </table:table-cell>
          <table:table-cell table:style-name="ce1" office:value-type="float" office:value="21268"/>
        </table:table-row>
        <table:table-row table:style-name="ro1">
          <table:table-cell table:style-name="ce1" office:value-type="float" office:value="3114501"/>
          <table:table-cell table:style-name="ce1" office:value-type="string">
            <text:p>Carmópolis de Minas (MG)</text:p>
          </table:table-cell>
          <table:table-cell table:style-name="ce1" office:value-type="float" office:value="19559"/>
        </table:table-row>
        <table:table-row table:style-name="ro1">
          <table:table-cell table:style-name="ce1" office:value-type="float" office:value="3114550"/>
          <table:table-cell table:style-name="ce1" office:value-type="string">
            <text:p>Carneirinho (MG)</text:p>
          </table:table-cell>
          <table:table-cell table:style-name="ce1" office:value-type="float" office:value="10066"/>
        </table:table-row>
        <table:table-row table:style-name="ro1">
          <table:table-cell table:style-name="ce1" office:value-type="float" office:value="3114600"/>
          <table:table-cell table:style-name="ce1" office:value-type="string">
            <text:p>Carrancas (MG)</text:p>
          </table:table-cell>
          <table:table-cell table:style-name="ce1" office:value-type="float" office:value="4049"/>
        </table:table-row>
        <table:table-row table:style-name="ro1">
          <table:table-cell table:style-name="ce1" office:value-type="float" office:value="3114709"/>
          <table:table-cell table:style-name="ce1" office:value-type="string">
            <text:p>Carvalhópolis (MG)</text:p>
          </table:table-cell>
          <table:table-cell table:style-name="ce1" office:value-type="float" office:value="3597"/>
        </table:table-row>
        <table:table-row table:style-name="ro1">
          <table:table-cell table:style-name="ce1" office:value-type="float" office:value="3114808"/>
          <table:table-cell table:style-name="ce1" office:value-type="string">
            <text:p>Carvalhos (MG)</text:p>
          </table:table-cell>
          <table:table-cell table:style-name="ce1" office:value-type="float" office:value="4461"/>
        </table:table-row>
        <table:table-row table:style-name="ro1">
          <table:table-cell table:style-name="ce1" office:value-type="float" office:value="3114907"/>
          <table:table-cell table:style-name="ce1" office:value-type="string">
            <text:p>Casa Grande (MG)</text:p>
          </table:table-cell>
          <table:table-cell table:style-name="ce1" office:value-type="float" office:value="2254"/>
        </table:table-row>
        <table:table-row table:style-name="ro1">
          <table:table-cell table:style-name="ce1" office:value-type="float" office:value="3115003"/>
          <table:table-cell table:style-name="ce1" office:value-type="string">
            <text:p>Cascalho Rico (MG)</text:p>
          </table:table-cell>
          <table:table-cell table:style-name="ce1" office:value-type="float" office:value="3092"/>
        </table:table-row>
        <table:table-row table:style-name="ro1">
          <table:table-cell table:style-name="ce1" office:value-type="float" office:value="3115102"/>
          <table:table-cell table:style-name="ce1" office:value-type="string">
            <text:p>Cássia (MG)</text:p>
          </table:table-cell>
          <table:table-cell table:style-name="ce1" office:value-type="float" office:value="17740"/>
        </table:table-row>
        <table:table-row table:style-name="ro1">
          <table:table-cell table:style-name="ce1" office:value-type="float" office:value="3115201"/>
          <table:table-cell table:style-name="ce1" office:value-type="string">
            <text:p>Conceição da Barra de Minas (MG)</text:p>
          </table:table-cell>
          <table:table-cell table:style-name="ce1" office:value-type="float" office:value="3946"/>
        </table:table-row>
        <table:table-row table:style-name="ro1">
          <table:table-cell table:style-name="ce1" office:value-type="float" office:value="3115300"/>
          <table:table-cell table:style-name="ce1" office:value-type="string">
            <text:p>Cataguases (MG)</text:p>
          </table:table-cell>
          <table:table-cell table:style-name="ce1" office:value-type="float" office:value="75540"/>
        </table:table-row>
        <table:table-row table:style-name="ro1">
          <table:table-cell table:style-name="ce1" office:value-type="float" office:value="3115359"/>
          <table:table-cell table:style-name="ce1" office:value-type="string">
            <text:p>Catas Altas (MG)</text:p>
          </table:table-cell>
          <table:table-cell table:style-name="ce1" office:value-type="float" office:value="5421"/>
        </table:table-row>
        <table:table-row table:style-name="ro1">
          <table:table-cell table:style-name="ce1" office:value-type="float" office:value="3115409"/>
          <table:table-cell table:style-name="ce1" office:value-type="string">
            <text:p>Catas Altas da Noruega (MG)</text:p>
          </table:table-cell>
          <table:table-cell table:style-name="ce1" office:value-type="float" office:value="3653"/>
        </table:table-row>
        <table:table-row table:style-name="ro1">
          <table:table-cell table:style-name="ce1" office:value-type="float" office:value="3115458"/>
          <table:table-cell table:style-name="ce1" office:value-type="string">
            <text:p>Catuji (MG)</text:p>
          </table:table-cell>
          <table:table-cell table:style-name="ce1" office:value-type="float" office:value="6257"/>
        </table:table-row>
        <table:table-row table:style-name="ro1">
          <table:table-cell table:style-name="ce1" office:value-type="float" office:value="3115474"/>
          <table:table-cell table:style-name="ce1" office:value-type="string">
            <text:p>Catuti (MG)</text:p>
          </table:table-cell>
          <table:table-cell table:style-name="ce1" office:value-type="float" office:value="4965"/>
        </table:table-row>
        <table:table-row table:style-name="ro1">
          <table:table-cell table:style-name="ce1" office:value-type="float" office:value="3115508"/>
          <table:table-cell table:style-name="ce1" office:value-type="string">
            <text:p>Caxambu (MG)</text:p>
          </table:table-cell>
          <table:table-cell table:style-name="ce1" office:value-type="float" office:value="21610"/>
        </table:table-row>
        <table:table-row table:style-name="ro1">
          <table:table-cell table:style-name="ce1" office:value-type="float" office:value="3115607"/>
          <table:table-cell table:style-name="ce1" office:value-type="string">
            <text:p>Cedro do Abaeté (MG)</text:p>
          </table:table-cell>
          <table:table-cell table:style-name="ce1" office:value-type="float" office:value="1157"/>
        </table:table-row>
        <table:table-row table:style-name="ro1">
          <table:table-cell table:style-name="ce1" office:value-type="float" office:value="3115706"/>
          <table:table-cell table:style-name="ce1" office:value-type="string">
            <text:p>Central de Minas (MG)</text:p>
          </table:table-cell>
          <table:table-cell table:style-name="ce1" office:value-type="float" office:value="7046"/>
        </table:table-row>
        <table:table-row table:style-name="ro1">
          <table:table-cell table:style-name="ce1" office:value-type="float" office:value="3115805"/>
          <table:table-cell table:style-name="ce1" office:value-type="string">
            <text:p>Centralina (MG)</text:p>
          </table:table-cell>
          <table:table-cell table:style-name="ce1" office:value-type="float" office:value="10346"/>
        </table:table-row>
        <table:table-row table:style-name="ro1">
          <table:table-cell table:style-name="ce1" office:value-type="float" office:value="3115904"/>
          <table:table-cell table:style-name="ce1" office:value-type="string">
            <text:p>Chácara (MG)</text:p>
          </table:table-cell>
          <table:table-cell table:style-name="ce1" office:value-type="float" office:value="3186"/>
        </table:table-row>
        <table:table-row table:style-name="ro1">
          <table:table-cell table:style-name="ce1" office:value-type="float" office:value="3116001"/>
          <table:table-cell table:style-name="ce1" office:value-type="string">
            <text:p>Chalé (MG)</text:p>
          </table:table-cell>
          <table:table-cell table:style-name="ce1" office:value-type="float" office:value="5699"/>
        </table:table-row>
        <table:table-row table:style-name="ro1">
          <table:table-cell table:style-name="ce1" office:value-type="float" office:value="3116100"/>
          <table:table-cell table:style-name="ce1" office:value-type="string">
            <text:p>Chapada do Norte (MG)</text:p>
          </table:table-cell>
          <table:table-cell table:style-name="ce1" office:value-type="float" office:value="15345"/>
        </table:table-row>
        <table:table-row table:style-name="ro1">
          <table:table-cell table:style-name="ce1" office:value-type="float" office:value="3116159"/>
          <table:table-cell table:style-name="ce1" office:value-type="string">
            <text:p>Chapada Gaúcha (MG)</text:p>
          </table:table-cell>
          <table:table-cell table:style-name="ce1" office:value-type="float" office:value="13953"/>
        </table:table-row>
        <table:table-row table:style-name="ro1">
          <table:table-cell table:style-name="ce1" office:value-type="float" office:value="3116209"/>
          <table:table-cell table:style-name="ce1" office:value-type="string">
            <text:p>Chiador (MG)</text:p>
          </table:table-cell>
          <table:table-cell table:style-name="ce1" office:value-type="float" office:value="2671"/>
        </table:table-row>
        <table:table-row table:style-name="ro1">
          <table:table-cell table:style-name="ce1" office:value-type="float" office:value="3116308"/>
          <table:table-cell table:style-name="ce1" office:value-type="string">
            <text:p>Cipotânea (MG)</text:p>
          </table:table-cell>
          <table:table-cell table:style-name="ce1" office:value-type="float" office:value="6799"/>
        </table:table-row>
        <table:table-row table:style-name="ro1">
          <table:table-cell table:style-name="ce1" office:value-type="float" office:value="3116407"/>
          <table:table-cell table:style-name="ce1" office:value-type="string">
            <text:p>Claraval (MG)</text:p>
          </table:table-cell>
          <table:table-cell table:style-name="ce1" office:value-type="float" office:value="4853"/>
        </table:table-row>
        <table:table-row table:style-name="ro1">
          <table:table-cell table:style-name="ce1" office:value-type="float" office:value="3116506"/>
          <table:table-cell table:style-name="ce1" office:value-type="string">
            <text:p>Claro dos Poções (MG)</text:p>
          </table:table-cell>
          <table:table-cell table:style-name="ce1" office:value-type="float" office:value="7514"/>
        </table:table-row>
        <table:table-row table:style-name="ro1">
          <table:table-cell table:style-name="ce1" office:value-type="float" office:value="3116605"/>
          <table:table-cell table:style-name="ce1" office:value-type="string">
            <text:p>Cláudio (MG)</text:p>
          </table:table-cell>
          <table:table-cell table:style-name="ce1" office:value-type="float" office:value="28859"/>
        </table:table-row>
        <table:table-row table:style-name="ro1">
          <table:table-cell table:style-name="ce1" office:value-type="float" office:value="3116704"/>
          <table:table-cell table:style-name="ce1" office:value-type="string">
            <text:p>Coimbra (MG)</text:p>
          </table:table-cell>
          <table:table-cell table:style-name="ce1" office:value-type="float" office:value="7594"/>
        </table:table-row>
        <table:table-row table:style-name="ro1">
          <table:table-cell table:style-name="ce1" office:value-type="float" office:value="3116803"/>
          <table:table-cell table:style-name="ce1" office:value-type="string">
            <text:p>Coluna (MG)</text:p>
          </table:table-cell>
          <table:table-cell table:style-name="ce1" office:value-type="float" office:value="8841"/>
        </table:table-row>
        <table:table-row table:style-name="ro1">
          <table:table-cell table:style-name="ce1" office:value-type="float" office:value="3116902"/>
          <table:table-cell table:style-name="ce1" office:value-type="string">
            <text:p>Comendador Gomes (MG)</text:p>
          </table:table-cell>
          <table:table-cell table:style-name="ce1" office:value-type="float" office:value="3120"/>
        </table:table-row>
        <table:table-row table:style-name="ro1">
          <table:table-cell table:style-name="ce1" office:value-type="float" office:value="3117009"/>
          <table:table-cell table:style-name="ce1" office:value-type="string">
            <text:p>Comercinho (MG)</text:p>
          </table:table-cell>
          <table:table-cell table:style-name="ce1" office:value-type="float" office:value="6774"/>
        </table:table-row>
        <table:table-row table:style-name="ro1">
          <table:table-cell table:style-name="ce1" office:value-type="float" office:value="3117108"/>
          <table:table-cell table:style-name="ce1" office:value-type="string">
            <text:p>Conceição da Aparecida (MG)</text:p>
          </table:table-cell>
          <table:table-cell table:style-name="ce1" office:value-type="float" office:value="10322"/>
        </table:table-row>
        <table:table-row table:style-name="ro1">
          <table:table-cell table:style-name="ce1" office:value-type="float" office:value="3117207"/>
          <table:table-cell table:style-name="ce1" office:value-type="string">
            <text:p>Conceição das Pedras (MG)</text:p>
          </table:table-cell>
          <table:table-cell table:style-name="ce1" office:value-type="float" office:value="2813"/>
        </table:table-row>
        <table:table-row table:style-name="ro1">
          <table:table-cell table:style-name="ce1" office:value-type="float" office:value="3117306"/>
          <table:table-cell table:style-name="ce1" office:value-type="string">
            <text:p>Conceição das Alagoas (MG)</text:p>
          </table:table-cell>
          <table:table-cell table:style-name="ce1" office:value-type="float" office:value="28346"/>
        </table:table-row>
        <table:table-row table:style-name="ro1">
          <table:table-cell table:style-name="ce1" office:value-type="float" office:value="3117405"/>
          <table:table-cell table:style-name="ce1" office:value-type="string">
            <text:p>Conceição de Ipanema (MG)</text:p>
          </table:table-cell>
          <table:table-cell table:style-name="ce1" office:value-type="float" office:value="4578"/>
        </table:table-row>
        <table:table-row table:style-name="ro1">
          <table:table-cell table:style-name="ce1" office:value-type="float" office:value="3117504"/>
          <table:table-cell table:style-name="ce1" office:value-type="string">
            <text:p>Conceição do Mato Dentro (MG)</text:p>
          </table:table-cell>
          <table:table-cell table:style-name="ce1" office:value-type="float" office:value="17503"/>
        </table:table-row>
        <table:table-row table:style-name="ro1">
          <table:table-cell table:style-name="ce1" office:value-type="float" office:value="3117603"/>
          <table:table-cell table:style-name="ce1" office:value-type="string">
            <text:p>Conceição do Pará (MG)</text:p>
          </table:table-cell>
          <table:table-cell table:style-name="ce1" office:value-type="float" office:value="5533"/>
        </table:table-row>
        <table:table-row table:style-name="ro1">
          <table:table-cell table:style-name="ce1" office:value-type="float" office:value="3117702"/>
          <table:table-cell table:style-name="ce1" office:value-type="string">
            <text:p>Conceição do Rio Verde (MG)</text:p>
          </table:table-cell>
          <table:table-cell table:style-name="ce1" office:value-type="float" office:value="13684"/>
        </table:table-row>
        <table:table-row table:style-name="ro1">
          <table:table-cell table:style-name="ce1" office:value-type="float" office:value="3117801"/>
          <table:table-cell table:style-name="ce1" office:value-type="string">
            <text:p>Conceição dos Ouros (MG)</text:p>
          </table:table-cell>
          <table:table-cell table:style-name="ce1" office:value-type="float" office:value="11748"/>
        </table:table-row>
        <table:table-row table:style-name="ro1">
          <table:table-cell table:style-name="ce1" office:value-type="float" office:value="3117836"/>
          <table:table-cell table:style-name="ce1" office:value-type="string">
            <text:p>Cônego Marinho (MG)</text:p>
          </table:table-cell>
          <table:table-cell table:style-name="ce1" office:value-type="float" office:value="7686"/>
        </table:table-row>
        <table:table-row table:style-name="ro1">
          <table:table-cell table:style-name="ce1" office:value-type="float" office:value="3117876"/>
          <table:table-cell table:style-name="ce1" office:value-type="string">
            <text:p>Confins (MG)</text:p>
          </table:table-cell>
          <table:table-cell table:style-name="ce1" office:value-type="float" office:value="6800"/>
        </table:table-row>
        <table:table-row table:style-name="ro1">
          <table:table-cell table:style-name="ce1" office:value-type="float" office:value="3117900"/>
          <table:table-cell table:style-name="ce1" office:value-type="string">
            <text:p>Congonhal (MG)</text:p>
          </table:table-cell>
          <table:table-cell table:style-name="ce1" office:value-type="float" office:value="12082"/>
        </table:table-row>
        <table:table-row table:style-name="ro1">
          <table:table-cell table:style-name="ce1" office:value-type="float" office:value="3118007"/>
          <table:table-cell table:style-name="ce1" office:value-type="string">
            <text:p>Congonhas (MG)</text:p>
          </table:table-cell>
          <table:table-cell table:style-name="ce1" office:value-type="float" office:value="55309"/>
        </table:table-row>
        <table:table-row table:style-name="ro1">
          <table:table-cell table:style-name="ce1" office:value-type="float" office:value="3118106"/>
          <table:table-cell table:style-name="ce1" office:value-type="string">
            <text:p>Congonhas do Norte (MG)</text:p>
          </table:table-cell>
          <table:table-cell table:style-name="ce1" office:value-type="float" office:value="5046"/>
        </table:table-row>
        <table:table-row table:style-name="ro1">
          <table:table-cell table:style-name="ce1" office:value-type="float" office:value="3118205"/>
          <table:table-cell table:style-name="ce1" office:value-type="string">
            <text:p>Conquista (MG)</text:p>
          </table:table-cell>
          <table:table-cell table:style-name="ce1" office:value-type="float" office:value="6969"/>
        </table:table-row>
        <table:table-row table:style-name="ro1">
          <table:table-cell table:style-name="ce1" office:value-type="float" office:value="3118304"/>
          <table:table-cell table:style-name="ce1" office:value-type="string">
            <text:p>Conselheiro Lafaiete (MG)</text:p>
          </table:table-cell>
          <table:table-cell table:style-name="ce1" office:value-type="float" office:value="129606"/>
        </table:table-row>
        <table:table-row table:style-name="ro1">
          <table:table-cell table:style-name="ce1" office:value-type="float" office:value="3118403"/>
          <table:table-cell table:style-name="ce1" office:value-type="string">
            <text:p>Conselheiro Pena (MG)</text:p>
          </table:table-cell>
          <table:table-cell table:style-name="ce1" office:value-type="float" office:value="22949"/>
        </table:table-row>
        <table:table-row table:style-name="ro1">
          <table:table-cell table:style-name="ce1" office:value-type="float" office:value="3118502"/>
          <table:table-cell table:style-name="ce1" office:value-type="string">
            <text:p>Consolação (MG)</text:p>
          </table:table-cell>
          <table:table-cell table:style-name="ce1" office:value-type="float" office:value="1784"/>
        </table:table-row>
        <table:table-row table:style-name="ro1">
          <table:table-cell table:style-name="ce1" office:value-type="float" office:value="3118601"/>
          <table:table-cell table:style-name="ce1" office:value-type="string">
            <text:p>Contagem (MG)</text:p>
          </table:table-cell>
          <table:table-cell table:style-name="ce1" office:value-type="float" office:value="668949"/>
        </table:table-row>
        <table:table-row table:style-name="ro1">
          <table:table-cell table:style-name="ce1" office:value-type="float" office:value="3118700"/>
          <table:table-cell table:style-name="ce1" office:value-type="string">
            <text:p>Coqueiral (MG)</text:p>
          </table:table-cell>
          <table:table-cell table:style-name="ce1" office:value-type="float" office:value="9128"/>
        </table:table-row>
        <table:table-row table:style-name="ro1">
          <table:table-cell table:style-name="ce1" office:value-type="float" office:value="3118809"/>
          <table:table-cell table:style-name="ce1" office:value-type="string">
            <text:p>Coração de Jesus (MG)</text:p>
          </table:table-cell>
          <table:table-cell table:style-name="ce1" office:value-type="float" office:value="26611"/>
        </table:table-row>
        <table:table-row table:style-name="ro1">
          <table:table-cell table:style-name="ce1" office:value-type="float" office:value="3118908"/>
          <table:table-cell table:style-name="ce1" office:value-type="string">
            <text:p>Cordisburgo (MG)</text:p>
          </table:table-cell>
          <table:table-cell table:style-name="ce1" office:value-type="float" office:value="8897"/>
        </table:table-row>
        <table:table-row table:style-name="ro1">
          <table:table-cell table:style-name="ce1" office:value-type="float" office:value="3119005"/>
          <table:table-cell table:style-name="ce1" office:value-type="string">
            <text:p>Cordislândia (MG)</text:p>
          </table:table-cell>
          <table:table-cell table:style-name="ce1" office:value-type="float" office:value="3542"/>
        </table:table-row>
        <table:table-row table:style-name="ro1">
          <table:table-cell table:style-name="ce1" office:value-type="float" office:value="3119104"/>
          <table:table-cell table:style-name="ce1" office:value-type="string">
            <text:p>Corinto (MG)</text:p>
          </table:table-cell>
          <table:table-cell table:style-name="ce1" office:value-type="float" office:value="23668"/>
        </table:table-row>
        <table:table-row table:style-name="ro1">
          <table:table-cell table:style-name="ce1" office:value-type="float" office:value="3119203"/>
          <table:table-cell table:style-name="ce1" office:value-type="string">
            <text:p>Coroaci (MG)</text:p>
          </table:table-cell>
          <table:table-cell table:style-name="ce1" office:value-type="float" office:value="9943"/>
        </table:table-row>
        <table:table-row table:style-name="ro1">
          <table:table-cell table:style-name="ce1" office:value-type="float" office:value="3119302"/>
          <table:table-cell table:style-name="ce1" office:value-type="string">
            <text:p>Coromandel (MG)</text:p>
          </table:table-cell>
          <table:table-cell table:style-name="ce1" office:value-type="float" office:value="27966"/>
        </table:table-row>
        <table:table-row table:style-name="ro1">
          <table:table-cell table:style-name="ce1" office:value-type="float" office:value="3119401"/>
          <table:table-cell table:style-name="ce1" office:value-type="string">
            <text:p>Coronel Fabriciano (MG)</text:p>
          </table:table-cell>
          <table:table-cell table:style-name="ce1" office:value-type="float" office:value="110290"/>
        </table:table-row>
        <table:table-row table:style-name="ro1">
          <table:table-cell table:style-name="ce1" office:value-type="float" office:value="3119500"/>
          <table:table-cell table:style-name="ce1" office:value-type="string">
            <text:p>Coronel Murta (MG)</text:p>
          </table:table-cell>
          <table:table-cell table:style-name="ce1" office:value-type="float" office:value="9215"/>
        </table:table-row>
        <table:table-row table:style-name="ro1">
          <table:table-cell table:style-name="ce1" office:value-type="float" office:value="3119609"/>
          <table:table-cell table:style-name="ce1" office:value-type="string">
            <text:p>Coronel Pacheco (MG)</text:p>
          </table:table-cell>
          <table:table-cell table:style-name="ce1" office:value-type="float" office:value="3090"/>
        </table:table-row>
        <table:table-row table:style-name="ro1">
          <table:table-cell table:style-name="ce1" office:value-type="float" office:value="3119708"/>
          <table:table-cell table:style-name="ce1" office:value-type="string">
            <text:p>Coronel Xavier Chaves (MG)</text:p>
          </table:table-cell>
          <table:table-cell table:style-name="ce1" office:value-type="float" office:value="3441"/>
        </table:table-row>
        <table:table-row table:style-name="ro1">
          <table:table-cell table:style-name="ce1" office:value-type="float" office:value="3119807"/>
          <table:table-cell table:style-name="ce1" office:value-type="string">
            <text:p>Córrego Danta (MG)</text:p>
          </table:table-cell>
          <table:table-cell table:style-name="ce1" office:value-type="float" office:value="3191"/>
        </table:table-row>
        <table:table-row table:style-name="ro1">
          <table:table-cell table:style-name="ce1" office:value-type="float" office:value="3119906"/>
          <table:table-cell table:style-name="ce1" office:value-type="string">
            <text:p>Córrego do Bom Jesus (MG)</text:p>
          </table:table-cell>
          <table:table-cell table:style-name="ce1" office:value-type="float" office:value="3694"/>
        </table:table-row>
        <table:table-row table:style-name="ro1">
          <table:table-cell table:style-name="ce1" office:value-type="float" office:value="3119955"/>
          <table:table-cell table:style-name="ce1" office:value-type="string">
            <text:p>Córrego Fundo (MG)</text:p>
          </table:table-cell>
          <table:table-cell table:style-name="ce1" office:value-type="float" office:value="6382"/>
        </table:table-row>
        <table:table-row table:style-name="ro1">
          <table:table-cell table:style-name="ce1" office:value-type="float" office:value="3120003"/>
          <table:table-cell table:style-name="ce1" office:value-type="string">
            <text:p>Córrego Novo (MG)</text:p>
          </table:table-cell>
          <table:table-cell table:style-name="ce1" office:value-type="float" office:value="2728"/>
        </table:table-row>
        <table:table-row table:style-name="ro1">
          <table:table-cell table:style-name="ce1" office:value-type="float" office:value="3120102"/>
          <table:table-cell table:style-name="ce1" office:value-type="string">
            <text:p>Couto de Magalhães de Minas (MG)</text:p>
          </table:table-cell>
          <table:table-cell table:style-name="ce1" office:value-type="float" office:value="4423"/>
        </table:table-row>
        <table:table-row table:style-name="ro1">
          <table:table-cell table:style-name="ce1" office:value-type="float" office:value="3120151"/>
          <table:table-cell table:style-name="ce1" office:value-type="string">
            <text:p>Crisólita (MG)</text:p>
          </table:table-cell>
          <table:table-cell table:style-name="ce1" office:value-type="float" office:value="6760"/>
        </table:table-row>
        <table:table-row table:style-name="ro1">
          <table:table-cell table:style-name="ce1" office:value-type="float" office:value="3120201"/>
          <table:table-cell table:style-name="ce1" office:value-type="string">
            <text:p>Cristais (MG)</text:p>
          </table:table-cell>
          <table:table-cell table:style-name="ce1" office:value-type="float" office:value="12931"/>
        </table:table-row>
        <table:table-row table:style-name="ro1">
          <table:table-cell table:style-name="ce1" office:value-type="float" office:value="3120300"/>
          <table:table-cell table:style-name="ce1" office:value-type="string">
            <text:p>Cristália (MG)</text:p>
          </table:table-cell>
          <table:table-cell table:style-name="ce1" office:value-type="float" office:value="5982"/>
        </table:table-row>
        <table:table-row table:style-name="ro1">
          <table:table-cell table:style-name="ce1" office:value-type="float" office:value="3120409"/>
          <table:table-cell table:style-name="ce1" office:value-type="string">
            <text:p>Cristiano Otoni (MG)</text:p>
          </table:table-cell>
          <table:table-cell table:style-name="ce1" office:value-type="float" office:value="5156"/>
        </table:table-row>
        <table:table-row table:style-name="ro1">
          <table:table-cell table:style-name="ce1" office:value-type="float" office:value="3120508"/>
          <table:table-cell table:style-name="ce1" office:value-type="string">
            <text:p>Cristina (MG)</text:p>
          </table:table-cell>
          <table:table-cell table:style-name="ce1" office:value-type="float" office:value="10226"/>
        </table:table-row>
        <table:table-row table:style-name="ro1">
          <table:table-cell table:style-name="ce1" office:value-type="float" office:value="3120607"/>
          <table:table-cell table:style-name="ce1" office:value-type="string">
            <text:p>Crucilândia (MG)</text:p>
          </table:table-cell>
          <table:table-cell table:style-name="ce1" office:value-type="float" office:value="5054"/>
        </table:table-row>
        <table:table-row table:style-name="ro1">
          <table:table-cell table:style-name="ce1" office:value-type="float" office:value="3120706"/>
          <table:table-cell table:style-name="ce1" office:value-type="string">
            <text:p>Cruzeiro da Fortaleza (MG)</text:p>
          </table:table-cell>
          <table:table-cell table:style-name="ce1" office:value-type="float" office:value="3639"/>
        </table:table-row>
        <table:table-row table:style-name="ro1">
          <table:table-cell table:style-name="ce1" office:value-type="float" office:value="3120805"/>
          <table:table-cell table:style-name="ce1" office:value-type="string">
            <text:p>Cruzília (MG)</text:p>
          </table:table-cell>
          <table:table-cell table:style-name="ce1" office:value-type="float" office:value="15474"/>
        </table:table-row>
        <table:table-row table:style-name="ro1">
          <table:table-cell table:style-name="ce1" office:value-type="float" office:value="3120839"/>
          <table:table-cell table:style-name="ce1" office:value-type="string">
            <text:p>Cuparaque (MG)</text:p>
          </table:table-cell>
          <table:table-cell table:style-name="ce1" office:value-type="float" office:value="5005"/>
        </table:table-row>
        <table:table-row table:style-name="ro1">
          <table:table-cell table:style-name="ce1" office:value-type="float" office:value="3120870"/>
          <table:table-cell table:style-name="ce1" office:value-type="string">
            <text:p>Curral de Dentro (MG)</text:p>
          </table:table-cell>
          <table:table-cell table:style-name="ce1" office:value-type="float" office:value="7799"/>
        </table:table-row>
        <table:table-row table:style-name="ro1">
          <table:table-cell table:style-name="ce1" office:value-type="float" office:value="3120904"/>
          <table:table-cell table:style-name="ce1" office:value-type="string">
            <text:p>Curvelo (MG)</text:p>
          </table:table-cell>
          <table:table-cell table:style-name="ce1" office:value-type="float" office:value="80616"/>
        </table:table-row>
        <table:table-row table:style-name="ro1">
          <table:table-cell table:style-name="ce1" office:value-type="float" office:value="3121001"/>
          <table:table-cell table:style-name="ce1" office:value-type="string">
            <text:p>Datas (MG)</text:p>
          </table:table-cell>
          <table:table-cell table:style-name="ce1" office:value-type="float" office:value="5421"/>
        </table:table-row>
        <table:table-row table:style-name="ro1">
          <table:table-cell table:style-name="ce1" office:value-type="float" office:value="3121100"/>
          <table:table-cell table:style-name="ce1" office:value-type="string">
            <text:p>Delfim Moreira (MG)</text:p>
          </table:table-cell>
          <table:table-cell table:style-name="ce1" office:value-type="float" office:value="8016"/>
        </table:table-row>
        <table:table-row table:style-name="ro1">
          <table:table-cell table:style-name="ce1" office:value-type="float" office:value="3121209"/>
          <table:table-cell table:style-name="ce1" office:value-type="string">
            <text:p>Delfinópolis (MG)</text:p>
          </table:table-cell>
          <table:table-cell table:style-name="ce1" office:value-type="float" office:value="7131"/>
        </table:table-row>
        <table:table-row table:style-name="ro1">
          <table:table-cell table:style-name="ce1" office:value-type="float" office:value="3121258"/>
          <table:table-cell table:style-name="ce1" office:value-type="string">
            <text:p>Delta (MG)</text:p>
          </table:table-cell>
          <table:table-cell table:style-name="ce1" office:value-type="float" office:value="10768"/>
        </table:table-row>
        <table:table-row table:style-name="ro1">
          <table:table-cell table:style-name="ce1" office:value-type="float" office:value="3121308"/>
          <table:table-cell table:style-name="ce1" office:value-type="string">
            <text:p>Descoberto (MG)</text:p>
          </table:table-cell>
          <table:table-cell table:style-name="ce1" office:value-type="float" office:value="5029"/>
        </table:table-row>
        <table:table-row table:style-name="ro1">
          <table:table-cell table:style-name="ce1" office:value-type="float" office:value="3121407"/>
          <table:table-cell table:style-name="ce1" office:value-type="string">
            <text:p>Desterro de Entre Rios (MG)</text:p>
          </table:table-cell>
          <table:table-cell table:style-name="ce1" office:value-type="float" office:value="7255"/>
        </table:table-row>
        <table:table-row table:style-name="ro1">
          <table:table-cell table:style-name="ce1" office:value-type="float" office:value="3121506"/>
          <table:table-cell table:style-name="ce1" office:value-type="string">
            <text:p>Desterro do Melo (MG)</text:p>
          </table:table-cell>
          <table:table-cell table:style-name="ce1" office:value-type="float" office:value="2884"/>
        </table:table-row>
        <table:table-row table:style-name="ro1">
          <table:table-cell table:style-name="ce1" office:value-type="float" office:value="3121605"/>
          <table:table-cell table:style-name="ce1" office:value-type="string">
            <text:p>Diamantina (MG)</text:p>
          </table:table-cell>
          <table:table-cell table:style-name="ce1" office:value-type="float" office:value="47825"/>
        </table:table-row>
        <table:table-row table:style-name="ro1">
          <table:table-cell table:style-name="ce1" office:value-type="float" office:value="3121704"/>
          <table:table-cell table:style-name="ce1" office:value-type="string">
            <text:p>Diogo de Vasconcelos (MG)</text:p>
          </table:table-cell>
          <table:table-cell table:style-name="ce1" office:value-type="float" office:value="3790"/>
        </table:table-row>
        <table:table-row table:style-name="ro1">
          <table:table-cell table:style-name="ce1" office:value-type="float" office:value="3121803"/>
          <table:table-cell table:style-name="ce1" office:value-type="string">
            <text:p>Dionísio (MG)</text:p>
          </table:table-cell>
          <table:table-cell table:style-name="ce1" office:value-type="float" office:value="7609"/>
        </table:table-row>
        <table:table-row table:style-name="ro1">
          <table:table-cell table:style-name="ce1" office:value-type="float" office:value="3121902"/>
          <table:table-cell table:style-name="ce1" office:value-type="string">
            <text:p>Divinésia (MG)</text:p>
          </table:table-cell>
          <table:table-cell table:style-name="ce1" office:value-type="float" office:value="3424"/>
        </table:table-row>
        <table:table-row table:style-name="ro1">
          <table:table-cell table:style-name="ce1" office:value-type="float" office:value="3122009"/>
          <table:table-cell table:style-name="ce1" office:value-type="string">
            <text:p>Divino (MG)</text:p>
          </table:table-cell>
          <table:table-cell table:style-name="ce1" office:value-type="float" office:value="19976"/>
        </table:table-row>
        <table:table-row table:style-name="ro1">
          <table:table-cell table:style-name="ce1" office:value-type="float" office:value="3122108"/>
          <table:table-cell table:style-name="ce1" office:value-type="string">
            <text:p>Divino das Laranjeiras (MG)</text:p>
          </table:table-cell>
          <table:table-cell table:style-name="ce1" office:value-type="float" office:value="4974"/>
        </table:table-row>
        <table:table-row table:style-name="ro1">
          <table:table-cell table:style-name="ce1" office:value-type="float" office:value="3122207"/>
          <table:table-cell table:style-name="ce1" office:value-type="string">
            <text:p>Divinolândia de Minas (MG)</text:p>
          </table:table-cell>
          <table:table-cell table:style-name="ce1" office:value-type="float" office:value="7614"/>
        </table:table-row>
        <table:table-row table:style-name="ro1">
          <table:table-cell table:style-name="ce1" office:value-type="float" office:value="3122306"/>
          <table:table-cell table:style-name="ce1" office:value-type="string">
            <text:p>Divinópolis (MG)</text:p>
          </table:table-cell>
          <table:table-cell table:style-name="ce1" office:value-type="float" office:value="240408"/>
        </table:table-row>
        <table:table-row table:style-name="ro1">
          <table:table-cell table:style-name="ce1" office:value-type="float" office:value="3122355"/>
          <table:table-cell table:style-name="ce1" office:value-type="string">
            <text:p>Divisa Alegre (MG)</text:p>
          </table:table-cell>
          <table:table-cell table:style-name="ce1" office:value-type="float" office:value="6868"/>
        </table:table-row>
        <table:table-row table:style-name="ro1">
          <table:table-cell table:style-name="ce1" office:value-type="float" office:value="3122405"/>
          <table:table-cell table:style-name="ce1" office:value-type="string">
            <text:p>Divisa Nova (MG)</text:p>
          </table:table-cell>
          <table:table-cell table:style-name="ce1" office:value-type="float" office:value="6025"/>
        </table:table-row>
        <table:table-row table:style-name="ro1">
          <table:table-cell table:style-name="ce1" office:value-type="float" office:value="3122454"/>
          <table:table-cell table:style-name="ce1" office:value-type="string">
            <text:p>Divisópolis (MG)</text:p>
          </table:table-cell>
          <table:table-cell table:style-name="ce1" office:value-type="float" office:value="11211"/>
        </table:table-row>
        <table:table-row table:style-name="ro1">
          <table:table-cell table:style-name="ce1" office:value-type="float" office:value="3122470"/>
          <table:table-cell table:style-name="ce1" office:value-type="string">
            <text:p>Dom Bosco (MG)</text:p>
          </table:table-cell>
          <table:table-cell table:style-name="ce1" office:value-type="float" office:value="3655"/>
        </table:table-row>
        <table:table-row table:style-name="ro1">
          <table:table-cell table:style-name="ce1" office:value-type="float" office:value="3122504"/>
          <table:table-cell table:style-name="ce1" office:value-type="string">
            <text:p>Dom Cavati (MG)</text:p>
          </table:table-cell>
          <table:table-cell table:style-name="ce1" office:value-type="float" office:value="5048"/>
        </table:table-row>
        <table:table-row table:style-name="ro1">
          <table:table-cell table:style-name="ce1" office:value-type="float" office:value="3122603"/>
          <table:table-cell table:style-name="ce1" office:value-type="string">
            <text:p>Dom Joaquim (MG)</text:p>
          </table:table-cell>
          <table:table-cell table:style-name="ce1" office:value-type="float" office:value="4451"/>
        </table:table-row>
        <table:table-row table:style-name="ro1">
          <table:table-cell table:style-name="ce1" office:value-type="float" office:value="3122702"/>
          <table:table-cell table:style-name="ce1" office:value-type="string">
            <text:p>Dom Silvério (MG)</text:p>
          </table:table-cell>
          <table:table-cell table:style-name="ce1" office:value-type="float" office:value="5232"/>
        </table:table-row>
        <table:table-row table:style-name="ro1">
          <table:table-cell table:style-name="ce1" office:value-type="float" office:value="3122801"/>
          <table:table-cell table:style-name="ce1" office:value-type="string">
            <text:p>Dom Viçoso (MG)</text:p>
          </table:table-cell>
          <table:table-cell table:style-name="ce1" office:value-type="float" office:value="2997"/>
        </table:table-row>
        <table:table-row table:style-name="ro1">
          <table:table-cell table:style-name="ce1" office:value-type="float" office:value="3122900"/>
          <table:table-cell table:style-name="ce1" office:value-type="string">
            <text:p>Dona Eusébia (MG)</text:p>
          </table:table-cell>
          <table:table-cell table:style-name="ce1" office:value-type="float" office:value="6619"/>
        </table:table-row>
        <table:table-row table:style-name="ro1">
          <table:table-cell table:style-name="ce1" office:value-type="float" office:value="3123007"/>
          <table:table-cell table:style-name="ce1" office:value-type="string">
            <text:p>Dores de Campos (MG)</text:p>
          </table:table-cell>
          <table:table-cell table:style-name="ce1" office:value-type="float" office:value="10223"/>
        </table:table-row>
        <table:table-row table:style-name="ro1">
          <table:table-cell table:style-name="ce1" office:value-type="float" office:value="3123106"/>
          <table:table-cell table:style-name="ce1" office:value-type="string">
            <text:p>Dores de Guanhães (MG)</text:p>
          </table:table-cell>
          <table:table-cell table:style-name="ce1" office:value-type="float" office:value="5154"/>
        </table:table-row>
        <table:table-row table:style-name="ro1">
          <table:table-cell table:style-name="ce1" office:value-type="float" office:value="3123205"/>
          <table:table-cell table:style-name="ce1" office:value-type="string">
            <text:p>Dores do Indaiá (MG)</text:p>
          </table:table-cell>
          <table:table-cell table:style-name="ce1" office:value-type="float" office:value="13427"/>
        </table:table-row>
        <table:table-row table:style-name="ro1">
          <table:table-cell table:style-name="ce1" office:value-type="float" office:value="3123304"/>
          <table:table-cell table:style-name="ce1" office:value-type="string">
            <text:p>Dores do Turvo (MG)</text:p>
          </table:table-cell>
          <table:table-cell table:style-name="ce1" office:value-type="float" office:value="4230"/>
        </table:table-row>
        <table:table-row table:style-name="ro1">
          <table:table-cell table:style-name="ce1" office:value-type="float" office:value="3123403"/>
          <table:table-cell table:style-name="ce1" office:value-type="string">
            <text:p>Doresópolis (MG)</text:p>
          </table:table-cell>
          <table:table-cell table:style-name="ce1" office:value-type="float" office:value="1533"/>
        </table:table-row>
        <table:table-row table:style-name="ro1">
          <table:table-cell table:style-name="ce1" office:value-type="float" office:value="3123502"/>
          <table:table-cell table:style-name="ce1" office:value-type="string">
            <text:p>Douradoquara (MG)</text:p>
          </table:table-cell>
          <table:table-cell table:style-name="ce1" office:value-type="float" office:value="1912"/>
        </table:table-row>
        <table:table-row table:style-name="ro1">
          <table:table-cell table:style-name="ce1" office:value-type="float" office:value="3123528"/>
          <table:table-cell table:style-name="ce1" office:value-type="string">
            <text:p>Durandé (MG)</text:p>
          </table:table-cell>
          <table:table-cell table:style-name="ce1" office:value-type="float" office:value="7870"/>
        </table:table-row>
        <table:table-row table:style-name="ro1">
          <table:table-cell table:style-name="ce1" office:value-type="float" office:value="3123601"/>
          <table:table-cell table:style-name="ce1" office:value-type="string">
            <text:p>Elói Mendes (MG)</text:p>
          </table:table-cell>
          <table:table-cell table:style-name="ce1" office:value-type="float" office:value="28320"/>
        </table:table-row>
        <table:table-row table:style-name="ro1">
          <table:table-cell table:style-name="ce1" office:value-type="float" office:value="3123700"/>
          <table:table-cell table:style-name="ce1" office:value-type="string">
            <text:p>Engenheiro Caldas (MG)</text:p>
          </table:table-cell>
          <table:table-cell table:style-name="ce1" office:value-type="float" office:value="11202"/>
        </table:table-row>
        <table:table-row table:style-name="ro1">
          <table:table-cell table:style-name="ce1" office:value-type="float" office:value="3123809"/>
          <table:table-cell table:style-name="ce1" office:value-type="string">
            <text:p>Engenheiro Navarro (MG)</text:p>
          </table:table-cell>
          <table:table-cell table:style-name="ce1" office:value-type="float" office:value="7241"/>
        </table:table-row>
        <table:table-row table:style-name="ro1">
          <table:table-cell table:style-name="ce1" office:value-type="float" office:value="3123858"/>
          <table:table-cell table:style-name="ce1" office:value-type="string">
            <text:p>Entre Folhas (MG)</text:p>
          </table:table-cell>
          <table:table-cell table:style-name="ce1" office:value-type="float" office:value="5377"/>
        </table:table-row>
        <table:table-row table:style-name="ro1">
          <table:table-cell table:style-name="ce1" office:value-type="float" office:value="3123908"/>
          <table:table-cell table:style-name="ce1" office:value-type="string">
            <text:p>Entre Rios de Minas (MG)</text:p>
          </table:table-cell>
          <table:table-cell table:style-name="ce1" office:value-type="float" office:value="15380"/>
        </table:table-row>
        <table:table-row table:style-name="ro1">
          <table:table-cell table:style-name="ce1" office:value-type="float" office:value="3124005"/>
          <table:table-cell table:style-name="ce1" office:value-type="string">
            <text:p>Ervália (MG)</text:p>
          </table:table-cell>
          <table:table-cell table:style-name="ce1" office:value-type="float" office:value="18958"/>
        </table:table-row>
        <table:table-row table:style-name="ro1">
          <table:table-cell table:style-name="ce1" office:value-type="float" office:value="3124104"/>
          <table:table-cell table:style-name="ce1" office:value-type="string">
            <text:p>Esmeraldas (MG)</text:p>
          </table:table-cell>
          <table:table-cell table:style-name="ce1" office:value-type="float" office:value="71551"/>
        </table:table-row>
        <table:table-row table:style-name="ro1">
          <table:table-cell table:style-name="ce1" office:value-type="float" office:value="3124203"/>
          <table:table-cell table:style-name="ce1" office:value-type="string">
            <text:p>Espera Feliz (MG)</text:p>
          </table:table-cell>
          <table:table-cell table:style-name="ce1" office:value-type="float" office:value="25122"/>
        </table:table-row>
        <table:table-row table:style-name="ro1">
          <table:table-cell table:style-name="ce1" office:value-type="float" office:value="3124302"/>
          <table:table-cell table:style-name="ce1" office:value-type="string">
            <text:p>Espinosa (MG)</text:p>
          </table:table-cell>
          <table:table-cell table:style-name="ce1" office:value-type="float" office:value="31610"/>
        </table:table-row>
        <table:table-row table:style-name="ro1">
          <table:table-cell table:style-name="ce1" office:value-type="float" office:value="3124401"/>
          <table:table-cell table:style-name="ce1" office:value-type="string">
            <text:p>Espírito Santo do Dourado (MG)</text:p>
          </table:table-cell>
          <table:table-cell table:style-name="ce1" office:value-type="float" office:value="4710"/>
        </table:table-row>
        <table:table-row table:style-name="ro1">
          <table:table-cell table:style-name="ce1" office:value-type="float" office:value="3124500"/>
          <table:table-cell table:style-name="ce1" office:value-type="string">
            <text:p>Estiva (MG)</text:p>
          </table:table-cell>
          <table:table-cell table:style-name="ce1" office:value-type="float" office:value="11386"/>
        </table:table-row>
        <table:table-row table:style-name="ro1">
          <table:table-cell table:style-name="ce1" office:value-type="float" office:value="3124609"/>
          <table:table-cell table:style-name="ce1" office:value-type="string">
            <text:p>Estrela Dalva (MG)</text:p>
          </table:table-cell>
          <table:table-cell table:style-name="ce1" office:value-type="float" office:value="2325"/>
        </table:table-row>
        <table:table-row table:style-name="ro1">
          <table:table-cell table:style-name="ce1" office:value-type="float" office:value="3124708"/>
          <table:table-cell table:style-name="ce1" office:value-type="string">
            <text:p>Estrela do Indaiá (MG)</text:p>
          </table:table-cell>
          <table:table-cell table:style-name="ce1" office:value-type="float" office:value="3491"/>
        </table:table-row>
        <table:table-row table:style-name="ro1">
          <table:table-cell table:style-name="ce1" office:value-type="float" office:value="3124807"/>
          <table:table-cell table:style-name="ce1" office:value-type="string">
            <text:p>Estrela do Sul (MG)</text:p>
          </table:table-cell>
          <table:table-cell table:style-name="ce1" office:value-type="float" office:value="8018"/>
        </table:table-row>
        <table:table-row table:style-name="ro1">
          <table:table-cell table:style-name="ce1" office:value-type="float" office:value="3124906"/>
          <table:table-cell table:style-name="ce1" office:value-type="string">
            <text:p>Eugenópolis (MG)</text:p>
          </table:table-cell>
          <table:table-cell table:style-name="ce1" office:value-type="float" office:value="11330"/>
        </table:table-row>
        <table:table-row table:style-name="ro1">
          <table:table-cell table:style-name="ce1" office:value-type="float" office:value="3125002"/>
          <table:table-cell table:style-name="ce1" office:value-type="string">
            <text:p>Ewbank da Câmara (MG)</text:p>
          </table:table-cell>
          <table:table-cell table:style-name="ce1" office:value-type="float" office:value="3923"/>
        </table:table-row>
        <table:table-row table:style-name="ro1">
          <table:table-cell table:style-name="ce1" office:value-type="float" office:value="3125101"/>
          <table:table-cell table:style-name="ce1" office:value-type="string">
            <text:p>Extrema (MG)</text:p>
          </table:table-cell>
          <table:table-cell table:style-name="ce1" office:value-type="float" office:value="36951"/>
        </table:table-row>
        <table:table-row table:style-name="ro1">
          <table:table-cell table:style-name="ce1" office:value-type="float" office:value="3125200"/>
          <table:table-cell table:style-name="ce1" office:value-type="string">
            <text:p>Fama (MG)</text:p>
          </table:table-cell>
          <table:table-cell table:style-name="ce1" office:value-type="float" office:value="2376"/>
        </table:table-row>
        <table:table-row table:style-name="ro1">
          <table:table-cell table:style-name="ce1" office:value-type="float" office:value="3125309"/>
          <table:table-cell table:style-name="ce1" office:value-type="string">
            <text:p>Faria Lemos (MG)</text:p>
          </table:table-cell>
          <table:table-cell table:style-name="ce1" office:value-type="float" office:value="3221"/>
        </table:table-row>
        <table:table-row table:style-name="ro1">
          <table:table-cell table:style-name="ce1" office:value-type="float" office:value="3125408"/>
          <table:table-cell table:style-name="ce1" office:value-type="string">
            <text:p>Felício dos Santos (MG)</text:p>
          </table:table-cell>
          <table:table-cell table:style-name="ce1" office:value-type="float" office:value="4704"/>
        </table:table-row>
        <table:table-row table:style-name="ro1">
          <table:table-cell table:style-name="ce1" office:value-type="float" office:value="3125507"/>
          <table:table-cell table:style-name="ce1" office:value-type="string">
            <text:p>São Gonçalo do Rio Preto (MG)</text:p>
          </table:table-cell>
          <table:table-cell table:style-name="ce1" office:value-type="float" office:value="3173"/>
        </table:table-row>
        <table:table-row table:style-name="ro1">
          <table:table-cell table:style-name="ce1" office:value-type="float" office:value="3125606"/>
          <table:table-cell table:style-name="ce1" office:value-type="string">
            <text:p>Felisburgo (MG)</text:p>
          </table:table-cell>
          <table:table-cell table:style-name="ce1" office:value-type="float" office:value="7504"/>
        </table:table-row>
        <table:table-row table:style-name="ro1">
          <table:table-cell table:style-name="ce1" office:value-type="float" office:value="3125705"/>
          <table:table-cell table:style-name="ce1" office:value-type="string">
            <text:p>Felixlândia (MG)</text:p>
          </table:table-cell>
          <table:table-cell table:style-name="ce1" office:value-type="float" office:value="15433"/>
        </table:table-row>
        <table:table-row table:style-name="ro1">
          <table:table-cell table:style-name="ce1" office:value-type="float" office:value="3125804"/>
          <table:table-cell table:style-name="ce1" office:value-type="string">
            <text:p>Fernandes Tourinho (MG)</text:p>
          </table:table-cell>
          <table:table-cell table:style-name="ce1" office:value-type="float" office:value="3466"/>
        </table:table-row>
        <table:table-row table:style-name="ro1">
          <table:table-cell table:style-name="ce1" office:value-type="float" office:value="3125903"/>
          <table:table-cell table:style-name="ce1" office:value-type="string">
            <text:p>Ferros (MG)</text:p>
          </table:table-cell>
          <table:table-cell table:style-name="ce1" office:value-type="float" office:value="9696"/>
        </table:table-row>
        <table:table-row table:style-name="ro1">
          <table:table-cell table:style-name="ce1" office:value-type="float" office:value="3125952"/>
          <table:table-cell table:style-name="ce1" office:value-type="string">
            <text:p>Fervedouro (MG)</text:p>
          </table:table-cell>
          <table:table-cell table:style-name="ce1" office:value-type="float" office:value="11054"/>
        </table:table-row>
        <table:table-row table:style-name="ro1">
          <table:table-cell table:style-name="ce1" office:value-type="float" office:value="3126000"/>
          <table:table-cell table:style-name="ce1" office:value-type="string">
            <text:p>Florestal (MG)</text:p>
          </table:table-cell>
          <table:table-cell table:style-name="ce1" office:value-type="float" office:value="7533"/>
        </table:table-row>
        <table:table-row table:style-name="ro1">
          <table:table-cell table:style-name="ce1" office:value-type="float" office:value="3126109"/>
          <table:table-cell table:style-name="ce1" office:value-type="string">
            <text:p>Formiga (MG)</text:p>
          </table:table-cell>
          <table:table-cell table:style-name="ce1" office:value-type="float" office:value="67822"/>
        </table:table-row>
        <table:table-row table:style-name="ro1">
          <table:table-cell table:style-name="ce1" office:value-type="float" office:value="3126208"/>
          <table:table-cell table:style-name="ce1" office:value-type="string">
            <text:p>Formoso (MG)</text:p>
          </table:table-cell>
          <table:table-cell table:style-name="ce1" office:value-type="float" office:value="9688"/>
        </table:table-row>
        <table:table-row table:style-name="ro1">
          <table:table-cell table:style-name="ce1" office:value-type="float" office:value="3126307"/>
          <table:table-cell table:style-name="ce1" office:value-type="string">
            <text:p>Fortaleza de Minas (MG)</text:p>
          </table:table-cell>
          <table:table-cell table:style-name="ce1" office:value-type="float" office:value="4437"/>
        </table:table-row>
        <table:table-row table:style-name="ro1">
          <table:table-cell table:style-name="ce1" office:value-type="float" office:value="3126406"/>
          <table:table-cell table:style-name="ce1" office:value-type="string">
            <text:p>Fortuna de Minas (MG)</text:p>
          </table:table-cell>
          <table:table-cell table:style-name="ce1" office:value-type="float" office:value="2967"/>
        </table:table-row>
        <table:table-row table:style-name="ro1">
          <table:table-cell table:style-name="ce1" office:value-type="float" office:value="3126505"/>
          <table:table-cell table:style-name="ce1" office:value-type="string">
            <text:p>Francisco Badaró (MG)</text:p>
          </table:table-cell>
          <table:table-cell table:style-name="ce1" office:value-type="float" office:value="10321"/>
        </table:table-row>
        <table:table-row table:style-name="ro1">
          <table:table-cell table:style-name="ce1" office:value-type="float" office:value="3126604"/>
          <table:table-cell table:style-name="ce1" office:value-type="string">
            <text:p>Francisco Dumont (MG)</text:p>
          </table:table-cell>
          <table:table-cell table:style-name="ce1" office:value-type="float" office:value="5242"/>
        </table:table-row>
        <table:table-row table:style-name="ro1">
          <table:table-cell table:style-name="ce1" office:value-type="float" office:value="3126703"/>
          <table:table-cell table:style-name="ce1" office:value-type="string">
            <text:p>Francisco Sá (MG)</text:p>
          </table:table-cell>
          <table:table-cell table:style-name="ce1" office:value-type="float" office:value="26369"/>
        </table:table-row>
        <table:table-row table:style-name="ro1">
          <table:table-cell table:style-name="ce1" office:value-type="float" office:value="3126752"/>
          <table:table-cell table:style-name="ce1" office:value-type="string">
            <text:p>Franciscópolis (MG)</text:p>
          </table:table-cell>
          <table:table-cell table:style-name="ce1" office:value-type="float" office:value="5338"/>
        </table:table-row>
        <table:table-row table:style-name="ro1">
          <table:table-cell table:style-name="ce1" office:value-type="float" office:value="3126802"/>
          <table:table-cell table:style-name="ce1" office:value-type="string">
            <text:p>Frei Gaspar (MG)</text:p>
          </table:table-cell>
          <table:table-cell table:style-name="ce1" office:value-type="float" office:value="5869"/>
        </table:table-row>
        <table:table-row table:style-name="ro1">
          <table:table-cell table:style-name="ce1" office:value-type="float" office:value="3126901"/>
          <table:table-cell table:style-name="ce1" office:value-type="string">
            <text:p>Frei Inocêncio (MG)</text:p>
          </table:table-cell>
          <table:table-cell table:style-name="ce1" office:value-type="float" office:value="9664"/>
        </table:table-row>
        <table:table-row table:style-name="ro1">
          <table:table-cell table:style-name="ce1" office:value-type="float" office:value="3126950"/>
          <table:table-cell table:style-name="ce1" office:value-type="string">
            <text:p>Frei Lagonegro (MG)</text:p>
          </table:table-cell>
          <table:table-cell table:style-name="ce1" office:value-type="float" office:value="3487"/>
        </table:table-row>
        <table:table-row table:style-name="ro1">
          <table:table-cell table:style-name="ce1" office:value-type="float" office:value="3127008"/>
          <table:table-cell table:style-name="ce1" office:value-type="string">
            <text:p>Fronteira (MG)</text:p>
          </table:table-cell>
          <table:table-cell table:style-name="ce1" office:value-type="float" office:value="18492"/>
        </table:table-row>
        <table:table-row table:style-name="ro1">
          <table:table-cell table:style-name="ce1" office:value-type="float" office:value="3127057"/>
          <table:table-cell table:style-name="ce1" office:value-type="string">
            <text:p>Fronteira dos Vales (MG)</text:p>
          </table:table-cell>
          <table:table-cell table:style-name="ce1" office:value-type="float" office:value="4561"/>
        </table:table-row>
        <table:table-row table:style-name="ro1">
          <table:table-cell table:style-name="ce1" office:value-type="float" office:value="3127073"/>
          <table:table-cell table:style-name="ce1" office:value-type="string">
            <text:p>Fruta de Leite (MG)</text:p>
          </table:table-cell>
          <table:table-cell table:style-name="ce1" office:value-type="float" office:value="5299"/>
        </table:table-row>
        <table:table-row table:style-name="ro1">
          <table:table-cell table:style-name="ce1" office:value-type="float" office:value="3127107"/>
          <table:table-cell table:style-name="ce1" office:value-type="string">
            <text:p>Frutal (MG)</text:p>
          </table:table-cell>
          <table:table-cell table:style-name="ce1" office:value-type="float" office:value="60012"/>
        </table:table-row>
        <table:table-row table:style-name="ro1">
          <table:table-cell table:style-name="ce1" office:value-type="float" office:value="3127206"/>
          <table:table-cell table:style-name="ce1" office:value-type="string">
            <text:p>Funilândia (MG)</text:p>
          </table:table-cell>
          <table:table-cell table:style-name="ce1" office:value-type="float" office:value="4392"/>
        </table:table-row>
        <table:table-row table:style-name="ro1">
          <table:table-cell table:style-name="ce1" office:value-type="float" office:value="3127305"/>
          <table:table-cell table:style-name="ce1" office:value-type="string">
            <text:p>Galiléia (MG)</text:p>
          </table:table-cell>
          <table:table-cell table:style-name="ce1" office:value-type="float" office:value="6790"/>
        </table:table-row>
        <table:table-row table:style-name="ro1">
          <table:table-cell table:style-name="ce1" office:value-type="float" office:value="3127339"/>
          <table:table-cell table:style-name="ce1" office:value-type="string">
            <text:p>Gameleiras (MG)</text:p>
          </table:table-cell>
          <table:table-cell table:style-name="ce1" office:value-type="float" office:value="5096"/>
        </table:table-row>
        <table:table-row table:style-name="ro1">
          <table:table-cell table:style-name="ce1" office:value-type="float" office:value="3127354"/>
          <table:table-cell table:style-name="ce1" office:value-type="string">
            <text:p>Glaucilândia (MG)</text:p>
          </table:table-cell>
          <table:table-cell table:style-name="ce1" office:value-type="float" office:value="3164"/>
        </table:table-row>
        <table:table-row table:style-name="ro1">
          <table:table-cell table:style-name="ce1" office:value-type="float" office:value="3127370"/>
          <table:table-cell table:style-name="ce1" office:value-type="string">
            <text:p>Goiabeira (MG)</text:p>
          </table:table-cell>
          <table:table-cell table:style-name="ce1" office:value-type="float" office:value="3378"/>
        </table:table-row>
        <table:table-row table:style-name="ro1">
          <table:table-cell table:style-name="ce1" office:value-type="float" office:value="3127388"/>
          <table:table-cell table:style-name="ce1" office:value-type="string">
            <text:p>Goianá (MG)</text:p>
          </table:table-cell>
          <table:table-cell table:style-name="ce1" office:value-type="float" office:value="3990"/>
        </table:table-row>
        <table:table-row table:style-name="ro1">
          <table:table-cell table:style-name="ce1" office:value-type="float" office:value="3127404"/>
          <table:table-cell table:style-name="ce1" office:value-type="string">
            <text:p>Gonçalves (MG)</text:p>
          </table:table-cell>
          <table:table-cell table:style-name="ce1" office:value-type="float" office:value="4355"/>
        </table:table-row>
        <table:table-row table:style-name="ro1">
          <table:table-cell table:style-name="ce1" office:value-type="float" office:value="3127503"/>
          <table:table-cell table:style-name="ce1" office:value-type="string">
            <text:p>Gonzaga (MG)</text:p>
          </table:table-cell>
          <table:table-cell table:style-name="ce1" office:value-type="float" office:value="6171"/>
        </table:table-row>
        <table:table-row table:style-name="ro1">
          <table:table-cell table:style-name="ce1" office:value-type="float" office:value="3127602"/>
          <table:table-cell table:style-name="ce1" office:value-type="string">
            <text:p>Gouveia (MG)</text:p>
          </table:table-cell>
          <table:table-cell table:style-name="ce1" office:value-type="float" office:value="11818"/>
        </table:table-row>
        <table:table-row table:style-name="ro1">
          <table:table-cell table:style-name="ce1" office:value-type="float" office:value="3127701"/>
          <table:table-cell table:style-name="ce1" office:value-type="string">
            <text:p>Governador Valadares (MG)</text:p>
          </table:table-cell>
          <table:table-cell table:style-name="ce1" office:value-type="float" office:value="281046"/>
        </table:table-row>
        <table:table-row table:style-name="ro1">
          <table:table-cell table:style-name="ce1" office:value-type="float" office:value="3127800"/>
          <table:table-cell table:style-name="ce1" office:value-type="string">
            <text:p>Grão Mogol (MG)</text:p>
          </table:table-cell>
          <table:table-cell table:style-name="ce1" office:value-type="float" office:value="15890"/>
        </table:table-row>
        <table:table-row table:style-name="ro1">
          <table:table-cell table:style-name="ce1" office:value-type="float" office:value="3127909"/>
          <table:table-cell table:style-name="ce1" office:value-type="string">
            <text:p>Grupiara (MG)</text:p>
          </table:table-cell>
          <table:table-cell table:style-name="ce1" office:value-type="float" office:value="1387"/>
        </table:table-row>
        <table:table-row table:style-name="ro1">
          <table:table-cell table:style-name="ce1" office:value-type="float" office:value="3128006"/>
          <table:table-cell table:style-name="ce1" office:value-type="string">
            <text:p>Guanhães (MG)</text:p>
          </table:table-cell>
          <table:table-cell table:style-name="ce1" office:value-type="float" office:value="34573"/>
        </table:table-row>
        <table:table-row table:style-name="ro1">
          <table:table-cell table:style-name="ce1" office:value-type="float" office:value="3128105"/>
          <table:table-cell table:style-name="ce1" office:value-type="string">
            <text:p>Guapé (MG)</text:p>
          </table:table-cell>
          <table:table-cell table:style-name="ce1" office:value-type="float" office:value="14258"/>
        </table:table-row>
        <table:table-row table:style-name="ro1">
          <table:table-cell table:style-name="ce1" office:value-type="float" office:value="3128204"/>
          <table:table-cell table:style-name="ce1" office:value-type="string">
            <text:p>Guaraciaba (MG)</text:p>
          </table:table-cell>
          <table:table-cell table:style-name="ce1" office:value-type="float" office:value="10315"/>
        </table:table-row>
        <table:table-row table:style-name="ro1">
          <table:table-cell table:style-name="ce1" office:value-type="float" office:value="3128253"/>
          <table:table-cell table:style-name="ce1" office:value-type="string">
            <text:p>Guaraciama (MG)</text:p>
          </table:table-cell>
          <table:table-cell table:style-name="ce1" office:value-type="float" office:value="4989"/>
        </table:table-row>
        <table:table-row table:style-name="ro1">
          <table:table-cell table:style-name="ce1" office:value-type="float" office:value="3128303"/>
          <table:table-cell table:style-name="ce1" office:value-type="string">
            <text:p>Guaranésia (MG)</text:p>
          </table:table-cell>
          <table:table-cell table:style-name="ce1" office:value-type="float" office:value="19017"/>
        </table:table-row>
        <table:table-row table:style-name="ro1">
          <table:table-cell table:style-name="ce1" office:value-type="float" office:value="3128402"/>
          <table:table-cell table:style-name="ce1" office:value-type="string">
            <text:p>Guarani (MG)</text:p>
          </table:table-cell>
          <table:table-cell table:style-name="ce1" office:value-type="float" office:value="8918"/>
        </table:table-row>
        <table:table-row table:style-name="ro1">
          <table:table-cell table:style-name="ce1" office:value-type="float" office:value="3128501"/>
          <table:table-cell table:style-name="ce1" office:value-type="string">
            <text:p>Guarará (MG)</text:p>
          </table:table-cell>
          <table:table-cell table:style-name="ce1" office:value-type="float" office:value="3775"/>
        </table:table-row>
        <table:table-row table:style-name="ro1">
          <table:table-cell table:style-name="ce1" office:value-type="float" office:value="3128600"/>
          <table:table-cell table:style-name="ce1" office:value-type="string">
            <text:p>Guarda-Mor (MG)</text:p>
          </table:table-cell>
          <table:table-cell table:style-name="ce1" office:value-type="float" office:value="6569"/>
        </table:table-row>
        <table:table-row table:style-name="ro1">
          <table:table-cell table:style-name="ce1" office:value-type="float" office:value="3128709"/>
          <table:table-cell table:style-name="ce1" office:value-type="string">
            <text:p>Guaxupé (MG)</text:p>
          </table:table-cell>
          <table:table-cell table:style-name="ce1" office:value-type="float" office:value="52078"/>
        </table:table-row>
        <table:table-row table:style-name="ro1">
          <table:table-cell table:style-name="ce1" office:value-type="float" office:value="3128808"/>
          <table:table-cell table:style-name="ce1" office:value-type="string">
            <text:p>Guidoval (MG)</text:p>
          </table:table-cell>
          <table:table-cell table:style-name="ce1" office:value-type="float" office:value="7051"/>
        </table:table-row>
        <table:table-row table:style-name="ro1">
          <table:table-cell table:style-name="ce1" office:value-type="float" office:value="3128907"/>
          <table:table-cell table:style-name="ce1" office:value-type="string">
            <text:p>Guimarânia (MG)</text:p>
          </table:table-cell>
          <table:table-cell table:style-name="ce1" office:value-type="float" office:value="8105"/>
        </table:table-row>
        <table:table-row table:style-name="ro1">
          <table:table-cell table:style-name="ce1" office:value-type="float" office:value="3129004"/>
          <table:table-cell table:style-name="ce1" office:value-type="string">
            <text:p>Guiricema (MG)</text:p>
          </table:table-cell>
          <table:table-cell table:style-name="ce1" office:value-type="float" office:value="8343"/>
        </table:table-row>
        <table:table-row table:style-name="ro1">
          <table:table-cell table:style-name="ce1" office:value-type="float" office:value="3129103"/>
          <table:table-cell table:style-name="ce1" office:value-type="string">
            <text:p>Gurinhatã (MG)</text:p>
          </table:table-cell>
          <table:table-cell table:style-name="ce1" office:value-type="float" office:value="5577"/>
        </table:table-row>
        <table:table-row table:style-name="ro1">
          <table:table-cell table:style-name="ce1" office:value-type="float" office:value="3129202"/>
          <table:table-cell table:style-name="ce1" office:value-type="string">
            <text:p>Heliodora (MG)</text:p>
          </table:table-cell>
          <table:table-cell table:style-name="ce1" office:value-type="float" office:value="6591"/>
        </table:table-row>
        <table:table-row table:style-name="ro1">
          <table:table-cell table:style-name="ce1" office:value-type="float" office:value="3129301"/>
          <table:table-cell table:style-name="ce1" office:value-type="string">
            <text:p>Iapu (MG)</text:p>
          </table:table-cell>
          <table:table-cell table:style-name="ce1" office:value-type="float" office:value="11045"/>
        </table:table-row>
        <table:table-row table:style-name="ro1">
          <table:table-cell table:style-name="ce1" office:value-type="float" office:value="3129400"/>
          <table:table-cell table:style-name="ce1" office:value-type="string">
            <text:p>Ibertioga (MG)</text:p>
          </table:table-cell>
          <table:table-cell table:style-name="ce1" office:value-type="float" office:value="5010"/>
        </table:table-row>
        <table:table-row table:style-name="ro1">
          <table:table-cell table:style-name="ce1" office:value-type="float" office:value="3129509"/>
          <table:table-cell table:style-name="ce1" office:value-type="string">
            <text:p>Ibiá (MG)</text:p>
          </table:table-cell>
          <table:table-cell table:style-name="ce1" office:value-type="float" office:value="25358"/>
        </table:table-row>
        <table:table-row table:style-name="ro1">
          <table:table-cell table:style-name="ce1" office:value-type="float" office:value="3129608"/>
          <table:table-cell table:style-name="ce1" office:value-type="string">
            <text:p>Ibiaí (MG)</text:p>
          </table:table-cell>
          <table:table-cell table:style-name="ce1" office:value-type="float" office:value="8437"/>
        </table:table-row>
        <table:table-row table:style-name="ro1">
          <table:table-cell table:style-name="ce1" office:value-type="float" office:value="3129657"/>
          <table:table-cell table:style-name="ce1" office:value-type="string">
            <text:p>Ibiracatu (MG)</text:p>
          </table:table-cell>
          <table:table-cell table:style-name="ce1" office:value-type="float" office:value="5369"/>
        </table:table-row>
        <table:table-row table:style-name="ro1">
          <table:table-cell table:style-name="ce1" office:value-type="float" office:value="3129707"/>
          <table:table-cell table:style-name="ce1" office:value-type="string">
            <text:p>Ibiraci (MG)</text:p>
          </table:table-cell>
          <table:table-cell table:style-name="ce1" office:value-type="float" office:value="13986"/>
        </table:table-row>
        <table:table-row table:style-name="ro1">
          <table:table-cell table:style-name="ce1" office:value-type="float" office:value="3129806"/>
          <table:table-cell table:style-name="ce1" office:value-type="string">
            <text:p>Ibirité (MG)</text:p>
          </table:table-cell>
          <table:table-cell table:style-name="ce1" office:value-type="float" office:value="182153"/>
        </table:table-row>
        <table:table-row table:style-name="ro1">
          <table:table-cell table:style-name="ce1" office:value-type="float" office:value="3129905"/>
          <table:table-cell table:style-name="ce1" office:value-type="string">
            <text:p>Ibitiúra de Minas (MG)</text:p>
          </table:table-cell>
          <table:table-cell table:style-name="ce1" office:value-type="float" office:value="3492"/>
        </table:table-row>
        <table:table-row table:style-name="ro1">
          <table:table-cell table:style-name="ce1" office:value-type="float" office:value="3130002"/>
          <table:table-cell table:style-name="ce1" office:value-type="string">
            <text:p>Ibituruna (MG)</text:p>
          </table:table-cell>
          <table:table-cell table:style-name="ce1" office:value-type="float" office:value="2996"/>
        </table:table-row>
        <table:table-row table:style-name="ro1">
          <table:table-cell table:style-name="ce1" office:value-type="float" office:value="3130051"/>
          <table:table-cell table:style-name="ce1" office:value-type="string">
            <text:p>Icaraí de Minas (MG)</text:p>
          </table:table-cell>
          <table:table-cell table:style-name="ce1" office:value-type="float" office:value="12097"/>
        </table:table-row>
        <table:table-row table:style-name="ro1">
          <table:table-cell table:style-name="ce1" office:value-type="float" office:value="3130101"/>
          <table:table-cell table:style-name="ce1" office:value-type="string">
            <text:p>Igarapé (MG)</text:p>
          </table:table-cell>
          <table:table-cell table:style-name="ce1" office:value-type="float" office:value="43817"/>
        </table:table-row>
        <table:table-row table:style-name="ro1">
          <table:table-cell table:style-name="ce1" office:value-type="float" office:value="3130200"/>
          <table:table-cell table:style-name="ce1" office:value-type="string">
            <text:p>Igaratinga (MG)</text:p>
          </table:table-cell>
          <table:table-cell table:style-name="ce1" office:value-type="float" office:value="11005"/>
        </table:table-row>
        <table:table-row table:style-name="ro1">
          <table:table-cell table:style-name="ce1" office:value-type="float" office:value="3130309"/>
          <table:table-cell table:style-name="ce1" office:value-type="string">
            <text:p>Iguatama (MG)</text:p>
          </table:table-cell>
          <table:table-cell table:style-name="ce1" office:value-type="float" office:value="7923"/>
        </table:table-row>
        <table:table-row table:style-name="ro1">
          <table:table-cell table:style-name="ce1" office:value-type="float" office:value="3130408"/>
          <table:table-cell table:style-name="ce1" office:value-type="string">
            <text:p>Ijaci (MG)</text:p>
          </table:table-cell>
          <table:table-cell table:style-name="ce1" office:value-type="float" office:value="6610"/>
        </table:table-row>
        <table:table-row table:style-name="ro1">
          <table:table-cell table:style-name="ce1" office:value-type="float" office:value="3130507"/>
          <table:table-cell table:style-name="ce1" office:value-type="string">
            <text:p>Ilicínea (MG)</text:p>
          </table:table-cell>
          <table:table-cell table:style-name="ce1" office:value-type="float" office:value="12444"/>
        </table:table-row>
        <table:table-row table:style-name="ro1">
          <table:table-cell table:style-name="ce1" office:value-type="float" office:value="3130556"/>
          <table:table-cell table:style-name="ce1" office:value-type="string">
            <text:p>Imbé de Minas (MG)</text:p>
          </table:table-cell>
          <table:table-cell table:style-name="ce1" office:value-type="float" office:value="6940"/>
        </table:table-row>
        <table:table-row table:style-name="ro1">
          <table:table-cell table:style-name="ce1" office:value-type="float" office:value="3130606"/>
          <table:table-cell table:style-name="ce1" office:value-type="string">
            <text:p>Inconfidentes (MG)</text:p>
          </table:table-cell>
          <table:table-cell table:style-name="ce1" office:value-type="float" office:value="7358"/>
        </table:table-row>
        <table:table-row table:style-name="ro1">
          <table:table-cell table:style-name="ce1" office:value-type="float" office:value="3130655"/>
          <table:table-cell table:style-name="ce1" office:value-type="string">
            <text:p>Indaiabira (MG)</text:p>
          </table:table-cell>
          <table:table-cell table:style-name="ce1" office:value-type="float" office:value="7339"/>
        </table:table-row>
        <table:table-row table:style-name="ro1">
          <table:table-cell table:style-name="ce1" office:value-type="float" office:value="3130705"/>
          <table:table-cell table:style-name="ce1" office:value-type="string">
            <text:p>Indianópolis (MG)</text:p>
          </table:table-cell>
          <table:table-cell table:style-name="ce1" office:value-type="float" office:value="6951"/>
        </table:table-row>
        <table:table-row table:style-name="ro1">
          <table:table-cell table:style-name="ce1" office:value-type="float" office:value="3130804"/>
          <table:table-cell table:style-name="ce1" office:value-type="string">
            <text:p>Ingaí (MG)</text:p>
          </table:table-cell>
          <table:table-cell table:style-name="ce1" office:value-type="float" office:value="2776"/>
        </table:table-row>
        <table:table-row table:style-name="ro1">
          <table:table-cell table:style-name="ce1" office:value-type="float" office:value="3130903"/>
          <table:table-cell table:style-name="ce1" office:value-type="string">
            <text:p>Inhapim (MG)</text:p>
          </table:table-cell>
          <table:table-cell table:style-name="ce1" office:value-type="float" office:value="24079"/>
        </table:table-row>
        <table:table-row table:style-name="ro1">
          <table:table-cell table:style-name="ce1" office:value-type="float" office:value="3131000"/>
          <table:table-cell table:style-name="ce1" office:value-type="string">
            <text:p>Inhaúma (MG)</text:p>
          </table:table-cell>
          <table:table-cell table:style-name="ce1" office:value-type="float" office:value="6312"/>
        </table:table-row>
        <table:table-row table:style-name="ro1">
          <table:table-cell table:style-name="ce1" office:value-type="float" office:value="3131109"/>
          <table:table-cell table:style-name="ce1" office:value-type="string">
            <text:p>Inimutaba (MG)</text:p>
          </table:table-cell>
          <table:table-cell table:style-name="ce1" office:value-type="float" office:value="7560"/>
        </table:table-row>
        <table:table-row table:style-name="ro1">
          <table:table-cell table:style-name="ce1" office:value-type="float" office:value="3131158"/>
          <table:table-cell table:style-name="ce1" office:value-type="string">
            <text:p>Ipaba (MG)</text:p>
          </table:table-cell>
          <table:table-cell table:style-name="ce1" office:value-type="float" office:value="18769"/>
        </table:table-row>
        <table:table-row table:style-name="ro1">
          <table:table-cell table:style-name="ce1" office:value-type="float" office:value="3131208"/>
          <table:table-cell table:style-name="ce1" office:value-type="string">
            <text:p>Ipanema (MG)</text:p>
          </table:table-cell>
          <table:table-cell table:style-name="ce1" office:value-type="float" office:value="20000"/>
        </table:table-row>
        <table:table-row table:style-name="ro1">
          <table:table-cell table:style-name="ce1" office:value-type="float" office:value="3131307"/>
          <table:table-cell table:style-name="ce1" office:value-type="string">
            <text:p>Ipatinga (MG)</text:p>
          </table:table-cell>
          <table:table-cell table:style-name="ce1" office:value-type="float" office:value="265409"/>
        </table:table-row>
        <table:table-row table:style-name="ro1">
          <table:table-cell table:style-name="ce1" office:value-type="float" office:value="3131406"/>
          <table:table-cell table:style-name="ce1" office:value-type="string">
            <text:p>Ipiaçu (MG)</text:p>
          </table:table-cell>
          <table:table-cell table:style-name="ce1" office:value-type="float" office:value="4225"/>
        </table:table-row>
        <table:table-row table:style-name="ro1">
          <table:table-cell table:style-name="ce1" office:value-type="float" office:value="3131505"/>
          <table:table-cell table:style-name="ce1" office:value-type="string">
            <text:p>Ipuiúna (MG)</text:p>
          </table:table-cell>
          <table:table-cell table:style-name="ce1" office:value-type="float" office:value="10118"/>
        </table:table-row>
        <table:table-row table:style-name="ro1">
          <table:table-cell table:style-name="ce1" office:value-type="float" office:value="3131604"/>
          <table:table-cell table:style-name="ce1" office:value-type="string">
            <text:p>Iraí de Minas (MG)</text:p>
          </table:table-cell>
          <table:table-cell table:style-name="ce1" office:value-type="float" office:value="7027"/>
        </table:table-row>
        <table:table-row table:style-name="ro1">
          <table:table-cell table:style-name="ce1" office:value-type="float" office:value="3131703"/>
          <table:table-cell table:style-name="ce1" office:value-type="string">
            <text:p>Itabira (MG)</text:p>
          </table:table-cell>
          <table:table-cell table:style-name="ce1" office:value-type="float" office:value="120904"/>
        </table:table-row>
        <table:table-row table:style-name="ro1">
          <table:table-cell table:style-name="ce1" office:value-type="float" office:value="3131802"/>
          <table:table-cell table:style-name="ce1" office:value-type="string">
            <text:p>Itabirinha (MG)</text:p>
          </table:table-cell>
          <table:table-cell table:style-name="ce1" office:value-type="float" office:value="11576"/>
        </table:table-row>
        <table:table-row table:style-name="ro1">
          <table:table-cell table:style-name="ce1" office:value-type="float" office:value="3131901"/>
          <table:table-cell table:style-name="ce1" office:value-type="string">
            <text:p>Itabirito (MG)</text:p>
          </table:table-cell>
          <table:table-cell table:style-name="ce1" office:value-type="float" office:value="52446"/>
        </table:table-row>
        <table:table-row table:style-name="ro1">
          <table:table-cell table:style-name="ce1" office:value-type="float" office:value="3132008"/>
          <table:table-cell table:style-name="ce1" office:value-type="string">
            <text:p>Itacambira (MG)</text:p>
          </table:table-cell>
          <table:table-cell table:style-name="ce1" office:value-type="float" office:value="5417"/>
        </table:table-row>
        <table:table-row table:style-name="ro1">
          <table:table-cell table:style-name="ce1" office:value-type="float" office:value="3132107"/>
          <table:table-cell table:style-name="ce1" office:value-type="string">
            <text:p>Itacarambi (MG)</text:p>
          </table:table-cell>
          <table:table-cell table:style-name="ce1" office:value-type="float" office:value="18164"/>
        </table:table-row>
        <table:table-row table:style-name="ro1">
          <table:table-cell table:style-name="ce1" office:value-type="float" office:value="3132206"/>
          <table:table-cell table:style-name="ce1" office:value-type="string">
            <text:p>Itaguara (MG)</text:p>
          </table:table-cell>
          <table:table-cell table:style-name="ce1" office:value-type="float" office:value="13435"/>
        </table:table-row>
        <table:table-row table:style-name="ro1">
          <table:table-cell table:style-name="ce1" office:value-type="float" office:value="3132305"/>
          <table:table-cell table:style-name="ce1" office:value-type="string">
            <text:p>Itaipé (MG)</text:p>
          </table:table-cell>
          <table:table-cell table:style-name="ce1" office:value-type="float" office:value="12836"/>
        </table:table-row>
        <table:table-row table:style-name="ro1">
          <table:table-cell table:style-name="ce1" office:value-type="float" office:value="3132404"/>
          <table:table-cell table:style-name="ce1" office:value-type="string">
            <text:p>Itajubá (MG)</text:p>
          </table:table-cell>
          <table:table-cell table:style-name="ce1" office:value-type="float" office:value="97334"/>
        </table:table-row>
        <table:table-row table:style-name="ro1">
          <table:table-cell table:style-name="ce1" office:value-type="float" office:value="3132503"/>
          <table:table-cell table:style-name="ce1" office:value-type="string">
            <text:p>Itamarandiba (MG)</text:p>
          </table:table-cell>
          <table:table-cell table:style-name="ce1" office:value-type="float" office:value="34936"/>
        </table:table-row>
        <table:table-row table:style-name="ro1">
          <table:table-cell table:style-name="ce1" office:value-type="float" office:value="3132602"/>
          <table:table-cell table:style-name="ce1" office:value-type="string">
            <text:p>Itamarati de Minas (MG)</text:p>
          </table:table-cell>
          <table:table-cell table:style-name="ce1" office:value-type="float" office:value="4375"/>
        </table:table-row>
        <table:table-row table:style-name="ro1">
          <table:table-cell table:style-name="ce1" office:value-type="float" office:value="3132701"/>
          <table:table-cell table:style-name="ce1" office:value-type="string">
            <text:p>Itambacuri (MG)</text:p>
          </table:table-cell>
          <table:table-cell table:style-name="ce1" office:value-type="float" office:value="23209"/>
        </table:table-row>
        <table:table-row table:style-name="ro1">
          <table:table-cell table:style-name="ce1" office:value-type="float" office:value="3132800"/>
          <table:table-cell table:style-name="ce1" office:value-type="string">
            <text:p>Itambé do Mato Dentro (MG)</text:p>
          </table:table-cell>
          <table:table-cell table:style-name="ce1" office:value-type="float" office:value="2056"/>
        </table:table-row>
        <table:table-row table:style-name="ro1">
          <table:table-cell table:style-name="ce1" office:value-type="float" office:value="3132909"/>
          <table:table-cell table:style-name="ce1" office:value-type="string">
            <text:p>Itamogi (MG)</text:p>
          </table:table-cell>
          <table:table-cell table:style-name="ce1" office:value-type="float" office:value="10157"/>
        </table:table-row>
        <table:table-row table:style-name="ro1">
          <table:table-cell table:style-name="ce1" office:value-type="float" office:value="3133006"/>
          <table:table-cell table:style-name="ce1" office:value-type="string">
            <text:p>Itamonte (MG)</text:p>
          </table:table-cell>
          <table:table-cell table:style-name="ce1" office:value-type="float" office:value="15714"/>
        </table:table-row>
        <table:table-row table:style-name="ro1">
          <table:table-cell table:style-name="ce1" office:value-type="float" office:value="3133105"/>
          <table:table-cell table:style-name="ce1" office:value-type="string">
            <text:p>Itanhandu (MG)</text:p>
          </table:table-cell>
          <table:table-cell table:style-name="ce1" office:value-type="float" office:value="15423"/>
        </table:table-row>
        <table:table-row table:style-name="ro1">
          <table:table-cell table:style-name="ce1" office:value-type="float" office:value="3133204"/>
          <table:table-cell table:style-name="ce1" office:value-type="string">
            <text:p>Itanhomi (MG)</text:p>
          </table:table-cell>
          <table:table-cell table:style-name="ce1" office:value-type="float" office:value="12244"/>
        </table:table-row>
        <table:table-row table:style-name="ro1">
          <table:table-cell table:style-name="ce1" office:value-type="float" office:value="3133303"/>
          <table:table-cell table:style-name="ce1" office:value-type="string">
            <text:p>Itaobim (MG)</text:p>
          </table:table-cell>
          <table:table-cell table:style-name="ce1" office:value-type="float" office:value="21029"/>
        </table:table-row>
        <table:table-row table:style-name="ro1">
          <table:table-cell table:style-name="ce1" office:value-type="float" office:value="3133402"/>
          <table:table-cell table:style-name="ce1" office:value-type="string">
            <text:p>Itapagipe (MG)</text:p>
          </table:table-cell>
          <table:table-cell table:style-name="ce1" office:value-type="float" office:value="15379"/>
        </table:table-row>
        <table:table-row table:style-name="ro1">
          <table:table-cell table:style-name="ce1" office:value-type="float" office:value="3133501"/>
          <table:table-cell table:style-name="ce1" office:value-type="string">
            <text:p>Itapecerica (MG)</text:p>
          </table:table-cell>
          <table:table-cell table:style-name="ce1" office:value-type="float" office:value="21761"/>
        </table:table-row>
        <table:table-row table:style-name="ro1">
          <table:table-cell table:style-name="ce1" office:value-type="float" office:value="3133600"/>
          <table:table-cell table:style-name="ce1" office:value-type="string">
            <text:p>Itapeva (MG)</text:p>
          </table:table-cell>
          <table:table-cell table:style-name="ce1" office:value-type="float" office:value="9881"/>
        </table:table-row>
        <table:table-row table:style-name="ro1">
          <table:table-cell table:style-name="ce1" office:value-type="float" office:value="3133709"/>
          <table:table-cell table:style-name="ce1" office:value-type="string">
            <text:p>Itatiaiuçu (MG)</text:p>
          </table:table-cell>
          <table:table-cell table:style-name="ce1" office:value-type="float" office:value="11252"/>
        </table:table-row>
        <table:table-row table:style-name="ro1">
          <table:table-cell table:style-name="ce1" office:value-type="float" office:value="3133758"/>
          <table:table-cell table:style-name="ce1" office:value-type="string">
            <text:p>Itaú de Minas (MG)</text:p>
          </table:table-cell>
          <table:table-cell table:style-name="ce1" office:value-type="float" office:value="16199"/>
        </table:table-row>
        <table:table-row table:style-name="ro1">
          <table:table-cell table:style-name="ce1" office:value-type="float" office:value="3133808"/>
          <table:table-cell table:style-name="ce1" office:value-type="string">
            <text:p>Itaúna (MG)</text:p>
          </table:table-cell>
          <table:table-cell table:style-name="ce1" office:value-type="float" office:value="93847"/>
        </table:table-row>
        <table:table-row table:style-name="ro1">
          <table:table-cell table:style-name="ce1" office:value-type="float" office:value="3133907"/>
          <table:table-cell table:style-name="ce1" office:value-type="string">
            <text:p>Itaverava (MG)</text:p>
          </table:table-cell>
          <table:table-cell table:style-name="ce1" office:value-type="float" office:value="5369"/>
        </table:table-row>
        <table:table-row table:style-name="ro1">
          <table:table-cell table:style-name="ce1" office:value-type="float" office:value="3134004"/>
          <table:table-cell table:style-name="ce1" office:value-type="string">
            <text:p>Itinga (MG)</text:p>
          </table:table-cell>
          <table:table-cell table:style-name="ce1" office:value-type="float" office:value="15022"/>
        </table:table-row>
        <table:table-row table:style-name="ro1">
          <table:table-cell table:style-name="ce1" office:value-type="float" office:value="3134103"/>
          <table:table-cell table:style-name="ce1" office:value-type="string">
            <text:p>Itueta (MG)</text:p>
          </table:table-cell>
          <table:table-cell table:style-name="ce1" office:value-type="float" office:value="6063"/>
        </table:table-row>
        <table:table-row table:style-name="ro1">
          <table:table-cell table:style-name="ce1" office:value-type="float" office:value="3134202"/>
          <table:table-cell table:style-name="ce1" office:value-type="string">
            <text:p>Ituiutaba (MG)</text:p>
          </table:table-cell>
          <table:table-cell table:style-name="ce1" office:value-type="float" office:value="105255"/>
        </table:table-row>
        <table:table-row table:style-name="ro1">
          <table:table-cell table:style-name="ce1" office:value-type="float" office:value="3134301"/>
          <table:table-cell table:style-name="ce1" office:value-type="string">
            <text:p>Itumirim (MG)</text:p>
          </table:table-cell>
          <table:table-cell table:style-name="ce1" office:value-type="float" office:value="6000"/>
        </table:table-row>
        <table:table-row table:style-name="ro1">
          <table:table-cell table:style-name="ce1" office:value-type="float" office:value="3134400"/>
          <table:table-cell table:style-name="ce1" office:value-type="string">
            <text:p>Iturama (MG)</text:p>
          </table:table-cell>
          <table:table-cell table:style-name="ce1" office:value-type="float" office:value="39690"/>
        </table:table-row>
        <table:table-row table:style-name="ro1">
          <table:table-cell table:style-name="ce1" office:value-type="float" office:value="3134509"/>
          <table:table-cell table:style-name="ce1" office:value-type="string">
            <text:p>Itutinga (MG)</text:p>
          </table:table-cell>
          <table:table-cell table:style-name="ce1" office:value-type="float" office:value="3768"/>
        </table:table-row>
        <table:table-row table:style-name="ro1">
          <table:table-cell table:style-name="ce1" office:value-type="float" office:value="3134608"/>
          <table:table-cell table:style-name="ce1" office:value-type="string">
            <text:p>Jaboticatubas (MG)</text:p>
          </table:table-cell>
          <table:table-cell table:style-name="ce1" office:value-type="float" office:value="20418"/>
        </table:table-row>
        <table:table-row table:style-name="ro1">
          <table:table-cell table:style-name="ce1" office:value-type="float" office:value="3134707"/>
          <table:table-cell table:style-name="ce1" office:value-type="string">
            <text:p>Jacinto (MG)</text:p>
          </table:table-cell>
          <table:table-cell table:style-name="ce1" office:value-type="float" office:value="12323"/>
        </table:table-row>
        <table:table-row table:style-name="ro1">
          <table:table-cell table:style-name="ce1" office:value-type="float" office:value="3134806"/>
          <table:table-cell table:style-name="ce1" office:value-type="string">
            <text:p>Jacuí (MG)</text:p>
          </table:table-cell>
          <table:table-cell table:style-name="ce1" office:value-type="float" office:value="7691"/>
        </table:table-row>
        <table:table-row table:style-name="ro1">
          <table:table-cell table:style-name="ce1" office:value-type="float" office:value="3134905"/>
          <table:table-cell table:style-name="ce1" office:value-type="string">
            <text:p>Jacutinga (MG)</text:p>
          </table:table-cell>
          <table:table-cell table:style-name="ce1" office:value-type="float" office:value="26264"/>
        </table:table-row>
        <table:table-row table:style-name="ro1">
          <table:table-cell table:style-name="ce1" office:value-type="float" office:value="3135001"/>
          <table:table-cell table:style-name="ce1" office:value-type="string">
            <text:p>Jaguaraçu (MG)</text:p>
          </table:table-cell>
          <table:table-cell table:style-name="ce1" office:value-type="float" office:value="3142"/>
        </table:table-row>
        <table:table-row table:style-name="ro1">
          <table:table-cell table:style-name="ce1" office:value-type="float" office:value="3135050"/>
          <table:table-cell table:style-name="ce1" office:value-type="string">
            <text:p>Jaíba (MG)</text:p>
          </table:table-cell>
          <table:table-cell table:style-name="ce1" office:value-type="float" office:value="39388"/>
        </table:table-row>
        <table:table-row table:style-name="ro1">
          <table:table-cell table:style-name="ce1" office:value-type="float" office:value="3135076"/>
          <table:table-cell table:style-name="ce1" office:value-type="string">
            <text:p>Jampruca (MG)</text:p>
          </table:table-cell>
          <table:table-cell table:style-name="ce1" office:value-type="float" office:value="5429"/>
        </table:table-row>
        <table:table-row table:style-name="ro1">
          <table:table-cell table:style-name="ce1" office:value-type="float" office:value="3135100"/>
          <table:table-cell table:style-name="ce1" office:value-type="string">
            <text:p>Janaúba (MG)</text:p>
          </table:table-cell>
          <table:table-cell table:style-name="ce1" office:value-type="float" office:value="72018"/>
        </table:table-row>
        <table:table-row table:style-name="ro1">
          <table:table-cell table:style-name="ce1" office:value-type="float" office:value="3135209"/>
          <table:table-cell table:style-name="ce1" office:value-type="string">
            <text:p>Januária (MG)</text:p>
          </table:table-cell>
          <table:table-cell table:style-name="ce1" office:value-type="float" office:value="67852"/>
        </table:table-row>
        <table:table-row table:style-name="ro1">
          <table:table-cell table:style-name="ce1" office:value-type="float" office:value="3135308"/>
          <table:table-cell table:style-name="ce1" office:value-type="string">
            <text:p>Japaraíba (MG)</text:p>
          </table:table-cell>
          <table:table-cell table:style-name="ce1" office:value-type="float" office:value="4384"/>
        </table:table-row>
        <table:table-row table:style-name="ro1">
          <table:table-cell table:style-name="ce1" office:value-type="float" office:value="3135357"/>
          <table:table-cell table:style-name="ce1" office:value-type="string">
            <text:p>Japonvar (MG)</text:p>
          </table:table-cell>
          <table:table-cell table:style-name="ce1" office:value-type="float" office:value="7982"/>
        </table:table-row>
        <table:table-row table:style-name="ro1">
          <table:table-cell table:style-name="ce1" office:value-type="float" office:value="3135407"/>
          <table:table-cell table:style-name="ce1" office:value-type="string">
            <text:p>Jeceaba (MG)</text:p>
          </table:table-cell>
          <table:table-cell table:style-name="ce1" office:value-type="float" office:value="4852"/>
        </table:table-row>
        <table:table-row table:style-name="ro1">
          <table:table-cell table:style-name="ce1" office:value-type="float" office:value="3135456"/>
          <table:table-cell table:style-name="ce1" office:value-type="string">
            <text:p>Jenipapo de Minas (MG)</text:p>
          </table:table-cell>
          <table:table-cell table:style-name="ce1" office:value-type="float" office:value="7738"/>
        </table:table-row>
        <table:table-row table:style-name="ro1">
          <table:table-cell table:style-name="ce1" office:value-type="float" office:value="3135506"/>
          <table:table-cell table:style-name="ce1" office:value-type="string">
            <text:p>Jequeri (MG)</text:p>
          </table:table-cell>
          <table:table-cell table:style-name="ce1" office:value-type="float" office:value="12315"/>
        </table:table-row>
        <table:table-row table:style-name="ro1">
          <table:table-cell table:style-name="ce1" office:value-type="float" office:value="3135605"/>
          <table:table-cell table:style-name="ce1" office:value-type="string">
            <text:p>Jequitaí (MG)</text:p>
          </table:table-cell>
          <table:table-cell table:style-name="ce1" office:value-type="float" office:value="7468"/>
        </table:table-row>
        <table:table-row table:style-name="ro1">
          <table:table-cell table:style-name="ce1" office:value-type="float" office:value="3135704"/>
          <table:table-cell table:style-name="ce1" office:value-type="string">
            <text:p>Jequitibá (MG)</text:p>
          </table:table-cell>
          <table:table-cell table:style-name="ce1" office:value-type="float" office:value="5207"/>
        </table:table-row>
        <table:table-row table:style-name="ro1">
          <table:table-cell table:style-name="ce1" office:value-type="float" office:value="3135803"/>
          <table:table-cell table:style-name="ce1" office:value-type="string">
            <text:p>Jequitinhonha (MG)</text:p>
          </table:table-cell>
          <table:table-cell table:style-name="ce1" office:value-type="float" office:value="25474"/>
        </table:table-row>
        <table:table-row table:style-name="ro1">
          <table:table-cell table:style-name="ce1" office:value-type="float" office:value="3135902"/>
          <table:table-cell table:style-name="ce1" office:value-type="string">
            <text:p>Jesuânia (MG)</text:p>
          </table:table-cell>
          <table:table-cell table:style-name="ce1" office:value-type="float" office:value="4780"/>
        </table:table-row>
        <table:table-row table:style-name="ro1">
          <table:table-cell table:style-name="ce1" office:value-type="float" office:value="3136009"/>
          <table:table-cell table:style-name="ce1" office:value-type="string">
            <text:p>Joaíma (MG)</text:p>
          </table:table-cell>
          <table:table-cell table:style-name="ce1" office:value-type="float" office:value="15455"/>
        </table:table-row>
        <table:table-row table:style-name="ro1">
          <table:table-cell table:style-name="ce1" office:value-type="float" office:value="3136108"/>
          <table:table-cell table:style-name="ce1" office:value-type="string">
            <text:p>Joanésia (MG)</text:p>
          </table:table-cell>
          <table:table-cell table:style-name="ce1" office:value-type="float" office:value="4476"/>
        </table:table-row>
        <table:table-row table:style-name="ro1">
          <table:table-cell table:style-name="ce1" office:value-type="float" office:value="3136207"/>
          <table:table-cell table:style-name="ce1" office:value-type="string">
            <text:p>João Monlevade (MG)</text:p>
          </table:table-cell>
          <table:table-cell table:style-name="ce1" office:value-type="float" office:value="80416"/>
        </table:table-row>
        <table:table-row table:style-name="ro1">
          <table:table-cell table:style-name="ce1" office:value-type="float" office:value="3136306"/>
          <table:table-cell table:style-name="ce1" office:value-type="string">
            <text:p>João Pinheiro (MG)</text:p>
          </table:table-cell>
          <table:table-cell table:style-name="ce1" office:value-type="float" office:value="47726"/>
        </table:table-row>
        <table:table-row table:style-name="ro1">
          <table:table-cell table:style-name="ce1" office:value-type="float" office:value="3136405"/>
          <table:table-cell table:style-name="ce1" office:value-type="string">
            <text:p>Joaquim Felício (MG)</text:p>
          </table:table-cell>
          <table:table-cell table:style-name="ce1" office:value-type="float" office:value="4727"/>
        </table:table-row>
        <table:table-row table:style-name="ro1">
          <table:table-cell table:style-name="ce1" office:value-type="float" office:value="3136504"/>
          <table:table-cell table:style-name="ce1" office:value-type="string">
            <text:p>Jordânia (MG)</text:p>
          </table:table-cell>
          <table:table-cell table:style-name="ce1" office:value-type="float" office:value="10842"/>
        </table:table-row>
        <table:table-row table:style-name="ro1">
          <table:table-cell table:style-name="ce1" office:value-type="float" office:value="3136520"/>
          <table:table-cell table:style-name="ce1" office:value-type="string">
            <text:p>José Gonçalves de Minas (MG)</text:p>
          </table:table-cell>
          <table:table-cell table:style-name="ce1" office:value-type="float" office:value="4487"/>
        </table:table-row>
        <table:table-row table:style-name="ro1">
          <table:table-cell table:style-name="ce1" office:value-type="float" office:value="3136553"/>
          <table:table-cell table:style-name="ce1" office:value-type="string">
            <text:p>José Raydan (MG)</text:p>
          </table:table-cell>
          <table:table-cell table:style-name="ce1" office:value-type="float" office:value="5050"/>
        </table:table-row>
        <table:table-row table:style-name="ro1">
          <table:table-cell table:style-name="ce1" office:value-type="float" office:value="3136579"/>
          <table:table-cell table:style-name="ce1" office:value-type="string">
            <text:p>Josenópolis (MG)</text:p>
          </table:table-cell>
          <table:table-cell table:style-name="ce1" office:value-type="float" office:value="4889"/>
        </table:table-row>
        <table:table-row table:style-name="ro1">
          <table:table-cell table:style-name="ce1" office:value-type="float" office:value="3136603"/>
          <table:table-cell table:style-name="ce1" office:value-type="string">
            <text:p>Nova União (MG)</text:p>
          </table:table-cell>
          <table:table-cell table:style-name="ce1" office:value-type="float" office:value="5732"/>
        </table:table-row>
        <table:table-row table:style-name="ro1">
          <table:table-cell table:style-name="ce1" office:value-type="float" office:value="3136652"/>
          <table:table-cell table:style-name="ce1" office:value-type="string">
            <text:p>Juatuba (MG)</text:p>
          </table:table-cell>
          <table:table-cell table:style-name="ce1" office:value-type="float" office:value="27392"/>
        </table:table-row>
        <table:table-row table:style-name="ro1">
          <table:table-cell table:style-name="ce1" office:value-type="float" office:value="3136702"/>
          <table:table-cell table:style-name="ce1" office:value-type="string">
            <text:p>Juiz de Fora (MG)</text:p>
          </table:table-cell>
          <table:table-cell table:style-name="ce1" office:value-type="float" office:value="573285"/>
        </table:table-row>
        <table:table-row table:style-name="ro1">
          <table:table-cell table:style-name="ce1" office:value-type="float" office:value="3136801"/>
          <table:table-cell table:style-name="ce1" office:value-type="string">
            <text:p>Juramento (MG)</text:p>
          </table:table-cell>
          <table:table-cell table:style-name="ce1" office:value-type="float" office:value="4345"/>
        </table:table-row>
        <table:table-row table:style-name="ro1">
          <table:table-cell table:style-name="ce1" office:value-type="float" office:value="3136900"/>
          <table:table-cell table:style-name="ce1" office:value-type="string">
            <text:p>Juruaia (MG)</text:p>
          </table:table-cell>
          <table:table-cell table:style-name="ce1" office:value-type="float" office:value="10681"/>
        </table:table-row>
        <table:table-row table:style-name="ro1">
          <table:table-cell table:style-name="ce1" office:value-type="float" office:value="3136959"/>
          <table:table-cell table:style-name="ce1" office:value-type="string">
            <text:p>Juvenília (MG)</text:p>
          </table:table-cell>
          <table:table-cell table:style-name="ce1" office:value-type="float" office:value="5715"/>
        </table:table-row>
        <table:table-row table:style-name="ro1">
          <table:table-cell table:style-name="ce1" office:value-type="float" office:value="3137007"/>
          <table:table-cell table:style-name="ce1" office:value-type="string">
            <text:p>Ladainha (MG)</text:p>
          </table:table-cell>
          <table:table-cell table:style-name="ce1" office:value-type="float" office:value="18193"/>
        </table:table-row>
        <table:table-row table:style-name="ro1">
          <table:table-cell table:style-name="ce1" office:value-type="float" office:value="3137106"/>
          <table:table-cell table:style-name="ce1" office:value-type="string">
            <text:p>Lagamar (MG)</text:p>
          </table:table-cell>
          <table:table-cell table:style-name="ce1" office:value-type="float" office:value="7600"/>
        </table:table-row>
        <table:table-row table:style-name="ro1">
          <table:table-cell table:style-name="ce1" office:value-type="float" office:value="3137205"/>
          <table:table-cell table:style-name="ce1" office:value-type="string">
            <text:p>Lagoa da Prata (MG)</text:p>
          </table:table-cell>
          <table:table-cell table:style-name="ce1" office:value-type="float" office:value="52711"/>
        </table:table-row>
        <table:table-row table:style-name="ro1">
          <table:table-cell table:style-name="ce1" office:value-type="float" office:value="3137304"/>
          <table:table-cell table:style-name="ce1" office:value-type="string">
            <text:p>Lagoa dos Patos (MG)</text:p>
          </table:table-cell>
          <table:table-cell table:style-name="ce1" office:value-type="float" office:value="4082"/>
        </table:table-row>
        <table:table-row table:style-name="ro1">
          <table:table-cell table:style-name="ce1" office:value-type="float" office:value="3137403"/>
          <table:table-cell table:style-name="ce1" office:value-type="string">
            <text:p>Lagoa Dourada (MG)</text:p>
          </table:table-cell>
          <table:table-cell table:style-name="ce1" office:value-type="float" office:value="13063"/>
        </table:table-row>
        <table:table-row table:style-name="ro1">
          <table:table-cell table:style-name="ce1" office:value-type="float" office:value="3137502"/>
          <table:table-cell table:style-name="ce1" office:value-type="string">
            <text:p>Lagoa Formosa (MG)</text:p>
          </table:table-cell>
          <table:table-cell table:style-name="ce1" office:value-type="float" office:value="18111"/>
        </table:table-row>
        <table:table-row table:style-name="ro1">
          <table:table-cell table:style-name="ce1" office:value-type="float" office:value="3137536"/>
          <table:table-cell table:style-name="ce1" office:value-type="string">
            <text:p>Lagoa Grande (MG)</text:p>
          </table:table-cell>
          <table:table-cell table:style-name="ce1" office:value-type="float" office:value="9608"/>
        </table:table-row>
        <table:table-row table:style-name="ro1">
          <table:table-cell table:style-name="ce1" office:value-type="float" office:value="3137601"/>
          <table:table-cell table:style-name="ce1" office:value-type="string">
            <text:p>Lagoa Santa (MG)</text:p>
          </table:table-cell>
          <table:table-cell table:style-name="ce1" office:value-type="float" office:value="65657"/>
        </table:table-row>
        <table:table-row table:style-name="ro1">
          <table:table-cell table:style-name="ce1" office:value-type="float" office:value="3137700"/>
          <table:table-cell table:style-name="ce1" office:value-type="string">
            <text:p>Lajinha (MG)</text:p>
          </table:table-cell>
          <table:table-cell table:style-name="ce1" office:value-type="float" office:value="19918"/>
        </table:table-row>
        <table:table-row table:style-name="ro1">
          <table:table-cell table:style-name="ce1" office:value-type="float" office:value="3137809"/>
          <table:table-cell table:style-name="ce1" office:value-type="string">
            <text:p>Lambari (MG)</text:p>
          </table:table-cell>
          <table:table-cell table:style-name="ce1" office:value-type="float" office:value="20907"/>
        </table:table-row>
        <table:table-row table:style-name="ro1">
          <table:table-cell table:style-name="ce1" office:value-type="float" office:value="3137908"/>
          <table:table-cell table:style-name="ce1" office:value-type="string">
            <text:p>Lamim (MG)</text:p>
          </table:table-cell>
          <table:table-cell table:style-name="ce1" office:value-type="float" office:value="3379"/>
        </table:table-row>
        <table:table-row table:style-name="ro1">
          <table:table-cell table:style-name="ce1" office:value-type="float" office:value="3138005"/>
          <table:table-cell table:style-name="ce1" office:value-type="string">
            <text:p>Laranjal (MG)</text:p>
          </table:table-cell>
          <table:table-cell table:style-name="ce1" office:value-type="float" office:value="6833"/>
        </table:table-row>
        <table:table-row table:style-name="ro1">
          <table:table-cell table:style-name="ce1" office:value-type="float" office:value="3138104"/>
          <table:table-cell table:style-name="ce1" office:value-type="string">
            <text:p>Lassance (MG)</text:p>
          </table:table-cell>
          <table:table-cell table:style-name="ce1" office:value-type="float" office:value="6503"/>
        </table:table-row>
        <table:table-row table:style-name="ro1">
          <table:table-cell table:style-name="ce1" office:value-type="float" office:value="3138203"/>
          <table:table-cell table:style-name="ce1" office:value-type="string">
            <text:p>Lavras (MG)</text:p>
          </table:table-cell>
          <table:table-cell table:style-name="ce1" office:value-type="float" office:value="104783"/>
        </table:table-row>
        <table:table-row table:style-name="ro1">
          <table:table-cell table:style-name="ce1" office:value-type="float" office:value="3138302"/>
          <table:table-cell table:style-name="ce1" office:value-type="string">
            <text:p>Leandro Ferreira (MG)</text:p>
          </table:table-cell>
          <table:table-cell table:style-name="ce1" office:value-type="float" office:value="3226"/>
        </table:table-row>
        <table:table-row table:style-name="ro1">
          <table:table-cell table:style-name="ce1" office:value-type="float" office:value="3138351"/>
          <table:table-cell table:style-name="ce1" office:value-type="string">
            <text:p>Leme do Prado (MG)</text:p>
          </table:table-cell>
          <table:table-cell table:style-name="ce1" office:value-type="float" office:value="4920"/>
        </table:table-row>
        <table:table-row table:style-name="ro1">
          <table:table-cell table:style-name="ce1" office:value-type="float" office:value="3138401"/>
          <table:table-cell table:style-name="ce1" office:value-type="string">
            <text:p>Leopoldina (MG)</text:p>
          </table:table-cell>
          <table:table-cell table:style-name="ce1" office:value-type="float" office:value="52640"/>
        </table:table-row>
        <table:table-row table:style-name="ro1">
          <table:table-cell table:style-name="ce1" office:value-type="float" office:value="3138500"/>
          <table:table-cell table:style-name="ce1" office:value-type="string">
            <text:p>Liberdade (MG)</text:p>
          </table:table-cell>
          <table:table-cell table:style-name="ce1" office:value-type="float" office:value="5031"/>
        </table:table-row>
        <table:table-row table:style-name="ro1">
          <table:table-cell table:style-name="ce1" office:value-type="float" office:value="3138609"/>
          <table:table-cell table:style-name="ce1" office:value-type="string">
            <text:p>Lima Duarte (MG)</text:p>
          </table:table-cell>
          <table:table-cell table:style-name="ce1" office:value-type="float" office:value="16724"/>
        </table:table-row>
        <table:table-row table:style-name="ro1">
          <table:table-cell table:style-name="ce1" office:value-type="float" office:value="3138625"/>
          <table:table-cell table:style-name="ce1" office:value-type="string">
            <text:p>Limeira do Oeste (MG)</text:p>
          </table:table-cell>
          <table:table-cell table:style-name="ce1" office:value-type="float" office:value="7589"/>
        </table:table-row>
        <table:table-row table:style-name="ro1">
          <table:table-cell table:style-name="ce1" office:value-type="float" office:value="3138658"/>
          <table:table-cell table:style-name="ce1" office:value-type="string">
            <text:p>Lontra (MG)</text:p>
          </table:table-cell>
          <table:table-cell table:style-name="ce1" office:value-type="float" office:value="9714"/>
        </table:table-row>
        <table:table-row table:style-name="ro1">
          <table:table-cell table:style-name="ce1" office:value-type="float" office:value="3138674"/>
          <table:table-cell table:style-name="ce1" office:value-type="string">
            <text:p>Luisburgo (MG)</text:p>
          </table:table-cell>
          <table:table-cell table:style-name="ce1" office:value-type="float" office:value="6258"/>
        </table:table-row>
        <table:table-row table:style-name="ro1">
          <table:table-cell table:style-name="ce1" office:value-type="float" office:value="3138682"/>
          <table:table-cell table:style-name="ce1" office:value-type="string">
            <text:p>Luislândia (MG)</text:p>
          </table:table-cell>
          <table:table-cell table:style-name="ce1" office:value-type="float" office:value="6718"/>
        </table:table-row>
        <table:table-row table:style-name="ro1">
          <table:table-cell table:style-name="ce1" office:value-type="float" office:value="3138708"/>
          <table:table-cell table:style-name="ce1" office:value-type="string">
            <text:p>Luminárias (MG)</text:p>
          </table:table-cell>
          <table:table-cell table:style-name="ce1" office:value-type="float" office:value="5438"/>
        </table:table-row>
        <table:table-row table:style-name="ro1">
          <table:table-cell table:style-name="ce1" office:value-type="float" office:value="3138807"/>
          <table:table-cell table:style-name="ce1" office:value-type="string">
            <text:p>Luz (MG)</text:p>
          </table:table-cell>
          <table:table-cell table:style-name="ce1" office:value-type="float" office:value="18257"/>
        </table:table-row>
        <table:table-row table:style-name="ro1">
          <table:table-cell table:style-name="ce1" office:value-type="float" office:value="3138906"/>
          <table:table-cell table:style-name="ce1" office:value-type="string">
            <text:p>Machacalis (MG)</text:p>
          </table:table-cell>
          <table:table-cell table:style-name="ce1" office:value-type="float" office:value="7111"/>
        </table:table-row>
        <table:table-row table:style-name="ro1">
          <table:table-cell table:style-name="ce1" office:value-type="float" office:value="3139003"/>
          <table:table-cell table:style-name="ce1" office:value-type="string">
            <text:p>Machado (MG)</text:p>
          </table:table-cell>
          <table:table-cell table:style-name="ce1" office:value-type="float" office:value="42413"/>
        </table:table-row>
        <table:table-row table:style-name="ro1">
          <table:table-cell table:style-name="ce1" office:value-type="float" office:value="3139102"/>
          <table:table-cell table:style-name="ce1" office:value-type="string">
            <text:p>Madre de Deus de Minas (MG)</text:p>
          </table:table-cell>
          <table:table-cell table:style-name="ce1" office:value-type="float" office:value="5109"/>
        </table:table-row>
        <table:table-row table:style-name="ro1">
          <table:table-cell table:style-name="ce1" office:value-type="float" office:value="3139201"/>
          <table:table-cell table:style-name="ce1" office:value-type="string">
            <text:p>Malacacheta (MG)</text:p>
          </table:table-cell>
          <table:table-cell table:style-name="ce1" office:value-type="float" office:value="18602"/>
        </table:table-row>
        <table:table-row table:style-name="ro1">
          <table:table-cell table:style-name="ce1" office:value-type="float" office:value="3139250"/>
          <table:table-cell table:style-name="ce1" office:value-type="string">
            <text:p>Mamonas (MG)</text:p>
          </table:table-cell>
          <table:table-cell table:style-name="ce1" office:value-type="float" office:value="6554"/>
        </table:table-row>
        <table:table-row table:style-name="ro1">
          <table:table-cell table:style-name="ce1" office:value-type="float" office:value="3139300"/>
          <table:table-cell table:style-name="ce1" office:value-type="string">
            <text:p>Manga (MG)</text:p>
          </table:table-cell>
          <table:table-cell table:style-name="ce1" office:value-type="float" office:value="18226"/>
        </table:table-row>
        <table:table-row table:style-name="ro1">
          <table:table-cell table:style-name="ce1" office:value-type="float" office:value="3139409"/>
          <table:table-cell table:style-name="ce1" office:value-type="string">
            <text:p>Manhuaçu (MG)</text:p>
          </table:table-cell>
          <table:table-cell table:style-name="ce1" office:value-type="float" office:value="91169"/>
        </table:table-row>
        <table:table-row table:style-name="ro1">
          <table:table-cell table:style-name="ce1" office:value-type="float" office:value="3139508"/>
          <table:table-cell table:style-name="ce1" office:value-type="string">
            <text:p>Manhumirim (MG)</text:p>
          </table:table-cell>
          <table:table-cell table:style-name="ce1" office:value-type="float" office:value="22802"/>
        </table:table-row>
        <table:table-row table:style-name="ro1">
          <table:table-cell table:style-name="ce1" office:value-type="float" office:value="3139607"/>
          <table:table-cell table:style-name="ce1" office:value-type="string">
            <text:p>Mantena (MG)</text:p>
          </table:table-cell>
          <table:table-cell table:style-name="ce1" office:value-type="float" office:value="27647"/>
        </table:table-row>
        <table:table-row table:style-name="ro1">
          <table:table-cell table:style-name="ce1" office:value-type="float" office:value="3139706"/>
          <table:table-cell table:style-name="ce1" office:value-type="string">
            <text:p>Maravilhas (MG)</text:p>
          </table:table-cell>
          <table:table-cell table:style-name="ce1" office:value-type="float" office:value="8046"/>
        </table:table-row>
        <table:table-row table:style-name="ro1">
          <table:table-cell table:style-name="ce1" office:value-type="float" office:value="3139805"/>
          <table:table-cell table:style-name="ce1" office:value-type="string">
            <text:p>Mar de Espanha (MG)</text:p>
          </table:table-cell>
          <table:table-cell table:style-name="ce1" office:value-type="float" office:value="12901"/>
        </table:table-row>
        <table:table-row table:style-name="ro1">
          <table:table-cell table:style-name="ce1" office:value-type="float" office:value="3139904"/>
          <table:table-cell table:style-name="ce1" office:value-type="string">
            <text:p>Maria da Fé (MG)</text:p>
          </table:table-cell>
          <table:table-cell table:style-name="ce1" office:value-type="float" office:value="14056"/>
        </table:table-row>
        <table:table-row table:style-name="ro1">
          <table:table-cell table:style-name="ce1" office:value-type="float" office:value="3140001"/>
          <table:table-cell table:style-name="ce1" office:value-type="string">
            <text:p>Mariana (MG)</text:p>
          </table:table-cell>
          <table:table-cell table:style-name="ce1" office:value-type="float" office:value="61288"/>
        </table:table-row>
        <table:table-row table:style-name="ro1">
          <table:table-cell table:style-name="ce1" office:value-type="float" office:value="3140100"/>
          <table:table-cell table:style-name="ce1" office:value-type="string">
            <text:p>Marilac (MG)</text:p>
          </table:table-cell>
          <table:table-cell table:style-name="ce1" office:value-type="float" office:value="4097"/>
        </table:table-row>
        <table:table-row table:style-name="ro1">
          <table:table-cell table:style-name="ce1" office:value-type="float" office:value="3140159"/>
          <table:table-cell table:style-name="ce1" office:value-type="string">
            <text:p>Mário Campos (MG)</text:p>
          </table:table-cell>
          <table:table-cell table:style-name="ce1" office:value-type="float" office:value="15619"/>
        </table:table-row>
        <table:table-row table:style-name="ro1">
          <table:table-cell table:style-name="ce1" office:value-type="float" office:value="3140209"/>
          <table:table-cell table:style-name="ce1" office:value-type="string">
            <text:p>Maripá de Minas (MG)</text:p>
          </table:table-cell>
          <table:table-cell table:style-name="ce1" office:value-type="float" office:value="2987"/>
        </table:table-row>
        <table:table-row table:style-name="ro1">
          <table:table-cell table:style-name="ce1" office:value-type="float" office:value="3140308"/>
          <table:table-cell table:style-name="ce1" office:value-type="string">
            <text:p>Marliéria (MG)</text:p>
          </table:table-cell>
          <table:table-cell table:style-name="ce1" office:value-type="float" office:value="4034"/>
        </table:table-row>
        <table:table-row table:style-name="ro1">
          <table:table-cell table:style-name="ce1" office:value-type="float" office:value="3140407"/>
          <table:table-cell table:style-name="ce1" office:value-type="string">
            <text:p>Marmelópolis (MG)</text:p>
          </table:table-cell>
          <table:table-cell table:style-name="ce1" office:value-type="float" office:value="2728"/>
        </table:table-row>
        <table:table-row table:style-name="ro1">
          <table:table-cell table:style-name="ce1" office:value-type="float" office:value="3140506"/>
          <table:table-cell table:style-name="ce1" office:value-type="string">
            <text:p>Martinho Campos (MG)</text:p>
          </table:table-cell>
          <table:table-cell table:style-name="ce1" office:value-type="float" office:value="13443"/>
        </table:table-row>
        <table:table-row table:style-name="ro1">
          <table:table-cell table:style-name="ce1" office:value-type="float" office:value="3140530"/>
          <table:table-cell table:style-name="ce1" office:value-type="string">
            <text:p>Martins Soares (MG)</text:p>
          </table:table-cell>
          <table:table-cell table:style-name="ce1" office:value-type="float" office:value="8531"/>
        </table:table-row>
        <table:table-row table:style-name="ro1">
          <table:table-cell table:style-name="ce1" office:value-type="float" office:value="3140555"/>
          <table:table-cell table:style-name="ce1" office:value-type="string">
            <text:p>Mata Verde (MG)</text:p>
          </table:table-cell>
          <table:table-cell table:style-name="ce1" office:value-type="float" office:value="8644"/>
        </table:table-row>
        <table:table-row table:style-name="ro1">
          <table:table-cell table:style-name="ce1" office:value-type="float" office:value="3140605"/>
          <table:table-cell table:style-name="ce1" office:value-type="string">
            <text:p>Materlândia (MG)</text:p>
          </table:table-cell>
          <table:table-cell table:style-name="ce1" office:value-type="float" office:value="4436"/>
        </table:table-row>
        <table:table-row table:style-name="ro1">
          <table:table-cell table:style-name="ce1" office:value-type="float" office:value="3140704"/>
          <table:table-cell table:style-name="ce1" office:value-type="string">
            <text:p>Mateus Leme (MG)</text:p>
          </table:table-cell>
          <table:table-cell table:style-name="ce1" office:value-type="float" office:value="31364"/>
        </table:table-row>
        <table:table-row table:style-name="ro1">
          <table:table-cell table:style-name="ce1" office:value-type="float" office:value="3140803"/>
          <table:table-cell table:style-name="ce1" office:value-type="string">
            <text:p>Matias Barbosa (MG)</text:p>
          </table:table-cell>
          <table:table-cell table:style-name="ce1" office:value-type="float" office:value="14548"/>
        </table:table-row>
        <table:table-row table:style-name="ro1">
          <table:table-cell table:style-name="ce1" office:value-type="float" office:value="3140852"/>
          <table:table-cell table:style-name="ce1" office:value-type="string">
            <text:p>Matias Cardoso (MG)</text:p>
          </table:table-cell>
          <table:table-cell table:style-name="ce1" office:value-type="float" office:value="11260"/>
        </table:table-row>
        <table:table-row table:style-name="ro1">
          <table:table-cell table:style-name="ce1" office:value-type="float" office:value="3140902"/>
          <table:table-cell table:style-name="ce1" office:value-type="string">
            <text:p>Matipó (MG)</text:p>
          </table:table-cell>
          <table:table-cell table:style-name="ce1" office:value-type="float" office:value="19005"/>
        </table:table-row>
        <table:table-row table:style-name="ro1">
          <table:table-cell table:style-name="ce1" office:value-type="float" office:value="3141009"/>
          <table:table-cell table:style-name="ce1" office:value-type="string">
            <text:p>Mato Verde (MG)</text:p>
          </table:table-cell>
          <table:table-cell table:style-name="ce1" office:value-type="float" office:value="12412"/>
        </table:table-row>
        <table:table-row table:style-name="ro1">
          <table:table-cell table:style-name="ce1" office:value-type="float" office:value="3141108"/>
          <table:table-cell table:style-name="ce1" office:value-type="string">
            <text:p>Matozinhos (MG)</text:p>
          </table:table-cell>
          <table:table-cell table:style-name="ce1" office:value-type="float" office:value="38151"/>
        </table:table-row>
        <table:table-row table:style-name="ro1">
          <table:table-cell table:style-name="ce1" office:value-type="float" office:value="3141207"/>
          <table:table-cell table:style-name="ce1" office:value-type="string">
            <text:p>Matutina (MG)</text:p>
          </table:table-cell>
          <table:table-cell table:style-name="ce1" office:value-type="float" office:value="3741"/>
        </table:table-row>
        <table:table-row table:style-name="ro1">
          <table:table-cell table:style-name="ce1" office:value-type="float" office:value="3141306"/>
          <table:table-cell table:style-name="ce1" office:value-type="string">
            <text:p>Medeiros (MG)</text:p>
          </table:table-cell>
          <table:table-cell table:style-name="ce1" office:value-type="float" office:value="3832"/>
        </table:table-row>
        <table:table-row table:style-name="ro1">
          <table:table-cell table:style-name="ce1" office:value-type="float" office:value="3141405"/>
          <table:table-cell table:style-name="ce1" office:value-type="string">
            <text:p>Medina (MG)</text:p>
          </table:table-cell>
          <table:table-cell table:style-name="ce1" office:value-type="float" office:value="20759"/>
        </table:table-row>
        <table:table-row table:style-name="ro1">
          <table:table-cell table:style-name="ce1" office:value-type="float" office:value="3141504"/>
          <table:table-cell table:style-name="ce1" office:value-type="string">
            <text:p>Mendes Pimentel (MG)</text:p>
          </table:table-cell>
          <table:table-cell table:style-name="ce1" office:value-type="float" office:value="6446"/>
        </table:table-row>
        <table:table-row table:style-name="ro1">
          <table:table-cell table:style-name="ce1" office:value-type="float" office:value="3141603"/>
          <table:table-cell table:style-name="ce1" office:value-type="string">
            <text:p>Mercês (MG)</text:p>
          </table:table-cell>
          <table:table-cell table:style-name="ce1" office:value-type="float" office:value="10758"/>
        </table:table-row>
        <table:table-row table:style-name="ro1">
          <table:table-cell table:style-name="ce1" office:value-type="float" office:value="3141702"/>
          <table:table-cell table:style-name="ce1" office:value-type="string">
            <text:p>Mesquita (MG)</text:p>
          </table:table-cell>
          <table:table-cell table:style-name="ce1" office:value-type="float" office:value="5546"/>
        </table:table-row>
        <table:table-row table:style-name="ro1">
          <table:table-cell table:style-name="ce1" office:value-type="float" office:value="3141801"/>
          <table:table-cell table:style-name="ce1" office:value-type="string">
            <text:p>Minas Novas (MG)</text:p>
          </table:table-cell>
          <table:table-cell table:style-name="ce1" office:value-type="float" office:value="31497"/>
        </table:table-row>
        <table:table-row table:style-name="ro1">
          <table:table-cell table:style-name="ce1" office:value-type="float" office:value="3141900"/>
          <table:table-cell table:style-name="ce1" office:value-type="string">
            <text:p>Minduri (MG)</text:p>
          </table:table-cell>
          <table:table-cell table:style-name="ce1" office:value-type="float" office:value="3893"/>
        </table:table-row>
        <table:table-row table:style-name="ro1">
          <table:table-cell table:style-name="ce1" office:value-type="float" office:value="3142007"/>
          <table:table-cell table:style-name="ce1" office:value-type="string">
            <text:p>Mirabela (MG)</text:p>
          </table:table-cell>
          <table:table-cell table:style-name="ce1" office:value-type="float" office:value="13620"/>
        </table:table-row>
        <table:table-row table:style-name="ro1">
          <table:table-cell table:style-name="ce1" office:value-type="float" office:value="3142106"/>
          <table:table-cell table:style-name="ce1" office:value-type="string">
            <text:p>Miradouro (MG)</text:p>
          </table:table-cell>
          <table:table-cell table:style-name="ce1" office:value-type="float" office:value="10787"/>
        </table:table-row>
        <table:table-row table:style-name="ro1">
          <table:table-cell table:style-name="ce1" office:value-type="float" office:value="3142205"/>
          <table:table-cell table:style-name="ce1" office:value-type="string">
            <text:p>Miraí (MG)</text:p>
          </table:table-cell>
          <table:table-cell table:style-name="ce1" office:value-type="float" office:value="15111"/>
        </table:table-row>
        <table:table-row table:style-name="ro1">
          <table:table-cell table:style-name="ce1" office:value-type="float" office:value="3142254"/>
          <table:table-cell table:style-name="ce1" office:value-type="string">
            <text:p>Miravânia (MG)</text:p>
          </table:table-cell>
          <table:table-cell table:style-name="ce1" office:value-type="float" office:value="4914"/>
        </table:table-row>
        <table:table-row table:style-name="ro1">
          <table:table-cell table:style-name="ce1" office:value-type="float" office:value="3142304"/>
          <table:table-cell table:style-name="ce1" office:value-type="string">
            <text:p>Moeda (MG)</text:p>
          </table:table-cell>
          <table:table-cell table:style-name="ce1" office:value-type="float" office:value="4934"/>
        </table:table-row>
        <table:table-row table:style-name="ro1">
          <table:table-cell table:style-name="ce1" office:value-type="float" office:value="3142403"/>
          <table:table-cell table:style-name="ce1" office:value-type="string">
            <text:p>Moema (MG)</text:p>
          </table:table-cell>
          <table:table-cell table:style-name="ce1" office:value-type="float" office:value="7554"/>
        </table:table-row>
        <table:table-row table:style-name="ro1">
          <table:table-cell table:style-name="ce1" office:value-type="float" office:value="3142502"/>
          <table:table-cell table:style-name="ce1" office:value-type="string">
            <text:p>Monjolos (MG)</text:p>
          </table:table-cell>
          <table:table-cell table:style-name="ce1" office:value-type="float" office:value="2202"/>
        </table:table-row>
        <table:table-row table:style-name="ro1">
          <table:table-cell table:style-name="ce1" office:value-type="float" office:value="3142601"/>
          <table:table-cell table:style-name="ce1" office:value-type="string">
            <text:p>Monsenhor Paulo (MG)</text:p>
          </table:table-cell>
          <table:table-cell table:style-name="ce1" office:value-type="float" office:value="8727"/>
        </table:table-row>
        <table:table-row table:style-name="ro1">
          <table:table-cell table:style-name="ce1" office:value-type="float" office:value="3142700"/>
          <table:table-cell table:style-name="ce1" office:value-type="string">
            <text:p>Montalvânia (MG)</text:p>
          </table:table-cell>
          <table:table-cell table:style-name="ce1" office:value-type="float" office:value="14747"/>
        </table:table-row>
        <table:table-row table:style-name="ro1">
          <table:table-cell table:style-name="ce1" office:value-type="float" office:value="3142809"/>
          <table:table-cell table:style-name="ce1" office:value-type="string">
            <text:p>Monte Alegre de Minas (MG)</text:p>
          </table:table-cell>
          <table:table-cell table:style-name="ce1" office:value-type="float" office:value="21236"/>
        </table:table-row>
        <table:table-row table:style-name="ro1">
          <table:table-cell table:style-name="ce1" office:value-type="float" office:value="3142908"/>
          <table:table-cell table:style-name="ce1" office:value-type="string">
            <text:p>Monte Azul (MG)</text:p>
          </table:table-cell>
          <table:table-cell table:style-name="ce1" office:value-type="float" office:value="20696"/>
        </table:table-row>
        <table:table-row table:style-name="ro1">
          <table:table-cell table:style-name="ce1" office:value-type="float" office:value="3143005"/>
          <table:table-cell table:style-name="ce1" office:value-type="string">
            <text:p>Monte Belo (MG)</text:p>
          </table:table-cell>
          <table:table-cell table:style-name="ce1" office:value-type="float" office:value="13152"/>
        </table:table-row>
        <table:table-row table:style-name="ro1">
          <table:table-cell table:style-name="ce1" office:value-type="float" office:value="3143104"/>
          <table:table-cell table:style-name="ce1" office:value-type="string">
            <text:p>Monte Carmelo (MG)</text:p>
          </table:table-cell>
          <table:table-cell table:style-name="ce1" office:value-type="float" office:value="47931"/>
        </table:table-row>
        <table:table-row table:style-name="ro1">
          <table:table-cell table:style-name="ce1" office:value-type="float" office:value="3143153"/>
          <table:table-cell table:style-name="ce1" office:value-type="string">
            <text:p>Monte Formoso (MG)</text:p>
          </table:table-cell>
          <table:table-cell table:style-name="ce1" office:value-type="float" office:value="4923"/>
        </table:table-row>
        <table:table-row table:style-name="ro1">
          <table:table-cell table:style-name="ce1" office:value-type="float" office:value="3143203"/>
          <table:table-cell table:style-name="ce1" office:value-type="string">
            <text:p>Monte Santo de Minas (MG)</text:p>
          </table:table-cell>
          <table:table-cell table:style-name="ce1" office:value-type="float" office:value="21513"/>
        </table:table-row>
        <table:table-row table:style-name="ro1">
          <table:table-cell table:style-name="ce1" office:value-type="float" office:value="3143302"/>
          <table:table-cell table:style-name="ce1" office:value-type="string">
            <text:p>Montes Claros (MG)</text:p>
          </table:table-cell>
          <table:table-cell table:style-name="ce1" office:value-type="float" office:value="413487"/>
        </table:table-row>
        <table:table-row table:style-name="ro1">
          <table:table-cell table:style-name="ce1" office:value-type="float" office:value="3143401"/>
          <table:table-cell table:style-name="ce1" office:value-type="string">
            <text:p>Monte Sião (MG)</text:p>
          </table:table-cell>
          <table:table-cell table:style-name="ce1" office:value-type="float" office:value="24029"/>
        </table:table-row>
        <table:table-row table:style-name="ro1">
          <table:table-cell table:style-name="ce1" office:value-type="float" office:value="3143450"/>
          <table:table-cell table:style-name="ce1" office:value-type="string">
            <text:p>Montezuma (MG)</text:p>
          </table:table-cell>
          <table:table-cell table:style-name="ce1" office:value-type="float" office:value="8315"/>
        </table:table-row>
        <table:table-row table:style-name="ro1">
          <table:table-cell table:style-name="ce1" office:value-type="float" office:value="3143500"/>
          <table:table-cell table:style-name="ce1" office:value-type="string">
            <text:p>Morada Nova de Minas (MG)</text:p>
          </table:table-cell>
          <table:table-cell table:style-name="ce1" office:value-type="float" office:value="8910"/>
        </table:table-row>
        <table:table-row table:style-name="ro1">
          <table:table-cell table:style-name="ce1" office:value-type="float" office:value="3143609"/>
          <table:table-cell table:style-name="ce1" office:value-type="string">
            <text:p>Morro da Garça (MG)</text:p>
          </table:table-cell>
          <table:table-cell table:style-name="ce1" office:value-type="float" office:value="2437"/>
        </table:table-row>
        <table:table-row table:style-name="ro1">
          <table:table-cell table:style-name="ce1" office:value-type="float" office:value="3143708"/>
          <table:table-cell table:style-name="ce1" office:value-type="string">
            <text:p>Morro do Pilar (MG)</text:p>
          </table:table-cell>
          <table:table-cell table:style-name="ce1" office:value-type="float" office:value="3153"/>
        </table:table-row>
        <table:table-row table:style-name="ro1">
          <table:table-cell table:style-name="ce1" office:value-type="float" office:value="3143807"/>
          <table:table-cell table:style-name="ce1" office:value-type="string">
            <text:p>Munhoz (MG)</text:p>
          </table:table-cell>
          <table:table-cell table:style-name="ce1" office:value-type="float" office:value="5994"/>
        </table:table-row>
        <table:table-row table:style-name="ro1">
          <table:table-cell table:style-name="ce1" office:value-type="float" office:value="3143906"/>
          <table:table-cell table:style-name="ce1" office:value-type="string">
            <text:p>Muriaé (MG)</text:p>
          </table:table-cell>
          <table:table-cell table:style-name="ce1" office:value-type="float" office:value="109392"/>
        </table:table-row>
        <table:table-row table:style-name="ro1">
          <table:table-cell table:style-name="ce1" office:value-type="float" office:value="3144003"/>
          <table:table-cell table:style-name="ce1" office:value-type="string">
            <text:p>Mutum (MG)</text:p>
          </table:table-cell>
          <table:table-cell table:style-name="ce1" office:value-type="float" office:value="26961"/>
        </table:table-row>
        <table:table-row table:style-name="ro1">
          <table:table-cell table:style-name="ce1" office:value-type="float" office:value="3144102"/>
          <table:table-cell table:style-name="ce1" office:value-type="string">
            <text:p>Muzambinho (MG)</text:p>
          </table:table-cell>
          <table:table-cell table:style-name="ce1" office:value-type="float" office:value="20545"/>
        </table:table-row>
        <table:table-row table:style-name="ro1">
          <table:table-cell table:style-name="ce1" office:value-type="float" office:value="3144201"/>
          <table:table-cell table:style-name="ce1" office:value-type="string">
            <text:p>Nacip Raydan (MG)</text:p>
          </table:table-cell>
          <table:table-cell table:style-name="ce1" office:value-type="float" office:value="3220"/>
        </table:table-row>
        <table:table-row table:style-name="ro1">
          <table:table-cell table:style-name="ce1" office:value-type="float" office:value="3144300"/>
          <table:table-cell table:style-name="ce1" office:value-type="string">
            <text:p>Nanuque (MG)</text:p>
          </table:table-cell>
          <table:table-cell table:style-name="ce1" office:value-type="float" office:value="40665"/>
        </table:table-row>
        <table:table-row table:style-name="ro1">
          <table:table-cell table:style-name="ce1" office:value-type="float" office:value="3144359"/>
          <table:table-cell table:style-name="ce1" office:value-type="string">
            <text:p>Naque (MG)</text:p>
          </table:table-cell>
          <table:table-cell table:style-name="ce1" office:value-type="float" office:value="7051"/>
        </table:table-row>
        <table:table-row table:style-name="ro1">
          <table:table-cell table:style-name="ce1" office:value-type="float" office:value="3144375"/>
          <table:table-cell table:style-name="ce1" office:value-type="string">
            <text:p>Natalândia (MG)</text:p>
          </table:table-cell>
          <table:table-cell table:style-name="ce1" office:value-type="float" office:value="3308"/>
        </table:table-row>
        <table:table-row table:style-name="ro1">
          <table:table-cell table:style-name="ce1" office:value-type="float" office:value="3144409"/>
          <table:table-cell table:style-name="ce1" office:value-type="string">
            <text:p>Natércia (MG)</text:p>
          </table:table-cell>
          <table:table-cell table:style-name="ce1" office:value-type="float" office:value="4728"/>
        </table:table-row>
        <table:table-row table:style-name="ro1">
          <table:table-cell table:style-name="ce1" office:value-type="float" office:value="3144508"/>
          <table:table-cell table:style-name="ce1" office:value-type="string">
            <text:p>Nazareno (MG)</text:p>
          </table:table-cell>
          <table:table-cell table:style-name="ce1" office:value-type="float" office:value="8660"/>
        </table:table-row>
        <table:table-row table:style-name="ro1">
          <table:table-cell table:style-name="ce1" office:value-type="float" office:value="3144607"/>
          <table:table-cell table:style-name="ce1" office:value-type="string">
            <text:p>Nepomuceno (MG)</text:p>
          </table:table-cell>
          <table:table-cell table:style-name="ce1" office:value-type="float" office:value="26826"/>
        </table:table-row>
        <table:table-row table:style-name="ro1">
          <table:table-cell table:style-name="ce1" office:value-type="float" office:value="3144656"/>
          <table:table-cell table:style-name="ce1" office:value-type="string">
            <text:p>Ninheira (MG)</text:p>
          </table:table-cell>
          <table:table-cell table:style-name="ce1" office:value-type="float" office:value="10326"/>
        </table:table-row>
        <table:table-row table:style-name="ro1">
          <table:table-cell table:style-name="ce1" office:value-type="float" office:value="3144672"/>
          <table:table-cell table:style-name="ce1" office:value-type="string">
            <text:p>Nova Belém (MG)</text:p>
          </table:table-cell>
          <table:table-cell table:style-name="ce1" office:value-type="float" office:value="3128"/>
        </table:table-row>
        <table:table-row table:style-name="ro1">
          <table:table-cell table:style-name="ce1" office:value-type="float" office:value="3144706"/>
          <table:table-cell table:style-name="ce1" office:value-type="string">
            <text:p>Nova Era (MG)</text:p>
          </table:table-cell>
          <table:table-cell table:style-name="ce1" office:value-type="float" office:value="17551"/>
        </table:table-row>
        <table:table-row table:style-name="ro1">
          <table:table-cell table:style-name="ce1" office:value-type="float" office:value="3144805"/>
          <table:table-cell table:style-name="ce1" office:value-type="string">
            <text:p>Nova Lima (MG)</text:p>
          </table:table-cell>
          <table:table-cell table:style-name="ce1" office:value-type="float" office:value="96157"/>
        </table:table-row>
        <table:table-row table:style-name="ro1">
          <table:table-cell table:style-name="ce1" office:value-type="float" office:value="3144904"/>
          <table:table-cell table:style-name="ce1" office:value-type="string">
            <text:p>Nova Módica (MG)</text:p>
          </table:table-cell>
          <table:table-cell table:style-name="ce1" office:value-type="float" office:value="3573"/>
        </table:table-row>
        <table:table-row table:style-name="ro1">
          <table:table-cell table:style-name="ce1" office:value-type="float" office:value="3145000"/>
          <table:table-cell table:style-name="ce1" office:value-type="string">
            <text:p>Nova Ponte (MG)</text:p>
          </table:table-cell>
          <table:table-cell table:style-name="ce1" office:value-type="float" office:value="15800"/>
        </table:table-row>
        <table:table-row table:style-name="ro1">
          <table:table-cell table:style-name="ce1" office:value-type="float" office:value="3145059"/>
          <table:table-cell table:style-name="ce1" office:value-type="string">
            <text:p>Nova Porteirinha (MG)</text:p>
          </table:table-cell>
          <table:table-cell table:style-name="ce1" office:value-type="float" office:value="7497"/>
        </table:table-row>
        <table:table-row table:style-name="ro1">
          <table:table-cell table:style-name="ce1" office:value-type="float" office:value="3145109"/>
          <table:table-cell table:style-name="ce1" office:value-type="string">
            <text:p>Nova Resende (MG)</text:p>
          </table:table-cell>
          <table:table-cell table:style-name="ce1" office:value-type="float" office:value="16832"/>
        </table:table-row>
        <table:table-row table:style-name="ro1">
          <table:table-cell table:style-name="ce1" office:value-type="float" office:value="3145208"/>
          <table:table-cell table:style-name="ce1" office:value-type="string">
            <text:p>Nova Serrana (MG)</text:p>
          </table:table-cell>
          <table:table-cell table:style-name="ce1" office:value-type="float" office:value="105520"/>
        </table:table-row>
        <table:table-row table:style-name="ro1">
          <table:table-cell table:style-name="ce1" office:value-type="float" office:value="3145307"/>
          <table:table-cell table:style-name="ce1" office:value-type="string">
            <text:p>Novo Cruzeiro (MG)</text:p>
          </table:table-cell>
          <table:table-cell table:style-name="ce1" office:value-type="float" office:value="31335"/>
        </table:table-row>
        <table:table-row table:style-name="ro1">
          <table:table-cell table:style-name="ce1" office:value-type="float" office:value="3145356"/>
          <table:table-cell table:style-name="ce1" office:value-type="string">
            <text:p>Novo Oriente de Minas (MG)</text:p>
          </table:table-cell>
          <table:table-cell table:style-name="ce1" office:value-type="float" office:value="10778"/>
        </table:table-row>
        <table:table-row table:style-name="ro1">
          <table:table-cell table:style-name="ce1" office:value-type="float" office:value="3145372"/>
          <table:table-cell table:style-name="ce1" office:value-type="string">
            <text:p>Novorizonte (MG)</text:p>
          </table:table-cell>
          <table:table-cell table:style-name="ce1" office:value-type="float" office:value="5324"/>
        </table:table-row>
        <table:table-row table:style-name="ro1">
          <table:table-cell table:style-name="ce1" office:value-type="float" office:value="3145406"/>
          <table:table-cell table:style-name="ce1" office:value-type="string">
            <text:p>Olaria (MG)</text:p>
          </table:table-cell>
          <table:table-cell table:style-name="ce1" office:value-type="float" office:value="1720"/>
        </table:table-row>
        <table:table-row table:style-name="ro1">
          <table:table-cell table:style-name="ce1" office:value-type="float" office:value="3145455"/>
          <table:table-cell table:style-name="ce1" office:value-type="string">
            <text:p>Olhos-d'Água (MG)</text:p>
          </table:table-cell>
          <table:table-cell table:style-name="ce1" office:value-type="float" office:value="6171"/>
        </table:table-row>
        <table:table-row table:style-name="ro1">
          <table:table-cell table:style-name="ce1" office:value-type="float" office:value="3145505"/>
          <table:table-cell table:style-name="ce1" office:value-type="string">
            <text:p>Olímpio Noronha (MG)</text:p>
          </table:table-cell>
          <table:table-cell table:style-name="ce1" office:value-type="float" office:value="2809"/>
        </table:table-row>
        <table:table-row table:style-name="ro1">
          <table:table-cell table:style-name="ce1" office:value-type="float" office:value="3145604"/>
          <table:table-cell table:style-name="ce1" office:value-type="string">
            <text:p>Oliveira (MG)</text:p>
          </table:table-cell>
          <table:table-cell table:style-name="ce1" office:value-type="float" office:value="41840"/>
        </table:table-row>
        <table:table-row table:style-name="ro1">
          <table:table-cell table:style-name="ce1" office:value-type="float" office:value="3145703"/>
          <table:table-cell table:style-name="ce1" office:value-type="string">
            <text:p>Oliveira Fortes (MG)</text:p>
          </table:table-cell>
          <table:table-cell table:style-name="ce1" office:value-type="float" office:value="2130"/>
        </table:table-row>
        <table:table-row table:style-name="ro1">
          <table:table-cell table:style-name="ce1" office:value-type="float" office:value="3145802"/>
          <table:table-cell table:style-name="ce1" office:value-type="string">
            <text:p>Onça de Pitangui (MG)</text:p>
          </table:table-cell>
          <table:table-cell table:style-name="ce1" office:value-type="float" office:value="3152"/>
        </table:table-row>
        <table:table-row table:style-name="ro1">
          <table:table-cell table:style-name="ce1" office:value-type="float" office:value="3145851"/>
          <table:table-cell table:style-name="ce1" office:value-type="string">
            <text:p>Oratórios (MG)</text:p>
          </table:table-cell>
          <table:table-cell table:style-name="ce1" office:value-type="float" office:value="4663"/>
        </table:table-row>
        <table:table-row table:style-name="ro1">
          <table:table-cell table:style-name="ce1" office:value-type="float" office:value="3145877"/>
          <table:table-cell table:style-name="ce1" office:value-type="string">
            <text:p>Orizânia (MG)</text:p>
          </table:table-cell>
          <table:table-cell table:style-name="ce1" office:value-type="float" office:value="8079"/>
        </table:table-row>
        <table:table-row table:style-name="ro1">
          <table:table-cell table:style-name="ce1" office:value-type="float" office:value="3145901"/>
          <table:table-cell table:style-name="ce1" office:value-type="string">
            <text:p>Ouro Branco (MG)</text:p>
          </table:table-cell>
          <table:table-cell table:style-name="ce1" office:value-type="float" office:value="39867"/>
        </table:table-row>
        <table:table-row table:style-name="ro1">
          <table:table-cell table:style-name="ce1" office:value-type="float" office:value="3146008"/>
          <table:table-cell table:style-name="ce1" office:value-type="string">
            <text:p>Ouro Fino (MG)</text:p>
          </table:table-cell>
          <table:table-cell table:style-name="ce1" office:value-type="float" office:value="33791"/>
        </table:table-row>
        <table:table-row table:style-name="ro1">
          <table:table-cell table:style-name="ce1" office:value-type="float" office:value="3146107"/>
          <table:table-cell table:style-name="ce1" office:value-type="string">
            <text:p>Ouro Preto (MG)</text:p>
          </table:table-cell>
          <table:table-cell table:style-name="ce1" office:value-type="float" office:value="74558"/>
        </table:table-row>
        <table:table-row table:style-name="ro1">
          <table:table-cell table:style-name="ce1" office:value-type="float" office:value="3146206"/>
          <table:table-cell table:style-name="ce1" office:value-type="string">
            <text:p>Ouro Verde de Minas (MG)</text:p>
          </table:table-cell>
          <table:table-cell table:style-name="ce1" office:value-type="float" office:value="5914"/>
        </table:table-row>
        <table:table-row table:style-name="ro1">
          <table:table-cell table:style-name="ce1" office:value-type="float" office:value="3146255"/>
          <table:table-cell table:style-name="ce1" office:value-type="string">
            <text:p>Padre Carvalho (MG)</text:p>
          </table:table-cell>
          <table:table-cell table:style-name="ce1" office:value-type="float" office:value="6423"/>
        </table:table-row>
        <table:table-row table:style-name="ro1">
          <table:table-cell table:style-name="ce1" office:value-type="float" office:value="3146305"/>
          <table:table-cell table:style-name="ce1" office:value-type="string">
            <text:p>Padre Paraíso (MG)</text:p>
          </table:table-cell>
          <table:table-cell table:style-name="ce1" office:value-type="float" office:value="20252"/>
        </table:table-row>
        <table:table-row table:style-name="ro1">
          <table:table-cell table:style-name="ce1" office:value-type="float" office:value="3146404"/>
          <table:table-cell table:style-name="ce1" office:value-type="string">
            <text:p>Paineiras (MG)</text:p>
          </table:table-cell>
          <table:table-cell table:style-name="ce1" office:value-type="float" office:value="4462"/>
        </table:table-row>
        <table:table-row table:style-name="ro1">
          <table:table-cell table:style-name="ce1" office:value-type="float" office:value="3146503"/>
          <table:table-cell table:style-name="ce1" office:value-type="string">
            <text:p>Pains (MG)</text:p>
          </table:table-cell>
          <table:table-cell table:style-name="ce1" office:value-type="float" office:value="8296"/>
        </table:table-row>
        <table:table-row table:style-name="ro1">
          <table:table-cell table:style-name="ce1" office:value-type="float" office:value="3146552"/>
          <table:table-cell table:style-name="ce1" office:value-type="string">
            <text:p>Pai Pedro (MG)</text:p>
          </table:table-cell>
          <table:table-cell table:style-name="ce1" office:value-type="float" office:value="6094"/>
        </table:table-row>
        <table:table-row table:style-name="ro1">
          <table:table-cell table:style-name="ce1" office:value-type="float" office:value="3146602"/>
          <table:table-cell table:style-name="ce1" office:value-type="string">
            <text:p>Paiva (MG)</text:p>
          </table:table-cell>
          <table:table-cell table:style-name="ce1" office:value-type="float" office:value="1523"/>
        </table:table-row>
        <table:table-row table:style-name="ro1">
          <table:table-cell table:style-name="ce1" office:value-type="float" office:value="3146701"/>
          <table:table-cell table:style-name="ce1" office:value-type="string">
            <text:p>Palma (MG)</text:p>
          </table:table-cell>
          <table:table-cell table:style-name="ce1" office:value-type="float" office:value="6611"/>
        </table:table-row>
        <table:table-row table:style-name="ro1">
          <table:table-cell table:style-name="ce1" office:value-type="float" office:value="3146750"/>
          <table:table-cell table:style-name="ce1" office:value-type="string">
            <text:p>Palmópolis (MG)</text:p>
          </table:table-cell>
          <table:table-cell table:style-name="ce1" office:value-type="float" office:value="5349"/>
        </table:table-row>
        <table:table-row table:style-name="ro1">
          <table:table-cell table:style-name="ce1" office:value-type="float" office:value="3146909"/>
          <table:table-cell table:style-name="ce1" office:value-type="string">
            <text:p>Papagaios (MG)</text:p>
          </table:table-cell>
          <table:table-cell table:style-name="ce1" office:value-type="float" office:value="15800"/>
        </table:table-row>
        <table:table-row table:style-name="ro1">
          <table:table-cell table:style-name="ce1" office:value-type="float" office:value="3147006"/>
          <table:table-cell table:style-name="ce1" office:value-type="string">
            <text:p>Paracatu (MG)</text:p>
          </table:table-cell>
          <table:table-cell table:style-name="ce1" office:value-type="float" office:value="93862"/>
        </table:table-row>
        <table:table-row table:style-name="ro1">
          <table:table-cell table:style-name="ce1" office:value-type="float" office:value="3147105"/>
          <table:table-cell table:style-name="ce1" office:value-type="string">
            <text:p>Pará de Minas (MG)</text:p>
          </table:table-cell>
          <table:table-cell table:style-name="ce1" office:value-type="float" office:value="94808"/>
        </table:table-row>
        <table:table-row table:style-name="ro1">
          <table:table-cell table:style-name="ce1" office:value-type="float" office:value="3147204"/>
          <table:table-cell table:style-name="ce1" office:value-type="string">
            <text:p>Paraguaçu (MG)</text:p>
          </table:table-cell>
          <table:table-cell table:style-name="ce1" office:value-type="float" office:value="21605"/>
        </table:table-row>
        <table:table-row table:style-name="ro1">
          <table:table-cell table:style-name="ce1" office:value-type="float" office:value="3147303"/>
          <table:table-cell table:style-name="ce1" office:value-type="string">
            <text:p>Paraisópolis (MG)</text:p>
          </table:table-cell>
          <table:table-cell table:style-name="ce1" office:value-type="float" office:value="21221"/>
        </table:table-row>
        <table:table-row table:style-name="ro1">
          <table:table-cell table:style-name="ce1" office:value-type="float" office:value="3147402"/>
          <table:table-cell table:style-name="ce1" office:value-type="string">
            <text:p>Paraopeba (MG)</text:p>
          </table:table-cell>
          <table:table-cell table:style-name="ce1" office:value-type="float" office:value="24700"/>
        </table:table-row>
        <table:table-row table:style-name="ro1">
          <table:table-cell table:style-name="ce1" office:value-type="float" office:value="3147501"/>
          <table:table-cell table:style-name="ce1" office:value-type="string">
            <text:p>Passabém (MG)</text:p>
          </table:table-cell>
          <table:table-cell table:style-name="ce1" office:value-type="float" office:value="1633"/>
        </table:table-row>
        <table:table-row table:style-name="ro1">
          <table:table-cell table:style-name="ce1" office:value-type="float" office:value="3147600"/>
          <table:table-cell table:style-name="ce1" office:value-type="string">
            <text:p>Passa Quatro (MG)</text:p>
          </table:table-cell>
          <table:table-cell table:style-name="ce1" office:value-type="float" office:value="16393"/>
        </table:table-row>
        <table:table-row table:style-name="ro1">
          <table:table-cell table:style-name="ce1" office:value-type="float" office:value="3147709"/>
          <table:table-cell table:style-name="ce1" office:value-type="string">
            <text:p>Passa Tempo (MG)</text:p>
          </table:table-cell>
          <table:table-cell table:style-name="ce1" office:value-type="float" office:value="8057"/>
        </table:table-row>
        <table:table-row table:style-name="ro1">
          <table:table-cell table:style-name="ce1" office:value-type="float" office:value="3147808"/>
          <table:table-cell table:style-name="ce1" office:value-type="string">
            <text:p>Passa Vinte (MG)</text:p>
          </table:table-cell>
          <table:table-cell table:style-name="ce1" office:value-type="float" office:value="2031"/>
        </table:table-row>
        <table:table-row table:style-name="ro1">
          <table:table-cell table:style-name="ce1" office:value-type="float" office:value="3147907"/>
          <table:table-cell table:style-name="ce1" office:value-type="string">
            <text:p>Passos (MG)</text:p>
          </table:table-cell>
          <table:table-cell table:style-name="ce1" office:value-type="float" office:value="115337"/>
        </table:table-row>
        <table:table-row table:style-name="ro1">
          <table:table-cell table:style-name="ce1" office:value-type="float" office:value="3147956"/>
          <table:table-cell table:style-name="ce1" office:value-type="string">
            <text:p>Patis (MG)</text:p>
          </table:table-cell>
          <table:table-cell table:style-name="ce1" office:value-type="float" office:value="6002"/>
        </table:table-row>
        <table:table-row table:style-name="ro1">
          <table:table-cell table:style-name="ce1" office:value-type="float" office:value="3148004"/>
          <table:table-cell table:style-name="ce1" office:value-type="string">
            <text:p>Patos de Minas (MG)</text:p>
          </table:table-cell>
          <table:table-cell table:style-name="ce1" office:value-type="float" office:value="153585"/>
        </table:table-row>
        <table:table-row table:style-name="ro1">
          <table:table-cell table:style-name="ce1" office:value-type="float" office:value="3148103"/>
          <table:table-cell table:style-name="ce1" office:value-type="string">
            <text:p>Patrocínio (MG)</text:p>
          </table:table-cell>
          <table:table-cell table:style-name="ce1" office:value-type="float" office:value="91449"/>
        </table:table-row>
        <table:table-row table:style-name="ro1">
          <table:table-cell table:style-name="ce1" office:value-type="float" office:value="3148202"/>
          <table:table-cell table:style-name="ce1" office:value-type="string">
            <text:p>Patrocínio do Muriaé (MG)</text:p>
          </table:table-cell>
          <table:table-cell table:style-name="ce1" office:value-type="float" office:value="5715"/>
        </table:table-row>
        <table:table-row table:style-name="ro1">
          <table:table-cell table:style-name="ce1" office:value-type="float" office:value="3148301"/>
          <table:table-cell table:style-name="ce1" office:value-type="string">
            <text:p>Paula Cândido (MG)</text:p>
          </table:table-cell>
          <table:table-cell table:style-name="ce1" office:value-type="float" office:value="9584"/>
        </table:table-row>
        <table:table-row table:style-name="ro1">
          <table:table-cell table:style-name="ce1" office:value-type="float" office:value="3148400"/>
          <table:table-cell table:style-name="ce1" office:value-type="string">
            <text:p>Paulistas (MG)</text:p>
          </table:table-cell>
          <table:table-cell table:style-name="ce1" office:value-type="float" office:value="4812"/>
        </table:table-row>
        <table:table-row table:style-name="ro1">
          <table:table-cell table:style-name="ce1" office:value-type="float" office:value="3148509"/>
          <table:table-cell table:style-name="ce1" office:value-type="string">
            <text:p>Pavão (MG)</text:p>
          </table:table-cell>
          <table:table-cell table:style-name="ce1" office:value-type="float" office:value="8419"/>
        </table:table-row>
        <table:table-row table:style-name="ro1">
          <table:table-cell table:style-name="ce1" office:value-type="float" office:value="3148608"/>
          <table:table-cell table:style-name="ce1" office:value-type="string">
            <text:p>Peçanha (MG)</text:p>
          </table:table-cell>
          <table:table-cell table:style-name="ce1" office:value-type="float" office:value="17537"/>
        </table:table-row>
        <table:table-row table:style-name="ro1">
          <table:table-cell table:style-name="ce1" office:value-type="float" office:value="3148707"/>
          <table:table-cell table:style-name="ce1" office:value-type="string">
            <text:p>Pedra Azul (MG)</text:p>
          </table:table-cell>
          <table:table-cell table:style-name="ce1" office:value-type="float" office:value="24329"/>
        </table:table-row>
        <table:table-row table:style-name="ro1">
          <table:table-cell table:style-name="ce1" office:value-type="float" office:value="3148756"/>
          <table:table-cell table:style-name="ce1" office:value-type="string">
            <text:p>Pedra Bonita (MG)</text:p>
          </table:table-cell>
          <table:table-cell table:style-name="ce1" office:value-type="float" office:value="7128"/>
        </table:table-row>
        <table:table-row table:style-name="ro1">
          <table:table-cell table:style-name="ce1" office:value-type="float" office:value="3148806"/>
          <table:table-cell table:style-name="ce1" office:value-type="string">
            <text:p>Pedra do Anta (MG)</text:p>
          </table:table-cell>
          <table:table-cell table:style-name="ce1" office:value-type="float" office:value="3005"/>
        </table:table-row>
        <table:table-row table:style-name="ro1">
          <table:table-cell table:style-name="ce1" office:value-type="float" office:value="3148905"/>
          <table:table-cell table:style-name="ce1" office:value-type="string">
            <text:p>Pedra do Indaiá (MG)</text:p>
          </table:table-cell>
          <table:table-cell table:style-name="ce1" office:value-type="float" office:value="3974"/>
        </table:table-row>
        <table:table-row table:style-name="ro1">
          <table:table-cell table:style-name="ce1" office:value-type="float" office:value="3149002"/>
          <table:table-cell table:style-name="ce1" office:value-type="string">
            <text:p>Pedra Dourada (MG)</text:p>
          </table:table-cell>
          <table:table-cell table:style-name="ce1" office:value-type="float" office:value="2532"/>
        </table:table-row>
        <table:table-row table:style-name="ro1">
          <table:table-cell table:style-name="ce1" office:value-type="float" office:value="3149101"/>
          <table:table-cell table:style-name="ce1" office:value-type="string">
            <text:p>Pedralva (MG)</text:p>
          </table:table-cell>
          <table:table-cell table:style-name="ce1" office:value-type="float" office:value="11146"/>
        </table:table-row>
        <table:table-row table:style-name="ro1">
          <table:table-cell table:style-name="ce1" office:value-type="float" office:value="3149150"/>
          <table:table-cell table:style-name="ce1" office:value-type="string">
            <text:p>Pedras de Maria da Cruz (MG)</text:p>
          </table:table-cell>
          <table:table-cell table:style-name="ce1" office:value-type="float" office:value="12212"/>
        </table:table-row>
        <table:table-row table:style-name="ro1">
          <table:table-cell table:style-name="ce1" office:value-type="float" office:value="3149200"/>
          <table:table-cell table:style-name="ce1" office:value-type="string">
            <text:p>Pedrinópolis (MG)</text:p>
          </table:table-cell>
          <table:table-cell table:style-name="ce1" office:value-type="float" office:value="3643"/>
        </table:table-row>
        <table:table-row table:style-name="ro1">
          <table:table-cell table:style-name="ce1" office:value-type="float" office:value="3149309"/>
          <table:table-cell table:style-name="ce1" office:value-type="string">
            <text:p>Pedro Leopoldo (MG)</text:p>
          </table:table-cell>
          <table:table-cell table:style-name="ce1" office:value-type="float" office:value="64712"/>
        </table:table-row>
        <table:table-row table:style-name="ro1">
          <table:table-cell table:style-name="ce1" office:value-type="float" office:value="3149408"/>
          <table:table-cell table:style-name="ce1" office:value-type="string">
            <text:p>Pedro Teixeira (MG)</text:p>
          </table:table-cell>
          <table:table-cell table:style-name="ce1" office:value-type="float" office:value="1806"/>
        </table:table-row>
        <table:table-row table:style-name="ro1">
          <table:table-cell table:style-name="ce1" office:value-type="float" office:value="3149507"/>
          <table:table-cell table:style-name="ce1" office:value-type="string">
            <text:p>Pequeri (MG)</text:p>
          </table:table-cell>
          <table:table-cell table:style-name="ce1" office:value-type="float" office:value="3330"/>
        </table:table-row>
        <table:table-row table:style-name="ro1">
          <table:table-cell table:style-name="ce1" office:value-type="float" office:value="3149606"/>
          <table:table-cell table:style-name="ce1" office:value-type="string">
            <text:p>Pequi (MG)</text:p>
          </table:table-cell>
          <table:table-cell table:style-name="ce1" office:value-type="float" office:value="4432"/>
        </table:table-row>
        <table:table-row table:style-name="ro1">
          <table:table-cell table:style-name="ce1" office:value-type="float" office:value="3149705"/>
          <table:table-cell table:style-name="ce1" office:value-type="string">
            <text:p>Perdigão (MG)</text:p>
          </table:table-cell>
          <table:table-cell table:style-name="ce1" office:value-type="float" office:value="11755"/>
        </table:table-row>
        <table:table-row table:style-name="ro1">
          <table:table-cell table:style-name="ce1" office:value-type="float" office:value="3149804"/>
          <table:table-cell table:style-name="ce1" office:value-type="string">
            <text:p>Perdizes (MG)</text:p>
          </table:table-cell>
          <table:table-cell table:style-name="ce1" office:value-type="float" office:value="16321"/>
        </table:table-row>
        <table:table-row table:style-name="ro1">
          <table:table-cell table:style-name="ce1" office:value-type="float" office:value="3149903"/>
          <table:table-cell table:style-name="ce1" office:value-type="string">
            <text:p>Perdões (MG)</text:p>
          </table:table-cell>
          <table:table-cell table:style-name="ce1" office:value-type="float" office:value="21485"/>
        </table:table-row>
        <table:table-row table:style-name="ro1">
          <table:table-cell table:style-name="ce1" office:value-type="float" office:value="3149952"/>
          <table:table-cell table:style-name="ce1" office:value-type="string">
            <text:p>Periquito (MG)</text:p>
          </table:table-cell>
          <table:table-cell table:style-name="ce1" office:value-type="float" office:value="6773"/>
        </table:table-row>
        <table:table-row table:style-name="ro1">
          <table:table-cell table:style-name="ce1" office:value-type="float" office:value="3150000"/>
          <table:table-cell table:style-name="ce1" office:value-type="string">
            <text:p>Pescador (MG)</text:p>
          </table:table-cell>
          <table:table-cell table:style-name="ce1" office:value-type="float" office:value="4256"/>
        </table:table-row>
        <table:table-row table:style-name="ro1">
          <table:table-cell table:style-name="ce1" office:value-type="float" office:value="3150109"/>
          <table:table-cell table:style-name="ce1" office:value-type="string">
            <text:p>Piau (MG)</text:p>
          </table:table-cell>
          <table:table-cell table:style-name="ce1" office:value-type="float" office:value="2733"/>
        </table:table-row>
        <table:table-row table:style-name="ro1">
          <table:table-cell table:style-name="ce1" office:value-type="float" office:value="3150158"/>
          <table:table-cell table:style-name="ce1" office:value-type="string">
            <text:p>Piedade de Caratinga (MG)</text:p>
          </table:table-cell>
          <table:table-cell table:style-name="ce1" office:value-type="float" office:value="8702"/>
        </table:table-row>
        <table:table-row table:style-name="ro1">
          <table:table-cell table:style-name="ce1" office:value-type="float" office:value="3150208"/>
          <table:table-cell table:style-name="ce1" office:value-type="string">
            <text:p>Piedade de Ponte Nova (MG)</text:p>
          </table:table-cell>
          <table:table-cell table:style-name="ce1" office:value-type="float" office:value="4140"/>
        </table:table-row>
        <table:table-row table:style-name="ro1">
          <table:table-cell table:style-name="ce1" office:value-type="float" office:value="3150307"/>
          <table:table-cell table:style-name="ce1" office:value-type="string">
            <text:p>Piedade do Rio Grande (MG)</text:p>
          </table:table-cell>
          <table:table-cell table:style-name="ce1" office:value-type="float" office:value="4466"/>
        </table:table-row>
        <table:table-row table:style-name="ro1">
          <table:table-cell table:style-name="ce1" office:value-type="float" office:value="3150406"/>
          <table:table-cell table:style-name="ce1" office:value-type="string">
            <text:p>Piedade dos Gerais (MG)</text:p>
          </table:table-cell>
          <table:table-cell table:style-name="ce1" office:value-type="float" office:value="5009"/>
        </table:table-row>
        <table:table-row table:style-name="ro1">
          <table:table-cell table:style-name="ce1" office:value-type="float" office:value="3150505"/>
          <table:table-cell table:style-name="ce1" office:value-type="string">
            <text:p>Pimenta (MG)</text:p>
          </table:table-cell>
          <table:table-cell table:style-name="ce1" office:value-type="float" office:value="8688"/>
        </table:table-row>
        <table:table-row table:style-name="ro1">
          <table:table-cell table:style-name="ce1" office:value-type="float" office:value="3150539"/>
          <table:table-cell table:style-name="ce1" office:value-type="string">
            <text:p>Pingo d'Água (MG)</text:p>
          </table:table-cell>
          <table:table-cell table:style-name="ce1" office:value-type="float" office:value="4986"/>
        </table:table-row>
        <table:table-row table:style-name="ro1">
          <table:table-cell table:style-name="ce1" office:value-type="float" office:value="3150570"/>
          <table:table-cell table:style-name="ce1" office:value-type="string">
            <text:p>Pintópolis (MG)</text:p>
          </table:table-cell>
          <table:table-cell table:style-name="ce1" office:value-type="float" office:value="7524"/>
        </table:table-row>
        <table:table-row table:style-name="ro1">
          <table:table-cell table:style-name="ce1" office:value-type="float" office:value="3150604"/>
          <table:table-cell table:style-name="ce1" office:value-type="string">
            <text:p>Piracema (MG)</text:p>
          </table:table-cell>
          <table:table-cell table:style-name="ce1" office:value-type="float" office:value="6398"/>
        </table:table-row>
        <table:table-row table:style-name="ro1">
          <table:table-cell table:style-name="ce1" office:value-type="float" office:value="3150703"/>
          <table:table-cell table:style-name="ce1" office:value-type="string">
            <text:p>Pirajuba (MG)</text:p>
          </table:table-cell>
          <table:table-cell table:style-name="ce1" office:value-type="float" office:value="6348"/>
        </table:table-row>
        <table:table-row table:style-name="ro1">
          <table:table-cell table:style-name="ce1" office:value-type="float" office:value="3150802"/>
          <table:table-cell table:style-name="ce1" office:value-type="string">
            <text:p>Piranga (MG)</text:p>
          </table:table-cell>
          <table:table-cell table:style-name="ce1" office:value-type="float" office:value="17634"/>
        </table:table-row>
        <table:table-row table:style-name="ro1">
          <table:table-cell table:style-name="ce1" office:value-type="float" office:value="3150901"/>
          <table:table-cell table:style-name="ce1" office:value-type="string">
            <text:p>Piranguçu (MG)</text:p>
          </table:table-cell>
          <table:table-cell table:style-name="ce1" office:value-type="float" office:value="5488"/>
        </table:table-row>
        <table:table-row table:style-name="ro1">
          <table:table-cell table:style-name="ce1" office:value-type="float" office:value="3151008"/>
          <table:table-cell table:style-name="ce1" office:value-type="string">
            <text:p>Piranguinho (MG)</text:p>
          </table:table-cell>
          <table:table-cell table:style-name="ce1" office:value-type="float" office:value="8640"/>
        </table:table-row>
        <table:table-row table:style-name="ro1">
          <table:table-cell table:style-name="ce1" office:value-type="float" office:value="3151107"/>
          <table:table-cell table:style-name="ce1" office:value-type="string">
            <text:p>Pirapetinga (MG)</text:p>
          </table:table-cell>
          <table:table-cell table:style-name="ce1" office:value-type="float" office:value="10772"/>
        </table:table-row>
        <table:table-row table:style-name="ro1">
          <table:table-cell table:style-name="ce1" office:value-type="float" office:value="3151206"/>
          <table:table-cell table:style-name="ce1" office:value-type="string">
            <text:p>Pirapora (MG)</text:p>
          </table:table-cell>
          <table:table-cell table:style-name="ce1" office:value-type="float" office:value="56640"/>
        </table:table-row>
        <table:table-row table:style-name="ro1">
          <table:table-cell table:style-name="ce1" office:value-type="float" office:value="3151305"/>
          <table:table-cell table:style-name="ce1" office:value-type="string">
            <text:p>Piraúba (MG)</text:p>
          </table:table-cell>
          <table:table-cell table:style-name="ce1" office:value-type="float" office:value="10759"/>
        </table:table-row>
        <table:table-row table:style-name="ro1">
          <table:table-cell table:style-name="ce1" office:value-type="float" office:value="3151404"/>
          <table:table-cell table:style-name="ce1" office:value-type="string">
            <text:p>Pitangui (MG)</text:p>
          </table:table-cell>
          <table:table-cell table:style-name="ce1" office:value-type="float" office:value="28215"/>
        </table:table-row>
        <table:table-row table:style-name="ro1">
          <table:table-cell table:style-name="ce1" office:value-type="float" office:value="3151503"/>
          <table:table-cell table:style-name="ce1" office:value-type="string">
            <text:p>Piumhi (MG)</text:p>
          </table:table-cell>
          <table:table-cell table:style-name="ce1" office:value-type="float" office:value="34918"/>
        </table:table-row>
        <table:table-row table:style-name="ro1">
          <table:table-cell table:style-name="ce1" office:value-type="float" office:value="3151602"/>
          <table:table-cell table:style-name="ce1" office:value-type="string">
            <text:p>Planura (MG)</text:p>
          </table:table-cell>
          <table:table-cell table:style-name="ce1" office:value-type="float" office:value="12292"/>
        </table:table-row>
        <table:table-row table:style-name="ro1">
          <table:table-cell table:style-name="ce1" office:value-type="float" office:value="3151701"/>
          <table:table-cell table:style-name="ce1" office:value-type="string">
            <text:p>Poço Fundo (MG)</text:p>
          </table:table-cell>
          <table:table-cell table:style-name="ce1" office:value-type="float" office:value="16846"/>
        </table:table-row>
        <table:table-row table:style-name="ro1">
          <table:table-cell table:style-name="ce1" office:value-type="float" office:value="3151800"/>
          <table:table-cell table:style-name="ce1" office:value-type="string">
            <text:p>Poços de Caldas (MG)</text:p>
          </table:table-cell>
          <table:table-cell table:style-name="ce1" office:value-type="float" office:value="168641"/>
        </table:table-row>
        <table:table-row table:style-name="ro1">
          <table:table-cell table:style-name="ce1" office:value-type="float" office:value="3151909"/>
          <table:table-cell table:style-name="ce1" office:value-type="string">
            <text:p>Pocrane (MG)</text:p>
          </table:table-cell>
          <table:table-cell table:style-name="ce1" office:value-type="float" office:value="8359"/>
        </table:table-row>
        <table:table-row table:style-name="ro1">
          <table:table-cell table:style-name="ce1" office:value-type="float" office:value="3152006"/>
          <table:table-cell table:style-name="ce1" office:value-type="string">
            <text:p>Pompéu (MG)</text:p>
          </table:table-cell>
          <table:table-cell table:style-name="ce1" office:value-type="float" office:value="32035"/>
        </table:table-row>
        <table:table-row table:style-name="ro1">
          <table:table-cell table:style-name="ce1" office:value-type="float" office:value="3152105"/>
          <table:table-cell table:style-name="ce1" office:value-type="string">
            <text:p>Ponte Nova (MG)</text:p>
          </table:table-cell>
          <table:table-cell table:style-name="ce1" office:value-type="float" office:value="59875"/>
        </table:table-row>
        <table:table-row table:style-name="ro1">
          <table:table-cell table:style-name="ce1" office:value-type="float" office:value="3152131"/>
          <table:table-cell table:style-name="ce1" office:value-type="string">
            <text:p>Ponto Chique (MG)</text:p>
          </table:table-cell>
          <table:table-cell table:style-name="ce1" office:value-type="float" office:value="4283"/>
        </table:table-row>
        <table:table-row table:style-name="ro1">
          <table:table-cell table:style-name="ce1" office:value-type="float" office:value="3152170"/>
          <table:table-cell table:style-name="ce1" office:value-type="string">
            <text:p>Ponto dos Volantes (MG)</text:p>
          </table:table-cell>
          <table:table-cell table:style-name="ce1" office:value-type="float" office:value="12179"/>
        </table:table-row>
        <table:table-row table:style-name="ro1">
          <table:table-cell table:style-name="ce1" office:value-type="float" office:value="3152204"/>
          <table:table-cell table:style-name="ce1" office:value-type="string">
            <text:p>Porteirinha (MG)</text:p>
          </table:table-cell>
          <table:table-cell table:style-name="ce1" office:value-type="float" office:value="37864"/>
        </table:table-row>
        <table:table-row table:style-name="ro1">
          <table:table-cell table:style-name="ce1" office:value-type="float" office:value="3152303"/>
          <table:table-cell table:style-name="ce1" office:value-type="string">
            <text:p>Porto Firme (MG)</text:p>
          </table:table-cell>
          <table:table-cell table:style-name="ce1" office:value-type="float" office:value="11348"/>
        </table:table-row>
        <table:table-row table:style-name="ro1">
          <table:table-cell table:style-name="ce1" office:value-type="float" office:value="3152402"/>
          <table:table-cell table:style-name="ce1" office:value-type="string">
            <text:p>Poté (MG)</text:p>
          </table:table-cell>
          <table:table-cell table:style-name="ce1" office:value-type="float" office:value="16616"/>
        </table:table-row>
        <table:table-row table:style-name="ro1">
          <table:table-cell table:style-name="ce1" office:value-type="float" office:value="3152501"/>
          <table:table-cell table:style-name="ce1" office:value-type="string">
            <text:p>Pouso Alegre (MG)</text:p>
          </table:table-cell>
          <table:table-cell table:style-name="ce1" office:value-type="float" office:value="152549"/>
        </table:table-row>
        <table:table-row table:style-name="ro1">
          <table:table-cell table:style-name="ce1" office:value-type="float" office:value="3152600"/>
          <table:table-cell table:style-name="ce1" office:value-type="string">
            <text:p>Pouso Alto (MG)</text:p>
          </table:table-cell>
          <table:table-cell table:style-name="ce1" office:value-type="float" office:value="5900"/>
        </table:table-row>
        <table:table-row table:style-name="ro1">
          <table:table-cell table:style-name="ce1" office:value-type="float" office:value="3152709"/>
          <table:table-cell table:style-name="ce1" office:value-type="string">
            <text:p>Prados (MG)</text:p>
          </table:table-cell>
          <table:table-cell table:style-name="ce1" office:value-type="float" office:value="9080"/>
        </table:table-row>
        <table:table-row table:style-name="ro1">
          <table:table-cell table:style-name="ce1" office:value-type="float" office:value="3152808"/>
          <table:table-cell table:style-name="ce1" office:value-type="string">
            <text:p>Prata (MG)</text:p>
          </table:table-cell>
          <table:table-cell table:style-name="ce1" office:value-type="float" office:value="28017"/>
        </table:table-row>
        <table:table-row table:style-name="ro1">
          <table:table-cell table:style-name="ce1" office:value-type="float" office:value="3152907"/>
          <table:table-cell table:style-name="ce1" office:value-type="string">
            <text:p>Pratápolis (MG)</text:p>
          </table:table-cell>
          <table:table-cell table:style-name="ce1" office:value-type="float" office:value="8566"/>
        </table:table-row>
        <table:table-row table:style-name="ro1">
          <table:table-cell table:style-name="ce1" office:value-type="float" office:value="3153004"/>
          <table:table-cell table:style-name="ce1" office:value-type="string">
            <text:p>Pratinha (MG)</text:p>
          </table:table-cell>
          <table:table-cell table:style-name="ce1" office:value-type="float" office:value="3631"/>
        </table:table-row>
        <table:table-row table:style-name="ro1">
          <table:table-cell table:style-name="ce1" office:value-type="float" office:value="3153103"/>
          <table:table-cell table:style-name="ce1" office:value-type="string">
            <text:p>Presidente Bernardes (MG)</text:p>
          </table:table-cell>
          <table:table-cell table:style-name="ce1" office:value-type="float" office:value="5341"/>
        </table:table-row>
        <table:table-row table:style-name="ro1">
          <table:table-cell table:style-name="ce1" office:value-type="float" office:value="3153202"/>
          <table:table-cell table:style-name="ce1" office:value-type="string">
            <text:p>Presidente Juscelino (MG)</text:p>
          </table:table-cell>
          <table:table-cell table:style-name="ce1" office:value-type="float" office:value="3606"/>
        </table:table-row>
        <table:table-row table:style-name="ro1">
          <table:table-cell table:style-name="ce1" office:value-type="float" office:value="3153301"/>
          <table:table-cell table:style-name="ce1" office:value-type="string">
            <text:p>Presidente Kubitschek (MG)</text:p>
          </table:table-cell>
          <table:table-cell table:style-name="ce1" office:value-type="float" office:value="3001"/>
        </table:table-row>
        <table:table-row table:style-name="ro1">
          <table:table-cell table:style-name="ce1" office:value-type="float" office:value="3153400"/>
          <table:table-cell table:style-name="ce1" office:value-type="string">
            <text:p>Presidente Olegário (MG)</text:p>
          </table:table-cell>
          <table:table-cell table:style-name="ce1" office:value-type="float" office:value="19627"/>
        </table:table-row>
        <table:table-row table:style-name="ro1">
          <table:table-cell table:style-name="ce1" office:value-type="float" office:value="3153509"/>
          <table:table-cell table:style-name="ce1" office:value-type="string">
            <text:p>Alto Jequitibá (MG)</text:p>
          </table:table-cell>
          <table:table-cell table:style-name="ce1" office:value-type="float" office:value="8301"/>
        </table:table-row>
        <table:table-row table:style-name="ro1">
          <table:table-cell table:style-name="ce1" office:value-type="float" office:value="3153608"/>
          <table:table-cell table:style-name="ce1" office:value-type="string">
            <text:p>Prudente de Morais (MG)</text:p>
          </table:table-cell>
          <table:table-cell table:style-name="ce1" office:value-type="float" office:value="10834"/>
        </table:table-row>
        <table:table-row table:style-name="ro1">
          <table:table-cell table:style-name="ce1" office:value-type="float" office:value="3153707"/>
          <table:table-cell table:style-name="ce1" office:value-type="string">
            <text:p>Quartel Geral (MG)</text:p>
          </table:table-cell>
          <table:table-cell table:style-name="ce1" office:value-type="float" office:value="3584"/>
        </table:table-row>
        <table:table-row table:style-name="ro1">
          <table:table-cell table:style-name="ce1" office:value-type="float" office:value="3153806"/>
          <table:table-cell table:style-name="ce1" office:value-type="string">
            <text:p>Queluzito (MG)</text:p>
          </table:table-cell>
          <table:table-cell table:style-name="ce1" office:value-type="float" office:value="1943"/>
        </table:table-row>
        <table:table-row table:style-name="ro1">
          <table:table-cell table:style-name="ce1" office:value-type="float" office:value="3153905"/>
          <table:table-cell table:style-name="ce1" office:value-type="string">
            <text:p>Raposos (MG)</text:p>
          </table:table-cell>
          <table:table-cell table:style-name="ce1" office:value-type="float" office:value="16429"/>
        </table:table-row>
        <table:table-row table:style-name="ro1">
          <table:table-cell table:style-name="ce1" office:value-type="float" office:value="3154002"/>
          <table:table-cell table:style-name="ce1" office:value-type="string">
            <text:p>Raul Soares (MG)</text:p>
          </table:table-cell>
          <table:table-cell table:style-name="ce1" office:value-type="float" office:value="23711"/>
        </table:table-row>
        <table:table-row table:style-name="ro1">
          <table:table-cell table:style-name="ce1" office:value-type="float" office:value="3154101"/>
          <table:table-cell table:style-name="ce1" office:value-type="string">
            <text:p>Recreio (MG)</text:p>
          </table:table-cell>
          <table:table-cell table:style-name="ce1" office:value-type="float" office:value="10520"/>
        </table:table-row>
        <table:table-row table:style-name="ro1">
          <table:table-cell table:style-name="ce1" office:value-type="float" office:value="3154150"/>
          <table:table-cell table:style-name="ce1" office:value-type="string">
            <text:p>Reduto (MG)</text:p>
          </table:table-cell>
          <table:table-cell table:style-name="ce1" office:value-type="float" office:value="7201"/>
        </table:table-row>
        <table:table-row table:style-name="ro1">
          <table:table-cell table:style-name="ce1" office:value-type="float" office:value="3154200"/>
          <table:table-cell table:style-name="ce1" office:value-type="string">
            <text:p>Resende Costa (MG)</text:p>
          </table:table-cell>
          <table:table-cell table:style-name="ce1" office:value-type="float" office:value="11540"/>
        </table:table-row>
        <table:table-row table:style-name="ro1">
          <table:table-cell table:style-name="ce1" office:value-type="float" office:value="3154309"/>
          <table:table-cell table:style-name="ce1" office:value-type="string">
            <text:p>Resplendor (MG)</text:p>
          </table:table-cell>
          <table:table-cell table:style-name="ce1" office:value-type="float" office:value="17396"/>
        </table:table-row>
        <table:table-row table:style-name="ro1">
          <table:table-cell table:style-name="ce1" office:value-type="float" office:value="3154408"/>
          <table:table-cell table:style-name="ce1" office:value-type="string">
            <text:p>Ressaquinha (MG)</text:p>
          </table:table-cell>
          <table:table-cell table:style-name="ce1" office:value-type="float" office:value="4817"/>
        </table:table-row>
        <table:table-row table:style-name="ro1">
          <table:table-cell table:style-name="ce1" office:value-type="float" office:value="3154457"/>
          <table:table-cell table:style-name="ce1" office:value-type="string">
            <text:p>Riachinho (MG)</text:p>
          </table:table-cell>
          <table:table-cell table:style-name="ce1" office:value-type="float" office:value="8134"/>
        </table:table-row>
        <table:table-row table:style-name="ro1">
          <table:table-cell table:style-name="ce1" office:value-type="float" office:value="3154507"/>
          <table:table-cell table:style-name="ce1" office:value-type="string">
            <text:p>Riacho dos Machados (MG)</text:p>
          </table:table-cell>
          <table:table-cell table:style-name="ce1" office:value-type="float" office:value="9476"/>
        </table:table-row>
        <table:table-row table:style-name="ro1">
          <table:table-cell table:style-name="ce1" office:value-type="float" office:value="3154606"/>
          <table:table-cell table:style-name="ce1" office:value-type="string">
            <text:p>Ribeirão das Neves (MG)</text:p>
          </table:table-cell>
          <table:table-cell table:style-name="ce1" office:value-type="float" office:value="338197"/>
        </table:table-row>
        <table:table-row table:style-name="ro1">
          <table:table-cell table:style-name="ce1" office:value-type="float" office:value="3154705"/>
          <table:table-cell table:style-name="ce1" office:value-type="string">
            <text:p>Ribeirão Vermelho (MG)</text:p>
          </table:table-cell>
          <table:table-cell table:style-name="ce1" office:value-type="float" office:value="4047"/>
        </table:table-row>
        <table:table-row table:style-name="ro1">
          <table:table-cell table:style-name="ce1" office:value-type="float" office:value="3154804"/>
          <table:table-cell table:style-name="ce1" office:value-type="string">
            <text:p>Rio Acima (MG)</text:p>
          </table:table-cell>
          <table:table-cell table:style-name="ce1" office:value-type="float" office:value="10420"/>
        </table:table-row>
        <table:table-row table:style-name="ro1">
          <table:table-cell table:style-name="ce1" office:value-type="float" office:value="3154903"/>
          <table:table-cell table:style-name="ce1" office:value-type="string">
            <text:p>Rio Casca (MG)</text:p>
          </table:table-cell>
          <table:table-cell table:style-name="ce1" office:value-type="float" office:value="13473"/>
        </table:table-row>
        <table:table-row table:style-name="ro1">
          <table:table-cell table:style-name="ce1" office:value-type="float" office:value="3155009"/>
          <table:table-cell table:style-name="ce1" office:value-type="string">
            <text:p>Rio Doce (MG)</text:p>
          </table:table-cell>
          <table:table-cell table:style-name="ce1" office:value-type="float" office:value="2620"/>
        </table:table-row>
        <table:table-row table:style-name="ro1">
          <table:table-cell table:style-name="ce1" office:value-type="float" office:value="3155108"/>
          <table:table-cell table:style-name="ce1" office:value-type="string">
            <text:p>Rio do Prado (MG)</text:p>
          </table:table-cell>
          <table:table-cell table:style-name="ce1" office:value-type="float" office:value="5133"/>
        </table:table-row>
        <table:table-row table:style-name="ro1">
          <table:table-cell table:style-name="ce1" office:value-type="float" office:value="3155207"/>
          <table:table-cell table:style-name="ce1" office:value-type="string">
            <text:p>Rio Espera (MG)</text:p>
          </table:table-cell>
          <table:table-cell table:style-name="ce1" office:value-type="float" office:value="5402"/>
        </table:table-row>
        <table:table-row table:style-name="ro1">
          <table:table-cell table:style-name="ce1" office:value-type="float" office:value="3155306"/>
          <table:table-cell table:style-name="ce1" office:value-type="string">
            <text:p>Rio Manso (MG)</text:p>
          </table:table-cell>
          <table:table-cell table:style-name="ce1" office:value-type="float" office:value="5879"/>
        </table:table-row>
        <table:table-row table:style-name="ro1">
          <table:table-cell table:style-name="ce1" office:value-type="float" office:value="3155405"/>
          <table:table-cell table:style-name="ce1" office:value-type="string">
            <text:p>Rio Novo (MG)</text:p>
          </table:table-cell>
          <table:table-cell table:style-name="ce1" office:value-type="float" office:value="8957"/>
        </table:table-row>
        <table:table-row table:style-name="ro1">
          <table:table-cell table:style-name="ce1" office:value-type="float" office:value="3155504"/>
          <table:table-cell table:style-name="ce1" office:value-type="string">
            <text:p>Rio Paranaíba (MG)</text:p>
          </table:table-cell>
          <table:table-cell table:style-name="ce1" office:value-type="float" office:value="12335"/>
        </table:table-row>
        <table:table-row table:style-name="ro1">
          <table:table-cell table:style-name="ce1" office:value-type="float" office:value="3155603"/>
          <table:table-cell table:style-name="ce1" office:value-type="string">
            <text:p>Rio Pardo de Minas (MG)</text:p>
          </table:table-cell>
          <table:table-cell table:style-name="ce1" office:value-type="float" office:value="31045"/>
        </table:table-row>
        <table:table-row table:style-name="ro1">
          <table:table-cell table:style-name="ce1" office:value-type="float" office:value="3155702"/>
          <table:table-cell table:style-name="ce1" office:value-type="string">
            <text:p>Rio Piracicaba (MG)</text:p>
          </table:table-cell>
          <table:table-cell table:style-name="ce1" office:value-type="float" office:value="14332"/>
        </table:table-row>
        <table:table-row table:style-name="ro1">
          <table:table-cell table:style-name="ce1" office:value-type="float" office:value="3155801"/>
          <table:table-cell table:style-name="ce1" office:value-type="string">
            <text:p>Rio Pomba (MG)</text:p>
          </table:table-cell>
          <table:table-cell table:style-name="ce1" office:value-type="float" office:value="17959"/>
        </table:table-row>
        <table:table-row table:style-name="ro1">
          <table:table-cell table:style-name="ce1" office:value-type="float" office:value="3155900"/>
          <table:table-cell table:style-name="ce1" office:value-type="string">
            <text:p>Rio Preto (MG)</text:p>
          </table:table-cell>
          <table:table-cell table:style-name="ce1" office:value-type="float" office:value="5485"/>
        </table:table-row>
        <table:table-row table:style-name="ro1">
          <table:table-cell table:style-name="ce1" office:value-type="float" office:value="3156007"/>
          <table:table-cell table:style-name="ce1" office:value-type="string">
            <text:p>Rio Vermelho (MG)</text:p>
          </table:table-cell>
          <table:table-cell table:style-name="ce1" office:value-type="float" office:value="12739"/>
        </table:table-row>
        <table:table-row table:style-name="ro1">
          <table:table-cell table:style-name="ce1" office:value-type="float" office:value="3156106"/>
          <table:table-cell table:style-name="ce1" office:value-type="string">
            <text:p>Ritápolis (MG)</text:p>
          </table:table-cell>
          <table:table-cell table:style-name="ce1" office:value-type="float" office:value="4562"/>
        </table:table-row>
        <table:table-row table:style-name="ro1">
          <table:table-cell table:style-name="ce1" office:value-type="float" office:value="3156205"/>
          <table:table-cell table:style-name="ce1" office:value-type="string">
            <text:p>Rochedo de Minas (MG)</text:p>
          </table:table-cell>
          <table:table-cell table:style-name="ce1" office:value-type="float" office:value="2320"/>
        </table:table-row>
        <table:table-row table:style-name="ro1">
          <table:table-cell table:style-name="ce1" office:value-type="float" office:value="3156304"/>
          <table:table-cell table:style-name="ce1" office:value-type="string">
            <text:p>Rodeiro (MG)</text:p>
          </table:table-cell>
          <table:table-cell table:style-name="ce1" office:value-type="float" office:value="8224"/>
        </table:table-row>
        <table:table-row table:style-name="ro1">
          <table:table-cell table:style-name="ce1" office:value-type="float" office:value="3156403"/>
          <table:table-cell table:style-name="ce1" office:value-type="string">
            <text:p>Romaria (MG)</text:p>
          </table:table-cell>
          <table:table-cell table:style-name="ce1" office:value-type="float" office:value="3520"/>
        </table:table-row>
        <table:table-row table:style-name="ro1">
          <table:table-cell table:style-name="ce1" office:value-type="float" office:value="3156452"/>
          <table:table-cell table:style-name="ce1" office:value-type="string">
            <text:p>Rosário da Limeira (MG)</text:p>
          </table:table-cell>
          <table:table-cell table:style-name="ce1" office:value-type="float" office:value="4622"/>
        </table:table-row>
        <table:table-row table:style-name="ro1">
          <table:table-cell table:style-name="ce1" office:value-type="float" office:value="3156502"/>
          <table:table-cell table:style-name="ce1" office:value-type="string">
            <text:p>Rubelita (MG)</text:p>
          </table:table-cell>
          <table:table-cell table:style-name="ce1" office:value-type="float" office:value="5798"/>
        </table:table-row>
        <table:table-row table:style-name="ro1">
          <table:table-cell table:style-name="ce1" office:value-type="float" office:value="3156601"/>
          <table:table-cell table:style-name="ce1" office:value-type="string">
            <text:p>Rubim (MG)</text:p>
          </table:table-cell>
          <table:table-cell table:style-name="ce1" office:value-type="float" office:value="10256"/>
        </table:table-row>
        <table:table-row table:style-name="ro1">
          <table:table-cell table:style-name="ce1" office:value-type="float" office:value="3156700"/>
          <table:table-cell table:style-name="ce1" office:value-type="string">
            <text:p>Sabará (MG)</text:p>
          </table:table-cell>
          <table:table-cell table:style-name="ce1" office:value-type="float" office:value="137125"/>
        </table:table-row>
        <table:table-row table:style-name="ro1">
          <table:table-cell table:style-name="ce1" office:value-type="float" office:value="3156809"/>
          <table:table-cell table:style-name="ce1" office:value-type="string">
            <text:p>Sabinópolis (MG)</text:p>
          </table:table-cell>
          <table:table-cell table:style-name="ce1" office:value-type="float" office:value="15416"/>
        </table:table-row>
        <table:table-row table:style-name="ro1">
          <table:table-cell table:style-name="ce1" office:value-type="float" office:value="3156908"/>
          <table:table-cell table:style-name="ce1" office:value-type="string">
            <text:p>Sacramento (MG)</text:p>
          </table:table-cell>
          <table:table-cell table:style-name="ce1" office:value-type="float" office:value="26374"/>
        </table:table-row>
        <table:table-row table:style-name="ro1">
          <table:table-cell table:style-name="ce1" office:value-type="float" office:value="3157005"/>
          <table:table-cell table:style-name="ce1" office:value-type="string">
            <text:p>Salinas (MG)</text:p>
          </table:table-cell>
          <table:table-cell table:style-name="ce1" office:value-type="float" office:value="41699"/>
        </table:table-row>
        <table:table-row table:style-name="ro1">
          <table:table-cell table:style-name="ce1" office:value-type="float" office:value="3157104"/>
          <table:table-cell table:style-name="ce1" office:value-type="string">
            <text:p>Salto da Divisa (MG)</text:p>
          </table:table-cell>
          <table:table-cell table:style-name="ce1" office:value-type="float" office:value="7012"/>
        </table:table-row>
        <table:table-row table:style-name="ro1">
          <table:table-cell table:style-name="ce1" office:value-type="float" office:value="3157203"/>
          <table:table-cell table:style-name="ce1" office:value-type="string">
            <text:p>Santa Bárbara (MG)</text:p>
          </table:table-cell>
          <table:table-cell table:style-name="ce1" office:value-type="float" office:value="31604"/>
        </table:table-row>
        <table:table-row table:style-name="ro1">
          <table:table-cell table:style-name="ce1" office:value-type="float" office:value="3157252"/>
          <table:table-cell table:style-name="ce1" office:value-type="string">
            <text:p>Santa Bárbara do Leste (MG)</text:p>
          </table:table-cell>
          <table:table-cell table:style-name="ce1" office:value-type="float" office:value="8181"/>
        </table:table-row>
        <table:table-row table:style-name="ro1">
          <table:table-cell table:style-name="ce1" office:value-type="float" office:value="3157278"/>
          <table:table-cell table:style-name="ce1" office:value-type="string">
            <text:p>Santa Bárbara do Monte Verde (MG)</text:p>
          </table:table-cell>
          <table:table-cell table:style-name="ce1" office:value-type="float" office:value="3182"/>
        </table:table-row>
        <table:table-row table:style-name="ro1">
          <table:table-cell table:style-name="ce1" office:value-type="float" office:value="3157302"/>
          <table:table-cell table:style-name="ce1" office:value-type="string">
            <text:p>Santa Bárbara do Tugúrio (MG)</text:p>
          </table:table-cell>
          <table:table-cell table:style-name="ce1" office:value-type="float" office:value="4407"/>
        </table:table-row>
        <table:table-row table:style-name="ro1">
          <table:table-cell table:style-name="ce1" office:value-type="float" office:value="3157336"/>
          <table:table-cell table:style-name="ce1" office:value-type="string">
            <text:p>Santa Cruz de Minas (MG)</text:p>
          </table:table-cell>
          <table:table-cell table:style-name="ce1" office:value-type="float" office:value="8664"/>
        </table:table-row>
        <table:table-row table:style-name="ro1">
          <table:table-cell table:style-name="ce1" office:value-type="float" office:value="3157377"/>
          <table:table-cell table:style-name="ce1" office:value-type="string">
            <text:p>Santa Cruz de Salinas (MG)</text:p>
          </table:table-cell>
          <table:table-cell table:style-name="ce1" office:value-type="float" office:value="4107"/>
        </table:table-row>
        <table:table-row table:style-name="ro1">
          <table:table-cell table:style-name="ce1" office:value-type="float" office:value="3157401"/>
          <table:table-cell table:style-name="ce1" office:value-type="string">
            <text:p>Santa Cruz do Escalvado (MG)</text:p>
          </table:table-cell>
          <table:table-cell table:style-name="ce1" office:value-type="float" office:value="4725"/>
        </table:table-row>
        <table:table-row table:style-name="ro1">
          <table:table-cell table:style-name="ce1" office:value-type="float" office:value="3157500"/>
          <table:table-cell table:style-name="ce1" office:value-type="string">
            <text:p>Santa Efigênia de Minas (MG)</text:p>
          </table:table-cell>
          <table:table-cell table:style-name="ce1" office:value-type="float" office:value="4381"/>
        </table:table-row>
        <table:table-row table:style-name="ro1">
          <table:table-cell table:style-name="ce1" office:value-type="float" office:value="3157609"/>
          <table:table-cell table:style-name="ce1" office:value-type="string">
            <text:p>Santa Fé de Minas (MG)</text:p>
          </table:table-cell>
          <table:table-cell table:style-name="ce1" office:value-type="float" office:value="3826"/>
        </table:table-row>
        <table:table-row table:style-name="ro1">
          <table:table-cell table:style-name="ce1" office:value-type="float" office:value="3157658"/>
          <table:table-cell table:style-name="ce1" office:value-type="string">
            <text:p>Santa Helena de Minas (MG)</text:p>
          </table:table-cell>
          <table:table-cell table:style-name="ce1" office:value-type="float" office:value="6386"/>
        </table:table-row>
        <table:table-row table:style-name="ro1">
          <table:table-cell table:style-name="ce1" office:value-type="float" office:value="3157708"/>
          <table:table-cell table:style-name="ce1" office:value-type="string">
            <text:p>Santa Juliana (MG)</text:p>
          </table:table-cell>
          <table:table-cell table:style-name="ce1" office:value-type="float" office:value="14255"/>
        </table:table-row>
        <table:table-row table:style-name="ro1">
          <table:table-cell table:style-name="ce1" office:value-type="float" office:value="3157807"/>
          <table:table-cell table:style-name="ce1" office:value-type="string">
            <text:p>Santa Luzia (MG)</text:p>
          </table:table-cell>
          <table:table-cell table:style-name="ce1" office:value-type="float" office:value="220444"/>
        </table:table-row>
        <table:table-row table:style-name="ro1">
          <table:table-cell table:style-name="ce1" office:value-type="float" office:value="3157906"/>
          <table:table-cell table:style-name="ce1" office:value-type="string">
            <text:p>Santa Margarida (MG)</text:p>
          </table:table-cell>
          <table:table-cell table:style-name="ce1" office:value-type="float" office:value="16302"/>
        </table:table-row>
        <table:table-row table:style-name="ro1">
          <table:table-cell table:style-name="ce1" office:value-type="float" office:value="3158003"/>
          <table:table-cell table:style-name="ce1" office:value-type="string">
            <text:p>Santa Maria de Itabira (MG)</text:p>
          </table:table-cell>
          <table:table-cell table:style-name="ce1" office:value-type="float" office:value="10857"/>
        </table:table-row>
        <table:table-row table:style-name="ro1">
          <table:table-cell table:style-name="ce1" office:value-type="float" office:value="3158102"/>
          <table:table-cell table:style-name="ce1" office:value-type="string">
            <text:p>Santa Maria do Salto (MG)</text:p>
          </table:table-cell>
          <table:table-cell table:style-name="ce1" office:value-type="float" office:value="5217"/>
        </table:table-row>
        <table:table-row table:style-name="ro1">
          <table:table-cell table:style-name="ce1" office:value-type="float" office:value="3158201"/>
          <table:table-cell table:style-name="ce1" office:value-type="string">
            <text:p>Santa Maria do Suaçuí (MG)</text:p>
          </table:table-cell>
          <table:table-cell table:style-name="ce1" office:value-type="float" office:value="14611"/>
        </table:table-row>
        <table:table-row table:style-name="ro1">
          <table:table-cell table:style-name="ce1" office:value-type="float" office:value="3158300"/>
          <table:table-cell table:style-name="ce1" office:value-type="string">
            <text:p>Santana da Vargem (MG)</text:p>
          </table:table-cell>
          <table:table-cell table:style-name="ce1" office:value-type="float" office:value="7073"/>
        </table:table-row>
        <table:table-row table:style-name="ro1">
          <table:table-cell table:style-name="ce1" office:value-type="float" office:value="3158409"/>
          <table:table-cell table:style-name="ce1" office:value-type="string">
            <text:p>Santana de Cataguases (MG)</text:p>
          </table:table-cell>
          <table:table-cell table:style-name="ce1" office:value-type="float" office:value="3891"/>
        </table:table-row>
        <table:table-row table:style-name="ro1">
          <table:table-cell table:style-name="ce1" office:value-type="float" office:value="3158508"/>
          <table:table-cell table:style-name="ce1" office:value-type="string">
            <text:p>Santana de Pirapama (MG)</text:p>
          </table:table-cell>
          <table:table-cell table:style-name="ce1" office:value-type="float" office:value="7589"/>
        </table:table-row>
        <table:table-row table:style-name="ro1">
          <table:table-cell table:style-name="ce1" office:value-type="float" office:value="3158607"/>
          <table:table-cell table:style-name="ce1" office:value-type="string">
            <text:p>Santana do Deserto (MG)</text:p>
          </table:table-cell>
          <table:table-cell table:style-name="ce1" office:value-type="float" office:value="3981"/>
        </table:table-row>
        <table:table-row table:style-name="ro1">
          <table:table-cell table:style-name="ce1" office:value-type="float" office:value="3158706"/>
          <table:table-cell table:style-name="ce1" office:value-type="string">
            <text:p>Santana do Garambéu (MG)</text:p>
          </table:table-cell>
          <table:table-cell table:style-name="ce1" office:value-type="float" office:value="2476"/>
        </table:table-row>
        <table:table-row table:style-name="ro1">
          <table:table-cell table:style-name="ce1" office:value-type="float" office:value="3158805"/>
          <table:table-cell table:style-name="ce1" office:value-type="string">
            <text:p>Santana do Jacaré (MG)</text:p>
          </table:table-cell>
          <table:table-cell table:style-name="ce1" office:value-type="float" office:value="4834"/>
        </table:table-row>
        <table:table-row table:style-name="ro1">
          <table:table-cell table:style-name="ce1" office:value-type="float" office:value="3158904"/>
          <table:table-cell table:style-name="ce1" office:value-type="string">
            <text:p>Santana do Manhuaçu (MG)</text:p>
          </table:table-cell>
          <table:table-cell table:style-name="ce1" office:value-type="float" office:value="8667"/>
        </table:table-row>
        <table:table-row table:style-name="ro1">
          <table:table-cell table:style-name="ce1" office:value-type="float" office:value="3158953"/>
          <table:table-cell table:style-name="ce1" office:value-type="string">
            <text:p>Santana do Paraíso (MG)</text:p>
          </table:table-cell>
          <table:table-cell table:style-name="ce1" office:value-type="float" office:value="35369"/>
        </table:table-row>
        <table:table-row table:style-name="ro1">
          <table:table-cell table:style-name="ce1" office:value-type="float" office:value="3159001"/>
          <table:table-cell table:style-name="ce1" office:value-type="string">
            <text:p>Santana do Riacho (MG)</text:p>
          </table:table-cell>
          <table:table-cell table:style-name="ce1" office:value-type="float" office:value="4315"/>
        </table:table-row>
        <table:table-row table:style-name="ro1">
          <table:table-cell table:style-name="ce1" office:value-type="float" office:value="3159100"/>
          <table:table-cell table:style-name="ce1" office:value-type="string">
            <text:p>Santana dos Montes (MG)</text:p>
          </table:table-cell>
          <table:table-cell table:style-name="ce1" office:value-type="float" office:value="3765"/>
        </table:table-row>
        <table:table-row table:style-name="ro1">
          <table:table-cell table:style-name="ce1" office:value-type="float" office:value="3159209"/>
          <table:table-cell table:style-name="ce1" office:value-type="string">
            <text:p>Santa Rita de Caldas (MG)</text:p>
          </table:table-cell>
          <table:table-cell table:style-name="ce1" office:value-type="float" office:value="8924"/>
        </table:table-row>
        <table:table-row table:style-name="ro1">
          <table:table-cell table:style-name="ce1" office:value-type="float" office:value="3159308"/>
          <table:table-cell table:style-name="ce1" office:value-type="string">
            <text:p>Santa Rita de Jacutinga (MG)</text:p>
          </table:table-cell>
          <table:table-cell table:style-name="ce1" office:value-type="float" office:value="4863"/>
        </table:table-row>
        <table:table-row table:style-name="ro1">
          <table:table-cell table:style-name="ce1" office:value-type="float" office:value="3159357"/>
          <table:table-cell table:style-name="ce1" office:value-type="string">
            <text:p>Santa Rita de Minas (MG)</text:p>
          </table:table-cell>
          <table:table-cell table:style-name="ce1" office:value-type="float" office:value="7268"/>
        </table:table-row>
        <table:table-row table:style-name="ro1">
          <table:table-cell table:style-name="ce1" office:value-type="float" office:value="3159407"/>
          <table:table-cell table:style-name="ce1" office:value-type="string">
            <text:p>Santa Rita de Ibitipoca (MG)</text:p>
          </table:table-cell>
          <table:table-cell table:style-name="ce1" office:value-type="float" office:value="3402"/>
        </table:table-row>
        <table:table-row table:style-name="ro1">
          <table:table-cell table:style-name="ce1" office:value-type="float" office:value="3159506"/>
          <table:table-cell table:style-name="ce1" office:value-type="string">
            <text:p>Santa Rita do Itueto (MG)</text:p>
          </table:table-cell>
          <table:table-cell table:style-name="ce1" office:value-type="float" office:value="5457"/>
        </table:table-row>
        <table:table-row table:style-name="ro1">
          <table:table-cell table:style-name="ce1" office:value-type="float" office:value="3159605"/>
          <table:table-cell table:style-name="ce1" office:value-type="string">
            <text:p>Santa Rita do Sapucaí (MG)</text:p>
          </table:table-cell>
          <table:table-cell table:style-name="ce1" office:value-type="float" office:value="43753"/>
        </table:table-row>
        <table:table-row table:style-name="ro1">
          <table:table-cell table:style-name="ce1" office:value-type="float" office:value="3159704"/>
          <table:table-cell table:style-name="ce1" office:value-type="string">
            <text:p>Santa Rosa da Serra (MG)</text:p>
          </table:table-cell>
          <table:table-cell table:style-name="ce1" office:value-type="float" office:value="3357"/>
        </table:table-row>
        <table:table-row table:style-name="ro1">
          <table:table-cell table:style-name="ce1" office:value-type="float" office:value="3159803"/>
          <table:table-cell table:style-name="ce1" office:value-type="string">
            <text:p>Santa Vitória (MG)</text:p>
          </table:table-cell>
          <table:table-cell table:style-name="ce1" office:value-type="float" office:value="19872"/>
        </table:table-row>
        <table:table-row table:style-name="ro1">
          <table:table-cell table:style-name="ce1" office:value-type="float" office:value="3159902"/>
          <table:table-cell table:style-name="ce1" office:value-type="string">
            <text:p>Santo Antônio do Amparo (MG)</text:p>
          </table:table-cell>
          <table:table-cell table:style-name="ce1" office:value-type="float" office:value="18613"/>
        </table:table-row>
        <table:table-row table:style-name="ro1">
          <table:table-cell table:style-name="ce1" office:value-type="float" office:value="3160009"/>
          <table:table-cell table:style-name="ce1" office:value-type="string">
            <text:p>Santo Antônio do Aventureiro (MG)</text:p>
          </table:table-cell>
          <table:table-cell table:style-name="ce1" office:value-type="float" office:value="3602"/>
        </table:table-row>
        <table:table-row table:style-name="ro1">
          <table:table-cell table:style-name="ce1" office:value-type="float" office:value="3160108"/>
          <table:table-cell table:style-name="ce1" office:value-type="string">
            <text:p>Santo Antônio do Grama (MG)</text:p>
          </table:table-cell>
          <table:table-cell table:style-name="ce1" office:value-type="float" office:value="3886"/>
        </table:table-row>
        <table:table-row table:style-name="ro1">
          <table:table-cell table:style-name="ce1" office:value-type="float" office:value="3160207"/>
          <table:table-cell table:style-name="ce1" office:value-type="string">
            <text:p>Santo Antônio do Itambé (MG)</text:p>
          </table:table-cell>
          <table:table-cell table:style-name="ce1" office:value-type="float" office:value="3799"/>
        </table:table-row>
        <table:table-row table:style-name="ro1">
          <table:table-cell table:style-name="ce1" office:value-type="float" office:value="3160306"/>
          <table:table-cell table:style-name="ce1" office:value-type="string">
            <text:p>Santo Antônio do Jacinto (MG)</text:p>
          </table:table-cell>
          <table:table-cell table:style-name="ce1" office:value-type="float" office:value="11604"/>
        </table:table-row>
        <table:table-row table:style-name="ro1">
          <table:table-cell table:style-name="ce1" office:value-type="float" office:value="3160405"/>
          <table:table-cell table:style-name="ce1" office:value-type="string">
            <text:p>Santo Antônio do Monte (MG)</text:p>
          </table:table-cell>
          <table:table-cell table:style-name="ce1" office:value-type="float" office:value="28427"/>
        </table:table-row>
        <table:table-row table:style-name="ro1">
          <table:table-cell table:style-name="ce1" office:value-type="float" office:value="3160454"/>
          <table:table-cell table:style-name="ce1" office:value-type="string">
            <text:p>Santo Antônio do Retiro (MG)</text:p>
          </table:table-cell>
          <table:table-cell table:style-name="ce1" office:value-type="float" office:value="7297"/>
        </table:table-row>
        <table:table-row table:style-name="ro1">
          <table:table-cell table:style-name="ce1" office:value-type="float" office:value="3160504"/>
          <table:table-cell table:style-name="ce1" office:value-type="string">
            <text:p>Santo Antônio do Rio Abaixo (MG)</text:p>
          </table:table-cell>
          <table:table-cell table:style-name="ce1" office:value-type="float" office:value="1760"/>
        </table:table-row>
        <table:table-row table:style-name="ro1">
          <table:table-cell table:style-name="ce1" office:value-type="float" office:value="3160603"/>
          <table:table-cell table:style-name="ce1" office:value-type="string">
            <text:p>Santo Hipólito (MG)</text:p>
          </table:table-cell>
          <table:table-cell table:style-name="ce1" office:value-type="float" office:value="3065"/>
        </table:table-row>
        <table:table-row table:style-name="ro1">
          <table:table-cell table:style-name="ce1" office:value-type="float" office:value="3160702"/>
          <table:table-cell table:style-name="ce1" office:value-type="string">
            <text:p>Santos Dumont (MG)</text:p>
          </table:table-cell>
          <table:table-cell table:style-name="ce1" office:value-type="float" office:value="46421"/>
        </table:table-row>
        <table:table-row table:style-name="ro1">
          <table:table-cell table:style-name="ce1" office:value-type="float" office:value="3160801"/>
          <table:table-cell table:style-name="ce1" office:value-type="string">
            <text:p>São Bento Abade (MG)</text:p>
          </table:table-cell>
          <table:table-cell table:style-name="ce1" office:value-type="float" office:value="5349"/>
        </table:table-row>
        <table:table-row table:style-name="ro1">
          <table:table-cell table:style-name="ce1" office:value-type="float" office:value="3160900"/>
          <table:table-cell table:style-name="ce1" office:value-type="string">
            <text:p>São Brás do Suaçuí (MG)</text:p>
          </table:table-cell>
          <table:table-cell table:style-name="ce1" office:value-type="float" office:value="3754"/>
        </table:table-row>
        <table:table-row table:style-name="ro1">
          <table:table-cell table:style-name="ce1" office:value-type="float" office:value="3160959"/>
          <table:table-cell table:style-name="ce1" office:value-type="string">
            <text:p>São Domingos das Dores (MG)</text:p>
          </table:table-cell>
          <table:table-cell table:style-name="ce1" office:value-type="float" office:value="5658"/>
        </table:table-row>
        <table:table-row table:style-name="ro1">
          <table:table-cell table:style-name="ce1" office:value-type="float" office:value="3161007"/>
          <table:table-cell table:style-name="ce1" office:value-type="string">
            <text:p>São Domingos do Prata (MG)</text:p>
          </table:table-cell>
          <table:table-cell table:style-name="ce1" office:value-type="float" office:value="17327"/>
        </table:table-row>
        <table:table-row table:style-name="ro1">
          <table:table-cell table:style-name="ce1" office:value-type="float" office:value="3161056"/>
          <table:table-cell table:style-name="ce1" office:value-type="string">
            <text:p>São Félix de Minas (MG)</text:p>
          </table:table-cell>
          <table:table-cell table:style-name="ce1" office:value-type="float" office:value="3362"/>
        </table:table-row>
        <table:table-row table:style-name="ro1">
          <table:table-cell table:style-name="ce1" office:value-type="float" office:value="3161106"/>
          <table:table-cell table:style-name="ce1" office:value-type="string">
            <text:p>São Francisco (MG)</text:p>
          </table:table-cell>
          <table:table-cell table:style-name="ce1" office:value-type="float" office:value="56477"/>
        </table:table-row>
        <table:table-row table:style-name="ro1">
          <table:table-cell table:style-name="ce1" office:value-type="float" office:value="3161205"/>
          <table:table-cell table:style-name="ce1" office:value-type="string">
            <text:p>São Francisco de Paula (MG)</text:p>
          </table:table-cell>
          <table:table-cell table:style-name="ce1" office:value-type="float" office:value="6520"/>
        </table:table-row>
        <table:table-row table:style-name="ro1">
          <table:table-cell table:style-name="ce1" office:value-type="float" office:value="3161304"/>
          <table:table-cell table:style-name="ce1" office:value-type="string">
            <text:p>São Francisco de Sales (MG)</text:p>
          </table:table-cell>
          <table:table-cell table:style-name="ce1" office:value-type="float" office:value="6274"/>
        </table:table-row>
        <table:table-row table:style-name="ro1">
          <table:table-cell table:style-name="ce1" office:value-type="float" office:value="3161403"/>
          <table:table-cell table:style-name="ce1" office:value-type="string">
            <text:p>São Francisco do Glória (MG)</text:p>
          </table:table-cell>
          <table:table-cell table:style-name="ce1" office:value-type="float" office:value="4800"/>
        </table:table-row>
        <table:table-row table:style-name="ro1">
          <table:table-cell table:style-name="ce1" office:value-type="float" office:value="3161502"/>
          <table:table-cell table:style-name="ce1" office:value-type="string">
            <text:p>São Geraldo (MG)</text:p>
          </table:table-cell>
          <table:table-cell table:style-name="ce1" office:value-type="float" office:value="12562"/>
        </table:table-row>
        <table:table-row table:style-name="ro1">
          <table:table-cell table:style-name="ce1" office:value-type="float" office:value="3161601"/>
          <table:table-cell table:style-name="ce1" office:value-type="string">
            <text:p>São Geraldo da Piedade (MG)</text:p>
          </table:table-cell>
          <table:table-cell table:style-name="ce1" office:value-type="float" office:value="3910"/>
        </table:table-row>
        <table:table-row table:style-name="ro1">
          <table:table-cell table:style-name="ce1" office:value-type="float" office:value="3161650"/>
          <table:table-cell table:style-name="ce1" office:value-type="string">
            <text:p>São Geraldo do Baixio (MG)</text:p>
          </table:table-cell>
          <table:table-cell table:style-name="ce1" office:value-type="float" office:value="4059"/>
        </table:table-row>
        <table:table-row table:style-name="ro1">
          <table:table-cell table:style-name="ce1" office:value-type="float" office:value="3161700"/>
          <table:table-cell table:style-name="ce1" office:value-type="string">
            <text:p>São Gonçalo do Abaeté (MG)</text:p>
          </table:table-cell>
          <table:table-cell table:style-name="ce1" office:value-type="float" office:value="8459"/>
        </table:table-row>
        <table:table-row table:style-name="ro1">
          <table:table-cell table:style-name="ce1" office:value-type="float" office:value="3161809"/>
          <table:table-cell table:style-name="ce1" office:value-type="string">
            <text:p>São Gonçalo do Pará (MG)</text:p>
          </table:table-cell>
          <table:table-cell table:style-name="ce1" office:value-type="float" office:value="12597"/>
        </table:table-row>
        <table:table-row table:style-name="ro1">
          <table:table-cell table:style-name="ce1" office:value-type="float" office:value="3161908"/>
          <table:table-cell table:style-name="ce1" office:value-type="string">
            <text:p>São Gonçalo do Rio Abaixo (MG)</text:p>
          </table:table-cell>
          <table:table-cell table:style-name="ce1" office:value-type="float" office:value="11019"/>
        </table:table-row>
        <table:table-row table:style-name="ro1">
          <table:table-cell table:style-name="ce1" office:value-type="float" office:value="3162005"/>
          <table:table-cell table:style-name="ce1" office:value-type="string">
            <text:p>São Gonçalo do Sapucaí (MG)</text:p>
          </table:table-cell>
          <table:table-cell table:style-name="ce1" office:value-type="float" office:value="25561"/>
        </table:table-row>
        <table:table-row table:style-name="ro1">
          <table:table-cell table:style-name="ce1" office:value-type="float" office:value="3162104"/>
          <table:table-cell table:style-name="ce1" office:value-type="string">
            <text:p>São Gotardo (MG)</text:p>
          </table:table-cell>
          <table:table-cell table:style-name="ce1" office:value-type="float" office:value="35782"/>
        </table:table-row>
        <table:table-row table:style-name="ro1">
          <table:table-cell table:style-name="ce1" office:value-type="float" office:value="3162203"/>
          <table:table-cell table:style-name="ce1" office:value-type="string">
            <text:p>São João Batista do Glória (MG)</text:p>
          </table:table-cell>
          <table:table-cell table:style-name="ce1" office:value-type="float" office:value="7498"/>
        </table:table-row>
        <table:table-row table:style-name="ro1">
          <table:table-cell table:style-name="ce1" office:value-type="float" office:value="3162252"/>
          <table:table-cell table:style-name="ce1" office:value-type="string">
            <text:p>São João da Lagoa (MG)</text:p>
          </table:table-cell>
          <table:table-cell table:style-name="ce1" office:value-type="float" office:value="4932"/>
        </table:table-row>
        <table:table-row table:style-name="ro1">
          <table:table-cell table:style-name="ce1" office:value-type="float" office:value="3162302"/>
          <table:table-cell table:style-name="ce1" office:value-type="string">
            <text:p>São João da Mata (MG)</text:p>
          </table:table-cell>
          <table:table-cell table:style-name="ce1" office:value-type="float" office:value="2746"/>
        </table:table-row>
        <table:table-row table:style-name="ro1">
          <table:table-cell table:style-name="ce1" office:value-type="float" office:value="3162401"/>
          <table:table-cell table:style-name="ce1" office:value-type="string">
            <text:p>São João da Ponte (MG)</text:p>
          </table:table-cell>
          <table:table-cell table:style-name="ce1" office:value-type="float" office:value="25098"/>
        </table:table-row>
        <table:table-row table:style-name="ro1">
          <table:table-cell table:style-name="ce1" office:value-type="float" office:value="3162450"/>
          <table:table-cell table:style-name="ce1" office:value-type="string">
            <text:p>São João das Missões (MG)</text:p>
          </table:table-cell>
          <table:table-cell table:style-name="ce1" office:value-type="float" office:value="13125"/>
        </table:table-row>
        <table:table-row table:style-name="ro1">
          <table:table-cell table:style-name="ce1" office:value-type="float" office:value="3162500"/>
          <table:table-cell table:style-name="ce1" office:value-type="string">
            <text:p>São João del Rei (MG)</text:p>
          </table:table-cell>
          <table:table-cell table:style-name="ce1" office:value-type="float" office:value="90497"/>
        </table:table-row>
        <table:table-row table:style-name="ro1">
          <table:table-cell table:style-name="ce1" office:value-type="float" office:value="3162559"/>
          <table:table-cell table:style-name="ce1" office:value-type="string">
            <text:p>São João do Manhuaçu (MG)</text:p>
          </table:table-cell>
          <table:table-cell table:style-name="ce1" office:value-type="float" office:value="11674"/>
        </table:table-row>
        <table:table-row table:style-name="ro1">
          <table:table-cell table:style-name="ce1" office:value-type="float" office:value="3162575"/>
          <table:table-cell table:style-name="ce1" office:value-type="string">
            <text:p>São João do Manteninha (MG)</text:p>
          </table:table-cell>
          <table:table-cell table:style-name="ce1" office:value-type="float" office:value="5918"/>
        </table:table-row>
        <table:table-row table:style-name="ro1">
          <table:table-cell table:style-name="ce1" office:value-type="float" office:value="3162609"/>
          <table:table-cell table:style-name="ce1" office:value-type="string">
            <text:p>São João do Oriente (MG)</text:p>
          </table:table-cell>
          <table:table-cell table:style-name="ce1" office:value-type="float" office:value="7444"/>
        </table:table-row>
        <table:table-row table:style-name="ro1">
          <table:table-cell table:style-name="ce1" office:value-type="float" office:value="3162658"/>
          <table:table-cell table:style-name="ce1" office:value-type="string">
            <text:p>São João do Pacuí (MG)</text:p>
          </table:table-cell>
          <table:table-cell table:style-name="ce1" office:value-type="float" office:value="4448"/>
        </table:table-row>
        <table:table-row table:style-name="ro1">
          <table:table-cell table:style-name="ce1" office:value-type="float" office:value="3162708"/>
          <table:table-cell table:style-name="ce1" office:value-type="string">
            <text:p>São João do Paraíso (MG)</text:p>
          </table:table-cell>
          <table:table-cell table:style-name="ce1" office:value-type="float" office:value="23709"/>
        </table:table-row>
        <table:table-row table:style-name="ro1">
          <table:table-cell table:style-name="ce1" office:value-type="float" office:value="3162807"/>
          <table:table-cell table:style-name="ce1" office:value-type="string">
            <text:p>São João Evangelista (MG)</text:p>
          </table:table-cell>
          <table:table-cell table:style-name="ce1" office:value-type="float" office:value="15767"/>
        </table:table-row>
        <table:table-row table:style-name="ro1">
          <table:table-cell table:style-name="ce1" office:value-type="float" office:value="3162906"/>
          <table:table-cell table:style-name="ce1" office:value-type="string">
            <text:p>São João Nepomuceno (MG)</text:p>
          </table:table-cell>
          <table:table-cell table:style-name="ce1" office:value-type="float" office:value="26447"/>
        </table:table-row>
        <table:table-row table:style-name="ro1">
          <table:table-cell table:style-name="ce1" office:value-type="float" office:value="3162922"/>
          <table:table-cell table:style-name="ce1" office:value-type="string">
            <text:p>São Joaquim de Bicas (MG)</text:p>
          </table:table-cell>
          <table:table-cell table:style-name="ce1" office:value-type="float" office:value="32148"/>
        </table:table-row>
        <table:table-row table:style-name="ro1">
          <table:table-cell table:style-name="ce1" office:value-type="float" office:value="3162948"/>
          <table:table-cell table:style-name="ce1" office:value-type="string">
            <text:p>São José da Barra (MG)</text:p>
          </table:table-cell>
          <table:table-cell table:style-name="ce1" office:value-type="float" office:value="7480"/>
        </table:table-row>
        <table:table-row table:style-name="ro1">
          <table:table-cell table:style-name="ce1" office:value-type="float" office:value="3162955"/>
          <table:table-cell table:style-name="ce1" office:value-type="string">
            <text:p>São José da Lapa (MG)</text:p>
          </table:table-cell>
          <table:table-cell table:style-name="ce1" office:value-type="float" office:value="24135"/>
        </table:table-row>
        <table:table-row table:style-name="ro1">
          <table:table-cell table:style-name="ce1" office:value-type="float" office:value="3163003"/>
          <table:table-cell table:style-name="ce1" office:value-type="string">
            <text:p>São José da Safira (MG)</text:p>
          </table:table-cell>
          <table:table-cell table:style-name="ce1" office:value-type="float" office:value="4280"/>
        </table:table-row>
        <table:table-row table:style-name="ro1">
          <table:table-cell table:style-name="ce1" office:value-type="float" office:value="3163102"/>
          <table:table-cell table:style-name="ce1" office:value-type="string">
            <text:p>São José da Varginha (MG)</text:p>
          </table:table-cell>
          <table:table-cell table:style-name="ce1" office:value-type="float" office:value="5079"/>
        </table:table-row>
        <table:table-row table:style-name="ro1">
          <table:table-cell table:style-name="ce1" office:value-type="float" office:value="3163201"/>
          <table:table-cell table:style-name="ce1" office:value-type="string">
            <text:p>São José do Alegre (MG)</text:p>
          </table:table-cell>
          <table:table-cell table:style-name="ce1" office:value-type="float" office:value="4210"/>
        </table:table-row>
        <table:table-row table:style-name="ro1">
          <table:table-cell table:style-name="ce1" office:value-type="float" office:value="3163300"/>
          <table:table-cell table:style-name="ce1" office:value-type="string">
            <text:p>São José do Divino (MG)</text:p>
          </table:table-cell>
          <table:table-cell table:style-name="ce1" office:value-type="float" office:value="3856"/>
        </table:table-row>
        <table:table-row table:style-name="ro1">
          <table:table-cell table:style-name="ce1" office:value-type="float" office:value="3163409"/>
          <table:table-cell table:style-name="ce1" office:value-type="string">
            <text:p>São José do Goiabal (MG)</text:p>
          </table:table-cell>
          <table:table-cell table:style-name="ce1" office:value-type="float" office:value="5387"/>
        </table:table-row>
        <table:table-row table:style-name="ro1">
          <table:table-cell table:style-name="ce1" office:value-type="float" office:value="3163508"/>
          <table:table-cell table:style-name="ce1" office:value-type="string">
            <text:p>São José do Jacuri (MG)</text:p>
          </table:table-cell>
          <table:table-cell table:style-name="ce1" office:value-type="float" office:value="6431"/>
        </table:table-row>
        <table:table-row table:style-name="ro1">
          <table:table-cell table:style-name="ce1" office:value-type="float" office:value="3163607"/>
          <table:table-cell table:style-name="ce1" office:value-type="string">
            <text:p>São José do Mantimento (MG)</text:p>
          </table:table-cell>
          <table:table-cell table:style-name="ce1" office:value-type="float" office:value="2806"/>
        </table:table-row>
        <table:table-row table:style-name="ro1">
          <table:table-cell table:style-name="ce1" office:value-type="float" office:value="3163706"/>
          <table:table-cell table:style-name="ce1" office:value-type="string">
            <text:p>São Lourenço (MG)</text:p>
          </table:table-cell>
          <table:table-cell table:style-name="ce1" office:value-type="float" office:value="46202"/>
        </table:table-row>
        <table:table-row table:style-name="ro1">
          <table:table-cell table:style-name="ce1" office:value-type="float" office:value="3163805"/>
          <table:table-cell table:style-name="ce1" office:value-type="string">
            <text:p>São Miguel do Anta (MG)</text:p>
          </table:table-cell>
          <table:table-cell table:style-name="ce1" office:value-type="float" office:value="6944"/>
        </table:table-row>
        <table:table-row table:style-name="ro1">
          <table:table-cell table:style-name="ce1" office:value-type="float" office:value="3163904"/>
          <table:table-cell table:style-name="ce1" office:value-type="string">
            <text:p>São Pedro da União (MG)</text:p>
          </table:table-cell>
          <table:table-cell table:style-name="ce1" office:value-type="float" office:value="4610"/>
        </table:table-row>
        <table:table-row table:style-name="ro1">
          <table:table-cell table:style-name="ce1" office:value-type="float" office:value="3164001"/>
          <table:table-cell table:style-name="ce1" office:value-type="string">
            <text:p>São Pedro dos Ferros (MG)</text:p>
          </table:table-cell>
          <table:table-cell table:style-name="ce1" office:value-type="float" office:value="7706"/>
        </table:table-row>
        <table:table-row table:style-name="ro1">
          <table:table-cell table:style-name="ce1" office:value-type="float" office:value="3164100"/>
          <table:table-cell table:style-name="ce1" office:value-type="string">
            <text:p>São Pedro do Suaçuí (MG)</text:p>
          </table:table-cell>
          <table:table-cell table:style-name="ce1" office:value-type="float" office:value="5202"/>
        </table:table-row>
        <table:table-row table:style-name="ro1">
          <table:table-cell table:style-name="ce1" office:value-type="float" office:value="3164209"/>
          <table:table-cell table:style-name="ce1" office:value-type="string">
            <text:p>São Romão (MG)</text:p>
          </table:table-cell>
          <table:table-cell table:style-name="ce1" office:value-type="float" office:value="12529"/>
        </table:table-row>
        <table:table-row table:style-name="ro1">
          <table:table-cell table:style-name="ce1" office:value-type="float" office:value="3164308"/>
          <table:table-cell table:style-name="ce1" office:value-type="string">
            <text:p>São Roque de Minas (MG)</text:p>
          </table:table-cell>
          <table:table-cell table:style-name="ce1" office:value-type="float" office:value="7076"/>
        </table:table-row>
        <table:table-row table:style-name="ro1">
          <table:table-cell table:style-name="ce1" office:value-type="float" office:value="3164407"/>
          <table:table-cell table:style-name="ce1" office:value-type="string">
            <text:p>São Sebastião da Bela Vista (MG)</text:p>
          </table:table-cell>
          <table:table-cell table:style-name="ce1" office:value-type="float" office:value="5552"/>
        </table:table-row>
        <table:table-row table:style-name="ro1">
          <table:table-cell table:style-name="ce1" office:value-type="float" office:value="3164431"/>
          <table:table-cell table:style-name="ce1" office:value-type="string">
            <text:p>São Sebastião da Vargem Alegre (MG)</text:p>
          </table:table-cell>
          <table:table-cell table:style-name="ce1" office:value-type="float" office:value="3024"/>
        </table:table-row>
        <table:table-row table:style-name="ro1">
          <table:table-cell table:style-name="ce1" office:value-type="float" office:value="3164472"/>
          <table:table-cell table:style-name="ce1" office:value-type="string">
            <text:p>São Sebastião do Anta (MG)</text:p>
          </table:table-cell>
          <table:table-cell table:style-name="ce1" office:value-type="float" office:value="6627"/>
        </table:table-row>
        <table:table-row table:style-name="ro1">
          <table:table-cell table:style-name="ce1" office:value-type="float" office:value="3164506"/>
          <table:table-cell table:style-name="ce1" office:value-type="string">
            <text:p>São Sebastião do Maranhão (MG)</text:p>
          </table:table-cell>
          <table:table-cell table:style-name="ce1" office:value-type="float" office:value="9963"/>
        </table:table-row>
        <table:table-row table:style-name="ro1">
          <table:table-cell table:style-name="ce1" office:value-type="float" office:value="3164605"/>
          <table:table-cell table:style-name="ce1" office:value-type="string">
            <text:p>São Sebastião do Oeste (MG)</text:p>
          </table:table-cell>
          <table:table-cell table:style-name="ce1" office:value-type="float" office:value="6863"/>
        </table:table-row>
        <table:table-row table:style-name="ro1">
          <table:table-cell table:style-name="ce1" office:value-type="float" office:value="3164704"/>
          <table:table-cell table:style-name="ce1" office:value-type="string">
            <text:p>São Sebastião do Paraíso (MG)</text:p>
          </table:table-cell>
          <table:table-cell table:style-name="ce1" office:value-type="float" office:value="71445"/>
        </table:table-row>
        <table:table-row table:style-name="ro1">
          <table:table-cell table:style-name="ce1" office:value-type="float" office:value="3164803"/>
          <table:table-cell table:style-name="ce1" office:value-type="string">
            <text:p>São Sebastião do Rio Preto (MG)</text:p>
          </table:table-cell>
          <table:table-cell table:style-name="ce1" office:value-type="float" office:value="1492"/>
        </table:table-row>
        <table:table-row table:style-name="ro1">
          <table:table-cell table:style-name="ce1" office:value-type="float" office:value="3164902"/>
          <table:table-cell table:style-name="ce1" office:value-type="string">
            <text:p>São Sebastião do Rio Verde (MG)</text:p>
          </table:table-cell>
          <table:table-cell table:style-name="ce1" office:value-type="float" office:value="2250"/>
        </table:table-row>
        <table:table-row table:style-name="ro1">
          <table:table-cell table:style-name="ce1" office:value-type="float" office:value="3165008"/>
          <table:table-cell table:style-name="ce1" office:value-type="string">
            <text:p>São Tiago (MG)</text:p>
          </table:table-cell>
          <table:table-cell table:style-name="ce1" office:value-type="float" office:value="10960"/>
        </table:table-row>
        <table:table-row table:style-name="ro1">
          <table:table-cell table:style-name="ce1" office:value-type="float" office:value="3165107"/>
          <table:table-cell table:style-name="ce1" office:value-type="string">
            <text:p>São Tomás de Aquino (MG)</text:p>
          </table:table-cell>
          <table:table-cell table:style-name="ce1" office:value-type="float" office:value="7000"/>
        </table:table-row>
        <table:table-row table:style-name="ro1">
          <table:table-cell table:style-name="ce1" office:value-type="float" office:value="3165206"/>
          <table:table-cell table:style-name="ce1" office:value-type="string">
            <text:p>São Thomé das Letras (MG)</text:p>
          </table:table-cell>
          <table:table-cell table:style-name="ce1" office:value-type="float" office:value="7120"/>
        </table:table-row>
        <table:table-row table:style-name="ro1">
          <table:table-cell table:style-name="ce1" office:value-type="float" office:value="3165305"/>
          <table:table-cell table:style-name="ce1" office:value-type="string">
            <text:p>São Vicente de Minas (MG)</text:p>
          </table:table-cell>
          <table:table-cell table:style-name="ce1" office:value-type="float" office:value="7815"/>
        </table:table-row>
        <table:table-row table:style-name="ro1">
          <table:table-cell table:style-name="ce1" office:value-type="float" office:value="3165404"/>
          <table:table-cell table:style-name="ce1" office:value-type="string">
            <text:p>Sapucaí-Mirim (MG)</text:p>
          </table:table-cell>
          <table:table-cell table:style-name="ce1" office:value-type="float" office:value="6989"/>
        </table:table-row>
        <table:table-row table:style-name="ro1">
          <table:table-cell table:style-name="ce1" office:value-type="float" office:value="3165503"/>
          <table:table-cell table:style-name="ce1" office:value-type="string">
            <text:p>Sardoá (MG)</text:p>
          </table:table-cell>
          <table:table-cell table:style-name="ce1" office:value-type="float" office:value="6361"/>
        </table:table-row>
        <table:table-row table:style-name="ro1">
          <table:table-cell table:style-name="ce1" office:value-type="float" office:value="3165537"/>
          <table:table-cell table:style-name="ce1" office:value-type="string">
            <text:p>Sarzedo (MG)</text:p>
          </table:table-cell>
          <table:table-cell table:style-name="ce1" office:value-type="float" office:value="33413"/>
        </table:table-row>
        <table:table-row table:style-name="ro1">
          <table:table-cell table:style-name="ce1" office:value-type="float" office:value="3165552"/>
          <table:table-cell table:style-name="ce1" office:value-type="string">
            <text:p>Setubinha (MG)</text:p>
          </table:table-cell>
          <table:table-cell table:style-name="ce1" office:value-type="float" office:value="12378"/>
        </table:table-row>
        <table:table-row table:style-name="ro1">
          <table:table-cell table:style-name="ce1" office:value-type="float" office:value="3165560"/>
          <table:table-cell table:style-name="ce1" office:value-type="string">
            <text:p>Sem-Peixe (MG)</text:p>
          </table:table-cell>
          <table:table-cell table:style-name="ce1" office:value-type="float" office:value="2606"/>
        </table:table-row>
        <table:table-row table:style-name="ro1">
          <table:table-cell table:style-name="ce1" office:value-type="float" office:value="3165578"/>
          <table:table-cell table:style-name="ce1" office:value-type="string">
            <text:p>Senador Amaral (MG)</text:p>
          </table:table-cell>
          <table:table-cell table:style-name="ce1" office:value-type="float" office:value="5361"/>
        </table:table-row>
        <table:table-row table:style-name="ro1">
          <table:table-cell table:style-name="ce1" office:value-type="float" office:value="3165602"/>
          <table:table-cell table:style-name="ce1" office:value-type="string">
            <text:p>Senador Cortes (MG)</text:p>
          </table:table-cell>
          <table:table-cell table:style-name="ce1" office:value-type="float" office:value="2003"/>
        </table:table-row>
        <table:table-row table:style-name="ro1">
          <table:table-cell table:style-name="ce1" office:value-type="float" office:value="3165701"/>
          <table:table-cell table:style-name="ce1" office:value-type="string">
            <text:p>Senador Firmino (MG)</text:p>
          </table:table-cell>
          <table:table-cell table:style-name="ce1" office:value-type="float" office:value="7858"/>
        </table:table-row>
        <table:table-row table:style-name="ro1">
          <table:table-cell table:style-name="ce1" office:value-type="float" office:value="3165800"/>
          <table:table-cell table:style-name="ce1" office:value-type="string">
            <text:p>Senador José Bento (MG)</text:p>
          </table:table-cell>
          <table:table-cell table:style-name="ce1" office:value-type="float" office:value="1461"/>
        </table:table-row>
        <table:table-row table:style-name="ro1">
          <table:table-cell table:style-name="ce1" office:value-type="float" office:value="3165909"/>
          <table:table-cell table:style-name="ce1" office:value-type="string">
            <text:p>Senador Modestino Gonçalves (MG)</text:p>
          </table:table-cell>
          <table:table-cell table:style-name="ce1" office:value-type="float" office:value="4105"/>
        </table:table-row>
        <table:table-row table:style-name="ro1">
          <table:table-cell table:style-name="ce1" office:value-type="float" office:value="3166006"/>
          <table:table-cell table:style-name="ce1" office:value-type="string">
            <text:p>Senhora de Oliveira (MG)</text:p>
          </table:table-cell>
          <table:table-cell table:style-name="ce1" office:value-type="float" office:value="5786"/>
        </table:table-row>
        <table:table-row table:style-name="ro1">
          <table:table-cell table:style-name="ce1" office:value-type="float" office:value="3166105"/>
          <table:table-cell table:style-name="ce1" office:value-type="string">
            <text:p>Senhora do Porto (MG)</text:p>
          </table:table-cell>
          <table:table-cell table:style-name="ce1" office:value-type="float" office:value="3519"/>
        </table:table-row>
        <table:table-row table:style-name="ro1">
          <table:table-cell table:style-name="ce1" office:value-type="float" office:value="3166204"/>
          <table:table-cell table:style-name="ce1" office:value-type="string">
            <text:p>Senhora dos Remédios (MG)</text:p>
          </table:table-cell>
          <table:table-cell table:style-name="ce1" office:value-type="float" office:value="10467"/>
        </table:table-row>
        <table:table-row table:style-name="ro1">
          <table:table-cell table:style-name="ce1" office:value-type="float" office:value="3166303"/>
          <table:table-cell table:style-name="ce1" office:value-type="string">
            <text:p>Sericita (MG)</text:p>
          </table:table-cell>
          <table:table-cell table:style-name="ce1" office:value-type="float" office:value="7333"/>
        </table:table-row>
        <table:table-row table:style-name="ro1">
          <table:table-cell table:style-name="ce1" office:value-type="float" office:value="3166402"/>
          <table:table-cell table:style-name="ce1" office:value-type="string">
            <text:p>Seritinga (MG)</text:p>
          </table:table-cell>
          <table:table-cell table:style-name="ce1" office:value-type="float" office:value="1854"/>
        </table:table-row>
        <table:table-row table:style-name="ro1">
          <table:table-cell table:style-name="ce1" office:value-type="float" office:value="3166501"/>
          <table:table-cell table:style-name="ce1" office:value-type="string">
            <text:p>Serra Azul de Minas (MG)</text:p>
          </table:table-cell>
          <table:table-cell table:style-name="ce1" office:value-type="float" office:value="4292"/>
        </table:table-row>
        <table:table-row table:style-name="ro1">
          <table:table-cell table:style-name="ce1" office:value-type="float" office:value="3166600"/>
          <table:table-cell table:style-name="ce1" office:value-type="string">
            <text:p>Serra da Saudade (MG)</text:p>
          </table:table-cell>
          <table:table-cell table:style-name="ce1" office:value-type="float" office:value="776"/>
        </table:table-row>
        <table:table-row table:style-name="ro1">
          <table:table-cell table:style-name="ce1" office:value-type="float" office:value="3166709"/>
          <table:table-cell table:style-name="ce1" office:value-type="string">
            <text:p>Serra dos Aimorés (MG)</text:p>
          </table:table-cell>
          <table:table-cell table:style-name="ce1" office:value-type="float" office:value="8713"/>
        </table:table-row>
        <table:table-row table:style-name="ro1">
          <table:table-cell table:style-name="ce1" office:value-type="float" office:value="3166808"/>
          <table:table-cell table:style-name="ce1" office:value-type="string">
            <text:p>Serra do Salitre (MG)</text:p>
          </table:table-cell>
          <table:table-cell table:style-name="ce1" office:value-type="float" office:value="11668"/>
        </table:table-row>
        <table:table-row table:style-name="ro1">
          <table:table-cell table:style-name="ce1" office:value-type="float" office:value="3166907"/>
          <table:table-cell table:style-name="ce1" office:value-type="string">
            <text:p>Serrania (MG)</text:p>
          </table:table-cell>
          <table:table-cell table:style-name="ce1" office:value-type="float" office:value="7668"/>
        </table:table-row>
        <table:table-row table:style-name="ro1">
          <table:table-cell table:style-name="ce1" office:value-type="float" office:value="3166956"/>
          <table:table-cell table:style-name="ce1" office:value-type="string">
            <text:p>Serranópolis de Minas (MG)</text:p>
          </table:table-cell>
          <table:table-cell table:style-name="ce1" office:value-type="float" office:value="4809"/>
        </table:table-row>
        <table:table-row table:style-name="ro1">
          <table:table-cell table:style-name="ce1" office:value-type="float" office:value="3167004"/>
          <table:table-cell table:style-name="ce1" office:value-type="string">
            <text:p>Serranos (MG)</text:p>
          </table:table-cell>
          <table:table-cell table:style-name="ce1" office:value-type="float" office:value="1956"/>
        </table:table-row>
        <table:table-row table:style-name="ro1">
          <table:table-cell table:style-name="ce1" office:value-type="float" office:value="3167103"/>
          <table:table-cell table:style-name="ce1" office:value-type="string">
            <text:p>Serro (MG)</text:p>
          </table:table-cell>
          <table:table-cell table:style-name="ce1" office:value-type="float" office:value="20940"/>
        </table:table-row>
        <table:table-row table:style-name="ro1">
          <table:table-cell table:style-name="ce1" office:value-type="float" office:value="3167202"/>
          <table:table-cell table:style-name="ce1" office:value-type="string">
            <text:p>Sete Lagoas (MG)</text:p>
          </table:table-cell>
          <table:table-cell table:style-name="ce1" office:value-type="float" office:value="241835"/>
        </table:table-row>
        <table:table-row table:style-name="ro1">
          <table:table-cell table:style-name="ce1" office:value-type="float" office:value="3167301"/>
          <table:table-cell table:style-name="ce1" office:value-type="string">
            <text:p>Silveirânia (MG)</text:p>
          </table:table-cell>
          <table:table-cell table:style-name="ce1" office:value-type="float" office:value="2264"/>
        </table:table-row>
        <table:table-row table:style-name="ro1">
          <table:table-cell table:style-name="ce1" office:value-type="float" office:value="3167400"/>
          <table:table-cell table:style-name="ce1" office:value-type="string">
            <text:p>Silvianópolis (MG)</text:p>
          </table:table-cell>
          <table:table-cell table:style-name="ce1" office:value-type="float" office:value="6248"/>
        </table:table-row>
        <table:table-row table:style-name="ro1">
          <table:table-cell table:style-name="ce1" office:value-type="float" office:value="3167509"/>
          <table:table-cell table:style-name="ce1" office:value-type="string">
            <text:p>Simão Pereira (MG)</text:p>
          </table:table-cell>
          <table:table-cell table:style-name="ce1" office:value-type="float" office:value="2618"/>
        </table:table-row>
        <table:table-row table:style-name="ro1">
          <table:table-cell table:style-name="ce1" office:value-type="float" office:value="3167608"/>
          <table:table-cell table:style-name="ce1" office:value-type="string">
            <text:p>Simonésia (MG)</text:p>
          </table:table-cell>
          <table:table-cell table:style-name="ce1" office:value-type="float" office:value="19736"/>
        </table:table-row>
        <table:table-row table:style-name="ro1">
          <table:table-cell table:style-name="ce1" office:value-type="float" office:value="3167707"/>
          <table:table-cell table:style-name="ce1" office:value-type="string">
            <text:p>Sobrália (MG)</text:p>
          </table:table-cell>
          <table:table-cell table:style-name="ce1" office:value-type="float" office:value="5514"/>
        </table:table-row>
        <table:table-row table:style-name="ro1">
          <table:table-cell table:style-name="ce1" office:value-type="float" office:value="3167806"/>
          <table:table-cell table:style-name="ce1" office:value-type="string">
            <text:p>Soledade de Minas (MG)</text:p>
          </table:table-cell>
          <table:table-cell table:style-name="ce1" office:value-type="float" office:value="6189"/>
        </table:table-row>
        <table:table-row table:style-name="ro1">
          <table:table-cell table:style-name="ce1" office:value-type="float" office:value="3167905"/>
          <table:table-cell table:style-name="ce1" office:value-type="string">
            <text:p>Tabuleiro (MG)</text:p>
          </table:table-cell>
          <table:table-cell table:style-name="ce1" office:value-type="float" office:value="3708"/>
        </table:table-row>
        <table:table-row table:style-name="ro1">
          <table:table-cell table:style-name="ce1" office:value-type="float" office:value="3168002"/>
          <table:table-cell table:style-name="ce1" office:value-type="string">
            <text:p>Taiobeiras (MG)</text:p>
          </table:table-cell>
          <table:table-cell table:style-name="ce1" office:value-type="float" office:value="34397"/>
        </table:table-row>
        <table:table-row table:style-name="ro1">
          <table:table-cell table:style-name="ce1" office:value-type="float" office:value="3168051"/>
          <table:table-cell table:style-name="ce1" office:value-type="string">
            <text:p>Taparuba (MG)</text:p>
          </table:table-cell>
          <table:table-cell table:style-name="ce1" office:value-type="float" office:value="3101"/>
        </table:table-row>
        <table:table-row table:style-name="ro1">
          <table:table-cell table:style-name="ce1" office:value-type="float" office:value="3168101"/>
          <table:table-cell table:style-name="ce1" office:value-type="string">
            <text:p>Tapira (MG)</text:p>
          </table:table-cell>
          <table:table-cell table:style-name="ce1" office:value-type="float" office:value="4832"/>
        </table:table-row>
        <table:table-row table:style-name="ro1">
          <table:table-cell table:style-name="ce1" office:value-type="float" office:value="3168200"/>
          <table:table-cell table:style-name="ce1" office:value-type="string">
            <text:p>Tapiraí (MG)</text:p>
          </table:table-cell>
          <table:table-cell table:style-name="ce1" office:value-type="float" office:value="1872"/>
        </table:table-row>
        <table:table-row table:style-name="ro1">
          <table:table-cell table:style-name="ce1" office:value-type="float" office:value="3168309"/>
          <table:table-cell table:style-name="ce1" office:value-type="string">
            <text:p>Taquaraçu de Minas (MG)</text:p>
          </table:table-cell>
          <table:table-cell table:style-name="ce1" office:value-type="float" office:value="4099"/>
        </table:table-row>
        <table:table-row table:style-name="ro1">
          <table:table-cell table:style-name="ce1" office:value-type="float" office:value="3168408"/>
          <table:table-cell table:style-name="ce1" office:value-type="string">
            <text:p>Tarumirim (MG)</text:p>
          </table:table-cell>
          <table:table-cell table:style-name="ce1" office:value-type="float" office:value="14302"/>
        </table:table-row>
        <table:table-row table:style-name="ro1">
          <table:table-cell table:style-name="ce1" office:value-type="float" office:value="3168507"/>
          <table:table-cell table:style-name="ce1" office:value-type="string">
            <text:p>Teixeiras (MG)</text:p>
          </table:table-cell>
          <table:table-cell table:style-name="ce1" office:value-type="float" office:value="11670"/>
        </table:table-row>
        <table:table-row table:style-name="ro1">
          <table:table-cell table:style-name="ce1" office:value-type="float" office:value="3168606"/>
          <table:table-cell table:style-name="ce1" office:value-type="string">
            <text:p>Teófilo Otoni (MG)</text:p>
          </table:table-cell>
          <table:table-cell table:style-name="ce1" office:value-type="float" office:value="140937"/>
        </table:table-row>
        <table:table-row table:style-name="ro1">
          <table:table-cell table:style-name="ce1" office:value-type="float" office:value="3168705"/>
          <table:table-cell table:style-name="ce1" office:value-type="string">
            <text:p>Timóteo (MG)</text:p>
          </table:table-cell>
          <table:table-cell table:style-name="ce1" office:value-type="float" office:value="90568"/>
        </table:table-row>
        <table:table-row table:style-name="ro1">
          <table:table-cell table:style-name="ce1" office:value-type="float" office:value="3168804"/>
          <table:table-cell table:style-name="ce1" office:value-type="string">
            <text:p>Tiradentes (MG)</text:p>
          </table:table-cell>
          <table:table-cell table:style-name="ce1" office:value-type="float" office:value="8072"/>
        </table:table-row>
        <table:table-row table:style-name="ro1">
          <table:table-cell table:style-name="ce1" office:value-type="float" office:value="3168903"/>
          <table:table-cell table:style-name="ce1" office:value-type="string">
            <text:p>Tiros (MG)</text:p>
          </table:table-cell>
          <table:table-cell table:style-name="ce1" office:value-type="float" office:value="6424"/>
        </table:table-row>
        <table:table-row table:style-name="ro1">
          <table:table-cell table:style-name="ce1" office:value-type="float" office:value="3169000"/>
          <table:table-cell table:style-name="ce1" office:value-type="string">
            <text:p>Tocantins (MG)</text:p>
          </table:table-cell>
          <table:table-cell table:style-name="ce1" office:value-type="float" office:value="16715"/>
        </table:table-row>
        <table:table-row table:style-name="ro1">
          <table:table-cell table:style-name="ce1" office:value-type="float" office:value="3169059"/>
          <table:table-cell table:style-name="ce1" office:value-type="string">
            <text:p>Tocos do Moji (MG)</text:p>
          </table:table-cell>
          <table:table-cell table:style-name="ce1" office:value-type="float" office:value="4109"/>
        </table:table-row>
        <table:table-row table:style-name="ro1">
          <table:table-cell table:style-name="ce1" office:value-type="float" office:value="3169109"/>
          <table:table-cell table:style-name="ce1" office:value-type="string">
            <text:p>Toledo (MG)</text:p>
          </table:table-cell>
          <table:table-cell table:style-name="ce1" office:value-type="float" office:value="6297"/>
        </table:table-row>
        <table:table-row table:style-name="ro1">
          <table:table-cell table:style-name="ce1" office:value-type="float" office:value="3169208"/>
          <table:table-cell table:style-name="ce1" office:value-type="string">
            <text:p>Tombos (MG)</text:p>
          </table:table-cell>
          <table:table-cell table:style-name="ce1" office:value-type="float" office:value="7850"/>
        </table:table-row>
        <table:table-row table:style-name="ro1">
          <table:table-cell table:style-name="ce1" office:value-type="float" office:value="3169307"/>
          <table:table-cell table:style-name="ce1" office:value-type="string">
            <text:p>Três Corações (MG)</text:p>
          </table:table-cell>
          <table:table-cell table:style-name="ce1" office:value-type="float" office:value="80032"/>
        </table:table-row>
        <table:table-row table:style-name="ro1">
          <table:table-cell table:style-name="ce1" office:value-type="float" office:value="3169356"/>
          <table:table-cell table:style-name="ce1" office:value-type="string">
            <text:p>Três Marias (MG)</text:p>
          </table:table-cell>
          <table:table-cell table:style-name="ce1" office:value-type="float" office:value="32716"/>
        </table:table-row>
        <table:table-row table:style-name="ro1">
          <table:table-cell table:style-name="ce1" office:value-type="float" office:value="3169406"/>
          <table:table-cell table:style-name="ce1" office:value-type="string">
            <text:p>Três Pontas (MG)</text:p>
          </table:table-cell>
          <table:table-cell table:style-name="ce1" office:value-type="float" office:value="56940"/>
        </table:table-row>
        <table:table-row table:style-name="ro1">
          <table:table-cell table:style-name="ce1" office:value-type="float" office:value="3169505"/>
          <table:table-cell table:style-name="ce1" office:value-type="string">
            <text:p>Tumiritinga (MG)</text:p>
          </table:table-cell>
          <table:table-cell table:style-name="ce1" office:value-type="float" office:value="6765"/>
        </table:table-row>
        <table:table-row table:style-name="ro1">
          <table:table-cell table:style-name="ce1" office:value-type="float" office:value="3169604"/>
          <table:table-cell table:style-name="ce1" office:value-type="string">
            <text:p>Tupaciguara (MG)</text:p>
          </table:table-cell>
          <table:table-cell table:style-name="ce1" office:value-type="float" office:value="25398"/>
        </table:table-row>
        <table:table-row table:style-name="ro1">
          <table:table-cell table:style-name="ce1" office:value-type="float" office:value="3169703"/>
          <table:table-cell table:style-name="ce1" office:value-type="string">
            <text:p>Turmalina (MG)</text:p>
          </table:table-cell>
          <table:table-cell table:style-name="ce1" office:value-type="float" office:value="20125"/>
        </table:table-row>
        <table:table-row table:style-name="ro1">
          <table:table-cell table:style-name="ce1" office:value-type="float" office:value="3169802"/>
          <table:table-cell table:style-name="ce1" office:value-type="string">
            <text:p>Turvolândia (MG)</text:p>
          </table:table-cell>
          <table:table-cell table:style-name="ce1" office:value-type="float" office:value="5070"/>
        </table:table-row>
        <table:table-row table:style-name="ro1">
          <table:table-cell table:style-name="ce1" office:value-type="float" office:value="3169901"/>
          <table:table-cell table:style-name="ce1" office:value-type="string">
            <text:p>Ubá (MG)</text:p>
          </table:table-cell>
          <table:table-cell table:style-name="ce1" office:value-type="float" office:value="116797"/>
        </table:table-row>
        <table:table-row table:style-name="ro1">
          <table:table-cell table:style-name="ce1" office:value-type="float" office:value="3170008"/>
          <table:table-cell table:style-name="ce1" office:value-type="string">
            <text:p>Ubaí (MG)</text:p>
          </table:table-cell>
          <table:table-cell table:style-name="ce1" office:value-type="float" office:value="12599"/>
        </table:table-row>
        <table:table-row table:style-name="ro1">
          <table:table-cell table:style-name="ce1" office:value-type="float" office:value="3170057"/>
          <table:table-cell table:style-name="ce1" office:value-type="string">
            <text:p>Ubaporanga (MG)</text:p>
          </table:table-cell>
          <table:table-cell table:style-name="ce1" office:value-type="float" office:value="12493"/>
        </table:table-row>
        <table:table-row table:style-name="ro1">
          <table:table-cell table:style-name="ce1" office:value-type="float" office:value="3170107"/>
          <table:table-cell table:style-name="ce1" office:value-type="string">
            <text:p>Uberaba (MG)</text:p>
          </table:table-cell>
          <table:table-cell table:style-name="ce1" office:value-type="float" office:value="337092"/>
        </table:table-row>
        <table:table-row table:style-name="ro1">
          <table:table-cell table:style-name="ce1" office:value-type="float" office:value="3170206"/>
          <table:table-cell table:style-name="ce1" office:value-type="string">
            <text:p>Uberlândia (MG)</text:p>
          </table:table-cell>
          <table:table-cell table:style-name="ce1" office:value-type="float" office:value="699097"/>
        </table:table-row>
        <table:table-row table:style-name="ro1">
          <table:table-cell table:style-name="ce1" office:value-type="float" office:value="3170305"/>
          <table:table-cell table:style-name="ce1" office:value-type="string">
            <text:p>Umburatiba (MG)</text:p>
          </table:table-cell>
          <table:table-cell table:style-name="ce1" office:value-type="float" office:value="2596"/>
        </table:table-row>
        <table:table-row table:style-name="ro1">
          <table:table-cell table:style-name="ce1" office:value-type="float" office:value="3170404"/>
          <table:table-cell table:style-name="ce1" office:value-type="string">
            <text:p>Unaí (MG)</text:p>
          </table:table-cell>
          <table:table-cell table:style-name="ce1" office:value-type="float" office:value="84930"/>
        </table:table-row>
        <table:table-row table:style-name="ro1">
          <table:table-cell table:style-name="ce1" office:value-type="float" office:value="3170438"/>
          <table:table-cell table:style-name="ce1" office:value-type="string">
            <text:p>União de Minas (MG)</text:p>
          </table:table-cell>
          <table:table-cell table:style-name="ce1" office:value-type="float" office:value="4284"/>
        </table:table-row>
        <table:table-row table:style-name="ro1">
          <table:table-cell table:style-name="ce1" office:value-type="float" office:value="3170479"/>
          <table:table-cell table:style-name="ce1" office:value-type="string">
            <text:p>Uruana de Minas (MG)</text:p>
          </table:table-cell>
          <table:table-cell table:style-name="ce1" office:value-type="float" office:value="3260"/>
        </table:table-row>
        <table:table-row table:style-name="ro1">
          <table:table-cell table:style-name="ce1" office:value-type="float" office:value="3170503"/>
          <table:table-cell table:style-name="ce1" office:value-type="string">
            <text:p>Urucânia (MG)</text:p>
          </table:table-cell>
          <table:table-cell table:style-name="ce1" office:value-type="float" office:value="10345"/>
        </table:table-row>
        <table:table-row table:style-name="ro1">
          <table:table-cell table:style-name="ce1" office:value-type="float" office:value="3170529"/>
          <table:table-cell table:style-name="ce1" office:value-type="string">
            <text:p>Urucuia (MG)</text:p>
          </table:table-cell>
          <table:table-cell table:style-name="ce1" office:value-type="float" office:value="17173"/>
        </table:table-row>
        <table:table-row table:style-name="ro1">
          <table:table-cell table:style-name="ce1" office:value-type="float" office:value="3170578"/>
          <table:table-cell table:style-name="ce1" office:value-type="string">
            <text:p>Vargem Alegre (MG)</text:p>
          </table:table-cell>
          <table:table-cell table:style-name="ce1" office:value-type="float" office:value="6470"/>
        </table:table-row>
        <table:table-row table:style-name="ro1">
          <table:table-cell table:style-name="ce1" office:value-type="float" office:value="3170602"/>
          <table:table-cell table:style-name="ce1" office:value-type="string">
            <text:p>Vargem Bonita (MG)</text:p>
          </table:table-cell>
          <table:table-cell table:style-name="ce1" office:value-type="float" office:value="2148"/>
        </table:table-row>
        <table:table-row table:style-name="ro1">
          <table:table-cell table:style-name="ce1" office:value-type="float" office:value="3170651"/>
          <table:table-cell table:style-name="ce1" office:value-type="string">
            <text:p>Vargem Grande do Rio Pardo (MG)</text:p>
          </table:table-cell>
          <table:table-cell table:style-name="ce1" office:value-type="float" office:value="5026"/>
        </table:table-row>
        <table:table-row table:style-name="ro1">
          <table:table-cell table:style-name="ce1" office:value-type="float" office:value="3170701"/>
          <table:table-cell table:style-name="ce1" office:value-type="string">
            <text:p>Varginha (MG)</text:p>
          </table:table-cell>
          <table:table-cell table:style-name="ce1" office:value-type="float" office:value="136602"/>
        </table:table-row>
        <table:table-row table:style-name="ro1">
          <table:table-cell table:style-name="ce1" office:value-type="float" office:value="3170750"/>
          <table:table-cell table:style-name="ce1" office:value-type="string">
            <text:p>Varjão de Minas (MG)</text:p>
          </table:table-cell>
          <table:table-cell table:style-name="ce1" office:value-type="float" office:value="7138"/>
        </table:table-row>
        <table:table-row table:style-name="ro1">
          <table:table-cell table:style-name="ce1" office:value-type="float" office:value="3170800"/>
          <table:table-cell table:style-name="ce1" office:value-type="string">
            <text:p>Várzea da Palma (MG)</text:p>
          </table:table-cell>
          <table:table-cell table:style-name="ce1" office:value-type="float" office:value="39803"/>
        </table:table-row>
        <table:table-row table:style-name="ro1">
          <table:table-cell table:style-name="ce1" office:value-type="float" office:value="3170909"/>
          <table:table-cell table:style-name="ce1" office:value-type="string">
            <text:p>Varzelândia (MG)</text:p>
          </table:table-cell>
          <table:table-cell table:style-name="ce1" office:value-type="float" office:value="19305"/>
        </table:table-row>
        <table:table-row table:style-name="ro1">
          <table:table-cell table:style-name="ce1" office:value-type="float" office:value="3171006"/>
          <table:table-cell table:style-name="ce1" office:value-type="string">
            <text:p>Vazante (MG)</text:p>
          </table:table-cell>
          <table:table-cell table:style-name="ce1" office:value-type="float" office:value="20642"/>
        </table:table-row>
        <table:table-row table:style-name="ro1">
          <table:table-cell table:style-name="ce1" office:value-type="float" office:value="3171030"/>
          <table:table-cell table:style-name="ce1" office:value-type="string">
            <text:p>Verdelândia (MG)</text:p>
          </table:table-cell>
          <table:table-cell table:style-name="ce1" office:value-type="float" office:value="9443"/>
        </table:table-row>
        <table:table-row table:style-name="ro1">
          <table:table-cell table:style-name="ce1" office:value-type="float" office:value="3171071"/>
          <table:table-cell table:style-name="ce1" office:value-type="string">
            <text:p>Veredinha (MG)</text:p>
          </table:table-cell>
          <table:table-cell table:style-name="ce1" office:value-type="float" office:value="5727"/>
        </table:table-row>
        <table:table-row table:style-name="ro1">
          <table:table-cell table:style-name="ce1" office:value-type="float" office:value="3171105"/>
          <table:table-cell table:style-name="ce1" office:value-type="string">
            <text:p>Veríssimo (MG)</text:p>
          </table:table-cell>
          <table:table-cell table:style-name="ce1" office:value-type="float" office:value="4045"/>
        </table:table-row>
        <table:table-row table:style-name="ro1">
          <table:table-cell table:style-name="ce1" office:value-type="float" office:value="3171154"/>
          <table:table-cell table:style-name="ce1" office:value-type="string">
            <text:p>Vermelho Novo (MG)</text:p>
          </table:table-cell>
          <table:table-cell table:style-name="ce1" office:value-type="float" office:value="4846"/>
        </table:table-row>
        <table:table-row table:style-name="ro1">
          <table:table-cell table:style-name="ce1" office:value-type="float" office:value="3171204"/>
          <table:table-cell table:style-name="ce1" office:value-type="string">
            <text:p>Vespasiano (MG)</text:p>
          </table:table-cell>
          <table:table-cell table:style-name="ce1" office:value-type="float" office:value="129765"/>
        </table:table-row>
        <table:table-row table:style-name="ro1">
          <table:table-cell table:style-name="ce1" office:value-type="float" office:value="3171303"/>
          <table:table-cell table:style-name="ce1" office:value-type="string">
            <text:p>Viçosa (MG)</text:p>
          </table:table-cell>
          <table:table-cell table:style-name="ce1" office:value-type="float" office:value="79388"/>
        </table:table-row>
        <table:table-row table:style-name="ro1">
          <table:table-cell table:style-name="ce1" office:value-type="float" office:value="3171402"/>
          <table:table-cell table:style-name="ce1" office:value-type="string">
            <text:p>Vieiras (MG)</text:p>
          </table:table-cell>
          <table:table-cell table:style-name="ce1" office:value-type="float" office:value="3589"/>
        </table:table-row>
        <table:table-row table:style-name="ro1">
          <table:table-cell table:style-name="ce1" office:value-type="float" office:value="3171501"/>
          <table:table-cell table:style-name="ce1" office:value-type="string">
            <text:p>Mathias Lobato (MG)</text:p>
          </table:table-cell>
          <table:table-cell table:style-name="ce1" office:value-type="float" office:value="3179"/>
        </table:table-row>
        <table:table-row table:style-name="ro1">
          <table:table-cell table:style-name="ce1" office:value-type="float" office:value="3171600"/>
          <table:table-cell table:style-name="ce1" office:value-type="string">
            <text:p>Virgem da Lapa (MG)</text:p>
          </table:table-cell>
          <table:table-cell table:style-name="ce1" office:value-type="float" office:value="13740"/>
        </table:table-row>
        <table:table-row table:style-name="ro1">
          <table:table-cell table:style-name="ce1" office:value-type="float" office:value="3171709"/>
          <table:table-cell table:style-name="ce1" office:value-type="string">
            <text:p>Virgínia (MG)</text:p>
          </table:table-cell>
          <table:table-cell table:style-name="ce1" office:value-type="float" office:value="8663"/>
        </table:table-row>
        <table:table-row table:style-name="ro1">
          <table:table-cell table:style-name="ce1" office:value-type="float" office:value="3171808"/>
          <table:table-cell table:style-name="ce1" office:value-type="string">
            <text:p>Virginópolis (MG)</text:p>
          </table:table-cell>
          <table:table-cell table:style-name="ce1" office:value-type="float" office:value="10484"/>
        </table:table-row>
        <table:table-row table:style-name="ro1">
          <table:table-cell table:style-name="ce1" office:value-type="float" office:value="3171907"/>
          <table:table-cell table:style-name="ce1" office:value-type="string">
            <text:p>Virgolândia (MG)</text:p>
          </table:table-cell>
          <table:table-cell table:style-name="ce1" office:value-type="float" office:value="5340"/>
        </table:table-row>
        <table:table-row table:style-name="ro1">
          <table:table-cell table:style-name="ce1" office:value-type="float" office:value="3172004"/>
          <table:table-cell table:style-name="ce1" office:value-type="string">
            <text:p>Visconde do Rio Branco (MG)</text:p>
          </table:table-cell>
          <table:table-cell table:style-name="ce1" office:value-type="float" office:value="42965"/>
        </table:table-row>
        <table:table-row table:style-name="ro1">
          <table:table-cell table:style-name="ce1" office:value-type="float" office:value="3172103"/>
          <table:table-cell table:style-name="ce1" office:value-type="string">
            <text:p>Volta Grande (MG)</text:p>
          </table:table-cell>
          <table:table-cell table:style-name="ce1" office:value-type="float" office:value="5261"/>
        </table:table-row>
        <table:table-row table:style-name="ro1">
          <table:table-cell table:style-name="ce1" office:value-type="float" office:value="3172202"/>
          <table:table-cell table:style-name="ce1" office:value-type="string">
            <text:p>Wenceslau Braz (MG)</text:p>
          </table:table-cell>
          <table:table-cell table:style-name="ce1" office:value-type="float" office:value="2548"/>
        </table:table-row>
        <table:table-row table:style-name="ro1">
          <table:table-cell table:style-name="ce1" office:value-type="float" office:value="3200102"/>
          <table:table-cell table:style-name="ce1" office:value-type="string">
            <text:p>Afonso Cláudio (ES)</text:p>
          </table:table-cell>
          <table:table-cell table:style-name="ce1" office:value-type="float" office:value="30455"/>
        </table:table-row>
        <table:table-row table:style-name="ro1">
          <table:table-cell table:style-name="ce1" office:value-type="float" office:value="3200136"/>
          <table:table-cell table:style-name="ce1" office:value-type="string">
            <text:p>Águia Branca (ES)</text:p>
          </table:table-cell>
          <table:table-cell table:style-name="ce1" office:value-type="float" office:value="9631"/>
        </table:table-row>
        <table:table-row table:style-name="ro1">
          <table:table-cell table:style-name="ce1" office:value-type="float" office:value="3200169"/>
          <table:table-cell table:style-name="ce1" office:value-type="string">
            <text:p>Água Doce do Norte (ES)</text:p>
          </table:table-cell>
          <table:table-cell table:style-name="ce1" office:value-type="float" office:value="10909"/>
        </table:table-row>
        <table:table-row table:style-name="ro1">
          <table:table-cell table:style-name="ce1" office:value-type="float" office:value="3200201"/>
          <table:table-cell table:style-name="ce1" office:value-type="string">
            <text:p>Alegre (ES)</text:p>
          </table:table-cell>
          <table:table-cell table:style-name="ce1" office:value-type="float" office:value="29975"/>
        </table:table-row>
        <table:table-row table:style-name="ro1">
          <table:table-cell table:style-name="ce1" office:value-type="float" office:value="3200300"/>
          <table:table-cell table:style-name="ce1" office:value-type="string">
            <text:p>Alfredo Chaves (ES)</text:p>
          </table:table-cell>
          <table:table-cell table:style-name="ce1" office:value-type="float" office:value="14636"/>
        </table:table-row>
        <table:table-row table:style-name="ro1">
          <table:table-cell table:style-name="ce1" office:value-type="float" office:value="3200359"/>
          <table:table-cell table:style-name="ce1" office:value-type="string">
            <text:p>Alto Rio Novo (ES)</text:p>
          </table:table-cell>
          <table:table-cell table:style-name="ce1" office:value-type="float" office:value="7874"/>
        </table:table-row>
        <table:table-row table:style-name="ro1">
          <table:table-cell table:style-name="ce1" office:value-type="float" office:value="3200409"/>
          <table:table-cell table:style-name="ce1" office:value-type="string">
            <text:p>Anchieta (ES)</text:p>
          </table:table-cell>
          <table:table-cell table:style-name="ce1" office:value-type="float" office:value="29779"/>
        </table:table-row>
        <table:table-row table:style-name="ro1">
          <table:table-cell table:style-name="ce1" office:value-type="float" office:value="3200508"/>
          <table:table-cell table:style-name="ce1" office:value-type="string">
            <text:p>Apiacá (ES)</text:p>
          </table:table-cell>
          <table:table-cell table:style-name="ce1" office:value-type="float" office:value="7554"/>
        </table:table-row>
        <table:table-row table:style-name="ro1">
          <table:table-cell table:style-name="ce1" office:value-type="float" office:value="3200607"/>
          <table:table-cell table:style-name="ce1" office:value-type="string">
            <text:p>Aracruz (ES)</text:p>
          </table:table-cell>
          <table:table-cell table:style-name="ce1" office:value-type="float" office:value="103101"/>
        </table:table-row>
        <table:table-row table:style-name="ro1">
          <table:table-cell table:style-name="ce1" office:value-type="float" office:value="3200706"/>
          <table:table-cell table:style-name="ce1" office:value-type="string">
            <text:p>Atílio Vivácqua (ES)</text:p>
          </table:table-cell>
          <table:table-cell table:style-name="ce1" office:value-type="float" office:value="12105"/>
        </table:table-row>
        <table:table-row table:style-name="ro1">
          <table:table-cell table:style-name="ce1" office:value-type="float" office:value="3200805"/>
          <table:table-cell table:style-name="ce1" office:value-type="string">
            <text:p>Baixo Guandu (ES)</text:p>
          </table:table-cell>
          <table:table-cell table:style-name="ce1" office:value-type="float" office:value="31132"/>
        </table:table-row>
        <table:table-row table:style-name="ro1">
          <table:table-cell table:style-name="ce1" office:value-type="float" office:value="3200904"/>
          <table:table-cell table:style-name="ce1" office:value-type="string">
            <text:p>Barra de São Francisco (ES)</text:p>
          </table:table-cell>
          <table:table-cell table:style-name="ce1" office:value-type="float" office:value="44979"/>
        </table:table-row>
        <table:table-row table:style-name="ro1">
          <table:table-cell table:style-name="ce1" office:value-type="float" office:value="3201001"/>
          <table:table-cell table:style-name="ce1" office:value-type="string">
            <text:p>Boa Esperança (ES)</text:p>
          </table:table-cell>
          <table:table-cell table:style-name="ce1" office:value-type="float" office:value="15092"/>
        </table:table-row>
        <table:table-row table:style-name="ro1">
          <table:table-cell table:style-name="ce1" office:value-type="float" office:value="3201100"/>
          <table:table-cell table:style-name="ce1" office:value-type="string">
            <text:p>Bom Jesus do Norte (ES)</text:p>
          </table:table-cell>
          <table:table-cell table:style-name="ce1" office:value-type="float" office:value="9962"/>
        </table:table-row>
        <table:table-row table:style-name="ro1">
          <table:table-cell table:style-name="ce1" office:value-type="float" office:value="3201159"/>
          <table:table-cell table:style-name="ce1" office:value-type="string">
            <text:p>Brejetuba (ES)</text:p>
          </table:table-cell>
          <table:table-cell table:style-name="ce1" office:value-type="float" office:value="12427"/>
        </table:table-row>
        <table:table-row table:style-name="ro1">
          <table:table-cell table:style-name="ce1" office:value-type="float" office:value="3201209"/>
          <table:table-cell table:style-name="ce1" office:value-type="string">
            <text:p>Cachoeiro de Itapemirim (ES)</text:p>
          </table:table-cell>
          <table:table-cell table:style-name="ce1" office:value-type="float" office:value="210589"/>
        </table:table-row>
        <table:table-row table:style-name="ro1">
          <table:table-cell table:style-name="ce1" office:value-type="float" office:value="3201308"/>
          <table:table-cell table:style-name="ce1" office:value-type="string">
            <text:p>Cariacica (ES)</text:p>
          </table:table-cell>
          <table:table-cell table:style-name="ce1" office:value-type="float" office:value="383917"/>
        </table:table-row>
        <table:table-row table:style-name="ro1">
          <table:table-cell table:style-name="ce1" office:value-type="float" office:value="3201407"/>
          <table:table-cell table:style-name="ce1" office:value-type="string">
            <text:p>Castelo (ES)</text:p>
          </table:table-cell>
          <table:table-cell table:style-name="ce1" office:value-type="float" office:value="37747"/>
        </table:table-row>
        <table:table-row table:style-name="ro1">
          <table:table-cell table:style-name="ce1" office:value-type="float" office:value="3201506"/>
          <table:table-cell table:style-name="ce1" office:value-type="string">
            <text:p>Colatina (ES)</text:p>
          </table:table-cell>
          <table:table-cell table:style-name="ce1" office:value-type="float" office:value="123400"/>
        </table:table-row>
        <table:table-row table:style-name="ro1">
          <table:table-cell table:style-name="ce1" office:value-type="float" office:value="3201605"/>
          <table:table-cell table:style-name="ce1" office:value-type="string">
            <text:p>Conceição da Barra (ES)</text:p>
          </table:table-cell>
          <table:table-cell table:style-name="ce1" office:value-type="float" office:value="31273"/>
        </table:table-row>
        <table:table-row table:style-name="ro1">
          <table:table-cell table:style-name="ce1" office:value-type="float" office:value="3201704"/>
          <table:table-cell table:style-name="ce1" office:value-type="string">
            <text:p>Conceição do Castelo (ES)</text:p>
          </table:table-cell>
          <table:table-cell table:style-name="ce1" office:value-type="float" office:value="12806"/>
        </table:table-row>
        <table:table-row table:style-name="ro1">
          <table:table-cell table:style-name="ce1" office:value-type="float" office:value="3201803"/>
          <table:table-cell table:style-name="ce1" office:value-type="string">
            <text:p>Divino de São Lourenço (ES)</text:p>
          </table:table-cell>
          <table:table-cell table:style-name="ce1" office:value-type="float" office:value="4270"/>
        </table:table-row>
        <table:table-row table:style-name="ro1">
          <table:table-cell table:style-name="ce1" office:value-type="float" office:value="3201902"/>
          <table:table-cell table:style-name="ce1" office:value-type="string">
            <text:p>Domingos Martins (ES)</text:p>
          </table:table-cell>
          <table:table-cell table:style-name="ce1" office:value-type="float" office:value="33986"/>
        </table:table-row>
        <table:table-row table:style-name="ro1">
          <table:table-cell table:style-name="ce1" office:value-type="float" office:value="3202009"/>
          <table:table-cell table:style-name="ce1" office:value-type="string">
            <text:p>Dores do Rio Preto (ES)</text:p>
          </table:table-cell>
          <table:table-cell table:style-name="ce1" office:value-type="float" office:value="6771"/>
        </table:table-row>
        <table:table-row table:style-name="ro1">
          <table:table-cell table:style-name="ce1" office:value-type="float" office:value="3202108"/>
          <table:table-cell table:style-name="ce1" office:value-type="string">
            <text:p>Ecoporanga (ES)</text:p>
          </table:table-cell>
          <table:table-cell table:style-name="ce1" office:value-type="float" office:value="22835"/>
        </table:table-row>
        <table:table-row table:style-name="ro1">
          <table:table-cell table:style-name="ce1" office:value-type="float" office:value="3202207"/>
          <table:table-cell table:style-name="ce1" office:value-type="string">
            <text:p>Fundão (ES)</text:p>
          </table:table-cell>
          <table:table-cell table:style-name="ce1" office:value-type="float" office:value="21948"/>
        </table:table-row>
        <table:table-row table:style-name="ro1">
          <table:table-cell table:style-name="ce1" office:value-type="float" office:value="3202256"/>
          <table:table-cell table:style-name="ce1" office:value-type="string">
            <text:p>Governador Lindenberg (ES)</text:p>
          </table:table-cell>
          <table:table-cell table:style-name="ce1" office:value-type="float" office:value="12880"/>
        </table:table-row>
        <table:table-row table:style-name="ro1">
          <table:table-cell table:style-name="ce1" office:value-type="float" office:value="3202306"/>
          <table:table-cell table:style-name="ce1" office:value-type="string">
            <text:p>Guaçuí (ES)</text:p>
          </table:table-cell>
          <table:table-cell table:style-name="ce1" office:value-type="float" office:value="31122"/>
        </table:table-row>
        <table:table-row table:style-name="ro1">
          <table:table-cell table:style-name="ce1" office:value-type="float" office:value="3202405"/>
          <table:table-cell table:style-name="ce1" office:value-type="string">
            <text:p>Guarapari (ES)</text:p>
          </table:table-cell>
          <table:table-cell table:style-name="ce1" office:value-type="float" office:value="126701"/>
        </table:table-row>
        <table:table-row table:style-name="ro1">
          <table:table-cell table:style-name="ce1" office:value-type="float" office:value="3202454"/>
          <table:table-cell table:style-name="ce1" office:value-type="string">
            <text:p>Ibatiba (ES)</text:p>
          </table:table-cell>
          <table:table-cell table:style-name="ce1" office:value-type="float" office:value="26426"/>
        </table:table-row>
        <table:table-row table:style-name="ro1">
          <table:table-cell table:style-name="ce1" office:value-type="float" office:value="3202504"/>
          <table:table-cell table:style-name="ce1" office:value-type="string">
            <text:p>Ibiraçu (ES)</text:p>
          </table:table-cell>
          <table:table-cell table:style-name="ce1" office:value-type="float" office:value="12591"/>
        </table:table-row>
        <table:table-row table:style-name="ro1">
          <table:table-cell table:style-name="ce1" office:value-type="float" office:value="3202553"/>
          <table:table-cell table:style-name="ce1" office:value-type="string">
            <text:p>Ibitirama (ES)</text:p>
          </table:table-cell>
          <table:table-cell table:style-name="ce1" office:value-type="float" office:value="8859"/>
        </table:table-row>
        <table:table-row table:style-name="ro1">
          <table:table-cell table:style-name="ce1" office:value-type="float" office:value="3202603"/>
          <table:table-cell table:style-name="ce1" office:value-type="string">
            <text:p>Iconha (ES)</text:p>
          </table:table-cell>
          <table:table-cell table:style-name="ce1" office:value-type="float" office:value="13973"/>
        </table:table-row>
        <table:table-row table:style-name="ro1">
          <table:table-cell table:style-name="ce1" office:value-type="float" office:value="3202652"/>
          <table:table-cell table:style-name="ce1" office:value-type="string">
            <text:p>Irupi (ES)</text:p>
          </table:table-cell>
          <table:table-cell table:style-name="ce1" office:value-type="float" office:value="13526"/>
        </table:table-row>
        <table:table-row table:style-name="ro1">
          <table:table-cell table:style-name="ce1" office:value-type="float" office:value="3202702"/>
          <table:table-cell table:style-name="ce1" office:value-type="string">
            <text:p>Itaguaçu (ES)</text:p>
          </table:table-cell>
          <table:table-cell table:style-name="ce1" office:value-type="float" office:value="14023"/>
        </table:table-row>
        <table:table-row table:style-name="ro1">
          <table:table-cell table:style-name="ce1" office:value-type="float" office:value="3202801"/>
          <table:table-cell table:style-name="ce1" office:value-type="string">
            <text:p>Itapemirim (ES)</text:p>
          </table:table-cell>
          <table:table-cell table:style-name="ce1" office:value-type="float" office:value="34656"/>
        </table:table-row>
        <table:table-row table:style-name="ro1">
          <table:table-cell table:style-name="ce1" office:value-type="float" office:value="3202900"/>
          <table:table-cell table:style-name="ce1" office:value-type="string">
            <text:p>Itarana (ES)</text:p>
          </table:table-cell>
          <table:table-cell table:style-name="ce1" office:value-type="float" office:value="10494"/>
        </table:table-row>
        <table:table-row table:style-name="ro1">
          <table:table-cell table:style-name="ce1" office:value-type="float" office:value="3203007"/>
          <table:table-cell table:style-name="ce1" office:value-type="string">
            <text:p>Iúna (ES)</text:p>
          </table:table-cell>
          <table:table-cell table:style-name="ce1" office:value-type="float" office:value="29290"/>
        </table:table-row>
        <table:table-row table:style-name="ro1">
          <table:table-cell table:style-name="ce1" office:value-type="float" office:value="3203056"/>
          <table:table-cell table:style-name="ce1" office:value-type="string">
            <text:p>Jaguaré (ES)</text:p>
          </table:table-cell>
          <table:table-cell table:style-name="ce1" office:value-type="float" office:value="31039"/>
        </table:table-row>
        <table:table-row table:style-name="ro1">
          <table:table-cell table:style-name="ce1" office:value-type="float" office:value="3203106"/>
          <table:table-cell table:style-name="ce1" office:value-type="string">
            <text:p>Jerônimo Monteiro (ES)</text:p>
          </table:table-cell>
          <table:table-cell table:style-name="ce1" office:value-type="float" office:value="12265"/>
        </table:table-row>
        <table:table-row table:style-name="ro1">
          <table:table-cell table:style-name="ce1" office:value-type="float" office:value="3203130"/>
          <table:table-cell table:style-name="ce1" office:value-type="string">
            <text:p>João Neiva (ES)</text:p>
          </table:table-cell>
          <table:table-cell table:style-name="ce1" office:value-type="float" office:value="16722"/>
        </table:table-row>
        <table:table-row table:style-name="ro1">
          <table:table-cell table:style-name="ce1" office:value-type="float" office:value="3203163"/>
          <table:table-cell table:style-name="ce1" office:value-type="string">
            <text:p>Laranja da Terra (ES)</text:p>
          </table:table-cell>
          <table:table-cell table:style-name="ce1" office:value-type="float" office:value="10933"/>
        </table:table-row>
        <table:table-row table:style-name="ro1">
          <table:table-cell table:style-name="ce1" office:value-type="float" office:value="3203205"/>
          <table:table-cell table:style-name="ce1" office:value-type="string">
            <text:p>Linhares (ES)</text:p>
          </table:table-cell>
          <table:table-cell table:style-name="ce1" office:value-type="float" office:value="176688"/>
        </table:table-row>
        <table:table-row table:style-name="ro1">
          <table:table-cell table:style-name="ce1" office:value-type="float" office:value="3203304"/>
          <table:table-cell table:style-name="ce1" office:value-type="string">
            <text:p>Mantenópolis (ES)</text:p>
          </table:table-cell>
          <table:table-cell table:style-name="ce1" office:value-type="float" office:value="15503"/>
        </table:table-row>
        <table:table-row table:style-name="ro1">
          <table:table-cell table:style-name="ce1" office:value-type="float" office:value="3203320"/>
          <table:table-cell table:style-name="ce1" office:value-type="string">
            <text:p>Marataízes (ES)</text:p>
          </table:table-cell>
          <table:table-cell table:style-name="ce1" office:value-type="float" office:value="38883"/>
        </table:table-row>
        <table:table-row table:style-name="ro1">
          <table:table-cell table:style-name="ce1" office:value-type="float" office:value="3203346"/>
          <table:table-cell table:style-name="ce1" office:value-type="string">
            <text:p>Marechal Floriano (ES)</text:p>
          </table:table-cell>
          <table:table-cell table:style-name="ce1" office:value-type="float" office:value="16920"/>
        </table:table-row>
        <table:table-row table:style-name="ro1">
          <table:table-cell table:style-name="ce1" office:value-type="float" office:value="3203353"/>
          <table:table-cell table:style-name="ce1" office:value-type="string">
            <text:p>Marilândia (ES)</text:p>
          </table:table-cell>
          <table:table-cell table:style-name="ce1" office:value-type="float" office:value="12963"/>
        </table:table-row>
        <table:table-row table:style-name="ro1">
          <table:table-cell table:style-name="ce1" office:value-type="float" office:value="3203403"/>
          <table:table-cell table:style-name="ce1" office:value-type="string">
            <text:p>Mimoso do Sul (ES)</text:p>
          </table:table-cell>
          <table:table-cell table:style-name="ce1" office:value-type="float" office:value="26115"/>
        </table:table-row>
        <table:table-row table:style-name="ro1">
          <table:table-cell table:style-name="ce1" office:value-type="float" office:value="3203502"/>
          <table:table-cell table:style-name="ce1" office:value-type="string">
            <text:p>Montanha (ES)</text:p>
          </table:table-cell>
          <table:table-cell table:style-name="ce1" office:value-type="float" office:value="18894"/>
        </table:table-row>
        <table:table-row table:style-name="ro1">
          <table:table-cell table:style-name="ce1" office:value-type="float" office:value="3203601"/>
          <table:table-cell table:style-name="ce1" office:value-type="string">
            <text:p>Mucurici (ES)</text:p>
          </table:table-cell>
          <table:table-cell table:style-name="ce1" office:value-type="float" office:value="5496"/>
        </table:table-row>
        <table:table-row table:style-name="ro1">
          <table:table-cell table:style-name="ce1" office:value-type="float" office:value="3203700"/>
          <table:table-cell table:style-name="ce1" office:value-type="string">
            <text:p>Muniz Freire (ES)</text:p>
          </table:table-cell>
          <table:table-cell table:style-name="ce1" office:value-type="float" office:value="17319"/>
        </table:table-row>
        <table:table-row table:style-name="ro1">
          <table:table-cell table:style-name="ce1" office:value-type="float" office:value="3203809"/>
          <table:table-cell table:style-name="ce1" office:value-type="string">
            <text:p>Muqui (ES)</text:p>
          </table:table-cell>
          <table:table-cell table:style-name="ce1" office:value-type="float" office:value="15526"/>
        </table:table-row>
        <table:table-row table:style-name="ro1">
          <table:table-cell table:style-name="ce1" office:value-type="float" office:value="3203908"/>
          <table:table-cell table:style-name="ce1" office:value-type="string">
            <text:p>Nova Venécia (ES)</text:p>
          </table:table-cell>
          <table:table-cell table:style-name="ce1" office:value-type="float" office:value="50434"/>
        </table:table-row>
        <table:table-row table:style-name="ro1">
          <table:table-cell table:style-name="ce1" office:value-type="float" office:value="3204005"/>
          <table:table-cell table:style-name="ce1" office:value-type="string">
            <text:p>Pancas (ES)</text:p>
          </table:table-cell>
          <table:table-cell table:style-name="ce1" office:value-type="float" office:value="23306"/>
        </table:table-row>
        <table:table-row table:style-name="ro1">
          <table:table-cell table:style-name="ce1" office:value-type="float" office:value="3204054"/>
          <table:table-cell table:style-name="ce1" office:value-type="string">
            <text:p>Pedro Canário (ES)</text:p>
          </table:table-cell>
          <table:table-cell table:style-name="ce1" office:value-type="float" office:value="26381"/>
        </table:table-row>
        <table:table-row table:style-name="ro1">
          <table:table-cell table:style-name="ce1" office:value-type="float" office:value="3204104"/>
          <table:table-cell table:style-name="ce1" office:value-type="string">
            <text:p>Pinheiros (ES)</text:p>
          </table:table-cell>
          <table:table-cell table:style-name="ce1" office:value-type="float" office:value="27327"/>
        </table:table-row>
        <table:table-row table:style-name="ro1">
          <table:table-cell table:style-name="ce1" office:value-type="float" office:value="3204203"/>
          <table:table-cell table:style-name="ce1" office:value-type="string">
            <text:p>Piúma (ES)</text:p>
          </table:table-cell>
          <table:table-cell table:style-name="ce1" office:value-type="float" office:value="22053"/>
        </table:table-row>
        <table:table-row table:style-name="ro1">
          <table:table-cell table:style-name="ce1" office:value-type="float" office:value="3204252"/>
          <table:table-cell table:style-name="ce1" office:value-type="string">
            <text:p>Ponto Belo (ES)</text:p>
          </table:table-cell>
          <table:table-cell table:style-name="ce1" office:value-type="float" office:value="7940"/>
        </table:table-row>
        <table:table-row table:style-name="ro1">
          <table:table-cell table:style-name="ce1" office:value-type="float" office:value="3204302"/>
          <table:table-cell table:style-name="ce1" office:value-type="string">
            <text:p>Presidente Kennedy (ES)</text:p>
          </table:table-cell>
          <table:table-cell table:style-name="ce1" office:value-type="float" office:value="11658"/>
        </table:table-row>
        <table:table-row table:style-name="ro1">
          <table:table-cell table:style-name="ce1" office:value-type="float" office:value="3204351"/>
          <table:table-cell table:style-name="ce1" office:value-type="string">
            <text:p>Rio Bananal (ES)</text:p>
          </table:table-cell>
          <table:table-cell table:style-name="ce1" office:value-type="float" office:value="19271"/>
        </table:table-row>
        <table:table-row table:style-name="ro1">
          <table:table-cell table:style-name="ce1" office:value-type="float" office:value="3204401"/>
          <table:table-cell table:style-name="ce1" office:value-type="string">
            <text:p>Rio Novo do Sul (ES)</text:p>
          </table:table-cell>
          <table:table-cell table:style-name="ce1" office:value-type="float" office:value="11626"/>
        </table:table-row>
        <table:table-row table:style-name="ro1">
          <table:table-cell table:style-name="ce1" office:value-type="float" office:value="3204500"/>
          <table:table-cell table:style-name="ce1" office:value-type="string">
            <text:p>Santa Leopoldina (ES)</text:p>
          </table:table-cell>
          <table:table-cell table:style-name="ce1" office:value-type="float" office:value="12197"/>
        </table:table-row>
        <table:table-row table:style-name="ro1">
          <table:table-cell table:style-name="ce1" office:value-type="float" office:value="3204559"/>
          <table:table-cell table:style-name="ce1" office:value-type="string">
            <text:p>Santa Maria de Jetibá (ES)</text:p>
          </table:table-cell>
          <table:table-cell table:style-name="ce1" office:value-type="float" office:value="41015"/>
        </table:table-row>
        <table:table-row table:style-name="ro1">
          <table:table-cell table:style-name="ce1" office:value-type="float" office:value="3204609"/>
          <table:table-cell table:style-name="ce1" office:value-type="string">
            <text:p>Santa Teresa (ES)</text:p>
          </table:table-cell>
          <table:table-cell table:style-name="ce1" office:value-type="float" office:value="23724"/>
        </table:table-row>
        <table:table-row table:style-name="ro1">
          <table:table-cell table:style-name="ce1" office:value-type="float" office:value="3204658"/>
          <table:table-cell table:style-name="ce1" office:value-type="string">
            <text:p>São Domingos do Norte (ES)</text:p>
          </table:table-cell>
          <table:table-cell table:style-name="ce1" office:value-type="float" office:value="8687"/>
        </table:table-row>
        <table:table-row table:style-name="ro1">
          <table:table-cell table:style-name="ce1" office:value-type="float" office:value="3204708"/>
          <table:table-cell table:style-name="ce1" office:value-type="string">
            <text:p>São Gabriel da Palha (ES)</text:p>
          </table:table-cell>
          <table:table-cell table:style-name="ce1" office:value-type="float" office:value="38522"/>
        </table:table-row>
        <table:table-row table:style-name="ro1">
          <table:table-cell table:style-name="ce1" office:value-type="float" office:value="3204807"/>
          <table:table-cell table:style-name="ce1" office:value-type="string">
            <text:p>São José do Calçado (ES)</text:p>
          </table:table-cell>
          <table:table-cell table:style-name="ce1" office:value-type="float" office:value="10546"/>
        </table:table-row>
        <table:table-row table:style-name="ro1">
          <table:table-cell table:style-name="ce1" office:value-type="float" office:value="3204906"/>
          <table:table-cell table:style-name="ce1" office:value-type="string">
            <text:p>São Mateus (ES)</text:p>
          </table:table-cell>
          <table:table-cell table:style-name="ce1" office:value-type="float" office:value="132642"/>
        </table:table-row>
        <table:table-row table:style-name="ro1">
          <table:table-cell table:style-name="ce1" office:value-type="float" office:value="3204955"/>
          <table:table-cell table:style-name="ce1" office:value-type="string">
            <text:p>São Roque do Canaã (ES)</text:p>
          </table:table-cell>
          <table:table-cell table:style-name="ce1" office:value-type="float" office:value="12510"/>
        </table:table-row>
        <table:table-row table:style-name="ro1">
          <table:table-cell table:style-name="ce1" office:value-type="float" office:value="3205002"/>
          <table:table-cell table:style-name="ce1" office:value-type="string">
            <text:p>Serra (ES)</text:p>
          </table:table-cell>
          <table:table-cell table:style-name="ce1" office:value-type="float" office:value="527240"/>
        </table:table-row>
        <table:table-row table:style-name="ro1">
          <table:table-cell table:style-name="ce1" office:value-type="float" office:value="3205010"/>
          <table:table-cell table:style-name="ce1" office:value-type="string">
            <text:p>Sooretama (ES)</text:p>
          </table:table-cell>
          <table:table-cell table:style-name="ce1" office:value-type="float" office:value="30680"/>
        </table:table-row>
        <table:table-row table:style-name="ro1">
          <table:table-cell table:style-name="ce1" office:value-type="float" office:value="3205036"/>
          <table:table-cell table:style-name="ce1" office:value-type="string">
            <text:p>Vargem Alta (ES)</text:p>
          </table:table-cell>
          <table:table-cell table:style-name="ce1" office:value-type="float" office:value="21591"/>
        </table:table-row>
        <table:table-row table:style-name="ro1">
          <table:table-cell table:style-name="ce1" office:value-type="float" office:value="3205069"/>
          <table:table-cell table:style-name="ce1" office:value-type="string">
            <text:p>Venda Nova do Imigrante (ES)</text:p>
          </table:table-cell>
          <table:table-cell table:style-name="ce1" office:value-type="float" office:value="25745"/>
        </table:table-row>
        <table:table-row table:style-name="ro1">
          <table:table-cell table:style-name="ce1" office:value-type="float" office:value="3205101"/>
          <table:table-cell table:style-name="ce1" office:value-type="string">
            <text:p>Viana (ES)</text:p>
          </table:table-cell>
          <table:table-cell table:style-name="ce1" office:value-type="float" office:value="79500"/>
        </table:table-row>
        <table:table-row table:style-name="ro1">
          <table:table-cell table:style-name="ce1" office:value-type="float" office:value="3205150"/>
          <table:table-cell table:style-name="ce1" office:value-type="string">
            <text:p>Vila Pavão (ES)</text:p>
          </table:table-cell>
          <table:table-cell table:style-name="ce1" office:value-type="float" office:value="9244"/>
        </table:table-row>
        <table:table-row table:style-name="ro1">
          <table:table-cell table:style-name="ce1" office:value-type="float" office:value="3205176"/>
          <table:table-cell table:style-name="ce1" office:value-type="string">
            <text:p>Vila Valério (ES)</text:p>
          </table:table-cell>
          <table:table-cell table:style-name="ce1" office:value-type="float" office:value="14073"/>
        </table:table-row>
        <table:table-row table:style-name="ro1">
          <table:table-cell table:style-name="ce1" office:value-type="float" office:value="3205200"/>
          <table:table-cell table:style-name="ce1" office:value-type="string">
            <text:p>Vila Velha (ES)</text:p>
          </table:table-cell>
          <table:table-cell table:style-name="ce1" office:value-type="float" office:value="501325"/>
        </table:table-row>
        <table:table-row table:style-name="ro1">
          <table:table-cell table:style-name="ce1" office:value-type="float" office:value="3205309"/>
          <table:table-cell table:style-name="ce1" office:value-type="string">
            <text:p>Vitória (ES)</text:p>
          </table:table-cell>
          <table:table-cell table:style-name="ce1" office:value-type="float" office:value="365855"/>
        </table:table-row>
        <table:table-row table:style-name="ro1">
          <table:table-cell table:style-name="ce1" office:value-type="float" office:value="3300100"/>
          <table:table-cell table:style-name="ce1" office:value-type="string">
            <text:p>Angra dos Reis (RJ)</text:p>
          </table:table-cell>
          <table:table-cell table:style-name="ce1" office:value-type="float" office:value="207044"/>
        </table:table-row>
        <table:table-row table:style-name="ro1">
          <table:table-cell table:style-name="ce1" office:value-type="float" office:value="3300159"/>
          <table:table-cell table:style-name="ce1" office:value-type="string">
            <text:p>Aperibé (RJ)</text:p>
          </table:table-cell>
          <table:table-cell table:style-name="ce1" office:value-type="float" office:value="11901"/>
        </table:table-row>
        <table:table-row table:style-name="ro1">
          <table:table-cell table:style-name="ce1" office:value-type="float" office:value="3300209"/>
          <table:table-cell table:style-name="ce1" office:value-type="string">
            <text:p>Araruama (RJ)</text:p>
          </table:table-cell>
          <table:table-cell table:style-name="ce1" office:value-type="float" office:value="134293"/>
        </table:table-row>
        <table:table-row table:style-name="ro1">
          <table:table-cell table:style-name="ce1" office:value-type="float" office:value="3300225"/>
          <table:table-cell table:style-name="ce1" office:value-type="string">
            <text:p>Areal (RJ)</text:p>
          </table:table-cell>
          <table:table-cell table:style-name="ce1" office:value-type="float" office:value="12669"/>
        </table:table-row>
        <table:table-row table:style-name="ro1">
          <table:table-cell table:style-name="ce1" office:value-type="float" office:value="3300233"/>
          <table:table-cell table:style-name="ce1" office:value-type="string">
            <text:p>Armação dos Búzios (RJ)</text:p>
          </table:table-cell>
          <table:table-cell table:style-name="ce1" office:value-type="float" office:value="34477"/>
        </table:table-row>
        <table:table-row table:style-name="ro1">
          <table:table-cell table:style-name="ce1" office:value-type="float" office:value="3300258"/>
          <table:table-cell table:style-name="ce1" office:value-type="string">
            <text:p>Arraial do Cabo (RJ)</text:p>
          </table:table-cell>
          <table:table-cell table:style-name="ce1" office:value-type="float" office:value="30593"/>
        </table:table-row>
        <table:table-row table:style-name="ro1">
          <table:table-cell table:style-name="ce1" office:value-type="float" office:value="3300308"/>
          <table:table-cell table:style-name="ce1" office:value-type="string">
            <text:p>Barra do Piraí (RJ)</text:p>
          </table:table-cell>
          <table:table-cell table:style-name="ce1" office:value-type="float" office:value="100764"/>
        </table:table-row>
        <table:table-row table:style-name="ro1">
          <table:table-cell table:style-name="ce1" office:value-type="float" office:value="3300407"/>
          <table:table-cell table:style-name="ce1" office:value-type="string">
            <text:p>Barra Mansa (RJ)</text:p>
          </table:table-cell>
          <table:table-cell table:style-name="ce1" office:value-type="float" office:value="184833"/>
        </table:table-row>
        <table:table-row table:style-name="ro1">
          <table:table-cell table:style-name="ce1" office:value-type="float" office:value="3300456"/>
          <table:table-cell table:style-name="ce1" office:value-type="string">
            <text:p>Belford Roxo (RJ)</text:p>
          </table:table-cell>
          <table:table-cell table:style-name="ce1" office:value-type="float" office:value="513118"/>
        </table:table-row>
        <table:table-row table:style-name="ro1">
          <table:table-cell table:style-name="ce1" office:value-type="float" office:value="3300506"/>
          <table:table-cell table:style-name="ce1" office:value-type="string">
            <text:p>Bom Jardim (RJ)</text:p>
          </table:table-cell>
          <table:table-cell table:style-name="ce1" office:value-type="float" office:value="27616"/>
        </table:table-row>
        <table:table-row table:style-name="ro1">
          <table:table-cell table:style-name="ce1" office:value-type="float" office:value="3300605"/>
          <table:table-cell table:style-name="ce1" office:value-type="string">
            <text:p>Bom Jesus do Itabapoana (RJ)</text:p>
          </table:table-cell>
          <table:table-cell table:style-name="ce1" office:value-type="float" office:value="37203"/>
        </table:table-row>
        <table:table-row table:style-name="ro1">
          <table:table-cell table:style-name="ce1" office:value-type="float" office:value="3300704"/>
          <table:table-cell table:style-name="ce1" office:value-type="string">
            <text:p>Cabo Frio (RJ)</text:p>
          </table:table-cell>
          <table:table-cell table:style-name="ce1" office:value-type="float" office:value="230378"/>
        </table:table-row>
        <table:table-row table:style-name="ro1">
          <table:table-cell table:style-name="ce1" office:value-type="float" office:value="3300803"/>
          <table:table-cell table:style-name="ce1" office:value-type="string">
            <text:p>Cachoeiras de Macacu (RJ)</text:p>
          </table:table-cell>
          <table:table-cell table:style-name="ce1" office:value-type="float" office:value="59303"/>
        </table:table-row>
        <table:table-row table:style-name="ro1">
          <table:table-cell table:style-name="ce1" office:value-type="float" office:value="3300902"/>
          <table:table-cell table:style-name="ce1" office:value-type="string">
            <text:p>Cambuci (RJ)</text:p>
          </table:table-cell>
          <table:table-cell table:style-name="ce1" office:value-type="float" office:value="15514"/>
        </table:table-row>
        <table:table-row table:style-name="ro1">
          <table:table-cell table:style-name="ce1" office:value-type="float" office:value="3300936"/>
          <table:table-cell table:style-name="ce1" office:value-type="string">
            <text:p>Carapebus (RJ)</text:p>
          </table:table-cell>
          <table:table-cell table:style-name="ce1" office:value-type="float" office:value="16586"/>
        </table:table-row>
        <table:table-row table:style-name="ro1">
          <table:table-cell table:style-name="ce1" office:value-type="float" office:value="3300951"/>
          <table:table-cell table:style-name="ce1" office:value-type="string">
            <text:p>Comendador Levy Gasparian (RJ)</text:p>
          </table:table-cell>
          <table:table-cell table:style-name="ce1" office:value-type="float" office:value="8576"/>
        </table:table-row>
        <table:table-row table:style-name="ro1">
          <table:table-cell table:style-name="ce1" office:value-type="float" office:value="3301009"/>
          <table:table-cell table:style-name="ce1" office:value-type="string">
            <text:p>Campos dos Goytacazes (RJ)</text:p>
          </table:table-cell>
          <table:table-cell table:style-name="ce1" office:value-type="float" office:value="511168"/>
        </table:table-row>
        <table:table-row table:style-name="ro1">
          <table:table-cell table:style-name="ce1" office:value-type="float" office:value="3301108"/>
          <table:table-cell table:style-name="ce1" office:value-type="string">
            <text:p>Cantagalo (RJ)</text:p>
          </table:table-cell>
          <table:table-cell table:style-name="ce1" office:value-type="float" office:value="20168"/>
        </table:table-row>
        <table:table-row table:style-name="ro1">
          <table:table-cell table:style-name="ce1" office:value-type="float" office:value="3301157"/>
          <table:table-cell table:style-name="ce1" office:value-type="string">
            <text:p>Cardoso Moreira (RJ)</text:p>
          </table:table-cell>
          <table:table-cell table:style-name="ce1" office:value-type="float" office:value="12821"/>
        </table:table-row>
        <table:table-row table:style-name="ro1">
          <table:table-cell table:style-name="ce1" office:value-type="float" office:value="3301207"/>
          <table:table-cell table:style-name="ce1" office:value-type="string">
            <text:p>Carmo (RJ)</text:p>
          </table:table-cell>
          <table:table-cell table:style-name="ce1" office:value-type="float" office:value="19030"/>
        </table:table-row>
        <table:table-row table:style-name="ro1">
          <table:table-cell table:style-name="ce1" office:value-type="float" office:value="3301306"/>
          <table:table-cell table:style-name="ce1" office:value-type="string">
            <text:p>Casimiro de Abreu (RJ)</text:p>
          </table:table-cell>
          <table:table-cell table:style-name="ce1" office:value-type="float" office:value="45041"/>
        </table:table-row>
        <table:table-row table:style-name="ro1">
          <table:table-cell table:style-name="ce1" office:value-type="float" office:value="3301405"/>
          <table:table-cell table:style-name="ce1" office:value-type="string">
            <text:p>Conceição de Macabu (RJ)</text:p>
          </table:table-cell>
          <table:table-cell table:style-name="ce1" office:value-type="float" office:value="23398"/>
        </table:table-row>
        <table:table-row table:style-name="ro1">
          <table:table-cell table:style-name="ce1" office:value-type="float" office:value="3301504"/>
          <table:table-cell table:style-name="ce1" office:value-type="string">
            <text:p>Cordeiro (RJ)</text:p>
          </table:table-cell>
          <table:table-cell table:style-name="ce1" office:value-type="float" office:value="22041"/>
        </table:table-row>
        <table:table-row table:style-name="ro1">
          <table:table-cell table:style-name="ce1" office:value-type="float" office:value="3301603"/>
          <table:table-cell table:style-name="ce1" office:value-type="string">
            <text:p>Duas Barras (RJ)</text:p>
          </table:table-cell>
          <table:table-cell table:style-name="ce1" office:value-type="float" office:value="11528"/>
        </table:table-row>
        <table:table-row table:style-name="ro1">
          <table:table-cell table:style-name="ce1" office:value-type="float" office:value="3301702"/>
          <table:table-cell table:style-name="ce1" office:value-type="string">
            <text:p>Duque de Caxias (RJ)</text:p>
          </table:table-cell>
          <table:table-cell table:style-name="ce1" office:value-type="float" office:value="924624"/>
        </table:table-row>
        <table:table-row table:style-name="ro1">
          <table:table-cell table:style-name="ce1" office:value-type="float" office:value="3301801"/>
          <table:table-cell table:style-name="ce1" office:value-type="string">
            <text:p>Engenheiro Paulo de Frontin (RJ)</text:p>
          </table:table-cell>
          <table:table-cell table:style-name="ce1" office:value-type="float" office:value="14071"/>
        </table:table-row>
        <table:table-row table:style-name="ro1">
          <table:table-cell table:style-name="ce1" office:value-type="float" office:value="3301850"/>
          <table:table-cell table:style-name="ce1" office:value-type="string">
            <text:p>Guapimirim (RJ)</text:p>
          </table:table-cell>
          <table:table-cell table:style-name="ce1" office:value-type="float" office:value="61388"/>
        </table:table-row>
        <table:table-row table:style-name="ro1">
          <table:table-cell table:style-name="ce1" office:value-type="float" office:value="3301876"/>
          <table:table-cell table:style-name="ce1" office:value-type="string">
            <text:p>Iguaba Grande (RJ)</text:p>
          </table:table-cell>
          <table:table-cell table:style-name="ce1" office:value-type="float" office:value="28837"/>
        </table:table-row>
        <table:table-row table:style-name="ro1">
          <table:table-cell table:style-name="ce1" office:value-type="float" office:value="3301900"/>
          <table:table-cell table:style-name="ce1" office:value-type="string">
            <text:p>Itaboraí (RJ)</text:p>
          </table:table-cell>
          <table:table-cell table:style-name="ce1" office:value-type="float" office:value="242543"/>
        </table:table-row>
        <table:table-row table:style-name="ro1">
          <table:table-cell table:style-name="ce1" office:value-type="float" office:value="3302007"/>
          <table:table-cell table:style-name="ce1" office:value-type="string">
            <text:p>Itaguaí (RJ)</text:p>
          </table:table-cell>
          <table:table-cell table:style-name="ce1" office:value-type="float" office:value="134819"/>
        </table:table-row>
        <table:table-row table:style-name="ro1">
          <table:table-cell table:style-name="ce1" office:value-type="float" office:value="3302056"/>
          <table:table-cell table:style-name="ce1" office:value-type="string">
            <text:p>Italva (RJ)</text:p>
          </table:table-cell>
          <table:table-cell table:style-name="ce1" office:value-type="float" office:value="15299"/>
        </table:table-row>
        <table:table-row table:style-name="ro1">
          <table:table-cell table:style-name="ce1" office:value-type="float" office:value="3302106"/>
          <table:table-cell table:style-name="ce1" office:value-type="string">
            <text:p>Itaocara (RJ)</text:p>
          </table:table-cell>
          <table:table-cell table:style-name="ce1" office:value-type="float" office:value="23222"/>
        </table:table-row>
        <table:table-row table:style-name="ro1">
          <table:table-cell table:style-name="ce1" office:value-type="float" office:value="3302205"/>
          <table:table-cell table:style-name="ce1" office:value-type="string">
            <text:p>Itaperuna (RJ)</text:p>
          </table:table-cell>
          <table:table-cell table:style-name="ce1" office:value-type="float" office:value="103800"/>
        </table:table-row>
        <table:table-row table:style-name="ro1">
          <table:table-cell table:style-name="ce1" office:value-type="float" office:value="3302254"/>
          <table:table-cell table:style-name="ce1" office:value-type="string">
            <text:p>Itatiaia (RJ)</text:p>
          </table:table-cell>
          <table:table-cell table:style-name="ce1" office:value-type="float" office:value="32064"/>
        </table:table-row>
        <table:table-row table:style-name="ro1">
          <table:table-cell table:style-name="ce1" office:value-type="float" office:value="3302270"/>
          <table:table-cell table:style-name="ce1" office:value-type="string">
            <text:p>Japeri (RJ)</text:p>
          </table:table-cell>
          <table:table-cell table:style-name="ce1" office:value-type="float" office:value="105548"/>
        </table:table-row>
        <table:table-row table:style-name="ro1">
          <table:table-cell table:style-name="ce1" office:value-type="float" office:value="3302304"/>
          <table:table-cell table:style-name="ce1" office:value-type="string">
            <text:p>Laje do Muriaé (RJ)</text:p>
          </table:table-cell>
          <table:table-cell table:style-name="ce1" office:value-type="float" office:value="7326"/>
        </table:table-row>
        <table:table-row table:style-name="ro1">
          <table:table-cell table:style-name="ce1" office:value-type="float" office:value="3302403"/>
          <table:table-cell table:style-name="ce1" office:value-type="string">
            <text:p>Macaé (RJ)</text:p>
          </table:table-cell>
          <table:table-cell table:style-name="ce1" office:value-type="float" office:value="261501"/>
        </table:table-row>
        <table:table-row table:style-name="ro1">
          <table:table-cell table:style-name="ce1" office:value-type="float" office:value="3302452"/>
          <table:table-cell table:style-name="ce1" office:value-type="string">
            <text:p>Macuco (RJ)</text:p>
          </table:table-cell>
          <table:table-cell table:style-name="ce1" office:value-type="float" office:value="5623"/>
        </table:table-row>
        <table:table-row table:style-name="ro1">
          <table:table-cell table:style-name="ce1" office:value-type="float" office:value="3302502"/>
          <table:table-cell table:style-name="ce1" office:value-type="string">
            <text:p>Magé (RJ)</text:p>
          </table:table-cell>
          <table:table-cell table:style-name="ce1" office:value-type="float" office:value="246433"/>
        </table:table-row>
        <table:table-row table:style-name="ro1">
          <table:table-cell table:style-name="ce1" office:value-type="float" office:value="3302601"/>
          <table:table-cell table:style-name="ce1" office:value-type="string">
            <text:p>Mangaratiba (RJ)</text:p>
          </table:table-cell>
          <table:table-cell table:style-name="ce1" office:value-type="float" office:value="45220"/>
        </table:table-row>
        <table:table-row table:style-name="ro1">
          <table:table-cell table:style-name="ce1" office:value-type="float" office:value="3302700"/>
          <table:table-cell table:style-name="ce1" office:value-type="string">
            <text:p>Maricá (RJ)</text:p>
          </table:table-cell>
          <table:table-cell table:style-name="ce1" office:value-type="float" office:value="164504"/>
        </table:table-row>
        <table:table-row table:style-name="ro1">
          <table:table-cell table:style-name="ce1" office:value-type="float" office:value="3302809"/>
          <table:table-cell table:style-name="ce1" office:value-type="string">
            <text:p>Mendes (RJ)</text:p>
          </table:table-cell>
          <table:table-cell table:style-name="ce1" office:value-type="float" office:value="18648"/>
        </table:table-row>
        <table:table-row table:style-name="ro1">
          <table:table-cell table:style-name="ce1" office:value-type="float" office:value="3302858"/>
          <table:table-cell table:style-name="ce1" office:value-type="string">
            <text:p>Mesquita (RJ)</text:p>
          </table:table-cell>
          <table:table-cell table:style-name="ce1" office:value-type="float" office:value="176569"/>
        </table:table-row>
        <table:table-row table:style-name="ro1">
          <table:table-cell table:style-name="ce1" office:value-type="float" office:value="3302908"/>
          <table:table-cell table:style-name="ce1" office:value-type="string">
            <text:p>Miguel Pereira (RJ)</text:p>
          </table:table-cell>
          <table:table-cell table:style-name="ce1" office:value-type="float" office:value="25581"/>
        </table:table-row>
        <table:table-row table:style-name="ro1">
          <table:table-cell table:style-name="ce1" office:value-type="float" office:value="3303005"/>
          <table:table-cell table:style-name="ce1" office:value-type="string">
            <text:p>Miracema (RJ)</text:p>
          </table:table-cell>
          <table:table-cell table:style-name="ce1" office:value-type="float" office:value="27154"/>
        </table:table-row>
        <table:table-row table:style-name="ro1">
          <table:table-cell table:style-name="ce1" office:value-type="float" office:value="3303104"/>
          <table:table-cell table:style-name="ce1" office:value-type="string">
            <text:p>Natividade (RJ)</text:p>
          </table:table-cell>
          <table:table-cell table:style-name="ce1" office:value-type="float" office:value="15311"/>
        </table:table-row>
        <table:table-row table:style-name="ro1">
          <table:table-cell table:style-name="ce1" office:value-type="float" office:value="3303203"/>
          <table:table-cell table:style-name="ce1" office:value-type="string">
            <text:p>Nilópolis (RJ)</text:p>
          </table:table-cell>
          <table:table-cell table:style-name="ce1" office:value-type="float" office:value="162693"/>
        </table:table-row>
        <table:table-row table:style-name="ro1">
          <table:table-cell table:style-name="ce1" office:value-type="float" office:value="3303302"/>
          <table:table-cell table:style-name="ce1" office:value-type="string">
            <text:p>Niterói (RJ)</text:p>
          </table:table-cell>
          <table:table-cell table:style-name="ce1" office:value-type="float" office:value="515317"/>
        </table:table-row>
        <table:table-row table:style-name="ro1">
          <table:table-cell table:style-name="ce1" office:value-type="float" office:value="3303401"/>
          <table:table-cell table:style-name="ce1" office:value-type="string">
            <text:p>Nova Friburgo (RJ)</text:p>
          </table:table-cell>
          <table:table-cell table:style-name="ce1" office:value-type="float" office:value="191158"/>
        </table:table-row>
        <table:table-row table:style-name="ro1">
          <table:table-cell table:style-name="ce1" office:value-type="float" office:value="3303500"/>
          <table:table-cell table:style-name="ce1" office:value-type="string">
            <text:p>Nova Iguaçu (RJ)</text:p>
          </table:table-cell>
          <table:table-cell table:style-name="ce1" office:value-type="float" office:value="823302"/>
        </table:table-row>
        <table:table-row table:style-name="ro1">
          <table:table-cell table:style-name="ce1" office:value-type="float" office:value="3303609"/>
          <table:table-cell table:style-name="ce1" office:value-type="string">
            <text:p>Paracambi (RJ)</text:p>
          </table:table-cell>
          <table:table-cell table:style-name="ce1" office:value-type="float" office:value="52683"/>
        </table:table-row>
        <table:table-row table:style-name="ro1">
          <table:table-cell table:style-name="ce1" office:value-type="float" office:value="3303708"/>
          <table:table-cell table:style-name="ce1" office:value-type="string">
            <text:p>Paraíba do Sul (RJ)</text:p>
          </table:table-cell>
          <table:table-cell table:style-name="ce1" office:value-type="float" office:value="44518"/>
        </table:table-row>
        <table:table-row table:style-name="ro1">
          <table:table-cell table:style-name="ce1" office:value-type="float" office:value="3303807"/>
          <table:table-cell table:style-name="ce1" office:value-type="string">
            <text:p>Paraty (RJ)</text:p>
          </table:table-cell>
          <table:table-cell table:style-name="ce1" office:value-type="float" office:value="43680"/>
        </table:table-row>
        <table:table-row table:style-name="ro1">
          <table:table-cell table:style-name="ce1" office:value-type="float" office:value="3303856"/>
          <table:table-cell table:style-name="ce1" office:value-type="string">
            <text:p>Paty do Alferes (RJ)</text:p>
          </table:table-cell>
          <table:table-cell table:style-name="ce1" office:value-type="float" office:value="27858"/>
        </table:table-row>
        <table:table-row table:style-name="ro1">
          <table:table-cell table:style-name="ce1" office:value-type="float" office:value="3303906"/>
          <table:table-cell table:style-name="ce1" office:value-type="string">
            <text:p>Petrópolis (RJ)</text:p>
          </table:table-cell>
          <table:table-cell table:style-name="ce1" office:value-type="float" office:value="306678"/>
        </table:table-row>
        <table:table-row table:style-name="ro1">
          <table:table-cell table:style-name="ce1" office:value-type="float" office:value="3303955"/>
          <table:table-cell table:style-name="ce1" office:value-type="string">
            <text:p>Pinheiral (RJ)</text:p>
          </table:table-cell>
          <table:table-cell table:style-name="ce1" office:value-type="float" office:value="25364"/>
        </table:table-row>
        <table:table-row table:style-name="ro1">
          <table:table-cell table:style-name="ce1" office:value-type="float" office:value="3304003"/>
          <table:table-cell table:style-name="ce1" office:value-type="string">
            <text:p>Piraí (RJ)</text:p>
          </table:table-cell>
          <table:table-cell table:style-name="ce1" office:value-type="float" office:value="29545"/>
        </table:table-row>
        <table:table-row table:style-name="ro1">
          <table:table-cell table:style-name="ce1" office:value-type="float" office:value="3304102"/>
          <table:table-cell table:style-name="ce1" office:value-type="string">
            <text:p>Porciúncula (RJ)</text:p>
          </table:table-cell>
          <table:table-cell table:style-name="ce1" office:value-type="float" office:value="18960"/>
        </table:table-row>
        <table:table-row table:style-name="ro1">
          <table:table-cell table:style-name="ce1" office:value-type="float" office:value="3304110"/>
          <table:table-cell table:style-name="ce1" office:value-type="string">
            <text:p>Porto Real (RJ)</text:p>
          </table:table-cell>
          <table:table-cell table:style-name="ce1" office:value-type="float" office:value="19974"/>
        </table:table-row>
        <table:table-row table:style-name="ro1">
          <table:table-cell table:style-name="ce1" office:value-type="float" office:value="3304128"/>
          <table:table-cell table:style-name="ce1" office:value-type="string">
            <text:p>Quatis (RJ)</text:p>
          </table:table-cell>
          <table:table-cell table:style-name="ce1" office:value-type="float" office:value="14435"/>
        </table:table-row>
        <table:table-row table:style-name="ro1">
          <table:table-cell table:style-name="ce1" office:value-type="float" office:value="3304144"/>
          <table:table-cell table:style-name="ce1" office:value-type="string">
            <text:p>Queimados (RJ)</text:p>
          </table:table-cell>
          <table:table-cell table:style-name="ce1" office:value-type="float" office:value="151335"/>
        </table:table-row>
        <table:table-row table:style-name="ro1">
          <table:table-cell table:style-name="ce1" office:value-type="float" office:value="3304151"/>
          <table:table-cell table:style-name="ce1" office:value-type="string">
            <text:p>Quissamã (RJ)</text:p>
          </table:table-cell>
          <table:table-cell table:style-name="ce1" office:value-type="float" office:value="25126"/>
        </table:table-row>
        <table:table-row table:style-name="ro1">
          <table:table-cell table:style-name="ce1" office:value-type="float" office:value="3304201"/>
          <table:table-cell table:style-name="ce1" office:value-type="string">
            <text:p>Resende (RJ)</text:p>
          </table:table-cell>
          <table:table-cell table:style-name="ce1" office:value-type="float" office:value="132312"/>
        </table:table-row>
        <table:table-row table:style-name="ro1">
          <table:table-cell table:style-name="ce1" office:value-type="float" office:value="3304300"/>
          <table:table-cell table:style-name="ce1" office:value-type="string">
            <text:p>Rio Bonito (RJ)</text:p>
          </table:table-cell>
          <table:table-cell table:style-name="ce1" office:value-type="float" office:value="60573"/>
        </table:table-row>
        <table:table-row table:style-name="ro1">
          <table:table-cell table:style-name="ce1" office:value-type="float" office:value="3304409"/>
          <table:table-cell table:style-name="ce1" office:value-type="string">
            <text:p>Rio Claro (RJ)</text:p>
          </table:table-cell>
          <table:table-cell table:style-name="ce1" office:value-type="float" office:value="18605"/>
        </table:table-row>
        <table:table-row table:style-name="ro1">
          <table:table-cell table:style-name="ce1" office:value-type="float" office:value="3304508"/>
          <table:table-cell table:style-name="ce1" office:value-type="string">
            <text:p>Rio das Flores (RJ)</text:p>
          </table:table-cell>
          <table:table-cell table:style-name="ce1" office:value-type="float" office:value="9344"/>
        </table:table-row>
        <table:table-row table:style-name="ro1">
          <table:table-cell table:style-name="ce1" office:value-type="float" office:value="3304524"/>
          <table:table-cell table:style-name="ce1" office:value-type="string">
            <text:p>Rio das Ostras (RJ)</text:p>
          </table:table-cell>
          <table:table-cell table:style-name="ce1" office:value-type="float" office:value="155193"/>
        </table:table-row>
        <table:table-row table:style-name="ro1">
          <table:table-cell table:style-name="ce1" office:value-type="float" office:value="3304557"/>
          <table:table-cell table:style-name="ce1" office:value-type="string">
            <text:p>Rio de Janeiro (RJ)</text:p>
          </table:table-cell>
          <table:table-cell table:style-name="ce1" office:value-type="float" office:value="6747815"/>
        </table:table-row>
        <table:table-row table:style-name="ro1">
          <table:table-cell table:style-name="ce1" office:value-type="float" office:value="3304607"/>
          <table:table-cell table:style-name="ce1" office:value-type="string">
            <text:p>Santa Maria Madalena (RJ)</text:p>
          </table:table-cell>
          <table:table-cell table:style-name="ce1" office:value-type="float" office:value="10392"/>
        </table:table-row>
        <table:table-row table:style-name="ro1">
          <table:table-cell table:style-name="ce1" office:value-type="float" office:value="3304706"/>
          <table:table-cell table:style-name="ce1" office:value-type="string">
            <text:p>Santo Antônio de Pádua (RJ)</text:p>
          </table:table-cell>
          <table:table-cell table:style-name="ce1" office:value-type="float" office:value="42594"/>
        </table:table-row>
        <table:table-row table:style-name="ro1">
          <table:table-cell table:style-name="ce1" office:value-type="float" office:value="3304755"/>
          <table:table-cell table:style-name="ce1" office:value-type="string">
            <text:p>São Francisco de Itabapoana (RJ)</text:p>
          </table:table-cell>
          <table:table-cell table:style-name="ce1" office:value-type="float" office:value="42210"/>
        </table:table-row>
        <table:table-row table:style-name="ro1">
          <table:table-cell table:style-name="ce1" office:value-type="float" office:value="3304805"/>
          <table:table-cell table:style-name="ce1" office:value-type="string">
            <text:p>São Fidélis (RJ)</text:p>
          </table:table-cell>
          <table:table-cell table:style-name="ce1" office:value-type="float" office:value="38710"/>
        </table:table-row>
        <table:table-row table:style-name="ro1">
          <table:table-cell table:style-name="ce1" office:value-type="float" office:value="3304904"/>
          <table:table-cell table:style-name="ce1" office:value-type="string">
            <text:p>São Gonçalo (RJ)</text:p>
          </table:table-cell>
          <table:table-cell table:style-name="ce1" office:value-type="float" office:value="1091737"/>
        </table:table-row>
        <table:table-row table:style-name="ro1">
          <table:table-cell table:style-name="ce1" office:value-type="float" office:value="3305000"/>
          <table:table-cell table:style-name="ce1" office:value-type="string">
            <text:p>São João da Barra (RJ)</text:p>
          </table:table-cell>
          <table:table-cell table:style-name="ce1" office:value-type="float" office:value="36423"/>
        </table:table-row>
        <table:table-row table:style-name="ro1">
          <table:table-cell table:style-name="ce1" office:value-type="float" office:value="3305109"/>
          <table:table-cell table:style-name="ce1" office:value-type="string">
            <text:p>São João de Meriti (RJ)</text:p>
          </table:table-cell>
          <table:table-cell table:style-name="ce1" office:value-type="float" office:value="472906"/>
        </table:table-row>
        <table:table-row table:style-name="ro1">
          <table:table-cell table:style-name="ce1" office:value-type="float" office:value="3305133"/>
          <table:table-cell table:style-name="ce1" office:value-type="string">
            <text:p>São José de Ubá (RJ)</text:p>
          </table:table-cell>
          <table:table-cell table:style-name="ce1" office:value-type="float" office:value="7206"/>
        </table:table-row>
        <table:table-row table:style-name="ro1">
          <table:table-cell table:style-name="ce1" office:value-type="float" office:value="3305158"/>
          <table:table-cell table:style-name="ce1" office:value-type="string">
            <text:p>São José do Vale do Rio Preto (RJ)</text:p>
          </table:table-cell>
          <table:table-cell table:style-name="ce1" office:value-type="float" office:value="21916"/>
        </table:table-row>
        <table:table-row table:style-name="ro1">
          <table:table-cell table:style-name="ce1" office:value-type="float" office:value="3305208"/>
          <table:table-cell table:style-name="ce1" office:value-type="string">
            <text:p>São Pedro da Aldeia (RJ)</text:p>
          </table:table-cell>
          <table:table-cell table:style-name="ce1" office:value-type="float" office:value="106049"/>
        </table:table-row>
        <table:table-row table:style-name="ro1">
          <table:table-cell table:style-name="ce1" office:value-type="float" office:value="3305307"/>
          <table:table-cell table:style-name="ce1" office:value-type="string">
            <text:p>São Sebastião do Alto (RJ)</text:p>
          </table:table-cell>
          <table:table-cell table:style-name="ce1" office:value-type="float" office:value="9387"/>
        </table:table-row>
        <table:table-row table:style-name="ro1">
          <table:table-cell table:style-name="ce1" office:value-type="float" office:value="3305406"/>
          <table:table-cell table:style-name="ce1" office:value-type="string">
            <text:p>Sapucaia (RJ)</text:p>
          </table:table-cell>
          <table:table-cell table:style-name="ce1" office:value-type="float" office:value="18249"/>
        </table:table-row>
        <table:table-row table:style-name="ro1">
          <table:table-cell table:style-name="ce1" office:value-type="float" office:value="3305505"/>
          <table:table-cell table:style-name="ce1" office:value-type="string">
            <text:p>Saquarema (RJ)</text:p>
          </table:table-cell>
          <table:table-cell table:style-name="ce1" office:value-type="float" office:value="90583"/>
        </table:table-row>
        <table:table-row table:style-name="ro1">
          <table:table-cell table:style-name="ce1" office:value-type="float" office:value="3305554"/>
          <table:table-cell table:style-name="ce1" office:value-type="string">
            <text:p>Seropédica (RJ)</text:p>
          </table:table-cell>
          <table:table-cell table:style-name="ce1" office:value-type="float" office:value="83092"/>
        </table:table-row>
        <table:table-row table:style-name="ro1">
          <table:table-cell table:style-name="ce1" office:value-type="float" office:value="3305604"/>
          <table:table-cell table:style-name="ce1" office:value-type="string">
            <text:p>Silva Jardim (RJ)</text:p>
          </table:table-cell>
          <table:table-cell table:style-name="ce1" office:value-type="float" office:value="21774"/>
        </table:table-row>
        <table:table-row table:style-name="ro1">
          <table:table-cell table:style-name="ce1" office:value-type="float" office:value="3305703"/>
          <table:table-cell table:style-name="ce1" office:value-type="string">
            <text:p>Sumidouro (RJ)</text:p>
          </table:table-cell>
          <table:table-cell table:style-name="ce1" office:value-type="float" office:value="15667"/>
        </table:table-row>
        <table:table-row table:style-name="ro1">
          <table:table-cell table:style-name="ce1" office:value-type="float" office:value="3305752"/>
          <table:table-cell table:style-name="ce1" office:value-type="string">
            <text:p>Tanguá (RJ)</text:p>
          </table:table-cell>
          <table:table-cell table:style-name="ce1" office:value-type="float" office:value="34610"/>
        </table:table-row>
        <table:table-row table:style-name="ro1">
          <table:table-cell table:style-name="ce1" office:value-type="float" office:value="3305802"/>
          <table:table-cell table:style-name="ce1" office:value-type="string">
            <text:p>Teresópolis (RJ)</text:p>
          </table:table-cell>
          <table:table-cell table:style-name="ce1" office:value-type="float" office:value="184240"/>
        </table:table-row>
        <table:table-row table:style-name="ro1">
          <table:table-cell table:style-name="ce1" office:value-type="float" office:value="3305901"/>
          <table:table-cell table:style-name="ce1" office:value-type="string">
            <text:p>Trajano de Moraes (RJ)</text:p>
          </table:table-cell>
          <table:table-cell table:style-name="ce1" office:value-type="float" office:value="10640"/>
        </table:table-row>
        <table:table-row table:style-name="ro1">
          <table:table-cell table:style-name="ce1" office:value-type="float" office:value="3306008"/>
          <table:table-cell table:style-name="ce1" office:value-type="string">
            <text:p>Três Rios (RJ)</text:p>
          </table:table-cell>
          <table:table-cell table:style-name="ce1" office:value-type="float" office:value="82142"/>
        </table:table-row>
        <table:table-row table:style-name="ro1">
          <table:table-cell table:style-name="ce1" office:value-type="float" office:value="3306107"/>
          <table:table-cell table:style-name="ce1" office:value-type="string">
            <text:p>Valença (RJ)</text:p>
          </table:table-cell>
          <table:table-cell table:style-name="ce1" office:value-type="float" office:value="76869"/>
        </table:table-row>
        <table:table-row table:style-name="ro1">
          <table:table-cell table:style-name="ce1" office:value-type="float" office:value="3306156"/>
          <table:table-cell table:style-name="ce1" office:value-type="string">
            <text:p>Varre-Sai (RJ)</text:p>
          </table:table-cell>
          <table:table-cell table:style-name="ce1" office:value-type="float" office:value="11106"/>
        </table:table-row>
        <table:table-row table:style-name="ro1">
          <table:table-cell table:style-name="ce1" office:value-type="float" office:value="3306206"/>
          <table:table-cell table:style-name="ce1" office:value-type="string">
            <text:p>Vassouras (RJ)</text:p>
          </table:table-cell>
          <table:table-cell table:style-name="ce1" office:value-type="float" office:value="37083"/>
        </table:table-row>
        <table:table-row table:style-name="ro1">
          <table:table-cell table:style-name="ce1" office:value-type="float" office:value="3306305"/>
          <table:table-cell table:style-name="ce1" office:value-type="string">
            <text:p>Volta Redonda (RJ)</text:p>
          </table:table-cell>
          <table:table-cell table:style-name="ce1" office:value-type="float" office:value="273988"/>
        </table:table-row>
        <table:table-row table:style-name="ro1">
          <table:table-cell table:style-name="ce1" office:value-type="float" office:value="3500105"/>
          <table:table-cell table:style-name="ce1" office:value-type="string">
            <text:p>Adamantina (SP)</text:p>
          </table:table-cell>
          <table:table-cell table:style-name="ce1" office:value-type="float" office:value="35111"/>
        </table:table-row>
        <table:table-row table:style-name="ro1">
          <table:table-cell table:style-name="ce1" office:value-type="float" office:value="3500204"/>
          <table:table-cell table:style-name="ce1" office:value-type="string">
            <text:p>Adolfo (SP)</text:p>
          </table:table-cell>
          <table:table-cell table:style-name="ce1" office:value-type="float" office:value="3554"/>
        </table:table-row>
        <table:table-row table:style-name="ro1">
          <table:table-cell table:style-name="ce1" office:value-type="float" office:value="3500303"/>
          <table:table-cell table:style-name="ce1" office:value-type="string">
            <text:p>Aguaí (SP)</text:p>
          </table:table-cell>
          <table:table-cell table:style-name="ce1" office:value-type="float" office:value="36648"/>
        </table:table-row>
        <table:table-row table:style-name="ro1">
          <table:table-cell table:style-name="ce1" office:value-type="float" office:value="3500402"/>
          <table:table-cell table:style-name="ce1" office:value-type="string">
            <text:p>Águas da Prata (SP)</text:p>
          </table:table-cell>
          <table:table-cell table:style-name="ce1" office:value-type="float" office:value="8221"/>
        </table:table-row>
        <table:table-row table:style-name="ro1">
          <table:table-cell table:style-name="ce1" office:value-type="float" office:value="3500501"/>
          <table:table-cell table:style-name="ce1" office:value-type="string">
            <text:p>Águas de Lindóia (SP)</text:p>
          </table:table-cell>
          <table:table-cell table:style-name="ce1" office:value-type="float" office:value="18808"/>
        </table:table-row>
        <table:table-row table:style-name="ro1">
          <table:table-cell table:style-name="ce1" office:value-type="float" office:value="3500550"/>
          <table:table-cell table:style-name="ce1" office:value-type="string">
            <text:p>Águas de Santa Bárbara (SP)</text:p>
          </table:table-cell>
          <table:table-cell table:style-name="ce1" office:value-type="float" office:value="6109"/>
        </table:table-row>
        <table:table-row table:style-name="ro1">
          <table:table-cell table:style-name="ce1" office:value-type="float" office:value="3500600"/>
          <table:table-cell table:style-name="ce1" office:value-type="string">
            <text:p>Águas de São Pedro (SP)</text:p>
          </table:table-cell>
          <table:table-cell table:style-name="ce1" office:value-type="float" office:value="3521"/>
        </table:table-row>
        <table:table-row table:style-name="ro1">
          <table:table-cell table:style-name="ce1" office:value-type="float" office:value="3500709"/>
          <table:table-cell table:style-name="ce1" office:value-type="string">
            <text:p>Agudos (SP)</text:p>
          </table:table-cell>
          <table:table-cell table:style-name="ce1" office:value-type="float" office:value="37401"/>
        </table:table-row>
        <table:table-row table:style-name="ro1">
          <table:table-cell table:style-name="ce1" office:value-type="float" office:value="3500758"/>
          <table:table-cell table:style-name="ce1" office:value-type="string">
            <text:p>Alambari (SP)</text:p>
          </table:table-cell>
          <table:table-cell table:style-name="ce1" office:value-type="float" office:value="6129"/>
        </table:table-row>
        <table:table-row table:style-name="ro1">
          <table:table-cell table:style-name="ce1" office:value-type="float" office:value="3500808"/>
          <table:table-cell table:style-name="ce1" office:value-type="string">
            <text:p>Alfredo Marcondes (SP)</text:p>
          </table:table-cell>
          <table:table-cell table:style-name="ce1" office:value-type="float" office:value="4184"/>
        </table:table-row>
        <table:table-row table:style-name="ro1">
          <table:table-cell table:style-name="ce1" office:value-type="float" office:value="3500907"/>
          <table:table-cell table:style-name="ce1" office:value-type="string">
            <text:p>Altair (SP)</text:p>
          </table:table-cell>
          <table:table-cell table:style-name="ce1" office:value-type="float" office:value="4186"/>
        </table:table-row>
        <table:table-row table:style-name="ro1">
          <table:table-cell table:style-name="ce1" office:value-type="float" office:value="3501004"/>
          <table:table-cell table:style-name="ce1" office:value-type="string">
            <text:p>Altinópolis (SP)</text:p>
          </table:table-cell>
          <table:table-cell table:style-name="ce1" office:value-type="float" office:value="16203"/>
        </table:table-row>
        <table:table-row table:style-name="ro1">
          <table:table-cell table:style-name="ce1" office:value-type="float" office:value="3501103"/>
          <table:table-cell table:style-name="ce1" office:value-type="string">
            <text:p>Alto Alegre (SP)</text:p>
          </table:table-cell>
          <table:table-cell table:style-name="ce1" office:value-type="float" office:value="4088"/>
        </table:table-row>
        <table:table-row table:style-name="ro1">
          <table:table-cell table:style-name="ce1" office:value-type="float" office:value="3501152"/>
          <table:table-cell table:style-name="ce1" office:value-type="string">
            <text:p>Alumínio (SP)</text:p>
          </table:table-cell>
          <table:table-cell table:style-name="ce1" office:value-type="float" office:value="18767"/>
        </table:table-row>
        <table:table-row table:style-name="ro1">
          <table:table-cell table:style-name="ce1" office:value-type="float" office:value="3501202"/>
          <table:table-cell table:style-name="ce1" office:value-type="string">
            <text:p>Álvares Florence (SP)</text:p>
          </table:table-cell>
          <table:table-cell table:style-name="ce1" office:value-type="float" office:value="3647"/>
        </table:table-row>
        <table:table-row table:style-name="ro1">
          <table:table-cell table:style-name="ce1" office:value-type="float" office:value="3501301"/>
          <table:table-cell table:style-name="ce1" office:value-type="string">
            <text:p>Álvares Machado (SP)</text:p>
          </table:table-cell>
          <table:table-cell table:style-name="ce1" office:value-type="float" office:value="24998"/>
        </table:table-row>
        <table:table-row table:style-name="ro1">
          <table:table-cell table:style-name="ce1" office:value-type="float" office:value="3501400"/>
          <table:table-cell table:style-name="ce1" office:value-type="string">
            <text:p>Álvaro de Carvalho (SP)</text:p>
          </table:table-cell>
          <table:table-cell table:style-name="ce1" office:value-type="float" office:value="5274"/>
        </table:table-row>
        <table:table-row table:style-name="ro1">
          <table:table-cell table:style-name="ce1" office:value-type="float" office:value="3501509"/>
          <table:table-cell table:style-name="ce1" office:value-type="string">
            <text:p>Alvinlândia (SP)</text:p>
          </table:table-cell>
          <table:table-cell table:style-name="ce1" office:value-type="float" office:value="3237"/>
        </table:table-row>
        <table:table-row table:style-name="ro1">
          <table:table-cell table:style-name="ce1" office:value-type="float" office:value="3501608"/>
          <table:table-cell table:style-name="ce1" office:value-type="string">
            <text:p>Americana (SP)</text:p>
          </table:table-cell>
          <table:table-cell table:style-name="ce1" office:value-type="float" office:value="242018"/>
        </table:table-row>
        <table:table-row table:style-name="ro1">
          <table:table-cell table:style-name="ce1" office:value-type="float" office:value="3501707"/>
          <table:table-cell table:style-name="ce1" office:value-type="string">
            <text:p>Américo Brasiliense (SP)</text:p>
          </table:table-cell>
          <table:table-cell table:style-name="ce1" office:value-type="float" office:value="41032"/>
        </table:table-row>
        <table:table-row table:style-name="ro1">
          <table:table-cell table:style-name="ce1" office:value-type="float" office:value="3501806"/>
          <table:table-cell table:style-name="ce1" office:value-type="string">
            <text:p>Américo de Campos (SP)</text:p>
          </table:table-cell>
          <table:table-cell table:style-name="ce1" office:value-type="float" office:value="5981"/>
        </table:table-row>
        <table:table-row table:style-name="ro1">
          <table:table-cell table:style-name="ce1" office:value-type="float" office:value="3501905"/>
          <table:table-cell table:style-name="ce1" office:value-type="string">
            <text:p>Amparo (SP)</text:p>
          </table:table-cell>
          <table:table-cell table:style-name="ce1" office:value-type="float" office:value="72677"/>
        </table:table-row>
        <table:table-row table:style-name="ro1">
          <table:table-cell table:style-name="ce1" office:value-type="float" office:value="3502002"/>
          <table:table-cell table:style-name="ce1" office:value-type="string">
            <text:p>Analândia (SP)</text:p>
          </table:table-cell>
          <table:table-cell table:style-name="ce1" office:value-type="float" office:value="5056"/>
        </table:table-row>
        <table:table-row table:style-name="ro1">
          <table:table-cell table:style-name="ce1" office:value-type="float" office:value="3502101"/>
          <table:table-cell table:style-name="ce1" office:value-type="string">
            <text:p>Andradina (SP)</text:p>
          </table:table-cell>
          <table:table-cell table:style-name="ce1" office:value-type="float" office:value="57202"/>
        </table:table-row>
        <table:table-row table:style-name="ro1">
          <table:table-cell table:style-name="ce1" office:value-type="float" office:value="3502200"/>
          <table:table-cell table:style-name="ce1" office:value-type="string">
            <text:p>Angatuba (SP)</text:p>
          </table:table-cell>
          <table:table-cell table:style-name="ce1" office:value-type="float" office:value="25479"/>
        </table:table-row>
        <table:table-row table:style-name="ro1">
          <table:table-cell table:style-name="ce1" office:value-type="float" office:value="3502309"/>
          <table:table-cell table:style-name="ce1" office:value-type="string">
            <text:p>Anhembi (SP)</text:p>
          </table:table-cell>
          <table:table-cell table:style-name="ce1" office:value-type="float" office:value="6819"/>
        </table:table-row>
        <table:table-row table:style-name="ro1">
          <table:table-cell table:style-name="ce1" office:value-type="float" office:value="3502408"/>
          <table:table-cell table:style-name="ce1" office:value-type="string">
            <text:p>Anhumas (SP)</text:p>
          </table:table-cell>
          <table:table-cell table:style-name="ce1" office:value-type="float" office:value="4144"/>
        </table:table-row>
        <table:table-row table:style-name="ro1">
          <table:table-cell table:style-name="ce1" office:value-type="float" office:value="3502507"/>
          <table:table-cell table:style-name="ce1" office:value-type="string">
            <text:p>Aparecida (SP)</text:p>
          </table:table-cell>
          <table:table-cell table:style-name="ce1" office:value-type="float" office:value="36185"/>
        </table:table-row>
        <table:table-row table:style-name="ro1">
          <table:table-cell table:style-name="ce1" office:value-type="float" office:value="3502606"/>
          <table:table-cell table:style-name="ce1" office:value-type="string">
            <text:p>Aparecida d'Oeste (SP)</text:p>
          </table:table-cell>
          <table:table-cell table:style-name="ce1" office:value-type="float" office:value="4158"/>
        </table:table-row>
        <table:table-row table:style-name="ro1">
          <table:table-cell table:style-name="ce1" office:value-type="float" office:value="3502705"/>
          <table:table-cell table:style-name="ce1" office:value-type="string">
            <text:p>Apiaí (SP)</text:p>
          </table:table-cell>
          <table:table-cell table:style-name="ce1" office:value-type="float" office:value="24226"/>
        </table:table-row>
        <table:table-row table:style-name="ro1">
          <table:table-cell table:style-name="ce1" office:value-type="float" office:value="3502754"/>
          <table:table-cell table:style-name="ce1" office:value-type="string">
            <text:p>Araçariguama (SP)</text:p>
          </table:table-cell>
          <table:table-cell table:style-name="ce1" office:value-type="float" office:value="22860"/>
        </table:table-row>
        <table:table-row table:style-name="ro1">
          <table:table-cell table:style-name="ce1" office:value-type="float" office:value="3502804"/>
          <table:table-cell table:style-name="ce1" office:value-type="string">
            <text:p>Araçatuba (SP)</text:p>
          </table:table-cell>
          <table:table-cell table:style-name="ce1" office:value-type="float" office:value="198129"/>
        </table:table-row>
        <table:table-row table:style-name="ro1">
          <table:table-cell table:style-name="ce1" office:value-type="float" office:value="3502903"/>
          <table:table-cell table:style-name="ce1" office:value-type="string">
            <text:p>Araçoiaba da Serra (SP)</text:p>
          </table:table-cell>
          <table:table-cell table:style-name="ce1" office:value-type="float" office:value="34776"/>
        </table:table-row>
        <table:table-row table:style-name="ro1">
          <table:table-cell table:style-name="ce1" office:value-type="float" office:value="3503000"/>
          <table:table-cell table:style-name="ce1" office:value-type="string">
            <text:p>Aramina (SP)</text:p>
          </table:table-cell>
          <table:table-cell table:style-name="ce1" office:value-type="float" office:value="5655"/>
        </table:table-row>
        <table:table-row table:style-name="ro1">
          <table:table-cell table:style-name="ce1" office:value-type="float" office:value="3503109"/>
          <table:table-cell table:style-name="ce1" office:value-type="string">
            <text:p>Arandu (SP)</text:p>
          </table:table-cell>
          <table:table-cell table:style-name="ce1" office:value-type="float" office:value="6365"/>
        </table:table-row>
        <table:table-row table:style-name="ro1">
          <table:table-cell table:style-name="ce1" office:value-type="float" office:value="3503158"/>
          <table:table-cell table:style-name="ce1" office:value-type="string">
            <text:p>Arapeí (SP)</text:p>
          </table:table-cell>
          <table:table-cell table:style-name="ce1" office:value-type="float" office:value="2460"/>
        </table:table-row>
        <table:table-row table:style-name="ro1">
          <table:table-cell table:style-name="ce1" office:value-type="float" office:value="3503208"/>
          <table:table-cell table:style-name="ce1" office:value-type="string">
            <text:p>Araraquara (SP)</text:p>
          </table:table-cell>
          <table:table-cell table:style-name="ce1" office:value-type="float" office:value="238339"/>
        </table:table-row>
        <table:table-row table:style-name="ro1">
          <table:table-cell table:style-name="ce1" office:value-type="float" office:value="3503307"/>
          <table:table-cell table:style-name="ce1" office:value-type="string">
            <text:p>Araras (SP)</text:p>
          </table:table-cell>
          <table:table-cell table:style-name="ce1" office:value-type="float" office:value="135506"/>
        </table:table-row>
        <table:table-row table:style-name="ro1">
          <table:table-cell table:style-name="ce1" office:value-type="float" office:value="3503356"/>
          <table:table-cell table:style-name="ce1" office:value-type="string">
            <text:p>Arco-Íris (SP)</text:p>
          </table:table-cell>
          <table:table-cell table:style-name="ce1" office:value-type="float" office:value="1773"/>
        </table:table-row>
        <table:table-row table:style-name="ro1">
          <table:table-cell table:style-name="ce1" office:value-type="float" office:value="3503406"/>
          <table:table-cell table:style-name="ce1" office:value-type="string">
            <text:p>Arealva (SP)</text:p>
          </table:table-cell>
          <table:table-cell table:style-name="ce1" office:value-type="float" office:value="8613"/>
        </table:table-row>
        <table:table-row table:style-name="ro1">
          <table:table-cell table:style-name="ce1" office:value-type="float" office:value="3503505"/>
          <table:table-cell table:style-name="ce1" office:value-type="string">
            <text:p>Areias (SP)</text:p>
          </table:table-cell>
          <table:table-cell table:style-name="ce1" office:value-type="float" office:value="3896"/>
        </table:table-row>
        <table:table-row table:style-name="ro1">
          <table:table-cell table:style-name="ce1" office:value-type="float" office:value="3503604"/>
          <table:table-cell table:style-name="ce1" office:value-type="string">
            <text:p>Areiópolis (SP)</text:p>
          </table:table-cell>
          <table:table-cell table:style-name="ce1" office:value-type="float" office:value="11158"/>
        </table:table-row>
        <table:table-row table:style-name="ro1">
          <table:table-cell table:style-name="ce1" office:value-type="float" office:value="3503703"/>
          <table:table-cell table:style-name="ce1" office:value-type="string">
            <text:p>Ariranha (SP)</text:p>
          </table:table-cell>
          <table:table-cell table:style-name="ce1" office:value-type="float" office:value="9761"/>
        </table:table-row>
        <table:table-row table:style-name="ro1">
          <table:table-cell table:style-name="ce1" office:value-type="float" office:value="3503802"/>
          <table:table-cell table:style-name="ce1" office:value-type="string">
            <text:p>Artur Nogueira (SP)</text:p>
          </table:table-cell>
          <table:table-cell table:style-name="ce1" office:value-type="float" office:value="55340"/>
        </table:table-row>
        <table:table-row table:style-name="ro1">
          <table:table-cell table:style-name="ce1" office:value-type="float" office:value="3503901"/>
          <table:table-cell table:style-name="ce1" office:value-type="string">
            <text:p>Arujá (SP)</text:p>
          </table:table-cell>
          <table:table-cell table:style-name="ce1" office:value-type="float" office:value="91157"/>
        </table:table-row>
        <table:table-row table:style-name="ro1">
          <table:table-cell table:style-name="ce1" office:value-type="float" office:value="3503950"/>
          <table:table-cell table:style-name="ce1" office:value-type="string">
            <text:p>Aspásia (SP)</text:p>
          </table:table-cell>
          <table:table-cell table:style-name="ce1" office:value-type="float" office:value="1818"/>
        </table:table-row>
        <table:table-row table:style-name="ro1">
          <table:table-cell table:style-name="ce1" office:value-type="float" office:value="3504008"/>
          <table:table-cell table:style-name="ce1" office:value-type="string">
            <text:p>Assis (SP)</text:p>
          </table:table-cell>
          <table:table-cell table:style-name="ce1" office:value-type="float" office:value="105087"/>
        </table:table-row>
        <table:table-row table:style-name="ro1">
          <table:table-cell table:style-name="ce1" office:value-type="float" office:value="3504107"/>
          <table:table-cell table:style-name="ce1" office:value-type="string">
            <text:p>Atibaia (SP)</text:p>
          </table:table-cell>
          <table:table-cell table:style-name="ce1" office:value-type="float" office:value="144088"/>
        </table:table-row>
        <table:table-row table:style-name="ro1">
          <table:table-cell table:style-name="ce1" office:value-type="float" office:value="3504206"/>
          <table:table-cell table:style-name="ce1" office:value-type="string">
            <text:p>Auriflama (SP)</text:p>
          </table:table-cell>
          <table:table-cell table:style-name="ce1" office:value-type="float" office:value="15253"/>
        </table:table-row>
        <table:table-row table:style-name="ro1">
          <table:table-cell table:style-name="ce1" office:value-type="float" office:value="3504305"/>
          <table:table-cell table:style-name="ce1" office:value-type="string">
            <text:p>Avaí (SP)</text:p>
          </table:table-cell>
          <table:table-cell table:style-name="ce1" office:value-type="float" office:value="5436"/>
        </table:table-row>
        <table:table-row table:style-name="ro1">
          <table:table-cell table:style-name="ce1" office:value-type="float" office:value="3504404"/>
          <table:table-cell table:style-name="ce1" office:value-type="string">
            <text:p>Avanhandava (SP)</text:p>
          </table:table-cell>
          <table:table-cell table:style-name="ce1" office:value-type="float" office:value="13859"/>
        </table:table-row>
        <table:table-row table:style-name="ro1">
          <table:table-cell table:style-name="ce1" office:value-type="float" office:value="3504503"/>
          <table:table-cell table:style-name="ce1" office:value-type="string">
            <text:p>Avaré (SP)</text:p>
          </table:table-cell>
          <table:table-cell table:style-name="ce1" office:value-type="float" office:value="91232"/>
        </table:table-row>
        <table:table-row table:style-name="ro1">
          <table:table-cell table:style-name="ce1" office:value-type="float" office:value="3504602"/>
          <table:table-cell table:style-name="ce1" office:value-type="string">
            <text:p>Bady Bassitt (SP)</text:p>
          </table:table-cell>
          <table:table-cell table:style-name="ce1" office:value-type="float" office:value="17761"/>
        </table:table-row>
        <table:table-row table:style-name="ro1">
          <table:table-cell table:style-name="ce1" office:value-type="float" office:value="3504701"/>
          <table:table-cell table:style-name="ce1" office:value-type="string">
            <text:p>Balbinos (SP)</text:p>
          </table:table-cell>
          <table:table-cell table:style-name="ce1" office:value-type="float" office:value="5934"/>
        </table:table-row>
        <table:table-row table:style-name="ro1">
          <table:table-cell table:style-name="ce1" office:value-type="float" office:value="3504800"/>
          <table:table-cell table:style-name="ce1" office:value-type="string">
            <text:p>Bálsamo (SP)</text:p>
          </table:table-cell>
          <table:table-cell table:style-name="ce1" office:value-type="float" office:value="9139"/>
        </table:table-row>
        <table:table-row table:style-name="ro1">
          <table:table-cell table:style-name="ce1" office:value-type="float" office:value="3504909"/>
          <table:table-cell table:style-name="ce1" office:value-type="string">
            <text:p>Bananal (SP)</text:p>
          </table:table-cell>
          <table:table-cell table:style-name="ce1" office:value-type="float" office:value="10993"/>
        </table:table-row>
        <table:table-row table:style-name="ro1">
          <table:table-cell table:style-name="ce1" office:value-type="float" office:value="3505005"/>
          <table:table-cell table:style-name="ce1" office:value-type="string">
            <text:p>Barão de Antonina (SP)</text:p>
          </table:table-cell>
          <table:table-cell table:style-name="ce1" office:value-type="float" office:value="3498"/>
        </table:table-row>
        <table:table-row table:style-name="ro1">
          <table:table-cell table:style-name="ce1" office:value-type="float" office:value="3505104"/>
          <table:table-cell table:style-name="ce1" office:value-type="string">
            <text:p>Barbosa (SP)</text:p>
          </table:table-cell>
          <table:table-cell table:style-name="ce1" office:value-type="float" office:value="7468"/>
        </table:table-row>
        <table:table-row table:style-name="ro1">
          <table:table-cell table:style-name="ce1" office:value-type="float" office:value="3505203"/>
          <table:table-cell table:style-name="ce1" office:value-type="string">
            <text:p>Bariri (SP)</text:p>
          </table:table-cell>
          <table:table-cell table:style-name="ce1" office:value-type="float" office:value="35558"/>
        </table:table-row>
        <table:table-row table:style-name="ro1">
          <table:table-cell table:style-name="ce1" office:value-type="float" office:value="3505302"/>
          <table:table-cell table:style-name="ce1" office:value-type="string">
            <text:p>Barra Bonita (SP)</text:p>
          </table:table-cell>
          <table:table-cell table:style-name="ce1" office:value-type="float" office:value="36126"/>
        </table:table-row>
        <table:table-row table:style-name="ro1">
          <table:table-cell table:style-name="ce1" office:value-type="float" office:value="3505351"/>
          <table:table-cell table:style-name="ce1" office:value-type="string">
            <text:p>Barra do Chapéu (SP)</text:p>
          </table:table-cell>
          <table:table-cell table:style-name="ce1" office:value-type="float" office:value="5760"/>
        </table:table-row>
        <table:table-row table:style-name="ro1">
          <table:table-cell table:style-name="ce1" office:value-type="float" office:value="3505401"/>
          <table:table-cell table:style-name="ce1" office:value-type="string">
            <text:p>Barra do Turvo (SP)</text:p>
          </table:table-cell>
          <table:table-cell table:style-name="ce1" office:value-type="float" office:value="7632"/>
        </table:table-row>
        <table:table-row table:style-name="ro1">
          <table:table-cell table:style-name="ce1" office:value-type="float" office:value="3505500"/>
          <table:table-cell table:style-name="ce1" office:value-type="string">
            <text:p>Barretos (SP)</text:p>
          </table:table-cell>
          <table:table-cell table:style-name="ce1" office:value-type="float" office:value="122833"/>
        </table:table-row>
        <table:table-row table:style-name="ro1">
          <table:table-cell table:style-name="ce1" office:value-type="float" office:value="3505609"/>
          <table:table-cell table:style-name="ce1" office:value-type="string">
            <text:p>Barrinha (SP)</text:p>
          </table:table-cell>
          <table:table-cell table:style-name="ce1" office:value-type="float" office:value="33180"/>
        </table:table-row>
        <table:table-row table:style-name="ro1">
          <table:table-cell table:style-name="ce1" office:value-type="float" office:value="3505708"/>
          <table:table-cell table:style-name="ce1" office:value-type="string">
            <text:p>Barueri (SP)</text:p>
          </table:table-cell>
          <table:table-cell table:style-name="ce1" office:value-type="float" office:value="276982"/>
        </table:table-row>
        <table:table-row table:style-name="ro1">
          <table:table-cell table:style-name="ce1" office:value-type="float" office:value="3505807"/>
          <table:table-cell table:style-name="ce1" office:value-type="string">
            <text:p>Bastos (SP)</text:p>
          </table:table-cell>
          <table:table-cell table:style-name="ce1" office:value-type="float" office:value="20953"/>
        </table:table-row>
        <table:table-row table:style-name="ro1">
          <table:table-cell table:style-name="ce1" office:value-type="float" office:value="3505906"/>
          <table:table-cell table:style-name="ce1" office:value-type="string">
            <text:p>Batatais (SP)</text:p>
          </table:table-cell>
          <table:table-cell table:style-name="ce1" office:value-type="float" office:value="62980"/>
        </table:table-row>
        <table:table-row table:style-name="ro1">
          <table:table-cell table:style-name="ce1" office:value-type="float" office:value="3506003"/>
          <table:table-cell table:style-name="ce1" office:value-type="string">
            <text:p>Bauru (SP)</text:p>
          </table:table-cell>
          <table:table-cell table:style-name="ce1" office:value-type="float" office:value="379297"/>
        </table:table-row>
        <table:table-row table:style-name="ro1">
          <table:table-cell table:style-name="ce1" office:value-type="float" office:value="3506102"/>
          <table:table-cell table:style-name="ce1" office:value-type="string">
            <text:p>Bebedouro (SP)</text:p>
          </table:table-cell>
          <table:table-cell table:style-name="ce1" office:value-type="float" office:value="77555"/>
        </table:table-row>
        <table:table-row table:style-name="ro1">
          <table:table-cell table:style-name="ce1" office:value-type="float" office:value="3506201"/>
          <table:table-cell table:style-name="ce1" office:value-type="string">
            <text:p>Bento de Abreu (SP)</text:p>
          </table:table-cell>
          <table:table-cell table:style-name="ce1" office:value-type="float" office:value="3005"/>
        </table:table-row>
        <table:table-row table:style-name="ro1">
          <table:table-cell table:style-name="ce1" office:value-type="float" office:value="3506300"/>
          <table:table-cell table:style-name="ce1" office:value-type="string">
            <text:p>Bernardino de Campos (SP)</text:p>
          </table:table-cell>
          <table:table-cell table:style-name="ce1" office:value-type="float" office:value="11158"/>
        </table:table-row>
        <table:table-row table:style-name="ro1">
          <table:table-cell table:style-name="ce1" office:value-type="float" office:value="3506359"/>
          <table:table-cell table:style-name="ce1" office:value-type="string">
            <text:p>Bertioga (SP)</text:p>
          </table:table-cell>
          <table:table-cell table:style-name="ce1" office:value-type="float" office:value="64723"/>
        </table:table-row>
        <table:table-row table:style-name="ro1">
          <table:table-cell table:style-name="ce1" office:value-type="float" office:value="3506409"/>
          <table:table-cell table:style-name="ce1" office:value-type="string">
            <text:p>Bilac (SP)</text:p>
          </table:table-cell>
          <table:table-cell table:style-name="ce1" office:value-type="float" office:value="8117"/>
        </table:table-row>
        <table:table-row table:style-name="ro1">
          <table:table-cell table:style-name="ce1" office:value-type="float" office:value="3506508"/>
          <table:table-cell table:style-name="ce1" office:value-type="string">
            <text:p>Birigui (SP)</text:p>
          </table:table-cell>
          <table:table-cell table:style-name="ce1" office:value-type="float" office:value="124883"/>
        </table:table-row>
        <table:table-row table:style-name="ro1">
          <table:table-cell table:style-name="ce1" office:value-type="float" office:value="3506607"/>
          <table:table-cell table:style-name="ce1" office:value-type="string">
            <text:p>Biritiba Mirim (SP)</text:p>
          </table:table-cell>
          <table:table-cell table:style-name="ce1" office:value-type="float" office:value="32936"/>
        </table:table-row>
        <table:table-row table:style-name="ro1">
          <table:table-cell table:style-name="ce1" office:value-type="float" office:value="3506706"/>
          <table:table-cell table:style-name="ce1" office:value-type="string">
            <text:p>Boa Esperança do Sul (SP)</text:p>
          </table:table-cell>
          <table:table-cell table:style-name="ce1" office:value-type="float" office:value="15018"/>
        </table:table-row>
        <table:table-row table:style-name="ro1">
          <table:table-cell table:style-name="ce1" office:value-type="float" office:value="3506805"/>
          <table:table-cell table:style-name="ce1" office:value-type="string">
            <text:p>Bocaina (SP)</text:p>
          </table:table-cell>
          <table:table-cell table:style-name="ce1" office:value-type="float" office:value="12452"/>
        </table:table-row>
        <table:table-row table:style-name="ro1">
          <table:table-cell table:style-name="ce1" office:value-type="float" office:value="3506904"/>
          <table:table-cell table:style-name="ce1" office:value-type="string">
            <text:p>Bofete (SP)</text:p>
          </table:table-cell>
          <table:table-cell table:style-name="ce1" office:value-type="float" office:value="11921"/>
        </table:table-row>
        <table:table-row table:style-name="ro1">
          <table:table-cell table:style-name="ce1" office:value-type="float" office:value="3507001"/>
          <table:table-cell table:style-name="ce1" office:value-type="string">
            <text:p>Boituva (SP)</text:p>
          </table:table-cell>
          <table:table-cell table:style-name="ce1" office:value-type="float" office:value="62170"/>
        </table:table-row>
        <table:table-row table:style-name="ro1">
          <table:table-cell table:style-name="ce1" office:value-type="float" office:value="3507100"/>
          <table:table-cell table:style-name="ce1" office:value-type="string">
            <text:p>Bom Jesus dos Perdões (SP)</text:p>
          </table:table-cell>
          <table:table-cell table:style-name="ce1" office:value-type="float" office:value="25985"/>
        </table:table-row>
        <table:table-row table:style-name="ro1">
          <table:table-cell table:style-name="ce1" office:value-type="float" office:value="3507159"/>
          <table:table-cell table:style-name="ce1" office:value-type="string">
            <text:p>Bom Sucesso de Itararé (SP)</text:p>
          </table:table-cell>
          <table:table-cell table:style-name="ce1" office:value-type="float" office:value="3984"/>
        </table:table-row>
        <table:table-row table:style-name="ro1">
          <table:table-cell table:style-name="ce1" office:value-type="float" office:value="3507209"/>
          <table:table-cell table:style-name="ce1" office:value-type="string">
            <text:p>Borá (SP)</text:p>
          </table:table-cell>
          <table:table-cell table:style-name="ce1" office:value-type="float" office:value="838"/>
        </table:table-row>
        <table:table-row table:style-name="ro1">
          <table:table-cell table:style-name="ce1" office:value-type="float" office:value="3507308"/>
          <table:table-cell table:style-name="ce1" office:value-type="string">
            <text:p>Boracéia (SP)</text:p>
          </table:table-cell>
          <table:table-cell table:style-name="ce1" office:value-type="float" office:value="4868"/>
        </table:table-row>
        <table:table-row table:style-name="ro1">
          <table:table-cell table:style-name="ce1" office:value-type="float" office:value="3507407"/>
          <table:table-cell table:style-name="ce1" office:value-type="string">
            <text:p>Borborema (SP)</text:p>
          </table:table-cell>
          <table:table-cell table:style-name="ce1" office:value-type="float" office:value="16164"/>
        </table:table-row>
        <table:table-row table:style-name="ro1">
          <table:table-cell table:style-name="ce1" office:value-type="float" office:value="3507456"/>
          <table:table-cell table:style-name="ce1" office:value-type="string">
            <text:p>Borebi (SP)</text:p>
          </table:table-cell>
          <table:table-cell table:style-name="ce1" office:value-type="float" office:value="2683"/>
        </table:table-row>
        <table:table-row table:style-name="ro1">
          <table:table-cell table:style-name="ce1" office:value-type="float" office:value="3507506"/>
          <table:table-cell table:style-name="ce1" office:value-type="string">
            <text:p>Botucatu (SP)</text:p>
          </table:table-cell>
          <table:table-cell table:style-name="ce1" office:value-type="float" office:value="148130"/>
        </table:table-row>
        <table:table-row table:style-name="ro1">
          <table:table-cell table:style-name="ce1" office:value-type="float" office:value="3507605"/>
          <table:table-cell table:style-name="ce1" office:value-type="string">
            <text:p>Bragança Paulista (SP)</text:p>
          </table:table-cell>
          <table:table-cell table:style-name="ce1" office:value-type="float" office:value="170533"/>
        </table:table-row>
        <table:table-row table:style-name="ro1">
          <table:table-cell table:style-name="ce1" office:value-type="float" office:value="3507704"/>
          <table:table-cell table:style-name="ce1" office:value-type="string">
            <text:p>Braúna (SP)</text:p>
          </table:table-cell>
          <table:table-cell table:style-name="ce1" office:value-type="float" office:value="5741"/>
        </table:table-row>
        <table:table-row table:style-name="ro1">
          <table:table-cell table:style-name="ce1" office:value-type="float" office:value="3507753"/>
          <table:table-cell table:style-name="ce1" office:value-type="string">
            <text:p>Brejo Alegre (SP)</text:p>
          </table:table-cell>
          <table:table-cell table:style-name="ce1" office:value-type="float" office:value="2889"/>
        </table:table-row>
        <table:table-row table:style-name="ro1">
          <table:table-cell table:style-name="ce1" office:value-type="float" office:value="3507803"/>
          <table:table-cell table:style-name="ce1" office:value-type="string">
            <text:p>Brodowski (SP)</text:p>
          </table:table-cell>
          <table:table-cell table:style-name="ce1" office:value-type="float" office:value="25277"/>
        </table:table-row>
        <table:table-row table:style-name="ro1">
          <table:table-cell table:style-name="ce1" office:value-type="float" office:value="3507902"/>
          <table:table-cell table:style-name="ce1" office:value-type="string">
            <text:p>Brotas (SP)</text:p>
          </table:table-cell>
          <table:table-cell table:style-name="ce1" office:value-type="float" office:value="24636"/>
        </table:table-row>
        <table:table-row table:style-name="ro1">
          <table:table-cell table:style-name="ce1" office:value-type="float" office:value="3508009"/>
          <table:table-cell table:style-name="ce1" office:value-type="string">
            <text:p>Buri (SP)</text:p>
          </table:table-cell>
          <table:table-cell table:style-name="ce1" office:value-type="float" office:value="19965"/>
        </table:table-row>
        <table:table-row table:style-name="ro1">
          <table:table-cell table:style-name="ce1" office:value-type="float" office:value="3508108"/>
          <table:table-cell table:style-name="ce1" office:value-type="string">
            <text:p>Buritama (SP)</text:p>
          </table:table-cell>
          <table:table-cell table:style-name="ce1" office:value-type="float" office:value="17281"/>
        </table:table-row>
        <table:table-row table:style-name="ro1">
          <table:table-cell table:style-name="ce1" office:value-type="float" office:value="3508207"/>
          <table:table-cell table:style-name="ce1" office:value-type="string">
            <text:p>Buritizal (SP)</text:p>
          </table:table-cell>
          <table:table-cell table:style-name="ce1" office:value-type="float" office:value="4514"/>
        </table:table-row>
        <table:table-row table:style-name="ro1">
          <table:table-cell table:style-name="ce1" office:value-type="float" office:value="3508306"/>
          <table:table-cell table:style-name="ce1" office:value-type="string">
            <text:p>Cabrália Paulista (SP)</text:p>
          </table:table-cell>
          <table:table-cell table:style-name="ce1" office:value-type="float" office:value="4243"/>
        </table:table-row>
        <table:table-row table:style-name="ro1">
          <table:table-cell table:style-name="ce1" office:value-type="float" office:value="3508405"/>
          <table:table-cell table:style-name="ce1" office:value-type="string">
            <text:p>Cabreúva (SP)</text:p>
          </table:table-cell>
          <table:table-cell table:style-name="ce1" office:value-type="float" office:value="50429"/>
        </table:table-row>
        <table:table-row table:style-name="ro1">
          <table:table-cell table:style-name="ce1" office:value-type="float" office:value="3508504"/>
          <table:table-cell table:style-name="ce1" office:value-type="string">
            <text:p>Caçapava (SP)</text:p>
          </table:table-cell>
          <table:table-cell table:style-name="ce1" office:value-type="float" office:value="95018"/>
        </table:table-row>
        <table:table-row table:style-name="ro1">
          <table:table-cell table:style-name="ce1" office:value-type="float" office:value="3508603"/>
          <table:table-cell table:style-name="ce1" office:value-type="string">
            <text:p>Cachoeira Paulista (SP)</text:p>
          </table:table-cell>
          <table:table-cell table:style-name="ce1" office:value-type="float" office:value="33581"/>
        </table:table-row>
        <table:table-row table:style-name="ro1">
          <table:table-cell table:style-name="ce1" office:value-type="float" office:value="3508702"/>
          <table:table-cell table:style-name="ce1" office:value-type="string">
            <text:p>Caconde (SP)</text:p>
          </table:table-cell>
          <table:table-cell table:style-name="ce1" office:value-type="float" office:value="19009"/>
        </table:table-row>
        <table:table-row table:style-name="ro1">
          <table:table-cell table:style-name="ce1" office:value-type="float" office:value="3508801"/>
          <table:table-cell table:style-name="ce1" office:value-type="string">
            <text:p>Cafelândia (SP)</text:p>
          </table:table-cell>
          <table:table-cell table:style-name="ce1" office:value-type="float" office:value="17843"/>
        </table:table-row>
        <table:table-row table:style-name="ro1">
          <table:table-cell table:style-name="ce1" office:value-type="float" office:value="3508900"/>
          <table:table-cell table:style-name="ce1" office:value-type="string">
            <text:p>Caiabu (SP)</text:p>
          </table:table-cell>
          <table:table-cell table:style-name="ce1" office:value-type="float" office:value="4193"/>
        </table:table-row>
        <table:table-row table:style-name="ro1">
          <table:table-cell table:style-name="ce1" office:value-type="float" office:value="3509007"/>
          <table:table-cell table:style-name="ce1" office:value-type="string">
            <text:p>Caieiras (SP)</text:p>
          </table:table-cell>
          <table:table-cell table:style-name="ce1" office:value-type="float" office:value="102775"/>
        </table:table-row>
        <table:table-row table:style-name="ro1">
          <table:table-cell table:style-name="ce1" office:value-type="float" office:value="3509106"/>
          <table:table-cell table:style-name="ce1" office:value-type="string">
            <text:p>Caiuá (SP)</text:p>
          </table:table-cell>
          <table:table-cell table:style-name="ce1" office:value-type="float" office:value="5946"/>
        </table:table-row>
        <table:table-row table:style-name="ro1">
          <table:table-cell table:style-name="ce1" office:value-type="float" office:value="3509205"/>
          <table:table-cell table:style-name="ce1" office:value-type="string">
            <text:p>Cajamar (SP)</text:p>
          </table:table-cell>
          <table:table-cell table:style-name="ce1" office:value-type="float" office:value="77934"/>
        </table:table-row>
        <table:table-row table:style-name="ro1">
          <table:table-cell table:style-name="ce1" office:value-type="float" office:value="3509254"/>
          <table:table-cell table:style-name="ce1" office:value-type="string">
            <text:p>Cajati (SP)</text:p>
          </table:table-cell>
          <table:table-cell table:style-name="ce1" office:value-type="float" office:value="28494"/>
        </table:table-row>
        <table:table-row table:style-name="ro1">
          <table:table-cell table:style-name="ce1" office:value-type="float" office:value="3509304"/>
          <table:table-cell table:style-name="ce1" office:value-type="string">
            <text:p>Cajobi (SP)</text:p>
          </table:table-cell>
          <table:table-cell table:style-name="ce1" office:value-type="float" office:value="10596"/>
        </table:table-row>
        <table:table-row table:style-name="ro1">
          <table:table-cell table:style-name="ce1" office:value-type="float" office:value="3509403"/>
          <table:table-cell table:style-name="ce1" office:value-type="string">
            <text:p>Cajuru (SP)</text:p>
          </table:table-cell>
          <table:table-cell table:style-name="ce1" office:value-type="float" office:value="26393"/>
        </table:table-row>
        <table:table-row table:style-name="ro1">
          <table:table-cell table:style-name="ce1" office:value-type="float" office:value="3509452"/>
          <table:table-cell table:style-name="ce1" office:value-type="string">
            <text:p>Campina do Monte Alegre (SP)</text:p>
          </table:table-cell>
          <table:table-cell table:style-name="ce1" office:value-type="float" office:value="6057"/>
        </table:table-row>
        <table:table-row table:style-name="ro1">
          <table:table-cell table:style-name="ce1" office:value-type="float" office:value="3509502"/>
          <table:table-cell table:style-name="ce1" office:value-type="string">
            <text:p>Campinas (SP)</text:p>
          </table:table-cell>
          <table:table-cell table:style-name="ce1" office:value-type="float" office:value="1213792"/>
        </table:table-row>
        <table:table-row table:style-name="ro1">
          <table:table-cell table:style-name="ce1" office:value-type="float" office:value="3509601"/>
          <table:table-cell table:style-name="ce1" office:value-type="string">
            <text:p>Campo Limpo Paulista (SP)</text:p>
          </table:table-cell>
          <table:table-cell table:style-name="ce1" office:value-type="float" office:value="85541"/>
        </table:table-row>
        <table:table-row table:style-name="ro1">
          <table:table-cell table:style-name="ce1" office:value-type="float" office:value="3509700"/>
          <table:table-cell table:style-name="ce1" office:value-type="string">
            <text:p>Campos do Jordão (SP)</text:p>
          </table:table-cell>
          <table:table-cell table:style-name="ce1" office:value-type="float" office:value="52405"/>
        </table:table-row>
        <table:table-row table:style-name="ro1">
          <table:table-cell table:style-name="ce1" office:value-type="float" office:value="3509809"/>
          <table:table-cell table:style-name="ce1" office:value-type="string">
            <text:p>Campos Novos Paulista (SP)</text:p>
          </table:table-cell>
          <table:table-cell table:style-name="ce1" office:value-type="float" office:value="4997"/>
        </table:table-row>
        <table:table-row table:style-name="ro1">
          <table:table-cell table:style-name="ce1" office:value-type="float" office:value="3509908"/>
          <table:table-cell table:style-name="ce1" office:value-type="string">
            <text:p>Cananéia (SP)</text:p>
          </table:table-cell>
          <table:table-cell table:style-name="ce1" office:value-type="float" office:value="12541"/>
        </table:table-row>
        <table:table-row table:style-name="ro1">
          <table:table-cell table:style-name="ce1" office:value-type="float" office:value="3509957"/>
          <table:table-cell table:style-name="ce1" office:value-type="string">
            <text:p>Canas (SP)</text:p>
          </table:table-cell>
          <table:table-cell table:style-name="ce1" office:value-type="float" office:value="5204"/>
        </table:table-row>
        <table:table-row table:style-name="ro1">
          <table:table-cell table:style-name="ce1" office:value-type="float" office:value="3510005"/>
          <table:table-cell table:style-name="ce1" office:value-type="string">
            <text:p>Cândido Mota (SP)</text:p>
          </table:table-cell>
          <table:table-cell table:style-name="ce1" office:value-type="float" office:value="31346"/>
        </table:table-row>
        <table:table-row table:style-name="ro1">
          <table:table-cell table:style-name="ce1" office:value-type="float" office:value="3510104"/>
          <table:table-cell table:style-name="ce1" office:value-type="string">
            <text:p>Cândido Rodrigues (SP)</text:p>
          </table:table-cell>
          <table:table-cell table:style-name="ce1" office:value-type="float" office:value="2799"/>
        </table:table-row>
        <table:table-row table:style-name="ro1">
          <table:table-cell table:style-name="ce1" office:value-type="float" office:value="3510153"/>
          <table:table-cell table:style-name="ce1" office:value-type="string">
            <text:p>Canitar (SP)</text:p>
          </table:table-cell>
          <table:table-cell table:style-name="ce1" office:value-type="float" office:value="5292"/>
        </table:table-row>
        <table:table-row table:style-name="ro1">
          <table:table-cell table:style-name="ce1" office:value-type="float" office:value="3510203"/>
          <table:table-cell table:style-name="ce1" office:value-type="string">
            <text:p>Capão Bonito (SP)</text:p>
          </table:table-cell>
          <table:table-cell table:style-name="ce1" office:value-type="float" office:value="47118"/>
        </table:table-row>
        <table:table-row table:style-name="ro1">
          <table:table-cell table:style-name="ce1" office:value-type="float" office:value="3510302"/>
          <table:table-cell table:style-name="ce1" office:value-type="string">
            <text:p>Capela do Alto (SP)</text:p>
          </table:table-cell>
          <table:table-cell table:style-name="ce1" office:value-type="float" office:value="20985"/>
        </table:table-row>
        <table:table-row table:style-name="ro1">
          <table:table-cell table:style-name="ce1" office:value-type="float" office:value="3510401"/>
          <table:table-cell table:style-name="ce1" office:value-type="string">
            <text:p>Capivari (SP)</text:p>
          </table:table-cell>
          <table:table-cell table:style-name="ce1" office:value-type="float" office:value="56379"/>
        </table:table-row>
        <table:table-row table:style-name="ro1">
          <table:table-cell table:style-name="ce1" office:value-type="float" office:value="3510500"/>
          <table:table-cell table:style-name="ce1" office:value-type="string">
            <text:p>Caraguatatuba (SP)</text:p>
          </table:table-cell>
          <table:table-cell table:style-name="ce1" office:value-type="float" office:value="123389"/>
        </table:table-row>
        <table:table-row table:style-name="ro1">
          <table:table-cell table:style-name="ce1" office:value-type="float" office:value="3510609"/>
          <table:table-cell table:style-name="ce1" office:value-type="string">
            <text:p>Carapicuíba (SP)</text:p>
          </table:table-cell>
          <table:table-cell table:style-name="ce1" office:value-type="float" office:value="403183"/>
        </table:table-row>
        <table:table-row table:style-name="ro1">
          <table:table-cell table:style-name="ce1" office:value-type="float" office:value="3510708"/>
          <table:table-cell table:style-name="ce1" office:value-type="string">
            <text:p>Cardoso (SP)</text:p>
          </table:table-cell>
          <table:table-cell table:style-name="ce1" office:value-type="float" office:value="12349"/>
        </table:table-row>
        <table:table-row table:style-name="ro1">
          <table:table-cell table:style-name="ce1" office:value-type="float" office:value="3510807"/>
          <table:table-cell table:style-name="ce1" office:value-type="string">
            <text:p>Casa Branca (SP)</text:p>
          </table:table-cell>
          <table:table-cell table:style-name="ce1" office:value-type="float" office:value="30520"/>
        </table:table-row>
        <table:table-row table:style-name="ro1">
          <table:table-cell table:style-name="ce1" office:value-type="float" office:value="3510906"/>
          <table:table-cell table:style-name="ce1" office:value-type="string">
            <text:p>Cássia dos Coqueiros (SP)</text:p>
          </table:table-cell>
          <table:table-cell table:style-name="ce1" office:value-type="float" office:value="2505"/>
        </table:table-row>
        <table:table-row table:style-name="ro1">
          <table:table-cell table:style-name="ce1" office:value-type="float" office:value="3511003"/>
          <table:table-cell table:style-name="ce1" office:value-type="string">
            <text:p>Castilho (SP)</text:p>
          </table:table-cell>
          <table:table-cell table:style-name="ce1" office:value-type="float" office:value="21267"/>
        </table:table-row>
        <table:table-row table:style-name="ro1">
          <table:table-cell table:style-name="ce1" office:value-type="float" office:value="3511102"/>
          <table:table-cell table:style-name="ce1" office:value-type="string">
            <text:p>Catanduva (SP)</text:p>
          </table:table-cell>
          <table:table-cell table:style-name="ce1" office:value-type="float" office:value="122497"/>
        </table:table-row>
        <table:table-row table:style-name="ro1">
          <table:table-cell table:style-name="ce1" office:value-type="float" office:value="3511201"/>
          <table:table-cell table:style-name="ce1" office:value-type="string">
            <text:p>Catiguá (SP)</text:p>
          </table:table-cell>
          <table:table-cell table:style-name="ce1" office:value-type="float" office:value="7855"/>
        </table:table-row>
        <table:table-row table:style-name="ro1">
          <table:table-cell table:style-name="ce1" office:value-type="float" office:value="3511300"/>
          <table:table-cell table:style-name="ce1" office:value-type="string">
            <text:p>Cedral (SP)</text:p>
          </table:table-cell>
          <table:table-cell table:style-name="ce1" office:value-type="float" office:value="9346"/>
        </table:table-row>
        <table:table-row table:style-name="ro1">
          <table:table-cell table:style-name="ce1" office:value-type="float" office:value="3511409"/>
          <table:table-cell table:style-name="ce1" office:value-type="string">
            <text:p>Cerqueira César (SP)</text:p>
          </table:table-cell>
          <table:table-cell table:style-name="ce1" office:value-type="float" office:value="20191"/>
        </table:table-row>
        <table:table-row table:style-name="ro1">
          <table:table-cell table:style-name="ce1" office:value-type="float" office:value="3511508"/>
          <table:table-cell table:style-name="ce1" office:value-type="string">
            <text:p>Cerquilho (SP)</text:p>
          </table:table-cell>
          <table:table-cell table:style-name="ce1" office:value-type="float" office:value="49802"/>
        </table:table-row>
        <table:table-row table:style-name="ro1">
          <table:table-cell table:style-name="ce1" office:value-type="float" office:value="3511607"/>
          <table:table-cell table:style-name="ce1" office:value-type="string">
            <text:p>Cesário Lange (SP)</text:p>
          </table:table-cell>
          <table:table-cell table:style-name="ce1" office:value-type="float" office:value="18375"/>
        </table:table-row>
        <table:table-row table:style-name="ro1">
          <table:table-cell table:style-name="ce1" office:value-type="float" office:value="3511706"/>
          <table:table-cell table:style-name="ce1" office:value-type="string">
            <text:p>Charqueada (SP)</text:p>
          </table:table-cell>
          <table:table-cell table:style-name="ce1" office:value-type="float" office:value="17367"/>
        </table:table-row>
        <table:table-row table:style-name="ro1">
          <table:table-cell table:style-name="ce1" office:value-type="float" office:value="3511904"/>
          <table:table-cell table:style-name="ce1" office:value-type="string">
            <text:p>Clementina (SP)</text:p>
          </table:table-cell>
          <table:table-cell table:style-name="ce1" office:value-type="float" office:value="8757"/>
        </table:table-row>
        <table:table-row table:style-name="ro1">
          <table:table-cell table:style-name="ce1" office:value-type="float" office:value="3512001"/>
          <table:table-cell table:style-name="ce1" office:value-type="string">
            <text:p>Colina (SP)</text:p>
          </table:table-cell>
          <table:table-cell table:style-name="ce1" office:value-type="float" office:value="18535"/>
        </table:table-row>
        <table:table-row table:style-name="ro1">
          <table:table-cell table:style-name="ce1" office:value-type="float" office:value="3512100"/>
          <table:table-cell table:style-name="ce1" office:value-type="string">
            <text:p>Colômbia (SP)</text:p>
          </table:table-cell>
          <table:table-cell table:style-name="ce1" office:value-type="float" office:value="6216"/>
        </table:table-row>
        <table:table-row table:style-name="ro1">
          <table:table-cell table:style-name="ce1" office:value-type="float" office:value="3512209"/>
          <table:table-cell table:style-name="ce1" office:value-type="string">
            <text:p>Conchal (SP)</text:p>
          </table:table-cell>
          <table:table-cell table:style-name="ce1" office:value-type="float" office:value="28273"/>
        </table:table-row>
        <table:table-row table:style-name="ro1">
          <table:table-cell table:style-name="ce1" office:value-type="float" office:value="3512308"/>
          <table:table-cell table:style-name="ce1" office:value-type="string">
            <text:p>Conchas (SP)</text:p>
          </table:table-cell>
          <table:table-cell table:style-name="ce1" office:value-type="float" office:value="18019"/>
        </table:table-row>
        <table:table-row table:style-name="ro1">
          <table:table-cell table:style-name="ce1" office:value-type="float" office:value="3512407"/>
          <table:table-cell table:style-name="ce1" office:value-type="string">
            <text:p>Cordeirópolis (SP)</text:p>
          </table:table-cell>
          <table:table-cell table:style-name="ce1" office:value-type="float" office:value="24826"/>
        </table:table-row>
        <table:table-row table:style-name="ro1">
          <table:table-cell table:style-name="ce1" office:value-type="float" office:value="3512506"/>
          <table:table-cell table:style-name="ce1" office:value-type="string">
            <text:p>Coroados (SP)</text:p>
          </table:table-cell>
          <table:table-cell table:style-name="ce1" office:value-type="float" office:value="6129"/>
        </table:table-row>
        <table:table-row table:style-name="ro1">
          <table:table-cell table:style-name="ce1" office:value-type="float" office:value="3512605"/>
          <table:table-cell table:style-name="ce1" office:value-type="string">
            <text:p>Coronel Macedo (SP)</text:p>
          </table:table-cell>
          <table:table-cell table:style-name="ce1" office:value-type="float" office:value="4635"/>
        </table:table-row>
        <table:table-row table:style-name="ro1">
          <table:table-cell table:style-name="ce1" office:value-type="float" office:value="3512704"/>
          <table:table-cell table:style-name="ce1" office:value-type="string">
            <text:p>Corumbataí (SP)</text:p>
          </table:table-cell>
          <table:table-cell table:style-name="ce1" office:value-type="float" office:value="4064"/>
        </table:table-row>
        <table:table-row table:style-name="ro1">
          <table:table-cell table:style-name="ce1" office:value-type="float" office:value="3512803"/>
          <table:table-cell table:style-name="ce1" office:value-type="string">
            <text:p>Cosmópolis (SP)</text:p>
          </table:table-cell>
          <table:table-cell table:style-name="ce1" office:value-type="float" office:value="73474"/>
        </table:table-row>
        <table:table-row table:style-name="ro1">
          <table:table-cell table:style-name="ce1" office:value-type="float" office:value="3512902"/>
          <table:table-cell table:style-name="ce1" office:value-type="string">
            <text:p>Cosmorama (SP)</text:p>
          </table:table-cell>
          <table:table-cell table:style-name="ce1" office:value-type="float" office:value="7298"/>
        </table:table-row>
        <table:table-row table:style-name="ro1">
          <table:table-cell table:style-name="ce1" office:value-type="float" office:value="3513009"/>
          <table:table-cell table:style-name="ce1" office:value-type="string">
            <text:p>Cotia (SP)</text:p>
          </table:table-cell>
          <table:table-cell table:style-name="ce1" office:value-type="float" office:value="253608"/>
        </table:table-row>
        <table:table-row table:style-name="ro1">
          <table:table-cell table:style-name="ce1" office:value-type="float" office:value="3513108"/>
          <table:table-cell table:style-name="ce1" office:value-type="string">
            <text:p>Cravinhos (SP)</text:p>
          </table:table-cell>
          <table:table-cell table:style-name="ce1" office:value-type="float" office:value="35579"/>
        </table:table-row>
        <table:table-row table:style-name="ro1">
          <table:table-cell table:style-name="ce1" office:value-type="float" office:value="3513207"/>
          <table:table-cell table:style-name="ce1" office:value-type="string">
            <text:p>Cristais Paulista (SP)</text:p>
          </table:table-cell>
          <table:table-cell table:style-name="ce1" office:value-type="float" office:value="8718"/>
        </table:table-row>
        <table:table-row table:style-name="ro1">
          <table:table-cell table:style-name="ce1" office:value-type="float" office:value="3513306"/>
          <table:table-cell table:style-name="ce1" office:value-type="string">
            <text:p>Cruzália (SP)</text:p>
          </table:table-cell>
          <table:table-cell table:style-name="ce1" office:value-type="float" office:value="2046"/>
        </table:table-row>
        <table:table-row table:style-name="ro1">
          <table:table-cell table:style-name="ce1" office:value-type="float" office:value="3513405"/>
          <table:table-cell table:style-name="ce1" office:value-type="string">
            <text:p>Cruzeiro (SP)</text:p>
          </table:table-cell>
          <table:table-cell table:style-name="ce1" office:value-type="float" office:value="82571"/>
        </table:table-row>
        <table:table-row table:style-name="ro1">
          <table:table-cell table:style-name="ce1" office:value-type="float" office:value="3513504"/>
          <table:table-cell table:style-name="ce1" office:value-type="string">
            <text:p>Cubatão (SP)</text:p>
          </table:table-cell>
          <table:table-cell table:style-name="ce1" office:value-type="float" office:value="131626"/>
        </table:table-row>
        <table:table-row table:style-name="ro1">
          <table:table-cell table:style-name="ce1" office:value-type="float" office:value="3513603"/>
          <table:table-cell table:style-name="ce1" office:value-type="string">
            <text:p>Cunha (SP)</text:p>
          </table:table-cell>
          <table:table-cell table:style-name="ce1" office:value-type="float" office:value="21459"/>
        </table:table-row>
        <table:table-row table:style-name="ro1">
          <table:table-cell table:style-name="ce1" office:value-type="float" office:value="3513702"/>
          <table:table-cell table:style-name="ce1" office:value-type="string">
            <text:p>Descalvado (SP)</text:p>
          </table:table-cell>
          <table:table-cell table:style-name="ce1" office:value-type="float" office:value="33910"/>
        </table:table-row>
        <table:table-row table:style-name="ro1">
          <table:table-cell table:style-name="ce1" office:value-type="float" office:value="3513801"/>
          <table:table-cell table:style-name="ce1" office:value-type="string">
            <text:p>Diadema (SP)</text:p>
          </table:table-cell>
          <table:table-cell table:style-name="ce1" office:value-type="float" office:value="426757"/>
        </table:table-row>
        <table:table-row table:style-name="ro1">
          <table:table-cell table:style-name="ce1" office:value-type="float" office:value="3513850"/>
          <table:table-cell table:style-name="ce1" office:value-type="string">
            <text:p>Dirce Reis (SP)</text:p>
          </table:table-cell>
          <table:table-cell table:style-name="ce1" office:value-type="float" office:value="1799"/>
        </table:table-row>
        <table:table-row table:style-name="ro1">
          <table:table-cell table:style-name="ce1" office:value-type="float" office:value="3513900"/>
          <table:table-cell table:style-name="ce1" office:value-type="string">
            <text:p>Divinolândia (SP)</text:p>
          </table:table-cell>
          <table:table-cell table:style-name="ce1" office:value-type="float" office:value="11086"/>
        </table:table-row>
        <table:table-row table:style-name="ro1">
          <table:table-cell table:style-name="ce1" office:value-type="float" office:value="3514007"/>
          <table:table-cell table:style-name="ce1" office:value-type="string">
            <text:p>Dobrada (SP)</text:p>
          </table:table-cell>
          <table:table-cell table:style-name="ce1" office:value-type="float" office:value="9010"/>
        </table:table-row>
        <table:table-row table:style-name="ro1">
          <table:table-cell table:style-name="ce1" office:value-type="float" office:value="3514106"/>
          <table:table-cell table:style-name="ce1" office:value-type="string">
            <text:p>Dois Córregos (SP)</text:p>
          </table:table-cell>
          <table:table-cell table:style-name="ce1" office:value-type="float" office:value="27512"/>
        </table:table-row>
        <table:table-row table:style-name="ro1">
          <table:table-cell table:style-name="ce1" office:value-type="float" office:value="3514205"/>
          <table:table-cell table:style-name="ce1" office:value-type="string">
            <text:p>Dolcinópolis (SP)</text:p>
          </table:table-cell>
          <table:table-cell table:style-name="ce1" office:value-type="float" office:value="2112"/>
        </table:table-row>
        <table:table-row table:style-name="ro1">
          <table:table-cell table:style-name="ce1" office:value-type="float" office:value="3514304"/>
          <table:table-cell table:style-name="ce1" office:value-type="string">
            <text:p>Dourado (SP)</text:p>
          </table:table-cell>
          <table:table-cell table:style-name="ce1" office:value-type="float" office:value="8878"/>
        </table:table-row>
        <table:table-row table:style-name="ro1">
          <table:table-cell table:style-name="ce1" office:value-type="float" office:value="3514403"/>
          <table:table-cell table:style-name="ce1" office:value-type="string">
            <text:p>Dracena (SP)</text:p>
          </table:table-cell>
          <table:table-cell table:style-name="ce1" office:value-type="float" office:value="47043"/>
        </table:table-row>
        <table:table-row table:style-name="ro1">
          <table:table-cell table:style-name="ce1" office:value-type="float" office:value="3514502"/>
          <table:table-cell table:style-name="ce1" office:value-type="string">
            <text:p>Duartina (SP)</text:p>
          </table:table-cell>
          <table:table-cell table:style-name="ce1" office:value-type="float" office:value="12433"/>
        </table:table-row>
        <table:table-row table:style-name="ro1">
          <table:table-cell table:style-name="ce1" office:value-type="float" office:value="3514601"/>
          <table:table-cell table:style-name="ce1" office:value-type="string">
            <text:p>Dumont (SP)</text:p>
          </table:table-cell>
          <table:table-cell table:style-name="ce1" office:value-type="float" office:value="10023"/>
        </table:table-row>
        <table:table-row table:style-name="ro1">
          <table:table-cell table:style-name="ce1" office:value-type="float" office:value="3514700"/>
          <table:table-cell table:style-name="ce1" office:value-type="string">
            <text:p>Echaporã (SP)</text:p>
          </table:table-cell>
          <table:table-cell table:style-name="ce1" office:value-type="float" office:value="6064"/>
        </table:table-row>
        <table:table-row table:style-name="ro1">
          <table:table-cell table:style-name="ce1" office:value-type="float" office:value="3514809"/>
          <table:table-cell table:style-name="ce1" office:value-type="string">
            <text:p>Eldorado (SP)</text:p>
          </table:table-cell>
          <table:table-cell table:style-name="ce1" office:value-type="float" office:value="15544"/>
        </table:table-row>
        <table:table-row table:style-name="ro1">
          <table:table-cell table:style-name="ce1" office:value-type="float" office:value="3514908"/>
          <table:table-cell table:style-name="ce1" office:value-type="string">
            <text:p>Elias Fausto (SP)</text:p>
          </table:table-cell>
          <table:table-cell table:style-name="ce1" office:value-type="float" office:value="17936"/>
        </table:table-row>
        <table:table-row table:style-name="ro1">
          <table:table-cell table:style-name="ce1" office:value-type="float" office:value="3514924"/>
          <table:table-cell table:style-name="ce1" office:value-type="string">
            <text:p>Elisiário (SP)</text:p>
          </table:table-cell>
          <table:table-cell table:style-name="ce1" office:value-type="float" office:value="3697"/>
        </table:table-row>
        <table:table-row table:style-name="ro1">
          <table:table-cell table:style-name="ce1" office:value-type="float" office:value="3514957"/>
          <table:table-cell table:style-name="ce1" office:value-type="string">
            <text:p>Embaúba (SP)</text:p>
          </table:table-cell>
          <table:table-cell table:style-name="ce1" office:value-type="float" office:value="2449"/>
        </table:table-row>
        <table:table-row table:style-name="ro1">
          <table:table-cell table:style-name="ce1" office:value-type="float" office:value="3515004"/>
          <table:table-cell table:style-name="ce1" office:value-type="string">
            <text:p>Embu das Artes (SP)</text:p>
          </table:table-cell>
          <table:table-cell table:style-name="ce1" office:value-type="float" office:value="276535"/>
        </table:table-row>
        <table:table-row table:style-name="ro1">
          <table:table-cell table:style-name="ce1" office:value-type="float" office:value="3515103"/>
          <table:table-cell table:style-name="ce1" office:value-type="string">
            <text:p>Embu-Guaçu (SP)</text:p>
          </table:table-cell>
          <table:table-cell table:style-name="ce1" office:value-type="float" office:value="69901"/>
        </table:table-row>
        <table:table-row table:style-name="ro1">
          <table:table-cell table:style-name="ce1" office:value-type="float" office:value="3515129"/>
          <table:table-cell table:style-name="ce1" office:value-type="string">
            <text:p>Emilianópolis (SP)</text:p>
          </table:table-cell>
          <table:table-cell table:style-name="ce1" office:value-type="float" office:value="3227"/>
        </table:table-row>
        <table:table-row table:style-name="ro1">
          <table:table-cell table:style-name="ce1" office:value-type="float" office:value="3515152"/>
          <table:table-cell table:style-name="ce1" office:value-type="string">
            <text:p>Engenheiro Coelho (SP)</text:p>
          </table:table-cell>
          <table:table-cell table:style-name="ce1" office:value-type="float" office:value="21249"/>
        </table:table-row>
        <table:table-row table:style-name="ro1">
          <table:table-cell table:style-name="ce1" office:value-type="float" office:value="3515186"/>
          <table:table-cell table:style-name="ce1" office:value-type="string">
            <text:p>Espírito Santo do Pinhal (SP)</text:p>
          </table:table-cell>
          <table:table-cell table:style-name="ce1" office:value-type="float" office:value="44471"/>
        </table:table-row>
        <table:table-row table:style-name="ro1">
          <table:table-cell table:style-name="ce1" office:value-type="float" office:value="3515194"/>
          <table:table-cell table:style-name="ce1" office:value-type="string">
            <text:p>Espírito Santo do Turvo (SP)</text:p>
          </table:table-cell>
          <table:table-cell table:style-name="ce1" office:value-type="float" office:value="4878"/>
        </table:table-row>
        <table:table-row table:style-name="ro1">
          <table:table-cell table:style-name="ce1" office:value-type="float" office:value="3515202"/>
          <table:table-cell table:style-name="ce1" office:value-type="string">
            <text:p>Estrela d'Oeste (SP)</text:p>
          </table:table-cell>
          <table:table-cell table:style-name="ce1" office:value-type="float" office:value="8419"/>
        </table:table-row>
        <table:table-row table:style-name="ro1">
          <table:table-cell table:style-name="ce1" office:value-type="float" office:value="3515301"/>
          <table:table-cell table:style-name="ce1" office:value-type="string">
            <text:p>Estrela do Norte (SP)</text:p>
          </table:table-cell>
          <table:table-cell table:style-name="ce1" office:value-type="float" office:value="2770"/>
        </table:table-row>
        <table:table-row table:style-name="ro1">
          <table:table-cell table:style-name="ce1" office:value-type="float" office:value="3515350"/>
          <table:table-cell table:style-name="ce1" office:value-type="string">
            <text:p>Euclides da Cunha Paulista (SP)</text:p>
          </table:table-cell>
          <table:table-cell table:style-name="ce1" office:value-type="float" office:value="9325"/>
        </table:table-row>
        <table:table-row table:style-name="ro1">
          <table:table-cell table:style-name="ce1" office:value-type="float" office:value="3515400"/>
          <table:table-cell table:style-name="ce1" office:value-type="string">
            <text:p>Fartura (SP)</text:p>
          </table:table-cell>
          <table:table-cell table:style-name="ce1" office:value-type="float" office:value="16070"/>
        </table:table-row>
        <table:table-row table:style-name="ro1">
          <table:table-cell table:style-name="ce1" office:value-type="float" office:value="3515509"/>
          <table:table-cell table:style-name="ce1" office:value-type="string">
            <text:p>Fernandópolis (SP)</text:p>
          </table:table-cell>
          <table:table-cell table:style-name="ce1" office:value-type="float" office:value="69402"/>
        </table:table-row>
        <table:table-row table:style-name="ro1">
          <table:table-cell table:style-name="ce1" office:value-type="float" office:value="3515608"/>
          <table:table-cell table:style-name="ce1" office:value-type="string">
            <text:p>Fernando Prestes (SP)</text:p>
          </table:table-cell>
          <table:table-cell table:style-name="ce1" office:value-type="float" office:value="5794"/>
        </table:table-row>
        <table:table-row table:style-name="ro1">
          <table:table-cell table:style-name="ce1" office:value-type="float" office:value="3515657"/>
          <table:table-cell table:style-name="ce1" office:value-type="string">
            <text:p>Fernão (SP)</text:p>
          </table:table-cell>
          <table:table-cell table:style-name="ce1" office:value-type="float" office:value="1727"/>
        </table:table-row>
        <table:table-row table:style-name="ro1">
          <table:table-cell table:style-name="ce1" office:value-type="float" office:value="3515707"/>
          <table:table-cell table:style-name="ce1" office:value-type="string">
            <text:p>Ferraz de Vasconcelos (SP)</text:p>
          </table:table-cell>
          <table:table-cell table:style-name="ce1" office:value-type="float" office:value="196500"/>
        </table:table-row>
        <table:table-row table:style-name="ro1">
          <table:table-cell table:style-name="ce1" office:value-type="float" office:value="3515806"/>
          <table:table-cell table:style-name="ce1" office:value-type="string">
            <text:p>Flora Rica (SP)</text:p>
          </table:table-cell>
          <table:table-cell table:style-name="ce1" office:value-type="float" office:value="1430"/>
        </table:table-row>
        <table:table-row table:style-name="ro1">
          <table:table-cell table:style-name="ce1" office:value-type="float" office:value="3515905"/>
          <table:table-cell table:style-name="ce1" office:value-type="string">
            <text:p>Floreal (SP)</text:p>
          </table:table-cell>
          <table:table-cell table:style-name="ce1" office:value-type="float" office:value="2900"/>
        </table:table-row>
        <table:table-row table:style-name="ro1">
          <table:table-cell table:style-name="ce1" office:value-type="float" office:value="3516002"/>
          <table:table-cell table:style-name="ce1" office:value-type="string">
            <text:p>Flórida Paulista (SP)</text:p>
          </table:table-cell>
          <table:table-cell table:style-name="ce1" office:value-type="float" office:value="14790"/>
        </table:table-row>
        <table:table-row table:style-name="ro1">
          <table:table-cell table:style-name="ce1" office:value-type="float" office:value="3516101"/>
          <table:table-cell table:style-name="ce1" office:value-type="string">
            <text:p>Florínea (SP)</text:p>
          </table:table-cell>
          <table:table-cell table:style-name="ce1" office:value-type="float" office:value="2653"/>
        </table:table-row>
        <table:table-row table:style-name="ro1">
          <table:table-cell table:style-name="ce1" office:value-type="float" office:value="3516200"/>
          <table:table-cell table:style-name="ce1" office:value-type="string">
            <text:p>Franca (SP)</text:p>
          </table:table-cell>
          <table:table-cell table:style-name="ce1" office:value-type="float" office:value="355901"/>
        </table:table-row>
        <table:table-row table:style-name="ro1">
          <table:table-cell table:style-name="ce1" office:value-type="float" office:value="3516309"/>
          <table:table-cell table:style-name="ce1" office:value-type="string">
            <text:p>Francisco Morato (SP)</text:p>
          </table:table-cell>
          <table:table-cell table:style-name="ce1" office:value-type="float" office:value="177633"/>
        </table:table-row>
        <table:table-row table:style-name="ro1">
          <table:table-cell table:style-name="ce1" office:value-type="float" office:value="3516408"/>
          <table:table-cell table:style-name="ce1" office:value-type="string">
            <text:p>Franco da Rocha (SP)</text:p>
          </table:table-cell>
          <table:table-cell table:style-name="ce1" office:value-type="float" office:value="156492"/>
        </table:table-row>
        <table:table-row table:style-name="ro1">
          <table:table-cell table:style-name="ce1" office:value-type="float" office:value="3516507"/>
          <table:table-cell table:style-name="ce1" office:value-type="string">
            <text:p>Gabriel Monteiro (SP)</text:p>
          </table:table-cell>
          <table:table-cell table:style-name="ce1" office:value-type="float" office:value="2776"/>
        </table:table-row>
        <table:table-row table:style-name="ro1">
          <table:table-cell table:style-name="ce1" office:value-type="float" office:value="3516606"/>
          <table:table-cell table:style-name="ce1" office:value-type="string">
            <text:p>Gália (SP)</text:p>
          </table:table-cell>
          <table:table-cell table:style-name="ce1" office:value-type="float" office:value="6482"/>
        </table:table-row>
        <table:table-row table:style-name="ro1">
          <table:table-cell table:style-name="ce1" office:value-type="float" office:value="3516705"/>
          <table:table-cell table:style-name="ce1" office:value-type="string">
            <text:p>Garça (SP)</text:p>
          </table:table-cell>
          <table:table-cell table:style-name="ce1" office:value-type="float" office:value="44409"/>
        </table:table-row>
        <table:table-row table:style-name="ro1">
          <table:table-cell table:style-name="ce1" office:value-type="float" office:value="3516804"/>
          <table:table-cell table:style-name="ce1" office:value-type="string">
            <text:p>Gastão Vidigal (SP)</text:p>
          </table:table-cell>
          <table:table-cell table:style-name="ce1" office:value-type="float" office:value="4860"/>
        </table:table-row>
        <table:table-row table:style-name="ro1">
          <table:table-cell table:style-name="ce1" office:value-type="float" office:value="3516853"/>
          <table:table-cell table:style-name="ce1" office:value-type="string">
            <text:p>Gavião Peixoto (SP)</text:p>
          </table:table-cell>
          <table:table-cell table:style-name="ce1" office:value-type="float" office:value="4815"/>
        </table:table-row>
        <table:table-row table:style-name="ro1">
          <table:table-cell table:style-name="ce1" office:value-type="float" office:value="3516903"/>
          <table:table-cell table:style-name="ce1" office:value-type="string">
            <text:p>General Salgado (SP)</text:p>
          </table:table-cell>
          <table:table-cell table:style-name="ce1" office:value-type="float" office:value="10862"/>
        </table:table-row>
        <table:table-row table:style-name="ro1">
          <table:table-cell table:style-name="ce1" office:value-type="float" office:value="3517000"/>
          <table:table-cell table:style-name="ce1" office:value-type="string">
            <text:p>Getulina (SP)</text:p>
          </table:table-cell>
          <table:table-cell table:style-name="ce1" office:value-type="float" office:value="11447"/>
        </table:table-row>
        <table:table-row table:style-name="ro1">
          <table:table-cell table:style-name="ce1" office:value-type="float" office:value="3517109"/>
          <table:table-cell table:style-name="ce1" office:value-type="string">
            <text:p>Glicério (SP)</text:p>
          </table:table-cell>
          <table:table-cell table:style-name="ce1" office:value-type="float" office:value="4829"/>
        </table:table-row>
        <table:table-row table:style-name="ro1">
          <table:table-cell table:style-name="ce1" office:value-type="float" office:value="3517208"/>
          <table:table-cell table:style-name="ce1" office:value-type="string">
            <text:p>Guaiçara (SP)</text:p>
          </table:table-cell>
          <table:table-cell table:style-name="ce1" office:value-type="float" office:value="12294"/>
        </table:table-row>
        <table:table-row table:style-name="ro1">
          <table:table-cell table:style-name="ce1" office:value-type="float" office:value="3517307"/>
          <table:table-cell table:style-name="ce1" office:value-type="string">
            <text:p>Guaimbê (SP)</text:p>
          </table:table-cell>
          <table:table-cell table:style-name="ce1" office:value-type="float" office:value="5785"/>
        </table:table-row>
        <table:table-row table:style-name="ro1">
          <table:table-cell table:style-name="ce1" office:value-type="float" office:value="3517406"/>
          <table:table-cell table:style-name="ce1" office:value-type="string">
            <text:p>Guaíra (SP)</text:p>
          </table:table-cell>
          <table:table-cell table:style-name="ce1" office:value-type="float" office:value="41040"/>
        </table:table-row>
        <table:table-row table:style-name="ro1">
          <table:table-cell table:style-name="ce1" office:value-type="float" office:value="3517505"/>
          <table:table-cell table:style-name="ce1" office:value-type="string">
            <text:p>Guapiaçu (SP)</text:p>
          </table:table-cell>
          <table:table-cell table:style-name="ce1" office:value-type="float" office:value="21775"/>
        </table:table-row>
        <table:table-row table:style-name="ro1">
          <table:table-cell table:style-name="ce1" office:value-type="float" office:value="3517604"/>
          <table:table-cell table:style-name="ce1" office:value-type="string">
            <text:p>Guapiara (SP)</text:p>
          </table:table-cell>
          <table:table-cell table:style-name="ce1" office:value-type="float" office:value="17025"/>
        </table:table-row>
        <table:table-row table:style-name="ro1">
          <table:table-cell table:style-name="ce1" office:value-type="float" office:value="3517703"/>
          <table:table-cell table:style-name="ce1" office:value-type="string">
            <text:p>Guará (SP)</text:p>
          </table:table-cell>
          <table:table-cell table:style-name="ce1" office:value-type="float" office:value="21308"/>
        </table:table-row>
        <table:table-row table:style-name="ro1">
          <table:table-cell table:style-name="ce1" office:value-type="float" office:value="3517802"/>
          <table:table-cell table:style-name="ce1" office:value-type="string">
            <text:p>Guaraçaí (SP)</text:p>
          </table:table-cell>
          <table:table-cell table:style-name="ce1" office:value-type="float" office:value="8290"/>
        </table:table-row>
        <table:table-row table:style-name="ro1">
          <table:table-cell table:style-name="ce1" office:value-type="float" office:value="3517901"/>
          <table:table-cell table:style-name="ce1" office:value-type="string">
            <text:p>Guaraci (SP)</text:p>
          </table:table-cell>
          <table:table-cell table:style-name="ce1" office:value-type="float" office:value="11287"/>
        </table:table-row>
        <table:table-row table:style-name="ro1">
          <table:table-cell table:style-name="ce1" office:value-type="float" office:value="3518008"/>
          <table:table-cell table:style-name="ce1" office:value-type="string">
            <text:p>Guarani d'Oeste (SP)</text:p>
          </table:table-cell>
          <table:table-cell table:style-name="ce1" office:value-type="float" office:value="1998"/>
        </table:table-row>
        <table:table-row table:style-name="ro1">
          <table:table-cell table:style-name="ce1" office:value-type="float" office:value="3518107"/>
          <table:table-cell table:style-name="ce1" office:value-type="string">
            <text:p>Guarantã (SP)</text:p>
          </table:table-cell>
          <table:table-cell table:style-name="ce1" office:value-type="float" office:value="6675"/>
        </table:table-row>
        <table:table-row table:style-name="ro1">
          <table:table-cell table:style-name="ce1" office:value-type="float" office:value="3518206"/>
          <table:table-cell table:style-name="ce1" office:value-type="string">
            <text:p>Guararapes (SP)</text:p>
          </table:table-cell>
          <table:table-cell table:style-name="ce1" office:value-type="float" office:value="33100"/>
        </table:table-row>
        <table:table-row table:style-name="ro1">
          <table:table-cell table:style-name="ce1" office:value-type="float" office:value="3518305"/>
          <table:table-cell table:style-name="ce1" office:value-type="string">
            <text:p>Guararema (SP)</text:p>
          </table:table-cell>
          <table:table-cell table:style-name="ce1" office:value-type="float" office:value="30136"/>
        </table:table-row>
        <table:table-row table:style-name="ro1">
          <table:table-cell table:style-name="ce1" office:value-type="float" office:value="3518404"/>
          <table:table-cell table:style-name="ce1" office:value-type="string">
            <text:p>Guaratinguetá (SP)</text:p>
          </table:table-cell>
          <table:table-cell table:style-name="ce1" office:value-type="float" office:value="122505"/>
        </table:table-row>
        <table:table-row table:style-name="ro1">
          <table:table-cell table:style-name="ce1" office:value-type="float" office:value="3518503"/>
          <table:table-cell table:style-name="ce1" office:value-type="string">
            <text:p>Guareí (SP)</text:p>
          </table:table-cell>
          <table:table-cell table:style-name="ce1" office:value-type="float" office:value="18887"/>
        </table:table-row>
        <table:table-row table:style-name="ro1">
          <table:table-cell table:style-name="ce1" office:value-type="float" office:value="3518602"/>
          <table:table-cell table:style-name="ce1" office:value-type="string">
            <text:p>Guariba (SP)</text:p>
          </table:table-cell>
          <table:table-cell table:style-name="ce1" office:value-type="float" office:value="40487"/>
        </table:table-row>
        <table:table-row table:style-name="ro1">
          <table:table-cell table:style-name="ce1" office:value-type="float" office:value="3518701"/>
          <table:table-cell table:style-name="ce1" office:value-type="string">
            <text:p>Guarujá (SP)</text:p>
          </table:table-cell>
          <table:table-cell table:style-name="ce1" office:value-type="float" office:value="322750"/>
        </table:table-row>
        <table:table-row table:style-name="ro1">
          <table:table-cell table:style-name="ce1" office:value-type="float" office:value="3518800"/>
          <table:table-cell table:style-name="ce1" office:value-type="string">
            <text:p>Guarulhos (SP)</text:p>
          </table:table-cell>
          <table:table-cell table:style-name="ce1" office:value-type="float" office:value="1392121"/>
        </table:table-row>
        <table:table-row table:style-name="ro1">
          <table:table-cell table:style-name="ce1" office:value-type="float" office:value="3518859"/>
          <table:table-cell table:style-name="ce1" office:value-type="string">
            <text:p>Guatapará (SP)</text:p>
          </table:table-cell>
          <table:table-cell table:style-name="ce1" office:value-type="float" office:value="7709"/>
        </table:table-row>
        <table:table-row table:style-name="ro1">
          <table:table-cell table:style-name="ce1" office:value-type="float" office:value="3518909"/>
          <table:table-cell table:style-name="ce1" office:value-type="string">
            <text:p>Guzolândia (SP)</text:p>
          </table:table-cell>
          <table:table-cell table:style-name="ce1" office:value-type="float" office:value="5307"/>
        </table:table-row>
        <table:table-row table:style-name="ro1">
          <table:table-cell table:style-name="ce1" office:value-type="float" office:value="3519006"/>
          <table:table-cell table:style-name="ce1" office:value-type="string">
            <text:p>Herculândia (SP)</text:p>
          </table:table-cell>
          <table:table-cell table:style-name="ce1" office:value-type="float" office:value="9588"/>
        </table:table-row>
        <table:table-row table:style-name="ro1">
          <table:table-cell table:style-name="ce1" office:value-type="float" office:value="3519055"/>
          <table:table-cell table:style-name="ce1" office:value-type="string">
            <text:p>Holambra (SP)</text:p>
          </table:table-cell>
          <table:table-cell table:style-name="ce1" office:value-type="float" office:value="15272"/>
        </table:table-row>
        <table:table-row table:style-name="ro1">
          <table:table-cell table:style-name="ce1" office:value-type="float" office:value="3519071"/>
          <table:table-cell table:style-name="ce1" office:value-type="string">
            <text:p>Hortolândia (SP)</text:p>
          </table:table-cell>
          <table:table-cell table:style-name="ce1" office:value-type="float" office:value="234259"/>
        </table:table-row>
        <table:table-row table:style-name="ro1">
          <table:table-cell table:style-name="ce1" office:value-type="float" office:value="3519105"/>
          <table:table-cell table:style-name="ce1" office:value-type="string">
            <text:p>Iacanga (SP)</text:p>
          </table:table-cell>
          <table:table-cell table:style-name="ce1" office:value-type="float" office:value="11858"/>
        </table:table-row>
        <table:table-row table:style-name="ro1">
          <table:table-cell table:style-name="ce1" office:value-type="float" office:value="3519204"/>
          <table:table-cell table:style-name="ce1" office:value-type="string">
            <text:p>Iacri (SP)</text:p>
          </table:table-cell>
          <table:table-cell table:style-name="ce1" office:value-type="float" office:value="6295"/>
        </table:table-row>
        <table:table-row table:style-name="ro1">
          <table:table-cell table:style-name="ce1" office:value-type="float" office:value="3519253"/>
          <table:table-cell table:style-name="ce1" office:value-type="string">
            <text:p>Iaras (SP)</text:p>
          </table:table-cell>
          <table:table-cell table:style-name="ce1" office:value-type="float" office:value="9517"/>
        </table:table-row>
        <table:table-row table:style-name="ro1">
          <table:table-cell table:style-name="ce1" office:value-type="float" office:value="3519303"/>
          <table:table-cell table:style-name="ce1" office:value-type="string">
            <text:p>Ibaté (SP)</text:p>
          </table:table-cell>
          <table:table-cell table:style-name="ce1" office:value-type="float" office:value="35472"/>
        </table:table-row>
        <table:table-row table:style-name="ro1">
          <table:table-cell table:style-name="ce1" office:value-type="float" office:value="3519402"/>
          <table:table-cell table:style-name="ce1" office:value-type="string">
            <text:p>Ibirá (SP)</text:p>
          </table:table-cell>
          <table:table-cell table:style-name="ce1" office:value-type="float" office:value="12518"/>
        </table:table-row>
        <table:table-row table:style-name="ro1">
          <table:table-cell table:style-name="ce1" office:value-type="float" office:value="3519501"/>
          <table:table-cell table:style-name="ce1" office:value-type="string">
            <text:p>Ibirarema (SP)</text:p>
          </table:table-cell>
          <table:table-cell table:style-name="ce1" office:value-type="float" office:value="7841"/>
        </table:table-row>
        <table:table-row table:style-name="ro1">
          <table:table-cell table:style-name="ce1" office:value-type="float" office:value="3519600"/>
          <table:table-cell table:style-name="ce1" office:value-type="string">
            <text:p>Ibitinga (SP)</text:p>
          </table:table-cell>
          <table:table-cell table:style-name="ce1" office:value-type="float" office:value="60600"/>
        </table:table-row>
        <table:table-row table:style-name="ro1">
          <table:table-cell table:style-name="ce1" office:value-type="float" office:value="3519709"/>
          <table:table-cell table:style-name="ce1" office:value-type="string">
            <text:p>Ibiúna (SP)</text:p>
          </table:table-cell>
          <table:table-cell table:style-name="ce1" office:value-type="float" office:value="79479"/>
        </table:table-row>
        <table:table-row table:style-name="ro1">
          <table:table-cell table:style-name="ce1" office:value-type="float" office:value="3519808"/>
          <table:table-cell table:style-name="ce1" office:value-type="string">
            <text:p>Icém (SP)</text:p>
          </table:table-cell>
          <table:table-cell table:style-name="ce1" office:value-type="float" office:value="8304"/>
        </table:table-row>
        <table:table-row table:style-name="ro1">
          <table:table-cell table:style-name="ce1" office:value-type="float" office:value="3519907"/>
          <table:table-cell table:style-name="ce1" office:value-type="string">
            <text:p>Iepê (SP)</text:p>
          </table:table-cell>
          <table:table-cell table:style-name="ce1" office:value-type="float" office:value="8194"/>
        </table:table-row>
        <table:table-row table:style-name="ro1">
          <table:table-cell table:style-name="ce1" office:value-type="float" office:value="3520004"/>
          <table:table-cell table:style-name="ce1" office:value-type="string">
            <text:p>Igaraçu do Tietê (SP)</text:p>
          </table:table-cell>
          <table:table-cell table:style-name="ce1" office:value-type="float" office:value="24749"/>
        </table:table-row>
        <table:table-row table:style-name="ro1">
          <table:table-cell table:style-name="ce1" office:value-type="float" office:value="3520103"/>
          <table:table-cell table:style-name="ce1" office:value-type="string">
            <text:p>Igarapava (SP)</text:p>
          </table:table-cell>
          <table:table-cell table:style-name="ce1" office:value-type="float" office:value="30614"/>
        </table:table-row>
        <table:table-row table:style-name="ro1">
          <table:table-cell table:style-name="ce1" office:value-type="float" office:value="3520202"/>
          <table:table-cell table:style-name="ce1" office:value-type="string">
            <text:p>Igaratá (SP)</text:p>
          </table:table-cell>
          <table:table-cell table:style-name="ce1" office:value-type="float" office:value="9583"/>
        </table:table-row>
        <table:table-row table:style-name="ro1">
          <table:table-cell table:style-name="ce1" office:value-type="float" office:value="3520301"/>
          <table:table-cell table:style-name="ce1" office:value-type="string">
            <text:p>Iguape (SP)</text:p>
          </table:table-cell>
          <table:table-cell table:style-name="ce1" office:value-type="float" office:value="30989"/>
        </table:table-row>
        <table:table-row table:style-name="ro1">
          <table:table-cell table:style-name="ce1" office:value-type="float" office:value="3520400"/>
          <table:table-cell table:style-name="ce1" office:value-type="string">
            <text:p>Ilhabela (SP)</text:p>
          </table:table-cell>
          <table:table-cell table:style-name="ce1" office:value-type="float" office:value="35591"/>
        </table:table-row>
        <table:table-row table:style-name="ro1">
          <table:table-cell table:style-name="ce1" office:value-type="float" office:value="3520426"/>
          <table:table-cell table:style-name="ce1" office:value-type="string">
            <text:p>Ilha Comprida (SP)</text:p>
          </table:table-cell>
          <table:table-cell table:style-name="ce1" office:value-type="float" office:value="11362"/>
        </table:table-row>
        <table:table-row table:style-name="ro1">
          <table:table-cell table:style-name="ce1" office:value-type="float" office:value="3520442"/>
          <table:table-cell table:style-name="ce1" office:value-type="string">
            <text:p>Ilha Solteira (SP)</text:p>
          </table:table-cell>
          <table:table-cell table:style-name="ce1" office:value-type="float" office:value="26788"/>
        </table:table-row>
        <table:table-row table:style-name="ro1">
          <table:table-cell table:style-name="ce1" office:value-type="float" office:value="3520509"/>
          <table:table-cell table:style-name="ce1" office:value-type="string">
            <text:p>Indaiatuba (SP)</text:p>
          </table:table-cell>
          <table:table-cell table:style-name="ce1" office:value-type="float" office:value="256223"/>
        </table:table-row>
        <table:table-row table:style-name="ro1">
          <table:table-cell table:style-name="ce1" office:value-type="float" office:value="3520608"/>
          <table:table-cell table:style-name="ce1" office:value-type="string">
            <text:p>Indiana (SP)</text:p>
          </table:table-cell>
          <table:table-cell table:style-name="ce1" office:value-type="float" office:value="4879"/>
        </table:table-row>
        <table:table-row table:style-name="ro1">
          <table:table-cell table:style-name="ce1" office:value-type="float" office:value="3520707"/>
          <table:table-cell table:style-name="ce1" office:value-type="string">
            <text:p>Indiaporã (SP)</text:p>
          </table:table-cell>
          <table:table-cell table:style-name="ce1" office:value-type="float" office:value="3886"/>
        </table:table-row>
        <table:table-row table:style-name="ro1">
          <table:table-cell table:style-name="ce1" office:value-type="float" office:value="3520806"/>
          <table:table-cell table:style-name="ce1" office:value-type="string">
            <text:p>Inúbia Paulista (SP)</text:p>
          </table:table-cell>
          <table:table-cell table:style-name="ce1" office:value-type="float" office:value="4019"/>
        </table:table-row>
        <table:table-row table:style-name="ro1">
          <table:table-cell table:style-name="ce1" office:value-type="float" office:value="3520905"/>
          <table:table-cell table:style-name="ce1" office:value-type="string">
            <text:p>Ipaussu (SP)</text:p>
          </table:table-cell>
          <table:table-cell table:style-name="ce1" office:value-type="float" office:value="15069"/>
        </table:table-row>
        <table:table-row table:style-name="ro1">
          <table:table-cell table:style-name="ce1" office:value-type="float" office:value="3521002"/>
          <table:table-cell table:style-name="ce1" office:value-type="string">
            <text:p>Iperó (SP)</text:p>
          </table:table-cell>
          <table:table-cell table:style-name="ce1" office:value-type="float" office:value="37964"/>
        </table:table-row>
        <table:table-row table:style-name="ro1">
          <table:table-cell table:style-name="ce1" office:value-type="float" office:value="3521101"/>
          <table:table-cell table:style-name="ce1" office:value-type="string">
            <text:p>Ipeúna (SP)</text:p>
          </table:table-cell>
          <table:table-cell table:style-name="ce1" office:value-type="float" office:value="7687"/>
        </table:table-row>
        <table:table-row table:style-name="ro1">
          <table:table-cell table:style-name="ce1" office:value-type="float" office:value="3521150"/>
          <table:table-cell table:style-name="ce1" office:value-type="string">
            <text:p>Ipiguá (SP)</text:p>
          </table:table-cell>
          <table:table-cell table:style-name="ce1" office:value-type="float" office:value="5476"/>
        </table:table-row>
        <table:table-row table:style-name="ro1">
          <table:table-cell table:style-name="ce1" office:value-type="float" office:value="3521200"/>
          <table:table-cell table:style-name="ce1" office:value-type="string">
            <text:p>Iporanga (SP)</text:p>
          </table:table-cell>
          <table:table-cell table:style-name="ce1" office:value-type="float" office:value="4199"/>
        </table:table-row>
        <table:table-row table:style-name="ro1">
          <table:table-cell table:style-name="ce1" office:value-type="float" office:value="3521309"/>
          <table:table-cell table:style-name="ce1" office:value-type="string">
            <text:p>Ipuã (SP)</text:p>
          </table:table-cell>
          <table:table-cell table:style-name="ce1" office:value-type="float" office:value="16604"/>
        </table:table-row>
        <table:table-row table:style-name="ro1">
          <table:table-cell table:style-name="ce1" office:value-type="float" office:value="3521408"/>
          <table:table-cell table:style-name="ce1" office:value-type="string">
            <text:p>Iracemápolis (SP)</text:p>
          </table:table-cell>
          <table:table-cell table:style-name="ce1" office:value-type="float" office:value="24614"/>
        </table:table-row>
        <table:table-row table:style-name="ro1">
          <table:table-cell table:style-name="ce1" office:value-type="float" office:value="3521507"/>
          <table:table-cell table:style-name="ce1" office:value-type="string">
            <text:p>Irapuã (SP)</text:p>
          </table:table-cell>
          <table:table-cell table:style-name="ce1" office:value-type="float" office:value="8048"/>
        </table:table-row>
        <table:table-row table:style-name="ro1">
          <table:table-cell table:style-name="ce1" office:value-type="float" office:value="3521606"/>
          <table:table-cell table:style-name="ce1" office:value-type="string">
            <text:p>Irapuru (SP)</text:p>
          </table:table-cell>
          <table:table-cell table:style-name="ce1" office:value-type="float" office:value="8325"/>
        </table:table-row>
        <table:table-row table:style-name="ro1">
          <table:table-cell table:style-name="ce1" office:value-type="float" office:value="3521705"/>
          <table:table-cell table:style-name="ce1" office:value-type="string">
            <text:p>Itaberá (SP)</text:p>
          </table:table-cell>
          <table:table-cell table:style-name="ce1" office:value-type="float" office:value="17480"/>
        </table:table-row>
        <table:table-row table:style-name="ro1">
          <table:table-cell table:style-name="ce1" office:value-type="float" office:value="3521804"/>
          <table:table-cell table:style-name="ce1" office:value-type="string">
            <text:p>Itaí (SP)</text:p>
          </table:table-cell>
          <table:table-cell table:style-name="ce1" office:value-type="float" office:value="27382"/>
        </table:table-row>
        <table:table-row table:style-name="ro1">
          <table:table-cell table:style-name="ce1" office:value-type="float" office:value="3521903"/>
          <table:table-cell table:style-name="ce1" office:value-type="string">
            <text:p>Itajobi (SP)</text:p>
          </table:table-cell>
          <table:table-cell table:style-name="ce1" office:value-type="float" office:value="15297"/>
        </table:table-row>
        <table:table-row table:style-name="ro1">
          <table:table-cell table:style-name="ce1" office:value-type="float" office:value="3522000"/>
          <table:table-cell table:style-name="ce1" office:value-type="string">
            <text:p>Itaju (SP)</text:p>
          </table:table-cell>
          <table:table-cell table:style-name="ce1" office:value-type="float" office:value="3887"/>
        </table:table-row>
        <table:table-row table:style-name="ro1">
          <table:table-cell table:style-name="ce1" office:value-type="float" office:value="3522109"/>
          <table:table-cell table:style-name="ce1" office:value-type="string">
            <text:p>Itanhaém (SP)</text:p>
          </table:table-cell>
          <table:table-cell table:style-name="ce1" office:value-type="float" office:value="103102"/>
        </table:table-row>
        <table:table-row table:style-name="ro1">
          <table:table-cell table:style-name="ce1" office:value-type="float" office:value="3522158"/>
          <table:table-cell table:style-name="ce1" office:value-type="string">
            <text:p>Itaoca (SP)</text:p>
          </table:table-cell>
          <table:table-cell table:style-name="ce1" office:value-type="float" office:value="3330"/>
        </table:table-row>
        <table:table-row table:style-name="ro1">
          <table:table-cell table:style-name="ce1" office:value-type="float" office:value="3522208"/>
          <table:table-cell table:style-name="ce1" office:value-type="string">
            <text:p>Itapecerica da Serra (SP)</text:p>
          </table:table-cell>
          <table:table-cell table:style-name="ce1" office:value-type="float" office:value="177662"/>
        </table:table-row>
        <table:table-row table:style-name="ro1">
          <table:table-cell table:style-name="ce1" office:value-type="float" office:value="3522307"/>
          <table:table-cell table:style-name="ce1" office:value-type="string">
            <text:p>Itapetininga (SP)</text:p>
          </table:table-cell>
          <table:table-cell table:style-name="ce1" office:value-type="float" office:value="165526"/>
        </table:table-row>
        <table:table-row table:style-name="ro1">
          <table:table-cell table:style-name="ce1" office:value-type="float" office:value="3522406"/>
          <table:table-cell table:style-name="ce1" office:value-type="string">
            <text:p>Itapeva (SP)</text:p>
          </table:table-cell>
          <table:table-cell table:style-name="ce1" office:value-type="float" office:value="94804"/>
        </table:table-row>
        <table:table-row table:style-name="ro1">
          <table:table-cell table:style-name="ce1" office:value-type="float" office:value="3522505"/>
          <table:table-cell table:style-name="ce1" office:value-type="string">
            <text:p>Itapevi (SP)</text:p>
          </table:table-cell>
          <table:table-cell table:style-name="ce1" office:value-type="float" office:value="240961"/>
        </table:table-row>
        <table:table-row table:style-name="ro1">
          <table:table-cell table:style-name="ce1" office:value-type="float" office:value="3522604"/>
          <table:table-cell table:style-name="ce1" office:value-type="string">
            <text:p>Itapira (SP)</text:p>
          </table:table-cell>
          <table:table-cell table:style-name="ce1" office:value-type="float" office:value="75234"/>
        </table:table-row>
        <table:table-row table:style-name="ro1">
          <table:table-cell table:style-name="ce1" office:value-type="float" office:value="3522653"/>
          <table:table-cell table:style-name="ce1" office:value-type="string">
            <text:p>Itapirapuã Paulista (SP)</text:p>
          </table:table-cell>
          <table:table-cell table:style-name="ce1" office:value-type="float" office:value="4268"/>
        </table:table-row>
        <table:table-row table:style-name="ro1">
          <table:table-cell table:style-name="ce1" office:value-type="float" office:value="3522703"/>
          <table:table-cell table:style-name="ce1" office:value-type="string">
            <text:p>Itápolis (SP)</text:p>
          </table:table-cell>
          <table:table-cell table:style-name="ce1" office:value-type="float" office:value="43331"/>
        </table:table-row>
        <table:table-row table:style-name="ro1">
          <table:table-cell table:style-name="ce1" office:value-type="float" office:value="3522802"/>
          <table:table-cell table:style-name="ce1" office:value-type="string">
            <text:p>Itaporanga (SP)</text:p>
          </table:table-cell>
          <table:table-cell table:style-name="ce1" office:value-type="float" office:value="15173"/>
        </table:table-row>
        <table:table-row table:style-name="ro1">
          <table:table-cell table:style-name="ce1" office:value-type="float" office:value="3522901"/>
          <table:table-cell table:style-name="ce1" office:value-type="string">
            <text:p>Itapuí (SP)</text:p>
          </table:table-cell>
          <table:table-cell table:style-name="ce1" office:value-type="float" office:value="14147"/>
        </table:table-row>
        <table:table-row table:style-name="ro1">
          <table:table-cell table:style-name="ce1" office:value-type="float" office:value="3523008"/>
          <table:table-cell table:style-name="ce1" office:value-type="string">
            <text:p>Itapura (SP)</text:p>
          </table:table-cell>
          <table:table-cell table:style-name="ce1" office:value-type="float" office:value="4951"/>
        </table:table-row>
        <table:table-row table:style-name="ro1">
          <table:table-cell table:style-name="ce1" office:value-type="float" office:value="3523107"/>
          <table:table-cell table:style-name="ce1" office:value-type="string">
            <text:p>Itaquaquecetuba (SP)</text:p>
          </table:table-cell>
          <table:table-cell table:style-name="ce1" office:value-type="float" office:value="375011"/>
        </table:table-row>
        <table:table-row table:style-name="ro1">
          <table:table-cell table:style-name="ce1" office:value-type="float" office:value="3523206"/>
          <table:table-cell table:style-name="ce1" office:value-type="string">
            <text:p>Itararé (SP)</text:p>
          </table:table-cell>
          <table:table-cell table:style-name="ce1" office:value-type="float" office:value="50642"/>
        </table:table-row>
        <table:table-row table:style-name="ro1">
          <table:table-cell table:style-name="ce1" office:value-type="float" office:value="3523305"/>
          <table:table-cell table:style-name="ce1" office:value-type="string">
            <text:p>Itariri (SP)</text:p>
          </table:table-cell>
          <table:table-cell table:style-name="ce1" office:value-type="float" office:value="17598"/>
        </table:table-row>
        <table:table-row table:style-name="ro1">
          <table:table-cell table:style-name="ce1" office:value-type="float" office:value="3523404"/>
          <table:table-cell table:style-name="ce1" office:value-type="string">
            <text:p>Itatiba (SP)</text:p>
          </table:table-cell>
          <table:table-cell table:style-name="ce1" office:value-type="float" office:value="122581"/>
        </table:table-row>
        <table:table-row table:style-name="ro1">
          <table:table-cell table:style-name="ce1" office:value-type="float" office:value="3523503"/>
          <table:table-cell table:style-name="ce1" office:value-type="string">
            <text:p>Itatinga (SP)</text:p>
          </table:table-cell>
          <table:table-cell table:style-name="ce1" office:value-type="float" office:value="20921"/>
        </table:table-row>
        <table:table-row table:style-name="ro1">
          <table:table-cell table:style-name="ce1" office:value-type="float" office:value="3523602"/>
          <table:table-cell table:style-name="ce1" office:value-type="string">
            <text:p>Itirapina (SP)</text:p>
          </table:table-cell>
          <table:table-cell table:style-name="ce1" office:value-type="float" office:value="18387"/>
        </table:table-row>
        <table:table-row table:style-name="ro1">
          <table:table-cell table:style-name="ce1" office:value-type="float" office:value="3523701"/>
          <table:table-cell table:style-name="ce1" office:value-type="string">
            <text:p>Itirapuã (SP)</text:p>
          </table:table-cell>
          <table:table-cell table:style-name="ce1" office:value-type="float" office:value="6543"/>
        </table:table-row>
        <table:table-row table:style-name="ro1">
          <table:table-cell table:style-name="ce1" office:value-type="float" office:value="3523800"/>
          <table:table-cell table:style-name="ce1" office:value-type="string">
            <text:p>Itobi (SP)</text:p>
          </table:table-cell>
          <table:table-cell table:style-name="ce1" office:value-type="float" office:value="7852"/>
        </table:table-row>
        <table:table-row table:style-name="ro1">
          <table:table-cell table:style-name="ce1" office:value-type="float" office:value="3523909"/>
          <table:table-cell table:style-name="ce1" office:value-type="string">
            <text:p>Itu (SP)</text:p>
          </table:table-cell>
          <table:table-cell table:style-name="ce1" office:value-type="float" office:value="175568"/>
        </table:table-row>
        <table:table-row table:style-name="ro1">
          <table:table-cell table:style-name="ce1" office:value-type="float" office:value="3524006"/>
          <table:table-cell table:style-name="ce1" office:value-type="string">
            <text:p>Itupeva (SP)</text:p>
          </table:table-cell>
          <table:table-cell table:style-name="ce1" office:value-type="float" office:value="62813"/>
        </table:table-row>
        <table:table-row table:style-name="ro1">
          <table:table-cell table:style-name="ce1" office:value-type="float" office:value="3524105"/>
          <table:table-cell table:style-name="ce1" office:value-type="string">
            <text:p>Ituverava (SP)</text:p>
          </table:table-cell>
          <table:table-cell table:style-name="ce1" office:value-type="float" office:value="42045"/>
        </table:table-row>
        <table:table-row table:style-name="ro1">
          <table:table-cell table:style-name="ce1" office:value-type="float" office:value="3524204"/>
          <table:table-cell table:style-name="ce1" office:value-type="string">
            <text:p>Jaborandi (SP)</text:p>
          </table:table-cell>
          <table:table-cell table:style-name="ce1" office:value-type="float" office:value="6946"/>
        </table:table-row>
        <table:table-row table:style-name="ro1">
          <table:table-cell table:style-name="ce1" office:value-type="float" office:value="3524303"/>
          <table:table-cell table:style-name="ce1" office:value-type="string">
            <text:p>Jaboticabal (SP)</text:p>
          </table:table-cell>
          <table:table-cell table:style-name="ce1" office:value-type="float" office:value="77652"/>
        </table:table-row>
        <table:table-row table:style-name="ro1">
          <table:table-cell table:style-name="ce1" office:value-type="float" office:value="3524402"/>
          <table:table-cell table:style-name="ce1" office:value-type="string">
            <text:p>Jacareí (SP)</text:p>
          </table:table-cell>
          <table:table-cell table:style-name="ce1" office:value-type="float" office:value="235416"/>
        </table:table-row>
        <table:table-row table:style-name="ro1">
          <table:table-cell table:style-name="ce1" office:value-type="float" office:value="3524501"/>
          <table:table-cell table:style-name="ce1" office:value-type="string">
            <text:p>Jaci (SP)</text:p>
          </table:table-cell>
          <table:table-cell table:style-name="ce1" office:value-type="float" office:value="7196"/>
        </table:table-row>
        <table:table-row table:style-name="ro1">
          <table:table-cell table:style-name="ce1" office:value-type="float" office:value="3524600"/>
          <table:table-cell table:style-name="ce1" office:value-type="string">
            <text:p>Jacupiranga (SP)</text:p>
          </table:table-cell>
          <table:table-cell table:style-name="ce1" office:value-type="float" office:value="17889"/>
        </table:table-row>
        <table:table-row table:style-name="ro1">
          <table:table-cell table:style-name="ce1" office:value-type="float" office:value="3524709"/>
          <table:table-cell table:style-name="ce1" office:value-type="string">
            <text:p>Jaguariúna (SP)</text:p>
          </table:table-cell>
          <table:table-cell table:style-name="ce1" office:value-type="float" office:value="58722"/>
        </table:table-row>
        <table:table-row table:style-name="ro1">
          <table:table-cell table:style-name="ce1" office:value-type="float" office:value="3524808"/>
          <table:table-cell table:style-name="ce1" office:value-type="string">
            <text:p>Jales (SP)</text:p>
          </table:table-cell>
          <table:table-cell table:style-name="ce1" office:value-type="float" office:value="49201"/>
        </table:table-row>
        <table:table-row table:style-name="ro1">
          <table:table-cell table:style-name="ce1" office:value-type="float" office:value="3524907"/>
          <table:table-cell table:style-name="ce1" office:value-type="string">
            <text:p>Jambeiro (SP)</text:p>
          </table:table-cell>
          <table:table-cell table:style-name="ce1" office:value-type="float" office:value="6717"/>
        </table:table-row>
        <table:table-row table:style-name="ro1">
          <table:table-cell table:style-name="ce1" office:value-type="float" office:value="3525003"/>
          <table:table-cell table:style-name="ce1" office:value-type="string">
            <text:p>Jandira (SP)</text:p>
          </table:table-cell>
          <table:table-cell table:style-name="ce1" office:value-type="float" office:value="126356"/>
        </table:table-row>
        <table:table-row table:style-name="ro1">
          <table:table-cell table:style-name="ce1" office:value-type="float" office:value="3525102"/>
          <table:table-cell table:style-name="ce1" office:value-type="string">
            <text:p>Jardinópolis (SP)</text:p>
          </table:table-cell>
          <table:table-cell table:style-name="ce1" office:value-type="float" office:value="44970"/>
        </table:table-row>
        <table:table-row table:style-name="ro1">
          <table:table-cell table:style-name="ce1" office:value-type="float" office:value="3525201"/>
          <table:table-cell table:style-name="ce1" office:value-type="string">
            <text:p>Jarinu (SP)</text:p>
          </table:table-cell>
          <table:table-cell table:style-name="ce1" office:value-type="float" office:value="30617"/>
        </table:table-row>
        <table:table-row table:style-name="ro1">
          <table:table-cell table:style-name="ce1" office:value-type="float" office:value="3525300"/>
          <table:table-cell table:style-name="ce1" office:value-type="string">
            <text:p>Jaú (SP)</text:p>
          </table:table-cell>
          <table:table-cell table:style-name="ce1" office:value-type="float" office:value="151881"/>
        </table:table-row>
        <table:table-row table:style-name="ro1">
          <table:table-cell table:style-name="ce1" office:value-type="float" office:value="3525409"/>
          <table:table-cell table:style-name="ce1" office:value-type="string">
            <text:p>Jeriquara (SP)</text:p>
          </table:table-cell>
          <table:table-cell table:style-name="ce1" office:value-type="float" office:value="3151"/>
        </table:table-row>
        <table:table-row table:style-name="ro1">
          <table:table-cell table:style-name="ce1" office:value-type="float" office:value="3525508"/>
          <table:table-cell table:style-name="ce1" office:value-type="string">
            <text:p>Joanópolis (SP)</text:p>
          </table:table-cell>
          <table:table-cell table:style-name="ce1" office:value-type="float" office:value="13338"/>
        </table:table-row>
        <table:table-row table:style-name="ro1">
          <table:table-cell table:style-name="ce1" office:value-type="float" office:value="3525607"/>
          <table:table-cell table:style-name="ce1" office:value-type="string">
            <text:p>João Ramalho (SP)</text:p>
          </table:table-cell>
          <table:table-cell table:style-name="ce1" office:value-type="float" office:value="4551"/>
        </table:table-row>
        <table:table-row table:style-name="ro1">
          <table:table-cell table:style-name="ce1" office:value-type="float" office:value="3525706"/>
          <table:table-cell table:style-name="ce1" office:value-type="string">
            <text:p>José Bonifácio (SP)</text:p>
          </table:table-cell>
          <table:table-cell table:style-name="ce1" office:value-type="float" office:value="37366"/>
        </table:table-row>
        <table:table-row table:style-name="ro1">
          <table:table-cell table:style-name="ce1" office:value-type="float" office:value="3525805"/>
          <table:table-cell table:style-name="ce1" office:value-type="string">
            <text:p>Júlio Mesquita (SP)</text:p>
          </table:table-cell>
          <table:table-cell table:style-name="ce1" office:value-type="float" office:value="4800"/>
        </table:table-row>
        <table:table-row table:style-name="ro1">
          <table:table-cell table:style-name="ce1" office:value-type="float" office:value="3525854"/>
          <table:table-cell table:style-name="ce1" office:value-type="string">
            <text:p>Jumirim (SP)</text:p>
          </table:table-cell>
          <table:table-cell table:style-name="ce1" office:value-type="float" office:value="3418"/>
        </table:table-row>
        <table:table-row table:style-name="ro1">
          <table:table-cell table:style-name="ce1" office:value-type="float" office:value="3525904"/>
          <table:table-cell table:style-name="ce1" office:value-type="string">
            <text:p>Jundiaí (SP)</text:p>
          </table:table-cell>
          <table:table-cell table:style-name="ce1" office:value-type="float" office:value="423006"/>
        </table:table-row>
        <table:table-row table:style-name="ro1">
          <table:table-cell table:style-name="ce1" office:value-type="float" office:value="3526001"/>
          <table:table-cell table:style-name="ce1" office:value-type="string">
            <text:p>Junqueirópolis (SP)</text:p>
          </table:table-cell>
          <table:table-cell table:style-name="ce1" office:value-type="float" office:value="20831"/>
        </table:table-row>
        <table:table-row table:style-name="ro1">
          <table:table-cell table:style-name="ce1" office:value-type="float" office:value="3526100"/>
          <table:table-cell table:style-name="ce1" office:value-type="string">
            <text:p>Juquiá (SP)</text:p>
          </table:table-cell>
          <table:table-cell table:style-name="ce1" office:value-type="float" office:value="18718"/>
        </table:table-row>
        <table:table-row table:style-name="ro1">
          <table:table-cell table:style-name="ce1" office:value-type="float" office:value="3526209"/>
          <table:table-cell table:style-name="ce1" office:value-type="string">
            <text:p>Juquitiba (SP)</text:p>
          </table:table-cell>
          <table:table-cell table:style-name="ce1" office:value-type="float" office:value="31646"/>
        </table:table-row>
        <table:table-row table:style-name="ro1">
          <table:table-cell table:style-name="ce1" office:value-type="float" office:value="3526308"/>
          <table:table-cell table:style-name="ce1" office:value-type="string">
            <text:p>Lagoinha (SP)</text:p>
          </table:table-cell>
          <table:table-cell table:style-name="ce1" office:value-type="float" office:value="4889"/>
        </table:table-row>
        <table:table-row table:style-name="ro1">
          <table:table-cell table:style-name="ce1" office:value-type="float" office:value="3526407"/>
          <table:table-cell table:style-name="ce1" office:value-type="string">
            <text:p>Laranjal Paulista (SP)</text:p>
          </table:table-cell>
          <table:table-cell table:style-name="ce1" office:value-type="float" office:value="28785"/>
        </table:table-row>
        <table:table-row table:style-name="ro1">
          <table:table-cell table:style-name="ce1" office:value-type="float" office:value="3526506"/>
          <table:table-cell table:style-name="ce1" office:value-type="string">
            <text:p>Lavínia (SP)</text:p>
          </table:table-cell>
          <table:table-cell table:style-name="ce1" office:value-type="float" office:value="12285"/>
        </table:table-row>
        <table:table-row table:style-name="ro1">
          <table:table-cell table:style-name="ce1" office:value-type="float" office:value="3526605"/>
          <table:table-cell table:style-name="ce1" office:value-type="string">
            <text:p>Lavrinhas (SP)</text:p>
          </table:table-cell>
          <table:table-cell table:style-name="ce1" office:value-type="float" office:value="7311"/>
        </table:table-row>
        <table:table-row table:style-name="ro1">
          <table:table-cell table:style-name="ce1" office:value-type="float" office:value="3526704"/>
          <table:table-cell table:style-name="ce1" office:value-type="string">
            <text:p>Leme (SP)</text:p>
          </table:table-cell>
          <table:table-cell table:style-name="ce1" office:value-type="float" office:value="104346"/>
        </table:table-row>
        <table:table-row table:style-name="ro1">
          <table:table-cell table:style-name="ce1" office:value-type="float" office:value="3526803"/>
          <table:table-cell table:style-name="ce1" office:value-type="string">
            <text:p>Lençóis Paulista (SP)</text:p>
          </table:table-cell>
          <table:table-cell table:style-name="ce1" office:value-type="float" office:value="68990"/>
        </table:table-row>
        <table:table-row table:style-name="ro1">
          <table:table-cell table:style-name="ce1" office:value-type="float" office:value="3526902"/>
          <table:table-cell table:style-name="ce1" office:value-type="string">
            <text:p>Limeira (SP)</text:p>
          </table:table-cell>
          <table:table-cell table:style-name="ce1" office:value-type="float" office:value="308482"/>
        </table:table-row>
        <table:table-row table:style-name="ro1">
          <table:table-cell table:style-name="ce1" office:value-type="float" office:value="3527009"/>
          <table:table-cell table:style-name="ce1" office:value-type="string">
            <text:p>Lindóia (SP)</text:p>
          </table:table-cell>
          <table:table-cell table:style-name="ce1" office:value-type="float" office:value="8092"/>
        </table:table-row>
        <table:table-row table:style-name="ro1">
          <table:table-cell table:style-name="ce1" office:value-type="float" office:value="3527108"/>
          <table:table-cell table:style-name="ce1" office:value-type="string">
            <text:p>Lins (SP)</text:p>
          </table:table-cell>
          <table:table-cell table:style-name="ce1" office:value-type="float" office:value="78503"/>
        </table:table-row>
        <table:table-row table:style-name="ro1">
          <table:table-cell table:style-name="ce1" office:value-type="float" office:value="3527207"/>
          <table:table-cell table:style-name="ce1" office:value-type="string">
            <text:p>Lorena (SP)</text:p>
          </table:table-cell>
          <table:table-cell table:style-name="ce1" office:value-type="float" office:value="89125"/>
        </table:table-row>
        <table:table-row table:style-name="ro1">
          <table:table-cell table:style-name="ce1" office:value-type="float" office:value="3527256"/>
          <table:table-cell table:style-name="ce1" office:value-type="string">
            <text:p>Lourdes (SP)</text:p>
          </table:table-cell>
          <table:table-cell table:style-name="ce1" office:value-type="float" office:value="2300"/>
        </table:table-row>
        <table:table-row table:style-name="ro1">
          <table:table-cell table:style-name="ce1" office:value-type="float" office:value="3527306"/>
          <table:table-cell table:style-name="ce1" office:value-type="string">
            <text:p>Louveira (SP)</text:p>
          </table:table-cell>
          <table:table-cell table:style-name="ce1" office:value-type="float" office:value="49993"/>
        </table:table-row>
        <table:table-row table:style-name="ro1">
          <table:table-cell table:style-name="ce1" office:value-type="float" office:value="3527405"/>
          <table:table-cell table:style-name="ce1" office:value-type="string">
            <text:p>Lucélia (SP)</text:p>
          </table:table-cell>
          <table:table-cell table:style-name="ce1" office:value-type="float" office:value="21886"/>
        </table:table-row>
        <table:table-row table:style-name="ro1">
          <table:table-cell table:style-name="ce1" office:value-type="float" office:value="3527504"/>
          <table:table-cell table:style-name="ce1" office:value-type="string">
            <text:p>Lucianópolis (SP)</text:p>
          </table:table-cell>
          <table:table-cell table:style-name="ce1" office:value-type="float" office:value="2403"/>
        </table:table-row>
        <table:table-row table:style-name="ro1">
          <table:table-cell table:style-name="ce1" office:value-type="float" office:value="3527603"/>
          <table:table-cell table:style-name="ce1" office:value-type="string">
            <text:p>Luís Antônio (SP)</text:p>
          </table:table-cell>
          <table:table-cell table:style-name="ce1" office:value-type="float" office:value="15292"/>
        </table:table-row>
        <table:table-row table:style-name="ro1">
          <table:table-cell table:style-name="ce1" office:value-type="float" office:value="3527702"/>
          <table:table-cell table:style-name="ce1" office:value-type="string">
            <text:p>Luiziânia (SP)</text:p>
          </table:table-cell>
          <table:table-cell table:style-name="ce1" office:value-type="float" office:value="5855"/>
        </table:table-row>
        <table:table-row table:style-name="ro1">
          <table:table-cell table:style-name="ce1" office:value-type="float" office:value="3527801"/>
          <table:table-cell table:style-name="ce1" office:value-type="string">
            <text:p>Lupércio (SP)</text:p>
          </table:table-cell>
          <table:table-cell table:style-name="ce1" office:value-type="float" office:value="4596"/>
        </table:table-row>
        <table:table-row table:style-name="ro1">
          <table:table-cell table:style-name="ce1" office:value-type="float" office:value="3527900"/>
          <table:table-cell table:style-name="ce1" office:value-type="string">
            <text:p>Lutécia (SP)</text:p>
          </table:table-cell>
          <table:table-cell table:style-name="ce1" office:value-type="float" office:value="2636"/>
        </table:table-row>
        <table:table-row table:style-name="ro1">
          <table:table-cell table:style-name="ce1" office:value-type="float" office:value="3528007"/>
          <table:table-cell table:style-name="ce1" office:value-type="string">
            <text:p>Macatuba (SP)</text:p>
          </table:table-cell>
          <table:table-cell table:style-name="ce1" office:value-type="float" office:value="17214"/>
        </table:table-row>
        <table:table-row table:style-name="ro1">
          <table:table-cell table:style-name="ce1" office:value-type="float" office:value="3528106"/>
          <table:table-cell table:style-name="ce1" office:value-type="string">
            <text:p>Macaubal (SP)</text:p>
          </table:table-cell>
          <table:table-cell table:style-name="ce1" office:value-type="float" office:value="8147"/>
        </table:table-row>
        <table:table-row table:style-name="ro1">
          <table:table-cell table:style-name="ce1" office:value-type="float" office:value="3528205"/>
          <table:table-cell table:style-name="ce1" office:value-type="string">
            <text:p>Macedônia (SP)</text:p>
          </table:table-cell>
          <table:table-cell table:style-name="ce1" office:value-type="float" office:value="3692"/>
        </table:table-row>
        <table:table-row table:style-name="ro1">
          <table:table-cell table:style-name="ce1" office:value-type="float" office:value="3528304"/>
          <table:table-cell table:style-name="ce1" office:value-type="string">
            <text:p>Magda (SP)</text:p>
          </table:table-cell>
          <table:table-cell table:style-name="ce1" office:value-type="float" office:value="3102"/>
        </table:table-row>
        <table:table-row table:style-name="ro1">
          <table:table-cell table:style-name="ce1" office:value-type="float" office:value="3528403"/>
          <table:table-cell table:style-name="ce1" office:value-type="string">
            <text:p>Mairinque (SP)</text:p>
          </table:table-cell>
          <table:table-cell table:style-name="ce1" office:value-type="float" office:value="47441"/>
        </table:table-row>
        <table:table-row table:style-name="ro1">
          <table:table-cell table:style-name="ce1" office:value-type="float" office:value="3528502"/>
          <table:table-cell table:style-name="ce1" office:value-type="string">
            <text:p>Mairiporã (SP)</text:p>
          </table:table-cell>
          <table:table-cell table:style-name="ce1" office:value-type="float" office:value="101937"/>
        </table:table-row>
        <table:table-row table:style-name="ro1">
          <table:table-cell table:style-name="ce1" office:value-type="float" office:value="3528601"/>
          <table:table-cell table:style-name="ce1" office:value-type="string">
            <text:p>Manduri (SP)</text:p>
          </table:table-cell>
          <table:table-cell table:style-name="ce1" office:value-type="float" office:value="9910"/>
        </table:table-row>
        <table:table-row table:style-name="ro1">
          <table:table-cell table:style-name="ce1" office:value-type="float" office:value="3528700"/>
          <table:table-cell table:style-name="ce1" office:value-type="string">
            <text:p>Marabá Paulista (SP)</text:p>
          </table:table-cell>
          <table:table-cell table:style-name="ce1" office:value-type="float" office:value="5948"/>
        </table:table-row>
        <table:table-row table:style-name="ro1">
          <table:table-cell table:style-name="ce1" office:value-type="float" office:value="3528809"/>
          <table:table-cell table:style-name="ce1" office:value-type="string">
            <text:p>Maracaí (SP)</text:p>
          </table:table-cell>
          <table:table-cell table:style-name="ce1" office:value-type="float" office:value="14036"/>
        </table:table-row>
        <table:table-row table:style-name="ro1">
          <table:table-cell table:style-name="ce1" office:value-type="float" office:value="3528858"/>
          <table:table-cell table:style-name="ce1" office:value-type="string">
            <text:p>Marapoama (SP)</text:p>
          </table:table-cell>
          <table:table-cell table:style-name="ce1" office:value-type="float" office:value="3064"/>
        </table:table-row>
        <table:table-row table:style-name="ro1">
          <table:table-cell table:style-name="ce1" office:value-type="float" office:value="3528908"/>
          <table:table-cell table:style-name="ce1" office:value-type="string">
            <text:p>Mariápolis (SP)</text:p>
          </table:table-cell>
          <table:table-cell table:style-name="ce1" office:value-type="float" office:value="4091"/>
        </table:table-row>
        <table:table-row table:style-name="ro1">
          <table:table-cell table:style-name="ce1" office:value-type="float" office:value="3529005"/>
          <table:table-cell table:style-name="ce1" office:value-type="string">
            <text:p>Marília (SP)</text:p>
          </table:table-cell>
          <table:table-cell table:style-name="ce1" office:value-type="float" office:value="240590"/>
        </table:table-row>
        <table:table-row table:style-name="ro1">
          <table:table-cell table:style-name="ce1" office:value-type="float" office:value="3529104"/>
          <table:table-cell table:style-name="ce1" office:value-type="string">
            <text:p>Marinópolis (SP)</text:p>
          </table:table-cell>
          <table:table-cell table:style-name="ce1" office:value-type="float" office:value="2106"/>
        </table:table-row>
        <table:table-row table:style-name="ro1">
          <table:table-cell table:style-name="ce1" office:value-type="float" office:value="3529203"/>
          <table:table-cell table:style-name="ce1" office:value-type="string">
            <text:p>Martinópolis (SP)</text:p>
          </table:table-cell>
          <table:table-cell table:style-name="ce1" office:value-type="float" office:value="26628"/>
        </table:table-row>
        <table:table-row table:style-name="ro1">
          <table:table-cell table:style-name="ce1" office:value-type="float" office:value="3529302"/>
          <table:table-cell table:style-name="ce1" office:value-type="string">
            <text:p>Matão (SP)</text:p>
          </table:table-cell>
          <table:table-cell table:style-name="ce1" office:value-type="float" office:value="83626"/>
        </table:table-row>
        <table:table-row table:style-name="ro1">
          <table:table-cell table:style-name="ce1" office:value-type="float" office:value="3529401"/>
          <table:table-cell table:style-name="ce1" office:value-type="string">
            <text:p>Mauá (SP)</text:p>
          </table:table-cell>
          <table:table-cell table:style-name="ce1" office:value-type="float" office:value="477552"/>
        </table:table-row>
        <table:table-row table:style-name="ro1">
          <table:table-cell table:style-name="ce1" office:value-type="float" office:value="3529500"/>
          <table:table-cell table:style-name="ce1" office:value-type="string">
            <text:p>Mendonça (SP)</text:p>
          </table:table-cell>
          <table:table-cell table:style-name="ce1" office:value-type="float" office:value="5565"/>
        </table:table-row>
        <table:table-row table:style-name="ro1">
          <table:table-cell table:style-name="ce1" office:value-type="float" office:value="3529609"/>
          <table:table-cell table:style-name="ce1" office:value-type="string">
            <text:p>Meridiano (SP)</text:p>
          </table:table-cell>
          <table:table-cell table:style-name="ce1" office:value-type="float" office:value="3824"/>
        </table:table-row>
        <table:table-row table:style-name="ro1">
          <table:table-cell table:style-name="ce1" office:value-type="float" office:value="3529658"/>
          <table:table-cell table:style-name="ce1" office:value-type="string">
            <text:p>Mesópolis (SP)</text:p>
          </table:table-cell>
          <table:table-cell table:style-name="ce1" office:value-type="float" office:value="1905"/>
        </table:table-row>
        <table:table-row table:style-name="ro1">
          <table:table-cell table:style-name="ce1" office:value-type="float" office:value="3529708"/>
          <table:table-cell table:style-name="ce1" office:value-type="string">
            <text:p>Miguelópolis (SP)</text:p>
          </table:table-cell>
          <table:table-cell table:style-name="ce1" office:value-type="float" office:value="22355"/>
        </table:table-row>
        <table:table-row table:style-name="ro1">
          <table:table-cell table:style-name="ce1" office:value-type="float" office:value="3529807"/>
          <table:table-cell table:style-name="ce1" office:value-type="string">
            <text:p>Mineiros do Tietê (SP)</text:p>
          </table:table-cell>
          <table:table-cell table:style-name="ce1" office:value-type="float" office:value="12966"/>
        </table:table-row>
        <table:table-row table:style-name="ro1">
          <table:table-cell table:style-name="ce1" office:value-type="float" office:value="3529906"/>
          <table:table-cell table:style-name="ce1" office:value-type="string">
            <text:p>Miracatu (SP)</text:p>
          </table:table-cell>
          <table:table-cell table:style-name="ce1" office:value-type="float" office:value="19643"/>
        </table:table-row>
        <table:table-row table:style-name="ro1">
          <table:table-cell table:style-name="ce1" office:value-type="float" office:value="3530003"/>
          <table:table-cell table:style-name="ce1" office:value-type="string">
            <text:p>Mira Estrela (SP)</text:p>
          </table:table-cell>
          <table:table-cell table:style-name="ce1" office:value-type="float" office:value="3106"/>
        </table:table-row>
        <table:table-row table:style-name="ro1">
          <table:table-cell table:style-name="ce1" office:value-type="float" office:value="3530102"/>
          <table:table-cell table:style-name="ce1" office:value-type="string">
            <text:p>Mirandópolis (SP)</text:p>
          </table:table-cell>
          <table:table-cell table:style-name="ce1" office:value-type="float" office:value="29706"/>
        </table:table-row>
        <table:table-row table:style-name="ro1">
          <table:table-cell table:style-name="ce1" office:value-type="float" office:value="3530201"/>
          <table:table-cell table:style-name="ce1" office:value-type="string">
            <text:p>Mirante do Paranapanema (SP)</text:p>
          </table:table-cell>
          <table:table-cell table:style-name="ce1" office:value-type="float" office:value="18338"/>
        </table:table-row>
        <table:table-row table:style-name="ro1">
          <table:table-cell table:style-name="ce1" office:value-type="float" office:value="3530300"/>
          <table:table-cell table:style-name="ce1" office:value-type="string">
            <text:p>Mirassol (SP)</text:p>
          </table:table-cell>
          <table:table-cell table:style-name="ce1" office:value-type="float" office:value="60303"/>
        </table:table-row>
        <table:table-row table:style-name="ro1">
          <table:table-cell table:style-name="ce1" office:value-type="float" office:value="3530409"/>
          <table:table-cell table:style-name="ce1" office:value-type="string">
            <text:p>Mirassolândia (SP)</text:p>
          </table:table-cell>
          <table:table-cell table:style-name="ce1" office:value-type="float" office:value="4919"/>
        </table:table-row>
        <table:table-row table:style-name="ro1">
          <table:table-cell table:style-name="ce1" office:value-type="float" office:value="3530508"/>
          <table:table-cell table:style-name="ce1" office:value-type="string">
            <text:p>Mococa (SP)</text:p>
          </table:table-cell>
          <table:table-cell table:style-name="ce1" office:value-type="float" office:value="68980"/>
        </table:table-row>
        <table:table-row table:style-name="ro1">
          <table:table-cell table:style-name="ce1" office:value-type="float" office:value="3530607"/>
          <table:table-cell table:style-name="ce1" office:value-type="string">
            <text:p>Mogi das Cruzes (SP)</text:p>
          </table:table-cell>
          <table:table-cell table:style-name="ce1" office:value-type="float" office:value="450785"/>
        </table:table-row>
        <table:table-row table:style-name="ro1">
          <table:table-cell table:style-name="ce1" office:value-type="float" office:value="3530706"/>
          <table:table-cell table:style-name="ce1" office:value-type="string">
            <text:p>Mogi Guaçu (SP)</text:p>
          </table:table-cell>
          <table:table-cell table:style-name="ce1" office:value-type="float" office:value="153033"/>
        </table:table-row>
        <table:table-row table:style-name="ro1">
          <table:table-cell table:style-name="ce1" office:value-type="float" office:value="3530805"/>
          <table:table-cell table:style-name="ce1" office:value-type="string">
            <text:p>Mogi Mirim (SP)</text:p>
          </table:table-cell>
          <table:table-cell table:style-name="ce1" office:value-type="float" office:value="93650"/>
        </table:table-row>
        <table:table-row table:style-name="ro1">
          <table:table-cell table:style-name="ce1" office:value-type="float" office:value="3530904"/>
          <table:table-cell table:style-name="ce1" office:value-type="string">
            <text:p>Mombuca (SP)</text:p>
          </table:table-cell>
          <table:table-cell table:style-name="ce1" office:value-type="float" office:value="3508"/>
        </table:table-row>
        <table:table-row table:style-name="ro1">
          <table:table-cell table:style-name="ce1" office:value-type="float" office:value="3531001"/>
          <table:table-cell table:style-name="ce1" office:value-type="string">
            <text:p>Monções (SP)</text:p>
          </table:table-cell>
          <table:table-cell table:style-name="ce1" office:value-type="float" office:value="2267"/>
        </table:table-row>
        <table:table-row table:style-name="ro1">
          <table:table-cell table:style-name="ce1" office:value-type="float" office:value="3531100"/>
          <table:table-cell table:style-name="ce1" office:value-type="string">
            <text:p>Mongaguá (SP)</text:p>
          </table:table-cell>
          <table:table-cell table:style-name="ce1" office:value-type="float" office:value="57648"/>
        </table:table-row>
        <table:table-row table:style-name="ro1">
          <table:table-cell table:style-name="ce1" office:value-type="float" office:value="3531209"/>
          <table:table-cell table:style-name="ce1" office:value-type="string">
            <text:p>Monte Alegre do Sul (SP)</text:p>
          </table:table-cell>
          <table:table-cell table:style-name="ce1" office:value-type="float" office:value="8111"/>
        </table:table-row>
        <table:table-row table:style-name="ro1">
          <table:table-cell table:style-name="ce1" office:value-type="float" office:value="3531308"/>
          <table:table-cell table:style-name="ce1" office:value-type="string">
            <text:p>Monte Alto (SP)</text:p>
          </table:table-cell>
          <table:table-cell table:style-name="ce1" office:value-type="float" office:value="50772"/>
        </table:table-row>
        <table:table-row table:style-name="ro1">
          <table:table-cell table:style-name="ce1" office:value-type="float" office:value="3531407"/>
          <table:table-cell table:style-name="ce1" office:value-type="string">
            <text:p>Monte Aprazível (SP)</text:p>
          </table:table-cell>
          <table:table-cell table:style-name="ce1" office:value-type="float" office:value="25373"/>
        </table:table-row>
        <table:table-row table:style-name="ro1">
          <table:table-cell table:style-name="ce1" office:value-type="float" office:value="3531506"/>
          <table:table-cell table:style-name="ce1" office:value-type="string">
            <text:p>Monte Azul Paulista (SP)</text:p>
          </table:table-cell>
          <table:table-cell table:style-name="ce1" office:value-type="float" office:value="18968"/>
        </table:table-row>
        <table:table-row table:style-name="ro1">
          <table:table-cell table:style-name="ce1" office:value-type="float" office:value="3531605"/>
          <table:table-cell table:style-name="ce1" office:value-type="string">
            <text:p>Monte Castelo (SP)</text:p>
          </table:table-cell>
          <table:table-cell table:style-name="ce1" office:value-type="float" office:value="4166"/>
        </table:table-row>
        <table:table-row table:style-name="ro1">
          <table:table-cell table:style-name="ce1" office:value-type="float" office:value="3531704"/>
          <table:table-cell table:style-name="ce1" office:value-type="string">
            <text:p>Monteiro Lobato (SP)</text:p>
          </table:table-cell>
          <table:table-cell table:style-name="ce1" office:value-type="float" office:value="4696"/>
        </table:table-row>
        <table:table-row table:style-name="ro1">
          <table:table-cell table:style-name="ce1" office:value-type="float" office:value="3531803"/>
          <table:table-cell table:style-name="ce1" office:value-type="string">
            <text:p>Monte Mor (SP)</text:p>
          </table:table-cell>
          <table:table-cell table:style-name="ce1" office:value-type="float" office:value="60754"/>
        </table:table-row>
        <table:table-row table:style-name="ro1">
          <table:table-cell table:style-name="ce1" office:value-type="float" office:value="3531902"/>
          <table:table-cell table:style-name="ce1" office:value-type="string">
            <text:p>Morro Agudo (SP)</text:p>
          </table:table-cell>
          <table:table-cell table:style-name="ce1" office:value-type="float" office:value="33288"/>
        </table:table-row>
        <table:table-row table:style-name="ro1">
          <table:table-cell table:style-name="ce1" office:value-type="float" office:value="3532009"/>
          <table:table-cell table:style-name="ce1" office:value-type="string">
            <text:p>Morungaba (SP)</text:p>
          </table:table-cell>
          <table:table-cell table:style-name="ce1" office:value-type="float" office:value="13781"/>
        </table:table-row>
        <table:table-row table:style-name="ro1">
          <table:table-cell table:style-name="ce1" office:value-type="float" office:value="3532058"/>
          <table:table-cell table:style-name="ce1" office:value-type="string">
            <text:p>Motuca (SP)</text:p>
          </table:table-cell>
          <table:table-cell table:style-name="ce1" office:value-type="float" office:value="4795"/>
        </table:table-row>
        <table:table-row table:style-name="ro1">
          <table:table-cell table:style-name="ce1" office:value-type="float" office:value="3532108"/>
          <table:table-cell table:style-name="ce1" office:value-type="string">
            <text:p>Murutinga do Sul (SP)</text:p>
          </table:table-cell>
          <table:table-cell table:style-name="ce1" office:value-type="float" office:value="4506"/>
        </table:table-row>
        <table:table-row table:style-name="ro1">
          <table:table-cell table:style-name="ce1" office:value-type="float" office:value="3532157"/>
          <table:table-cell table:style-name="ce1" office:value-type="string">
            <text:p>Nantes (SP)</text:p>
          </table:table-cell>
          <table:table-cell table:style-name="ce1" office:value-type="float" office:value="3179"/>
        </table:table-row>
        <table:table-row table:style-name="ro1">
          <table:table-cell table:style-name="ce1" office:value-type="float" office:value="3532207"/>
          <table:table-cell table:style-name="ce1" office:value-type="string">
            <text:p>Narandiba (SP)</text:p>
          </table:table-cell>
          <table:table-cell table:style-name="ce1" office:value-type="float" office:value="4904"/>
        </table:table-row>
        <table:table-row table:style-name="ro1">
          <table:table-cell table:style-name="ce1" office:value-type="float" office:value="3532306"/>
          <table:table-cell table:style-name="ce1" office:value-type="string">
            <text:p>Natividade da Serra (SP)</text:p>
          </table:table-cell>
          <table:table-cell table:style-name="ce1" office:value-type="float" office:value="6642"/>
        </table:table-row>
        <table:table-row table:style-name="ro1">
          <table:table-cell table:style-name="ce1" office:value-type="float" office:value="3532405"/>
          <table:table-cell table:style-name="ce1" office:value-type="string">
            <text:p>Nazaré Paulista (SP)</text:p>
          </table:table-cell>
          <table:table-cell table:style-name="ce1" office:value-type="float" office:value="18698"/>
        </table:table-row>
        <table:table-row table:style-name="ro1">
          <table:table-cell table:style-name="ce1" office:value-type="float" office:value="3532504"/>
          <table:table-cell table:style-name="ce1" office:value-type="string">
            <text:p>Neves Paulista (SP)</text:p>
          </table:table-cell>
          <table:table-cell table:style-name="ce1" office:value-type="float" office:value="8923"/>
        </table:table-row>
        <table:table-row table:style-name="ro1">
          <table:table-cell table:style-name="ce1" office:value-type="float" office:value="3532603"/>
          <table:table-cell table:style-name="ce1" office:value-type="string">
            <text:p>Nhandeara (SP)</text:p>
          </table:table-cell>
          <table:table-cell table:style-name="ce1" office:value-type="float" office:value="11527"/>
        </table:table-row>
        <table:table-row table:style-name="ro1">
          <table:table-cell table:style-name="ce1" office:value-type="float" office:value="3532702"/>
          <table:table-cell table:style-name="ce1" office:value-type="string">
            <text:p>Nipoã (SP)</text:p>
          </table:table-cell>
          <table:table-cell table:style-name="ce1" office:value-type="float" office:value="5298"/>
        </table:table-row>
        <table:table-row table:style-name="ro1">
          <table:table-cell table:style-name="ce1" office:value-type="float" office:value="3532801"/>
          <table:table-cell table:style-name="ce1" office:value-type="string">
            <text:p>Nova Aliança (SP)</text:p>
          </table:table-cell>
          <table:table-cell table:style-name="ce1" office:value-type="float" office:value="7068"/>
        </table:table-row>
        <table:table-row table:style-name="ro1">
          <table:table-cell table:style-name="ce1" office:value-type="float" office:value="3532827"/>
          <table:table-cell table:style-name="ce1" office:value-type="string">
            <text:p>Nova Campina (SP)</text:p>
          </table:table-cell>
          <table:table-cell table:style-name="ce1" office:value-type="float" office:value="9860"/>
        </table:table-row>
        <table:table-row table:style-name="ro1">
          <table:table-cell table:style-name="ce1" office:value-type="float" office:value="3532843"/>
          <table:table-cell table:style-name="ce1" office:value-type="string">
            <text:p>Nova Canaã Paulista (SP)</text:p>
          </table:table-cell>
          <table:table-cell table:style-name="ce1" office:value-type="float" office:value="1852"/>
        </table:table-row>
        <table:table-row table:style-name="ro1">
          <table:table-cell table:style-name="ce1" office:value-type="float" office:value="3532868"/>
          <table:table-cell table:style-name="ce1" office:value-type="string">
            <text:p>Nova Castilho (SP)</text:p>
          </table:table-cell>
          <table:table-cell table:style-name="ce1" office:value-type="float" office:value="1278"/>
        </table:table-row>
        <table:table-row table:style-name="ro1">
          <table:table-cell table:style-name="ce1" office:value-type="float" office:value="3532900"/>
          <table:table-cell table:style-name="ce1" office:value-type="string">
            <text:p>Nova Europa (SP)</text:p>
          </table:table-cell>
          <table:table-cell table:style-name="ce1" office:value-type="float" office:value="11355"/>
        </table:table-row>
        <table:table-row table:style-name="ro1">
          <table:table-cell table:style-name="ce1" office:value-type="float" office:value="3533007"/>
          <table:table-cell table:style-name="ce1" office:value-type="string">
            <text:p>Nova Granada (SP)</text:p>
          </table:table-cell>
          <table:table-cell table:style-name="ce1" office:value-type="float" office:value="21689"/>
        </table:table-row>
        <table:table-row table:style-name="ro1">
          <table:table-cell table:style-name="ce1" office:value-type="float" office:value="3533106"/>
          <table:table-cell table:style-name="ce1" office:value-type="string">
            <text:p>Nova Guataporanga (SP)</text:p>
          </table:table-cell>
          <table:table-cell table:style-name="ce1" office:value-type="float" office:value="2325"/>
        </table:table-row>
        <table:table-row table:style-name="ro1">
          <table:table-cell table:style-name="ce1" office:value-type="float" office:value="3533205"/>
          <table:table-cell table:style-name="ce1" office:value-type="string">
            <text:p>Nova Independência (SP)</text:p>
          </table:table-cell>
          <table:table-cell table:style-name="ce1" office:value-type="float" office:value="4053"/>
        </table:table-row>
        <table:table-row table:style-name="ro1">
          <table:table-cell table:style-name="ce1" office:value-type="float" office:value="3533254"/>
          <table:table-cell table:style-name="ce1" office:value-type="string">
            <text:p>Novais (SP)</text:p>
          </table:table-cell>
          <table:table-cell table:style-name="ce1" office:value-type="float" office:value="5945"/>
        </table:table-row>
        <table:table-row table:style-name="ro1">
          <table:table-cell table:style-name="ce1" office:value-type="float" office:value="3533304"/>
          <table:table-cell table:style-name="ce1" office:value-type="string">
            <text:p>Nova Luzitânia (SP)</text:p>
          </table:table-cell>
          <table:table-cell table:style-name="ce1" office:value-type="float" office:value="4160"/>
        </table:table-row>
        <table:table-row table:style-name="ro1">
          <table:table-cell table:style-name="ce1" office:value-type="float" office:value="3533403"/>
          <table:table-cell table:style-name="ce1" office:value-type="string">
            <text:p>Nova Odessa (SP)</text:p>
          </table:table-cell>
          <table:table-cell table:style-name="ce1" office:value-type="float" office:value="60956"/>
        </table:table-row>
        <table:table-row table:style-name="ro1">
          <table:table-cell table:style-name="ce1" office:value-type="float" office:value="3533502"/>
          <table:table-cell table:style-name="ce1" office:value-type="string">
            <text:p>Novo Horizonte (SP)</text:p>
          </table:table-cell>
          <table:table-cell table:style-name="ce1" office:value-type="float" office:value="41414"/>
        </table:table-row>
        <table:table-row table:style-name="ro1">
          <table:table-cell table:style-name="ce1" office:value-type="float" office:value="3533601"/>
          <table:table-cell table:style-name="ce1" office:value-type="string">
            <text:p>Nuporanga (SP)</text:p>
          </table:table-cell>
          <table:table-cell table:style-name="ce1" office:value-type="float" office:value="7478"/>
        </table:table-row>
        <table:table-row table:style-name="ro1">
          <table:table-cell table:style-name="ce1" office:value-type="float" office:value="3533700"/>
          <table:table-cell table:style-name="ce1" office:value-type="string">
            <text:p>Ocauçu (SP)</text:p>
          </table:table-cell>
          <table:table-cell table:style-name="ce1" office:value-type="float" office:value="4291"/>
        </table:table-row>
        <table:table-row table:style-name="ro1">
          <table:table-cell table:style-name="ce1" office:value-type="float" office:value="3533809"/>
          <table:table-cell table:style-name="ce1" office:value-type="string">
            <text:p>Óleo (SP)</text:p>
          </table:table-cell>
          <table:table-cell table:style-name="ce1" office:value-type="float" office:value="2471"/>
        </table:table-row>
        <table:table-row table:style-name="ro1">
          <table:table-cell table:style-name="ce1" office:value-type="float" office:value="3533908"/>
          <table:table-cell table:style-name="ce1" office:value-type="string">
            <text:p>Olímpia (SP)</text:p>
          </table:table-cell>
          <table:table-cell table:style-name="ce1" office:value-type="float" office:value="55130"/>
        </table:table-row>
        <table:table-row table:style-name="ro1">
          <table:table-cell table:style-name="ce1" office:value-type="float" office:value="3534005"/>
          <table:table-cell table:style-name="ce1" office:value-type="string">
            <text:p>Onda Verde (SP)</text:p>
          </table:table-cell>
          <table:table-cell table:style-name="ce1" office:value-type="float" office:value="4422"/>
        </table:table-row>
        <table:table-row table:style-name="ro1">
          <table:table-cell table:style-name="ce1" office:value-type="float" office:value="3534104"/>
          <table:table-cell table:style-name="ce1" office:value-type="string">
            <text:p>Oriente (SP)</text:p>
          </table:table-cell>
          <table:table-cell table:style-name="ce1" office:value-type="float" office:value="6542"/>
        </table:table-row>
        <table:table-row table:style-name="ro1">
          <table:table-cell table:style-name="ce1" office:value-type="float" office:value="3534203"/>
          <table:table-cell table:style-name="ce1" office:value-type="string">
            <text:p>Orindiúva (SP)</text:p>
          </table:table-cell>
          <table:table-cell table:style-name="ce1" office:value-type="float" office:value="7194"/>
        </table:table-row>
        <table:table-row table:style-name="ro1">
          <table:table-cell table:style-name="ce1" office:value-type="float" office:value="3534302"/>
          <table:table-cell table:style-name="ce1" office:value-type="string">
            <text:p>Orlândia (SP)</text:p>
          </table:table-cell>
          <table:table-cell table:style-name="ce1" office:value-type="float" office:value="44360"/>
        </table:table-row>
        <table:table-row table:style-name="ro1">
          <table:table-cell table:style-name="ce1" office:value-type="float" office:value="3534401"/>
          <table:table-cell table:style-name="ce1" office:value-type="string">
            <text:p>Osasco (SP)</text:p>
          </table:table-cell>
          <table:table-cell table:style-name="ce1" office:value-type="float" office:value="699944"/>
        </table:table-row>
        <table:table-row table:style-name="ro1">
          <table:table-cell table:style-name="ce1" office:value-type="float" office:value="3534500"/>
          <table:table-cell table:style-name="ce1" office:value-type="string">
            <text:p>Oscar Bressane (SP)</text:p>
          </table:table-cell>
          <table:table-cell table:style-name="ce1" office:value-type="float" office:value="2603"/>
        </table:table-row>
        <table:table-row table:style-name="ro1">
          <table:table-cell table:style-name="ce1" office:value-type="float" office:value="3534609"/>
          <table:table-cell table:style-name="ce1" office:value-type="string">
            <text:p>Osvaldo Cruz (SP)</text:p>
          </table:table-cell>
          <table:table-cell table:style-name="ce1" office:value-type="float" office:value="33000"/>
        </table:table-row>
        <table:table-row table:style-name="ro1">
          <table:table-cell table:style-name="ce1" office:value-type="float" office:value="3534708"/>
          <table:table-cell table:style-name="ce1" office:value-type="string">
            <text:p>Ourinhos (SP)</text:p>
          </table:table-cell>
          <table:table-cell table:style-name="ce1" office:value-type="float" office:value="114352"/>
        </table:table-row>
        <table:table-row table:style-name="ro1">
          <table:table-cell table:style-name="ce1" office:value-type="float" office:value="3534757"/>
          <table:table-cell table:style-name="ce1" office:value-type="string">
            <text:p>Ouroeste (SP)</text:p>
          </table:table-cell>
          <table:table-cell table:style-name="ce1" office:value-type="float" office:value="10539"/>
        </table:table-row>
        <table:table-row table:style-name="ro1">
          <table:table-cell table:style-name="ce1" office:value-type="float" office:value="3534807"/>
          <table:table-cell table:style-name="ce1" office:value-type="string">
            <text:p>Ouro Verde (SP)</text:p>
          </table:table-cell>
          <table:table-cell table:style-name="ce1" office:value-type="float" office:value="8620"/>
        </table:table-row>
        <table:table-row table:style-name="ro1">
          <table:table-cell table:style-name="ce1" office:value-type="float" office:value="3534906"/>
          <table:table-cell table:style-name="ce1" office:value-type="string">
            <text:p>Pacaembu (SP)</text:p>
          </table:table-cell>
          <table:table-cell table:style-name="ce1" office:value-type="float" office:value="14263"/>
        </table:table-row>
        <table:table-row table:style-name="ro1">
          <table:table-cell table:style-name="ce1" office:value-type="float" office:value="3535002"/>
          <table:table-cell table:style-name="ce1" office:value-type="string">
            <text:p>Palestina (SP)</text:p>
          </table:table-cell>
          <table:table-cell table:style-name="ce1" office:value-type="float" office:value="13123"/>
        </table:table-row>
        <table:table-row table:style-name="ro1">
          <table:table-cell table:style-name="ce1" office:value-type="float" office:value="3535101"/>
          <table:table-cell table:style-name="ce1" office:value-type="string">
            <text:p>Palmares Paulista (SP)</text:p>
          </table:table-cell>
          <table:table-cell table:style-name="ce1" office:value-type="float" office:value="13486"/>
        </table:table-row>
        <table:table-row table:style-name="ro1">
          <table:table-cell table:style-name="ce1" office:value-type="float" office:value="3535200"/>
          <table:table-cell table:style-name="ce1" office:value-type="string">
            <text:p>Palmeira d'Oeste (SP)</text:p>
          </table:table-cell>
          <table:table-cell table:style-name="ce1" office:value-type="float" office:value="9227"/>
        </table:table-row>
        <table:table-row table:style-name="ro1">
          <table:table-cell table:style-name="ce1" office:value-type="float" office:value="3535309"/>
          <table:table-cell table:style-name="ce1" office:value-type="string">
            <text:p>Palmital (SP)</text:p>
          </table:table-cell>
          <table:table-cell table:style-name="ce1" office:value-type="float" office:value="22272"/>
        </table:table-row>
        <table:table-row table:style-name="ro1">
          <table:table-cell table:style-name="ce1" office:value-type="float" office:value="3535408"/>
          <table:table-cell table:style-name="ce1" office:value-type="string">
            <text:p>Panorama (SP)</text:p>
          </table:table-cell>
          <table:table-cell table:style-name="ce1" office:value-type="float" office:value="15862"/>
        </table:table-row>
        <table:table-row table:style-name="ro1">
          <table:table-cell table:style-name="ce1" office:value-type="float" office:value="3535507"/>
          <table:table-cell table:style-name="ce1" office:value-type="string">
            <text:p>Paraguaçu Paulista (SP)</text:p>
          </table:table-cell>
          <table:table-cell table:style-name="ce1" office:value-type="float" office:value="45945"/>
        </table:table-row>
        <table:table-row table:style-name="ro1">
          <table:table-cell table:style-name="ce1" office:value-type="float" office:value="3535606"/>
          <table:table-cell table:style-name="ce1" office:value-type="string">
            <text:p>Paraibuna (SP)</text:p>
          </table:table-cell>
          <table:table-cell table:style-name="ce1" office:value-type="float" office:value="18263"/>
        </table:table-row>
        <table:table-row table:style-name="ro1">
          <table:table-cell table:style-name="ce1" office:value-type="float" office:value="3535705"/>
          <table:table-cell table:style-name="ce1" office:value-type="string">
            <text:p>Paraíso (SP)</text:p>
          </table:table-cell>
          <table:table-cell table:style-name="ce1" office:value-type="float" office:value="6496"/>
        </table:table-row>
        <table:table-row table:style-name="ro1">
          <table:table-cell table:style-name="ce1" office:value-type="float" office:value="3535804"/>
          <table:table-cell table:style-name="ce1" office:value-type="string">
            <text:p>Paranapanema (SP)</text:p>
          </table:table-cell>
          <table:table-cell table:style-name="ce1" office:value-type="float" office:value="20395"/>
        </table:table-row>
        <table:table-row table:style-name="ro1">
          <table:table-cell table:style-name="ce1" office:value-type="float" office:value="3535903"/>
          <table:table-cell table:style-name="ce1" office:value-type="string">
            <text:p>Paranapuã (SP)</text:p>
          </table:table-cell>
          <table:table-cell table:style-name="ce1" office:value-type="float" office:value="4095"/>
        </table:table-row>
        <table:table-row table:style-name="ro1">
          <table:table-cell table:style-name="ce1" office:value-type="float" office:value="3536000"/>
          <table:table-cell table:style-name="ce1" office:value-type="string">
            <text:p>Parapuã (SP)</text:p>
          </table:table-cell>
          <table:table-cell table:style-name="ce1" office:value-type="float" office:value="10949"/>
        </table:table-row>
        <table:table-row table:style-name="ro1">
          <table:table-cell table:style-name="ce1" office:value-type="float" office:value="3536109"/>
          <table:table-cell table:style-name="ce1" office:value-type="string">
            <text:p>Pardinho (SP)</text:p>
          </table:table-cell>
          <table:table-cell table:style-name="ce1" office:value-type="float" office:value="6508"/>
        </table:table-row>
        <table:table-row table:style-name="ro1">
          <table:table-cell table:style-name="ce1" office:value-type="float" office:value="3536208"/>
          <table:table-cell table:style-name="ce1" office:value-type="string">
            <text:p>Pariquera-Açu (SP)</text:p>
          </table:table-cell>
          <table:table-cell table:style-name="ce1" office:value-type="float" office:value="19723"/>
        </table:table-row>
        <table:table-row table:style-name="ro1">
          <table:table-cell table:style-name="ce1" office:value-type="float" office:value="3536257"/>
          <table:table-cell table:style-name="ce1" office:value-type="string">
            <text:p>Parisi (SP)</text:p>
          </table:table-cell>
          <table:table-cell table:style-name="ce1" office:value-type="float" office:value="2169"/>
        </table:table-row>
        <table:table-row table:style-name="ro1">
          <table:table-cell table:style-name="ce1" office:value-type="float" office:value="3536307"/>
          <table:table-cell table:style-name="ce1" office:value-type="string">
            <text:p>Patrocínio Paulista (SP)</text:p>
          </table:table-cell>
          <table:table-cell table:style-name="ce1" office:value-type="float" office:value="14807"/>
        </table:table-row>
        <table:table-row table:style-name="ro1">
          <table:table-cell table:style-name="ce1" office:value-type="float" office:value="3536406"/>
          <table:table-cell table:style-name="ce1" office:value-type="string">
            <text:p>Paulicéia (SP)</text:p>
          </table:table-cell>
          <table:table-cell table:style-name="ce1" office:value-type="float" office:value="7454"/>
        </table:table-row>
        <table:table-row table:style-name="ro1">
          <table:table-cell table:style-name="ce1" office:value-type="float" office:value="3536505"/>
          <table:table-cell table:style-name="ce1" office:value-type="string">
            <text:p>Paulínia (SP)</text:p>
          </table:table-cell>
          <table:table-cell table:style-name="ce1" office:value-type="float" office:value="112003"/>
        </table:table-row>
        <table:table-row table:style-name="ro1">
          <table:table-cell table:style-name="ce1" office:value-type="float" office:value="3536570"/>
          <table:table-cell table:style-name="ce1" office:value-type="string">
            <text:p>Paulistânia (SP)</text:p>
          </table:table-cell>
          <table:table-cell table:style-name="ce1" office:value-type="float" office:value="1834"/>
        </table:table-row>
        <table:table-row table:style-name="ro1">
          <table:table-cell table:style-name="ce1" office:value-type="float" office:value="3536604"/>
          <table:table-cell table:style-name="ce1" office:value-type="string">
            <text:p>Paulo de Faria (SP)</text:p>
          </table:table-cell>
          <table:table-cell table:style-name="ce1" office:value-type="float" office:value="8959"/>
        </table:table-row>
        <table:table-row table:style-name="ro1">
          <table:table-cell table:style-name="ce1" office:value-type="float" office:value="3536703"/>
          <table:table-cell table:style-name="ce1" office:value-type="string">
            <text:p>Pederneiras (SP)</text:p>
          </table:table-cell>
          <table:table-cell table:style-name="ce1" office:value-type="float" office:value="47111"/>
        </table:table-row>
        <table:table-row table:style-name="ro1">
          <table:table-cell table:style-name="ce1" office:value-type="float" office:value="3536802"/>
          <table:table-cell table:style-name="ce1" office:value-type="string">
            <text:p>Pedra Bela (SP)</text:p>
          </table:table-cell>
          <table:table-cell table:style-name="ce1" office:value-type="float" office:value="6110"/>
        </table:table-row>
        <table:table-row table:style-name="ro1">
          <table:table-cell table:style-name="ce1" office:value-type="float" office:value="3536901"/>
          <table:table-cell table:style-name="ce1" office:value-type="string">
            <text:p>Pedranópolis (SP)</text:p>
          </table:table-cell>
          <table:table-cell table:style-name="ce1" office:value-type="float" office:value="2481"/>
        </table:table-row>
        <table:table-row table:style-name="ro1">
          <table:table-cell table:style-name="ce1" office:value-type="float" office:value="3537008"/>
          <table:table-cell table:style-name="ce1" office:value-type="string">
            <text:p>Pedregulho (SP)</text:p>
          </table:table-cell>
          <table:table-cell table:style-name="ce1" office:value-type="float" office:value="16811"/>
        </table:table-row>
        <table:table-row table:style-name="ro1">
          <table:table-cell table:style-name="ce1" office:value-type="float" office:value="3537107"/>
          <table:table-cell table:style-name="ce1" office:value-type="string">
            <text:p>Pedreira (SP)</text:p>
          </table:table-cell>
          <table:table-cell table:style-name="ce1" office:value-type="float" office:value="48463"/>
        </table:table-row>
        <table:table-row table:style-name="ro1">
          <table:table-cell table:style-name="ce1" office:value-type="float" office:value="3537156"/>
          <table:table-cell table:style-name="ce1" office:value-type="string">
            <text:p>Pedrinhas Paulista (SP)</text:p>
          </table:table-cell>
          <table:table-cell table:style-name="ce1" office:value-type="float" office:value="3101"/>
        </table:table-row>
        <table:table-row table:style-name="ro1">
          <table:table-cell table:style-name="ce1" office:value-type="float" office:value="3537206"/>
          <table:table-cell table:style-name="ce1" office:value-type="string">
            <text:p>Pedro de Toledo (SP)</text:p>
          </table:table-cell>
          <table:table-cell table:style-name="ce1" office:value-type="float" office:value="11421"/>
        </table:table-row>
        <table:table-row table:style-name="ro1">
          <table:table-cell table:style-name="ce1" office:value-type="float" office:value="3537305"/>
          <table:table-cell table:style-name="ce1" office:value-type="string">
            <text:p>Penápolis (SP)</text:p>
          </table:table-cell>
          <table:table-cell table:style-name="ce1" office:value-type="float" office:value="63757"/>
        </table:table-row>
        <table:table-row table:style-name="ro1">
          <table:table-cell table:style-name="ce1" office:value-type="float" office:value="3537404"/>
          <table:table-cell table:style-name="ce1" office:value-type="string">
            <text:p>Pereira Barreto (SP)</text:p>
          </table:table-cell>
          <table:table-cell table:style-name="ce1" office:value-type="float" office:value="25677"/>
        </table:table-row>
        <table:table-row table:style-name="ro1">
          <table:table-cell table:style-name="ce1" office:value-type="float" office:value="3537503"/>
          <table:table-cell table:style-name="ce1" office:value-type="string">
            <text:p>Pereiras (SP)</text:p>
          </table:table-cell>
          <table:table-cell table:style-name="ce1" office:value-type="float" office:value="8773"/>
        </table:table-row>
        <table:table-row table:style-name="ro1">
          <table:table-cell table:style-name="ce1" office:value-type="float" office:value="3537602"/>
          <table:table-cell table:style-name="ce1" office:value-type="string">
            <text:p>Peruíbe (SP)</text:p>
          </table:table-cell>
          <table:table-cell table:style-name="ce1" office:value-type="float" office:value="69001"/>
        </table:table-row>
        <table:table-row table:style-name="ro1">
          <table:table-cell table:style-name="ce1" office:value-type="float" office:value="3537701"/>
          <table:table-cell table:style-name="ce1" office:value-type="string">
            <text:p>Piacatu (SP)</text:p>
          </table:table-cell>
          <table:table-cell table:style-name="ce1" office:value-type="float" office:value="6038"/>
        </table:table-row>
        <table:table-row table:style-name="ro1">
          <table:table-cell table:style-name="ce1" office:value-type="float" office:value="3537800"/>
          <table:table-cell table:style-name="ce1" office:value-type="string">
            <text:p>Piedade (SP)</text:p>
          </table:table-cell>
          <table:table-cell table:style-name="ce1" office:value-type="float" office:value="55542"/>
        </table:table-row>
        <table:table-row table:style-name="ro1">
          <table:table-cell table:style-name="ce1" office:value-type="float" office:value="3537909"/>
          <table:table-cell table:style-name="ce1" office:value-type="string">
            <text:p>Pilar do Sul (SP)</text:p>
          </table:table-cell>
          <table:table-cell table:style-name="ce1" office:value-type="float" office:value="29402"/>
        </table:table-row>
        <table:table-row table:style-name="ro1">
          <table:table-cell table:style-name="ce1" office:value-type="float" office:value="3538006"/>
          <table:table-cell table:style-name="ce1" office:value-type="string">
            <text:p>Pindamonhangaba (SP)</text:p>
          </table:table-cell>
          <table:table-cell table:style-name="ce1" office:value-type="float" office:value="170132"/>
        </table:table-row>
        <table:table-row table:style-name="ro1">
          <table:table-cell table:style-name="ce1" office:value-type="float" office:value="3538105"/>
          <table:table-cell table:style-name="ce1" office:value-type="string">
            <text:p>Pindorama (SP)</text:p>
          </table:table-cell>
          <table:table-cell table:style-name="ce1" office:value-type="float" office:value="17216"/>
        </table:table-row>
        <table:table-row table:style-name="ro1">
          <table:table-cell table:style-name="ce1" office:value-type="float" office:value="3538204"/>
          <table:table-cell table:style-name="ce1" office:value-type="string">
            <text:p>Pinhalzinho (SP)</text:p>
          </table:table-cell>
          <table:table-cell table:style-name="ce1" office:value-type="float" office:value="15388"/>
        </table:table-row>
        <table:table-row table:style-name="ro1">
          <table:table-cell table:style-name="ce1" office:value-type="float" office:value="3538303"/>
          <table:table-cell table:style-name="ce1" office:value-type="string">
            <text:p>Piquerobi (SP)</text:p>
          </table:table-cell>
          <table:table-cell table:style-name="ce1" office:value-type="float" office:value="3699"/>
        </table:table-row>
        <table:table-row table:style-name="ro1">
          <table:table-cell table:style-name="ce1" office:value-type="float" office:value="3538501"/>
          <table:table-cell table:style-name="ce1" office:value-type="string">
            <text:p>Piquete (SP)</text:p>
          </table:table-cell>
          <table:table-cell table:style-name="ce1" office:value-type="float" office:value="13575"/>
        </table:table-row>
        <table:table-row table:style-name="ro1">
          <table:table-cell table:style-name="ce1" office:value-type="float" office:value="3538600"/>
          <table:table-cell table:style-name="ce1" office:value-type="string">
            <text:p>Piracaia (SP)</text:p>
          </table:table-cell>
          <table:table-cell table:style-name="ce1" office:value-type="float" office:value="27462"/>
        </table:table-row>
        <table:table-row table:style-name="ro1">
          <table:table-cell table:style-name="ce1" office:value-type="float" office:value="3538709"/>
          <table:table-cell table:style-name="ce1" office:value-type="string">
            <text:p>Piracicaba (SP)</text:p>
          </table:table-cell>
          <table:table-cell table:style-name="ce1" office:value-type="float" office:value="407252"/>
        </table:table-row>
        <table:table-row table:style-name="ro1">
          <table:table-cell table:style-name="ce1" office:value-type="float" office:value="3538808"/>
          <table:table-cell table:style-name="ce1" office:value-type="string">
            <text:p>Piraju (SP)</text:p>
          </table:table-cell>
          <table:table-cell table:style-name="ce1" office:value-type="float" office:value="29869"/>
        </table:table-row>
        <table:table-row table:style-name="ro1">
          <table:table-cell table:style-name="ce1" office:value-type="float" office:value="3538907"/>
          <table:table-cell table:style-name="ce1" office:value-type="string">
            <text:p>Pirajuí (SP)</text:p>
          </table:table-cell>
          <table:table-cell table:style-name="ce1" office:value-type="float" office:value="25719"/>
        </table:table-row>
        <table:table-row table:style-name="ro1">
          <table:table-cell table:style-name="ce1" office:value-type="float" office:value="3539004"/>
          <table:table-cell table:style-name="ce1" office:value-type="string">
            <text:p>Pirangi (SP)</text:p>
          </table:table-cell>
          <table:table-cell table:style-name="ce1" office:value-type="float" office:value="11471"/>
        </table:table-row>
        <table:table-row table:style-name="ro1">
          <table:table-cell table:style-name="ce1" office:value-type="float" office:value="3539103"/>
          <table:table-cell table:style-name="ce1" office:value-type="string">
            <text:p>Pirapora do Bom Jesus (SP)</text:p>
          </table:table-cell>
          <table:table-cell table:style-name="ce1" office:value-type="float" office:value="19178"/>
        </table:table-row>
        <table:table-row table:style-name="ro1">
          <table:table-cell table:style-name="ce1" office:value-type="float" office:value="3539202"/>
          <table:table-cell table:style-name="ce1" office:value-type="string">
            <text:p>Pirapozinho (SP)</text:p>
          </table:table-cell>
          <table:table-cell table:style-name="ce1" office:value-type="float" office:value="27754"/>
        </table:table-row>
        <table:table-row table:style-name="ro1">
          <table:table-cell table:style-name="ce1" office:value-type="float" office:value="3539301"/>
          <table:table-cell table:style-name="ce1" office:value-type="string">
            <text:p>Pirassununga (SP)</text:p>
          </table:table-cell>
          <table:table-cell table:style-name="ce1" office:value-type="float" office:value="76877"/>
        </table:table-row>
        <table:table-row table:style-name="ro1">
          <table:table-cell table:style-name="ce1" office:value-type="float" office:value="3539400"/>
          <table:table-cell table:style-name="ce1" office:value-type="string">
            <text:p>Piratininga (SP)</text:p>
          </table:table-cell>
          <table:table-cell table:style-name="ce1" office:value-type="float" office:value="13765"/>
        </table:table-row>
        <table:table-row table:style-name="ro1">
          <table:table-cell table:style-name="ce1" office:value-type="float" office:value="3539509"/>
          <table:table-cell table:style-name="ce1" office:value-type="string">
            <text:p>Pitangueiras (SP)</text:p>
          </table:table-cell>
          <table:table-cell table:style-name="ce1" office:value-type="float" office:value="40080"/>
        </table:table-row>
        <table:table-row table:style-name="ro1">
          <table:table-cell table:style-name="ce1" office:value-type="float" office:value="3539608"/>
          <table:table-cell table:style-name="ce1" office:value-type="string">
            <text:p>Planalto (SP)</text:p>
          </table:table-cell>
          <table:table-cell table:style-name="ce1" office:value-type="float" office:value="5304"/>
        </table:table-row>
        <table:table-row table:style-name="ro1">
          <table:table-cell table:style-name="ce1" office:value-type="float" office:value="3539707"/>
          <table:table-cell table:style-name="ce1" office:value-type="string">
            <text:p>Platina (SP)</text:p>
          </table:table-cell>
          <table:table-cell table:style-name="ce1" office:value-type="float" office:value="3578"/>
        </table:table-row>
        <table:table-row table:style-name="ro1">
          <table:table-cell table:style-name="ce1" office:value-type="float" office:value="3539806"/>
          <table:table-cell table:style-name="ce1" office:value-type="string">
            <text:p>Poá (SP)</text:p>
          </table:table-cell>
          <table:table-cell table:style-name="ce1" office:value-type="float" office:value="118349"/>
        </table:table-row>
        <table:table-row table:style-name="ro1">
          <table:table-cell table:style-name="ce1" office:value-type="float" office:value="3539905"/>
          <table:table-cell table:style-name="ce1" office:value-type="string">
            <text:p>Poloni (SP)</text:p>
          </table:table-cell>
          <table:table-cell table:style-name="ce1" office:value-type="float" office:value="6113"/>
        </table:table-row>
        <table:table-row table:style-name="ro1">
          <table:table-cell table:style-name="ce1" office:value-type="float" office:value="3540002"/>
          <table:table-cell table:style-name="ce1" office:value-type="string">
            <text:p>Pompéia (SP)</text:p>
          </table:table-cell>
          <table:table-cell table:style-name="ce1" office:value-type="float" office:value="22172"/>
        </table:table-row>
        <table:table-row table:style-name="ro1">
          <table:table-cell table:style-name="ce1" office:value-type="float" office:value="3540101"/>
          <table:table-cell table:style-name="ce1" office:value-type="string">
            <text:p>Pongaí (SP)</text:p>
          </table:table-cell>
          <table:table-cell table:style-name="ce1" office:value-type="float" office:value="3400"/>
        </table:table-row>
        <table:table-row table:style-name="ro1">
          <table:table-cell table:style-name="ce1" office:value-type="float" office:value="3540200"/>
          <table:table-cell table:style-name="ce1" office:value-type="string">
            <text:p>Pontal (SP)</text:p>
          </table:table-cell>
          <table:table-cell table:style-name="ce1" office:value-type="float" office:value="50852"/>
        </table:table-row>
        <table:table-row table:style-name="ro1">
          <table:table-cell table:style-name="ce1" office:value-type="float" office:value="3540259"/>
          <table:table-cell table:style-name="ce1" office:value-type="string">
            <text:p>Pontalinda (SP)</text:p>
          </table:table-cell>
          <table:table-cell table:style-name="ce1" office:value-type="float" office:value="4674"/>
        </table:table-row>
        <table:table-row table:style-name="ro1">
          <table:table-cell table:style-name="ce1" office:value-type="float" office:value="3540309"/>
          <table:table-cell table:style-name="ce1" office:value-type="string">
            <text:p>Pontes Gestal (SP)</text:p>
          </table:table-cell>
          <table:table-cell table:style-name="ce1" office:value-type="float" office:value="2577"/>
        </table:table-row>
        <table:table-row table:style-name="ro1">
          <table:table-cell table:style-name="ce1" office:value-type="float" office:value="3540408"/>
          <table:table-cell table:style-name="ce1" office:value-type="string">
            <text:p>Populina (SP)</text:p>
          </table:table-cell>
          <table:table-cell table:style-name="ce1" office:value-type="float" office:value="4152"/>
        </table:table-row>
        <table:table-row table:style-name="ro1">
          <table:table-cell table:style-name="ce1" office:value-type="float" office:value="3540507"/>
          <table:table-cell table:style-name="ce1" office:value-type="string">
            <text:p>Porangaba (SP)</text:p>
          </table:table-cell>
          <table:table-cell table:style-name="ce1" office:value-type="float" office:value="10067"/>
        </table:table-row>
        <table:table-row table:style-name="ro1">
          <table:table-cell table:style-name="ce1" office:value-type="float" office:value="3540606"/>
          <table:table-cell table:style-name="ce1" office:value-type="string">
            <text:p>Porto Feliz (SP)</text:p>
          </table:table-cell>
          <table:table-cell table:style-name="ce1" office:value-type="float" office:value="53402"/>
        </table:table-row>
        <table:table-row table:style-name="ro1">
          <table:table-cell table:style-name="ce1" office:value-type="float" office:value="3540705"/>
          <table:table-cell table:style-name="ce1" office:value-type="string">
            <text:p>Porto Ferreira (SP)</text:p>
          </table:table-cell>
          <table:table-cell table:style-name="ce1" office:value-type="float" office:value="56504"/>
        </table:table-row>
        <table:table-row table:style-name="ro1">
          <table:table-cell table:style-name="ce1" office:value-type="float" office:value="3540754"/>
          <table:table-cell table:style-name="ce1" office:value-type="string">
            <text:p>Potim (SP)</text:p>
          </table:table-cell>
          <table:table-cell table:style-name="ce1" office:value-type="float" office:value="25130"/>
        </table:table-row>
        <table:table-row table:style-name="ro1">
          <table:table-cell table:style-name="ce1" office:value-type="float" office:value="3540804"/>
          <table:table-cell table:style-name="ce1" office:value-type="string">
            <text:p>Potirendaba (SP)</text:p>
          </table:table-cell>
          <table:table-cell table:style-name="ce1" office:value-type="float" office:value="17516"/>
        </table:table-row>
        <table:table-row table:style-name="ro1">
          <table:table-cell table:style-name="ce1" office:value-type="float" office:value="3540853"/>
          <table:table-cell table:style-name="ce1" office:value-type="string">
            <text:p>Pracinha (SP)</text:p>
          </table:table-cell>
          <table:table-cell table:style-name="ce1" office:value-type="float" office:value="4212"/>
        </table:table-row>
        <table:table-row table:style-name="ro1">
          <table:table-cell table:style-name="ce1" office:value-type="float" office:value="3540903"/>
          <table:table-cell table:style-name="ce1" office:value-type="string">
            <text:p>Pradópolis (SP)</text:p>
          </table:table-cell>
          <table:table-cell table:style-name="ce1" office:value-type="float" office:value="21873"/>
        </table:table-row>
        <table:table-row table:style-name="ro1">
          <table:table-cell table:style-name="ce1" office:value-type="float" office:value="3541000"/>
          <table:table-cell table:style-name="ce1" office:value-type="string">
            <text:p>Praia Grande (SP)</text:p>
          </table:table-cell>
          <table:table-cell table:style-name="ce1" office:value-type="float" office:value="330845"/>
        </table:table-row>
        <table:table-row table:style-name="ro1">
          <table:table-cell table:style-name="ce1" office:value-type="float" office:value="3541059"/>
          <table:table-cell table:style-name="ce1" office:value-type="string">
            <text:p>Pratânia (SP)</text:p>
          </table:table-cell>
          <table:table-cell table:style-name="ce1" office:value-type="float" office:value="5317"/>
        </table:table-row>
        <table:table-row table:style-name="ro1">
          <table:table-cell table:style-name="ce1" office:value-type="float" office:value="3541109"/>
          <table:table-cell table:style-name="ce1" office:value-type="string">
            <text:p>Presidente Alves (SP)</text:p>
          </table:table-cell>
          <table:table-cell table:style-name="ce1" office:value-type="float" office:value="4080"/>
        </table:table-row>
        <table:table-row table:style-name="ro1">
          <table:table-cell table:style-name="ce1" office:value-type="float" office:value="3541208"/>
          <table:table-cell table:style-name="ce1" office:value-type="string">
            <text:p>Presidente Bernardes (SP)</text:p>
          </table:table-cell>
          <table:table-cell table:style-name="ce1" office:value-type="float" office:value="13023"/>
        </table:table-row>
        <table:table-row table:style-name="ro1">
          <table:table-cell table:style-name="ce1" office:value-type="float" office:value="3541307"/>
          <table:table-cell table:style-name="ce1" office:value-type="string">
            <text:p>Presidente Epitácio (SP)</text:p>
          </table:table-cell>
          <table:table-cell table:style-name="ce1" office:value-type="float" office:value="44389"/>
        </table:table-row>
        <table:table-row table:style-name="ro1">
          <table:table-cell table:style-name="ce1" office:value-type="float" office:value="3541406"/>
          <table:table-cell table:style-name="ce1" office:value-type="string">
            <text:p>Presidente Prudente (SP)</text:p>
          </table:table-cell>
          <table:table-cell table:style-name="ce1" office:value-type="float" office:value="230371"/>
        </table:table-row>
        <table:table-row table:style-name="ro1">
          <table:table-cell table:style-name="ce1" office:value-type="float" office:value="3541505"/>
          <table:table-cell table:style-name="ce1" office:value-type="string">
            <text:p>Presidente Venceslau (SP)</text:p>
          </table:table-cell>
          <table:table-cell table:style-name="ce1" office:value-type="float" office:value="39583"/>
        </table:table-row>
        <table:table-row table:style-name="ro1">
          <table:table-cell table:style-name="ce1" office:value-type="float" office:value="3541604"/>
          <table:table-cell table:style-name="ce1" office:value-type="string">
            <text:p>Promissão (SP)</text:p>
          </table:table-cell>
          <table:table-cell table:style-name="ce1" office:value-type="float" office:value="40828"/>
        </table:table-row>
        <table:table-row table:style-name="ro1">
          <table:table-cell table:style-name="ce1" office:value-type="float" office:value="3541653"/>
          <table:table-cell table:style-name="ce1" office:value-type="string">
            <text:p>Quadra (SP)</text:p>
          </table:table-cell>
          <table:table-cell table:style-name="ce1" office:value-type="float" office:value="3854"/>
        </table:table-row>
        <table:table-row table:style-name="ro1">
          <table:table-cell table:style-name="ce1" office:value-type="float" office:value="3541703"/>
          <table:table-cell table:style-name="ce1" office:value-type="string">
            <text:p>Quatá (SP)</text:p>
          </table:table-cell>
          <table:table-cell table:style-name="ce1" office:value-type="float" office:value="14210"/>
        </table:table-row>
        <table:table-row table:style-name="ro1">
          <table:table-cell table:style-name="ce1" office:value-type="float" office:value="3541802"/>
          <table:table-cell table:style-name="ce1" office:value-type="string">
            <text:p>Queiroz (SP)</text:p>
          </table:table-cell>
          <table:table-cell table:style-name="ce1" office:value-type="float" office:value="3460"/>
        </table:table-row>
        <table:table-row table:style-name="ro1">
          <table:table-cell table:style-name="ce1" office:value-type="float" office:value="3541901"/>
          <table:table-cell table:style-name="ce1" office:value-type="string">
            <text:p>Queluz (SP)</text:p>
          </table:table-cell>
          <table:table-cell table:style-name="ce1" office:value-type="float" office:value="13606"/>
        </table:table-row>
        <table:table-row table:style-name="ro1">
          <table:table-cell table:style-name="ce1" office:value-type="float" office:value="3542008"/>
          <table:table-cell table:style-name="ce1" office:value-type="string">
            <text:p>Quintana (SP)</text:p>
          </table:table-cell>
          <table:table-cell table:style-name="ce1" office:value-type="float" office:value="6688"/>
        </table:table-row>
        <table:table-row table:style-name="ro1">
          <table:table-cell table:style-name="ce1" office:value-type="float" office:value="3542107"/>
          <table:table-cell table:style-name="ce1" office:value-type="string">
            <text:p>Rafard (SP)</text:p>
          </table:table-cell>
          <table:table-cell table:style-name="ce1" office:value-type="float" office:value="9101"/>
        </table:table-row>
        <table:table-row table:style-name="ro1">
          <table:table-cell table:style-name="ce1" office:value-type="float" office:value="3542206"/>
          <table:table-cell table:style-name="ce1" office:value-type="string">
            <text:p>Rancharia (SP)</text:p>
          </table:table-cell>
          <table:table-cell table:style-name="ce1" office:value-type="float" office:value="29726"/>
        </table:table-row>
        <table:table-row table:style-name="ro1">
          <table:table-cell table:style-name="ce1" office:value-type="float" office:value="3542305"/>
          <table:table-cell table:style-name="ce1" office:value-type="string">
            <text:p>Redenção da Serra (SP)</text:p>
          </table:table-cell>
          <table:table-cell table:style-name="ce1" office:value-type="float" office:value="3839"/>
        </table:table-row>
        <table:table-row table:style-name="ro1">
          <table:table-cell table:style-name="ce1" office:value-type="float" office:value="3542404"/>
          <table:table-cell table:style-name="ce1" office:value-type="string">
            <text:p>Regente Feijó (SP)</text:p>
          </table:table-cell>
          <table:table-cell table:style-name="ce1" office:value-type="float" office:value="20394"/>
        </table:table-row>
        <table:table-row table:style-name="ro1">
          <table:table-cell table:style-name="ce1" office:value-type="float" office:value="3542503"/>
          <table:table-cell table:style-name="ce1" office:value-type="string">
            <text:p>Reginópolis (SP)</text:p>
          </table:table-cell>
          <table:table-cell table:style-name="ce1" office:value-type="float" office:value="9837"/>
        </table:table-row>
        <table:table-row table:style-name="ro1">
          <table:table-cell table:style-name="ce1" office:value-type="float" office:value="3542602"/>
          <table:table-cell table:style-name="ce1" office:value-type="string">
            <text:p>Registro (SP)</text:p>
          </table:table-cell>
          <table:table-cell table:style-name="ce1" office:value-type="float" office:value="56393"/>
        </table:table-row>
        <table:table-row table:style-name="ro1">
          <table:table-cell table:style-name="ce1" office:value-type="float" office:value="3542701"/>
          <table:table-cell table:style-name="ce1" office:value-type="string">
            <text:p>Restinga (SP)</text:p>
          </table:table-cell>
          <table:table-cell table:style-name="ce1" office:value-type="float" office:value="7679"/>
        </table:table-row>
        <table:table-row table:style-name="ro1">
          <table:table-cell table:style-name="ce1" office:value-type="float" office:value="3542800"/>
          <table:table-cell table:style-name="ce1" office:value-type="string">
            <text:p>Ribeira (SP)</text:p>
          </table:table-cell>
          <table:table-cell table:style-name="ce1" office:value-type="float" office:value="3330"/>
        </table:table-row>
        <table:table-row table:style-name="ro1">
          <table:table-cell table:style-name="ce1" office:value-type="float" office:value="3542909"/>
          <table:table-cell table:style-name="ce1" office:value-type="string">
            <text:p>Ribeirão Bonito (SP)</text:p>
          </table:table-cell>
          <table:table-cell table:style-name="ce1" office:value-type="float" office:value="13299"/>
        </table:table-row>
        <table:table-row table:style-name="ro1">
          <table:table-cell table:style-name="ce1" office:value-type="float" office:value="3543006"/>
          <table:table-cell table:style-name="ce1" office:value-type="string">
            <text:p>Ribeirão Branco (SP)</text:p>
          </table:table-cell>
          <table:table-cell table:style-name="ce1" office:value-type="float" office:value="16211"/>
        </table:table-row>
        <table:table-row table:style-name="ro1">
          <table:table-cell table:style-name="ce1" office:value-type="float" office:value="3543105"/>
          <table:table-cell table:style-name="ce1" office:value-type="string">
            <text:p>Ribeirão Corrente (SP)</text:p>
          </table:table-cell>
          <table:table-cell table:style-name="ce1" office:value-type="float" office:value="4752"/>
        </table:table-row>
        <table:table-row table:style-name="ro1">
          <table:table-cell table:style-name="ce1" office:value-type="float" office:value="3543204"/>
          <table:table-cell table:style-name="ce1" office:value-type="string">
            <text:p>Ribeirão do Sul (SP)</text:p>
          </table:table-cell>
          <table:table-cell table:style-name="ce1" office:value-type="float" office:value="4539"/>
        </table:table-row>
        <table:table-row table:style-name="ro1">
          <table:table-cell table:style-name="ce1" office:value-type="float" office:value="3543238"/>
          <table:table-cell table:style-name="ce1" office:value-type="string">
            <text:p>Ribeirão dos Índios (SP)</text:p>
          </table:table-cell>
          <table:table-cell table:style-name="ce1" office:value-type="float" office:value="2224"/>
        </table:table-row>
        <table:table-row table:style-name="ro1">
          <table:table-cell table:style-name="ce1" office:value-type="float" office:value="3543253"/>
          <table:table-cell table:style-name="ce1" office:value-type="string">
            <text:p>Ribeirão Grande (SP)</text:p>
          </table:table-cell>
          <table:table-cell table:style-name="ce1" office:value-type="float" office:value="7679"/>
        </table:table-row>
        <table:table-row table:style-name="ro1">
          <table:table-cell table:style-name="ce1" office:value-type="float" office:value="3543303"/>
          <table:table-cell table:style-name="ce1" office:value-type="string">
            <text:p>Ribeirão Pires (SP)</text:p>
          </table:table-cell>
          <table:table-cell table:style-name="ce1" office:value-type="float" office:value="124159"/>
        </table:table-row>
        <table:table-row table:style-name="ro1">
          <table:table-cell table:style-name="ce1" office:value-type="float" office:value="3543402"/>
          <table:table-cell table:style-name="ce1" office:value-type="string">
            <text:p>Ribeirão Preto (SP)</text:p>
          </table:table-cell>
          <table:table-cell table:style-name="ce1" office:value-type="float" office:value="711825"/>
        </table:table-row>
        <table:table-row table:style-name="ro1">
          <table:table-cell table:style-name="ce1" office:value-type="float" office:value="3543501"/>
          <table:table-cell table:style-name="ce1" office:value-type="string">
            <text:p>Riversul (SP)</text:p>
          </table:table-cell>
          <table:table-cell table:style-name="ce1" office:value-type="float" office:value="5443"/>
        </table:table-row>
        <table:table-row table:style-name="ro1">
          <table:table-cell table:style-name="ce1" office:value-type="float" office:value="3543600"/>
          <table:table-cell table:style-name="ce1" office:value-type="string">
            <text:p>Rifaina (SP)</text:p>
          </table:table-cell>
          <table:table-cell table:style-name="ce1" office:value-type="float" office:value="3640"/>
        </table:table-row>
        <table:table-row table:style-name="ro1">
          <table:table-cell table:style-name="ce1" office:value-type="float" office:value="3543709"/>
          <table:table-cell table:style-name="ce1" office:value-type="string">
            <text:p>Rincão (SP)</text:p>
          </table:table-cell>
          <table:table-cell table:style-name="ce1" office:value-type="float" office:value="10812"/>
        </table:table-row>
        <table:table-row table:style-name="ro1">
          <table:table-cell table:style-name="ce1" office:value-type="float" office:value="3543808"/>
          <table:table-cell table:style-name="ce1" office:value-type="string">
            <text:p>Rinópolis (SP)</text:p>
          </table:table-cell>
          <table:table-cell table:style-name="ce1" office:value-type="float" office:value="9961"/>
        </table:table-row>
        <table:table-row table:style-name="ro1">
          <table:table-cell table:style-name="ce1" office:value-type="float" office:value="3543907"/>
          <table:table-cell table:style-name="ce1" office:value-type="string">
            <text:p>Rio Claro (SP)</text:p>
          </table:table-cell>
          <table:table-cell table:style-name="ce1" office:value-type="float" office:value="208008"/>
        </table:table-row>
        <table:table-row table:style-name="ro1">
          <table:table-cell table:style-name="ce1" office:value-type="float" office:value="3544004"/>
          <table:table-cell table:style-name="ce1" office:value-type="string">
            <text:p>Rio das Pedras (SP)</text:p>
          </table:table-cell>
          <table:table-cell table:style-name="ce1" office:value-type="float" office:value="35738"/>
        </table:table-row>
        <table:table-row table:style-name="ro1">
          <table:table-cell table:style-name="ce1" office:value-type="float" office:value="3544103"/>
          <table:table-cell table:style-name="ce1" office:value-type="string">
            <text:p>Rio Grande da Serra (SP)</text:p>
          </table:table-cell>
          <table:table-cell table:style-name="ce1" office:value-type="float" office:value="51436"/>
        </table:table-row>
        <table:table-row table:style-name="ro1">
          <table:table-cell table:style-name="ce1" office:value-type="float" office:value="3544202"/>
          <table:table-cell table:style-name="ce1" office:value-type="string">
            <text:p>Riolândia (SP)</text:p>
          </table:table-cell>
          <table:table-cell table:style-name="ce1" office:value-type="float" office:value="12689"/>
        </table:table-row>
        <table:table-row table:style-name="ro1">
          <table:table-cell table:style-name="ce1" office:value-type="float" office:value="3544251"/>
          <table:table-cell table:style-name="ce1" office:value-type="string">
            <text:p>Rosana (SP)</text:p>
          </table:table-cell>
          <table:table-cell table:style-name="ce1" office:value-type="float" office:value="16281"/>
        </table:table-row>
        <table:table-row table:style-name="ro1">
          <table:table-cell table:style-name="ce1" office:value-type="float" office:value="3544301"/>
          <table:table-cell table:style-name="ce1" office:value-type="string">
            <text:p>Roseira (SP)</text:p>
          </table:table-cell>
          <table:table-cell table:style-name="ce1" office:value-type="float" office:value="10801"/>
        </table:table-row>
        <table:table-row table:style-name="ro1">
          <table:table-cell table:style-name="ce1" office:value-type="float" office:value="3544400"/>
          <table:table-cell table:style-name="ce1" office:value-type="string">
            <text:p>Rubiácea (SP)</text:p>
          </table:table-cell>
          <table:table-cell table:style-name="ce1" office:value-type="float" office:value="3162"/>
        </table:table-row>
        <table:table-row table:style-name="ro1">
          <table:table-cell table:style-name="ce1" office:value-type="float" office:value="3544509"/>
          <table:table-cell table:style-name="ce1" office:value-type="string">
            <text:p>Rubinéia (SP)</text:p>
          </table:table-cell>
          <table:table-cell table:style-name="ce1" office:value-type="float" office:value="3170"/>
        </table:table-row>
        <table:table-row table:style-name="ro1">
          <table:table-cell table:style-name="ce1" office:value-type="float" office:value="3544608"/>
          <table:table-cell table:style-name="ce1" office:value-type="string">
            <text:p>Sabino (SP)</text:p>
          </table:table-cell>
          <table:table-cell table:style-name="ce1" office:value-type="float" office:value="5614"/>
        </table:table-row>
        <table:table-row table:style-name="ro1">
          <table:table-cell table:style-name="ce1" office:value-type="float" office:value="3544707"/>
          <table:table-cell table:style-name="ce1" office:value-type="string">
            <text:p>Sagres (SP)</text:p>
          </table:table-cell>
          <table:table-cell table:style-name="ce1" office:value-type="float" office:value="2430"/>
        </table:table-row>
        <table:table-row table:style-name="ro1">
          <table:table-cell table:style-name="ce1" office:value-type="float" office:value="3544806"/>
          <table:table-cell table:style-name="ce1" office:value-type="string">
            <text:p>Sales (SP)</text:p>
          </table:table-cell>
          <table:table-cell table:style-name="ce1" office:value-type="float" office:value="6407"/>
        </table:table-row>
        <table:table-row table:style-name="ro1">
          <table:table-cell table:style-name="ce1" office:value-type="float" office:value="3544905"/>
          <table:table-cell table:style-name="ce1" office:value-type="string">
            <text:p>Sales Oliveira (SP)</text:p>
          </table:table-cell>
          <table:table-cell table:style-name="ce1" office:value-type="float" office:value="11998"/>
        </table:table-row>
        <table:table-row table:style-name="ro1">
          <table:table-cell table:style-name="ce1" office:value-type="float" office:value="3545001"/>
          <table:table-cell table:style-name="ce1" office:value-type="string">
            <text:p>Salesópolis (SP)</text:p>
          </table:table-cell>
          <table:table-cell table:style-name="ce1" office:value-type="float" office:value="17252"/>
        </table:table-row>
        <table:table-row table:style-name="ro1">
          <table:table-cell table:style-name="ce1" office:value-type="float" office:value="3545100"/>
          <table:table-cell table:style-name="ce1" office:value-type="string">
            <text:p>Salmourão (SP)</text:p>
          </table:table-cell>
          <table:table-cell table:style-name="ce1" office:value-type="float" office:value="5337"/>
        </table:table-row>
        <table:table-row table:style-name="ro1">
          <table:table-cell table:style-name="ce1" office:value-type="float" office:value="3545159"/>
          <table:table-cell table:style-name="ce1" office:value-type="string">
            <text:p>Saltinho (SP)</text:p>
          </table:table-cell>
          <table:table-cell table:style-name="ce1" office:value-type="float" office:value="8393"/>
        </table:table-row>
        <table:table-row table:style-name="ro1">
          <table:table-cell table:style-name="ce1" office:value-type="float" office:value="3545209"/>
          <table:table-cell table:style-name="ce1" office:value-type="string">
            <text:p>Salto (SP)</text:p>
          </table:table-cell>
          <table:table-cell table:style-name="ce1" office:value-type="float" office:value="119736"/>
        </table:table-row>
        <table:table-row table:style-name="ro1">
          <table:table-cell table:style-name="ce1" office:value-type="float" office:value="3545308"/>
          <table:table-cell table:style-name="ce1" office:value-type="string">
            <text:p>Salto de Pirapora (SP)</text:p>
          </table:table-cell>
          <table:table-cell table:style-name="ce1" office:value-type="float" office:value="45860"/>
        </table:table-row>
        <table:table-row table:style-name="ro1">
          <table:table-cell table:style-name="ce1" office:value-type="float" office:value="3545407"/>
          <table:table-cell table:style-name="ce1" office:value-type="string">
            <text:p>Salto Grande (SP)</text:p>
          </table:table-cell>
          <table:table-cell table:style-name="ce1" office:value-type="float" office:value="9364"/>
        </table:table-row>
        <table:table-row table:style-name="ro1">
          <table:table-cell table:style-name="ce1" office:value-type="float" office:value="3545506"/>
          <table:table-cell table:style-name="ce1" office:value-type="string">
            <text:p>Sandovalina (SP)</text:p>
          </table:table-cell>
          <table:table-cell table:style-name="ce1" office:value-type="float" office:value="4354"/>
        </table:table-row>
        <table:table-row table:style-name="ro1">
          <table:table-cell table:style-name="ce1" office:value-type="float" office:value="3545605"/>
          <table:table-cell table:style-name="ce1" office:value-type="string">
            <text:p>Santa Adélia (SP)</text:p>
          </table:table-cell>
          <table:table-cell table:style-name="ce1" office:value-type="float" office:value="15561"/>
        </table:table-row>
        <table:table-row table:style-name="ro1">
          <table:table-cell table:style-name="ce1" office:value-type="float" office:value="3545704"/>
          <table:table-cell table:style-name="ce1" office:value-type="string">
            <text:p>Santa Albertina (SP)</text:p>
          </table:table-cell>
          <table:table-cell table:style-name="ce1" office:value-type="float" office:value="6022"/>
        </table:table-row>
        <table:table-row table:style-name="ro1">
          <table:table-cell table:style-name="ce1" office:value-type="float" office:value="3545803"/>
          <table:table-cell table:style-name="ce1" office:value-type="string">
            <text:p>Santa Bárbara d'Oeste (SP)</text:p>
          </table:table-cell>
          <table:table-cell table:style-name="ce1" office:value-type="float" office:value="194390"/>
        </table:table-row>
        <table:table-row table:style-name="ro1">
          <table:table-cell table:style-name="ce1" office:value-type="float" office:value="3546009"/>
          <table:table-cell table:style-name="ce1" office:value-type="string">
            <text:p>Santa Branca (SP)</text:p>
          </table:table-cell>
          <table:table-cell table:style-name="ce1" office:value-type="float" office:value="14857"/>
        </table:table-row>
        <table:table-row table:style-name="ro1">
          <table:table-cell table:style-name="ce1" office:value-type="float" office:value="3546108"/>
          <table:table-cell table:style-name="ce1" office:value-type="string">
            <text:p>Santa Clara d'Oeste (SP)</text:p>
          </table:table-cell>
          <table:table-cell table:style-name="ce1" office:value-type="float" office:value="2113"/>
        </table:table-row>
        <table:table-row table:style-name="ro1">
          <table:table-cell table:style-name="ce1" office:value-type="float" office:value="3546207"/>
          <table:table-cell table:style-name="ce1" office:value-type="string">
            <text:p>Santa Cruz da Conceição (SP)</text:p>
          </table:table-cell>
          <table:table-cell table:style-name="ce1" office:value-type="float" office:value="4544"/>
        </table:table-row>
        <table:table-row table:style-name="ro1">
          <table:table-cell table:style-name="ce1" office:value-type="float" office:value="3546256"/>
          <table:table-cell table:style-name="ce1" office:value-type="string">
            <text:p>Santa Cruz da Esperança (SP)</text:p>
          </table:table-cell>
          <table:table-cell table:style-name="ce1" office:value-type="float" office:value="2153"/>
        </table:table-row>
        <table:table-row table:style-name="ro1">
          <table:table-cell table:style-name="ce1" office:value-type="float" office:value="3546306"/>
          <table:table-cell table:style-name="ce1" office:value-type="string">
            <text:p>Santa Cruz das Palmeiras (SP)</text:p>
          </table:table-cell>
          <table:table-cell table:style-name="ce1" office:value-type="float" office:value="34737"/>
        </table:table-row>
        <table:table-row table:style-name="ro1">
          <table:table-cell table:style-name="ce1" office:value-type="float" office:value="3546405"/>
          <table:table-cell table:style-name="ce1" office:value-type="string">
            <text:p>Santa Cruz do Rio Pardo (SP)</text:p>
          </table:table-cell>
          <table:table-cell table:style-name="ce1" office:value-type="float" office:value="47943"/>
        </table:table-row>
        <table:table-row table:style-name="ro1">
          <table:table-cell table:style-name="ce1" office:value-type="float" office:value="3546504"/>
          <table:table-cell table:style-name="ce1" office:value-type="string">
            <text:p>Santa Ernestina (SP)</text:p>
          </table:table-cell>
          <table:table-cell table:style-name="ce1" office:value-type="float" office:value="5588"/>
        </table:table-row>
        <table:table-row table:style-name="ro1">
          <table:table-cell table:style-name="ce1" office:value-type="float" office:value="3546603"/>
          <table:table-cell table:style-name="ce1" office:value-type="string">
            <text:p>Santa Fé do Sul (SP)</text:p>
          </table:table-cell>
          <table:table-cell table:style-name="ce1" office:value-type="float" office:value="32563"/>
        </table:table-row>
        <table:table-row table:style-name="ro1">
          <table:table-cell table:style-name="ce1" office:value-type="float" office:value="3546702"/>
          <table:table-cell table:style-name="ce1" office:value-type="string">
            <text:p>Santa Gertrudes (SP)</text:p>
          </table:table-cell>
          <table:table-cell table:style-name="ce1" office:value-type="float" office:value="27381"/>
        </table:table-row>
        <table:table-row table:style-name="ro1">
          <table:table-cell table:style-name="ce1" office:value-type="float" office:value="3546801"/>
          <table:table-cell table:style-name="ce1" office:value-type="string">
            <text:p>Santa Isabel (SP)</text:p>
          </table:table-cell>
          <table:table-cell table:style-name="ce1" office:value-type="float" office:value="57966"/>
        </table:table-row>
        <table:table-row table:style-name="ro1">
          <table:table-cell table:style-name="ce1" office:value-type="float" office:value="3546900"/>
          <table:table-cell table:style-name="ce1" office:value-type="string">
            <text:p>Santa Lúcia (SP)</text:p>
          </table:table-cell>
          <table:table-cell table:style-name="ce1" office:value-type="float" office:value="8854"/>
        </table:table-row>
        <table:table-row table:style-name="ro1">
          <table:table-cell table:style-name="ce1" office:value-type="float" office:value="3547007"/>
          <table:table-cell table:style-name="ce1" office:value-type="string">
            <text:p>Santa Maria da Serra (SP)</text:p>
          </table:table-cell>
          <table:table-cell table:style-name="ce1" office:value-type="float" office:value="6236"/>
        </table:table-row>
        <table:table-row table:style-name="ro1">
          <table:table-cell table:style-name="ce1" office:value-type="float" office:value="3547106"/>
          <table:table-cell table:style-name="ce1" office:value-type="string">
            <text:p>Santa Mercedes (SP)</text:p>
          </table:table-cell>
          <table:table-cell table:style-name="ce1" office:value-type="float" office:value="2943"/>
        </table:table-row>
        <table:table-row table:style-name="ro1">
          <table:table-cell table:style-name="ce1" office:value-type="float" office:value="3547205"/>
          <table:table-cell table:style-name="ce1" office:value-type="string">
            <text:p>Santana da Ponte Pensa (SP)</text:p>
          </table:table-cell>
          <table:table-cell table:style-name="ce1" office:value-type="float" office:value="1467"/>
        </table:table-row>
        <table:table-row table:style-name="ro1">
          <table:table-cell table:style-name="ce1" office:value-type="float" office:value="3547304"/>
          <table:table-cell table:style-name="ce1" office:value-type="string">
            <text:p>Santana de Parnaíba (SP)</text:p>
          </table:table-cell>
          <table:table-cell table:style-name="ce1" office:value-type="float" office:value="142301"/>
        </table:table-row>
        <table:table-row table:style-name="ro1">
          <table:table-cell table:style-name="ce1" office:value-type="float" office:value="3547403"/>
          <table:table-cell table:style-name="ce1" office:value-type="string">
            <text:p>Santa Rita d'Oeste (SP)</text:p>
          </table:table-cell>
          <table:table-cell table:style-name="ce1" office:value-type="float" office:value="2487"/>
        </table:table-row>
        <table:table-row table:style-name="ro1">
          <table:table-cell table:style-name="ce1" office:value-type="float" office:value="3547502"/>
          <table:table-cell table:style-name="ce1" office:value-type="string">
            <text:p>Santa Rita do Passa Quatro (SP)</text:p>
          </table:table-cell>
          <table:table-cell table:style-name="ce1" office:value-type="float" office:value="27600"/>
        </table:table-row>
        <table:table-row table:style-name="ro1">
          <table:table-cell table:style-name="ce1" office:value-type="float" office:value="3547601"/>
          <table:table-cell table:style-name="ce1" office:value-type="string">
            <text:p>Santa Rosa de Viterbo (SP)</text:p>
          </table:table-cell>
          <table:table-cell table:style-name="ce1" office:value-type="float" office:value="26753"/>
        </table:table-row>
        <table:table-row table:style-name="ro1">
          <table:table-cell table:style-name="ce1" office:value-type="float" office:value="3547650"/>
          <table:table-cell table:style-name="ce1" office:value-type="string">
            <text:p>Santa Salete (SP)</text:p>
          </table:table-cell>
          <table:table-cell table:style-name="ce1" office:value-type="float" office:value="1552"/>
        </table:table-row>
        <table:table-row table:style-name="ro1">
          <table:table-cell table:style-name="ce1" office:value-type="float" office:value="3547700"/>
          <table:table-cell table:style-name="ce1" office:value-type="string">
            <text:p>Santo Anastácio (SP)</text:p>
          </table:table-cell>
          <table:table-cell table:style-name="ce1" office:value-type="float" office:value="20866"/>
        </table:table-row>
        <table:table-row table:style-name="ro1">
          <table:table-cell table:style-name="ce1" office:value-type="float" office:value="3547809"/>
          <table:table-cell table:style-name="ce1" office:value-type="string">
            <text:p>Santo André (SP)</text:p>
          </table:table-cell>
          <table:table-cell table:style-name="ce1" office:value-type="float" office:value="721368"/>
        </table:table-row>
        <table:table-row table:style-name="ro1">
          <table:table-cell table:style-name="ce1" office:value-type="float" office:value="3547908"/>
          <table:table-cell table:style-name="ce1" office:value-type="string">
            <text:p>Santo Antônio da Alegria (SP)</text:p>
          </table:table-cell>
          <table:table-cell table:style-name="ce1" office:value-type="float" office:value="6977"/>
        </table:table-row>
        <table:table-row table:style-name="ro1">
          <table:table-cell table:style-name="ce1" office:value-type="float" office:value="3548005"/>
          <table:table-cell table:style-name="ce1" office:value-type="string">
            <text:p>Santo Antônio de Posse (SP)</text:p>
          </table:table-cell>
          <table:table-cell table:style-name="ce1" office:value-type="float" office:value="23529"/>
        </table:table-row>
        <table:table-row table:style-name="ro1">
          <table:table-cell table:style-name="ce1" office:value-type="float" office:value="3548054"/>
          <table:table-cell table:style-name="ce1" office:value-type="string">
            <text:p>Santo Antônio do Aracanguá (SP)</text:p>
          </table:table-cell>
          <table:table-cell table:style-name="ce1" office:value-type="float" office:value="8481"/>
        </table:table-row>
        <table:table-row table:style-name="ro1">
          <table:table-cell table:style-name="ce1" office:value-type="float" office:value="3548104"/>
          <table:table-cell table:style-name="ce1" office:value-type="string">
            <text:p>Santo Antônio do Jardim (SP)</text:p>
          </table:table-cell>
          <table:table-cell table:style-name="ce1" office:value-type="float" office:value="5940"/>
        </table:table-row>
        <table:table-row table:style-name="ro1">
          <table:table-cell table:style-name="ce1" office:value-type="float" office:value="3548203"/>
          <table:table-cell table:style-name="ce1" office:value-type="string">
            <text:p>Santo Antônio do Pinhal (SP)</text:p>
          </table:table-cell>
          <table:table-cell table:style-name="ce1" office:value-type="float" office:value="6827"/>
        </table:table-row>
        <table:table-row table:style-name="ro1">
          <table:table-cell table:style-name="ce1" office:value-type="float" office:value="3548302"/>
          <table:table-cell table:style-name="ce1" office:value-type="string">
            <text:p>Santo Expedito (SP)</text:p>
          </table:table-cell>
          <table:table-cell table:style-name="ce1" office:value-type="float" office:value="3135"/>
        </table:table-row>
        <table:table-row table:style-name="ro1">
          <table:table-cell table:style-name="ce1" office:value-type="float" office:value="3548401"/>
          <table:table-cell table:style-name="ce1" office:value-type="string">
            <text:p>Santópolis do Aguapeí (SP)</text:p>
          </table:table-cell>
          <table:table-cell table:style-name="ce1" office:value-type="float" office:value="4817"/>
        </table:table-row>
        <table:table-row table:style-name="ro1">
          <table:table-cell table:style-name="ce1" office:value-type="float" office:value="3548500"/>
          <table:table-cell table:style-name="ce1" office:value-type="string">
            <text:p>Santos (SP)</text:p>
          </table:table-cell>
          <table:table-cell table:style-name="ce1" office:value-type="float" office:value="433656"/>
        </table:table-row>
        <table:table-row table:style-name="ro1">
          <table:table-cell table:style-name="ce1" office:value-type="float" office:value="3548609"/>
          <table:table-cell table:style-name="ce1" office:value-type="string">
            <text:p>São Bento do Sapucaí (SP)</text:p>
          </table:table-cell>
          <table:table-cell table:style-name="ce1" office:value-type="float" office:value="10893"/>
        </table:table-row>
        <table:table-row table:style-name="ro1">
          <table:table-cell table:style-name="ce1" office:value-type="float" office:value="3548708"/>
          <table:table-cell table:style-name="ce1" office:value-type="string">
            <text:p>São Bernardo do Campo (SP)</text:p>
          </table:table-cell>
          <table:table-cell table:style-name="ce1" office:value-type="float" office:value="844483"/>
        </table:table-row>
        <table:table-row table:style-name="ro1">
          <table:table-cell table:style-name="ce1" office:value-type="float" office:value="3548807"/>
          <table:table-cell table:style-name="ce1" office:value-type="string">
            <text:p>São Caetano do Sul (SP)</text:p>
          </table:table-cell>
          <table:table-cell table:style-name="ce1" office:value-type="float" office:value="161957"/>
        </table:table-row>
        <table:table-row table:style-name="ro1">
          <table:table-cell table:style-name="ce1" office:value-type="float" office:value="3548906"/>
          <table:table-cell table:style-name="ce1" office:value-type="string">
            <text:p>São Carlos (SP)</text:p>
          </table:table-cell>
          <table:table-cell table:style-name="ce1" office:value-type="float" office:value="254484"/>
        </table:table-row>
        <table:table-row table:style-name="ro1">
          <table:table-cell table:style-name="ce1" office:value-type="float" office:value="3549003"/>
          <table:table-cell table:style-name="ce1" office:value-type="string">
            <text:p>São Francisco (SP)</text:p>
          </table:table-cell>
          <table:table-cell table:style-name="ce1" office:value-type="float" office:value="2817"/>
        </table:table-row>
        <table:table-row table:style-name="ro1">
          <table:table-cell table:style-name="ce1" office:value-type="float" office:value="3549102"/>
          <table:table-cell table:style-name="ce1" office:value-type="string">
            <text:p>São João da Boa Vista (SP)</text:p>
          </table:table-cell>
          <table:table-cell table:style-name="ce1" office:value-type="float" office:value="91771"/>
        </table:table-row>
        <table:table-row table:style-name="ro1">
          <table:table-cell table:style-name="ce1" office:value-type="float" office:value="3549201"/>
          <table:table-cell table:style-name="ce1" office:value-type="string">
            <text:p>São João das Duas Pontes (SP)</text:p>
          </table:table-cell>
          <table:table-cell table:style-name="ce1" office:value-type="float" office:value="2561"/>
        </table:table-row>
        <table:table-row table:style-name="ro1">
          <table:table-cell table:style-name="ce1" office:value-type="float" office:value="3549250"/>
          <table:table-cell table:style-name="ce1" office:value-type="string">
            <text:p>São João de Iracema (SP)</text:p>
          </table:table-cell>
          <table:table-cell table:style-name="ce1" office:value-type="float" office:value="1932"/>
        </table:table-row>
        <table:table-row table:style-name="ro1">
          <table:table-cell table:style-name="ce1" office:value-type="float" office:value="3549300"/>
          <table:table-cell table:style-name="ce1" office:value-type="string">
            <text:p>São João do Pau d'Alho (SP)</text:p>
          </table:table-cell>
          <table:table-cell table:style-name="ce1" office:value-type="float" office:value="2100"/>
        </table:table-row>
        <table:table-row table:style-name="ro1">
          <table:table-cell table:style-name="ce1" office:value-type="float" office:value="3549409"/>
          <table:table-cell table:style-name="ce1" office:value-type="string">
            <text:p>São Joaquim da Barra (SP)</text:p>
          </table:table-cell>
          <table:table-cell table:style-name="ce1" office:value-type="float" office:value="52319"/>
        </table:table-row>
        <table:table-row table:style-name="ro1">
          <table:table-cell table:style-name="ce1" office:value-type="float" office:value="3549508"/>
          <table:table-cell table:style-name="ce1" office:value-type="string">
            <text:p>São José da Bela Vista (SP)</text:p>
          </table:table-cell>
          <table:table-cell table:style-name="ce1" office:value-type="float" office:value="8960"/>
        </table:table-row>
        <table:table-row table:style-name="ro1">
          <table:table-cell table:style-name="ce1" office:value-type="float" office:value="3549607"/>
          <table:table-cell table:style-name="ce1" office:value-type="string">
            <text:p>São José do Barreiro (SP)</text:p>
          </table:table-cell>
          <table:table-cell table:style-name="ce1" office:value-type="float" office:value="4144"/>
        </table:table-row>
        <table:table-row table:style-name="ro1">
          <table:table-cell table:style-name="ce1" office:value-type="float" office:value="3549706"/>
          <table:table-cell table:style-name="ce1" office:value-type="string">
            <text:p>São José do Rio Pardo (SP)</text:p>
          </table:table-cell>
          <table:table-cell table:style-name="ce1" office:value-type="float" office:value="55124"/>
        </table:table-row>
        <table:table-row table:style-name="ro1">
          <table:table-cell table:style-name="ce1" office:value-type="float" office:value="3549805"/>
          <table:table-cell table:style-name="ce1" office:value-type="string">
            <text:p>São José do Rio Preto (SP)</text:p>
          </table:table-cell>
          <table:table-cell table:style-name="ce1" office:value-type="float" office:value="464983"/>
        </table:table-row>
        <table:table-row table:style-name="ro1">
          <table:table-cell table:style-name="ce1" office:value-type="float" office:value="3549904"/>
          <table:table-cell table:style-name="ce1" office:value-type="string">
            <text:p>São José dos Campos (SP)</text:p>
          </table:table-cell>
          <table:table-cell table:style-name="ce1" office:value-type="float" office:value="729737"/>
        </table:table-row>
        <table:table-row table:style-name="ro1">
          <table:table-cell table:style-name="ce1" office:value-type="float" office:value="3549953"/>
          <table:table-cell table:style-name="ce1" office:value-type="string">
            <text:p>São Lourenço da Serra (SP)</text:p>
          </table:table-cell>
          <table:table-cell table:style-name="ce1" office:value-type="float" office:value="15978"/>
        </table:table-row>
        <table:table-row table:style-name="ro1">
          <table:table-cell table:style-name="ce1" office:value-type="float" office:value="3550001"/>
          <table:table-cell table:style-name="ce1" office:value-type="string">
            <text:p>São Luiz do Paraitinga (SP)</text:p>
          </table:table-cell>
          <table:table-cell table:style-name="ce1" office:value-type="float" office:value="10690"/>
        </table:table-row>
        <table:table-row table:style-name="ro1">
          <table:table-cell table:style-name="ce1" office:value-type="float" office:value="3550100"/>
          <table:table-cell table:style-name="ce1" office:value-type="string">
            <text:p>São Manuel (SP)</text:p>
          </table:table-cell>
          <table:table-cell table:style-name="ce1" office:value-type="float" office:value="41123"/>
        </table:table-row>
        <table:table-row table:style-name="ro1">
          <table:table-cell table:style-name="ce1" office:value-type="float" office:value="3550209"/>
          <table:table-cell table:style-name="ce1" office:value-type="string">
            <text:p>São Miguel Arcanjo (SP)</text:p>
          </table:table-cell>
          <table:table-cell table:style-name="ce1" office:value-type="float" office:value="33002"/>
        </table:table-row>
        <table:table-row table:style-name="ro1">
          <table:table-cell table:style-name="ce1" office:value-type="float" office:value="3550308"/>
          <table:table-cell table:style-name="ce1" office:value-type="string">
            <text:p>São Paulo (SP)</text:p>
          </table:table-cell>
          <table:table-cell table:style-name="ce1" office:value-type="float" office:value="12325232"/>
        </table:table-row>
        <table:table-row table:style-name="ro1">
          <table:table-cell table:style-name="ce1" office:value-type="float" office:value="3550407"/>
          <table:table-cell table:style-name="ce1" office:value-type="string">
            <text:p>São Pedro (SP)</text:p>
          </table:table-cell>
          <table:table-cell table:style-name="ce1" office:value-type="float" office:value="35980"/>
        </table:table-row>
        <table:table-row table:style-name="ro1">
          <table:table-cell table:style-name="ce1" office:value-type="float" office:value="3550506"/>
          <table:table-cell table:style-name="ce1" office:value-type="string">
            <text:p>São Pedro do Turvo (SP)</text:p>
          </table:table-cell>
          <table:table-cell table:style-name="ce1" office:value-type="float" office:value="7696"/>
        </table:table-row>
        <table:table-row table:style-name="ro1">
          <table:table-cell table:style-name="ce1" office:value-type="float" office:value="3550605"/>
          <table:table-cell table:style-name="ce1" office:value-type="string">
            <text:p>São Roque (SP)</text:p>
          </table:table-cell>
          <table:table-cell table:style-name="ce1" office:value-type="float" office:value="92060"/>
        </table:table-row>
        <table:table-row table:style-name="ro1">
          <table:table-cell table:style-name="ce1" office:value-type="float" office:value="3550704"/>
          <table:table-cell table:style-name="ce1" office:value-type="string">
            <text:p>São Sebastião (SP)</text:p>
          </table:table-cell>
          <table:table-cell table:style-name="ce1" office:value-type="float" office:value="90328"/>
        </table:table-row>
        <table:table-row table:style-name="ro1">
          <table:table-cell table:style-name="ce1" office:value-type="float" office:value="3550803"/>
          <table:table-cell table:style-name="ce1" office:value-type="string">
            <text:p>São Sebastião da Grama (SP)</text:p>
          </table:table-cell>
          <table:table-cell table:style-name="ce1" office:value-type="float" office:value="12159"/>
        </table:table-row>
        <table:table-row table:style-name="ro1">
          <table:table-cell table:style-name="ce1" office:value-type="float" office:value="3550902"/>
          <table:table-cell table:style-name="ce1" office:value-type="string">
            <text:p>São Simão (SP)</text:p>
          </table:table-cell>
          <table:table-cell table:style-name="ce1" office:value-type="float" office:value="15385"/>
        </table:table-row>
        <table:table-row table:style-name="ro1">
          <table:table-cell table:style-name="ce1" office:value-type="float" office:value="3551009"/>
          <table:table-cell table:style-name="ce1" office:value-type="string">
            <text:p>São Vicente (SP)</text:p>
          </table:table-cell>
          <table:table-cell table:style-name="ce1" office:value-type="float" office:value="368355"/>
        </table:table-row>
        <table:table-row table:style-name="ro1">
          <table:table-cell table:style-name="ce1" office:value-type="float" office:value="3551108"/>
          <table:table-cell table:style-name="ce1" office:value-type="string">
            <text:p>Sarapuí (SP)</text:p>
          </table:table-cell>
          <table:table-cell table:style-name="ce1" office:value-type="float" office:value="10390"/>
        </table:table-row>
        <table:table-row table:style-name="ro1">
          <table:table-cell table:style-name="ce1" office:value-type="float" office:value="3551207"/>
          <table:table-cell table:style-name="ce1" office:value-type="string">
            <text:p>Sarutaiá (SP)</text:p>
          </table:table-cell>
          <table:table-cell table:style-name="ce1" office:value-type="float" office:value="3630"/>
        </table:table-row>
        <table:table-row table:style-name="ro1">
          <table:table-cell table:style-name="ce1" office:value-type="float" office:value="3551306"/>
          <table:table-cell table:style-name="ce1" office:value-type="string">
            <text:p>Sebastianópolis do Sul (SP)</text:p>
          </table:table-cell>
          <table:table-cell table:style-name="ce1" office:value-type="float" office:value="3554"/>
        </table:table-row>
        <table:table-row table:style-name="ro1">
          <table:table-cell table:style-name="ce1" office:value-type="float" office:value="3551405"/>
          <table:table-cell table:style-name="ce1" office:value-type="string">
            <text:p>Serra Azul (SP)</text:p>
          </table:table-cell>
          <table:table-cell table:style-name="ce1" office:value-type="float" office:value="14981"/>
        </table:table-row>
        <table:table-row table:style-name="ro1">
          <table:table-cell table:style-name="ce1" office:value-type="float" office:value="3551504"/>
          <table:table-cell table:style-name="ce1" office:value-type="string">
            <text:p>Serrana (SP)</text:p>
          </table:table-cell>
          <table:table-cell table:style-name="ce1" office:value-type="float" office:value="45644"/>
        </table:table-row>
        <table:table-row table:style-name="ro1">
          <table:table-cell table:style-name="ce1" office:value-type="float" office:value="3551603"/>
          <table:table-cell table:style-name="ce1" office:value-type="string">
            <text:p>Serra Negra (SP)</text:p>
          </table:table-cell>
          <table:table-cell table:style-name="ce1" office:value-type="float" office:value="29452"/>
        </table:table-row>
        <table:table-row table:style-name="ro1">
          <table:table-cell table:style-name="ce1" office:value-type="float" office:value="3551702"/>
          <table:table-cell table:style-name="ce1" office:value-type="string">
            <text:p>Sertãozinho (SP)</text:p>
          </table:table-cell>
          <table:table-cell table:style-name="ce1" office:value-type="float" office:value="127142"/>
        </table:table-row>
        <table:table-row table:style-name="ro1">
          <table:table-cell table:style-name="ce1" office:value-type="float" office:value="3551801"/>
          <table:table-cell table:style-name="ce1" office:value-type="string">
            <text:p>Sete Barras (SP)</text:p>
          </table:table-cell>
          <table:table-cell table:style-name="ce1" office:value-type="float" office:value="12780"/>
        </table:table-row>
        <table:table-row table:style-name="ro1">
          <table:table-cell table:style-name="ce1" office:value-type="float" office:value="3551900"/>
          <table:table-cell table:style-name="ce1" office:value-type="string">
            <text:p>Severínia (SP)</text:p>
          </table:table-cell>
          <table:table-cell table:style-name="ce1" office:value-type="float" office:value="17661"/>
        </table:table-row>
        <table:table-row table:style-name="ro1">
          <table:table-cell table:style-name="ce1" office:value-type="float" office:value="3552007"/>
          <table:table-cell table:style-name="ce1" office:value-type="string">
            <text:p>Silveiras (SP)</text:p>
          </table:table-cell>
          <table:table-cell table:style-name="ce1" office:value-type="float" office:value="6339"/>
        </table:table-row>
        <table:table-row table:style-name="ro1">
          <table:table-cell table:style-name="ce1" office:value-type="float" office:value="3552106"/>
          <table:table-cell table:style-name="ce1" office:value-type="string">
            <text:p>Socorro (SP)</text:p>
          </table:table-cell>
          <table:table-cell table:style-name="ce1" office:value-type="float" office:value="41352"/>
        </table:table-row>
        <table:table-row table:style-name="ro1">
          <table:table-cell table:style-name="ce1" office:value-type="float" office:value="3552205"/>
          <table:table-cell table:style-name="ce1" office:value-type="string">
            <text:p>Sorocaba (SP)</text:p>
          </table:table-cell>
          <table:table-cell table:style-name="ce1" office:value-type="float" office:value="687357"/>
        </table:table-row>
        <table:table-row table:style-name="ro1">
          <table:table-cell table:style-name="ce1" office:value-type="float" office:value="3552304"/>
          <table:table-cell table:style-name="ce1" office:value-type="string">
            <text:p>Sud Mennucci (SP)</text:p>
          </table:table-cell>
          <table:table-cell table:style-name="ce1" office:value-type="float" office:value="7728"/>
        </table:table-row>
        <table:table-row table:style-name="ro1">
          <table:table-cell table:style-name="ce1" office:value-type="float" office:value="3552403"/>
          <table:table-cell table:style-name="ce1" office:value-type="string">
            <text:p>Sumaré (SP)</text:p>
          </table:table-cell>
          <table:table-cell table:style-name="ce1" office:value-type="float" office:value="286211"/>
        </table:table-row>
        <table:table-row table:style-name="ro1">
          <table:table-cell table:style-name="ce1" office:value-type="float" office:value="3552502"/>
          <table:table-cell table:style-name="ce1" office:value-type="string">
            <text:p>Suzano (SP)</text:p>
          </table:table-cell>
          <table:table-cell table:style-name="ce1" office:value-type="float" office:value="300559"/>
        </table:table-row>
        <table:table-row table:style-name="ro1">
          <table:table-cell table:style-name="ce1" office:value-type="float" office:value="3552551"/>
          <table:table-cell table:style-name="ce1" office:value-type="string">
            <text:p>Suzanápolis (SP)</text:p>
          </table:table-cell>
          <table:table-cell table:style-name="ce1" office:value-type="float" office:value="4014"/>
        </table:table-row>
        <table:table-row table:style-name="ro1">
          <table:table-cell table:style-name="ce1" office:value-type="float" office:value="3552601"/>
          <table:table-cell table:style-name="ce1" office:value-type="string">
            <text:p>Tabapuã (SP)</text:p>
          </table:table-cell>
          <table:table-cell table:style-name="ce1" office:value-type="float" office:value="12485"/>
        </table:table-row>
        <table:table-row table:style-name="ro1">
          <table:table-cell table:style-name="ce1" office:value-type="float" office:value="3552700"/>
          <table:table-cell table:style-name="ce1" office:value-type="string">
            <text:p>Tabatinga (SP)</text:p>
          </table:table-cell>
          <table:table-cell table:style-name="ce1" office:value-type="float" office:value="16644"/>
        </table:table-row>
        <table:table-row table:style-name="ro1">
          <table:table-cell table:style-name="ce1" office:value-type="float" office:value="3552809"/>
          <table:table-cell table:style-name="ce1" office:value-type="string">
            <text:p>Taboão da Serra (SP)</text:p>
          </table:table-cell>
          <table:table-cell table:style-name="ce1" office:value-type="float" office:value="293652"/>
        </table:table-row>
        <table:table-row table:style-name="ro1">
          <table:table-cell table:style-name="ce1" office:value-type="float" office:value="3552908"/>
          <table:table-cell table:style-name="ce1" office:value-type="string">
            <text:p>Taciba (SP)</text:p>
          </table:table-cell>
          <table:table-cell table:style-name="ce1" office:value-type="float" office:value="6329"/>
        </table:table-row>
        <table:table-row table:style-name="ro1">
          <table:table-cell table:style-name="ce1" office:value-type="float" office:value="3553005"/>
          <table:table-cell table:style-name="ce1" office:value-type="string">
            <text:p>Taguaí (SP)</text:p>
          </table:table-cell>
          <table:table-cell table:style-name="ce1" office:value-type="float" office:value="14141"/>
        </table:table-row>
        <table:table-row table:style-name="ro1">
          <table:table-cell table:style-name="ce1" office:value-type="float" office:value="3553104"/>
          <table:table-cell table:style-name="ce1" office:value-type="string">
            <text:p>Taiaçu (SP)</text:p>
          </table:table-cell>
          <table:table-cell table:style-name="ce1" office:value-type="float" office:value="6320"/>
        </table:table-row>
        <table:table-row table:style-name="ro1">
          <table:table-cell table:style-name="ce1" office:value-type="float" office:value="3553203"/>
          <table:table-cell table:style-name="ce1" office:value-type="string">
            <text:p>Taiúva (SP)</text:p>
          </table:table-cell>
          <table:table-cell table:style-name="ce1" office:value-type="float" office:value="5564"/>
        </table:table-row>
        <table:table-row table:style-name="ro1">
          <table:table-cell table:style-name="ce1" office:value-type="float" office:value="3553302"/>
          <table:table-cell table:style-name="ce1" office:value-type="string">
            <text:p>Tambaú (SP)</text:p>
          </table:table-cell>
          <table:table-cell table:style-name="ce1" office:value-type="float" office:value="23232"/>
        </table:table-row>
        <table:table-row table:style-name="ro1">
          <table:table-cell table:style-name="ce1" office:value-type="float" office:value="3553401"/>
          <table:table-cell table:style-name="ce1" office:value-type="string">
            <text:p>Tanabi (SP)</text:p>
          </table:table-cell>
          <table:table-cell table:style-name="ce1" office:value-type="float" office:value="26101"/>
        </table:table-row>
        <table:table-row table:style-name="ro1">
          <table:table-cell table:style-name="ce1" office:value-type="float" office:value="3553500"/>
          <table:table-cell table:style-name="ce1" office:value-type="string">
            <text:p>Tapiraí (SP)</text:p>
          </table:table-cell>
          <table:table-cell table:style-name="ce1" office:value-type="float" office:value="7766"/>
        </table:table-row>
        <table:table-row table:style-name="ro1">
          <table:table-cell table:style-name="ce1" office:value-type="float" office:value="3553609"/>
          <table:table-cell table:style-name="ce1" office:value-type="string">
            <text:p>Tapiratiba (SP)</text:p>
          </table:table-cell>
          <table:table-cell table:style-name="ce1" office:value-type="float" office:value="12950"/>
        </table:table-row>
        <table:table-row table:style-name="ro1">
          <table:table-cell table:style-name="ce1" office:value-type="float" office:value="3553658"/>
          <table:table-cell table:style-name="ce1" office:value-type="string">
            <text:p>Taquaral (SP)</text:p>
          </table:table-cell>
          <table:table-cell table:style-name="ce1" office:value-type="float" office:value="2813"/>
        </table:table-row>
        <table:table-row table:style-name="ro1">
          <table:table-cell table:style-name="ce1" office:value-type="float" office:value="3553708"/>
          <table:table-cell table:style-name="ce1" office:value-type="string">
            <text:p>Taquaritinga (SP)</text:p>
          </table:table-cell>
          <table:table-cell table:style-name="ce1" office:value-type="float" office:value="57364"/>
        </table:table-row>
        <table:table-row table:style-name="ro1">
          <table:table-cell table:style-name="ce1" office:value-type="float" office:value="3553807"/>
          <table:table-cell table:style-name="ce1" office:value-type="string">
            <text:p>Taquarituba (SP)</text:p>
          </table:table-cell>
          <table:table-cell table:style-name="ce1" office:value-type="float" office:value="23256"/>
        </table:table-row>
        <table:table-row table:style-name="ro1">
          <table:table-cell table:style-name="ce1" office:value-type="float" office:value="3553856"/>
          <table:table-cell table:style-name="ce1" office:value-type="string">
            <text:p>Taquarivaí (SP)</text:p>
          </table:table-cell>
          <table:table-cell table:style-name="ce1" office:value-type="float" office:value="5911"/>
        </table:table-row>
        <table:table-row table:style-name="ro1">
          <table:table-cell table:style-name="ce1" office:value-type="float" office:value="3553906"/>
          <table:table-cell table:style-name="ce1" office:value-type="string">
            <text:p>Tarabai (SP)</text:p>
          </table:table-cell>
          <table:table-cell table:style-name="ce1" office:value-type="float" office:value="7540"/>
        </table:table-row>
        <table:table-row table:style-name="ro1">
          <table:table-cell table:style-name="ce1" office:value-type="float" office:value="3553955"/>
          <table:table-cell table:style-name="ce1" office:value-type="string">
            <text:p>Tarumã (SP)</text:p>
          </table:table-cell>
          <table:table-cell table:style-name="ce1" office:value-type="float" office:value="15183"/>
        </table:table-row>
        <table:table-row table:style-name="ro1">
          <table:table-cell table:style-name="ce1" office:value-type="float" office:value="3554003"/>
          <table:table-cell table:style-name="ce1" office:value-type="string">
            <text:p>Tatuí (SP)</text:p>
          </table:table-cell>
          <table:table-cell table:style-name="ce1" office:value-type="float" office:value="122967"/>
        </table:table-row>
        <table:table-row table:style-name="ro1">
          <table:table-cell table:style-name="ce1" office:value-type="float" office:value="3554102"/>
          <table:table-cell table:style-name="ce1" office:value-type="string">
            <text:p>Taubaté (SP)</text:p>
          </table:table-cell>
          <table:table-cell table:style-name="ce1" office:value-type="float" office:value="317915"/>
        </table:table-row>
        <table:table-row table:style-name="ro1">
          <table:table-cell table:style-name="ce1" office:value-type="float" office:value="3554201"/>
          <table:table-cell table:style-name="ce1" office:value-type="string">
            <text:p>Tejupá (SP)</text:p>
          </table:table-cell>
          <table:table-cell table:style-name="ce1" office:value-type="float" office:value="4491"/>
        </table:table-row>
        <table:table-row table:style-name="ro1">
          <table:table-cell table:style-name="ce1" office:value-type="float" office:value="3554300"/>
          <table:table-cell table:style-name="ce1" office:value-type="string">
            <text:p>Teodoro Sampaio (SP)</text:p>
          </table:table-cell>
          <table:table-cell table:style-name="ce1" office:value-type="float" office:value="23273"/>
        </table:table-row>
        <table:table-row table:style-name="ro1">
          <table:table-cell table:style-name="ce1" office:value-type="float" office:value="3554409"/>
          <table:table-cell table:style-name="ce1" office:value-type="string">
            <text:p>Terra Roxa (SP)</text:p>
          </table:table-cell>
          <table:table-cell table:style-name="ce1" office:value-type="float" office:value="9437"/>
        </table:table-row>
        <table:table-row table:style-name="ro1">
          <table:table-cell table:style-name="ce1" office:value-type="float" office:value="3554508"/>
          <table:table-cell table:style-name="ce1" office:value-type="string">
            <text:p>Tietê (SP)</text:p>
          </table:table-cell>
          <table:table-cell table:style-name="ce1" office:value-type="float" office:value="42517"/>
        </table:table-row>
        <table:table-row table:style-name="ro1">
          <table:table-cell table:style-name="ce1" office:value-type="float" office:value="3554607"/>
          <table:table-cell table:style-name="ce1" office:value-type="string">
            <text:p>Timburi (SP)</text:p>
          </table:table-cell>
          <table:table-cell table:style-name="ce1" office:value-type="float" office:value="2652"/>
        </table:table-row>
        <table:table-row table:style-name="ro1">
          <table:table-cell table:style-name="ce1" office:value-type="float" office:value="3554656"/>
          <table:table-cell table:style-name="ce1" office:value-type="string">
            <text:p>Torre de Pedra (SP)</text:p>
          </table:table-cell>
          <table:table-cell table:style-name="ce1" office:value-type="float" office:value="2422"/>
        </table:table-row>
        <table:table-row table:style-name="ro1">
          <table:table-cell table:style-name="ce1" office:value-type="float" office:value="3554706"/>
          <table:table-cell table:style-name="ce1" office:value-type="string">
            <text:p>Torrinha (SP)</text:p>
          </table:table-cell>
          <table:table-cell table:style-name="ce1" office:value-type="float" office:value="10056"/>
        </table:table-row>
        <table:table-row table:style-name="ro1">
          <table:table-cell table:style-name="ce1" office:value-type="float" office:value="3554755"/>
          <table:table-cell table:style-name="ce1" office:value-type="string">
            <text:p>Trabiju (SP)</text:p>
          </table:table-cell>
          <table:table-cell table:style-name="ce1" office:value-type="float" office:value="1738"/>
        </table:table-row>
        <table:table-row table:style-name="ro1">
          <table:table-cell table:style-name="ce1" office:value-type="float" office:value="3554805"/>
          <table:table-cell table:style-name="ce1" office:value-type="string">
            <text:p>Tremembé (SP)</text:p>
          </table:table-cell>
          <table:table-cell table:style-name="ce1" office:value-type="float" office:value="47714"/>
        </table:table-row>
        <table:table-row table:style-name="ro1">
          <table:table-cell table:style-name="ce1" office:value-type="float" office:value="3554904"/>
          <table:table-cell table:style-name="ce1" office:value-type="string">
            <text:p>Três Fronteiras (SP)</text:p>
          </table:table-cell>
          <table:table-cell table:style-name="ce1" office:value-type="float" office:value="5832"/>
        </table:table-row>
        <table:table-row table:style-name="ro1">
          <table:table-cell table:style-name="ce1" office:value-type="float" office:value="3554953"/>
          <table:table-cell table:style-name="ce1" office:value-type="string">
            <text:p>Tuiuti (SP)</text:p>
          </table:table-cell>
          <table:table-cell table:style-name="ce1" office:value-type="float" office:value="6977"/>
        </table:table-row>
        <table:table-row table:style-name="ro1">
          <table:table-cell table:style-name="ce1" office:value-type="float" office:value="3555000"/>
          <table:table-cell table:style-name="ce1" office:value-type="string">
            <text:p>Tupã (SP)</text:p>
          </table:table-cell>
          <table:table-cell table:style-name="ce1" office:value-type="float" office:value="65570"/>
        </table:table-row>
        <table:table-row table:style-name="ro1">
          <table:table-cell table:style-name="ce1" office:value-type="float" office:value="3555109"/>
          <table:table-cell table:style-name="ce1" office:value-type="string">
            <text:p>Tupi Paulista (SP)</text:p>
          </table:table-cell>
          <table:table-cell table:style-name="ce1" office:value-type="float" office:value="15583"/>
        </table:table-row>
        <table:table-row table:style-name="ro1">
          <table:table-cell table:style-name="ce1" office:value-type="float" office:value="3555208"/>
          <table:table-cell table:style-name="ce1" office:value-type="string">
            <text:p>Turiúba (SP)</text:p>
          </table:table-cell>
          <table:table-cell table:style-name="ce1" office:value-type="float" office:value="2020"/>
        </table:table-row>
        <table:table-row table:style-name="ro1">
          <table:table-cell table:style-name="ce1" office:value-type="float" office:value="3555307"/>
          <table:table-cell table:style-name="ce1" office:value-type="string">
            <text:p>Turmalina (SP)</text:p>
          </table:table-cell>
          <table:table-cell table:style-name="ce1" office:value-type="float" office:value="1696"/>
        </table:table-row>
        <table:table-row table:style-name="ro1">
          <table:table-cell table:style-name="ce1" office:value-type="float" office:value="3555356"/>
          <table:table-cell table:style-name="ce1" office:value-type="string">
            <text:p>Ubarana (SP)</text:p>
          </table:table-cell>
          <table:table-cell table:style-name="ce1" office:value-type="float" office:value="6400"/>
        </table:table-row>
        <table:table-row table:style-name="ro1">
          <table:table-cell table:style-name="ce1" office:value-type="float" office:value="3555406"/>
          <table:table-cell table:style-name="ce1" office:value-type="string">
            <text:p>Ubatuba (SP)</text:p>
          </table:table-cell>
          <table:table-cell table:style-name="ce1" office:value-type="float" office:value="91824"/>
        </table:table-row>
        <table:table-row table:style-name="ro1">
          <table:table-cell table:style-name="ce1" office:value-type="float" office:value="3555505"/>
          <table:table-cell table:style-name="ce1" office:value-type="string">
            <text:p>Ubirajara (SP)</text:p>
          </table:table-cell>
          <table:table-cell table:style-name="ce1" office:value-type="float" office:value="4804"/>
        </table:table-row>
        <table:table-row table:style-name="ro1">
          <table:table-cell table:style-name="ce1" office:value-type="float" office:value="3555604"/>
          <table:table-cell table:style-name="ce1" office:value-type="string">
            <text:p>Uchoa (SP)</text:p>
          </table:table-cell>
          <table:table-cell table:style-name="ce1" office:value-type="float" office:value="10151"/>
        </table:table-row>
        <table:table-row table:style-name="ro1">
          <table:table-cell table:style-name="ce1" office:value-type="float" office:value="3555703"/>
          <table:table-cell table:style-name="ce1" office:value-type="string">
            <text:p>União Paulista (SP)</text:p>
          </table:table-cell>
          <table:table-cell table:style-name="ce1" office:value-type="float" office:value="1865"/>
        </table:table-row>
        <table:table-row table:style-name="ro1">
          <table:table-cell table:style-name="ce1" office:value-type="float" office:value="3555802"/>
          <table:table-cell table:style-name="ce1" office:value-type="string">
            <text:p>Urânia (SP)</text:p>
          </table:table-cell>
          <table:table-cell table:style-name="ce1" office:value-type="float" office:value="9120"/>
        </table:table-row>
        <table:table-row table:style-name="ro1">
          <table:table-cell table:style-name="ce1" office:value-type="float" office:value="3555901"/>
          <table:table-cell table:style-name="ce1" office:value-type="string">
            <text:p>Uru (SP)</text:p>
          </table:table-cell>
          <table:table-cell table:style-name="ce1" office:value-type="float" office:value="1153"/>
        </table:table-row>
        <table:table-row table:style-name="ro1">
          <table:table-cell table:style-name="ce1" office:value-type="float" office:value="3556008"/>
          <table:table-cell table:style-name="ce1" office:value-type="string">
            <text:p>Urupês (SP)</text:p>
          </table:table-cell>
          <table:table-cell table:style-name="ce1" office:value-type="float" office:value="13888"/>
        </table:table-row>
        <table:table-row table:style-name="ro1">
          <table:table-cell table:style-name="ce1" office:value-type="float" office:value="3556107"/>
          <table:table-cell table:style-name="ce1" office:value-type="string">
            <text:p>Valentim Gentil (SP)</text:p>
          </table:table-cell>
          <table:table-cell table:style-name="ce1" office:value-type="float" office:value="13532"/>
        </table:table-row>
        <table:table-row table:style-name="ro1">
          <table:table-cell table:style-name="ce1" office:value-type="float" office:value="3556206"/>
          <table:table-cell table:style-name="ce1" office:value-type="string">
            <text:p>Valinhos (SP)</text:p>
          </table:table-cell>
          <table:table-cell table:style-name="ce1" office:value-type="float" office:value="131210"/>
        </table:table-row>
        <table:table-row table:style-name="ro1">
          <table:table-cell table:style-name="ce1" office:value-type="float" office:value="3556305"/>
          <table:table-cell table:style-name="ce1" office:value-type="string">
            <text:p>Valparaíso (SP)</text:p>
          </table:table-cell>
          <table:table-cell table:style-name="ce1" office:value-type="float" office:value="26822"/>
        </table:table-row>
        <table:table-row table:style-name="ro1">
          <table:table-cell table:style-name="ce1" office:value-type="float" office:value="3556354"/>
          <table:table-cell table:style-name="ce1" office:value-type="string">
            <text:p>Vargem (SP)</text:p>
          </table:table-cell>
          <table:table-cell table:style-name="ce1" office:value-type="float" office:value="10692"/>
        </table:table-row>
        <table:table-row table:style-name="ro1">
          <table:table-cell table:style-name="ce1" office:value-type="float" office:value="3556404"/>
          <table:table-cell table:style-name="ce1" office:value-type="string">
            <text:p>Vargem Grande do Sul (SP)</text:p>
          </table:table-cell>
          <table:table-cell table:style-name="ce1" office:value-type="float" office:value="43110"/>
        </table:table-row>
        <table:table-row table:style-name="ro1">
          <table:table-cell table:style-name="ce1" office:value-type="float" office:value="3556453"/>
          <table:table-cell table:style-name="ce1" office:value-type="string">
            <text:p>Vargem Grande Paulista (SP)</text:p>
          </table:table-cell>
          <table:table-cell table:style-name="ce1" office:value-type="float" office:value="53468"/>
        </table:table-row>
        <table:table-row table:style-name="ro1">
          <table:table-cell table:style-name="ce1" office:value-type="float" office:value="3556503"/>
          <table:table-cell table:style-name="ce1" office:value-type="string">
            <text:p>Várzea Paulista (SP)</text:p>
          </table:table-cell>
          <table:table-cell table:style-name="ce1" office:value-type="float" office:value="123071"/>
        </table:table-row>
        <table:table-row table:style-name="ro1">
          <table:table-cell table:style-name="ce1" office:value-type="float" office:value="3556602"/>
          <table:table-cell table:style-name="ce1" office:value-type="string">
            <text:p>Vera Cruz (SP)</text:p>
          </table:table-cell>
          <table:table-cell table:style-name="ce1" office:value-type="float" office:value="10823"/>
        </table:table-row>
        <table:table-row table:style-name="ro1">
          <table:table-cell table:style-name="ce1" office:value-type="float" office:value="3556701"/>
          <table:table-cell table:style-name="ce1" office:value-type="string">
            <text:p>Vinhedo (SP)</text:p>
          </table:table-cell>
          <table:table-cell table:style-name="ce1" office:value-type="float" office:value="80111"/>
        </table:table-row>
        <table:table-row table:style-name="ro1">
          <table:table-cell table:style-name="ce1" office:value-type="float" office:value="3556800"/>
          <table:table-cell table:style-name="ce1" office:value-type="string">
            <text:p>Viradouro (SP)</text:p>
          </table:table-cell>
          <table:table-cell table:style-name="ce1" office:value-type="float" office:value="19017"/>
        </table:table-row>
        <table:table-row table:style-name="ro1">
          <table:table-cell table:style-name="ce1" office:value-type="float" office:value="3556909"/>
          <table:table-cell table:style-name="ce1" office:value-type="string">
            <text:p>Vista Alegre do Alto (SP)</text:p>
          </table:table-cell>
          <table:table-cell table:style-name="ce1" office:value-type="float" office:value="8989"/>
        </table:table-row>
        <table:table-row table:style-name="ro1">
          <table:table-cell table:style-name="ce1" office:value-type="float" office:value="3556958"/>
          <table:table-cell table:style-name="ce1" office:value-type="string">
            <text:p>Vitória Brasil (SP)</text:p>
          </table:table-cell>
          <table:table-cell table:style-name="ce1" office:value-type="float" office:value="1846"/>
        </table:table-row>
        <table:table-row table:style-name="ro1">
          <table:table-cell table:style-name="ce1" office:value-type="float" office:value="3557006"/>
          <table:table-cell table:style-name="ce1" office:value-type="string">
            <text:p>Votorantim (SP)</text:p>
          </table:table-cell>
          <table:table-cell table:style-name="ce1" office:value-type="float" office:value="123599"/>
        </table:table-row>
        <table:table-row table:style-name="ro1">
          <table:table-cell table:style-name="ce1" office:value-type="float" office:value="3557105"/>
          <table:table-cell table:style-name="ce1" office:value-type="string">
            <text:p>Votuporanga (SP)</text:p>
          </table:table-cell>
          <table:table-cell table:style-name="ce1" office:value-type="float" office:value="95338"/>
        </table:table-row>
        <table:table-row table:style-name="ro1">
          <table:table-cell table:style-name="ce1" office:value-type="float" office:value="3557154"/>
          <table:table-cell table:style-name="ce1" office:value-type="string">
            <text:p>Zacarias (SP)</text:p>
          </table:table-cell>
          <table:table-cell table:style-name="ce1" office:value-type="float" office:value="2752"/>
        </table:table-row>
        <table:table-row table:style-name="ro1">
          <table:table-cell table:style-name="ce1" office:value-type="float" office:value="3557204"/>
          <table:table-cell table:style-name="ce1" office:value-type="string">
            <text:p>Chavantes (SP)</text:p>
          </table:table-cell>
          <table:table-cell table:style-name="ce1" office:value-type="float" office:value="12418"/>
        </table:table-row>
        <table:table-row table:style-name="ro1">
          <table:table-cell table:style-name="ce1" office:value-type="float" office:value="3557303"/>
          <table:table-cell table:style-name="ce1" office:value-type="string">
            <text:p>Estiva Gerbi (SP)</text:p>
          </table:table-cell>
          <table:table-cell table:style-name="ce1" office:value-type="float" office:value="11407"/>
        </table:table-row>
        <table:table-row table:style-name="ro1">
          <table:table-cell table:style-name="ce1" office:value-type="float" office:value="4100103"/>
          <table:table-cell table:style-name="ce1" office:value-type="string">
            <text:p>Abatiá (PR)</text:p>
          </table:table-cell>
          <table:table-cell table:style-name="ce1" office:value-type="float" office:value="7408"/>
        </table:table-row>
        <table:table-row table:style-name="ro1">
          <table:table-cell table:style-name="ce1" office:value-type="float" office:value="4100202"/>
          <table:table-cell table:style-name="ce1" office:value-type="string">
            <text:p>Adrianópolis (PR)</text:p>
          </table:table-cell>
          <table:table-cell table:style-name="ce1" office:value-type="float" office:value="5857"/>
        </table:table-row>
        <table:table-row table:style-name="ro1">
          <table:table-cell table:style-name="ce1" office:value-type="float" office:value="4100301"/>
          <table:table-cell table:style-name="ce1" office:value-type="string">
            <text:p>Agudos do Sul (PR)</text:p>
          </table:table-cell>
          <table:table-cell table:style-name="ce1" office:value-type="float" office:value="9470"/>
        </table:table-row>
        <table:table-row table:style-name="ro1">
          <table:table-cell table:style-name="ce1" office:value-type="float" office:value="4100400"/>
          <table:table-cell table:style-name="ce1" office:value-type="string">
            <text:p>Almirante Tamandaré (PR)</text:p>
          </table:table-cell>
          <table:table-cell table:style-name="ce1" office:value-type="float" office:value="120041"/>
        </table:table-row>
        <table:table-row table:style-name="ro1">
          <table:table-cell table:style-name="ce1" office:value-type="float" office:value="4100459"/>
          <table:table-cell table:style-name="ce1" office:value-type="string">
            <text:p>Altamira do Paraná (PR)</text:p>
          </table:table-cell>
          <table:table-cell table:style-name="ce1" office:value-type="float" office:value="1682"/>
        </table:table-row>
        <table:table-row table:style-name="ro1">
          <table:table-cell table:style-name="ce1" office:value-type="float" office:value="4100509"/>
          <table:table-cell table:style-name="ce1" office:value-type="string">
            <text:p>Altônia (PR)</text:p>
          </table:table-cell>
          <table:table-cell table:style-name="ce1" office:value-type="float" office:value="22176"/>
        </table:table-row>
        <table:table-row table:style-name="ro1">
          <table:table-cell table:style-name="ce1" office:value-type="float" office:value="4100608"/>
          <table:table-cell table:style-name="ce1" office:value-type="string">
            <text:p>Alto Paraná (PR)</text:p>
          </table:table-cell>
          <table:table-cell table:style-name="ce1" office:value-type="float" office:value="14859"/>
        </table:table-row>
        <table:table-row table:style-name="ro1">
          <table:table-cell table:style-name="ce1" office:value-type="float" office:value="4100707"/>
          <table:table-cell table:style-name="ce1" office:value-type="string">
            <text:p>Alto Piquiri (PR)</text:p>
          </table:table-cell>
          <table:table-cell table:style-name="ce1" office:value-type="float" office:value="9778"/>
        </table:table-row>
        <table:table-row table:style-name="ro1">
          <table:table-cell table:style-name="ce1" office:value-type="float" office:value="4100806"/>
          <table:table-cell table:style-name="ce1" office:value-type="string">
            <text:p>Alvorada do Sul (PR)</text:p>
          </table:table-cell>
          <table:table-cell table:style-name="ce1" office:value-type="float" office:value="11503"/>
        </table:table-row>
        <table:table-row table:style-name="ro1">
          <table:table-cell table:style-name="ce1" office:value-type="float" office:value="4100905"/>
          <table:table-cell table:style-name="ce1" office:value-type="string">
            <text:p>Amaporã (PR)</text:p>
          </table:table-cell>
          <table:table-cell table:style-name="ce1" office:value-type="float" office:value="6332"/>
        </table:table-row>
        <table:table-row table:style-name="ro1">
          <table:table-cell table:style-name="ce1" office:value-type="float" office:value="4101002"/>
          <table:table-cell table:style-name="ce1" office:value-type="string">
            <text:p>Ampére (PR)</text:p>
          </table:table-cell>
          <table:table-cell table:style-name="ce1" office:value-type="float" office:value="19311"/>
        </table:table-row>
        <table:table-row table:style-name="ro1">
          <table:table-cell table:style-name="ce1" office:value-type="float" office:value="4101051"/>
          <table:table-cell table:style-name="ce1" office:value-type="string">
            <text:p>Anahy (PR)</text:p>
          </table:table-cell>
          <table:table-cell table:style-name="ce1" office:value-type="float" office:value="2788"/>
        </table:table-row>
        <table:table-row table:style-name="ro1">
          <table:table-cell table:style-name="ce1" office:value-type="float" office:value="4101101"/>
          <table:table-cell table:style-name="ce1" office:value-type="string">
            <text:p>Andirá (PR)</text:p>
          </table:table-cell>
          <table:table-cell table:style-name="ce1" office:value-type="float" office:value="19926"/>
        </table:table-row>
        <table:table-row table:style-name="ro1">
          <table:table-cell table:style-name="ce1" office:value-type="float" office:value="4101150"/>
          <table:table-cell table:style-name="ce1" office:value-type="string">
            <text:p>Ângulo (PR)</text:p>
          </table:table-cell>
          <table:table-cell table:style-name="ce1" office:value-type="float" office:value="2930"/>
        </table:table-row>
        <table:table-row table:style-name="ro1">
          <table:table-cell table:style-name="ce1" office:value-type="float" office:value="4101200"/>
          <table:table-cell table:style-name="ce1" office:value-type="string">
            <text:p>Antonina (PR)</text:p>
          </table:table-cell>
          <table:table-cell table:style-name="ce1" office:value-type="float" office:value="18949"/>
        </table:table-row>
        <table:table-row table:style-name="ro1">
          <table:table-cell table:style-name="ce1" office:value-type="float" office:value="4101309"/>
          <table:table-cell table:style-name="ce1" office:value-type="string">
            <text:p>Antônio Olinto (PR)</text:p>
          </table:table-cell>
          <table:table-cell table:style-name="ce1" office:value-type="float" office:value="7427"/>
        </table:table-row>
        <table:table-row table:style-name="ro1">
          <table:table-cell table:style-name="ce1" office:value-type="float" office:value="4101408"/>
          <table:table-cell table:style-name="ce1" office:value-type="string">
            <text:p>Apucarana (PR)</text:p>
          </table:table-cell>
          <table:table-cell table:style-name="ce1" office:value-type="float" office:value="136234"/>
        </table:table-row>
        <table:table-row table:style-name="ro1">
          <table:table-cell table:style-name="ce1" office:value-type="float" office:value="4101507"/>
          <table:table-cell table:style-name="ce1" office:value-type="string">
            <text:p>Arapongas (PR)</text:p>
          </table:table-cell>
          <table:table-cell table:style-name="ce1" office:value-type="float" office:value="124810"/>
        </table:table-row>
        <table:table-row table:style-name="ro1">
          <table:table-cell table:style-name="ce1" office:value-type="float" office:value="4101606"/>
          <table:table-cell table:style-name="ce1" office:value-type="string">
            <text:p>Arapoti (PR)</text:p>
          </table:table-cell>
          <table:table-cell table:style-name="ce1" office:value-type="float" office:value="28300"/>
        </table:table-row>
        <table:table-row table:style-name="ro1">
          <table:table-cell table:style-name="ce1" office:value-type="float" office:value="4101655"/>
          <table:table-cell table:style-name="ce1" office:value-type="string">
            <text:p>Arapuã (PR)</text:p>
          </table:table-cell>
          <table:table-cell table:style-name="ce1" office:value-type="float" office:value="3009"/>
        </table:table-row>
        <table:table-row table:style-name="ro1">
          <table:table-cell table:style-name="ce1" office:value-type="float" office:value="4101705"/>
          <table:table-cell table:style-name="ce1" office:value-type="string">
            <text:p>Araruna (PR)</text:p>
          </table:table-cell>
          <table:table-cell table:style-name="ce1" office:value-type="float" office:value="14000"/>
        </table:table-row>
        <table:table-row table:style-name="ro1">
          <table:table-cell table:style-name="ce1" office:value-type="float" office:value="4101804"/>
          <table:table-cell table:style-name="ce1" office:value-type="string">
            <text:p>Araucária (PR)</text:p>
          </table:table-cell>
          <table:table-cell table:style-name="ce1" office:value-type="float" office:value="146214"/>
        </table:table-row>
        <table:table-row table:style-name="ro1">
          <table:table-cell table:style-name="ce1" office:value-type="float" office:value="4101853"/>
          <table:table-cell table:style-name="ce1" office:value-type="string">
            <text:p>Ariranha do Ivaí (PR)</text:p>
          </table:table-cell>
          <table:table-cell table:style-name="ce1" office:value-type="float" office:value="2066"/>
        </table:table-row>
        <table:table-row table:style-name="ro1">
          <table:table-cell table:style-name="ce1" office:value-type="float" office:value="4101903"/>
          <table:table-cell table:style-name="ce1" office:value-type="string">
            <text:p>Assaí (PR)</text:p>
          </table:table-cell>
          <table:table-cell table:style-name="ce1" office:value-type="float" office:value="14954"/>
        </table:table-row>
        <table:table-row table:style-name="ro1">
          <table:table-cell table:style-name="ce1" office:value-type="float" office:value="4102000"/>
          <table:table-cell table:style-name="ce1" office:value-type="string">
            <text:p>Assis Chateaubriand (PR)</text:p>
          </table:table-cell>
          <table:table-cell table:style-name="ce1" office:value-type="float" office:value="33340"/>
        </table:table-row>
        <table:table-row table:style-name="ro1">
          <table:table-cell table:style-name="ce1" office:value-type="float" office:value="4102109"/>
          <table:table-cell table:style-name="ce1" office:value-type="string">
            <text:p>Astorga (PR)</text:p>
          </table:table-cell>
          <table:table-cell table:style-name="ce1" office:value-type="float" office:value="26209"/>
        </table:table-row>
        <table:table-row table:style-name="ro1">
          <table:table-cell table:style-name="ce1" office:value-type="float" office:value="4102208"/>
          <table:table-cell table:style-name="ce1" office:value-type="string">
            <text:p>Atalaia (PR)</text:p>
          </table:table-cell>
          <table:table-cell table:style-name="ce1" office:value-type="float" office:value="3881"/>
        </table:table-row>
        <table:table-row table:style-name="ro1">
          <table:table-cell table:style-name="ce1" office:value-type="float" office:value="4102307"/>
          <table:table-cell table:style-name="ce1" office:value-type="string">
            <text:p>Balsa Nova (PR)</text:p>
          </table:table-cell>
          <table:table-cell table:style-name="ce1" office:value-type="float" office:value="13092"/>
        </table:table-row>
        <table:table-row table:style-name="ro1">
          <table:table-cell table:style-name="ce1" office:value-type="float" office:value="4102406"/>
          <table:table-cell table:style-name="ce1" office:value-type="string">
            <text:p>Bandeirantes (PR)</text:p>
          </table:table-cell>
          <table:table-cell table:style-name="ce1" office:value-type="float" office:value="31211"/>
        </table:table-row>
        <table:table-row table:style-name="ro1">
          <table:table-cell table:style-name="ce1" office:value-type="float" office:value="4102505"/>
          <table:table-cell table:style-name="ce1" office:value-type="string">
            <text:p>Barbosa Ferraz (PR)</text:p>
          </table:table-cell>
          <table:table-cell table:style-name="ce1" office:value-type="float" office:value="11426"/>
        </table:table-row>
        <table:table-row table:style-name="ro1">
          <table:table-cell table:style-name="ce1" office:value-type="float" office:value="4102604"/>
          <table:table-cell table:style-name="ce1" office:value-type="string">
            <text:p>Barracão (PR)</text:p>
          </table:table-cell>
          <table:table-cell table:style-name="ce1" office:value-type="float" office:value="10312"/>
        </table:table-row>
        <table:table-row table:style-name="ro1">
          <table:table-cell table:style-name="ce1" office:value-type="float" office:value="4102703"/>
          <table:table-cell table:style-name="ce1" office:value-type="string">
            <text:p>Barra do Jacaré (PR)</text:p>
          </table:table-cell>
          <table:table-cell table:style-name="ce1" office:value-type="float" office:value="2781"/>
        </table:table-row>
        <table:table-row table:style-name="ro1">
          <table:table-cell table:style-name="ce1" office:value-type="float" office:value="4102752"/>
          <table:table-cell table:style-name="ce1" office:value-type="string">
            <text:p>Bela Vista da Caroba (PR)</text:p>
          </table:table-cell>
          <table:table-cell table:style-name="ce1" office:value-type="float" office:value="3457"/>
        </table:table-row>
        <table:table-row table:style-name="ro1">
          <table:table-cell table:style-name="ce1" office:value-type="float" office:value="4102802"/>
          <table:table-cell table:style-name="ce1" office:value-type="string">
            <text:p>Bela Vista do Paraíso (PR)</text:p>
          </table:table-cell>
          <table:table-cell table:style-name="ce1" office:value-type="float" office:value="15399"/>
        </table:table-row>
        <table:table-row table:style-name="ro1">
          <table:table-cell table:style-name="ce1" office:value-type="float" office:value="4102901"/>
          <table:table-cell table:style-name="ce1" office:value-type="string">
            <text:p>Bituruna (PR)</text:p>
          </table:table-cell>
          <table:table-cell table:style-name="ce1" office:value-type="float" office:value="16400"/>
        </table:table-row>
        <table:table-row table:style-name="ro1">
          <table:table-cell table:style-name="ce1" office:value-type="float" office:value="4103008"/>
          <table:table-cell table:style-name="ce1" office:value-type="string">
            <text:p>Boa Esperança (PR)</text:p>
          </table:table-cell>
          <table:table-cell table:style-name="ce1" office:value-type="float" office:value="4047"/>
        </table:table-row>
        <table:table-row table:style-name="ro1">
          <table:table-cell table:style-name="ce1" office:value-type="float" office:value="4103024"/>
          <table:table-cell table:style-name="ce1" office:value-type="string">
            <text:p>Boa Esperança do Iguaçu (PR)</text:p>
          </table:table-cell>
          <table:table-cell table:style-name="ce1" office:value-type="float" office:value="2470"/>
        </table:table-row>
        <table:table-row table:style-name="ro1">
          <table:table-cell table:style-name="ce1" office:value-type="float" office:value="4103040"/>
          <table:table-cell table:style-name="ce1" office:value-type="string">
            <text:p>Boa Ventura de São Roque (PR)</text:p>
          </table:table-cell>
          <table:table-cell table:style-name="ce1" office:value-type="float" office:value="6365"/>
        </table:table-row>
        <table:table-row table:style-name="ro1">
          <table:table-cell table:style-name="ce1" office:value-type="float" office:value="4103057"/>
          <table:table-cell table:style-name="ce1" office:value-type="string">
            <text:p>Boa Vista da Aparecida (PR)</text:p>
          </table:table-cell>
          <table:table-cell table:style-name="ce1" office:value-type="float" office:value="7540"/>
        </table:table-row>
        <table:table-row table:style-name="ro1">
          <table:table-cell table:style-name="ce1" office:value-type="float" office:value="4103107"/>
          <table:table-cell table:style-name="ce1" office:value-type="string">
            <text:p>Bocaiúva do Sul (PR)</text:p>
          </table:table-cell>
          <table:table-cell table:style-name="ce1" office:value-type="float" office:value="13129"/>
        </table:table-row>
        <table:table-row table:style-name="ro1">
          <table:table-cell table:style-name="ce1" office:value-type="float" office:value="4103156"/>
          <table:table-cell table:style-name="ce1" office:value-type="string">
            <text:p>Bom Jesus do Sul (PR)</text:p>
          </table:table-cell>
          <table:table-cell table:style-name="ce1" office:value-type="float" office:value="3506"/>
        </table:table-row>
        <table:table-row table:style-name="ro1">
          <table:table-cell table:style-name="ce1" office:value-type="float" office:value="4103206"/>
          <table:table-cell table:style-name="ce1" office:value-type="string">
            <text:p>Bom Sucesso (PR)</text:p>
          </table:table-cell>
          <table:table-cell table:style-name="ce1" office:value-type="float" office:value="7068"/>
        </table:table-row>
        <table:table-row table:style-name="ro1">
          <table:table-cell table:style-name="ce1" office:value-type="float" office:value="4103222"/>
          <table:table-cell table:style-name="ce1" office:value-type="string">
            <text:p>Bom Sucesso do Sul (PR)</text:p>
          </table:table-cell>
          <table:table-cell table:style-name="ce1" office:value-type="float" office:value="3254"/>
        </table:table-row>
        <table:table-row table:style-name="ro1">
          <table:table-cell table:style-name="ce1" office:value-type="float" office:value="4103305"/>
          <table:table-cell table:style-name="ce1" office:value-type="string">
            <text:p>Borrazópolis (PR)</text:p>
          </table:table-cell>
          <table:table-cell table:style-name="ce1" office:value-type="float" office:value="6439"/>
        </table:table-row>
        <table:table-row table:style-name="ro1">
          <table:table-cell table:style-name="ce1" office:value-type="float" office:value="4103354"/>
          <table:table-cell table:style-name="ce1" office:value-type="string">
            <text:p>Braganey (PR)</text:p>
          </table:table-cell>
          <table:table-cell table:style-name="ce1" office:value-type="float" office:value="5382"/>
        </table:table-row>
        <table:table-row table:style-name="ro1">
          <table:table-cell table:style-name="ce1" office:value-type="float" office:value="4103370"/>
          <table:table-cell table:style-name="ce1" office:value-type="string">
            <text:p>Brasilândia do Sul (PR)</text:p>
          </table:table-cell>
          <table:table-cell table:style-name="ce1" office:value-type="float" office:value="2585"/>
        </table:table-row>
        <table:table-row table:style-name="ro1">
          <table:table-cell table:style-name="ce1" office:value-type="float" office:value="4103404"/>
          <table:table-cell table:style-name="ce1" office:value-type="string">
            <text:p>Cafeara (PR)</text:p>
          </table:table-cell>
          <table:table-cell table:style-name="ce1" office:value-type="float" office:value="2954"/>
        </table:table-row>
        <table:table-row table:style-name="ro1">
          <table:table-cell table:style-name="ce1" office:value-type="float" office:value="4103453"/>
          <table:table-cell table:style-name="ce1" office:value-type="string">
            <text:p>Cafelândia (PR)</text:p>
          </table:table-cell>
          <table:table-cell table:style-name="ce1" office:value-type="float" office:value="18456"/>
        </table:table-row>
        <table:table-row table:style-name="ro1">
          <table:table-cell table:style-name="ce1" office:value-type="float" office:value="4103479"/>
          <table:table-cell table:style-name="ce1" office:value-type="string">
            <text:p>Cafezal do Sul (PR)</text:p>
          </table:table-cell>
          <table:table-cell table:style-name="ce1" office:value-type="float" office:value="4009"/>
        </table:table-row>
        <table:table-row table:style-name="ro1">
          <table:table-cell table:style-name="ce1" office:value-type="float" office:value="4103503"/>
          <table:table-cell table:style-name="ce1" office:value-type="string">
            <text:p>Califórnia (PR)</text:p>
          </table:table-cell>
          <table:table-cell table:style-name="ce1" office:value-type="float" office:value="8606"/>
        </table:table-row>
        <table:table-row table:style-name="ro1">
          <table:table-cell table:style-name="ce1" office:value-type="float" office:value="4103602"/>
          <table:table-cell table:style-name="ce1" office:value-type="string">
            <text:p>Cambará (PR)</text:p>
          </table:table-cell>
          <table:table-cell table:style-name="ce1" office:value-type="float" office:value="25466"/>
        </table:table-row>
        <table:table-row table:style-name="ro1">
          <table:table-cell table:style-name="ce1" office:value-type="float" office:value="4103701"/>
          <table:table-cell table:style-name="ce1" office:value-type="string">
            <text:p>Cambé (PR)</text:p>
          </table:table-cell>
          <table:table-cell table:style-name="ce1" office:value-type="float" office:value="107341"/>
        </table:table-row>
        <table:table-row table:style-name="ro1">
          <table:table-cell table:style-name="ce1" office:value-type="float" office:value="4103800"/>
          <table:table-cell table:style-name="ce1" office:value-type="string">
            <text:p>Cambira (PR)</text:p>
          </table:table-cell>
          <table:table-cell table:style-name="ce1" office:value-type="float" office:value="7917"/>
        </table:table-row>
        <table:table-row table:style-name="ro1">
          <table:table-cell table:style-name="ce1" office:value-type="float" office:value="4103909"/>
          <table:table-cell table:style-name="ce1" office:value-type="string">
            <text:p>Campina da Lagoa (PR)</text:p>
          </table:table-cell>
          <table:table-cell table:style-name="ce1" office:value-type="float" office:value="14043"/>
        </table:table-row>
        <table:table-row table:style-name="ro1">
          <table:table-cell table:style-name="ce1" office:value-type="float" office:value="4103958"/>
          <table:table-cell table:style-name="ce1" office:value-type="string">
            <text:p>Campina do Simão (PR)</text:p>
          </table:table-cell>
          <table:table-cell table:style-name="ce1" office:value-type="float" office:value="3859"/>
        </table:table-row>
        <table:table-row table:style-name="ro1">
          <table:table-cell table:style-name="ce1" office:value-type="float" office:value="4104006"/>
          <table:table-cell table:style-name="ce1" office:value-type="string">
            <text:p>Campina Grande do Sul (PR)</text:p>
          </table:table-cell>
          <table:table-cell table:style-name="ce1" office:value-type="float" office:value="43685"/>
        </table:table-row>
        <table:table-row table:style-name="ro1">
          <table:table-cell table:style-name="ce1" office:value-type="float" office:value="4104055"/>
          <table:table-cell table:style-name="ce1" office:value-type="string">
            <text:p>Campo Bonito (PR)</text:p>
          </table:table-cell>
          <table:table-cell table:style-name="ce1" office:value-type="float" office:value="3763"/>
        </table:table-row>
        <table:table-row table:style-name="ro1">
          <table:table-cell table:style-name="ce1" office:value-type="float" office:value="4104105"/>
          <table:table-cell table:style-name="ce1" office:value-type="string">
            <text:p>Campo do Tenente (PR)</text:p>
          </table:table-cell>
          <table:table-cell table:style-name="ce1" office:value-type="float" office:value="8045"/>
        </table:table-row>
        <table:table-row table:style-name="ro1">
          <table:table-cell table:style-name="ce1" office:value-type="float" office:value="4104204"/>
          <table:table-cell table:style-name="ce1" office:value-type="string">
            <text:p>Campo Largo (PR)</text:p>
          </table:table-cell>
          <table:table-cell table:style-name="ce1" office:value-type="float" office:value="133865"/>
        </table:table-row>
        <table:table-row table:style-name="ro1">
          <table:table-cell table:style-name="ce1" office:value-type="float" office:value="4104253"/>
          <table:table-cell table:style-name="ce1" office:value-type="string">
            <text:p>Campo Magro (PR)</text:p>
          </table:table-cell>
          <table:table-cell table:style-name="ce1" office:value-type="float" office:value="29740"/>
        </table:table-row>
        <table:table-row table:style-name="ro1">
          <table:table-cell table:style-name="ce1" office:value-type="float" office:value="4104303"/>
          <table:table-cell table:style-name="ce1" office:value-type="string">
            <text:p>Campo Mourão (PR)</text:p>
          </table:table-cell>
          <table:table-cell table:style-name="ce1" office:value-type="float" office:value="95488"/>
        </table:table-row>
        <table:table-row table:style-name="ro1">
          <table:table-cell table:style-name="ce1" office:value-type="float" office:value="4104402"/>
          <table:table-cell table:style-name="ce1" office:value-type="string">
            <text:p>Cândido de Abreu (PR)</text:p>
          </table:table-cell>
          <table:table-cell table:style-name="ce1" office:value-type="float" office:value="14809"/>
        </table:table-row>
        <table:table-row table:style-name="ro1">
          <table:table-cell table:style-name="ce1" office:value-type="float" office:value="4104428"/>
          <table:table-cell table:style-name="ce1" office:value-type="string">
            <text:p>Candói (PR)</text:p>
          </table:table-cell>
          <table:table-cell table:style-name="ce1" office:value-type="float" office:value="16053"/>
        </table:table-row>
        <table:table-row table:style-name="ro1">
          <table:table-cell table:style-name="ce1" office:value-type="float" office:value="4104451"/>
          <table:table-cell table:style-name="ce1" office:value-type="string">
            <text:p>Cantagalo (PR)</text:p>
          </table:table-cell>
          <table:table-cell table:style-name="ce1" office:value-type="float" office:value="13329"/>
        </table:table-row>
        <table:table-row table:style-name="ro1">
          <table:table-cell table:style-name="ce1" office:value-type="float" office:value="4104501"/>
          <table:table-cell table:style-name="ce1" office:value-type="string">
            <text:p>Capanema (PR)</text:p>
          </table:table-cell>
          <table:table-cell table:style-name="ce1" office:value-type="float" office:value="19148"/>
        </table:table-row>
        <table:table-row table:style-name="ro1">
          <table:table-cell table:style-name="ce1" office:value-type="float" office:value="4104600"/>
          <table:table-cell table:style-name="ce1" office:value-type="string">
            <text:p>Capitão Leônidas Marques (PR)</text:p>
          </table:table-cell>
          <table:table-cell table:style-name="ce1" office:value-type="float" office:value="15834"/>
        </table:table-row>
        <table:table-row table:style-name="ro1">
          <table:table-cell table:style-name="ce1" office:value-type="float" office:value="4104659"/>
          <table:table-cell table:style-name="ce1" office:value-type="string">
            <text:p>Carambeí (PR)</text:p>
          </table:table-cell>
          <table:table-cell table:style-name="ce1" office:value-type="float" office:value="23825"/>
        </table:table-row>
        <table:table-row table:style-name="ro1">
          <table:table-cell table:style-name="ce1" office:value-type="float" office:value="4104709"/>
          <table:table-cell table:style-name="ce1" office:value-type="string">
            <text:p>Carlópolis (PR)</text:p>
          </table:table-cell>
          <table:table-cell table:style-name="ce1" office:value-type="float" office:value="14356"/>
        </table:table-row>
        <table:table-row table:style-name="ro1">
          <table:table-cell table:style-name="ce1" office:value-type="float" office:value="4104808"/>
          <table:table-cell table:style-name="ce1" office:value-type="string">
            <text:p>Cascavel (PR)</text:p>
          </table:table-cell>
          <table:table-cell table:style-name="ce1" office:value-type="float" office:value="332333"/>
        </table:table-row>
        <table:table-row table:style-name="ro1">
          <table:table-cell table:style-name="ce1" office:value-type="float" office:value="4104907"/>
          <table:table-cell table:style-name="ce1" office:value-type="string">
            <text:p>Castro (PR)</text:p>
          </table:table-cell>
          <table:table-cell table:style-name="ce1" office:value-type="float" office:value="71809"/>
        </table:table-row>
        <table:table-row table:style-name="ro1">
          <table:table-cell table:style-name="ce1" office:value-type="float" office:value="4105003"/>
          <table:table-cell table:style-name="ce1" office:value-type="string">
            <text:p>Catanduvas (PR)</text:p>
          </table:table-cell>
          <table:table-cell table:style-name="ce1" office:value-type="float" office:value="10167"/>
        </table:table-row>
        <table:table-row table:style-name="ro1">
          <table:table-cell table:style-name="ce1" office:value-type="float" office:value="4105102"/>
          <table:table-cell table:style-name="ce1" office:value-type="string">
            <text:p>Centenário do Sul (PR)</text:p>
          </table:table-cell>
          <table:table-cell table:style-name="ce1" office:value-type="float" office:value="10764"/>
        </table:table-row>
        <table:table-row table:style-name="ro1">
          <table:table-cell table:style-name="ce1" office:value-type="float" office:value="4105201"/>
          <table:table-cell table:style-name="ce1" office:value-type="string">
            <text:p>Cerro Azul (PR)</text:p>
          </table:table-cell>
          <table:table-cell table:style-name="ce1" office:value-type="float" office:value="17833"/>
        </table:table-row>
        <table:table-row table:style-name="ro1">
          <table:table-cell table:style-name="ce1" office:value-type="float" office:value="4105300"/>
          <table:table-cell table:style-name="ce1" office:value-type="string">
            <text:p>Céu Azul (PR)</text:p>
          </table:table-cell>
          <table:table-cell table:style-name="ce1" office:value-type="float" office:value="11819"/>
        </table:table-row>
        <table:table-row table:style-name="ro1">
          <table:table-cell table:style-name="ce1" office:value-type="float" office:value="4105409"/>
          <table:table-cell table:style-name="ce1" office:value-type="string">
            <text:p>Chopinzinho (PR)</text:p>
          </table:table-cell>
          <table:table-cell table:style-name="ce1" office:value-type="float" office:value="19167"/>
        </table:table-row>
        <table:table-row table:style-name="ro1">
          <table:table-cell table:style-name="ce1" office:value-type="float" office:value="4105508"/>
          <table:table-cell table:style-name="ce1" office:value-type="string">
            <text:p>Cianorte (PR)</text:p>
          </table:table-cell>
          <table:table-cell table:style-name="ce1" office:value-type="float" office:value="83816"/>
        </table:table-row>
        <table:table-row table:style-name="ro1">
          <table:table-cell table:style-name="ce1" office:value-type="float" office:value="4105607"/>
          <table:table-cell table:style-name="ce1" office:value-type="string">
            <text:p>Cidade Gaúcha (PR)</text:p>
          </table:table-cell>
          <table:table-cell table:style-name="ce1" office:value-type="float" office:value="12797"/>
        </table:table-row>
        <table:table-row table:style-name="ro1">
          <table:table-cell table:style-name="ce1" office:value-type="float" office:value="4105706"/>
          <table:table-cell table:style-name="ce1" office:value-type="string">
            <text:p>Clevelândia (PR)</text:p>
          </table:table-cell>
          <table:table-cell table:style-name="ce1" office:value-type="float" office:value="16450"/>
        </table:table-row>
        <table:table-row table:style-name="ro1">
          <table:table-cell table:style-name="ce1" office:value-type="float" office:value="4105805"/>
          <table:table-cell table:style-name="ce1" office:value-type="string">
            <text:p>Colombo (PR)</text:p>
          </table:table-cell>
          <table:table-cell table:style-name="ce1" office:value-type="float" office:value="246540"/>
        </table:table-row>
        <table:table-row table:style-name="ro1">
          <table:table-cell table:style-name="ce1" office:value-type="float" office:value="4105904"/>
          <table:table-cell table:style-name="ce1" office:value-type="string">
            <text:p>Colorado (PR)</text:p>
          </table:table-cell>
          <table:table-cell table:style-name="ce1" office:value-type="float" office:value="24145"/>
        </table:table-row>
        <table:table-row table:style-name="ro1">
          <table:table-cell table:style-name="ce1" office:value-type="float" office:value="4106001"/>
          <table:table-cell table:style-name="ce1" office:value-type="string">
            <text:p>Congonhinhas (PR)</text:p>
          </table:table-cell>
          <table:table-cell table:style-name="ce1" office:value-type="float" office:value="8857"/>
        </table:table-row>
        <table:table-row table:style-name="ro1">
          <table:table-cell table:style-name="ce1" office:value-type="float" office:value="4106100"/>
          <table:table-cell table:style-name="ce1" office:value-type="string">
            <text:p>Conselheiro Mairinck (PR)</text:p>
          </table:table-cell>
          <table:table-cell table:style-name="ce1" office:value-type="float" office:value="3876"/>
        </table:table-row>
        <table:table-row table:style-name="ro1">
          <table:table-cell table:style-name="ce1" office:value-type="float" office:value="4106209"/>
          <table:table-cell table:style-name="ce1" office:value-type="string">
            <text:p>Contenda (PR)</text:p>
          </table:table-cell>
          <table:table-cell table:style-name="ce1" office:value-type="float" office:value="18837"/>
        </table:table-row>
        <table:table-row table:style-name="ro1">
          <table:table-cell table:style-name="ce1" office:value-type="float" office:value="4106308"/>
          <table:table-cell table:style-name="ce1" office:value-type="string">
            <text:p>Corbélia (PR)</text:p>
          </table:table-cell>
          <table:table-cell table:style-name="ce1" office:value-type="float" office:value="17117"/>
        </table:table-row>
        <table:table-row table:style-name="ro1">
          <table:table-cell table:style-name="ce1" office:value-type="float" office:value="4106407"/>
          <table:table-cell table:style-name="ce1" office:value-type="string">
            <text:p>Cornélio Procópio (PR)</text:p>
          </table:table-cell>
          <table:table-cell table:style-name="ce1" office:value-type="float" office:value="47842"/>
        </table:table-row>
        <table:table-row table:style-name="ro1">
          <table:table-cell table:style-name="ce1" office:value-type="float" office:value="4106456"/>
          <table:table-cell table:style-name="ce1" office:value-type="string">
            <text:p>Coronel Domingos Soares (PR)</text:p>
          </table:table-cell>
          <table:table-cell table:style-name="ce1" office:value-type="float" office:value="7518"/>
        </table:table-row>
        <table:table-row table:style-name="ro1">
          <table:table-cell table:style-name="ce1" office:value-type="float" office:value="4106506"/>
          <table:table-cell table:style-name="ce1" office:value-type="string">
            <text:p>Coronel Vivida (PR)</text:p>
          </table:table-cell>
          <table:table-cell table:style-name="ce1" office:value-type="float" office:value="20580"/>
        </table:table-row>
        <table:table-row table:style-name="ro1">
          <table:table-cell table:style-name="ce1" office:value-type="float" office:value="4106555"/>
          <table:table-cell table:style-name="ce1" office:value-type="string">
            <text:p>Corumbataí do Sul (PR)</text:p>
          </table:table-cell>
          <table:table-cell table:style-name="ce1" office:value-type="float" office:value="3127"/>
        </table:table-row>
        <table:table-row table:style-name="ro1">
          <table:table-cell table:style-name="ce1" office:value-type="float" office:value="4106571"/>
          <table:table-cell table:style-name="ce1" office:value-type="string">
            <text:p>Cruzeiro do Iguaçu (PR)</text:p>
          </table:table-cell>
          <table:table-cell table:style-name="ce1" office:value-type="float" office:value="4240"/>
        </table:table-row>
        <table:table-row table:style-name="ro1">
          <table:table-cell table:style-name="ce1" office:value-type="float" office:value="4106605"/>
          <table:table-cell table:style-name="ce1" office:value-type="string">
            <text:p>Cruzeiro do Oeste (PR)</text:p>
          </table:table-cell>
          <table:table-cell table:style-name="ce1" office:value-type="float" office:value="20947"/>
        </table:table-row>
        <table:table-row table:style-name="ro1">
          <table:table-cell table:style-name="ce1" office:value-type="float" office:value="4106704"/>
          <table:table-cell table:style-name="ce1" office:value-type="string">
            <text:p>Cruzeiro do Sul (PR)</text:p>
          </table:table-cell>
          <table:table-cell table:style-name="ce1" office:value-type="float" office:value="4449"/>
        </table:table-row>
        <table:table-row table:style-name="ro1">
          <table:table-cell table:style-name="ce1" office:value-type="float" office:value="4106803"/>
          <table:table-cell table:style-name="ce1" office:value-type="string">
            <text:p>Cruz Machado (PR)</text:p>
          </table:table-cell>
          <table:table-cell table:style-name="ce1" office:value-type="float" office:value="18741"/>
        </table:table-row>
        <table:table-row table:style-name="ro1">
          <table:table-cell table:style-name="ce1" office:value-type="float" office:value="4106852"/>
          <table:table-cell table:style-name="ce1" office:value-type="string">
            <text:p>Cruzmaltina (PR)</text:p>
          </table:table-cell>
          <table:table-cell table:style-name="ce1" office:value-type="float" office:value="2921"/>
        </table:table-row>
        <table:table-row table:style-name="ro1">
          <table:table-cell table:style-name="ce1" office:value-type="float" office:value="4106902"/>
          <table:table-cell table:style-name="ce1" office:value-type="string">
            <text:p>Curitiba (PR)</text:p>
          </table:table-cell>
          <table:table-cell table:style-name="ce1" office:value-type="float" office:value="1948626"/>
        </table:table-row>
        <table:table-row table:style-name="ro1">
          <table:table-cell table:style-name="ce1" office:value-type="float" office:value="4107009"/>
          <table:table-cell table:style-name="ce1" office:value-type="string">
            <text:p>Curiúva (PR)</text:p>
          </table:table-cell>
          <table:table-cell table:style-name="ce1" office:value-type="float" office:value="15196"/>
        </table:table-row>
        <table:table-row table:style-name="ro1">
          <table:table-cell table:style-name="ce1" office:value-type="float" office:value="4107108"/>
          <table:table-cell table:style-name="ce1" office:value-type="string">
            <text:p>Diamante do Norte (PR)</text:p>
          </table:table-cell>
          <table:table-cell table:style-name="ce1" office:value-type="float" office:value="5030"/>
        </table:table-row>
        <table:table-row table:style-name="ro1">
          <table:table-cell table:style-name="ce1" office:value-type="float" office:value="4107124"/>
          <table:table-cell table:style-name="ce1" office:value-type="string">
            <text:p>Diamante do Sul (PR)</text:p>
          </table:table-cell>
          <table:table-cell table:style-name="ce1" office:value-type="float" office:value="3424"/>
        </table:table-row>
        <table:table-row table:style-name="ro1">
          <table:table-cell table:style-name="ce1" office:value-type="float" office:value="4107157"/>
          <table:table-cell table:style-name="ce1" office:value-type="string">
            <text:p>Diamante D'Oeste (PR)</text:p>
          </table:table-cell>
          <table:table-cell table:style-name="ce1" office:value-type="float" office:value="5266"/>
        </table:table-row>
        <table:table-row table:style-name="ro1">
          <table:table-cell table:style-name="ce1" office:value-type="float" office:value="4107207"/>
          <table:table-cell table:style-name="ce1" office:value-type="string">
            <text:p>Dois Vizinhos (PR)</text:p>
          </table:table-cell>
          <table:table-cell table:style-name="ce1" office:value-type="float" office:value="41038"/>
        </table:table-row>
        <table:table-row table:style-name="ro1">
          <table:table-cell table:style-name="ce1" office:value-type="float" office:value="4107256"/>
          <table:table-cell table:style-name="ce1" office:value-type="string">
            <text:p>Douradina (PR)</text:p>
          </table:table-cell>
          <table:table-cell table:style-name="ce1" office:value-type="float" office:value="8869"/>
        </table:table-row>
        <table:table-row table:style-name="ro1">
          <table:table-cell table:style-name="ce1" office:value-type="float" office:value="4107306"/>
          <table:table-cell table:style-name="ce1" office:value-type="string">
            <text:p>Doutor Camargo (PR)</text:p>
          </table:table-cell>
          <table:table-cell table:style-name="ce1" office:value-type="float" office:value="5983"/>
        </table:table-row>
        <table:table-row table:style-name="ro1">
          <table:table-cell table:style-name="ce1" office:value-type="float" office:value="4107405"/>
          <table:table-cell table:style-name="ce1" office:value-type="string">
            <text:p>Enéas Marques (PR)</text:p>
          </table:table-cell>
          <table:table-cell table:style-name="ce1" office:value-type="float" office:value="5933"/>
        </table:table-row>
        <table:table-row table:style-name="ro1">
          <table:table-cell table:style-name="ce1" office:value-type="float" office:value="4107504"/>
          <table:table-cell table:style-name="ce1" office:value-type="string">
            <text:p>Engenheiro Beltrão (PR)</text:p>
          </table:table-cell>
          <table:table-cell table:style-name="ce1" office:value-type="float" office:value="13981"/>
        </table:table-row>
        <table:table-row table:style-name="ro1">
          <table:table-cell table:style-name="ce1" office:value-type="float" office:value="4107520"/>
          <table:table-cell table:style-name="ce1" office:value-type="string">
            <text:p>Esperança Nova (PR)</text:p>
          </table:table-cell>
          <table:table-cell table:style-name="ce1" office:value-type="float" office:value="1665"/>
        </table:table-row>
        <table:table-row table:style-name="ro1">
          <table:table-cell table:style-name="ce1" office:value-type="float" office:value="4107538"/>
          <table:table-cell table:style-name="ce1" office:value-type="string">
            <text:p>Entre Rios do Oeste (PR)</text:p>
          </table:table-cell>
          <table:table-cell table:style-name="ce1" office:value-type="float" office:value="4596"/>
        </table:table-row>
        <table:table-row table:style-name="ro1">
          <table:table-cell table:style-name="ce1" office:value-type="float" office:value="4107546"/>
          <table:table-cell table:style-name="ce1" office:value-type="string">
            <text:p>Espigão Alto do Iguaçu (PR)</text:p>
          </table:table-cell>
          <table:table-cell table:style-name="ce1" office:value-type="float" office:value="4048"/>
        </table:table-row>
        <table:table-row table:style-name="ro1">
          <table:table-cell table:style-name="ce1" office:value-type="float" office:value="4107553"/>
          <table:table-cell table:style-name="ce1" office:value-type="string">
            <text:p>Farol (PR)</text:p>
          </table:table-cell>
          <table:table-cell table:style-name="ce1" office:value-type="float" office:value="3041"/>
        </table:table-row>
        <table:table-row table:style-name="ro1">
          <table:table-cell table:style-name="ce1" office:value-type="float" office:value="4107603"/>
          <table:table-cell table:style-name="ce1" office:value-type="string">
            <text:p>Faxinal (PR)</text:p>
          </table:table-cell>
          <table:table-cell table:style-name="ce1" office:value-type="float" office:value="17316"/>
        </table:table-row>
        <table:table-row table:style-name="ro1">
          <table:table-cell table:style-name="ce1" office:value-type="float" office:value="4107652"/>
          <table:table-cell table:style-name="ce1" office:value-type="string">
            <text:p>Fazenda Rio Grande (PR)</text:p>
          </table:table-cell>
          <table:table-cell table:style-name="ce1" office:value-type="float" office:value="102004"/>
        </table:table-row>
        <table:table-row table:style-name="ro1">
          <table:table-cell table:style-name="ce1" office:value-type="float" office:value="4107702"/>
          <table:table-cell table:style-name="ce1" office:value-type="string">
            <text:p>Fênix (PR)</text:p>
          </table:table-cell>
          <table:table-cell table:style-name="ce1" office:value-type="float" office:value="4748"/>
        </table:table-row>
        <table:table-row table:style-name="ro1">
          <table:table-cell table:style-name="ce1" office:value-type="float" office:value="4107736"/>
          <table:table-cell table:style-name="ce1" office:value-type="string">
            <text:p>Fernandes Pinheiro (PR)</text:p>
          </table:table-cell>
          <table:table-cell table:style-name="ce1" office:value-type="float" office:value="5602"/>
        </table:table-row>
        <table:table-row table:style-name="ro1">
          <table:table-cell table:style-name="ce1" office:value-type="float" office:value="4107751"/>
          <table:table-cell table:style-name="ce1" office:value-type="string">
            <text:p>Figueira (PR)</text:p>
          </table:table-cell>
          <table:table-cell table:style-name="ce1" office:value-type="float" office:value="7696"/>
        </table:table-row>
        <table:table-row table:style-name="ro1">
          <table:table-cell table:style-name="ce1" office:value-type="float" office:value="4107801"/>
          <table:table-cell table:style-name="ce1" office:value-type="string">
            <text:p>Floraí (PR)</text:p>
          </table:table-cell>
          <table:table-cell table:style-name="ce1" office:value-type="float" office:value="4906"/>
        </table:table-row>
        <table:table-row table:style-name="ro1">
          <table:table-cell table:style-name="ce1" office:value-type="float" office:value="4107850"/>
          <table:table-cell table:style-name="ce1" office:value-type="string">
            <text:p>Flor da Serra do Sul (PR)</text:p>
          </table:table-cell>
          <table:table-cell table:style-name="ce1" office:value-type="float" office:value="4603"/>
        </table:table-row>
        <table:table-row table:style-name="ro1">
          <table:table-cell table:style-name="ce1" office:value-type="float" office:value="4107900"/>
          <table:table-cell table:style-name="ce1" office:value-type="string">
            <text:p>Floresta (PR)</text:p>
          </table:table-cell>
          <table:table-cell table:style-name="ce1" office:value-type="float" office:value="6851"/>
        </table:table-row>
        <table:table-row table:style-name="ro1">
          <table:table-cell table:style-name="ce1" office:value-type="float" office:value="4108007"/>
          <table:table-cell table:style-name="ce1" office:value-type="string">
            <text:p>Florestópolis (PR)</text:p>
          </table:table-cell>
          <table:table-cell table:style-name="ce1" office:value-type="float" office:value="10453"/>
        </table:table-row>
        <table:table-row table:style-name="ro1">
          <table:table-cell table:style-name="ce1" office:value-type="float" office:value="4108106"/>
          <table:table-cell table:style-name="ce1" office:value-type="string">
            <text:p>Flórida (PR)</text:p>
          </table:table-cell>
          <table:table-cell table:style-name="ce1" office:value-type="float" office:value="2699"/>
        </table:table-row>
        <table:table-row table:style-name="ro1">
          <table:table-cell table:style-name="ce1" office:value-type="float" office:value="4108205"/>
          <table:table-cell table:style-name="ce1" office:value-type="string">
            <text:p>Formosa do Oeste (PR)</text:p>
          </table:table-cell>
          <table:table-cell table:style-name="ce1" office:value-type="float" office:value="6460"/>
        </table:table-row>
        <table:table-row table:style-name="ro1">
          <table:table-cell table:style-name="ce1" office:value-type="float" office:value="4108304"/>
          <table:table-cell table:style-name="ce1" office:value-type="string">
            <text:p>Foz do Iguaçu (PR)</text:p>
          </table:table-cell>
          <table:table-cell table:style-name="ce1" office:value-type="float" office:value="258248"/>
        </table:table-row>
        <table:table-row table:style-name="ro1">
          <table:table-cell table:style-name="ce1" office:value-type="float" office:value="4108320"/>
          <table:table-cell table:style-name="ce1" office:value-type="string">
            <text:p>Francisco Alves (PR)</text:p>
          </table:table-cell>
          <table:table-cell table:style-name="ce1" office:value-type="float" office:value="5993"/>
        </table:table-row>
        <table:table-row table:style-name="ro1">
          <table:table-cell table:style-name="ce1" office:value-type="float" office:value="4108403"/>
          <table:table-cell table:style-name="ce1" office:value-type="string">
            <text:p>Francisco Beltrão (PR)</text:p>
          </table:table-cell>
          <table:table-cell table:style-name="ce1" office:value-type="float" office:value="92216"/>
        </table:table-row>
        <table:table-row table:style-name="ro1">
          <table:table-cell table:style-name="ce1" office:value-type="float" office:value="4108452"/>
          <table:table-cell table:style-name="ce1" office:value-type="string">
            <text:p>Foz do Jordão (PR)</text:p>
          </table:table-cell>
          <table:table-cell table:style-name="ce1" office:value-type="float" office:value="4556"/>
        </table:table-row>
        <table:table-row table:style-name="ro1">
          <table:table-cell table:style-name="ce1" office:value-type="float" office:value="4108502"/>
          <table:table-cell table:style-name="ce1" office:value-type="string">
            <text:p>General Carneiro (PR)</text:p>
          </table:table-cell>
          <table:table-cell table:style-name="ce1" office:value-type="float" office:value="13685"/>
        </table:table-row>
        <table:table-row table:style-name="ro1">
          <table:table-cell table:style-name="ce1" office:value-type="float" office:value="4108551"/>
          <table:table-cell table:style-name="ce1" office:value-type="string">
            <text:p>Godoy Moreira (PR)</text:p>
          </table:table-cell>
          <table:table-cell table:style-name="ce1" office:value-type="float" office:value="2898"/>
        </table:table-row>
        <table:table-row table:style-name="ro1">
          <table:table-cell table:style-name="ce1" office:value-type="float" office:value="4108601"/>
          <table:table-cell table:style-name="ce1" office:value-type="string">
            <text:p>Goioerê (PR)</text:p>
          </table:table-cell>
          <table:table-cell table:style-name="ce1" office:value-type="float" office:value="28808"/>
        </table:table-row>
        <table:table-row table:style-name="ro1">
          <table:table-cell table:style-name="ce1" office:value-type="float" office:value="4108650"/>
          <table:table-cell table:style-name="ce1" office:value-type="string">
            <text:p>Goioxim (PR)</text:p>
          </table:table-cell>
          <table:table-cell table:style-name="ce1" office:value-type="float" office:value="7053"/>
        </table:table-row>
        <table:table-row table:style-name="ro1">
          <table:table-cell table:style-name="ce1" office:value-type="float" office:value="4108700"/>
          <table:table-cell table:style-name="ce1" office:value-type="string">
            <text:p>Grandes Rios (PR)</text:p>
          </table:table-cell>
          <table:table-cell table:style-name="ce1" office:value-type="float" office:value="5497"/>
        </table:table-row>
        <table:table-row table:style-name="ro1">
          <table:table-cell table:style-name="ce1" office:value-type="float" office:value="4108809"/>
          <table:table-cell table:style-name="ce1" office:value-type="string">
            <text:p>Guaíra (PR)</text:p>
          </table:table-cell>
          <table:table-cell table:style-name="ce1" office:value-type="float" office:value="33310"/>
        </table:table-row>
        <table:table-row table:style-name="ro1">
          <table:table-cell table:style-name="ce1" office:value-type="float" office:value="4108908"/>
          <table:table-cell table:style-name="ce1" office:value-type="string">
            <text:p>Guairaçá (PR)</text:p>
          </table:table-cell>
          <table:table-cell table:style-name="ce1" office:value-type="float" office:value="6609"/>
        </table:table-row>
        <table:table-row table:style-name="ro1">
          <table:table-cell table:style-name="ce1" office:value-type="float" office:value="4108957"/>
          <table:table-cell table:style-name="ce1" office:value-type="string">
            <text:p>Guamiranga (PR)</text:p>
          </table:table-cell>
          <table:table-cell table:style-name="ce1" office:value-type="float" office:value="8811"/>
        </table:table-row>
        <table:table-row table:style-name="ro1">
          <table:table-cell table:style-name="ce1" office:value-type="float" office:value="4109005"/>
          <table:table-cell table:style-name="ce1" office:value-type="string">
            <text:p>Guapirama (PR)</text:p>
          </table:table-cell>
          <table:table-cell table:style-name="ce1" office:value-type="float" office:value="3784"/>
        </table:table-row>
        <table:table-row table:style-name="ro1">
          <table:table-cell table:style-name="ce1" office:value-type="float" office:value="4109104"/>
          <table:table-cell table:style-name="ce1" office:value-type="string">
            <text:p>Guaporema (PR)</text:p>
          </table:table-cell>
          <table:table-cell table:style-name="ce1" office:value-type="float" office:value="2241"/>
        </table:table-row>
        <table:table-row table:style-name="ro1">
          <table:table-cell table:style-name="ce1" office:value-type="float" office:value="4109203"/>
          <table:table-cell table:style-name="ce1" office:value-type="string">
            <text:p>Guaraci (PR)</text:p>
          </table:table-cell>
          <table:table-cell table:style-name="ce1" office:value-type="float" office:value="5530"/>
        </table:table-row>
        <table:table-row table:style-name="ro1">
          <table:table-cell table:style-name="ce1" office:value-type="float" office:value="4109302"/>
          <table:table-cell table:style-name="ce1" office:value-type="string">
            <text:p>Guaraniaçu (PR)</text:p>
          </table:table-cell>
          <table:table-cell table:style-name="ce1" office:value-type="float" office:value="12217"/>
        </table:table-row>
        <table:table-row table:style-name="ro1">
          <table:table-cell table:style-name="ce1" office:value-type="float" office:value="4109401"/>
          <table:table-cell table:style-name="ce1" office:value-type="string">
            <text:p>Guarapuava (PR)</text:p>
          </table:table-cell>
          <table:table-cell table:style-name="ce1" office:value-type="float" office:value="182644"/>
        </table:table-row>
        <table:table-row table:style-name="ro1">
          <table:table-cell table:style-name="ce1" office:value-type="float" office:value="4109500"/>
          <table:table-cell table:style-name="ce1" office:value-type="string">
            <text:p>Guaraqueçaba (PR)</text:p>
          </table:table-cell>
          <table:table-cell table:style-name="ce1" office:value-type="float" office:value="7594"/>
        </table:table-row>
        <table:table-row table:style-name="ro1">
          <table:table-cell table:style-name="ce1" office:value-type="float" office:value="4109609"/>
          <table:table-cell table:style-name="ce1" office:value-type="string">
            <text:p>Guaratuba (PR)</text:p>
          </table:table-cell>
          <table:table-cell table:style-name="ce1" office:value-type="float" office:value="37527"/>
        </table:table-row>
        <table:table-row table:style-name="ro1">
          <table:table-cell table:style-name="ce1" office:value-type="float" office:value="4109658"/>
          <table:table-cell table:style-name="ce1" office:value-type="string">
            <text:p>Honório Serpa (PR)</text:p>
          </table:table-cell>
          <table:table-cell table:style-name="ce1" office:value-type="float" office:value="5119"/>
        </table:table-row>
        <table:table-row table:style-name="ro1">
          <table:table-cell table:style-name="ce1" office:value-type="float" office:value="4109708"/>
          <table:table-cell table:style-name="ce1" office:value-type="string">
            <text:p>Ibaiti (PR)</text:p>
          </table:table-cell>
          <table:table-cell table:style-name="ce1" office:value-type="float" office:value="31644"/>
        </table:table-row>
        <table:table-row table:style-name="ro1">
          <table:table-cell table:style-name="ce1" office:value-type="float" office:value="4109757"/>
          <table:table-cell table:style-name="ce1" office:value-type="string">
            <text:p>Ibema (PR)</text:p>
          </table:table-cell>
          <table:table-cell table:style-name="ce1" office:value-type="float" office:value="6370"/>
        </table:table-row>
        <table:table-row table:style-name="ro1">
          <table:table-cell table:style-name="ce1" office:value-type="float" office:value="4109807"/>
          <table:table-cell table:style-name="ce1" office:value-type="string">
            <text:p>Ibiporã (PR)</text:p>
          </table:table-cell>
          <table:table-cell table:style-name="ce1" office:value-type="float" office:value="55131"/>
        </table:table-row>
        <table:table-row table:style-name="ro1">
          <table:table-cell table:style-name="ce1" office:value-type="float" office:value="4109906"/>
          <table:table-cell table:style-name="ce1" office:value-type="string">
            <text:p>Icaraíma (PR)</text:p>
          </table:table-cell>
          <table:table-cell table:style-name="ce1" office:value-type="float" office:value="7786"/>
        </table:table-row>
        <table:table-row table:style-name="ro1">
          <table:table-cell table:style-name="ce1" office:value-type="float" office:value="4110003"/>
          <table:table-cell table:style-name="ce1" office:value-type="string">
            <text:p>Iguaraçu (PR)</text:p>
          </table:table-cell>
          <table:table-cell table:style-name="ce1" office:value-type="float" office:value="4440"/>
        </table:table-row>
        <table:table-row table:style-name="ro1">
          <table:table-cell table:style-name="ce1" office:value-type="float" office:value="4110052"/>
          <table:table-cell table:style-name="ce1" office:value-type="string">
            <text:p>Iguatu (PR)</text:p>
          </table:table-cell>
          <table:table-cell table:style-name="ce1" office:value-type="float" office:value="2253"/>
        </table:table-row>
        <table:table-row table:style-name="ro1">
          <table:table-cell table:style-name="ce1" office:value-type="float" office:value="4110078"/>
          <table:table-cell table:style-name="ce1" office:value-type="string">
            <text:p>Imbaú (PR)</text:p>
          </table:table-cell>
          <table:table-cell table:style-name="ce1" office:value-type="float" office:value="13282"/>
        </table:table-row>
        <table:table-row table:style-name="ro1">
          <table:table-cell table:style-name="ce1" office:value-type="float" office:value="4110102"/>
          <table:table-cell table:style-name="ce1" office:value-type="string">
            <text:p>Imbituva (PR)</text:p>
          </table:table-cell>
          <table:table-cell table:style-name="ce1" office:value-type="float" office:value="32940"/>
        </table:table-row>
        <table:table-row table:style-name="ro1">
          <table:table-cell table:style-name="ce1" office:value-type="float" office:value="4110201"/>
          <table:table-cell table:style-name="ce1" office:value-type="string">
            <text:p>Inácio Martins (PR)</text:p>
          </table:table-cell>
          <table:table-cell table:style-name="ce1" office:value-type="float" office:value="11121"/>
        </table:table-row>
        <table:table-row table:style-name="ro1">
          <table:table-cell table:style-name="ce1" office:value-type="float" office:value="4110300"/>
          <table:table-cell table:style-name="ce1" office:value-type="string">
            <text:p>Inajá (PR)</text:p>
          </table:table-cell>
          <table:table-cell table:style-name="ce1" office:value-type="float" office:value="3116"/>
        </table:table-row>
        <table:table-row table:style-name="ro1">
          <table:table-cell table:style-name="ce1" office:value-type="float" office:value="4110409"/>
          <table:table-cell table:style-name="ce1" office:value-type="string">
            <text:p>Indianópolis (PR)</text:p>
          </table:table-cell>
          <table:table-cell table:style-name="ce1" office:value-type="float" office:value="4465"/>
        </table:table-row>
        <table:table-row table:style-name="ro1">
          <table:table-cell table:style-name="ce1" office:value-type="float" office:value="4110508"/>
          <table:table-cell table:style-name="ce1" office:value-type="string">
            <text:p>Ipiranga (PR)</text:p>
          </table:table-cell>
          <table:table-cell table:style-name="ce1" office:value-type="float" office:value="15251"/>
        </table:table-row>
        <table:table-row table:style-name="ro1">
          <table:table-cell table:style-name="ce1" office:value-type="float" office:value="4110607"/>
          <table:table-cell table:style-name="ce1" office:value-type="string">
            <text:p>Iporã (PR)</text:p>
          </table:table-cell>
          <table:table-cell table:style-name="ce1" office:value-type="float" office:value="13782"/>
        </table:table-row>
        <table:table-row table:style-name="ro1">
          <table:table-cell table:style-name="ce1" office:value-type="float" office:value="4110656"/>
          <table:table-cell table:style-name="ce1" office:value-type="string">
            <text:p>Iracema do Oeste (PR)</text:p>
          </table:table-cell>
          <table:table-cell table:style-name="ce1" office:value-type="float" office:value="2251"/>
        </table:table-row>
        <table:table-row table:style-name="ro1">
          <table:table-cell table:style-name="ce1" office:value-type="float" office:value="4110706"/>
          <table:table-cell table:style-name="ce1" office:value-type="string">
            <text:p>Irati (PR)</text:p>
          </table:table-cell>
          <table:table-cell table:style-name="ce1" office:value-type="float" office:value="61088"/>
        </table:table-row>
        <table:table-row table:style-name="ro1">
          <table:table-cell table:style-name="ce1" office:value-type="float" office:value="4110805"/>
          <table:table-cell table:style-name="ce1" office:value-type="string">
            <text:p>Iretama (PR)</text:p>
          </table:table-cell>
          <table:table-cell table:style-name="ce1" office:value-type="float" office:value="10098"/>
        </table:table-row>
        <table:table-row table:style-name="ro1">
          <table:table-cell table:style-name="ce1" office:value-type="float" office:value="4110904"/>
          <table:table-cell table:style-name="ce1" office:value-type="string">
            <text:p>Itaguajé (PR)</text:p>
          </table:table-cell>
          <table:table-cell table:style-name="ce1" office:value-type="float" office:value="4446"/>
        </table:table-row>
        <table:table-row table:style-name="ro1">
          <table:table-cell table:style-name="ce1" office:value-type="float" office:value="4110953"/>
          <table:table-cell table:style-name="ce1" office:value-type="string">
            <text:p>Itaipulândia (PR)</text:p>
          </table:table-cell>
          <table:table-cell table:style-name="ce1" office:value-type="float" office:value="11385"/>
        </table:table-row>
        <table:table-row table:style-name="ro1">
          <table:table-cell table:style-name="ce1" office:value-type="float" office:value="4111001"/>
          <table:table-cell table:style-name="ce1" office:value-type="string">
            <text:p>Itambaracá (PR)</text:p>
          </table:table-cell>
          <table:table-cell table:style-name="ce1" office:value-type="float" office:value="6549"/>
        </table:table-row>
        <table:table-row table:style-name="ro1">
          <table:table-cell table:style-name="ce1" office:value-type="float" office:value="4111100"/>
          <table:table-cell table:style-name="ce1" office:value-type="string">
            <text:p>Itambé (PR)</text:p>
          </table:table-cell>
          <table:table-cell table:style-name="ce1" office:value-type="float" office:value="6109"/>
        </table:table-row>
        <table:table-row table:style-name="ro1">
          <table:table-cell table:style-name="ce1" office:value-type="float" office:value="4111209"/>
          <table:table-cell table:style-name="ce1" office:value-type="string">
            <text:p>Itapejara d'Oeste (PR)</text:p>
          </table:table-cell>
          <table:table-cell table:style-name="ce1" office:value-type="float" office:value="12094"/>
        </table:table-row>
        <table:table-row table:style-name="ro1">
          <table:table-cell table:style-name="ce1" office:value-type="float" office:value="4111258"/>
          <table:table-cell table:style-name="ce1" office:value-type="string">
            <text:p>Itaperuçu (PR)</text:p>
          </table:table-cell>
          <table:table-cell table:style-name="ce1" office:value-type="float" office:value="29070"/>
        </table:table-row>
        <table:table-row table:style-name="ro1">
          <table:table-cell table:style-name="ce1" office:value-type="float" office:value="4111308"/>
          <table:table-cell table:style-name="ce1" office:value-type="string">
            <text:p>Itaúna do Sul (PR)</text:p>
          </table:table-cell>
          <table:table-cell table:style-name="ce1" office:value-type="float" office:value="2781"/>
        </table:table-row>
        <table:table-row table:style-name="ro1">
          <table:table-cell table:style-name="ce1" office:value-type="float" office:value="4111407"/>
          <table:table-cell table:style-name="ce1" office:value-type="string">
            <text:p>Ivaí (PR)</text:p>
          </table:table-cell>
          <table:table-cell table:style-name="ce1" office:value-type="float" office:value="13965"/>
        </table:table-row>
        <table:table-row table:style-name="ro1">
          <table:table-cell table:style-name="ce1" office:value-type="float" office:value="4111506"/>
          <table:table-cell table:style-name="ce1" office:value-type="string">
            <text:p>Ivaiporã (PR)</text:p>
          </table:table-cell>
          <table:table-cell table:style-name="ce1" office:value-type="float" office:value="31935"/>
        </table:table-row>
        <table:table-row table:style-name="ro1">
          <table:table-cell table:style-name="ce1" office:value-type="float" office:value="4111555"/>
          <table:table-cell table:style-name="ce1" office:value-type="string">
            <text:p>Ivaté (PR)</text:p>
          </table:table-cell>
          <table:table-cell table:style-name="ce1" office:value-type="float" office:value="8240"/>
        </table:table-row>
        <table:table-row table:style-name="ro1">
          <table:table-cell table:style-name="ce1" office:value-type="float" office:value="4111605"/>
          <table:table-cell table:style-name="ce1" office:value-type="string">
            <text:p>Ivatuba (PR)</text:p>
          </table:table-cell>
          <table:table-cell table:style-name="ce1" office:value-type="float" office:value="3279"/>
        </table:table-row>
        <table:table-row table:style-name="ro1">
          <table:table-cell table:style-name="ce1" office:value-type="float" office:value="4111704"/>
          <table:table-cell table:style-name="ce1" office:value-type="string">
            <text:p>Jaboti (PR)</text:p>
          </table:table-cell>
          <table:table-cell table:style-name="ce1" office:value-type="float" office:value="5303"/>
        </table:table-row>
        <table:table-row table:style-name="ro1">
          <table:table-cell table:style-name="ce1" office:value-type="float" office:value="4111803"/>
          <table:table-cell table:style-name="ce1" office:value-type="string">
            <text:p>Jacarezinho (PR)</text:p>
          </table:table-cell>
          <table:table-cell table:style-name="ce1" office:value-type="float" office:value="39322"/>
        </table:table-row>
        <table:table-row table:style-name="ro1">
          <table:table-cell table:style-name="ce1" office:value-type="float" office:value="4111902"/>
          <table:table-cell table:style-name="ce1" office:value-type="string">
            <text:p>Jaguapitã (PR)</text:p>
          </table:table-cell>
          <table:table-cell table:style-name="ce1" office:value-type="float" office:value="13742"/>
        </table:table-row>
        <table:table-row table:style-name="ro1">
          <table:table-cell table:style-name="ce1" office:value-type="float" office:value="4112009"/>
          <table:table-cell table:style-name="ce1" office:value-type="string">
            <text:p>Jaguariaíva (PR)</text:p>
          </table:table-cell>
          <table:table-cell table:style-name="ce1" office:value-type="float" office:value="35027"/>
        </table:table-row>
        <table:table-row table:style-name="ro1">
          <table:table-cell table:style-name="ce1" office:value-type="float" office:value="4112108"/>
          <table:table-cell table:style-name="ce1" office:value-type="string">
            <text:p>Jandaia do Sul (PR)</text:p>
          </table:table-cell>
          <table:table-cell table:style-name="ce1" office:value-type="float" office:value="21230"/>
        </table:table-row>
        <table:table-row table:style-name="ro1">
          <table:table-cell table:style-name="ce1" office:value-type="float" office:value="4112207"/>
          <table:table-cell table:style-name="ce1" office:value-type="string">
            <text:p>Janiópolis (PR)</text:p>
          </table:table-cell>
          <table:table-cell table:style-name="ce1" office:value-type="float" office:value="5095"/>
        </table:table-row>
        <table:table-row table:style-name="ro1">
          <table:table-cell table:style-name="ce1" office:value-type="float" office:value="4112306"/>
          <table:table-cell table:style-name="ce1" office:value-type="string">
            <text:p>Japira (PR)</text:p>
          </table:table-cell>
          <table:table-cell table:style-name="ce1" office:value-type="float" office:value="4930"/>
        </table:table-row>
        <table:table-row table:style-name="ro1">
          <table:table-cell table:style-name="ce1" office:value-type="float" office:value="4112405"/>
          <table:table-cell table:style-name="ce1" office:value-type="string">
            <text:p>Japurá (PR)</text:p>
          </table:table-cell>
          <table:table-cell table:style-name="ce1" office:value-type="float" office:value="9500"/>
        </table:table-row>
        <table:table-row table:style-name="ro1">
          <table:table-cell table:style-name="ce1" office:value-type="float" office:value="4112504"/>
          <table:table-cell table:style-name="ce1" office:value-type="string">
            <text:p>Jardim Alegre (PR)</text:p>
          </table:table-cell>
          <table:table-cell table:style-name="ce1" office:value-type="float" office:value="11196"/>
        </table:table-row>
        <table:table-row table:style-name="ro1">
          <table:table-cell table:style-name="ce1" office:value-type="float" office:value="4112603"/>
          <table:table-cell table:style-name="ce1" office:value-type="string">
            <text:p>Jardim Olinda (PR)</text:p>
          </table:table-cell>
          <table:table-cell table:style-name="ce1" office:value-type="float" office:value="1320"/>
        </table:table-row>
        <table:table-row table:style-name="ro1">
          <table:table-cell table:style-name="ce1" office:value-type="float" office:value="4112702"/>
          <table:table-cell table:style-name="ce1" office:value-type="string">
            <text:p>Jataizinho (PR)</text:p>
          </table:table-cell>
          <table:table-cell table:style-name="ce1" office:value-type="float" office:value="12638"/>
        </table:table-row>
        <table:table-row table:style-name="ro1">
          <table:table-cell table:style-name="ce1" office:value-type="float" office:value="4112751"/>
          <table:table-cell table:style-name="ce1" office:value-type="string">
            <text:p>Jesuítas (PR)</text:p>
          </table:table-cell>
          <table:table-cell table:style-name="ce1" office:value-type="float" office:value="8330"/>
        </table:table-row>
        <table:table-row table:style-name="ro1">
          <table:table-cell table:style-name="ce1" office:value-type="float" office:value="4112801"/>
          <table:table-cell table:style-name="ce1" office:value-type="string">
            <text:p>Joaquim Távora (PR)</text:p>
          </table:table-cell>
          <table:table-cell table:style-name="ce1" office:value-type="float" office:value="12009"/>
        </table:table-row>
        <table:table-row table:style-name="ro1">
          <table:table-cell table:style-name="ce1" office:value-type="float" office:value="4112900"/>
          <table:table-cell table:style-name="ce1" office:value-type="string">
            <text:p>Jundiaí do Sul (PR)</text:p>
          </table:table-cell>
          <table:table-cell table:style-name="ce1" office:value-type="float" office:value="3269"/>
        </table:table-row>
        <table:table-row table:style-name="ro1">
          <table:table-cell table:style-name="ce1" office:value-type="float" office:value="4112959"/>
          <table:table-cell table:style-name="ce1" office:value-type="string">
            <text:p>Juranda (PR)</text:p>
          </table:table-cell>
          <table:table-cell table:style-name="ce1" office:value-type="float" office:value="7292"/>
        </table:table-row>
        <table:table-row table:style-name="ro1">
          <table:table-cell table:style-name="ce1" office:value-type="float" office:value="4113007"/>
          <table:table-cell table:style-name="ce1" office:value-type="string">
            <text:p>Jussara (PR)</text:p>
          </table:table-cell>
          <table:table-cell table:style-name="ce1" office:value-type="float" office:value="7041"/>
        </table:table-row>
        <table:table-row table:style-name="ro1">
          <table:table-cell table:style-name="ce1" office:value-type="float" office:value="4113106"/>
          <table:table-cell table:style-name="ce1" office:value-type="string">
            <text:p>Kaloré (PR)</text:p>
          </table:table-cell>
          <table:table-cell table:style-name="ce1" office:value-type="float" office:value="4047"/>
        </table:table-row>
        <table:table-row table:style-name="ro1">
          <table:table-cell table:style-name="ce1" office:value-type="float" office:value="4113205"/>
          <table:table-cell table:style-name="ce1" office:value-type="string">
            <text:p>Lapa (PR)</text:p>
          </table:table-cell>
          <table:table-cell table:style-name="ce1" office:value-type="float" office:value="48410"/>
        </table:table-row>
        <table:table-row table:style-name="ro1">
          <table:table-cell table:style-name="ce1" office:value-type="float" office:value="4113254"/>
          <table:table-cell table:style-name="ce1" office:value-type="string">
            <text:p>Laranjal (PR)</text:p>
          </table:table-cell>
          <table:table-cell table:style-name="ce1" office:value-type="float" office:value="5784"/>
        </table:table-row>
        <table:table-row table:style-name="ro1">
          <table:table-cell table:style-name="ce1" office:value-type="float" office:value="4113304"/>
          <table:table-cell table:style-name="ce1" office:value-type="string">
            <text:p>Laranjeiras do Sul (PR)</text:p>
          </table:table-cell>
          <table:table-cell table:style-name="ce1" office:value-type="float" office:value="32139"/>
        </table:table-row>
        <table:table-row table:style-name="ro1">
          <table:table-cell table:style-name="ce1" office:value-type="float" office:value="4113403"/>
          <table:table-cell table:style-name="ce1" office:value-type="string">
            <text:p>Leópolis (PR)</text:p>
          </table:table-cell>
          <table:table-cell table:style-name="ce1" office:value-type="float" office:value="3925"/>
        </table:table-row>
        <table:table-row table:style-name="ro1">
          <table:table-cell table:style-name="ce1" office:value-type="float" office:value="4113429"/>
          <table:table-cell table:style-name="ce1" office:value-type="string">
            <text:p>Lidianópolis (PR)</text:p>
          </table:table-cell>
          <table:table-cell table:style-name="ce1" office:value-type="float" office:value="3231"/>
        </table:table-row>
        <table:table-row table:style-name="ro1">
          <table:table-cell table:style-name="ce1" office:value-type="float" office:value="4113452"/>
          <table:table-cell table:style-name="ce1" office:value-type="string">
            <text:p>Lindoeste (PR)</text:p>
          </table:table-cell>
          <table:table-cell table:style-name="ce1" office:value-type="float" office:value="4592"/>
        </table:table-row>
        <table:table-row table:style-name="ro1">
          <table:table-cell table:style-name="ce1" office:value-type="float" office:value="4113502"/>
          <table:table-cell table:style-name="ce1" office:value-type="string">
            <text:p>Loanda (PR)</text:p>
          </table:table-cell>
          <table:table-cell table:style-name="ce1" office:value-type="float" office:value="23242"/>
        </table:table-row>
        <table:table-row table:style-name="ro1">
          <table:table-cell table:style-name="ce1" office:value-type="float" office:value="4113601"/>
          <table:table-cell table:style-name="ce1" office:value-type="string">
            <text:p>Lobato (PR)</text:p>
          </table:table-cell>
          <table:table-cell table:style-name="ce1" office:value-type="float" office:value="4819"/>
        </table:table-row>
        <table:table-row table:style-name="ro1">
          <table:table-cell table:style-name="ce1" office:value-type="float" office:value="4113700"/>
          <table:table-cell table:style-name="ce1" office:value-type="string">
            <text:p>Londrina (PR)</text:p>
          </table:table-cell>
          <table:table-cell table:style-name="ce1" office:value-type="float" office:value="575377"/>
        </table:table-row>
        <table:table-row table:style-name="ro1">
          <table:table-cell table:style-name="ce1" office:value-type="float" office:value="4113734"/>
          <table:table-cell table:style-name="ce1" office:value-type="string">
            <text:p>Luiziana (PR)</text:p>
          </table:table-cell>
          <table:table-cell table:style-name="ce1" office:value-type="float" office:value="7240"/>
        </table:table-row>
        <table:table-row table:style-name="ro1">
          <table:table-cell table:style-name="ce1" office:value-type="float" office:value="4113759"/>
          <table:table-cell table:style-name="ce1" office:value-type="string">
            <text:p>Lunardelli (PR)</text:p>
          </table:table-cell>
          <table:table-cell table:style-name="ce1" office:value-type="float" office:value="4744"/>
        </table:table-row>
        <table:table-row table:style-name="ro1">
          <table:table-cell table:style-name="ce1" office:value-type="float" office:value="4113809"/>
          <table:table-cell table:style-name="ce1" office:value-type="string">
            <text:p>Lupionópolis (PR)</text:p>
          </table:table-cell>
          <table:table-cell table:style-name="ce1" office:value-type="float" office:value="4945"/>
        </table:table-row>
        <table:table-row table:style-name="ro1">
          <table:table-cell table:style-name="ce1" office:value-type="float" office:value="4113908"/>
          <table:table-cell table:style-name="ce1" office:value-type="string">
            <text:p>Mallet (PR)</text:p>
          </table:table-cell>
          <table:table-cell table:style-name="ce1" office:value-type="float" office:value="13663"/>
        </table:table-row>
        <table:table-row table:style-name="ro1">
          <table:table-cell table:style-name="ce1" office:value-type="float" office:value="4114005"/>
          <table:table-cell table:style-name="ce1" office:value-type="string">
            <text:p>Mamborê (PR)</text:p>
          </table:table-cell>
          <table:table-cell table:style-name="ce1" office:value-type="float" office:value="13014"/>
        </table:table-row>
        <table:table-row table:style-name="ro1">
          <table:table-cell table:style-name="ce1" office:value-type="float" office:value="4114104"/>
          <table:table-cell table:style-name="ce1" office:value-type="string">
            <text:p>Mandaguaçu (PR)</text:p>
          </table:table-cell>
          <table:table-cell table:style-name="ce1" office:value-type="float" office:value="23100"/>
        </table:table-row>
        <table:table-row table:style-name="ro1">
          <table:table-cell table:style-name="ce1" office:value-type="float" office:value="4114203"/>
          <table:table-cell table:style-name="ce1" office:value-type="string">
            <text:p>Mandaguari (PR)</text:p>
          </table:table-cell>
          <table:table-cell table:style-name="ce1" office:value-type="float" office:value="34515"/>
        </table:table-row>
        <table:table-row table:style-name="ro1">
          <table:table-cell table:style-name="ce1" office:value-type="float" office:value="4114302"/>
          <table:table-cell table:style-name="ce1" office:value-type="string">
            <text:p>Mandirituba (PR)</text:p>
          </table:table-cell>
          <table:table-cell table:style-name="ce1" office:value-type="float" office:value="27315"/>
        </table:table-row>
        <table:table-row table:style-name="ro1">
          <table:table-cell table:style-name="ce1" office:value-type="float" office:value="4114351"/>
          <table:table-cell table:style-name="ce1" office:value-type="string">
            <text:p>Manfrinópolis (PR)</text:p>
          </table:table-cell>
          <table:table-cell table:style-name="ce1" office:value-type="float" office:value="2506"/>
        </table:table-row>
        <table:table-row table:style-name="ro1">
          <table:table-cell table:style-name="ce1" office:value-type="float" office:value="4114401"/>
          <table:table-cell table:style-name="ce1" office:value-type="string">
            <text:p>Mangueirinha (PR)</text:p>
          </table:table-cell>
          <table:table-cell table:style-name="ce1" office:value-type="float" office:value="16642"/>
        </table:table-row>
        <table:table-row table:style-name="ro1">
          <table:table-cell table:style-name="ce1" office:value-type="float" office:value="4114500"/>
          <table:table-cell table:style-name="ce1" office:value-type="string">
            <text:p>Manoel Ribas (PR)</text:p>
          </table:table-cell>
          <table:table-cell table:style-name="ce1" office:value-type="float" office:value="13510"/>
        </table:table-row>
        <table:table-row table:style-name="ro1">
          <table:table-cell table:style-name="ce1" office:value-type="float" office:value="4114609"/>
          <table:table-cell table:style-name="ce1" office:value-type="string">
            <text:p>Marechal Cândido Rondon (PR)</text:p>
          </table:table-cell>
          <table:table-cell table:style-name="ce1" office:value-type="float" office:value="53495"/>
        </table:table-row>
        <table:table-row table:style-name="ro1">
          <table:table-cell table:style-name="ce1" office:value-type="float" office:value="4114708"/>
          <table:table-cell table:style-name="ce1" office:value-type="string">
            <text:p>Maria Helena (PR)</text:p>
          </table:table-cell>
          <table:table-cell table:style-name="ce1" office:value-type="float" office:value="5634"/>
        </table:table-row>
        <table:table-row table:style-name="ro1">
          <table:table-cell table:style-name="ce1" office:value-type="float" office:value="4114807"/>
          <table:table-cell table:style-name="ce1" office:value-type="string">
            <text:p>Marialva (PR)</text:p>
          </table:table-cell>
          <table:table-cell table:style-name="ce1" office:value-type="float" office:value="35804"/>
        </table:table-row>
        <table:table-row table:style-name="ro1">
          <table:table-cell table:style-name="ce1" office:value-type="float" office:value="4114906"/>
          <table:table-cell table:style-name="ce1" office:value-type="string">
            <text:p>Marilândia do Sul (PR)</text:p>
          </table:table-cell>
          <table:table-cell table:style-name="ce1" office:value-type="float" office:value="8814"/>
        </table:table-row>
        <table:table-row table:style-name="ro1">
          <table:table-cell table:style-name="ce1" office:value-type="float" office:value="4115002"/>
          <table:table-cell table:style-name="ce1" office:value-type="string">
            <text:p>Marilena (PR)</text:p>
          </table:table-cell>
          <table:table-cell table:style-name="ce1" office:value-type="float" office:value="7084"/>
        </table:table-row>
        <table:table-row table:style-name="ro1">
          <table:table-cell table:style-name="ce1" office:value-type="float" office:value="4115101"/>
          <table:table-cell table:style-name="ce1" office:value-type="string">
            <text:p>Mariluz (PR)</text:p>
          </table:table-cell>
          <table:table-cell table:style-name="ce1" office:value-type="float" office:value="10336"/>
        </table:table-row>
        <table:table-row table:style-name="ro1">
          <table:table-cell table:style-name="ce1" office:value-type="float" office:value="4115200"/>
          <table:table-cell table:style-name="ce1" office:value-type="string">
            <text:p>Maringá (PR)</text:p>
          </table:table-cell>
          <table:table-cell table:style-name="ce1" office:value-type="float" office:value="430157"/>
        </table:table-row>
        <table:table-row table:style-name="ro1">
          <table:table-cell table:style-name="ce1" office:value-type="float" office:value="4115309"/>
          <table:table-cell table:style-name="ce1" office:value-type="string">
            <text:p>Mariópolis (PR)</text:p>
          </table:table-cell>
          <table:table-cell table:style-name="ce1" office:value-type="float" office:value="6632"/>
        </table:table-row>
        <table:table-row table:style-name="ro1">
          <table:table-cell table:style-name="ce1" office:value-type="float" office:value="4115358"/>
          <table:table-cell table:style-name="ce1" office:value-type="string">
            <text:p>Maripá (PR)</text:p>
          </table:table-cell>
          <table:table-cell table:style-name="ce1" office:value-type="float" office:value="5582"/>
        </table:table-row>
        <table:table-row table:style-name="ro1">
          <table:table-cell table:style-name="ce1" office:value-type="float" office:value="4115408"/>
          <table:table-cell table:style-name="ce1" office:value-type="string">
            <text:p>Marmeleiro (PR)</text:p>
          </table:table-cell>
          <table:table-cell table:style-name="ce1" office:value-type="float" office:value="14387"/>
        </table:table-row>
        <table:table-row table:style-name="ro1">
          <table:table-cell table:style-name="ce1" office:value-type="float" office:value="4115457"/>
          <table:table-cell table:style-name="ce1" office:value-type="string">
            <text:p>Marquinho (PR)</text:p>
          </table:table-cell>
          <table:table-cell table:style-name="ce1" office:value-type="float" office:value="4340"/>
        </table:table-row>
        <table:table-row table:style-name="ro1">
          <table:table-cell table:style-name="ce1" office:value-type="float" office:value="4115507"/>
          <table:table-cell table:style-name="ce1" office:value-type="string">
            <text:p>Marumbi (PR)</text:p>
          </table:table-cell>
          <table:table-cell table:style-name="ce1" office:value-type="float" office:value="4677"/>
        </table:table-row>
        <table:table-row table:style-name="ro1">
          <table:table-cell table:style-name="ce1" office:value-type="float" office:value="4115606"/>
          <table:table-cell table:style-name="ce1" office:value-type="string">
            <text:p>Matelândia (PR)</text:p>
          </table:table-cell>
          <table:table-cell table:style-name="ce1" office:value-type="float" office:value="18107"/>
        </table:table-row>
        <table:table-row table:style-name="ro1">
          <table:table-cell table:style-name="ce1" office:value-type="float" office:value="4115705"/>
          <table:table-cell table:style-name="ce1" office:value-type="string">
            <text:p>Matinhos (PR)</text:p>
          </table:table-cell>
          <table:table-cell table:style-name="ce1" office:value-type="float" office:value="35219"/>
        </table:table-row>
        <table:table-row table:style-name="ro1">
          <table:table-cell table:style-name="ce1" office:value-type="float" office:value="4115739"/>
          <table:table-cell table:style-name="ce1" office:value-type="string">
            <text:p>Mato Rico (PR)</text:p>
          </table:table-cell>
          <table:table-cell table:style-name="ce1" office:value-type="float" office:value="3206"/>
        </table:table-row>
        <table:table-row table:style-name="ro1">
          <table:table-cell table:style-name="ce1" office:value-type="float" office:value="4115754"/>
          <table:table-cell table:style-name="ce1" office:value-type="string">
            <text:p>Mauá da Serra (PR)</text:p>
          </table:table-cell>
          <table:table-cell table:style-name="ce1" office:value-type="float" office:value="10800"/>
        </table:table-row>
        <table:table-row table:style-name="ro1">
          <table:table-cell table:style-name="ce1" office:value-type="float" office:value="4115804"/>
          <table:table-cell table:style-name="ce1" office:value-type="string">
            <text:p>Medianeira (PR)</text:p>
          </table:table-cell>
          <table:table-cell table:style-name="ce1" office:value-type="float" office:value="46574"/>
        </table:table-row>
        <table:table-row table:style-name="ro1">
          <table:table-cell table:style-name="ce1" office:value-type="float" office:value="4115853"/>
          <table:table-cell table:style-name="ce1" office:value-type="string">
            <text:p>Mercedes (PR)</text:p>
          </table:table-cell>
          <table:table-cell table:style-name="ce1" office:value-type="float" office:value="5577"/>
        </table:table-row>
        <table:table-row table:style-name="ro1">
          <table:table-cell table:style-name="ce1" office:value-type="float" office:value="4115903"/>
          <table:table-cell table:style-name="ce1" office:value-type="string">
            <text:p>Mirador (PR)</text:p>
          </table:table-cell>
          <table:table-cell table:style-name="ce1" office:value-type="float" office:value="2196"/>
        </table:table-row>
        <table:table-row table:style-name="ro1">
          <table:table-cell table:style-name="ce1" office:value-type="float" office:value="4116000"/>
          <table:table-cell table:style-name="ce1" office:value-type="string">
            <text:p>Miraselva (PR)</text:p>
          </table:table-cell>
          <table:table-cell table:style-name="ce1" office:value-type="float" office:value="1796"/>
        </table:table-row>
        <table:table-row table:style-name="ro1">
          <table:table-cell table:style-name="ce1" office:value-type="float" office:value="4116059"/>
          <table:table-cell table:style-name="ce1" office:value-type="string">
            <text:p>Missal (PR)</text:p>
          </table:table-cell>
          <table:table-cell table:style-name="ce1" office:value-type="float" office:value="10704"/>
        </table:table-row>
        <table:table-row table:style-name="ro1">
          <table:table-cell table:style-name="ce1" office:value-type="float" office:value="4116109"/>
          <table:table-cell table:style-name="ce1" office:value-type="string">
            <text:p>Moreira Sales (PR)</text:p>
          </table:table-cell>
          <table:table-cell table:style-name="ce1" office:value-type="float" office:value="12042"/>
        </table:table-row>
        <table:table-row table:style-name="ro1">
          <table:table-cell table:style-name="ce1" office:value-type="float" office:value="4116208"/>
          <table:table-cell table:style-name="ce1" office:value-type="string">
            <text:p>Morretes (PR)</text:p>
          </table:table-cell>
          <table:table-cell table:style-name="ce1" office:value-type="float" office:value="16446"/>
        </table:table-row>
        <table:table-row table:style-name="ro1">
          <table:table-cell table:style-name="ce1" office:value-type="float" office:value="4116307"/>
          <table:table-cell table:style-name="ce1" office:value-type="string">
            <text:p>Munhoz de Melo (PR)</text:p>
          </table:table-cell>
          <table:table-cell table:style-name="ce1" office:value-type="float" office:value="4009"/>
        </table:table-row>
        <table:table-row table:style-name="ro1">
          <table:table-cell table:style-name="ce1" office:value-type="float" office:value="4116406"/>
          <table:table-cell table:style-name="ce1" office:value-type="string">
            <text:p>Nossa Senhora das Graças (PR)</text:p>
          </table:table-cell>
          <table:table-cell table:style-name="ce1" office:value-type="float" office:value="4008"/>
        </table:table-row>
        <table:table-row table:style-name="ro1">
          <table:table-cell table:style-name="ce1" office:value-type="float" office:value="4116505"/>
          <table:table-cell table:style-name="ce1" office:value-type="string">
            <text:p>Nova Aliança do Ivaí (PR)</text:p>
          </table:table-cell>
          <table:table-cell table:style-name="ce1" office:value-type="float" office:value="1551"/>
        </table:table-row>
        <table:table-row table:style-name="ro1">
          <table:table-cell table:style-name="ce1" office:value-type="float" office:value="4116604"/>
          <table:table-cell table:style-name="ce1" office:value-type="string">
            <text:p>Nova América da Colina (PR)</text:p>
          </table:table-cell>
          <table:table-cell table:style-name="ce1" office:value-type="float" office:value="3434"/>
        </table:table-row>
        <table:table-row table:style-name="ro1">
          <table:table-cell table:style-name="ce1" office:value-type="float" office:value="4116703"/>
          <table:table-cell table:style-name="ce1" office:value-type="string">
            <text:p>Nova Aurora (PR)</text:p>
          </table:table-cell>
          <table:table-cell table:style-name="ce1" office:value-type="float" office:value="10299"/>
        </table:table-row>
        <table:table-row table:style-name="ro1">
          <table:table-cell table:style-name="ce1" office:value-type="float" office:value="4116802"/>
          <table:table-cell table:style-name="ce1" office:value-type="string">
            <text:p>Nova Cantu (PR)</text:p>
          </table:table-cell>
          <table:table-cell table:style-name="ce1" office:value-type="float" office:value="5061"/>
        </table:table-row>
        <table:table-row table:style-name="ro1">
          <table:table-cell table:style-name="ce1" office:value-type="float" office:value="4116901"/>
          <table:table-cell table:style-name="ce1" office:value-type="string">
            <text:p>Nova Esperança (PR)</text:p>
          </table:table-cell>
          <table:table-cell table:style-name="ce1" office:value-type="float" office:value="27984"/>
        </table:table-row>
        <table:table-row table:style-name="ro1">
          <table:table-cell table:style-name="ce1" office:value-type="float" office:value="4116950"/>
          <table:table-cell table:style-name="ce1" office:value-type="string">
            <text:p>Nova Esperança do Sudoeste (PR)</text:p>
          </table:table-cell>
          <table:table-cell table:style-name="ce1" office:value-type="float" office:value="5030"/>
        </table:table-row>
        <table:table-row table:style-name="ro1">
          <table:table-cell table:style-name="ce1" office:value-type="float" office:value="4117008"/>
          <table:table-cell table:style-name="ce1" office:value-type="string">
            <text:p>Nova Fátima (PR)</text:p>
          </table:table-cell>
          <table:table-cell table:style-name="ce1" office:value-type="float" office:value="8136"/>
        </table:table-row>
        <table:table-row table:style-name="ro1">
          <table:table-cell table:style-name="ce1" office:value-type="float" office:value="4117057"/>
          <table:table-cell table:style-name="ce1" office:value-type="string">
            <text:p>Nova Laranjeiras (PR)</text:p>
          </table:table-cell>
          <table:table-cell table:style-name="ce1" office:value-type="float" office:value="11507"/>
        </table:table-row>
        <table:table-row table:style-name="ro1">
          <table:table-cell table:style-name="ce1" office:value-type="float" office:value="4117107"/>
          <table:table-cell table:style-name="ce1" office:value-type="string">
            <text:p>Nova Londrina (PR)</text:p>
          </table:table-cell>
          <table:table-cell table:style-name="ce1" office:value-type="float" office:value="13200"/>
        </table:table-row>
        <table:table-row table:style-name="ro1">
          <table:table-cell table:style-name="ce1" office:value-type="float" office:value="4117206"/>
          <table:table-cell table:style-name="ce1" office:value-type="string">
            <text:p>Nova Olímpia (PR)</text:p>
          </table:table-cell>
          <table:table-cell table:style-name="ce1" office:value-type="float" office:value="5826"/>
        </table:table-row>
        <table:table-row table:style-name="ro1">
          <table:table-cell table:style-name="ce1" office:value-type="float" office:value="4117214"/>
          <table:table-cell table:style-name="ce1" office:value-type="string">
            <text:p>Nova Santa Bárbara (PR)</text:p>
          </table:table-cell>
          <table:table-cell table:style-name="ce1" office:value-type="float" office:value="4277"/>
        </table:table-row>
        <table:table-row table:style-name="ro1">
          <table:table-cell table:style-name="ce1" office:value-type="float" office:value="4117222"/>
          <table:table-cell table:style-name="ce1" office:value-type="string">
            <text:p>Nova Santa Rosa (PR)</text:p>
          </table:table-cell>
          <table:table-cell table:style-name="ce1" office:value-type="float" office:value="8266"/>
        </table:table-row>
        <table:table-row table:style-name="ro1">
          <table:table-cell table:style-name="ce1" office:value-type="float" office:value="4117255"/>
          <table:table-cell table:style-name="ce1" office:value-type="string">
            <text:p>Nova Prata do Iguaçu (PR)</text:p>
          </table:table-cell>
          <table:table-cell table:style-name="ce1" office:value-type="float" office:value="10544"/>
        </table:table-row>
        <table:table-row table:style-name="ro1">
          <table:table-cell table:style-name="ce1" office:value-type="float" office:value="4117271"/>
          <table:table-cell table:style-name="ce1" office:value-type="string">
            <text:p>Nova Tebas (PR)</text:p>
          </table:table-cell>
          <table:table-cell table:style-name="ce1" office:value-type="float" office:value="5448"/>
        </table:table-row>
        <table:table-row table:style-name="ro1">
          <table:table-cell table:style-name="ce1" office:value-type="float" office:value="4117297"/>
          <table:table-cell table:style-name="ce1" office:value-type="string">
            <text:p>Novo Itacolomi (PR)</text:p>
          </table:table-cell>
          <table:table-cell table:style-name="ce1" office:value-type="float" office:value="2840"/>
        </table:table-row>
        <table:table-row table:style-name="ro1">
          <table:table-cell table:style-name="ce1" office:value-type="float" office:value="4117305"/>
          <table:table-cell table:style-name="ce1" office:value-type="string">
            <text:p>Ortigueira (PR)</text:p>
          </table:table-cell>
          <table:table-cell table:style-name="ce1" office:value-type="float" office:value="21960"/>
        </table:table-row>
        <table:table-row table:style-name="ro1">
          <table:table-cell table:style-name="ce1" office:value-type="float" office:value="4117404"/>
          <table:table-cell table:style-name="ce1" office:value-type="string">
            <text:p>Ourizona (PR)</text:p>
          </table:table-cell>
          <table:table-cell table:style-name="ce1" office:value-type="float" office:value="3425"/>
        </table:table-row>
        <table:table-row table:style-name="ro1">
          <table:table-cell table:style-name="ce1" office:value-type="float" office:value="4117453"/>
          <table:table-cell table:style-name="ce1" office:value-type="string">
            <text:p>Ouro Verde do Oeste (PR)</text:p>
          </table:table-cell>
          <table:table-cell table:style-name="ce1" office:value-type="float" office:value="6016"/>
        </table:table-row>
        <table:table-row table:style-name="ro1">
          <table:table-cell table:style-name="ce1" office:value-type="float" office:value="4117503"/>
          <table:table-cell table:style-name="ce1" office:value-type="string">
            <text:p>Paiçandu (PR)</text:p>
          </table:table-cell>
          <table:table-cell table:style-name="ce1" office:value-type="float" office:value="41773"/>
        </table:table-row>
        <table:table-row table:style-name="ro1">
          <table:table-cell table:style-name="ce1" office:value-type="float" office:value="4117602"/>
          <table:table-cell table:style-name="ce1" office:value-type="string">
            <text:p>Palmas (PR)</text:p>
          </table:table-cell>
          <table:table-cell table:style-name="ce1" office:value-type="float" office:value="51755"/>
        </table:table-row>
        <table:table-row table:style-name="ro1">
          <table:table-cell table:style-name="ce1" office:value-type="float" office:value="4117701"/>
          <table:table-cell table:style-name="ce1" office:value-type="string">
            <text:p>Palmeira (PR)</text:p>
          </table:table-cell>
          <table:table-cell table:style-name="ce1" office:value-type="float" office:value="33994"/>
        </table:table-row>
        <table:table-row table:style-name="ro1">
          <table:table-cell table:style-name="ce1" office:value-type="float" office:value="4117800"/>
          <table:table-cell table:style-name="ce1" office:value-type="string">
            <text:p>Palmital (PR)</text:p>
          </table:table-cell>
          <table:table-cell table:style-name="ce1" office:value-type="float" office:value="12960"/>
        </table:table-row>
        <table:table-row table:style-name="ro1">
          <table:table-cell table:style-name="ce1" office:value-type="float" office:value="4117909"/>
          <table:table-cell table:style-name="ce1" office:value-type="string">
            <text:p>Palotina (PR)</text:p>
          </table:table-cell>
          <table:table-cell table:style-name="ce1" office:value-type="float" office:value="32121"/>
        </table:table-row>
        <table:table-row table:style-name="ro1">
          <table:table-cell table:style-name="ce1" office:value-type="float" office:value="4118006"/>
          <table:table-cell table:style-name="ce1" office:value-type="string">
            <text:p>Paraíso do Norte (PR)</text:p>
          </table:table-cell>
          <table:table-cell table:style-name="ce1" office:value-type="float" office:value="14023"/>
        </table:table-row>
        <table:table-row table:style-name="ro1">
          <table:table-cell table:style-name="ce1" office:value-type="float" office:value="4118105"/>
          <table:table-cell table:style-name="ce1" office:value-type="string">
            <text:p>Paranacity (PR)</text:p>
          </table:table-cell>
          <table:table-cell table:style-name="ce1" office:value-type="float" office:value="11580"/>
        </table:table-row>
        <table:table-row table:style-name="ro1">
          <table:table-cell table:style-name="ce1" office:value-type="float" office:value="4118204"/>
          <table:table-cell table:style-name="ce1" office:value-type="string">
            <text:p>Paranaguá (PR)</text:p>
          </table:table-cell>
          <table:table-cell table:style-name="ce1" office:value-type="float" office:value="156174"/>
        </table:table-row>
        <table:table-row table:style-name="ro1">
          <table:table-cell table:style-name="ce1" office:value-type="float" office:value="4118303"/>
          <table:table-cell table:style-name="ce1" office:value-type="string">
            <text:p>Paranapoema (PR)</text:p>
          </table:table-cell>
          <table:table-cell table:style-name="ce1" office:value-type="float" office:value="3241"/>
        </table:table-row>
        <table:table-row table:style-name="ro1">
          <table:table-cell table:style-name="ce1" office:value-type="float" office:value="4118402"/>
          <table:table-cell table:style-name="ce1" office:value-type="string">
            <text:p>Paranavaí (PR)</text:p>
          </table:table-cell>
          <table:table-cell table:style-name="ce1" office:value-type="float" office:value="88922"/>
        </table:table-row>
        <table:table-row table:style-name="ro1">
          <table:table-cell table:style-name="ce1" office:value-type="float" office:value="4118451"/>
          <table:table-cell table:style-name="ce1" office:value-type="string">
            <text:p>Pato Bragado (PR)</text:p>
          </table:table-cell>
          <table:table-cell table:style-name="ce1" office:value-type="float" office:value="5684"/>
        </table:table-row>
        <table:table-row table:style-name="ro1">
          <table:table-cell table:style-name="ce1" office:value-type="float" office:value="4118501"/>
          <table:table-cell table:style-name="ce1" office:value-type="string">
            <text:p>Pato Branco (PR)</text:p>
          </table:table-cell>
          <table:table-cell table:style-name="ce1" office:value-type="float" office:value="83843"/>
        </table:table-row>
        <table:table-row table:style-name="ro1">
          <table:table-cell table:style-name="ce1" office:value-type="float" office:value="4118600"/>
          <table:table-cell table:style-name="ce1" office:value-type="string">
            <text:p>Paula Freitas (PR)</text:p>
          </table:table-cell>
          <table:table-cell table:style-name="ce1" office:value-type="float" office:value="5908"/>
        </table:table-row>
        <table:table-row table:style-name="ro1">
          <table:table-cell table:style-name="ce1" office:value-type="float" office:value="4118709"/>
          <table:table-cell table:style-name="ce1" office:value-type="string">
            <text:p>Paulo Frontin (PR)</text:p>
          </table:table-cell>
          <table:table-cell table:style-name="ce1" office:value-type="float" office:value="7387"/>
        </table:table-row>
        <table:table-row table:style-name="ro1">
          <table:table-cell table:style-name="ce1" office:value-type="float" office:value="4118808"/>
          <table:table-cell table:style-name="ce1" office:value-type="string">
            <text:p>Peabiru (PR)</text:p>
          </table:table-cell>
          <table:table-cell table:style-name="ce1" office:value-type="float" office:value="14007"/>
        </table:table-row>
        <table:table-row table:style-name="ro1">
          <table:table-cell table:style-name="ce1" office:value-type="float" office:value="4118857"/>
          <table:table-cell table:style-name="ce1" office:value-type="string">
            <text:p>Perobal (PR)</text:p>
          </table:table-cell>
          <table:table-cell table:style-name="ce1" office:value-type="float" office:value="6160"/>
        </table:table-row>
        <table:table-row table:style-name="ro1">
          <table:table-cell table:style-name="ce1" office:value-type="float" office:value="4118907"/>
          <table:table-cell table:style-name="ce1" office:value-type="string">
            <text:p>Pérola (PR)</text:p>
          </table:table-cell>
          <table:table-cell table:style-name="ce1" office:value-type="float" office:value="11321"/>
        </table:table-row>
        <table:table-row table:style-name="ro1">
          <table:table-cell table:style-name="ce1" office:value-type="float" office:value="4119004"/>
          <table:table-cell table:style-name="ce1" office:value-type="string">
            <text:p>Pérola d'Oeste (PR)</text:p>
          </table:table-cell>
          <table:table-cell table:style-name="ce1" office:value-type="float" office:value="6288"/>
        </table:table-row>
        <table:table-row table:style-name="ro1">
          <table:table-cell table:style-name="ce1" office:value-type="float" office:value="4119103"/>
          <table:table-cell table:style-name="ce1" office:value-type="string">
            <text:p>Piên (PR)</text:p>
          </table:table-cell>
          <table:table-cell table:style-name="ce1" office:value-type="float" office:value="12882"/>
        </table:table-row>
        <table:table-row table:style-name="ro1">
          <table:table-cell table:style-name="ce1" office:value-type="float" office:value="4119152"/>
          <table:table-cell table:style-name="ce1" office:value-type="string">
            <text:p>Pinhais (PR)</text:p>
          </table:table-cell>
          <table:table-cell table:style-name="ce1" office:value-type="float" office:value="133490"/>
        </table:table-row>
        <table:table-row table:style-name="ro1">
          <table:table-cell table:style-name="ce1" office:value-type="float" office:value="4119202"/>
          <table:table-cell table:style-name="ce1" office:value-type="string">
            <text:p>Pinhalão (PR)</text:p>
          </table:table-cell>
          <table:table-cell table:style-name="ce1" office:value-type="float" office:value="6324"/>
        </table:table-row>
        <table:table-row table:style-name="ro1">
          <table:table-cell table:style-name="ce1" office:value-type="float" office:value="4119251"/>
          <table:table-cell table:style-name="ce1" office:value-type="string">
            <text:p>Pinhal de São Bento (PR)</text:p>
          </table:table-cell>
          <table:table-cell table:style-name="ce1" office:value-type="float" office:value="2737"/>
        </table:table-row>
        <table:table-row table:style-name="ro1">
          <table:table-cell table:style-name="ce1" office:value-type="float" office:value="4119301"/>
          <table:table-cell table:style-name="ce1" office:value-type="string">
            <text:p>Pinhão (PR)</text:p>
          </table:table-cell>
          <table:table-cell table:style-name="ce1" office:value-type="float" office:value="32559"/>
        </table:table-row>
        <table:table-row table:style-name="ro1">
          <table:table-cell table:style-name="ce1" office:value-type="float" office:value="4119400"/>
          <table:table-cell table:style-name="ce1" office:value-type="string">
            <text:p>Piraí do Sul (PR)</text:p>
          </table:table-cell>
          <table:table-cell table:style-name="ce1" office:value-type="float" office:value="25617"/>
        </table:table-row>
        <table:table-row table:style-name="ro1">
          <table:table-cell table:style-name="ce1" office:value-type="float" office:value="4119509"/>
          <table:table-cell table:style-name="ce1" office:value-type="string">
            <text:p>Piraquara (PR)</text:p>
          </table:table-cell>
          <table:table-cell table:style-name="ce1" office:value-type="float" office:value="114970"/>
        </table:table-row>
        <table:table-row table:style-name="ro1">
          <table:table-cell table:style-name="ce1" office:value-type="float" office:value="4119608"/>
          <table:table-cell table:style-name="ce1" office:value-type="string">
            <text:p>Pitanga (PR)</text:p>
          </table:table-cell>
          <table:table-cell table:style-name="ce1" office:value-type="float" office:value="29994"/>
        </table:table-row>
        <table:table-row table:style-name="ro1">
          <table:table-cell table:style-name="ce1" office:value-type="float" office:value="4119657"/>
          <table:table-cell table:style-name="ce1" office:value-type="string">
            <text:p>Pitangueiras (PR)</text:p>
          </table:table-cell>
          <table:table-cell table:style-name="ce1" office:value-type="float" office:value="3262"/>
        </table:table-row>
        <table:table-row table:style-name="ro1">
          <table:table-cell table:style-name="ce1" office:value-type="float" office:value="4119707"/>
          <table:table-cell table:style-name="ce1" office:value-type="string">
            <text:p>Planaltina do Paraná (PR)</text:p>
          </table:table-cell>
          <table:table-cell table:style-name="ce1" office:value-type="float" office:value="4272"/>
        </table:table-row>
        <table:table-row table:style-name="ro1">
          <table:table-cell table:style-name="ce1" office:value-type="float" office:value="4119806"/>
          <table:table-cell table:style-name="ce1" office:value-type="string">
            <text:p>Planalto (PR)</text:p>
          </table:table-cell>
          <table:table-cell table:style-name="ce1" office:value-type="float" office:value="13431"/>
        </table:table-row>
        <table:table-row table:style-name="ro1">
          <table:table-cell table:style-name="ce1" office:value-type="float" office:value="4119905"/>
          <table:table-cell table:style-name="ce1" office:value-type="string">
            <text:p>Ponta Grossa (PR)</text:p>
          </table:table-cell>
          <table:table-cell table:style-name="ce1" office:value-type="float" office:value="355336"/>
        </table:table-row>
        <table:table-row table:style-name="ro1">
          <table:table-cell table:style-name="ce1" office:value-type="float" office:value="4119954"/>
          <table:table-cell table:style-name="ce1" office:value-type="string">
            <text:p>Pontal do Paraná (PR)</text:p>
          </table:table-cell>
          <table:table-cell table:style-name="ce1" office:value-type="float" office:value="27915"/>
        </table:table-row>
        <table:table-row table:style-name="ro1">
          <table:table-cell table:style-name="ce1" office:value-type="float" office:value="4120002"/>
          <table:table-cell table:style-name="ce1" office:value-type="string">
            <text:p>Porecatu (PR)</text:p>
          </table:table-cell>
          <table:table-cell table:style-name="ce1" office:value-type="float" office:value="12748"/>
        </table:table-row>
        <table:table-row table:style-name="ro1">
          <table:table-cell table:style-name="ce1" office:value-type="float" office:value="4120101"/>
          <table:table-cell table:style-name="ce1" office:value-type="string">
            <text:p>Porto Amazonas (PR)</text:p>
          </table:table-cell>
          <table:table-cell table:style-name="ce1" office:value-type="float" office:value="4874"/>
        </table:table-row>
        <table:table-row table:style-name="ro1">
          <table:table-cell table:style-name="ce1" office:value-type="float" office:value="4120150"/>
          <table:table-cell table:style-name="ce1" office:value-type="string">
            <text:p>Porto Barreiro (PR)</text:p>
          </table:table-cell>
          <table:table-cell table:style-name="ce1" office:value-type="float" office:value="3184"/>
        </table:table-row>
        <table:table-row table:style-name="ro1">
          <table:table-cell table:style-name="ce1" office:value-type="float" office:value="4120200"/>
          <table:table-cell table:style-name="ce1" office:value-type="string">
            <text:p>Porto Rico (PR)</text:p>
          </table:table-cell>
          <table:table-cell table:style-name="ce1" office:value-type="float" office:value="2556"/>
        </table:table-row>
        <table:table-row table:style-name="ro1">
          <table:table-cell table:style-name="ce1" office:value-type="float" office:value="4120309"/>
          <table:table-cell table:style-name="ce1" office:value-type="string">
            <text:p>Porto Vitória (PR)</text:p>
          </table:table-cell>
          <table:table-cell table:style-name="ce1" office:value-type="float" office:value="4061"/>
        </table:table-row>
        <table:table-row table:style-name="ro1">
          <table:table-cell table:style-name="ce1" office:value-type="float" office:value="4120333"/>
          <table:table-cell table:style-name="ce1" office:value-type="string">
            <text:p>Prado Ferreira (PR)</text:p>
          </table:table-cell>
          <table:table-cell table:style-name="ce1" office:value-type="float" office:value="3780"/>
        </table:table-row>
        <table:table-row table:style-name="ro1">
          <table:table-cell table:style-name="ce1" office:value-type="float" office:value="4120358"/>
          <table:table-cell table:style-name="ce1" office:value-type="string">
            <text:p>Pranchita (PR)</text:p>
          </table:table-cell>
          <table:table-cell table:style-name="ce1" office:value-type="float" office:value="5095"/>
        </table:table-row>
        <table:table-row table:style-name="ro1">
          <table:table-cell table:style-name="ce1" office:value-type="float" office:value="4120408"/>
          <table:table-cell table:style-name="ce1" office:value-type="string">
            <text:p>Presidente Castelo Branco (PR)</text:p>
          </table:table-cell>
          <table:table-cell table:style-name="ce1" office:value-type="float" office:value="5351"/>
        </table:table-row>
        <table:table-row table:style-name="ro1">
          <table:table-cell table:style-name="ce1" office:value-type="float" office:value="4120507"/>
          <table:table-cell table:style-name="ce1" office:value-type="string">
            <text:p>Primeiro de Maio (PR)</text:p>
          </table:table-cell>
          <table:table-cell table:style-name="ce1" office:value-type="float" office:value="11130"/>
        </table:table-row>
        <table:table-row table:style-name="ro1">
          <table:table-cell table:style-name="ce1" office:value-type="float" office:value="4120606"/>
          <table:table-cell table:style-name="ce1" office:value-type="string">
            <text:p>Prudentópolis (PR)</text:p>
          </table:table-cell>
          <table:table-cell table:style-name="ce1" office:value-type="float" office:value="52513"/>
        </table:table-row>
        <table:table-row table:style-name="ro1">
          <table:table-cell table:style-name="ce1" office:value-type="float" office:value="4120655"/>
          <table:table-cell table:style-name="ce1" office:value-type="string">
            <text:p>Quarto Centenário (PR)</text:p>
          </table:table-cell>
          <table:table-cell table:style-name="ce1" office:value-type="float" office:value="4465"/>
        </table:table-row>
        <table:table-row table:style-name="ro1">
          <table:table-cell table:style-name="ce1" office:value-type="float" office:value="4120705"/>
          <table:table-cell table:style-name="ce1" office:value-type="string">
            <text:p>Quatiguá (PR)</text:p>
          </table:table-cell>
          <table:table-cell table:style-name="ce1" office:value-type="float" office:value="7477"/>
        </table:table-row>
        <table:table-row table:style-name="ro1">
          <table:table-cell table:style-name="ce1" office:value-type="float" office:value="4120804"/>
          <table:table-cell table:style-name="ce1" office:value-type="string">
            <text:p>Quatro Barras (PR)</text:p>
          </table:table-cell>
          <table:table-cell table:style-name="ce1" office:value-type="float" office:value="23911"/>
        </table:table-row>
        <table:table-row table:style-name="ro1">
          <table:table-cell table:style-name="ce1" office:value-type="float" office:value="4120853"/>
          <table:table-cell table:style-name="ce1" office:value-type="string">
            <text:p>Quatro Pontes (PR)</text:p>
          </table:table-cell>
          <table:table-cell table:style-name="ce1" office:value-type="float" office:value="4029"/>
        </table:table-row>
        <table:table-row table:style-name="ro1">
          <table:table-cell table:style-name="ce1" office:value-type="float" office:value="4120903"/>
          <table:table-cell table:style-name="ce1" office:value-type="string">
            <text:p>Quedas do Iguaçu (PR)</text:p>
          </table:table-cell>
          <table:table-cell table:style-name="ce1" office:value-type="float" office:value="34409"/>
        </table:table-row>
        <table:table-row table:style-name="ro1">
          <table:table-cell table:style-name="ce1" office:value-type="float" office:value="4121000"/>
          <table:table-cell table:style-name="ce1" office:value-type="string">
            <text:p>Querência do Norte (PR)</text:p>
          </table:table-cell>
          <table:table-cell table:style-name="ce1" office:value-type="float" office:value="12232"/>
        </table:table-row>
        <table:table-row table:style-name="ro1">
          <table:table-cell table:style-name="ce1" office:value-type="float" office:value="4121109"/>
          <table:table-cell table:style-name="ce1" office:value-type="string">
            <text:p>Quinta do Sol (PR)</text:p>
          </table:table-cell>
          <table:table-cell table:style-name="ce1" office:value-type="float" office:value="4508"/>
        </table:table-row>
        <table:table-row table:style-name="ro1">
          <table:table-cell table:style-name="ce1" office:value-type="float" office:value="4121208"/>
          <table:table-cell table:style-name="ce1" office:value-type="string">
            <text:p>Quitandinha (PR)</text:p>
          </table:table-cell>
          <table:table-cell table:style-name="ce1" office:value-type="float" office:value="19221"/>
        </table:table-row>
        <table:table-row table:style-name="ro1">
          <table:table-cell table:style-name="ce1" office:value-type="float" office:value="4121257"/>
          <table:table-cell table:style-name="ce1" office:value-type="string">
            <text:p>Ramilândia (PR)</text:p>
          </table:table-cell>
          <table:table-cell table:style-name="ce1" office:value-type="float" office:value="4476"/>
        </table:table-row>
        <table:table-row table:style-name="ro1">
          <table:table-cell table:style-name="ce1" office:value-type="float" office:value="4121307"/>
          <table:table-cell table:style-name="ce1" office:value-type="string">
            <text:p>Rancho Alegre (PR)</text:p>
          </table:table-cell>
          <table:table-cell table:style-name="ce1" office:value-type="float" office:value="3784"/>
        </table:table-row>
        <table:table-row table:style-name="ro1">
          <table:table-cell table:style-name="ce1" office:value-type="float" office:value="4121356"/>
          <table:table-cell table:style-name="ce1" office:value-type="string">
            <text:p>Rancho Alegre D'Oeste (PR)</text:p>
          </table:table-cell>
          <table:table-cell table:style-name="ce1" office:value-type="float" office:value="2628"/>
        </table:table-row>
        <table:table-row table:style-name="ro1">
          <table:table-cell table:style-name="ce1" office:value-type="float" office:value="4121406"/>
          <table:table-cell table:style-name="ce1" office:value-type="string">
            <text:p>Realeza (PR)</text:p>
          </table:table-cell>
          <table:table-cell table:style-name="ce1" office:value-type="float" office:value="16950"/>
        </table:table-row>
        <table:table-row table:style-name="ro1">
          <table:table-cell table:style-name="ce1" office:value-type="float" office:value="4121505"/>
          <table:table-cell table:style-name="ce1" office:value-type="string">
            <text:p>Rebouças (PR)</text:p>
          </table:table-cell>
          <table:table-cell table:style-name="ce1" office:value-type="float" office:value="14946"/>
        </table:table-row>
        <table:table-row table:style-name="ro1">
          <table:table-cell table:style-name="ce1" office:value-type="float" office:value="4121604"/>
          <table:table-cell table:style-name="ce1" office:value-type="string">
            <text:p>Renascença (PR)</text:p>
          </table:table-cell>
          <table:table-cell table:style-name="ce1" office:value-type="float" office:value="6787"/>
        </table:table-row>
        <table:table-row table:style-name="ro1">
          <table:table-cell table:style-name="ce1" office:value-type="float" office:value="4121703"/>
          <table:table-cell table:style-name="ce1" office:value-type="string">
            <text:p>Reserva (PR)</text:p>
          </table:table-cell>
          <table:table-cell table:style-name="ce1" office:value-type="float" office:value="26825"/>
        </table:table-row>
        <table:table-row table:style-name="ro1">
          <table:table-cell table:style-name="ce1" office:value-type="float" office:value="4121752"/>
          <table:table-cell table:style-name="ce1" office:value-type="string">
            <text:p>Reserva do Iguaçu (PR)</text:p>
          </table:table-cell>
          <table:table-cell table:style-name="ce1" office:value-type="float" office:value="8069"/>
        </table:table-row>
        <table:table-row table:style-name="ro1">
          <table:table-cell table:style-name="ce1" office:value-type="float" office:value="4121802"/>
          <table:table-cell table:style-name="ce1" office:value-type="string">
            <text:p>Ribeirão Claro (PR)</text:p>
          </table:table-cell>
          <table:table-cell table:style-name="ce1" office:value-type="float" office:value="10645"/>
        </table:table-row>
        <table:table-row table:style-name="ro1">
          <table:table-cell table:style-name="ce1" office:value-type="float" office:value="4121901"/>
          <table:table-cell table:style-name="ce1" office:value-type="string">
            <text:p>Ribeirão do Pinhal (PR)</text:p>
          </table:table-cell>
          <table:table-cell table:style-name="ce1" office:value-type="float" office:value="12948"/>
        </table:table-row>
        <table:table-row table:style-name="ro1">
          <table:table-cell table:style-name="ce1" office:value-type="float" office:value="4122008"/>
          <table:table-cell table:style-name="ce1" office:value-type="string">
            <text:p>Rio Azul (PR)</text:p>
          </table:table-cell>
          <table:table-cell table:style-name="ce1" office:value-type="float" office:value="15336"/>
        </table:table-row>
        <table:table-row table:style-name="ro1">
          <table:table-cell table:style-name="ce1" office:value-type="float" office:value="4122107"/>
          <table:table-cell table:style-name="ce1" office:value-type="string">
            <text:p>Rio Bom (PR)</text:p>
          </table:table-cell>
          <table:table-cell table:style-name="ce1" office:value-type="float" office:value="3182"/>
        </table:table-row>
        <table:table-row table:style-name="ro1">
          <table:table-cell table:style-name="ce1" office:value-type="float" office:value="4122156"/>
          <table:table-cell table:style-name="ce1" office:value-type="string">
            <text:p>Rio Bonito do Iguaçu (PR)</text:p>
          </table:table-cell>
          <table:table-cell table:style-name="ce1" office:value-type="float" office:value="13255"/>
        </table:table-row>
        <table:table-row table:style-name="ro1">
          <table:table-cell table:style-name="ce1" office:value-type="float" office:value="4122172"/>
          <table:table-cell table:style-name="ce1" office:value-type="string">
            <text:p>Rio Branco do Ivaí (PR)</text:p>
          </table:table-cell>
          <table:table-cell table:style-name="ce1" office:value-type="float" office:value="4109"/>
        </table:table-row>
        <table:table-row table:style-name="ro1">
          <table:table-cell table:style-name="ce1" office:value-type="float" office:value="4122206"/>
          <table:table-cell table:style-name="ce1" office:value-type="string">
            <text:p>Rio Branco do Sul (PR)</text:p>
          </table:table-cell>
          <table:table-cell table:style-name="ce1" office:value-type="float" office:value="32517"/>
        </table:table-row>
        <table:table-row table:style-name="ro1">
          <table:table-cell table:style-name="ce1" office:value-type="float" office:value="4122305"/>
          <table:table-cell table:style-name="ce1" office:value-type="string">
            <text:p>Rio Negro (PR)</text:p>
          </table:table-cell>
          <table:table-cell table:style-name="ce1" office:value-type="float" office:value="34411"/>
        </table:table-row>
        <table:table-row table:style-name="ro1">
          <table:table-cell table:style-name="ce1" office:value-type="float" office:value="4122404"/>
          <table:table-cell table:style-name="ce1" office:value-type="string">
            <text:p>Rolândia (PR)</text:p>
          </table:table-cell>
          <table:table-cell table:style-name="ce1" office:value-type="float" office:value="67383"/>
        </table:table-row>
        <table:table-row table:style-name="ro1">
          <table:table-cell table:style-name="ce1" office:value-type="float" office:value="4122503"/>
          <table:table-cell table:style-name="ce1" office:value-type="string">
            <text:p>Roncador (PR)</text:p>
          </table:table-cell>
          <table:table-cell table:style-name="ce1" office:value-type="float" office:value="9645"/>
        </table:table-row>
        <table:table-row table:style-name="ro1">
          <table:table-cell table:style-name="ce1" office:value-type="float" office:value="4122602"/>
          <table:table-cell table:style-name="ce1" office:value-type="string">
            <text:p>Rondon (PR)</text:p>
          </table:table-cell>
          <table:table-cell table:style-name="ce1" office:value-type="float" office:value="9622"/>
        </table:table-row>
        <table:table-row table:style-name="ro1">
          <table:table-cell table:style-name="ce1" office:value-type="float" office:value="4122651"/>
          <table:table-cell table:style-name="ce1" office:value-type="string">
            <text:p>Rosário do Ivaí (PR)</text:p>
          </table:table-cell>
          <table:table-cell table:style-name="ce1" office:value-type="float" office:value="4689"/>
        </table:table-row>
        <table:table-row table:style-name="ro1">
          <table:table-cell table:style-name="ce1" office:value-type="float" office:value="4122701"/>
          <table:table-cell table:style-name="ce1" office:value-type="string">
            <text:p>Sabáudia (PR)</text:p>
          </table:table-cell>
          <table:table-cell table:style-name="ce1" office:value-type="float" office:value="6891"/>
        </table:table-row>
        <table:table-row table:style-name="ro1">
          <table:table-cell table:style-name="ce1" office:value-type="float" office:value="4122800"/>
          <table:table-cell table:style-name="ce1" office:value-type="string">
            <text:p>Salgado Filho (PR)</text:p>
          </table:table-cell>
          <table:table-cell table:style-name="ce1" office:value-type="float" office:value="3483"/>
        </table:table-row>
        <table:table-row table:style-name="ro1">
          <table:table-cell table:style-name="ce1" office:value-type="float" office:value="4122909"/>
          <table:table-cell table:style-name="ce1" office:value-type="string">
            <text:p>Salto do Itararé (PR)</text:p>
          </table:table-cell>
          <table:table-cell table:style-name="ce1" office:value-type="float" office:value="4898"/>
        </table:table-row>
        <table:table-row table:style-name="ro1">
          <table:table-cell table:style-name="ce1" office:value-type="float" office:value="4123006"/>
          <table:table-cell table:style-name="ce1" office:value-type="string">
            <text:p>Salto do Lontra (PR)</text:p>
          </table:table-cell>
          <table:table-cell table:style-name="ce1" office:value-type="float" office:value="14872"/>
        </table:table-row>
        <table:table-row table:style-name="ro1">
          <table:table-cell table:style-name="ce1" office:value-type="float" office:value="4123105"/>
          <table:table-cell table:style-name="ce1" office:value-type="string">
            <text:p>Santa Amélia (PR)</text:p>
          </table:table-cell>
          <table:table-cell table:style-name="ce1" office:value-type="float" office:value="3266"/>
        </table:table-row>
        <table:table-row table:style-name="ro1">
          <table:table-cell table:style-name="ce1" office:value-type="float" office:value="4123204"/>
          <table:table-cell table:style-name="ce1" office:value-type="string">
            <text:p>Santa Cecília do Pavão (PR)</text:p>
          </table:table-cell>
          <table:table-cell table:style-name="ce1" office:value-type="float" office:value="3293"/>
        </table:table-row>
        <table:table-row table:style-name="ro1">
          <table:table-cell table:style-name="ce1" office:value-type="float" office:value="4123303"/>
          <table:table-cell table:style-name="ce1" office:value-type="string">
            <text:p>Santa Cruz de Monte Castelo (PR)</text:p>
          </table:table-cell>
          <table:table-cell table:style-name="ce1" office:value-type="float" office:value="7751"/>
        </table:table-row>
        <table:table-row table:style-name="ro1">
          <table:table-cell table:style-name="ce1" office:value-type="float" office:value="4123402"/>
          <table:table-cell table:style-name="ce1" office:value-type="string">
            <text:p>Santa Fé (PR)</text:p>
          </table:table-cell>
          <table:table-cell table:style-name="ce1" office:value-type="float" office:value="12186"/>
        </table:table-row>
        <table:table-row table:style-name="ro1">
          <table:table-cell table:style-name="ce1" office:value-type="float" office:value="4123501"/>
          <table:table-cell table:style-name="ce1" office:value-type="string">
            <text:p>Santa Helena (PR)</text:p>
          </table:table-cell>
          <table:table-cell table:style-name="ce1" office:value-type="float" office:value="26767"/>
        </table:table-row>
        <table:table-row table:style-name="ro1">
          <table:table-cell table:style-name="ce1" office:value-type="float" office:value="4123600"/>
          <table:table-cell table:style-name="ce1" office:value-type="string">
            <text:p>Santa Inês (PR)</text:p>
          </table:table-cell>
          <table:table-cell table:style-name="ce1" office:value-type="float" office:value="1594"/>
        </table:table-row>
        <table:table-row table:style-name="ro1">
          <table:table-cell table:style-name="ce1" office:value-type="float" office:value="4123709"/>
          <table:table-cell table:style-name="ce1" office:value-type="string">
            <text:p>Santa Isabel do Ivaí (PR)</text:p>
          </table:table-cell>
          <table:table-cell table:style-name="ce1" office:value-type="float" office:value="8523"/>
        </table:table-row>
        <table:table-row table:style-name="ro1">
          <table:table-cell table:style-name="ce1" office:value-type="float" office:value="4123808"/>
          <table:table-cell table:style-name="ce1" office:value-type="string">
            <text:p>Santa Izabel do Oeste (PR)</text:p>
          </table:table-cell>
          <table:table-cell table:style-name="ce1" office:value-type="float" office:value="14794"/>
        </table:table-row>
        <table:table-row table:style-name="ro1">
          <table:table-cell table:style-name="ce1" office:value-type="float" office:value="4123824"/>
          <table:table-cell table:style-name="ce1" office:value-type="string">
            <text:p>Santa Lúcia (PR)</text:p>
          </table:table-cell>
          <table:table-cell table:style-name="ce1" office:value-type="float" office:value="3793"/>
        </table:table-row>
        <table:table-row table:style-name="ro1">
          <table:table-cell table:style-name="ce1" office:value-type="float" office:value="4123857"/>
          <table:table-cell table:style-name="ce1" office:value-type="string">
            <text:p>Santa Maria do Oeste (PR)</text:p>
          </table:table-cell>
          <table:table-cell table:style-name="ce1" office:value-type="float" office:value="9410"/>
        </table:table-row>
        <table:table-row table:style-name="ro1">
          <table:table-cell table:style-name="ce1" office:value-type="float" office:value="4123907"/>
          <table:table-cell table:style-name="ce1" office:value-type="string">
            <text:p>Santa Mariana (PR)</text:p>
          </table:table-cell>
          <table:table-cell table:style-name="ce1" office:value-type="float" office:value="11622"/>
        </table:table-row>
        <table:table-row table:style-name="ro1">
          <table:table-cell table:style-name="ce1" office:value-type="float" office:value="4123956"/>
          <table:table-cell table:style-name="ce1" office:value-type="string">
            <text:p>Santa Mônica (PR)</text:p>
          </table:table-cell>
          <table:table-cell table:style-name="ce1" office:value-type="float" office:value="4017"/>
        </table:table-row>
        <table:table-row table:style-name="ro1">
          <table:table-cell table:style-name="ce1" office:value-type="float" office:value="4124004"/>
          <table:table-cell table:style-name="ce1" office:value-type="string">
            <text:p>Santana do Itararé (PR)</text:p>
          </table:table-cell>
          <table:table-cell table:style-name="ce1" office:value-type="float" office:value="4954"/>
        </table:table-row>
        <table:table-row table:style-name="ro1">
          <table:table-cell table:style-name="ce1" office:value-type="float" office:value="4124020"/>
          <table:table-cell table:style-name="ce1" office:value-type="string">
            <text:p>Santa Tereza do Oeste (PR)</text:p>
          </table:table-cell>
          <table:table-cell table:style-name="ce1" office:value-type="float" office:value="10096"/>
        </table:table-row>
        <table:table-row table:style-name="ro1">
          <table:table-cell table:style-name="ce1" office:value-type="float" office:value="4124053"/>
          <table:table-cell table:style-name="ce1" office:value-type="string">
            <text:p>Santa Terezinha de Itaipu (PR)</text:p>
          </table:table-cell>
          <table:table-cell table:style-name="ce1" office:value-type="float" office:value="23699"/>
        </table:table-row>
        <table:table-row table:style-name="ro1">
          <table:table-cell table:style-name="ce1" office:value-type="float" office:value="4124103"/>
          <table:table-cell table:style-name="ce1" office:value-type="string">
            <text:p>Santo Antônio da Platina (PR)</text:p>
          </table:table-cell>
          <table:table-cell table:style-name="ce1" office:value-type="float" office:value="46251"/>
        </table:table-row>
        <table:table-row table:style-name="ro1">
          <table:table-cell table:style-name="ce1" office:value-type="float" office:value="4124202"/>
          <table:table-cell table:style-name="ce1" office:value-type="string">
            <text:p>Santo Antônio do Caiuá (PR)</text:p>
          </table:table-cell>
          <table:table-cell table:style-name="ce1" office:value-type="float" office:value="2626"/>
        </table:table-row>
        <table:table-row table:style-name="ro1">
          <table:table-cell table:style-name="ce1" office:value-type="float" office:value="4124301"/>
          <table:table-cell table:style-name="ce1" office:value-type="string">
            <text:p>Santo Antônio do Paraíso (PR)</text:p>
          </table:table-cell>
          <table:table-cell table:style-name="ce1" office:value-type="float" office:value="2068"/>
        </table:table-row>
        <table:table-row table:style-name="ro1">
          <table:table-cell table:style-name="ce1" office:value-type="float" office:value="4124400"/>
          <table:table-cell table:style-name="ce1" office:value-type="string">
            <text:p>Santo Antônio do Sudoeste (PR)</text:p>
          </table:table-cell>
          <table:table-cell table:style-name="ce1" office:value-type="float" office:value="20261"/>
        </table:table-row>
        <table:table-row table:style-name="ro1">
          <table:table-cell table:style-name="ce1" office:value-type="float" office:value="4124509"/>
          <table:table-cell table:style-name="ce1" office:value-type="string">
            <text:p>Santo Inácio (PR)</text:p>
          </table:table-cell>
          <table:table-cell table:style-name="ce1" office:value-type="float" office:value="5416"/>
        </table:table-row>
        <table:table-row table:style-name="ro1">
          <table:table-cell table:style-name="ce1" office:value-type="float" office:value="4124608"/>
          <table:table-cell table:style-name="ce1" office:value-type="string">
            <text:p>São Carlos do Ivaí (PR)</text:p>
          </table:table-cell>
          <table:table-cell table:style-name="ce1" office:value-type="float" office:value="6920"/>
        </table:table-row>
        <table:table-row table:style-name="ro1">
          <table:table-cell table:style-name="ce1" office:value-type="float" office:value="4124707"/>
          <table:table-cell table:style-name="ce1" office:value-type="string">
            <text:p>São Jerônimo da Serra (PR)</text:p>
          </table:table-cell>
          <table:table-cell table:style-name="ce1" office:value-type="float" office:value="11128"/>
        </table:table-row>
        <table:table-row table:style-name="ro1">
          <table:table-cell table:style-name="ce1" office:value-type="float" office:value="4124806"/>
          <table:table-cell table:style-name="ce1" office:value-type="string">
            <text:p>São João (PR)</text:p>
          </table:table-cell>
          <table:table-cell table:style-name="ce1" office:value-type="float" office:value="10181"/>
        </table:table-row>
        <table:table-row table:style-name="ro1">
          <table:table-cell table:style-name="ce1" office:value-type="float" office:value="4124905"/>
          <table:table-cell table:style-name="ce1" office:value-type="string">
            <text:p>São João do Caiuá (PR)</text:p>
          </table:table-cell>
          <table:table-cell table:style-name="ce1" office:value-type="float" office:value="5837"/>
        </table:table-row>
        <table:table-row table:style-name="ro1">
          <table:table-cell table:style-name="ce1" office:value-type="float" office:value="4125001"/>
          <table:table-cell table:style-name="ce1" office:value-type="string">
            <text:p>São João do Ivaí (PR)</text:p>
          </table:table-cell>
          <table:table-cell table:style-name="ce1" office:value-type="float" office:value="10056"/>
        </table:table-row>
        <table:table-row table:style-name="ro1">
          <table:table-cell table:style-name="ce1" office:value-type="float" office:value="4125100"/>
          <table:table-cell table:style-name="ce1" office:value-type="string">
            <text:p>São João do Triunfo (PR)</text:p>
          </table:table-cell>
          <table:table-cell table:style-name="ce1" office:value-type="float" office:value="15241"/>
        </table:table-row>
        <table:table-row table:style-name="ro1">
          <table:table-cell table:style-name="ce1" office:value-type="float" office:value="4125209"/>
          <table:table-cell table:style-name="ce1" office:value-type="string">
            <text:p>São Jorge d'Oeste (PR)</text:p>
          </table:table-cell>
          <table:table-cell table:style-name="ce1" office:value-type="float" office:value="9028"/>
        </table:table-row>
        <table:table-row table:style-name="ro1">
          <table:table-cell table:style-name="ce1" office:value-type="float" office:value="4125308"/>
          <table:table-cell table:style-name="ce1" office:value-type="string">
            <text:p>São Jorge do Ivaí (PR)</text:p>
          </table:table-cell>
          <table:table-cell table:style-name="ce1" office:value-type="float" office:value="5543"/>
        </table:table-row>
        <table:table-row table:style-name="ro1">
          <table:table-cell table:style-name="ce1" office:value-type="float" office:value="4125357"/>
          <table:table-cell table:style-name="ce1" office:value-type="string">
            <text:p>São Jorge do Patrocínio (PR)</text:p>
          </table:table-cell>
          <table:table-cell table:style-name="ce1" office:value-type="float" office:value="5586"/>
        </table:table-row>
        <table:table-row table:style-name="ro1">
          <table:table-cell table:style-name="ce1" office:value-type="float" office:value="4125407"/>
          <table:table-cell table:style-name="ce1" office:value-type="string">
            <text:p>São José da Boa Vista (PR)</text:p>
          </table:table-cell>
          <table:table-cell table:style-name="ce1" office:value-type="float" office:value="6160"/>
        </table:table-row>
        <table:table-row table:style-name="ro1">
          <table:table-cell table:style-name="ce1" office:value-type="float" office:value="4125456"/>
          <table:table-cell table:style-name="ce1" office:value-type="string">
            <text:p>São José das Palmeiras (PR)</text:p>
          </table:table-cell>
          <table:table-cell table:style-name="ce1" office:value-type="float" office:value="3627"/>
        </table:table-row>
        <table:table-row table:style-name="ro1">
          <table:table-cell table:style-name="ce1" office:value-type="float" office:value="4125506"/>
          <table:table-cell table:style-name="ce1" office:value-type="string">
            <text:p>São José dos Pinhais (PR)</text:p>
          </table:table-cell>
          <table:table-cell table:style-name="ce1" office:value-type="float" office:value="329058"/>
        </table:table-row>
        <table:table-row table:style-name="ro1">
          <table:table-cell table:style-name="ce1" office:value-type="float" office:value="4125555"/>
          <table:table-cell table:style-name="ce1" office:value-type="string">
            <text:p>São Manoel do Paraná (PR)</text:p>
          </table:table-cell>
          <table:table-cell table:style-name="ce1" office:value-type="float" office:value="2163"/>
        </table:table-row>
        <table:table-row table:style-name="ro1">
          <table:table-cell table:style-name="ce1" office:value-type="float" office:value="4125605"/>
          <table:table-cell table:style-name="ce1" office:value-type="string">
            <text:p>São Mateus do Sul (PR)</text:p>
          </table:table-cell>
          <table:table-cell table:style-name="ce1" office:value-type="float" office:value="46705"/>
        </table:table-row>
        <table:table-row table:style-name="ro1">
          <table:table-cell table:style-name="ce1" office:value-type="float" office:value="4125704"/>
          <table:table-cell table:style-name="ce1" office:value-type="string">
            <text:p>São Miguel do Iguaçu (PR)</text:p>
          </table:table-cell>
          <table:table-cell table:style-name="ce1" office:value-type="float" office:value="27576"/>
        </table:table-row>
        <table:table-row table:style-name="ro1">
          <table:table-cell table:style-name="ce1" office:value-type="float" office:value="4125753"/>
          <table:table-cell table:style-name="ce1" office:value-type="string">
            <text:p>São Pedro do Iguaçu (PR)</text:p>
          </table:table-cell>
          <table:table-cell table:style-name="ce1" office:value-type="float" office:value="5820"/>
        </table:table-row>
        <table:table-row table:style-name="ro1">
          <table:table-cell table:style-name="ce1" office:value-type="float" office:value="4125803"/>
          <table:table-cell table:style-name="ce1" office:value-type="string">
            <text:p>São Pedro do Ivaí (PR)</text:p>
          </table:table-cell>
          <table:table-cell table:style-name="ce1" office:value-type="float" office:value="11046"/>
        </table:table-row>
        <table:table-row table:style-name="ro1">
          <table:table-cell table:style-name="ce1" office:value-type="float" office:value="4125902"/>
          <table:table-cell table:style-name="ce1" office:value-type="string">
            <text:p>São Pedro do Paraná (PR)</text:p>
          </table:table-cell>
          <table:table-cell table:style-name="ce1" office:value-type="float" office:value="2289"/>
        </table:table-row>
        <table:table-row table:style-name="ro1">
          <table:table-cell table:style-name="ce1" office:value-type="float" office:value="4126009"/>
          <table:table-cell table:style-name="ce1" office:value-type="string">
            <text:p>São Sebastião da Amoreira (PR)</text:p>
          </table:table-cell>
          <table:table-cell table:style-name="ce1" office:value-type="float" office:value="8859"/>
        </table:table-row>
        <table:table-row table:style-name="ro1">
          <table:table-cell table:style-name="ce1" office:value-type="float" office:value="4126108"/>
          <table:table-cell table:style-name="ce1" office:value-type="string">
            <text:p>São Tomé (PR)</text:p>
          </table:table-cell>
          <table:table-cell table:style-name="ce1" office:value-type="float" office:value="5750"/>
        </table:table-row>
        <table:table-row table:style-name="ro1">
          <table:table-cell table:style-name="ce1" office:value-type="float" office:value="4126207"/>
          <table:table-cell table:style-name="ce1" office:value-type="string">
            <text:p>Sapopema (PR)</text:p>
          </table:table-cell>
          <table:table-cell table:style-name="ce1" office:value-type="float" office:value="6722"/>
        </table:table-row>
        <table:table-row table:style-name="ro1">
          <table:table-cell table:style-name="ce1" office:value-type="float" office:value="4126256"/>
          <table:table-cell table:style-name="ce1" office:value-type="string">
            <text:p>Sarandi (PR)</text:p>
          </table:table-cell>
          <table:table-cell table:style-name="ce1" office:value-type="float" office:value="97803"/>
        </table:table-row>
        <table:table-row table:style-name="ro1">
          <table:table-cell table:style-name="ce1" office:value-type="float" office:value="4126272"/>
          <table:table-cell table:style-name="ce1" office:value-type="string">
            <text:p>Saudade do Iguaçu (PR)</text:p>
          </table:table-cell>
          <table:table-cell table:style-name="ce1" office:value-type="float" office:value="5539"/>
        </table:table-row>
        <table:table-row table:style-name="ro1">
          <table:table-cell table:style-name="ce1" office:value-type="float" office:value="4126306"/>
          <table:table-cell table:style-name="ce1" office:value-type="string">
            <text:p>Sengés (PR)</text:p>
          </table:table-cell>
          <table:table-cell table:style-name="ce1" office:value-type="float" office:value="19385"/>
        </table:table-row>
        <table:table-row table:style-name="ro1">
          <table:table-cell table:style-name="ce1" office:value-type="float" office:value="4126355"/>
          <table:table-cell table:style-name="ce1" office:value-type="string">
            <text:p>Serranópolis do Iguaçu (PR)</text:p>
          </table:table-cell>
          <table:table-cell table:style-name="ce1" office:value-type="float" office:value="4477"/>
        </table:table-row>
        <table:table-row table:style-name="ro1">
          <table:table-cell table:style-name="ce1" office:value-type="float" office:value="4126405"/>
          <table:table-cell table:style-name="ce1" office:value-type="string">
            <text:p>Sertaneja (PR)</text:p>
          </table:table-cell>
          <table:table-cell table:style-name="ce1" office:value-type="float" office:value="5216"/>
        </table:table-row>
        <table:table-row table:style-name="ro1">
          <table:table-cell table:style-name="ce1" office:value-type="float" office:value="4126504"/>
          <table:table-cell table:style-name="ce1" office:value-type="string">
            <text:p>Sertanópolis (PR)</text:p>
          </table:table-cell>
          <table:table-cell table:style-name="ce1" office:value-type="float" office:value="16413"/>
        </table:table-row>
        <table:table-row table:style-name="ro1">
          <table:table-cell table:style-name="ce1" office:value-type="float" office:value="4126603"/>
          <table:table-cell table:style-name="ce1" office:value-type="string">
            <text:p>Siqueira Campos (PR)</text:p>
          </table:table-cell>
          <table:table-cell table:style-name="ce1" office:value-type="float" office:value="21249"/>
        </table:table-row>
        <table:table-row table:style-name="ro1">
          <table:table-cell table:style-name="ce1" office:value-type="float" office:value="4126652"/>
          <table:table-cell table:style-name="ce1" office:value-type="string">
            <text:p>Sulina (PR)</text:p>
          </table:table-cell>
          <table:table-cell table:style-name="ce1" office:value-type="float" office:value="2930"/>
        </table:table-row>
        <table:table-row table:style-name="ro1">
          <table:table-cell table:style-name="ce1" office:value-type="float" office:value="4126678"/>
          <table:table-cell table:style-name="ce1" office:value-type="string">
            <text:p>Tamarana (PR)</text:p>
          </table:table-cell>
          <table:table-cell table:style-name="ce1" office:value-type="float" office:value="15040"/>
        </table:table-row>
        <table:table-row table:style-name="ro1">
          <table:table-cell table:style-name="ce1" office:value-type="float" office:value="4126702"/>
          <table:table-cell table:style-name="ce1" office:value-type="string">
            <text:p>Tamboara (PR)</text:p>
          </table:table-cell>
          <table:table-cell table:style-name="ce1" office:value-type="float" office:value="5158"/>
        </table:table-row>
        <table:table-row table:style-name="ro1">
          <table:table-cell table:style-name="ce1" office:value-type="float" office:value="4126801"/>
          <table:table-cell table:style-name="ce1" office:value-type="string">
            <text:p>Tapejara (PR)</text:p>
          </table:table-cell>
          <table:table-cell table:style-name="ce1" office:value-type="float" office:value="16345"/>
        </table:table-row>
        <table:table-row table:style-name="ro1">
          <table:table-cell table:style-name="ce1" office:value-type="float" office:value="4126900"/>
          <table:table-cell table:style-name="ce1" office:value-type="string">
            <text:p>Tapira (PR)</text:p>
          </table:table-cell>
          <table:table-cell table:style-name="ce1" office:value-type="float" office:value="5495"/>
        </table:table-row>
        <table:table-row table:style-name="ro1">
          <table:table-cell table:style-name="ce1" office:value-type="float" office:value="4127007"/>
          <table:table-cell table:style-name="ce1" office:value-type="string">
            <text:p>Teixeira Soares (PR)</text:p>
          </table:table-cell>
          <table:table-cell table:style-name="ce1" office:value-type="float" office:value="12567"/>
        </table:table-row>
        <table:table-row table:style-name="ro1">
          <table:table-cell table:style-name="ce1" office:value-type="float" office:value="4127106"/>
          <table:table-cell table:style-name="ce1" office:value-type="string">
            <text:p>Telêmaco Borba (PR)</text:p>
          </table:table-cell>
          <table:table-cell table:style-name="ce1" office:value-type="float" office:value="79792"/>
        </table:table-row>
        <table:table-row table:style-name="ro1">
          <table:table-cell table:style-name="ce1" office:value-type="float" office:value="4127205"/>
          <table:table-cell table:style-name="ce1" office:value-type="string">
            <text:p>Terra Boa (PR)</text:p>
          </table:table-cell>
          <table:table-cell table:style-name="ce1" office:value-type="float" office:value="17200"/>
        </table:table-row>
        <table:table-row table:style-name="ro1">
          <table:table-cell table:style-name="ce1" office:value-type="float" office:value="4127304"/>
          <table:table-cell table:style-name="ce1" office:value-type="string">
            <text:p>Terra Rica (PR)</text:p>
          </table:table-cell>
          <table:table-cell table:style-name="ce1" office:value-type="float" office:value="16924"/>
        </table:table-row>
        <table:table-row table:style-name="ro1">
          <table:table-cell table:style-name="ce1" office:value-type="float" office:value="4127403"/>
          <table:table-cell table:style-name="ce1" office:value-type="string">
            <text:p>Terra Roxa (PR)</text:p>
          </table:table-cell>
          <table:table-cell table:style-name="ce1" office:value-type="float" office:value="17522"/>
        </table:table-row>
        <table:table-row table:style-name="ro1">
          <table:table-cell table:style-name="ce1" office:value-type="float" office:value="4127502"/>
          <table:table-cell table:style-name="ce1" office:value-type="string">
            <text:p>Tibagi (PR)</text:p>
          </table:table-cell>
          <table:table-cell table:style-name="ce1" office:value-type="float" office:value="20607"/>
        </table:table-row>
        <table:table-row table:style-name="ro1">
          <table:table-cell table:style-name="ce1" office:value-type="float" office:value="4127601"/>
          <table:table-cell table:style-name="ce1" office:value-type="string">
            <text:p>Tijucas do Sul (PR)</text:p>
          </table:table-cell>
          <table:table-cell table:style-name="ce1" office:value-type="float" office:value="17084"/>
        </table:table-row>
        <table:table-row table:style-name="ro1">
          <table:table-cell table:style-name="ce1" office:value-type="float" office:value="4127700"/>
          <table:table-cell table:style-name="ce1" office:value-type="string">
            <text:p>Toledo (PR)</text:p>
          </table:table-cell>
          <table:table-cell table:style-name="ce1" office:value-type="float" office:value="142645"/>
        </table:table-row>
        <table:table-row table:style-name="ro1">
          <table:table-cell table:style-name="ce1" office:value-type="float" office:value="4127809"/>
          <table:table-cell table:style-name="ce1" office:value-type="string">
            <text:p>Tomazina (PR)</text:p>
          </table:table-cell>
          <table:table-cell table:style-name="ce1" office:value-type="float" office:value="7807"/>
        </table:table-row>
        <table:table-row table:style-name="ro1">
          <table:table-cell table:style-name="ce1" office:value-type="float" office:value="4127858"/>
          <table:table-cell table:style-name="ce1" office:value-type="string">
            <text:p>Três Barras do Paraná (PR)</text:p>
          </table:table-cell>
          <table:table-cell table:style-name="ce1" office:value-type="float" office:value="12038"/>
        </table:table-row>
        <table:table-row table:style-name="ro1">
          <table:table-cell table:style-name="ce1" office:value-type="float" office:value="4127882"/>
          <table:table-cell table:style-name="ce1" office:value-type="string">
            <text:p>Tunas do Paraná (PR)</text:p>
          </table:table-cell>
          <table:table-cell table:style-name="ce1" office:value-type="float" office:value="9022"/>
        </table:table-row>
        <table:table-row table:style-name="ro1">
          <table:table-cell table:style-name="ce1" office:value-type="float" office:value="4127908"/>
          <table:table-cell table:style-name="ce1" office:value-type="string">
            <text:p>Tuneiras do Oeste (PR)</text:p>
          </table:table-cell>
          <table:table-cell table:style-name="ce1" office:value-type="float" office:value="8533"/>
        </table:table-row>
        <table:table-row table:style-name="ro1">
          <table:table-cell table:style-name="ce1" office:value-type="float" office:value="4127957"/>
          <table:table-cell table:style-name="ce1" office:value-type="string">
            <text:p>Tupãssi (PR)</text:p>
          </table:table-cell>
          <table:table-cell table:style-name="ce1" office:value-type="float" office:value="8109"/>
        </table:table-row>
        <table:table-row table:style-name="ro1">
          <table:table-cell table:style-name="ce1" office:value-type="float" office:value="4127965"/>
          <table:table-cell table:style-name="ce1" office:value-type="string">
            <text:p>Turvo (PR)</text:p>
          </table:table-cell>
          <table:table-cell table:style-name="ce1" office:value-type="float" office:value="13095"/>
        </table:table-row>
        <table:table-row table:style-name="ro1">
          <table:table-cell table:style-name="ce1" office:value-type="float" office:value="4128005"/>
          <table:table-cell table:style-name="ce1" office:value-type="string">
            <text:p>Ubiratã (PR)</text:p>
          </table:table-cell>
          <table:table-cell table:style-name="ce1" office:value-type="float" office:value="20909"/>
        </table:table-row>
        <table:table-row table:style-name="ro1">
          <table:table-cell table:style-name="ce1" office:value-type="float" office:value="4128104"/>
          <table:table-cell table:style-name="ce1" office:value-type="string">
            <text:p>Umuarama (PR)</text:p>
          </table:table-cell>
          <table:table-cell table:style-name="ce1" office:value-type="float" office:value="112500"/>
        </table:table-row>
        <table:table-row table:style-name="ro1">
          <table:table-cell table:style-name="ce1" office:value-type="float" office:value="4128203"/>
          <table:table-cell table:style-name="ce1" office:value-type="string">
            <text:p>União da Vitória (PR)</text:p>
          </table:table-cell>
          <table:table-cell table:style-name="ce1" office:value-type="float" office:value="57913"/>
        </table:table-row>
        <table:table-row table:style-name="ro1">
          <table:table-cell table:style-name="ce1" office:value-type="float" office:value="4128302"/>
          <table:table-cell table:style-name="ce1" office:value-type="string">
            <text:p>Uniflor (PR)</text:p>
          </table:table-cell>
          <table:table-cell table:style-name="ce1" office:value-type="float" office:value="2614"/>
        </table:table-row>
        <table:table-row table:style-name="ro1">
          <table:table-cell table:style-name="ce1" office:value-type="float" office:value="4128401"/>
          <table:table-cell table:style-name="ce1" office:value-type="string">
            <text:p>Uraí (PR)</text:p>
          </table:table-cell>
          <table:table-cell table:style-name="ce1" office:value-type="float" office:value="11273"/>
        </table:table-row>
        <table:table-row table:style-name="ro1">
          <table:table-cell table:style-name="ce1" office:value-type="float" office:value="4128500"/>
          <table:table-cell table:style-name="ce1" office:value-type="string">
            <text:p>Wenceslau Braz (PR)</text:p>
          </table:table-cell>
          <table:table-cell table:style-name="ce1" office:value-type="float" office:value="19386"/>
        </table:table-row>
        <table:table-row table:style-name="ro1">
          <table:table-cell table:style-name="ce1" office:value-type="float" office:value="4128534"/>
          <table:table-cell table:style-name="ce1" office:value-type="string">
            <text:p>Ventania (PR)</text:p>
          </table:table-cell>
          <table:table-cell table:style-name="ce1" office:value-type="float" office:value="12088"/>
        </table:table-row>
        <table:table-row table:style-name="ro1">
          <table:table-cell table:style-name="ce1" office:value-type="float" office:value="4128559"/>
          <table:table-cell table:style-name="ce1" office:value-type="string">
            <text:p>Vera Cruz do Oeste (PR)</text:p>
          </table:table-cell>
          <table:table-cell table:style-name="ce1" office:value-type="float" office:value="8454"/>
        </table:table-row>
        <table:table-row table:style-name="ro1">
          <table:table-cell table:style-name="ce1" office:value-type="float" office:value="4128609"/>
          <table:table-cell table:style-name="ce1" office:value-type="string">
            <text:p>Verê (PR)</text:p>
          </table:table-cell>
          <table:table-cell table:style-name="ce1" office:value-type="float" office:value="7174"/>
        </table:table-row>
        <table:table-row table:style-name="ro1">
          <table:table-cell table:style-name="ce1" office:value-type="float" office:value="4128625"/>
          <table:table-cell table:style-name="ce1" office:value-type="string">
            <text:p>Alto Paraíso (PR)</text:p>
          </table:table-cell>
          <table:table-cell table:style-name="ce1" office:value-type="float" office:value="2685"/>
        </table:table-row>
        <table:table-row table:style-name="ro1">
          <table:table-cell table:style-name="ce1" office:value-type="float" office:value="4128633"/>
          <table:table-cell table:style-name="ce1" office:value-type="string">
            <text:p>Doutor Ulysses (PR)</text:p>
          </table:table-cell>
          <table:table-cell table:style-name="ce1" office:value-type="float" office:value="5552"/>
        </table:table-row>
        <table:table-row table:style-name="ro1">
          <table:table-cell table:style-name="ce1" office:value-type="float" office:value="4128658"/>
          <table:table-cell table:style-name="ce1" office:value-type="string">
            <text:p>Virmond (PR)</text:p>
          </table:table-cell>
          <table:table-cell table:style-name="ce1" office:value-type="float" office:value="4022"/>
        </table:table-row>
        <table:table-row table:style-name="ro1">
          <table:table-cell table:style-name="ce1" office:value-type="float" office:value="4128708"/>
          <table:table-cell table:style-name="ce1" office:value-type="string">
            <text:p>Vitorino (PR)</text:p>
          </table:table-cell>
          <table:table-cell table:style-name="ce1" office:value-type="float" office:value="6859"/>
        </table:table-row>
        <table:table-row table:style-name="ro1">
          <table:table-cell table:style-name="ce1" office:value-type="float" office:value="4128807"/>
          <table:table-cell table:style-name="ce1" office:value-type="string">
            <text:p>Xambrê (PR)</text:p>
          </table:table-cell>
          <table:table-cell table:style-name="ce1" office:value-type="float" office:value="5630"/>
        </table:table-row>
        <table:table-row table:style-name="ro1">
          <table:table-cell table:style-name="ce1" office:value-type="float" office:value="4200051"/>
          <table:table-cell table:style-name="ce1" office:value-type="string">
            <text:p>Abdon Batista (SC)</text:p>
          </table:table-cell>
          <table:table-cell table:style-name="ce1" office:value-type="float" office:value="2548"/>
        </table:table-row>
        <table:table-row table:style-name="ro1">
          <table:table-cell table:style-name="ce1" office:value-type="float" office:value="4200101"/>
          <table:table-cell table:style-name="ce1" office:value-type="string">
            <text:p>Abelardo Luz (SC)</text:p>
          </table:table-cell>
          <table:table-cell table:style-name="ce1" office:value-type="float" office:value="17960"/>
        </table:table-row>
        <table:table-row table:style-name="ro1">
          <table:table-cell table:style-name="ce1" office:value-type="float" office:value="4200200"/>
          <table:table-cell table:style-name="ce1" office:value-type="string">
            <text:p>Agrolândia (SC)</text:p>
          </table:table-cell>
          <table:table-cell table:style-name="ce1" office:value-type="float" office:value="11013"/>
        </table:table-row>
        <table:table-row table:style-name="ro1">
          <table:table-cell table:style-name="ce1" office:value-type="float" office:value="4200309"/>
          <table:table-cell table:style-name="ce1" office:value-type="string">
            <text:p>Agronômica (SC)</text:p>
          </table:table-cell>
          <table:table-cell table:style-name="ce1" office:value-type="float" office:value="5509"/>
        </table:table-row>
        <table:table-row table:style-name="ro1">
          <table:table-cell table:style-name="ce1" office:value-type="float" office:value="4200408"/>
          <table:table-cell table:style-name="ce1" office:value-type="string">
            <text:p>Água Doce (SC)</text:p>
          </table:table-cell>
          <table:table-cell table:style-name="ce1" office:value-type="float" office:value="7152"/>
        </table:table-row>
        <table:table-row table:style-name="ro1">
          <table:table-cell table:style-name="ce1" office:value-type="float" office:value="4200507"/>
          <table:table-cell table:style-name="ce1" office:value-type="string">
            <text:p>Águas de Chapecó (SC)</text:p>
          </table:table-cell>
          <table:table-cell table:style-name="ce1" office:value-type="float" office:value="6515"/>
        </table:table-row>
        <table:table-row table:style-name="ro1">
          <table:table-cell table:style-name="ce1" office:value-type="float" office:value="4200556"/>
          <table:table-cell table:style-name="ce1" office:value-type="string">
            <text:p>Águas Frias (SC)</text:p>
          </table:table-cell>
          <table:table-cell table:style-name="ce1" office:value-type="float" office:value="2354"/>
        </table:table-row>
        <table:table-row table:style-name="ro1">
          <table:table-cell table:style-name="ce1" office:value-type="float" office:value="4200606"/>
          <table:table-cell table:style-name="ce1" office:value-type="string">
            <text:p>Águas Mornas (SC)</text:p>
          </table:table-cell>
          <table:table-cell table:style-name="ce1" office:value-type="float" office:value="6559"/>
        </table:table-row>
        <table:table-row table:style-name="ro1">
          <table:table-cell table:style-name="ce1" office:value-type="float" office:value="4200705"/>
          <table:table-cell table:style-name="ce1" office:value-type="string">
            <text:p>Alfredo Wagner (SC)</text:p>
          </table:table-cell>
          <table:table-cell table:style-name="ce1" office:value-type="float" office:value="10086"/>
        </table:table-row>
        <table:table-row table:style-name="ro1">
          <table:table-cell table:style-name="ce1" office:value-type="float" office:value="4200754"/>
          <table:table-cell table:style-name="ce1" office:value-type="string">
            <text:p>Alto Bela Vista (SC)</text:p>
          </table:table-cell>
          <table:table-cell table:style-name="ce1" office:value-type="float" office:value="1926"/>
        </table:table-row>
        <table:table-row table:style-name="ro1">
          <table:table-cell table:style-name="ce1" office:value-type="float" office:value="4200804"/>
          <table:table-cell table:style-name="ce1" office:value-type="string">
            <text:p>Anchieta (SC)</text:p>
          </table:table-cell>
          <table:table-cell table:style-name="ce1" office:value-type="float" office:value="5557"/>
        </table:table-row>
        <table:table-row table:style-name="ro1">
          <table:table-cell table:style-name="ce1" office:value-type="float" office:value="4200903"/>
          <table:table-cell table:style-name="ce1" office:value-type="string">
            <text:p>Angelina (SC)</text:p>
          </table:table-cell>
          <table:table-cell table:style-name="ce1" office:value-type="float" office:value="4743"/>
        </table:table-row>
        <table:table-row table:style-name="ro1">
          <table:table-cell table:style-name="ce1" office:value-type="float" office:value="4201000"/>
          <table:table-cell table:style-name="ce1" office:value-type="string">
            <text:p>Anita Garibaldi (SC)</text:p>
          </table:table-cell>
          <table:table-cell table:style-name="ce1" office:value-type="float" office:value="6957"/>
        </table:table-row>
        <table:table-row table:style-name="ro1">
          <table:table-cell table:style-name="ce1" office:value-type="float" office:value="4201109"/>
          <table:table-cell table:style-name="ce1" office:value-type="string">
            <text:p>Anitápolis (SC)</text:p>
          </table:table-cell>
          <table:table-cell table:style-name="ce1" office:value-type="float" office:value="3228"/>
        </table:table-row>
        <table:table-row table:style-name="ro1">
          <table:table-cell table:style-name="ce1" office:value-type="float" office:value="4201208"/>
          <table:table-cell table:style-name="ce1" office:value-type="string">
            <text:p>Antônio Carlos (SC)</text:p>
          </table:table-cell>
          <table:table-cell table:style-name="ce1" office:value-type="float" office:value="8613"/>
        </table:table-row>
        <table:table-row table:style-name="ro1">
          <table:table-cell table:style-name="ce1" office:value-type="float" office:value="4201257"/>
          <table:table-cell table:style-name="ce1" office:value-type="string">
            <text:p>Apiúna (SC)</text:p>
          </table:table-cell>
          <table:table-cell table:style-name="ce1" office:value-type="float" office:value="10848"/>
        </table:table-row>
        <table:table-row table:style-name="ro1">
          <table:table-cell table:style-name="ce1" office:value-type="float" office:value="4201273"/>
          <table:table-cell table:style-name="ce1" office:value-type="string">
            <text:p>Arabutã (SC)</text:p>
          </table:table-cell>
          <table:table-cell table:style-name="ce1" office:value-type="float" office:value="4267"/>
        </table:table-row>
        <table:table-row table:style-name="ro1">
          <table:table-cell table:style-name="ce1" office:value-type="float" office:value="4201307"/>
          <table:table-cell table:style-name="ce1" office:value-type="string">
            <text:p>Araquari (SC)</text:p>
          </table:table-cell>
          <table:table-cell table:style-name="ce1" office:value-type="float" office:value="39524"/>
        </table:table-row>
        <table:table-row table:style-name="ro1">
          <table:table-cell table:style-name="ce1" office:value-type="float" office:value="4201406"/>
          <table:table-cell table:style-name="ce1" office:value-type="string">
            <text:p>Araranguá (SC)</text:p>
          </table:table-cell>
          <table:table-cell table:style-name="ce1" office:value-type="float" office:value="68867"/>
        </table:table-row>
        <table:table-row table:style-name="ro1">
          <table:table-cell table:style-name="ce1" office:value-type="float" office:value="4201505"/>
          <table:table-cell table:style-name="ce1" office:value-type="string">
            <text:p>Armazém (SC)</text:p>
          </table:table-cell>
          <table:table-cell table:style-name="ce1" office:value-type="float" office:value="8759"/>
        </table:table-row>
        <table:table-row table:style-name="ro1">
          <table:table-cell table:style-name="ce1" office:value-type="float" office:value="4201604"/>
          <table:table-cell table:style-name="ce1" office:value-type="string">
            <text:p>Arroio Trinta (SC)</text:p>
          </table:table-cell>
          <table:table-cell table:style-name="ce1" office:value-type="float" office:value="3549"/>
        </table:table-row>
        <table:table-row table:style-name="ro1">
          <table:table-cell table:style-name="ce1" office:value-type="float" office:value="4201653"/>
          <table:table-cell table:style-name="ce1" office:value-type="string">
            <text:p>Arvoredo (SC)</text:p>
          </table:table-cell>
          <table:table-cell table:style-name="ce1" office:value-type="float" office:value="2234"/>
        </table:table-row>
        <table:table-row table:style-name="ro1">
          <table:table-cell table:style-name="ce1" office:value-type="float" office:value="4201703"/>
          <table:table-cell table:style-name="ce1" office:value-type="string">
            <text:p>Ascurra (SC)</text:p>
          </table:table-cell>
          <table:table-cell table:style-name="ce1" office:value-type="float" office:value="7978"/>
        </table:table-row>
        <table:table-row table:style-name="ro1">
          <table:table-cell table:style-name="ce1" office:value-type="float" office:value="4201802"/>
          <table:table-cell table:style-name="ce1" office:value-type="string">
            <text:p>Atalanta (SC)</text:p>
          </table:table-cell>
          <table:table-cell table:style-name="ce1" office:value-type="float" office:value="3195"/>
        </table:table-row>
        <table:table-row table:style-name="ro1">
          <table:table-cell table:style-name="ce1" office:value-type="float" office:value="4201901"/>
          <table:table-cell table:style-name="ce1" office:value-type="string">
            <text:p>Aurora (SC)</text:p>
          </table:table-cell>
          <table:table-cell table:style-name="ce1" office:value-type="float" office:value="5683"/>
        </table:table-row>
        <table:table-row table:style-name="ro1">
          <table:table-cell table:style-name="ce1" office:value-type="float" office:value="4201950"/>
          <table:table-cell table:style-name="ce1" office:value-type="string">
            <text:p>Balneário Arroio do Silva (SC)</text:p>
          </table:table-cell>
          <table:table-cell table:style-name="ce1" office:value-type="float" office:value="13430"/>
        </table:table-row>
        <table:table-row table:style-name="ro1">
          <table:table-cell table:style-name="ce1" office:value-type="float" office:value="4202008"/>
          <table:table-cell table:style-name="ce1" office:value-type="string">
            <text:p>Balneário Camboriú (SC)</text:p>
          </table:table-cell>
          <table:table-cell table:style-name="ce1" office:value-type="float" office:value="145796"/>
        </table:table-row>
        <table:table-row table:style-name="ro1">
          <table:table-cell table:style-name="ce1" office:value-type="float" office:value="4202057"/>
          <table:table-cell table:style-name="ce1" office:value-type="string">
            <text:p>Balneário Barra do Sul (SC)</text:p>
          </table:table-cell>
          <table:table-cell table:style-name="ce1" office:value-type="float" office:value="11035"/>
        </table:table-row>
        <table:table-row table:style-name="ro1">
          <table:table-cell table:style-name="ce1" office:value-type="float" office:value="4202073"/>
          <table:table-cell table:style-name="ce1" office:value-type="string">
            <text:p>Balneário Gaivota (SC)</text:p>
          </table:table-cell>
          <table:table-cell table:style-name="ce1" office:value-type="float" office:value="11260"/>
        </table:table-row>
        <table:table-row table:style-name="ro1">
          <table:table-cell table:style-name="ce1" office:value-type="float" office:value="4202081"/>
          <table:table-cell table:style-name="ce1" office:value-type="string">
            <text:p>Bandeirante (SC)</text:p>
          </table:table-cell>
          <table:table-cell table:style-name="ce1" office:value-type="float" office:value="2648"/>
        </table:table-row>
        <table:table-row table:style-name="ro1">
          <table:table-cell table:style-name="ce1" office:value-type="float" office:value="4202099"/>
          <table:table-cell table:style-name="ce1" office:value-type="string">
            <text:p>Barra Bonita (SC)</text:p>
          </table:table-cell>
          <table:table-cell table:style-name="ce1" office:value-type="float" office:value="1651"/>
        </table:table-row>
        <table:table-row table:style-name="ro1">
          <table:table-cell table:style-name="ce1" office:value-type="float" office:value="4202107"/>
          <table:table-cell table:style-name="ce1" office:value-type="string">
            <text:p>Barra Velha (SC)</text:p>
          </table:table-cell>
          <table:table-cell table:style-name="ce1" office:value-type="float" office:value="29860"/>
        </table:table-row>
        <table:table-row table:style-name="ro1">
          <table:table-cell table:style-name="ce1" office:value-type="float" office:value="4202131"/>
          <table:table-cell table:style-name="ce1" office:value-type="string">
            <text:p>Bela Vista do Toldo (SC)</text:p>
          </table:table-cell>
          <table:table-cell table:style-name="ce1" office:value-type="float" office:value="6362"/>
        </table:table-row>
        <table:table-row table:style-name="ro1">
          <table:table-cell table:style-name="ce1" office:value-type="float" office:value="4202156"/>
          <table:table-cell table:style-name="ce1" office:value-type="string">
            <text:p>Belmonte (SC)</text:p>
          </table:table-cell>
          <table:table-cell table:style-name="ce1" office:value-type="float" office:value="2709"/>
        </table:table-row>
        <table:table-row table:style-name="ro1">
          <table:table-cell table:style-name="ce1" office:value-type="float" office:value="4202206"/>
          <table:table-cell table:style-name="ce1" office:value-type="string">
            <text:p>Benedito Novo (SC)</text:p>
          </table:table-cell>
          <table:table-cell table:style-name="ce1" office:value-type="float" office:value="11775"/>
        </table:table-row>
        <table:table-row table:style-name="ro1">
          <table:table-cell table:style-name="ce1" office:value-type="float" office:value="4202305"/>
          <table:table-cell table:style-name="ce1" office:value-type="string">
            <text:p>Biguaçu (SC)</text:p>
          </table:table-cell>
          <table:table-cell table:style-name="ce1" office:value-type="float" office:value="69486"/>
        </table:table-row>
        <table:table-row table:style-name="ro1">
          <table:table-cell table:style-name="ce1" office:value-type="float" office:value="4202404"/>
          <table:table-cell table:style-name="ce1" office:value-type="string">
            <text:p>Blumenau (SC)</text:p>
          </table:table-cell>
          <table:table-cell table:style-name="ce1" office:value-type="float" office:value="361855"/>
        </table:table-row>
        <table:table-row table:style-name="ro1">
          <table:table-cell table:style-name="ce1" office:value-type="float" office:value="4202438"/>
          <table:table-cell table:style-name="ce1" office:value-type="string">
            <text:p>Bocaina do Sul (SC)</text:p>
          </table:table-cell>
          <table:table-cell table:style-name="ce1" office:value-type="float" office:value="3488"/>
        </table:table-row>
        <table:table-row table:style-name="ro1">
          <table:table-cell table:style-name="ce1" office:value-type="float" office:value="4202453"/>
          <table:table-cell table:style-name="ce1" office:value-type="string">
            <text:p>Bombinhas (SC)</text:p>
          </table:table-cell>
          <table:table-cell table:style-name="ce1" office:value-type="float" office:value="20335"/>
        </table:table-row>
        <table:table-row table:style-name="ro1">
          <table:table-cell table:style-name="ce1" office:value-type="float" office:value="4202503"/>
          <table:table-cell table:style-name="ce1" office:value-type="string">
            <text:p>Bom Jardim da Serra (SC)</text:p>
          </table:table-cell>
          <table:table-cell table:style-name="ce1" office:value-type="float" office:value="4772"/>
        </table:table-row>
        <table:table-row table:style-name="ro1">
          <table:table-cell table:style-name="ce1" office:value-type="float" office:value="4202537"/>
          <table:table-cell table:style-name="ce1" office:value-type="string">
            <text:p>Bom Jesus (SC)</text:p>
          </table:table-cell>
          <table:table-cell table:style-name="ce1" office:value-type="float" office:value="3057"/>
        </table:table-row>
        <table:table-row table:style-name="ro1">
          <table:table-cell table:style-name="ce1" office:value-type="float" office:value="4202578"/>
          <table:table-cell table:style-name="ce1" office:value-type="string">
            <text:p>Bom Jesus do Oeste (SC)</text:p>
          </table:table-cell>
          <table:table-cell table:style-name="ce1" office:value-type="float" office:value="2139"/>
        </table:table-row>
        <table:table-row table:style-name="ro1">
          <table:table-cell table:style-name="ce1" office:value-type="float" office:value="4202602"/>
          <table:table-cell table:style-name="ce1" office:value-type="string">
            <text:p>Bom Retiro (SC)</text:p>
          </table:table-cell>
          <table:table-cell table:style-name="ce1" office:value-type="float" office:value="10060"/>
        </table:table-row>
        <table:table-row table:style-name="ro1">
          <table:table-cell table:style-name="ce1" office:value-type="float" office:value="4202701"/>
          <table:table-cell table:style-name="ce1" office:value-type="string">
            <text:p>Botuverá (SC)</text:p>
          </table:table-cell>
          <table:table-cell table:style-name="ce1" office:value-type="float" office:value="5322"/>
        </table:table-row>
        <table:table-row table:style-name="ro1">
          <table:table-cell table:style-name="ce1" office:value-type="float" office:value="4202800"/>
          <table:table-cell table:style-name="ce1" office:value-type="string">
            <text:p>Braço do Norte (SC)</text:p>
          </table:table-cell>
          <table:table-cell table:style-name="ce1" office:value-type="float" office:value="33876"/>
        </table:table-row>
        <table:table-row table:style-name="ro1">
          <table:table-cell table:style-name="ce1" office:value-type="float" office:value="4202859"/>
          <table:table-cell table:style-name="ce1" office:value-type="string">
            <text:p>Braço do Trombudo (SC)</text:p>
          </table:table-cell>
          <table:table-cell table:style-name="ce1" office:value-type="float" office:value="3769"/>
        </table:table-row>
        <table:table-row table:style-name="ro1">
          <table:table-cell table:style-name="ce1" office:value-type="float" office:value="4202875"/>
          <table:table-cell table:style-name="ce1" office:value-type="string">
            <text:p>Brunópolis (SC)</text:p>
          </table:table-cell>
          <table:table-cell table:style-name="ce1" office:value-type="float" office:value="2368"/>
        </table:table-row>
        <table:table-row table:style-name="ro1">
          <table:table-cell table:style-name="ce1" office:value-type="float" office:value="4202909"/>
          <table:table-cell table:style-name="ce1" office:value-type="string">
            <text:p>Brusque (SC)</text:p>
          </table:table-cell>
          <table:table-cell table:style-name="ce1" office:value-type="float" office:value="137689"/>
        </table:table-row>
        <table:table-row table:style-name="ro1">
          <table:table-cell table:style-name="ce1" office:value-type="float" office:value="4203006"/>
          <table:table-cell table:style-name="ce1" office:value-type="string">
            <text:p>Caçador (SC)</text:p>
          </table:table-cell>
          <table:table-cell table:style-name="ce1" office:value-type="float" office:value="79313"/>
        </table:table-row>
        <table:table-row table:style-name="ro1">
          <table:table-cell table:style-name="ce1" office:value-type="float" office:value="4203105"/>
          <table:table-cell table:style-name="ce1" office:value-type="string">
            <text:p>Caibi (SC)</text:p>
          </table:table-cell>
          <table:table-cell table:style-name="ce1" office:value-type="float" office:value="6130"/>
        </table:table-row>
        <table:table-row table:style-name="ro1">
          <table:table-cell table:style-name="ce1" office:value-type="float" office:value="4203154"/>
          <table:table-cell table:style-name="ce1" office:value-type="string">
            <text:p>Calmon (SC)</text:p>
          </table:table-cell>
          <table:table-cell table:style-name="ce1" office:value-type="float" office:value="3335"/>
        </table:table-row>
        <table:table-row table:style-name="ro1">
          <table:table-cell table:style-name="ce1" office:value-type="float" office:value="4203204"/>
          <table:table-cell table:style-name="ce1" office:value-type="string">
            <text:p>Camboriú (SC)</text:p>
          </table:table-cell>
          <table:table-cell table:style-name="ce1" office:value-type="float" office:value="85105"/>
        </table:table-row>
        <table:table-row table:style-name="ro1">
          <table:table-cell table:style-name="ce1" office:value-type="float" office:value="4203253"/>
          <table:table-cell table:style-name="ce1" office:value-type="string">
            <text:p>Capão Alto (SC)</text:p>
          </table:table-cell>
          <table:table-cell table:style-name="ce1" office:value-type="float" office:value="2496"/>
        </table:table-row>
        <table:table-row table:style-name="ro1">
          <table:table-cell table:style-name="ce1" office:value-type="float" office:value="4203303"/>
          <table:table-cell table:style-name="ce1" office:value-type="string">
            <text:p>Campo Alegre (SC)</text:p>
          </table:table-cell>
          <table:table-cell table:style-name="ce1" office:value-type="float" office:value="11981"/>
        </table:table-row>
        <table:table-row table:style-name="ro1">
          <table:table-cell table:style-name="ce1" office:value-type="float" office:value="4203402"/>
          <table:table-cell table:style-name="ce1" office:value-type="string">
            <text:p>Campo Belo do Sul (SC)</text:p>
          </table:table-cell>
          <table:table-cell table:style-name="ce1" office:value-type="float" office:value="6952"/>
        </table:table-row>
        <table:table-row table:style-name="ro1">
          <table:table-cell table:style-name="ce1" office:value-type="float" office:value="4203501"/>
          <table:table-cell table:style-name="ce1" office:value-type="string">
            <text:p>Campo Erê (SC)</text:p>
          </table:table-cell>
          <table:table-cell table:style-name="ce1" office:value-type="float" office:value="8418"/>
        </table:table-row>
        <table:table-row table:style-name="ro1">
          <table:table-cell table:style-name="ce1" office:value-type="float" office:value="4203600"/>
          <table:table-cell table:style-name="ce1" office:value-type="string">
            <text:p>Campos Novos (SC)</text:p>
          </table:table-cell>
          <table:table-cell table:style-name="ce1" office:value-type="float" office:value="36556"/>
        </table:table-row>
        <table:table-row table:style-name="ro1">
          <table:table-cell table:style-name="ce1" office:value-type="float" office:value="4203709"/>
          <table:table-cell table:style-name="ce1" office:value-type="string">
            <text:p>Canelinha (SC)</text:p>
          </table:table-cell>
          <table:table-cell table:style-name="ce1" office:value-type="float" office:value="12398"/>
        </table:table-row>
        <table:table-row table:style-name="ro1">
          <table:table-cell table:style-name="ce1" office:value-type="float" office:value="4203808"/>
          <table:table-cell table:style-name="ce1" office:value-type="string">
            <text:p>Canoinhas (SC)</text:p>
          </table:table-cell>
          <table:table-cell table:style-name="ce1" office:value-type="float" office:value="54480"/>
        </table:table-row>
        <table:table-row table:style-name="ro1">
          <table:table-cell table:style-name="ce1" office:value-type="float" office:value="4203907"/>
          <table:table-cell table:style-name="ce1" office:value-type="string">
            <text:p>Capinzal (SC)</text:p>
          </table:table-cell>
          <table:table-cell table:style-name="ce1" office:value-type="float" office:value="23035"/>
        </table:table-row>
        <table:table-row table:style-name="ro1">
          <table:table-cell table:style-name="ce1" office:value-type="float" office:value="4203956"/>
          <table:table-cell table:style-name="ce1" office:value-type="string">
            <text:p>Capivari de Baixo (SC)</text:p>
          </table:table-cell>
          <table:table-cell table:style-name="ce1" office:value-type="float" office:value="25177"/>
        </table:table-row>
        <table:table-row table:style-name="ro1">
          <table:table-cell table:style-name="ce1" office:value-type="float" office:value="4204004"/>
          <table:table-cell table:style-name="ce1" office:value-type="string">
            <text:p>Catanduvas (SC)</text:p>
          </table:table-cell>
          <table:table-cell table:style-name="ce1" office:value-type="float" office:value="10984"/>
        </table:table-row>
        <table:table-row table:style-name="ro1">
          <table:table-cell table:style-name="ce1" office:value-type="float" office:value="4204103"/>
          <table:table-cell table:style-name="ce1" office:value-type="string">
            <text:p>Caxambu do Sul (SC)</text:p>
          </table:table-cell>
          <table:table-cell table:style-name="ce1" office:value-type="float" office:value="3551"/>
        </table:table-row>
        <table:table-row table:style-name="ro1">
          <table:table-cell table:style-name="ce1" office:value-type="float" office:value="4204152"/>
          <table:table-cell table:style-name="ce1" office:value-type="string">
            <text:p>Celso Ramos (SC)</text:p>
          </table:table-cell>
          <table:table-cell table:style-name="ce1" office:value-type="float" office:value="2719"/>
        </table:table-row>
        <table:table-row table:style-name="ro1">
          <table:table-cell table:style-name="ce1" office:value-type="float" office:value="4204178"/>
          <table:table-cell table:style-name="ce1" office:value-type="string">
            <text:p>Cerro Negro (SC)</text:p>
          </table:table-cell>
          <table:table-cell table:style-name="ce1" office:value-type="float" office:value="3068"/>
        </table:table-row>
        <table:table-row table:style-name="ro1">
          <table:table-cell table:style-name="ce1" office:value-type="float" office:value="4204194"/>
          <table:table-cell table:style-name="ce1" office:value-type="string">
            <text:p>Chapadão do Lageado (SC)</text:p>
          </table:table-cell>
          <table:table-cell table:style-name="ce1" office:value-type="float" office:value="3006"/>
        </table:table-row>
        <table:table-row table:style-name="ro1">
          <table:table-cell table:style-name="ce1" office:value-type="float" office:value="4204202"/>
          <table:table-cell table:style-name="ce1" office:value-type="string">
            <text:p>Chapecó (SC)</text:p>
          </table:table-cell>
          <table:table-cell table:style-name="ce1" office:value-type="float" office:value="224013"/>
        </table:table-row>
        <table:table-row table:style-name="ro1">
          <table:table-cell table:style-name="ce1" office:value-type="float" office:value="4204251"/>
          <table:table-cell table:style-name="ce1" office:value-type="string">
            <text:p>Cocal do Sul (SC)</text:p>
          </table:table-cell>
          <table:table-cell table:style-name="ce1" office:value-type="float" office:value="16821"/>
        </table:table-row>
        <table:table-row table:style-name="ro1">
          <table:table-cell table:style-name="ce1" office:value-type="float" office:value="4204301"/>
          <table:table-cell table:style-name="ce1" office:value-type="string">
            <text:p>Concórdia (SC)</text:p>
          </table:table-cell>
          <table:table-cell table:style-name="ce1" office:value-type="float" office:value="75167"/>
        </table:table-row>
        <table:table-row table:style-name="ro1">
          <table:table-cell table:style-name="ce1" office:value-type="float" office:value="4204350"/>
          <table:table-cell table:style-name="ce1" office:value-type="string">
            <text:p>Cordilheira Alta (SC)</text:p>
          </table:table-cell>
          <table:table-cell table:style-name="ce1" office:value-type="float" office:value="4520"/>
        </table:table-row>
        <table:table-row table:style-name="ro1">
          <table:table-cell table:style-name="ce1" office:value-type="float" office:value="4204400"/>
          <table:table-cell table:style-name="ce1" office:value-type="string">
            <text:p>Coronel Freitas (SC)</text:p>
          </table:table-cell>
          <table:table-cell table:style-name="ce1" office:value-type="float" office:value="9940"/>
        </table:table-row>
        <table:table-row table:style-name="ro1">
          <table:table-cell table:style-name="ce1" office:value-type="float" office:value="4204459"/>
          <table:table-cell table:style-name="ce1" office:value-type="string">
            <text:p>Coronel Martins (SC)</text:p>
          </table:table-cell>
          <table:table-cell table:style-name="ce1" office:value-type="float" office:value="2555"/>
        </table:table-row>
        <table:table-row table:style-name="ro1">
          <table:table-cell table:style-name="ce1" office:value-type="float" office:value="4204509"/>
          <table:table-cell table:style-name="ce1" office:value-type="string">
            <text:p>Corupá (SC)</text:p>
          </table:table-cell>
          <table:table-cell table:style-name="ce1" office:value-type="float" office:value="16107"/>
        </table:table-row>
        <table:table-row table:style-name="ro1">
          <table:table-cell table:style-name="ce1" office:value-type="float" office:value="4204558"/>
          <table:table-cell table:style-name="ce1" office:value-type="string">
            <text:p>Correia Pinto (SC)</text:p>
          </table:table-cell>
          <table:table-cell table:style-name="ce1" office:value-type="float" office:value="12553"/>
        </table:table-row>
        <table:table-row table:style-name="ro1">
          <table:table-cell table:style-name="ce1" office:value-type="float" office:value="4204608"/>
          <table:table-cell table:style-name="ce1" office:value-type="string">
            <text:p>Criciúma (SC)</text:p>
          </table:table-cell>
          <table:table-cell table:style-name="ce1" office:value-type="float" office:value="217311"/>
        </table:table-row>
        <table:table-row table:style-name="ro1">
          <table:table-cell table:style-name="ce1" office:value-type="float" office:value="4204707"/>
          <table:table-cell table:style-name="ce1" office:value-type="string">
            <text:p>Cunha Porã (SC)</text:p>
          </table:table-cell>
          <table:table-cell table:style-name="ce1" office:value-type="float" office:value="11118"/>
        </table:table-row>
        <table:table-row table:style-name="ro1">
          <table:table-cell table:style-name="ce1" office:value-type="float" office:value="4204756"/>
          <table:table-cell table:style-name="ce1" office:value-type="string">
            <text:p>Cunhataí (SC)</text:p>
          </table:table-cell>
          <table:table-cell table:style-name="ce1" office:value-type="float" office:value="1967"/>
        </table:table-row>
        <table:table-row table:style-name="ro1">
          <table:table-cell table:style-name="ce1" office:value-type="float" office:value="4204806"/>
          <table:table-cell table:style-name="ce1" office:value-type="string">
            <text:p>Curitibanos (SC)</text:p>
          </table:table-cell>
          <table:table-cell table:style-name="ce1" office:value-type="float" office:value="39893"/>
        </table:table-row>
        <table:table-row table:style-name="ro1">
          <table:table-cell table:style-name="ce1" office:value-type="float" office:value="4204905"/>
          <table:table-cell table:style-name="ce1" office:value-type="string">
            <text:p>Descanso (SC)</text:p>
          </table:table-cell>
          <table:table-cell table:style-name="ce1" office:value-type="float" office:value="8192"/>
        </table:table-row>
        <table:table-row table:style-name="ro1">
          <table:table-cell table:style-name="ce1" office:value-type="float" office:value="4205001"/>
          <table:table-cell table:style-name="ce1" office:value-type="string">
            <text:p>Dionísio Cerqueira (SC)</text:p>
          </table:table-cell>
          <table:table-cell table:style-name="ce1" office:value-type="float" office:value="15545"/>
        </table:table-row>
        <table:table-row table:style-name="ro1">
          <table:table-cell table:style-name="ce1" office:value-type="float" office:value="4205100"/>
          <table:table-cell table:style-name="ce1" office:value-type="string">
            <text:p>Dona Emma (SC)</text:p>
          </table:table-cell>
          <table:table-cell table:style-name="ce1" office:value-type="float" office:value="4186"/>
        </table:table-row>
        <table:table-row table:style-name="ro1">
          <table:table-cell table:style-name="ce1" office:value-type="float" office:value="4205159"/>
          <table:table-cell table:style-name="ce1" office:value-type="string">
            <text:p>Doutor Pedrinho (SC)</text:p>
          </table:table-cell>
          <table:table-cell table:style-name="ce1" office:value-type="float" office:value="4115"/>
        </table:table-row>
        <table:table-row table:style-name="ro1">
          <table:table-cell table:style-name="ce1" office:value-type="float" office:value="4205175"/>
          <table:table-cell table:style-name="ce1" office:value-type="string">
            <text:p>Entre Rios (SC)</text:p>
          </table:table-cell>
          <table:table-cell table:style-name="ce1" office:value-type="float" office:value="3218"/>
        </table:table-row>
        <table:table-row table:style-name="ro1">
          <table:table-cell table:style-name="ce1" office:value-type="float" office:value="4205191"/>
          <table:table-cell table:style-name="ce1" office:value-type="string">
            <text:p>Ermo (SC)</text:p>
          </table:table-cell>
          <table:table-cell table:style-name="ce1" office:value-type="float" office:value="2061"/>
        </table:table-row>
        <table:table-row table:style-name="ro1">
          <table:table-cell table:style-name="ce1" office:value-type="float" office:value="4205209"/>
          <table:table-cell table:style-name="ce1" office:value-type="string">
            <text:p>Erval Velho (SC)</text:p>
          </table:table-cell>
          <table:table-cell table:style-name="ce1" office:value-type="float" office:value="4418"/>
        </table:table-row>
        <table:table-row table:style-name="ro1">
          <table:table-cell table:style-name="ce1" office:value-type="float" office:value="4205308"/>
          <table:table-cell table:style-name="ce1" office:value-type="string">
            <text:p>Faxinal dos Guedes (SC)</text:p>
          </table:table-cell>
          <table:table-cell table:style-name="ce1" office:value-type="float" office:value="10649"/>
        </table:table-row>
        <table:table-row table:style-name="ro1">
          <table:table-cell table:style-name="ce1" office:value-type="float" office:value="4205357"/>
          <table:table-cell table:style-name="ce1" office:value-type="string">
            <text:p>Flor do Sertão (SC)</text:p>
          </table:table-cell>
          <table:table-cell table:style-name="ce1" office:value-type="float" office:value="1579"/>
        </table:table-row>
        <table:table-row table:style-name="ro1">
          <table:table-cell table:style-name="ce1" office:value-type="float" office:value="4205407"/>
          <table:table-cell table:style-name="ce1" office:value-type="string">
            <text:p>Florianópolis (SC)</text:p>
          </table:table-cell>
          <table:table-cell table:style-name="ce1" office:value-type="float" office:value="508826"/>
        </table:table-row>
        <table:table-row table:style-name="ro1">
          <table:table-cell table:style-name="ce1" office:value-type="float" office:value="4205431"/>
          <table:table-cell table:style-name="ce1" office:value-type="string">
            <text:p>Formosa do Sul (SC)</text:p>
          </table:table-cell>
          <table:table-cell table:style-name="ce1" office:value-type="float" office:value="2495"/>
        </table:table-row>
        <table:table-row table:style-name="ro1">
          <table:table-cell table:style-name="ce1" office:value-type="float" office:value="4205456"/>
          <table:table-cell table:style-name="ce1" office:value-type="string">
            <text:p>Forquilhinha (SC)</text:p>
          </table:table-cell>
          <table:table-cell table:style-name="ce1" office:value-type="float" office:value="27211"/>
        </table:table-row>
        <table:table-row table:style-name="ro1">
          <table:table-cell table:style-name="ce1" office:value-type="float" office:value="4205506"/>
          <table:table-cell table:style-name="ce1" office:value-type="string">
            <text:p>Fraiburgo (SC)</text:p>
          </table:table-cell>
          <table:table-cell table:style-name="ce1" office:value-type="float" office:value="36584"/>
        </table:table-row>
        <table:table-row table:style-name="ro1">
          <table:table-cell table:style-name="ce1" office:value-type="float" office:value="4205555"/>
          <table:table-cell table:style-name="ce1" office:value-type="string">
            <text:p>Frei Rogério (SC)</text:p>
          </table:table-cell>
          <table:table-cell table:style-name="ce1" office:value-type="float" office:value="1970"/>
        </table:table-row>
        <table:table-row table:style-name="ro1">
          <table:table-cell table:style-name="ce1" office:value-type="float" office:value="4205605"/>
          <table:table-cell table:style-name="ce1" office:value-type="string">
            <text:p>Galvão (SC)</text:p>
          </table:table-cell>
          <table:table-cell table:style-name="ce1" office:value-type="float" office:value="2791"/>
        </table:table-row>
        <table:table-row table:style-name="ro1">
          <table:table-cell table:style-name="ce1" office:value-type="float" office:value="4205704"/>
          <table:table-cell table:style-name="ce1" office:value-type="string">
            <text:p>Garopaba (SC)</text:p>
          </table:table-cell>
          <table:table-cell table:style-name="ce1" office:value-type="float" office:value="23579"/>
        </table:table-row>
        <table:table-row table:style-name="ro1">
          <table:table-cell table:style-name="ce1" office:value-type="float" office:value="4205803"/>
          <table:table-cell table:style-name="ce1" office:value-type="string">
            <text:p>Garuva (SC)</text:p>
          </table:table-cell>
          <table:table-cell table:style-name="ce1" office:value-type="float" office:value="18484"/>
        </table:table-row>
        <table:table-row table:style-name="ro1">
          <table:table-cell table:style-name="ce1" office:value-type="float" office:value="4205902"/>
          <table:table-cell table:style-name="ce1" office:value-type="string">
            <text:p>Gaspar (SC)</text:p>
          </table:table-cell>
          <table:table-cell table:style-name="ce1" office:value-type="float" office:value="70793"/>
        </table:table-row>
        <table:table-row table:style-name="ro1">
          <table:table-cell table:style-name="ce1" office:value-type="float" office:value="4206009"/>
          <table:table-cell table:style-name="ce1" office:value-type="string">
            <text:p>Governador Celso Ramos (SC)</text:p>
          </table:table-cell>
          <table:table-cell table:style-name="ce1" office:value-type="float" office:value="14606"/>
        </table:table-row>
        <table:table-row table:style-name="ro1">
          <table:table-cell table:style-name="ce1" office:value-type="float" office:value="4206108"/>
          <table:table-cell table:style-name="ce1" office:value-type="string">
            <text:p>Grão-Pará (SC)</text:p>
          </table:table-cell>
          <table:table-cell table:style-name="ce1" office:value-type="float" office:value="6595"/>
        </table:table-row>
        <table:table-row table:style-name="ro1">
          <table:table-cell table:style-name="ce1" office:value-type="float" office:value="4206207"/>
          <table:table-cell table:style-name="ce1" office:value-type="string">
            <text:p>Gravatal (SC)</text:p>
          </table:table-cell>
          <table:table-cell table:style-name="ce1" office:value-type="float" office:value="11577"/>
        </table:table-row>
        <table:table-row table:style-name="ro1">
          <table:table-cell table:style-name="ce1" office:value-type="float" office:value="4206306"/>
          <table:table-cell table:style-name="ce1" office:value-type="string">
            <text:p>Guabiruba (SC)</text:p>
          </table:table-cell>
          <table:table-cell table:style-name="ce1" office:value-type="float" office:value="24382"/>
        </table:table-row>
        <table:table-row table:style-name="ro1">
          <table:table-cell table:style-name="ce1" office:value-type="float" office:value="4206405"/>
          <table:table-cell table:style-name="ce1" office:value-type="string">
            <text:p>Guaraciaba (SC)</text:p>
          </table:table-cell>
          <table:table-cell table:style-name="ce1" office:value-type="float" office:value="10026"/>
        </table:table-row>
        <table:table-row table:style-name="ro1">
          <table:table-cell table:style-name="ce1" office:value-type="float" office:value="4206504"/>
          <table:table-cell table:style-name="ce1" office:value-type="string">
            <text:p>Guaramirim (SC)</text:p>
          </table:table-cell>
          <table:table-cell table:style-name="ce1" office:value-type="float" office:value="45797"/>
        </table:table-row>
        <table:table-row table:style-name="ro1">
          <table:table-cell table:style-name="ce1" office:value-type="float" office:value="4206603"/>
          <table:table-cell table:style-name="ce1" office:value-type="string">
            <text:p>Guarujá do Sul (SC)</text:p>
          </table:table-cell>
          <table:table-cell table:style-name="ce1" office:value-type="float" office:value="5178"/>
        </table:table-row>
        <table:table-row table:style-name="ro1">
          <table:table-cell table:style-name="ce1" office:value-type="float" office:value="4206652"/>
          <table:table-cell table:style-name="ce1" office:value-type="string">
            <text:p>Guatambú (SC)</text:p>
          </table:table-cell>
          <table:table-cell table:style-name="ce1" office:value-type="float" office:value="4698"/>
        </table:table-row>
        <table:table-row table:style-name="ro1">
          <table:table-cell table:style-name="ce1" office:value-type="float" office:value="4206702"/>
          <table:table-cell table:style-name="ce1" office:value-type="string">
            <text:p>Herval d'Oeste (SC)</text:p>
          </table:table-cell>
          <table:table-cell table:style-name="ce1" office:value-type="float" office:value="22714"/>
        </table:table-row>
        <table:table-row table:style-name="ro1">
          <table:table-cell table:style-name="ce1" office:value-type="float" office:value="4206751"/>
          <table:table-cell table:style-name="ce1" office:value-type="string">
            <text:p>Ibiam (SC)</text:p>
          </table:table-cell>
          <table:table-cell table:style-name="ce1" office:value-type="float" office:value="1954"/>
        </table:table-row>
        <table:table-row table:style-name="ro1">
          <table:table-cell table:style-name="ce1" office:value-type="float" office:value="4206801"/>
          <table:table-cell table:style-name="ce1" office:value-type="string">
            <text:p>Ibicaré (SC)</text:p>
          </table:table-cell>
          <table:table-cell table:style-name="ce1" office:value-type="float" office:value="3178"/>
        </table:table-row>
        <table:table-row table:style-name="ro1">
          <table:table-cell table:style-name="ce1" office:value-type="float" office:value="4206900"/>
          <table:table-cell table:style-name="ce1" office:value-type="string">
            <text:p>Ibirama (SC)</text:p>
          </table:table-cell>
          <table:table-cell table:style-name="ce1" office:value-type="float" office:value="19096"/>
        </table:table-row>
        <table:table-row table:style-name="ro1">
          <table:table-cell table:style-name="ce1" office:value-type="float" office:value="4207007"/>
          <table:table-cell table:style-name="ce1" office:value-type="string">
            <text:p>Içara (SC)</text:p>
          </table:table-cell>
          <table:table-cell table:style-name="ce1" office:value-type="float" office:value="57247"/>
        </table:table-row>
        <table:table-row table:style-name="ro1">
          <table:table-cell table:style-name="ce1" office:value-type="float" office:value="4207106"/>
          <table:table-cell table:style-name="ce1" office:value-type="string">
            <text:p>Ilhota (SC)</text:p>
          </table:table-cell>
          <table:table-cell table:style-name="ce1" office:value-type="float" office:value="14359"/>
        </table:table-row>
        <table:table-row table:style-name="ro1">
          <table:table-cell table:style-name="ce1" office:value-type="float" office:value="4207205"/>
          <table:table-cell table:style-name="ce1" office:value-type="string">
            <text:p>Imaruí (SC)</text:p>
          </table:table-cell>
          <table:table-cell table:style-name="ce1" office:value-type="float" office:value="9948"/>
        </table:table-row>
        <table:table-row table:style-name="ro1">
          <table:table-cell table:style-name="ce1" office:value-type="float" office:value="4207304"/>
          <table:table-cell table:style-name="ce1" office:value-type="string">
            <text:p>Imbituba (SC)</text:p>
          </table:table-cell>
          <table:table-cell table:style-name="ce1" office:value-type="float" office:value="45286"/>
        </table:table-row>
        <table:table-row table:style-name="ro1">
          <table:table-cell table:style-name="ce1" office:value-type="float" office:value="4207403"/>
          <table:table-cell table:style-name="ce1" office:value-type="string">
            <text:p>Imbuia (SC)</text:p>
          </table:table-cell>
          <table:table-cell table:style-name="ce1" office:value-type="float" office:value="6241"/>
        </table:table-row>
        <table:table-row table:style-name="ro1">
          <table:table-cell table:style-name="ce1" office:value-type="float" office:value="4207502"/>
          <table:table-cell table:style-name="ce1" office:value-type="string">
            <text:p>Indaial (SC)</text:p>
          </table:table-cell>
          <table:table-cell table:style-name="ce1" office:value-type="float" office:value="70900"/>
        </table:table-row>
        <table:table-row table:style-name="ro1">
          <table:table-cell table:style-name="ce1" office:value-type="float" office:value="4207577"/>
          <table:table-cell table:style-name="ce1" office:value-type="string">
            <text:p>Iomerê (SC)</text:p>
          </table:table-cell>
          <table:table-cell table:style-name="ce1" office:value-type="float" office:value="2962"/>
        </table:table-row>
        <table:table-row table:style-name="ro1">
          <table:table-cell table:style-name="ce1" office:value-type="float" office:value="4207601"/>
          <table:table-cell table:style-name="ce1" office:value-type="string">
            <text:p>Ipira (SC)</text:p>
          </table:table-cell>
          <table:table-cell table:style-name="ce1" office:value-type="float" office:value="4406"/>
        </table:table-row>
        <table:table-row table:style-name="ro1">
          <table:table-cell table:style-name="ce1" office:value-type="float" office:value="4207650"/>
          <table:table-cell table:style-name="ce1" office:value-type="string">
            <text:p>Iporã do Oeste (SC)</text:p>
          </table:table-cell>
          <table:table-cell table:style-name="ce1" office:value-type="float" office:value="9045"/>
        </table:table-row>
        <table:table-row table:style-name="ro1">
          <table:table-cell table:style-name="ce1" office:value-type="float" office:value="4207684"/>
          <table:table-cell table:style-name="ce1" office:value-type="string">
            <text:p>Ipuaçu (SC)</text:p>
          </table:table-cell>
          <table:table-cell table:style-name="ce1" office:value-type="float" office:value="7579"/>
        </table:table-row>
        <table:table-row table:style-name="ro1">
          <table:table-cell table:style-name="ce1" office:value-type="float" office:value="4207700"/>
          <table:table-cell table:style-name="ce1" office:value-type="string">
            <text:p>Ipumirim (SC)</text:p>
          </table:table-cell>
          <table:table-cell table:style-name="ce1" office:value-type="float" office:value="7620"/>
        </table:table-row>
        <table:table-row table:style-name="ro1">
          <table:table-cell table:style-name="ce1" office:value-type="float" office:value="4207759"/>
          <table:table-cell table:style-name="ce1" office:value-type="string">
            <text:p>Iraceminha (SC)</text:p>
          </table:table-cell>
          <table:table-cell table:style-name="ce1" office:value-type="float" office:value="3938"/>
        </table:table-row>
        <table:table-row table:style-name="ro1">
          <table:table-cell table:style-name="ce1" office:value-type="float" office:value="4207809"/>
          <table:table-cell table:style-name="ce1" office:value-type="string">
            <text:p>Irani (SC)</text:p>
          </table:table-cell>
          <table:table-cell table:style-name="ce1" office:value-type="float" office:value="10498"/>
        </table:table-row>
        <table:table-row table:style-name="ro1">
          <table:table-cell table:style-name="ce1" office:value-type="float" office:value="4207858"/>
          <table:table-cell table:style-name="ce1" office:value-type="string">
            <text:p>Irati (SC)</text:p>
          </table:table-cell>
          <table:table-cell table:style-name="ce1" office:value-type="float" office:value="1909"/>
        </table:table-row>
        <table:table-row table:style-name="ro1">
          <table:table-cell table:style-name="ce1" office:value-type="float" office:value="4207908"/>
          <table:table-cell table:style-name="ce1" office:value-type="string">
            <text:p>Irineópolis (SC)</text:p>
          </table:table-cell>
          <table:table-cell table:style-name="ce1" office:value-type="float" office:value="11289"/>
        </table:table-row>
        <table:table-row table:style-name="ro1">
          <table:table-cell table:style-name="ce1" office:value-type="float" office:value="4208005"/>
          <table:table-cell table:style-name="ce1" office:value-type="string">
            <text:p>Itá (SC)</text:p>
          </table:table-cell>
          <table:table-cell table:style-name="ce1" office:value-type="float" office:value="6129"/>
        </table:table-row>
        <table:table-row table:style-name="ro1">
          <table:table-cell table:style-name="ce1" office:value-type="float" office:value="4208104"/>
          <table:table-cell table:style-name="ce1" office:value-type="string">
            <text:p>Itaiópolis (SC)</text:p>
          </table:table-cell>
          <table:table-cell table:style-name="ce1" office:value-type="float" office:value="21780"/>
        </table:table-row>
        <table:table-row table:style-name="ro1">
          <table:table-cell table:style-name="ce1" office:value-type="float" office:value="4208203"/>
          <table:table-cell table:style-name="ce1" office:value-type="string">
            <text:p>Itajaí (SC)</text:p>
          </table:table-cell>
          <table:table-cell table:style-name="ce1" office:value-type="float" office:value="223112"/>
        </table:table-row>
        <table:table-row table:style-name="ro1">
          <table:table-cell table:style-name="ce1" office:value-type="float" office:value="4208302"/>
          <table:table-cell table:style-name="ce1" office:value-type="string">
            <text:p>Itapema (SC)</text:p>
          </table:table-cell>
          <table:table-cell table:style-name="ce1" office:value-type="float" office:value="67338"/>
        </table:table-row>
        <table:table-row table:style-name="ro1">
          <table:table-cell table:style-name="ce1" office:value-type="float" office:value="4208401"/>
          <table:table-cell table:style-name="ce1" office:value-type="string">
            <text:p>Itapiranga (SC)</text:p>
          </table:table-cell>
          <table:table-cell table:style-name="ce1" office:value-type="float" office:value="17007"/>
        </table:table-row>
        <table:table-row table:style-name="ro1">
          <table:table-cell table:style-name="ce1" office:value-type="float" office:value="4208450"/>
          <table:table-cell table:style-name="ce1" office:value-type="string">
            <text:p>Itapoá (SC)</text:p>
          </table:table-cell>
          <table:table-cell table:style-name="ce1" office:value-type="float" office:value="21177"/>
        </table:table-row>
        <table:table-row table:style-name="ro1">
          <table:table-cell table:style-name="ce1" office:value-type="float" office:value="4208500"/>
          <table:table-cell table:style-name="ce1" office:value-type="string">
            <text:p>Ituporanga (SC)</text:p>
          </table:table-cell>
          <table:table-cell table:style-name="ce1" office:value-type="float" office:value="25355"/>
        </table:table-row>
        <table:table-row table:style-name="ro1">
          <table:table-cell table:style-name="ce1" office:value-type="float" office:value="4208609"/>
          <table:table-cell table:style-name="ce1" office:value-type="string">
            <text:p>Jaborá (SC)</text:p>
          </table:table-cell>
          <table:table-cell table:style-name="ce1" office:value-type="float" office:value="3918"/>
        </table:table-row>
        <table:table-row table:style-name="ro1">
          <table:table-cell table:style-name="ce1" office:value-type="float" office:value="4208708"/>
          <table:table-cell table:style-name="ce1" office:value-type="string">
            <text:p>Jacinto Machado (SC)</text:p>
          </table:table-cell>
          <table:table-cell table:style-name="ce1" office:value-type="float" office:value="10376"/>
        </table:table-row>
        <table:table-row table:style-name="ro1">
          <table:table-cell table:style-name="ce1" office:value-type="float" office:value="4208807"/>
          <table:table-cell table:style-name="ce1" office:value-type="string">
            <text:p>Jaguaruna (SC)</text:p>
          </table:table-cell>
          <table:table-cell table:style-name="ce1" office:value-type="float" office:value="20288"/>
        </table:table-row>
        <table:table-row table:style-name="ro1">
          <table:table-cell table:style-name="ce1" office:value-type="float" office:value="4208906"/>
          <table:table-cell table:style-name="ce1" office:value-type="string">
            <text:p>Jaraguá do Sul (SC)</text:p>
          </table:table-cell>
          <table:table-cell table:style-name="ce1" office:value-type="float" office:value="181173"/>
        </table:table-row>
        <table:table-row table:style-name="ro1">
          <table:table-cell table:style-name="ce1" office:value-type="float" office:value="4208955"/>
          <table:table-cell table:style-name="ce1" office:value-type="string">
            <text:p>Jardinópolis (SC)</text:p>
          </table:table-cell>
          <table:table-cell table:style-name="ce1" office:value-type="float" office:value="1546"/>
        </table:table-row>
        <table:table-row table:style-name="ro1">
          <table:table-cell table:style-name="ce1" office:value-type="float" office:value="4209003"/>
          <table:table-cell table:style-name="ce1" office:value-type="string">
            <text:p>Joaçaba (SC)</text:p>
          </table:table-cell>
          <table:table-cell table:style-name="ce1" office:value-type="float" office:value="30404"/>
        </table:table-row>
        <table:table-row table:style-name="ro1">
          <table:table-cell table:style-name="ce1" office:value-type="float" office:value="4209102"/>
          <table:table-cell table:style-name="ce1" office:value-type="string">
            <text:p>Joinville (SC)</text:p>
          </table:table-cell>
          <table:table-cell table:style-name="ce1" office:value-type="float" office:value="597658"/>
        </table:table-row>
        <table:table-row table:style-name="ro1">
          <table:table-cell table:style-name="ce1" office:value-type="float" office:value="4209151"/>
          <table:table-cell table:style-name="ce1" office:value-type="string">
            <text:p>José Boiteux (SC)</text:p>
          </table:table-cell>
          <table:table-cell table:style-name="ce1" office:value-type="float" office:value="5007"/>
        </table:table-row>
        <table:table-row table:style-name="ro1">
          <table:table-cell table:style-name="ce1" office:value-type="float" office:value="4209177"/>
          <table:table-cell table:style-name="ce1" office:value-type="string">
            <text:p>Jupiá (SC)</text:p>
          </table:table-cell>
          <table:table-cell table:style-name="ce1" office:value-type="float" office:value="2092"/>
        </table:table-row>
        <table:table-row table:style-name="ro1">
          <table:table-cell table:style-name="ce1" office:value-type="float" office:value="4209201"/>
          <table:table-cell table:style-name="ce1" office:value-type="string">
            <text:p>Lacerdópolis (SC)</text:p>
          </table:table-cell>
          <table:table-cell table:style-name="ce1" office:value-type="float" office:value="2247"/>
        </table:table-row>
        <table:table-row table:style-name="ro1">
          <table:table-cell table:style-name="ce1" office:value-type="float" office:value="4209300"/>
          <table:table-cell table:style-name="ce1" office:value-type="string">
            <text:p>Lages (SC)</text:p>
          </table:table-cell>
          <table:table-cell table:style-name="ce1" office:value-type="float" office:value="157349"/>
        </table:table-row>
        <table:table-row table:style-name="ro1">
          <table:table-cell table:style-name="ce1" office:value-type="float" office:value="4209409"/>
          <table:table-cell table:style-name="ce1" office:value-type="string">
            <text:p>Laguna (SC)</text:p>
          </table:table-cell>
          <table:table-cell table:style-name="ce1" office:value-type="float" office:value="46122"/>
        </table:table-row>
        <table:table-row table:style-name="ro1">
          <table:table-cell table:style-name="ce1" office:value-type="float" office:value="4209458"/>
          <table:table-cell table:style-name="ce1" office:value-type="string">
            <text:p>Lajeado Grande (SC)</text:p>
          </table:table-cell>
          <table:table-cell table:style-name="ce1" office:value-type="float" office:value="1418"/>
        </table:table-row>
        <table:table-row table:style-name="ro1">
          <table:table-cell table:style-name="ce1" office:value-type="float" office:value="4209508"/>
          <table:table-cell table:style-name="ce1" office:value-type="string">
            <text:p>Laurentino (SC)</text:p>
          </table:table-cell>
          <table:table-cell table:style-name="ce1" office:value-type="float" office:value="7063"/>
        </table:table-row>
        <table:table-row table:style-name="ro1">
          <table:table-cell table:style-name="ce1" office:value-type="float" office:value="4209607"/>
          <table:table-cell table:style-name="ce1" office:value-type="string">
            <text:p>Lauro Müller (SC)</text:p>
          </table:table-cell>
          <table:table-cell table:style-name="ce1" office:value-type="float" office:value="15313"/>
        </table:table-row>
        <table:table-row table:style-name="ro1">
          <table:table-cell table:style-name="ce1" office:value-type="float" office:value="4209706"/>
          <table:table-cell table:style-name="ce1" office:value-type="string">
            <text:p>Lebon Régis (SC)</text:p>
          </table:table-cell>
          <table:table-cell table:style-name="ce1" office:value-type="float" office:value="12115"/>
        </table:table-row>
        <table:table-row table:style-name="ro1">
          <table:table-cell table:style-name="ce1" office:value-type="float" office:value="4209805"/>
          <table:table-cell table:style-name="ce1" office:value-type="string">
            <text:p>Leoberto Leal (SC)</text:p>
          </table:table-cell>
          <table:table-cell table:style-name="ce1" office:value-type="float" office:value="3000"/>
        </table:table-row>
        <table:table-row table:style-name="ro1">
          <table:table-cell table:style-name="ce1" office:value-type="float" office:value="4209854"/>
          <table:table-cell table:style-name="ce1" office:value-type="string">
            <text:p>Lindóia do Sul (SC)</text:p>
          </table:table-cell>
          <table:table-cell table:style-name="ce1" office:value-type="float" office:value="4546"/>
        </table:table-row>
        <table:table-row table:style-name="ro1">
          <table:table-cell table:style-name="ce1" office:value-type="float" office:value="4209904"/>
          <table:table-cell table:style-name="ce1" office:value-type="string">
            <text:p>Lontras (SC)</text:p>
          </table:table-cell>
          <table:table-cell table:style-name="ce1" office:value-type="float" office:value="12315"/>
        </table:table-row>
        <table:table-row table:style-name="ro1">
          <table:table-cell table:style-name="ce1" office:value-type="float" office:value="4210001"/>
          <table:table-cell table:style-name="ce1" office:value-type="string">
            <text:p>Luiz Alves (SC)</text:p>
          </table:table-cell>
          <table:table-cell table:style-name="ce1" office:value-type="float" office:value="13107"/>
        </table:table-row>
        <table:table-row table:style-name="ro1">
          <table:table-cell table:style-name="ce1" office:value-type="float" office:value="4210035"/>
          <table:table-cell table:style-name="ce1" office:value-type="string">
            <text:p>Luzerna (SC)</text:p>
          </table:table-cell>
          <table:table-cell table:style-name="ce1" office:value-type="float" office:value="5684"/>
        </table:table-row>
        <table:table-row table:style-name="ro1">
          <table:table-cell table:style-name="ce1" office:value-type="float" office:value="4210050"/>
          <table:table-cell table:style-name="ce1" office:value-type="string">
            <text:p>Macieira (SC)</text:p>
          </table:table-cell>
          <table:table-cell table:style-name="ce1" office:value-type="float" office:value="1766"/>
        </table:table-row>
        <table:table-row table:style-name="ro1">
          <table:table-cell table:style-name="ce1" office:value-type="float" office:value="4210100"/>
          <table:table-cell table:style-name="ce1" office:value-type="string">
            <text:p>Mafra (SC)</text:p>
          </table:table-cell>
          <table:table-cell table:style-name="ce1" office:value-type="float" office:value="56561"/>
        </table:table-row>
        <table:table-row table:style-name="ro1">
          <table:table-cell table:style-name="ce1" office:value-type="float" office:value="4210209"/>
          <table:table-cell table:style-name="ce1" office:value-type="string">
            <text:p>Major Gercino (SC)</text:p>
          </table:table-cell>
          <table:table-cell table:style-name="ce1" office:value-type="float" office:value="3454"/>
        </table:table-row>
        <table:table-row table:style-name="ro1">
          <table:table-cell table:style-name="ce1" office:value-type="float" office:value="4210308"/>
          <table:table-cell table:style-name="ce1" office:value-type="string">
            <text:p>Major Vieira (SC)</text:p>
          </table:table-cell>
          <table:table-cell table:style-name="ce1" office:value-type="float" office:value="8156"/>
        </table:table-row>
        <table:table-row table:style-name="ro1">
          <table:table-cell table:style-name="ce1" office:value-type="float" office:value="4210407"/>
          <table:table-cell table:style-name="ce1" office:value-type="string">
            <text:p>Maracajá (SC)</text:p>
          </table:table-cell>
          <table:table-cell table:style-name="ce1" office:value-type="float" office:value="7378"/>
        </table:table-row>
        <table:table-row table:style-name="ro1">
          <table:table-cell table:style-name="ce1" office:value-type="float" office:value="4210506"/>
          <table:table-cell table:style-name="ce1" office:value-type="string">
            <text:p>Maravilha (SC)</text:p>
          </table:table-cell>
          <table:table-cell table:style-name="ce1" office:value-type="float" office:value="26116"/>
        </table:table-row>
        <table:table-row table:style-name="ro1">
          <table:table-cell table:style-name="ce1" office:value-type="float" office:value="4210555"/>
          <table:table-cell table:style-name="ce1" office:value-type="string">
            <text:p>Marema (SC)</text:p>
          </table:table-cell>
          <table:table-cell table:style-name="ce1" office:value-type="float" office:value="1750"/>
        </table:table-row>
        <table:table-row table:style-name="ro1">
          <table:table-cell table:style-name="ce1" office:value-type="float" office:value="4210605"/>
          <table:table-cell table:style-name="ce1" office:value-type="string">
            <text:p>Massaranduba (SC)</text:p>
          </table:table-cell>
          <table:table-cell table:style-name="ce1" office:value-type="float" office:value="17125"/>
        </table:table-row>
        <table:table-row table:style-name="ro1">
          <table:table-cell table:style-name="ce1" office:value-type="float" office:value="4210704"/>
          <table:table-cell table:style-name="ce1" office:value-type="string">
            <text:p>Matos Costa (SC)</text:p>
          </table:table-cell>
          <table:table-cell table:style-name="ce1" office:value-type="float" office:value="2480"/>
        </table:table-row>
        <table:table-row table:style-name="ro1">
          <table:table-cell table:style-name="ce1" office:value-type="float" office:value="4210803"/>
          <table:table-cell table:style-name="ce1" office:value-type="string">
            <text:p>Meleiro (SC)</text:p>
          </table:table-cell>
          <table:table-cell table:style-name="ce1" office:value-type="float" office:value="7001"/>
        </table:table-row>
        <table:table-row table:style-name="ro1">
          <table:table-cell table:style-name="ce1" office:value-type="float" office:value="4210852"/>
          <table:table-cell table:style-name="ce1" office:value-type="string">
            <text:p>Mirim Doce (SC)</text:p>
          </table:table-cell>
          <table:table-cell table:style-name="ce1" office:value-type="float" office:value="2283"/>
        </table:table-row>
        <table:table-row table:style-name="ro1">
          <table:table-cell table:style-name="ce1" office:value-type="float" office:value="4210902"/>
          <table:table-cell table:style-name="ce1" office:value-type="string">
            <text:p>Modelo (SC)</text:p>
          </table:table-cell>
          <table:table-cell table:style-name="ce1" office:value-type="float" office:value="4218"/>
        </table:table-row>
        <table:table-row table:style-name="ro1">
          <table:table-cell table:style-name="ce1" office:value-type="float" office:value="4211009"/>
          <table:table-cell table:style-name="ce1" office:value-type="string">
            <text:p>Mondaí (SC)</text:p>
          </table:table-cell>
          <table:table-cell table:style-name="ce1" office:value-type="float" office:value="11889"/>
        </table:table-row>
        <table:table-row table:style-name="ro1">
          <table:table-cell table:style-name="ce1" office:value-type="float" office:value="4211058"/>
          <table:table-cell table:style-name="ce1" office:value-type="string">
            <text:p>Monte Carlo (SC)</text:p>
          </table:table-cell>
          <table:table-cell table:style-name="ce1" office:value-type="float" office:value="9906"/>
        </table:table-row>
        <table:table-row table:style-name="ro1">
          <table:table-cell table:style-name="ce1" office:value-type="float" office:value="4211108"/>
          <table:table-cell table:style-name="ce1" office:value-type="string">
            <text:p>Monte Castelo (SC)</text:p>
          </table:table-cell>
          <table:table-cell table:style-name="ce1" office:value-type="float" office:value="8269"/>
        </table:table-row>
        <table:table-row table:style-name="ro1">
          <table:table-cell table:style-name="ce1" office:value-type="float" office:value="4211207"/>
          <table:table-cell table:style-name="ce1" office:value-type="string">
            <text:p>Morro da Fumaça (SC)</text:p>
          </table:table-cell>
          <table:table-cell table:style-name="ce1" office:value-type="float" office:value="17947"/>
        </table:table-row>
        <table:table-row table:style-name="ro1">
          <table:table-cell table:style-name="ce1" office:value-type="float" office:value="4211256"/>
          <table:table-cell table:style-name="ce1" office:value-type="string">
            <text:p>Morro Grande (SC)</text:p>
          </table:table-cell>
          <table:table-cell table:style-name="ce1" office:value-type="float" office:value="2888"/>
        </table:table-row>
        <table:table-row table:style-name="ro1">
          <table:table-cell table:style-name="ce1" office:value-type="float" office:value="4211306"/>
          <table:table-cell table:style-name="ce1" office:value-type="string">
            <text:p>Navegantes (SC)</text:p>
          </table:table-cell>
          <table:table-cell table:style-name="ce1" office:value-type="float" office:value="83626"/>
        </table:table-row>
        <table:table-row table:style-name="ro1">
          <table:table-cell table:style-name="ce1" office:value-type="float" office:value="4211405"/>
          <table:table-cell table:style-name="ce1" office:value-type="string">
            <text:p>Nova Erechim (SC)</text:p>
          </table:table-cell>
          <table:table-cell table:style-name="ce1" office:value-type="float" office:value="5092"/>
        </table:table-row>
        <table:table-row table:style-name="ro1">
          <table:table-cell table:style-name="ce1" office:value-type="float" office:value="4211454"/>
          <table:table-cell table:style-name="ce1" office:value-type="string">
            <text:p>Nova Itaberaba (SC)</text:p>
          </table:table-cell>
          <table:table-cell table:style-name="ce1" office:value-type="float" office:value="4329"/>
        </table:table-row>
        <table:table-row table:style-name="ro1">
          <table:table-cell table:style-name="ce1" office:value-type="float" office:value="4211504"/>
          <table:table-cell table:style-name="ce1" office:value-type="string">
            <text:p>Nova Trento (SC)</text:p>
          </table:table-cell>
          <table:table-cell table:style-name="ce1" office:value-type="float" office:value="14782"/>
        </table:table-row>
        <table:table-row table:style-name="ro1">
          <table:table-cell table:style-name="ce1" office:value-type="float" office:value="4211603"/>
          <table:table-cell table:style-name="ce1" office:value-type="string">
            <text:p>Nova Veneza (SC)</text:p>
          </table:table-cell>
          <table:table-cell table:style-name="ce1" office:value-type="float" office:value="15342"/>
        </table:table-row>
        <table:table-row table:style-name="ro1">
          <table:table-cell table:style-name="ce1" office:value-type="float" office:value="4211652"/>
          <table:table-cell table:style-name="ce1" office:value-type="string">
            <text:p>Novo Horizonte (SC)</text:p>
          </table:table-cell>
          <table:table-cell table:style-name="ce1" office:value-type="float" office:value="2404"/>
        </table:table-row>
        <table:table-row table:style-name="ro1">
          <table:table-cell table:style-name="ce1" office:value-type="float" office:value="4211702"/>
          <table:table-cell table:style-name="ce1" office:value-type="string">
            <text:p>Orleans (SC)</text:p>
          </table:table-cell>
          <table:table-cell table:style-name="ce1" office:value-type="float" office:value="23038"/>
        </table:table-row>
        <table:table-row table:style-name="ro1">
          <table:table-cell table:style-name="ce1" office:value-type="float" office:value="4211751"/>
          <table:table-cell table:style-name="ce1" office:value-type="string">
            <text:p>Otacílio Costa (SC)</text:p>
          </table:table-cell>
          <table:table-cell table:style-name="ce1" office:value-type="float" office:value="18975"/>
        </table:table-row>
        <table:table-row table:style-name="ro1">
          <table:table-cell table:style-name="ce1" office:value-type="float" office:value="4211801"/>
          <table:table-cell table:style-name="ce1" office:value-type="string">
            <text:p>Ouro (SC)</text:p>
          </table:table-cell>
          <table:table-cell table:style-name="ce1" office:value-type="float" office:value="7272"/>
        </table:table-row>
        <table:table-row table:style-name="ro1">
          <table:table-cell table:style-name="ce1" office:value-type="float" office:value="4211850"/>
          <table:table-cell table:style-name="ce1" office:value-type="string">
            <text:p>Ouro Verde (SC)</text:p>
          </table:table-cell>
          <table:table-cell table:style-name="ce1" office:value-type="float" office:value="2207"/>
        </table:table-row>
        <table:table-row table:style-name="ro1">
          <table:table-cell table:style-name="ce1" office:value-type="float" office:value="4211876"/>
          <table:table-cell table:style-name="ce1" office:value-type="string">
            <text:p>Paial (SC)</text:p>
          </table:table-cell>
          <table:table-cell table:style-name="ce1" office:value-type="float" office:value="1474"/>
        </table:table-row>
        <table:table-row table:style-name="ro1">
          <table:table-cell table:style-name="ce1" office:value-type="float" office:value="4211892"/>
          <table:table-cell table:style-name="ce1" office:value-type="string">
            <text:p>Painel (SC)</text:p>
          </table:table-cell>
          <table:table-cell table:style-name="ce1" office:value-type="float" office:value="2356"/>
        </table:table-row>
        <table:table-row table:style-name="ro1">
          <table:table-cell table:style-name="ce1" office:value-type="float" office:value="4211900"/>
          <table:table-cell table:style-name="ce1" office:value-type="string">
            <text:p>Palhoça (SC)</text:p>
          </table:table-cell>
          <table:table-cell table:style-name="ce1" office:value-type="float" office:value="175272"/>
        </table:table-row>
        <table:table-row table:style-name="ro1">
          <table:table-cell table:style-name="ce1" office:value-type="float" office:value="4212007"/>
          <table:table-cell table:style-name="ce1" office:value-type="string">
            <text:p>Palma Sola (SC)</text:p>
          </table:table-cell>
          <table:table-cell table:style-name="ce1" office:value-type="float" office:value="7372"/>
        </table:table-row>
        <table:table-row table:style-name="ro1">
          <table:table-cell table:style-name="ce1" office:value-type="float" office:value="4212056"/>
          <table:table-cell table:style-name="ce1" office:value-type="string">
            <text:p>Palmeira (SC)</text:p>
          </table:table-cell>
          <table:table-cell table:style-name="ce1" office:value-type="float" office:value="2650"/>
        </table:table-row>
        <table:table-row table:style-name="ro1">
          <table:table-cell table:style-name="ce1" office:value-type="float" office:value="4212106"/>
          <table:table-cell table:style-name="ce1" office:value-type="string">
            <text:p>Palmitos (SC)</text:p>
          </table:table-cell>
          <table:table-cell table:style-name="ce1" office:value-type="float" office:value="16157"/>
        </table:table-row>
        <table:table-row table:style-name="ro1">
          <table:table-cell table:style-name="ce1" office:value-type="float" office:value="4212205"/>
          <table:table-cell table:style-name="ce1" office:value-type="string">
            <text:p>Papanduva (SC)</text:p>
          </table:table-cell>
          <table:table-cell table:style-name="ce1" office:value-type="float" office:value="19422"/>
        </table:table-row>
        <table:table-row table:style-name="ro1">
          <table:table-cell table:style-name="ce1" office:value-type="float" office:value="4212239"/>
          <table:table-cell table:style-name="ce1" office:value-type="string">
            <text:p>Paraíso (SC)</text:p>
          </table:table-cell>
          <table:table-cell table:style-name="ce1" office:value-type="float" office:value="3360"/>
        </table:table-row>
        <table:table-row table:style-name="ro1">
          <table:table-cell table:style-name="ce1" office:value-type="float" office:value="4212254"/>
          <table:table-cell table:style-name="ce1" office:value-type="string">
            <text:p>Passo de Torres (SC)</text:p>
          </table:table-cell>
          <table:table-cell table:style-name="ce1" office:value-type="float" office:value="9048"/>
        </table:table-row>
        <table:table-row table:style-name="ro1">
          <table:table-cell table:style-name="ce1" office:value-type="float" office:value="4212270"/>
          <table:table-cell table:style-name="ce1" office:value-type="string">
            <text:p>Passos Maia (SC)</text:p>
          </table:table-cell>
          <table:table-cell table:style-name="ce1" office:value-type="float" office:value="4109"/>
        </table:table-row>
        <table:table-row table:style-name="ro1">
          <table:table-cell table:style-name="ce1" office:value-type="float" office:value="4212304"/>
          <table:table-cell table:style-name="ce1" office:value-type="string">
            <text:p>Paulo Lopes (SC)</text:p>
          </table:table-cell>
          <table:table-cell table:style-name="ce1" office:value-type="float" office:value="7569"/>
        </table:table-row>
        <table:table-row table:style-name="ro1">
          <table:table-cell table:style-name="ce1" office:value-type="float" office:value="4212403"/>
          <table:table-cell table:style-name="ce1" office:value-type="string">
            <text:p>Pedras Grandes (SC)</text:p>
          </table:table-cell>
          <table:table-cell table:style-name="ce1" office:value-type="float" office:value="3953"/>
        </table:table-row>
        <table:table-row table:style-name="ro1">
          <table:table-cell table:style-name="ce1" office:value-type="float" office:value="4212502"/>
          <table:table-cell table:style-name="ce1" office:value-type="string">
            <text:p>Penha (SC)</text:p>
          </table:table-cell>
          <table:table-cell table:style-name="ce1" office:value-type="float" office:value="33284"/>
        </table:table-row>
        <table:table-row table:style-name="ro1">
          <table:table-cell table:style-name="ce1" office:value-type="float" office:value="4212601"/>
          <table:table-cell table:style-name="ce1" office:value-type="string">
            <text:p>Peritiba (SC)</text:p>
          </table:table-cell>
          <table:table-cell table:style-name="ce1" office:value-type="float" office:value="2760"/>
        </table:table-row>
        <table:table-row table:style-name="ro1">
          <table:table-cell table:style-name="ce1" office:value-type="float" office:value="4212650"/>
          <table:table-cell table:style-name="ce1" office:value-type="string">
            <text:p>Pescaria Brava (SC)</text:p>
          </table:table-cell>
          <table:table-cell table:style-name="ce1" office:value-type="float" office:value="10159"/>
        </table:table-row>
        <table:table-row table:style-name="ro1">
          <table:table-cell table:style-name="ce1" office:value-type="float" office:value="4212700"/>
          <table:table-cell table:style-name="ce1" office:value-type="string">
            <text:p>Petrolândia (SC)</text:p>
          </table:table-cell>
          <table:table-cell table:style-name="ce1" office:value-type="float" office:value="5905"/>
        </table:table-row>
        <table:table-row table:style-name="ro1">
          <table:table-cell table:style-name="ce1" office:value-type="float" office:value="4212809"/>
          <table:table-cell table:style-name="ce1" office:value-type="string">
            <text:p>Balneário Piçarras (SC)</text:p>
          </table:table-cell>
          <table:table-cell table:style-name="ce1" office:value-type="float" office:value="23772"/>
        </table:table-row>
        <table:table-row table:style-name="ro1">
          <table:table-cell table:style-name="ce1" office:value-type="float" office:value="4212908"/>
          <table:table-cell table:style-name="ce1" office:value-type="string">
            <text:p>Pinhalzinho (SC)</text:p>
          </table:table-cell>
          <table:table-cell table:style-name="ce1" office:value-type="float" office:value="20712"/>
        </table:table-row>
        <table:table-row table:style-name="ro1">
          <table:table-cell table:style-name="ce1" office:value-type="float" office:value="4213005"/>
          <table:table-cell table:style-name="ce1" office:value-type="string">
            <text:p>Pinheiro Preto (SC)</text:p>
          </table:table-cell>
          <table:table-cell table:style-name="ce1" office:value-type="float" office:value="3596"/>
        </table:table-row>
        <table:table-row table:style-name="ro1">
          <table:table-cell table:style-name="ce1" office:value-type="float" office:value="4213104"/>
          <table:table-cell table:style-name="ce1" office:value-type="string">
            <text:p>Piratuba (SC)</text:p>
          </table:table-cell>
          <table:table-cell table:style-name="ce1" office:value-type="float" office:value="3745"/>
        </table:table-row>
        <table:table-row table:style-name="ro1">
          <table:table-cell table:style-name="ce1" office:value-type="float" office:value="4213153"/>
          <table:table-cell table:style-name="ce1" office:value-type="string">
            <text:p>Planalto Alegre (SC)</text:p>
          </table:table-cell>
          <table:table-cell table:style-name="ce1" office:value-type="float" office:value="2888"/>
        </table:table-row>
        <table:table-row table:style-name="ro1">
          <table:table-cell table:style-name="ce1" office:value-type="float" office:value="4213203"/>
          <table:table-cell table:style-name="ce1" office:value-type="string">
            <text:p>Pomerode (SC)</text:p>
          </table:table-cell>
          <table:table-cell table:style-name="ce1" office:value-type="float" office:value="34010"/>
        </table:table-row>
        <table:table-row table:style-name="ro1">
          <table:table-cell table:style-name="ce1" office:value-type="float" office:value="4213302"/>
          <table:table-cell table:style-name="ce1" office:value-type="string">
            <text:p>Ponte Alta (SC)</text:p>
          </table:table-cell>
          <table:table-cell table:style-name="ce1" office:value-type="float" office:value="4650"/>
        </table:table-row>
        <table:table-row table:style-name="ro1">
          <table:table-cell table:style-name="ce1" office:value-type="float" office:value="4213351"/>
          <table:table-cell table:style-name="ce1" office:value-type="string">
            <text:p>Ponte Alta do Norte (SC)</text:p>
          </table:table-cell>
          <table:table-cell table:style-name="ce1" office:value-type="float" office:value="3420"/>
        </table:table-row>
        <table:table-row table:style-name="ro1">
          <table:table-cell table:style-name="ce1" office:value-type="float" office:value="4213401"/>
          <table:table-cell table:style-name="ce1" office:value-type="string">
            <text:p>Ponte Serrada (SC)</text:p>
          </table:table-cell>
          <table:table-cell table:style-name="ce1" office:value-type="float" office:value="11634"/>
        </table:table-row>
        <table:table-row table:style-name="ro1">
          <table:table-cell table:style-name="ce1" office:value-type="float" office:value="4213500"/>
          <table:table-cell table:style-name="ce1" office:value-type="string">
            <text:p>Porto Belo (SC)</text:p>
          </table:table-cell>
          <table:table-cell table:style-name="ce1" office:value-type="float" office:value="21932"/>
        </table:table-row>
        <table:table-row table:style-name="ro1">
          <table:table-cell table:style-name="ce1" office:value-type="float" office:value="4213609"/>
          <table:table-cell table:style-name="ce1" office:value-type="string">
            <text:p>Porto União (SC)</text:p>
          </table:table-cell>
          <table:table-cell table:style-name="ce1" office:value-type="float" office:value="35543"/>
        </table:table-row>
        <table:table-row table:style-name="ro1">
          <table:table-cell table:style-name="ce1" office:value-type="float" office:value="4213708"/>
          <table:table-cell table:style-name="ce1" office:value-type="string">
            <text:p>Pouso Redondo (SC)</text:p>
          </table:table-cell>
          <table:table-cell table:style-name="ce1" office:value-type="float" office:value="17712"/>
        </table:table-row>
        <table:table-row table:style-name="ro1">
          <table:table-cell table:style-name="ce1" office:value-type="float" office:value="4213807"/>
          <table:table-cell table:style-name="ce1" office:value-type="string">
            <text:p>Praia Grande (SC)</text:p>
          </table:table-cell>
          <table:table-cell table:style-name="ce1" office:value-type="float" office:value="7312"/>
        </table:table-row>
        <table:table-row table:style-name="ro1">
          <table:table-cell table:style-name="ce1" office:value-type="float" office:value="4213906"/>
          <table:table-cell table:style-name="ce1" office:value-type="string">
            <text:p>Presidente Castello Branco (SC)</text:p>
          </table:table-cell>
          <table:table-cell table:style-name="ce1" office:value-type="float" office:value="1547"/>
        </table:table-row>
        <table:table-row table:style-name="ro1">
          <table:table-cell table:style-name="ce1" office:value-type="float" office:value="4214003"/>
          <table:table-cell table:style-name="ce1" office:value-type="string">
            <text:p>Presidente Getúlio (SC)</text:p>
          </table:table-cell>
          <table:table-cell table:style-name="ce1" office:value-type="float" office:value="17726"/>
        </table:table-row>
        <table:table-row table:style-name="ro1">
          <table:table-cell table:style-name="ce1" office:value-type="float" office:value="4214102"/>
          <table:table-cell table:style-name="ce1" office:value-type="string">
            <text:p>Presidente Nereu (SC)</text:p>
          </table:table-cell>
          <table:table-cell table:style-name="ce1" office:value-type="float" office:value="2283"/>
        </table:table-row>
        <table:table-row table:style-name="ro1">
          <table:table-cell table:style-name="ce1" office:value-type="float" office:value="4214151"/>
          <table:table-cell table:style-name="ce1" office:value-type="string">
            <text:p>Princesa (SC)</text:p>
          </table:table-cell>
          <table:table-cell table:style-name="ce1" office:value-type="float" office:value="2937"/>
        </table:table-row>
        <table:table-row table:style-name="ro1">
          <table:table-cell table:style-name="ce1" office:value-type="float" office:value="4214201"/>
          <table:table-cell table:style-name="ce1" office:value-type="string">
            <text:p>Quilombo (SC)</text:p>
          </table:table-cell>
          <table:table-cell table:style-name="ce1" office:value-type="float" office:value="9829"/>
        </table:table-row>
        <table:table-row table:style-name="ro1">
          <table:table-cell table:style-name="ce1" office:value-type="float" office:value="4214300"/>
          <table:table-cell table:style-name="ce1" office:value-type="string">
            <text:p>Rancho Queimado (SC)</text:p>
          </table:table-cell>
          <table:table-cell table:style-name="ce1" office:value-type="float" office:value="2887"/>
        </table:table-row>
        <table:table-row table:style-name="ro1">
          <table:table-cell table:style-name="ce1" office:value-type="float" office:value="4214409"/>
          <table:table-cell table:style-name="ce1" office:value-type="string">
            <text:p>Rio das Antas (SC)</text:p>
          </table:table-cell>
          <table:table-cell table:style-name="ce1" office:value-type="float" office:value="6202"/>
        </table:table-row>
        <table:table-row table:style-name="ro1">
          <table:table-cell table:style-name="ce1" office:value-type="float" office:value="4214508"/>
          <table:table-cell table:style-name="ce1" office:value-type="string">
            <text:p>Rio do Campo (SC)</text:p>
          </table:table-cell>
          <table:table-cell table:style-name="ce1" office:value-type="float" office:value="5902"/>
        </table:table-row>
        <table:table-row table:style-name="ro1">
          <table:table-cell table:style-name="ce1" office:value-type="float" office:value="4214607"/>
          <table:table-cell table:style-name="ce1" office:value-type="string">
            <text:p>Rio do Oeste (SC)</text:p>
          </table:table-cell>
          <table:table-cell table:style-name="ce1" office:value-type="float" office:value="7520"/>
        </table:table-row>
        <table:table-row table:style-name="ro1">
          <table:table-cell table:style-name="ce1" office:value-type="float" office:value="4214706"/>
          <table:table-cell table:style-name="ce1" office:value-type="string">
            <text:p>Rio dos Cedros (SC)</text:p>
          </table:table-cell>
          <table:table-cell table:style-name="ce1" office:value-type="float" office:value="11808"/>
        </table:table-row>
        <table:table-row table:style-name="ro1">
          <table:table-cell table:style-name="ce1" office:value-type="float" office:value="4214805"/>
          <table:table-cell table:style-name="ce1" office:value-type="string">
            <text:p>Rio do Sul (SC)</text:p>
          </table:table-cell>
          <table:table-cell table:style-name="ce1" office:value-type="float" office:value="72006"/>
        </table:table-row>
        <table:table-row table:style-name="ro1">
          <table:table-cell table:style-name="ce1" office:value-type="float" office:value="4214904"/>
          <table:table-cell table:style-name="ce1" office:value-type="string">
            <text:p>Rio Fortuna (SC)</text:p>
          </table:table-cell>
          <table:table-cell table:style-name="ce1" office:value-type="float" office:value="4620"/>
        </table:table-row>
        <table:table-row table:style-name="ro1">
          <table:table-cell table:style-name="ce1" office:value-type="float" office:value="4215000"/>
          <table:table-cell table:style-name="ce1" office:value-type="string">
            <text:p>Rio Negrinho (SC)</text:p>
          </table:table-cell>
          <table:table-cell table:style-name="ce1" office:value-type="float" office:value="42495"/>
        </table:table-row>
        <table:table-row table:style-name="ro1">
          <table:table-cell table:style-name="ce1" office:value-type="float" office:value="4215059"/>
          <table:table-cell table:style-name="ce1" office:value-type="string">
            <text:p>Rio Rufino (SC)</text:p>
          </table:table-cell>
          <table:table-cell table:style-name="ce1" office:value-type="float" office:value="2483"/>
        </table:table-row>
        <table:table-row table:style-name="ro1">
          <table:table-cell table:style-name="ce1" office:value-type="float" office:value="4215075"/>
          <table:table-cell table:style-name="ce1" office:value-type="string">
            <text:p>Riqueza (SC)</text:p>
          </table:table-cell>
          <table:table-cell table:style-name="ce1" office:value-type="float" office:value="4561"/>
        </table:table-row>
        <table:table-row table:style-name="ro1">
          <table:table-cell table:style-name="ce1" office:value-type="float" office:value="4215109"/>
          <table:table-cell table:style-name="ce1" office:value-type="string">
            <text:p>Rodeio (SC)</text:p>
          </table:table-cell>
          <table:table-cell table:style-name="ce1" office:value-type="float" office:value="11600"/>
        </table:table-row>
        <table:table-row table:style-name="ro1">
          <table:table-cell table:style-name="ce1" office:value-type="float" office:value="4215208"/>
          <table:table-cell table:style-name="ce1" office:value-type="string">
            <text:p>Romelândia (SC)</text:p>
          </table:table-cell>
          <table:table-cell table:style-name="ce1" office:value-type="float" office:value="4684"/>
        </table:table-row>
        <table:table-row table:style-name="ro1">
          <table:table-cell table:style-name="ce1" office:value-type="float" office:value="4215307"/>
          <table:table-cell table:style-name="ce1" office:value-type="string">
            <text:p>Salete (SC)</text:p>
          </table:table-cell>
          <table:table-cell table:style-name="ce1" office:value-type="float" office:value="7659"/>
        </table:table-row>
        <table:table-row table:style-name="ro1">
          <table:table-cell table:style-name="ce1" office:value-type="float" office:value="4215356"/>
          <table:table-cell table:style-name="ce1" office:value-type="string">
            <text:p>Saltinho (SC)</text:p>
          </table:table-cell>
          <table:table-cell table:style-name="ce1" office:value-type="float" office:value="3754"/>
        </table:table-row>
        <table:table-row table:style-name="ro1">
          <table:table-cell table:style-name="ce1" office:value-type="float" office:value="4215406"/>
          <table:table-cell table:style-name="ce1" office:value-type="string">
            <text:p>Salto Veloso (SC)</text:p>
          </table:table-cell>
          <table:table-cell table:style-name="ce1" office:value-type="float" office:value="4756"/>
        </table:table-row>
        <table:table-row table:style-name="ro1">
          <table:table-cell table:style-name="ce1" office:value-type="float" office:value="4215455"/>
          <table:table-cell table:style-name="ce1" office:value-type="string">
            <text:p>Sangão (SC)</text:p>
          </table:table-cell>
          <table:table-cell table:style-name="ce1" office:value-type="float" office:value="12905"/>
        </table:table-row>
        <table:table-row table:style-name="ro1">
          <table:table-cell table:style-name="ce1" office:value-type="float" office:value="4215505"/>
          <table:table-cell table:style-name="ce1" office:value-type="string">
            <text:p>Santa Cecília (SC)</text:p>
          </table:table-cell>
          <table:table-cell table:style-name="ce1" office:value-type="float" office:value="16918"/>
        </table:table-row>
        <table:table-row table:style-name="ro1">
          <table:table-cell table:style-name="ce1" office:value-type="float" office:value="4215554"/>
          <table:table-cell table:style-name="ce1" office:value-type="string">
            <text:p>Santa Helena (SC)</text:p>
          </table:table-cell>
          <table:table-cell table:style-name="ce1" office:value-type="float" office:value="2200"/>
        </table:table-row>
        <table:table-row table:style-name="ro1">
          <table:table-cell table:style-name="ce1" office:value-type="float" office:value="4215604"/>
          <table:table-cell table:style-name="ce1" office:value-type="string">
            <text:p>Santa Rosa de Lima (SC)</text:p>
          </table:table-cell>
          <table:table-cell table:style-name="ce1" office:value-type="float" office:value="2147"/>
        </table:table-row>
        <table:table-row table:style-name="ro1">
          <table:table-cell table:style-name="ce1" office:value-type="float" office:value="4215653"/>
          <table:table-cell table:style-name="ce1" office:value-type="string">
            <text:p>Santa Rosa do Sul (SC)</text:p>
          </table:table-cell>
          <table:table-cell table:style-name="ce1" office:value-type="float" office:value="8378"/>
        </table:table-row>
        <table:table-row table:style-name="ro1">
          <table:table-cell table:style-name="ce1" office:value-type="float" office:value="4215679"/>
          <table:table-cell table:style-name="ce1" office:value-type="string">
            <text:p>Santa Terezinha (SC)</text:p>
          </table:table-cell>
          <table:table-cell table:style-name="ce1" office:value-type="float" office:value="8773"/>
        </table:table-row>
        <table:table-row table:style-name="ro1">
          <table:table-cell table:style-name="ce1" office:value-type="float" office:value="4215687"/>
          <table:table-cell table:style-name="ce1" office:value-type="string">
            <text:p>Santa Terezinha do Progresso (SC)</text:p>
          </table:table-cell>
          <table:table-cell table:style-name="ce1" office:value-type="float" office:value="2372"/>
        </table:table-row>
        <table:table-row table:style-name="ro1">
          <table:table-cell table:style-name="ce1" office:value-type="float" office:value="4215695"/>
          <table:table-cell table:style-name="ce1" office:value-type="string">
            <text:p>Santiago do Sul (SC)</text:p>
          </table:table-cell>
          <table:table-cell table:style-name="ce1" office:value-type="float" office:value="1235"/>
        </table:table-row>
        <table:table-row table:style-name="ro1">
          <table:table-cell table:style-name="ce1" office:value-type="float" office:value="4215703"/>
          <table:table-cell table:style-name="ce1" office:value-type="string">
            <text:p>Santo Amaro da Imperatriz (SC)</text:p>
          </table:table-cell>
          <table:table-cell table:style-name="ce1" office:value-type="float" office:value="23579"/>
        </table:table-row>
        <table:table-row table:style-name="ro1">
          <table:table-cell table:style-name="ce1" office:value-type="float" office:value="4215752"/>
          <table:table-cell table:style-name="ce1" office:value-type="string">
            <text:p>São Bernardino (SC)</text:p>
          </table:table-cell>
          <table:table-cell table:style-name="ce1" office:value-type="float" office:value="2287"/>
        </table:table-row>
        <table:table-row table:style-name="ro1">
          <table:table-cell table:style-name="ce1" office:value-type="float" office:value="4215802"/>
          <table:table-cell table:style-name="ce1" office:value-type="string">
            <text:p>São Bento do Sul (SC)</text:p>
          </table:table-cell>
          <table:table-cell table:style-name="ce1" office:value-type="float" office:value="85421"/>
        </table:table-row>
        <table:table-row table:style-name="ro1">
          <table:table-cell table:style-name="ce1" office:value-type="float" office:value="4215901"/>
          <table:table-cell table:style-name="ce1" office:value-type="string">
            <text:p>São Bonifácio (SC)</text:p>
          </table:table-cell>
          <table:table-cell table:style-name="ce1" office:value-type="float" office:value="2814"/>
        </table:table-row>
        <table:table-row table:style-name="ro1">
          <table:table-cell table:style-name="ce1" office:value-type="float" office:value="4216008"/>
          <table:table-cell table:style-name="ce1" office:value-type="string">
            <text:p>São Carlos (SC)</text:p>
          </table:table-cell>
          <table:table-cell table:style-name="ce1" office:value-type="float" office:value="11369"/>
        </table:table-row>
        <table:table-row table:style-name="ro1">
          <table:table-cell table:style-name="ce1" office:value-type="float" office:value="4216057"/>
          <table:table-cell table:style-name="ce1" office:value-type="string">
            <text:p>São Cristóvão do Sul (SC)</text:p>
          </table:table-cell>
          <table:table-cell table:style-name="ce1" office:value-type="float" office:value="5598"/>
        </table:table-row>
        <table:table-row table:style-name="ro1">
          <table:table-cell table:style-name="ce1" office:value-type="float" office:value="4216107"/>
          <table:table-cell table:style-name="ce1" office:value-type="string">
            <text:p>São Domingos (SC)</text:p>
          </table:table-cell>
          <table:table-cell table:style-name="ce1" office:value-type="float" office:value="9434"/>
        </table:table-row>
        <table:table-row table:style-name="ro1">
          <table:table-cell table:style-name="ce1" office:value-type="float" office:value="4216206"/>
          <table:table-cell table:style-name="ce1" office:value-type="string">
            <text:p>São Francisco do Sul (SC)</text:p>
          </table:table-cell>
          <table:table-cell table:style-name="ce1" office:value-type="float" office:value="53746"/>
        </table:table-row>
        <table:table-row table:style-name="ro1">
          <table:table-cell table:style-name="ce1" office:value-type="float" office:value="4216255"/>
          <table:table-cell table:style-name="ce1" office:value-type="string">
            <text:p>São João do Oeste (SC)</text:p>
          </table:table-cell>
          <table:table-cell table:style-name="ce1" office:value-type="float" office:value="6402"/>
        </table:table-row>
        <table:table-row table:style-name="ro1">
          <table:table-cell table:style-name="ce1" office:value-type="float" office:value="4216305"/>
          <table:table-cell table:style-name="ce1" office:value-type="string">
            <text:p>São João Batista (SC)</text:p>
          </table:table-cell>
          <table:table-cell table:style-name="ce1" office:value-type="float" office:value="38583"/>
        </table:table-row>
        <table:table-row table:style-name="ro1">
          <table:table-cell table:style-name="ce1" office:value-type="float" office:value="4216354"/>
          <table:table-cell table:style-name="ce1" office:value-type="string">
            <text:p>São João do Itaperiú (SC)</text:p>
          </table:table-cell>
          <table:table-cell table:style-name="ce1" office:value-type="float" office:value="3759"/>
        </table:table-row>
        <table:table-row table:style-name="ro1">
          <table:table-cell table:style-name="ce1" office:value-type="float" office:value="4216404"/>
          <table:table-cell table:style-name="ce1" office:value-type="string">
            <text:p>São João do Sul (SC)</text:p>
          </table:table-cell>
          <table:table-cell table:style-name="ce1" office:value-type="float" office:value="7315"/>
        </table:table-row>
        <table:table-row table:style-name="ro1">
          <table:table-cell table:style-name="ce1" office:value-type="float" office:value="4216503"/>
          <table:table-cell table:style-name="ce1" office:value-type="string">
            <text:p>São Joaquim (SC)</text:p>
          </table:table-cell>
          <table:table-cell table:style-name="ce1" office:value-type="float" office:value="27139"/>
        </table:table-row>
        <table:table-row table:style-name="ro1">
          <table:table-cell table:style-name="ce1" office:value-type="float" office:value="4216602"/>
          <table:table-cell table:style-name="ce1" office:value-type="string">
            <text:p>São José (SC)</text:p>
          </table:table-cell>
          <table:table-cell table:style-name="ce1" office:value-type="float" office:value="250181"/>
        </table:table-row>
        <table:table-row table:style-name="ro1">
          <table:table-cell table:style-name="ce1" office:value-type="float" office:value="4216701"/>
          <table:table-cell table:style-name="ce1" office:value-type="string">
            <text:p>São José do Cedro (SC)</text:p>
          </table:table-cell>
          <table:table-cell table:style-name="ce1" office:value-type="float" office:value="13820"/>
        </table:table-row>
        <table:table-row table:style-name="ro1">
          <table:table-cell table:style-name="ce1" office:value-type="float" office:value="4216800"/>
          <table:table-cell table:style-name="ce1" office:value-type="string">
            <text:p>São José do Cerrito (SC)</text:p>
          </table:table-cell>
          <table:table-cell table:style-name="ce1" office:value-type="float" office:value="8173"/>
        </table:table-row>
        <table:table-row table:style-name="ro1">
          <table:table-cell table:style-name="ce1" office:value-type="float" office:value="4216909"/>
          <table:table-cell table:style-name="ce1" office:value-type="string">
            <text:p>São Lourenço do Oeste (SC)</text:p>
          </table:table-cell>
          <table:table-cell table:style-name="ce1" office:value-type="float" office:value="24291"/>
        </table:table-row>
        <table:table-row table:style-name="ro1">
          <table:table-cell table:style-name="ce1" office:value-type="float" office:value="4217006"/>
          <table:table-cell table:style-name="ce1" office:value-type="string">
            <text:p>São Ludgero (SC)</text:p>
          </table:table-cell>
          <table:table-cell table:style-name="ce1" office:value-type="float" office:value="13650"/>
        </table:table-row>
        <table:table-row table:style-name="ro1">
          <table:table-cell table:style-name="ce1" office:value-type="float" office:value="4217105"/>
          <table:table-cell table:style-name="ce1" office:value-type="string">
            <text:p>São Martinho (SC)</text:p>
          </table:table-cell>
          <table:table-cell table:style-name="ce1" office:value-type="float" office:value="3171"/>
        </table:table-row>
        <table:table-row table:style-name="ro1">
          <table:table-cell table:style-name="ce1" office:value-type="float" office:value="4217154"/>
          <table:table-cell table:style-name="ce1" office:value-type="string">
            <text:p>São Miguel da Boa Vista (SC)</text:p>
          </table:table-cell>
          <table:table-cell table:style-name="ce1" office:value-type="float" office:value="1807"/>
        </table:table-row>
        <table:table-row table:style-name="ro1">
          <table:table-cell table:style-name="ce1" office:value-type="float" office:value="4217204"/>
          <table:table-cell table:style-name="ce1" office:value-type="string">
            <text:p>São Miguel do Oeste (SC)</text:p>
          </table:table-cell>
          <table:table-cell table:style-name="ce1" office:value-type="float" office:value="40868"/>
        </table:table-row>
        <table:table-row table:style-name="ro1">
          <table:table-cell table:style-name="ce1" office:value-type="float" office:value="4217253"/>
          <table:table-cell table:style-name="ce1" office:value-type="string">
            <text:p>São Pedro de Alcântara (SC)</text:p>
          </table:table-cell>
          <table:table-cell table:style-name="ce1" office:value-type="float" office:value="5935"/>
        </table:table-row>
        <table:table-row table:style-name="ro1">
          <table:table-cell table:style-name="ce1" office:value-type="float" office:value="4217303"/>
          <table:table-cell table:style-name="ce1" office:value-type="string">
            <text:p>Saudades (SC)</text:p>
          </table:table-cell>
          <table:table-cell table:style-name="ce1" office:value-type="float" office:value="9810"/>
        </table:table-row>
        <table:table-row table:style-name="ro1">
          <table:table-cell table:style-name="ce1" office:value-type="float" office:value="4217402"/>
          <table:table-cell table:style-name="ce1" office:value-type="string">
            <text:p>Schroeder (SC)</text:p>
          </table:table-cell>
          <table:table-cell table:style-name="ce1" office:value-type="float" office:value="21991"/>
        </table:table-row>
        <table:table-row table:style-name="ro1">
          <table:table-cell table:style-name="ce1" office:value-type="float" office:value="4217501"/>
          <table:table-cell table:style-name="ce1" office:value-type="string">
            <text:p>Seara (SC)</text:p>
          </table:table-cell>
          <table:table-cell table:style-name="ce1" office:value-type="float" office:value="17576"/>
        </table:table-row>
        <table:table-row table:style-name="ro1">
          <table:table-cell table:style-name="ce1" office:value-type="float" office:value="4217550"/>
          <table:table-cell table:style-name="ce1" office:value-type="string">
            <text:p>Serra Alta (SC)</text:p>
          </table:table-cell>
          <table:table-cell table:style-name="ce1" office:value-type="float" office:value="3256"/>
        </table:table-row>
        <table:table-row table:style-name="ro1">
          <table:table-cell table:style-name="ce1" office:value-type="float" office:value="4217600"/>
          <table:table-cell table:style-name="ce1" office:value-type="string">
            <text:p>Siderópolis (SC)</text:p>
          </table:table-cell>
          <table:table-cell table:style-name="ce1" office:value-type="float" office:value="14092"/>
        </table:table-row>
        <table:table-row table:style-name="ro1">
          <table:table-cell table:style-name="ce1" office:value-type="float" office:value="4217709"/>
          <table:table-cell table:style-name="ce1" office:value-type="string">
            <text:p>Sombrio (SC)</text:p>
          </table:table-cell>
          <table:table-cell table:style-name="ce1" office:value-type="float" office:value="30733"/>
        </table:table-row>
        <table:table-row table:style-name="ro1">
          <table:table-cell table:style-name="ce1" office:value-type="float" office:value="4217758"/>
          <table:table-cell table:style-name="ce1" office:value-type="string">
            <text:p>Sul Brasil (SC)</text:p>
          </table:table-cell>
          <table:table-cell table:style-name="ce1" office:value-type="float" office:value="2423"/>
        </table:table-row>
        <table:table-row table:style-name="ro1">
          <table:table-cell table:style-name="ce1" office:value-type="float" office:value="4217808"/>
          <table:table-cell table:style-name="ce1" office:value-type="string">
            <text:p>Taió (SC)</text:p>
          </table:table-cell>
          <table:table-cell table:style-name="ce1" office:value-type="float" office:value="18486"/>
        </table:table-row>
        <table:table-row table:style-name="ro1">
          <table:table-cell table:style-name="ce1" office:value-type="float" office:value="4217907"/>
          <table:table-cell table:style-name="ce1" office:value-type="string">
            <text:p>Tangará (SC)</text:p>
          </table:table-cell>
          <table:table-cell table:style-name="ce1" office:value-type="float" office:value="8662"/>
        </table:table-row>
        <table:table-row table:style-name="ro1">
          <table:table-cell table:style-name="ce1" office:value-type="float" office:value="4217956"/>
          <table:table-cell table:style-name="ce1" office:value-type="string">
            <text:p>Tigrinhos (SC)</text:p>
          </table:table-cell>
          <table:table-cell table:style-name="ce1" office:value-type="float" office:value="1619"/>
        </table:table-row>
        <table:table-row table:style-name="ro1">
          <table:table-cell table:style-name="ce1" office:value-type="float" office:value="4218004"/>
          <table:table-cell table:style-name="ce1" office:value-type="string">
            <text:p>Tijucas (SC)</text:p>
          </table:table-cell>
          <table:table-cell table:style-name="ce1" office:value-type="float" office:value="39155"/>
        </table:table-row>
        <table:table-row table:style-name="ro1">
          <table:table-cell table:style-name="ce1" office:value-type="float" office:value="4218103"/>
          <table:table-cell table:style-name="ce1" office:value-type="string">
            <text:p>Timbé do Sul (SC)</text:p>
          </table:table-cell>
          <table:table-cell table:style-name="ce1" office:value-type="float" office:value="5343"/>
        </table:table-row>
        <table:table-row table:style-name="ro1">
          <table:table-cell table:style-name="ce1" office:value-type="float" office:value="4218202"/>
          <table:table-cell table:style-name="ce1" office:value-type="string">
            <text:p>Timbó (SC)</text:p>
          </table:table-cell>
          <table:table-cell table:style-name="ce1" office:value-type="float" office:value="44977"/>
        </table:table-row>
        <table:table-row table:style-name="ro1">
          <table:table-cell table:style-name="ce1" office:value-type="float" office:value="4218251"/>
          <table:table-cell table:style-name="ce1" office:value-type="string">
            <text:p>Timbó Grande (SC)</text:p>
          </table:table-cell>
          <table:table-cell table:style-name="ce1" office:value-type="float" office:value="7941"/>
        </table:table-row>
        <table:table-row table:style-name="ro1">
          <table:table-cell table:style-name="ce1" office:value-type="float" office:value="4218301"/>
          <table:table-cell table:style-name="ce1" office:value-type="string">
            <text:p>Três Barras (SC)</text:p>
          </table:table-cell>
          <table:table-cell table:style-name="ce1" office:value-type="float" office:value="19366"/>
        </table:table-row>
        <table:table-row table:style-name="ro1">
          <table:table-cell table:style-name="ce1" office:value-type="float" office:value="4218350"/>
          <table:table-cell table:style-name="ce1" office:value-type="string">
            <text:p>Treviso (SC)</text:p>
          </table:table-cell>
          <table:table-cell table:style-name="ce1" office:value-type="float" office:value="3966"/>
        </table:table-row>
        <table:table-row table:style-name="ro1">
          <table:table-cell table:style-name="ce1" office:value-type="float" office:value="4218400"/>
          <table:table-cell table:style-name="ce1" office:value-type="string">
            <text:p>Treze de Maio (SC)</text:p>
          </table:table-cell>
          <table:table-cell table:style-name="ce1" office:value-type="float" office:value="7093"/>
        </table:table-row>
        <table:table-row table:style-name="ro1">
          <table:table-cell table:style-name="ce1" office:value-type="float" office:value="4218509"/>
          <table:table-cell table:style-name="ce1" office:value-type="string">
            <text:p>Treze Tílias (SC)</text:p>
          </table:table-cell>
          <table:table-cell table:style-name="ce1" office:value-type="float" office:value="7991"/>
        </table:table-row>
        <table:table-row table:style-name="ro1">
          <table:table-cell table:style-name="ce1" office:value-type="float" office:value="4218608"/>
          <table:table-cell table:style-name="ce1" office:value-type="string">
            <text:p>Trombudo Central (SC)</text:p>
          </table:table-cell>
          <table:table-cell table:style-name="ce1" office:value-type="float" office:value="7434"/>
        </table:table-row>
        <table:table-row table:style-name="ro1">
          <table:table-cell table:style-name="ce1" office:value-type="float" office:value="4218707"/>
          <table:table-cell table:style-name="ce1" office:value-type="string">
            <text:p>Tubarão (SC)</text:p>
          </table:table-cell>
          <table:table-cell table:style-name="ce1" office:value-type="float" office:value="106422"/>
        </table:table-row>
        <table:table-row table:style-name="ro1">
          <table:table-cell table:style-name="ce1" office:value-type="float" office:value="4218756"/>
          <table:table-cell table:style-name="ce1" office:value-type="string">
            <text:p>Tunápolis (SC)</text:p>
          </table:table-cell>
          <table:table-cell table:style-name="ce1" office:value-type="float" office:value="4525"/>
        </table:table-row>
        <table:table-row table:style-name="ro1">
          <table:table-cell table:style-name="ce1" office:value-type="float" office:value="4218806"/>
          <table:table-cell table:style-name="ce1" office:value-type="string">
            <text:p>Turvo (SC)</text:p>
          </table:table-cell>
          <table:table-cell table:style-name="ce1" office:value-type="float" office:value="12990"/>
        </table:table-row>
        <table:table-row table:style-name="ro1">
          <table:table-cell table:style-name="ce1" office:value-type="float" office:value="4218855"/>
          <table:table-cell table:style-name="ce1" office:value-type="string">
            <text:p>União do Oeste (SC)</text:p>
          </table:table-cell>
          <table:table-cell table:style-name="ce1" office:value-type="float" office:value="2412"/>
        </table:table-row>
        <table:table-row table:style-name="ro1">
          <table:table-cell table:style-name="ce1" office:value-type="float" office:value="4218905"/>
          <table:table-cell table:style-name="ce1" office:value-type="string">
            <text:p>Urubici (SC)</text:p>
          </table:table-cell>
          <table:table-cell table:style-name="ce1" office:value-type="float" office:value="11273"/>
        </table:table-row>
        <table:table-row table:style-name="ro1">
          <table:table-cell table:style-name="ce1" office:value-type="float" office:value="4218954"/>
          <table:table-cell table:style-name="ce1" office:value-type="string">
            <text:p>Urupema (SC)</text:p>
          </table:table-cell>
          <table:table-cell table:style-name="ce1" office:value-type="float" office:value="2459"/>
        </table:table-row>
        <table:table-row table:style-name="ro1">
          <table:table-cell table:style-name="ce1" office:value-type="float" office:value="4219002"/>
          <table:table-cell table:style-name="ce1" office:value-type="string">
            <text:p>Urussanga (SC)</text:p>
          </table:table-cell>
          <table:table-cell table:style-name="ce1" office:value-type="float" office:value="21344"/>
        </table:table-row>
        <table:table-row table:style-name="ro1">
          <table:table-cell table:style-name="ce1" office:value-type="float" office:value="4219101"/>
          <table:table-cell table:style-name="ce1" office:value-type="string">
            <text:p>Vargeão (SC)</text:p>
          </table:table-cell>
          <table:table-cell table:style-name="ce1" office:value-type="float" office:value="3571"/>
        </table:table-row>
        <table:table-row table:style-name="ro1">
          <table:table-cell table:style-name="ce1" office:value-type="float" office:value="4219150"/>
          <table:table-cell table:style-name="ce1" office:value-type="string">
            <text:p>Vargem (SC)</text:p>
          </table:table-cell>
          <table:table-cell table:style-name="ce1" office:value-type="float" office:value="2432"/>
        </table:table-row>
        <table:table-row table:style-name="ro1">
          <table:table-cell table:style-name="ce1" office:value-type="float" office:value="4219176"/>
          <table:table-cell table:style-name="ce1" office:value-type="string">
            <text:p>Vargem Bonita (SC)</text:p>
          </table:table-cell>
          <table:table-cell table:style-name="ce1" office:value-type="float" office:value="4451"/>
        </table:table-row>
        <table:table-row table:style-name="ro1">
          <table:table-cell table:style-name="ce1" office:value-type="float" office:value="4219200"/>
          <table:table-cell table:style-name="ce1" office:value-type="string">
            <text:p>Vidal Ramos (SC)</text:p>
          </table:table-cell>
          <table:table-cell table:style-name="ce1" office:value-type="float" office:value="6329"/>
        </table:table-row>
        <table:table-row table:style-name="ro1">
          <table:table-cell table:style-name="ce1" office:value-type="float" office:value="4219309"/>
          <table:table-cell table:style-name="ce1" office:value-type="string">
            <text:p>Videira (SC)</text:p>
          </table:table-cell>
          <table:table-cell table:style-name="ce1" office:value-type="float" office:value="53610"/>
        </table:table-row>
        <table:table-row table:style-name="ro1">
          <table:table-cell table:style-name="ce1" office:value-type="float" office:value="4219358"/>
          <table:table-cell table:style-name="ce1" office:value-type="string">
            <text:p>Vitor Meireles (SC)</text:p>
          </table:table-cell>
          <table:table-cell table:style-name="ce1" office:value-type="float" office:value="4943"/>
        </table:table-row>
        <table:table-row table:style-name="ro1">
          <table:table-cell table:style-name="ce1" office:value-type="float" office:value="4219408"/>
          <table:table-cell table:style-name="ce1" office:value-type="string">
            <text:p>Witmarsum (SC)</text:p>
          </table:table-cell>
          <table:table-cell table:style-name="ce1" office:value-type="float" office:value="3998"/>
        </table:table-row>
        <table:table-row table:style-name="ro1">
          <table:table-cell table:style-name="ce1" office:value-type="float" office:value="4219507"/>
          <table:table-cell table:style-name="ce1" office:value-type="string">
            <text:p>Xanxerê (SC)</text:p>
          </table:table-cell>
          <table:table-cell table:style-name="ce1" office:value-type="float" office:value="51642"/>
        </table:table-row>
        <table:table-row table:style-name="ro1">
          <table:table-cell table:style-name="ce1" office:value-type="float" office:value="4219606"/>
          <table:table-cell table:style-name="ce1" office:value-type="string">
            <text:p>Xavantina (SC)</text:p>
          </table:table-cell>
          <table:table-cell table:style-name="ce1" office:value-type="float" office:value="3903"/>
        </table:table-row>
        <table:table-row table:style-name="ro1">
          <table:table-cell table:style-name="ce1" office:value-type="float" office:value="4219705"/>
          <table:table-cell table:style-name="ce1" office:value-type="string">
            <text:p>Xaxim (SC)</text:p>
          </table:table-cell>
          <table:table-cell table:style-name="ce1" office:value-type="float" office:value="28983"/>
        </table:table-row>
        <table:table-row table:style-name="ro1">
          <table:table-cell table:style-name="ce1" office:value-type="float" office:value="4219853"/>
          <table:table-cell table:style-name="ce1" office:value-type="string">
            <text:p>Zortéa (SC)</text:p>
          </table:table-cell>
          <table:table-cell table:style-name="ce1" office:value-type="float" office:value="3398"/>
        </table:table-row>
        <table:table-row table:style-name="ro1">
          <table:table-cell table:style-name="ce1" office:value-type="float" office:value="4220000"/>
          <table:table-cell table:style-name="ce1" office:value-type="string">
            <text:p>Balneário Rincão (SC)</text:p>
          </table:table-cell>
          <table:table-cell table:style-name="ce1" office:value-type="float" office:value="12946"/>
        </table:table-row>
        <table:table-row table:style-name="ro1">
          <table:table-cell table:style-name="ce1" office:value-type="float" office:value="4300034"/>
          <table:table-cell table:style-name="ce1" office:value-type="string">
            <text:p>Aceguá (RS)</text:p>
          </table:table-cell>
          <table:table-cell table:style-name="ce1" office:value-type="float" office:value="4942"/>
        </table:table-row>
        <table:table-row table:style-name="ro1">
          <table:table-cell table:style-name="ce1" office:value-type="float" office:value="4300059"/>
          <table:table-cell table:style-name="ce1" office:value-type="string">
            <text:p>Água Santa (RS)</text:p>
          </table:table-cell>
          <table:table-cell table:style-name="ce1" office:value-type="float" office:value="3743"/>
        </table:table-row>
        <table:table-row table:style-name="ro1">
          <table:table-cell table:style-name="ce1" office:value-type="float" office:value="4300109"/>
          <table:table-cell table:style-name="ce1" office:value-type="string">
            <text:p>Agudo (RS)</text:p>
          </table:table-cell>
          <table:table-cell table:style-name="ce1" office:value-type="float" office:value="16401"/>
        </table:table-row>
        <table:table-row table:style-name="ro1">
          <table:table-cell table:style-name="ce1" office:value-type="float" office:value="4300208"/>
          <table:table-cell table:style-name="ce1" office:value-type="string">
            <text:p>Ajuricaba (RS)</text:p>
          </table:table-cell>
          <table:table-cell table:style-name="ce1" office:value-type="float" office:value="6987"/>
        </table:table-row>
        <table:table-row table:style-name="ro1">
          <table:table-cell table:style-name="ce1" office:value-type="float" office:value="4300307"/>
          <table:table-cell table:style-name="ce1" office:value-type="string">
            <text:p>Alecrim (RS)</text:p>
          </table:table-cell>
          <table:table-cell table:style-name="ce1" office:value-type="float" office:value="5827"/>
        </table:table-row>
        <table:table-row table:style-name="ro1">
          <table:table-cell table:style-name="ce1" office:value-type="float" office:value="4300406"/>
          <table:table-cell table:style-name="ce1" office:value-type="string">
            <text:p>Alegrete (RS)</text:p>
          </table:table-cell>
          <table:table-cell table:style-name="ce1" office:value-type="float" office:value="73028"/>
        </table:table-row>
        <table:table-row table:style-name="ro1">
          <table:table-cell table:style-name="ce1" office:value-type="float" office:value="4300455"/>
          <table:table-cell table:style-name="ce1" office:value-type="string">
            <text:p>Alegria (RS)</text:p>
          </table:table-cell>
          <table:table-cell table:style-name="ce1" office:value-type="float" office:value="3374"/>
        </table:table-row>
        <table:table-row table:style-name="ro1">
          <table:table-cell table:style-name="ce1" office:value-type="float" office:value="4300471"/>
          <table:table-cell table:style-name="ce1" office:value-type="string">
            <text:p>Almirante Tamandaré do Sul (RS)</text:p>
          </table:table-cell>
          <table:table-cell table:style-name="ce1" office:value-type="float" office:value="1949"/>
        </table:table-row>
        <table:table-row table:style-name="ro1">
          <table:table-cell table:style-name="ce1" office:value-type="float" office:value="4300505"/>
          <table:table-cell table:style-name="ce1" office:value-type="string">
            <text:p>Alpestre (RS)</text:p>
          </table:table-cell>
          <table:table-cell table:style-name="ce1" office:value-type="float" office:value="6067"/>
        </table:table-row>
        <table:table-row table:style-name="ro1">
          <table:table-cell table:style-name="ce1" office:value-type="float" office:value="4300554"/>
          <table:table-cell table:style-name="ce1" office:value-type="string">
            <text:p>Alto Alegre (RS)</text:p>
          </table:table-cell>
          <table:table-cell table:style-name="ce1" office:value-type="float" office:value="1613"/>
        </table:table-row>
        <table:table-row table:style-name="ro1">
          <table:table-cell table:style-name="ce1" office:value-type="float" office:value="4300570"/>
          <table:table-cell table:style-name="ce1" office:value-type="string">
            <text:p>Alto Feliz (RS)</text:p>
          </table:table-cell>
          <table:table-cell table:style-name="ce1" office:value-type="float" office:value="3036"/>
        </table:table-row>
        <table:table-row table:style-name="ro1">
          <table:table-cell table:style-name="ce1" office:value-type="float" office:value="4300604"/>
          <table:table-cell table:style-name="ce1" office:value-type="string">
            <text:p>Alvorada (RS)</text:p>
          </table:table-cell>
          <table:table-cell table:style-name="ce1" office:value-type="float" office:value="211352"/>
        </table:table-row>
        <table:table-row table:style-name="ro1">
          <table:table-cell table:style-name="ce1" office:value-type="float" office:value="4300638"/>
          <table:table-cell table:style-name="ce1" office:value-type="string">
            <text:p>Amaral Ferrador (RS)</text:p>
          </table:table-cell>
          <table:table-cell table:style-name="ce1" office:value-type="float" office:value="7085"/>
        </table:table-row>
        <table:table-row table:style-name="ro1">
          <table:table-cell table:style-name="ce1" office:value-type="float" office:value="4300646"/>
          <table:table-cell table:style-name="ce1" office:value-type="string">
            <text:p>Ametista do Sul (RS)</text:p>
          </table:table-cell>
          <table:table-cell table:style-name="ce1" office:value-type="float" office:value="7403"/>
        </table:table-row>
        <table:table-row table:style-name="ro1">
          <table:table-cell table:style-name="ce1" office:value-type="float" office:value="4300661"/>
          <table:table-cell table:style-name="ce1" office:value-type="string">
            <text:p>André da Rocha (RS)</text:p>
          </table:table-cell>
          <table:table-cell table:style-name="ce1" office:value-type="float" office:value="1343"/>
        </table:table-row>
        <table:table-row table:style-name="ro1">
          <table:table-cell table:style-name="ce1" office:value-type="float" office:value="4300703"/>
          <table:table-cell table:style-name="ce1" office:value-type="string">
            <text:p>Anta Gorda (RS)</text:p>
          </table:table-cell>
          <table:table-cell table:style-name="ce1" office:value-type="float" office:value="5961"/>
        </table:table-row>
        <table:table-row table:style-name="ro1">
          <table:table-cell table:style-name="ce1" office:value-type="float" office:value="4300802"/>
          <table:table-cell table:style-name="ce1" office:value-type="string">
            <text:p>Antônio Prado (RS)</text:p>
          </table:table-cell>
          <table:table-cell table:style-name="ce1" office:value-type="float" office:value="13045"/>
        </table:table-row>
        <table:table-row table:style-name="ro1">
          <table:table-cell table:style-name="ce1" office:value-type="float" office:value="4300851"/>
          <table:table-cell table:style-name="ce1" office:value-type="string">
            <text:p>Arambaré (RS)</text:p>
          </table:table-cell>
          <table:table-cell table:style-name="ce1" office:value-type="float" office:value="3562"/>
        </table:table-row>
        <table:table-row table:style-name="ro1">
          <table:table-cell table:style-name="ce1" office:value-type="float" office:value="4300877"/>
          <table:table-cell table:style-name="ce1" office:value-type="string">
            <text:p>Araricá (RS)</text:p>
          </table:table-cell>
          <table:table-cell table:style-name="ce1" office:value-type="float" office:value="5771"/>
        </table:table-row>
        <table:table-row table:style-name="ro1">
          <table:table-cell table:style-name="ce1" office:value-type="float" office:value="4300901"/>
          <table:table-cell table:style-name="ce1" office:value-type="string">
            <text:p>Aratiba (RS)</text:p>
          </table:table-cell>
          <table:table-cell table:style-name="ce1" office:value-type="float" office:value="6189"/>
        </table:table-row>
        <table:table-row table:style-name="ro1">
          <table:table-cell table:style-name="ce1" office:value-type="float" office:value="4301008"/>
          <table:table-cell table:style-name="ce1" office:value-type="string">
            <text:p>Arroio do Meio (RS)</text:p>
          </table:table-cell>
          <table:table-cell table:style-name="ce1" office:value-type="float" office:value="20967"/>
        </table:table-row>
        <table:table-row table:style-name="ro1">
          <table:table-cell table:style-name="ce1" office:value-type="float" office:value="4301057"/>
          <table:table-cell table:style-name="ce1" office:value-type="string">
            <text:p>Arroio do Sal (RS)</text:p>
          </table:table-cell>
          <table:table-cell table:style-name="ce1" office:value-type="float" office:value="10279"/>
        </table:table-row>
        <table:table-row table:style-name="ro1">
          <table:table-cell table:style-name="ce1" office:value-type="float" office:value="4301073"/>
          <table:table-cell table:style-name="ce1" office:value-type="string">
            <text:p>Arroio do Padre (RS)</text:p>
          </table:table-cell>
          <table:table-cell table:style-name="ce1" office:value-type="float" office:value="2951"/>
        </table:table-row>
        <table:table-row table:style-name="ro1">
          <table:table-cell table:style-name="ce1" office:value-type="float" office:value="4301107"/>
          <table:table-cell table:style-name="ce1" office:value-type="string">
            <text:p>Arroio dos Ratos (RS)</text:p>
          </table:table-cell>
          <table:table-cell table:style-name="ce1" office:value-type="float" office:value="14177"/>
        </table:table-row>
        <table:table-row table:style-name="ro1">
          <table:table-cell table:style-name="ce1" office:value-type="float" office:value="4301206"/>
          <table:table-cell table:style-name="ce1" office:value-type="string">
            <text:p>Arroio do Tigre (RS)</text:p>
          </table:table-cell>
          <table:table-cell table:style-name="ce1" office:value-type="float" office:value="13413"/>
        </table:table-row>
        <table:table-row table:style-name="ro1">
          <table:table-cell table:style-name="ce1" office:value-type="float" office:value="4301305"/>
          <table:table-cell table:style-name="ce1" office:value-type="string">
            <text:p>Arroio Grande (RS)</text:p>
          </table:table-cell>
          <table:table-cell table:style-name="ce1" office:value-type="float" office:value="18238"/>
        </table:table-row>
        <table:table-row table:style-name="ro1">
          <table:table-cell table:style-name="ce1" office:value-type="float" office:value="4301404"/>
          <table:table-cell table:style-name="ce1" office:value-type="string">
            <text:p>Arvorezinha (RS)</text:p>
          </table:table-cell>
          <table:table-cell table:style-name="ce1" office:value-type="float" office:value="10423"/>
        </table:table-row>
        <table:table-row table:style-name="ro1">
          <table:table-cell table:style-name="ce1" office:value-type="float" office:value="4301503"/>
          <table:table-cell table:style-name="ce1" office:value-type="string">
            <text:p>Augusto Pestana (RS)</text:p>
          </table:table-cell>
          <table:table-cell table:style-name="ce1" office:value-type="float" office:value="6602"/>
        </table:table-row>
        <table:table-row table:style-name="ro1">
          <table:table-cell table:style-name="ce1" office:value-type="float" office:value="4301552"/>
          <table:table-cell table:style-name="ce1" office:value-type="string">
            <text:p>Áurea (RS)</text:p>
          </table:table-cell>
          <table:table-cell table:style-name="ce1" office:value-type="float" office:value="3535"/>
        </table:table-row>
        <table:table-row table:style-name="ro1">
          <table:table-cell table:style-name="ce1" office:value-type="float" office:value="4301602"/>
          <table:table-cell table:style-name="ce1" office:value-type="string">
            <text:p>Bagé (RS)</text:p>
          </table:table-cell>
          <table:table-cell table:style-name="ce1" office:value-type="float" office:value="121335"/>
        </table:table-row>
        <table:table-row table:style-name="ro1">
          <table:table-cell table:style-name="ce1" office:value-type="float" office:value="4301636"/>
          <table:table-cell table:style-name="ce1" office:value-type="string">
            <text:p>Balneário Pinhal (RS)</text:p>
          </table:table-cell>
          <table:table-cell table:style-name="ce1" office:value-type="float" office:value="14363"/>
        </table:table-row>
        <table:table-row table:style-name="ro1">
          <table:table-cell table:style-name="ce1" office:value-type="float" office:value="4301651"/>
          <table:table-cell table:style-name="ce1" office:value-type="string">
            <text:p>Barão (RS)</text:p>
          </table:table-cell>
          <table:table-cell table:style-name="ce1" office:value-type="float" office:value="6202"/>
        </table:table-row>
        <table:table-row table:style-name="ro1">
          <table:table-cell table:style-name="ce1" office:value-type="float" office:value="4301701"/>
          <table:table-cell table:style-name="ce1" office:value-type="string">
            <text:p>Barão de Cotegipe (RS)</text:p>
          </table:table-cell>
          <table:table-cell table:style-name="ce1" office:value-type="float" office:value="6620"/>
        </table:table-row>
        <table:table-row table:style-name="ro1">
          <table:table-cell table:style-name="ce1" office:value-type="float" office:value="4301750"/>
          <table:table-cell table:style-name="ce1" office:value-type="string">
            <text:p>Barão do Triunfo (RS)</text:p>
          </table:table-cell>
          <table:table-cell table:style-name="ce1" office:value-type="float" office:value="7519"/>
        </table:table-row>
        <table:table-row table:style-name="ro1">
          <table:table-cell table:style-name="ce1" office:value-type="float" office:value="4301800"/>
          <table:table-cell table:style-name="ce1" office:value-type="string">
            <text:p>Barracão (RS)</text:p>
          </table:table-cell>
          <table:table-cell table:style-name="ce1" office:value-type="float" office:value="5256"/>
        </table:table-row>
        <table:table-row table:style-name="ro1">
          <table:table-cell table:style-name="ce1" office:value-type="float" office:value="4301859"/>
          <table:table-cell table:style-name="ce1" office:value-type="string">
            <text:p>Barra do Guarita (RS)</text:p>
          </table:table-cell>
          <table:table-cell table:style-name="ce1" office:value-type="float" office:value="3257"/>
        </table:table-row>
        <table:table-row table:style-name="ro1">
          <table:table-cell table:style-name="ce1" office:value-type="float" office:value="4301875"/>
          <table:table-cell table:style-name="ce1" office:value-type="string">
            <text:p>Barra do Quaraí (RS)</text:p>
          </table:table-cell>
          <table:table-cell table:style-name="ce1" office:value-type="float" office:value="4227"/>
        </table:table-row>
        <table:table-row table:style-name="ro1">
          <table:table-cell table:style-name="ce1" office:value-type="float" office:value="4301909"/>
          <table:table-cell table:style-name="ce1" office:value-type="string">
            <text:p>Barra do Ribeiro (RS)</text:p>
          </table:table-cell>
          <table:table-cell table:style-name="ce1" office:value-type="float" office:value="13556"/>
        </table:table-row>
        <table:table-row table:style-name="ro1">
          <table:table-cell table:style-name="ce1" office:value-type="float" office:value="4301925"/>
          <table:table-cell table:style-name="ce1" office:value-type="string">
            <text:p>Barra do Rio Azul (RS)</text:p>
          </table:table-cell>
          <table:table-cell table:style-name="ce1" office:value-type="float" office:value="1655"/>
        </table:table-row>
        <table:table-row table:style-name="ro1">
          <table:table-cell table:style-name="ce1" office:value-type="float" office:value="4301958"/>
          <table:table-cell table:style-name="ce1" office:value-type="string">
            <text:p>Barra Funda (RS)</text:p>
          </table:table-cell>
          <table:table-cell table:style-name="ce1" office:value-type="float" office:value="2551"/>
        </table:table-row>
        <table:table-row table:style-name="ro1">
          <table:table-cell table:style-name="ce1" office:value-type="float" office:value="4302006"/>
          <table:table-cell table:style-name="ce1" office:value-type="string">
            <text:p>Barros Cassal (RS)</text:p>
          </table:table-cell>
          <table:table-cell table:style-name="ce1" office:value-type="float" office:value="11182"/>
        </table:table-row>
        <table:table-row table:style-name="ro1">
          <table:table-cell table:style-name="ce1" office:value-type="float" office:value="4302055"/>
          <table:table-cell table:style-name="ce1" office:value-type="string">
            <text:p>Benjamin Constant do Sul (RS)</text:p>
          </table:table-cell>
          <table:table-cell table:style-name="ce1" office:value-type="float" office:value="1958"/>
        </table:table-row>
        <table:table-row table:style-name="ro1">
          <table:table-cell table:style-name="ce1" office:value-type="float" office:value="4302105"/>
          <table:table-cell table:style-name="ce1" office:value-type="string">
            <text:p>Bento Gonçalves (RS)</text:p>
          </table:table-cell>
          <table:table-cell table:style-name="ce1" office:value-type="float" office:value="121803"/>
        </table:table-row>
        <table:table-row table:style-name="ro1">
          <table:table-cell table:style-name="ce1" office:value-type="float" office:value="4302154"/>
          <table:table-cell table:style-name="ce1" office:value-type="string">
            <text:p>Boa Vista das Missões (RS)</text:p>
          </table:table-cell>
          <table:table-cell table:style-name="ce1" office:value-type="float" office:value="2092"/>
        </table:table-row>
        <table:table-row table:style-name="ro1">
          <table:table-cell table:style-name="ce1" office:value-type="float" office:value="4302204"/>
          <table:table-cell table:style-name="ce1" office:value-type="string">
            <text:p>Boa Vista do Buricá (RS)</text:p>
          </table:table-cell>
          <table:table-cell table:style-name="ce1" office:value-type="float" office:value="6712"/>
        </table:table-row>
        <table:table-row table:style-name="ro1">
          <table:table-cell table:style-name="ce1" office:value-type="float" office:value="4302220"/>
          <table:table-cell table:style-name="ce1" office:value-type="string">
            <text:p>Boa Vista do Cadeado (RS)</text:p>
          </table:table-cell>
          <table:table-cell table:style-name="ce1" office:value-type="float" office:value="2468"/>
        </table:table-row>
        <table:table-row table:style-name="ro1">
          <table:table-cell table:style-name="ce1" office:value-type="float" office:value="4302238"/>
          <table:table-cell table:style-name="ce1" office:value-type="string">
            <text:p>Boa Vista do Incra (RS)</text:p>
          </table:table-cell>
          <table:table-cell table:style-name="ce1" office:value-type="float" office:value="2616"/>
        </table:table-row>
        <table:table-row table:style-name="ro1">
          <table:table-cell table:style-name="ce1" office:value-type="float" office:value="4302253"/>
          <table:table-cell table:style-name="ce1" office:value-type="string">
            <text:p>Boa Vista do Sul (RS)</text:p>
          </table:table-cell>
          <table:table-cell table:style-name="ce1" office:value-type="float" office:value="2778"/>
        </table:table-row>
        <table:table-row table:style-name="ro1">
          <table:table-cell table:style-name="ce1" office:value-type="float" office:value="4302303"/>
          <table:table-cell table:style-name="ce1" office:value-type="string">
            <text:p>Bom Jesus (RS)</text:p>
          </table:table-cell>
          <table:table-cell table:style-name="ce1" office:value-type="float" office:value="11309"/>
        </table:table-row>
        <table:table-row table:style-name="ro1">
          <table:table-cell table:style-name="ce1" office:value-type="float" office:value="4302352"/>
          <table:table-cell table:style-name="ce1" office:value-type="string">
            <text:p>Bom Princípio (RS)</text:p>
          </table:table-cell>
          <table:table-cell table:style-name="ce1" office:value-type="float" office:value="14255"/>
        </table:table-row>
        <table:table-row table:style-name="ro1">
          <table:table-cell table:style-name="ce1" office:value-type="float" office:value="4302378"/>
          <table:table-cell table:style-name="ce1" office:value-type="string">
            <text:p>Bom Progresso (RS)</text:p>
          </table:table-cell>
          <table:table-cell table:style-name="ce1" office:value-type="float" office:value="1899"/>
        </table:table-row>
        <table:table-row table:style-name="ro1">
          <table:table-cell table:style-name="ce1" office:value-type="float" office:value="4302402"/>
          <table:table-cell table:style-name="ce1" office:value-type="string">
            <text:p>Bom Retiro do Sul (RS)</text:p>
          </table:table-cell>
          <table:table-cell table:style-name="ce1" office:value-type="float" office:value="12390"/>
        </table:table-row>
        <table:table-row table:style-name="ro1">
          <table:table-cell table:style-name="ce1" office:value-type="float" office:value="4302451"/>
          <table:table-cell table:style-name="ce1" office:value-type="string">
            <text:p>Boqueirão do Leão (RS)</text:p>
          </table:table-cell>
          <table:table-cell table:style-name="ce1" office:value-type="float" office:value="7702"/>
        </table:table-row>
        <table:table-row table:style-name="ro1">
          <table:table-cell table:style-name="ce1" office:value-type="float" office:value="4302501"/>
          <table:table-cell table:style-name="ce1" office:value-type="string">
            <text:p>Bossoroca (RS)</text:p>
          </table:table-cell>
          <table:table-cell table:style-name="ce1" office:value-type="float" office:value="6205"/>
        </table:table-row>
        <table:table-row table:style-name="ro1">
          <table:table-cell table:style-name="ce1" office:value-type="float" office:value="4302584"/>
          <table:table-cell table:style-name="ce1" office:value-type="string">
            <text:p>Bozano (RS)</text:p>
          </table:table-cell>
          <table:table-cell table:style-name="ce1" office:value-type="float" office:value="2111"/>
        </table:table-row>
        <table:table-row table:style-name="ro1">
          <table:table-cell table:style-name="ce1" office:value-type="float" office:value="4302600"/>
          <table:table-cell table:style-name="ce1" office:value-type="string">
            <text:p>Braga (RS)</text:p>
          </table:table-cell>
          <table:table-cell table:style-name="ce1" office:value-type="float" office:value="3311"/>
        </table:table-row>
        <table:table-row table:style-name="ro1">
          <table:table-cell table:style-name="ce1" office:value-type="float" office:value="4302659"/>
          <table:table-cell table:style-name="ce1" office:value-type="string">
            <text:p>Brochier (RS)</text:p>
          </table:table-cell>
          <table:table-cell table:style-name="ce1" office:value-type="float" office:value="5104"/>
        </table:table-row>
        <table:table-row table:style-name="ro1">
          <table:table-cell table:style-name="ce1" office:value-type="float" office:value="4302709"/>
          <table:table-cell table:style-name="ce1" office:value-type="string">
            <text:p>Butiá (RS)</text:p>
          </table:table-cell>
          <table:table-cell table:style-name="ce1" office:value-type="float" office:value="20952"/>
        </table:table-row>
        <table:table-row table:style-name="ro1">
          <table:table-cell table:style-name="ce1" office:value-type="float" office:value="4302808"/>
          <table:table-cell table:style-name="ce1" office:value-type="string">
            <text:p>Caçapava do Sul (RS)</text:p>
          </table:table-cell>
          <table:table-cell table:style-name="ce1" office:value-type="float" office:value="33548"/>
        </table:table-row>
        <table:table-row table:style-name="ro1">
          <table:table-cell table:style-name="ce1" office:value-type="float" office:value="4302907"/>
          <table:table-cell table:style-name="ce1" office:value-type="string">
            <text:p>Cacequi (RS)</text:p>
          </table:table-cell>
          <table:table-cell table:style-name="ce1" office:value-type="float" office:value="12423"/>
        </table:table-row>
        <table:table-row table:style-name="ro1">
          <table:table-cell table:style-name="ce1" office:value-type="float" office:value="4303004"/>
          <table:table-cell table:style-name="ce1" office:value-type="string">
            <text:p>Cachoeira do Sul (RS)</text:p>
          </table:table-cell>
          <table:table-cell table:style-name="ce1" office:value-type="float" office:value="81869"/>
        </table:table-row>
        <table:table-row table:style-name="ro1">
          <table:table-cell table:style-name="ce1" office:value-type="float" office:value="4303103"/>
          <table:table-cell table:style-name="ce1" office:value-type="string">
            <text:p>Cachoeirinha (RS)</text:p>
          </table:table-cell>
          <table:table-cell table:style-name="ce1" office:value-type="float" office:value="131240"/>
        </table:table-row>
        <table:table-row table:style-name="ro1">
          <table:table-cell table:style-name="ce1" office:value-type="float" office:value="4303202"/>
          <table:table-cell table:style-name="ce1" office:value-type="string">
            <text:p>Cacique Doble (RS)</text:p>
          </table:table-cell>
          <table:table-cell table:style-name="ce1" office:value-type="float" office:value="5074"/>
        </table:table-row>
        <table:table-row table:style-name="ro1">
          <table:table-cell table:style-name="ce1" office:value-type="float" office:value="4303301"/>
          <table:table-cell table:style-name="ce1" office:value-type="string">
            <text:p>Caibaté (RS)</text:p>
          </table:table-cell>
          <table:table-cell table:style-name="ce1" office:value-type="float" office:value="4823"/>
        </table:table-row>
        <table:table-row table:style-name="ro1">
          <table:table-cell table:style-name="ce1" office:value-type="float" office:value="4303400"/>
          <table:table-cell table:style-name="ce1" office:value-type="string">
            <text:p>Caiçara (RS)</text:p>
          </table:table-cell>
          <table:table-cell table:style-name="ce1" office:value-type="float" office:value="4700"/>
        </table:table-row>
        <table:table-row table:style-name="ro1">
          <table:table-cell table:style-name="ce1" office:value-type="float" office:value="4303509"/>
          <table:table-cell table:style-name="ce1" office:value-type="string">
            <text:p>Camaquã (RS)</text:p>
          </table:table-cell>
          <table:table-cell table:style-name="ce1" office:value-type="float" office:value="66478"/>
        </table:table-row>
        <table:table-row table:style-name="ro1">
          <table:table-cell table:style-name="ce1" office:value-type="float" office:value="4303558"/>
          <table:table-cell table:style-name="ce1" office:value-type="string">
            <text:p>Camargo (RS)</text:p>
          </table:table-cell>
          <table:table-cell table:style-name="ce1" office:value-type="float" office:value="2742"/>
        </table:table-row>
        <table:table-row table:style-name="ro1">
          <table:table-cell table:style-name="ce1" office:value-type="float" office:value="4303608"/>
          <table:table-cell table:style-name="ce1" office:value-type="string">
            <text:p>Cambará do Sul (RS)</text:p>
          </table:table-cell>
          <table:table-cell table:style-name="ce1" office:value-type="float" office:value="6406"/>
        </table:table-row>
        <table:table-row table:style-name="ro1">
          <table:table-cell table:style-name="ce1" office:value-type="float" office:value="4303673"/>
          <table:table-cell table:style-name="ce1" office:value-type="string">
            <text:p>Campestre da Serra (RS)</text:p>
          </table:table-cell>
          <table:table-cell table:style-name="ce1" office:value-type="float" office:value="3395"/>
        </table:table-row>
        <table:table-row table:style-name="ro1">
          <table:table-cell table:style-name="ce1" office:value-type="float" office:value="4303707"/>
          <table:table-cell table:style-name="ce1" office:value-type="string">
            <text:p>Campina das Missões (RS)</text:p>
          </table:table-cell>
          <table:table-cell table:style-name="ce1" office:value-type="float" office:value="5398"/>
        </table:table-row>
        <table:table-row table:style-name="ro1">
          <table:table-cell table:style-name="ce1" office:value-type="float" office:value="4303806"/>
          <table:table-cell table:style-name="ce1" office:value-type="string">
            <text:p>Campinas do Sul (RS)</text:p>
          </table:table-cell>
          <table:table-cell table:style-name="ce1" office:value-type="float" office:value="5438"/>
        </table:table-row>
        <table:table-row table:style-name="ro1">
          <table:table-cell table:style-name="ce1" office:value-type="float" office:value="4303905"/>
          <table:table-cell table:style-name="ce1" office:value-type="string">
            <text:p>Campo Bom (RS)</text:p>
          </table:table-cell>
          <table:table-cell table:style-name="ce1" office:value-type="float" office:value="69458"/>
        </table:table-row>
        <table:table-row table:style-name="ro1">
          <table:table-cell table:style-name="ce1" office:value-type="float" office:value="4304002"/>
          <table:table-cell table:style-name="ce1" office:value-type="string">
            <text:p>Campo Novo (RS)</text:p>
          </table:table-cell>
          <table:table-cell table:style-name="ce1" office:value-type="float" office:value="4376"/>
        </table:table-row>
        <table:table-row table:style-name="ro1">
          <table:table-cell table:style-name="ce1" office:value-type="float" office:value="4304101"/>
          <table:table-cell table:style-name="ce1" office:value-type="string">
            <text:p>Campos Borges (RS)</text:p>
          </table:table-cell>
          <table:table-cell table:style-name="ce1" office:value-type="float" office:value="3295"/>
        </table:table-row>
        <table:table-row table:style-name="ro1">
          <table:table-cell table:style-name="ce1" office:value-type="float" office:value="4304200"/>
          <table:table-cell table:style-name="ce1" office:value-type="string">
            <text:p>Candelária (RS)</text:p>
          </table:table-cell>
          <table:table-cell table:style-name="ce1" office:value-type="float" office:value="31421"/>
        </table:table-row>
        <table:table-row table:style-name="ro1">
          <table:table-cell table:style-name="ce1" office:value-type="float" office:value="4304309"/>
          <table:table-cell table:style-name="ce1" office:value-type="string">
            <text:p>Cândido Godói (RS)</text:p>
          </table:table-cell>
          <table:table-cell table:style-name="ce1" office:value-type="float" office:value="6151"/>
        </table:table-row>
        <table:table-row table:style-name="ro1">
          <table:table-cell table:style-name="ce1" office:value-type="float" office:value="4304358"/>
          <table:table-cell table:style-name="ce1" office:value-type="string">
            <text:p>Candiota (RS)</text:p>
          </table:table-cell>
          <table:table-cell table:style-name="ce1" office:value-type="float" office:value="9647"/>
        </table:table-row>
        <table:table-row table:style-name="ro1">
          <table:table-cell table:style-name="ce1" office:value-type="float" office:value="4304408"/>
          <table:table-cell table:style-name="ce1" office:value-type="string">
            <text:p>Canela (RS)</text:p>
          </table:table-cell>
          <table:table-cell table:style-name="ce1" office:value-type="float" office:value="45488"/>
        </table:table-row>
        <table:table-row table:style-name="ro1">
          <table:table-cell table:style-name="ce1" office:value-type="float" office:value="4304507"/>
          <table:table-cell table:style-name="ce1" office:value-type="string">
            <text:p>Canguçu (RS)</text:p>
          </table:table-cell>
          <table:table-cell table:style-name="ce1" office:value-type="float" office:value="56211"/>
        </table:table-row>
        <table:table-row table:style-name="ro1">
          <table:table-cell table:style-name="ce1" office:value-type="float" office:value="4304606"/>
          <table:table-cell table:style-name="ce1" office:value-type="string">
            <text:p>Canoas (RS)</text:p>
          </table:table-cell>
          <table:table-cell table:style-name="ce1" office:value-type="float" office:value="348208"/>
        </table:table-row>
        <table:table-row table:style-name="ro1">
          <table:table-cell table:style-name="ce1" office:value-type="float" office:value="4304614"/>
          <table:table-cell table:style-name="ce1" office:value-type="string">
            <text:p>Canudos do Vale (RS)</text:p>
          </table:table-cell>
          <table:table-cell table:style-name="ce1" office:value-type="float" office:value="1705"/>
        </table:table-row>
        <table:table-row table:style-name="ro1">
          <table:table-cell table:style-name="ce1" office:value-type="float" office:value="4304622"/>
          <table:table-cell table:style-name="ce1" office:value-type="string">
            <text:p>Capão Bonito do Sul (RS)</text:p>
          </table:table-cell>
          <table:table-cell table:style-name="ce1" office:value-type="float" office:value="1641"/>
        </table:table-row>
        <table:table-row table:style-name="ro1">
          <table:table-cell table:style-name="ce1" office:value-type="float" office:value="4304630"/>
          <table:table-cell table:style-name="ce1" office:value-type="string">
            <text:p>Capão da Canoa (RS)</text:p>
          </table:table-cell>
          <table:table-cell table:style-name="ce1" office:value-type="float" office:value="54051"/>
        </table:table-row>
        <table:table-row table:style-name="ro1">
          <table:table-cell table:style-name="ce1" office:value-type="float" office:value="4304655"/>
          <table:table-cell table:style-name="ce1" office:value-type="string">
            <text:p>Capão do Cipó (RS)</text:p>
          </table:table-cell>
          <table:table-cell table:style-name="ce1" office:value-type="float" office:value="3699"/>
        </table:table-row>
        <table:table-row table:style-name="ro1">
          <table:table-cell table:style-name="ce1" office:value-type="float" office:value="4304663"/>
          <table:table-cell table:style-name="ce1" office:value-type="string">
            <text:p>Capão do Leão (RS)</text:p>
          </table:table-cell>
          <table:table-cell table:style-name="ce1" office:value-type="float" office:value="25409"/>
        </table:table-row>
        <table:table-row table:style-name="ro1">
          <table:table-cell table:style-name="ce1" office:value-type="float" office:value="4304671"/>
          <table:table-cell table:style-name="ce1" office:value-type="string">
            <text:p>Capivari do Sul (RS)</text:p>
          </table:table-cell>
          <table:table-cell table:style-name="ce1" office:value-type="float" office:value="4728"/>
        </table:table-row>
        <table:table-row table:style-name="ro1">
          <table:table-cell table:style-name="ce1" office:value-type="float" office:value="4304689"/>
          <table:table-cell table:style-name="ce1" office:value-type="string">
            <text:p>Capela de Santana (RS)</text:p>
          </table:table-cell>
          <table:table-cell table:style-name="ce1" office:value-type="float" office:value="12064"/>
        </table:table-row>
        <table:table-row table:style-name="ro1">
          <table:table-cell table:style-name="ce1" office:value-type="float" office:value="4304697"/>
          <table:table-cell table:style-name="ce1" office:value-type="string">
            <text:p>Capitão (RS)</text:p>
          </table:table-cell>
          <table:table-cell table:style-name="ce1" office:value-type="float" office:value="2763"/>
        </table:table-row>
        <table:table-row table:style-name="ro1">
          <table:table-cell table:style-name="ce1" office:value-type="float" office:value="4304705"/>
          <table:table-cell table:style-name="ce1" office:value-type="string">
            <text:p>Carazinho (RS)</text:p>
          </table:table-cell>
          <table:table-cell table:style-name="ce1" office:value-type="float" office:value="62265"/>
        </table:table-row>
        <table:table-row table:style-name="ro1">
          <table:table-cell table:style-name="ce1" office:value-type="float" office:value="4304713"/>
          <table:table-cell table:style-name="ce1" office:value-type="string">
            <text:p>Caraá (RS)</text:p>
          </table:table-cell>
          <table:table-cell table:style-name="ce1" office:value-type="float" office:value="8350"/>
        </table:table-row>
        <table:table-row table:style-name="ro1">
          <table:table-cell table:style-name="ce1" office:value-type="float" office:value="4304804"/>
          <table:table-cell table:style-name="ce1" office:value-type="string">
            <text:p>Carlos Barbosa (RS)</text:p>
          </table:table-cell>
          <table:table-cell table:style-name="ce1" office:value-type="float" office:value="30241"/>
        </table:table-row>
        <table:table-row table:style-name="ro1">
          <table:table-cell table:style-name="ce1" office:value-type="float" office:value="4304853"/>
          <table:table-cell table:style-name="ce1" office:value-type="string">
            <text:p>Carlos Gomes (RS)</text:p>
          </table:table-cell>
          <table:table-cell table:style-name="ce1" office:value-type="float" office:value="1351"/>
        </table:table-row>
        <table:table-row table:style-name="ro1">
          <table:table-cell table:style-name="ce1" office:value-type="float" office:value="4304903"/>
          <table:table-cell table:style-name="ce1" office:value-type="string">
            <text:p>Casca (RS)</text:p>
          </table:table-cell>
          <table:table-cell table:style-name="ce1" office:value-type="float" office:value="9051"/>
        </table:table-row>
        <table:table-row table:style-name="ro1">
          <table:table-cell table:style-name="ce1" office:value-type="float" office:value="4304952"/>
          <table:table-cell table:style-name="ce1" office:value-type="string">
            <text:p>Caseiros (RS)</text:p>
          </table:table-cell>
          <table:table-cell table:style-name="ce1" office:value-type="float" office:value="3216"/>
        </table:table-row>
        <table:table-row table:style-name="ro1">
          <table:table-cell table:style-name="ce1" office:value-type="float" office:value="4305009"/>
          <table:table-cell table:style-name="ce1" office:value-type="string">
            <text:p>Catuípe (RS)</text:p>
          </table:table-cell>
          <table:table-cell table:style-name="ce1" office:value-type="float" office:value="8701"/>
        </table:table-row>
        <table:table-row table:style-name="ro1">
          <table:table-cell table:style-name="ce1" office:value-type="float" office:value="4305108"/>
          <table:table-cell table:style-name="ce1" office:value-type="string">
            <text:p>Caxias do Sul (RS)</text:p>
          </table:table-cell>
          <table:table-cell table:style-name="ce1" office:value-type="float" office:value="517451"/>
        </table:table-row>
        <table:table-row table:style-name="ro1">
          <table:table-cell table:style-name="ce1" office:value-type="float" office:value="4305116"/>
          <table:table-cell table:style-name="ce1" office:value-type="string">
            <text:p>Centenário (RS)</text:p>
          </table:table-cell>
          <table:table-cell table:style-name="ce1" office:value-type="float" office:value="2877"/>
        </table:table-row>
        <table:table-row table:style-name="ro1">
          <table:table-cell table:style-name="ce1" office:value-type="float" office:value="4305124"/>
          <table:table-cell table:style-name="ce1" office:value-type="string">
            <text:p>Cerrito (RS)</text:p>
          </table:table-cell>
          <table:table-cell table:style-name="ce1" office:value-type="float" office:value="6047"/>
        </table:table-row>
        <table:table-row table:style-name="ro1">
          <table:table-cell table:style-name="ce1" office:value-type="float" office:value="4305132"/>
          <table:table-cell table:style-name="ce1" office:value-type="string">
            <text:p>Cerro Branco (RS)</text:p>
          </table:table-cell>
          <table:table-cell table:style-name="ce1" office:value-type="float" office:value="4706"/>
        </table:table-row>
        <table:table-row table:style-name="ro1">
          <table:table-cell table:style-name="ce1" office:value-type="float" office:value="4305157"/>
          <table:table-cell table:style-name="ce1" office:value-type="string">
            <text:p>Cerro Grande (RS)</text:p>
          </table:table-cell>
          <table:table-cell table:style-name="ce1" office:value-type="float" office:value="2296"/>
        </table:table-row>
        <table:table-row table:style-name="ro1">
          <table:table-cell table:style-name="ce1" office:value-type="float" office:value="4305173"/>
          <table:table-cell table:style-name="ce1" office:value-type="string">
            <text:p>Cerro Grande do Sul (RS)</text:p>
          </table:table-cell>
          <table:table-cell table:style-name="ce1" office:value-type="float" office:value="12413"/>
        </table:table-row>
        <table:table-row table:style-name="ro1">
          <table:table-cell table:style-name="ce1" office:value-type="float" office:value="4305207"/>
          <table:table-cell table:style-name="ce1" office:value-type="string">
            <text:p>Cerro Largo (RS)</text:p>
          </table:table-cell>
          <table:table-cell table:style-name="ce1" office:value-type="float" office:value="14189"/>
        </table:table-row>
        <table:table-row table:style-name="ro1">
          <table:table-cell table:style-name="ce1" office:value-type="float" office:value="4305306"/>
          <table:table-cell table:style-name="ce1" office:value-type="string">
            <text:p>Chapada (RS)</text:p>
          </table:table-cell>
          <table:table-cell table:style-name="ce1" office:value-type="float" office:value="9239"/>
        </table:table-row>
        <table:table-row table:style-name="ro1">
          <table:table-cell table:style-name="ce1" office:value-type="float" office:value="4305355"/>
          <table:table-cell table:style-name="ce1" office:value-type="string">
            <text:p>Charqueadas (RS)</text:p>
          </table:table-cell>
          <table:table-cell table:style-name="ce1" office:value-type="float" office:value="41258"/>
        </table:table-row>
        <table:table-row table:style-name="ro1">
          <table:table-cell table:style-name="ce1" office:value-type="float" office:value="4305371"/>
          <table:table-cell table:style-name="ce1" office:value-type="string">
            <text:p>Charrua (RS)</text:p>
          </table:table-cell>
          <table:table-cell table:style-name="ce1" office:value-type="float" office:value="3252"/>
        </table:table-row>
        <table:table-row table:style-name="ro1">
          <table:table-cell table:style-name="ce1" office:value-type="float" office:value="4305405"/>
          <table:table-cell table:style-name="ce1" office:value-type="string">
            <text:p>Chiapetta (RS)</text:p>
          </table:table-cell>
          <table:table-cell table:style-name="ce1" office:value-type="float" office:value="3719"/>
        </table:table-row>
        <table:table-row table:style-name="ro1">
          <table:table-cell table:style-name="ce1" office:value-type="float" office:value="4305439"/>
          <table:table-cell table:style-name="ce1" office:value-type="string">
            <text:p>Chuí (RS)</text:p>
          </table:table-cell>
          <table:table-cell table:style-name="ce1" office:value-type="float" office:value="6770"/>
        </table:table-row>
        <table:table-row table:style-name="ro1">
          <table:table-cell table:style-name="ce1" office:value-type="float" office:value="4305447"/>
          <table:table-cell table:style-name="ce1" office:value-type="string">
            <text:p>Chuvisca (RS)</text:p>
          </table:table-cell>
          <table:table-cell table:style-name="ce1" office:value-type="float" office:value="5480"/>
        </table:table-row>
        <table:table-row table:style-name="ro1">
          <table:table-cell table:style-name="ce1" office:value-type="float" office:value="4305454"/>
          <table:table-cell table:style-name="ce1" office:value-type="string">
            <text:p>Cidreira (RS)</text:p>
          </table:table-cell>
          <table:table-cell table:style-name="ce1" office:value-type="float" office:value="16583"/>
        </table:table-row>
        <table:table-row table:style-name="ro1">
          <table:table-cell table:style-name="ce1" office:value-type="float" office:value="4305504"/>
          <table:table-cell table:style-name="ce1" office:value-type="string">
            <text:p>Ciríaco (RS)</text:p>
          </table:table-cell>
          <table:table-cell table:style-name="ce1" office:value-type="float" office:value="4719"/>
        </table:table-row>
        <table:table-row table:style-name="ro1">
          <table:table-cell table:style-name="ce1" office:value-type="float" office:value="4305587"/>
          <table:table-cell table:style-name="ce1" office:value-type="string">
            <text:p>Colinas (RS)</text:p>
          </table:table-cell>
          <table:table-cell table:style-name="ce1" office:value-type="float" office:value="2469"/>
        </table:table-row>
        <table:table-row table:style-name="ro1">
          <table:table-cell table:style-name="ce1" office:value-type="float" office:value="4305603"/>
          <table:table-cell table:style-name="ce1" office:value-type="string">
            <text:p>Colorado (RS)</text:p>
          </table:table-cell>
          <table:table-cell table:style-name="ce1" office:value-type="float" office:value="3130"/>
        </table:table-row>
        <table:table-row table:style-name="ro1">
          <table:table-cell table:style-name="ce1" office:value-type="float" office:value="4305702"/>
          <table:table-cell table:style-name="ce1" office:value-type="string">
            <text:p>Condor (RS)</text:p>
          </table:table-cell>
          <table:table-cell table:style-name="ce1" office:value-type="float" office:value="6759"/>
        </table:table-row>
        <table:table-row table:style-name="ro1">
          <table:table-cell table:style-name="ce1" office:value-type="float" office:value="4305801"/>
          <table:table-cell table:style-name="ce1" office:value-type="string">
            <text:p>Constantina (RS)</text:p>
          </table:table-cell>
          <table:table-cell table:style-name="ce1" office:value-type="float" office:value="9907"/>
        </table:table-row>
        <table:table-row table:style-name="ro1">
          <table:table-cell table:style-name="ce1" office:value-type="float" office:value="4305835"/>
          <table:table-cell table:style-name="ce1" office:value-type="string">
            <text:p>Coqueiro Baixo (RS)</text:p>
          </table:table-cell>
          <table:table-cell table:style-name="ce1" office:value-type="float" office:value="1495"/>
        </table:table-row>
        <table:table-row table:style-name="ro1">
          <table:table-cell table:style-name="ce1" office:value-type="float" office:value="4305850"/>
          <table:table-cell table:style-name="ce1" office:value-type="string">
            <text:p>Coqueiros do Sul (RS)</text:p>
          </table:table-cell>
          <table:table-cell table:style-name="ce1" office:value-type="float" office:value="2286"/>
        </table:table-row>
        <table:table-row table:style-name="ro1">
          <table:table-cell table:style-name="ce1" office:value-type="float" office:value="4305871"/>
          <table:table-cell table:style-name="ce1" office:value-type="string">
            <text:p>Coronel Barros (RS)</text:p>
          </table:table-cell>
          <table:table-cell table:style-name="ce1" office:value-type="float" office:value="2520"/>
        </table:table-row>
        <table:table-row table:style-name="ro1">
          <table:table-cell table:style-name="ce1" office:value-type="float" office:value="4305900"/>
          <table:table-cell table:style-name="ce1" office:value-type="string">
            <text:p>Coronel Bicaco (RS)</text:p>
          </table:table-cell>
          <table:table-cell table:style-name="ce1" office:value-type="float" office:value="7268"/>
        </table:table-row>
        <table:table-row table:style-name="ro1">
          <table:table-cell table:style-name="ce1" office:value-type="float" office:value="4305934"/>
          <table:table-cell table:style-name="ce1" office:value-type="string">
            <text:p>Coronel Pilar (RS)</text:p>
          </table:table-cell>
          <table:table-cell table:style-name="ce1" office:value-type="float" office:value="1614"/>
        </table:table-row>
        <table:table-row table:style-name="ro1">
          <table:table-cell table:style-name="ce1" office:value-type="float" office:value="4305959"/>
          <table:table-cell table:style-name="ce1" office:value-type="string">
            <text:p>Cotiporã (RS)</text:p>
          </table:table-cell>
          <table:table-cell table:style-name="ce1" office:value-type="float" office:value="3838"/>
        </table:table-row>
        <table:table-row table:style-name="ro1">
          <table:table-cell table:style-name="ce1" office:value-type="float" office:value="4305975"/>
          <table:table-cell table:style-name="ce1" office:value-type="string">
            <text:p>Coxilha (RS)</text:p>
          </table:table-cell>
          <table:table-cell table:style-name="ce1" office:value-type="float" office:value="2743"/>
        </table:table-row>
        <table:table-row table:style-name="ro1">
          <table:table-cell table:style-name="ce1" office:value-type="float" office:value="4306007"/>
          <table:table-cell table:style-name="ce1" office:value-type="string">
            <text:p>Crissiumal (RS)</text:p>
          </table:table-cell>
          <table:table-cell table:style-name="ce1" office:value-type="float" office:value="13357"/>
        </table:table-row>
        <table:table-row table:style-name="ro1">
          <table:table-cell table:style-name="ce1" office:value-type="float" office:value="4306056"/>
          <table:table-cell table:style-name="ce1" office:value-type="string">
            <text:p>Cristal (RS)</text:p>
          </table:table-cell>
          <table:table-cell table:style-name="ce1" office:value-type="float" office:value="8067"/>
        </table:table-row>
        <table:table-row table:style-name="ro1">
          <table:table-cell table:style-name="ce1" office:value-type="float" office:value="4306072"/>
          <table:table-cell table:style-name="ce1" office:value-type="string">
            <text:p>Cristal do Sul (RS)</text:p>
          </table:table-cell>
          <table:table-cell table:style-name="ce1" office:value-type="float" office:value="2844"/>
        </table:table-row>
        <table:table-row table:style-name="ro1">
          <table:table-cell table:style-name="ce1" office:value-type="float" office:value="4306106"/>
          <table:table-cell table:style-name="ce1" office:value-type="string">
            <text:p>Cruz Alta (RS)</text:p>
          </table:table-cell>
          <table:table-cell table:style-name="ce1" office:value-type="float" office:value="59922"/>
        </table:table-row>
        <table:table-row table:style-name="ro1">
          <table:table-cell table:style-name="ce1" office:value-type="float" office:value="4306130"/>
          <table:table-cell table:style-name="ce1" office:value-type="string">
            <text:p>Cruzaltense (RS)</text:p>
          </table:table-cell>
          <table:table-cell table:style-name="ce1" office:value-type="float" office:value="1799"/>
        </table:table-row>
        <table:table-row table:style-name="ro1">
          <table:table-cell table:style-name="ce1" office:value-type="float" office:value="4306205"/>
          <table:table-cell table:style-name="ce1" office:value-type="string">
            <text:p>Cruzeiro do Sul (RS)</text:p>
          </table:table-cell>
          <table:table-cell table:style-name="ce1" office:value-type="float" office:value="12402"/>
        </table:table-row>
        <table:table-row table:style-name="ro1">
          <table:table-cell table:style-name="ce1" office:value-type="float" office:value="4306304"/>
          <table:table-cell table:style-name="ce1" office:value-type="string">
            <text:p>David Canabarro (RS)</text:p>
          </table:table-cell>
          <table:table-cell table:style-name="ce1" office:value-type="float" office:value="4736"/>
        </table:table-row>
        <table:table-row table:style-name="ro1">
          <table:table-cell table:style-name="ce1" office:value-type="float" office:value="4306320"/>
          <table:table-cell table:style-name="ce1" office:value-type="string">
            <text:p>Derrubadas (RS)</text:p>
          </table:table-cell>
          <table:table-cell table:style-name="ce1" office:value-type="float" office:value="2761"/>
        </table:table-row>
        <table:table-row table:style-name="ro1">
          <table:table-cell table:style-name="ce1" office:value-type="float" office:value="4306353"/>
          <table:table-cell table:style-name="ce1" office:value-type="string">
            <text:p>Dezesseis de Novembro (RS)</text:p>
          </table:table-cell>
          <table:table-cell table:style-name="ce1" office:value-type="float" office:value="2378"/>
        </table:table-row>
        <table:table-row table:style-name="ro1">
          <table:table-cell table:style-name="ce1" office:value-type="float" office:value="4306379"/>
          <table:table-cell table:style-name="ce1" office:value-type="string">
            <text:p>Dilermando de Aguiar (RS)</text:p>
          </table:table-cell>
          <table:table-cell table:style-name="ce1" office:value-type="float" office:value="3002"/>
        </table:table-row>
        <table:table-row table:style-name="ro1">
          <table:table-cell table:style-name="ce1" office:value-type="float" office:value="4306403"/>
          <table:table-cell table:style-name="ce1" office:value-type="string">
            <text:p>Dois Irmãos (RS)</text:p>
          </table:table-cell>
          <table:table-cell table:style-name="ce1" office:value-type="float" office:value="33119"/>
        </table:table-row>
        <table:table-row table:style-name="ro1">
          <table:table-cell table:style-name="ce1" office:value-type="float" office:value="4306429"/>
          <table:table-cell table:style-name="ce1" office:value-type="string">
            <text:p>Dois Irmãos das Missões (RS)</text:p>
          </table:table-cell>
          <table:table-cell table:style-name="ce1" office:value-type="float" office:value="2008"/>
        </table:table-row>
        <table:table-row table:style-name="ro1">
          <table:table-cell table:style-name="ce1" office:value-type="float" office:value="4306452"/>
          <table:table-cell table:style-name="ce1" office:value-type="string">
            <text:p>Dois Lajeados (RS)</text:p>
          </table:table-cell>
          <table:table-cell table:style-name="ce1" office:value-type="float" office:value="3405"/>
        </table:table-row>
        <table:table-row table:style-name="ro1">
          <table:table-cell table:style-name="ce1" office:value-type="float" office:value="4306502"/>
          <table:table-cell table:style-name="ce1" office:value-type="string">
            <text:p>Dom Feliciano (RS)</text:p>
          </table:table-cell>
          <table:table-cell table:style-name="ce1" office:value-type="float" office:value="15487"/>
        </table:table-row>
        <table:table-row table:style-name="ro1">
          <table:table-cell table:style-name="ce1" office:value-type="float" office:value="4306551"/>
          <table:table-cell table:style-name="ce1" office:value-type="string">
            <text:p>Dom Pedro de Alcântara (RS)</text:p>
          </table:table-cell>
          <table:table-cell table:style-name="ce1" office:value-type="float" office:value="2527"/>
        </table:table-row>
        <table:table-row table:style-name="ro1">
          <table:table-cell table:style-name="ce1" office:value-type="float" office:value="4306601"/>
          <table:table-cell table:style-name="ce1" office:value-type="string">
            <text:p>Dom Pedrito (RS)</text:p>
          </table:table-cell>
          <table:table-cell table:style-name="ce1" office:value-type="float" office:value="38339"/>
        </table:table-row>
        <table:table-row table:style-name="ro1">
          <table:table-cell table:style-name="ce1" office:value-type="float" office:value="4306700"/>
          <table:table-cell table:style-name="ce1" office:value-type="string">
            <text:p>Dona Francisca (RS)</text:p>
          </table:table-cell>
          <table:table-cell table:style-name="ce1" office:value-type="float" office:value="2999"/>
        </table:table-row>
        <table:table-row table:style-name="ro1">
          <table:table-cell table:style-name="ce1" office:value-type="float" office:value="4306734"/>
          <table:table-cell table:style-name="ce1" office:value-type="string">
            <text:p>Doutor Maurício Cardoso (RS)</text:p>
          </table:table-cell>
          <table:table-cell table:style-name="ce1" office:value-type="float" office:value="4462"/>
        </table:table-row>
        <table:table-row table:style-name="ro1">
          <table:table-cell table:style-name="ce1" office:value-type="float" office:value="4306759"/>
          <table:table-cell table:style-name="ce1" office:value-type="string">
            <text:p>Doutor Ricardo (RS)</text:p>
          </table:table-cell>
          <table:table-cell table:style-name="ce1" office:value-type="float" office:value="1975"/>
        </table:table-row>
        <table:table-row table:style-name="ro1">
          <table:table-cell table:style-name="ce1" office:value-type="float" office:value="4306767"/>
          <table:table-cell table:style-name="ce1" office:value-type="string">
            <text:p>Eldorado do Sul (RS)</text:p>
          </table:table-cell>
          <table:table-cell table:style-name="ce1" office:value-type="float" office:value="41902"/>
        </table:table-row>
        <table:table-row table:style-name="ro1">
          <table:table-cell table:style-name="ce1" office:value-type="float" office:value="4306809"/>
          <table:table-cell table:style-name="ce1" office:value-type="string">
            <text:p>Encantado (RS)</text:p>
          </table:table-cell>
          <table:table-cell table:style-name="ce1" office:value-type="float" office:value="22880"/>
        </table:table-row>
        <table:table-row table:style-name="ro1">
          <table:table-cell table:style-name="ce1" office:value-type="float" office:value="4306908"/>
          <table:table-cell table:style-name="ce1" office:value-type="string">
            <text:p>Encruzilhada do Sul (RS)</text:p>
          </table:table-cell>
          <table:table-cell table:style-name="ce1" office:value-type="float" office:value="25960"/>
        </table:table-row>
        <table:table-row table:style-name="ro1">
          <table:table-cell table:style-name="ce1" office:value-type="float" office:value="4306924"/>
          <table:table-cell table:style-name="ce1" office:value-type="string">
            <text:p>Engenho Velho (RS)</text:p>
          </table:table-cell>
          <table:table-cell table:style-name="ce1" office:value-type="float" office:value="982"/>
        </table:table-row>
        <table:table-row table:style-name="ro1">
          <table:table-cell table:style-name="ce1" office:value-type="float" office:value="4306932"/>
          <table:table-cell table:style-name="ce1" office:value-type="string">
            <text:p>Entre-Ijuís (RS)</text:p>
          </table:table-cell>
          <table:table-cell table:style-name="ce1" office:value-type="float" office:value="8411"/>
        </table:table-row>
        <table:table-row table:style-name="ro1">
          <table:table-cell table:style-name="ce1" office:value-type="float" office:value="4306957"/>
          <table:table-cell table:style-name="ce1" office:value-type="string">
            <text:p>Entre Rios do Sul (RS)</text:p>
          </table:table-cell>
          <table:table-cell table:style-name="ce1" office:value-type="float" office:value="2758"/>
        </table:table-row>
        <table:table-row table:style-name="ro1">
          <table:table-cell table:style-name="ce1" office:value-type="float" office:value="4306973"/>
          <table:table-cell table:style-name="ce1" office:value-type="string">
            <text:p>Erebango (RS)</text:p>
          </table:table-cell>
          <table:table-cell table:style-name="ce1" office:value-type="float" office:value="2982"/>
        </table:table-row>
        <table:table-row table:style-name="ro1">
          <table:table-cell table:style-name="ce1" office:value-type="float" office:value="4307005"/>
          <table:table-cell table:style-name="ce1" office:value-type="string">
            <text:p>Erechim (RS)</text:p>
          </table:table-cell>
          <table:table-cell table:style-name="ce1" office:value-type="float" office:value="106633"/>
        </table:table-row>
        <table:table-row table:style-name="ro1">
          <table:table-cell table:style-name="ce1" office:value-type="float" office:value="4307054"/>
          <table:table-cell table:style-name="ce1" office:value-type="string">
            <text:p>Ernestina (RS)</text:p>
          </table:table-cell>
          <table:table-cell table:style-name="ce1" office:value-type="float" office:value="3170"/>
        </table:table-row>
        <table:table-row table:style-name="ro1">
          <table:table-cell table:style-name="ce1" office:value-type="float" office:value="4307104"/>
          <table:table-cell table:style-name="ce1" office:value-type="string">
            <text:p>Herval (RS)</text:p>
          </table:table-cell>
          <table:table-cell table:style-name="ce1" office:value-type="float" office:value="6814"/>
        </table:table-row>
        <table:table-row table:style-name="ro1">
          <table:table-cell table:style-name="ce1" office:value-type="float" office:value="4307203"/>
          <table:table-cell table:style-name="ce1" office:value-type="string">
            <text:p>Erval Grande (RS)</text:p>
          </table:table-cell>
          <table:table-cell table:style-name="ce1" office:value-type="float" office:value="4819"/>
        </table:table-row>
        <table:table-row table:style-name="ro1">
          <table:table-cell table:style-name="ce1" office:value-type="float" office:value="4307302"/>
          <table:table-cell table:style-name="ce1" office:value-type="string">
            <text:p>Erval Seco (RS)</text:p>
          </table:table-cell>
          <table:table-cell table:style-name="ce1" office:value-type="float" office:value="6802"/>
        </table:table-row>
        <table:table-row table:style-name="ro1">
          <table:table-cell table:style-name="ce1" office:value-type="float" office:value="4307401"/>
          <table:table-cell table:style-name="ce1" office:value-type="string">
            <text:p>Esmeralda (RS)</text:p>
          </table:table-cell>
          <table:table-cell table:style-name="ce1" office:value-type="float" office:value="3287"/>
        </table:table-row>
        <table:table-row table:style-name="ro1">
          <table:table-cell table:style-name="ce1" office:value-type="float" office:value="4307450"/>
          <table:table-cell table:style-name="ce1" office:value-type="string">
            <text:p>Esperança do Sul (RS)</text:p>
          </table:table-cell>
          <table:table-cell table:style-name="ce1" office:value-type="float" office:value="2885"/>
        </table:table-row>
        <table:table-row table:style-name="ro1">
          <table:table-cell table:style-name="ce1" office:value-type="float" office:value="4307500"/>
          <table:table-cell table:style-name="ce1" office:value-type="string">
            <text:p>Espumoso (RS)</text:p>
          </table:table-cell>
          <table:table-cell table:style-name="ce1" office:value-type="float" office:value="15591"/>
        </table:table-row>
        <table:table-row table:style-name="ro1">
          <table:table-cell table:style-name="ce1" office:value-type="float" office:value="4307559"/>
          <table:table-cell table:style-name="ce1" office:value-type="string">
            <text:p>Estação (RS)</text:p>
          </table:table-cell>
          <table:table-cell table:style-name="ce1" office:value-type="float" office:value="5940"/>
        </table:table-row>
        <table:table-row table:style-name="ro1">
          <table:table-cell table:style-name="ce1" office:value-type="float" office:value="4307609"/>
          <table:table-cell table:style-name="ce1" office:value-type="string">
            <text:p>Estância Velha (RS)</text:p>
          </table:table-cell>
          <table:table-cell table:style-name="ce1" office:value-type="float" office:value="50672"/>
        </table:table-row>
        <table:table-row table:style-name="ro1">
          <table:table-cell table:style-name="ce1" office:value-type="float" office:value="4307708"/>
          <table:table-cell table:style-name="ce1" office:value-type="string">
            <text:p>Esteio (RS)</text:p>
          </table:table-cell>
          <table:table-cell table:style-name="ce1" office:value-type="float" office:value="83279"/>
        </table:table-row>
        <table:table-row table:style-name="ro1">
          <table:table-cell table:style-name="ce1" office:value-type="float" office:value="4307807"/>
          <table:table-cell table:style-name="ce1" office:value-type="string">
            <text:p>Estrela (RS)</text:p>
          </table:table-cell>
          <table:table-cell table:style-name="ce1" office:value-type="float" office:value="34399"/>
        </table:table-row>
        <table:table-row table:style-name="ro1">
          <table:table-cell table:style-name="ce1" office:value-type="float" office:value="4307815"/>
          <table:table-cell table:style-name="ce1" office:value-type="string">
            <text:p>Estrela Velha (RS)</text:p>
          </table:table-cell>
          <table:table-cell table:style-name="ce1" office:value-type="float" office:value="3650"/>
        </table:table-row>
        <table:table-row table:style-name="ro1">
          <table:table-cell table:style-name="ce1" office:value-type="float" office:value="4307831"/>
          <table:table-cell table:style-name="ce1" office:value-type="string">
            <text:p>Eugênio de Castro (RS)</text:p>
          </table:table-cell>
          <table:table-cell table:style-name="ce1" office:value-type="float" office:value="2352"/>
        </table:table-row>
        <table:table-row table:style-name="ro1">
          <table:table-cell table:style-name="ce1" office:value-type="float" office:value="4307864"/>
          <table:table-cell table:style-name="ce1" office:value-type="string">
            <text:p>Fagundes Varela (RS)</text:p>
          </table:table-cell>
          <table:table-cell table:style-name="ce1" office:value-type="float" office:value="2741"/>
        </table:table-row>
        <table:table-row table:style-name="ro1">
          <table:table-cell table:style-name="ce1" office:value-type="float" office:value="4307906"/>
          <table:table-cell table:style-name="ce1" office:value-type="string">
            <text:p>Farroupilha (RS)</text:p>
          </table:table-cell>
          <table:table-cell table:style-name="ce1" office:value-type="float" office:value="73061"/>
        </table:table-row>
        <table:table-row table:style-name="ro1">
          <table:table-cell table:style-name="ce1" office:value-type="float" office:value="4308003"/>
          <table:table-cell table:style-name="ce1" office:value-type="string">
            <text:p>Faxinal do Soturno (RS)</text:p>
          </table:table-cell>
          <table:table-cell table:style-name="ce1" office:value-type="float" office:value="6663"/>
        </table:table-row>
        <table:table-row table:style-name="ro1">
          <table:table-cell table:style-name="ce1" office:value-type="float" office:value="4308052"/>
          <table:table-cell table:style-name="ce1" office:value-type="string">
            <text:p>Faxinalzinho (RS)</text:p>
          </table:table-cell>
          <table:table-cell table:style-name="ce1" office:value-type="float" office:value="2284"/>
        </table:table-row>
        <table:table-row table:style-name="ro1">
          <table:table-cell table:style-name="ce1" office:value-type="float" office:value="4308078"/>
          <table:table-cell table:style-name="ce1" office:value-type="string">
            <text:p>Fazenda Vilanova (RS)</text:p>
          </table:table-cell>
          <table:table-cell table:style-name="ce1" office:value-type="float" office:value="4608"/>
        </table:table-row>
        <table:table-row table:style-name="ro1">
          <table:table-cell table:style-name="ce1" office:value-type="float" office:value="4308102"/>
          <table:table-cell table:style-name="ce1" office:value-type="string">
            <text:p>Feliz (RS)</text:p>
          </table:table-cell>
          <table:table-cell table:style-name="ce1" office:value-type="float" office:value="13640"/>
        </table:table-row>
        <table:table-row table:style-name="ro1">
          <table:table-cell table:style-name="ce1" office:value-type="float" office:value="4308201"/>
          <table:table-cell table:style-name="ce1" office:value-type="string">
            <text:p>Flores da Cunha (RS)</text:p>
          </table:table-cell>
          <table:table-cell table:style-name="ce1" office:value-type="float" office:value="31063"/>
        </table:table-row>
        <table:table-row table:style-name="ro1">
          <table:table-cell table:style-name="ce1" office:value-type="float" office:value="4308250"/>
          <table:table-cell table:style-name="ce1" office:value-type="string">
            <text:p>Floriano Peixoto (RS)</text:p>
          </table:table-cell>
          <table:table-cell table:style-name="ce1" office:value-type="float" office:value="1737"/>
        </table:table-row>
        <table:table-row table:style-name="ro1">
          <table:table-cell table:style-name="ce1" office:value-type="float" office:value="4308300"/>
          <table:table-cell table:style-name="ce1" office:value-type="string">
            <text:p>Fontoura Xavier (RS)</text:p>
          </table:table-cell>
          <table:table-cell table:style-name="ce1" office:value-type="float" office:value="10241"/>
        </table:table-row>
        <table:table-row table:style-name="ro1">
          <table:table-cell table:style-name="ce1" office:value-type="float" office:value="4308409"/>
          <table:table-cell table:style-name="ce1" office:value-type="string">
            <text:p>Formigueiro (RS)</text:p>
          </table:table-cell>
          <table:table-cell table:style-name="ce1" office:value-type="float" office:value="6616"/>
        </table:table-row>
        <table:table-row table:style-name="ro1">
          <table:table-cell table:style-name="ce1" office:value-type="float" office:value="4308433"/>
          <table:table-cell table:style-name="ce1" office:value-type="string">
            <text:p>Forquetinha (RS)</text:p>
          </table:table-cell>
          <table:table-cell table:style-name="ce1" office:value-type="float" office:value="2400"/>
        </table:table-row>
        <table:table-row table:style-name="ro1">
          <table:table-cell table:style-name="ce1" office:value-type="float" office:value="4308458"/>
          <table:table-cell table:style-name="ce1" office:value-type="string">
            <text:p>Fortaleza dos Valos (RS)</text:p>
          </table:table-cell>
          <table:table-cell table:style-name="ce1" office:value-type="float" office:value="4285"/>
        </table:table-row>
        <table:table-row table:style-name="ro1">
          <table:table-cell table:style-name="ce1" office:value-type="float" office:value="4308508"/>
          <table:table-cell table:style-name="ce1" office:value-type="string">
            <text:p>Frederico Westphalen (RS)</text:p>
          </table:table-cell>
          <table:table-cell table:style-name="ce1" office:value-type="float" office:value="31498"/>
        </table:table-row>
        <table:table-row table:style-name="ro1">
          <table:table-cell table:style-name="ce1" office:value-type="float" office:value="4308607"/>
          <table:table-cell table:style-name="ce1" office:value-type="string">
            <text:p>Garibaldi (RS)</text:p>
          </table:table-cell>
          <table:table-cell table:style-name="ce1" office:value-type="float" office:value="35440"/>
        </table:table-row>
        <table:table-row table:style-name="ro1">
          <table:table-cell table:style-name="ce1" office:value-type="float" office:value="4308656"/>
          <table:table-cell table:style-name="ce1" office:value-type="string">
            <text:p>Garruchos (RS)</text:p>
          </table:table-cell>
          <table:table-cell table:style-name="ce1" office:value-type="float" office:value="2886"/>
        </table:table-row>
        <table:table-row table:style-name="ro1">
          <table:table-cell table:style-name="ce1" office:value-type="float" office:value="4308706"/>
          <table:table-cell table:style-name="ce1" office:value-type="string">
            <text:p>Gaurama (RS)</text:p>
          </table:table-cell>
          <table:table-cell table:style-name="ce1" office:value-type="float" office:value="5489"/>
        </table:table-row>
        <table:table-row table:style-name="ro1">
          <table:table-cell table:style-name="ce1" office:value-type="float" office:value="4308805"/>
          <table:table-cell table:style-name="ce1" office:value-type="string">
            <text:p>General Câmara (RS)</text:p>
          </table:table-cell>
          <table:table-cell table:style-name="ce1" office:value-type="float" office:value="8361"/>
        </table:table-row>
        <table:table-row table:style-name="ro1">
          <table:table-cell table:style-name="ce1" office:value-type="float" office:value="4308854"/>
          <table:table-cell table:style-name="ce1" office:value-type="string">
            <text:p>Gentil (RS)</text:p>
          </table:table-cell>
          <table:table-cell table:style-name="ce1" office:value-type="float" office:value="1626"/>
        </table:table-row>
        <table:table-row table:style-name="ro1">
          <table:table-cell table:style-name="ce1" office:value-type="float" office:value="4308904"/>
          <table:table-cell table:style-name="ce1" office:value-type="string">
            <text:p>Getúlio Vargas (RS)</text:p>
          </table:table-cell>
          <table:table-cell table:style-name="ce1" office:value-type="float" office:value="16184"/>
        </table:table-row>
        <table:table-row table:style-name="ro1">
          <table:table-cell table:style-name="ce1" office:value-type="float" office:value="4309001"/>
          <table:table-cell table:style-name="ce1" office:value-type="string">
            <text:p>Giruá (RS)</text:p>
          </table:table-cell>
          <table:table-cell table:style-name="ce1" office:value-type="float" office:value="15863"/>
        </table:table-row>
        <table:table-row table:style-name="ro1">
          <table:table-cell table:style-name="ce1" office:value-type="float" office:value="4309050"/>
          <table:table-cell table:style-name="ce1" office:value-type="string">
            <text:p>Glorinha (RS)</text:p>
          </table:table-cell>
          <table:table-cell table:style-name="ce1" office:value-type="float" office:value="8204"/>
        </table:table-row>
        <table:table-row table:style-name="ro1">
          <table:table-cell table:style-name="ce1" office:value-type="float" office:value="4309100"/>
          <table:table-cell table:style-name="ce1" office:value-type="string">
            <text:p>Gramado (RS)</text:p>
          </table:table-cell>
          <table:table-cell table:style-name="ce1" office:value-type="float" office:value="36555"/>
        </table:table-row>
        <table:table-row table:style-name="ro1">
          <table:table-cell table:style-name="ce1" office:value-type="float" office:value="4309126"/>
          <table:table-cell table:style-name="ce1" office:value-type="string">
            <text:p>Gramado dos Loureiros (RS)</text:p>
          </table:table-cell>
          <table:table-cell table:style-name="ce1" office:value-type="float" office:value="2058"/>
        </table:table-row>
        <table:table-row table:style-name="ro1">
          <table:table-cell table:style-name="ce1" office:value-type="float" office:value="4309159"/>
          <table:table-cell table:style-name="ce1" office:value-type="string">
            <text:p>Gramado Xavier (RS)</text:p>
          </table:table-cell>
          <table:table-cell table:style-name="ce1" office:value-type="float" office:value="4352"/>
        </table:table-row>
        <table:table-row table:style-name="ro1">
          <table:table-cell table:style-name="ce1" office:value-type="float" office:value="4309209"/>
          <table:table-cell table:style-name="ce1" office:value-type="string">
            <text:p>Gravataí (RS)</text:p>
          </table:table-cell>
          <table:table-cell table:style-name="ce1" office:value-type="float" office:value="283620"/>
        </table:table-row>
        <table:table-row table:style-name="ro1">
          <table:table-cell table:style-name="ce1" office:value-type="float" office:value="4309258"/>
          <table:table-cell table:style-name="ce1" office:value-type="string">
            <text:p>Guabiju (RS)</text:p>
          </table:table-cell>
          <table:table-cell table:style-name="ce1" office:value-type="float" office:value="1490"/>
        </table:table-row>
        <table:table-row table:style-name="ro1">
          <table:table-cell table:style-name="ce1" office:value-type="float" office:value="4309308"/>
          <table:table-cell table:style-name="ce1" office:value-type="string">
            <text:p>Guaíba (RS)</text:p>
          </table:table-cell>
          <table:table-cell table:style-name="ce1" office:value-type="float" office:value="98239"/>
        </table:table-row>
        <table:table-row table:style-name="ro1">
          <table:table-cell table:style-name="ce1" office:value-type="float" office:value="4309407"/>
          <table:table-cell table:style-name="ce1" office:value-type="string">
            <text:p>Guaporé (RS)</text:p>
          </table:table-cell>
          <table:table-cell table:style-name="ce1" office:value-type="float" office:value="25968"/>
        </table:table-row>
        <table:table-row table:style-name="ro1">
          <table:table-cell table:style-name="ce1" office:value-type="float" office:value="4309506"/>
          <table:table-cell table:style-name="ce1" office:value-type="string">
            <text:p>Guarani das Missões (RS)</text:p>
          </table:table-cell>
          <table:table-cell table:style-name="ce1" office:value-type="float" office:value="7463"/>
        </table:table-row>
        <table:table-row table:style-name="ro1">
          <table:table-cell table:style-name="ce1" office:value-type="float" office:value="4309555"/>
          <table:table-cell table:style-name="ce1" office:value-type="string">
            <text:p>Harmonia (RS)</text:p>
          </table:table-cell>
          <table:table-cell table:style-name="ce1" office:value-type="float" office:value="4917"/>
        </table:table-row>
        <table:table-row table:style-name="ro1">
          <table:table-cell table:style-name="ce1" office:value-type="float" office:value="4309571"/>
          <table:table-cell table:style-name="ce1" office:value-type="string">
            <text:p>Herveiras (RS)</text:p>
          </table:table-cell>
          <table:table-cell table:style-name="ce1" office:value-type="float" office:value="3019"/>
        </table:table-row>
        <table:table-row table:style-name="ro1">
          <table:table-cell table:style-name="ce1" office:value-type="float" office:value="4309605"/>
          <table:table-cell table:style-name="ce1" office:value-type="string">
            <text:p>Horizontina (RS)</text:p>
          </table:table-cell>
          <table:table-cell table:style-name="ce1" office:value-type="float" office:value="19389"/>
        </table:table-row>
        <table:table-row table:style-name="ro1">
          <table:table-cell table:style-name="ce1" office:value-type="float" office:value="4309654"/>
          <table:table-cell table:style-name="ce1" office:value-type="string">
            <text:p>Hulha Negra (RS)</text:p>
          </table:table-cell>
          <table:table-cell table:style-name="ce1" office:value-type="float" office:value="6836"/>
        </table:table-row>
        <table:table-row table:style-name="ro1">
          <table:table-cell table:style-name="ce1" office:value-type="float" office:value="4309704"/>
          <table:table-cell table:style-name="ce1" office:value-type="string">
            <text:p>Humaitá (RS)</text:p>
          </table:table-cell>
          <table:table-cell table:style-name="ce1" office:value-type="float" office:value="4736"/>
        </table:table-row>
        <table:table-row table:style-name="ro1">
          <table:table-cell table:style-name="ce1" office:value-type="float" office:value="4309753"/>
          <table:table-cell table:style-name="ce1" office:value-type="string">
            <text:p>Ibarama (RS)</text:p>
          </table:table-cell>
          <table:table-cell table:style-name="ce1" office:value-type="float" office:value="4399"/>
        </table:table-row>
        <table:table-row table:style-name="ro1">
          <table:table-cell table:style-name="ce1" office:value-type="float" office:value="4309803"/>
          <table:table-cell table:style-name="ce1" office:value-type="string">
            <text:p>Ibiaçá (RS)</text:p>
          </table:table-cell>
          <table:table-cell table:style-name="ce1" office:value-type="float" office:value="4699"/>
        </table:table-row>
        <table:table-row table:style-name="ro1">
          <table:table-cell table:style-name="ce1" office:value-type="float" office:value="4309902"/>
          <table:table-cell table:style-name="ce1" office:value-type="string">
            <text:p>Ibiraiaras (RS)</text:p>
          </table:table-cell>
          <table:table-cell table:style-name="ce1" office:value-type="float" office:value="7265"/>
        </table:table-row>
        <table:table-row table:style-name="ro1">
          <table:table-cell table:style-name="ce1" office:value-type="float" office:value="4309951"/>
          <table:table-cell table:style-name="ce1" office:value-type="string">
            <text:p>Ibirapuitã (RS)</text:p>
          </table:table-cell>
          <table:table-cell table:style-name="ce1" office:value-type="float" office:value="4000"/>
        </table:table-row>
        <table:table-row table:style-name="ro1">
          <table:table-cell table:style-name="ce1" office:value-type="float" office:value="4310009"/>
          <table:table-cell table:style-name="ce1" office:value-type="string">
            <text:p>Ibirubá (RS)</text:p>
          </table:table-cell>
          <table:table-cell table:style-name="ce1" office:value-type="float" office:value="20413"/>
        </table:table-row>
        <table:table-row table:style-name="ro1">
          <table:table-cell table:style-name="ce1" office:value-type="float" office:value="4310108"/>
          <table:table-cell table:style-name="ce1" office:value-type="string">
            <text:p>Igrejinha (RS)</text:p>
          </table:table-cell>
          <table:table-cell table:style-name="ce1" office:value-type="float" office:value="37340"/>
        </table:table-row>
        <table:table-row table:style-name="ro1">
          <table:table-cell table:style-name="ce1" office:value-type="float" office:value="4310207"/>
          <table:table-cell table:style-name="ce1" office:value-type="string">
            <text:p>Ijuí (RS)</text:p>
          </table:table-cell>
          <table:table-cell table:style-name="ce1" office:value-type="float" office:value="83764"/>
        </table:table-row>
        <table:table-row table:style-name="ro1">
          <table:table-cell table:style-name="ce1" office:value-type="float" office:value="4310306"/>
          <table:table-cell table:style-name="ce1" office:value-type="string">
            <text:p>Ilópolis (RS)</text:p>
          </table:table-cell>
          <table:table-cell table:style-name="ce1" office:value-type="float" office:value="4066"/>
        </table:table-row>
        <table:table-row table:style-name="ro1">
          <table:table-cell table:style-name="ce1" office:value-type="float" office:value="4310330"/>
          <table:table-cell table:style-name="ce1" office:value-type="string">
            <text:p>Imbé (RS)</text:p>
          </table:table-cell>
          <table:table-cell table:style-name="ce1" office:value-type="float" office:value="23271"/>
        </table:table-row>
        <table:table-row table:style-name="ro1">
          <table:table-cell table:style-name="ce1" office:value-type="float" office:value="4310363"/>
          <table:table-cell table:style-name="ce1" office:value-type="string">
            <text:p>Imigrante (RS)</text:p>
          </table:table-cell>
          <table:table-cell table:style-name="ce1" office:value-type="float" office:value="3100"/>
        </table:table-row>
        <table:table-row table:style-name="ro1">
          <table:table-cell table:style-name="ce1" office:value-type="float" office:value="4310405"/>
          <table:table-cell table:style-name="ce1" office:value-type="string">
            <text:p>Independência (RS)</text:p>
          </table:table-cell>
          <table:table-cell table:style-name="ce1" office:value-type="float" office:value="6109"/>
        </table:table-row>
        <table:table-row table:style-name="ro1">
          <table:table-cell table:style-name="ce1" office:value-type="float" office:value="4310413"/>
          <table:table-cell table:style-name="ce1" office:value-type="string">
            <text:p>Inhacorá (RS)</text:p>
          </table:table-cell>
          <table:table-cell table:style-name="ce1" office:value-type="float" office:value="2215"/>
        </table:table-row>
        <table:table-row table:style-name="ro1">
          <table:table-cell table:style-name="ce1" office:value-type="float" office:value="4310439"/>
          <table:table-cell table:style-name="ce1" office:value-type="string">
            <text:p>Ipê (RS)</text:p>
          </table:table-cell>
          <table:table-cell table:style-name="ce1" office:value-type="float" office:value="6689"/>
        </table:table-row>
        <table:table-row table:style-name="ro1">
          <table:table-cell table:style-name="ce1" office:value-type="float" office:value="4310462"/>
          <table:table-cell table:style-name="ce1" office:value-type="string">
            <text:p>Ipiranga do Sul (RS)</text:p>
          </table:table-cell>
          <table:table-cell table:style-name="ce1" office:value-type="float" office:value="1880"/>
        </table:table-row>
        <table:table-row table:style-name="ro1">
          <table:table-cell table:style-name="ce1" office:value-type="float" office:value="4310504"/>
          <table:table-cell table:style-name="ce1" office:value-type="string">
            <text:p>Iraí (RS)</text:p>
          </table:table-cell>
          <table:table-cell table:style-name="ce1" office:value-type="float" office:value="7141"/>
        </table:table-row>
        <table:table-row table:style-name="ro1">
          <table:table-cell table:style-name="ce1" office:value-type="float" office:value="4310538"/>
          <table:table-cell table:style-name="ce1" office:value-type="string">
            <text:p>Itaara (RS)</text:p>
          </table:table-cell>
          <table:table-cell table:style-name="ce1" office:value-type="float" office:value="5537"/>
        </table:table-row>
        <table:table-row table:style-name="ro1">
          <table:table-cell table:style-name="ce1" office:value-type="float" office:value="4310553"/>
          <table:table-cell table:style-name="ce1" office:value-type="string">
            <text:p>Itacurubi (RS)</text:p>
          </table:table-cell>
          <table:table-cell table:style-name="ce1" office:value-type="float" office:value="3460"/>
        </table:table-row>
        <table:table-row table:style-name="ro1">
          <table:table-cell table:style-name="ce1" office:value-type="float" office:value="4310579"/>
          <table:table-cell table:style-name="ce1" office:value-type="string">
            <text:p>Itapuca (RS)</text:p>
          </table:table-cell>
          <table:table-cell table:style-name="ce1" office:value-type="float" office:value="2065"/>
        </table:table-row>
        <table:table-row table:style-name="ro1">
          <table:table-cell table:style-name="ce1" office:value-type="float" office:value="4310603"/>
          <table:table-cell table:style-name="ce1" office:value-type="string">
            <text:p>Itaqui (RS)</text:p>
          </table:table-cell>
          <table:table-cell table:style-name="ce1" office:value-type="float" office:value="37489"/>
        </table:table-row>
        <table:table-row table:style-name="ro1">
          <table:table-cell table:style-name="ce1" office:value-type="float" office:value="4310652"/>
          <table:table-cell table:style-name="ce1" office:value-type="string">
            <text:p>Itati (RS)</text:p>
          </table:table-cell>
          <table:table-cell table:style-name="ce1" office:value-type="float" office:value="2397"/>
        </table:table-row>
        <table:table-row table:style-name="ro1">
          <table:table-cell table:style-name="ce1" office:value-type="float" office:value="4310702"/>
          <table:table-cell table:style-name="ce1" office:value-type="string">
            <text:p>Itatiba do Sul (RS)</text:p>
          </table:table-cell>
          <table:table-cell table:style-name="ce1" office:value-type="float" office:value="3231"/>
        </table:table-row>
        <table:table-row table:style-name="ro1">
          <table:table-cell table:style-name="ce1" office:value-type="float" office:value="4310751"/>
          <table:table-cell table:style-name="ce1" office:value-type="string">
            <text:p>Ivorá (RS)</text:p>
          </table:table-cell>
          <table:table-cell table:style-name="ce1" office:value-type="float" office:value="1881"/>
        </table:table-row>
        <table:table-row table:style-name="ro1">
          <table:table-cell table:style-name="ce1" office:value-type="float" office:value="4310801"/>
          <table:table-cell table:style-name="ce1" office:value-type="string">
            <text:p>Ivoti (RS)</text:p>
          </table:table-cell>
          <table:table-cell table:style-name="ce1" office:value-type="float" office:value="24690"/>
        </table:table-row>
        <table:table-row table:style-name="ro1">
          <table:table-cell table:style-name="ce1" office:value-type="float" office:value="4310850"/>
          <table:table-cell table:style-name="ce1" office:value-type="string">
            <text:p>Jaboticaba (RS)</text:p>
          </table:table-cell>
          <table:table-cell table:style-name="ce1" office:value-type="float" office:value="3773"/>
        </table:table-row>
        <table:table-row table:style-name="ro1">
          <table:table-cell table:style-name="ce1" office:value-type="float" office:value="4310876"/>
          <table:table-cell table:style-name="ce1" office:value-type="string">
            <text:p>Jacuizinho (RS)</text:p>
          </table:table-cell>
          <table:table-cell table:style-name="ce1" office:value-type="float" office:value="2706"/>
        </table:table-row>
        <table:table-row table:style-name="ro1">
          <table:table-cell table:style-name="ce1" office:value-type="float" office:value="4310900"/>
          <table:table-cell table:style-name="ce1" office:value-type="string">
            <text:p>Jacutinga (RS)</text:p>
          </table:table-cell>
          <table:table-cell table:style-name="ce1" office:value-type="float" office:value="3546"/>
        </table:table-row>
        <table:table-row table:style-name="ro1">
          <table:table-cell table:style-name="ce1" office:value-type="float" office:value="4311007"/>
          <table:table-cell table:style-name="ce1" office:value-type="string">
            <text:p>Jaguarão (RS)</text:p>
          </table:table-cell>
          <table:table-cell table:style-name="ce1" office:value-type="float" office:value="26500"/>
        </table:table-row>
        <table:table-row table:style-name="ro1">
          <table:table-cell table:style-name="ce1" office:value-type="float" office:value="4311106"/>
          <table:table-cell table:style-name="ce1" office:value-type="string">
            <text:p>Jaguari (RS)</text:p>
          </table:table-cell>
          <table:table-cell table:style-name="ce1" office:value-type="float" office:value="10765"/>
        </table:table-row>
        <table:table-row table:style-name="ro1">
          <table:table-cell table:style-name="ce1" office:value-type="float" office:value="4311122"/>
          <table:table-cell table:style-name="ce1" office:value-type="string">
            <text:p>Jaquirana (RS)</text:p>
          </table:table-cell>
          <table:table-cell table:style-name="ce1" office:value-type="float" office:value="3662"/>
        </table:table-row>
        <table:table-row table:style-name="ro1">
          <table:table-cell table:style-name="ce1" office:value-type="float" office:value="4311130"/>
          <table:table-cell table:style-name="ce1" office:value-type="string">
            <text:p>Jari (RS)</text:p>
          </table:table-cell>
          <table:table-cell table:style-name="ce1" office:value-type="float" office:value="3486"/>
        </table:table-row>
        <table:table-row table:style-name="ro1">
          <table:table-cell table:style-name="ce1" office:value-type="float" office:value="4311155"/>
          <table:table-cell table:style-name="ce1" office:value-type="string">
            <text:p>Jóia (RS)</text:p>
          </table:table-cell>
          <table:table-cell table:style-name="ce1" office:value-type="float" office:value="8566"/>
        </table:table-row>
        <table:table-row table:style-name="ro1">
          <table:table-cell table:style-name="ce1" office:value-type="float" office:value="4311205"/>
          <table:table-cell table:style-name="ce1" office:value-type="string">
            <text:p>Júlio de Castilhos (RS)</text:p>
          </table:table-cell>
          <table:table-cell table:style-name="ce1" office:value-type="float" office:value="19224"/>
        </table:table-row>
        <table:table-row table:style-name="ro1">
          <table:table-cell table:style-name="ce1" office:value-type="float" office:value="4311239"/>
          <table:table-cell table:style-name="ce1" office:value-type="string">
            <text:p>Lagoa Bonita do Sul (RS)</text:p>
          </table:table-cell>
          <table:table-cell table:style-name="ce1" office:value-type="float" office:value="2921"/>
        </table:table-row>
        <table:table-row table:style-name="ro1">
          <table:table-cell table:style-name="ce1" office:value-type="float" office:value="4311254"/>
          <table:table-cell table:style-name="ce1" office:value-type="string">
            <text:p>Lagoão (RS)</text:p>
          </table:table-cell>
          <table:table-cell table:style-name="ce1" office:value-type="float" office:value="6461"/>
        </table:table-row>
        <table:table-row table:style-name="ro1">
          <table:table-cell table:style-name="ce1" office:value-type="float" office:value="4311270"/>
          <table:table-cell table:style-name="ce1" office:value-type="string">
            <text:p>Lagoa dos Três Cantos (RS)</text:p>
          </table:table-cell>
          <table:table-cell table:style-name="ce1" office:value-type="float" office:value="1607"/>
        </table:table-row>
        <table:table-row table:style-name="ro1">
          <table:table-cell table:style-name="ce1" office:value-type="float" office:value="4311304"/>
          <table:table-cell table:style-name="ce1" office:value-type="string">
            <text:p>Lagoa Vermelha (RS)</text:p>
          </table:table-cell>
          <table:table-cell table:style-name="ce1" office:value-type="float" office:value="27778"/>
        </table:table-row>
        <table:table-row table:style-name="ro1">
          <table:table-cell table:style-name="ce1" office:value-type="float" office:value="4311403"/>
          <table:table-cell table:style-name="ce1" office:value-type="string">
            <text:p>Lajeado (RS)</text:p>
          </table:table-cell>
          <table:table-cell table:style-name="ce1" office:value-type="float" office:value="85033"/>
        </table:table-row>
        <table:table-row table:style-name="ro1">
          <table:table-cell table:style-name="ce1" office:value-type="float" office:value="4311429"/>
          <table:table-cell table:style-name="ce1" office:value-type="string">
            <text:p>Lajeado do Bugre (RS)</text:p>
          </table:table-cell>
          <table:table-cell table:style-name="ce1" office:value-type="float" office:value="2566"/>
        </table:table-row>
        <table:table-row table:style-name="ro1">
          <table:table-cell table:style-name="ce1" office:value-type="float" office:value="4311502"/>
          <table:table-cell table:style-name="ce1" office:value-type="string">
            <text:p>Lavras do Sul (RS)</text:p>
          </table:table-cell>
          <table:table-cell table:style-name="ce1" office:value-type="float" office:value="7444"/>
        </table:table-row>
        <table:table-row table:style-name="ro1">
          <table:table-cell table:style-name="ce1" office:value-type="float" office:value="4311601"/>
          <table:table-cell table:style-name="ce1" office:value-type="string">
            <text:p>Liberato Salzano (RS)</text:p>
          </table:table-cell>
          <table:table-cell table:style-name="ce1" office:value-type="float" office:value="5152"/>
        </table:table-row>
        <table:table-row table:style-name="ro1">
          <table:table-cell table:style-name="ce1" office:value-type="float" office:value="4311627"/>
          <table:table-cell table:style-name="ce1" office:value-type="string">
            <text:p>Lindolfo Collor (RS)</text:p>
          </table:table-cell>
          <table:table-cell table:style-name="ce1" office:value-type="float" office:value="6125"/>
        </table:table-row>
        <table:table-row table:style-name="ro1">
          <table:table-cell table:style-name="ce1" office:value-type="float" office:value="4311643"/>
          <table:table-cell table:style-name="ce1" office:value-type="string">
            <text:p>Linha Nova (RS)</text:p>
          </table:table-cell>
          <table:table-cell table:style-name="ce1" office:value-type="float" office:value="1719"/>
        </table:table-row>
        <table:table-row table:style-name="ro1">
          <table:table-cell table:style-name="ce1" office:value-type="float" office:value="4311700"/>
          <table:table-cell table:style-name="ce1" office:value-type="string">
            <text:p>Machadinho (RS)</text:p>
          </table:table-cell>
          <table:table-cell table:style-name="ce1" office:value-type="float" office:value="5427"/>
        </table:table-row>
        <table:table-row table:style-name="ro1">
          <table:table-cell table:style-name="ce1" office:value-type="float" office:value="4311718"/>
          <table:table-cell table:style-name="ce1" office:value-type="string">
            <text:p>Maçambará (RS)</text:p>
          </table:table-cell>
          <table:table-cell table:style-name="ce1" office:value-type="float" office:value="4562"/>
        </table:table-row>
        <table:table-row table:style-name="ro1">
          <table:table-cell table:style-name="ce1" office:value-type="float" office:value="4311734"/>
          <table:table-cell table:style-name="ce1" office:value-type="string">
            <text:p>Mampituba (RS)</text:p>
          </table:table-cell>
          <table:table-cell table:style-name="ce1" office:value-type="float" office:value="2973"/>
        </table:table-row>
        <table:table-row table:style-name="ro1">
          <table:table-cell table:style-name="ce1" office:value-type="float" office:value="4311759"/>
          <table:table-cell table:style-name="ce1" office:value-type="string">
            <text:p>Manoel Viana (RS)</text:p>
          </table:table-cell>
          <table:table-cell table:style-name="ce1" office:value-type="float" office:value="7307"/>
        </table:table-row>
        <table:table-row table:style-name="ro1">
          <table:table-cell table:style-name="ce1" office:value-type="float" office:value="4311775"/>
          <table:table-cell table:style-name="ce1" office:value-type="string">
            <text:p>Maquiné (RS)</text:p>
          </table:table-cell>
          <table:table-cell table:style-name="ce1" office:value-type="float" office:value="6681"/>
        </table:table-row>
        <table:table-row table:style-name="ro1">
          <table:table-cell table:style-name="ce1" office:value-type="float" office:value="4311791"/>
          <table:table-cell table:style-name="ce1" office:value-type="string">
            <text:p>Maratá (RS)</text:p>
          </table:table-cell>
          <table:table-cell table:style-name="ce1" office:value-type="float" office:value="2702"/>
        </table:table-row>
        <table:table-row table:style-name="ro1">
          <table:table-cell table:style-name="ce1" office:value-type="float" office:value="4311809"/>
          <table:table-cell table:style-name="ce1" office:value-type="string">
            <text:p>Marau (RS)</text:p>
          </table:table-cell>
          <table:table-cell table:style-name="ce1" office:value-type="float" office:value="44858"/>
        </table:table-row>
        <table:table-row table:style-name="ro1">
          <table:table-cell table:style-name="ce1" office:value-type="float" office:value="4311908"/>
          <table:table-cell table:style-name="ce1" office:value-type="string">
            <text:p>Marcelino Ramos (RS)</text:p>
          </table:table-cell>
          <table:table-cell table:style-name="ce1" office:value-type="float" office:value="4319"/>
        </table:table-row>
        <table:table-row table:style-name="ro1">
          <table:table-cell table:style-name="ce1" office:value-type="float" office:value="4311981"/>
          <table:table-cell table:style-name="ce1" office:value-type="string">
            <text:p>Mariana Pimentel (RS)</text:p>
          </table:table-cell>
          <table:table-cell table:style-name="ce1" office:value-type="float" office:value="3888"/>
        </table:table-row>
        <table:table-row table:style-name="ro1">
          <table:table-cell table:style-name="ce1" office:value-type="float" office:value="4312005"/>
          <table:table-cell table:style-name="ce1" office:value-type="string">
            <text:p>Mariano Moro (RS)</text:p>
          </table:table-cell>
          <table:table-cell table:style-name="ce1" office:value-type="float" office:value="2009"/>
        </table:table-row>
        <table:table-row table:style-name="ro1">
          <table:table-cell table:style-name="ce1" office:value-type="float" office:value="4312054"/>
          <table:table-cell table:style-name="ce1" office:value-type="string">
            <text:p>Marques de Souza (RS)</text:p>
          </table:table-cell>
          <table:table-cell table:style-name="ce1" office:value-type="float" office:value="3995"/>
        </table:table-row>
        <table:table-row table:style-name="ro1">
          <table:table-cell table:style-name="ce1" office:value-type="float" office:value="4312104"/>
          <table:table-cell table:style-name="ce1" office:value-type="string">
            <text:p>Mata (RS)</text:p>
          </table:table-cell>
          <table:table-cell table:style-name="ce1" office:value-type="float" office:value="4797"/>
        </table:table-row>
        <table:table-row table:style-name="ro1">
          <table:table-cell table:style-name="ce1" office:value-type="float" office:value="4312138"/>
          <table:table-cell table:style-name="ce1" office:value-type="string">
            <text:p>Mato Castelhano (RS)</text:p>
          </table:table-cell>
          <table:table-cell table:style-name="ce1" office:value-type="float" office:value="2542"/>
        </table:table-row>
        <table:table-row table:style-name="ro1">
          <table:table-cell table:style-name="ce1" office:value-type="float" office:value="4312153"/>
          <table:table-cell table:style-name="ce1" office:value-type="string">
            <text:p>Mato Leitão (RS)</text:p>
          </table:table-cell>
          <table:table-cell table:style-name="ce1" office:value-type="float" office:value="4573"/>
        </table:table-row>
        <table:table-row table:style-name="ro1">
          <table:table-cell table:style-name="ce1" office:value-type="float" office:value="4312179"/>
          <table:table-cell table:style-name="ce1" office:value-type="string">
            <text:p>Mato Queimado (RS)</text:p>
          </table:table-cell>
          <table:table-cell table:style-name="ce1" office:value-type="float" office:value="1629"/>
        </table:table-row>
        <table:table-row table:style-name="ro1">
          <table:table-cell table:style-name="ce1" office:value-type="float" office:value="4312203"/>
          <table:table-cell table:style-name="ce1" office:value-type="string">
            <text:p>Maximiliano de Almeida (RS)</text:p>
          </table:table-cell>
          <table:table-cell table:style-name="ce1" office:value-type="float" office:value="4314"/>
        </table:table-row>
        <table:table-row table:style-name="ro1">
          <table:table-cell table:style-name="ce1" office:value-type="float" office:value="4312252"/>
          <table:table-cell table:style-name="ce1" office:value-type="string">
            <text:p>Minas do Leão (RS)</text:p>
          </table:table-cell>
          <table:table-cell table:style-name="ce1" office:value-type="float" office:value="8103"/>
        </table:table-row>
        <table:table-row table:style-name="ro1">
          <table:table-cell table:style-name="ce1" office:value-type="float" office:value="4312302"/>
          <table:table-cell table:style-name="ce1" office:value-type="string">
            <text:p>Miraguaí (RS)</text:p>
          </table:table-cell>
          <table:table-cell table:style-name="ce1" office:value-type="float" office:value="4911"/>
        </table:table-row>
        <table:table-row table:style-name="ro1">
          <table:table-cell table:style-name="ce1" office:value-type="float" office:value="4312351"/>
          <table:table-cell table:style-name="ce1" office:value-type="string">
            <text:p>Montauri (RS)</text:p>
          </table:table-cell>
          <table:table-cell table:style-name="ce1" office:value-type="float" office:value="1441"/>
        </table:table-row>
        <table:table-row table:style-name="ro1">
          <table:table-cell table:style-name="ce1" office:value-type="float" office:value="4312377"/>
          <table:table-cell table:style-name="ce1" office:value-type="string">
            <text:p>Monte Alegre dos Campos (RS)</text:p>
          </table:table-cell>
          <table:table-cell table:style-name="ce1" office:value-type="float" office:value="3232"/>
        </table:table-row>
        <table:table-row table:style-name="ro1">
          <table:table-cell table:style-name="ce1" office:value-type="float" office:value="4312385"/>
          <table:table-cell table:style-name="ce1" office:value-type="string">
            <text:p>Monte Belo do Sul (RS)</text:p>
          </table:table-cell>
          <table:table-cell table:style-name="ce1" office:value-type="float" office:value="2530"/>
        </table:table-row>
        <table:table-row table:style-name="ro1">
          <table:table-cell table:style-name="ce1" office:value-type="float" office:value="4312401"/>
          <table:table-cell table:style-name="ce1" office:value-type="string">
            <text:p>Montenegro (RS)</text:p>
          </table:table-cell>
          <table:table-cell table:style-name="ce1" office:value-type="float" office:value="65721"/>
        </table:table-row>
        <table:table-row table:style-name="ro1">
          <table:table-cell table:style-name="ce1" office:value-type="float" office:value="4312427"/>
          <table:table-cell table:style-name="ce1" office:value-type="string">
            <text:p>Mormaço (RS)</text:p>
          </table:table-cell>
          <table:table-cell table:style-name="ce1" office:value-type="float" office:value="3113"/>
        </table:table-row>
        <table:table-row table:style-name="ro1">
          <table:table-cell table:style-name="ce1" office:value-type="float" office:value="4312443"/>
          <table:table-cell table:style-name="ce1" office:value-type="string">
            <text:p>Morrinhos do Sul (RS)</text:p>
          </table:table-cell>
          <table:table-cell table:style-name="ce1" office:value-type="float" office:value="2919"/>
        </table:table-row>
        <table:table-row table:style-name="ro1">
          <table:table-cell table:style-name="ce1" office:value-type="float" office:value="4312450"/>
          <table:table-cell table:style-name="ce1" office:value-type="string">
            <text:p>Morro Redondo (RS)</text:p>
          </table:table-cell>
          <table:table-cell table:style-name="ce1" office:value-type="float" office:value="6589"/>
        </table:table-row>
        <table:table-row table:style-name="ro1">
          <table:table-cell table:style-name="ce1" office:value-type="float" office:value="4312476"/>
          <table:table-cell table:style-name="ce1" office:value-type="string">
            <text:p>Morro Reuter (RS)</text:p>
          </table:table-cell>
          <table:table-cell table:style-name="ce1" office:value-type="float" office:value="6513"/>
        </table:table-row>
        <table:table-row table:style-name="ro1">
          <table:table-cell table:style-name="ce1" office:value-type="float" office:value="4312500"/>
          <table:table-cell table:style-name="ce1" office:value-type="string">
            <text:p>Mostardas (RS)</text:p>
          </table:table-cell>
          <table:table-cell table:style-name="ce1" office:value-type="float" office:value="12847"/>
        </table:table-row>
        <table:table-row table:style-name="ro1">
          <table:table-cell table:style-name="ce1" office:value-type="float" office:value="4312609"/>
          <table:table-cell table:style-name="ce1" office:value-type="string">
            <text:p>Muçum (RS)</text:p>
          </table:table-cell>
          <table:table-cell table:style-name="ce1" office:value-type="float" office:value="4961"/>
        </table:table-row>
        <table:table-row table:style-name="ro1">
          <table:table-cell table:style-name="ce1" office:value-type="float" office:value="4312617"/>
          <table:table-cell table:style-name="ce1" office:value-type="string">
            <text:p>Muitos Capões (RS)</text:p>
          </table:table-cell>
          <table:table-cell table:style-name="ce1" office:value-type="float" office:value="3173"/>
        </table:table-row>
        <table:table-row table:style-name="ro1">
          <table:table-cell table:style-name="ce1" office:value-type="float" office:value="4312625"/>
          <table:table-cell table:style-name="ce1" office:value-type="string">
            <text:p>Muliterno (RS)</text:p>
          </table:table-cell>
          <table:table-cell table:style-name="ce1" office:value-type="float" office:value="1897"/>
        </table:table-row>
        <table:table-row table:style-name="ro1">
          <table:table-cell table:style-name="ce1" office:value-type="float" office:value="4312658"/>
          <table:table-cell table:style-name="ce1" office:value-type="string">
            <text:p>Não-Me-Toque (RS)</text:p>
          </table:table-cell>
          <table:table-cell table:style-name="ce1" office:value-type="float" office:value="17758"/>
        </table:table-row>
        <table:table-row table:style-name="ro1">
          <table:table-cell table:style-name="ce1" office:value-type="float" office:value="4312674"/>
          <table:table-cell table:style-name="ce1" office:value-type="string">
            <text:p>Nicolau Vergueiro (RS)</text:p>
          </table:table-cell>
          <table:table-cell table:style-name="ce1" office:value-type="float" office:value="1674"/>
        </table:table-row>
        <table:table-row table:style-name="ro1">
          <table:table-cell table:style-name="ce1" office:value-type="float" office:value="4312708"/>
          <table:table-cell table:style-name="ce1" office:value-type="string">
            <text:p>Nonoai (RS)</text:p>
          </table:table-cell>
          <table:table-cell table:style-name="ce1" office:value-type="float" office:value="11633"/>
        </table:table-row>
        <table:table-row table:style-name="ro1">
          <table:table-cell table:style-name="ce1" office:value-type="float" office:value="4312757"/>
          <table:table-cell table:style-name="ce1" office:value-type="string">
            <text:p>Nova Alvorada (RS)</text:p>
          </table:table-cell>
          <table:table-cell table:style-name="ce1" office:value-type="float" office:value="3663"/>
        </table:table-row>
        <table:table-row table:style-name="ro1">
          <table:table-cell table:style-name="ce1" office:value-type="float" office:value="4312807"/>
          <table:table-cell table:style-name="ce1" office:value-type="string">
            <text:p>Nova Araçá (RS)</text:p>
          </table:table-cell>
          <table:table-cell table:style-name="ce1" office:value-type="float" office:value="4826"/>
        </table:table-row>
        <table:table-row table:style-name="ro1">
          <table:table-cell table:style-name="ce1" office:value-type="float" office:value="4312906"/>
          <table:table-cell table:style-name="ce1" office:value-type="string">
            <text:p>Nova Bassano (RS)</text:p>
          </table:table-cell>
          <table:table-cell table:style-name="ce1" office:value-type="float" office:value="10005"/>
        </table:table-row>
        <table:table-row table:style-name="ro1">
          <table:table-cell table:style-name="ce1" office:value-type="float" office:value="4312955"/>
          <table:table-cell table:style-name="ce1" office:value-type="string">
            <text:p>Nova Boa Vista (RS)</text:p>
          </table:table-cell>
          <table:table-cell table:style-name="ce1" office:value-type="float" office:value="1753"/>
        </table:table-row>
        <table:table-row table:style-name="ro1">
          <table:table-cell table:style-name="ce1" office:value-type="float" office:value="4313003"/>
          <table:table-cell table:style-name="ce1" office:value-type="string">
            <text:p>Nova Bréscia (RS)</text:p>
          </table:table-cell>
          <table:table-cell table:style-name="ce1" office:value-type="float" office:value="3337"/>
        </table:table-row>
        <table:table-row table:style-name="ro1">
          <table:table-cell table:style-name="ce1" office:value-type="float" office:value="4313011"/>
          <table:table-cell table:style-name="ce1" office:value-type="string">
            <text:p>Nova Candelária (RS)</text:p>
          </table:table-cell>
          <table:table-cell table:style-name="ce1" office:value-type="float" office:value="2688"/>
        </table:table-row>
        <table:table-row table:style-name="ro1">
          <table:table-cell table:style-name="ce1" office:value-type="float" office:value="4313037"/>
          <table:table-cell table:style-name="ce1" office:value-type="string">
            <text:p>Nova Esperança do Sul (RS)</text:p>
          </table:table-cell>
          <table:table-cell table:style-name="ce1" office:value-type="float" office:value="5410"/>
        </table:table-row>
        <table:table-row table:style-name="ro1">
          <table:table-cell table:style-name="ce1" office:value-type="float" office:value="4313060"/>
          <table:table-cell table:style-name="ce1" office:value-type="string">
            <text:p>Nova Hartz (RS)</text:p>
          </table:table-cell>
          <table:table-cell table:style-name="ce1" office:value-type="float" office:value="21875"/>
        </table:table-row>
        <table:table-row table:style-name="ro1">
          <table:table-cell table:style-name="ce1" office:value-type="float" office:value="4313086"/>
          <table:table-cell table:style-name="ce1" office:value-type="string">
            <text:p>Nova Pádua (RS)</text:p>
          </table:table-cell>
          <table:table-cell table:style-name="ce1" office:value-type="float" office:value="2558"/>
        </table:table-row>
        <table:table-row table:style-name="ro1">
          <table:table-cell table:style-name="ce1" office:value-type="float" office:value="4313102"/>
          <table:table-cell table:style-name="ce1" office:value-type="string">
            <text:p>Nova Palma (RS)</text:p>
          </table:table-cell>
          <table:table-cell table:style-name="ce1" office:value-type="float" office:value="6515"/>
        </table:table-row>
        <table:table-row table:style-name="ro1">
          <table:table-cell table:style-name="ce1" office:value-type="float" office:value="4313201"/>
          <table:table-cell table:style-name="ce1" office:value-type="string">
            <text:p>Nova Petrópolis (RS)</text:p>
          </table:table-cell>
          <table:table-cell table:style-name="ce1" office:value-type="float" office:value="21536"/>
        </table:table-row>
        <table:table-row table:style-name="ro1">
          <table:table-cell table:style-name="ce1" office:value-type="float" office:value="4313300"/>
          <table:table-cell table:style-name="ce1" office:value-type="string">
            <text:p>Nova Prata (RS)</text:p>
          </table:table-cell>
          <table:table-cell table:style-name="ce1" office:value-type="float" office:value="27648"/>
        </table:table-row>
        <table:table-row table:style-name="ro1">
          <table:table-cell table:style-name="ce1" office:value-type="float" office:value="4313334"/>
          <table:table-cell table:style-name="ce1" office:value-type="string">
            <text:p>Nova Ramada (RS)</text:p>
          </table:table-cell>
          <table:table-cell table:style-name="ce1" office:value-type="float" office:value="2218"/>
        </table:table-row>
        <table:table-row table:style-name="ro1">
          <table:table-cell table:style-name="ce1" office:value-type="float" office:value="4313359"/>
          <table:table-cell table:style-name="ce1" office:value-type="string">
            <text:p>Nova Roma do Sul (RS)</text:p>
          </table:table-cell>
          <table:table-cell table:style-name="ce1" office:value-type="float" office:value="3717"/>
        </table:table-row>
        <table:table-row table:style-name="ro1">
          <table:table-cell table:style-name="ce1" office:value-type="float" office:value="4313375"/>
          <table:table-cell table:style-name="ce1" office:value-type="string">
            <text:p>Nova Santa Rita (RS)</text:p>
          </table:table-cell>
          <table:table-cell table:style-name="ce1" office:value-type="float" office:value="29905"/>
        </table:table-row>
        <table:table-row table:style-name="ro1">
          <table:table-cell table:style-name="ce1" office:value-type="float" office:value="4313391"/>
          <table:table-cell table:style-name="ce1" office:value-type="string">
            <text:p>Novo Cabrais (RS)</text:p>
          </table:table-cell>
          <table:table-cell table:style-name="ce1" office:value-type="float" office:value="4222"/>
        </table:table-row>
        <table:table-row table:style-name="ro1">
          <table:table-cell table:style-name="ce1" office:value-type="float" office:value="4313409"/>
          <table:table-cell table:style-name="ce1" office:value-type="string">
            <text:p>Novo Hamburgo (RS)</text:p>
          </table:table-cell>
          <table:table-cell table:style-name="ce1" office:value-type="float" office:value="247032"/>
        </table:table-row>
        <table:table-row table:style-name="ro1">
          <table:table-cell table:style-name="ce1" office:value-type="float" office:value="4313425"/>
          <table:table-cell table:style-name="ce1" office:value-type="string">
            <text:p>Novo Machado (RS)</text:p>
          </table:table-cell>
          <table:table-cell table:style-name="ce1" office:value-type="float" office:value="3256"/>
        </table:table-row>
        <table:table-row table:style-name="ro1">
          <table:table-cell table:style-name="ce1" office:value-type="float" office:value="4313441"/>
          <table:table-cell table:style-name="ce1" office:value-type="string">
            <text:p>Novo Tiradentes (RS)</text:p>
          </table:table-cell>
          <table:table-cell table:style-name="ce1" office:value-type="float" office:value="2200"/>
        </table:table-row>
        <table:table-row table:style-name="ro1">
          <table:table-cell table:style-name="ce1" office:value-type="float" office:value="4313466"/>
          <table:table-cell table:style-name="ce1" office:value-type="string">
            <text:p>Novo Xingu (RS)</text:p>
          </table:table-cell>
          <table:table-cell table:style-name="ce1" office:value-type="float" office:value="1712"/>
        </table:table-row>
        <table:table-row table:style-name="ro1">
          <table:table-cell table:style-name="ce1" office:value-type="float" office:value="4313490"/>
          <table:table-cell table:style-name="ce1" office:value-type="string">
            <text:p>Novo Barreiro (RS)</text:p>
          </table:table-cell>
          <table:table-cell table:style-name="ce1" office:value-type="float" office:value="4175"/>
        </table:table-row>
        <table:table-row table:style-name="ro1">
          <table:table-cell table:style-name="ce1" office:value-type="float" office:value="4313508"/>
          <table:table-cell table:style-name="ce1" office:value-type="string">
            <text:p>Osório (RS)</text:p>
          </table:table-cell>
          <table:table-cell table:style-name="ce1" office:value-type="float" office:value="46414"/>
        </table:table-row>
        <table:table-row table:style-name="ro1">
          <table:table-cell table:style-name="ce1" office:value-type="float" office:value="4313607"/>
          <table:table-cell table:style-name="ce1" office:value-type="string">
            <text:p>Paim Filho (RS)</text:p>
          </table:table-cell>
          <table:table-cell table:style-name="ce1" office:value-type="float" office:value="3778"/>
        </table:table-row>
        <table:table-row table:style-name="ro1">
          <table:table-cell table:style-name="ce1" office:value-type="float" office:value="4313656"/>
          <table:table-cell table:style-name="ce1" office:value-type="string">
            <text:p>Palmares do Sul (RS)</text:p>
          </table:table-cell>
          <table:table-cell table:style-name="ce1" office:value-type="float" office:value="11330"/>
        </table:table-row>
        <table:table-row table:style-name="ro1">
          <table:table-cell table:style-name="ce1" office:value-type="float" office:value="4313706"/>
          <table:table-cell table:style-name="ce1" office:value-type="string">
            <text:p>Palmeira das Missões (RS)</text:p>
          </table:table-cell>
          <table:table-cell table:style-name="ce1" office:value-type="float" office:value="33131"/>
        </table:table-row>
        <table:table-row table:style-name="ro1">
          <table:table-cell table:style-name="ce1" office:value-type="float" office:value="4313805"/>
          <table:table-cell table:style-name="ce1" office:value-type="string">
            <text:p>Palmitinho (RS)</text:p>
          </table:table-cell>
          <table:table-cell table:style-name="ce1" office:value-type="float" office:value="7056"/>
        </table:table-row>
        <table:table-row table:style-name="ro1">
          <table:table-cell table:style-name="ce1" office:value-type="float" office:value="4313904"/>
          <table:table-cell table:style-name="ce1" office:value-type="string">
            <text:p>Panambi (RS)</text:p>
          </table:table-cell>
          <table:table-cell table:style-name="ce1" office:value-type="float" office:value="44128"/>
        </table:table-row>
        <table:table-row table:style-name="ro1">
          <table:table-cell table:style-name="ce1" office:value-type="float" office:value="4313953"/>
          <table:table-cell table:style-name="ce1" office:value-type="string">
            <text:p>Pantano Grande (RS)</text:p>
          </table:table-cell>
          <table:table-cell table:style-name="ce1" office:value-type="float" office:value="9083"/>
        </table:table-row>
        <table:table-row table:style-name="ro1">
          <table:table-cell table:style-name="ce1" office:value-type="float" office:value="4314001"/>
          <table:table-cell table:style-name="ce1" office:value-type="string">
            <text:p>Paraí (RS)</text:p>
          </table:table-cell>
          <table:table-cell table:style-name="ce1" office:value-type="float" office:value="7727"/>
        </table:table-row>
        <table:table-row table:style-name="ro1">
          <table:table-cell table:style-name="ce1" office:value-type="float" office:value="4314027"/>
          <table:table-cell table:style-name="ce1" office:value-type="string">
            <text:p>Paraíso do Sul (RS)</text:p>
          </table:table-cell>
          <table:table-cell table:style-name="ce1" office:value-type="float" office:value="7623"/>
        </table:table-row>
        <table:table-row table:style-name="ro1">
          <table:table-cell table:style-name="ce1" office:value-type="float" office:value="4314035"/>
          <table:table-cell table:style-name="ce1" office:value-type="string">
            <text:p>Pareci Novo (RS)</text:p>
          </table:table-cell>
          <table:table-cell table:style-name="ce1" office:value-type="float" office:value="3862"/>
        </table:table-row>
        <table:table-row table:style-name="ro1">
          <table:table-cell table:style-name="ce1" office:value-type="float" office:value="4314050"/>
          <table:table-cell table:style-name="ce1" office:value-type="string">
            <text:p>Parobé (RS)</text:p>
          </table:table-cell>
          <table:table-cell table:style-name="ce1" office:value-type="float" office:value="58858"/>
        </table:table-row>
        <table:table-row table:style-name="ro1">
          <table:table-cell table:style-name="ce1" office:value-type="float" office:value="4314068"/>
          <table:table-cell table:style-name="ce1" office:value-type="string">
            <text:p>Passa Sete (RS)</text:p>
          </table:table-cell>
          <table:table-cell table:style-name="ce1" office:value-type="float" office:value="5747"/>
        </table:table-row>
        <table:table-row table:style-name="ro1">
          <table:table-cell table:style-name="ce1" office:value-type="float" office:value="4314076"/>
          <table:table-cell table:style-name="ce1" office:value-type="string">
            <text:p>Passo do Sobrado (RS)</text:p>
          </table:table-cell>
          <table:table-cell table:style-name="ce1" office:value-type="float" office:value="6574"/>
        </table:table-row>
        <table:table-row table:style-name="ro1">
          <table:table-cell table:style-name="ce1" office:value-type="float" office:value="4314100"/>
          <table:table-cell table:style-name="ce1" office:value-type="string">
            <text:p>Passo Fundo (RS)</text:p>
          </table:table-cell>
          <table:table-cell table:style-name="ce1" office:value-type="float" office:value="204722"/>
        </table:table-row>
        <table:table-row table:style-name="ro1">
          <table:table-cell table:style-name="ce1" office:value-type="float" office:value="4314134"/>
          <table:table-cell table:style-name="ce1" office:value-type="string">
            <text:p>Paulo Bento (RS)</text:p>
          </table:table-cell>
          <table:table-cell table:style-name="ce1" office:value-type="float" office:value="2299"/>
        </table:table-row>
        <table:table-row table:style-name="ro1">
          <table:table-cell table:style-name="ce1" office:value-type="float" office:value="4314159"/>
          <table:table-cell table:style-name="ce1" office:value-type="string">
            <text:p>Paverama (RS)</text:p>
          </table:table-cell>
          <table:table-cell table:style-name="ce1" office:value-type="float" office:value="8515"/>
        </table:table-row>
        <table:table-row table:style-name="ro1">
          <table:table-cell table:style-name="ce1" office:value-type="float" office:value="4314175"/>
          <table:table-cell table:style-name="ce1" office:value-type="string">
            <text:p>Pedras Altas (RS)</text:p>
          </table:table-cell>
          <table:table-cell table:style-name="ce1" office:value-type="float" office:value="1954"/>
        </table:table-row>
        <table:table-row table:style-name="ro1">
          <table:table-cell table:style-name="ce1" office:value-type="float" office:value="4314209"/>
          <table:table-cell table:style-name="ce1" office:value-type="string">
            <text:p>Pedro Osório (RS)</text:p>
          </table:table-cell>
          <table:table-cell table:style-name="ce1" office:value-type="float" office:value="7706"/>
        </table:table-row>
        <table:table-row table:style-name="ro1">
          <table:table-cell table:style-name="ce1" office:value-type="float" office:value="4314308"/>
          <table:table-cell table:style-name="ce1" office:value-type="string">
            <text:p>Pejuçara (RS)</text:p>
          </table:table-cell>
          <table:table-cell table:style-name="ce1" office:value-type="float" office:value="3857"/>
        </table:table-row>
        <table:table-row table:style-name="ro1">
          <table:table-cell table:style-name="ce1" office:value-type="float" office:value="4314407"/>
          <table:table-cell table:style-name="ce1" office:value-type="string">
            <text:p>Pelotas (RS)</text:p>
          </table:table-cell>
          <table:table-cell table:style-name="ce1" office:value-type="float" office:value="343132"/>
        </table:table-row>
        <table:table-row table:style-name="ro1">
          <table:table-cell table:style-name="ce1" office:value-type="float" office:value="4314423"/>
          <table:table-cell table:style-name="ce1" office:value-type="string">
            <text:p>Picada Café (RS)</text:p>
          </table:table-cell>
          <table:table-cell table:style-name="ce1" office:value-type="float" office:value="5738"/>
        </table:table-row>
        <table:table-row table:style-name="ro1">
          <table:table-cell table:style-name="ce1" office:value-type="float" office:value="4314456"/>
          <table:table-cell table:style-name="ce1" office:value-type="string">
            <text:p>Pinhal (RS)</text:p>
          </table:table-cell>
          <table:table-cell table:style-name="ce1" office:value-type="float" office:value="2580"/>
        </table:table-row>
        <table:table-row table:style-name="ro1">
          <table:table-cell table:style-name="ce1" office:value-type="float" office:value="4314464"/>
          <table:table-cell table:style-name="ce1" office:value-type="string">
            <text:p>Pinhal da Serra (RS)</text:p>
          </table:table-cell>
          <table:table-cell table:style-name="ce1" office:value-type="float" office:value="1918"/>
        </table:table-row>
        <table:table-row table:style-name="ro1">
          <table:table-cell table:style-name="ce1" office:value-type="float" office:value="4314472"/>
          <table:table-cell table:style-name="ce1" office:value-type="string">
            <text:p>Pinhal Grande (RS)</text:p>
          </table:table-cell>
          <table:table-cell table:style-name="ce1" office:value-type="float" office:value="4329"/>
        </table:table-row>
        <table:table-row table:style-name="ro1">
          <table:table-cell table:style-name="ce1" office:value-type="float" office:value="4314498"/>
          <table:table-cell table:style-name="ce1" office:value-type="string">
            <text:p>Pinheirinho do Vale (RS)</text:p>
          </table:table-cell>
          <table:table-cell table:style-name="ce1" office:value-type="float" office:value="4899"/>
        </table:table-row>
        <table:table-row table:style-name="ro1">
          <table:table-cell table:style-name="ce1" office:value-type="float" office:value="4314506"/>
          <table:table-cell table:style-name="ce1" office:value-type="string">
            <text:p>Pinheiro Machado (RS)</text:p>
          </table:table-cell>
          <table:table-cell table:style-name="ce1" office:value-type="float" office:value="12195"/>
        </table:table-row>
        <table:table-row table:style-name="ro1">
          <table:table-cell table:style-name="ce1" office:value-type="float" office:value="4314548"/>
          <table:table-cell table:style-name="ce1" office:value-type="string">
            <text:p>Pinto Bandeira (RS)</text:p>
          </table:table-cell>
          <table:table-cell table:style-name="ce1" office:value-type="float" office:value="3036"/>
        </table:table-row>
        <table:table-row table:style-name="ro1">
          <table:table-cell table:style-name="ce1" office:value-type="float" office:value="4314555"/>
          <table:table-cell table:style-name="ce1" office:value-type="string">
            <text:p>Pirapó (RS)</text:p>
          </table:table-cell>
          <table:table-cell table:style-name="ce1" office:value-type="float" office:value="2254"/>
        </table:table-row>
        <table:table-row table:style-name="ro1">
          <table:table-cell table:style-name="ce1" office:value-type="float" office:value="4314605"/>
          <table:table-cell table:style-name="ce1" office:value-type="string">
            <text:p>Piratini (RS)</text:p>
          </table:table-cell>
          <table:table-cell table:style-name="ce1" office:value-type="float" office:value="20704"/>
        </table:table-row>
        <table:table-row table:style-name="ro1">
          <table:table-cell table:style-name="ce1" office:value-type="float" office:value="4314704"/>
          <table:table-cell table:style-name="ce1" office:value-type="string">
            <text:p>Planalto (RS)</text:p>
          </table:table-cell>
          <table:table-cell table:style-name="ce1" office:value-type="float" office:value="10019"/>
        </table:table-row>
        <table:table-row table:style-name="ro1">
          <table:table-cell table:style-name="ce1" office:value-type="float" office:value="4314753"/>
          <table:table-cell table:style-name="ce1" office:value-type="string">
            <text:p>Poço das Antas (RS)</text:p>
          </table:table-cell>
          <table:table-cell table:style-name="ce1" office:value-type="float" office:value="2101"/>
        </table:table-row>
        <table:table-row table:style-name="ro1">
          <table:table-cell table:style-name="ce1" office:value-type="float" office:value="4314779"/>
          <table:table-cell table:style-name="ce1" office:value-type="string">
            <text:p>Pontão (RS)</text:p>
          </table:table-cell>
          <table:table-cell table:style-name="ce1" office:value-type="float" office:value="3901"/>
        </table:table-row>
        <table:table-row table:style-name="ro1">
          <table:table-cell table:style-name="ce1" office:value-type="float" office:value="4314787"/>
          <table:table-cell table:style-name="ce1" office:value-type="string">
            <text:p>Ponte Preta (RS)</text:p>
          </table:table-cell>
          <table:table-cell table:style-name="ce1" office:value-type="float" office:value="1524"/>
        </table:table-row>
        <table:table-row table:style-name="ro1">
          <table:table-cell table:style-name="ce1" office:value-type="float" office:value="4314803"/>
          <table:table-cell table:style-name="ce1" office:value-type="string">
            <text:p>Portão (RS)</text:p>
          </table:table-cell>
          <table:table-cell table:style-name="ce1" office:value-type="float" office:value="37561"/>
        </table:table-row>
        <table:table-row table:style-name="ro1">
          <table:table-cell table:style-name="ce1" office:value-type="float" office:value="4314902"/>
          <table:table-cell table:style-name="ce1" office:value-type="string">
            <text:p>Porto Alegre (RS)</text:p>
          </table:table-cell>
          <table:table-cell table:style-name="ce1" office:value-type="float" office:value="1488252"/>
        </table:table-row>
        <table:table-row table:style-name="ro1">
          <table:table-cell table:style-name="ce1" office:value-type="float" office:value="4315008"/>
          <table:table-cell table:style-name="ce1" office:value-type="string">
            <text:p>Porto Lucena (RS)</text:p>
          </table:table-cell>
          <table:table-cell table:style-name="ce1" office:value-type="float" office:value="4594"/>
        </table:table-row>
        <table:table-row table:style-name="ro1">
          <table:table-cell table:style-name="ce1" office:value-type="float" office:value="4315057"/>
          <table:table-cell table:style-name="ce1" office:value-type="string">
            <text:p>Porto Mauá (RS)</text:p>
          </table:table-cell>
          <table:table-cell table:style-name="ce1" office:value-type="float" office:value="2352"/>
        </table:table-row>
        <table:table-row table:style-name="ro1">
          <table:table-cell table:style-name="ce1" office:value-type="float" office:value="4315073"/>
          <table:table-cell table:style-name="ce1" office:value-type="string">
            <text:p>Porto Vera Cruz (RS)</text:p>
          </table:table-cell>
          <table:table-cell table:style-name="ce1" office:value-type="float" office:value="1308"/>
        </table:table-row>
        <table:table-row table:style-name="ro1">
          <table:table-cell table:style-name="ce1" office:value-type="float" office:value="4315107"/>
          <table:table-cell table:style-name="ce1" office:value-type="string">
            <text:p>Porto Xavier (RS)</text:p>
          </table:table-cell>
          <table:table-cell table:style-name="ce1" office:value-type="float" office:value="10194"/>
        </table:table-row>
        <table:table-row table:style-name="ro1">
          <table:table-cell table:style-name="ce1" office:value-type="float" office:value="4315131"/>
          <table:table-cell table:style-name="ce1" office:value-type="string">
            <text:p>Pouso Novo (RS)</text:p>
          </table:table-cell>
          <table:table-cell table:style-name="ce1" office:value-type="float" office:value="1612"/>
        </table:table-row>
        <table:table-row table:style-name="ro1">
          <table:table-cell table:style-name="ce1" office:value-type="float" office:value="4315149"/>
          <table:table-cell table:style-name="ce1" office:value-type="string">
            <text:p>Presidente Lucena (RS)</text:p>
          </table:table-cell>
          <table:table-cell table:style-name="ce1" office:value-type="float" office:value="2937"/>
        </table:table-row>
        <table:table-row table:style-name="ro1">
          <table:table-cell table:style-name="ce1" office:value-type="float" office:value="4315156"/>
          <table:table-cell table:style-name="ce1" office:value-type="string">
            <text:p>Progresso (RS)</text:p>
          </table:table-cell>
          <table:table-cell table:style-name="ce1" office:value-type="float" office:value="6239"/>
        </table:table-row>
        <table:table-row table:style-name="ro1">
          <table:table-cell table:style-name="ce1" office:value-type="float" office:value="4315172"/>
          <table:table-cell table:style-name="ce1" office:value-type="string">
            <text:p>Protásio Alves (RS)</text:p>
          </table:table-cell>
          <table:table-cell table:style-name="ce1" office:value-type="float" office:value="1938"/>
        </table:table-row>
        <table:table-row table:style-name="ro1">
          <table:table-cell table:style-name="ce1" office:value-type="float" office:value="4315206"/>
          <table:table-cell table:style-name="ce1" office:value-type="string">
            <text:p>Putinga (RS)</text:p>
          </table:table-cell>
          <table:table-cell table:style-name="ce1" office:value-type="float" office:value="3889"/>
        </table:table-row>
        <table:table-row table:style-name="ro1">
          <table:table-cell table:style-name="ce1" office:value-type="float" office:value="4315305"/>
          <table:table-cell table:style-name="ce1" office:value-type="string">
            <text:p>Quaraí (RS)</text:p>
          </table:table-cell>
          <table:table-cell table:style-name="ce1" office:value-type="float" office:value="22607"/>
        </table:table-row>
        <table:table-row table:style-name="ro1">
          <table:table-cell table:style-name="ce1" office:value-type="float" office:value="4315313"/>
          <table:table-cell table:style-name="ce1" office:value-type="string">
            <text:p>Quatro Irmãos (RS)</text:p>
          </table:table-cell>
          <table:table-cell table:style-name="ce1" office:value-type="float" office:value="1856"/>
        </table:table-row>
        <table:table-row table:style-name="ro1">
          <table:table-cell table:style-name="ce1" office:value-type="float" office:value="4315321"/>
          <table:table-cell table:style-name="ce1" office:value-type="string">
            <text:p>Quevedos (RS)</text:p>
          </table:table-cell>
          <table:table-cell table:style-name="ce1" office:value-type="float" office:value="2790"/>
        </table:table-row>
        <table:table-row table:style-name="ro1">
          <table:table-cell table:style-name="ce1" office:value-type="float" office:value="4315354"/>
          <table:table-cell table:style-name="ce1" office:value-type="string">
            <text:p>Quinze de Novembro (RS)</text:p>
          </table:table-cell>
          <table:table-cell table:style-name="ce1" office:value-type="float" office:value="3803"/>
        </table:table-row>
        <table:table-row table:style-name="ro1">
          <table:table-cell table:style-name="ce1" office:value-type="float" office:value="4315404"/>
          <table:table-cell table:style-name="ce1" office:value-type="string">
            <text:p>Redentora (RS)</text:p>
          </table:table-cell>
          <table:table-cell table:style-name="ce1" office:value-type="float" office:value="11669"/>
        </table:table-row>
        <table:table-row table:style-name="ro1">
          <table:table-cell table:style-name="ce1" office:value-type="float" office:value="4315453"/>
          <table:table-cell table:style-name="ce1" office:value-type="string">
            <text:p>Relvado (RS)</text:p>
          </table:table-cell>
          <table:table-cell table:style-name="ce1" office:value-type="float" office:value="2079"/>
        </table:table-row>
        <table:table-row table:style-name="ro1">
          <table:table-cell table:style-name="ce1" office:value-type="float" office:value="4315503"/>
          <table:table-cell table:style-name="ce1" office:value-type="string">
            <text:p>Restinga Sêca (RS)</text:p>
          </table:table-cell>
          <table:table-cell table:style-name="ce1" office:value-type="float" office:value="15744"/>
        </table:table-row>
        <table:table-row table:style-name="ro1">
          <table:table-cell table:style-name="ce1" office:value-type="float" office:value="4315552"/>
          <table:table-cell table:style-name="ce1" office:value-type="string">
            <text:p>Rio dos Índios (RS)</text:p>
          </table:table-cell>
          <table:table-cell table:style-name="ce1" office:value-type="float" office:value="2660"/>
        </table:table-row>
        <table:table-row table:style-name="ro1">
          <table:table-cell table:style-name="ce1" office:value-type="float" office:value="4315602"/>
          <table:table-cell table:style-name="ce1" office:value-type="string">
            <text:p>Rio Grande (RS)</text:p>
          </table:table-cell>
          <table:table-cell table:style-name="ce1" office:value-type="float" office:value="211965"/>
        </table:table-row>
        <table:table-row table:style-name="ro1">
          <table:table-cell table:style-name="ce1" office:value-type="float" office:value="4315701"/>
          <table:table-cell table:style-name="ce1" office:value-type="string">
            <text:p>Rio Pardo (RS)</text:p>
          </table:table-cell>
          <table:table-cell table:style-name="ce1" office:value-type="float" office:value="38265"/>
        </table:table-row>
        <table:table-row table:style-name="ro1">
          <table:table-cell table:style-name="ce1" office:value-type="float" office:value="4315750"/>
          <table:table-cell table:style-name="ce1" office:value-type="string">
            <text:p>Riozinho (RS)</text:p>
          </table:table-cell>
          <table:table-cell table:style-name="ce1" office:value-type="float" office:value="4676"/>
        </table:table-row>
        <table:table-row table:style-name="ro1">
          <table:table-cell table:style-name="ce1" office:value-type="float" office:value="4315800"/>
          <table:table-cell table:style-name="ce1" office:value-type="string">
            <text:p>Roca Sales (RS)</text:p>
          </table:table-cell>
          <table:table-cell table:style-name="ce1" office:value-type="float" office:value="11471"/>
        </table:table-row>
        <table:table-row table:style-name="ro1">
          <table:table-cell table:style-name="ce1" office:value-type="float" office:value="4315909"/>
          <table:table-cell table:style-name="ce1" office:value-type="string">
            <text:p>Rodeio Bonito (RS)</text:p>
          </table:table-cell>
          <table:table-cell table:style-name="ce1" office:value-type="float" office:value="5868"/>
        </table:table-row>
        <table:table-row table:style-name="ro1">
          <table:table-cell table:style-name="ce1" office:value-type="float" office:value="4315958"/>
          <table:table-cell table:style-name="ce1" office:value-type="string">
            <text:p>Rolador (RS)</text:p>
          </table:table-cell>
          <table:table-cell table:style-name="ce1" office:value-type="float" office:value="2296"/>
        </table:table-row>
        <table:table-row table:style-name="ro1">
          <table:table-cell table:style-name="ce1" office:value-type="float" office:value="4316006"/>
          <table:table-cell table:style-name="ce1" office:value-type="string">
            <text:p>Rolante (RS)</text:p>
          </table:table-cell>
          <table:table-cell table:style-name="ce1" office:value-type="float" office:value="21453"/>
        </table:table-row>
        <table:table-row table:style-name="ro1">
          <table:table-cell table:style-name="ce1" office:value-type="float" office:value="4316105"/>
          <table:table-cell table:style-name="ce1" office:value-type="string">
            <text:p>Ronda Alta (RS)</text:p>
          </table:table-cell>
          <table:table-cell table:style-name="ce1" office:value-type="float" office:value="10617"/>
        </table:table-row>
        <table:table-row table:style-name="ro1">
          <table:table-cell table:style-name="ce1" office:value-type="float" office:value="4316204"/>
          <table:table-cell table:style-name="ce1" office:value-type="string">
            <text:p>Rondinha (RS)</text:p>
          </table:table-cell>
          <table:table-cell table:style-name="ce1" office:value-type="float" office:value="5080"/>
        </table:table-row>
        <table:table-row table:style-name="ro1">
          <table:table-cell table:style-name="ce1" office:value-type="float" office:value="4316303"/>
          <table:table-cell table:style-name="ce1" office:value-type="string">
            <text:p>Roque Gonzales (RS)</text:p>
          </table:table-cell>
          <table:table-cell table:style-name="ce1" office:value-type="float" office:value="6797"/>
        </table:table-row>
        <table:table-row table:style-name="ro1">
          <table:table-cell table:style-name="ce1" office:value-type="float" office:value="4316402"/>
          <table:table-cell table:style-name="ce1" office:value-type="string">
            <text:p>Rosário do Sul (RS)</text:p>
          </table:table-cell>
          <table:table-cell table:style-name="ce1" office:value-type="float" office:value="39314"/>
        </table:table-row>
        <table:table-row table:style-name="ro1">
          <table:table-cell table:style-name="ce1" office:value-type="float" office:value="4316428"/>
          <table:table-cell table:style-name="ce1" office:value-type="string">
            <text:p>Sagrada Família (RS)</text:p>
          </table:table-cell>
          <table:table-cell table:style-name="ce1" office:value-type="float" office:value="2605"/>
        </table:table-row>
        <table:table-row table:style-name="ro1">
          <table:table-cell table:style-name="ce1" office:value-type="float" office:value="4316436"/>
          <table:table-cell table:style-name="ce1" office:value-type="string">
            <text:p>Saldanha Marinho (RS)</text:p>
          </table:table-cell>
          <table:table-cell table:style-name="ce1" office:value-type="float" office:value="2622"/>
        </table:table-row>
        <table:table-row table:style-name="ro1">
          <table:table-cell table:style-name="ce1" office:value-type="float" office:value="4316451"/>
          <table:table-cell table:style-name="ce1" office:value-type="string">
            <text:p>Salto do Jacuí (RS)</text:p>
          </table:table-cell>
          <table:table-cell table:style-name="ce1" office:value-type="float" office:value="12481"/>
        </table:table-row>
        <table:table-row table:style-name="ro1">
          <table:table-cell table:style-name="ce1" office:value-type="float" office:value="4316477"/>
          <table:table-cell table:style-name="ce1" office:value-type="string">
            <text:p>Salvador das Missões (RS)</text:p>
          </table:table-cell>
          <table:table-cell table:style-name="ce1" office:value-type="float" office:value="2733"/>
        </table:table-row>
        <table:table-row table:style-name="ro1">
          <table:table-cell table:style-name="ce1" office:value-type="float" office:value="4316501"/>
          <table:table-cell table:style-name="ce1" office:value-type="string">
            <text:p>Salvador do Sul (RS)</text:p>
          </table:table-cell>
          <table:table-cell table:style-name="ce1" office:value-type="float" office:value="7889"/>
        </table:table-row>
        <table:table-row table:style-name="ro1">
          <table:table-cell table:style-name="ce1" office:value-type="float" office:value="4316600"/>
          <table:table-cell table:style-name="ce1" office:value-type="string">
            <text:p>Sananduva (RS)</text:p>
          </table:table-cell>
          <table:table-cell table:style-name="ce1" office:value-type="float" office:value="16328"/>
        </table:table-row>
        <table:table-row table:style-name="ro1">
          <table:table-cell table:style-name="ce1" office:value-type="float" office:value="4316709"/>
          <table:table-cell table:style-name="ce1" office:value-type="string">
            <text:p>Santa Bárbara do Sul (RS)</text:p>
          </table:table-cell>
          <table:table-cell table:style-name="ce1" office:value-type="float" office:value="7909"/>
        </table:table-row>
        <table:table-row table:style-name="ro1">
          <table:table-cell table:style-name="ce1" office:value-type="float" office:value="4316733"/>
          <table:table-cell table:style-name="ce1" office:value-type="string">
            <text:p>Santa Cecília do Sul (RS)</text:p>
          </table:table-cell>
          <table:table-cell table:style-name="ce1" office:value-type="float" office:value="1634"/>
        </table:table-row>
        <table:table-row table:style-name="ro1">
          <table:table-cell table:style-name="ce1" office:value-type="float" office:value="4316758"/>
          <table:table-cell table:style-name="ce1" office:value-type="string">
            <text:p>Santa Clara do Sul (RS)</text:p>
          </table:table-cell>
          <table:table-cell table:style-name="ce1" office:value-type="float" office:value="6681"/>
        </table:table-row>
        <table:table-row table:style-name="ro1">
          <table:table-cell table:style-name="ce1" office:value-type="float" office:value="4316808"/>
          <table:table-cell table:style-name="ce1" office:value-type="string">
            <text:p>Santa Cruz do Sul (RS)</text:p>
          </table:table-cell>
          <table:table-cell table:style-name="ce1" office:value-type="float" office:value="131365"/>
        </table:table-row>
        <table:table-row table:style-name="ro1">
          <table:table-cell table:style-name="ce1" office:value-type="float" office:value="4316907"/>
          <table:table-cell table:style-name="ce1" office:value-type="string">
            <text:p>Santa Maria (RS)</text:p>
          </table:table-cell>
          <table:table-cell table:style-name="ce1" office:value-type="float" office:value="283677"/>
        </table:table-row>
        <table:table-row table:style-name="ro1">
          <table:table-cell table:style-name="ce1" office:value-type="float" office:value="4316956"/>
          <table:table-cell table:style-name="ce1" office:value-type="string">
            <text:p>Santa Maria do Herval (RS)</text:p>
          </table:table-cell>
          <table:table-cell table:style-name="ce1" office:value-type="float" office:value="6364"/>
        </table:table-row>
        <table:table-row table:style-name="ro1">
          <table:table-cell table:style-name="ce1" office:value-type="float" office:value="4316972"/>
          <table:table-cell table:style-name="ce1" office:value-type="string">
            <text:p>Santa Margarida do Sul (RS)</text:p>
          </table:table-cell>
          <table:table-cell table:style-name="ce1" office:value-type="float" office:value="2578"/>
        </table:table-row>
        <table:table-row table:style-name="ro1">
          <table:table-cell table:style-name="ce1" office:value-type="float" office:value="4317004"/>
          <table:table-cell table:style-name="ce1" office:value-type="string">
            <text:p>Santana da Boa Vista (RS)</text:p>
          </table:table-cell>
          <table:table-cell table:style-name="ce1" office:value-type="float" office:value="8067"/>
        </table:table-row>
        <table:table-row table:style-name="ro1">
          <table:table-cell table:style-name="ce1" office:value-type="float" office:value="4317103"/>
          <table:table-cell table:style-name="ce1" office:value-type="string">
            <text:p>Sant'Ana do Livramento (RS)</text:p>
          </table:table-cell>
          <table:table-cell table:style-name="ce1" office:value-type="float" office:value="76321"/>
        </table:table-row>
        <table:table-row table:style-name="ro1">
          <table:table-cell table:style-name="ce1" office:value-type="float" office:value="4317202"/>
          <table:table-cell table:style-name="ce1" office:value-type="string">
            <text:p>Santa Rosa (RS)</text:p>
          </table:table-cell>
          <table:table-cell table:style-name="ce1" office:value-type="float" office:value="73575"/>
        </table:table-row>
        <table:table-row table:style-name="ro1">
          <table:table-cell table:style-name="ce1" office:value-type="float" office:value="4317251"/>
          <table:table-cell table:style-name="ce1" office:value-type="string">
            <text:p>Santa Tereza (RS)</text:p>
          </table:table-cell>
          <table:table-cell table:style-name="ce1" office:value-type="float" office:value="1726"/>
        </table:table-row>
        <table:table-row table:style-name="ro1">
          <table:table-cell table:style-name="ce1" office:value-type="float" office:value="4317301"/>
          <table:table-cell table:style-name="ce1" office:value-type="string">
            <text:p>Santa Vitória do Palmar (RS)</text:p>
          </table:table-cell>
          <table:table-cell table:style-name="ce1" office:value-type="float" office:value="29483"/>
        </table:table-row>
        <table:table-row table:style-name="ro1">
          <table:table-cell table:style-name="ce1" office:value-type="float" office:value="4317400"/>
          <table:table-cell table:style-name="ce1" office:value-type="string">
            <text:p>Santiago (RS)</text:p>
          </table:table-cell>
          <table:table-cell table:style-name="ce1" office:value-type="float" office:value="49360"/>
        </table:table-row>
        <table:table-row table:style-name="ro1">
          <table:table-cell table:style-name="ce1" office:value-type="float" office:value="4317509"/>
          <table:table-cell table:style-name="ce1" office:value-type="string">
            <text:p>Santo Ângelo (RS)</text:p>
          </table:table-cell>
          <table:table-cell table:style-name="ce1" office:value-type="float" office:value="77568"/>
        </table:table-row>
        <table:table-row table:style-name="ro1">
          <table:table-cell table:style-name="ce1" office:value-type="float" office:value="4317558"/>
          <table:table-cell table:style-name="ce1" office:value-type="string">
            <text:p>Santo Antônio do Palma (RS)</text:p>
          </table:table-cell>
          <table:table-cell table:style-name="ce1" office:value-type="float" office:value="2123"/>
        </table:table-row>
        <table:table-row table:style-name="ro1">
          <table:table-cell table:style-name="ce1" office:value-type="float" office:value="4317608"/>
          <table:table-cell table:style-name="ce1" office:value-type="string">
            <text:p>Santo Antônio da Patrulha (RS)</text:p>
          </table:table-cell>
          <table:table-cell table:style-name="ce1" office:value-type="float" office:value="43171"/>
        </table:table-row>
        <table:table-row table:style-name="ro1">
          <table:table-cell table:style-name="ce1" office:value-type="float" office:value="4317707"/>
          <table:table-cell table:style-name="ce1" office:value-type="string">
            <text:p>Santo Antônio das Missões (RS)</text:p>
          </table:table-cell>
          <table:table-cell table:style-name="ce1" office:value-type="float" office:value="10050"/>
        </table:table-row>
        <table:table-row table:style-name="ro1">
          <table:table-cell table:style-name="ce1" office:value-type="float" office:value="4317756"/>
          <table:table-cell table:style-name="ce1" office:value-type="string">
            <text:p>Santo Antônio do Planalto (RS)</text:p>
          </table:table-cell>
          <table:table-cell table:style-name="ce1" office:value-type="float" office:value="2019"/>
        </table:table-row>
        <table:table-row table:style-name="ro1">
          <table:table-cell table:style-name="ce1" office:value-type="float" office:value="4317806"/>
          <table:table-cell table:style-name="ce1" office:value-type="string">
            <text:p>Santo Augusto (RS)</text:p>
          </table:table-cell>
          <table:table-cell table:style-name="ce1" office:value-type="float" office:value="13848"/>
        </table:table-row>
        <table:table-row table:style-name="ro1">
          <table:table-cell table:style-name="ce1" office:value-type="float" office:value="4317905"/>
          <table:table-cell table:style-name="ce1" office:value-type="string">
            <text:p>Santo Cristo (RS)</text:p>
          </table:table-cell>
          <table:table-cell table:style-name="ce1" office:value-type="float" office:value="14216"/>
        </table:table-row>
        <table:table-row table:style-name="ro1">
          <table:table-cell table:style-name="ce1" office:value-type="float" office:value="4317954"/>
          <table:table-cell table:style-name="ce1" office:value-type="string">
            <text:p>Santo Expedito do Sul (RS)</text:p>
          </table:table-cell>
          <table:table-cell table:style-name="ce1" office:value-type="float" office:value="2305"/>
        </table:table-row>
        <table:table-row table:style-name="ro1">
          <table:table-cell table:style-name="ce1" office:value-type="float" office:value="4318002"/>
          <table:table-cell table:style-name="ce1" office:value-type="string">
            <text:p>São Borja (RS)</text:p>
          </table:table-cell>
          <table:table-cell table:style-name="ce1" office:value-type="float" office:value="60019"/>
        </table:table-row>
        <table:table-row table:style-name="ro1">
          <table:table-cell table:style-name="ce1" office:value-type="float" office:value="4318051"/>
          <table:table-cell table:style-name="ce1" office:value-type="string">
            <text:p>São Domingos do Sul (RS)</text:p>
          </table:table-cell>
          <table:table-cell table:style-name="ce1" office:value-type="float" office:value="3083"/>
        </table:table-row>
        <table:table-row table:style-name="ro1">
          <table:table-cell table:style-name="ce1" office:value-type="float" office:value="4318101"/>
          <table:table-cell table:style-name="ce1" office:value-type="string">
            <text:p>São Francisco de Assis (RS)</text:p>
          </table:table-cell>
          <table:table-cell table:style-name="ce1" office:value-type="float" office:value="18205"/>
        </table:table-row>
        <table:table-row table:style-name="ro1">
          <table:table-cell table:style-name="ce1" office:value-type="float" office:value="4318200"/>
          <table:table-cell table:style-name="ce1" office:value-type="string">
            <text:p>São Francisco de Paula (RS)</text:p>
          </table:table-cell>
          <table:table-cell table:style-name="ce1" office:value-type="float" office:value="21801"/>
        </table:table-row>
        <table:table-row table:style-name="ro1">
          <table:table-cell table:style-name="ce1" office:value-type="float" office:value="4318309"/>
          <table:table-cell table:style-name="ce1" office:value-type="string">
            <text:p>São Gabriel (RS)</text:p>
          </table:table-cell>
          <table:table-cell table:style-name="ce1" office:value-type="float" office:value="62147"/>
        </table:table-row>
        <table:table-row table:style-name="ro1">
          <table:table-cell table:style-name="ce1" office:value-type="float" office:value="4318408"/>
          <table:table-cell table:style-name="ce1" office:value-type="string">
            <text:p>São Jerônimo (RS)</text:p>
          </table:table-cell>
          <table:table-cell table:style-name="ce1" office:value-type="float" office:value="24412"/>
        </table:table-row>
        <table:table-row table:style-name="ro1">
          <table:table-cell table:style-name="ce1" office:value-type="float" office:value="4318424"/>
          <table:table-cell table:style-name="ce1" office:value-type="string">
            <text:p>São João da Urtiga (RS)</text:p>
          </table:table-cell>
          <table:table-cell table:style-name="ce1" office:value-type="float" office:value="4641"/>
        </table:table-row>
        <table:table-row table:style-name="ro1">
          <table:table-cell table:style-name="ce1" office:value-type="float" office:value="4318432"/>
          <table:table-cell table:style-name="ce1" office:value-type="string">
            <text:p>São João do Polêsine (RS)</text:p>
          </table:table-cell>
          <table:table-cell table:style-name="ce1" office:value-type="float" office:value="2543"/>
        </table:table-row>
        <table:table-row table:style-name="ro1">
          <table:table-cell table:style-name="ce1" office:value-type="float" office:value="4318440"/>
          <table:table-cell table:style-name="ce1" office:value-type="string">
            <text:p>São Jorge (RS)</text:p>
          </table:table-cell>
          <table:table-cell table:style-name="ce1" office:value-type="float" office:value="2816"/>
        </table:table-row>
        <table:table-row table:style-name="ro1">
          <table:table-cell table:style-name="ce1" office:value-type="float" office:value="4318457"/>
          <table:table-cell table:style-name="ce1" office:value-type="string">
            <text:p>São José das Missões (RS)</text:p>
          </table:table-cell>
          <table:table-cell table:style-name="ce1" office:value-type="float" office:value="2514"/>
        </table:table-row>
        <table:table-row table:style-name="ro1">
          <table:table-cell table:style-name="ce1" office:value-type="float" office:value="4318465"/>
          <table:table-cell table:style-name="ce1" office:value-type="string">
            <text:p>São José do Herval (RS)</text:p>
          </table:table-cell>
          <table:table-cell table:style-name="ce1" office:value-type="float" office:value="1943"/>
        </table:table-row>
        <table:table-row table:style-name="ro1">
          <table:table-cell table:style-name="ce1" office:value-type="float" office:value="4318481"/>
          <table:table-cell table:style-name="ce1" office:value-type="string">
            <text:p>São José do Hortêncio (RS)</text:p>
          </table:table-cell>
          <table:table-cell table:style-name="ce1" office:value-type="float" office:value="4865"/>
        </table:table-row>
        <table:table-row table:style-name="ro1">
          <table:table-cell table:style-name="ce1" office:value-type="float" office:value="4318499"/>
          <table:table-cell table:style-name="ce1" office:value-type="string">
            <text:p>São José do Inhacorá (RS)</text:p>
          </table:table-cell>
          <table:table-cell table:style-name="ce1" office:value-type="float" office:value="2056"/>
        </table:table-row>
        <table:table-row table:style-name="ro1">
          <table:table-cell table:style-name="ce1" office:value-type="float" office:value="4318507"/>
          <table:table-cell table:style-name="ce1" office:value-type="string">
            <text:p>São José do Norte (RS)</text:p>
          </table:table-cell>
          <table:table-cell table:style-name="ce1" office:value-type="float" office:value="27721"/>
        </table:table-row>
        <table:table-row table:style-name="ro1">
          <table:table-cell table:style-name="ce1" office:value-type="float" office:value="4318606"/>
          <table:table-cell table:style-name="ce1" office:value-type="string">
            <text:p>São José do Ouro (RS)</text:p>
          </table:table-cell>
          <table:table-cell table:style-name="ce1" office:value-type="float" office:value="6922"/>
        </table:table-row>
        <table:table-row table:style-name="ro1">
          <table:table-cell table:style-name="ce1" office:value-type="float" office:value="4318614"/>
          <table:table-cell table:style-name="ce1" office:value-type="string">
            <text:p>São José do Sul (RS)</text:p>
          </table:table-cell>
          <table:table-cell table:style-name="ce1" office:value-type="float" office:value="2437"/>
        </table:table-row>
        <table:table-row table:style-name="ro1">
          <table:table-cell table:style-name="ce1" office:value-type="float" office:value="4318622"/>
          <table:table-cell table:style-name="ce1" office:value-type="string">
            <text:p>São José dos Ausentes (RS)</text:p>
          </table:table-cell>
          <table:table-cell table:style-name="ce1" office:value-type="float" office:value="3543"/>
        </table:table-row>
        <table:table-row table:style-name="ro1">
          <table:table-cell table:style-name="ce1" office:value-type="float" office:value="4318705"/>
          <table:table-cell table:style-name="ce1" office:value-type="string">
            <text:p>São Leopoldo (RS)</text:p>
          </table:table-cell>
          <table:table-cell table:style-name="ce1" office:value-type="float" office:value="238648"/>
        </table:table-row>
        <table:table-row table:style-name="ro1">
          <table:table-cell table:style-name="ce1" office:value-type="float" office:value="4318804"/>
          <table:table-cell table:style-name="ce1" office:value-type="string">
            <text:p>São Lourenço do Sul (RS)</text:p>
          </table:table-cell>
          <table:table-cell table:style-name="ce1" office:value-type="float" office:value="43540"/>
        </table:table-row>
        <table:table-row table:style-name="ro1">
          <table:table-cell table:style-name="ce1" office:value-type="float" office:value="4318903"/>
          <table:table-cell table:style-name="ce1" office:value-type="string">
            <text:p>São Luiz Gonzaga (RS)</text:p>
          </table:table-cell>
          <table:table-cell table:style-name="ce1" office:value-type="float" office:value="33293"/>
        </table:table-row>
        <table:table-row table:style-name="ro1">
          <table:table-cell table:style-name="ce1" office:value-type="float" office:value="4319000"/>
          <table:table-cell table:style-name="ce1" office:value-type="string">
            <text:p>São Marcos (RS)</text:p>
          </table:table-cell>
          <table:table-cell table:style-name="ce1" office:value-type="float" office:value="21658"/>
        </table:table-row>
        <table:table-row table:style-name="ro1">
          <table:table-cell table:style-name="ce1" office:value-type="float" office:value="4319109"/>
          <table:table-cell table:style-name="ce1" office:value-type="string">
            <text:p>São Martinho (RS)</text:p>
          </table:table-cell>
          <table:table-cell table:style-name="ce1" office:value-type="float" office:value="5380"/>
        </table:table-row>
        <table:table-row table:style-name="ro1">
          <table:table-cell table:style-name="ce1" office:value-type="float" office:value="4319125"/>
          <table:table-cell table:style-name="ce1" office:value-type="string">
            <text:p>São Martinho da Serra (RS)</text:p>
          </table:table-cell>
          <table:table-cell table:style-name="ce1" office:value-type="float" office:value="3231"/>
        </table:table-row>
        <table:table-row table:style-name="ro1">
          <table:table-cell table:style-name="ce1" office:value-type="float" office:value="4319158"/>
          <table:table-cell table:style-name="ce1" office:value-type="string">
            <text:p>São Miguel das Missões (RS)</text:p>
          </table:table-cell>
          <table:table-cell table:style-name="ce1" office:value-type="float" office:value="7683"/>
        </table:table-row>
        <table:table-row table:style-name="ro1">
          <table:table-cell table:style-name="ce1" office:value-type="float" office:value="4319208"/>
          <table:table-cell table:style-name="ce1" office:value-type="string">
            <text:p>São Nicolau (RS)</text:p>
          </table:table-cell>
          <table:table-cell table:style-name="ce1" office:value-type="float" office:value="5208"/>
        </table:table-row>
        <table:table-row table:style-name="ro1">
          <table:table-cell table:style-name="ce1" office:value-type="float" office:value="4319307"/>
          <table:table-cell table:style-name="ce1" office:value-type="string">
            <text:p>São Paulo das Missões (RS)</text:p>
          </table:table-cell>
          <table:table-cell table:style-name="ce1" office:value-type="float" office:value="5720"/>
        </table:table-row>
        <table:table-row table:style-name="ro1">
          <table:table-cell table:style-name="ce1" office:value-type="float" office:value="4319356"/>
          <table:table-cell table:style-name="ce1" office:value-type="string">
            <text:p>São Pedro da Serra (RS)</text:p>
          </table:table-cell>
          <table:table-cell table:style-name="ce1" office:value-type="float" office:value="3842"/>
        </table:table-row>
        <table:table-row table:style-name="ro1">
          <table:table-cell table:style-name="ce1" office:value-type="float" office:value="4319364"/>
          <table:table-cell table:style-name="ce1" office:value-type="string">
            <text:p>São Pedro das Missões (RS)</text:p>
          </table:table-cell>
          <table:table-cell table:style-name="ce1" office:value-type="float" office:value="2017"/>
        </table:table-row>
        <table:table-row table:style-name="ro1">
          <table:table-cell table:style-name="ce1" office:value-type="float" office:value="4319372"/>
          <table:table-cell table:style-name="ce1" office:value-type="string">
            <text:p>São Pedro do Butiá (RS)</text:p>
          </table:table-cell>
          <table:table-cell table:style-name="ce1" office:value-type="float" office:value="2949"/>
        </table:table-row>
        <table:table-row table:style-name="ro1">
          <table:table-cell table:style-name="ce1" office:value-type="float" office:value="4319406"/>
          <table:table-cell table:style-name="ce1" office:value-type="string">
            <text:p>São Pedro do Sul (RS)</text:p>
          </table:table-cell>
          <table:table-cell table:style-name="ce1" office:value-type="float" office:value="16148"/>
        </table:table-row>
        <table:table-row table:style-name="ro1">
          <table:table-cell table:style-name="ce1" office:value-type="float" office:value="4319505"/>
          <table:table-cell table:style-name="ce1" office:value-type="string">
            <text:p>São Sebastião do Caí (RS)</text:p>
          </table:table-cell>
          <table:table-cell table:style-name="ce1" office:value-type="float" office:value="25959"/>
        </table:table-row>
        <table:table-row table:style-name="ro1">
          <table:table-cell table:style-name="ce1" office:value-type="float" office:value="4319604"/>
          <table:table-cell table:style-name="ce1" office:value-type="string">
            <text:p>São Sepé (RS)</text:p>
          </table:table-cell>
          <table:table-cell table:style-name="ce1" office:value-type="float" office:value="23555"/>
        </table:table-row>
        <table:table-row table:style-name="ro1">
          <table:table-cell table:style-name="ce1" office:value-type="float" office:value="4319703"/>
          <table:table-cell table:style-name="ce1" office:value-type="string">
            <text:p>São Valentim (RS)</text:p>
          </table:table-cell>
          <table:table-cell table:style-name="ce1" office:value-type="float" office:value="3259"/>
        </table:table-row>
        <table:table-row table:style-name="ro1">
          <table:table-cell table:style-name="ce1" office:value-type="float" office:value="4319711"/>
          <table:table-cell table:style-name="ce1" office:value-type="string">
            <text:p>São Valentim do Sul (RS)</text:p>
          </table:table-cell>
          <table:table-cell table:style-name="ce1" office:value-type="float" office:value="2245"/>
        </table:table-row>
        <table:table-row table:style-name="ro1">
          <table:table-cell table:style-name="ce1" office:value-type="float" office:value="4319737"/>
          <table:table-cell table:style-name="ce1" office:value-type="string">
            <text:p>São Valério do Sul (RS)</text:p>
          </table:table-cell>
          <table:table-cell table:style-name="ce1" office:value-type="float" office:value="2729"/>
        </table:table-row>
        <table:table-row table:style-name="ro1">
          <table:table-cell table:style-name="ce1" office:value-type="float" office:value="4319752"/>
          <table:table-cell table:style-name="ce1" office:value-type="string">
            <text:p>São Vendelino (RS)</text:p>
          </table:table-cell>
          <table:table-cell table:style-name="ce1" office:value-type="float" office:value="2266"/>
        </table:table-row>
        <table:table-row table:style-name="ro1">
          <table:table-cell table:style-name="ce1" office:value-type="float" office:value="4319802"/>
          <table:table-cell table:style-name="ce1" office:value-type="string">
            <text:p>São Vicente do Sul (RS)</text:p>
          </table:table-cell>
          <table:table-cell table:style-name="ce1" office:value-type="float" office:value="8732"/>
        </table:table-row>
        <table:table-row table:style-name="ro1">
          <table:table-cell table:style-name="ce1" office:value-type="float" office:value="4319901"/>
          <table:table-cell table:style-name="ce1" office:value-type="string">
            <text:p>Sapiranga (RS)</text:p>
          </table:table-cell>
          <table:table-cell table:style-name="ce1" office:value-type="float" office:value="80037"/>
        </table:table-row>
        <table:table-row table:style-name="ro1">
          <table:table-cell table:style-name="ce1" office:value-type="float" office:value="4320008"/>
          <table:table-cell table:style-name="ce1" office:value-type="string">
            <text:p>Sapucaia do Sul (RS)</text:p>
          </table:table-cell>
          <table:table-cell table:style-name="ce1" office:value-type="float" office:value="141808"/>
        </table:table-row>
        <table:table-row table:style-name="ro1">
          <table:table-cell table:style-name="ce1" office:value-type="float" office:value="4320107"/>
          <table:table-cell table:style-name="ce1" office:value-type="string">
            <text:p>Sarandi (RS)</text:p>
          </table:table-cell>
          <table:table-cell table:style-name="ce1" office:value-type="float" office:value="24763"/>
        </table:table-row>
        <table:table-row table:style-name="ro1">
          <table:table-cell table:style-name="ce1" office:value-type="float" office:value="4320206"/>
          <table:table-cell table:style-name="ce1" office:value-type="string">
            <text:p>Seberi (RS)</text:p>
          </table:table-cell>
          <table:table-cell table:style-name="ce1" office:value-type="float" office:value="10713"/>
        </table:table-row>
        <table:table-row table:style-name="ro1">
          <table:table-cell table:style-name="ce1" office:value-type="float" office:value="4320230"/>
          <table:table-cell table:style-name="ce1" office:value-type="string">
            <text:p>Sede Nova (RS)</text:p>
          </table:table-cell>
          <table:table-cell table:style-name="ce1" office:value-type="float" office:value="2891"/>
        </table:table-row>
        <table:table-row table:style-name="ro1">
          <table:table-cell table:style-name="ce1" office:value-type="float" office:value="4320263"/>
          <table:table-cell table:style-name="ce1" office:value-type="string">
            <text:p>Segredo (RS)</text:p>
          </table:table-cell>
          <table:table-cell table:style-name="ce1" office:value-type="float" office:value="7444"/>
        </table:table-row>
        <table:table-row table:style-name="ro1">
          <table:table-cell table:style-name="ce1" office:value-type="float" office:value="4320305"/>
          <table:table-cell table:style-name="ce1" office:value-type="string">
            <text:p>Selbach (RS)</text:p>
          </table:table-cell>
          <table:table-cell table:style-name="ce1" office:value-type="float" office:value="5107"/>
        </table:table-row>
        <table:table-row table:style-name="ro1">
          <table:table-cell table:style-name="ce1" office:value-type="float" office:value="4320321"/>
          <table:table-cell table:style-name="ce1" office:value-type="string">
            <text:p>Senador Salgado Filho (RS)</text:p>
          </table:table-cell>
          <table:table-cell table:style-name="ce1" office:value-type="float" office:value="2770"/>
        </table:table-row>
        <table:table-row table:style-name="ro1">
          <table:table-cell table:style-name="ce1" office:value-type="float" office:value="4320354"/>
          <table:table-cell table:style-name="ce1" office:value-type="string">
            <text:p>Sentinela do Sul (RS)</text:p>
          </table:table-cell>
          <table:table-cell table:style-name="ce1" office:value-type="float" office:value="5609"/>
        </table:table-row>
        <table:table-row table:style-name="ro1">
          <table:table-cell table:style-name="ce1" office:value-type="float" office:value="4320404"/>
          <table:table-cell table:style-name="ce1" office:value-type="string">
            <text:p>Serafina Corrêa (RS)</text:p>
          </table:table-cell>
          <table:table-cell table:style-name="ce1" office:value-type="float" office:value="17795"/>
        </table:table-row>
        <table:table-row table:style-name="ro1">
          <table:table-cell table:style-name="ce1" office:value-type="float" office:value="4320453"/>
          <table:table-cell table:style-name="ce1" office:value-type="string">
            <text:p>Sério (RS)</text:p>
          </table:table-cell>
          <table:table-cell table:style-name="ce1" office:value-type="float" office:value="1924"/>
        </table:table-row>
        <table:table-row table:style-name="ro1">
          <table:table-cell table:style-name="ce1" office:value-type="float" office:value="4320503"/>
          <table:table-cell table:style-name="ce1" office:value-type="string">
            <text:p>Sertão (RS)</text:p>
          </table:table-cell>
          <table:table-cell table:style-name="ce1" office:value-type="float" office:value="5315"/>
        </table:table-row>
        <table:table-row table:style-name="ro1">
          <table:table-cell table:style-name="ce1" office:value-type="float" office:value="4320552"/>
          <table:table-cell table:style-name="ce1" office:value-type="string">
            <text:p>Sertão Santana (RS)</text:p>
          </table:table-cell>
          <table:table-cell table:style-name="ce1" office:value-type="float" office:value="6537"/>
        </table:table-row>
        <table:table-row table:style-name="ro1">
          <table:table-cell table:style-name="ce1" office:value-type="float" office:value="4320578"/>
          <table:table-cell table:style-name="ce1" office:value-type="string">
            <text:p>Sete de Setembro (RS)</text:p>
          </table:table-cell>
          <table:table-cell table:style-name="ce1" office:value-type="float" office:value="1950"/>
        </table:table-row>
        <table:table-row table:style-name="ro1">
          <table:table-cell table:style-name="ce1" office:value-type="float" office:value="4320602"/>
          <table:table-cell table:style-name="ce1" office:value-type="string">
            <text:p>Severiano de Almeida (RS)</text:p>
          </table:table-cell>
          <table:table-cell table:style-name="ce1" office:value-type="float" office:value="3631"/>
        </table:table-row>
        <table:table-row table:style-name="ro1">
          <table:table-cell table:style-name="ce1" office:value-type="float" office:value="4320651"/>
          <table:table-cell table:style-name="ce1" office:value-type="string">
            <text:p>Silveira Martins (RS)</text:p>
          </table:table-cell>
          <table:table-cell table:style-name="ce1" office:value-type="float" office:value="2374"/>
        </table:table-row>
        <table:table-row table:style-name="ro1">
          <table:table-cell table:style-name="ce1" office:value-type="float" office:value="4320677"/>
          <table:table-cell table:style-name="ce1" office:value-type="string">
            <text:p>Sinimbu (RS)</text:p>
          </table:table-cell>
          <table:table-cell table:style-name="ce1" office:value-type="float" office:value="10162"/>
        </table:table-row>
        <table:table-row table:style-name="ro1">
          <table:table-cell table:style-name="ce1" office:value-type="float" office:value="4320701"/>
          <table:table-cell table:style-name="ce1" office:value-type="string">
            <text:p>Sobradinho (RS)</text:p>
          </table:table-cell>
          <table:table-cell table:style-name="ce1" office:value-type="float" office:value="15005"/>
        </table:table-row>
        <table:table-row table:style-name="ro1">
          <table:table-cell table:style-name="ce1" office:value-type="float" office:value="4320800"/>
          <table:table-cell table:style-name="ce1" office:value-type="string">
            <text:p>Soledade (RS)</text:p>
          </table:table-cell>
          <table:table-cell table:style-name="ce1" office:value-type="float" office:value="31035"/>
        </table:table-row>
        <table:table-row table:style-name="ro1">
          <table:table-cell table:style-name="ce1" office:value-type="float" office:value="4320859"/>
          <table:table-cell table:style-name="ce1" office:value-type="string">
            <text:p>Tabaí (RS)</text:p>
          </table:table-cell>
          <table:table-cell table:style-name="ce1" office:value-type="float" office:value="4769"/>
        </table:table-row>
        <table:table-row table:style-name="ro1">
          <table:table-cell table:style-name="ce1" office:value-type="float" office:value="4320909"/>
          <table:table-cell table:style-name="ce1" office:value-type="string">
            <text:p>Tapejara (RS)</text:p>
          </table:table-cell>
          <table:table-cell table:style-name="ce1" office:value-type="float" office:value="24552"/>
        </table:table-row>
        <table:table-row table:style-name="ro1">
          <table:table-cell table:style-name="ce1" office:value-type="float" office:value="4321006"/>
          <table:table-cell table:style-name="ce1" office:value-type="string">
            <text:p>Tapera (RS)</text:p>
          </table:table-cell>
          <table:table-cell table:style-name="ce1" office:value-type="float" office:value="10577"/>
        </table:table-row>
        <table:table-row table:style-name="ro1">
          <table:table-cell table:style-name="ce1" office:value-type="float" office:value="4321105"/>
          <table:table-cell table:style-name="ce1" office:value-type="string">
            <text:p>Tapes (RS)</text:p>
          </table:table-cell>
          <table:table-cell table:style-name="ce1" office:value-type="float" office:value="17332"/>
        </table:table-row>
        <table:table-row table:style-name="ro1">
          <table:table-cell table:style-name="ce1" office:value-type="float" office:value="4321204"/>
          <table:table-cell table:style-name="ce1" office:value-type="string">
            <text:p>Taquara (RS)</text:p>
          </table:table-cell>
          <table:table-cell table:style-name="ce1" office:value-type="float" office:value="57584"/>
        </table:table-row>
        <table:table-row table:style-name="ro1">
          <table:table-cell table:style-name="ce1" office:value-type="float" office:value="4321303"/>
          <table:table-cell table:style-name="ce1" office:value-type="string">
            <text:p>Taquari (RS)</text:p>
          </table:table-cell>
          <table:table-cell table:style-name="ce1" office:value-type="float" office:value="26885"/>
        </table:table-row>
        <table:table-row table:style-name="ro1">
          <table:table-cell table:style-name="ce1" office:value-type="float" office:value="4321329"/>
          <table:table-cell table:style-name="ce1" office:value-type="string">
            <text:p>Taquaruçu do Sul (RS)</text:p>
          </table:table-cell>
          <table:table-cell table:style-name="ce1" office:value-type="float" office:value="3077"/>
        </table:table-row>
        <table:table-row table:style-name="ro1">
          <table:table-cell table:style-name="ce1" office:value-type="float" office:value="4321352"/>
          <table:table-cell table:style-name="ce1" office:value-type="string">
            <text:p>Tavares (RS)</text:p>
          </table:table-cell>
          <table:table-cell table:style-name="ce1" office:value-type="float" office:value="5483"/>
        </table:table-row>
        <table:table-row table:style-name="ro1">
          <table:table-cell table:style-name="ce1" office:value-type="float" office:value="4321402"/>
          <table:table-cell table:style-name="ce1" office:value-type="string">
            <text:p>Tenente Portela (RS)</text:p>
          </table:table-cell>
          <table:table-cell table:style-name="ce1" office:value-type="float" office:value="13434"/>
        </table:table-row>
        <table:table-row table:style-name="ro1">
          <table:table-cell table:style-name="ce1" office:value-type="float" office:value="4321436"/>
          <table:table-cell table:style-name="ce1" office:value-type="string">
            <text:p>Terra de Areia (RS)</text:p>
          </table:table-cell>
          <table:table-cell table:style-name="ce1" office:value-type="float" office:value="11315"/>
        </table:table-row>
        <table:table-row table:style-name="ro1">
          <table:table-cell table:style-name="ce1" office:value-type="float" office:value="4321451"/>
          <table:table-cell table:style-name="ce1" office:value-type="string">
            <text:p>Teutônia (RS)</text:p>
          </table:table-cell>
          <table:table-cell table:style-name="ce1" office:value-type="float" office:value="33766"/>
        </table:table-row>
        <table:table-row table:style-name="ro1">
          <table:table-cell table:style-name="ce1" office:value-type="float" office:value="4321469"/>
          <table:table-cell table:style-name="ce1" office:value-type="string">
            <text:p>Tio Hugo (RS)</text:p>
          </table:table-cell>
          <table:table-cell table:style-name="ce1" office:value-type="float" office:value="3055"/>
        </table:table-row>
        <table:table-row table:style-name="ro1">
          <table:table-cell table:style-name="ce1" office:value-type="float" office:value="4321477"/>
          <table:table-cell table:style-name="ce1" office:value-type="string">
            <text:p>Tiradentes do Sul (RS)</text:p>
          </table:table-cell>
          <table:table-cell table:style-name="ce1" office:value-type="float" office:value="5616"/>
        </table:table-row>
        <table:table-row table:style-name="ro1">
          <table:table-cell table:style-name="ce1" office:value-type="float" office:value="4321493"/>
          <table:table-cell table:style-name="ce1" office:value-type="string">
            <text:p>Toropi (RS)</text:p>
          </table:table-cell>
          <table:table-cell table:style-name="ce1" office:value-type="float" office:value="2772"/>
        </table:table-row>
        <table:table-row table:style-name="ro1">
          <table:table-cell table:style-name="ce1" office:value-type="float" office:value="4321501"/>
          <table:table-cell table:style-name="ce1" office:value-type="string">
            <text:p>Torres (RS)</text:p>
          </table:table-cell>
          <table:table-cell table:style-name="ce1" office:value-type="float" office:value="39064"/>
        </table:table-row>
        <table:table-row table:style-name="ro1">
          <table:table-cell table:style-name="ce1" office:value-type="float" office:value="4321600"/>
          <table:table-cell table:style-name="ce1" office:value-type="string">
            <text:p>Tramandaí (RS)</text:p>
          </table:table-cell>
          <table:table-cell table:style-name="ce1" office:value-type="float" office:value="52632"/>
        </table:table-row>
        <table:table-row table:style-name="ro1">
          <table:table-cell table:style-name="ce1" office:value-type="float" office:value="4321626"/>
          <table:table-cell table:style-name="ce1" office:value-type="string">
            <text:p>Travesseiro (RS)</text:p>
          </table:table-cell>
          <table:table-cell table:style-name="ce1" office:value-type="float" office:value="2334"/>
        </table:table-row>
        <table:table-row table:style-name="ro1">
          <table:table-cell table:style-name="ce1" office:value-type="float" office:value="4321634"/>
          <table:table-cell table:style-name="ce1" office:value-type="string">
            <text:p>Três Arroios (RS)</text:p>
          </table:table-cell>
          <table:table-cell table:style-name="ce1" office:value-type="float" office:value="2643"/>
        </table:table-row>
        <table:table-row table:style-name="ro1">
          <table:table-cell table:style-name="ce1" office:value-type="float" office:value="4321667"/>
          <table:table-cell table:style-name="ce1" office:value-type="string">
            <text:p>Três Cachoeiras (RS)</text:p>
          </table:table-cell>
          <table:table-cell table:style-name="ce1" office:value-type="float" office:value="11115"/>
        </table:table-row>
        <table:table-row table:style-name="ro1">
          <table:table-cell table:style-name="ce1" office:value-type="float" office:value="4321709"/>
          <table:table-cell table:style-name="ce1" office:value-type="string">
            <text:p>Três Coroas (RS)</text:p>
          </table:table-cell>
          <table:table-cell table:style-name="ce1" office:value-type="float" office:value="28581"/>
        </table:table-row>
        <table:table-row table:style-name="ro1">
          <table:table-cell table:style-name="ce1" office:value-type="float" office:value="4321808"/>
          <table:table-cell table:style-name="ce1" office:value-type="string">
            <text:p>Três de Maio (RS)</text:p>
          </table:table-cell>
          <table:table-cell table:style-name="ce1" office:value-type="float" office:value="23876"/>
        </table:table-row>
        <table:table-row table:style-name="ro1">
          <table:table-cell table:style-name="ce1" office:value-type="float" office:value="4321832"/>
          <table:table-cell table:style-name="ce1" office:value-type="string">
            <text:p>Três Forquilhas (RS)</text:p>
          </table:table-cell>
          <table:table-cell table:style-name="ce1" office:value-type="float" office:value="2669"/>
        </table:table-row>
        <table:table-row table:style-name="ro1">
          <table:table-cell table:style-name="ce1" office:value-type="float" office:value="4321857"/>
          <table:table-cell table:style-name="ce1" office:value-type="string">
            <text:p>Três Palmeiras (RS)</text:p>
          </table:table-cell>
          <table:table-cell table:style-name="ce1" office:value-type="float" office:value="4251"/>
        </table:table-row>
        <table:table-row table:style-name="ro1">
          <table:table-cell table:style-name="ce1" office:value-type="float" office:value="4321907"/>
          <table:table-cell table:style-name="ce1" office:value-type="string">
            <text:p>Três Passos (RS)</text:p>
          </table:table-cell>
          <table:table-cell table:style-name="ce1" office:value-type="float" office:value="23852"/>
        </table:table-row>
        <table:table-row table:style-name="ro1">
          <table:table-cell table:style-name="ce1" office:value-type="float" office:value="4321956"/>
          <table:table-cell table:style-name="ce1" office:value-type="string">
            <text:p>Trindade do Sul (RS)</text:p>
          </table:table-cell>
          <table:table-cell table:style-name="ce1" office:value-type="float" office:value="5791"/>
        </table:table-row>
        <table:table-row table:style-name="ro1">
          <table:table-cell table:style-name="ce1" office:value-type="float" office:value="4322004"/>
          <table:table-cell table:style-name="ce1" office:value-type="string">
            <text:p>Triunfo (RS)</text:p>
          </table:table-cell>
          <table:table-cell table:style-name="ce1" office:value-type="float" office:value="29856"/>
        </table:table-row>
        <table:table-row table:style-name="ro1">
          <table:table-cell table:style-name="ce1" office:value-type="float" office:value="4322103"/>
          <table:table-cell table:style-name="ce1" office:value-type="string">
            <text:p>Tucunduva (RS)</text:p>
          </table:table-cell>
          <table:table-cell table:style-name="ce1" office:value-type="float" office:value="5644"/>
        </table:table-row>
        <table:table-row table:style-name="ro1">
          <table:table-cell table:style-name="ce1" office:value-type="float" office:value="4322152"/>
          <table:table-cell table:style-name="ce1" office:value-type="string">
            <text:p>Tunas (RS)</text:p>
          </table:table-cell>
          <table:table-cell table:style-name="ce1" office:value-type="float" office:value="4577"/>
        </table:table-row>
        <table:table-row table:style-name="ro1">
          <table:table-cell table:style-name="ce1" office:value-type="float" office:value="4322186"/>
          <table:table-cell table:style-name="ce1" office:value-type="string">
            <text:p>Tupanci do Sul (RS)</text:p>
          </table:table-cell>
          <table:table-cell table:style-name="ce1" office:value-type="float" office:value="1459"/>
        </table:table-row>
        <table:table-row table:style-name="ro1">
          <table:table-cell table:style-name="ce1" office:value-type="float" office:value="4322202"/>
          <table:table-cell table:style-name="ce1" office:value-type="string">
            <text:p>Tupanciretã (RS)</text:p>
          </table:table-cell>
          <table:table-cell table:style-name="ce1" office:value-type="float" office:value="24068"/>
        </table:table-row>
        <table:table-row table:style-name="ro1">
          <table:table-cell table:style-name="ce1" office:value-type="float" office:value="4322251"/>
          <table:table-cell table:style-name="ce1" office:value-type="string">
            <text:p>Tupandi (RS)</text:p>
          </table:table-cell>
          <table:table-cell table:style-name="ce1" office:value-type="float" office:value="4939"/>
        </table:table-row>
        <table:table-row table:style-name="ro1">
          <table:table-cell table:style-name="ce1" office:value-type="float" office:value="4322301"/>
          <table:table-cell table:style-name="ce1" office:value-type="string">
            <text:p>Tuparendi (RS)</text:p>
          </table:table-cell>
          <table:table-cell table:style-name="ce1" office:value-type="float" office:value="7810"/>
        </table:table-row>
        <table:table-row table:style-name="ro1">
          <table:table-cell table:style-name="ce1" office:value-type="float" office:value="4322327"/>
          <table:table-cell table:style-name="ce1" office:value-type="string">
            <text:p>Turuçu (RS)</text:p>
          </table:table-cell>
          <table:table-cell table:style-name="ce1" office:value-type="float" office:value="3423"/>
        </table:table-row>
        <table:table-row table:style-name="ro1">
          <table:table-cell table:style-name="ce1" office:value-type="float" office:value="4322343"/>
          <table:table-cell table:style-name="ce1" office:value-type="string">
            <text:p>Ubiretama (RS)</text:p>
          </table:table-cell>
          <table:table-cell table:style-name="ce1" office:value-type="float" office:value="1983"/>
        </table:table-row>
        <table:table-row table:style-name="ro1">
          <table:table-cell table:style-name="ce1" office:value-type="float" office:value="4322350"/>
          <table:table-cell table:style-name="ce1" office:value-type="string">
            <text:p>União da Serra (RS)</text:p>
          </table:table-cell>
          <table:table-cell table:style-name="ce1" office:value-type="float" office:value="1118"/>
        </table:table-row>
        <table:table-row table:style-name="ro1">
          <table:table-cell table:style-name="ce1" office:value-type="float" office:value="4322376"/>
          <table:table-cell table:style-name="ce1" office:value-type="string">
            <text:p>Unistalda (RS)</text:p>
          </table:table-cell>
          <table:table-cell table:style-name="ce1" office:value-type="float" office:value="2321"/>
        </table:table-row>
        <table:table-row table:style-name="ro1">
          <table:table-cell table:style-name="ce1" office:value-type="float" office:value="4322400"/>
          <table:table-cell table:style-name="ce1" office:value-type="string">
            <text:p>Uruguaiana (RS)</text:p>
          </table:table-cell>
          <table:table-cell table:style-name="ce1" office:value-type="float" office:value="126866"/>
        </table:table-row>
        <table:table-row table:style-name="ro1">
          <table:table-cell table:style-name="ce1" office:value-type="float" office:value="4322509"/>
          <table:table-cell table:style-name="ce1" office:value-type="string">
            <text:p>Vacaria (RS)</text:p>
          </table:table-cell>
          <table:table-cell table:style-name="ce1" office:value-type="float" office:value="66575"/>
        </table:table-row>
        <table:table-row table:style-name="ro1">
          <table:table-cell table:style-name="ce1" office:value-type="float" office:value="4322525"/>
          <table:table-cell table:style-name="ce1" office:value-type="string">
            <text:p>Vale Verde (RS)</text:p>
          </table:table-cell>
          <table:table-cell table:style-name="ce1" office:value-type="float" office:value="3515"/>
        </table:table-row>
        <table:table-row table:style-name="ro1">
          <table:table-cell table:style-name="ce1" office:value-type="float" office:value="4322533"/>
          <table:table-cell table:style-name="ce1" office:value-type="string">
            <text:p>Vale do Sol (RS)</text:p>
          </table:table-cell>
          <table:table-cell table:style-name="ce1" office:value-type="float" office:value="11828"/>
        </table:table-row>
        <table:table-row table:style-name="ro1">
          <table:table-cell table:style-name="ce1" office:value-type="float" office:value="4322541"/>
          <table:table-cell table:style-name="ce1" office:value-type="string">
            <text:p>Vale Real (RS)</text:p>
          </table:table-cell>
          <table:table-cell table:style-name="ce1" office:value-type="float" office:value="5981"/>
        </table:table-row>
        <table:table-row table:style-name="ro1">
          <table:table-cell table:style-name="ce1" office:value-type="float" office:value="4322558"/>
          <table:table-cell table:style-name="ce1" office:value-type="string">
            <text:p>Vanini (RS)</text:p>
          </table:table-cell>
          <table:table-cell table:style-name="ce1" office:value-type="float" office:value="2122"/>
        </table:table-row>
        <table:table-row table:style-name="ro1">
          <table:table-cell table:style-name="ce1" office:value-type="float" office:value="4322608"/>
          <table:table-cell table:style-name="ce1" office:value-type="string">
            <text:p>Venâncio Aires (RS)</text:p>
          </table:table-cell>
          <table:table-cell table:style-name="ce1" office:value-type="float" office:value="71973"/>
        </table:table-row>
        <table:table-row table:style-name="ro1">
          <table:table-cell table:style-name="ce1" office:value-type="float" office:value="4322707"/>
          <table:table-cell table:style-name="ce1" office:value-type="string">
            <text:p>Vera Cruz (RS)</text:p>
          </table:table-cell>
          <table:table-cell table:style-name="ce1" office:value-type="float" office:value="27099"/>
        </table:table-row>
        <table:table-row table:style-name="ro1">
          <table:table-cell table:style-name="ce1" office:value-type="float" office:value="4322806"/>
          <table:table-cell table:style-name="ce1" office:value-type="string">
            <text:p>Veranópolis (RS)</text:p>
          </table:table-cell>
          <table:table-cell table:style-name="ce1" office:value-type="float" office:value="26533"/>
        </table:table-row>
        <table:table-row table:style-name="ro1">
          <table:table-cell table:style-name="ce1" office:value-type="float" office:value="4322855"/>
          <table:table-cell table:style-name="ce1" office:value-type="string">
            <text:p>Vespasiano Corrêa (RS)</text:p>
          </table:table-cell>
          <table:table-cell table:style-name="ce1" office:value-type="float" office:value="1795"/>
        </table:table-row>
        <table:table-row table:style-name="ro1">
          <table:table-cell table:style-name="ce1" office:value-type="float" office:value="4322905"/>
          <table:table-cell table:style-name="ce1" office:value-type="string">
            <text:p>Viadutos (RS)</text:p>
          </table:table-cell>
          <table:table-cell table:style-name="ce1" office:value-type="float" office:value="4690"/>
        </table:table-row>
        <table:table-row table:style-name="ro1">
          <table:table-cell table:style-name="ce1" office:value-type="float" office:value="4323002"/>
          <table:table-cell table:style-name="ce1" office:value-type="string">
            <text:p>Viamão (RS)</text:p>
          </table:table-cell>
          <table:table-cell table:style-name="ce1" office:value-type="float" office:value="256302"/>
        </table:table-row>
        <table:table-row table:style-name="ro1">
          <table:table-cell table:style-name="ce1" office:value-type="float" office:value="4323101"/>
          <table:table-cell table:style-name="ce1" office:value-type="string">
            <text:p>Vicente Dutra (RS)</text:p>
          </table:table-cell>
          <table:table-cell table:style-name="ce1" office:value-type="float" office:value="4599"/>
        </table:table-row>
        <table:table-row table:style-name="ro1">
          <table:table-cell table:style-name="ce1" office:value-type="float" office:value="4323200"/>
          <table:table-cell table:style-name="ce1" office:value-type="string">
            <text:p>Victor Graeff (RS)</text:p>
          </table:table-cell>
          <table:table-cell table:style-name="ce1" office:value-type="float" office:value="2860"/>
        </table:table-row>
        <table:table-row table:style-name="ro1">
          <table:table-cell table:style-name="ce1" office:value-type="float" office:value="4323309"/>
          <table:table-cell table:style-name="ce1" office:value-type="string">
            <text:p>Vila Flores (RS)</text:p>
          </table:table-cell>
          <table:table-cell table:style-name="ce1" office:value-type="float" office:value="3396"/>
        </table:table-row>
        <table:table-row table:style-name="ro1">
          <table:table-cell table:style-name="ce1" office:value-type="float" office:value="4323358"/>
          <table:table-cell table:style-name="ce1" office:value-type="string">
            <text:p>Vila Lângaro (RS)</text:p>
          </table:table-cell>
          <table:table-cell table:style-name="ce1" office:value-type="float" office:value="2080"/>
        </table:table-row>
        <table:table-row table:style-name="ro1">
          <table:table-cell table:style-name="ce1" office:value-type="float" office:value="4323408"/>
          <table:table-cell table:style-name="ce1" office:value-type="string">
            <text:p>Vila Maria (RS)</text:p>
          </table:table-cell>
          <table:table-cell table:style-name="ce1" office:value-type="float" office:value="4363"/>
        </table:table-row>
        <table:table-row table:style-name="ro1">
          <table:table-cell table:style-name="ce1" office:value-type="float" office:value="4323457"/>
          <table:table-cell table:style-name="ce1" office:value-type="string">
            <text:p>Vila Nova do Sul (RS)</text:p>
          </table:table-cell>
          <table:table-cell table:style-name="ce1" office:value-type="float" office:value="4277"/>
        </table:table-row>
        <table:table-row table:style-name="ro1">
          <table:table-cell table:style-name="ce1" office:value-type="float" office:value="4323507"/>
          <table:table-cell table:style-name="ce1" office:value-type="string">
            <text:p>Vista Alegre (RS)</text:p>
          </table:table-cell>
          <table:table-cell table:style-name="ce1" office:value-type="float" office:value="2739"/>
        </table:table-row>
        <table:table-row table:style-name="ro1">
          <table:table-cell table:style-name="ce1" office:value-type="float" office:value="4323606"/>
          <table:table-cell table:style-name="ce1" office:value-type="string">
            <text:p>Vista Alegre do Prata (RS)</text:p>
          </table:table-cell>
          <table:table-cell table:style-name="ce1" office:value-type="float" office:value="1557"/>
        </table:table-row>
        <table:table-row table:style-name="ro1">
          <table:table-cell table:style-name="ce1" office:value-type="float" office:value="4323705"/>
          <table:table-cell table:style-name="ce1" office:value-type="string">
            <text:p>Vista Gaúcha (RS)</text:p>
          </table:table-cell>
          <table:table-cell table:style-name="ce1" office:value-type="float" office:value="2855"/>
        </table:table-row>
        <table:table-row table:style-name="ro1">
          <table:table-cell table:style-name="ce1" office:value-type="float" office:value="4323754"/>
          <table:table-cell table:style-name="ce1" office:value-type="string">
            <text:p>Vitória das Missões (RS)</text:p>
          </table:table-cell>
          <table:table-cell table:style-name="ce1" office:value-type="float" office:value="3092"/>
        </table:table-row>
        <table:table-row table:style-name="ro1">
          <table:table-cell table:style-name="ce1" office:value-type="float" office:value="4323770"/>
          <table:table-cell table:style-name="ce1" office:value-type="string">
            <text:p>Westfália (RS)</text:p>
          </table:table-cell>
          <table:table-cell table:style-name="ce1" office:value-type="float" office:value="3031"/>
        </table:table-row>
        <table:table-row table:style-name="ro1">
          <table:table-cell table:style-name="ce1" office:value-type="float" office:value="4323804"/>
          <table:table-cell table:style-name="ce1" office:value-type="string">
            <text:p>Xangri-lá (RS)</text:p>
          </table:table-cell>
          <table:table-cell table:style-name="ce1" office:value-type="float" office:value="16775"/>
        </table:table-row>
        <table:table-row table:style-name="ro1">
          <table:table-cell table:style-name="ce1" office:value-type="float" office:value="5000203"/>
          <table:table-cell table:style-name="ce1" office:value-type="string">
            <text:p>Água Clara (MS)</text:p>
          </table:table-cell>
          <table:table-cell table:style-name="ce1" office:value-type="float" office:value="15776"/>
        </table:table-row>
        <table:table-row table:style-name="ro1">
          <table:table-cell table:style-name="ce1" office:value-type="float" office:value="5000252"/>
          <table:table-cell table:style-name="ce1" office:value-type="string">
            <text:p>Alcinópolis (MS)</text:p>
          </table:table-cell>
          <table:table-cell table:style-name="ce1" office:value-type="float" office:value="5417"/>
        </table:table-row>
        <table:table-row table:style-name="ro1">
          <table:table-cell table:style-name="ce1" office:value-type="float" office:value="5000609"/>
          <table:table-cell table:style-name="ce1" office:value-type="string">
            <text:p>Amambai (MS)</text:p>
          </table:table-cell>
          <table:table-cell table:style-name="ce1" office:value-type="float" office:value="39826"/>
        </table:table-row>
        <table:table-row table:style-name="ro1">
          <table:table-cell table:style-name="ce1" office:value-type="float" office:value="5000708"/>
          <table:table-cell table:style-name="ce1" office:value-type="string">
            <text:p>Anastácio (MS)</text:p>
          </table:table-cell>
          <table:table-cell table:style-name="ce1" office:value-type="float" office:value="25237"/>
        </table:table-row>
        <table:table-row table:style-name="ro1">
          <table:table-cell table:style-name="ce1" office:value-type="float" office:value="5000807"/>
          <table:table-cell table:style-name="ce1" office:value-type="string">
            <text:p>Anaurilândia (MS)</text:p>
          </table:table-cell>
          <table:table-cell table:style-name="ce1" office:value-type="float" office:value="9076"/>
        </table:table-row>
        <table:table-row table:style-name="ro1">
          <table:table-cell table:style-name="ce1" office:value-type="float" office:value="5000856"/>
          <table:table-cell table:style-name="ce1" office:value-type="string">
            <text:p>Angélica (MS)</text:p>
          </table:table-cell>
          <table:table-cell table:style-name="ce1" office:value-type="float" office:value="10932"/>
        </table:table-row>
        <table:table-row table:style-name="ro1">
          <table:table-cell table:style-name="ce1" office:value-type="float" office:value="5000906"/>
          <table:table-cell table:style-name="ce1" office:value-type="string">
            <text:p>Antônio João (MS)</text:p>
          </table:table-cell>
          <table:table-cell table:style-name="ce1" office:value-type="float" office:value="9020"/>
        </table:table-row>
        <table:table-row table:style-name="ro1">
          <table:table-cell table:style-name="ce1" office:value-type="float" office:value="5001003"/>
          <table:table-cell table:style-name="ce1" office:value-type="string">
            <text:p>Aparecida do Taboado (MS)</text:p>
          </table:table-cell>
          <table:table-cell table:style-name="ce1" office:value-type="float" office:value="26069"/>
        </table:table-row>
        <table:table-row table:style-name="ro1">
          <table:table-cell table:style-name="ce1" office:value-type="float" office:value="5001102"/>
          <table:table-cell table:style-name="ce1" office:value-type="string">
            <text:p>Aquidauana (MS)</text:p>
          </table:table-cell>
          <table:table-cell table:style-name="ce1" office:value-type="float" office:value="48029"/>
        </table:table-row>
        <table:table-row table:style-name="ro1">
          <table:table-cell table:style-name="ce1" office:value-type="float" office:value="5001243"/>
          <table:table-cell table:style-name="ce1" office:value-type="string">
            <text:p>Aral Moreira (MS)</text:p>
          </table:table-cell>
          <table:table-cell table:style-name="ce1" office:value-type="float" office:value="12332"/>
        </table:table-row>
        <table:table-row table:style-name="ro1">
          <table:table-cell table:style-name="ce1" office:value-type="float" office:value="5001508"/>
          <table:table-cell table:style-name="ce1" office:value-type="string">
            <text:p>Bandeirantes (MS)</text:p>
          </table:table-cell>
          <table:table-cell table:style-name="ce1" office:value-type="float" office:value="7266"/>
        </table:table-row>
        <table:table-row table:style-name="ro1">
          <table:table-cell table:style-name="ce1" office:value-type="float" office:value="5001904"/>
          <table:table-cell table:style-name="ce1" office:value-type="string">
            <text:p>Bataguassu (MS)</text:p>
          </table:table-cell>
          <table:table-cell table:style-name="ce1" office:value-type="float" office:value="23325"/>
        </table:table-row>
        <table:table-row table:style-name="ro1">
          <table:table-cell table:style-name="ce1" office:value-type="float" office:value="5002001"/>
          <table:table-cell table:style-name="ce1" office:value-type="string">
            <text:p>Batayporã (MS)</text:p>
          </table:table-cell>
          <table:table-cell table:style-name="ce1" office:value-type="float" office:value="11349"/>
        </table:table-row>
        <table:table-row table:style-name="ro1">
          <table:table-cell table:style-name="ce1" office:value-type="float" office:value="5002100"/>
          <table:table-cell table:style-name="ce1" office:value-type="string">
            <text:p>Bela Vista (MS)</text:p>
          </table:table-cell>
          <table:table-cell table:style-name="ce1" office:value-type="float" office:value="24735"/>
        </table:table-row>
        <table:table-row table:style-name="ro1">
          <table:table-cell table:style-name="ce1" office:value-type="float" office:value="5002159"/>
          <table:table-cell table:style-name="ce1" office:value-type="string">
            <text:p>Bodoquena (MS)</text:p>
          </table:table-cell>
          <table:table-cell table:style-name="ce1" office:value-type="float" office:value="7838"/>
        </table:table-row>
        <table:table-row table:style-name="ro1">
          <table:table-cell table:style-name="ce1" office:value-type="float" office:value="5002209"/>
          <table:table-cell table:style-name="ce1" office:value-type="string">
            <text:p>Bonito (MS)</text:p>
          </table:table-cell>
          <table:table-cell table:style-name="ce1" office:value-type="float" office:value="22190"/>
        </table:table-row>
        <table:table-row table:style-name="ro1">
          <table:table-cell table:style-name="ce1" office:value-type="float" office:value="5002308"/>
          <table:table-cell table:style-name="ce1" office:value-type="string">
            <text:p>Brasilândia (MS)</text:p>
          </table:table-cell>
          <table:table-cell table:style-name="ce1" office:value-type="float" office:value="11853"/>
        </table:table-row>
        <table:table-row table:style-name="ro1">
          <table:table-cell table:style-name="ce1" office:value-type="float" office:value="5002407"/>
          <table:table-cell table:style-name="ce1" office:value-type="string">
            <text:p>Caarapó (MS)</text:p>
          </table:table-cell>
          <table:table-cell table:style-name="ce1" office:value-type="float" office:value="30593"/>
        </table:table-row>
        <table:table-row table:style-name="ro1">
          <table:table-cell table:style-name="ce1" office:value-type="float" office:value="5002605"/>
          <table:table-cell table:style-name="ce1" office:value-type="string">
            <text:p>Camapuã (MS)</text:p>
          </table:table-cell>
          <table:table-cell table:style-name="ce1" office:value-type="float" office:value="13693"/>
        </table:table-row>
        <table:table-row table:style-name="ro1">
          <table:table-cell table:style-name="ce1" office:value-type="float" office:value="5002704"/>
          <table:table-cell table:style-name="ce1" office:value-type="string">
            <text:p>Campo Grande (MS)</text:p>
          </table:table-cell>
          <table:table-cell table:style-name="ce1" office:value-type="float" office:value="906092"/>
        </table:table-row>
        <table:table-row table:style-name="ro1">
          <table:table-cell table:style-name="ce1" office:value-type="float" office:value="5002803"/>
          <table:table-cell table:style-name="ce1" office:value-type="string">
            <text:p>Caracol (MS)</text:p>
          </table:table-cell>
          <table:table-cell table:style-name="ce1" office:value-type="float" office:value="6182"/>
        </table:table-row>
        <table:table-row table:style-name="ro1">
          <table:table-cell table:style-name="ce1" office:value-type="float" office:value="5002902"/>
          <table:table-cell table:style-name="ce1" office:value-type="string">
            <text:p>Cassilândia (MS)</text:p>
          </table:table-cell>
          <table:table-cell table:style-name="ce1" office:value-type="float" office:value="22002"/>
        </table:table-row>
        <table:table-row table:style-name="ro1">
          <table:table-cell table:style-name="ce1" office:value-type="float" office:value="5002951"/>
          <table:table-cell table:style-name="ce1" office:value-type="string">
            <text:p>Chapadão do Sul (MS)</text:p>
          </table:table-cell>
          <table:table-cell table:style-name="ce1" office:value-type="float" office:value="25865"/>
        </table:table-row>
        <table:table-row table:style-name="ro1">
          <table:table-cell table:style-name="ce1" office:value-type="float" office:value="5003108"/>
          <table:table-cell table:style-name="ce1" office:value-type="string">
            <text:p>Corguinho (MS)</text:p>
          </table:table-cell>
          <table:table-cell table:style-name="ce1" office:value-type="float" office:value="6054"/>
        </table:table-row>
        <table:table-row table:style-name="ro1">
          <table:table-cell table:style-name="ce1" office:value-type="float" office:value="5003157"/>
          <table:table-cell table:style-name="ce1" office:value-type="string">
            <text:p>Coronel Sapucaia (MS)</text:p>
          </table:table-cell>
          <table:table-cell table:style-name="ce1" office:value-type="float" office:value="15352"/>
        </table:table-row>
        <table:table-row table:style-name="ro1">
          <table:table-cell table:style-name="ce1" office:value-type="float" office:value="5003207"/>
          <table:table-cell table:style-name="ce1" office:value-type="string">
            <text:p>Corumbá (MS)</text:p>
          </table:table-cell>
          <table:table-cell table:style-name="ce1" office:value-type="float" office:value="112058"/>
        </table:table-row>
        <table:table-row table:style-name="ro1">
          <table:table-cell table:style-name="ce1" office:value-type="float" office:value="5003256"/>
          <table:table-cell table:style-name="ce1" office:value-type="string">
            <text:p>Costa Rica (MS)</text:p>
          </table:table-cell>
          <table:table-cell table:style-name="ce1" office:value-type="float" office:value="21142"/>
        </table:table-row>
        <table:table-row table:style-name="ro1">
          <table:table-cell table:style-name="ce1" office:value-type="float" office:value="5003306"/>
          <table:table-cell table:style-name="ce1" office:value-type="string">
            <text:p>Coxim (MS)</text:p>
          </table:table-cell>
          <table:table-cell table:style-name="ce1" office:value-type="float" office:value="33459"/>
        </table:table-row>
        <table:table-row table:style-name="ro1">
          <table:table-cell table:style-name="ce1" office:value-type="float" office:value="5003454"/>
          <table:table-cell table:style-name="ce1" office:value-type="string">
            <text:p>Deodápolis (MS)</text:p>
          </table:table-cell>
          <table:table-cell table:style-name="ce1" office:value-type="float" office:value="12984"/>
        </table:table-row>
        <table:table-row table:style-name="ro1">
          <table:table-cell table:style-name="ce1" office:value-type="float" office:value="5003488"/>
          <table:table-cell table:style-name="ce1" office:value-type="string">
            <text:p>Dois Irmãos do Buriti (MS)</text:p>
          </table:table-cell>
          <table:table-cell table:style-name="ce1" office:value-type="float" office:value="11467"/>
        </table:table-row>
        <table:table-row table:style-name="ro1">
          <table:table-cell table:style-name="ce1" office:value-type="float" office:value="5003504"/>
          <table:table-cell table:style-name="ce1" office:value-type="string">
            <text:p>Douradina (MS)</text:p>
          </table:table-cell>
          <table:table-cell table:style-name="ce1" office:value-type="float" office:value="5975"/>
        </table:table-row>
        <table:table-row table:style-name="ro1">
          <table:table-cell table:style-name="ce1" office:value-type="float" office:value="5003702"/>
          <table:table-cell table:style-name="ce1" office:value-type="string">
            <text:p>Dourados (MS)</text:p>
          </table:table-cell>
          <table:table-cell table:style-name="ce1" office:value-type="float" office:value="225495"/>
        </table:table-row>
        <table:table-row table:style-name="ro1">
          <table:table-cell table:style-name="ce1" office:value-type="float" office:value="5003751"/>
          <table:table-cell table:style-name="ce1" office:value-type="string">
            <text:p>Eldorado (MS)</text:p>
          </table:table-cell>
          <table:table-cell table:style-name="ce1" office:value-type="float" office:value="12400"/>
        </table:table-row>
        <table:table-row table:style-name="ro1">
          <table:table-cell table:style-name="ce1" office:value-type="float" office:value="5003801"/>
          <table:table-cell table:style-name="ce1" office:value-type="string">
            <text:p>Fátima do Sul (MS)</text:p>
          </table:table-cell>
          <table:table-cell table:style-name="ce1" office:value-type="float" office:value="19170"/>
        </table:table-row>
        <table:table-row table:style-name="ro1">
          <table:table-cell table:style-name="ce1" office:value-type="float" office:value="5003900"/>
          <table:table-cell table:style-name="ce1" office:value-type="string">
            <text:p>Figueirão (MS)</text:p>
          </table:table-cell>
          <table:table-cell table:style-name="ce1" office:value-type="float" office:value="3059"/>
        </table:table-row>
        <table:table-row table:style-name="ro1">
          <table:table-cell table:style-name="ce1" office:value-type="float" office:value="5004007"/>
          <table:table-cell table:style-name="ce1" office:value-type="string">
            <text:p>Glória de Dourados (MS)</text:p>
          </table:table-cell>
          <table:table-cell table:style-name="ce1" office:value-type="float" office:value="9950"/>
        </table:table-row>
        <table:table-row table:style-name="ro1">
          <table:table-cell table:style-name="ce1" office:value-type="float" office:value="5004106"/>
          <table:table-cell table:style-name="ce1" office:value-type="string">
            <text:p>Guia Lopes da Laguna (MS)</text:p>
          </table:table-cell>
          <table:table-cell table:style-name="ce1" office:value-type="float" office:value="9824"/>
        </table:table-row>
        <table:table-row table:style-name="ro1">
          <table:table-cell table:style-name="ce1" office:value-type="float" office:value="5004304"/>
          <table:table-cell table:style-name="ce1" office:value-type="string">
            <text:p>Iguatemi (MS)</text:p>
          </table:table-cell>
          <table:table-cell table:style-name="ce1" office:value-type="float" office:value="16176"/>
        </table:table-row>
        <table:table-row table:style-name="ro1">
          <table:table-cell table:style-name="ce1" office:value-type="float" office:value="5004403"/>
          <table:table-cell table:style-name="ce1" office:value-type="string">
            <text:p>Inocência (MS)</text:p>
          </table:table-cell>
          <table:table-cell table:style-name="ce1" office:value-type="float" office:value="7588"/>
        </table:table-row>
        <table:table-row table:style-name="ro1">
          <table:table-cell table:style-name="ce1" office:value-type="float" office:value="5004502"/>
          <table:table-cell table:style-name="ce1" office:value-type="string">
            <text:p>Itaporã (MS)</text:p>
          </table:table-cell>
          <table:table-cell table:style-name="ce1" office:value-type="float" office:value="25162"/>
        </table:table-row>
        <table:table-row table:style-name="ro1">
          <table:table-cell table:style-name="ce1" office:value-type="float" office:value="5004601"/>
          <table:table-cell table:style-name="ce1" office:value-type="string">
            <text:p>Itaquiraí (MS)</text:p>
          </table:table-cell>
          <table:table-cell table:style-name="ce1" office:value-type="float" office:value="21376"/>
        </table:table-row>
        <table:table-row table:style-name="ro1">
          <table:table-cell table:style-name="ce1" office:value-type="float" office:value="5004700"/>
          <table:table-cell table:style-name="ce1" office:value-type="string">
            <text:p>Ivinhema (MS)</text:p>
          </table:table-cell>
          <table:table-cell table:style-name="ce1" office:value-type="float" office:value="23232"/>
        </table:table-row>
        <table:table-row table:style-name="ro1">
          <table:table-cell table:style-name="ce1" office:value-type="float" office:value="5004809"/>
          <table:table-cell table:style-name="ce1" office:value-type="string">
            <text:p>Japorã (MS)</text:p>
          </table:table-cell>
          <table:table-cell table:style-name="ce1" office:value-type="float" office:value="9243"/>
        </table:table-row>
        <table:table-row table:style-name="ro1">
          <table:table-cell table:style-name="ce1" office:value-type="float" office:value="5004908"/>
          <table:table-cell table:style-name="ce1" office:value-type="string">
            <text:p>Jaraguari (MS)</text:p>
          </table:table-cell>
          <table:table-cell table:style-name="ce1" office:value-type="float" office:value="7265"/>
        </table:table-row>
        <table:table-row table:style-name="ro1">
          <table:table-cell table:style-name="ce1" office:value-type="float" office:value="5005004"/>
          <table:table-cell table:style-name="ce1" office:value-type="string">
            <text:p>Jardim (MS)</text:p>
          </table:table-cell>
          <table:table-cell table:style-name="ce1" office:value-type="float" office:value="26238"/>
        </table:table-row>
        <table:table-row table:style-name="ro1">
          <table:table-cell table:style-name="ce1" office:value-type="float" office:value="5005103"/>
          <table:table-cell table:style-name="ce1" office:value-type="string">
            <text:p>Jateí (MS)</text:p>
          </table:table-cell>
          <table:table-cell table:style-name="ce1" office:value-type="float" office:value="4021"/>
        </table:table-row>
        <table:table-row table:style-name="ro1">
          <table:table-cell table:style-name="ce1" office:value-type="float" office:value="5005152"/>
          <table:table-cell table:style-name="ce1" office:value-type="string">
            <text:p>Juti (MS)</text:p>
          </table:table-cell>
          <table:table-cell table:style-name="ce1" office:value-type="float" office:value="6787"/>
        </table:table-row>
        <table:table-row table:style-name="ro1">
          <table:table-cell table:style-name="ce1" office:value-type="float" office:value="5005202"/>
          <table:table-cell table:style-name="ce1" office:value-type="string">
            <text:p>Ladário (MS)</text:p>
          </table:table-cell>
          <table:table-cell table:style-name="ce1" office:value-type="float" office:value="23689"/>
        </table:table-row>
        <table:table-row table:style-name="ro1">
          <table:table-cell table:style-name="ce1" office:value-type="float" office:value="5005251"/>
          <table:table-cell table:style-name="ce1" office:value-type="string">
            <text:p>Laguna Carapã (MS)</text:p>
          </table:table-cell>
          <table:table-cell table:style-name="ce1" office:value-type="float" office:value="7419"/>
        </table:table-row>
        <table:table-row table:style-name="ro1">
          <table:table-cell table:style-name="ce1" office:value-type="float" office:value="5005400"/>
          <table:table-cell table:style-name="ce1" office:value-type="string">
            <text:p>Maracaju (MS)</text:p>
          </table:table-cell>
          <table:table-cell table:style-name="ce1" office:value-type="float" office:value="48022"/>
        </table:table-row>
        <table:table-row table:style-name="ro1">
          <table:table-cell table:style-name="ce1" office:value-type="float" office:value="5005608"/>
          <table:table-cell table:style-name="ce1" office:value-type="string">
            <text:p>Miranda (MS)</text:p>
          </table:table-cell>
          <table:table-cell table:style-name="ce1" office:value-type="float" office:value="28220"/>
        </table:table-row>
        <table:table-row table:style-name="ro1">
          <table:table-cell table:style-name="ce1" office:value-type="float" office:value="5005681"/>
          <table:table-cell table:style-name="ce1" office:value-type="string">
            <text:p>Mundo Novo (MS)</text:p>
          </table:table-cell>
          <table:table-cell table:style-name="ce1" office:value-type="float" office:value="18473"/>
        </table:table-row>
        <table:table-row table:style-name="ro1">
          <table:table-cell table:style-name="ce1" office:value-type="float" office:value="5005707"/>
          <table:table-cell table:style-name="ce1" office:value-type="string">
            <text:p>Naviraí (MS)</text:p>
          </table:table-cell>
          <table:table-cell table:style-name="ce1" office:value-type="float" office:value="55689"/>
        </table:table-row>
        <table:table-row table:style-name="ro1">
          <table:table-cell table:style-name="ce1" office:value-type="float" office:value="5005806"/>
          <table:table-cell table:style-name="ce1" office:value-type="string">
            <text:p>Nioaque (MS)</text:p>
          </table:table-cell>
          <table:table-cell table:style-name="ce1" office:value-type="float" office:value="13862"/>
        </table:table-row>
        <table:table-row table:style-name="ro1">
          <table:table-cell table:style-name="ce1" office:value-type="float" office:value="5006002"/>
          <table:table-cell table:style-name="ce1" office:value-type="string">
            <text:p>Nova Alvorada do Sul (MS)</text:p>
          </table:table-cell>
          <table:table-cell table:style-name="ce1" office:value-type="float" office:value="22430"/>
        </table:table-row>
        <table:table-row table:style-name="ro1">
          <table:table-cell table:style-name="ce1" office:value-type="float" office:value="5006200"/>
          <table:table-cell table:style-name="ce1" office:value-type="string">
            <text:p>Nova Andradina (MS)</text:p>
          </table:table-cell>
          <table:table-cell table:style-name="ce1" office:value-type="float" office:value="55224"/>
        </table:table-row>
        <table:table-row table:style-name="ro1">
          <table:table-cell table:style-name="ce1" office:value-type="float" office:value="5006259"/>
          <table:table-cell table:style-name="ce1" office:value-type="string">
            <text:p>Novo Horizonte do Sul (MS)</text:p>
          </table:table-cell>
          <table:table-cell table:style-name="ce1" office:value-type="float" office:value="3684"/>
        </table:table-row>
        <table:table-row table:style-name="ro1">
          <table:table-cell table:style-name="ce1" office:value-type="float" office:value="5006275"/>
          <table:table-cell table:style-name="ce1" office:value-type="string">
            <text:p>Paraíso das Águas (MS)</text:p>
          </table:table-cell>
          <table:table-cell table:style-name="ce1" office:value-type="float" office:value="5654"/>
        </table:table-row>
        <table:table-row table:style-name="ro1">
          <table:table-cell table:style-name="ce1" office:value-type="float" office:value="5006309"/>
          <table:table-cell table:style-name="ce1" office:value-type="string">
            <text:p>Paranaíba (MS)</text:p>
          </table:table-cell>
          <table:table-cell table:style-name="ce1" office:value-type="float" office:value="42276"/>
        </table:table-row>
        <table:table-row table:style-name="ro1">
          <table:table-cell table:style-name="ce1" office:value-type="float" office:value="5006358"/>
          <table:table-cell table:style-name="ce1" office:value-type="string">
            <text:p>Paranhos (MS)</text:p>
          </table:table-cell>
          <table:table-cell table:style-name="ce1" office:value-type="float" office:value="14404"/>
        </table:table-row>
        <table:table-row table:style-name="ro1">
          <table:table-cell table:style-name="ce1" office:value-type="float" office:value="5006408"/>
          <table:table-cell table:style-name="ce1" office:value-type="string">
            <text:p>Pedro Gomes (MS)</text:p>
          </table:table-cell>
          <table:table-cell table:style-name="ce1" office:value-type="float" office:value="7621"/>
        </table:table-row>
        <table:table-row table:style-name="ro1">
          <table:table-cell table:style-name="ce1" office:value-type="float" office:value="5006606"/>
          <table:table-cell table:style-name="ce1" office:value-type="string">
            <text:p>Ponta Porã (MS)</text:p>
          </table:table-cell>
          <table:table-cell table:style-name="ce1" office:value-type="float" office:value="93937"/>
        </table:table-row>
        <table:table-row table:style-name="ro1">
          <table:table-cell table:style-name="ce1" office:value-type="float" office:value="5006903"/>
          <table:table-cell table:style-name="ce1" office:value-type="string">
            <text:p>Porto Murtinho (MS)</text:p>
          </table:table-cell>
          <table:table-cell table:style-name="ce1" office:value-type="float" office:value="17298"/>
        </table:table-row>
        <table:table-row table:style-name="ro1">
          <table:table-cell table:style-name="ce1" office:value-type="float" office:value="5007109"/>
          <table:table-cell table:style-name="ce1" office:value-type="string">
            <text:p>Ribas do Rio Pardo (MS)</text:p>
          </table:table-cell>
          <table:table-cell table:style-name="ce1" office:value-type="float" office:value="24966"/>
        </table:table-row>
        <table:table-row table:style-name="ro1">
          <table:table-cell table:style-name="ce1" office:value-type="float" office:value="5007208"/>
          <table:table-cell table:style-name="ce1" office:value-type="string">
            <text:p>Rio Brilhante (MS)</text:p>
          </table:table-cell>
          <table:table-cell table:style-name="ce1" office:value-type="float" office:value="38186"/>
        </table:table-row>
        <table:table-row table:style-name="ro1">
          <table:table-cell table:style-name="ce1" office:value-type="float" office:value="5007307"/>
          <table:table-cell table:style-name="ce1" office:value-type="string">
            <text:p>Rio Negro (MS)</text:p>
          </table:table-cell>
          <table:table-cell table:style-name="ce1" office:value-type="float" office:value="4793"/>
        </table:table-row>
        <table:table-row table:style-name="ro1">
          <table:table-cell table:style-name="ce1" office:value-type="float" office:value="5007406"/>
          <table:table-cell table:style-name="ce1" office:value-type="string">
            <text:p>Rio Verde de Mato Grosso (MS)</text:p>
          </table:table-cell>
          <table:table-cell table:style-name="ce1" office:value-type="float" office:value="19973"/>
        </table:table-row>
        <table:table-row table:style-name="ro1">
          <table:table-cell table:style-name="ce1" office:value-type="float" office:value="5007505"/>
          <table:table-cell table:style-name="ce1" office:value-type="string">
            <text:p>Rochedo (MS)</text:p>
          </table:table-cell>
          <table:table-cell table:style-name="ce1" office:value-type="float" office:value="5079"/>
        </table:table-row>
        <table:table-row table:style-name="ro1">
          <table:table-cell table:style-name="ce1" office:value-type="float" office:value="5007554"/>
          <table:table-cell table:style-name="ce1" office:value-type="string">
            <text:p>Santa Rita do Pardo (MS)</text:p>
          </table:table-cell>
          <table:table-cell table:style-name="ce1" office:value-type="float" office:value="7900"/>
        </table:table-row>
        <table:table-row table:style-name="ro1">
          <table:table-cell table:style-name="ce1" office:value-type="float" office:value="5007695"/>
          <table:table-cell table:style-name="ce1" office:value-type="string">
            <text:p>São Gabriel do Oeste (MS)</text:p>
          </table:table-cell>
          <table:table-cell table:style-name="ce1" office:value-type="float" office:value="27221"/>
        </table:table-row>
        <table:table-row table:style-name="ro1">
          <table:table-cell table:style-name="ce1" office:value-type="float" office:value="5007703"/>
          <table:table-cell table:style-name="ce1" office:value-type="string">
            <text:p>Sete Quedas (MS)</text:p>
          </table:table-cell>
          <table:table-cell table:style-name="ce1" office:value-type="float" office:value="10771"/>
        </table:table-row>
        <table:table-row table:style-name="ro1">
          <table:table-cell table:style-name="ce1" office:value-type="float" office:value="5007802"/>
          <table:table-cell table:style-name="ce1" office:value-type="string">
            <text:p>Selvíria (MS)</text:p>
          </table:table-cell>
          <table:table-cell table:style-name="ce1" office:value-type="float" office:value="6542"/>
        </table:table-row>
        <table:table-row table:style-name="ro1">
          <table:table-cell table:style-name="ce1" office:value-type="float" office:value="5007901"/>
          <table:table-cell table:style-name="ce1" office:value-type="string">
            <text:p>Sidrolândia (MS)</text:p>
          </table:table-cell>
          <table:table-cell table:style-name="ce1" office:value-type="float" office:value="59245"/>
        </table:table-row>
        <table:table-row table:style-name="ro1">
          <table:table-cell table:style-name="ce1" office:value-type="float" office:value="5007935"/>
          <table:table-cell table:style-name="ce1" office:value-type="string">
            <text:p>Sonora (MS)</text:p>
          </table:table-cell>
          <table:table-cell table:style-name="ce1" office:value-type="float" office:value="19721"/>
        </table:table-row>
        <table:table-row table:style-name="ro1">
          <table:table-cell table:style-name="ce1" office:value-type="float" office:value="5007950"/>
          <table:table-cell table:style-name="ce1" office:value-type="string">
            <text:p>Tacuru (MS)</text:p>
          </table:table-cell>
          <table:table-cell table:style-name="ce1" office:value-type="float" office:value="11674"/>
        </table:table-row>
        <table:table-row table:style-name="ro1">
          <table:table-cell table:style-name="ce1" office:value-type="float" office:value="5007976"/>
          <table:table-cell table:style-name="ce1" office:value-type="string">
            <text:p>Taquarussu (MS)</text:p>
          </table:table-cell>
          <table:table-cell table:style-name="ce1" office:value-type="float" office:value="3588"/>
        </table:table-row>
        <table:table-row table:style-name="ro1">
          <table:table-cell table:style-name="ce1" office:value-type="float" office:value="5008008"/>
          <table:table-cell table:style-name="ce1" office:value-type="string">
            <text:p>Terenos (MS)</text:p>
          </table:table-cell>
          <table:table-cell table:style-name="ce1" office:value-type="float" office:value="22269"/>
        </table:table-row>
        <table:table-row table:style-name="ro1">
          <table:table-cell table:style-name="ce1" office:value-type="float" office:value="5008305"/>
          <table:table-cell table:style-name="ce1" office:value-type="string">
            <text:p>Três Lagoas (MS)</text:p>
          </table:table-cell>
          <table:table-cell table:style-name="ce1" office:value-type="float" office:value="123281"/>
        </table:table-row>
        <table:table-row table:style-name="ro1">
          <table:table-cell table:style-name="ce1" office:value-type="float" office:value="5008404"/>
          <table:table-cell table:style-name="ce1" office:value-type="string">
            <text:p>Vicentina (MS)</text:p>
          </table:table-cell>
          <table:table-cell table:style-name="ce1" office:value-type="float" office:value="6109"/>
        </table:table-row>
        <table:table-row table:style-name="ro1">
          <table:table-cell table:style-name="ce1" office:value-type="float" office:value="5100102"/>
          <table:table-cell table:style-name="ce1" office:value-type="string">
            <text:p>Acorizal (MT)</text:p>
          </table:table-cell>
          <table:table-cell table:style-name="ce1" office:value-type="float" office:value="5334"/>
        </table:table-row>
        <table:table-row table:style-name="ro1">
          <table:table-cell table:style-name="ce1" office:value-type="float" office:value="5100201"/>
          <table:table-cell table:style-name="ce1" office:value-type="string">
            <text:p>Água Boa (MT)</text:p>
          </table:table-cell>
          <table:table-cell table:style-name="ce1" office:value-type="float" office:value="26204"/>
        </table:table-row>
        <table:table-row table:style-name="ro1">
          <table:table-cell table:style-name="ce1" office:value-type="float" office:value="5100250"/>
          <table:table-cell table:style-name="ce1" office:value-type="string">
            <text:p>Alta Floresta (MT)</text:p>
          </table:table-cell>
          <table:table-cell table:style-name="ce1" office:value-type="float" office:value="51959"/>
        </table:table-row>
        <table:table-row table:style-name="ro1">
          <table:table-cell table:style-name="ce1" office:value-type="float" office:value="5100300"/>
          <table:table-cell table:style-name="ce1" office:value-type="string">
            <text:p>Alto Araguaia (MT)</text:p>
          </table:table-cell>
          <table:table-cell table:style-name="ce1" office:value-type="float" office:value="19385"/>
        </table:table-row>
        <table:table-row table:style-name="ro1">
          <table:table-cell table:style-name="ce1" office:value-type="float" office:value="5100359"/>
          <table:table-cell table:style-name="ce1" office:value-type="string">
            <text:p>Alto Boa Vista (MT)</text:p>
          </table:table-cell>
          <table:table-cell table:style-name="ce1" office:value-type="float" office:value="6936"/>
        </table:table-row>
        <table:table-row table:style-name="ro1">
          <table:table-cell table:style-name="ce1" office:value-type="float" office:value="5100409"/>
          <table:table-cell table:style-name="ce1" office:value-type="string">
            <text:p>Alto Garças (MT)</text:p>
          </table:table-cell>
          <table:table-cell table:style-name="ce1" office:value-type="float" office:value="12151"/>
        </table:table-row>
        <table:table-row table:style-name="ro1">
          <table:table-cell table:style-name="ce1" office:value-type="float" office:value="5100508"/>
          <table:table-cell table:style-name="ce1" office:value-type="string">
            <text:p>Alto Paraguai (MT)</text:p>
          </table:table-cell>
          <table:table-cell table:style-name="ce1" office:value-type="float" office:value="11473"/>
        </table:table-row>
        <table:table-row table:style-name="ro1">
          <table:table-cell table:style-name="ce1" office:value-type="float" office:value="5100607"/>
          <table:table-cell table:style-name="ce1" office:value-type="string">
            <text:p>Alto Taquari (MT)</text:p>
          </table:table-cell>
          <table:table-cell table:style-name="ce1" office:value-type="float" office:value="11133"/>
        </table:table-row>
        <table:table-row table:style-name="ro1">
          <table:table-cell table:style-name="ce1" office:value-type="float" office:value="5100805"/>
          <table:table-cell table:style-name="ce1" office:value-type="string">
            <text:p>Apiacás (MT)</text:p>
          </table:table-cell>
          <table:table-cell table:style-name="ce1" office:value-type="float" office:value="10283"/>
        </table:table-row>
        <table:table-row table:style-name="ro1">
          <table:table-cell table:style-name="ce1" office:value-type="float" office:value="5101001"/>
          <table:table-cell table:style-name="ce1" office:value-type="string">
            <text:p>Araguaiana (MT)</text:p>
          </table:table-cell>
          <table:table-cell table:style-name="ce1" office:value-type="float" office:value="3109"/>
        </table:table-row>
        <table:table-row table:style-name="ro1">
          <table:table-cell table:style-name="ce1" office:value-type="float" office:value="5101209"/>
          <table:table-cell table:style-name="ce1" office:value-type="string">
            <text:p>Araguainha (MT)</text:p>
          </table:table-cell>
          <table:table-cell table:style-name="ce1" office:value-type="float" office:value="946"/>
        </table:table-row>
        <table:table-row table:style-name="ro1">
          <table:table-cell table:style-name="ce1" office:value-type="float" office:value="5101258"/>
          <table:table-cell table:style-name="ce1" office:value-type="string">
            <text:p>Araputanga (MT)</text:p>
          </table:table-cell>
          <table:table-cell table:style-name="ce1" office:value-type="float" office:value="16951"/>
        </table:table-row>
        <table:table-row table:style-name="ro1">
          <table:table-cell table:style-name="ce1" office:value-type="float" office:value="5101308"/>
          <table:table-cell table:style-name="ce1" office:value-type="string">
            <text:p>Arenápolis (MT)</text:p>
          </table:table-cell>
          <table:table-cell table:style-name="ce1" office:value-type="float" office:value="9502"/>
        </table:table-row>
        <table:table-row table:style-name="ro1">
          <table:table-cell table:style-name="ce1" office:value-type="float" office:value="5101407"/>
          <table:table-cell table:style-name="ce1" office:value-type="string">
            <text:p>Aripuanã (MT)</text:p>
          </table:table-cell>
          <table:table-cell table:style-name="ce1" office:value-type="float" office:value="22714"/>
        </table:table-row>
        <table:table-row table:style-name="ro1">
          <table:table-cell table:style-name="ce1" office:value-type="float" office:value="5101605"/>
          <table:table-cell table:style-name="ce1" office:value-type="string">
            <text:p>Barão de Melgaço (MT)</text:p>
          </table:table-cell>
          <table:table-cell table:style-name="ce1" office:value-type="float" office:value="8164"/>
        </table:table-row>
        <table:table-row table:style-name="ro1">
          <table:table-cell table:style-name="ce1" office:value-type="float" office:value="5101704"/>
          <table:table-cell table:style-name="ce1" office:value-type="string">
            <text:p>Barra do Bugres (MT)</text:p>
          </table:table-cell>
          <table:table-cell table:style-name="ce1" office:value-type="float" office:value="35307"/>
        </table:table-row>
        <table:table-row table:style-name="ro1">
          <table:table-cell table:style-name="ce1" office:value-type="float" office:value="5101803"/>
          <table:table-cell table:style-name="ce1" office:value-type="string">
            <text:p>Barra do Garças (MT)</text:p>
          </table:table-cell>
          <table:table-cell table:style-name="ce1" office:value-type="float" office:value="61135"/>
        </table:table-row>
        <table:table-row table:style-name="ro1">
          <table:table-cell table:style-name="ce1" office:value-type="float" office:value="5101852"/>
          <table:table-cell table:style-name="ce1" office:value-type="string">
            <text:p>Bom Jesus do Araguaia (MT)</text:p>
          </table:table-cell>
          <table:table-cell table:style-name="ce1" office:value-type="float" office:value="6706"/>
        </table:table-row>
        <table:table-row table:style-name="ro1">
          <table:table-cell table:style-name="ce1" office:value-type="float" office:value="5101902"/>
          <table:table-cell table:style-name="ce1" office:value-type="string">
            <text:p>Brasnorte (MT)</text:p>
          </table:table-cell>
          <table:table-cell table:style-name="ce1" office:value-type="float" office:value="20140"/>
        </table:table-row>
        <table:table-row table:style-name="ro1">
          <table:table-cell table:style-name="ce1" office:value-type="float" office:value="5102504"/>
          <table:table-cell table:style-name="ce1" office:value-type="string">
            <text:p>Cáceres (MT)</text:p>
          </table:table-cell>
          <table:table-cell table:style-name="ce1" office:value-type="float" office:value="94861"/>
        </table:table-row>
        <table:table-row table:style-name="ro1">
          <table:table-cell table:style-name="ce1" office:value-type="float" office:value="5102603"/>
          <table:table-cell table:style-name="ce1" office:value-type="string">
            <text:p>Campinápolis (MT)</text:p>
          </table:table-cell>
          <table:table-cell table:style-name="ce1" office:value-type="float" office:value="16919"/>
        </table:table-row>
        <table:table-row table:style-name="ro1">
          <table:table-cell table:style-name="ce1" office:value-type="float" office:value="5102637"/>
          <table:table-cell table:style-name="ce1" office:value-type="string">
            <text:p>Campo Novo do Parecis (MT)</text:p>
          </table:table-cell>
          <table:table-cell table:style-name="ce1" office:value-type="float" office:value="36143"/>
        </table:table-row>
        <table:table-row table:style-name="ro1">
          <table:table-cell table:style-name="ce1" office:value-type="float" office:value="5102678"/>
          <table:table-cell table:style-name="ce1" office:value-type="string">
            <text:p>Campo Verde (MT)</text:p>
          </table:table-cell>
          <table:table-cell table:style-name="ce1" office:value-type="float" office:value="45740"/>
        </table:table-row>
        <table:table-row table:style-name="ro1">
          <table:table-cell table:style-name="ce1" office:value-type="float" office:value="5102686"/>
          <table:table-cell table:style-name="ce1" office:value-type="string">
            <text:p>Campos de Júlio (MT)</text:p>
          </table:table-cell>
          <table:table-cell table:style-name="ce1" office:value-type="float" office:value="7070"/>
        </table:table-row>
        <table:table-row table:style-name="ro1">
          <table:table-cell table:style-name="ce1" office:value-type="float" office:value="5102694"/>
          <table:table-cell table:style-name="ce1" office:value-type="string">
            <text:p>Canabrava do Norte (MT)</text:p>
          </table:table-cell>
          <table:table-cell table:style-name="ce1" office:value-type="float" office:value="4728"/>
        </table:table-row>
        <table:table-row table:style-name="ro1">
          <table:table-cell table:style-name="ce1" office:value-type="float" office:value="5102702"/>
          <table:table-cell table:style-name="ce1" office:value-type="string">
            <text:p>Canarana (MT)</text:p>
          </table:table-cell>
          <table:table-cell table:style-name="ce1" office:value-type="float" office:value="21842"/>
        </table:table-row>
        <table:table-row table:style-name="ro1">
          <table:table-cell table:style-name="ce1" office:value-type="float" office:value="5102793"/>
          <table:table-cell table:style-name="ce1" office:value-type="string">
            <text:p>Carlinda (MT)</text:p>
          </table:table-cell>
          <table:table-cell table:style-name="ce1" office:value-type="float" office:value="10199"/>
        </table:table-row>
        <table:table-row table:style-name="ro1">
          <table:table-cell table:style-name="ce1" office:value-type="float" office:value="5102850"/>
          <table:table-cell table:style-name="ce1" office:value-type="string">
            <text:p>Castanheira (MT)</text:p>
          </table:table-cell>
          <table:table-cell table:style-name="ce1" office:value-type="float" office:value="8749"/>
        </table:table-row>
        <table:table-row table:style-name="ro1">
          <table:table-cell table:style-name="ce1" office:value-type="float" office:value="5103007"/>
          <table:table-cell table:style-name="ce1" office:value-type="string">
            <text:p>Chapada dos Guimarães (MT)</text:p>
          </table:table-cell>
          <table:table-cell table:style-name="ce1" office:value-type="float" office:value="19453"/>
        </table:table-row>
        <table:table-row table:style-name="ro1">
          <table:table-cell table:style-name="ce1" office:value-type="float" office:value="5103056"/>
          <table:table-cell table:style-name="ce1" office:value-type="string">
            <text:p>Cláudia (MT)</text:p>
          </table:table-cell>
          <table:table-cell table:style-name="ce1" office:value-type="float" office:value="12245"/>
        </table:table-row>
        <table:table-row table:style-name="ro1">
          <table:table-cell table:style-name="ce1" office:value-type="float" office:value="5103106"/>
          <table:table-cell table:style-name="ce1" office:value-type="string">
            <text:p>Cocalinho (MT)</text:p>
          </table:table-cell>
          <table:table-cell table:style-name="ce1" office:value-type="float" office:value="5681"/>
        </table:table-row>
        <table:table-row table:style-name="ro1">
          <table:table-cell table:style-name="ce1" office:value-type="float" office:value="5103205"/>
          <table:table-cell table:style-name="ce1" office:value-type="string">
            <text:p>Colíder (MT)</text:p>
          </table:table-cell>
          <table:table-cell table:style-name="ce1" office:value-type="float" office:value="33649"/>
        </table:table-row>
        <table:table-row table:style-name="ro1">
          <table:table-cell table:style-name="ce1" office:value-type="float" office:value="5103254"/>
          <table:table-cell table:style-name="ce1" office:value-type="string">
            <text:p>Colniza (MT)</text:p>
          </table:table-cell>
          <table:table-cell table:style-name="ce1" office:value-type="float" office:value="39861"/>
        </table:table-row>
        <table:table-row table:style-name="ro1">
          <table:table-cell table:style-name="ce1" office:value-type="float" office:value="5103304"/>
          <table:table-cell table:style-name="ce1" office:value-type="string">
            <text:p>Comodoro (MT)</text:p>
          </table:table-cell>
          <table:table-cell table:style-name="ce1" office:value-type="float" office:value="21008"/>
        </table:table-row>
        <table:table-row table:style-name="ro1">
          <table:table-cell table:style-name="ce1" office:value-type="float" office:value="5103353"/>
          <table:table-cell table:style-name="ce1" office:value-type="string">
            <text:p>Confresa (MT)</text:p>
          </table:table-cell>
          <table:table-cell table:style-name="ce1" office:value-type="float" office:value="31510"/>
        </table:table-row>
        <table:table-row table:style-name="ro1">
          <table:table-cell table:style-name="ce1" office:value-type="float" office:value="5103361"/>
          <table:table-cell table:style-name="ce1" office:value-type="string">
            <text:p>Conquista D'Oeste (MT)</text:p>
          </table:table-cell>
          <table:table-cell table:style-name="ce1" office:value-type="float" office:value="4101"/>
        </table:table-row>
        <table:table-row table:style-name="ro1">
          <table:table-cell table:style-name="ce1" office:value-type="float" office:value="5103379"/>
          <table:table-cell table:style-name="ce1" office:value-type="string">
            <text:p>Cotriguaçu (MT)</text:p>
          </table:table-cell>
          <table:table-cell table:style-name="ce1" office:value-type="float" office:value="20238"/>
        </table:table-row>
        <table:table-row table:style-name="ro1">
          <table:table-cell table:style-name="ce1" office:value-type="float" office:value="5103403"/>
          <table:table-cell table:style-name="ce1" office:value-type="string">
            <text:p>Cuiabá (MT)</text:p>
          </table:table-cell>
          <table:table-cell table:style-name="ce1" office:value-type="float" office:value="618124"/>
        </table:table-row>
        <table:table-row table:style-name="ro1">
          <table:table-cell table:style-name="ce1" office:value-type="float" office:value="5103437"/>
          <table:table-cell table:style-name="ce1" office:value-type="string">
            <text:p>Curvelândia (MT)</text:p>
          </table:table-cell>
          <table:table-cell table:style-name="ce1" office:value-type="float" office:value="5241"/>
        </table:table-row>
        <table:table-row table:style-name="ro1">
          <table:table-cell table:style-name="ce1" office:value-type="float" office:value="5103452"/>
          <table:table-cell table:style-name="ce1" office:value-type="string">
            <text:p>Denise (MT)</text:p>
          </table:table-cell>
          <table:table-cell table:style-name="ce1" office:value-type="float" office:value="9544"/>
        </table:table-row>
        <table:table-row table:style-name="ro1">
          <table:table-cell table:style-name="ce1" office:value-type="float" office:value="5103502"/>
          <table:table-cell table:style-name="ce1" office:value-type="string">
            <text:p>Diamantino (MT)</text:p>
          </table:table-cell>
          <table:table-cell table:style-name="ce1" office:value-type="float" office:value="22178"/>
        </table:table-row>
        <table:table-row table:style-name="ro1">
          <table:table-cell table:style-name="ce1" office:value-type="float" office:value="5103601"/>
          <table:table-cell table:style-name="ce1" office:value-type="string">
            <text:p>Dom Aquino (MT)</text:p>
          </table:table-cell>
          <table:table-cell table:style-name="ce1" office:value-type="float" office:value="8159"/>
        </table:table-row>
        <table:table-row table:style-name="ro1">
          <table:table-cell table:style-name="ce1" office:value-type="float" office:value="5103700"/>
          <table:table-cell table:style-name="ce1" office:value-type="string">
            <text:p>Feliz Natal (MT)</text:p>
          </table:table-cell>
          <table:table-cell table:style-name="ce1" office:value-type="float" office:value="14522"/>
        </table:table-row>
        <table:table-row table:style-name="ro1">
          <table:table-cell table:style-name="ce1" office:value-type="float" office:value="5103809"/>
          <table:table-cell table:style-name="ce1" office:value-type="string">
            <text:p>Figueirópolis D'Oeste (MT)</text:p>
          </table:table-cell>
          <table:table-cell table:style-name="ce1" office:value-type="float" office:value="3452"/>
        </table:table-row>
        <table:table-row table:style-name="ro1">
          <table:table-cell table:style-name="ce1" office:value-type="float" office:value="5103858"/>
          <table:table-cell table:style-name="ce1" office:value-type="string">
            <text:p>Gaúcha do Norte (MT)</text:p>
          </table:table-cell>
          <table:table-cell table:style-name="ce1" office:value-type="float" office:value="7782"/>
        </table:table-row>
        <table:table-row table:style-name="ro1">
          <table:table-cell table:style-name="ce1" office:value-type="float" office:value="5103908"/>
          <table:table-cell table:style-name="ce1" office:value-type="string">
            <text:p>General Carneiro (MT)</text:p>
          </table:table-cell>
          <table:table-cell table:style-name="ce1" office:value-type="float" office:value="5592"/>
        </table:table-row>
        <table:table-row table:style-name="ro1">
          <table:table-cell table:style-name="ce1" office:value-type="float" office:value="5103957"/>
          <table:table-cell table:style-name="ce1" office:value-type="string">
            <text:p>Glória D'Oeste (MT)</text:p>
          </table:table-cell>
          <table:table-cell table:style-name="ce1" office:value-type="float" office:value="3008"/>
        </table:table-row>
        <table:table-row table:style-name="ro1">
          <table:table-cell table:style-name="ce1" office:value-type="float" office:value="5104104"/>
          <table:table-cell table:style-name="ce1" office:value-type="string">
            <text:p>Guarantã do Norte (MT)</text:p>
          </table:table-cell>
          <table:table-cell table:style-name="ce1" office:value-type="float" office:value="36130"/>
        </table:table-row>
        <table:table-row table:style-name="ro1">
          <table:table-cell table:style-name="ce1" office:value-type="float" office:value="5104203"/>
          <table:table-cell table:style-name="ce1" office:value-type="string">
            <text:p>Guiratinga (MT)</text:p>
          </table:table-cell>
          <table:table-cell table:style-name="ce1" office:value-type="float" office:value="15245"/>
        </table:table-row>
        <table:table-row table:style-name="ro1">
          <table:table-cell table:style-name="ce1" office:value-type="float" office:value="5104500"/>
          <table:table-cell table:style-name="ce1" office:value-type="string">
            <text:p>Indiavaí (MT)</text:p>
          </table:table-cell>
          <table:table-cell table:style-name="ce1" office:value-type="float" office:value="2779"/>
        </table:table-row>
        <table:table-row table:style-name="ro1">
          <table:table-cell table:style-name="ce1" office:value-type="float" office:value="5104526"/>
          <table:table-cell table:style-name="ce1" office:value-type="string">
            <text:p>Ipiranga do Norte (MT)</text:p>
          </table:table-cell>
          <table:table-cell table:style-name="ce1" office:value-type="float" office:value="7920"/>
        </table:table-row>
        <table:table-row table:style-name="ro1">
          <table:table-cell table:style-name="ce1" office:value-type="float" office:value="5104542"/>
          <table:table-cell table:style-name="ce1" office:value-type="string">
            <text:p>Itanhangá (MT)</text:p>
          </table:table-cell>
          <table:table-cell table:style-name="ce1" office:value-type="float" office:value="6885"/>
        </table:table-row>
        <table:table-row table:style-name="ro1">
          <table:table-cell table:style-name="ce1" office:value-type="float" office:value="5104559"/>
          <table:table-cell table:style-name="ce1" office:value-type="string">
            <text:p>Itaúba (MT)</text:p>
          </table:table-cell>
          <table:table-cell table:style-name="ce1" office:value-type="float" office:value="3704"/>
        </table:table-row>
        <table:table-row table:style-name="ro1">
          <table:table-cell table:style-name="ce1" office:value-type="float" office:value="5104609"/>
          <table:table-cell table:style-name="ce1" office:value-type="string">
            <text:p>Itiquira (MT)</text:p>
          </table:table-cell>
          <table:table-cell table:style-name="ce1" office:value-type="float" office:value="13552"/>
        </table:table-row>
        <table:table-row table:style-name="ro1">
          <table:table-cell table:style-name="ce1" office:value-type="float" office:value="5104807"/>
          <table:table-cell table:style-name="ce1" office:value-type="string">
            <text:p>Jaciara (MT)</text:p>
          </table:table-cell>
          <table:table-cell table:style-name="ce1" office:value-type="float" office:value="27807"/>
        </table:table-row>
        <table:table-row table:style-name="ro1">
          <table:table-cell table:style-name="ce1" office:value-type="float" office:value="5104906"/>
          <table:table-cell table:style-name="ce1" office:value-type="string">
            <text:p>Jangada (MT)</text:p>
          </table:table-cell>
          <table:table-cell table:style-name="ce1" office:value-type="float" office:value="8451"/>
        </table:table-row>
        <table:table-row table:style-name="ro1">
          <table:table-cell table:style-name="ce1" office:value-type="float" office:value="5105002"/>
          <table:table-cell table:style-name="ce1" office:value-type="string">
            <text:p>Jauru (MT)</text:p>
          </table:table-cell>
          <table:table-cell table:style-name="ce1" office:value-type="float" office:value="8582"/>
        </table:table-row>
        <table:table-row table:style-name="ro1">
          <table:table-cell table:style-name="ce1" office:value-type="float" office:value="5105101"/>
          <table:table-cell table:style-name="ce1" office:value-type="string">
            <text:p>Juara (MT)</text:p>
          </table:table-cell>
          <table:table-cell table:style-name="ce1" office:value-type="float" office:value="35121"/>
        </table:table-row>
        <table:table-row table:style-name="ro1">
          <table:table-cell table:style-name="ce1" office:value-type="float" office:value="5105150"/>
          <table:table-cell table:style-name="ce1" office:value-type="string">
            <text:p>Juína (MT)</text:p>
          </table:table-cell>
          <table:table-cell table:style-name="ce1" office:value-type="float" office:value="41101"/>
        </table:table-row>
        <table:table-row table:style-name="ro1">
          <table:table-cell table:style-name="ce1" office:value-type="float" office:value="5105176"/>
          <table:table-cell table:style-name="ce1" office:value-type="string">
            <text:p>Juruena (MT)</text:p>
          </table:table-cell>
          <table:table-cell table:style-name="ce1" office:value-type="float" office:value="16335"/>
        </table:table-row>
        <table:table-row table:style-name="ro1">
          <table:table-cell table:style-name="ce1" office:value-type="float" office:value="5105200"/>
          <table:table-cell table:style-name="ce1" office:value-type="string">
            <text:p>Juscimeira (MT)</text:p>
          </table:table-cell>
          <table:table-cell table:style-name="ce1" office:value-type="float" office:value="11176"/>
        </table:table-row>
        <table:table-row table:style-name="ro1">
          <table:table-cell table:style-name="ce1" office:value-type="float" office:value="5105234"/>
          <table:table-cell table:style-name="ce1" office:value-type="string">
            <text:p>Lambari D'Oeste (MT)</text:p>
          </table:table-cell>
          <table:table-cell table:style-name="ce1" office:value-type="float" office:value="6186"/>
        </table:table-row>
        <table:table-row table:style-name="ro1">
          <table:table-cell table:style-name="ce1" office:value-type="float" office:value="5105259"/>
          <table:table-cell table:style-name="ce1" office:value-type="string">
            <text:p>Lucas do Rio Verde (MT)</text:p>
          </table:table-cell>
          <table:table-cell table:style-name="ce1" office:value-type="float" office:value="67620"/>
        </table:table-row>
        <table:table-row table:style-name="ro1">
          <table:table-cell table:style-name="ce1" office:value-type="float" office:value="5105309"/>
          <table:table-cell table:style-name="ce1" office:value-type="string">
            <text:p>Luciara (MT)</text:p>
          </table:table-cell>
          <table:table-cell table:style-name="ce1" office:value-type="float" office:value="2058"/>
        </table:table-row>
        <table:table-row table:style-name="ro1">
          <table:table-cell table:style-name="ce1" office:value-type="float" office:value="5105507"/>
          <table:table-cell table:style-name="ce1" office:value-type="string">
            <text:p>Vila Bela da Santíssima Trindade (MT)</text:p>
          </table:table-cell>
          <table:table-cell table:style-name="ce1" office:value-type="float" office:value="16271"/>
        </table:table-row>
        <table:table-row table:style-name="ro1">
          <table:table-cell table:style-name="ce1" office:value-type="float" office:value="5105580"/>
          <table:table-cell table:style-name="ce1" office:value-type="string">
            <text:p>Marcelândia (MT)</text:p>
          </table:table-cell>
          <table:table-cell table:style-name="ce1" office:value-type="float" office:value="10301"/>
        </table:table-row>
        <table:table-row table:style-name="ro1">
          <table:table-cell table:style-name="ce1" office:value-type="float" office:value="5105606"/>
          <table:table-cell table:style-name="ce1" office:value-type="string">
            <text:p>Matupá (MT)</text:p>
          </table:table-cell>
          <table:table-cell table:style-name="ce1" office:value-type="float" office:value="16793"/>
        </table:table-row>
        <table:table-row table:style-name="ro1">
          <table:table-cell table:style-name="ce1" office:value-type="float" office:value="5105622"/>
          <table:table-cell table:style-name="ce1" office:value-type="string">
            <text:p>Mirassol d'Oeste (MT)</text:p>
          </table:table-cell>
          <table:table-cell table:style-name="ce1" office:value-type="float" office:value="27941"/>
        </table:table-row>
        <table:table-row table:style-name="ro1">
          <table:table-cell table:style-name="ce1" office:value-type="float" office:value="5105903"/>
          <table:table-cell table:style-name="ce1" office:value-type="string">
            <text:p>Nobres (MT)</text:p>
          </table:table-cell>
          <table:table-cell table:style-name="ce1" office:value-type="float" office:value="15334"/>
        </table:table-row>
        <table:table-row table:style-name="ro1">
          <table:table-cell table:style-name="ce1" office:value-type="float" office:value="5106000"/>
          <table:table-cell table:style-name="ce1" office:value-type="string">
            <text:p>Nortelândia (MT)</text:p>
          </table:table-cell>
          <table:table-cell table:style-name="ce1" office:value-type="float" office:value="5923"/>
        </table:table-row>
        <table:table-row table:style-name="ro1">
          <table:table-cell table:style-name="ce1" office:value-type="float" office:value="5106109"/>
          <table:table-cell table:style-name="ce1" office:value-type="string">
            <text:p>Nossa Senhora do Livramento (MT)</text:p>
          </table:table-cell>
          <table:table-cell table:style-name="ce1" office:value-type="float" office:value="13104"/>
        </table:table-row>
        <table:table-row table:style-name="ro1">
          <table:table-cell table:style-name="ce1" office:value-type="float" office:value="5106158"/>
          <table:table-cell table:style-name="ce1" office:value-type="string">
            <text:p>Nova Bandeirantes (MT)</text:p>
          </table:table-cell>
          <table:table-cell table:style-name="ce1" office:value-type="float" office:value="15685"/>
        </table:table-row>
        <table:table-row table:style-name="ro1">
          <table:table-cell table:style-name="ce1" office:value-type="float" office:value="5106174"/>
          <table:table-cell table:style-name="ce1" office:value-type="string">
            <text:p>Nova Nazaré (MT)</text:p>
          </table:table-cell>
          <table:table-cell table:style-name="ce1" office:value-type="float" office:value="3932"/>
        </table:table-row>
        <table:table-row table:style-name="ro1">
          <table:table-cell table:style-name="ce1" office:value-type="float" office:value="5106182"/>
          <table:table-cell table:style-name="ce1" office:value-type="string">
            <text:p>Nova Lacerda (MT)</text:p>
          </table:table-cell>
          <table:table-cell table:style-name="ce1" office:value-type="float" office:value="6751"/>
        </table:table-row>
        <table:table-row table:style-name="ro1">
          <table:table-cell table:style-name="ce1" office:value-type="float" office:value="5106190"/>
          <table:table-cell table:style-name="ce1" office:value-type="string">
            <text:p>Nova Santa Helena (MT)</text:p>
          </table:table-cell>
          <table:table-cell table:style-name="ce1" office:value-type="float" office:value="3737"/>
        </table:table-row>
        <table:table-row table:style-name="ro1">
          <table:table-cell table:style-name="ce1" office:value-type="float" office:value="5106208"/>
          <table:table-cell table:style-name="ce1" office:value-type="string">
            <text:p>Nova Brasilândia (MT)</text:p>
          </table:table-cell>
          <table:table-cell table:style-name="ce1" office:value-type="float" office:value="3805"/>
        </table:table-row>
        <table:table-row table:style-name="ro1">
          <table:table-cell table:style-name="ce1" office:value-type="float" office:value="5106216"/>
          <table:table-cell table:style-name="ce1" office:value-type="string">
            <text:p>Nova Canaã do Norte (MT)</text:p>
          </table:table-cell>
          <table:table-cell table:style-name="ce1" office:value-type="float" office:value="12831"/>
        </table:table-row>
        <table:table-row table:style-name="ro1">
          <table:table-cell table:style-name="ce1" office:value-type="float" office:value="5106224"/>
          <table:table-cell table:style-name="ce1" office:value-type="string">
            <text:p>Nova Mutum (MT)</text:p>
          </table:table-cell>
          <table:table-cell table:style-name="ce1" office:value-type="float" office:value="46813"/>
        </table:table-row>
        <table:table-row table:style-name="ro1">
          <table:table-cell table:style-name="ce1" office:value-type="float" office:value="5106232"/>
          <table:table-cell table:style-name="ce1" office:value-type="string">
            <text:p>Nova Olímpia (MT)</text:p>
          </table:table-cell>
          <table:table-cell table:style-name="ce1" office:value-type="float" office:value="20563"/>
        </table:table-row>
        <table:table-row table:style-name="ro1">
          <table:table-cell table:style-name="ce1" office:value-type="float" office:value="5106240"/>
          <table:table-cell table:style-name="ce1" office:value-type="string">
            <text:p>Nova Ubiratã (MT)</text:p>
          </table:table-cell>
          <table:table-cell table:style-name="ce1" office:value-type="float" office:value="12298"/>
        </table:table-row>
        <table:table-row table:style-name="ro1">
          <table:table-cell table:style-name="ce1" office:value-type="float" office:value="5106257"/>
          <table:table-cell table:style-name="ce1" office:value-type="string">
            <text:p>Nova Xavantina (MT)</text:p>
          </table:table-cell>
          <table:table-cell table:style-name="ce1" office:value-type="float" office:value="20944"/>
        </table:table-row>
        <table:table-row table:style-name="ro1">
          <table:table-cell table:style-name="ce1" office:value-type="float" office:value="5106265"/>
          <table:table-cell table:style-name="ce1" office:value-type="string">
            <text:p>Novo Mundo (MT)</text:p>
          </table:table-cell>
          <table:table-cell table:style-name="ce1" office:value-type="float" office:value="9363"/>
        </table:table-row>
        <table:table-row table:style-name="ro1">
          <table:table-cell table:style-name="ce1" office:value-type="float" office:value="5106273"/>
          <table:table-cell table:style-name="ce1" office:value-type="string">
            <text:p>Novo Horizonte do Norte (MT)</text:p>
          </table:table-cell>
          <table:table-cell table:style-name="ce1" office:value-type="float" office:value="4051"/>
        </table:table-row>
        <table:table-row table:style-name="ro1">
          <table:table-cell table:style-name="ce1" office:value-type="float" office:value="5106281"/>
          <table:table-cell table:style-name="ce1" office:value-type="string">
            <text:p>Novo São Joaquim (MT)</text:p>
          </table:table-cell>
          <table:table-cell table:style-name="ce1" office:value-type="float" office:value="4938"/>
        </table:table-row>
        <table:table-row table:style-name="ro1">
          <table:table-cell table:style-name="ce1" office:value-type="float" office:value="5106299"/>
          <table:table-cell table:style-name="ce1" office:value-type="string">
            <text:p>Paranaíta (MT)</text:p>
          </table:table-cell>
          <table:table-cell table:style-name="ce1" office:value-type="float" office:value="11244"/>
        </table:table-row>
        <table:table-row table:style-name="ro1">
          <table:table-cell table:style-name="ce1" office:value-type="float" office:value="5106307"/>
          <table:table-cell table:style-name="ce1" office:value-type="string">
            <text:p>Paranatinga (MT)</text:p>
          </table:table-cell>
          <table:table-cell table:style-name="ce1" office:value-type="float" office:value="22861"/>
        </table:table-row>
        <table:table-row table:style-name="ro1">
          <table:table-cell table:style-name="ce1" office:value-type="float" office:value="5106315"/>
          <table:table-cell table:style-name="ce1" office:value-type="string">
            <text:p>Novo Santo Antônio (MT)</text:p>
          </table:table-cell>
          <table:table-cell table:style-name="ce1" office:value-type="float" office:value="2705"/>
        </table:table-row>
        <table:table-row table:style-name="ro1">
          <table:table-cell table:style-name="ce1" office:value-type="float" office:value="5106372"/>
          <table:table-cell table:style-name="ce1" office:value-type="string">
            <text:p>Pedra Preta (MT)</text:p>
          </table:table-cell>
          <table:table-cell table:style-name="ce1" office:value-type="float" office:value="17446"/>
        </table:table-row>
        <table:table-row table:style-name="ro1">
          <table:table-cell table:style-name="ce1" office:value-type="float" office:value="5106422"/>
          <table:table-cell table:style-name="ce1" office:value-type="string">
            <text:p>Peixoto de Azevedo (MT)</text:p>
          </table:table-cell>
          <table:table-cell table:style-name="ce1" office:value-type="float" office:value="35338"/>
        </table:table-row>
        <table:table-row table:style-name="ro1">
          <table:table-cell table:style-name="ce1" office:value-type="float" office:value="5106455"/>
          <table:table-cell table:style-name="ce1" office:value-type="string">
            <text:p>Planalto da Serra (MT)</text:p>
          </table:table-cell>
          <table:table-cell table:style-name="ce1" office:value-type="float" office:value="2649"/>
        </table:table-row>
        <table:table-row table:style-name="ro1">
          <table:table-cell table:style-name="ce1" office:value-type="float" office:value="5106505"/>
          <table:table-cell table:style-name="ce1" office:value-type="string">
            <text:p>Poconé (MT)</text:p>
          </table:table-cell>
          <table:table-cell table:style-name="ce1" office:value-type="float" office:value="33315"/>
        </table:table-row>
        <table:table-row table:style-name="ro1">
          <table:table-cell table:style-name="ce1" office:value-type="float" office:value="5106653"/>
          <table:table-cell table:style-name="ce1" office:value-type="string">
            <text:p>Pontal do Araguaia (MT)</text:p>
          </table:table-cell>
          <table:table-cell table:style-name="ce1" office:value-type="float" office:value="6843"/>
        </table:table-row>
        <table:table-row table:style-name="ro1">
          <table:table-cell table:style-name="ce1" office:value-type="float" office:value="5106703"/>
          <table:table-cell table:style-name="ce1" office:value-type="string">
            <text:p>Ponte Branca (MT)</text:p>
          </table:table-cell>
          <table:table-cell table:style-name="ce1" office:value-type="float" office:value="1550"/>
        </table:table-row>
        <table:table-row table:style-name="ro1">
          <table:table-cell table:style-name="ce1" office:value-type="float" office:value="5106752"/>
          <table:table-cell table:style-name="ce1" office:value-type="string">
            <text:p>Pontes e Lacerda (MT)</text:p>
          </table:table-cell>
          <table:table-cell table:style-name="ce1" office:value-type="float" office:value="45774"/>
        </table:table-row>
        <table:table-row table:style-name="ro1">
          <table:table-cell table:style-name="ce1" office:value-type="float" office:value="5106778"/>
          <table:table-cell table:style-name="ce1" office:value-type="string">
            <text:p>Porto Alegre do Norte (MT)</text:p>
          </table:table-cell>
          <table:table-cell table:style-name="ce1" office:value-type="float" office:value="12685"/>
        </table:table-row>
        <table:table-row table:style-name="ro1">
          <table:table-cell table:style-name="ce1" office:value-type="float" office:value="5106802"/>
          <table:table-cell table:style-name="ce1" office:value-type="string">
            <text:p>Porto dos Gaúchos (MT)</text:p>
          </table:table-cell>
          <table:table-cell table:style-name="ce1" office:value-type="float" office:value="5363"/>
        </table:table-row>
        <table:table-row table:style-name="ro1">
          <table:table-cell table:style-name="ce1" office:value-type="float" office:value="5106828"/>
          <table:table-cell table:style-name="ce1" office:value-type="string">
            <text:p>Porto Esperidião (MT)</text:p>
          </table:table-cell>
          <table:table-cell table:style-name="ce1" office:value-type="float" office:value="12097"/>
        </table:table-row>
        <table:table-row table:style-name="ro1">
          <table:table-cell table:style-name="ce1" office:value-type="float" office:value="5106851"/>
          <table:table-cell table:style-name="ce1" office:value-type="string">
            <text:p>Porto Estrela (MT)</text:p>
          </table:table-cell>
          <table:table-cell table:style-name="ce1" office:value-type="float" office:value="2877"/>
        </table:table-row>
        <table:table-row table:style-name="ro1">
          <table:table-cell table:style-name="ce1" office:value-type="float" office:value="5107008"/>
          <table:table-cell table:style-name="ce1" office:value-type="string">
            <text:p>Poxoréu (MT)</text:p>
          </table:table-cell>
          <table:table-cell table:style-name="ce1" office:value-type="float" office:value="15916"/>
        </table:table-row>
        <table:table-row table:style-name="ro1">
          <table:table-cell table:style-name="ce1" office:value-type="float" office:value="5107040"/>
          <table:table-cell table:style-name="ce1" office:value-type="string">
            <text:p>Primavera do Leste (MT)</text:p>
          </table:table-cell>
          <table:table-cell table:style-name="ce1" office:value-type="float" office:value="63092"/>
        </table:table-row>
        <table:table-row table:style-name="ro1">
          <table:table-cell table:style-name="ce1" office:value-type="float" office:value="5107065"/>
          <table:table-cell table:style-name="ce1" office:value-type="string">
            <text:p>Querência (MT)</text:p>
          </table:table-cell>
          <table:table-cell table:style-name="ce1" office:value-type="float" office:value="17937"/>
        </table:table-row>
        <table:table-row table:style-name="ro1">
          <table:table-cell table:style-name="ce1" office:value-type="float" office:value="5107107"/>
          <table:table-cell table:style-name="ce1" office:value-type="string">
            <text:p>São José dos Quatro Marcos (MT)</text:p>
          </table:table-cell>
          <table:table-cell table:style-name="ce1" office:value-type="float" office:value="18846"/>
        </table:table-row>
        <table:table-row table:style-name="ro1">
          <table:table-cell table:style-name="ce1" office:value-type="float" office:value="5107156"/>
          <table:table-cell table:style-name="ce1" office:value-type="string">
            <text:p>Reserva do Cabaçal (MT)</text:p>
          </table:table-cell>
          <table:table-cell table:style-name="ce1" office:value-type="float" office:value="2743"/>
        </table:table-row>
        <table:table-row table:style-name="ro1">
          <table:table-cell table:style-name="ce1" office:value-type="float" office:value="5107180"/>
          <table:table-cell table:style-name="ce1" office:value-type="string">
            <text:p>Ribeirão Cascalheira (MT)</text:p>
          </table:table-cell>
          <table:table-cell table:style-name="ce1" office:value-type="float" office:value="10329"/>
        </table:table-row>
        <table:table-row table:style-name="ro1">
          <table:table-cell table:style-name="ce1" office:value-type="float" office:value="5107198"/>
          <table:table-cell table:style-name="ce1" office:value-type="string">
            <text:p>Ribeirãozinho (MT)</text:p>
          </table:table-cell>
          <table:table-cell table:style-name="ce1" office:value-type="float" office:value="2422"/>
        </table:table-row>
        <table:table-row table:style-name="ro1">
          <table:table-cell table:style-name="ce1" office:value-type="float" office:value="5107206"/>
          <table:table-cell table:style-name="ce1" office:value-type="string">
            <text:p>Rio Branco (MT)</text:p>
          </table:table-cell>
          <table:table-cell table:style-name="ce1" office:value-type="float" office:value="5150"/>
        </table:table-row>
        <table:table-row table:style-name="ro1">
          <table:table-cell table:style-name="ce1" office:value-type="float" office:value="5107248"/>
          <table:table-cell table:style-name="ce1" office:value-type="string">
            <text:p>Santa Carmem (MT)</text:p>
          </table:table-cell>
          <table:table-cell table:style-name="ce1" office:value-type="float" office:value="4563"/>
        </table:table-row>
        <table:table-row table:style-name="ro1">
          <table:table-cell table:style-name="ce1" office:value-type="float" office:value="5107263"/>
          <table:table-cell table:style-name="ce1" office:value-type="string">
            <text:p>Santo Afonso (MT)</text:p>
          </table:table-cell>
          <table:table-cell table:style-name="ce1" office:value-type="float" office:value="3155"/>
        </table:table-row>
        <table:table-row table:style-name="ro1">
          <table:table-cell table:style-name="ce1" office:value-type="float" office:value="5107297"/>
          <table:table-cell table:style-name="ce1" office:value-type="string">
            <text:p>São José do Povo (MT)</text:p>
          </table:table-cell>
          <table:table-cell table:style-name="ce1" office:value-type="float" office:value="4450"/>
        </table:table-row>
        <table:table-row table:style-name="ro1">
          <table:table-cell table:style-name="ce1" office:value-type="float" office:value="5107305"/>
          <table:table-cell table:style-name="ce1" office:value-type="string">
            <text:p>São José do Rio Claro (MT)</text:p>
          </table:table-cell>
          <table:table-cell table:style-name="ce1" office:value-type="float" office:value="21011"/>
        </table:table-row>
        <table:table-row table:style-name="ro1">
          <table:table-cell table:style-name="ce1" office:value-type="float" office:value="5107354"/>
          <table:table-cell table:style-name="ce1" office:value-type="string">
            <text:p>São José do Xingu (MT)</text:p>
          </table:table-cell>
          <table:table-cell table:style-name="ce1" office:value-type="float" office:value="5620"/>
        </table:table-row>
        <table:table-row table:style-name="ro1">
          <table:table-cell table:style-name="ce1" office:value-type="float" office:value="5107404"/>
          <table:table-cell table:style-name="ce1" office:value-type="string">
            <text:p>São Pedro da Cipa (MT)</text:p>
          </table:table-cell>
          <table:table-cell table:style-name="ce1" office:value-type="float" office:value="4771"/>
        </table:table-row>
        <table:table-row table:style-name="ro1">
          <table:table-cell table:style-name="ce1" office:value-type="float" office:value="5107578"/>
          <table:table-cell table:style-name="ce1" office:value-type="string">
            <text:p>Rondolândia (MT)</text:p>
          </table:table-cell>
          <table:table-cell table:style-name="ce1" office:value-type="float" office:value="4036"/>
        </table:table-row>
        <table:table-row table:style-name="ro1">
          <table:table-cell table:style-name="ce1" office:value-type="float" office:value="5107602"/>
          <table:table-cell table:style-name="ce1" office:value-type="string">
            <text:p>Rondonópolis (MT)</text:p>
          </table:table-cell>
          <table:table-cell table:style-name="ce1" office:value-type="float" office:value="236042"/>
        </table:table-row>
        <table:table-row table:style-name="ro1">
          <table:table-cell table:style-name="ce1" office:value-type="float" office:value="5107701"/>
          <table:table-cell table:style-name="ce1" office:value-type="string">
            <text:p>Rosário Oeste (MT)</text:p>
          </table:table-cell>
          <table:table-cell table:style-name="ce1" office:value-type="float" office:value="17054"/>
        </table:table-row>
        <table:table-row table:style-name="ro1">
          <table:table-cell table:style-name="ce1" office:value-type="float" office:value="5107743"/>
          <table:table-cell table:style-name="ce1" office:value-type="string">
            <text:p>Santa Cruz do Xingu (MT)</text:p>
          </table:table-cell>
          <table:table-cell table:style-name="ce1" office:value-type="float" office:value="2633"/>
        </table:table-row>
        <table:table-row table:style-name="ro1">
          <table:table-cell table:style-name="ce1" office:value-type="float" office:value="5107750"/>
          <table:table-cell table:style-name="ce1" office:value-type="string">
            <text:p>Salto do Céu (MT)</text:p>
          </table:table-cell>
          <table:table-cell table:style-name="ce1" office:value-type="float" office:value="3295"/>
        </table:table-row>
        <table:table-row table:style-name="ro1">
          <table:table-cell table:style-name="ce1" office:value-type="float" office:value="5107768"/>
          <table:table-cell table:style-name="ce1" office:value-type="string">
            <text:p>Santa Rita do Trivelato (MT)</text:p>
          </table:table-cell>
          <table:table-cell table:style-name="ce1" office:value-type="float" office:value="3506"/>
        </table:table-row>
        <table:table-row table:style-name="ro1">
          <table:table-cell table:style-name="ce1" office:value-type="float" office:value="5107776"/>
          <table:table-cell table:style-name="ce1" office:value-type="string">
            <text:p>Santa Terezinha (MT)</text:p>
          </table:table-cell>
          <table:table-cell table:style-name="ce1" office:value-type="float" office:value="8460"/>
        </table:table-row>
        <table:table-row table:style-name="ro1">
          <table:table-cell table:style-name="ce1" office:value-type="float" office:value="5107792"/>
          <table:table-cell table:style-name="ce1" office:value-type="string">
            <text:p>Santo Antônio do Leste (MT)</text:p>
          </table:table-cell>
          <table:table-cell table:style-name="ce1" office:value-type="float" office:value="5334"/>
        </table:table-row>
        <table:table-row table:style-name="ro1">
          <table:table-cell table:style-name="ce1" office:value-type="float" office:value="5107800"/>
          <table:table-cell table:style-name="ce1" office:value-type="string">
            <text:p>Santo Antônio do Leverger (MT)</text:p>
          </table:table-cell>
          <table:table-cell table:style-name="ce1" office:value-type="float" office:value="16999"/>
        </table:table-row>
        <table:table-row table:style-name="ro1">
          <table:table-cell table:style-name="ce1" office:value-type="float" office:value="5107859"/>
          <table:table-cell table:style-name="ce1" office:value-type="string">
            <text:p>São Félix do Araguaia (MT)</text:p>
          </table:table-cell>
          <table:table-cell table:style-name="ce1" office:value-type="float" office:value="11843"/>
        </table:table-row>
        <table:table-row table:style-name="ro1">
          <table:table-cell table:style-name="ce1" office:value-type="float" office:value="5107875"/>
          <table:table-cell table:style-name="ce1" office:value-type="string">
            <text:p>Sapezal (MT)</text:p>
          </table:table-cell>
          <table:table-cell table:style-name="ce1" office:value-type="float" office:value="26688"/>
        </table:table-row>
        <table:table-row table:style-name="ro1">
          <table:table-cell table:style-name="ce1" office:value-type="float" office:value="5107883"/>
          <table:table-cell table:style-name="ce1" office:value-type="string">
            <text:p>Serra Nova Dourada (MT)</text:p>
          </table:table-cell>
          <table:table-cell table:style-name="ce1" office:value-type="float" office:value="1678"/>
        </table:table-row>
        <table:table-row table:style-name="ro1">
          <table:table-cell table:style-name="ce1" office:value-type="float" office:value="5107909"/>
          <table:table-cell table:style-name="ce1" office:value-type="string">
            <text:p>Sinop (MT)</text:p>
          </table:table-cell>
          <table:table-cell table:style-name="ce1" office:value-type="float" office:value="146005"/>
        </table:table-row>
        <table:table-row table:style-name="ro1">
          <table:table-cell table:style-name="ce1" office:value-type="float" office:value="5107925"/>
          <table:table-cell table:style-name="ce1" office:value-type="string">
            <text:p>Sorriso (MT)</text:p>
          </table:table-cell>
          <table:table-cell table:style-name="ce1" office:value-type="float" office:value="92769"/>
        </table:table-row>
        <table:table-row table:style-name="ro1">
          <table:table-cell table:style-name="ce1" office:value-type="float" office:value="5107941"/>
          <table:table-cell table:style-name="ce1" office:value-type="string">
            <text:p>Tabaporã (MT)</text:p>
          </table:table-cell>
          <table:table-cell table:style-name="ce1" office:value-type="float" office:value="9429"/>
        </table:table-row>
        <table:table-row table:style-name="ro1">
          <table:table-cell table:style-name="ce1" office:value-type="float" office:value="5107958"/>
          <table:table-cell table:style-name="ce1" office:value-type="string">
            <text:p>Tangará da Serra (MT)</text:p>
          </table:table-cell>
          <table:table-cell table:style-name="ce1" office:value-type="float" office:value="105711"/>
        </table:table-row>
        <table:table-row table:style-name="ro1">
          <table:table-cell table:style-name="ce1" office:value-type="float" office:value="5108006"/>
          <table:table-cell table:style-name="ce1" office:value-type="string">
            <text:p>Tapurah (MT)</text:p>
          </table:table-cell>
          <table:table-cell table:style-name="ce1" office:value-type="float" office:value="14046"/>
        </table:table-row>
        <table:table-row table:style-name="ro1">
          <table:table-cell table:style-name="ce1" office:value-type="float" office:value="5108055"/>
          <table:table-cell table:style-name="ce1" office:value-type="string">
            <text:p>Terra Nova do Norte (MT)</text:p>
          </table:table-cell>
          <table:table-cell table:style-name="ce1" office:value-type="float" office:value="9473"/>
        </table:table-row>
        <table:table-row table:style-name="ro1">
          <table:table-cell table:style-name="ce1" office:value-type="float" office:value="5108105"/>
          <table:table-cell table:style-name="ce1" office:value-type="string">
            <text:p>Tesouro (MT)</text:p>
          </table:table-cell>
          <table:table-cell table:style-name="ce1" office:value-type="float" office:value="3824"/>
        </table:table-row>
        <table:table-row table:style-name="ro1">
          <table:table-cell table:style-name="ce1" office:value-type="float" office:value="5108204"/>
          <table:table-cell table:style-name="ce1" office:value-type="string">
            <text:p>Torixoréu (MT)</text:p>
          </table:table-cell>
          <table:table-cell table:style-name="ce1" office:value-type="float" office:value="3547"/>
        </table:table-row>
        <table:table-row table:style-name="ro1">
          <table:table-cell table:style-name="ce1" office:value-type="float" office:value="5108303"/>
          <table:table-cell table:style-name="ce1" office:value-type="string">
            <text:p>União do Sul (MT)</text:p>
          </table:table-cell>
          <table:table-cell table:style-name="ce1" office:value-type="float" office:value="3490"/>
        </table:table-row>
        <table:table-row table:style-name="ro1">
          <table:table-cell table:style-name="ce1" office:value-type="float" office:value="5108352"/>
          <table:table-cell table:style-name="ce1" office:value-type="string">
            <text:p>Vale de São Domingos (MT)</text:p>
          </table:table-cell>
          <table:table-cell table:style-name="ce1" office:value-type="float" office:value="3126"/>
        </table:table-row>
        <table:table-row table:style-name="ro1">
          <table:table-cell table:style-name="ce1" office:value-type="float" office:value="5108402"/>
          <table:table-cell table:style-name="ce1" office:value-type="string">
            <text:p>Várzea Grande (MT)</text:p>
          </table:table-cell>
          <table:table-cell table:style-name="ce1" office:value-type="float" office:value="287526"/>
        </table:table-row>
        <table:table-row table:style-name="ro1">
          <table:table-cell table:style-name="ce1" office:value-type="float" office:value="5108501"/>
          <table:table-cell table:style-name="ce1" office:value-type="string">
            <text:p>Vera (MT)</text:p>
          </table:table-cell>
          <table:table-cell table:style-name="ce1" office:value-type="float" office:value="11402"/>
        </table:table-row>
        <table:table-row table:style-name="ro1">
          <table:table-cell table:style-name="ce1" office:value-type="float" office:value="5108600"/>
          <table:table-cell table:style-name="ce1" office:value-type="string">
            <text:p>Vila Rica (MT)</text:p>
          </table:table-cell>
          <table:table-cell table:style-name="ce1" office:value-type="float" office:value="26496"/>
        </table:table-row>
        <table:table-row table:style-name="ro1">
          <table:table-cell table:style-name="ce1" office:value-type="float" office:value="5108808"/>
          <table:table-cell table:style-name="ce1" office:value-type="string">
            <text:p>Nova Guarita (MT)</text:p>
          </table:table-cell>
          <table:table-cell table:style-name="ce1" office:value-type="float" office:value="4464"/>
        </table:table-row>
        <table:table-row table:style-name="ro1">
          <table:table-cell table:style-name="ce1" office:value-type="float" office:value="5108857"/>
          <table:table-cell table:style-name="ce1" office:value-type="string">
            <text:p>Nova Marilândia (MT)</text:p>
          </table:table-cell>
          <table:table-cell table:style-name="ce1" office:value-type="float" office:value="3304"/>
        </table:table-row>
        <table:table-row table:style-name="ro1">
          <table:table-cell table:style-name="ce1" office:value-type="float" office:value="5108907"/>
          <table:table-cell table:style-name="ce1" office:value-type="string">
            <text:p>Nova Maringá (MT)</text:p>
          </table:table-cell>
          <table:table-cell table:style-name="ce1" office:value-type="float" office:value="8850"/>
        </table:table-row>
        <table:table-row table:style-name="ro1">
          <table:table-cell table:style-name="ce1" office:value-type="float" office:value="5108956"/>
          <table:table-cell table:style-name="ce1" office:value-type="string">
            <text:p>Nova Monte Verde (MT)</text:p>
          </table:table-cell>
          <table:table-cell table:style-name="ce1" office:value-type="float" office:value="9277"/>
        </table:table-row>
        <table:table-row table:style-name="ro1">
          <table:table-cell table:style-name="ce1" office:value-type="float" office:value="5200050"/>
          <table:table-cell table:style-name="ce1" office:value-type="string">
            <text:p>Abadia de Goiás (GO)</text:p>
          </table:table-cell>
          <table:table-cell table:style-name="ce1" office:value-type="float" office:value="8958"/>
        </table:table-row>
        <table:table-row table:style-name="ro1">
          <table:table-cell table:style-name="ce1" office:value-type="float" office:value="5200100"/>
          <table:table-cell table:style-name="ce1" office:value-type="string">
            <text:p>Abadiânia (GO)</text:p>
          </table:table-cell>
          <table:table-cell table:style-name="ce1" office:value-type="float" office:value="20461"/>
        </table:table-row>
        <table:table-row table:style-name="ro1">
          <table:table-cell table:style-name="ce1" office:value-type="float" office:value="5200134"/>
          <table:table-cell table:style-name="ce1" office:value-type="string">
            <text:p>Acreúna (GO)</text:p>
          </table:table-cell>
          <table:table-cell table:style-name="ce1" office:value-type="float" office:value="22546"/>
        </table:table-row>
        <table:table-row table:style-name="ro1">
          <table:table-cell table:style-name="ce1" office:value-type="float" office:value="5200159"/>
          <table:table-cell table:style-name="ce1" office:value-type="string">
            <text:p>Adelândia (GO)</text:p>
          </table:table-cell>
          <table:table-cell table:style-name="ce1" office:value-type="float" office:value="2516"/>
        </table:table-row>
        <table:table-row table:style-name="ro1">
          <table:table-cell table:style-name="ce1" office:value-type="float" office:value="5200175"/>
          <table:table-cell table:style-name="ce1" office:value-type="string">
            <text:p>Água Fria de Goiás (GO)</text:p>
          </table:table-cell>
          <table:table-cell table:style-name="ce1" office:value-type="float" office:value="5793"/>
        </table:table-row>
        <table:table-row table:style-name="ro1">
          <table:table-cell table:style-name="ce1" office:value-type="float" office:value="5200209"/>
          <table:table-cell table:style-name="ce1" office:value-type="string">
            <text:p>Água Limpa (GO)</text:p>
          </table:table-cell>
          <table:table-cell table:style-name="ce1" office:value-type="float" office:value="1830"/>
        </table:table-row>
        <table:table-row table:style-name="ro1">
          <table:table-cell table:style-name="ce1" office:value-type="float" office:value="5200258"/>
          <table:table-cell table:style-name="ce1" office:value-type="string">
            <text:p>Águas Lindas de Goiás (GO)</text:p>
          </table:table-cell>
          <table:table-cell table:style-name="ce1" office:value-type="float" office:value="217698"/>
        </table:table-row>
        <table:table-row table:style-name="ro1">
          <table:table-cell table:style-name="ce1" office:value-type="float" office:value="5200308"/>
          <table:table-cell table:style-name="ce1" office:value-type="string">
            <text:p>Alexânia (GO)</text:p>
          </table:table-cell>
          <table:table-cell table:style-name="ce1" office:value-type="float" office:value="28010"/>
        </table:table-row>
        <table:table-row table:style-name="ro1">
          <table:table-cell table:style-name="ce1" office:value-type="float" office:value="5200506"/>
          <table:table-cell table:style-name="ce1" office:value-type="string">
            <text:p>Aloândia (GO)</text:p>
          </table:table-cell>
          <table:table-cell table:style-name="ce1" office:value-type="float" office:value="1986"/>
        </table:table-row>
        <table:table-row table:style-name="ro1">
          <table:table-cell table:style-name="ce1" office:value-type="float" office:value="5200555"/>
          <table:table-cell table:style-name="ce1" office:value-type="string">
            <text:p>Alto Horizonte (GO)</text:p>
          </table:table-cell>
          <table:table-cell table:style-name="ce1" office:value-type="float" office:value="6605"/>
        </table:table-row>
        <table:table-row table:style-name="ro1">
          <table:table-cell table:style-name="ce1" office:value-type="float" office:value="5200605"/>
          <table:table-cell table:style-name="ce1" office:value-type="string">
            <text:p>Alto Paraíso de Goiás (GO)</text:p>
          </table:table-cell>
          <table:table-cell table:style-name="ce1" office:value-type="float" office:value="7688"/>
        </table:table-row>
        <table:table-row table:style-name="ro1">
          <table:table-cell table:style-name="ce1" office:value-type="float" office:value="5200803"/>
          <table:table-cell table:style-name="ce1" office:value-type="string">
            <text:p>Alvorada do Norte (GO)</text:p>
          </table:table-cell>
          <table:table-cell table:style-name="ce1" office:value-type="float" office:value="8705"/>
        </table:table-row>
        <table:table-row table:style-name="ro1">
          <table:table-cell table:style-name="ce1" office:value-type="float" office:value="5200829"/>
          <table:table-cell table:style-name="ce1" office:value-type="string">
            <text:p>Amaralina (GO)</text:p>
          </table:table-cell>
          <table:table-cell table:style-name="ce1" office:value-type="float" office:value="3845"/>
        </table:table-row>
        <table:table-row table:style-name="ro1">
          <table:table-cell table:style-name="ce1" office:value-type="float" office:value="5200852"/>
          <table:table-cell table:style-name="ce1" office:value-type="string">
            <text:p>Americano do Brasil (GO)</text:p>
          </table:table-cell>
          <table:table-cell table:style-name="ce1" office:value-type="float" office:value="6164"/>
        </table:table-row>
        <table:table-row table:style-name="ro1">
          <table:table-cell table:style-name="ce1" office:value-type="float" office:value="5200902"/>
          <table:table-cell table:style-name="ce1" office:value-type="string">
            <text:p>Amorinópolis (GO)</text:p>
          </table:table-cell>
          <table:table-cell table:style-name="ce1" office:value-type="float" office:value="3069"/>
        </table:table-row>
        <table:table-row table:style-name="ro1">
          <table:table-cell table:style-name="ce1" office:value-type="float" office:value="5201108"/>
          <table:table-cell table:style-name="ce1" office:value-type="string">
            <text:p>Anápolis (GO)</text:p>
          </table:table-cell>
          <table:table-cell table:style-name="ce1" office:value-type="float" office:value="391772"/>
        </table:table-row>
        <table:table-row table:style-name="ro1">
          <table:table-cell table:style-name="ce1" office:value-type="float" office:value="5201207"/>
          <table:table-cell table:style-name="ce1" office:value-type="string">
            <text:p>Anhanguera (GO)</text:p>
          </table:table-cell>
          <table:table-cell table:style-name="ce1" office:value-type="float" office:value="1160"/>
        </table:table-row>
        <table:table-row table:style-name="ro1">
          <table:table-cell table:style-name="ce1" office:value-type="float" office:value="5201306"/>
          <table:table-cell table:style-name="ce1" office:value-type="string">
            <text:p>Anicuns (GO)</text:p>
          </table:table-cell>
          <table:table-cell table:style-name="ce1" office:value-type="float" office:value="21981"/>
        </table:table-row>
        <table:table-row table:style-name="ro1">
          <table:table-cell table:style-name="ce1" office:value-type="float" office:value="5201405"/>
          <table:table-cell table:style-name="ce1" office:value-type="string">
            <text:p>Aparecida de Goiânia (GO)</text:p>
          </table:table-cell>
          <table:table-cell table:style-name="ce1" office:value-type="float" office:value="590146"/>
        </table:table-row>
        <table:table-row table:style-name="ro1">
          <table:table-cell table:style-name="ce1" office:value-type="float" office:value="5201454"/>
          <table:table-cell table:style-name="ce1" office:value-type="string">
            <text:p>Aparecida do Rio Doce (GO)</text:p>
          </table:table-cell>
          <table:table-cell table:style-name="ce1" office:value-type="float" office:value="2474"/>
        </table:table-row>
        <table:table-row table:style-name="ro1">
          <table:table-cell table:style-name="ce1" office:value-type="float" office:value="5201504"/>
          <table:table-cell table:style-name="ce1" office:value-type="string">
            <text:p>Aporé (GO)</text:p>
          </table:table-cell>
          <table:table-cell table:style-name="ce1" office:value-type="float" office:value="4232"/>
        </table:table-row>
        <table:table-row table:style-name="ro1">
          <table:table-cell table:style-name="ce1" office:value-type="float" office:value="5201603"/>
          <table:table-cell table:style-name="ce1" office:value-type="string">
            <text:p>Araçu (GO)</text:p>
          </table:table-cell>
          <table:table-cell table:style-name="ce1" office:value-type="float" office:value="3486"/>
        </table:table-row>
        <table:table-row table:style-name="ro1">
          <table:table-cell table:style-name="ce1" office:value-type="float" office:value="5201702"/>
          <table:table-cell table:style-name="ce1" office:value-type="string">
            <text:p>Aragarças (GO)</text:p>
          </table:table-cell>
          <table:table-cell table:style-name="ce1" office:value-type="float" office:value="20273"/>
        </table:table-row>
        <table:table-row table:style-name="ro1">
          <table:table-cell table:style-name="ce1" office:value-type="float" office:value="5201801"/>
          <table:table-cell table:style-name="ce1" office:value-type="string">
            <text:p>Aragoiânia (GO)</text:p>
          </table:table-cell>
          <table:table-cell table:style-name="ce1" office:value-type="float" office:value="10496"/>
        </table:table-row>
        <table:table-row table:style-name="ro1">
          <table:table-cell table:style-name="ce1" office:value-type="float" office:value="5202155"/>
          <table:table-cell table:style-name="ce1" office:value-type="string">
            <text:p>Araguapaz (GO)</text:p>
          </table:table-cell>
          <table:table-cell table:style-name="ce1" office:value-type="float" office:value="7783"/>
        </table:table-row>
        <table:table-row table:style-name="ro1">
          <table:table-cell table:style-name="ce1" office:value-type="float" office:value="5202353"/>
          <table:table-cell table:style-name="ce1" office:value-type="string">
            <text:p>Arenópolis (GO)</text:p>
          </table:table-cell>
          <table:table-cell table:style-name="ce1" office:value-type="float" office:value="2536"/>
        </table:table-row>
        <table:table-row table:style-name="ro1">
          <table:table-cell table:style-name="ce1" office:value-type="float" office:value="5202502"/>
          <table:table-cell table:style-name="ce1" office:value-type="string">
            <text:p>Aruanã (GO)</text:p>
          </table:table-cell>
          <table:table-cell table:style-name="ce1" office:value-type="float" office:value="10110"/>
        </table:table-row>
        <table:table-row table:style-name="ro1">
          <table:table-cell table:style-name="ce1" office:value-type="float" office:value="5202601"/>
          <table:table-cell table:style-name="ce1" office:value-type="string">
            <text:p>Aurilândia (GO)</text:p>
          </table:table-cell>
          <table:table-cell table:style-name="ce1" office:value-type="float" office:value="3058"/>
        </table:table-row>
        <table:table-row table:style-name="ro1">
          <table:table-cell table:style-name="ce1" office:value-type="float" office:value="5202809"/>
          <table:table-cell table:style-name="ce1" office:value-type="string">
            <text:p>Avelinópolis (GO)</text:p>
          </table:table-cell>
          <table:table-cell table:style-name="ce1" office:value-type="float" office:value="2409"/>
        </table:table-row>
        <table:table-row table:style-name="ro1">
          <table:table-cell table:style-name="ce1" office:value-type="float" office:value="5203104"/>
          <table:table-cell table:style-name="ce1" office:value-type="string">
            <text:p>Baliza (GO)</text:p>
          </table:table-cell>
          <table:table-cell table:style-name="ce1" office:value-type="float" office:value="5280"/>
        </table:table-row>
        <table:table-row table:style-name="ro1">
          <table:table-cell table:style-name="ce1" office:value-type="float" office:value="5203203"/>
          <table:table-cell table:style-name="ce1" office:value-type="string">
            <text:p>Barro Alto (GO)</text:p>
          </table:table-cell>
          <table:table-cell table:style-name="ce1" office:value-type="float" office:value="11408"/>
        </table:table-row>
        <table:table-row table:style-name="ro1">
          <table:table-cell table:style-name="ce1" office:value-type="float" office:value="5203302"/>
          <table:table-cell table:style-name="ce1" office:value-type="string">
            <text:p>Bela Vista de Goiás (GO)</text:p>
          </table:table-cell>
          <table:table-cell table:style-name="ce1" office:value-type="float" office:value="30492"/>
        </table:table-row>
        <table:table-row table:style-name="ro1">
          <table:table-cell table:style-name="ce1" office:value-type="float" office:value="5203401"/>
          <table:table-cell table:style-name="ce1" office:value-type="string">
            <text:p>Bom Jardim de Goiás (GO)</text:p>
          </table:table-cell>
          <table:table-cell table:style-name="ce1" office:value-type="float" office:value="8869"/>
        </table:table-row>
        <table:table-row table:style-name="ro1">
          <table:table-cell table:style-name="ce1" office:value-type="float" office:value="5203500"/>
          <table:table-cell table:style-name="ce1" office:value-type="string">
            <text:p>Bom Jesus de Goiás (GO)</text:p>
          </table:table-cell>
          <table:table-cell table:style-name="ce1" office:value-type="float" office:value="25648"/>
        </table:table-row>
        <table:table-row table:style-name="ro1">
          <table:table-cell table:style-name="ce1" office:value-type="float" office:value="5203559"/>
          <table:table-cell table:style-name="ce1" office:value-type="string">
            <text:p>Bonfinópolis (GO)</text:p>
          </table:table-cell>
          <table:table-cell table:style-name="ce1" office:value-type="float" office:value="9919"/>
        </table:table-row>
        <table:table-row table:style-name="ro1">
          <table:table-cell table:style-name="ce1" office:value-type="float" office:value="5203575"/>
          <table:table-cell table:style-name="ce1" office:value-type="string">
            <text:p>Bonópolis (GO)</text:p>
          </table:table-cell>
          <table:table-cell table:style-name="ce1" office:value-type="float" office:value="4493"/>
        </table:table-row>
        <table:table-row table:style-name="ro1">
          <table:table-cell table:style-name="ce1" office:value-type="float" office:value="5203609"/>
          <table:table-cell table:style-name="ce1" office:value-type="string">
            <text:p>Brazabrantes (GO)</text:p>
          </table:table-cell>
          <table:table-cell table:style-name="ce1" office:value-type="float" office:value="3746"/>
        </table:table-row>
        <table:table-row table:style-name="ro1">
          <table:table-cell table:style-name="ce1" office:value-type="float" office:value="5203807"/>
          <table:table-cell table:style-name="ce1" office:value-type="string">
            <text:p>Britânia (GO)</text:p>
          </table:table-cell>
          <table:table-cell table:style-name="ce1" office:value-type="float" office:value="5797"/>
        </table:table-row>
        <table:table-row table:style-name="ro1">
          <table:table-cell table:style-name="ce1" office:value-type="float" office:value="5203906"/>
          <table:table-cell table:style-name="ce1" office:value-type="string">
            <text:p>Buriti Alegre (GO)</text:p>
          </table:table-cell>
          <table:table-cell table:style-name="ce1" office:value-type="float" office:value="9484"/>
        </table:table-row>
        <table:table-row table:style-name="ro1">
          <table:table-cell table:style-name="ce1" office:value-type="float" office:value="5203939"/>
          <table:table-cell table:style-name="ce1" office:value-type="string">
            <text:p>Buriti de Goiás (GO)</text:p>
          </table:table-cell>
          <table:table-cell table:style-name="ce1" office:value-type="float" office:value="2476"/>
        </table:table-row>
        <table:table-row table:style-name="ro1">
          <table:table-cell table:style-name="ce1" office:value-type="float" office:value="5203962"/>
          <table:table-cell table:style-name="ce1" office:value-type="string">
            <text:p>Buritinópolis (GO)</text:p>
          </table:table-cell>
          <table:table-cell table:style-name="ce1" office:value-type="float" office:value="3283"/>
        </table:table-row>
        <table:table-row table:style-name="ro1">
          <table:table-cell table:style-name="ce1" office:value-type="float" office:value="5204003"/>
          <table:table-cell table:style-name="ce1" office:value-type="string">
            <text:p>Cabeceiras (GO)</text:p>
          </table:table-cell>
          <table:table-cell table:style-name="ce1" office:value-type="float" office:value="8046"/>
        </table:table-row>
        <table:table-row table:style-name="ro1">
          <table:table-cell table:style-name="ce1" office:value-type="float" office:value="5204102"/>
          <table:table-cell table:style-name="ce1" office:value-type="string">
            <text:p>Cachoeira Alta (GO)</text:p>
          </table:table-cell>
          <table:table-cell table:style-name="ce1" office:value-type="float" office:value="12666"/>
        </table:table-row>
        <table:table-row table:style-name="ro1">
          <table:table-cell table:style-name="ce1" office:value-type="float" office:value="5204201"/>
          <table:table-cell table:style-name="ce1" office:value-type="string">
            <text:p>Cachoeira de Goiás (GO)</text:p>
          </table:table-cell>
          <table:table-cell table:style-name="ce1" office:value-type="float" office:value="1342"/>
        </table:table-row>
        <table:table-row table:style-name="ro1">
          <table:table-cell table:style-name="ce1" office:value-type="float" office:value="5204250"/>
          <table:table-cell table:style-name="ce1" office:value-type="string">
            <text:p>Cachoeira Dourada (GO)</text:p>
          </table:table-cell>
          <table:table-cell table:style-name="ce1" office:value-type="float" office:value="8031"/>
        </table:table-row>
        <table:table-row table:style-name="ro1">
          <table:table-cell table:style-name="ce1" office:value-type="float" office:value="5204300"/>
          <table:table-cell table:style-name="ce1" office:value-type="string">
            <text:p>Caçu (GO)</text:p>
          </table:table-cell>
          <table:table-cell table:style-name="ce1" office:value-type="float" office:value="16270"/>
        </table:table-row>
        <table:table-row table:style-name="ro1">
          <table:table-cell table:style-name="ce1" office:value-type="float" office:value="5204409"/>
          <table:table-cell table:style-name="ce1" office:value-type="string">
            <text:p>Caiapônia (GO)</text:p>
          </table:table-cell>
          <table:table-cell table:style-name="ce1" office:value-type="float" office:value="19107"/>
        </table:table-row>
        <table:table-row table:style-name="ro1">
          <table:table-cell table:style-name="ce1" office:value-type="float" office:value="5204508"/>
          <table:table-cell table:style-name="ce1" office:value-type="string">
            <text:p>Caldas Novas (GO)</text:p>
          </table:table-cell>
          <table:table-cell table:style-name="ce1" office:value-type="float" office:value="93196"/>
        </table:table-row>
        <table:table-row table:style-name="ro1">
          <table:table-cell table:style-name="ce1" office:value-type="float" office:value="5204557"/>
          <table:table-cell table:style-name="ce1" office:value-type="string">
            <text:p>Caldazinha (GO)</text:p>
          </table:table-cell>
          <table:table-cell table:style-name="ce1" office:value-type="float" office:value="3848"/>
        </table:table-row>
        <table:table-row table:style-name="ro1">
          <table:table-cell table:style-name="ce1" office:value-type="float" office:value="5204607"/>
          <table:table-cell table:style-name="ce1" office:value-type="string">
            <text:p>Campestre de Goiás (GO)</text:p>
          </table:table-cell>
          <table:table-cell table:style-name="ce1" office:value-type="float" office:value="3649"/>
        </table:table-row>
        <table:table-row table:style-name="ro1">
          <table:table-cell table:style-name="ce1" office:value-type="float" office:value="5204656"/>
          <table:table-cell table:style-name="ce1" office:value-type="string">
            <text:p>Campinaçu (GO)</text:p>
          </table:table-cell>
          <table:table-cell table:style-name="ce1" office:value-type="float" office:value="3632"/>
        </table:table-row>
        <table:table-row table:style-name="ro1">
          <table:table-cell table:style-name="ce1" office:value-type="float" office:value="5204706"/>
          <table:table-cell table:style-name="ce1" office:value-type="string">
            <text:p>Campinorte (GO)</text:p>
          </table:table-cell>
          <table:table-cell table:style-name="ce1" office:value-type="float" office:value="12764"/>
        </table:table-row>
        <table:table-row table:style-name="ro1">
          <table:table-cell table:style-name="ce1" office:value-type="float" office:value="5204805"/>
          <table:table-cell table:style-name="ce1" office:value-type="string">
            <text:p>Campo Alegre de Goiás (GO)</text:p>
          </table:table-cell>
          <table:table-cell table:style-name="ce1" office:value-type="float" office:value="7738"/>
        </table:table-row>
        <table:table-row table:style-name="ro1">
          <table:table-cell table:style-name="ce1" office:value-type="float" office:value="5204854"/>
          <table:table-cell table:style-name="ce1" office:value-type="string">
            <text:p>Campo Limpo de Goiás (GO)</text:p>
          </table:table-cell>
          <table:table-cell table:style-name="ce1" office:value-type="float" office:value="7940"/>
        </table:table-row>
        <table:table-row table:style-name="ro1">
          <table:table-cell table:style-name="ce1" office:value-type="float" office:value="5204904"/>
          <table:table-cell table:style-name="ce1" office:value-type="string">
            <text:p>Campos Belos (GO)</text:p>
          </table:table-cell>
          <table:table-cell table:style-name="ce1" office:value-type="float" office:value="20007"/>
        </table:table-row>
        <table:table-row table:style-name="ro1">
          <table:table-cell table:style-name="ce1" office:value-type="float" office:value="5204953"/>
          <table:table-cell table:style-name="ce1" office:value-type="string">
            <text:p>Campos Verdes (GO)</text:p>
          </table:table-cell>
          <table:table-cell table:style-name="ce1" office:value-type="float" office:value="1830"/>
        </table:table-row>
        <table:table-row table:style-name="ro1">
          <table:table-cell table:style-name="ce1" office:value-type="float" office:value="5205000"/>
          <table:table-cell table:style-name="ce1" office:value-type="string">
            <text:p>Carmo do Rio Verde (GO)</text:p>
          </table:table-cell>
          <table:table-cell table:style-name="ce1" office:value-type="float" office:value="10186"/>
        </table:table-row>
        <table:table-row table:style-name="ro1">
          <table:table-cell table:style-name="ce1" office:value-type="float" office:value="5205059"/>
          <table:table-cell table:style-name="ce1" office:value-type="string">
            <text:p>Castelândia (GO)</text:p>
          </table:table-cell>
          <table:table-cell table:style-name="ce1" office:value-type="float" office:value="3407"/>
        </table:table-row>
        <table:table-row table:style-name="ro1">
          <table:table-cell table:style-name="ce1" office:value-type="float" office:value="5205109"/>
          <table:table-cell table:style-name="ce1" office:value-type="string">
            <text:p>Catalão (GO)</text:p>
          </table:table-cell>
          <table:table-cell table:style-name="ce1" office:value-type="float" office:value="110983"/>
        </table:table-row>
        <table:table-row table:style-name="ro1">
          <table:table-cell table:style-name="ce1" office:value-type="float" office:value="5205208"/>
          <table:table-cell table:style-name="ce1" office:value-type="string">
            <text:p>Caturaí (GO)</text:p>
          </table:table-cell>
          <table:table-cell table:style-name="ce1" office:value-type="float" office:value="5101"/>
        </table:table-row>
        <table:table-row table:style-name="ro1">
          <table:table-cell table:style-name="ce1" office:value-type="float" office:value="5205307"/>
          <table:table-cell table:style-name="ce1" office:value-type="string">
            <text:p>Cavalcante (GO)</text:p>
          </table:table-cell>
          <table:table-cell table:style-name="ce1" office:value-type="float" office:value="9725"/>
        </table:table-row>
        <table:table-row table:style-name="ro1">
          <table:table-cell table:style-name="ce1" office:value-type="float" office:value="5205406"/>
          <table:table-cell table:style-name="ce1" office:value-type="string">
            <text:p>Ceres (GO)</text:p>
          </table:table-cell>
          <table:table-cell table:style-name="ce1" office:value-type="float" office:value="22306"/>
        </table:table-row>
        <table:table-row table:style-name="ro1">
          <table:table-cell table:style-name="ce1" office:value-type="float" office:value="5205455"/>
          <table:table-cell table:style-name="ce1" office:value-type="string">
            <text:p>Cezarina (GO)</text:p>
          </table:table-cell>
          <table:table-cell table:style-name="ce1" office:value-type="float" office:value="8703"/>
        </table:table-row>
        <table:table-row table:style-name="ro1">
          <table:table-cell table:style-name="ce1" office:value-type="float" office:value="5205471"/>
          <table:table-cell table:style-name="ce1" office:value-type="string">
            <text:p>Chapadão do Céu (GO)</text:p>
          </table:table-cell>
          <table:table-cell table:style-name="ce1" office:value-type="float" office:value="10486"/>
        </table:table-row>
        <table:table-row table:style-name="ro1">
          <table:table-cell table:style-name="ce1" office:value-type="float" office:value="5205497"/>
          <table:table-cell table:style-name="ce1" office:value-type="string">
            <text:p>Cidade Ocidental (GO)</text:p>
          </table:table-cell>
          <table:table-cell table:style-name="ce1" office:value-type="float" office:value="72890"/>
        </table:table-row>
        <table:table-row table:style-name="ro1">
          <table:table-cell table:style-name="ce1" office:value-type="float" office:value="5205513"/>
          <table:table-cell table:style-name="ce1" office:value-type="string">
            <text:p>Cocalzinho de Goiás (GO)</text:p>
          </table:table-cell>
          <table:table-cell table:style-name="ce1" office:value-type="float" office:value="20504"/>
        </table:table-row>
        <table:table-row table:style-name="ro1">
          <table:table-cell table:style-name="ce1" office:value-type="float" office:value="5205521"/>
          <table:table-cell table:style-name="ce1" office:value-type="string">
            <text:p>Colinas do Sul (GO)</text:p>
          </table:table-cell>
          <table:table-cell table:style-name="ce1" office:value-type="float" office:value="3360"/>
        </table:table-row>
        <table:table-row table:style-name="ro1">
          <table:table-cell table:style-name="ce1" office:value-type="float" office:value="5205703"/>
          <table:table-cell table:style-name="ce1" office:value-type="string">
            <text:p>Córrego do Ouro (GO)</text:p>
          </table:table-cell>
          <table:table-cell table:style-name="ce1" office:value-type="float" office:value="2290"/>
        </table:table-row>
        <table:table-row table:style-name="ro1">
          <table:table-cell table:style-name="ce1" office:value-type="float" office:value="5205802"/>
          <table:table-cell table:style-name="ce1" office:value-type="string">
            <text:p>Corumbá de Goiás (GO)</text:p>
          </table:table-cell>
          <table:table-cell table:style-name="ce1" office:value-type="float" office:value="11169"/>
        </table:table-row>
        <table:table-row table:style-name="ro1">
          <table:table-cell table:style-name="ce1" office:value-type="float" office:value="5205901"/>
          <table:table-cell table:style-name="ce1" office:value-type="string">
            <text:p>Corumbaíba (GO)</text:p>
          </table:table-cell>
          <table:table-cell table:style-name="ce1" office:value-type="float" office:value="9869"/>
        </table:table-row>
        <table:table-row table:style-name="ro1">
          <table:table-cell table:style-name="ce1" office:value-type="float" office:value="5206206"/>
          <table:table-cell table:style-name="ce1" office:value-type="string">
            <text:p>Cristalina (GO)</text:p>
          </table:table-cell>
          <table:table-cell table:style-name="ce1" office:value-type="float" office:value="60210"/>
        </table:table-row>
        <table:table-row table:style-name="ro1">
          <table:table-cell table:style-name="ce1" office:value-type="float" office:value="5206305"/>
          <table:table-cell table:style-name="ce1" office:value-type="string">
            <text:p>Cristianópolis (GO)</text:p>
          </table:table-cell>
          <table:table-cell table:style-name="ce1" office:value-type="float" office:value="2964"/>
        </table:table-row>
        <table:table-row table:style-name="ro1">
          <table:table-cell table:style-name="ce1" office:value-type="float" office:value="5206404"/>
          <table:table-cell table:style-name="ce1" office:value-type="string">
            <text:p>Crixás (GO)</text:p>
          </table:table-cell>
          <table:table-cell table:style-name="ce1" office:value-type="float" office:value="17044"/>
        </table:table-row>
        <table:table-row table:style-name="ro1">
          <table:table-cell table:style-name="ce1" office:value-type="float" office:value="5206503"/>
          <table:table-cell table:style-name="ce1" office:value-type="string">
            <text:p>Cromínia (GO)</text:p>
          </table:table-cell>
          <table:table-cell table:style-name="ce1" office:value-type="float" office:value="3472"/>
        </table:table-row>
        <table:table-row table:style-name="ro1">
          <table:table-cell table:style-name="ce1" office:value-type="float" office:value="5206602"/>
          <table:table-cell table:style-name="ce1" office:value-type="string">
            <text:p>Cumari (GO)</text:p>
          </table:table-cell>
          <table:table-cell table:style-name="ce1" office:value-type="float" office:value="2837"/>
        </table:table-row>
        <table:table-row table:style-name="ro1">
          <table:table-cell table:style-name="ce1" office:value-type="float" office:value="5206701"/>
          <table:table-cell table:style-name="ce1" office:value-type="string">
            <text:p>Damianópolis (GO)</text:p>
          </table:table-cell>
          <table:table-cell table:style-name="ce1" office:value-type="float" office:value="3306"/>
        </table:table-row>
        <table:table-row table:style-name="ro1">
          <table:table-cell table:style-name="ce1" office:value-type="float" office:value="5206800"/>
          <table:table-cell table:style-name="ce1" office:value-type="string">
            <text:p>Damolândia (GO)</text:p>
          </table:table-cell>
          <table:table-cell table:style-name="ce1" office:value-type="float" office:value="2953"/>
        </table:table-row>
        <table:table-row table:style-name="ro1">
          <table:table-cell table:style-name="ce1" office:value-type="float" office:value="5206909"/>
          <table:table-cell table:style-name="ce1" office:value-type="string">
            <text:p>Davinópolis (GO)</text:p>
          </table:table-cell>
          <table:table-cell table:style-name="ce1" office:value-type="float" office:value="2094"/>
        </table:table-row>
        <table:table-row table:style-name="ro1">
          <table:table-cell table:style-name="ce1" office:value-type="float" office:value="5207105"/>
          <table:table-cell table:style-name="ce1" office:value-type="string">
            <text:p>Diorama (GO)</text:p>
          </table:table-cell>
          <table:table-cell table:style-name="ce1" office:value-type="float" office:value="2479"/>
        </table:table-row>
        <table:table-row table:style-name="ro1">
          <table:table-cell table:style-name="ce1" office:value-type="float" office:value="5207253"/>
          <table:table-cell table:style-name="ce1" office:value-type="string">
            <text:p>Doverlândia (GO)</text:p>
          </table:table-cell>
          <table:table-cell table:style-name="ce1" office:value-type="float" office:value="7247"/>
        </table:table-row>
        <table:table-row table:style-name="ro1">
          <table:table-cell table:style-name="ce1" office:value-type="float" office:value="5207352"/>
          <table:table-cell table:style-name="ce1" office:value-type="string">
            <text:p>Edealina (GO)</text:p>
          </table:table-cell>
          <table:table-cell table:style-name="ce1" office:value-type="float" office:value="3688"/>
        </table:table-row>
        <table:table-row table:style-name="ro1">
          <table:table-cell table:style-name="ce1" office:value-type="float" office:value="5207402"/>
          <table:table-cell table:style-name="ce1" office:value-type="string">
            <text:p>Edéia (GO)</text:p>
          </table:table-cell>
          <table:table-cell table:style-name="ce1" office:value-type="float" office:value="12467"/>
        </table:table-row>
        <table:table-row table:style-name="ro1">
          <table:table-cell table:style-name="ce1" office:value-type="float" office:value="5207501"/>
          <table:table-cell table:style-name="ce1" office:value-type="string">
            <text:p>Estrela do Norte (GO)</text:p>
          </table:table-cell>
          <table:table-cell table:style-name="ce1" office:value-type="float" office:value="3264"/>
        </table:table-row>
        <table:table-row table:style-name="ro1">
          <table:table-cell table:style-name="ce1" office:value-type="float" office:value="5207535"/>
          <table:table-cell table:style-name="ce1" office:value-type="string">
            <text:p>Faina (GO)</text:p>
          </table:table-cell>
          <table:table-cell table:style-name="ce1" office:value-type="float" office:value="6576"/>
        </table:table-row>
        <table:table-row table:style-name="ro1">
          <table:table-cell table:style-name="ce1" office:value-type="float" office:value="5207600"/>
          <table:table-cell table:style-name="ce1" office:value-type="string">
            <text:p>Fazenda Nova (GO)</text:p>
          </table:table-cell>
          <table:table-cell table:style-name="ce1" office:value-type="float" office:value="5553"/>
        </table:table-row>
        <table:table-row table:style-name="ro1">
          <table:table-cell table:style-name="ce1" office:value-type="float" office:value="5207808"/>
          <table:table-cell table:style-name="ce1" office:value-type="string">
            <text:p>Firminópolis (GO)</text:p>
          </table:table-cell>
          <table:table-cell table:style-name="ce1" office:value-type="float" office:value="13449"/>
        </table:table-row>
        <table:table-row table:style-name="ro1">
          <table:table-cell table:style-name="ce1" office:value-type="float" office:value="5207907"/>
          <table:table-cell table:style-name="ce1" office:value-type="string">
            <text:p>Flores de Goiás (GO)</text:p>
          </table:table-cell>
          <table:table-cell table:style-name="ce1" office:value-type="float" office:value="17005"/>
        </table:table-row>
        <table:table-row table:style-name="ro1">
          <table:table-cell table:style-name="ce1" office:value-type="float" office:value="5208004"/>
          <table:table-cell table:style-name="ce1" office:value-type="string">
            <text:p>Formosa (GO)</text:p>
          </table:table-cell>
          <table:table-cell table:style-name="ce1" office:value-type="float" office:value="123684"/>
        </table:table-row>
        <table:table-row table:style-name="ro1">
          <table:table-cell table:style-name="ce1" office:value-type="float" office:value="5208103"/>
          <table:table-cell table:style-name="ce1" office:value-type="string">
            <text:p>Formoso (GO)</text:p>
          </table:table-cell>
          <table:table-cell table:style-name="ce1" office:value-type="float" office:value="4172"/>
        </table:table-row>
        <table:table-row table:style-name="ro1">
          <table:table-cell table:style-name="ce1" office:value-type="float" office:value="5208152"/>
          <table:table-cell table:style-name="ce1" office:value-type="string">
            <text:p>Gameleira de Goiás (GO)</text:p>
          </table:table-cell>
          <table:table-cell table:style-name="ce1" office:value-type="float" office:value="3880"/>
        </table:table-row>
        <table:table-row table:style-name="ro1">
          <table:table-cell table:style-name="ce1" office:value-type="float" office:value="5208301"/>
          <table:table-cell table:style-name="ce1" office:value-type="string">
            <text:p>Divinópolis de Goiás (GO)</text:p>
          </table:table-cell>
          <table:table-cell table:style-name="ce1" office:value-type="float" office:value="4778"/>
        </table:table-row>
        <table:table-row table:style-name="ro1">
          <table:table-cell table:style-name="ce1" office:value-type="float" office:value="5208400"/>
          <table:table-cell table:style-name="ce1" office:value-type="string">
            <text:p>Goianápolis (GO)</text:p>
          </table:table-cell>
          <table:table-cell table:style-name="ce1" office:value-type="float" office:value="11224"/>
        </table:table-row>
        <table:table-row table:style-name="ro1">
          <table:table-cell table:style-name="ce1" office:value-type="float" office:value="5208509"/>
          <table:table-cell table:style-name="ce1" office:value-type="string">
            <text:p>Goiandira (GO)</text:p>
          </table:table-cell>
          <table:table-cell table:style-name="ce1" office:value-type="float" office:value="5625"/>
        </table:table-row>
        <table:table-row table:style-name="ro1">
          <table:table-cell table:style-name="ce1" office:value-type="float" office:value="5208608"/>
          <table:table-cell table:style-name="ce1" office:value-type="string">
            <text:p>Goianésia (GO)</text:p>
          </table:table-cell>
          <table:table-cell table:style-name="ce1" office:value-type="float" office:value="71075"/>
        </table:table-row>
        <table:table-row table:style-name="ro1">
          <table:table-cell table:style-name="ce1" office:value-type="float" office:value="5208707"/>
          <table:table-cell table:style-name="ce1" office:value-type="string">
            <text:p>Goiânia (GO)</text:p>
          </table:table-cell>
          <table:table-cell table:style-name="ce1" office:value-type="float" office:value="1536097"/>
        </table:table-row>
        <table:table-row table:style-name="ro1">
          <table:table-cell table:style-name="ce1" office:value-type="float" office:value="5208806"/>
          <table:table-cell table:style-name="ce1" office:value-type="string">
            <text:p>Goianira (GO)</text:p>
          </table:table-cell>
          <table:table-cell table:style-name="ce1" office:value-type="float" office:value="45296"/>
        </table:table-row>
        <table:table-row table:style-name="ro1">
          <table:table-cell table:style-name="ce1" office:value-type="float" office:value="5208905"/>
          <table:table-cell table:style-name="ce1" office:value-type="string">
            <text:p>Goiás (GO)</text:p>
          </table:table-cell>
          <table:table-cell table:style-name="ce1" office:value-type="float" office:value="22381"/>
        </table:table-row>
        <table:table-row table:style-name="ro1">
          <table:table-cell table:style-name="ce1" office:value-type="float" office:value="5209101"/>
          <table:table-cell table:style-name="ce1" office:value-type="string">
            <text:p>Goiatuba (GO)</text:p>
          </table:table-cell>
          <table:table-cell table:style-name="ce1" office:value-type="float" office:value="34202"/>
        </table:table-row>
        <table:table-row table:style-name="ro1">
          <table:table-cell table:style-name="ce1" office:value-type="float" office:value="5209150"/>
          <table:table-cell table:style-name="ce1" office:value-type="string">
            <text:p>Gouvelândia (GO)</text:p>
          </table:table-cell>
          <table:table-cell table:style-name="ce1" office:value-type="float" office:value="5988"/>
        </table:table-row>
        <table:table-row table:style-name="ro1">
          <table:table-cell table:style-name="ce1" office:value-type="float" office:value="5209200"/>
          <table:table-cell table:style-name="ce1" office:value-type="string">
            <text:p>Guapó (GO)</text:p>
          </table:table-cell>
          <table:table-cell table:style-name="ce1" office:value-type="float" office:value="14207"/>
        </table:table-row>
        <table:table-row table:style-name="ro1">
          <table:table-cell table:style-name="ce1" office:value-type="float" office:value="5209291"/>
          <table:table-cell table:style-name="ce1" office:value-type="string">
            <text:p>Guaraíta (GO)</text:p>
          </table:table-cell>
          <table:table-cell table:style-name="ce1" office:value-type="float" office:value="1951"/>
        </table:table-row>
        <table:table-row table:style-name="ro1">
          <table:table-cell table:style-name="ce1" office:value-type="float" office:value="5209408"/>
          <table:table-cell table:style-name="ce1" office:value-type="string">
            <text:p>Guarani de Goiás (GO)</text:p>
          </table:table-cell>
          <table:table-cell table:style-name="ce1" office:value-type="float" office:value="3846"/>
        </table:table-row>
        <table:table-row table:style-name="ro1">
          <table:table-cell table:style-name="ce1" office:value-type="float" office:value="5209457"/>
          <table:table-cell table:style-name="ce1" office:value-type="string">
            <text:p>Guarinos (GO)</text:p>
          </table:table-cell>
          <table:table-cell table:style-name="ce1" office:value-type="float" office:value="1737"/>
        </table:table-row>
        <table:table-row table:style-name="ro1">
          <table:table-cell table:style-name="ce1" office:value-type="float" office:value="5209606"/>
          <table:table-cell table:style-name="ce1" office:value-type="string">
            <text:p>Heitoraí (GO)</text:p>
          </table:table-cell>
          <table:table-cell table:style-name="ce1" office:value-type="float" office:value="3733"/>
        </table:table-row>
        <table:table-row table:style-name="ro1">
          <table:table-cell table:style-name="ce1" office:value-type="float" office:value="5209705"/>
          <table:table-cell table:style-name="ce1" office:value-type="string">
            <text:p>Hidrolândia (GO)</text:p>
          </table:table-cell>
          <table:table-cell table:style-name="ce1" office:value-type="float" office:value="22124"/>
        </table:table-row>
        <table:table-row table:style-name="ro1">
          <table:table-cell table:style-name="ce1" office:value-type="float" office:value="5209804"/>
          <table:table-cell table:style-name="ce1" office:value-type="string">
            <text:p>Hidrolina (GO)</text:p>
          </table:table-cell>
          <table:table-cell table:style-name="ce1" office:value-type="float" office:value="3508"/>
        </table:table-row>
        <table:table-row table:style-name="ro1">
          <table:table-cell table:style-name="ce1" office:value-type="float" office:value="5209903"/>
          <table:table-cell table:style-name="ce1" office:value-type="string">
            <text:p>Iaciara (GO)</text:p>
          </table:table-cell>
          <table:table-cell table:style-name="ce1" office:value-type="float" office:value="14082"/>
        </table:table-row>
        <table:table-row table:style-name="ro1">
          <table:table-cell table:style-name="ce1" office:value-type="float" office:value="5209937"/>
          <table:table-cell table:style-name="ce1" office:value-type="string">
            <text:p>Inaciolândia (GO)</text:p>
          </table:table-cell>
          <table:table-cell table:style-name="ce1" office:value-type="float" office:value="6235"/>
        </table:table-row>
        <table:table-row table:style-name="ro1">
          <table:table-cell table:style-name="ce1" office:value-type="float" office:value="5209952"/>
          <table:table-cell table:style-name="ce1" office:value-type="string">
            <text:p>Indiara (GO)</text:p>
          </table:table-cell>
          <table:table-cell table:style-name="ce1" office:value-type="float" office:value="15787"/>
        </table:table-row>
        <table:table-row table:style-name="ro1">
          <table:table-cell table:style-name="ce1" office:value-type="float" office:value="5210000"/>
          <table:table-cell table:style-name="ce1" office:value-type="string">
            <text:p>Inhumas (GO)</text:p>
          </table:table-cell>
          <table:table-cell table:style-name="ce1" office:value-type="float" office:value="53259"/>
        </table:table-row>
        <table:table-row table:style-name="ro1">
          <table:table-cell table:style-name="ce1" office:value-type="float" office:value="5210109"/>
          <table:table-cell table:style-name="ce1" office:value-type="string">
            <text:p>Ipameri (GO)</text:p>
          </table:table-cell>
          <table:table-cell table:style-name="ce1" office:value-type="float" office:value="27174"/>
        </table:table-row>
        <table:table-row table:style-name="ro1">
          <table:table-cell table:style-name="ce1" office:value-type="float" office:value="5210158"/>
          <table:table-cell table:style-name="ce1" office:value-type="string">
            <text:p>Ipiranga de Goiás (GO)</text:p>
          </table:table-cell>
          <table:table-cell table:style-name="ce1" office:value-type="float" office:value="2893"/>
        </table:table-row>
        <table:table-row table:style-name="ro1">
          <table:table-cell table:style-name="ce1" office:value-type="float" office:value="5210208"/>
          <table:table-cell table:style-name="ce1" office:value-type="string">
            <text:p>Iporá (GO)</text:p>
          </table:table-cell>
          <table:table-cell table:style-name="ce1" office:value-type="float" office:value="31499"/>
        </table:table-row>
        <table:table-row table:style-name="ro1">
          <table:table-cell table:style-name="ce1" office:value-type="float" office:value="5210307"/>
          <table:table-cell table:style-name="ce1" office:value-type="string">
            <text:p>Israelândia (GO)</text:p>
          </table:table-cell>
          <table:table-cell table:style-name="ce1" office:value-type="float" office:value="2786"/>
        </table:table-row>
        <table:table-row table:style-name="ro1">
          <table:table-cell table:style-name="ce1" office:value-type="float" office:value="5210406"/>
          <table:table-cell table:style-name="ce1" office:value-type="string">
            <text:p>Itaberaí (GO)</text:p>
          </table:table-cell>
          <table:table-cell table:style-name="ce1" office:value-type="float" office:value="43622"/>
        </table:table-row>
        <table:table-row table:style-name="ro1">
          <table:table-cell table:style-name="ce1" office:value-type="float" office:value="5210562"/>
          <table:table-cell table:style-name="ce1" office:value-type="string">
            <text:p>Itaguari (GO)</text:p>
          </table:table-cell>
          <table:table-cell table:style-name="ce1" office:value-type="float" office:value="4685"/>
        </table:table-row>
        <table:table-row table:style-name="ro1">
          <table:table-cell table:style-name="ce1" office:value-type="float" office:value="5210604"/>
          <table:table-cell table:style-name="ce1" office:value-type="string">
            <text:p>Itaguaru (GO)</text:p>
          </table:table-cell>
          <table:table-cell table:style-name="ce1" office:value-type="float" office:value="5206"/>
        </table:table-row>
        <table:table-row table:style-name="ro1">
          <table:table-cell table:style-name="ce1" office:value-type="float" office:value="5210802"/>
          <table:table-cell table:style-name="ce1" office:value-type="string">
            <text:p>Itajá (GO)</text:p>
          </table:table-cell>
          <table:table-cell table:style-name="ce1" office:value-type="float" office:value="4475"/>
        </table:table-row>
        <table:table-row table:style-name="ro1">
          <table:table-cell table:style-name="ce1" office:value-type="float" office:value="5210901"/>
          <table:table-cell table:style-name="ce1" office:value-type="string">
            <text:p>Itapaci (GO)</text:p>
          </table:table-cell>
          <table:table-cell table:style-name="ce1" office:value-type="float" office:value="23421"/>
        </table:table-row>
        <table:table-row table:style-name="ro1">
          <table:table-cell table:style-name="ce1" office:value-type="float" office:value="5211008"/>
          <table:table-cell table:style-name="ce1" office:value-type="string">
            <text:p>Itapirapuã (GO)</text:p>
          </table:table-cell>
          <table:table-cell table:style-name="ce1" office:value-type="float" office:value="4685"/>
        </table:table-row>
        <table:table-row table:style-name="ro1">
          <table:table-cell table:style-name="ce1" office:value-type="float" office:value="5211206"/>
          <table:table-cell table:style-name="ce1" office:value-type="string">
            <text:p>Itapuranga (GO)</text:p>
          </table:table-cell>
          <table:table-cell table:style-name="ce1" office:value-type="float" office:value="25681"/>
        </table:table-row>
        <table:table-row table:style-name="ro1">
          <table:table-cell table:style-name="ce1" office:value-type="float" office:value="5211305"/>
          <table:table-cell table:style-name="ce1" office:value-type="string">
            <text:p>Itarumã (GO)</text:p>
          </table:table-cell>
          <table:table-cell table:style-name="ce1" office:value-type="float" office:value="7259"/>
        </table:table-row>
        <table:table-row table:style-name="ro1">
          <table:table-cell table:style-name="ce1" office:value-type="float" office:value="5211404"/>
          <table:table-cell table:style-name="ce1" office:value-type="string">
            <text:p>Itauçu (GO)</text:p>
          </table:table-cell>
          <table:table-cell table:style-name="ce1" office:value-type="float" office:value="8960"/>
        </table:table-row>
        <table:table-row table:style-name="ro1">
          <table:table-cell table:style-name="ce1" office:value-type="float" office:value="5211503"/>
          <table:table-cell table:style-name="ce1" office:value-type="string">
            <text:p>Itumbiara (GO)</text:p>
          </table:table-cell>
          <table:table-cell table:style-name="ce1" office:value-type="float" office:value="105809"/>
        </table:table-row>
        <table:table-row table:style-name="ro1">
          <table:table-cell table:style-name="ce1" office:value-type="float" office:value="5211602"/>
          <table:table-cell table:style-name="ce1" office:value-type="string">
            <text:p>Ivolândia (GO)</text:p>
          </table:table-cell>
          <table:table-cell table:style-name="ce1" office:value-type="float" office:value="2334"/>
        </table:table-row>
        <table:table-row table:style-name="ro1">
          <table:table-cell table:style-name="ce1" office:value-type="float" office:value="5211701"/>
          <table:table-cell table:style-name="ce1" office:value-type="string">
            <text:p>Jandaia (GO)</text:p>
          </table:table-cell>
          <table:table-cell table:style-name="ce1" office:value-type="float" office:value="6025"/>
        </table:table-row>
        <table:table-row table:style-name="ro1">
          <table:table-cell table:style-name="ce1" office:value-type="float" office:value="5211800"/>
          <table:table-cell table:style-name="ce1" office:value-type="string">
            <text:p>Jaraguá (GO)</text:p>
          </table:table-cell>
          <table:table-cell table:style-name="ce1" office:value-type="float" office:value="51338"/>
        </table:table-row>
        <table:table-row table:style-name="ro1">
          <table:table-cell table:style-name="ce1" office:value-type="float" office:value="5211909"/>
          <table:table-cell table:style-name="ce1" office:value-type="string">
            <text:p>Jataí (GO)</text:p>
          </table:table-cell>
          <table:table-cell table:style-name="ce1" office:value-type="float" office:value="102065"/>
        </table:table-row>
        <table:table-row table:style-name="ro1">
          <table:table-cell table:style-name="ce1" office:value-type="float" office:value="5212006"/>
          <table:table-cell table:style-name="ce1" office:value-type="string">
            <text:p>Jaupaci (GO)</text:p>
          </table:table-cell>
          <table:table-cell table:style-name="ce1" office:value-type="float" office:value="2860"/>
        </table:table-row>
        <table:table-row table:style-name="ro1">
          <table:table-cell table:style-name="ce1" office:value-type="float" office:value="5212055"/>
          <table:table-cell table:style-name="ce1" office:value-type="string">
            <text:p>Jesúpolis (GO)</text:p>
          </table:table-cell>
          <table:table-cell table:style-name="ce1" office:value-type="float" office:value="2506"/>
        </table:table-row>
        <table:table-row table:style-name="ro1">
          <table:table-cell table:style-name="ce1" office:value-type="float" office:value="5212105"/>
          <table:table-cell table:style-name="ce1" office:value-type="string">
            <text:p>Joviânia (GO)</text:p>
          </table:table-cell>
          <table:table-cell table:style-name="ce1" office:value-type="float" office:value="7402"/>
        </table:table-row>
        <table:table-row table:style-name="ro1">
          <table:table-cell table:style-name="ce1" office:value-type="float" office:value="5212204"/>
          <table:table-cell table:style-name="ce1" office:value-type="string">
            <text:p>Jussara (GO)</text:p>
          </table:table-cell>
          <table:table-cell table:style-name="ce1" office:value-type="float" office:value="18371"/>
        </table:table-row>
        <table:table-row table:style-name="ro1">
          <table:table-cell table:style-name="ce1" office:value-type="float" office:value="5212253"/>
          <table:table-cell table:style-name="ce1" office:value-type="string">
            <text:p>Lagoa Santa (GO)</text:p>
          </table:table-cell>
          <table:table-cell table:style-name="ce1" office:value-type="float" office:value="1621"/>
        </table:table-row>
        <table:table-row table:style-name="ro1">
          <table:table-cell table:style-name="ce1" office:value-type="float" office:value="5212303"/>
          <table:table-cell table:style-name="ce1" office:value-type="string">
            <text:p>Leopoldo de Bulhões (GO)</text:p>
          </table:table-cell>
          <table:table-cell table:style-name="ce1" office:value-type="float" office:value="7651"/>
        </table:table-row>
        <table:table-row table:style-name="ro1">
          <table:table-cell table:style-name="ce1" office:value-type="float" office:value="5212501"/>
          <table:table-cell table:style-name="ce1" office:value-type="string">
            <text:p>Luziânia (GO)</text:p>
          </table:table-cell>
          <table:table-cell table:style-name="ce1" office:value-type="float" office:value="211508"/>
        </table:table-row>
        <table:table-row table:style-name="ro1">
          <table:table-cell table:style-name="ce1" office:value-type="float" office:value="5212600"/>
          <table:table-cell table:style-name="ce1" office:value-type="string">
            <text:p>Mairipotaba (GO)</text:p>
          </table:table-cell>
          <table:table-cell table:style-name="ce1" office:value-type="float" office:value="2363"/>
        </table:table-row>
        <table:table-row table:style-name="ro1">
          <table:table-cell table:style-name="ce1" office:value-type="float" office:value="5212709"/>
          <table:table-cell table:style-name="ce1" office:value-type="string">
            <text:p>Mambaí (GO)</text:p>
          </table:table-cell>
          <table:table-cell table:style-name="ce1" office:value-type="float" office:value="9081"/>
        </table:table-row>
        <table:table-row table:style-name="ro1">
          <table:table-cell table:style-name="ce1" office:value-type="float" office:value="5212808"/>
          <table:table-cell table:style-name="ce1" office:value-type="string">
            <text:p>Mara Rosa (GO)</text:p>
          </table:table-cell>
          <table:table-cell table:style-name="ce1" office:value-type="float" office:value="9363"/>
        </table:table-row>
        <table:table-row table:style-name="ro1">
          <table:table-cell table:style-name="ce1" office:value-type="float" office:value="5212907"/>
          <table:table-cell table:style-name="ce1" office:value-type="string">
            <text:p>Marzagão (GO)</text:p>
          </table:table-cell>
          <table:table-cell table:style-name="ce1" office:value-type="float" office:value="2250"/>
        </table:table-row>
        <table:table-row table:style-name="ro1">
          <table:table-cell table:style-name="ce1" office:value-type="float" office:value="5212956"/>
          <table:table-cell table:style-name="ce1" office:value-type="string">
            <text:p>Matrinchã (GO)</text:p>
          </table:table-cell>
          <table:table-cell table:style-name="ce1" office:value-type="float" office:value="4336"/>
        </table:table-row>
        <table:table-row table:style-name="ro1">
          <table:table-cell table:style-name="ce1" office:value-type="float" office:value="5213004"/>
          <table:table-cell table:style-name="ce1" office:value-type="string">
            <text:p>Maurilândia (GO)</text:p>
          </table:table-cell>
          <table:table-cell table:style-name="ce1" office:value-type="float" office:value="14327"/>
        </table:table-row>
        <table:table-row table:style-name="ro1">
          <table:table-cell table:style-name="ce1" office:value-type="float" office:value="5213053"/>
          <table:table-cell table:style-name="ce1" office:value-type="string">
            <text:p>Mimoso de Goiás (GO)</text:p>
          </table:table-cell>
          <table:table-cell table:style-name="ce1" office:value-type="float" office:value="2583"/>
        </table:table-row>
        <table:table-row table:style-name="ro1">
          <table:table-cell table:style-name="ce1" office:value-type="float" office:value="5213087"/>
          <table:table-cell table:style-name="ce1" office:value-type="string">
            <text:p>Minaçu (GO)</text:p>
          </table:table-cell>
          <table:table-cell table:style-name="ce1" office:value-type="float" office:value="28793"/>
        </table:table-row>
        <table:table-row table:style-name="ro1">
          <table:table-cell table:style-name="ce1" office:value-type="float" office:value="5213103"/>
          <table:table-cell table:style-name="ce1" office:value-type="string">
            <text:p>Mineiros (GO)</text:p>
          </table:table-cell>
          <table:table-cell table:style-name="ce1" office:value-type="float" office:value="68154"/>
        </table:table-row>
        <table:table-row table:style-name="ro1">
          <table:table-cell table:style-name="ce1" office:value-type="float" office:value="5213400"/>
          <table:table-cell table:style-name="ce1" office:value-type="string">
            <text:p>Moiporá (GO)</text:p>
          </table:table-cell>
          <table:table-cell table:style-name="ce1" office:value-type="float" office:value="1501"/>
        </table:table-row>
        <table:table-row table:style-name="ro1">
          <table:table-cell table:style-name="ce1" office:value-type="float" office:value="5213509"/>
          <table:table-cell table:style-name="ce1" office:value-type="string">
            <text:p>Monte Alegre de Goiás (GO)</text:p>
          </table:table-cell>
          <table:table-cell table:style-name="ce1" office:value-type="float" office:value="8684"/>
        </table:table-row>
        <table:table-row table:style-name="ro1">
          <table:table-cell table:style-name="ce1" office:value-type="float" office:value="5213707"/>
          <table:table-cell table:style-name="ce1" office:value-type="string">
            <text:p>Montes Claros de Goiás (GO)</text:p>
          </table:table-cell>
          <table:table-cell table:style-name="ce1" office:value-type="float" office:value="8047"/>
        </table:table-row>
        <table:table-row table:style-name="ro1">
          <table:table-cell table:style-name="ce1" office:value-type="float" office:value="5213756"/>
          <table:table-cell table:style-name="ce1" office:value-type="string">
            <text:p>Montividiu (GO)</text:p>
          </table:table-cell>
          <table:table-cell table:style-name="ce1" office:value-type="float" office:value="13672"/>
        </table:table-row>
        <table:table-row table:style-name="ro1">
          <table:table-cell table:style-name="ce1" office:value-type="float" office:value="5213772"/>
          <table:table-cell table:style-name="ce1" office:value-type="string">
            <text:p>Montividiu do Norte (GO)</text:p>
          </table:table-cell>
          <table:table-cell table:style-name="ce1" office:value-type="float" office:value="4509"/>
        </table:table-row>
        <table:table-row table:style-name="ro1">
          <table:table-cell table:style-name="ce1" office:value-type="float" office:value="5213806"/>
          <table:table-cell table:style-name="ce1" office:value-type="string">
            <text:p>Morrinhos (GO)</text:p>
          </table:table-cell>
          <table:table-cell table:style-name="ce1" office:value-type="float" office:value="46548"/>
        </table:table-row>
        <table:table-row table:style-name="ro1">
          <table:table-cell table:style-name="ce1" office:value-type="float" office:value="5213855"/>
          <table:table-cell table:style-name="ce1" office:value-type="string">
            <text:p>Morro Agudo de Goiás (GO)</text:p>
          </table:table-cell>
          <table:table-cell table:style-name="ce1" office:value-type="float" office:value="2232"/>
        </table:table-row>
        <table:table-row table:style-name="ro1">
          <table:table-cell table:style-name="ce1" office:value-type="float" office:value="5213905"/>
          <table:table-cell table:style-name="ce1" office:value-type="string">
            <text:p>Mossâmedes (GO)</text:p>
          </table:table-cell>
          <table:table-cell table:style-name="ce1" office:value-type="float" office:value="4206"/>
        </table:table-row>
        <table:table-row table:style-name="ro1">
          <table:table-cell table:style-name="ce1" office:value-type="float" office:value="5214002"/>
          <table:table-cell table:style-name="ce1" office:value-type="string">
            <text:p>Mozarlândia (GO)</text:p>
          </table:table-cell>
          <table:table-cell table:style-name="ce1" office:value-type="float" office:value="15870"/>
        </table:table-row>
        <table:table-row table:style-name="ro1">
          <table:table-cell table:style-name="ce1" office:value-type="float" office:value="5214051"/>
          <table:table-cell table:style-name="ce1" office:value-type="string">
            <text:p>Mundo Novo (GO)</text:p>
          </table:table-cell>
          <table:table-cell table:style-name="ce1" office:value-type="float" office:value="4713"/>
        </table:table-row>
        <table:table-row table:style-name="ro1">
          <table:table-cell table:style-name="ce1" office:value-type="float" office:value="5214101"/>
          <table:table-cell table:style-name="ce1" office:value-type="string">
            <text:p>Mutunópolis (GO)</text:p>
          </table:table-cell>
          <table:table-cell table:style-name="ce1" office:value-type="float" office:value="3764"/>
        </table:table-row>
        <table:table-row table:style-name="ro1">
          <table:table-cell table:style-name="ce1" office:value-type="float" office:value="5214408"/>
          <table:table-cell table:style-name="ce1" office:value-type="string">
            <text:p>Nazário (GO)</text:p>
          </table:table-cell>
          <table:table-cell table:style-name="ce1" office:value-type="float" office:value="9260"/>
        </table:table-row>
        <table:table-row table:style-name="ro1">
          <table:table-cell table:style-name="ce1" office:value-type="float" office:value="5214507"/>
          <table:table-cell table:style-name="ce1" office:value-type="string">
            <text:p>Nerópolis (GO)</text:p>
          </table:table-cell>
          <table:table-cell table:style-name="ce1" office:value-type="float" office:value="30395"/>
        </table:table-row>
        <table:table-row table:style-name="ro1">
          <table:table-cell table:style-name="ce1" office:value-type="float" office:value="5214606"/>
          <table:table-cell table:style-name="ce1" office:value-type="string">
            <text:p>Niquelândia (GO)</text:p>
          </table:table-cell>
          <table:table-cell table:style-name="ce1" office:value-type="float" office:value="46730"/>
        </table:table-row>
        <table:table-row table:style-name="ro1">
          <table:table-cell table:style-name="ce1" office:value-type="float" office:value="5214705"/>
          <table:table-cell table:style-name="ce1" office:value-type="string">
            <text:p>Nova América (GO)</text:p>
          </table:table-cell>
          <table:table-cell table:style-name="ce1" office:value-type="float" office:value="2357"/>
        </table:table-row>
        <table:table-row table:style-name="ro1">
          <table:table-cell table:style-name="ce1" office:value-type="float" office:value="5214804"/>
          <table:table-cell table:style-name="ce1" office:value-type="string">
            <text:p>Nova Aurora (GO)</text:p>
          </table:table-cell>
          <table:table-cell table:style-name="ce1" office:value-type="float" office:value="2222"/>
        </table:table-row>
        <table:table-row table:style-name="ro1">
          <table:table-cell table:style-name="ce1" office:value-type="float" office:value="5214838"/>
          <table:table-cell table:style-name="ce1" office:value-type="string">
            <text:p>Nova Crixás (GO)</text:p>
          </table:table-cell>
          <table:table-cell table:style-name="ce1" office:value-type="float" office:value="12945"/>
        </table:table-row>
        <table:table-row table:style-name="ro1">
          <table:table-cell table:style-name="ce1" office:value-type="float" office:value="5214861"/>
          <table:table-cell table:style-name="ce1" office:value-type="string">
            <text:p>Nova Glória (GO)</text:p>
          </table:table-cell>
          <table:table-cell table:style-name="ce1" office:value-type="float" office:value="8112"/>
        </table:table-row>
        <table:table-row table:style-name="ro1">
          <table:table-cell table:style-name="ce1" office:value-type="float" office:value="5214879"/>
          <table:table-cell table:style-name="ce1" office:value-type="string">
            <text:p>Nova Iguaçu de Goiás (GO)</text:p>
          </table:table-cell>
          <table:table-cell table:style-name="ce1" office:value-type="float" office:value="2934"/>
        </table:table-row>
        <table:table-row table:style-name="ro1">
          <table:table-cell table:style-name="ce1" office:value-type="float" office:value="5214903"/>
          <table:table-cell table:style-name="ce1" office:value-type="string">
            <text:p>Nova Roma (GO)</text:p>
          </table:table-cell>
          <table:table-cell table:style-name="ce1" office:value-type="float" office:value="3236"/>
        </table:table-row>
        <table:table-row table:style-name="ro1">
          <table:table-cell table:style-name="ce1" office:value-type="float" office:value="5215009"/>
          <table:table-cell table:style-name="ce1" office:value-type="string">
            <text:p>Nova Veneza (GO)</text:p>
          </table:table-cell>
          <table:table-cell table:style-name="ce1" office:value-type="float" office:value="10018"/>
        </table:table-row>
        <table:table-row table:style-name="ro1">
          <table:table-cell table:style-name="ce1" office:value-type="float" office:value="5215207"/>
          <table:table-cell table:style-name="ce1" office:value-type="string">
            <text:p>Novo Brasil (GO)</text:p>
          </table:table-cell>
          <table:table-cell table:style-name="ce1" office:value-type="float" office:value="2843"/>
        </table:table-row>
        <table:table-row table:style-name="ro1">
          <table:table-cell table:style-name="ce1" office:value-type="float" office:value="5215231"/>
          <table:table-cell table:style-name="ce1" office:value-type="string">
            <text:p>Novo Gama (GO)</text:p>
          </table:table-cell>
          <table:table-cell table:style-name="ce1" office:value-type="float" office:value="117703"/>
        </table:table-row>
        <table:table-row table:style-name="ro1">
          <table:table-cell table:style-name="ce1" office:value-type="float" office:value="5215256"/>
          <table:table-cell table:style-name="ce1" office:value-type="string">
            <text:p>Novo Planalto (GO)</text:p>
          </table:table-cell>
          <table:table-cell table:style-name="ce1" office:value-type="float" office:value="4544"/>
        </table:table-row>
        <table:table-row table:style-name="ro1">
          <table:table-cell table:style-name="ce1" office:value-type="float" office:value="5215306"/>
          <table:table-cell table:style-name="ce1" office:value-type="string">
            <text:p>Orizona (GO)</text:p>
          </table:table-cell>
          <table:table-cell table:style-name="ce1" office:value-type="float" office:value="15725"/>
        </table:table-row>
        <table:table-row table:style-name="ro1">
          <table:table-cell table:style-name="ce1" office:value-type="float" office:value="5215405"/>
          <table:table-cell table:style-name="ce1" office:value-type="string">
            <text:p>Ouro Verde de Goiás (GO)</text:p>
          </table:table-cell>
          <table:table-cell table:style-name="ce1" office:value-type="float" office:value="3723"/>
        </table:table-row>
        <table:table-row table:style-name="ro1">
          <table:table-cell table:style-name="ce1" office:value-type="float" office:value="5215504"/>
          <table:table-cell table:style-name="ce1" office:value-type="string">
            <text:p>Ouvidor (GO)</text:p>
          </table:table-cell>
          <table:table-cell table:style-name="ce1" office:value-type="float" office:value="6782"/>
        </table:table-row>
        <table:table-row table:style-name="ro1">
          <table:table-cell table:style-name="ce1" office:value-type="float" office:value="5215603"/>
          <table:table-cell table:style-name="ce1" office:value-type="string">
            <text:p>Padre Bernardo (GO)</text:p>
          </table:table-cell>
          <table:table-cell table:style-name="ce1" office:value-type="float" office:value="34430"/>
        </table:table-row>
        <table:table-row table:style-name="ro1">
          <table:table-cell table:style-name="ce1" office:value-type="float" office:value="5215652"/>
          <table:table-cell table:style-name="ce1" office:value-type="string">
            <text:p>Palestina de Goiás (GO)</text:p>
          </table:table-cell>
          <table:table-cell table:style-name="ce1" office:value-type="float" office:value="3467"/>
        </table:table-row>
        <table:table-row table:style-name="ro1">
          <table:table-cell table:style-name="ce1" office:value-type="float" office:value="5215702"/>
          <table:table-cell table:style-name="ce1" office:value-type="string">
            <text:p>Palmeiras de Goiás (GO)</text:p>
          </table:table-cell>
          <table:table-cell table:style-name="ce1" office:value-type="float" office:value="29392"/>
        </table:table-row>
        <table:table-row table:style-name="ro1">
          <table:table-cell table:style-name="ce1" office:value-type="float" office:value="5215801"/>
          <table:table-cell table:style-name="ce1" office:value-type="string">
            <text:p>Palmelo (GO)</text:p>
          </table:table-cell>
          <table:table-cell table:style-name="ce1" office:value-type="float" office:value="2381"/>
        </table:table-row>
        <table:table-row table:style-name="ro1">
          <table:table-cell table:style-name="ce1" office:value-type="float" office:value="5215900"/>
          <table:table-cell table:style-name="ce1" office:value-type="string">
            <text:p>Palminópolis (GO)</text:p>
          </table:table-cell>
          <table:table-cell table:style-name="ce1" office:value-type="float" office:value="3582"/>
        </table:table-row>
        <table:table-row table:style-name="ro1">
          <table:table-cell table:style-name="ce1" office:value-type="float" office:value="5216007"/>
          <table:table-cell table:style-name="ce1" office:value-type="string">
            <text:p>Panamá (GO)</text:p>
          </table:table-cell>
          <table:table-cell table:style-name="ce1" office:value-type="float" office:value="2603"/>
        </table:table-row>
        <table:table-row table:style-name="ro1">
          <table:table-cell table:style-name="ce1" office:value-type="float" office:value="5216304"/>
          <table:table-cell table:style-name="ce1" office:value-type="string">
            <text:p>Paranaiguara (GO)</text:p>
          </table:table-cell>
          <table:table-cell table:style-name="ce1" office:value-type="float" office:value="10140"/>
        </table:table-row>
        <table:table-row table:style-name="ro1">
          <table:table-cell table:style-name="ce1" office:value-type="float" office:value="5216403"/>
          <table:table-cell table:style-name="ce1" office:value-type="string">
            <text:p>Paraúna (GO)</text:p>
          </table:table-cell>
          <table:table-cell table:style-name="ce1" office:value-type="float" office:value="10980"/>
        </table:table-row>
        <table:table-row table:style-name="ro1">
          <table:table-cell table:style-name="ce1" office:value-type="float" office:value="5216452"/>
          <table:table-cell table:style-name="ce1" office:value-type="string">
            <text:p>Perolândia (GO)</text:p>
          </table:table-cell>
          <table:table-cell table:style-name="ce1" office:value-type="float" office:value="3143"/>
        </table:table-row>
        <table:table-row table:style-name="ro1">
          <table:table-cell table:style-name="ce1" office:value-type="float" office:value="5216809"/>
          <table:table-cell table:style-name="ce1" office:value-type="string">
            <text:p>Petrolina de Goiás (GO)</text:p>
          </table:table-cell>
          <table:table-cell table:style-name="ce1" office:value-type="float" office:value="10261"/>
        </table:table-row>
        <table:table-row table:style-name="ro1">
          <table:table-cell table:style-name="ce1" office:value-type="float" office:value="5216908"/>
          <table:table-cell table:style-name="ce1" office:value-type="string">
            <text:p>Pilar de Goiás (GO)</text:p>
          </table:table-cell>
          <table:table-cell table:style-name="ce1" office:value-type="float" office:value="2194"/>
        </table:table-row>
        <table:table-row table:style-name="ro1">
          <table:table-cell table:style-name="ce1" office:value-type="float" office:value="5217104"/>
          <table:table-cell table:style-name="ce1" office:value-type="string">
            <text:p>Piracanjuba (GO)</text:p>
          </table:table-cell>
          <table:table-cell table:style-name="ce1" office:value-type="float" office:value="24548"/>
        </table:table-row>
        <table:table-row table:style-name="ro1">
          <table:table-cell table:style-name="ce1" office:value-type="float" office:value="5217203"/>
          <table:table-cell table:style-name="ce1" office:value-type="string">
            <text:p>Piranhas (GO)</text:p>
          </table:table-cell>
          <table:table-cell table:style-name="ce1" office:value-type="float" office:value="10272"/>
        </table:table-row>
        <table:table-row table:style-name="ro1">
          <table:table-cell table:style-name="ce1" office:value-type="float" office:value="5217302"/>
          <table:table-cell table:style-name="ce1" office:value-type="string">
            <text:p>Pirenópolis (GO)</text:p>
          </table:table-cell>
          <table:table-cell table:style-name="ce1" office:value-type="float" office:value="25064"/>
        </table:table-row>
        <table:table-row table:style-name="ro1">
          <table:table-cell table:style-name="ce1" office:value-type="float" office:value="5217401"/>
          <table:table-cell table:style-name="ce1" office:value-type="string">
            <text:p>Pires do Rio (GO)</text:p>
          </table:table-cell>
          <table:table-cell table:style-name="ce1" office:value-type="float" office:value="31686"/>
        </table:table-row>
        <table:table-row table:style-name="ro1">
          <table:table-cell table:style-name="ce1" office:value-type="float" office:value="5217609"/>
          <table:table-cell table:style-name="ce1" office:value-type="string">
            <text:p>Planaltina (GO)</text:p>
          </table:table-cell>
          <table:table-cell table:style-name="ce1" office:value-type="float" office:value="90640"/>
        </table:table-row>
        <table:table-row table:style-name="ro1">
          <table:table-cell table:style-name="ce1" office:value-type="float" office:value="5217708"/>
          <table:table-cell table:style-name="ce1" office:value-type="string">
            <text:p>Pontalina (GO)</text:p>
          </table:table-cell>
          <table:table-cell table:style-name="ce1" office:value-type="float" office:value="17860"/>
        </table:table-row>
        <table:table-row table:style-name="ro1">
          <table:table-cell table:style-name="ce1" office:value-type="float" office:value="5218003"/>
          <table:table-cell table:style-name="ce1" office:value-type="string">
            <text:p>Porangatu (GO)</text:p>
          </table:table-cell>
          <table:table-cell table:style-name="ce1" office:value-type="float" office:value="45633"/>
        </table:table-row>
        <table:table-row table:style-name="ro1">
          <table:table-cell table:style-name="ce1" office:value-type="float" office:value="5218052"/>
          <table:table-cell table:style-name="ce1" office:value-type="string">
            <text:p>Porteirão (GO)</text:p>
          </table:table-cell>
          <table:table-cell table:style-name="ce1" office:value-type="float" office:value="3931"/>
        </table:table-row>
        <table:table-row table:style-name="ro1">
          <table:table-cell table:style-name="ce1" office:value-type="float" office:value="5218102"/>
          <table:table-cell table:style-name="ce1" office:value-type="string">
            <text:p>Portelândia (GO)</text:p>
          </table:table-cell>
          <table:table-cell table:style-name="ce1" office:value-type="float" office:value="4022"/>
        </table:table-row>
        <table:table-row table:style-name="ro1">
          <table:table-cell table:style-name="ce1" office:value-type="float" office:value="5218300"/>
          <table:table-cell table:style-name="ce1" office:value-type="string">
            <text:p>Posse (GO)</text:p>
          </table:table-cell>
          <table:table-cell table:style-name="ce1" office:value-type="float" office:value="37414"/>
        </table:table-row>
        <table:table-row table:style-name="ro1">
          <table:table-cell table:style-name="ce1" office:value-type="float" office:value="5218391"/>
          <table:table-cell table:style-name="ce1" office:value-type="string">
            <text:p>Professor Jamil (GO)</text:p>
          </table:table-cell>
          <table:table-cell table:style-name="ce1" office:value-type="float" office:value="3203"/>
        </table:table-row>
        <table:table-row table:style-name="ro1">
          <table:table-cell table:style-name="ce1" office:value-type="float" office:value="5218508"/>
          <table:table-cell table:style-name="ce1" office:value-type="string">
            <text:p>Quirinópolis (GO)</text:p>
          </table:table-cell>
          <table:table-cell table:style-name="ce1" office:value-type="float" office:value="50701"/>
        </table:table-row>
        <table:table-row table:style-name="ro1">
          <table:table-cell table:style-name="ce1" office:value-type="float" office:value="5218607"/>
          <table:table-cell table:style-name="ce1" office:value-type="string">
            <text:p>Rialma (GO)</text:p>
          </table:table-cell>
          <table:table-cell table:style-name="ce1" office:value-type="float" office:value="10940"/>
        </table:table-row>
        <table:table-row table:style-name="ro1">
          <table:table-cell table:style-name="ce1" office:value-type="float" office:value="5218706"/>
          <table:table-cell table:style-name="ce1" office:value-type="string">
            <text:p>Rianápolis (GO)</text:p>
          </table:table-cell>
          <table:table-cell table:style-name="ce1" office:value-type="float" office:value="4817"/>
        </table:table-row>
        <table:table-row table:style-name="ro1">
          <table:table-cell table:style-name="ce1" office:value-type="float" office:value="5218789"/>
          <table:table-cell table:style-name="ce1" office:value-type="string">
            <text:p>Rio Quente (GO)</text:p>
          </table:table-cell>
          <table:table-cell table:style-name="ce1" office:value-type="float" office:value="4612"/>
        </table:table-row>
        <table:table-row table:style-name="ro1">
          <table:table-cell table:style-name="ce1" office:value-type="float" office:value="5218805"/>
          <table:table-cell table:style-name="ce1" office:value-type="string">
            <text:p>Rio Verde (GO)</text:p>
          </table:table-cell>
          <table:table-cell table:style-name="ce1" office:value-type="float" office:value="241518"/>
        </table:table-row>
        <table:table-row table:style-name="ro1">
          <table:table-cell table:style-name="ce1" office:value-type="float" office:value="5218904"/>
          <table:table-cell table:style-name="ce1" office:value-type="string">
            <text:p>Rubiataba (GO)</text:p>
          </table:table-cell>
          <table:table-cell table:style-name="ce1" office:value-type="float" office:value="19947"/>
        </table:table-row>
        <table:table-row table:style-name="ro1">
          <table:table-cell table:style-name="ce1" office:value-type="float" office:value="5219001"/>
          <table:table-cell table:style-name="ce1" office:value-type="string">
            <text:p>Sanclerlândia (GO)</text:p>
          </table:table-cell>
          <table:table-cell table:style-name="ce1" office:value-type="float" office:value="7632"/>
        </table:table-row>
        <table:table-row table:style-name="ro1">
          <table:table-cell table:style-name="ce1" office:value-type="float" office:value="5219100"/>
          <table:table-cell table:style-name="ce1" office:value-type="string">
            <text:p>Santa Bárbara de Goiás (GO)</text:p>
          </table:table-cell>
          <table:table-cell table:style-name="ce1" office:value-type="float" office:value="6634"/>
        </table:table-row>
        <table:table-row table:style-name="ro1">
          <table:table-cell table:style-name="ce1" office:value-type="float" office:value="5219209"/>
          <table:table-cell table:style-name="ce1" office:value-type="string">
            <text:p>Santa Cruz de Goiás (GO)</text:p>
          </table:table-cell>
          <table:table-cell table:style-name="ce1" office:value-type="float" office:value="2819"/>
        </table:table-row>
        <table:table-row table:style-name="ro1">
          <table:table-cell table:style-name="ce1" office:value-type="float" office:value="5219258"/>
          <table:table-cell table:style-name="ce1" office:value-type="string">
            <text:p>Santa Fé de Goiás (GO)</text:p>
          </table:table-cell>
          <table:table-cell table:style-name="ce1" office:value-type="float" office:value="5523"/>
        </table:table-row>
        <table:table-row table:style-name="ro1">
          <table:table-cell table:style-name="ce1" office:value-type="float" office:value="5219308"/>
          <table:table-cell table:style-name="ce1" office:value-type="string">
            <text:p>Santa Helena de Goiás (GO)</text:p>
          </table:table-cell>
          <table:table-cell table:style-name="ce1" office:value-type="float" office:value="38808"/>
        </table:table-row>
        <table:table-row table:style-name="ro1">
          <table:table-cell table:style-name="ce1" office:value-type="float" office:value="5219357"/>
          <table:table-cell table:style-name="ce1" office:value-type="string">
            <text:p>Santa Isabel (GO)</text:p>
          </table:table-cell>
          <table:table-cell table:style-name="ce1" office:value-type="float" office:value="3815"/>
        </table:table-row>
        <table:table-row table:style-name="ro1">
          <table:table-cell table:style-name="ce1" office:value-type="float" office:value="5219407"/>
          <table:table-cell table:style-name="ce1" office:value-type="string">
            <text:p>Santa Rita do Araguaia (GO)</text:p>
          </table:table-cell>
          <table:table-cell table:style-name="ce1" office:value-type="float" office:value="8935"/>
        </table:table-row>
        <table:table-row table:style-name="ro1">
          <table:table-cell table:style-name="ce1" office:value-type="float" office:value="5219456"/>
          <table:table-cell table:style-name="ce1" office:value-type="string">
            <text:p>Santa Rita do Novo Destino (GO)</text:p>
          </table:table-cell>
          <table:table-cell table:style-name="ce1" office:value-type="float" office:value="3355"/>
        </table:table-row>
        <table:table-row table:style-name="ro1">
          <table:table-cell table:style-name="ce1" office:value-type="float" office:value="5219506"/>
          <table:table-cell table:style-name="ce1" office:value-type="string">
            <text:p>Santa Rosa de Goiás (GO)</text:p>
          </table:table-cell>
          <table:table-cell table:style-name="ce1" office:value-type="float" office:value="2252"/>
        </table:table-row>
        <table:table-row table:style-name="ro1">
          <table:table-cell table:style-name="ce1" office:value-type="float" office:value="5219605"/>
          <table:table-cell table:style-name="ce1" office:value-type="string">
            <text:p>Santa Tereza de Goiás (GO)</text:p>
          </table:table-cell>
          <table:table-cell table:style-name="ce1" office:value-type="float" office:value="3280"/>
        </table:table-row>
        <table:table-row table:style-name="ro1">
          <table:table-cell table:style-name="ce1" office:value-type="float" office:value="5219704"/>
          <table:table-cell table:style-name="ce1" office:value-type="string">
            <text:p>Santa Terezinha de Goiás (GO)</text:p>
          </table:table-cell>
          <table:table-cell table:style-name="ce1" office:value-type="float" office:value="8562"/>
        </table:table-row>
        <table:table-row table:style-name="ro1">
          <table:table-cell table:style-name="ce1" office:value-type="float" office:value="5219712"/>
          <table:table-cell table:style-name="ce1" office:value-type="string">
            <text:p>Santo Antônio da Barra (GO)</text:p>
          </table:table-cell>
          <table:table-cell table:style-name="ce1" office:value-type="float" office:value="4854"/>
        </table:table-row>
        <table:table-row table:style-name="ro1">
          <table:table-cell table:style-name="ce1" office:value-type="float" office:value="5219738"/>
          <table:table-cell table:style-name="ce1" office:value-type="string">
            <text:p>Santo Antônio de Goiás (GO)</text:p>
          </table:table-cell>
          <table:table-cell table:style-name="ce1" office:value-type="float" office:value="6440"/>
        </table:table-row>
        <table:table-row table:style-name="ro1">
          <table:table-cell table:style-name="ce1" office:value-type="float" office:value="5219753"/>
          <table:table-cell table:style-name="ce1" office:value-type="string">
            <text:p>Santo Antônio do Descoberto (GO)</text:p>
          </table:table-cell>
          <table:table-cell table:style-name="ce1" office:value-type="float" office:value="75829"/>
        </table:table-row>
        <table:table-row table:style-name="ro1">
          <table:table-cell table:style-name="ce1" office:value-type="float" office:value="5219803"/>
          <table:table-cell table:style-name="ce1" office:value-type="string">
            <text:p>São Domingos (GO)</text:p>
          </table:table-cell>
          <table:table-cell table:style-name="ce1" office:value-type="float" office:value="13103"/>
        </table:table-row>
        <table:table-row table:style-name="ro1">
          <table:table-cell table:style-name="ce1" office:value-type="float" office:value="5219902"/>
          <table:table-cell table:style-name="ce1" office:value-type="string">
            <text:p>São Francisco de Goiás (GO)</text:p>
          </table:table-cell>
          <table:table-cell table:style-name="ce1" office:value-type="float" office:value="6267"/>
        </table:table-row>
        <table:table-row table:style-name="ro1">
          <table:table-cell table:style-name="ce1" office:value-type="float" office:value="5220009"/>
          <table:table-cell table:style-name="ce1" office:value-type="string">
            <text:p>São João d'Aliança (GO)</text:p>
          </table:table-cell>
          <table:table-cell table:style-name="ce1" office:value-type="float" office:value="14085"/>
        </table:table-row>
        <table:table-row table:style-name="ro1">
          <table:table-cell table:style-name="ce1" office:value-type="float" office:value="5220058"/>
          <table:table-cell table:style-name="ce1" office:value-type="string">
            <text:p>São João da Paraúna (GO)</text:p>
          </table:table-cell>
          <table:table-cell table:style-name="ce1" office:value-type="float" office:value="1345"/>
        </table:table-row>
        <table:table-row table:style-name="ro1">
          <table:table-cell table:style-name="ce1" office:value-type="float" office:value="5220108"/>
          <table:table-cell table:style-name="ce1" office:value-type="string">
            <text:p>São Luís de Montes Belos (GO)</text:p>
          </table:table-cell>
          <table:table-cell table:style-name="ce1" office:value-type="float" office:value="34157"/>
        </table:table-row>
        <table:table-row table:style-name="ro1">
          <table:table-cell table:style-name="ce1" office:value-type="float" office:value="5220157"/>
          <table:table-cell table:style-name="ce1" office:value-type="string">
            <text:p>São Luiz do Norte (GO)</text:p>
          </table:table-cell>
          <table:table-cell table:style-name="ce1" office:value-type="float" office:value="5215"/>
        </table:table-row>
        <table:table-row table:style-name="ro1">
          <table:table-cell table:style-name="ce1" office:value-type="float" office:value="5220207"/>
          <table:table-cell table:style-name="ce1" office:value-type="string">
            <text:p>São Miguel do Araguaia (GO)</text:p>
          </table:table-cell>
          <table:table-cell table:style-name="ce1" office:value-type="float" office:value="21920"/>
        </table:table-row>
        <table:table-row table:style-name="ro1">
          <table:table-cell table:style-name="ce1" office:value-type="float" office:value="5220264"/>
          <table:table-cell table:style-name="ce1" office:value-type="string">
            <text:p>São Miguel do Passa Quatro (GO)</text:p>
          </table:table-cell>
          <table:table-cell table:style-name="ce1" office:value-type="float" office:value="4082"/>
        </table:table-row>
        <table:table-row table:style-name="ro1">
          <table:table-cell table:style-name="ce1" office:value-type="float" office:value="5220280"/>
          <table:table-cell table:style-name="ce1" office:value-type="string">
            <text:p>São Patrício (GO)</text:p>
          </table:table-cell>
          <table:table-cell table:style-name="ce1" office:value-type="float" office:value="2037"/>
        </table:table-row>
        <table:table-row table:style-name="ro1">
          <table:table-cell table:style-name="ce1" office:value-type="float" office:value="5220405"/>
          <table:table-cell table:style-name="ce1" office:value-type="string">
            <text:p>São Simão (GO)</text:p>
          </table:table-cell>
          <table:table-cell table:style-name="ce1" office:value-type="float" office:value="20985"/>
        </table:table-row>
        <table:table-row table:style-name="ro1">
          <table:table-cell table:style-name="ce1" office:value-type="float" office:value="5220454"/>
          <table:table-cell table:style-name="ce1" office:value-type="string">
            <text:p>Senador Canedo (GO)</text:p>
          </table:table-cell>
          <table:table-cell table:style-name="ce1" office:value-type="float" office:value="118451"/>
        </table:table-row>
        <table:table-row table:style-name="ro1">
          <table:table-cell table:style-name="ce1" office:value-type="float" office:value="5220504"/>
          <table:table-cell table:style-name="ce1" office:value-type="string">
            <text:p>Serranópolis (GO)</text:p>
          </table:table-cell>
          <table:table-cell table:style-name="ce1" office:value-type="float" office:value="8642"/>
        </table:table-row>
        <table:table-row table:style-name="ro1">
          <table:table-cell table:style-name="ce1" office:value-type="float" office:value="5220603"/>
          <table:table-cell table:style-name="ce1" office:value-type="string">
            <text:p>Silvânia (GO)</text:p>
          </table:table-cell>
          <table:table-cell table:style-name="ce1" office:value-type="float" office:value="20816"/>
        </table:table-row>
        <table:table-row table:style-name="ro1">
          <table:table-cell table:style-name="ce1" office:value-type="float" office:value="5220686"/>
          <table:table-cell table:style-name="ce1" office:value-type="string">
            <text:p>Simolândia (GO)</text:p>
          </table:table-cell>
          <table:table-cell table:style-name="ce1" office:value-type="float" office:value="6879"/>
        </table:table-row>
        <table:table-row table:style-name="ro1">
          <table:table-cell table:style-name="ce1" office:value-type="float" office:value="5220702"/>
          <table:table-cell table:style-name="ce1" office:value-type="string">
            <text:p>Sítio d'Abadia (GO)</text:p>
          </table:table-cell>
          <table:table-cell table:style-name="ce1" office:value-type="float" office:value="3001"/>
        </table:table-row>
        <table:table-row table:style-name="ro1">
          <table:table-cell table:style-name="ce1" office:value-type="float" office:value="5221007"/>
          <table:table-cell table:style-name="ce1" office:value-type="string">
            <text:p>Taquaral de Goiás (GO)</text:p>
          </table:table-cell>
          <table:table-cell table:style-name="ce1" office:value-type="float" office:value="3521"/>
        </table:table-row>
        <table:table-row table:style-name="ro1">
          <table:table-cell table:style-name="ce1" office:value-type="float" office:value="5221080"/>
          <table:table-cell table:style-name="ce1" office:value-type="string">
            <text:p>Teresina de Goiás (GO)</text:p>
          </table:table-cell>
          <table:table-cell table:style-name="ce1" office:value-type="float" office:value="3498"/>
        </table:table-row>
        <table:table-row table:style-name="ro1">
          <table:table-cell table:style-name="ce1" office:value-type="float" office:value="5221197"/>
          <table:table-cell table:style-name="ce1" office:value-type="string">
            <text:p>Terezópolis de Goiás (GO)</text:p>
          </table:table-cell>
          <table:table-cell table:style-name="ce1" office:value-type="float" office:value="8186"/>
        </table:table-row>
        <table:table-row table:style-name="ro1">
          <table:table-cell table:style-name="ce1" office:value-type="float" office:value="5221304"/>
          <table:table-cell table:style-name="ce1" office:value-type="string">
            <text:p>Três Ranchos (GO)</text:p>
          </table:table-cell>
          <table:table-cell table:style-name="ce1" office:value-type="float" office:value="2830"/>
        </table:table-row>
        <table:table-row table:style-name="ro1">
          <table:table-cell table:style-name="ce1" office:value-type="float" office:value="5221403"/>
          <table:table-cell table:style-name="ce1" office:value-type="string">
            <text:p>Trindade (GO)</text:p>
          </table:table-cell>
          <table:table-cell table:style-name="ce1" office:value-type="float" office:value="129823"/>
        </table:table-row>
        <table:table-row table:style-name="ro1">
          <table:table-cell table:style-name="ce1" office:value-type="float" office:value="5221452"/>
          <table:table-cell table:style-name="ce1" office:value-type="string">
            <text:p>Trombas (GO)</text:p>
          </table:table-cell>
          <table:table-cell table:style-name="ce1" office:value-type="float" office:value="3498"/>
        </table:table-row>
        <table:table-row table:style-name="ro1">
          <table:table-cell table:style-name="ce1" office:value-type="float" office:value="5221502"/>
          <table:table-cell table:style-name="ce1" office:value-type="string">
            <text:p>Turvânia (GO)</text:p>
          </table:table-cell>
          <table:table-cell table:style-name="ce1" office:value-type="float" office:value="4564"/>
        </table:table-row>
        <table:table-row table:style-name="ro1">
          <table:table-cell table:style-name="ce1" office:value-type="float" office:value="5221551"/>
          <table:table-cell table:style-name="ce1" office:value-type="string">
            <text:p>Turvelândia (GO)</text:p>
          </table:table-cell>
          <table:table-cell table:style-name="ce1" office:value-type="float" office:value="5365"/>
        </table:table-row>
        <table:table-row table:style-name="ro1">
          <table:table-cell table:style-name="ce1" office:value-type="float" office:value="5221577"/>
          <table:table-cell table:style-name="ce1" office:value-type="string">
            <text:p>Uirapuru (GO)</text:p>
          </table:table-cell>
          <table:table-cell table:style-name="ce1" office:value-type="float" office:value="2840"/>
        </table:table-row>
        <table:table-row table:style-name="ro1">
          <table:table-cell table:style-name="ce1" office:value-type="float" office:value="5221601"/>
          <table:table-cell table:style-name="ce1" office:value-type="string">
            <text:p>Uruaçu (GO)</text:p>
          </table:table-cell>
          <table:table-cell table:style-name="ce1" office:value-type="float" office:value="40840"/>
        </table:table-row>
        <table:table-row table:style-name="ro1">
          <table:table-cell table:style-name="ce1" office:value-type="float" office:value="5221700"/>
          <table:table-cell table:style-name="ce1" office:value-type="string">
            <text:p>Uruana (GO)</text:p>
          </table:table-cell>
          <table:table-cell table:style-name="ce1" office:value-type="float" office:value="13818"/>
        </table:table-row>
        <table:table-row table:style-name="ro1">
          <table:table-cell table:style-name="ce1" office:value-type="float" office:value="5221809"/>
          <table:table-cell table:style-name="ce1" office:value-type="string">
            <text:p>Urutaí (GO)</text:p>
          </table:table-cell>
          <table:table-cell table:style-name="ce1" office:value-type="float" office:value="3066"/>
        </table:table-row>
        <table:table-row table:style-name="ro1">
          <table:table-cell table:style-name="ce1" office:value-type="float" office:value="5221858"/>
          <table:table-cell table:style-name="ce1" office:value-type="string">
            <text:p>Valparaíso de Goiás (GO)</text:p>
          </table:table-cell>
          <table:table-cell table:style-name="ce1" office:value-type="float" office:value="172135"/>
        </table:table-row>
        <table:table-row table:style-name="ro1">
          <table:table-cell table:style-name="ce1" office:value-type="float" office:value="5221908"/>
          <table:table-cell table:style-name="ce1" office:value-type="string">
            <text:p>Varjão (GO)</text:p>
          </table:table-cell>
          <table:table-cell table:style-name="ce1" office:value-type="float" office:value="3838"/>
        </table:table-row>
        <table:table-row table:style-name="ro1">
          <table:table-cell table:style-name="ce1" office:value-type="float" office:value="5222005"/>
          <table:table-cell table:style-name="ce1" office:value-type="string">
            <text:p>Vianópolis (GO)</text:p>
          </table:table-cell>
          <table:table-cell table:style-name="ce1" office:value-type="float" office:value="13977"/>
        </table:table-row>
        <table:table-row table:style-name="ro1">
          <table:table-cell table:style-name="ce1" office:value-type="float" office:value="5222054"/>
          <table:table-cell table:style-name="ce1" office:value-type="string">
            <text:p>Vicentinópolis (GO)</text:p>
          </table:table-cell>
          <table:table-cell table:style-name="ce1" office:value-type="float" office:value="8873"/>
        </table:table-row>
        <table:table-row table:style-name="ro1">
          <table:table-cell table:style-name="ce1" office:value-type="float" office:value="5222203"/>
          <table:table-cell table:style-name="ce1" office:value-type="string">
            <text:p>Vila Boa (GO)</text:p>
          </table:table-cell>
          <table:table-cell table:style-name="ce1" office:value-type="float" office:value="6312"/>
        </table:table-row>
        <table:table-row table:style-name="ro1">
          <table:table-cell table:style-name="ce1" office:value-type="float" office:value="5222302"/>
          <table:table-cell table:style-name="ce1" office:value-type="string">
            <text:p>Vila Propício (GO)</text:p>
          </table:table-cell>
          <table:table-cell table:style-name="ce1" office:value-type="float" office:value="5882"/>
        </table:table-row>
        <table:table-row table:style-name="ro1">
          <table:table-cell table:style-name="ce1" office:value-type="float" office:value="5300108"/>
          <table:table-cell table:style-name="ce1" office:value-type="string">
            <text:p>Brasília (DF)</text:p>
          </table:table-cell>
          <table:table-cell table:style-name="ce1" office:value-type="float" office:value="3055149"/>
        </table:table-row>
        <table:table-row table:style-name="ro1">
          <table:table-cell table:style-name="ce1" office:value-type="string">
            <text:p>Fonte: IBGE - Estimativas de População</text:p>
          </table:table-cell>
        </table:table-row>
      </table:table>
      <table:table table:name="Notas" table:style-name="ta1">
        <table:table-row table:style-name="ro1">
          <table:table-cell table:style-name="ce1" office:value-type="string">
            <text:p>Notas</text:p>
          </table:table-cell>
        </table:table-row>
        <table:table-row table:style-name="ro1">
          <table:table-cell table:style-name="ce1" office:value-type="string">
            <text:p>Em 2003:
O contingente populacional estimado para o Município de Caraíbas, no Estado da Bahia foi reduzido em 5.006 habitantes, devido ao processo de sindicância recentemente encerrado que apurou sobre enumeração ocorrida quando da realização do Censo Demográfico 2000.

Em 2004:</text:p>
          </table:table-cell>
        </table:table-row>
        <table:table-row table:style-name="ro1">
          <table:table-cell table:style-name="ce1" office:value-type="string">
            <text:p>1 - O contingente populacional estimado para o Município de Caraíbas, no Estado da Bahia foi reduzido em 5.006 habitantes, devido ao processo de sindicância recentemente encerrado que apurou sobre enumeração ocorrida quando da realização do Censo Demográfico 2000.</text:p>
          </table:table-cell>
        </table:table-row>
        <table:table-row table:style-name="ro1">
          <table:table-cell table:style-name="ce1" office:value-type="string">
            <text:p>2 - Inclusive 4 municípios com instalação prevista para 1º de janeiro de 2005: Aroeiras do Itaim (PI), Figueirão (MS), Ipiranga do Norte (MT) e Itanhangá (MT).

Em 2008:
Inclusive o Município de Nazária - PI, com previsão de instalação em 1º de janeiro de 2009.

Em 2009:
Por determinação judicial e para efeito de distribuição do Fundo de Participação dos Municípios, a população do Município de Uruará-PA é de 59.881 habitantes. Processo Judicial nº 2008.39.03.000085-6.

Em 2011:</text:p>
          </table:table-cell>
        </table:table-row>
        <table:table-row table:style-name="ro1">
          <table:table-cell table:style-name="ce1" office:value-type="string">
            <text:p>1 - A população do Brasil difere em 2.791 pessoas (192.379.287 pessoas) em relação àquela divulgada no D.O.U em 31/08/2011 (192.376.496 pessoas) em decorrência do critério de arredondamento para números inteiros, a ser adotado a partir deste ano.</text:p>
          </table:table-cell>
        </table:table-row>
        <table:table-row table:style-name="ro1">
          <table:table-cell table:style-name="ce1" office:value-type="string">
            <text:p>2 - O Município de Santarém-PB, código 13653, passou a ser denominado oficialmente de Joca Claudino-PB a partir de 23/11/2010, por força de Lei Municipal nº 049/2010.</text:p>
          </table:table-cell>
        </table:table-row>
        <table:table-row table:style-name="ro1">
          <table:table-cell table:style-name="ce1" office:value-type="string">
            <text:p>3 - o Município de Campo de Santana-PB, código 16409, passou a ser denominado oficialmente de Tacima-PB a partir de 30/12/2009, por força de Lei Complementar nº 016/2009.

Em 2012:</text:p>
          </table:table-cell>
        </table:table-row>
        <table:table-row table:style-name="ro1">
          <table:table-cell table:style-name="ce1" office:value-type="string">
            <text:p>1 - Por determinação judicial e para efeito de distribuição do Fundo de Participação dos Municípios, a população do Município de Brasil Novo-PA é de 17.960 habitantes. Processo Judicial nº 1-28.2012.4.01.3903.</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Municípios instalados em 1º de janeiro de 2013.

Em 2013:
Por determinação judicial e para efeito de distribuição do Fundo de Participação dos Municípios, a população do Município de Jacareacanga-PA é de 41.487 habitantes. Processo Judicial nº 798-41.2011 4.01.3902 Seção Judiciária de Itaituba-PA.

Em 2014:</text:p>
          </table:table-cell>
        </table:table-row>
        <table:table-row table:style-name="ro1">
          <table:table-cell table:style-name="ce1" office:value-type="string">
            <text:p>1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2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

Em 2015:</text:p>
          </table:table-cell>
        </table:table-row>
        <table:table-row table:style-name="ro1">
          <table:table-cell table:style-name="ce1" office:value-type="string">
            <text:p>1 - Por determinação judicial, o Município de Porto Velho-RO teve suspensos os resultados do CENSO IBGE 2015, devendo-se utilizar como válidos, até futura decisão em contrário, a população estimada para 2014, que foi de 494.013 habitantes. Processo Judicial nº 12316-40.2016.4.01.4100 - Seção Judiciária de Rondônia.</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text:p>
          </table:table-cell>
        </table:table-row>
        <table:table-row table:style-name="ro1">
          <table:table-cell table:style-name="ce1" office:value-type="string">
            <text:p>4 - Por determinação judicial e para efeito no Fundo de Participação dos Municípios, a população em 2015 para os os Municípios de Euclides da Cunha (BA) e Quijingue (BA), são de 61.228 e 28.093 habitantes, respectivamente. Processo Judicial nº 0000130-39.2016.4.01.3306 - Subseção Judiciária de Paulo Afonso-BA.</text:p>
          </table:table-cell>
        </table:table-row>
        <table:table-row table:style-name="ro1">
          <table:table-cell table:style-name="ce1" office:value-type="string">
            <text:p>5 - Por determinação judicial e para efeito no Fundo de Participação dos Municípios, a população em 2015 para o Município Presidente Jânio Quadros é de 13.586 habitantes. Processo Judicial nº 63603-42.2015.4.01.3400, Seção Judiciária do Distrito Federal, 15ª Vara Federal.

Em 2016:</text:p>
          </table:table-cell>
        </table:table-row>
        <table:table-row table:style-name="ro1">
          <table:table-cell table:style-name="ce1" office:value-type="string">
            <text:p>1 - Por determinação judicial, o Município de Porto Velho-RO teve suspensos os resultados do CENSO IBGE 2015, devendo-se utilizar como válidos, até futura decisão em contrário, a população estimada para 2014, que foi de 494.013 habitantes. Processo Judicial nº 12316-40.2016.4.01.4100 - Seção Judiciária de Rondônia.</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text:p>
          </table:table-cell>
        </table:table-row>
        <table:table-row table:style-name="ro1">
          <table:table-cell table:style-name="ce1" office:value-type="string">
            <text:p>4 - Por determinação judicial, os municípios de Livramento e Taperoá, do estado da Paraíba, tiveram seus limites territoriais alterados passando a vigorar, para efeitos de distribuição do Fundo de Participação dos Municípios, as populações de 7.248 e 15.316 habitantes, respectivamente. Processo Judicial nº 0000301-96.2006.4.05.8200 - Tribunal de Justiça da Paraíba.

Em 2017:
</text:p>
          </table:table-cell>
        </table:table-row>
        <table:table-row table:style-name="ro1">
          <table:table-cell table:style-name="ce1" office:value-type="string">
            <text:p>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
</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
</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
</text:p>
          </table:table-cell>
        </table:table-row>
        <table:table-row table:style-name="ro1">
          <table:table-cell table:style-name="ce1" office:value-type="string">
            <text:p>5 - População judicial do município de Jacareacanga-PA: 41.487 habitantes. Processo Judicial nº 798-41.2011.4.01.3902, Seção Judiciária de Itaituba-PA.
</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
</text:p>
          </table:table-cell>
        </table:table-row>
        <table:table-row table:style-name="ro1">
          <table:table-cell table:style-name="ce1" office:value-type="string">
            <text:p>7 - População judicial do município Livramento-PB: 7.262 habitantes. Processo Judicial nº 0000301-96.2006.4.05.8200 - Tribunal de Justiça da Paraíba - PB.
</text:p>
          </table:table-cell>
        </table:table-row>
        <table:table-row table:style-name="ro1">
          <table:table-cell table:style-name="ce1" office:value-type="string">
            <text:p>8 - População judicial do município de Taperoá-PB: 15.400 habitantes. Processo Judicial nº 0000301-96.2006.4.05.8200 - Tribunal de Justiça da Paraíba - PB.
</text:p>
          </table:table-cell>
        </table:table-row>
        <table:table-row table:style-name="ro1">
          <table:table-cell table:style-name="ce1" office:value-type="string">
            <text:p>9 - População judicial do município Coronel João Sá-BA: 17.422 habitantes. Processo Judicial nº 0002222-53.2017.4.01.3306 - Vara Única de Paulo Afonso-BA.
</text:p>
          </table:table-cell>
        </table:table-row>
        <table:table-row table:style-name="ro1">
          <table:table-cell table:style-name="ce1" office:value-type="string">
            <text:p>10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1 - População judicial do município de Vera Cruz - BA: entre 44.149 a 50.940 habitantes. Processo Judicial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2 - População judicial do município de Terra Nova do Norte - MT: entre 10.189 e 13.584 habitantes. Processo Judicial nº1000023-86.2018.4.01.3603 (1ª Vara Federal Cível e Criminal da SSJ de Sinop-MT).

De 2013 a 2017:
As diferenças entre as populações das Unidades da Federação obtidas da soma das estimativas municipais e aquelas projetadas nas Projeções de População, Brasil e Unidades da Federação, Revisão 2013, devem-se à alteração de limites territoriais ocorridas entre os estados, após o Censo Demográfico 2010.

Em 2018:
1 - População judicial do município de Porto Velho-RO: 494.013 habitantes. Processo Judicial nº 12316-40.2016.4.01.4100 - Seção Judiciária de Rondônia.
</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Livramento-PB: 7.248 habitantes. Processo Judicial nº 0000301-96.2006.4.05.8200 - Tribunal de Justiça da Paraíba - PB.</text:p>
          </table:table-cell>
        </table:table-row>
        <table:table-row table:style-name="ro1">
          <table:table-cell table:style-name="ce1" office:value-type="string">
            <text:p>8 - População judicial do município de Taperoá-PB: 15.308 habitantes. Processo Judicial nº 0000301-96.2006.4.05.8200 - Tribunal de Justiça da Paraíba - PB.</text:p>
          </table:table-cell>
        </table:table-row>
        <table:table-row table:style-name="ro1">
          <table:table-cell table:style-name="ce1" office:value-type="string">
            <text:p>9 - População judicial do município Coronel João Sá-BA: 17.422 habitantes. Processo Judicial nº 0002222-53.2017.4.01.3306 - Vara Única de Paulo Afonso-BA.</text:p>
          </table:table-cell>
        </table:table-row>
        <table:table-row table:style-name="ro1">
          <table:table-cell table:style-name="ce1" office:value-type="string">
            <text:p>10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1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2 - População judicial do município de Amargosa - BA: entre 37.357 e 44.148. Processo Judicial  nº 1022005-86.2018.4.01.3400- (5ª VF/SJDF).</text:p>
          </table:table-cell>
        </table:table-row>
        <table:table-row table:style-name="ro1">
          <table:table-cell table:style-name="ce1" office:value-type="string">
            <text:p>13 - Os municípios de Acarape-CE, Aracoiaba-CE e Barreira-CE tiveram as alterações de seus limites territoriais processadas em 30/10/2018, em virtude da suspensão em 28/06/2018, pelo Tribunal de Justiça do Ceará, da Ação de Inconstitucionalidade (Processo 0621205-04.2017.8.06000 de 21/02/2017) da Lei 16.198 de 29/12/2016.</text:p>
          </table:table-cell>
        </table:table-row>
        <table:table-row table:style-name="ro1">
          <table:table-cell table:style-name="ce1" office:value-type="string">
            <text:p>14 - População judicial do município de Heliópolis - BA: entre 13.585 e 16.980. Processo Judicial nº 1000198-98.2018.4.01.3306 (Subseção Judiciária de Paulo Afonso-BA).</text:p>
          </table:table-cell>
        </table:table-row>
        <table:table-row table:style-name="ro1">
          <table:table-cell table:style-name="ce1" office:value-type="string">
            <text:p>15 - População judicial do município de Souto Soares - BA: entre 16.981 e 23.772. Processo Judicial nº005709-76.2018.4.01.3312 (1ª Vara  de Irecê).</text:p>
          </table:table-cell>
        </table:table-row>
        <table:table-row table:style-name="ro1">
          <table:table-cell table:style-name="ce1" office:value-type="string">
            <text:p>16 - População judicial do município de Santa Tereza do Oeste - PR: 10.471 habitantes. Processo Judicial nº 5012452-12.2018.4.04.7005 (Seção Judiciária do Paraná - Plantão JFPR).</text:p>
          </table:table-cell>
        </table:table-row>
        <table:table-row table:style-name="ro1">
          <table:table-cell table:style-name="ce1" office:value-type="string">
            <text:p>17 - População judicial do município de Terra Nova do Norte - MT: entre10189 e 13584 habitantes. Processo Judicial nº 1000001-91.2019.4.01.3603 (2ª Vara federal Cível e Criminal da SSJ de Sinop-MT).</text:p>
          </table:table-cell>
        </table:table-row>
        <table:table-row table:style-name="ro1">
          <table:table-cell table:style-name="ce1" office:value-type="string">
            <text:p>18 - População judicial do município de Rodelas - BA: entre 10.189 a 13.584 habitantes. Processo Judicial nº 1002950-09.2019.4.01.3306 (Procuradoria Federal no Estado da Bahia, Núcleo Finalístico Ambiental).

Em 2019:
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de Ferreiros - PE: entre 13.585 e 16.980 habitantes. Processo Judicial nº 0805921-61.2019.4.05.0000 (1ª Turma do Tribunal Regional Federal da 5ª Região).</text:p>
          </table:table-cell>
        </table:table-row>
        <table:table-row table:style-name="ro1">
          <table:table-cell table:style-name="ce1" office:value-type="string">
            <text:p>8 - População judicial do município de Amargosa - BA: entre 37.357 e 44.148. Processo Judicial nº 1022005-86.2018.4.01.3400- (5ª VF/SJDF).</text:p>
          </table:table-cell>
        </table:table-row>
        <table:table-row table:style-name="ro1">
          <table:table-cell table:style-name="ce1" office:value-type="string">
            <text:p>9 - População judicial do município Coronel João Sá-BA: 17.422 habitantes. Processo Judicial nº 0002222-53.2017.4.01.3306 - Vara Única de Paulo Afonso-BA.</text:p>
          </table:table-cell>
        </table:table-row>
        <table:table-row table:style-name="ro1">
          <table:table-cell table:style-name="ce1" office:value-type="string">
            <text:p>10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1 - População judicial do município de Rodelas - BA: entre 10.189 a 13.584 habitantes. Processo Judicial nº 1002950-09.2019.4.01.3306 (Procuradoria Federal no Estado da Bahia, Núcleo Finalístico Ambiental).</text:p>
          </table:table-cell>
        </table:table-row>
        <table:table-row table:style-name="ro1">
          <table:table-cell table:style-name="ce1" office:value-type="string">
            <text:p>12 - População judicial do município de Souto Soares - BA: entre 16.981 e 23.772. Processo Judicial nº005709-76.2018.4.01.3312 (1ª Vara de Irecê).</text:p>
          </table:table-cell>
        </table:table-row>
        <table:table-row table:style-name="ro1">
          <table:table-cell table:style-name="ce1" office:value-type="string">
            <text:p>13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4 - População judicial do município de Santa Tereza do Oeste - PR: 10.471 habitantes. Processo Judicial nº 5012452-12.2018.4.04.7005 (Seção Judiciária do Paraná - Plantão JFPR).

Em 2020:
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de Ferreiros - PE: entre 13.585 e 16.980 habitantes. Processo Judicial nº 0805921-61.2019.4.05.0000 (1ª Turma do Tribunal Regional Federal da 5ª Região).</text:p>
          </table:table-cell>
        </table:table-row>
        <table:table-row table:style-name="ro1">
          <table:table-cell table:style-name="ce1" office:value-type="string">
            <text:p>8 - População judicial do município Coronel João Sá-BA: 17.422 habitantes. Processo Judicial nº 0002222-53.2017.4.01.3306 - Vara Única de Paulo Afonso-BA.</text:p>
          </table:table-cell>
        </table:table-row>
        <table:table-row table:style-name="ro1">
          <table:table-cell table:style-name="ce1" office:value-type="string">
            <text:p>9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0 - População judicial do município de Rodelas - BA: entre 10.189 a 13.584 habitantes. Processo Judicial nº 1002950-09.2019.4.01.3306 (Procuradoria Federal no Estado da Bahia, Núcleo Finalístico Ambiental).</text:p>
          </table:table-cell>
        </table:table-row>
        <table:table-row table:style-name="ro1">
          <table:table-cell table:style-name="ce1" office:value-type="string">
            <text:p>11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2 - População judicial do município de Benjamin Constant-AM: na faixa de 44.149 habitantes. Processo Judicial nº 1000062-26.2021.4.01.3200 – 1ª VF/AM.</text:p>
          </table:table-cell>
        </table:table-row>
        <table:table-row table:style-name="ro1">
          <table:table-cell table:style-name="ce1" office:value-type="string">
            <text:p>13 - População judicial do município de Caapiranga-AM: superior a 13.585 habitantes. Processo Judicial nº 1015062-03.2020.4.01.3200– 1ª VF/AM.</text:p>
          </table:table-cell>
        </table:table-row>
        <table:table-row table:style-name="ro1">
          <table:table-cell table:style-name="ce1" office:value-type="string">
            <text:p>14 - População judicial do município de Guajará-AM: na faixa de 16.981 habitantes. Processo Judicial nº 1000064-93.2021.4.01.3200 - 3ª VF/AM.</text:p>
          </table:table-cell>
        </table:table-row>
        <table:table-row table:style-name="ro1">
          <table:table-cell table:style-name="ce1" office:value-type="string">
            <text:p>15 - População judicial do município de Jutaí-AM: entre de 16.981 e 23.772 habitantes. Processo Judicial - 1022485-14.2020.4.01.3200 – 9ª VF/AM.</text:p>
          </table:table-cell>
        </table:table-row>
        <table:table-row table:style-name="ro1">
          <table:table-cell table:style-name="ce1" office:value-type="string">
            <text:p>16 - População judicial do município de Lábrea-AM: na faixa 50.941 habitantes. Processo Judicial nº 1000066-63.2021.4.01.3200– 3ª VF/AM.</text:p>
          </table:table-cell>
        </table:table-row>
        <table:table-row table:style-name="ro1">
          <table:table-cell table:style-name="ce1" office:value-type="string">
            <text:p>17 - População judicial do município de Parintins-AM: na faixa de 115.465 habitantes. Processo Judicial nº 1022483-44.2020.4.01.3200 – 3ª VF/AM.</text:p>
          </table:table-cell>
        </table:table-row>
        <table:table-row table:style-name="ro1">
          <table:table-cell table:style-name="ce1" office:value-type="string">
            <text:p>18 - População judicial do município de Tabatinga-AM: na faixa de 71.317 habitantes. Processo Judicial nº 1000065-78.2021.4.01.3200 – 3ª VF/AM.</text:p>
          </table:table-cell>
        </table:table-row>
        <table:table-row table:style-name="ro1">
          <table:table-cell table:style-name="ce1" office:value-type="string">
            <text:p>19 - População judicial do município de Urucurituba-AM: na faixa de 23.773 a 30.594 habitantes. Processo Judicial nº 1000061-41.2021.4.01.3200 - 3ª VF/AM.

De 2018 a 2020:
As diferenças entre as populações das Unidades da Federação obtidas da soma das estimativas municipais e aquelas projetadas nas Projeções de População, Brasil e Unidades da Federação, Revisão 2018, devem-se à alteração de limites territoriais ocorridas entre os estados, após o Censo Demográfico 2010. 
 
Para o histórico de alterações, consulte o link https://www.ibge.gov.br/estatisticas-novoportal/sociais/populacao/9103-estimativas-de-populacao.html.
</text:p>
          </table:table-cell>
        </table:table-row>
        <table:table-row table:style-name="ro1">
          <table:table-cell table:style-name="ce1" office:value-type="string">
            <text:p/>
          </table:table-cell>
        </table:table-row>
        <table:table-row table:style-name="ro1">
          <table:table-cell table:style-name="ce1" office:value-type="string">
            <text:p>Legenda</text:p>
          </table:table-cell>
        </table:table-row>
        <table:table-row table:style-name="ro1">
          <table:table-cell table:style-name="ce1" office:value-type="string">
            <text:p>Símbolo</text:p>
          </table:table-cell>
          <table:table-cell table:style-name="ce1" office:value-type="string">
            <text:p>Significado</text:p>
          </table:table-cell>
        </table:table-row>
        <table:table-row table:style-name="ro1">
          <table:table-cell table:style-name="ce1" office:value-type="string">
            <text:p>-</text:p>
          </table:table-cell>
          <table:table-cell table:style-name="ce1" office:value-type="string">
            <text:p>Zero absoluto, não resultante de um cálculo ou arredondamento.
Ex: Em determinado município não existem pessoas de 14 anos de idade sem instrução.</text:p>
          </table:table-cell>
        </table:table-row>
        <table:table-row table:style-name="ro1">
          <table:table-cell table:style-name="ce1" office:value-type="float" office:value="0"/>
          <table:table-cell table:style-name="ce1" office:value-type="string">
            <text:p>Zero resultante de um cálculo ou arredondamento.
Ex: A inflação do feijão em determinada Região Metropolitana foi 0.
Determinado município produziu 400 kg de sementes de girassol e os dados da tabela são expressos em toneladas.</text:p>
          </table:table-cell>
        </table:table-row>
        <table:table-row table:style-name="ro1">
          <table:table-cell table:style-name="ce1" office:value-type="string">
            <text:p>X</text:p>
          </table:table-cell>
          <table:table-cell table:style-name="ce1" office:value-type="string">
            <text:p>Valor inibido para não identificar o informante.
Ex: Determinado município só possui uma empresa produtora de cimento, logo o valor de sua produção deve ser inibido.</text:p>
          </table:table-cell>
        </table:table-row>
        <table:table-row table:style-name="ro1">
          <table:table-cell table:style-name="ce1" office:value-type="string">
            <text:p>..</text:p>
          </table:table-cell>
          <table:table-cell table:style-name="ce1" office:value-type="string">
            <text:p>Valor não se aplica.
Ex: Não se pode obter o total da produção agrícola em determinado município quando os produtos agrícolas são contabilizados com unidades de medida distintas.</text:p>
          </table:table-cell>
        </table:table-row>
        <table:table-row table:style-name="ro1">
          <table:table-cell table:style-name="ce1" office:value-type="string">
            <text:p>...</text:p>
          </table:table-cell>
          <table:table-cell table:style-name="ce1" office:value-type="string">
            <text:p>Valor não disponível.
Ex: A produção de feijão em determinado município não foi pesquisada ou determinado município não existia no ano da pesquisa.</text:p>
          </table:table-cell>
        </table:table-row>
        <table:table-row table:style-name="ro1">
          <table:table-cell table:style-name="ce1" office:value-type="string">
            <text:p>A a Z
(exceto X)</text:p>
          </table:table-cell>
          <table:table-cell table:style-name="ce1" office:value-type="string">
            <text:p>Significa uma faixa de valores. Varia em função da tabela (se for o caso).
Ex: O nível de precisão da produção estimada de combustíveis está na faixa A (95 a 100%)</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21-04-12T18:24:35.000Z</dc:date>
  </office:meta>
</office:document-meta>
</file>